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752in"/>
    </style:style>
    <style:style style:name="co2" style:family="table-column">
      <style:table-column-properties fo:break-before="auto" style:column-width="0.3035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0.4in"/>
    </style:style>
    <style:style style:name="co6" style:family="table-column">
      <style:table-column-properties fo:break-before="auto" style:column-width="0.3673in"/>
    </style:style>
    <style:style style:name="co7" style:family="table-column">
      <style:table-column-properties fo:break-before="auto" style:column-width="0.4535in"/>
    </style:style>
    <style:style style:name="co8" style:family="table-column">
      <style:table-column-properties fo:break-before="auto" style:column-width="0.7217in"/>
    </style:style>
    <style:style style:name="co9" style:family="table-column">
      <style:table-column-properties fo:break-before="auto" style:column-width="0.4217in"/>
    </style:style>
    <style:style style:name="co10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0.4102in"/>
    </style:style>
    <style:style style:name="co12" style:family="table-column">
      <style:table-column-properties fo:break-before="auto" style:column-width="0.8181in"/>
    </style:style>
    <style:style style:name="co13" style:family="table-column">
      <style:table-column-properties fo:break-before="auto" style:column-width="0.3571in"/>
    </style:style>
    <style:style style:name="co14" style:family="table-column">
      <style:table-column-properties fo:break-before="auto" style:column-width="0.2709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9" table:default-cell-style-name="Default"/>
        <table:table-row table:style-name="ro1">
          <table:table-cell office:value-type="string" calcext:value-type="string">
            <text:p>Time (min)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cwo</text:p>
          </table:table-cell>
          <table:table-cell office:value-type="string" calcext:value-type="string">
            <text:p>CWO</text:p>
          </table:table-cell>
          <table:table-cell office:value-type="string" calcext:value-type="string">
            <text:p>CYC/CLK</text:p>
          </table:table-cell>
          <table:table-cell office:value-type="string" calcext:value-type="string">
            <text:p>pdp1</text:p>
          </table:table-cell>
          <table:table-cell office:value-type="string" calcext:value-type="string">
            <text:p>PDP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ER/TIM-p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VRI</text:p>
          </table:table-cell>
          <table:table-cell office:value-type="string" calcext:value-type="string">
            <text:p>vri</text:p>
          </table:table-cell>
          <table:table-cell table:number-columns-repeated="2"/>
          <table:table-cell office:value-type="string" calcext:value-type="string">
            <text:p>Time (min)</text:p>
          </table:table-cell>
          <table:table-cell office:value-type="string" calcext:value-type="string">
            <text:p>clk_ANIMO</text:p>
          </table:table-cell>
          <table:table-cell office:value-type="string" calcext:value-type="string">
            <text:p>CLK_ANIMO</text:p>
          </table:table-cell>
          <table:table-cell office:value-type="string" calcext:value-type="string">
            <text:p>cry_ANIMO</text:p>
          </table:table-cell>
          <table:table-cell office:value-type="string" calcext:value-type="string">
            <text:p>CRY_ANIMO</text:p>
          </table:table-cell>
          <table:table-cell office:value-type="string" calcext:value-type="string">
            <text:p>cwo_ANIMO</text:p>
          </table:table-cell>
          <table:table-cell office:value-type="string" calcext:value-type="string">
            <text:p>CWO_ANIMO</text:p>
          </table:table-cell>
          <table:table-cell office:value-type="string" calcext:value-type="string">
            <text:p>CYC/CLK_ANIMO</text:p>
          </table:table-cell>
          <table:table-cell office:value-type="string" calcext:value-type="string">
            <text:p>pdp1_ANIMO</text:p>
          </table:table-cell>
          <table:table-cell office:value-type="string" calcext:value-type="string">
            <text:p>PDP1_ANIMO</text:p>
          </table:table-cell>
          <table:table-cell office:value-type="string" calcext:value-type="string">
            <text:p>PER_ANIMO</text:p>
          </table:table-cell>
          <table:table-cell office:value-type="string" calcext:value-type="string">
            <text:p>per_ANIMO</text:p>
          </table:table-cell>
          <table:table-cell office:value-type="string" calcext:value-type="string">
            <text:p>PER/TIM-p_ANIMO</text:p>
          </table:table-cell>
          <table:table-cell office:value-type="string" calcext:value-type="string">
            <text:p>TIM_ANIMO</text:p>
          </table:table-cell>
          <table:table-cell office:value-type="string" calcext:value-type="string">
            <text:p>tim_ANIMO</text:p>
          </table:table-cell>
          <table:table-cell office:value-type="string" calcext:value-type="string">
            <text:p>VRI_ANIMO</text:p>
          </table:table-cell>
          <table:table-cell office:value-type="string" calcext:value-type="string">
            <text:p>vri_ANIM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IFERROR(([.B2]-[.B$619])/([.B$620]-[.B$619])*100;&quot;&quot;)" office:value-type="float" office:value="50" calcext:value-type="float">
            <text:p>50</text:p>
          </table:table-cell>
          <table:table-cell table:formula="of:=IFERROR(([.C2]-[.C$619])/([.C$620]-[.C$619])*100;&quot;&quot;)" office:value-type="float" office:value="60" calcext:value-type="float">
            <text:p>60</text:p>
          </table:table-cell>
          <table:table-cell table:formula="of:=IFERROR(([.D2]-[.D$619])/([.D$620]-[.D$619])*100;&quot;&quot;)" office:value-type="float" office:value="100" calcext:value-type="float">
            <text:p>100</text:p>
          </table:table-cell>
          <table:table-cell table:formula="of:=IFERROR(([.E2]-[.E$619])/([.E$620]-[.E$619])*100;&quot;&quot;)" office:value-type="float" office:value="55.5555555555556" calcext:value-type="float">
            <text:p>55.5555555556</text:p>
          </table:table-cell>
          <table:table-cell table:formula="of:=IFERROR(([.F2]-[.F$619])/([.F$620]-[.F$619])*100;&quot;&quot;)" office:value-type="float" office:value="71.4285714285714" calcext:value-type="float">
            <text:p>71.4285714286</text:p>
          </table:table-cell>
          <table:table-cell table:formula="of:=IFERROR(([.G2]-[.G$619])/([.G$620]-[.G$619])*100;&quot;&quot;)" office:value-type="float" office:value="50" calcext:value-type="float">
            <text:p>50</text:p>
          </table:table-cell>
          <table:table-cell table:formula="of:=IFERROR(([.H2]-[.H$619])/([.H$620]-[.H$619])*100;&quot;&quot;)" office:value-type="float" office:value="88.2352941176471" calcext:value-type="float">
            <text:p>88.2352941176</text:p>
          </table:table-cell>
          <table:table-cell table:formula="of:=IFERROR(([.I2]-[.I$619])/([.I$620]-[.I$619])*100;&quot;&quot;)" office:value-type="float" office:value="33.3333333333333" calcext:value-type="float">
            <text:p>33.3333333333</text:p>
          </table:table-cell>
          <table:table-cell table:formula="of:=IFERROR(([.J2]-[.J$619])/([.J$620]-[.J$619])*100;&quot;&quot;)" office:value-type="float" office:value="0" calcext:value-type="float">
            <text:p>0</text:p>
          </table:table-cell>
          <table:table-cell table:formula="of:=IFERROR(([.K2]-[.K$619])/([.K$620]-[.K$619])*100;&quot;&quot;)" office:value-type="float" office:value="0" calcext:value-type="float">
            <text:p>0</text:p>
          </table:table-cell>
          <table:table-cell table:formula="of:=IFERROR(([.L2]-[.L$619])/([.L$620]-[.L$619])*100;&quot;&quot;)" office:value-type="float" office:value="63.1578947368421" calcext:value-type="float">
            <text:p>63.1578947368</text:p>
          </table:table-cell>
          <table:table-cell table:formula="of:=IFERROR(([.M2]-[.M$619])/([.M$620]-[.M$619])*100;&quot;&quot;)" office:value-type="float" office:value="0" calcext:value-type="float">
            <text:p>0</text:p>
          </table:table-cell>
          <table:table-cell table:formula="of:=IFERROR(([.N2]-[.N$619])/([.N$620]-[.N$619])*100;&quot;&quot;)" office:value-type="float" office:value="0" calcext:value-type="float">
            <text:p>0</text:p>
          </table:table-cell>
          <table:table-cell table:formula="of:=IFERROR(([.O2]-[.O$619])/([.O$620]-[.O$619])*100;&quot;&quot;)" office:value-type="float" office:value="23.0769230769231" calcext:value-type="float">
            <text:p>23.0769230769</text:p>
          </table:table-cell>
          <table:table-cell table:formula="of:=IFERROR(([.P2]-[.P$619])/([.P$620]-[.P$619])*100;&quot;&quot;)" office:value-type="float" office:value="0" calcext:value-type="float">
            <text:p>0</text:p>
          </table:table-cell>
          <table:table-cell table:formula="of:=IFERROR(([.Q2]-[.Q$619])/([.Q$620]-[.Q$619])*100;&quot;&quot;)" office:value-type="float" office:value="47.3684210526316" calcext:value-type="float">
            <text:p>47.3684210526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7.52" calcext:value-type="float">
            <text:p>7.52</text:p>
          </table:table-cell>
          <table:table-cell table:formula="of:=IFERROR(([.B3]-[.B$619])/([.B$620]-[.B$619])*100;&quot;&quot;)">
            <text:p/>
          </table:table-cell>
          <table:table-cell table:formula="of:=IFERROR(([.C3]-[.C$619])/([.C$620]-[.C$619])*100;&quot;&quot;)">
            <text:p/>
          </table:table-cell>
          <table:table-cell table:formula="of:=IFERROR(([.D3]-[.D$619])/([.D$620]-[.D$619])*100;&quot;&quot;)">
            <text:p/>
          </table:table-cell>
          <table:table-cell table:formula="of:=IFERROR(([.E3]-[.E$619])/([.E$620]-[.E$619])*100;&quot;&quot;)">
            <text:p/>
          </table:table-cell>
          <table:table-cell table:formula="of:=IFERROR(([.F3]-[.F$619])/([.F$620]-[.F$619])*100;&quot;&quot;)">
            <text:p/>
          </table:table-cell>
          <table:table-cell table:formula="of:=IFERROR(([.G3]-[.G$619])/([.G$620]-[.G$619])*100;&quot;&quot;)">
            <text:p/>
          </table:table-cell>
          <table:table-cell table:formula="of:=IFERROR(([.H3]-[.H$619])/([.H$620]-[.H$619])*100;&quot;&quot;)">
            <text:p/>
          </table:table-cell>
          <table:table-cell table:formula="of:=IFERROR(([.I3]-[.I$619])/([.I$620]-[.I$619])*100;&quot;&quot;)">
            <text:p/>
          </table:table-cell>
          <table:table-cell table:formula="of:=IFERROR(([.J3]-[.J$619])/([.J$620]-[.J$619])*100;&quot;&quot;)" office:value-type="float" office:value="1.96078431372549" calcext:value-type="float">
            <text:p>1.9607843137</text:p>
          </table:table-cell>
          <table:table-cell table:formula="of:=IFERROR(([.K3]-[.K$619])/([.K$620]-[.K$619])*100;&quot;&quot;)">
            <text:p/>
          </table:table-cell>
          <table:table-cell table:formula="of:=IFERROR(([.L3]-[.L$619])/([.L$620]-[.L$619])*100;&quot;&quot;)">
            <text:p/>
          </table:table-cell>
          <table:table-cell table:formula="of:=IFERROR(([.M3]-[.M$619])/([.M$620]-[.M$619])*100;&quot;&quot;)">
            <text:p/>
          </table:table-cell>
          <table:table-cell table:formula="of:=IFERROR(([.N3]-[.N$619])/([.N$620]-[.N$619])*100;&quot;&quot;)">
            <text:p/>
          </table:table-cell>
          <table:table-cell table:formula="of:=IFERROR(([.O3]-[.O$619])/([.O$620]-[.O$619])*100;&quot;&quot;)">
            <text:p/>
          </table:table-cell>
          <table:table-cell table:formula="of:=IFERROR(([.P3]-[.P$619])/([.P$620]-[.P$619])*100;&quot;&quot;)">
            <text:p/>
          </table:table-cell>
          <table:table-cell table:formula="of:=IFERROR(([.Q3]-[.Q$619])/([.Q$620]-[.Q$619])*100;&quot;&quot;)">
            <text:p/>
          </table:table-cell>
        </table:table-row>
        <table:table-row table:style-name="ro1">
          <table:table-cell office:value-type="float" office:value="8.18" calcext:value-type="float">
            <text:p>8.1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8" calcext:value-type="float">
            <text:p>28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8.18" calcext:value-type="float">
            <text:p>8.18</text:p>
          </table:table-cell>
          <table:table-cell table:formula="of:=IFERROR(([.B4]-[.B$619])/([.B$620]-[.B$619])*100;&quot;&quot;)">
            <text:p/>
          </table:table-cell>
          <table:table-cell table:formula="of:=IFERROR(([.C4]-[.C$619])/([.C$620]-[.C$619])*100;&quot;&quot;)">
            <text:p/>
          </table:table-cell>
          <table:table-cell table:formula="of:=IFERROR(([.D4]-[.D$619])/([.D$620]-[.D$619])*100;&quot;&quot;)">
            <text:p/>
          </table:table-cell>
          <table:table-cell table:formula="of:=IFERROR(([.E4]-[.E$619])/([.E$620]-[.E$619])*100;&quot;&quot;)" office:value-type="float" office:value="59.2592592592593" calcext:value-type="float">
            <text:p>59.2592592593</text:p>
          </table:table-cell>
          <table:table-cell table:formula="of:=IFERROR(([.F4]-[.F$619])/([.F$620]-[.F$619])*100;&quot;&quot;)">
            <text:p/>
          </table:table-cell>
          <table:table-cell table:formula="of:=IFERROR(([.G4]-[.G$619])/([.G$620]-[.G$619])*100;&quot;&quot;)">
            <text:p/>
          </table:table-cell>
          <table:table-cell table:formula="of:=IFERROR(([.H4]-[.H$619])/([.H$620]-[.H$619])*100;&quot;&quot;)">
            <text:p/>
          </table:table-cell>
          <table:table-cell table:formula="of:=IFERROR(([.I4]-[.I$619])/([.I$620]-[.I$619])*100;&quot;&quot;)">
            <text:p/>
          </table:table-cell>
          <table:table-cell table:formula="of:=IFERROR(([.J4]-[.J$619])/([.J$620]-[.J$619])*100;&quot;&quot;)">
            <text:p/>
          </table:table-cell>
          <table:table-cell table:formula="of:=IFERROR(([.K4]-[.K$619])/([.K$620]-[.K$619])*100;&quot;&quot;)">
            <text:p/>
          </table:table-cell>
          <table:table-cell table:formula="of:=IFERROR(([.L4]-[.L$619])/([.L$620]-[.L$619])*100;&quot;&quot;)">
            <text:p/>
          </table:table-cell>
          <table:table-cell table:formula="of:=IFERROR(([.M4]-[.M$619])/([.M$620]-[.M$619])*100;&quot;&quot;)">
            <text:p/>
          </table:table-cell>
          <table:table-cell table:formula="of:=IFERROR(([.N4]-[.N$619])/([.N$620]-[.N$619])*100;&quot;&quot;)">
            <text:p/>
          </table:table-cell>
          <table:table-cell table:formula="of:=IFERROR(([.O4]-[.O$619])/([.O$620]-[.O$619])*100;&quot;&quot;)">
            <text:p/>
          </table:table-cell>
          <table:table-cell table:formula="of:=IFERROR(([.P4]-[.P$619])/([.P$620]-[.P$619])*100;&quot;&quot;)">
            <text:p/>
          </table:table-cell>
          <table:table-cell table:formula="of:=IFERROR(([.Q4]-[.Q$619])/([.Q$620]-[.Q$619])*100;&quot;&quot;)">
            <text:p/>
          </table:table-cell>
        </table:table-row>
        <table:table-row table:style-name="ro1">
          <table:table-cell office:value-type="float" office:value="8.72" calcext:value-type="float">
            <text:p>8.72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2"/>
          <table:table-cell office:value-type="float" office:value="8.72" calcext:value-type="float">
            <text:p>8.72</text:p>
          </table:table-cell>
          <table:table-cell table:formula="of:=IFERROR(([.B5]-[.B$619])/([.B$620]-[.B$619])*100;&quot;&quot;)">
            <text:p/>
          </table:table-cell>
          <table:table-cell table:formula="of:=IFERROR(([.C5]-[.C$619])/([.C$620]-[.C$619])*100;&quot;&quot;)">
            <text:p/>
          </table:table-cell>
          <table:table-cell table:formula="of:=IFERROR(([.D5]-[.D$619])/([.D$620]-[.D$619])*100;&quot;&quot;)">
            <text:p/>
          </table:table-cell>
          <table:table-cell table:formula="of:=IFERROR(([.E5]-[.E$619])/([.E$620]-[.E$619])*100;&quot;&quot;)">
            <text:p/>
          </table:table-cell>
          <table:table-cell table:formula="of:=IFERROR(([.F5]-[.F$619])/([.F$620]-[.F$619])*100;&quot;&quot;)">
            <text:p/>
          </table:table-cell>
          <table:table-cell table:formula="of:=IFERROR(([.G5]-[.G$619])/([.G$620]-[.G$619])*100;&quot;&quot;)">
            <text:p/>
          </table:table-cell>
          <table:table-cell table:formula="of:=IFERROR(([.H5]-[.H$619])/([.H$620]-[.H$619])*100;&quot;&quot;)">
            <text:p/>
          </table:table-cell>
          <table:table-cell table:formula="of:=IFERROR(([.I5]-[.I$619])/([.I$620]-[.I$619])*100;&quot;&quot;)" office:value-type="float" office:value="38.0952380952381" calcext:value-type="float">
            <text:p>38.0952380952</text:p>
          </table:table-cell>
          <table:table-cell table:formula="of:=IFERROR(([.J5]-[.J$619])/([.J$620]-[.J$619])*100;&quot;&quot;)">
            <text:p/>
          </table:table-cell>
          <table:table-cell table:formula="of:=IFERROR(([.K5]-[.K$619])/([.K$620]-[.K$619])*100;&quot;&quot;)">
            <text:p/>
          </table:table-cell>
          <table:table-cell table:formula="of:=IFERROR(([.L5]-[.L$619])/([.L$620]-[.L$619])*100;&quot;&quot;)">
            <text:p/>
          </table:table-cell>
          <table:table-cell table:formula="of:=IFERROR(([.M5]-[.M$619])/([.M$620]-[.M$619])*100;&quot;&quot;)">
            <text:p/>
          </table:table-cell>
          <table:table-cell table:formula="of:=IFERROR(([.N5]-[.N$619])/([.N$620]-[.N$619])*100;&quot;&quot;)">
            <text:p/>
          </table:table-cell>
          <table:table-cell table:formula="of:=IFERROR(([.O5]-[.O$619])/([.O$620]-[.O$619])*100;&quot;&quot;)">
            <text:p/>
          </table:table-cell>
          <table:table-cell table:formula="of:=IFERROR(([.P5]-[.P$619])/([.P$620]-[.P$619])*100;&quot;&quot;)">
            <text:p/>
          </table:table-cell>
          <table:table-cell table:formula="of:=IFERROR(([.Q5]-[.Q$619])/([.Q$620]-[.Q$619])*100;&quot;&quot;)">
            <text:p/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9.8" calcext:value-type="float">
            <text:p>9.8</text:p>
          </table:table-cell>
          <table:table-cell table:formula="of:=IFERROR(([.B6]-[.B$619])/([.B$620]-[.B$619])*100;&quot;&quot;)">
            <text:p/>
          </table:table-cell>
          <table:table-cell table:formula="of:=IFERROR(([.C6]-[.C$619])/([.C$620]-[.C$619])*100;&quot;&quot;)">
            <text:p/>
          </table:table-cell>
          <table:table-cell table:formula="of:=IFERROR(([.D6]-[.D$619])/([.D$620]-[.D$619])*100;&quot;&quot;)">
            <text:p/>
          </table:table-cell>
          <table:table-cell table:formula="of:=IFERROR(([.E6]-[.E$619])/([.E$620]-[.E$619])*100;&quot;&quot;)">
            <text:p/>
          </table:table-cell>
          <table:table-cell table:formula="of:=IFERROR(([.F6]-[.F$619])/([.F$620]-[.F$619])*100;&quot;&quot;)">
            <text:p/>
          </table:table-cell>
          <table:table-cell table:formula="of:=IFERROR(([.G6]-[.G$619])/([.G$620]-[.G$619])*100;&quot;&quot;)">
            <text:p/>
          </table:table-cell>
          <table:table-cell table:formula="of:=IFERROR(([.H6]-[.H$619])/([.H$620]-[.H$619])*100;&quot;&quot;)">
            <text:p/>
          </table:table-cell>
          <table:table-cell table:formula="of:=IFERROR(([.I6]-[.I$619])/([.I$620]-[.I$619])*100;&quot;&quot;)">
            <text:p/>
          </table:table-cell>
          <table:table-cell table:formula="of:=IFERROR(([.J6]-[.J$619])/([.J$620]-[.J$619])*100;&quot;&quot;)">
            <text:p/>
          </table:table-cell>
          <table:table-cell table:formula="of:=IFERROR(([.K6]-[.K$619])/([.K$620]-[.K$619])*100;&quot;&quot;)">
            <text:p/>
          </table:table-cell>
          <table:table-cell table:formula="of:=IFERROR(([.L6]-[.L$619])/([.L$620]-[.L$619])*100;&quot;&quot;)" office:value-type="float" office:value="68.421052631579" calcext:value-type="float">
            <text:p>68.4210526316</text:p>
          </table:table-cell>
          <table:table-cell table:formula="of:=IFERROR(([.M6]-[.M$619])/([.M$620]-[.M$619])*100;&quot;&quot;)">
            <text:p/>
          </table:table-cell>
          <table:table-cell table:formula="of:=IFERROR(([.N6]-[.N$619])/([.N$620]-[.N$619])*100;&quot;&quot;)">
            <text:p/>
          </table:table-cell>
          <table:table-cell table:formula="of:=IFERROR(([.O6]-[.O$619])/([.O$620]-[.O$619])*100;&quot;&quot;)">
            <text:p/>
          </table:table-cell>
          <table:table-cell table:formula="of:=IFERROR(([.P6]-[.P$619])/([.P$620]-[.P$619])*100;&quot;&quot;)">
            <text:p/>
          </table:table-cell>
          <table:table-cell table:formula="of:=IFERROR(([.Q6]-[.Q$619])/([.Q$620]-[.Q$619])*100;&quot;&quot;)" office:value-type="float" office:value="52.6315789473684" calcext:value-type="float">
            <text:p>52.6315789474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0.68" calcext:value-type="float">
            <text:p>10.68</text:p>
          </table:table-cell>
          <table:table-cell table:formula="of:=IFERROR(([.B7]-[.B$619])/([.B$620]-[.B$619])*100;&quot;&quot;)">
            <text:p/>
          </table:table-cell>
          <table:table-cell table:formula="of:=IFERROR(([.C7]-[.C$619])/([.C$620]-[.C$619])*100;&quot;&quot;)">
            <text:p/>
          </table:table-cell>
          <table:table-cell table:formula="of:=IFERROR(([.D7]-[.D$619])/([.D$620]-[.D$619])*100;&quot;&quot;)">
            <text:p/>
          </table:table-cell>
          <table:table-cell table:formula="of:=IFERROR(([.E7]-[.E$619])/([.E$620]-[.E$619])*100;&quot;&quot;)">
            <text:p/>
          </table:table-cell>
          <table:table-cell table:formula="of:=IFERROR(([.F7]-[.F$619])/([.F$620]-[.F$619])*100;&quot;&quot;)">
            <text:p/>
          </table:table-cell>
          <table:table-cell table:formula="of:=IFERROR(([.G7]-[.G$619])/([.G$620]-[.G$619])*100;&quot;&quot;)">
            <text:p/>
          </table:table-cell>
          <table:table-cell table:formula="of:=IFERROR(([.H7]-[.H$619])/([.H$620]-[.H$619])*100;&quot;&quot;)">
            <text:p/>
          </table:table-cell>
          <table:table-cell table:formula="of:=IFERROR(([.I7]-[.I$619])/([.I$620]-[.I$619])*100;&quot;&quot;)">
            <text:p/>
          </table:table-cell>
          <table:table-cell table:formula="of:=IFERROR(([.J7]-[.J$619])/([.J$620]-[.J$619])*100;&quot;&quot;)">
            <text:p/>
          </table:table-cell>
          <table:table-cell table:formula="of:=IFERROR(([.K7]-[.K$619])/([.K$620]-[.K$619])*100;&quot;&quot;)">
            <text:p/>
          </table:table-cell>
          <table:table-cell table:formula="of:=IFERROR(([.L7]-[.L$619])/([.L$620]-[.L$619])*100;&quot;&quot;)">
            <text:p/>
          </table:table-cell>
          <table:table-cell table:formula="of:=IFERROR(([.M7]-[.M$619])/([.M$620]-[.M$619])*100;&quot;&quot;)">
            <text:p/>
          </table:table-cell>
          <table:table-cell table:formula="of:=IFERROR(([.N7]-[.N$619])/([.N$620]-[.N$619])*100;&quot;&quot;)">
            <text:p/>
          </table:table-cell>
          <table:table-cell table:formula="of:=IFERROR(([.O7]-[.O$619])/([.O$620]-[.O$619])*100;&quot;&quot;)">
            <text:p/>
          </table:table-cell>
          <table:table-cell table:formula="of:=IFERROR(([.P7]-[.P$619])/([.P$620]-[.P$619])*100;&quot;&quot;)" office:value-type="float" office:value="2.5" calcext:value-type="float">
            <text:p>2.5</text:p>
          </table:table-cell>
          <table:table-cell table:formula="of:=IFERROR(([.Q7]-[.Q$619])/([.Q$620]-[.Q$619])*100;&quot;&quot;)">
            <text:p/>
          </table:table-cell>
        </table:table-row>
        <table:table-row table:style-name="ro1">
          <table:table-cell office:value-type="float" office:value="13.02" calcext:value-type="float">
            <text:p>13.02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float" office:value="13.02" calcext:value-type="float">
            <text:p>13.02</text:p>
          </table:table-cell>
          <table:table-cell table:formula="of:=IFERROR(([.B8]-[.B$619])/([.B$620]-[.B$619])*100;&quot;&quot;)">
            <text:p/>
          </table:table-cell>
          <table:table-cell table:formula="of:=IFERROR(([.C8]-[.C$619])/([.C$620]-[.C$619])*100;&quot;&quot;)">
            <text:p/>
          </table:table-cell>
          <table:table-cell table:formula="of:=IFERROR(([.D8]-[.D$619])/([.D$620]-[.D$619])*100;&quot;&quot;)">
            <text:p/>
          </table:table-cell>
          <table:table-cell table:formula="of:=IFERROR(([.E8]-[.E$619])/([.E$620]-[.E$619])*100;&quot;&quot;)">
            <text:p/>
          </table:table-cell>
          <table:table-cell table:formula="of:=IFERROR(([.F8]-[.F$619])/([.F$620]-[.F$619])*100;&quot;&quot;)">
            <text:p/>
          </table:table-cell>
          <table:table-cell table:formula="of:=IFERROR(([.G8]-[.G$619])/([.G$620]-[.G$619])*100;&quot;&quot;)">
            <text:p/>
          </table:table-cell>
          <table:table-cell table:formula="of:=IFERROR(([.H8]-[.H$619])/([.H$620]-[.H$619])*100;&quot;&quot;)">
            <text:p/>
          </table:table-cell>
          <table:table-cell table:formula="of:=IFERROR(([.I8]-[.I$619])/([.I$620]-[.I$619])*100;&quot;&quot;)">
            <text:p/>
          </table:table-cell>
          <table:table-cell table:formula="of:=IFERROR(([.J8]-[.J$619])/([.J$620]-[.J$619])*100;&quot;&quot;)">
            <text:p/>
          </table:table-cell>
          <table:table-cell table:formula="of:=IFERROR(([.K8]-[.K$619])/([.K$620]-[.K$619])*100;&quot;&quot;)">
            <text:p/>
          </table:table-cell>
          <table:table-cell table:formula="of:=IFERROR(([.L8]-[.L$619])/([.L$620]-[.L$619])*100;&quot;&quot;)">
            <text:p/>
          </table:table-cell>
          <table:table-cell table:formula="of:=IFERROR(([.M8]-[.M$619])/([.M$620]-[.M$619])*100;&quot;&quot;)">
            <text:p/>
          </table:table-cell>
          <table:table-cell table:formula="of:=IFERROR(([.N8]-[.N$619])/([.N$620]-[.N$619])*100;&quot;&quot;)" office:value-type="float" office:value="5" calcext:value-type="float">
            <text:p>5</text:p>
          </table:table-cell>
          <table:table-cell table:formula="of:=IFERROR(([.O8]-[.O$619])/([.O$620]-[.O$619])*100;&quot;&quot;)" office:value-type="float" office:value="30.7692307692308" calcext:value-type="float">
            <text:p>30.7692307692</text:p>
          </table:table-cell>
          <table:table-cell table:formula="of:=IFERROR(([.P8]-[.P$619])/([.P$620]-[.P$619])*100;&quot;&quot;)">
            <text:p/>
          </table:table-cell>
          <table:table-cell table:formula="of:=IFERROR(([.Q8]-[.Q$619])/([.Q$620]-[.Q$619])*100;&quot;&quot;)">
            <text:p/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2"/>
          <table:table-cell office:value-type="float" office:value="13.68" calcext:value-type="float">
            <text:p>13.68</text:p>
          </table:table-cell>
          <table:table-cell table:formula="of:=IFERROR(([.B9]-[.B$619])/([.B$620]-[.B$619])*100;&quot;&quot;)">
            <text:p/>
          </table:table-cell>
          <table:table-cell table:formula="of:=IFERROR(([.C9]-[.C$619])/([.C$620]-[.C$619])*100;&quot;&quot;)">
            <text:p/>
          </table:table-cell>
          <table:table-cell table:formula="of:=IFERROR(([.D9]-[.D$619])/([.D$620]-[.D$619])*100;&quot;&quot;)">
            <text:p/>
          </table:table-cell>
          <table:table-cell table:formula="of:=IFERROR(([.E9]-[.E$619])/([.E$620]-[.E$619])*100;&quot;&quot;)">
            <text:p/>
          </table:table-cell>
          <table:table-cell table:formula="of:=IFERROR(([.F9]-[.F$619])/([.F$620]-[.F$619])*100;&quot;&quot;)">
            <text:p/>
          </table:table-cell>
          <table:table-cell table:formula="of:=IFERROR(([.G9]-[.G$619])/([.G$620]-[.G$619])*100;&quot;&quot;)">
            <text:p/>
          </table:table-cell>
          <table:table-cell table:formula="of:=IFERROR(([.H9]-[.H$619])/([.H$620]-[.H$619])*100;&quot;&quot;)" office:value-type="float" office:value="94.1176470588235" calcext:value-type="float">
            <text:p>94.1176470588</text:p>
          </table:table-cell>
          <table:table-cell table:formula="of:=IFERROR(([.I9]-[.I$619])/([.I$620]-[.I$619])*100;&quot;&quot;)">
            <text:p/>
          </table:table-cell>
          <table:table-cell table:formula="of:=IFERROR(([.J9]-[.J$619])/([.J$620]-[.J$619])*100;&quot;&quot;)">
            <text:p/>
          </table:table-cell>
          <table:table-cell table:formula="of:=IFERROR(([.K9]-[.K$619])/([.K$620]-[.K$619])*100;&quot;&quot;)">
            <text:p/>
          </table:table-cell>
          <table:table-cell table:formula="of:=IFERROR(([.L9]-[.L$619])/([.L$620]-[.L$619])*100;&quot;&quot;)">
            <text:p/>
          </table:table-cell>
          <table:table-cell table:formula="of:=IFERROR(([.M9]-[.M$619])/([.M$620]-[.M$619])*100;&quot;&quot;)">
            <text:p/>
          </table:table-cell>
          <table:table-cell table:formula="of:=IFERROR(([.N9]-[.N$619])/([.N$620]-[.N$619])*100;&quot;&quot;)">
            <text:p/>
          </table:table-cell>
          <table:table-cell table:formula="of:=IFERROR(([.O9]-[.O$619])/([.O$620]-[.O$619])*100;&quot;&quot;)">
            <text:p/>
          </table:table-cell>
          <table:table-cell table:formula="of:=IFERROR(([.P9]-[.P$619])/([.P$620]-[.P$619])*100;&quot;&quot;)">
            <text:p/>
          </table:table-cell>
          <table:table-cell table:formula="of:=IFERROR(([.Q9]-[.Q$619])/([.Q$620]-[.Q$619])*100;&quot;&quot;)">
            <text:p/>
          </table:table-cell>
        </table:table-row>
        <table:table-row table:style-name="ro1">
          <table:table-cell office:value-type="float" office:value="14.46" calcext:value-type="float">
            <text:p>14.46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14.46" calcext:value-type="float">
            <text:p>14.46</text:p>
          </table:table-cell>
          <table:table-cell table:formula="of:=IFERROR(([.B10]-[.B$619])/([.B$620]-[.B$619])*100;&quot;&quot;)">
            <text:p/>
          </table:table-cell>
          <table:table-cell table:formula="of:=IFERROR(([.C10]-[.C$619])/([.C$620]-[.C$619])*100;&quot;&quot;)">
            <text:p/>
          </table:table-cell>
          <table:table-cell table:formula="of:=IFERROR(([.D10]-[.D$619])/([.D$620]-[.D$619])*100;&quot;&quot;)">
            <text:p/>
          </table:table-cell>
          <table:table-cell table:formula="of:=IFERROR(([.E10]-[.E$619])/([.E$620]-[.E$619])*100;&quot;&quot;)">
            <text:p/>
          </table:table-cell>
          <table:table-cell table:formula="of:=IFERROR(([.F10]-[.F$619])/([.F$620]-[.F$619])*100;&quot;&quot;)">
            <text:p/>
          </table:table-cell>
          <table:table-cell table:formula="of:=IFERROR(([.G10]-[.G$619])/([.G$620]-[.G$619])*100;&quot;&quot;)">
            <text:p/>
          </table:table-cell>
          <table:table-cell table:formula="of:=IFERROR(([.H10]-[.H$619])/([.H$620]-[.H$619])*100;&quot;&quot;)">
            <text:p/>
          </table:table-cell>
          <table:table-cell table:formula="of:=IFERROR(([.I10]-[.I$619])/([.I$620]-[.I$619])*100;&quot;&quot;)">
            <text:p/>
          </table:table-cell>
          <table:table-cell table:formula="of:=IFERROR(([.J10]-[.J$619])/([.J$620]-[.J$619])*100;&quot;&quot;)" office:value-type="float" office:value="3.92156862745098" calcext:value-type="float">
            <text:p>3.9215686275</text:p>
          </table:table-cell>
          <table:table-cell table:formula="of:=IFERROR(([.K10]-[.K$619])/([.K$620]-[.K$619])*100;&quot;&quot;)">
            <text:p/>
          </table:table-cell>
          <table:table-cell table:formula="of:=IFERROR(([.L10]-[.L$619])/([.L$620]-[.L$619])*100;&quot;&quot;)">
            <text:p/>
          </table:table-cell>
          <table:table-cell table:formula="of:=IFERROR(([.M10]-[.M$619])/([.M$620]-[.M$619])*100;&quot;&quot;)">
            <text:p/>
          </table:table-cell>
          <table:table-cell table:formula="of:=IFERROR(([.N10]-[.N$619])/([.N$620]-[.N$619])*100;&quot;&quot;)">
            <text:p/>
          </table:table-cell>
          <table:table-cell table:formula="of:=IFERROR(([.O10]-[.O$619])/([.O$620]-[.O$619])*100;&quot;&quot;)">
            <text:p/>
          </table:table-cell>
          <table:table-cell table:formula="of:=IFERROR(([.P10]-[.P$619])/([.P$620]-[.P$619])*100;&quot;&quot;)">
            <text:p/>
          </table:table-cell>
          <table:table-cell table:formula="of:=IFERROR(([.Q10]-[.Q$619])/([.Q$620]-[.Q$619])*100;&quot;&quot;)">
            <text:p/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2"/>
          <table:table-cell office:value-type="float" office:value="16.56" calcext:value-type="float">
            <text:p>16.56</text:p>
          </table:table-cell>
          <table:table-cell table:formula="of:=IFERROR(([.B11]-[.B$619])/([.B$620]-[.B$619])*100;&quot;&quot;)">
            <text:p/>
          </table:table-cell>
          <table:table-cell table:formula="of:=IFERROR(([.C11]-[.C$619])/([.C$620]-[.C$619])*100;&quot;&quot;)">
            <text:p/>
          </table:table-cell>
          <table:table-cell table:formula="of:=IFERROR(([.D11]-[.D$619])/([.D$620]-[.D$619])*100;&quot;&quot;)">
            <text:p/>
          </table:table-cell>
          <table:table-cell table:formula="of:=IFERROR(([.E11]-[.E$619])/([.E$620]-[.E$619])*100;&quot;&quot;)">
            <text:p/>
          </table:table-cell>
          <table:table-cell table:formula="of:=IFERROR(([.F11]-[.F$619])/([.F$620]-[.F$619])*100;&quot;&quot;)">
            <text:p/>
          </table:table-cell>
          <table:table-cell table:formula="of:=IFERROR(([.G11]-[.G$619])/([.G$620]-[.G$619])*100;&quot;&quot;)">
            <text:p/>
          </table:table-cell>
          <table:table-cell table:formula="of:=IFERROR(([.H11]-[.H$619])/([.H$620]-[.H$619])*100;&quot;&quot;)">
            <text:p/>
          </table:table-cell>
          <table:table-cell table:formula="of:=IFERROR(([.I11]-[.I$619])/([.I$620]-[.I$619])*100;&quot;&quot;)" office:value-type="float" office:value="42.8571428571429" calcext:value-type="float">
            <text:p>42.8571428571</text:p>
          </table:table-cell>
          <table:table-cell table:formula="of:=IFERROR(([.J11]-[.J$619])/([.J$620]-[.J$619])*100;&quot;&quot;)">
            <text:p/>
          </table:table-cell>
          <table:table-cell table:formula="of:=IFERROR(([.K11]-[.K$619])/([.K$620]-[.K$619])*100;&quot;&quot;)">
            <text:p/>
          </table:table-cell>
          <table:table-cell table:formula="of:=IFERROR(([.L11]-[.L$619])/([.L$620]-[.L$619])*100;&quot;&quot;)">
            <text:p/>
          </table:table-cell>
          <table:table-cell table:formula="of:=IFERROR(([.M11]-[.M$619])/([.M$620]-[.M$619])*100;&quot;&quot;)">
            <text:p/>
          </table:table-cell>
          <table:table-cell table:formula="of:=IFERROR(([.N11]-[.N$619])/([.N$620]-[.N$619])*100;&quot;&quot;)">
            <text:p/>
          </table:table-cell>
          <table:table-cell table:formula="of:=IFERROR(([.O11]-[.O$619])/([.O$620]-[.O$619])*100;&quot;&quot;)">
            <text:p/>
          </table:table-cell>
          <table:table-cell table:formula="of:=IFERROR(([.P11]-[.P$619])/([.P$620]-[.P$619])*100;&quot;&quot;)">
            <text:p/>
          </table:table-cell>
          <table:table-cell table:formula="of:=IFERROR(([.Q11]-[.Q$619])/([.Q$620]-[.Q$619])*100;&quot;&quot;)">
            <text:p/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9" calcext:value-type="float">
            <text:p>29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17.16" calcext:value-type="float">
            <text:p>17.16</text:p>
          </table:table-cell>
          <table:table-cell table:formula="of:=IFERROR(([.B12]-[.B$619])/([.B$620]-[.B$619])*100;&quot;&quot;)">
            <text:p/>
          </table:table-cell>
          <table:table-cell table:formula="of:=IFERROR(([.C12]-[.C$619])/([.C$620]-[.C$619])*100;&quot;&quot;)">
            <text:p/>
          </table:table-cell>
          <table:table-cell table:formula="of:=IFERROR(([.D12]-[.D$619])/([.D$620]-[.D$619])*100;&quot;&quot;)">
            <text:p/>
          </table:table-cell>
          <table:table-cell table:formula="of:=IFERROR(([.E12]-[.E$619])/([.E$620]-[.E$619])*100;&quot;&quot;)" office:value-type="float" office:value="62.962962962963" calcext:value-type="float">
            <text:p>62.962962963</text:p>
          </table:table-cell>
          <table:table-cell table:formula="of:=IFERROR(([.F12]-[.F$619])/([.F$620]-[.F$619])*100;&quot;&quot;)">
            <text:p/>
          </table:table-cell>
          <table:table-cell table:formula="of:=IFERROR(([.G12]-[.G$619])/([.G$620]-[.G$619])*100;&quot;&quot;)">
            <text:p/>
          </table:table-cell>
          <table:table-cell table:formula="of:=IFERROR(([.H12]-[.H$619])/([.H$620]-[.H$619])*100;&quot;&quot;)">
            <text:p/>
          </table:table-cell>
          <table:table-cell table:formula="of:=IFERROR(([.I12]-[.I$619])/([.I$620]-[.I$619])*100;&quot;&quot;)">
            <text:p/>
          </table:table-cell>
          <table:table-cell table:formula="of:=IFERROR(([.J12]-[.J$619])/([.J$620]-[.J$619])*100;&quot;&quot;)">
            <text:p/>
          </table:table-cell>
          <table:table-cell table:formula="of:=IFERROR(([.K12]-[.K$619])/([.K$620]-[.K$619])*100;&quot;&quot;)">
            <text:p/>
          </table:table-cell>
          <table:table-cell table:formula="of:=IFERROR(([.L12]-[.L$619])/([.L$620]-[.L$619])*100;&quot;&quot;)">
            <text:p/>
          </table:table-cell>
          <table:table-cell table:formula="of:=IFERROR(([.M12]-[.M$619])/([.M$620]-[.M$619])*100;&quot;&quot;)">
            <text:p/>
          </table:table-cell>
          <table:table-cell table:formula="of:=IFERROR(([.N12]-[.N$619])/([.N$620]-[.N$619])*100;&quot;&quot;)">
            <text:p/>
          </table:table-cell>
          <table:table-cell table:formula="of:=IFERROR(([.O12]-[.O$619])/([.O$620]-[.O$619])*100;&quot;&quot;)">
            <text:p/>
          </table:table-cell>
          <table:table-cell table:formula="of:=IFERROR(([.P12]-[.P$619])/([.P$620]-[.P$619])*100;&quot;&quot;)">
            <text:p/>
          </table:table-cell>
          <table:table-cell table:formula="of:=IFERROR(([.Q12]-[.Q$619])/([.Q$620]-[.Q$619])*100;&quot;&quot;)">
            <text:p/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8.6" calcext:value-type="float">
            <text:p>18.6</text:p>
          </table:table-cell>
          <table:table-cell table:formula="of:=IFERROR(([.B13]-[.B$619])/([.B$620]-[.B$619])*100;&quot;&quot;)">
            <text:p/>
          </table:table-cell>
          <table:table-cell table:formula="of:=IFERROR(([.C13]-[.C$619])/([.C$620]-[.C$619])*100;&quot;&quot;)">
            <text:p/>
          </table:table-cell>
          <table:table-cell table:formula="of:=IFERROR(([.D13]-[.D$619])/([.D$620]-[.D$619])*100;&quot;&quot;)">
            <text:p/>
          </table:table-cell>
          <table:table-cell table:formula="of:=IFERROR(([.E13]-[.E$619])/([.E$620]-[.E$619])*100;&quot;&quot;)">
            <text:p/>
          </table:table-cell>
          <table:table-cell table:formula="of:=IFERROR(([.F13]-[.F$619])/([.F$620]-[.F$619])*100;&quot;&quot;)">
            <text:p/>
          </table:table-cell>
          <table:table-cell table:formula="of:=IFERROR(([.G13]-[.G$619])/([.G$620]-[.G$619])*100;&quot;&quot;)">
            <text:p/>
          </table:table-cell>
          <table:table-cell table:formula="of:=IFERROR(([.H13]-[.H$619])/([.H$620]-[.H$619])*100;&quot;&quot;)">
            <text:p/>
          </table:table-cell>
          <table:table-cell table:formula="of:=IFERROR(([.I13]-[.I$619])/([.I$620]-[.I$619])*100;&quot;&quot;)">
            <text:p/>
          </table:table-cell>
          <table:table-cell table:formula="of:=IFERROR(([.J13]-[.J$619])/([.J$620]-[.J$619])*100;&quot;&quot;)">
            <text:p/>
          </table:table-cell>
          <table:table-cell table:formula="of:=IFERROR(([.K13]-[.K$619])/([.K$620]-[.K$619])*100;&quot;&quot;)">
            <text:p/>
          </table:table-cell>
          <table:table-cell table:formula="of:=IFERROR(([.L13]-[.L$619])/([.L$620]-[.L$619])*100;&quot;&quot;)" office:value-type="float" office:value="73.6842105263158" calcext:value-type="float">
            <text:p>73.6842105263</text:p>
          </table:table-cell>
          <table:table-cell table:formula="of:=IFERROR(([.M13]-[.M$619])/([.M$620]-[.M$619])*100;&quot;&quot;)">
            <text:p/>
          </table:table-cell>
          <table:table-cell table:formula="of:=IFERROR(([.N13]-[.N$619])/([.N$620]-[.N$619])*100;&quot;&quot;)">
            <text:p/>
          </table:table-cell>
          <table:table-cell table:formula="of:=IFERROR(([.O13]-[.O$619])/([.O$620]-[.O$619])*100;&quot;&quot;)">
            <text:p/>
          </table:table-cell>
          <table:table-cell table:formula="of:=IFERROR(([.P13]-[.P$619])/([.P$620]-[.P$619])*100;&quot;&quot;)">
            <text:p/>
          </table:table-cell>
          <table:table-cell table:formula="of:=IFERROR(([.Q13]-[.Q$619])/([.Q$620]-[.Q$619])*100;&quot;&quot;)" office:value-type="float" office:value="57.8947368421053" calcext:value-type="float">
            <text:p>57.8947368421</text:p>
          </table:table-cell>
        </table:table-row>
        <table:table-row table:style-name="ro1">
          <table:table-cell office:value-type="float" office:value="19.52" calcext:value-type="float">
            <text:p>19.5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string" calcext:value-type="string">
            <text:p><text:s/></text:p>
          </table:table-cell>
          <table:table-cell table:number-columns-repeated="2"/>
          <table:table-cell office:value-type="float" office:value="19.52" calcext:value-type="float">
            <text:p>19.52</text:p>
          </table:table-cell>
          <table:table-cell table:formula="of:=IFERROR(([.B14]-[.B$619])/([.B$620]-[.B$619])*100;&quot;&quot;)">
            <text:p/>
          </table:table-cell>
          <table:table-cell table:formula="of:=IFERROR(([.C14]-[.C$619])/([.C$620]-[.C$619])*100;&quot;&quot;)">
            <text:p/>
          </table:table-cell>
          <table:table-cell table:formula="of:=IFERROR(([.D14]-[.D$619])/([.D$620]-[.D$619])*100;&quot;&quot;)">
            <text:p/>
          </table:table-cell>
          <table:table-cell table:formula="of:=IFERROR(([.E14]-[.E$619])/([.E$620]-[.E$619])*100;&quot;&quot;)">
            <text:p/>
          </table:table-cell>
          <table:table-cell table:formula="of:=IFERROR(([.F14]-[.F$619])/([.F$620]-[.F$619])*100;&quot;&quot;)" office:value-type="float" office:value="85.7142857142857" calcext:value-type="float">
            <text:p>85.7142857143</text:p>
          </table:table-cell>
          <table:table-cell table:formula="of:=IFERROR(([.G14]-[.G$619])/([.G$620]-[.G$619])*100;&quot;&quot;)">
            <text:p/>
          </table:table-cell>
          <table:table-cell table:formula="of:=IFERROR(([.H14]-[.H$619])/([.H$620]-[.H$619])*100;&quot;&quot;)">
            <text:p/>
          </table:table-cell>
          <table:table-cell table:formula="of:=IFERROR(([.I14]-[.I$619])/([.I$620]-[.I$619])*100;&quot;&quot;)">
            <text:p/>
          </table:table-cell>
          <table:table-cell table:formula="of:=IFERROR(([.J14]-[.J$619])/([.J$620]-[.J$619])*100;&quot;&quot;)">
            <text:p/>
          </table:table-cell>
          <table:table-cell table:formula="of:=IFERROR(([.K14]-[.K$619])/([.K$620]-[.K$619])*100;&quot;&quot;)">
            <text:p/>
          </table:table-cell>
          <table:table-cell table:formula="of:=IFERROR(([.L14]-[.L$619])/([.L$620]-[.L$619])*100;&quot;&quot;)">
            <text:p/>
          </table:table-cell>
          <table:table-cell table:formula="of:=IFERROR(([.M14]-[.M$619])/([.M$620]-[.M$619])*100;&quot;&quot;)">
            <text:p/>
          </table:table-cell>
          <table:table-cell table:formula="of:=IFERROR(([.N14]-[.N$619])/([.N$620]-[.N$619])*100;&quot;&quot;)">
            <text:p/>
          </table:table-cell>
          <table:table-cell table:formula="of:=IFERROR(([.O14]-[.O$619])/([.O$620]-[.O$619])*100;&quot;&quot;)">
            <text:p/>
          </table:table-cell>
          <table:table-cell table:formula="of:=IFERROR(([.P14]-[.P$619])/([.P$620]-[.P$619])*100;&quot;&quot;)">
            <text:p/>
          </table:table-cell>
          <table:table-cell table:formula="of:=IFERROR(([.Q14]-[.Q$619])/([.Q$620]-[.Q$619])*100;&quot;&quot;)">
            <text:p/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20.52" calcext:value-type="float">
            <text:p>20.52</text:p>
          </table:table-cell>
          <table:table-cell table:formula="of:=IFERROR(([.B15]-[.B$619])/([.B$620]-[.B$619])*100;&quot;&quot;)">
            <text:p/>
          </table:table-cell>
          <table:table-cell table:formula="of:=IFERROR(([.C15]-[.C$619])/([.C$620]-[.C$619])*100;&quot;&quot;)">
            <text:p/>
          </table:table-cell>
          <table:table-cell table:formula="of:=IFERROR(([.D15]-[.D$619])/([.D$620]-[.D$619])*100;&quot;&quot;)">
            <text:p/>
          </table:table-cell>
          <table:table-cell table:formula="of:=IFERROR(([.E15]-[.E$619])/([.E$620]-[.E$619])*100;&quot;&quot;)">
            <text:p/>
          </table:table-cell>
          <table:table-cell table:formula="of:=IFERROR(([.F15]-[.F$619])/([.F$620]-[.F$619])*100;&quot;&quot;)">
            <text:p/>
          </table:table-cell>
          <table:table-cell table:formula="of:=IFERROR(([.G15]-[.G$619])/([.G$620]-[.G$619])*100;&quot;&quot;)">
            <text:p/>
          </table:table-cell>
          <table:table-cell table:formula="of:=IFERROR(([.H15]-[.H$619])/([.H$620]-[.H$619])*100;&quot;&quot;)">
            <text:p/>
          </table:table-cell>
          <table:table-cell table:formula="of:=IFERROR(([.I15]-[.I$619])/([.I$620]-[.I$619])*100;&quot;&quot;)">
            <text:p/>
          </table:table-cell>
          <table:table-cell table:formula="of:=IFERROR(([.J15]-[.J$619])/([.J$620]-[.J$619])*100;&quot;&quot;)">
            <text:p/>
          </table:table-cell>
          <table:table-cell table:formula="of:=IFERROR(([.K15]-[.K$619])/([.K$620]-[.K$619])*100;&quot;&quot;)">
            <text:p/>
          </table:table-cell>
          <table:table-cell table:formula="of:=IFERROR(([.L15]-[.L$619])/([.L$620]-[.L$619])*100;&quot;&quot;)">
            <text:p/>
          </table:table-cell>
          <table:table-cell table:formula="of:=IFERROR(([.M15]-[.M$619])/([.M$620]-[.M$619])*100;&quot;&quot;)">
            <text:p/>
          </table:table-cell>
          <table:table-cell table:formula="of:=IFERROR(([.N15]-[.N$619])/([.N$620]-[.N$619])*100;&quot;&quot;)">
            <text:p/>
          </table:table-cell>
          <table:table-cell table:formula="of:=IFERROR(([.O15]-[.O$619])/([.O$620]-[.O$619])*100;&quot;&quot;)">
            <text:p/>
          </table:table-cell>
          <table:table-cell table:formula="of:=IFERROR(([.P15]-[.P$619])/([.P$620]-[.P$619])*100;&quot;&quot;)" office:value-type="float" office:value="5" calcext:value-type="float">
            <text:p>5</text:p>
          </table:table-cell>
          <table:table-cell table:formula="of:=IFERROR(([.Q15]-[.Q$619])/([.Q$620]-[.Q$619])*100;&quot;&quot;)">
            <text:p/>
          </table:table-cell>
        </table:table-row>
        <table:table-row table:style-name="ro1">
          <table:table-cell office:value-type="float" office:value="20.88" calcext:value-type="float">
            <text:p>20.88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32" calcext:value-type="float">
            <text:p>32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20.88" calcext:value-type="float">
            <text:p>20.88</text:p>
          </table:table-cell>
          <table:table-cell table:formula="of:=IFERROR(([.B16]-[.B$619])/([.B$620]-[.B$619])*100;&quot;&quot;)">
            <text:p/>
          </table:table-cell>
          <table:table-cell table:formula="of:=IFERROR(([.C16]-[.C$619])/([.C$620]-[.C$619])*100;&quot;&quot;)">
            <text:p/>
          </table:table-cell>
          <table:table-cell table:formula="of:=IFERROR(([.D16]-[.D$619])/([.D$620]-[.D$619])*100;&quot;&quot;)">
            <text:p/>
          </table:table-cell>
          <table:table-cell table:formula="of:=IFERROR(([.E16]-[.E$619])/([.E$620]-[.E$619])*100;&quot;&quot;)">
            <text:p/>
          </table:table-cell>
          <table:table-cell table:formula="of:=IFERROR(([.F16]-[.F$619])/([.F$620]-[.F$619])*100;&quot;&quot;)">
            <text:p/>
          </table:table-cell>
          <table:table-cell table:formula="of:=IFERROR(([.G16]-[.G$619])/([.G$620]-[.G$619])*100;&quot;&quot;)">
            <text:p/>
          </table:table-cell>
          <table:table-cell table:formula="of:=IFERROR(([.H16]-[.H$619])/([.H$620]-[.H$619])*100;&quot;&quot;)">
            <text:p/>
          </table:table-cell>
          <table:table-cell table:formula="of:=IFERROR(([.I16]-[.I$619])/([.I$620]-[.I$619])*100;&quot;&quot;)">
            <text:p/>
          </table:table-cell>
          <table:table-cell table:formula="of:=IFERROR(([.J16]-[.J$619])/([.J$620]-[.J$619])*100;&quot;&quot;)" office:value-type="float" office:value="5.88235294117647" calcext:value-type="float">
            <text:p>5.8823529412</text:p>
          </table:table-cell>
          <table:table-cell table:formula="of:=IFERROR(([.K16]-[.K$619])/([.K$620]-[.K$619])*100;&quot;&quot;)">
            <text:p/>
          </table:table-cell>
          <table:table-cell table:formula="of:=IFERROR(([.L16]-[.L$619])/([.L$620]-[.L$619])*100;&quot;&quot;)">
            <text:p/>
          </table:table-cell>
          <table:table-cell table:formula="of:=IFERROR(([.M16]-[.M$619])/([.M$620]-[.M$619])*100;&quot;&quot;)">
            <text:p/>
          </table:table-cell>
          <table:table-cell table:formula="of:=IFERROR(([.N16]-[.N$619])/([.N$620]-[.N$619])*100;&quot;&quot;)">
            <text:p/>
          </table:table-cell>
          <table:table-cell table:formula="of:=IFERROR(([.O16]-[.O$619])/([.O$620]-[.O$619])*100;&quot;&quot;)">
            <text:p/>
          </table:table-cell>
          <table:table-cell table:formula="of:=IFERROR(([.P16]-[.P$619])/([.P$620]-[.P$619])*100;&quot;&quot;)">
            <text:p/>
          </table:table-cell>
          <table:table-cell table:formula="of:=IFERROR(([.Q16]-[.Q$619])/([.Q$620]-[.Q$619])*100;&quot;&quot;)">
            <text:p/>
          </table:table-cell>
        </table:table-row>
        <table:table-row table:style-name="ro1">
          <table:table-cell office:value-type="float" office:value="24.54" calcext:value-type="float">
            <text:p>24.54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2"/>
          <table:table-cell office:value-type="float" office:value="24.54" calcext:value-type="float">
            <text:p>24.54</text:p>
          </table:table-cell>
          <table:table-cell table:formula="of:=IFERROR(([.B17]-[.B$619])/([.B$620]-[.B$619])*100;&quot;&quot;)">
            <text:p/>
          </table:table-cell>
          <table:table-cell table:formula="of:=IFERROR(([.C17]-[.C$619])/([.C$620]-[.C$619])*100;&quot;&quot;)">
            <text:p/>
          </table:table-cell>
          <table:table-cell table:formula="of:=IFERROR(([.D17]-[.D$619])/([.D$620]-[.D$619])*100;&quot;&quot;)">
            <text:p/>
          </table:table-cell>
          <table:table-cell table:formula="of:=IFERROR(([.E17]-[.E$619])/([.E$620]-[.E$619])*100;&quot;&quot;)">
            <text:p/>
          </table:table-cell>
          <table:table-cell table:formula="of:=IFERROR(([.F17]-[.F$619])/([.F$620]-[.F$619])*100;&quot;&quot;)">
            <text:p/>
          </table:table-cell>
          <table:table-cell table:formula="of:=IFERROR(([.G17]-[.G$619])/([.G$620]-[.G$619])*100;&quot;&quot;)">
            <text:p/>
          </table:table-cell>
          <table:table-cell table:formula="of:=IFERROR(([.H17]-[.H$619])/([.H$620]-[.H$619])*100;&quot;&quot;)">
            <text:p/>
          </table:table-cell>
          <table:table-cell table:formula="of:=IFERROR(([.I17]-[.I$619])/([.I$620]-[.I$619])*100;&quot;&quot;)" office:value-type="float" office:value="47.6190476190476" calcext:value-type="float">
            <text:p>47.619047619</text:p>
          </table:table-cell>
          <table:table-cell table:formula="of:=IFERROR(([.J17]-[.J$619])/([.J$620]-[.J$619])*100;&quot;&quot;)">
            <text:p/>
          </table:table-cell>
          <table:table-cell table:formula="of:=IFERROR(([.K17]-[.K$619])/([.K$620]-[.K$619])*100;&quot;&quot;)">
            <text:p/>
          </table:table-cell>
          <table:table-cell table:formula="of:=IFERROR(([.L17]-[.L$619])/([.L$620]-[.L$619])*100;&quot;&quot;)">
            <text:p/>
          </table:table-cell>
          <table:table-cell table:formula="of:=IFERROR(([.M17]-[.M$619])/([.M$620]-[.M$619])*100;&quot;&quot;)">
            <text:p/>
          </table:table-cell>
          <table:table-cell table:formula="of:=IFERROR(([.N17]-[.N$619])/([.N$620]-[.N$619])*100;&quot;&quot;)">
            <text:p/>
          </table:table-cell>
          <table:table-cell table:formula="of:=IFERROR(([.O17]-[.O$619])/([.O$620]-[.O$619])*100;&quot;&quot;)">
            <text:p/>
          </table:table-cell>
          <table:table-cell table:formula="of:=IFERROR(([.P17]-[.P$619])/([.P$620]-[.P$619])*100;&quot;&quot;)">
            <text:p/>
          </table:table-cell>
          <table:table-cell table:formula="of:=IFERROR(([.Q17]-[.Q$619])/([.Q$620]-[.Q$619])*100;&quot;&quot;)">
            <text:p/>
          </table:table-cell>
        </table:table-row>
        <table:table-row table:style-name="ro1">
          <table:table-cell office:value-type="float" office:value="25.08" calcext:value-type="float">
            <text:p>25.08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float" office:value="25.08" calcext:value-type="float">
            <text:p>25.08</text:p>
          </table:table-cell>
          <table:table-cell table:formula="of:=IFERROR(([.B18]-[.B$619])/([.B$620]-[.B$619])*100;&quot;&quot;)">
            <text:p/>
          </table:table-cell>
          <table:table-cell table:formula="of:=IFERROR(([.C18]-[.C$619])/([.C$620]-[.C$619])*100;&quot;&quot;)">
            <text:p/>
          </table:table-cell>
          <table:table-cell table:formula="of:=IFERROR(([.D18]-[.D$619])/([.D$620]-[.D$619])*100;&quot;&quot;)">
            <text:p/>
          </table:table-cell>
          <table:table-cell table:formula="of:=IFERROR(([.E18]-[.E$619])/([.E$620]-[.E$619])*100;&quot;&quot;)">
            <text:p/>
          </table:table-cell>
          <table:table-cell table:formula="of:=IFERROR(([.F18]-[.F$619])/([.F$620]-[.F$619])*100;&quot;&quot;)">
            <text:p/>
          </table:table-cell>
          <table:table-cell table:formula="of:=IFERROR(([.G18]-[.G$619])/([.G$620]-[.G$619])*100;&quot;&quot;)">
            <text:p/>
          </table:table-cell>
          <table:table-cell table:formula="of:=IFERROR(([.H18]-[.H$619])/([.H$620]-[.H$619])*100;&quot;&quot;)">
            <text:p/>
          </table:table-cell>
          <table:table-cell table:formula="of:=IFERROR(([.I18]-[.I$619])/([.I$620]-[.I$619])*100;&quot;&quot;)">
            <text:p/>
          </table:table-cell>
          <table:table-cell table:formula="of:=IFERROR(([.J18]-[.J$619])/([.J$620]-[.J$619])*100;&quot;&quot;)">
            <text:p/>
          </table:table-cell>
          <table:table-cell table:formula="of:=IFERROR(([.K18]-[.K$619])/([.K$620]-[.K$619])*100;&quot;&quot;)">
            <text:p/>
          </table:table-cell>
          <table:table-cell table:formula="of:=IFERROR(([.L18]-[.L$619])/([.L$620]-[.L$619])*100;&quot;&quot;)">
            <text:p/>
          </table:table-cell>
          <table:table-cell table:formula="of:=IFERROR(([.M18]-[.M$619])/([.M$620]-[.M$619])*100;&quot;&quot;)">
            <text:p/>
          </table:table-cell>
          <table:table-cell table:formula="of:=IFERROR(([.N18]-[.N$619])/([.N$620]-[.N$619])*100;&quot;&quot;)" office:value-type="float" office:value="10" calcext:value-type="float">
            <text:p>10</text:p>
          </table:table-cell>
          <table:table-cell table:formula="of:=IFERROR(([.O18]-[.O$619])/([.O$620]-[.O$619])*100;&quot;&quot;)" office:value-type="float" office:value="38.4615384615385" calcext:value-type="float">
            <text:p>38.4615384615</text:p>
          </table:table-cell>
          <table:table-cell table:formula="of:=IFERROR(([.P18]-[.P$619])/([.P$620]-[.P$619])*100;&quot;&quot;)">
            <text:p/>
          </table:table-cell>
          <table:table-cell table:formula="of:=IFERROR(([.Q18]-[.Q$619])/([.Q$620]-[.Q$619])*100;&quot;&quot;)">
            <text:p/>
          </table:table-cell>
        </table:table-row>
        <table:table-row table:style-name="ro1">
          <table:table-cell office:value-type="float" office:value="26.88" calcext:value-type="float">
            <text:p>26.8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/>
          <table:table-cell office:value-type="float" office:value="26.88" calcext:value-type="float">
            <text:p>26.88</text:p>
          </table:table-cell>
          <table:table-cell table:formula="of:=IFERROR(([.B19]-[.B$619])/([.B$620]-[.B$619])*100;&quot;&quot;)">
            <text:p/>
          </table:table-cell>
          <table:table-cell table:formula="of:=IFERROR(([.C19]-[.C$619])/([.C$620]-[.C$619])*100;&quot;&quot;)">
            <text:p/>
          </table:table-cell>
          <table:table-cell table:formula="of:=IFERROR(([.D19]-[.D$619])/([.D$620]-[.D$619])*100;&quot;&quot;)">
            <text:p/>
          </table:table-cell>
          <table:table-cell table:formula="of:=IFERROR(([.E19]-[.E$619])/([.E$620]-[.E$619])*100;&quot;&quot;)" office:value-type="float" office:value="66.6666666666667" calcext:value-type="float">
            <text:p>66.6666666667</text:p>
          </table:table-cell>
          <table:table-cell table:formula="of:=IFERROR(([.F19]-[.F$619])/([.F$620]-[.F$619])*100;&quot;&quot;)">
            <text:p/>
          </table:table-cell>
          <table:table-cell table:formula="of:=IFERROR(([.G19]-[.G$619])/([.G$620]-[.G$619])*100;&quot;&quot;)" office:value-type="float" office:value="62.5" calcext:value-type="float">
            <text:p>62.5</text:p>
          </table:table-cell>
          <table:table-cell table:formula="of:=IFERROR(([.H19]-[.H$619])/([.H$620]-[.H$619])*100;&quot;&quot;)">
            <text:p/>
          </table:table-cell>
          <table:table-cell table:formula="of:=IFERROR(([.I19]-[.I$619])/([.I$620]-[.I$619])*100;&quot;&quot;)">
            <text:p/>
          </table:table-cell>
          <table:table-cell table:formula="of:=IFERROR(([.J19]-[.J$619])/([.J$620]-[.J$619])*100;&quot;&quot;)" office:value-type="float" office:value="7.84313725490196" calcext:value-type="float">
            <text:p>7.8431372549</text:p>
          </table:table-cell>
          <table:table-cell table:formula="of:=IFERROR(([.K19]-[.K$619])/([.K$620]-[.K$619])*100;&quot;&quot;)" office:value-type="float" office:value="11.1111111111111" calcext:value-type="float">
            <text:p>11.1111111111</text:p>
          </table:table-cell>
          <table:table-cell table:formula="of:=IFERROR(([.L19]-[.L$619])/([.L$620]-[.L$619])*100;&quot;&quot;)">
            <text:p/>
          </table:table-cell>
          <table:table-cell table:formula="of:=IFERROR(([.M19]-[.M$619])/([.M$620]-[.M$619])*100;&quot;&quot;)">
            <text:p/>
          </table:table-cell>
          <table:table-cell table:formula="of:=IFERROR(([.N19]-[.N$619])/([.N$620]-[.N$619])*100;&quot;&quot;)">
            <text:p/>
          </table:table-cell>
          <table:table-cell table:formula="of:=IFERROR(([.O19]-[.O$619])/([.O$620]-[.O$619])*100;&quot;&quot;)">
            <text:p/>
          </table:table-cell>
          <table:table-cell table:formula="of:=IFERROR(([.P19]-[.P$619])/([.P$620]-[.P$619])*100;&quot;&quot;)">
            <text:p/>
          </table:table-cell>
          <table:table-cell table:formula="of:=IFERROR(([.Q19]-[.Q$619])/([.Q$620]-[.Q$619])*100;&quot;&quot;)">
            <text:p/>
          </table:table-cell>
        </table:table-row>
        <table:table-row table:style-name="ro1">
          <table:table-cell office:value-type="float" office:value="28.84" calcext:value-type="float">
            <text:p>28.84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8.84" calcext:value-type="float">
            <text:p>28.84</text:p>
          </table:table-cell>
          <table:table-cell table:formula="of:=IFERROR(([.B20]-[.B$619])/([.B$620]-[.B$619])*100;&quot;&quot;)">
            <text:p/>
          </table:table-cell>
          <table:table-cell table:formula="of:=IFERROR(([.C20]-[.C$619])/([.C$620]-[.C$619])*100;&quot;&quot;)">
            <text:p/>
          </table:table-cell>
          <table:table-cell table:formula="of:=IFERROR(([.D20]-[.D$619])/([.D$620]-[.D$619])*100;&quot;&quot;)">
            <text:p/>
          </table:table-cell>
          <table:table-cell table:formula="of:=IFERROR(([.E20]-[.E$619])/([.E$620]-[.E$619])*100;&quot;&quot;)">
            <text:p/>
          </table:table-cell>
          <table:table-cell table:formula="of:=IFERROR(([.F20]-[.F$619])/([.F$620]-[.F$619])*100;&quot;&quot;)">
            <text:p/>
          </table:table-cell>
          <table:table-cell table:formula="of:=IFERROR(([.G20]-[.G$619])/([.G$620]-[.G$619])*100;&quot;&quot;)">
            <text:p/>
          </table:table-cell>
          <table:table-cell table:formula="of:=IFERROR(([.H20]-[.H$619])/([.H$620]-[.H$619])*100;&quot;&quot;)">
            <text:p/>
          </table:table-cell>
          <table:table-cell table:formula="of:=IFERROR(([.I20]-[.I$619])/([.I$620]-[.I$619])*100;&quot;&quot;)">
            <text:p/>
          </table:table-cell>
          <table:table-cell table:formula="of:=IFERROR(([.J20]-[.J$619])/([.J$620]-[.J$619])*100;&quot;&quot;)">
            <text:p/>
          </table:table-cell>
          <table:table-cell table:formula="of:=IFERROR(([.K20]-[.K$619])/([.K$620]-[.K$619])*100;&quot;&quot;)">
            <text:p/>
          </table:table-cell>
          <table:table-cell table:formula="of:=IFERROR(([.L20]-[.L$619])/([.L$620]-[.L$619])*100;&quot;&quot;)">
            <text:p/>
          </table:table-cell>
          <table:table-cell table:formula="of:=IFERROR(([.M20]-[.M$619])/([.M$620]-[.M$619])*100;&quot;&quot;)">
            <text:p/>
          </table:table-cell>
          <table:table-cell table:formula="of:=IFERROR(([.N20]-[.N$619])/([.N$620]-[.N$619])*100;&quot;&quot;)">
            <text:p/>
          </table:table-cell>
          <table:table-cell table:formula="of:=IFERROR(([.O20]-[.O$619])/([.O$620]-[.O$619])*100;&quot;&quot;)">
            <text:p/>
          </table:table-cell>
          <table:table-cell table:formula="of:=IFERROR(([.P20]-[.P$619])/([.P$620]-[.P$619])*100;&quot;&quot;)">
            <text:p/>
          </table:table-cell>
          <table:table-cell table:formula="of:=IFERROR(([.Q20]-[.Q$619])/([.Q$620]-[.Q$619])*100;&quot;&quot;)" office:value-type="float" office:value="63.1578947368421" calcext:value-type="float">
            <text:p>63.1578947368</text:p>
          </table:table-cell>
        </table:table-row>
        <table:table-row table:style-name="ro1">
          <table:table-cell office:value-type="float" office:value="29.64" calcext:value-type="float">
            <text:p>29.64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29.64" calcext:value-type="float">
            <text:p>29.64</text:p>
          </table:table-cell>
          <table:table-cell table:formula="of:=IFERROR(([.B21]-[.B$619])/([.B$620]-[.B$619])*100;&quot;&quot;)">
            <text:p/>
          </table:table-cell>
          <table:table-cell table:formula="of:=IFERROR(([.C21]-[.C$619])/([.C$620]-[.C$619])*100;&quot;&quot;)">
            <text:p/>
          </table:table-cell>
          <table:table-cell table:formula="of:=IFERROR(([.D21]-[.D$619])/([.D$620]-[.D$619])*100;&quot;&quot;)">
            <text:p/>
          </table:table-cell>
          <table:table-cell table:formula="of:=IFERROR(([.E21]-[.E$619])/([.E$620]-[.E$619])*100;&quot;&quot;)">
            <text:p/>
          </table:table-cell>
          <table:table-cell table:formula="of:=IFERROR(([.F21]-[.F$619])/([.F$620]-[.F$619])*100;&quot;&quot;)">
            <text:p/>
          </table:table-cell>
          <table:table-cell table:formula="of:=IFERROR(([.G21]-[.G$619])/([.G$620]-[.G$619])*100;&quot;&quot;)">
            <text:p/>
          </table:table-cell>
          <table:table-cell table:formula="of:=IFERROR(([.H21]-[.H$619])/([.H$620]-[.H$619])*100;&quot;&quot;)">
            <text:p/>
          </table:table-cell>
          <table:table-cell table:formula="of:=IFERROR(([.I21]-[.I$619])/([.I$620]-[.I$619])*100;&quot;&quot;)">
            <text:p/>
          </table:table-cell>
          <table:table-cell table:formula="of:=IFERROR(([.J21]-[.J$619])/([.J$620]-[.J$619])*100;&quot;&quot;)">
            <text:p/>
          </table:table-cell>
          <table:table-cell table:formula="of:=IFERROR(([.K21]-[.K$619])/([.K$620]-[.K$619])*100;&quot;&quot;)">
            <text:p/>
          </table:table-cell>
          <table:table-cell table:formula="of:=IFERROR(([.L21]-[.L$619])/([.L$620]-[.L$619])*100;&quot;&quot;)">
            <text:p/>
          </table:table-cell>
          <table:table-cell table:formula="of:=IFERROR(([.M21]-[.M$619])/([.M$620]-[.M$619])*100;&quot;&quot;)">
            <text:p/>
          </table:table-cell>
          <table:table-cell table:formula="of:=IFERROR(([.N21]-[.N$619])/([.N$620]-[.N$619])*100;&quot;&quot;)">
            <text:p/>
          </table:table-cell>
          <table:table-cell table:formula="of:=IFERROR(([.O21]-[.O$619])/([.O$620]-[.O$619])*100;&quot;&quot;)">
            <text:p/>
          </table:table-cell>
          <table:table-cell table:formula="of:=IFERROR(([.P21]-[.P$619])/([.P$620]-[.P$619])*100;&quot;&quot;)" office:value-type="float" office:value="7.5" calcext:value-type="float">
            <text:p>7.5</text:p>
          </table:table-cell>
          <table:table-cell table:formula="of:=IFERROR(([.Q21]-[.Q$619])/([.Q$620]-[.Q$619])*100;&quot;&quot;)">
            <text:p/>
          </table:table-cell>
        </table:table-row>
        <table:table-row table:style-name="ro1">
          <table:table-cell office:value-type="float" office:value="29.94" calcext:value-type="float">
            <text:p>29.94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float" office:value="29.94" calcext:value-type="float">
            <text:p>29.94</text:p>
          </table:table-cell>
          <table:table-cell table:formula="of:=IFERROR(([.B22]-[.B$619])/([.B$620]-[.B$619])*100;&quot;&quot;)">
            <text:p/>
          </table:table-cell>
          <table:table-cell table:formula="of:=IFERROR(([.C22]-[.C$619])/([.C$620]-[.C$619])*100;&quot;&quot;)">
            <text:p/>
          </table:table-cell>
          <table:table-cell table:formula="of:=IFERROR(([.D22]-[.D$619])/([.D$620]-[.D$619])*100;&quot;&quot;)">
            <text:p/>
          </table:table-cell>
          <table:table-cell table:formula="of:=IFERROR(([.E22]-[.E$619])/([.E$620]-[.E$619])*100;&quot;&quot;)">
            <text:p/>
          </table:table-cell>
          <table:table-cell table:formula="of:=IFERROR(([.F22]-[.F$619])/([.F$620]-[.F$619])*100;&quot;&quot;)">
            <text:p/>
          </table:table-cell>
          <table:table-cell table:formula="of:=IFERROR(([.G22]-[.G$619])/([.G$620]-[.G$619])*100;&quot;&quot;)">
            <text:p/>
          </table:table-cell>
          <table:table-cell table:formula="of:=IFERROR(([.H22]-[.H$619])/([.H$620]-[.H$619])*100;&quot;&quot;)" office:value-type="float" office:value="100" calcext:value-type="float">
            <text:p>100</text:p>
          </table:table-cell>
          <table:table-cell table:formula="of:=IFERROR(([.I22]-[.I$619])/([.I$620]-[.I$619])*100;&quot;&quot;)">
            <text:p/>
          </table:table-cell>
          <table:table-cell table:formula="of:=IFERROR(([.J22]-[.J$619])/([.J$620]-[.J$619])*100;&quot;&quot;)">
            <text:p/>
          </table:table-cell>
          <table:table-cell table:formula="of:=IFERROR(([.K22]-[.K$619])/([.K$620]-[.K$619])*100;&quot;&quot;)">
            <text:p/>
          </table:table-cell>
          <table:table-cell table:formula="of:=IFERROR(([.L22]-[.L$619])/([.L$620]-[.L$619])*100;&quot;&quot;)" office:value-type="float" office:value="78.9473684210526" calcext:value-type="float">
            <text:p>78.9473684211</text:p>
          </table:table-cell>
          <table:table-cell table:formula="of:=IFERROR(([.M22]-[.M$619])/([.M$620]-[.M$619])*100;&quot;&quot;)">
            <text:p/>
          </table:table-cell>
          <table:table-cell table:formula="of:=IFERROR(([.N22]-[.N$619])/([.N$620]-[.N$619])*100;&quot;&quot;)">
            <text:p/>
          </table:table-cell>
          <table:table-cell table:formula="of:=IFERROR(([.O22]-[.O$619])/([.O$620]-[.O$619])*100;&quot;&quot;)">
            <text:p/>
          </table:table-cell>
          <table:table-cell table:formula="of:=IFERROR(([.P22]-[.P$619])/([.P$620]-[.P$619])*100;&quot;&quot;)">
            <text:p/>
          </table:table-cell>
          <table:table-cell table:formula="of:=IFERROR(([.Q22]-[.Q$619])/([.Q$620]-[.Q$619])*100;&quot;&quot;)">
            <text:p/>
          </table:table-cell>
        </table:table-row>
        <table:table-row table:style-name="ro1">
          <table:table-cell office:value-type="float" office:value="32.86" calcext:value-type="float">
            <text:p>32.86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32.86" calcext:value-type="float">
            <text:p>32.86</text:p>
          </table:table-cell>
          <table:table-cell table:formula="of:=IFERROR(([.B23]-[.B$619])/([.B$620]-[.B$619])*100;&quot;&quot;)">
            <text:p/>
          </table:table-cell>
          <table:table-cell table:formula="of:=IFERROR(([.C23]-[.C$619])/([.C$620]-[.C$619])*100;&quot;&quot;)">
            <text:p/>
          </table:table-cell>
          <table:table-cell table:formula="of:=IFERROR(([.D23]-[.D$619])/([.D$620]-[.D$619])*100;&quot;&quot;)">
            <text:p/>
          </table:table-cell>
          <table:table-cell table:formula="of:=IFERROR(([.E23]-[.E$619])/([.E$620]-[.E$619])*100;&quot;&quot;)">
            <text:p/>
          </table:table-cell>
          <table:table-cell table:formula="of:=IFERROR(([.F23]-[.F$619])/([.F$620]-[.F$619])*100;&quot;&quot;)">
            <text:p/>
          </table:table-cell>
          <table:table-cell table:formula="of:=IFERROR(([.G23]-[.G$619])/([.G$620]-[.G$619])*100;&quot;&quot;)">
            <text:p/>
          </table:table-cell>
          <table:table-cell table:formula="of:=IFERROR(([.H23]-[.H$619])/([.H$620]-[.H$619])*100;&quot;&quot;)">
            <text:p/>
          </table:table-cell>
          <table:table-cell table:formula="of:=IFERROR(([.I23]-[.I$619])/([.I$620]-[.I$619])*100;&quot;&quot;)" office:value-type="float" office:value="52.3809523809524" calcext:value-type="float">
            <text:p>52.380952381</text:p>
          </table:table-cell>
          <table:table-cell table:formula="of:=IFERROR(([.J23]-[.J$619])/([.J$620]-[.J$619])*100;&quot;&quot;)" office:value-type="float" office:value="9.80392156862745" calcext:value-type="float">
            <text:p>9.8039215686</text:p>
          </table:table-cell>
          <table:table-cell table:formula="of:=IFERROR(([.K23]-[.K$619])/([.K$620]-[.K$619])*100;&quot;&quot;)">
            <text:p/>
          </table:table-cell>
          <table:table-cell table:formula="of:=IFERROR(([.L23]-[.L$619])/([.L$620]-[.L$619])*100;&quot;&quot;)">
            <text:p/>
          </table:table-cell>
          <table:table-cell table:formula="of:=IFERROR(([.M23]-[.M$619])/([.M$620]-[.M$619])*100;&quot;&quot;)">
            <text:p/>
          </table:table-cell>
          <table:table-cell table:formula="of:=IFERROR(([.N23]-[.N$619])/([.N$620]-[.N$619])*100;&quot;&quot;)">
            <text:p/>
          </table:table-cell>
          <table:table-cell table:formula="of:=IFERROR(([.O23]-[.O$619])/([.O$620]-[.O$619])*100;&quot;&quot;)">
            <text:p/>
          </table:table-cell>
          <table:table-cell table:formula="of:=IFERROR(([.P23]-[.P$619])/([.P$620]-[.P$619])*100;&quot;&quot;)">
            <text:p/>
          </table:table-cell>
          <table:table-cell table:formula="of:=IFERROR(([.Q23]-[.Q$619])/([.Q$620]-[.Q$619])*100;&quot;&quot;)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IFERROR(([.B24]-[.B$619])/([.B$620]-[.B$619])*100;&quot;&quot;)">
            <text:p/>
          </table:table-cell>
          <table:table-cell table:formula="of:=IFERROR(([.C24]-[.C$619])/([.C$620]-[.C$619])*100;&quot;&quot;)">
            <text:p/>
          </table:table-cell>
          <table:table-cell table:formula="of:=IFERROR(([.D24]-[.D$619])/([.D$620]-[.D$619])*100;&quot;&quot;)">
            <text:p/>
          </table:table-cell>
          <table:table-cell table:formula="of:=IFERROR(([.E24]-[.E$619])/([.E$620]-[.E$619])*100;&quot;&quot;)">
            <text:p/>
          </table:table-cell>
          <table:table-cell table:formula="of:=IFERROR(([.F24]-[.F$619])/([.F$620]-[.F$619])*100;&quot;&quot;)">
            <text:p/>
          </table:table-cell>
          <table:table-cell table:formula="of:=IFERROR(([.G24]-[.G$619])/([.G$620]-[.G$619])*100;&quot;&quot;)">
            <text:p/>
          </table:table-cell>
          <table:table-cell table:formula="of:=IFERROR(([.H24]-[.H$619])/([.H$620]-[.H$619])*100;&quot;&quot;)">
            <text:p/>
          </table:table-cell>
          <table:table-cell table:formula="of:=IFERROR(([.I24]-[.I$619])/([.I$620]-[.I$619])*100;&quot;&quot;)">
            <text:p/>
          </table:table-cell>
          <table:table-cell table:formula="of:=IFERROR(([.J24]-[.J$619])/([.J$620]-[.J$619])*100;&quot;&quot;)">
            <text:p/>
          </table:table-cell>
          <table:table-cell table:formula="of:=IFERROR(([.K24]-[.K$619])/([.K$620]-[.K$619])*100;&quot;&quot;)">
            <text:p/>
          </table:table-cell>
          <table:table-cell table:formula="of:=IFERROR(([.L24]-[.L$619])/([.L$620]-[.L$619])*100;&quot;&quot;)">
            <text:p/>
          </table:table-cell>
          <table:table-cell table:formula="of:=IFERROR(([.M24]-[.M$619])/([.M$620]-[.M$619])*100;&quot;&quot;)" office:value-type="float" office:value="4.16666666666667" calcext:value-type="float">
            <text:p>4.1666666667</text:p>
          </table:table-cell>
          <table:table-cell table:formula="of:=IFERROR(([.N24]-[.N$619])/([.N$620]-[.N$619])*100;&quot;&quot;)">
            <text:p/>
          </table:table-cell>
          <table:table-cell table:formula="of:=IFERROR(([.O24]-[.O$619])/([.O$620]-[.O$619])*100;&quot;&quot;)">
            <text:p/>
          </table:table-cell>
          <table:table-cell table:formula="of:=IFERROR(([.P24]-[.P$619])/([.P$620]-[.P$619])*100;&quot;&quot;)">
            <text:p/>
          </table:table-cell>
          <table:table-cell table:formula="of:=IFERROR(([.Q24]-[.Q$619])/([.Q$620]-[.Q$619])*100;&quot;&quot;)">
            <text:p/>
          </table:table-cell>
        </table:table-row>
        <table:table-row table:style-name="ro1">
          <table:table-cell office:value-type="float" office:value="36.24" calcext:value-type="float">
            <text:p>36.24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float" office:value="36.24" calcext:value-type="float">
            <text:p>36.24</text:p>
          </table:table-cell>
          <table:table-cell table:formula="of:=IFERROR(([.B25]-[.B$619])/([.B$620]-[.B$619])*100;&quot;&quot;)">
            <text:p/>
          </table:table-cell>
          <table:table-cell table:formula="of:=IFERROR(([.C25]-[.C$619])/([.C$620]-[.C$619])*100;&quot;&quot;)">
            <text:p/>
          </table:table-cell>
          <table:table-cell table:formula="of:=IFERROR(([.D25]-[.D$619])/([.D$620]-[.D$619])*100;&quot;&quot;)">
            <text:p/>
          </table:table-cell>
          <table:table-cell table:formula="of:=IFERROR(([.E25]-[.E$619])/([.E$620]-[.E$619])*100;&quot;&quot;)">
            <text:p/>
          </table:table-cell>
          <table:table-cell table:formula="of:=IFERROR(([.F25]-[.F$619])/([.F$620]-[.F$619])*100;&quot;&quot;)">
            <text:p/>
          </table:table-cell>
          <table:table-cell table:formula="of:=IFERROR(([.G25]-[.G$619])/([.G$620]-[.G$619])*100;&quot;&quot;)">
            <text:p/>
          </table:table-cell>
          <table:table-cell table:formula="of:=IFERROR(([.H25]-[.H$619])/([.H$620]-[.H$619])*100;&quot;&quot;)">
            <text:p/>
          </table:table-cell>
          <table:table-cell table:formula="of:=IFERROR(([.I25]-[.I$619])/([.I$620]-[.I$619])*100;&quot;&quot;)">
            <text:p/>
          </table:table-cell>
          <table:table-cell table:formula="of:=IFERROR(([.J25]-[.J$619])/([.J$620]-[.J$619])*100;&quot;&quot;)">
            <text:p/>
          </table:table-cell>
          <table:table-cell table:formula="of:=IFERROR(([.K25]-[.K$619])/([.K$620]-[.K$619])*100;&quot;&quot;)">
            <text:p/>
          </table:table-cell>
          <table:table-cell table:formula="of:=IFERROR(([.L25]-[.L$619])/([.L$620]-[.L$619])*100;&quot;&quot;)">
            <text:p/>
          </table:table-cell>
          <table:table-cell table:formula="of:=IFERROR(([.M25]-[.M$619])/([.M$620]-[.M$619])*100;&quot;&quot;)">
            <text:p/>
          </table:table-cell>
          <table:table-cell table:formula="of:=IFERROR(([.N25]-[.N$619])/([.N$620]-[.N$619])*100;&quot;&quot;)" office:value-type="float" office:value="15" calcext:value-type="float">
            <text:p>15</text:p>
          </table:table-cell>
          <table:table-cell table:formula="of:=IFERROR(([.O25]-[.O$619])/([.O$620]-[.O$619])*100;&quot;&quot;)">
            <text:p/>
          </table:table-cell>
          <table:table-cell table:formula="of:=IFERROR(([.P25]-[.P$619])/([.P$620]-[.P$619])*100;&quot;&quot;)">
            <text:p/>
          </table:table-cell>
          <table:table-cell table:formula="of:=IFERROR(([.Q25]-[.Q$619])/([.Q$620]-[.Q$619])*100;&quot;&quot;)">
            <text:p/>
          </table:table-cell>
        </table:table-row>
        <table:table-row table:style-name="ro1">
          <table:table-cell office:value-type="float" office:value="37.26" calcext:value-type="float">
            <text:p>37.2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1" calcext:value-type="float">
            <text:p>31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float" office:value="37.26" calcext:value-type="float">
            <text:p>37.26</text:p>
          </table:table-cell>
          <table:table-cell table:formula="of:=IFERROR(([.B26]-[.B$619])/([.B$620]-[.B$619])*100;&quot;&quot;)">
            <text:p/>
          </table:table-cell>
          <table:table-cell table:formula="of:=IFERROR(([.C26]-[.C$619])/([.C$620]-[.C$619])*100;&quot;&quot;)">
            <text:p/>
          </table:table-cell>
          <table:table-cell table:formula="of:=IFERROR(([.D26]-[.D$619])/([.D$620]-[.D$619])*100;&quot;&quot;)">
            <text:p/>
          </table:table-cell>
          <table:table-cell table:formula="of:=IFERROR(([.E26]-[.E$619])/([.E$620]-[.E$619])*100;&quot;&quot;)" office:value-type="float" office:value="70.3703703703704" calcext:value-type="float">
            <text:p>70.3703703704</text:p>
          </table:table-cell>
          <table:table-cell table:formula="of:=IFERROR(([.F26]-[.F$619])/([.F$620]-[.F$619])*100;&quot;&quot;)">
            <text:p/>
          </table:table-cell>
          <table:table-cell table:formula="of:=IFERROR(([.G26]-[.G$619])/([.G$620]-[.G$619])*100;&quot;&quot;)">
            <text:p/>
          </table:table-cell>
          <table:table-cell table:formula="of:=IFERROR(([.H26]-[.H$619])/([.H$620]-[.H$619])*100;&quot;&quot;)">
            <text:p/>
          </table:table-cell>
          <table:table-cell table:formula="of:=IFERROR(([.I26]-[.I$619])/([.I$620]-[.I$619])*100;&quot;&quot;)">
            <text:p/>
          </table:table-cell>
          <table:table-cell table:formula="of:=IFERROR(([.J26]-[.J$619])/([.J$620]-[.J$619])*100;&quot;&quot;)">
            <text:p/>
          </table:table-cell>
          <table:table-cell table:formula="of:=IFERROR(([.K26]-[.K$619])/([.K$620]-[.K$619])*100;&quot;&quot;)">
            <text:p/>
          </table:table-cell>
          <table:table-cell table:formula="of:=IFERROR(([.L26]-[.L$619])/([.L$620]-[.L$619])*100;&quot;&quot;)">
            <text:p/>
          </table:table-cell>
          <table:table-cell table:formula="of:=IFERROR(([.M26]-[.M$619])/([.M$620]-[.M$619])*100;&quot;&quot;)">
            <text:p/>
          </table:table-cell>
          <table:table-cell table:formula="of:=IFERROR(([.N26]-[.N$619])/([.N$620]-[.N$619])*100;&quot;&quot;)">
            <text:p/>
          </table:table-cell>
          <table:table-cell table:formula="of:=IFERROR(([.O26]-[.O$619])/([.O$620]-[.O$619])*100;&quot;&quot;)" office:value-type="float" office:value="46.1538461538462" calcext:value-type="float">
            <text:p>46.1538461538</text:p>
          </table:table-cell>
          <table:table-cell table:formula="of:=IFERROR(([.P26]-[.P$619])/([.P$620]-[.P$619])*100;&quot;&quot;)">
            <text:p/>
          </table:table-cell>
          <table:table-cell table:formula="of:=IFERROR(([.Q26]-[.Q$619])/([.Q$620]-[.Q$619])*100;&quot;&quot;)">
            <text:p/>
          </table:table-cell>
        </table:table-row>
        <table:table-row table:style-name="ro1">
          <table:table-cell office:value-type="float" office:value="38.68" calcext:value-type="float">
            <text:p>38.68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8.68" calcext:value-type="float">
            <text:p>38.68</text:p>
          </table:table-cell>
          <table:table-cell table:formula="of:=IFERROR(([.B27]-[.B$619])/([.B$620]-[.B$619])*100;&quot;&quot;)">
            <text:p/>
          </table:table-cell>
          <table:table-cell table:formula="of:=IFERROR(([.C27]-[.C$619])/([.C$620]-[.C$619])*100;&quot;&quot;)">
            <text:p/>
          </table:table-cell>
          <table:table-cell table:formula="of:=IFERROR(([.D27]-[.D$619])/([.D$620]-[.D$619])*100;&quot;&quot;)">
            <text:p/>
          </table:table-cell>
          <table:table-cell table:formula="of:=IFERROR(([.E27]-[.E$619])/([.E$620]-[.E$619])*100;&quot;&quot;)">
            <text:p/>
          </table:table-cell>
          <table:table-cell table:formula="of:=IFERROR(([.F27]-[.F$619])/([.F$620]-[.F$619])*100;&quot;&quot;)">
            <text:p/>
          </table:table-cell>
          <table:table-cell table:formula="of:=IFERROR(([.G27]-[.G$619])/([.G$620]-[.G$619])*100;&quot;&quot;)">
            <text:p/>
          </table:table-cell>
          <table:table-cell table:formula="of:=IFERROR(([.H27]-[.H$619])/([.H$620]-[.H$619])*100;&quot;&quot;)">
            <text:p/>
          </table:table-cell>
          <table:table-cell table:formula="of:=IFERROR(([.I27]-[.I$619])/([.I$620]-[.I$619])*100;&quot;&quot;)">
            <text:p/>
          </table:table-cell>
          <table:table-cell table:formula="of:=IFERROR(([.J27]-[.J$619])/([.J$620]-[.J$619])*100;&quot;&quot;)" office:value-type="float" office:value="11.7647058823529" calcext:value-type="float">
            <text:p>11.7647058824</text:p>
          </table:table-cell>
          <table:table-cell table:formula="of:=IFERROR(([.K27]-[.K$619])/([.K$620]-[.K$619])*100;&quot;&quot;)">
            <text:p/>
          </table:table-cell>
          <table:table-cell table:formula="of:=IFERROR(([.L27]-[.L$619])/([.L$620]-[.L$619])*100;&quot;&quot;)">
            <text:p/>
          </table:table-cell>
          <table:table-cell table:formula="of:=IFERROR(([.M27]-[.M$619])/([.M$620]-[.M$619])*100;&quot;&quot;)">
            <text:p/>
          </table:table-cell>
          <table:table-cell table:formula="of:=IFERROR(([.N27]-[.N$619])/([.N$620]-[.N$619])*100;&quot;&quot;)">
            <text:p/>
          </table:table-cell>
          <table:table-cell table:formula="of:=IFERROR(([.O27]-[.O$619])/([.O$620]-[.O$619])*100;&quot;&quot;)">
            <text:p/>
          </table:table-cell>
          <table:table-cell table:formula="of:=IFERROR(([.P27]-[.P$619])/([.P$620]-[.P$619])*100;&quot;&quot;)" office:value-type="float" office:value="10" calcext:value-type="float">
            <text:p>10</text:p>
          </table:table-cell>
          <table:table-cell table:formula="of:=IFERROR(([.Q27]-[.Q$619])/([.Q$620]-[.Q$619])*100;&quot;&quot;)" office:value-type="float" office:value="68.421052631579" calcext:value-type="float">
            <text:p>68.4210526316</text:p>
          </table:table-cell>
        </table:table-row>
        <table:table-row table:style-name="ro1">
          <table:table-cell office:value-type="float" office:value="40.48" calcext:value-type="float">
            <text:p>40.48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float" office:value="40.48" calcext:value-type="float">
            <text:p>40.48</text:p>
          </table:table-cell>
          <table:table-cell table:formula="of:=IFERROR(([.B28]-[.B$619])/([.B$620]-[.B$619])*100;&quot;&quot;)">
            <text:p/>
          </table:table-cell>
          <table:table-cell table:formula="of:=IFERROR(([.C28]-[.C$619])/([.C$620]-[.C$619])*100;&quot;&quot;)">
            <text:p/>
          </table:table-cell>
          <table:table-cell table:formula="of:=IFERROR(([.D28]-[.D$619])/([.D$620]-[.D$619])*100;&quot;&quot;)">
            <text:p/>
          </table:table-cell>
          <table:table-cell table:formula="of:=IFERROR(([.E28]-[.E$619])/([.E$620]-[.E$619])*100;&quot;&quot;)">
            <text:p/>
          </table:table-cell>
          <table:table-cell table:formula="of:=IFERROR(([.F28]-[.F$619])/([.F$620]-[.F$619])*100;&quot;&quot;)">
            <text:p/>
          </table:table-cell>
          <table:table-cell table:formula="of:=IFERROR(([.G28]-[.G$619])/([.G$620]-[.G$619])*100;&quot;&quot;)">
            <text:p/>
          </table:table-cell>
          <table:table-cell table:formula="of:=IFERROR(([.H28]-[.H$619])/([.H$620]-[.H$619])*100;&quot;&quot;)">
            <text:p/>
          </table:table-cell>
          <table:table-cell table:formula="of:=IFERROR(([.I28]-[.I$619])/([.I$620]-[.I$619])*100;&quot;&quot;)">
            <text:p/>
          </table:table-cell>
          <table:table-cell table:formula="of:=IFERROR(([.J28]-[.J$619])/([.J$620]-[.J$619])*100;&quot;&quot;)">
            <text:p/>
          </table:table-cell>
          <table:table-cell table:formula="of:=IFERROR(([.K28]-[.K$619])/([.K$620]-[.K$619])*100;&quot;&quot;)">
            <text:p/>
          </table:table-cell>
          <table:table-cell table:formula="of:=IFERROR(([.L28]-[.L$619])/([.L$620]-[.L$619])*100;&quot;&quot;)" office:value-type="float" office:value="84.2105263157895" calcext:value-type="float">
            <text:p>84.2105263158</text:p>
          </table:table-cell>
          <table:table-cell table:formula="of:=IFERROR(([.M28]-[.M$619])/([.M$620]-[.M$619])*100;&quot;&quot;)">
            <text:p/>
          </table:table-cell>
          <table:table-cell table:formula="of:=IFERROR(([.N28]-[.N$619])/([.N$620]-[.N$619])*100;&quot;&quot;)">
            <text:p/>
          </table:table-cell>
          <table:table-cell table:formula="of:=IFERROR(([.O28]-[.O$619])/([.O$620]-[.O$619])*100;&quot;&quot;)">
            <text:p/>
          </table:table-cell>
          <table:table-cell table:formula="of:=IFERROR(([.P28]-[.P$619])/([.P$620]-[.P$619])*100;&quot;&quot;)">
            <text:p/>
          </table:table-cell>
          <table:table-cell table:formula="of:=IFERROR(([.Q28]-[.Q$619])/([.Q$620]-[.Q$619])*100;&quot;&quot;)">
            <text:p/>
          </table:table-cell>
        </table:table-row>
        <table:table-row table:style-name="ro1">
          <table:table-cell office:value-type="float" office:value="41.34" calcext:value-type="float">
            <text:p>41.34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2"/>
          <table:table-cell office:value-type="float" office:value="41.34" calcext:value-type="float">
            <text:p>41.34</text:p>
          </table:table-cell>
          <table:table-cell table:formula="of:=IFERROR(([.B29]-[.B$619])/([.B$620]-[.B$619])*100;&quot;&quot;)">
            <text:p/>
          </table:table-cell>
          <table:table-cell table:formula="of:=IFERROR(([.C29]-[.C$619])/([.C$620]-[.C$619])*100;&quot;&quot;)">
            <text:p/>
          </table:table-cell>
          <table:table-cell table:formula="of:=IFERROR(([.D29]-[.D$619])/([.D$620]-[.D$619])*100;&quot;&quot;)">
            <text:p/>
          </table:table-cell>
          <table:table-cell table:formula="of:=IFERROR(([.E29]-[.E$619])/([.E$620]-[.E$619])*100;&quot;&quot;)">
            <text:p/>
          </table:table-cell>
          <table:table-cell table:formula="of:=IFERROR(([.F29]-[.F$619])/([.F$620]-[.F$619])*100;&quot;&quot;)">
            <text:p/>
          </table:table-cell>
          <table:table-cell table:formula="of:=IFERROR(([.G29]-[.G$619])/([.G$620]-[.G$619])*100;&quot;&quot;)">
            <text:p/>
          </table:table-cell>
          <table:table-cell table:formula="of:=IFERROR(([.H29]-[.H$619])/([.H$620]-[.H$619])*100;&quot;&quot;)">
            <text:p/>
          </table:table-cell>
          <table:table-cell table:formula="of:=IFERROR(([.I29]-[.I$619])/([.I$620]-[.I$619])*100;&quot;&quot;)" office:value-type="float" office:value="57.1428571428571" calcext:value-type="float">
            <text:p>57.1428571429</text:p>
          </table:table-cell>
          <table:table-cell table:formula="of:=IFERROR(([.J29]-[.J$619])/([.J$620]-[.J$619])*100;&quot;&quot;)">
            <text:p/>
          </table:table-cell>
          <table:table-cell table:formula="of:=IFERROR(([.K29]-[.K$619])/([.K$620]-[.K$619])*100;&quot;&quot;)">
            <text:p/>
          </table:table-cell>
          <table:table-cell table:formula="of:=IFERROR(([.L29]-[.L$619])/([.L$620]-[.L$619])*100;&quot;&quot;)">
            <text:p/>
          </table:table-cell>
          <table:table-cell table:formula="of:=IFERROR(([.M29]-[.M$619])/([.M$620]-[.M$619])*100;&quot;&quot;)">
            <text:p/>
          </table:table-cell>
          <table:table-cell table:formula="of:=IFERROR(([.N29]-[.N$619])/([.N$620]-[.N$619])*100;&quot;&quot;)">
            <text:p/>
          </table:table-cell>
          <table:table-cell table:formula="of:=IFERROR(([.O29]-[.O$619])/([.O$620]-[.O$619])*100;&quot;&quot;)">
            <text:p/>
          </table:table-cell>
          <table:table-cell table:formula="of:=IFERROR(([.P29]-[.P$619])/([.P$620]-[.P$619])*100;&quot;&quot;)">
            <text:p/>
          </table:table-cell>
          <table:table-cell table:formula="of:=IFERROR(([.Q29]-[.Q$619])/([.Q$620]-[.Q$619])*100;&quot;&quot;)">
            <text:p/>
          </table:table-cell>
        </table:table-row>
        <table:table-row table:style-name="ro1">
          <table:table-cell office:value-type="float" office:value="44.14" calcext:value-type="float">
            <text:p>44.1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36" calcext:value-type="float">
            <text:p>36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44.14" calcext:value-type="float">
            <text:p>44.14</text:p>
          </table:table-cell>
          <table:table-cell table:formula="of:=IFERROR(([.B30]-[.B$619])/([.B$620]-[.B$619])*100;&quot;&quot;)" office:value-type="float" office:value="66.6666666666667" calcext:value-type="float">
            <text:p>66.6666666667</text:p>
          </table:table-cell>
          <table:table-cell table:formula="of:=IFERROR(([.C30]-[.C$619])/([.C$620]-[.C$619])*100;&quot;&quot;)">
            <text:p/>
          </table:table-cell>
          <table:table-cell table:formula="of:=IFERROR(([.D30]-[.D$619])/([.D$620]-[.D$619])*100;&quot;&quot;)">
            <text:p/>
          </table:table-cell>
          <table:table-cell table:formula="of:=IFERROR(([.E30]-[.E$619])/([.E$620]-[.E$619])*100;&quot;&quot;)">
            <text:p/>
          </table:table-cell>
          <table:table-cell table:formula="of:=IFERROR(([.F30]-[.F$619])/([.F$620]-[.F$619])*100;&quot;&quot;)">
            <text:p/>
          </table:table-cell>
          <table:table-cell table:formula="of:=IFERROR(([.G30]-[.G$619])/([.G$620]-[.G$619])*100;&quot;&quot;)">
            <text:p/>
          </table:table-cell>
          <table:table-cell table:formula="of:=IFERROR(([.H30]-[.H$619])/([.H$620]-[.H$619])*100;&quot;&quot;)">
            <text:p/>
          </table:table-cell>
          <table:table-cell table:formula="of:=IFERROR(([.I30]-[.I$619])/([.I$620]-[.I$619])*100;&quot;&quot;)">
            <text:p/>
          </table:table-cell>
          <table:table-cell table:formula="of:=IFERROR(([.J30]-[.J$619])/([.J$620]-[.J$619])*100;&quot;&quot;)" office:value-type="float" office:value="13.7254901960784" calcext:value-type="float">
            <text:p>13.7254901961</text:p>
          </table:table-cell>
          <table:table-cell table:formula="of:=IFERROR(([.K30]-[.K$619])/([.K$620]-[.K$619])*100;&quot;&quot;)">
            <text:p/>
          </table:table-cell>
          <table:table-cell table:formula="of:=IFERROR(([.L30]-[.L$619])/([.L$620]-[.L$619])*100;&quot;&quot;)">
            <text:p/>
          </table:table-cell>
          <table:table-cell table:formula="of:=IFERROR(([.M30]-[.M$619])/([.M$620]-[.M$619])*100;&quot;&quot;)">
            <text:p/>
          </table:table-cell>
          <table:table-cell table:formula="of:=IFERROR(([.N30]-[.N$619])/([.N$620]-[.N$619])*100;&quot;&quot;)">
            <text:p/>
          </table:table-cell>
          <table:table-cell table:formula="of:=IFERROR(([.O30]-[.O$619])/([.O$620]-[.O$619])*100;&quot;&quot;)">
            <text:p/>
          </table:table-cell>
          <table:table-cell table:formula="of:=IFERROR(([.P30]-[.P$619])/([.P$620]-[.P$619])*100;&quot;&quot;)">
            <text:p/>
          </table:table-cell>
          <table:table-cell table:formula="of:=IFERROR(([.Q30]-[.Q$619])/([.Q$620]-[.Q$619])*100;&quot;&quot;)">
            <text:p/>
          </table:table-cell>
        </table:table-row>
        <table:table-row table:style-name="ro1">
          <table:table-cell office:value-type="float" office:value="45.12" calcext:value-type="float">
            <text:p>45.1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string" calcext:value-type="string">
            <text:p><text:s/></text:p>
          </table:table-cell>
          <table:table-cell table:number-columns-repeated="2"/>
          <table:table-cell office:value-type="float" office:value="45.12" calcext:value-type="float">
            <text:p>45.12</text:p>
          </table:table-cell>
          <table:table-cell table:formula="of:=IFERROR(([.B31]-[.B$619])/([.B$620]-[.B$619])*100;&quot;&quot;)">
            <text:p/>
          </table:table-cell>
          <table:table-cell table:formula="of:=IFERROR(([.C31]-[.C$619])/([.C$620]-[.C$619])*100;&quot;&quot;)">
            <text:p/>
          </table:table-cell>
          <table:table-cell table:formula="of:=IFERROR(([.D31]-[.D$619])/([.D$620]-[.D$619])*100;&quot;&quot;)">
            <text:p/>
          </table:table-cell>
          <table:table-cell table:formula="of:=IFERROR(([.E31]-[.E$619])/([.E$620]-[.E$619])*100;&quot;&quot;)">
            <text:p/>
          </table:table-cell>
          <table:table-cell table:formula="of:=IFERROR(([.F31]-[.F$619])/([.F$620]-[.F$619])*100;&quot;&quot;)" office:value-type="float" office:value="100" calcext:value-type="float">
            <text:p>100</text:p>
          </table:table-cell>
          <table:table-cell table:formula="of:=IFERROR(([.G31]-[.G$619])/([.G$620]-[.G$619])*100;&quot;&quot;)">
            <text:p/>
          </table:table-cell>
          <table:table-cell table:formula="of:=IFERROR(([.H31]-[.H$619])/([.H$620]-[.H$619])*100;&quot;&quot;)">
            <text:p/>
          </table:table-cell>
          <table:table-cell table:formula="of:=IFERROR(([.I31]-[.I$619])/([.I$620]-[.I$619])*100;&quot;&quot;)">
            <text:p/>
          </table:table-cell>
          <table:table-cell table:formula="of:=IFERROR(([.J31]-[.J$619])/([.J$620]-[.J$619])*100;&quot;&quot;)">
            <text:p/>
          </table:table-cell>
          <table:table-cell table:formula="of:=IFERROR(([.K31]-[.K$619])/([.K$620]-[.K$619])*100;&quot;&quot;)">
            <text:p/>
          </table:table-cell>
          <table:table-cell table:formula="of:=IFERROR(([.L31]-[.L$619])/([.L$620]-[.L$619])*100;&quot;&quot;)">
            <text:p/>
          </table:table-cell>
          <table:table-cell table:formula="of:=IFERROR(([.M31]-[.M$619])/([.M$620]-[.M$619])*100;&quot;&quot;)">
            <text:p/>
          </table:table-cell>
          <table:table-cell table:formula="of:=IFERROR(([.N31]-[.N$619])/([.N$620]-[.N$619])*100;&quot;&quot;)">
            <text:p/>
          </table:table-cell>
          <table:table-cell table:formula="of:=IFERROR(([.O31]-[.O$619])/([.O$620]-[.O$619])*100;&quot;&quot;)">
            <text:p/>
          </table:table-cell>
          <table:table-cell table:formula="of:=IFERROR(([.P31]-[.P$619])/([.P$620]-[.P$619])*100;&quot;&quot;)">
            <text:p/>
          </table:table-cell>
          <table:table-cell table:formula="of:=IFERROR(([.Q31]-[.Q$619])/([.Q$620]-[.Q$619])*100;&quot;&quot;)">
            <text:p/>
          </table:table-cell>
        </table:table-row>
        <table:table-row table:style-name="ro1">
          <table:table-cell office:value-type="float" office:value="46.34" calcext:value-type="float">
            <text:p>46.34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float" office:value="46.34" calcext:value-type="float">
            <text:p>46.34</text:p>
          </table:table-cell>
          <table:table-cell table:formula="of:=IFERROR(([.B32]-[.B$619])/([.B$620]-[.B$619])*100;&quot;&quot;)">
            <text:p/>
          </table:table-cell>
          <table:table-cell table:formula="of:=IFERROR(([.C32]-[.C$619])/([.C$620]-[.C$619])*100;&quot;&quot;)">
            <text:p/>
          </table:table-cell>
          <table:table-cell table:formula="of:=IFERROR(([.D32]-[.D$619])/([.D$620]-[.D$619])*100;&quot;&quot;)">
            <text:p/>
          </table:table-cell>
          <table:table-cell table:formula="of:=IFERROR(([.E32]-[.E$619])/([.E$620]-[.E$619])*100;&quot;&quot;)">
            <text:p/>
          </table:table-cell>
          <table:table-cell table:formula="of:=IFERROR(([.F32]-[.F$619])/([.F$620]-[.F$619])*100;&quot;&quot;)">
            <text:p/>
          </table:table-cell>
          <table:table-cell table:formula="of:=IFERROR(([.G32]-[.G$619])/([.G$620]-[.G$619])*100;&quot;&quot;)">
            <text:p/>
          </table:table-cell>
          <table:table-cell table:formula="of:=IFERROR(([.H32]-[.H$619])/([.H$620]-[.H$619])*100;&quot;&quot;)">
            <text:p/>
          </table:table-cell>
          <table:table-cell table:formula="of:=IFERROR(([.I32]-[.I$619])/([.I$620]-[.I$619])*100;&quot;&quot;)">
            <text:p/>
          </table:table-cell>
          <table:table-cell table:formula="of:=IFERROR(([.J32]-[.J$619])/([.J$620]-[.J$619])*100;&quot;&quot;)">
            <text:p/>
          </table:table-cell>
          <table:table-cell table:formula="of:=IFERROR(([.K32]-[.K$619])/([.K$620]-[.K$619])*100;&quot;&quot;)">
            <text:p/>
          </table:table-cell>
          <table:table-cell table:formula="of:=IFERROR(([.L32]-[.L$619])/([.L$620]-[.L$619])*100;&quot;&quot;)">
            <text:p/>
          </table:table-cell>
          <table:table-cell table:formula="of:=IFERROR(([.M32]-[.M$619])/([.M$620]-[.M$619])*100;&quot;&quot;)">
            <text:p/>
          </table:table-cell>
          <table:table-cell table:formula="of:=IFERROR(([.N32]-[.N$619])/([.N$620]-[.N$619])*100;&quot;&quot;)" office:value-type="float" office:value="20" calcext:value-type="float">
            <text:p>20</text:p>
          </table:table-cell>
          <table:table-cell table:formula="of:=IFERROR(([.O32]-[.O$619])/([.O$620]-[.O$619])*100;&quot;&quot;)">
            <text:p/>
          </table:table-cell>
          <table:table-cell table:formula="of:=IFERROR(([.P32]-[.P$619])/([.P$620]-[.P$619])*100;&quot;&quot;)">
            <text:p/>
          </table:table-cell>
          <table:table-cell table:formula="of:=IFERROR(([.Q32]-[.Q$619])/([.Q$620]-[.Q$619])*100;&quot;&quot;)">
            <text:p/>
          </table:table-cell>
        </table:table-row>
        <table:table-row table:style-name="ro1">
          <table:table-cell office:value-type="float" office:value="46.92" calcext:value-type="float">
            <text:p>46.92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46.92" calcext:value-type="float">
            <text:p>46.92</text:p>
          </table:table-cell>
          <table:table-cell table:formula="of:=IFERROR(([.B33]-[.B$619])/([.B$620]-[.B$619])*100;&quot;&quot;)">
            <text:p/>
          </table:table-cell>
          <table:table-cell table:formula="of:=IFERROR(([.C33]-[.C$619])/([.C$620]-[.C$619])*100;&quot;&quot;)">
            <text:p/>
          </table:table-cell>
          <table:table-cell table:formula="of:=IFERROR(([.D33]-[.D$619])/([.D$620]-[.D$619])*100;&quot;&quot;)">
            <text:p/>
          </table:table-cell>
          <table:table-cell table:formula="of:=IFERROR(([.E33]-[.E$619])/([.E$620]-[.E$619])*100;&quot;&quot;)">
            <text:p/>
          </table:table-cell>
          <table:table-cell table:formula="of:=IFERROR(([.F33]-[.F$619])/([.F$620]-[.F$619])*100;&quot;&quot;)">
            <text:p/>
          </table:table-cell>
          <table:table-cell table:formula="of:=IFERROR(([.G33]-[.G$619])/([.G$620]-[.G$619])*100;&quot;&quot;)">
            <text:p/>
          </table:table-cell>
          <table:table-cell table:formula="of:=IFERROR(([.H33]-[.H$619])/([.H$620]-[.H$619])*100;&quot;&quot;)">
            <text:p/>
          </table:table-cell>
          <table:table-cell table:formula="of:=IFERROR(([.I33]-[.I$619])/([.I$620]-[.I$619])*100;&quot;&quot;)">
            <text:p/>
          </table:table-cell>
          <table:table-cell table:formula="of:=IFERROR(([.J33]-[.J$619])/([.J$620]-[.J$619])*100;&quot;&quot;)">
            <text:p/>
          </table:table-cell>
          <table:table-cell table:formula="of:=IFERROR(([.K33]-[.K$619])/([.K$620]-[.K$619])*100;&quot;&quot;)">
            <text:p/>
          </table:table-cell>
          <table:table-cell table:formula="of:=IFERROR(([.L33]-[.L$619])/([.L$620]-[.L$619])*100;&quot;&quot;)">
            <text:p/>
          </table:table-cell>
          <table:table-cell table:formula="of:=IFERROR(([.M33]-[.M$619])/([.M$620]-[.M$619])*100;&quot;&quot;)">
            <text:p/>
          </table:table-cell>
          <table:table-cell table:formula="of:=IFERROR(([.N33]-[.N$619])/([.N$620]-[.N$619])*100;&quot;&quot;)">
            <text:p/>
          </table:table-cell>
          <table:table-cell table:formula="of:=IFERROR(([.O33]-[.O$619])/([.O$620]-[.O$619])*100;&quot;&quot;)">
            <text:p/>
          </table:table-cell>
          <table:table-cell table:formula="of:=IFERROR(([.P33]-[.P$619])/([.P$620]-[.P$619])*100;&quot;&quot;)" office:value-type="float" office:value="12.5" calcext:value-type="float">
            <text:p>12.5</text:p>
          </table:table-cell>
          <table:table-cell table:formula="of:=IFERROR(([.Q33]-[.Q$619])/([.Q$620]-[.Q$619])*100;&quot;&quot;)">
            <text:p/>
          </table:table-cell>
        </table:table-row>
        <table:table-row table:style-name="ro1">
          <table:table-cell office:value-type="float" office:value="48.86" calcext:value-type="float">
            <text:p>48.8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2" calcext:value-type="float">
            <text:p>32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8.86" calcext:value-type="float">
            <text:p>48.86</text:p>
          </table:table-cell>
          <table:table-cell table:formula="of:=IFERROR(([.B34]-[.B$619])/([.B$620]-[.B$619])*100;&quot;&quot;)">
            <text:p/>
          </table:table-cell>
          <table:table-cell table:formula="of:=IFERROR(([.C34]-[.C$619])/([.C$620]-[.C$619])*100;&quot;&quot;)">
            <text:p/>
          </table:table-cell>
          <table:table-cell table:formula="of:=IFERROR(([.D34]-[.D$619])/([.D$620]-[.D$619])*100;&quot;&quot;)">
            <text:p/>
          </table:table-cell>
          <table:table-cell table:formula="of:=IFERROR(([.E34]-[.E$619])/([.E$620]-[.E$619])*100;&quot;&quot;)" office:value-type="float" office:value="74.0740740740741" calcext:value-type="float">
            <text:p>74.0740740741</text:p>
          </table:table-cell>
          <table:table-cell table:formula="of:=IFERROR(([.F34]-[.F$619])/([.F$620]-[.F$619])*100;&quot;&quot;)">
            <text:p/>
          </table:table-cell>
          <table:table-cell table:formula="of:=IFERROR(([.G34]-[.G$619])/([.G$620]-[.G$619])*100;&quot;&quot;)">
            <text:p/>
          </table:table-cell>
          <table:table-cell table:formula="of:=IFERROR(([.H34]-[.H$619])/([.H$620]-[.H$619])*100;&quot;&quot;)">
            <text:p/>
          </table:table-cell>
          <table:table-cell table:formula="of:=IFERROR(([.I34]-[.I$619])/([.I$620]-[.I$619])*100;&quot;&quot;)">
            <text:p/>
          </table:table-cell>
          <table:table-cell table:formula="of:=IFERROR(([.J34]-[.J$619])/([.J$620]-[.J$619])*100;&quot;&quot;)">
            <text:p/>
          </table:table-cell>
          <table:table-cell table:formula="of:=IFERROR(([.K34]-[.K$619])/([.K$620]-[.K$619])*100;&quot;&quot;)">
            <text:p/>
          </table:table-cell>
          <table:table-cell table:formula="of:=IFERROR(([.L34]-[.L$619])/([.L$620]-[.L$619])*100;&quot;&quot;)">
            <text:p/>
          </table:table-cell>
          <table:table-cell table:formula="of:=IFERROR(([.M34]-[.M$619])/([.M$620]-[.M$619])*100;&quot;&quot;)">
            <text:p/>
          </table:table-cell>
          <table:table-cell table:formula="of:=IFERROR(([.N34]-[.N$619])/([.N$620]-[.N$619])*100;&quot;&quot;)">
            <text:p/>
          </table:table-cell>
          <table:table-cell table:formula="of:=IFERROR(([.O34]-[.O$619])/([.O$620]-[.O$619])*100;&quot;&quot;)">
            <text:p/>
          </table:table-cell>
          <table:table-cell table:formula="of:=IFERROR(([.P34]-[.P$619])/([.P$620]-[.P$619])*100;&quot;&quot;)">
            <text:p/>
          </table:table-cell>
          <table:table-cell table:formula="of:=IFERROR(([.Q34]-[.Q$619])/([.Q$620]-[.Q$619])*100;&quot;&quot;)" office:value-type="float" office:value="73.6842105263158" calcext:value-type="float">
            <text:p>73.6842105263</text:p>
          </table:table-cell>
        </table:table-row>
        <table:table-row table:style-name="ro1">
          <table:table-cell office:value-type="float" office:value="49.98" calcext:value-type="float">
            <text:p>49.98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float" office:value="49.98" calcext:value-type="float">
            <text:p>49.98</text:p>
          </table:table-cell>
          <table:table-cell table:formula="of:=IFERROR(([.B35]-[.B$619])/([.B$620]-[.B$619])*100;&quot;&quot;)">
            <text:p/>
          </table:table-cell>
          <table:table-cell table:formula="of:=IFERROR(([.C35]-[.C$619])/([.C$620]-[.C$619])*100;&quot;&quot;)">
            <text:p/>
          </table:table-cell>
          <table:table-cell table:formula="of:=IFERROR(([.D35]-[.D$619])/([.D$620]-[.D$619])*100;&quot;&quot;)">
            <text:p/>
          </table:table-cell>
          <table:table-cell table:formula="of:=IFERROR(([.E35]-[.E$619])/([.E$620]-[.E$619])*100;&quot;&quot;)">
            <text:p/>
          </table:table-cell>
          <table:table-cell table:formula="of:=IFERROR(([.F35]-[.F$619])/([.F$620]-[.F$619])*100;&quot;&quot;)">
            <text:p/>
          </table:table-cell>
          <table:table-cell table:formula="of:=IFERROR(([.G35]-[.G$619])/([.G$620]-[.G$619])*100;&quot;&quot;)">
            <text:p/>
          </table:table-cell>
          <table:table-cell table:formula="of:=IFERROR(([.H35]-[.H$619])/([.H$620]-[.H$619])*100;&quot;&quot;)">
            <text:p/>
          </table:table-cell>
          <table:table-cell table:formula="of:=IFERROR(([.I35]-[.I$619])/([.I$620]-[.I$619])*100;&quot;&quot;)" office:value-type="float" office:value="61.9047619047619" calcext:value-type="float">
            <text:p>61.9047619048</text:p>
          </table:table-cell>
          <table:table-cell table:formula="of:=IFERROR(([.J35]-[.J$619])/([.J$620]-[.J$619])*100;&quot;&quot;)" office:value-type="float" office:value="15.6862745098039" calcext:value-type="float">
            <text:p>15.6862745098</text:p>
          </table:table-cell>
          <table:table-cell table:formula="of:=IFERROR(([.K35]-[.K$619])/([.K$620]-[.K$619])*100;&quot;&quot;)">
            <text:p/>
          </table:table-cell>
          <table:table-cell table:formula="of:=IFERROR(([.L35]-[.L$619])/([.L$620]-[.L$619])*100;&quot;&quot;)">
            <text:p/>
          </table:table-cell>
          <table:table-cell table:formula="of:=IFERROR(([.M35]-[.M$619])/([.M$620]-[.M$619])*100;&quot;&quot;)">
            <text:p/>
          </table:table-cell>
          <table:table-cell table:formula="of:=IFERROR(([.N35]-[.N$619])/([.N$620]-[.N$619])*100;&quot;&quot;)">
            <text:p/>
          </table:table-cell>
          <table:table-cell table:formula="of:=IFERROR(([.O35]-[.O$619])/([.O$620]-[.O$619])*100;&quot;&quot;)" office:value-type="float" office:value="53.8461538461539" calcext:value-type="float">
            <text:p>53.8461538462</text:p>
          </table:table-cell>
          <table:table-cell table:formula="of:=IFERROR(([.P35]-[.P$619])/([.P$620]-[.P$619])*100;&quot;&quot;)">
            <text:p/>
          </table:table-cell>
          <table:table-cell table:formula="of:=IFERROR(([.Q35]-[.Q$619])/([.Q$620]-[.Q$619])*100;&quot;&quot;)">
            <text:p/>
          </table:table-cell>
        </table:table-row>
        <table:table-row table:style-name="ro1">
          <table:table-cell office:value-type="float" office:value="50.6" calcext:value-type="float">
            <text:p>50.6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/>
          <table:table-cell office:value-type="float" office:value="50.6" calcext:value-type="float">
            <text:p>50.6</text:p>
          </table:table-cell>
          <table:table-cell table:formula="of:=IFERROR(([.B36]-[.B$619])/([.B$620]-[.B$619])*100;&quot;&quot;)">
            <text:p/>
          </table:table-cell>
          <table:table-cell table:formula="of:=IFERROR(([.C36]-[.C$619])/([.C$620]-[.C$619])*100;&quot;&quot;)">
            <text:p/>
          </table:table-cell>
          <table:table-cell table:formula="of:=IFERROR(([.D36]-[.D$619])/([.D$620]-[.D$619])*100;&quot;&quot;)">
            <text:p/>
          </table:table-cell>
          <table:table-cell table:formula="of:=IFERROR(([.E36]-[.E$619])/([.E$620]-[.E$619])*100;&quot;&quot;)">
            <text:p/>
          </table:table-cell>
          <table:table-cell table:formula="of:=IFERROR(([.F36]-[.F$619])/([.F$620]-[.F$619])*100;&quot;&quot;)">
            <text:p/>
          </table:table-cell>
          <table:table-cell table:formula="of:=IFERROR(([.G36]-[.G$619])/([.G$620]-[.G$619])*100;&quot;&quot;)">
            <text:p/>
          </table:table-cell>
          <table:table-cell table:formula="of:=IFERROR(([.H36]-[.H$619])/([.H$620]-[.H$619])*100;&quot;&quot;)">
            <text:p/>
          </table:table-cell>
          <table:table-cell table:formula="of:=IFERROR(([.I36]-[.I$619])/([.I$620]-[.I$619])*100;&quot;&quot;)">
            <text:p/>
          </table:table-cell>
          <table:table-cell table:formula="of:=IFERROR(([.J36]-[.J$619])/([.J$620]-[.J$619])*100;&quot;&quot;)">
            <text:p/>
          </table:table-cell>
          <table:table-cell table:formula="of:=IFERROR(([.K36]-[.K$619])/([.K$620]-[.K$619])*100;&quot;&quot;)" office:value-type="float" office:value="22.2222222222222" calcext:value-type="float">
            <text:p>22.2222222222</text:p>
          </table:table-cell>
          <table:table-cell table:formula="of:=IFERROR(([.L36]-[.L$619])/([.L$620]-[.L$619])*100;&quot;&quot;)">
            <text:p/>
          </table:table-cell>
          <table:table-cell table:formula="of:=IFERROR(([.M36]-[.M$619])/([.M$620]-[.M$619])*100;&quot;&quot;)">
            <text:p/>
          </table:table-cell>
          <table:table-cell table:formula="of:=IFERROR(([.N36]-[.N$619])/([.N$620]-[.N$619])*100;&quot;&quot;)">
            <text:p/>
          </table:table-cell>
          <table:table-cell table:formula="of:=IFERROR(([.O36]-[.O$619])/([.O$620]-[.O$619])*100;&quot;&quot;)">
            <text:p/>
          </table:table-cell>
          <table:table-cell table:formula="of:=IFERROR(([.P36]-[.P$619])/([.P$620]-[.P$619])*100;&quot;&quot;)">
            <text:p/>
          </table:table-cell>
          <table:table-cell table:formula="of:=IFERROR(([.Q36]-[.Q$619])/([.Q$620]-[.Q$619])*100;&quot;&quot;)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IFERROR(([.B37]-[.B$619])/([.B$620]-[.B$619])*100;&quot;&quot;)">
            <text:p/>
          </table:table-cell>
          <table:table-cell table:formula="of:=IFERROR(([.C37]-[.C$619])/([.C$620]-[.C$619])*100;&quot;&quot;)">
            <text:p/>
          </table:table-cell>
          <table:table-cell table:formula="of:=IFERROR(([.D37]-[.D$619])/([.D$620]-[.D$619])*100;&quot;&quot;)">
            <text:p/>
          </table:table-cell>
          <table:table-cell table:formula="of:=IFERROR(([.E37]-[.E$619])/([.E$620]-[.E$619])*100;&quot;&quot;)">
            <text:p/>
          </table:table-cell>
          <table:table-cell table:formula="of:=IFERROR(([.F37]-[.F$619])/([.F$620]-[.F$619])*100;&quot;&quot;)">
            <text:p/>
          </table:table-cell>
          <table:table-cell table:formula="of:=IFERROR(([.G37]-[.G$619])/([.G$620]-[.G$619])*100;&quot;&quot;)" office:value-type="float" office:value="75" calcext:value-type="float">
            <text:p>75</text:p>
          </table:table-cell>
          <table:table-cell table:formula="of:=IFERROR(([.H37]-[.H$619])/([.H$620]-[.H$619])*100;&quot;&quot;)">
            <text:p/>
          </table:table-cell>
          <table:table-cell table:formula="of:=IFERROR(([.I37]-[.I$619])/([.I$620]-[.I$619])*100;&quot;&quot;)">
            <text:p/>
          </table:table-cell>
          <table:table-cell table:formula="of:=IFERROR(([.J37]-[.J$619])/([.J$620]-[.J$619])*100;&quot;&quot;)">
            <text:p/>
          </table:table-cell>
          <table:table-cell table:formula="of:=IFERROR(([.K37]-[.K$619])/([.K$620]-[.K$619])*100;&quot;&quot;)">
            <text:p/>
          </table:table-cell>
          <table:table-cell table:formula="of:=IFERROR(([.L37]-[.L$619])/([.L$620]-[.L$619])*100;&quot;&quot;)" office:value-type="float" office:value="89.4736842105263" calcext:value-type="float">
            <text:p>89.4736842105</text:p>
          </table:table-cell>
          <table:table-cell table:formula="of:=IFERROR(([.M37]-[.M$619])/([.M$620]-[.M$619])*100;&quot;&quot;)">
            <text:p/>
          </table:table-cell>
          <table:table-cell table:formula="of:=IFERROR(([.N37]-[.N$619])/([.N$620]-[.N$619])*100;&quot;&quot;)">
            <text:p/>
          </table:table-cell>
          <table:table-cell table:formula="of:=IFERROR(([.O37]-[.O$619])/([.O$620]-[.O$619])*100;&quot;&quot;)">
            <text:p/>
          </table:table-cell>
          <table:table-cell table:formula="of:=IFERROR(([.P37]-[.P$619])/([.P$620]-[.P$619])*100;&quot;&quot;)">
            <text:p/>
          </table:table-cell>
          <table:table-cell table:formula="of:=IFERROR(([.Q37]-[.Q$619])/([.Q$620]-[.Q$619])*100;&quot;&quot;)">
            <text:p/>
          </table:table-cell>
        </table:table-row>
        <table:table-row table:style-name="ro1">
          <table:table-cell office:value-type="float" office:value="55.12" calcext:value-type="float">
            <text:p>55.1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55.12" calcext:value-type="float">
            <text:p>55.12</text:p>
          </table:table-cell>
          <table:table-cell table:formula="of:=IFERROR(([.B38]-[.B$619])/([.B$620]-[.B$619])*100;&quot;&quot;)">
            <text:p/>
          </table:table-cell>
          <table:table-cell table:formula="of:=IFERROR(([.C38]-[.C$619])/([.C$620]-[.C$619])*100;&quot;&quot;)">
            <text:p/>
          </table:table-cell>
          <table:table-cell table:formula="of:=IFERROR(([.D38]-[.D$619])/([.D$620]-[.D$619])*100;&quot;&quot;)">
            <text:p/>
          </table:table-cell>
          <table:table-cell table:formula="of:=IFERROR(([.E38]-[.E$619])/([.E$620]-[.E$619])*100;&quot;&quot;)">
            <text:p/>
          </table:table-cell>
          <table:table-cell table:formula="of:=IFERROR(([.F38]-[.F$619])/([.F$620]-[.F$619])*100;&quot;&quot;)">
            <text:p/>
          </table:table-cell>
          <table:table-cell table:formula="of:=IFERROR(([.G38]-[.G$619])/([.G$620]-[.G$619])*100;&quot;&quot;)">
            <text:p/>
          </table:table-cell>
          <table:table-cell table:formula="of:=IFERROR(([.H38]-[.H$619])/([.H$620]-[.H$619])*100;&quot;&quot;)">
            <text:p/>
          </table:table-cell>
          <table:table-cell table:formula="of:=IFERROR(([.I38]-[.I$619])/([.I$620]-[.I$619])*100;&quot;&quot;)">
            <text:p/>
          </table:table-cell>
          <table:table-cell table:formula="of:=IFERROR(([.J38]-[.J$619])/([.J$620]-[.J$619])*100;&quot;&quot;)" office:value-type="float" office:value="17.6470588235294" calcext:value-type="float">
            <text:p>17.6470588235</text:p>
          </table:table-cell>
          <table:table-cell table:formula="of:=IFERROR(([.K38]-[.K$619])/([.K$620]-[.K$619])*100;&quot;&quot;)">
            <text:p/>
          </table:table-cell>
          <table:table-cell table:formula="of:=IFERROR(([.L38]-[.L$619])/([.L$620]-[.L$619])*100;&quot;&quot;)">
            <text:p/>
          </table:table-cell>
          <table:table-cell table:formula="of:=IFERROR(([.M38]-[.M$619])/([.M$620]-[.M$619])*100;&quot;&quot;)">
            <text:p/>
          </table:table-cell>
          <table:table-cell table:formula="of:=IFERROR(([.N38]-[.N$619])/([.N$620]-[.N$619])*100;&quot;&quot;)">
            <text:p/>
          </table:table-cell>
          <table:table-cell table:formula="of:=IFERROR(([.O38]-[.O$619])/([.O$620]-[.O$619])*100;&quot;&quot;)">
            <text:p/>
          </table:table-cell>
          <table:table-cell table:formula="of:=IFERROR(([.P38]-[.P$619])/([.P$620]-[.P$619])*100;&quot;&quot;)" office:value-type="float" office:value="15" calcext:value-type="float">
            <text:p>15</text:p>
          </table:table-cell>
          <table:table-cell table:formula="of:=IFERROR(([.Q38]-[.Q$619])/([.Q$620]-[.Q$619])*100;&quot;&quot;)">
            <text:p/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float" office:value="55.5" calcext:value-type="float">
            <text:p>55.5</text:p>
          </table:table-cell>
          <table:table-cell table:formula="of:=IFERROR(([.B39]-[.B$619])/([.B$620]-[.B$619])*100;&quot;&quot;)">
            <text:p/>
          </table:table-cell>
          <table:table-cell table:formula="of:=IFERROR(([.C39]-[.C$619])/([.C$620]-[.C$619])*100;&quot;&quot;)">
            <text:p/>
          </table:table-cell>
          <table:table-cell table:formula="of:=IFERROR(([.D39]-[.D$619])/([.D$620]-[.D$619])*100;&quot;&quot;)">
            <text:p/>
          </table:table-cell>
          <table:table-cell table:formula="of:=IFERROR(([.E39]-[.E$619])/([.E$620]-[.E$619])*100;&quot;&quot;)">
            <text:p/>
          </table:table-cell>
          <table:table-cell table:formula="of:=IFERROR(([.F39]-[.F$619])/([.F$620]-[.F$619])*100;&quot;&quot;)">
            <text:p/>
          </table:table-cell>
          <table:table-cell table:formula="of:=IFERROR(([.G39]-[.G$619])/([.G$620]-[.G$619])*100;&quot;&quot;)">
            <text:p/>
          </table:table-cell>
          <table:table-cell table:formula="of:=IFERROR(([.H39]-[.H$619])/([.H$620]-[.H$619])*100;&quot;&quot;)">
            <text:p/>
          </table:table-cell>
          <table:table-cell table:formula="of:=IFERROR(([.I39]-[.I$619])/([.I$620]-[.I$619])*100;&quot;&quot;)">
            <text:p/>
          </table:table-cell>
          <table:table-cell table:formula="of:=IFERROR(([.J39]-[.J$619])/([.J$620]-[.J$619])*100;&quot;&quot;)">
            <text:p/>
          </table:table-cell>
          <table:table-cell table:formula="of:=IFERROR(([.K39]-[.K$619])/([.K$620]-[.K$619])*100;&quot;&quot;)">
            <text:p/>
          </table:table-cell>
          <table:table-cell table:formula="of:=IFERROR(([.L39]-[.L$619])/([.L$620]-[.L$619])*100;&quot;&quot;)">
            <text:p/>
          </table:table-cell>
          <table:table-cell table:formula="of:=IFERROR(([.M39]-[.M$619])/([.M$620]-[.M$619])*100;&quot;&quot;)">
            <text:p/>
          </table:table-cell>
          <table:table-cell table:formula="of:=IFERROR(([.N39]-[.N$619])/([.N$620]-[.N$619])*100;&quot;&quot;)" office:value-type="float" office:value="25" calcext:value-type="float">
            <text:p>25</text:p>
          </table:table-cell>
          <table:table-cell table:formula="of:=IFERROR(([.O39]-[.O$619])/([.O$620]-[.O$619])*100;&quot;&quot;)">
            <text:p/>
          </table:table-cell>
          <table:table-cell table:formula="of:=IFERROR(([.P39]-[.P$619])/([.P$620]-[.P$619])*100;&quot;&quot;)">
            <text:p/>
          </table:table-cell>
          <table:table-cell table:formula="of:=IFERROR(([.Q39]-[.Q$619])/([.Q$620]-[.Q$619])*100;&quot;&quot;)">
            <text:p/>
          </table:table-cell>
        </table:table-row>
        <table:table-row table:style-name="ro1">
          <table:table-cell office:value-type="float" office:value="60.06" calcext:value-type="float">
            <text:p>60.06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float" office:value="60.06" calcext:value-type="float">
            <text:p>60.06</text:p>
          </table:table-cell>
          <table:table-cell table:formula="of:=IFERROR(([.B40]-[.B$619])/([.B$620]-[.B$619])*100;&quot;&quot;)">
            <text:p/>
          </table:table-cell>
          <table:table-cell table:formula="of:=IFERROR(([.C40]-[.C$619])/([.C$620]-[.C$619])*100;&quot;&quot;)">
            <text:p/>
          </table:table-cell>
          <table:table-cell table:formula="of:=IFERROR(([.D40]-[.D$619])/([.D$620]-[.D$619])*100;&quot;&quot;)">
            <text:p/>
          </table:table-cell>
          <table:table-cell table:formula="of:=IFERROR(([.E40]-[.E$619])/([.E$620]-[.E$619])*100;&quot;&quot;)">
            <text:p/>
          </table:table-cell>
          <table:table-cell table:formula="of:=IFERROR(([.F40]-[.F$619])/([.F$620]-[.F$619])*100;&quot;&quot;)">
            <text:p/>
          </table:table-cell>
          <table:table-cell table:formula="of:=IFERROR(([.G40]-[.G$619])/([.G$620]-[.G$619])*100;&quot;&quot;)">
            <text:p/>
          </table:table-cell>
          <table:table-cell table:formula="of:=IFERROR(([.H40]-[.H$619])/([.H$620]-[.H$619])*100;&quot;&quot;)">
            <text:p/>
          </table:table-cell>
          <table:table-cell table:formula="of:=IFERROR(([.I40]-[.I$619])/([.I$620]-[.I$619])*100;&quot;&quot;)">
            <text:p/>
          </table:table-cell>
          <table:table-cell table:formula="of:=IFERROR(([.J40]-[.J$619])/([.J$620]-[.J$619])*100;&quot;&quot;)">
            <text:p/>
          </table:table-cell>
          <table:table-cell table:formula="of:=IFERROR(([.K40]-[.K$619])/([.K$620]-[.K$619])*100;&quot;&quot;)">
            <text:p/>
          </table:table-cell>
          <table:table-cell table:formula="of:=IFERROR(([.L40]-[.L$619])/([.L$620]-[.L$619])*100;&quot;&quot;)">
            <text:p/>
          </table:table-cell>
          <table:table-cell table:formula="of:=IFERROR(([.M40]-[.M$619])/([.M$620]-[.M$619])*100;&quot;&quot;)" office:value-type="float" office:value="8.33333333333333" calcext:value-type="float">
            <text:p>8.3333333333</text:p>
          </table:table-cell>
          <table:table-cell table:formula="of:=IFERROR(([.N40]-[.N$619])/([.N$620]-[.N$619])*100;&quot;&quot;)">
            <text:p/>
          </table:table-cell>
          <table:table-cell table:formula="of:=IFERROR(([.O40]-[.O$619])/([.O$620]-[.O$619])*100;&quot;&quot;)">
            <text:p/>
          </table:table-cell>
          <table:table-cell table:formula="of:=IFERROR(([.P40]-[.P$619])/([.P$620]-[.P$619])*100;&quot;&quot;)">
            <text:p/>
          </table:table-cell>
          <table:table-cell table:formula="of:=IFERROR(([.Q40]-[.Q$619])/([.Q$620]-[.Q$619])*100;&quot;&quot;)">
            <text:p/>
          </table:table-cell>
        </table:table-row>
        <table:table-row table:style-name="ro1">
          <table:table-cell office:value-type="float" office:value="60.42" calcext:value-type="float">
            <text:p>60.42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60.42" calcext:value-type="float">
            <text:p>60.42</text:p>
          </table:table-cell>
          <table:table-cell table:formula="of:=IFERROR(([.B41]-[.B$619])/([.B$620]-[.B$619])*100;&quot;&quot;)">
            <text:p/>
          </table:table-cell>
          <table:table-cell table:formula="of:=IFERROR(([.C41]-[.C$619])/([.C$620]-[.C$619])*100;&quot;&quot;)">
            <text:p/>
          </table:table-cell>
          <table:table-cell table:formula="of:=IFERROR(([.D41]-[.D$619])/([.D$620]-[.D$619])*100;&quot;&quot;)">
            <text:p/>
          </table:table-cell>
          <table:table-cell table:formula="of:=IFERROR(([.E41]-[.E$619])/([.E$620]-[.E$619])*100;&quot;&quot;)">
            <text:p/>
          </table:table-cell>
          <table:table-cell table:formula="of:=IFERROR(([.F41]-[.F$619])/([.F$620]-[.F$619])*100;&quot;&quot;)">
            <text:p/>
          </table:table-cell>
          <table:table-cell table:formula="of:=IFERROR(([.G41]-[.G$619])/([.G$620]-[.G$619])*100;&quot;&quot;)">
            <text:p/>
          </table:table-cell>
          <table:table-cell table:formula="of:=IFERROR(([.H41]-[.H$619])/([.H$620]-[.H$619])*100;&quot;&quot;)">
            <text:p/>
          </table:table-cell>
          <table:table-cell table:formula="of:=IFERROR(([.I41]-[.I$619])/([.I$620]-[.I$619])*100;&quot;&quot;)" office:value-type="float" office:value="66.6666666666667" calcext:value-type="float">
            <text:p>66.6666666667</text:p>
          </table:table-cell>
          <table:table-cell table:formula="of:=IFERROR(([.J41]-[.J$619])/([.J$620]-[.J$619])*100;&quot;&quot;)" office:value-type="float" office:value="19.6078431372549" calcext:value-type="float">
            <text:p>19.6078431373</text:p>
          </table:table-cell>
          <table:table-cell table:formula="of:=IFERROR(([.K41]-[.K$619])/([.K$620]-[.K$619])*100;&quot;&quot;)">
            <text:p/>
          </table:table-cell>
          <table:table-cell table:formula="of:=IFERROR(([.L41]-[.L$619])/([.L$620]-[.L$619])*100;&quot;&quot;)">
            <text:p/>
          </table:table-cell>
          <table:table-cell table:formula="of:=IFERROR(([.M41]-[.M$619])/([.M$620]-[.M$619])*100;&quot;&quot;)">
            <text:p/>
          </table:table-cell>
          <table:table-cell table:formula="of:=IFERROR(([.N41]-[.N$619])/([.N$620]-[.N$619])*100;&quot;&quot;)">
            <text:p/>
          </table:table-cell>
          <table:table-cell table:formula="of:=IFERROR(([.O41]-[.O$619])/([.O$620]-[.O$619])*100;&quot;&quot;)">
            <text:p/>
          </table:table-cell>
          <table:table-cell table:formula="of:=IFERROR(([.P41]-[.P$619])/([.P$620]-[.P$619])*100;&quot;&quot;)">
            <text:p/>
          </table:table-cell>
          <table:table-cell table:formula="of:=IFERROR(([.Q41]-[.Q$619])/([.Q$620]-[.Q$619])*100;&quot;&quot;)">
            <text:p/>
          </table:table-cell>
        </table:table-row>
        <table:table-row table:style-name="ro1">
          <table:table-cell office:value-type="float" office:value="60.96" calcext:value-type="float">
            <text:p>60.96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0.96" calcext:value-type="float">
            <text:p>60.96</text:p>
          </table:table-cell>
          <table:table-cell table:formula="of:=IFERROR(([.B42]-[.B$619])/([.B$620]-[.B$619])*100;&quot;&quot;)">
            <text:p/>
          </table:table-cell>
          <table:table-cell table:formula="of:=IFERROR(([.C42]-[.C$619])/([.C$620]-[.C$619])*100;&quot;&quot;)">
            <text:p/>
          </table:table-cell>
          <table:table-cell table:formula="of:=IFERROR(([.D42]-[.D$619])/([.D$620]-[.D$619])*100;&quot;&quot;)">
            <text:p/>
          </table:table-cell>
          <table:table-cell table:formula="of:=IFERROR(([.E42]-[.E$619])/([.E$620]-[.E$619])*100;&quot;&quot;)">
            <text:p/>
          </table:table-cell>
          <table:table-cell table:formula="of:=IFERROR(([.F42]-[.F$619])/([.F$620]-[.F$619])*100;&quot;&quot;)">
            <text:p/>
          </table:table-cell>
          <table:table-cell table:formula="of:=IFERROR(([.G42]-[.G$619])/([.G$620]-[.G$619])*100;&quot;&quot;)">
            <text:p/>
          </table:table-cell>
          <table:table-cell table:formula="of:=IFERROR(([.H42]-[.H$619])/([.H$620]-[.H$619])*100;&quot;&quot;)">
            <text:p/>
          </table:table-cell>
          <table:table-cell table:formula="of:=IFERROR(([.I42]-[.I$619])/([.I$620]-[.I$619])*100;&quot;&quot;)">
            <text:p/>
          </table:table-cell>
          <table:table-cell table:formula="of:=IFERROR(([.J42]-[.J$619])/([.J$620]-[.J$619])*100;&quot;&quot;)">
            <text:p/>
          </table:table-cell>
          <table:table-cell table:formula="of:=IFERROR(([.K42]-[.K$619])/([.K$620]-[.K$619])*100;&quot;&quot;)">
            <text:p/>
          </table:table-cell>
          <table:table-cell table:formula="of:=IFERROR(([.L42]-[.L$619])/([.L$620]-[.L$619])*100;&quot;&quot;)">
            <text:p/>
          </table:table-cell>
          <table:table-cell table:formula="of:=IFERROR(([.M42]-[.M$619])/([.M$620]-[.M$619])*100;&quot;&quot;)">
            <text:p/>
          </table:table-cell>
          <table:table-cell table:formula="of:=IFERROR(([.N42]-[.N$619])/([.N$620]-[.N$619])*100;&quot;&quot;)">
            <text:p/>
          </table:table-cell>
          <table:table-cell table:formula="of:=IFERROR(([.O42]-[.O$619])/([.O$620]-[.O$619])*100;&quot;&quot;)">
            <text:p/>
          </table:table-cell>
          <table:table-cell table:formula="of:=IFERROR(([.P42]-[.P$619])/([.P$620]-[.P$619])*100;&quot;&quot;)">
            <text:p/>
          </table:table-cell>
          <table:table-cell table:formula="of:=IFERROR(([.Q42]-[.Q$619])/([.Q$620]-[.Q$619])*100;&quot;&quot;)" office:value-type="float" office:value="78.9473684210526" calcext:value-type="float">
            <text:p>78.9473684211</text:p>
          </table:table-cell>
        </table:table-row>
        <table:table-row table:style-name="ro1">
          <table:table-cell office:value-type="float" office:value="62.14" calcext:value-type="float">
            <text:p>62.14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3" calcext:value-type="float">
            <text:p>33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62.14" calcext:value-type="float">
            <text:p>62.14</text:p>
          </table:table-cell>
          <table:table-cell table:formula="of:=IFERROR(([.B43]-[.B$619])/([.B$620]-[.B$619])*100;&quot;&quot;)">
            <text:p/>
          </table:table-cell>
          <table:table-cell table:formula="of:=IFERROR(([.C43]-[.C$619])/([.C$620]-[.C$619])*100;&quot;&quot;)">
            <text:p/>
          </table:table-cell>
          <table:table-cell table:formula="of:=IFERROR(([.D43]-[.D$619])/([.D$620]-[.D$619])*100;&quot;&quot;)">
            <text:p/>
          </table:table-cell>
          <table:table-cell table:formula="of:=IFERROR(([.E43]-[.E$619])/([.E$620]-[.E$619])*100;&quot;&quot;)" office:value-type="float" office:value="77.7777777777778" calcext:value-type="float">
            <text:p>77.7777777778</text:p>
          </table:table-cell>
          <table:table-cell table:formula="of:=IFERROR(([.F43]-[.F$619])/([.F$620]-[.F$619])*100;&quot;&quot;)">
            <text:p/>
          </table:table-cell>
          <table:table-cell table:formula="of:=IFERROR(([.G43]-[.G$619])/([.G$620]-[.G$619])*100;&quot;&quot;)">
            <text:p/>
          </table:table-cell>
          <table:table-cell table:formula="of:=IFERROR(([.H43]-[.H$619])/([.H$620]-[.H$619])*100;&quot;&quot;)">
            <text:p/>
          </table:table-cell>
          <table:table-cell table:formula="of:=IFERROR(([.I43]-[.I$619])/([.I$620]-[.I$619])*100;&quot;&quot;)">
            <text:p/>
          </table:table-cell>
          <table:table-cell table:formula="of:=IFERROR(([.J43]-[.J$619])/([.J$620]-[.J$619])*100;&quot;&quot;)">
            <text:p/>
          </table:table-cell>
          <table:table-cell table:formula="of:=IFERROR(([.K43]-[.K$619])/([.K$620]-[.K$619])*100;&quot;&quot;)">
            <text:p/>
          </table:table-cell>
          <table:table-cell table:formula="of:=IFERROR(([.L43]-[.L$619])/([.L$620]-[.L$619])*100;&quot;&quot;)">
            <text:p/>
          </table:table-cell>
          <table:table-cell table:formula="of:=IFERROR(([.M43]-[.M$619])/([.M$620]-[.M$619])*100;&quot;&quot;)">
            <text:p/>
          </table:table-cell>
          <table:table-cell table:formula="of:=IFERROR(([.N43]-[.N$619])/([.N$620]-[.N$619])*100;&quot;&quot;)">
            <text:p/>
          </table:table-cell>
          <table:table-cell table:formula="of:=IFERROR(([.O43]-[.O$619])/([.O$620]-[.O$619])*100;&quot;&quot;)">
            <text:p/>
          </table:table-cell>
          <table:table-cell table:formula="of:=IFERROR(([.P43]-[.P$619])/([.P$620]-[.P$619])*100;&quot;&quot;)" office:value-type="float" office:value="17.5" calcext:value-type="float">
            <text:p>17.5</text:p>
          </table:table-cell>
          <table:table-cell table:formula="of:=IFERROR(([.Q43]-[.Q$619])/([.Q$620]-[.Q$619])*100;&quot;&quot;)">
            <text:p/>
          </table:table-cell>
        </table:table-row>
        <table:table-row table:style-name="ro1">
          <table:table-cell office:value-type="float" office:value="64.74" calcext:value-type="float">
            <text:p>64.74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float" office:value="64.74" calcext:value-type="float">
            <text:p>64.74</text:p>
          </table:table-cell>
          <table:table-cell table:formula="of:=IFERROR(([.B44]-[.B$619])/([.B$620]-[.B$619])*100;&quot;&quot;)">
            <text:p/>
          </table:table-cell>
          <table:table-cell table:formula="of:=IFERROR(([.C44]-[.C$619])/([.C$620]-[.C$619])*100;&quot;&quot;)">
            <text:p/>
          </table:table-cell>
          <table:table-cell table:formula="of:=IFERROR(([.D44]-[.D$619])/([.D$620]-[.D$619])*100;&quot;&quot;)">
            <text:p/>
          </table:table-cell>
          <table:table-cell table:formula="of:=IFERROR(([.E44]-[.E$619])/([.E$620]-[.E$619])*100;&quot;&quot;)">
            <text:p/>
          </table:table-cell>
          <table:table-cell table:formula="of:=IFERROR(([.F44]-[.F$619])/([.F$620]-[.F$619])*100;&quot;&quot;)">
            <text:p/>
          </table:table-cell>
          <table:table-cell table:formula="of:=IFERROR(([.G44]-[.G$619])/([.G$620]-[.G$619])*100;&quot;&quot;)">
            <text:p/>
          </table:table-cell>
          <table:table-cell table:formula="of:=IFERROR(([.H44]-[.H$619])/([.H$620]-[.H$619])*100;&quot;&quot;)">
            <text:p/>
          </table:table-cell>
          <table:table-cell table:formula="of:=IFERROR(([.I44]-[.I$619])/([.I$620]-[.I$619])*100;&quot;&quot;)">
            <text:p/>
          </table:table-cell>
          <table:table-cell table:formula="of:=IFERROR(([.J44]-[.J$619])/([.J$620]-[.J$619])*100;&quot;&quot;)">
            <text:p/>
          </table:table-cell>
          <table:table-cell table:formula="of:=IFERROR(([.K44]-[.K$619])/([.K$620]-[.K$619])*100;&quot;&quot;)">
            <text:p/>
          </table:table-cell>
          <table:table-cell table:formula="of:=IFERROR(([.L44]-[.L$619])/([.L$620]-[.L$619])*100;&quot;&quot;)">
            <text:p/>
          </table:table-cell>
          <table:table-cell table:formula="of:=IFERROR(([.M44]-[.M$619])/([.M$620]-[.M$619])*100;&quot;&quot;)">
            <text:p/>
          </table:table-cell>
          <table:table-cell table:formula="of:=IFERROR(([.N44]-[.N$619])/([.N$620]-[.N$619])*100;&quot;&quot;)" office:value-type="float" office:value="30" calcext:value-type="float">
            <text:p>30</text:p>
          </table:table-cell>
          <table:table-cell table:formula="of:=IFERROR(([.O44]-[.O$619])/([.O$620]-[.O$619])*100;&quot;&quot;)" office:value-type="float" office:value="61.5384615384615" calcext:value-type="float">
            <text:p>61.5384615385</text:p>
          </table:table-cell>
          <table:table-cell table:formula="of:=IFERROR(([.P44]-[.P$619])/([.P$620]-[.P$619])*100;&quot;&quot;)">
            <text:p/>
          </table:table-cell>
          <table:table-cell table:formula="of:=IFERROR(([.Q44]-[.Q$619])/([.Q$620]-[.Q$619])*100;&quot;&quot;)">
            <text:p/>
          </table:table-cell>
        </table:table-row>
        <table:table-row table:style-name="ro1">
          <table:table-cell office:value-type="float" office:value="65.78" calcext:value-type="float">
            <text:p>65.78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0" calcext:value-type="float">
            <text:p>40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65.78" calcext:value-type="float">
            <text:p>65.78</text:p>
          </table:table-cell>
          <table:table-cell table:formula="of:=IFERROR(([.B45]-[.B$619])/([.B$620]-[.B$619])*100;&quot;&quot;)">
            <text:p/>
          </table:table-cell>
          <table:table-cell table:formula="of:=IFERROR(([.C45]-[.C$619])/([.C$620]-[.C$619])*100;&quot;&quot;)">
            <text:p/>
          </table:table-cell>
          <table:table-cell table:formula="of:=IFERROR(([.D45]-[.D$619])/([.D$620]-[.D$619])*100;&quot;&quot;)">
            <text:p/>
          </table:table-cell>
          <table:table-cell table:formula="of:=IFERROR(([.E45]-[.E$619])/([.E$620]-[.E$619])*100;&quot;&quot;)">
            <text:p/>
          </table:table-cell>
          <table:table-cell table:formula="of:=IFERROR(([.F45]-[.F$619])/([.F$620]-[.F$619])*100;&quot;&quot;)">
            <text:p/>
          </table:table-cell>
          <table:table-cell table:formula="of:=IFERROR(([.G45]-[.G$619])/([.G$620]-[.G$619])*100;&quot;&quot;)">
            <text:p/>
          </table:table-cell>
          <table:table-cell table:formula="of:=IFERROR(([.H45]-[.H$619])/([.H$620]-[.H$619])*100;&quot;&quot;)">
            <text:p/>
          </table:table-cell>
          <table:table-cell table:formula="of:=IFERROR(([.I45]-[.I$619])/([.I$620]-[.I$619])*100;&quot;&quot;)">
            <text:p/>
          </table:table-cell>
          <table:table-cell table:formula="of:=IFERROR(([.J45]-[.J$619])/([.J$620]-[.J$619])*100;&quot;&quot;)" office:value-type="float" office:value="21.5686274509804" calcext:value-type="float">
            <text:p>21.568627451</text:p>
          </table:table-cell>
          <table:table-cell table:formula="of:=IFERROR(([.K45]-[.K$619])/([.K$620]-[.K$619])*100;&quot;&quot;)">
            <text:p/>
          </table:table-cell>
          <table:table-cell table:formula="of:=IFERROR(([.L45]-[.L$619])/([.L$620]-[.L$619])*100;&quot;&quot;)">
            <text:p/>
          </table:table-cell>
          <table:table-cell table:formula="of:=IFERROR(([.M45]-[.M$619])/([.M$620]-[.M$619])*100;&quot;&quot;)">
            <text:p/>
          </table:table-cell>
          <table:table-cell table:formula="of:=IFERROR(([.N45]-[.N$619])/([.N$620]-[.N$619])*100;&quot;&quot;)">
            <text:p/>
          </table:table-cell>
          <table:table-cell table:formula="of:=IFERROR(([.O45]-[.O$619])/([.O$620]-[.O$619])*100;&quot;&quot;)">
            <text:p/>
          </table:table-cell>
          <table:table-cell table:formula="of:=IFERROR(([.P45]-[.P$619])/([.P$620]-[.P$619])*100;&quot;&quot;)">
            <text:p/>
          </table:table-cell>
          <table:table-cell table:formula="of:=IFERROR(([.Q45]-[.Q$619])/([.Q$620]-[.Q$619])*100;&quot;&quot;)">
            <text:p/>
          </table:table-cell>
        </table:table-row>
        <table:table-row table:style-name="ro1">
          <table:table-cell office:value-type="float" office:value="69.14" calcext:value-type="float">
            <text:p>69.14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float" office:value="69.14" calcext:value-type="float">
            <text:p>69.14</text:p>
          </table:table-cell>
          <table:table-cell table:formula="of:=IFERROR(([.B46]-[.B$619])/([.B$620]-[.B$619])*100;&quot;&quot;)">
            <text:p/>
          </table:table-cell>
          <table:table-cell table:formula="of:=IFERROR(([.C46]-[.C$619])/([.C$620]-[.C$619])*100;&quot;&quot;)">
            <text:p/>
          </table:table-cell>
          <table:table-cell table:formula="of:=IFERROR(([.D46]-[.D$619])/([.D$620]-[.D$619])*100;&quot;&quot;)">
            <text:p/>
          </table:table-cell>
          <table:table-cell table:formula="of:=IFERROR(([.E46]-[.E$619])/([.E$620]-[.E$619])*100;&quot;&quot;)">
            <text:p/>
          </table:table-cell>
          <table:table-cell table:formula="of:=IFERROR(([.F46]-[.F$619])/([.F$620]-[.F$619])*100;&quot;&quot;)">
            <text:p/>
          </table:table-cell>
          <table:table-cell table:formula="of:=IFERROR(([.G46]-[.G$619])/([.G$620]-[.G$619])*100;&quot;&quot;)">
            <text:p/>
          </table:table-cell>
          <table:table-cell table:formula="of:=IFERROR(([.H46]-[.H$619])/([.H$620]-[.H$619])*100;&quot;&quot;)">
            <text:p/>
          </table:table-cell>
          <table:table-cell table:formula="of:=IFERROR(([.I46]-[.I$619])/([.I$620]-[.I$619])*100;&quot;&quot;)">
            <text:p/>
          </table:table-cell>
          <table:table-cell table:formula="of:=IFERROR(([.J46]-[.J$619])/([.J$620]-[.J$619])*100;&quot;&quot;)">
            <text:p/>
          </table:table-cell>
          <table:table-cell table:formula="of:=IFERROR(([.K46]-[.K$619])/([.K$620]-[.K$619])*100;&quot;&quot;)">
            <text:p/>
          </table:table-cell>
          <table:table-cell table:formula="of:=IFERROR(([.L46]-[.L$619])/([.L$620]-[.L$619])*100;&quot;&quot;)" office:value-type="float" office:value="94.7368421052632" calcext:value-type="float">
            <text:p>94.7368421053</text:p>
          </table:table-cell>
          <table:table-cell table:formula="of:=IFERROR(([.M46]-[.M$619])/([.M$620]-[.M$619])*100;&quot;&quot;)">
            <text:p/>
          </table:table-cell>
          <table:table-cell table:formula="of:=IFERROR(([.N46]-[.N$619])/([.N$620]-[.N$619])*100;&quot;&quot;)">
            <text:p/>
          </table:table-cell>
          <table:table-cell table:formula="of:=IFERROR(([.O46]-[.O$619])/([.O$620]-[.O$619])*100;&quot;&quot;)">
            <text:p/>
          </table:table-cell>
          <table:table-cell table:formula="of:=IFERROR(([.P46]-[.P$619])/([.P$620]-[.P$619])*100;&quot;&quot;)">
            <text:p/>
          </table:table-cell>
          <table:table-cell table:formula="of:=IFERROR(([.Q46]-[.Q$619])/([.Q$620]-[.Q$619])*100;&quot;&quot;)">
            <text:p/>
          </table:table-cell>
        </table:table-row>
        <table:table-row table:style-name="ro1">
          <table:table-cell office:value-type="float" office:value="69.66" calcext:value-type="float">
            <text:p>69.66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69.66" calcext:value-type="float">
            <text:p>69.66</text:p>
          </table:table-cell>
          <table:table-cell table:formula="of:=IFERROR(([.B47]-[.B$619])/([.B$620]-[.B$619])*100;&quot;&quot;)">
            <text:p/>
          </table:table-cell>
          <table:table-cell table:formula="of:=IFERROR(([.C47]-[.C$619])/([.C$620]-[.C$619])*100;&quot;&quot;)">
            <text:p/>
          </table:table-cell>
          <table:table-cell table:formula="of:=IFERROR(([.D47]-[.D$619])/([.D$620]-[.D$619])*100;&quot;&quot;)">
            <text:p/>
          </table:table-cell>
          <table:table-cell table:formula="of:=IFERROR(([.E47]-[.E$619])/([.E$620]-[.E$619])*100;&quot;&quot;)">
            <text:p/>
          </table:table-cell>
          <table:table-cell table:formula="of:=IFERROR(([.F47]-[.F$619])/([.F$620]-[.F$619])*100;&quot;&quot;)">
            <text:p/>
          </table:table-cell>
          <table:table-cell table:formula="of:=IFERROR(([.G47]-[.G$619])/([.G$620]-[.G$619])*100;&quot;&quot;)">
            <text:p/>
          </table:table-cell>
          <table:table-cell table:formula="of:=IFERROR(([.H47]-[.H$619])/([.H$620]-[.H$619])*100;&quot;&quot;)">
            <text:p/>
          </table:table-cell>
          <table:table-cell table:formula="of:=IFERROR(([.I47]-[.I$619])/([.I$620]-[.I$619])*100;&quot;&quot;)">
            <text:p/>
          </table:table-cell>
          <table:table-cell table:formula="of:=IFERROR(([.J47]-[.J$619])/([.J$620]-[.J$619])*100;&quot;&quot;)">
            <text:p/>
          </table:table-cell>
          <table:table-cell table:formula="of:=IFERROR(([.K47]-[.K$619])/([.K$620]-[.K$619])*100;&quot;&quot;)">
            <text:p/>
          </table:table-cell>
          <table:table-cell table:formula="of:=IFERROR(([.L47]-[.L$619])/([.L$620]-[.L$619])*100;&quot;&quot;)">
            <text:p/>
          </table:table-cell>
          <table:table-cell table:formula="of:=IFERROR(([.M47]-[.M$619])/([.M$620]-[.M$619])*100;&quot;&quot;)">
            <text:p/>
          </table:table-cell>
          <table:table-cell table:formula="of:=IFERROR(([.N47]-[.N$619])/([.N$620]-[.N$619])*100;&quot;&quot;)">
            <text:p/>
          </table:table-cell>
          <table:table-cell table:formula="of:=IFERROR(([.O47]-[.O$619])/([.O$620]-[.O$619])*100;&quot;&quot;)">
            <text:p/>
          </table:table-cell>
          <table:table-cell table:formula="of:=IFERROR(([.P47]-[.P$619])/([.P$620]-[.P$619])*100;&quot;&quot;)" office:value-type="float" office:value="20" calcext:value-type="float">
            <text:p>20</text:p>
          </table:table-cell>
          <table:table-cell table:formula="of:=IFERROR(([.Q47]-[.Q$619])/([.Q$620]-[.Q$619])*100;&quot;&quot;)">
            <text:p/>
          </table:table-cell>
        </table:table-row>
        <table:table-row table:style-name="ro1">
          <table:table-cell office:value-type="float" office:value="71.12" calcext:value-type="float">
            <text:p>71.12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71.12" calcext:value-type="float">
            <text:p>71.12</text:p>
          </table:table-cell>
          <table:table-cell table:formula="of:=IFERROR(([.B48]-[.B$619])/([.B$620]-[.B$619])*100;&quot;&quot;)">
            <text:p/>
          </table:table-cell>
          <table:table-cell table:formula="of:=IFERROR(([.C48]-[.C$619])/([.C$620]-[.C$619])*100;&quot;&quot;)">
            <text:p/>
          </table:table-cell>
          <table:table-cell table:formula="of:=IFERROR(([.D48]-[.D$619])/([.D$620]-[.D$619])*100;&quot;&quot;)">
            <text:p/>
          </table:table-cell>
          <table:table-cell table:formula="of:=IFERROR(([.E48]-[.E$619])/([.E$620]-[.E$619])*100;&quot;&quot;)">
            <text:p/>
          </table:table-cell>
          <table:table-cell table:formula="of:=IFERROR(([.F48]-[.F$619])/([.F$620]-[.F$619])*100;&quot;&quot;)">
            <text:p/>
          </table:table-cell>
          <table:table-cell table:formula="of:=IFERROR(([.G48]-[.G$619])/([.G$620]-[.G$619])*100;&quot;&quot;)">
            <text:p/>
          </table:table-cell>
          <table:table-cell table:formula="of:=IFERROR(([.H48]-[.H$619])/([.H$620]-[.H$619])*100;&quot;&quot;)">
            <text:p/>
          </table:table-cell>
          <table:table-cell table:formula="of:=IFERROR(([.I48]-[.I$619])/([.I$620]-[.I$619])*100;&quot;&quot;)" office:value-type="float" office:value="71.4285714285714" calcext:value-type="float">
            <text:p>71.4285714286</text:p>
          </table:table-cell>
          <table:table-cell table:formula="of:=IFERROR(([.J48]-[.J$619])/([.J$620]-[.J$619])*100;&quot;&quot;)" office:value-type="float" office:value="23.5294117647059" calcext:value-type="float">
            <text:p>23.5294117647</text:p>
          </table:table-cell>
          <table:table-cell table:formula="of:=IFERROR(([.K48]-[.K$619])/([.K$620]-[.K$619])*100;&quot;&quot;)">
            <text:p/>
          </table:table-cell>
          <table:table-cell table:formula="of:=IFERROR(([.L48]-[.L$619])/([.L$620]-[.L$619])*100;&quot;&quot;)">
            <text:p/>
          </table:table-cell>
          <table:table-cell table:formula="of:=IFERROR(([.M48]-[.M$619])/([.M$620]-[.M$619])*100;&quot;&quot;)">
            <text:p/>
          </table:table-cell>
          <table:table-cell table:formula="of:=IFERROR(([.N48]-[.N$619])/([.N$620]-[.N$619])*100;&quot;&quot;)">
            <text:p/>
          </table:table-cell>
          <table:table-cell table:formula="of:=IFERROR(([.O48]-[.O$619])/([.O$620]-[.O$619])*100;&quot;&quot;)">
            <text:p/>
          </table:table-cell>
          <table:table-cell table:formula="of:=IFERROR(([.P48]-[.P$619])/([.P$620]-[.P$619])*100;&quot;&quot;)">
            <text:p/>
          </table:table-cell>
          <table:table-cell table:formula="of:=IFERROR(([.Q48]-[.Q$619])/([.Q$620]-[.Q$619])*100;&quot;&quot;)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IFERROR(([.B49]-[.B$619])/([.B$620]-[.B$619])*100;&quot;&quot;)">
            <text:p/>
          </table:table-cell>
          <table:table-cell table:formula="of:=IFERROR(([.C49]-[.C$619])/([.C$620]-[.C$619])*100;&quot;&quot;)">
            <text:p/>
          </table:table-cell>
          <table:table-cell table:formula="of:=IFERROR(([.D49]-[.D$619])/([.D$620]-[.D$619])*100;&quot;&quot;)">
            <text:p/>
          </table:table-cell>
          <table:table-cell table:formula="of:=IFERROR(([.E49]-[.E$619])/([.E$620]-[.E$619])*100;&quot;&quot;)">
            <text:p/>
          </table:table-cell>
          <table:table-cell table:formula="of:=IFERROR(([.F49]-[.F$619])/([.F$620]-[.F$619])*100;&quot;&quot;)">
            <text:p/>
          </table:table-cell>
          <table:table-cell table:formula="of:=IFERROR(([.G49]-[.G$619])/([.G$620]-[.G$619])*100;&quot;&quot;)">
            <text:p/>
          </table:table-cell>
          <table:table-cell table:formula="of:=IFERROR(([.H49]-[.H$619])/([.H$620]-[.H$619])*100;&quot;&quot;)">
            <text:p/>
          </table:table-cell>
          <table:table-cell table:formula="of:=IFERROR(([.I49]-[.I$619])/([.I$620]-[.I$619])*100;&quot;&quot;)">
            <text:p/>
          </table:table-cell>
          <table:table-cell table:formula="of:=IFERROR(([.J49]-[.J$619])/([.J$620]-[.J$619])*100;&quot;&quot;)">
            <text:p/>
          </table:table-cell>
          <table:table-cell table:formula="of:=IFERROR(([.K49]-[.K$619])/([.K$620]-[.K$619])*100;&quot;&quot;)" office:value-type="float" office:value="33.3333333333333" calcext:value-type="float">
            <text:p>33.3333333333</text:p>
          </table:table-cell>
          <table:table-cell table:formula="of:=IFERROR(([.L49]-[.L$619])/([.L$620]-[.L$619])*100;&quot;&quot;)">
            <text:p/>
          </table:table-cell>
          <table:table-cell table:formula="of:=IFERROR(([.M49]-[.M$619])/([.M$620]-[.M$619])*100;&quot;&quot;)">
            <text:p/>
          </table:table-cell>
          <table:table-cell table:formula="of:=IFERROR(([.N49]-[.N$619])/([.N$620]-[.N$619])*100;&quot;&quot;)">
            <text:p/>
          </table:table-cell>
          <table:table-cell table:formula="of:=IFERROR(([.O49]-[.O$619])/([.O$620]-[.O$619])*100;&quot;&quot;)">
            <text:p/>
          </table:table-cell>
          <table:table-cell table:formula="of:=IFERROR(([.P49]-[.P$619])/([.P$620]-[.P$619])*100;&quot;&quot;)">
            <text:p/>
          </table:table-cell>
          <table:table-cell table:formula="of:=IFERROR(([.Q49]-[.Q$619])/([.Q$620]-[.Q$619])*100;&quot;&quot;)">
            <text:p/>
          </table:table-cell>
        </table:table-row>
        <table:table-row table:style-name="ro1">
          <table:table-cell office:value-type="float" office:value="74.36" calcext:value-type="float">
            <text:p>74.36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74.36" calcext:value-type="float">
            <text:p>74.36</text:p>
          </table:table-cell>
          <table:table-cell table:formula="of:=IFERROR(([.B50]-[.B$619])/([.B$620]-[.B$619])*100;&quot;&quot;)">
            <text:p/>
          </table:table-cell>
          <table:table-cell table:formula="of:=IFERROR(([.C50]-[.C$619])/([.C$620]-[.C$619])*100;&quot;&quot;)">
            <text:p/>
          </table:table-cell>
          <table:table-cell table:formula="of:=IFERROR(([.D50]-[.D$619])/([.D$620]-[.D$619])*100;&quot;&quot;)">
            <text:p/>
          </table:table-cell>
          <table:table-cell table:formula="of:=IFERROR(([.E50]-[.E$619])/([.E$620]-[.E$619])*100;&quot;&quot;)">
            <text:p/>
          </table:table-cell>
          <table:table-cell table:formula="of:=IFERROR(([.F50]-[.F$619])/([.F$620]-[.F$619])*100;&quot;&quot;)">
            <text:p/>
          </table:table-cell>
          <table:table-cell table:formula="of:=IFERROR(([.G50]-[.G$619])/([.G$620]-[.G$619])*100;&quot;&quot;)">
            <text:p/>
          </table:table-cell>
          <table:table-cell table:formula="of:=IFERROR(([.H50]-[.H$619])/([.H$620]-[.H$619])*100;&quot;&quot;)">
            <text:p/>
          </table:table-cell>
          <table:table-cell table:formula="of:=IFERROR(([.I50]-[.I$619])/([.I$620]-[.I$619])*100;&quot;&quot;)">
            <text:p/>
          </table:table-cell>
          <table:table-cell table:formula="of:=IFERROR(([.J50]-[.J$619])/([.J$620]-[.J$619])*100;&quot;&quot;)">
            <text:p/>
          </table:table-cell>
          <table:table-cell table:formula="of:=IFERROR(([.K50]-[.K$619])/([.K$620]-[.K$619])*100;&quot;&quot;)">
            <text:p/>
          </table:table-cell>
          <table:table-cell table:formula="of:=IFERROR(([.L50]-[.L$619])/([.L$620]-[.L$619])*100;&quot;&quot;)">
            <text:p/>
          </table:table-cell>
          <table:table-cell table:formula="of:=IFERROR(([.M50]-[.M$619])/([.M$620]-[.M$619])*100;&quot;&quot;)">
            <text:p/>
          </table:table-cell>
          <table:table-cell table:formula="of:=IFERROR(([.N50]-[.N$619])/([.N$620]-[.N$619])*100;&quot;&quot;)" office:value-type="float" office:value="35" calcext:value-type="float">
            <text:p>35</text:p>
          </table:table-cell>
          <table:table-cell table:formula="of:=IFERROR(([.O50]-[.O$619])/([.O$620]-[.O$619])*100;&quot;&quot;)">
            <text:p/>
          </table:table-cell>
          <table:table-cell table:formula="of:=IFERROR(([.P50]-[.P$619])/([.P$620]-[.P$619])*100;&quot;&quot;)">
            <text:p/>
          </table:table-cell>
          <table:table-cell table:formula="of:=IFERROR(([.Q50]-[.Q$619])/([.Q$620]-[.Q$619])*100;&quot;&quot;)" office:value-type="float" office:value="84.2105263157895" calcext:value-type="float">
            <text:p>84.2105263158</text:p>
          </table:table-cell>
        </table:table-row>
        <table:table-row table:style-name="ro1">
          <table:table-cell office:value-type="float" office:value="76.02" calcext:value-type="float">
            <text:p>76.0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2" calcext:value-type="float">
            <text:p>42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76.02" calcext:value-type="float">
            <text:p>76.02</text:p>
          </table:table-cell>
          <table:table-cell table:formula="of:=IFERROR(([.B51]-[.B$619])/([.B$620]-[.B$619])*100;&quot;&quot;)">
            <text:p/>
          </table:table-cell>
          <table:table-cell table:formula="of:=IFERROR(([.C51]-[.C$619])/([.C$620]-[.C$619])*100;&quot;&quot;)">
            <text:p/>
          </table:table-cell>
          <table:table-cell table:formula="of:=IFERROR(([.D51]-[.D$619])/([.D$620]-[.D$619])*100;&quot;&quot;)">
            <text:p/>
          </table:table-cell>
          <table:table-cell table:formula="of:=IFERROR(([.E51]-[.E$619])/([.E$620]-[.E$619])*100;&quot;&quot;)">
            <text:p/>
          </table:table-cell>
          <table:table-cell table:formula="of:=IFERROR(([.F51]-[.F$619])/([.F$620]-[.F$619])*100;&quot;&quot;)">
            <text:p/>
          </table:table-cell>
          <table:table-cell table:formula="of:=IFERROR(([.G51]-[.G$619])/([.G$620]-[.G$619])*100;&quot;&quot;)">
            <text:p/>
          </table:table-cell>
          <table:table-cell table:formula="of:=IFERROR(([.H51]-[.H$619])/([.H$620]-[.H$619])*100;&quot;&quot;)">
            <text:p/>
          </table:table-cell>
          <table:table-cell table:formula="of:=IFERROR(([.I51]-[.I$619])/([.I$620]-[.I$619])*100;&quot;&quot;)">
            <text:p/>
          </table:table-cell>
          <table:table-cell table:formula="of:=IFERROR(([.J51]-[.J$619])/([.J$620]-[.J$619])*100;&quot;&quot;)" office:value-type="float" office:value="25.4901960784314" calcext:value-type="float">
            <text:p>25.4901960784</text:p>
          </table:table-cell>
          <table:table-cell table:formula="of:=IFERROR(([.K51]-[.K$619])/([.K$620]-[.K$619])*100;&quot;&quot;)">
            <text:p/>
          </table:table-cell>
          <table:table-cell table:formula="of:=IFERROR(([.L51]-[.L$619])/([.L$620]-[.L$619])*100;&quot;&quot;)">
            <text:p/>
          </table:table-cell>
          <table:table-cell table:formula="of:=IFERROR(([.M51]-[.M$619])/([.M$620]-[.M$619])*100;&quot;&quot;)">
            <text:p/>
          </table:table-cell>
          <table:table-cell table:formula="of:=IFERROR(([.N51]-[.N$619])/([.N$620]-[.N$619])*100;&quot;&quot;)">
            <text:p/>
          </table:table-cell>
          <table:table-cell table:formula="of:=IFERROR(([.O51]-[.O$619])/([.O$620]-[.O$619])*100;&quot;&quot;)">
            <text:p/>
          </table:table-cell>
          <table:table-cell table:formula="of:=IFERROR(([.P51]-[.P$619])/([.P$620]-[.P$619])*100;&quot;&quot;)">
            <text:p/>
          </table:table-cell>
          <table:table-cell table:formula="of:=IFERROR(([.Q51]-[.Q$619])/([.Q$620]-[.Q$619])*100;&quot;&quot;)">
            <text:p/>
          </table:table-cell>
        </table:table-row>
        <table:table-row table:style-name="ro1">
          <table:table-cell office:value-type="float" office:value="76.7" calcext:value-type="float">
            <text:p>76.7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76.7" calcext:value-type="float">
            <text:p>76.7</text:p>
          </table:table-cell>
          <table:table-cell table:formula="of:=IFERROR(([.B52]-[.B$619])/([.B$620]-[.B$619])*100;&quot;&quot;)">
            <text:p/>
          </table:table-cell>
          <table:table-cell table:formula="of:=IFERROR(([.C52]-[.C$619])/([.C$620]-[.C$619])*100;&quot;&quot;)">
            <text:p/>
          </table:table-cell>
          <table:table-cell table:formula="of:=IFERROR(([.D52]-[.D$619])/([.D$620]-[.D$619])*100;&quot;&quot;)">
            <text:p/>
          </table:table-cell>
          <table:table-cell table:formula="of:=IFERROR(([.E52]-[.E$619])/([.E$620]-[.E$619])*100;&quot;&quot;)">
            <text:p/>
          </table:table-cell>
          <table:table-cell table:formula="of:=IFERROR(([.F52]-[.F$619])/([.F$620]-[.F$619])*100;&quot;&quot;)">
            <text:p/>
          </table:table-cell>
          <table:table-cell table:formula="of:=IFERROR(([.G52]-[.G$619])/([.G$620]-[.G$619])*100;&quot;&quot;)">
            <text:p/>
          </table:table-cell>
          <table:table-cell table:formula="of:=IFERROR(([.H52]-[.H$619])/([.H$620]-[.H$619])*100;&quot;&quot;)">
            <text:p/>
          </table:table-cell>
          <table:table-cell table:formula="of:=IFERROR(([.I52]-[.I$619])/([.I$620]-[.I$619])*100;&quot;&quot;)">
            <text:p/>
          </table:table-cell>
          <table:table-cell table:formula="of:=IFERROR(([.J52]-[.J$619])/([.J$620]-[.J$619])*100;&quot;&quot;)">
            <text:p/>
          </table:table-cell>
          <table:table-cell table:formula="of:=IFERROR(([.K52]-[.K$619])/([.K$620]-[.K$619])*100;&quot;&quot;)">
            <text:p/>
          </table:table-cell>
          <table:table-cell table:formula="of:=IFERROR(([.L52]-[.L$619])/([.L$620]-[.L$619])*100;&quot;&quot;)">
            <text:p/>
          </table:table-cell>
          <table:table-cell table:formula="of:=IFERROR(([.M52]-[.M$619])/([.M$620]-[.M$619])*100;&quot;&quot;)">
            <text:p/>
          </table:table-cell>
          <table:table-cell table:formula="of:=IFERROR(([.N52]-[.N$619])/([.N$620]-[.N$619])*100;&quot;&quot;)">
            <text:p/>
          </table:table-cell>
          <table:table-cell table:formula="of:=IFERROR(([.O52]-[.O$619])/([.O$620]-[.O$619])*100;&quot;&quot;)">
            <text:p/>
          </table:table-cell>
          <table:table-cell table:formula="of:=IFERROR(([.P52]-[.P$619])/([.P$620]-[.P$619])*100;&quot;&quot;)" office:value-type="float" office:value="22.5" calcext:value-type="float">
            <text:p>22.5</text:p>
          </table:table-cell>
          <table:table-cell table:formula="of:=IFERROR(([.Q52]-[.Q$619])/([.Q$620]-[.Q$619])*100;&quot;&quot;)">
            <text:p/>
          </table:table-cell>
        </table:table-row>
        <table:table-row table:style-name="ro1">
          <table:table-cell office:value-type="float" office:value="77.38" calcext:value-type="float">
            <text:p>77.3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4" calcext:value-type="float">
            <text:p>34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77.38" calcext:value-type="float">
            <text:p>77.38</text:p>
          </table:table-cell>
          <table:table-cell table:formula="of:=IFERROR(([.B53]-[.B$619])/([.B$620]-[.B$619])*100;&quot;&quot;)">
            <text:p/>
          </table:table-cell>
          <table:table-cell table:formula="of:=IFERROR(([.C53]-[.C$619])/([.C$620]-[.C$619])*100;&quot;&quot;)">
            <text:p/>
          </table:table-cell>
          <table:table-cell table:formula="of:=IFERROR(([.D53]-[.D$619])/([.D$620]-[.D$619])*100;&quot;&quot;)">
            <text:p/>
          </table:table-cell>
          <table:table-cell table:formula="of:=IFERROR(([.E53]-[.E$619])/([.E$620]-[.E$619])*100;&quot;&quot;)" office:value-type="float" office:value="81.4814814814815" calcext:value-type="float">
            <text:p>81.4814814815</text:p>
          </table:table-cell>
          <table:table-cell table:formula="of:=IFERROR(([.F53]-[.F$619])/([.F$620]-[.F$619])*100;&quot;&quot;)">
            <text:p/>
          </table:table-cell>
          <table:table-cell table:formula="of:=IFERROR(([.G53]-[.G$619])/([.G$620]-[.G$619])*100;&quot;&quot;)">
            <text:p/>
          </table:table-cell>
          <table:table-cell table:formula="of:=IFERROR(([.H53]-[.H$619])/([.H$620]-[.H$619])*100;&quot;&quot;)">
            <text:p/>
          </table:table-cell>
          <table:table-cell table:formula="of:=IFERROR(([.I53]-[.I$619])/([.I$620]-[.I$619])*100;&quot;&quot;)">
            <text:p/>
          </table:table-cell>
          <table:table-cell table:formula="of:=IFERROR(([.J53]-[.J$619])/([.J$620]-[.J$619])*100;&quot;&quot;)">
            <text:p/>
          </table:table-cell>
          <table:table-cell table:formula="of:=IFERROR(([.K53]-[.K$619])/([.K$620]-[.K$619])*100;&quot;&quot;)">
            <text:p/>
          </table:table-cell>
          <table:table-cell table:formula="of:=IFERROR(([.L53]-[.L$619])/([.L$620]-[.L$619])*100;&quot;&quot;)">
            <text:p/>
          </table:table-cell>
          <table:table-cell table:formula="of:=IFERROR(([.M53]-[.M$619])/([.M$620]-[.M$619])*100;&quot;&quot;)">
            <text:p/>
          </table:table-cell>
          <table:table-cell table:formula="of:=IFERROR(([.N53]-[.N$619])/([.N$620]-[.N$619])*100;&quot;&quot;)">
            <text:p/>
          </table:table-cell>
          <table:table-cell table:formula="of:=IFERROR(([.O53]-[.O$619])/([.O$620]-[.O$619])*100;&quot;&quot;)">
            <text:p/>
          </table:table-cell>
          <table:table-cell table:formula="of:=IFERROR(([.P53]-[.P$619])/([.P$620]-[.P$619])*100;&quot;&quot;)">
            <text:p/>
          </table:table-cell>
          <table:table-cell table:formula="of:=IFERROR(([.Q53]-[.Q$619])/([.Q$620]-[.Q$619])*100;&quot;&quot;)">
            <text:p/>
          </table:table-cell>
        </table:table-row>
        <table:table-row table:style-name="ro1">
          <table:table-cell office:value-type="float" office:value="79.48" calcext:value-type="float">
            <text:p>79.48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float" office:value="79.48" calcext:value-type="float">
            <text:p>79.48</text:p>
          </table:table-cell>
          <table:table-cell table:formula="of:=IFERROR(([.B54]-[.B$619])/([.B$620]-[.B$619])*100;&quot;&quot;)">
            <text:p/>
          </table:table-cell>
          <table:table-cell table:formula="of:=IFERROR(([.C54]-[.C$619])/([.C$620]-[.C$619])*100;&quot;&quot;)">
            <text:p/>
          </table:table-cell>
          <table:table-cell table:formula="of:=IFERROR(([.D54]-[.D$619])/([.D$620]-[.D$619])*100;&quot;&quot;)">
            <text:p/>
          </table:table-cell>
          <table:table-cell table:formula="of:=IFERROR(([.E54]-[.E$619])/([.E$620]-[.E$619])*100;&quot;&quot;)">
            <text:p/>
          </table:table-cell>
          <table:table-cell table:formula="of:=IFERROR(([.F54]-[.F$619])/([.F$620]-[.F$619])*100;&quot;&quot;)">
            <text:p/>
          </table:table-cell>
          <table:table-cell table:formula="of:=IFERROR(([.G54]-[.G$619])/([.G$620]-[.G$619])*100;&quot;&quot;)">
            <text:p/>
          </table:table-cell>
          <table:table-cell table:formula="of:=IFERROR(([.H54]-[.H$619])/([.H$620]-[.H$619])*100;&quot;&quot;)" office:value-type="float" office:value="94.1176470588235" calcext:value-type="float">
            <text:p>94.1176470588</text:p>
          </table:table-cell>
          <table:table-cell table:formula="of:=IFERROR(([.I54]-[.I$619])/([.I$620]-[.I$619])*100;&quot;&quot;)">
            <text:p/>
          </table:table-cell>
          <table:table-cell table:formula="of:=IFERROR(([.J54]-[.J$619])/([.J$620]-[.J$619])*100;&quot;&quot;)">
            <text:p/>
          </table:table-cell>
          <table:table-cell table:formula="of:=IFERROR(([.K54]-[.K$619])/([.K$620]-[.K$619])*100;&quot;&quot;)">
            <text:p/>
          </table:table-cell>
          <table:table-cell table:formula="of:=IFERROR(([.L54]-[.L$619])/([.L$620]-[.L$619])*100;&quot;&quot;)">
            <text:p/>
          </table:table-cell>
          <table:table-cell table:formula="of:=IFERROR(([.M54]-[.M$619])/([.M$620]-[.M$619])*100;&quot;&quot;)" office:value-type="float" office:value="12.5" calcext:value-type="float">
            <text:p>12.5</text:p>
          </table:table-cell>
          <table:table-cell table:formula="of:=IFERROR(([.N54]-[.N$619])/([.N$620]-[.N$619])*100;&quot;&quot;)">
            <text:p/>
          </table:table-cell>
          <table:table-cell table:formula="of:=IFERROR(([.O54]-[.O$619])/([.O$620]-[.O$619])*100;&quot;&quot;)">
            <text:p/>
          </table:table-cell>
          <table:table-cell table:formula="of:=IFERROR(([.P54]-[.P$619])/([.P$620]-[.P$619])*100;&quot;&quot;)">
            <text:p/>
          </table:table-cell>
          <table:table-cell table:formula="of:=IFERROR(([.Q54]-[.Q$619])/([.Q$620]-[.Q$619])*100;&quot;&quot;)">
            <text:p/>
          </table:table-cell>
        </table:table-row>
        <table:table-row table:style-name="ro1">
          <table:table-cell office:value-type="float" office:value="81.24" calcext:value-type="float">
            <text:p>81.24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3" calcext:value-type="float">
            <text:p>43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81.24" calcext:value-type="float">
            <text:p>81.24</text:p>
          </table:table-cell>
          <table:table-cell table:formula="of:=IFERROR(([.B55]-[.B$619])/([.B$620]-[.B$619])*100;&quot;&quot;)">
            <text:p/>
          </table:table-cell>
          <table:table-cell table:formula="of:=IFERROR(([.C55]-[.C$619])/([.C$620]-[.C$619])*100;&quot;&quot;)">
            <text:p/>
          </table:table-cell>
          <table:table-cell table:formula="of:=IFERROR(([.D55]-[.D$619])/([.D$620]-[.D$619])*100;&quot;&quot;)">
            <text:p/>
          </table:table-cell>
          <table:table-cell table:formula="of:=IFERROR(([.E55]-[.E$619])/([.E$620]-[.E$619])*100;&quot;&quot;)">
            <text:p/>
          </table:table-cell>
          <table:table-cell table:formula="of:=IFERROR(([.F55]-[.F$619])/([.F$620]-[.F$619])*100;&quot;&quot;)">
            <text:p/>
          </table:table-cell>
          <table:table-cell table:formula="of:=IFERROR(([.G55]-[.G$619])/([.G$620]-[.G$619])*100;&quot;&quot;)">
            <text:p/>
          </table:table-cell>
          <table:table-cell table:formula="of:=IFERROR(([.H55]-[.H$619])/([.H$620]-[.H$619])*100;&quot;&quot;)">
            <text:p/>
          </table:table-cell>
          <table:table-cell table:formula="of:=IFERROR(([.I55]-[.I$619])/([.I$620]-[.I$619])*100;&quot;&quot;)">
            <text:p/>
          </table:table-cell>
          <table:table-cell table:formula="of:=IFERROR(([.J55]-[.J$619])/([.J$620]-[.J$619])*100;&quot;&quot;)" office:value-type="float" office:value="27.4509803921569" calcext:value-type="float">
            <text:p>27.4509803922</text:p>
          </table:table-cell>
          <table:table-cell table:formula="of:=IFERROR(([.K55]-[.K$619])/([.K$620]-[.K$619])*100;&quot;&quot;)">
            <text:p/>
          </table:table-cell>
          <table:table-cell table:formula="of:=IFERROR(([.L55]-[.L$619])/([.L$620]-[.L$619])*100;&quot;&quot;)">
            <text:p/>
          </table:table-cell>
          <table:table-cell table:formula="of:=IFERROR(([.M55]-[.M$619])/([.M$620]-[.M$619])*100;&quot;&quot;)">
            <text:p/>
          </table:table-cell>
          <table:table-cell table:formula="of:=IFERROR(([.N55]-[.N$619])/([.N$620]-[.N$619])*100;&quot;&quot;)">
            <text:p/>
          </table:table-cell>
          <table:table-cell table:formula="of:=IFERROR(([.O55]-[.O$619])/([.O$620]-[.O$619])*100;&quot;&quot;)">
            <text:p/>
          </table:table-cell>
          <table:table-cell table:formula="of:=IFERROR(([.P55]-[.P$619])/([.P$620]-[.P$619])*100;&quot;&quot;)">
            <text:p/>
          </table:table-cell>
          <table:table-cell table:formula="of:=IFERROR(([.Q55]-[.Q$619])/([.Q$620]-[.Q$619])*100;&quot;&quot;)">
            <text:p/>
          </table:table-cell>
        </table:table-row>
        <table:table-row table:style-name="ro1">
          <table:table-cell office:value-type="float" office:value="82.94" calcext:value-type="float">
            <text:p>82.94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float" office:value="82.94" calcext:value-type="float">
            <text:p>82.94</text:p>
          </table:table-cell>
          <table:table-cell table:formula="of:=IFERROR(([.B56]-[.B$619])/([.B$620]-[.B$619])*100;&quot;&quot;)">
            <text:p/>
          </table:table-cell>
          <table:table-cell table:formula="of:=IFERROR(([.C56]-[.C$619])/([.C$620]-[.C$619])*100;&quot;&quot;)">
            <text:p/>
          </table:table-cell>
          <table:table-cell table:formula="of:=IFERROR(([.D56]-[.D$619])/([.D$620]-[.D$619])*100;&quot;&quot;)">
            <text:p/>
          </table:table-cell>
          <table:table-cell table:formula="of:=IFERROR(([.E56]-[.E$619])/([.E$620]-[.E$619])*100;&quot;&quot;)">
            <text:p/>
          </table:table-cell>
          <table:table-cell table:formula="of:=IFERROR(([.F56]-[.F$619])/([.F$620]-[.F$619])*100;&quot;&quot;)">
            <text:p/>
          </table:table-cell>
          <table:table-cell table:formula="of:=IFERROR(([.G56]-[.G$619])/([.G$620]-[.G$619])*100;&quot;&quot;)">
            <text:p/>
          </table:table-cell>
          <table:table-cell table:formula="of:=IFERROR(([.H56]-[.H$619])/([.H$620]-[.H$619])*100;&quot;&quot;)">
            <text:p/>
          </table:table-cell>
          <table:table-cell table:formula="of:=IFERROR(([.I56]-[.I$619])/([.I$620]-[.I$619])*100;&quot;&quot;)">
            <text:p/>
          </table:table-cell>
          <table:table-cell table:formula="of:=IFERROR(([.J56]-[.J$619])/([.J$620]-[.J$619])*100;&quot;&quot;)">
            <text:p/>
          </table:table-cell>
          <table:table-cell table:formula="of:=IFERROR(([.K56]-[.K$619])/([.K$620]-[.K$619])*100;&quot;&quot;)">
            <text:p/>
          </table:table-cell>
          <table:table-cell table:formula="of:=IFERROR(([.L56]-[.L$619])/([.L$620]-[.L$619])*100;&quot;&quot;)">
            <text:p/>
          </table:table-cell>
          <table:table-cell table:formula="of:=IFERROR(([.M56]-[.M$619])/([.M$620]-[.M$619])*100;&quot;&quot;)">
            <text:p/>
          </table:table-cell>
          <table:table-cell table:formula="of:=IFERROR(([.N56]-[.N$619])/([.N$620]-[.N$619])*100;&quot;&quot;)">
            <text:p/>
          </table:table-cell>
          <table:table-cell table:formula="of:=IFERROR(([.O56]-[.O$619])/([.O$620]-[.O$619])*100;&quot;&quot;)" office:value-type="float" office:value="69.2307692307692" calcext:value-type="float">
            <text:p>69.2307692308</text:p>
          </table:table-cell>
          <table:table-cell table:formula="of:=IFERROR(([.P56]-[.P$619])/([.P$620]-[.P$619])*100;&quot;&quot;)">
            <text:p/>
          </table:table-cell>
          <table:table-cell table:formula="of:=IFERROR(([.Q56]-[.Q$619])/([.Q$620]-[.Q$619])*100;&quot;&quot;)">
            <text:p/>
          </table:table-cell>
        </table:table-row>
        <table:table-row table:style-name="ro1">
          <table:table-cell office:value-type="float" office:value="83.06" calcext:value-type="float">
            <text:p>83.06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float" office:value="83.06" calcext:value-type="float">
            <text:p>83.06</text:p>
          </table:table-cell>
          <table:table-cell table:formula="of:=IFERROR(([.B57]-[.B$619])/([.B$620]-[.B$619])*100;&quot;&quot;)">
            <text:p/>
          </table:table-cell>
          <table:table-cell table:formula="of:=IFERROR(([.C57]-[.C$619])/([.C$620]-[.C$619])*100;&quot;&quot;)">
            <text:p/>
          </table:table-cell>
          <table:table-cell table:formula="of:=IFERROR(([.D57]-[.D$619])/([.D$620]-[.D$619])*100;&quot;&quot;)">
            <text:p/>
          </table:table-cell>
          <table:table-cell table:formula="of:=IFERROR(([.E57]-[.E$619])/([.E$620]-[.E$619])*100;&quot;&quot;)">
            <text:p/>
          </table:table-cell>
          <table:table-cell table:formula="of:=IFERROR(([.F57]-[.F$619])/([.F$620]-[.F$619])*100;&quot;&quot;)">
            <text:p/>
          </table:table-cell>
          <table:table-cell table:formula="of:=IFERROR(([.G57]-[.G$619])/([.G$620]-[.G$619])*100;&quot;&quot;)">
            <text:p/>
          </table:table-cell>
          <table:table-cell table:formula="of:=IFERROR(([.H57]-[.H$619])/([.H$620]-[.H$619])*100;&quot;&quot;)">
            <text:p/>
          </table:table-cell>
          <table:table-cell table:formula="of:=IFERROR(([.I57]-[.I$619])/([.I$620]-[.I$619])*100;&quot;&quot;)">
            <text:p/>
          </table:table-cell>
          <table:table-cell table:formula="of:=IFERROR(([.J57]-[.J$619])/([.J$620]-[.J$619])*100;&quot;&quot;)">
            <text:p/>
          </table:table-cell>
          <table:table-cell table:formula="of:=IFERROR(([.K57]-[.K$619])/([.K$620]-[.K$619])*100;&quot;&quot;)">
            <text:p/>
          </table:table-cell>
          <table:table-cell table:formula="of:=IFERROR(([.L57]-[.L$619])/([.L$620]-[.L$619])*100;&quot;&quot;)">
            <text:p/>
          </table:table-cell>
          <table:table-cell table:formula="of:=IFERROR(([.M57]-[.M$619])/([.M$620]-[.M$619])*100;&quot;&quot;)">
            <text:p/>
          </table:table-cell>
          <table:table-cell table:formula="of:=IFERROR(([.N57]-[.N$619])/([.N$620]-[.N$619])*100;&quot;&quot;)" office:value-type="float" office:value="40" calcext:value-type="float">
            <text:p>40</text:p>
          </table:table-cell>
          <table:table-cell table:formula="of:=IFERROR(([.O57]-[.O$619])/([.O$620]-[.O$619])*100;&quot;&quot;)">
            <text:p/>
          </table:table-cell>
          <table:table-cell table:formula="of:=IFERROR(([.P57]-[.P$619])/([.P$620]-[.P$619])*100;&quot;&quot;)">
            <text:p/>
          </table:table-cell>
          <table:table-cell table:formula="of:=IFERROR(([.Q57]-[.Q$619])/([.Q$620]-[.Q$619])*100;&quot;&quot;)">
            <text:p/>
          </table:table-cell>
        </table:table-row>
        <table:table-row table:style-name="ro1">
          <table:table-cell office:value-type="float" office:value="84.22" calcext:value-type="float">
            <text:p>84.22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84.22" calcext:value-type="float">
            <text:p>84.22</text:p>
          </table:table-cell>
          <table:table-cell table:formula="of:=IFERROR(([.B58]-[.B$619])/([.B$620]-[.B$619])*100;&quot;&quot;)">
            <text:p/>
          </table:table-cell>
          <table:table-cell table:formula="of:=IFERROR(([.C58]-[.C$619])/([.C$620]-[.C$619])*100;&quot;&quot;)">
            <text:p/>
          </table:table-cell>
          <table:table-cell table:formula="of:=IFERROR(([.D58]-[.D$619])/([.D$620]-[.D$619])*100;&quot;&quot;)">
            <text:p/>
          </table:table-cell>
          <table:table-cell table:formula="of:=IFERROR(([.E58]-[.E$619])/([.E$620]-[.E$619])*100;&quot;&quot;)">
            <text:p/>
          </table:table-cell>
          <table:table-cell table:formula="of:=IFERROR(([.F58]-[.F$619])/([.F$620]-[.F$619])*100;&quot;&quot;)">
            <text:p/>
          </table:table-cell>
          <table:table-cell table:formula="of:=IFERROR(([.G58]-[.G$619])/([.G$620]-[.G$619])*100;&quot;&quot;)">
            <text:p/>
          </table:table-cell>
          <table:table-cell table:formula="of:=IFERROR(([.H58]-[.H$619])/([.H$620]-[.H$619])*100;&quot;&quot;)">
            <text:p/>
          </table:table-cell>
          <table:table-cell table:formula="of:=IFERROR(([.I58]-[.I$619])/([.I$620]-[.I$619])*100;&quot;&quot;)" office:value-type="float" office:value="76.1904761904762" calcext:value-type="float">
            <text:p>76.1904761905</text:p>
          </table:table-cell>
          <table:table-cell table:formula="of:=IFERROR(([.J58]-[.J$619])/([.J$620]-[.J$619])*100;&quot;&quot;)">
            <text:p/>
          </table:table-cell>
          <table:table-cell table:formula="of:=IFERROR(([.K58]-[.K$619])/([.K$620]-[.K$619])*100;&quot;&quot;)">
            <text:p/>
          </table:table-cell>
          <table:table-cell table:formula="of:=IFERROR(([.L58]-[.L$619])/([.L$620]-[.L$619])*100;&quot;&quot;)">
            <text:p/>
          </table:table-cell>
          <table:table-cell table:formula="of:=IFERROR(([.M58]-[.M$619])/([.M$620]-[.M$619])*100;&quot;&quot;)">
            <text:p/>
          </table:table-cell>
          <table:table-cell table:formula="of:=IFERROR(([.N58]-[.N$619])/([.N$620]-[.N$619])*100;&quot;&quot;)">
            <text:p/>
          </table:table-cell>
          <table:table-cell table:formula="of:=IFERROR(([.O58]-[.O$619])/([.O$620]-[.O$619])*100;&quot;&quot;)">
            <text:p/>
          </table:table-cell>
          <table:table-cell table:formula="of:=IFERROR(([.P58]-[.P$619])/([.P$620]-[.P$619])*100;&quot;&quot;)" office:value-type="float" office:value="25" calcext:value-type="float">
            <text:p>25</text:p>
          </table:table-cell>
          <table:table-cell table:formula="of:=IFERROR(([.Q58]-[.Q$619])/([.Q$620]-[.Q$619])*100;&quot;&quot;)">
            <text:p/>
          </table:table-cell>
        </table:table-row>
        <table:table-row table:style-name="ro1">
          <table:table-cell office:value-type="float" office:value="86.18" calcext:value-type="float">
            <text:p>86.18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4" calcext:value-type="float">
            <text:p>44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86.18" calcext:value-type="float">
            <text:p>86.18</text:p>
          </table:table-cell>
          <table:table-cell table:formula="of:=IFERROR(([.B59]-[.B$619])/([.B$620]-[.B$619])*100;&quot;&quot;)">
            <text:p/>
          </table:table-cell>
          <table:table-cell table:formula="of:=IFERROR(([.C59]-[.C$619])/([.C$620]-[.C$619])*100;&quot;&quot;)">
            <text:p/>
          </table:table-cell>
          <table:table-cell table:formula="of:=IFERROR(([.D59]-[.D$619])/([.D$620]-[.D$619])*100;&quot;&quot;)">
            <text:p/>
          </table:table-cell>
          <table:table-cell table:formula="of:=IFERROR(([.E59]-[.E$619])/([.E$620]-[.E$619])*100;&quot;&quot;)">
            <text:p/>
          </table:table-cell>
          <table:table-cell table:formula="of:=IFERROR(([.F59]-[.F$619])/([.F$620]-[.F$619])*100;&quot;&quot;)">
            <text:p/>
          </table:table-cell>
          <table:table-cell table:formula="of:=IFERROR(([.G59]-[.G$619])/([.G$620]-[.G$619])*100;&quot;&quot;)">
            <text:p/>
          </table:table-cell>
          <table:table-cell table:formula="of:=IFERROR(([.H59]-[.H$619])/([.H$620]-[.H$619])*100;&quot;&quot;)">
            <text:p/>
          </table:table-cell>
          <table:table-cell table:formula="of:=IFERROR(([.I59]-[.I$619])/([.I$620]-[.I$619])*100;&quot;&quot;)">
            <text:p/>
          </table:table-cell>
          <table:table-cell table:formula="of:=IFERROR(([.J59]-[.J$619])/([.J$620]-[.J$619])*100;&quot;&quot;)" office:value-type="float" office:value="29.4117647058824" calcext:value-type="float">
            <text:p>29.4117647059</text:p>
          </table:table-cell>
          <table:table-cell table:formula="of:=IFERROR(([.K59]-[.K$619])/([.K$620]-[.K$619])*100;&quot;&quot;)">
            <text:p/>
          </table:table-cell>
          <table:table-cell table:formula="of:=IFERROR(([.L59]-[.L$619])/([.L$620]-[.L$619])*100;&quot;&quot;)">
            <text:p/>
          </table:table-cell>
          <table:table-cell table:formula="of:=IFERROR(([.M59]-[.M$619])/([.M$620]-[.M$619])*100;&quot;&quot;)">
            <text:p/>
          </table:table-cell>
          <table:table-cell table:formula="of:=IFERROR(([.N59]-[.N$619])/([.N$620]-[.N$619])*100;&quot;&quot;)">
            <text:p/>
          </table:table-cell>
          <table:table-cell table:formula="of:=IFERROR(([.O59]-[.O$619])/([.O$620]-[.O$619])*100;&quot;&quot;)">
            <text:p/>
          </table:table-cell>
          <table:table-cell table:formula="of:=IFERROR(([.P59]-[.P$619])/([.P$620]-[.P$619])*100;&quot;&quot;)">
            <text:p/>
          </table:table-cell>
          <table:table-cell table:formula="of:=IFERROR(([.Q59]-[.Q$619])/([.Q$620]-[.Q$619])*100;&quot;&quot;)">
            <text:p/>
          </table:table-cell>
        </table:table-row>
        <table:table-row table:style-name="ro1">
          <table:table-cell office:value-type="float" office:value="87.94" calcext:value-type="float">
            <text:p>87.9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2"/>
          <table:table-cell office:value-type="float" office:value="87.94" calcext:value-type="float">
            <text:p>87.94</text:p>
          </table:table-cell>
          <table:table-cell table:formula="of:=IFERROR(([.B60]-[.B$619])/([.B$620]-[.B$619])*100;&quot;&quot;)" office:value-type="float" office:value="83.3333333333333" calcext:value-type="float">
            <text:p>83.3333333333</text:p>
          </table:table-cell>
          <table:table-cell table:formula="of:=IFERROR(([.C60]-[.C$619])/([.C$620]-[.C$619])*100;&quot;&quot;)" office:value-type="float" office:value="80" calcext:value-type="float">
            <text:p>80</text:p>
          </table:table-cell>
          <table:table-cell table:formula="of:=IFERROR(([.D60]-[.D$619])/([.D$620]-[.D$619])*100;&quot;&quot;)">
            <text:p/>
          </table:table-cell>
          <table:table-cell table:formula="of:=IFERROR(([.E60]-[.E$619])/([.E$620]-[.E$619])*100;&quot;&quot;)">
            <text:p/>
          </table:table-cell>
          <table:table-cell table:formula="of:=IFERROR(([.F60]-[.F$619])/([.F$620]-[.F$619])*100;&quot;&quot;)">
            <text:p/>
          </table:table-cell>
          <table:table-cell table:formula="of:=IFERROR(([.G60]-[.G$619])/([.G$620]-[.G$619])*100;&quot;&quot;)" office:value-type="float" office:value="87.5" calcext:value-type="float">
            <text:p>87.5</text:p>
          </table:table-cell>
          <table:table-cell table:formula="of:=IFERROR(([.H60]-[.H$619])/([.H$620]-[.H$619])*100;&quot;&quot;)">
            <text:p/>
          </table:table-cell>
          <table:table-cell table:formula="of:=IFERROR(([.I60]-[.I$619])/([.I$620]-[.I$619])*100;&quot;&quot;)">
            <text:p/>
          </table:table-cell>
          <table:table-cell table:formula="of:=IFERROR(([.J60]-[.J$619])/([.J$620]-[.J$619])*100;&quot;&quot;)">
            <text:p/>
          </table:table-cell>
          <table:table-cell table:formula="of:=IFERROR(([.K60]-[.K$619])/([.K$620]-[.K$619])*100;&quot;&quot;)">
            <text:p/>
          </table:table-cell>
          <table:table-cell table:formula="of:=IFERROR(([.L60]-[.L$619])/([.L$620]-[.L$619])*100;&quot;&quot;)">
            <text:p/>
          </table:table-cell>
          <table:table-cell table:formula="of:=IFERROR(([.M60]-[.M$619])/([.M$620]-[.M$619])*100;&quot;&quot;)">
            <text:p/>
          </table:table-cell>
          <table:table-cell table:formula="of:=IFERROR(([.N60]-[.N$619])/([.N$620]-[.N$619])*100;&quot;&quot;)">
            <text:p/>
          </table:table-cell>
          <table:table-cell table:formula="of:=IFERROR(([.O60]-[.O$619])/([.O$620]-[.O$619])*100;&quot;&quot;)">
            <text:p/>
          </table:table-cell>
          <table:table-cell table:formula="of:=IFERROR(([.P60]-[.P$619])/([.P$620]-[.P$619])*100;&quot;&quot;)">
            <text:p/>
          </table:table-cell>
          <table:table-cell table:formula="of:=IFERROR(([.Q60]-[.Q$619])/([.Q$620]-[.Q$619])*100;&quot;&quot;)">
            <text:p/>
          </table:table-cell>
        </table:table-row>
        <table:table-row table:style-name="ro1">
          <table:table-cell office:value-type="float" office:value="91.52" calcext:value-type="float">
            <text:p>91.5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91.52" calcext:value-type="float">
            <text:p>91.52</text:p>
          </table:table-cell>
          <table:table-cell table:formula="of:=IFERROR(([.B61]-[.B$619])/([.B$620]-[.B$619])*100;&quot;&quot;)">
            <text:p/>
          </table:table-cell>
          <table:table-cell table:formula="of:=IFERROR(([.C61]-[.C$619])/([.C$620]-[.C$619])*100;&quot;&quot;)">
            <text:p/>
          </table:table-cell>
          <table:table-cell table:formula="of:=IFERROR(([.D61]-[.D$619])/([.D$620]-[.D$619])*100;&quot;&quot;)">
            <text:p/>
          </table:table-cell>
          <table:table-cell table:formula="of:=IFERROR(([.E61]-[.E$619])/([.E$620]-[.E$619])*100;&quot;&quot;)">
            <text:p/>
          </table:table-cell>
          <table:table-cell table:formula="of:=IFERROR(([.F61]-[.F$619])/([.F$620]-[.F$619])*100;&quot;&quot;)">
            <text:p/>
          </table:table-cell>
          <table:table-cell table:formula="of:=IFERROR(([.G61]-[.G$619])/([.G$620]-[.G$619])*100;&quot;&quot;)">
            <text:p/>
          </table:table-cell>
          <table:table-cell table:formula="of:=IFERROR(([.H61]-[.H$619])/([.H$620]-[.H$619])*100;&quot;&quot;)">
            <text:p/>
          </table:table-cell>
          <table:table-cell table:formula="of:=IFERROR(([.I61]-[.I$619])/([.I$620]-[.I$619])*100;&quot;&quot;)">
            <text:p/>
          </table:table-cell>
          <table:table-cell table:formula="of:=IFERROR(([.J61]-[.J$619])/([.J$620]-[.J$619])*100;&quot;&quot;)" office:value-type="float" office:value="31.3725490196078" calcext:value-type="float">
            <text:p>31.3725490196</text:p>
          </table:table-cell>
          <table:table-cell table:formula="of:=IFERROR(([.K61]-[.K$619])/([.K$620]-[.K$619])*100;&quot;&quot;)">
            <text:p/>
          </table:table-cell>
          <table:table-cell table:formula="of:=IFERROR(([.L61]-[.L$619])/([.L$620]-[.L$619])*100;&quot;&quot;)">
            <text:p/>
          </table:table-cell>
          <table:table-cell table:formula="of:=IFERROR(([.M61]-[.M$619])/([.M$620]-[.M$619])*100;&quot;&quot;)">
            <text:p/>
          </table:table-cell>
          <table:table-cell table:formula="of:=IFERROR(([.N61]-[.N$619])/([.N$620]-[.N$619])*100;&quot;&quot;)">
            <text:p/>
          </table:table-cell>
          <table:table-cell table:formula="of:=IFERROR(([.O61]-[.O$619])/([.O$620]-[.O$619])*100;&quot;&quot;)">
            <text:p/>
          </table:table-cell>
          <table:table-cell table:formula="of:=IFERROR(([.P61]-[.P$619])/([.P$620]-[.P$619])*100;&quot;&quot;)" office:value-type="float" office:value="27.5" calcext:value-type="float">
            <text:p>27.5</text:p>
          </table:table-cell>
          <table:table-cell table:formula="of:=IFERROR(([.Q61]-[.Q$619])/([.Q$620]-[.Q$619])*100;&quot;&quot;)">
            <text:p/>
          </table:table-cell>
        </table:table-row>
        <table:table-row table:style-name="ro1">
          <table:table-cell office:value-type="float" office:value="92.28" calcext:value-type="float">
            <text:p>92.28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92.28" calcext:value-type="float">
            <text:p>92.28</text:p>
          </table:table-cell>
          <table:table-cell table:formula="of:=IFERROR(([.B62]-[.B$619])/([.B$620]-[.B$619])*100;&quot;&quot;)">
            <text:p/>
          </table:table-cell>
          <table:table-cell table:formula="of:=IFERROR(([.C62]-[.C$619])/([.C$620]-[.C$619])*100;&quot;&quot;)">
            <text:p/>
          </table:table-cell>
          <table:table-cell table:formula="of:=IFERROR(([.D62]-[.D$619])/([.D$620]-[.D$619])*100;&quot;&quot;)">
            <text:p/>
          </table:table-cell>
          <table:table-cell table:formula="of:=IFERROR(([.E62]-[.E$619])/([.E$620]-[.E$619])*100;&quot;&quot;)">
            <text:p/>
          </table:table-cell>
          <table:table-cell table:formula="of:=IFERROR(([.F62]-[.F$619])/([.F$620]-[.F$619])*100;&quot;&quot;)">
            <text:p/>
          </table:table-cell>
          <table:table-cell table:formula="of:=IFERROR(([.G62]-[.G$619])/([.G$620]-[.G$619])*100;&quot;&quot;)">
            <text:p/>
          </table:table-cell>
          <table:table-cell table:formula="of:=IFERROR(([.H62]-[.H$619])/([.H$620]-[.H$619])*100;&quot;&quot;)" office:value-type="float" office:value="100" calcext:value-type="float">
            <text:p>100</text:p>
          </table:table-cell>
          <table:table-cell table:formula="of:=IFERROR(([.I62]-[.I$619])/([.I$620]-[.I$619])*100;&quot;&quot;)">
            <text:p/>
          </table:table-cell>
          <table:table-cell table:formula="of:=IFERROR(([.J62]-[.J$619])/([.J$620]-[.J$619])*100;&quot;&quot;)">
            <text:p/>
          </table:table-cell>
          <table:table-cell table:formula="of:=IFERROR(([.K62]-[.K$619])/([.K$620]-[.K$619])*100;&quot;&quot;)">
            <text:p/>
          </table:table-cell>
          <table:table-cell table:formula="of:=IFERROR(([.L62]-[.L$619])/([.L$620]-[.L$619])*100;&quot;&quot;)">
            <text:p/>
          </table:table-cell>
          <table:table-cell table:formula="of:=IFERROR(([.M62]-[.M$619])/([.M$620]-[.M$619])*100;&quot;&quot;)">
            <text:p/>
          </table:table-cell>
          <table:table-cell table:formula="of:=IFERROR(([.N62]-[.N$619])/([.N$620]-[.N$619])*100;&quot;&quot;)">
            <text:p/>
          </table:table-cell>
          <table:table-cell table:formula="of:=IFERROR(([.O62]-[.O$619])/([.O$620]-[.O$619])*100;&quot;&quot;)">
            <text:p/>
          </table:table-cell>
          <table:table-cell table:formula="of:=IFERROR(([.P62]-[.P$619])/([.P$620]-[.P$619])*100;&quot;&quot;)">
            <text:p/>
          </table:table-cell>
          <table:table-cell table:formula="of:=IFERROR(([.Q62]-[.Q$619])/([.Q$620]-[.Q$619])*100;&quot;&quot;)" office:value-type="float" office:value="89.4736842105263" calcext:value-type="float">
            <text:p>89.4736842105</text:p>
          </table:table-cell>
        </table:table-row>
        <table:table-row table:style-name="ro1">
          <table:table-cell office:value-type="float" office:value="93.12" calcext:value-type="float">
            <text:p>93.12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float" office:value="93.12" calcext:value-type="float">
            <text:p>93.12</text:p>
          </table:table-cell>
          <table:table-cell table:formula="of:=IFERROR(([.B63]-[.B$619])/([.B$620]-[.B$619])*100;&quot;&quot;)">
            <text:p/>
          </table:table-cell>
          <table:table-cell table:formula="of:=IFERROR(([.C63]-[.C$619])/([.C$620]-[.C$619])*100;&quot;&quot;)">
            <text:p/>
          </table:table-cell>
          <table:table-cell table:formula="of:=IFERROR(([.D63]-[.D$619])/([.D$620]-[.D$619])*100;&quot;&quot;)">
            <text:p/>
          </table:table-cell>
          <table:table-cell table:formula="of:=IFERROR(([.E63]-[.E$619])/([.E$620]-[.E$619])*100;&quot;&quot;)">
            <text:p/>
          </table:table-cell>
          <table:table-cell table:formula="of:=IFERROR(([.F63]-[.F$619])/([.F$620]-[.F$619])*100;&quot;&quot;)">
            <text:p/>
          </table:table-cell>
          <table:table-cell table:formula="of:=IFERROR(([.G63]-[.G$619])/([.G$620]-[.G$619])*100;&quot;&quot;)">
            <text:p/>
          </table:table-cell>
          <table:table-cell table:formula="of:=IFERROR(([.H63]-[.H$619])/([.H$620]-[.H$619])*100;&quot;&quot;)">
            <text:p/>
          </table:table-cell>
          <table:table-cell table:formula="of:=IFERROR(([.I63]-[.I$619])/([.I$620]-[.I$619])*100;&quot;&quot;)">
            <text:p/>
          </table:table-cell>
          <table:table-cell table:formula="of:=IFERROR(([.J63]-[.J$619])/([.J$620]-[.J$619])*100;&quot;&quot;)">
            <text:p/>
          </table:table-cell>
          <table:table-cell table:formula="of:=IFERROR(([.K63]-[.K$619])/([.K$620]-[.K$619])*100;&quot;&quot;)">
            <text:p/>
          </table:table-cell>
          <table:table-cell table:formula="of:=IFERROR(([.L63]-[.L$619])/([.L$620]-[.L$619])*100;&quot;&quot;)">
            <text:p/>
          </table:table-cell>
          <table:table-cell table:formula="of:=IFERROR(([.M63]-[.M$619])/([.M$620]-[.M$619])*100;&quot;&quot;)">
            <text:p/>
          </table:table-cell>
          <table:table-cell table:formula="of:=IFERROR(([.N63]-[.N$619])/([.N$620]-[.N$619])*100;&quot;&quot;)" office:value-type="float" office:value="45" calcext:value-type="float">
            <text:p>45</text:p>
          </table:table-cell>
          <table:table-cell table:formula="of:=IFERROR(([.O63]-[.O$619])/([.O$620]-[.O$619])*100;&quot;&quot;)">
            <text:p/>
          </table:table-cell>
          <table:table-cell table:formula="of:=IFERROR(([.P63]-[.P$619])/([.P$620]-[.P$619])*100;&quot;&quot;)">
            <text:p/>
          </table:table-cell>
          <table:table-cell table:formula="of:=IFERROR(([.Q63]-[.Q$619])/([.Q$620]-[.Q$619])*100;&quot;&quot;)">
            <text:p/>
          </table:table-cell>
        </table:table-row>
        <table:table-row table:style-name="ro1">
          <table:table-cell office:value-type="float" office:value="94.6" calcext:value-type="float">
            <text:p>94.6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/>
          <table:table-cell office:value-type="float" office:value="94.6" calcext:value-type="float">
            <text:p>94.6</text:p>
          </table:table-cell>
          <table:table-cell table:formula="of:=IFERROR(([.B64]-[.B$619])/([.B$620]-[.B$619])*100;&quot;&quot;)">
            <text:p/>
          </table:table-cell>
          <table:table-cell table:formula="of:=IFERROR(([.C64]-[.C$619])/([.C$620]-[.C$619])*100;&quot;&quot;)">
            <text:p/>
          </table:table-cell>
          <table:table-cell table:formula="of:=IFERROR(([.D64]-[.D$619])/([.D$620]-[.D$619])*100;&quot;&quot;)">
            <text:p/>
          </table:table-cell>
          <table:table-cell table:formula="of:=IFERROR(([.E64]-[.E$619])/([.E$620]-[.E$619])*100;&quot;&quot;)">
            <text:p/>
          </table:table-cell>
          <table:table-cell table:formula="of:=IFERROR(([.F64]-[.F$619])/([.F$620]-[.F$619])*100;&quot;&quot;)">
            <text:p/>
          </table:table-cell>
          <table:table-cell table:formula="of:=IFERROR(([.G64]-[.G$619])/([.G$620]-[.G$619])*100;&quot;&quot;)">
            <text:p/>
          </table:table-cell>
          <table:table-cell table:formula="of:=IFERROR(([.H64]-[.H$619])/([.H$620]-[.H$619])*100;&quot;&quot;)">
            <text:p/>
          </table:table-cell>
          <table:table-cell table:formula="of:=IFERROR(([.I64]-[.I$619])/([.I$620]-[.I$619])*100;&quot;&quot;)">
            <text:p/>
          </table:table-cell>
          <table:table-cell table:formula="of:=IFERROR(([.J64]-[.J$619])/([.J$620]-[.J$619])*100;&quot;&quot;)">
            <text:p/>
          </table:table-cell>
          <table:table-cell table:formula="of:=IFERROR(([.K64]-[.K$619])/([.K$620]-[.K$619])*100;&quot;&quot;)" office:value-type="float" office:value="44.4444444444444" calcext:value-type="float">
            <text:p>44.4444444444</text:p>
          </table:table-cell>
          <table:table-cell table:formula="of:=IFERROR(([.L64]-[.L$619])/([.L$620]-[.L$619])*100;&quot;&quot;)">
            <text:p/>
          </table:table-cell>
          <table:table-cell table:formula="of:=IFERROR(([.M64]-[.M$619])/([.M$620]-[.M$619])*100;&quot;&quot;)">
            <text:p/>
          </table:table-cell>
          <table:table-cell table:formula="of:=IFERROR(([.N64]-[.N$619])/([.N$620]-[.N$619])*100;&quot;&quot;)">
            <text:p/>
          </table:table-cell>
          <table:table-cell table:formula="of:=IFERROR(([.O64]-[.O$619])/([.O$620]-[.O$619])*100;&quot;&quot;)">
            <text:p/>
          </table:table-cell>
          <table:table-cell table:formula="of:=IFERROR(([.P64]-[.P$619])/([.P$620]-[.P$619])*100;&quot;&quot;)">
            <text:p/>
          </table:table-cell>
          <table:table-cell table:formula="of:=IFERROR(([.Q64]-[.Q$619])/([.Q$620]-[.Q$619])*100;&quot;&quot;)">
            <text:p/>
          </table:table-cell>
        </table:table-row>
        <table:table-row table:style-name="ro1">
          <table:table-cell office:value-type="float" office:value="95.48" calcext:value-type="float">
            <text:p>95.4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float" office:value="95.48" calcext:value-type="float">
            <text:p>95.48</text:p>
          </table:table-cell>
          <table:table-cell table:formula="of:=IFERROR(([.B65]-[.B$619])/([.B$620]-[.B$619])*100;&quot;&quot;)">
            <text:p/>
          </table:table-cell>
          <table:table-cell table:formula="of:=IFERROR(([.C65]-[.C$619])/([.C$620]-[.C$619])*100;&quot;&quot;)">
            <text:p/>
          </table:table-cell>
          <table:table-cell table:formula="of:=IFERROR(([.D65]-[.D$619])/([.D$620]-[.D$619])*100;&quot;&quot;)">
            <text:p/>
          </table:table-cell>
          <table:table-cell table:formula="of:=IFERROR(([.E65]-[.E$619])/([.E$620]-[.E$619])*100;&quot;&quot;)" office:value-type="float" office:value="85.1851851851852" calcext:value-type="float">
            <text:p>85.1851851852</text:p>
          </table:table-cell>
          <table:table-cell table:formula="of:=IFERROR(([.F65]-[.F$619])/([.F$620]-[.F$619])*100;&quot;&quot;)">
            <text:p/>
          </table:table-cell>
          <table:table-cell table:formula="of:=IFERROR(([.G65]-[.G$619])/([.G$620]-[.G$619])*100;&quot;&quot;)">
            <text:p/>
          </table:table-cell>
          <table:table-cell table:formula="of:=IFERROR(([.H65]-[.H$619])/([.H$620]-[.H$619])*100;&quot;&quot;)">
            <text:p/>
          </table:table-cell>
          <table:table-cell table:formula="of:=IFERROR(([.I65]-[.I$619])/([.I$620]-[.I$619])*100;&quot;&quot;)">
            <text:p/>
          </table:table-cell>
          <table:table-cell table:formula="of:=IFERROR(([.J65]-[.J$619])/([.J$620]-[.J$619])*100;&quot;&quot;)">
            <text:p/>
          </table:table-cell>
          <table:table-cell table:formula="of:=IFERROR(([.K65]-[.K$619])/([.K$620]-[.K$619])*100;&quot;&quot;)">
            <text:p/>
          </table:table-cell>
          <table:table-cell table:formula="of:=IFERROR(([.L65]-[.L$619])/([.L$620]-[.L$619])*100;&quot;&quot;)">
            <text:p/>
          </table:table-cell>
          <table:table-cell table:formula="of:=IFERROR(([.M65]-[.M$619])/([.M$620]-[.M$619])*100;&quot;&quot;)" office:value-type="float" office:value="16.6666666666667" calcext:value-type="float">
            <text:p>16.6666666667</text:p>
          </table:table-cell>
          <table:table-cell table:formula="of:=IFERROR(([.N65]-[.N$619])/([.N$620]-[.N$619])*100;&quot;&quot;)">
            <text:p/>
          </table:table-cell>
          <table:table-cell table:formula="of:=IFERROR(([.O65]-[.O$619])/([.O$620]-[.O$619])*100;&quot;&quot;)">
            <text:p/>
          </table:table-cell>
          <table:table-cell table:formula="of:=IFERROR(([.P65]-[.P$619])/([.P$620]-[.P$619])*100;&quot;&quot;)">
            <text:p/>
          </table:table-cell>
          <table:table-cell table:formula="of:=IFERROR(([.Q65]-[.Q$619])/([.Q$620]-[.Q$619])*100;&quot;&quot;)">
            <text:p/>
          </table:table-cell>
        </table:table-row>
        <table:table-row table:style-name="ro1">
          <table:table-cell office:value-type="float" office:value="96.54" calcext:value-type="float">
            <text:p>96.54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6" calcext:value-type="float">
            <text:p>46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96.54" calcext:value-type="float">
            <text:p>96.54</text:p>
          </table:table-cell>
          <table:table-cell table:formula="of:=IFERROR(([.B66]-[.B$619])/([.B$620]-[.B$619])*100;&quot;&quot;)">
            <text:p/>
          </table:table-cell>
          <table:table-cell table:formula="of:=IFERROR(([.C66]-[.C$619])/([.C$620]-[.C$619])*100;&quot;&quot;)">
            <text:p/>
          </table:table-cell>
          <table:table-cell table:formula="of:=IFERROR(([.D66]-[.D$619])/([.D$620]-[.D$619])*100;&quot;&quot;)">
            <text:p/>
          </table:table-cell>
          <table:table-cell table:formula="of:=IFERROR(([.E66]-[.E$619])/([.E$620]-[.E$619])*100;&quot;&quot;)">
            <text:p/>
          </table:table-cell>
          <table:table-cell table:formula="of:=IFERROR(([.F66]-[.F$619])/([.F$620]-[.F$619])*100;&quot;&quot;)">
            <text:p/>
          </table:table-cell>
          <table:table-cell table:formula="of:=IFERROR(([.G66]-[.G$619])/([.G$620]-[.G$619])*100;&quot;&quot;)">
            <text:p/>
          </table:table-cell>
          <table:table-cell table:formula="of:=IFERROR(([.H66]-[.H$619])/([.H$620]-[.H$619])*100;&quot;&quot;)">
            <text:p/>
          </table:table-cell>
          <table:table-cell table:formula="of:=IFERROR(([.I66]-[.I$619])/([.I$620]-[.I$619])*100;&quot;&quot;)">
            <text:p/>
          </table:table-cell>
          <table:table-cell table:formula="of:=IFERROR(([.J66]-[.J$619])/([.J$620]-[.J$619])*100;&quot;&quot;)" office:value-type="float" office:value="33.3333333333333" calcext:value-type="float">
            <text:p>33.3333333333</text:p>
          </table:table-cell>
          <table:table-cell table:formula="of:=IFERROR(([.K66]-[.K$619])/([.K$620]-[.K$619])*100;&quot;&quot;)">
            <text:p/>
          </table:table-cell>
          <table:table-cell table:formula="of:=IFERROR(([.L66]-[.L$619])/([.L$620]-[.L$619])*100;&quot;&quot;)">
            <text:p/>
          </table:table-cell>
          <table:table-cell table:formula="of:=IFERROR(([.M66]-[.M$619])/([.M$620]-[.M$619])*100;&quot;&quot;)">
            <text:p/>
          </table:table-cell>
          <table:table-cell table:formula="of:=IFERROR(([.N66]-[.N$619])/([.N$620]-[.N$619])*100;&quot;&quot;)">
            <text:p/>
          </table:table-cell>
          <table:table-cell table:formula="of:=IFERROR(([.O66]-[.O$619])/([.O$620]-[.O$619])*100;&quot;&quot;)">
            <text:p/>
          </table:table-cell>
          <table:table-cell table:formula="of:=IFERROR(([.P66]-[.P$619])/([.P$620]-[.P$619])*100;&quot;&quot;)">
            <text:p/>
          </table:table-cell>
          <table:table-cell table:formula="of:=IFERROR(([.Q66]-[.Q$619])/([.Q$620]-[.Q$619])*100;&quot;&quot;)">
            <text:p/>
          </table:table-cell>
        </table:table-row>
        <table:table-row table:style-name="ro1">
          <table:table-cell office:value-type="float" office:value="98.24" calcext:value-type="float">
            <text:p>98.24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98.24" calcext:value-type="float">
            <text:p>98.24</text:p>
          </table:table-cell>
          <table:table-cell table:formula="of:=IFERROR(([.B67]-[.B$619])/([.B$620]-[.B$619])*100;&quot;&quot;)">
            <text:p/>
          </table:table-cell>
          <table:table-cell table:formula="of:=IFERROR(([.C67]-[.C$619])/([.C$620]-[.C$619])*100;&quot;&quot;)">
            <text:p/>
          </table:table-cell>
          <table:table-cell table:formula="of:=IFERROR(([.D67]-[.D$619])/([.D$620]-[.D$619])*100;&quot;&quot;)">
            <text:p/>
          </table:table-cell>
          <table:table-cell table:formula="of:=IFERROR(([.E67]-[.E$619])/([.E$620]-[.E$619])*100;&quot;&quot;)">
            <text:p/>
          </table:table-cell>
          <table:table-cell table:formula="of:=IFERROR(([.F67]-[.F$619])/([.F$620]-[.F$619])*100;&quot;&quot;)">
            <text:p/>
          </table:table-cell>
          <table:table-cell table:formula="of:=IFERROR(([.G67]-[.G$619])/([.G$620]-[.G$619])*100;&quot;&quot;)">
            <text:p/>
          </table:table-cell>
          <table:table-cell table:formula="of:=IFERROR(([.H67]-[.H$619])/([.H$620]-[.H$619])*100;&quot;&quot;)">
            <text:p/>
          </table:table-cell>
          <table:table-cell table:formula="of:=IFERROR(([.I67]-[.I$619])/([.I$620]-[.I$619])*100;&quot;&quot;)" office:value-type="float" office:value="80.952380952381" calcext:value-type="float">
            <text:p>80.9523809524</text:p>
          </table:table-cell>
          <table:table-cell table:formula="of:=IFERROR(([.J67]-[.J$619])/([.J$620]-[.J$619])*100;&quot;&quot;)">
            <text:p/>
          </table:table-cell>
          <table:table-cell table:formula="of:=IFERROR(([.K67]-[.K$619])/([.K$620]-[.K$619])*100;&quot;&quot;)">
            <text:p/>
          </table:table-cell>
          <table:table-cell table:formula="of:=IFERROR(([.L67]-[.L$619])/([.L$620]-[.L$619])*100;&quot;&quot;)">
            <text:p/>
          </table:table-cell>
          <table:table-cell table:formula="of:=IFERROR(([.M67]-[.M$619])/([.M$620]-[.M$619])*100;&quot;&quot;)">
            <text:p/>
          </table:table-cell>
          <table:table-cell table:formula="of:=IFERROR(([.N67]-[.N$619])/([.N$620]-[.N$619])*100;&quot;&quot;)">
            <text:p/>
          </table:table-cell>
          <table:table-cell table:formula="of:=IFERROR(([.O67]-[.O$619])/([.O$620]-[.O$619])*100;&quot;&quot;)">
            <text:p/>
          </table:table-cell>
          <table:table-cell table:formula="of:=IFERROR(([.P67]-[.P$619])/([.P$620]-[.P$619])*100;&quot;&quot;)" office:value-type="float" office:value="30" calcext:value-type="float">
            <text:p>30</text:p>
          </table:table-cell>
          <table:table-cell table:formula="of:=IFERROR(([.Q67]-[.Q$619])/([.Q$620]-[.Q$619])*100;&quot;&quot;)">
            <text:p/>
          </table:table-cell>
        </table:table-row>
        <table:table-row table:style-name="ro1">
          <table:table-cell office:value-type="float" office:value="101.52" calcext:value-type="float">
            <text:p>101.5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float" office:value="101.52" calcext:value-type="float">
            <text:p>101.52</text:p>
          </table:table-cell>
          <table:table-cell table:formula="of:=IFERROR(([.B68]-[.B$619])/([.B$620]-[.B$619])*100;&quot;&quot;)">
            <text:p/>
          </table:table-cell>
          <table:table-cell table:formula="of:=IFERROR(([.C68]-[.C$619])/([.C$620]-[.C$619])*100;&quot;&quot;)">
            <text:p/>
          </table:table-cell>
          <table:table-cell table:formula="of:=IFERROR(([.D68]-[.D$619])/([.D$620]-[.D$619])*100;&quot;&quot;)">
            <text:p/>
          </table:table-cell>
          <table:table-cell table:formula="of:=IFERROR(([.E68]-[.E$619])/([.E$620]-[.E$619])*100;&quot;&quot;)">
            <text:p/>
          </table:table-cell>
          <table:table-cell table:formula="of:=IFERROR(([.F68]-[.F$619])/([.F$620]-[.F$619])*100;&quot;&quot;)">
            <text:p/>
          </table:table-cell>
          <table:table-cell table:formula="of:=IFERROR(([.G68]-[.G$619])/([.G$620]-[.G$619])*100;&quot;&quot;)">
            <text:p/>
          </table:table-cell>
          <table:table-cell table:formula="of:=IFERROR(([.H68]-[.H$619])/([.H$620]-[.H$619])*100;&quot;&quot;)">
            <text:p/>
          </table:table-cell>
          <table:table-cell table:formula="of:=IFERROR(([.I68]-[.I$619])/([.I$620]-[.I$619])*100;&quot;&quot;)">
            <text:p/>
          </table:table-cell>
          <table:table-cell table:formula="of:=IFERROR(([.J68]-[.J$619])/([.J$620]-[.J$619])*100;&quot;&quot;)" office:value-type="float" office:value="35.2941176470588" calcext:value-type="float">
            <text:p>35.2941176471</text:p>
          </table:table-cell>
          <table:table-cell table:formula="of:=IFERROR(([.K68]-[.K$619])/([.K$620]-[.K$619])*100;&quot;&quot;)">
            <text:p/>
          </table:table-cell>
          <table:table-cell table:formula="of:=IFERROR(([.L68]-[.L$619])/([.L$620]-[.L$619])*100;&quot;&quot;)">
            <text:p/>
          </table:table-cell>
          <table:table-cell table:formula="of:=IFERROR(([.M68]-[.M$619])/([.M$620]-[.M$619])*100;&quot;&quot;)">
            <text:p/>
          </table:table-cell>
          <table:table-cell table:formula="of:=IFERROR(([.N68]-[.N$619])/([.N$620]-[.N$619])*100;&quot;&quot;)">
            <text:p/>
          </table:table-cell>
          <table:table-cell table:formula="of:=IFERROR(([.O68]-[.O$619])/([.O$620]-[.O$619])*100;&quot;&quot;)" office:value-type="float" office:value="76.9230769230769" calcext:value-type="float">
            <text:p>76.9230769231</text:p>
          </table:table-cell>
          <table:table-cell table:formula="of:=IFERROR(([.P68]-[.P$619])/([.P$620]-[.P$619])*100;&quot;&quot;)">
            <text:p/>
          </table:table-cell>
          <table:table-cell table:formula="of:=IFERROR(([.Q68]-[.Q$619])/([.Q$620]-[.Q$619])*100;&quot;&quot;)">
            <text:p/>
          </table:table-cell>
        </table:table-row>
        <table:table-row table:style-name="ro1">
          <table:table-cell office:value-type="float" office:value="102.28" calcext:value-type="float">
            <text:p>102.28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float" office:value="102.28" calcext:value-type="float">
            <text:p>102.28</text:p>
          </table:table-cell>
          <table:table-cell table:formula="of:=IFERROR(([.B69]-[.B$619])/([.B$620]-[.B$619])*100;&quot;&quot;)">
            <text:p/>
          </table:table-cell>
          <table:table-cell table:formula="of:=IFERROR(([.C69]-[.C$619])/([.C$620]-[.C$619])*100;&quot;&quot;)">
            <text:p/>
          </table:table-cell>
          <table:table-cell table:formula="of:=IFERROR(([.D69]-[.D$619])/([.D$620]-[.D$619])*100;&quot;&quot;)">
            <text:p/>
          </table:table-cell>
          <table:table-cell table:formula="of:=IFERROR(([.E69]-[.E$619])/([.E$620]-[.E$619])*100;&quot;&quot;)">
            <text:p/>
          </table:table-cell>
          <table:table-cell table:formula="of:=IFERROR(([.F69]-[.F$619])/([.F$620]-[.F$619])*100;&quot;&quot;)">
            <text:p/>
          </table:table-cell>
          <table:table-cell table:formula="of:=IFERROR(([.G69]-[.G$619])/([.G$620]-[.G$619])*100;&quot;&quot;)">
            <text:p/>
          </table:table-cell>
          <table:table-cell table:formula="of:=IFERROR(([.H69]-[.H$619])/([.H$620]-[.H$619])*100;&quot;&quot;)">
            <text:p/>
          </table:table-cell>
          <table:table-cell table:formula="of:=IFERROR(([.I69]-[.I$619])/([.I$620]-[.I$619])*100;&quot;&quot;)">
            <text:p/>
          </table:table-cell>
          <table:table-cell table:formula="of:=IFERROR(([.J69]-[.J$619])/([.J$620]-[.J$619])*100;&quot;&quot;)">
            <text:p/>
          </table:table-cell>
          <table:table-cell table:formula="of:=IFERROR(([.K69]-[.K$619])/([.K$620]-[.K$619])*100;&quot;&quot;)">
            <text:p/>
          </table:table-cell>
          <table:table-cell table:formula="of:=IFERROR(([.L69]-[.L$619])/([.L$620]-[.L$619])*100;&quot;&quot;)">
            <text:p/>
          </table:table-cell>
          <table:table-cell table:formula="of:=IFERROR(([.M69]-[.M$619])/([.M$620]-[.M$619])*100;&quot;&quot;)">
            <text:p/>
          </table:table-cell>
          <table:table-cell table:formula="of:=IFERROR(([.N69]-[.N$619])/([.N$620]-[.N$619])*100;&quot;&quot;)" office:value-type="float" office:value="50" calcext:value-type="float">
            <text:p>50</text:p>
          </table:table-cell>
          <table:table-cell table:formula="of:=IFERROR(([.O69]-[.O$619])/([.O$620]-[.O$619])*100;&quot;&quot;)">
            <text:p/>
          </table:table-cell>
          <table:table-cell table:formula="of:=IFERROR(([.P69]-[.P$619])/([.P$620]-[.P$619])*100;&quot;&quot;)">
            <text:p/>
          </table:table-cell>
          <table:table-cell table:formula="of:=IFERROR(([.Q69]-[.Q$619])/([.Q$620]-[.Q$619])*100;&quot;&quot;)">
            <text:p/>
          </table:table-cell>
        </table:table-row>
        <table:table-row table:style-name="ro1">
          <table:table-cell office:value-type="float" office:value="105.34" calcext:value-type="float">
            <text:p>105.34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05.34" calcext:value-type="float">
            <text:p>105.34</text:p>
          </table:table-cell>
          <table:table-cell table:formula="of:=IFERROR(([.B70]-[.B$619])/([.B$620]-[.B$619])*100;&quot;&quot;)">
            <text:p/>
          </table:table-cell>
          <table:table-cell table:formula="of:=IFERROR(([.C70]-[.C$619])/([.C$620]-[.C$619])*100;&quot;&quot;)">
            <text:p/>
          </table:table-cell>
          <table:table-cell table:formula="of:=IFERROR(([.D70]-[.D$619])/([.D$620]-[.D$619])*100;&quot;&quot;)">
            <text:p/>
          </table:table-cell>
          <table:table-cell table:formula="of:=IFERROR(([.E70]-[.E$619])/([.E$620]-[.E$619])*100;&quot;&quot;)">
            <text:p/>
          </table:table-cell>
          <table:table-cell table:formula="of:=IFERROR(([.F70]-[.F$619])/([.F$620]-[.F$619])*100;&quot;&quot;)">
            <text:p/>
          </table:table-cell>
          <table:table-cell table:formula="of:=IFERROR(([.G70]-[.G$619])/([.G$620]-[.G$619])*100;&quot;&quot;)">
            <text:p/>
          </table:table-cell>
          <table:table-cell table:formula="of:=IFERROR(([.H70]-[.H$619])/([.H$620]-[.H$619])*100;&quot;&quot;)">
            <text:p/>
          </table:table-cell>
          <table:table-cell table:formula="of:=IFERROR(([.I70]-[.I$619])/([.I$620]-[.I$619])*100;&quot;&quot;)">
            <text:p/>
          </table:table-cell>
          <table:table-cell table:formula="of:=IFERROR(([.J70]-[.J$619])/([.J$620]-[.J$619])*100;&quot;&quot;)">
            <text:p/>
          </table:table-cell>
          <table:table-cell table:formula="of:=IFERROR(([.K70]-[.K$619])/([.K$620]-[.K$619])*100;&quot;&quot;)">
            <text:p/>
          </table:table-cell>
          <table:table-cell table:formula="of:=IFERROR(([.L70]-[.L$619])/([.L$620]-[.L$619])*100;&quot;&quot;)" office:value-type="float" office:value="100" calcext:value-type="float">
            <text:p>100</text:p>
          </table:table-cell>
          <table:table-cell table:formula="of:=IFERROR(([.M70]-[.M$619])/([.M$620]-[.M$619])*100;&quot;&quot;)">
            <text:p/>
          </table:table-cell>
          <table:table-cell table:formula="of:=IFERROR(([.N70]-[.N$619])/([.N$620]-[.N$619])*100;&quot;&quot;)">
            <text:p/>
          </table:table-cell>
          <table:table-cell table:formula="of:=IFERROR(([.O70]-[.O$619])/([.O$620]-[.O$619])*100;&quot;&quot;)">
            <text:p/>
          </table:table-cell>
          <table:table-cell table:formula="of:=IFERROR(([.P70]-[.P$619])/([.P$620]-[.P$619])*100;&quot;&quot;)" office:value-type="float" office:value="32.5" calcext:value-type="float">
            <text:p>32.5</text:p>
          </table:table-cell>
          <table:table-cell table:formula="of:=IFERROR(([.Q70]-[.Q$619])/([.Q$620]-[.Q$619])*100;&quot;&quot;)">
            <text:p/>
          </table:table-cell>
        </table:table-row>
        <table:table-row table:style-name="ro1">
          <table:table-cell office:value-type="float" office:value="106.66" calcext:value-type="float">
            <text:p>106.66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8" calcext:value-type="float">
            <text:p>48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106.66" calcext:value-type="float">
            <text:p>106.66</text:p>
          </table:table-cell>
          <table:table-cell table:formula="of:=IFERROR(([.B71]-[.B$619])/([.B$620]-[.B$619])*100;&quot;&quot;)">
            <text:p/>
          </table:table-cell>
          <table:table-cell table:formula="of:=IFERROR(([.C71]-[.C$619])/([.C$620]-[.C$619])*100;&quot;&quot;)">
            <text:p/>
          </table:table-cell>
          <table:table-cell table:formula="of:=IFERROR(([.D71]-[.D$619])/([.D$620]-[.D$619])*100;&quot;&quot;)">
            <text:p/>
          </table:table-cell>
          <table:table-cell table:formula="of:=IFERROR(([.E71]-[.E$619])/([.E$620]-[.E$619])*100;&quot;&quot;)">
            <text:p/>
          </table:table-cell>
          <table:table-cell table:formula="of:=IFERROR(([.F71]-[.F$619])/([.F$620]-[.F$619])*100;&quot;&quot;)">
            <text:p/>
          </table:table-cell>
          <table:table-cell table:formula="of:=IFERROR(([.G71]-[.G$619])/([.G$620]-[.G$619])*100;&quot;&quot;)">
            <text:p/>
          </table:table-cell>
          <table:table-cell table:formula="of:=IFERROR(([.H71]-[.H$619])/([.H$620]-[.H$619])*100;&quot;&quot;)">
            <text:p/>
          </table:table-cell>
          <table:table-cell table:formula="of:=IFERROR(([.I71]-[.I$619])/([.I$620]-[.I$619])*100;&quot;&quot;)">
            <text:p/>
          </table:table-cell>
          <table:table-cell table:formula="of:=IFERROR(([.J71]-[.J$619])/([.J$620]-[.J$619])*100;&quot;&quot;)" office:value-type="float" office:value="37.2549019607843" calcext:value-type="float">
            <text:p>37.2549019608</text:p>
          </table:table-cell>
          <table:table-cell table:formula="of:=IFERROR(([.K71]-[.K$619])/([.K$620]-[.K$619])*100;&quot;&quot;)">
            <text:p/>
          </table:table-cell>
          <table:table-cell table:formula="of:=IFERROR(([.L71]-[.L$619])/([.L$620]-[.L$619])*100;&quot;&quot;)">
            <text:p/>
          </table:table-cell>
          <table:table-cell table:formula="of:=IFERROR(([.M71]-[.M$619])/([.M$620]-[.M$619])*100;&quot;&quot;)">
            <text:p/>
          </table:table-cell>
          <table:table-cell table:formula="of:=IFERROR(([.N71]-[.N$619])/([.N$620]-[.N$619])*100;&quot;&quot;)">
            <text:p/>
          </table:table-cell>
          <table:table-cell table:formula="of:=IFERROR(([.O71]-[.O$619])/([.O$620]-[.O$619])*100;&quot;&quot;)">
            <text:p/>
          </table:table-cell>
          <table:table-cell table:formula="of:=IFERROR(([.P71]-[.P$619])/([.P$620]-[.P$619])*100;&quot;&quot;)">
            <text:p/>
          </table:table-cell>
          <table:table-cell table:formula="of:=IFERROR(([.Q71]-[.Q$619])/([.Q$620]-[.Q$619])*100;&quot;&quot;)">
            <text:p/>
          </table:table-cell>
        </table:table-row>
        <table:table-row table:style-name="ro1">
          <table:table-cell office:value-type="float" office:value="111.98" calcext:value-type="float">
            <text:p>111.98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11.98" calcext:value-type="float">
            <text:p>111.98</text:p>
          </table:table-cell>
          <table:table-cell table:formula="of:=IFERROR(([.B72]-[.B$619])/([.B$620]-[.B$619])*100;&quot;&quot;)">
            <text:p/>
          </table:table-cell>
          <table:table-cell table:formula="of:=IFERROR(([.C72]-[.C$619])/([.C$620]-[.C$619])*100;&quot;&quot;)">
            <text:p/>
          </table:table-cell>
          <table:table-cell table:formula="of:=IFERROR(([.D72]-[.D$619])/([.D$620]-[.D$619])*100;&quot;&quot;)">
            <text:p/>
          </table:table-cell>
          <table:table-cell table:formula="of:=IFERROR(([.E72]-[.E$619])/([.E$620]-[.E$619])*100;&quot;&quot;)">
            <text:p/>
          </table:table-cell>
          <table:table-cell table:formula="of:=IFERROR(([.F72]-[.F$619])/([.F$620]-[.F$619])*100;&quot;&quot;)">
            <text:p/>
          </table:table-cell>
          <table:table-cell table:formula="of:=IFERROR(([.G72]-[.G$619])/([.G$620]-[.G$619])*100;&quot;&quot;)">
            <text:p/>
          </table:table-cell>
          <table:table-cell table:formula="of:=IFERROR(([.H72]-[.H$619])/([.H$620]-[.H$619])*100;&quot;&quot;)">
            <text:p/>
          </table:table-cell>
          <table:table-cell table:formula="of:=IFERROR(([.I72]-[.I$619])/([.I$620]-[.I$619])*100;&quot;&quot;)">
            <text:p/>
          </table:table-cell>
          <table:table-cell table:formula="of:=IFERROR(([.J72]-[.J$619])/([.J$620]-[.J$619])*100;&quot;&quot;)">
            <text:p/>
          </table:table-cell>
          <table:table-cell table:formula="of:=IFERROR(([.K72]-[.K$619])/([.K$620]-[.K$619])*100;&quot;&quot;)">
            <text:p/>
          </table:table-cell>
          <table:table-cell table:formula="of:=IFERROR(([.L72]-[.L$619])/([.L$620]-[.L$619])*100;&quot;&quot;)">
            <text:p/>
          </table:table-cell>
          <table:table-cell table:formula="of:=IFERROR(([.M72]-[.M$619])/([.M$620]-[.M$619])*100;&quot;&quot;)">
            <text:p/>
          </table:table-cell>
          <table:table-cell table:formula="of:=IFERROR(([.N72]-[.N$619])/([.N$620]-[.N$619])*100;&quot;&quot;)">
            <text:p/>
          </table:table-cell>
          <table:table-cell table:formula="of:=IFERROR(([.O72]-[.O$619])/([.O$620]-[.O$619])*100;&quot;&quot;)">
            <text:p/>
          </table:table-cell>
          <table:table-cell table:formula="of:=IFERROR(([.P72]-[.P$619])/([.P$620]-[.P$619])*100;&quot;&quot;)">
            <text:p/>
          </table:table-cell>
          <table:table-cell table:formula="of:=IFERROR(([.Q72]-[.Q$619])/([.Q$620]-[.Q$619])*100;&quot;&quot;)" office:value-type="float" office:value="94.7368421052632" calcext:value-type="float">
            <text:p>94.7368421053</text:p>
          </table:table-cell>
        </table:table-row>
        <table:table-row table:style-name="ro1">
          <table:table-cell office:value-type="float" office:value="112.06" calcext:value-type="float">
            <text:p>112.06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12.06" calcext:value-type="float">
            <text:p>112.06</text:p>
          </table:table-cell>
          <table:table-cell table:formula="of:=IFERROR(([.B73]-[.B$619])/([.B$620]-[.B$619])*100;&quot;&quot;)">
            <text:p/>
          </table:table-cell>
          <table:table-cell table:formula="of:=IFERROR(([.C73]-[.C$619])/([.C$620]-[.C$619])*100;&quot;&quot;)">
            <text:p/>
          </table:table-cell>
          <table:table-cell table:formula="of:=IFERROR(([.D73]-[.D$619])/([.D$620]-[.D$619])*100;&quot;&quot;)">
            <text:p/>
          </table:table-cell>
          <table:table-cell table:formula="of:=IFERROR(([.E73]-[.E$619])/([.E$620]-[.E$619])*100;&quot;&quot;)">
            <text:p/>
          </table:table-cell>
          <table:table-cell table:formula="of:=IFERROR(([.F73]-[.F$619])/([.F$620]-[.F$619])*100;&quot;&quot;)">
            <text:p/>
          </table:table-cell>
          <table:table-cell table:formula="of:=IFERROR(([.G73]-[.G$619])/([.G$620]-[.G$619])*100;&quot;&quot;)">
            <text:p/>
          </table:table-cell>
          <table:table-cell table:formula="of:=IFERROR(([.H73]-[.H$619])/([.H$620]-[.H$619])*100;&quot;&quot;)">
            <text:p/>
          </table:table-cell>
          <table:table-cell table:formula="of:=IFERROR(([.I73]-[.I$619])/([.I$620]-[.I$619])*100;&quot;&quot;)">
            <text:p/>
          </table:table-cell>
          <table:table-cell table:formula="of:=IFERROR(([.J73]-[.J$619])/([.J$620]-[.J$619])*100;&quot;&quot;)" office:value-type="float" office:value="39.2156862745098" calcext:value-type="float">
            <text:p>39.2156862745</text:p>
          </table:table-cell>
          <table:table-cell table:formula="of:=IFERROR(([.K73]-[.K$619])/([.K$620]-[.K$619])*100;&quot;&quot;)">
            <text:p/>
          </table:table-cell>
          <table:table-cell table:formula="of:=IFERROR(([.L73]-[.L$619])/([.L$620]-[.L$619])*100;&quot;&quot;)">
            <text:p/>
          </table:table-cell>
          <table:table-cell table:formula="of:=IFERROR(([.M73]-[.M$619])/([.M$620]-[.M$619])*100;&quot;&quot;)" office:value-type="float" office:value="20.8333333333333" calcext:value-type="float">
            <text:p>20.8333333333</text:p>
          </table:table-cell>
          <table:table-cell table:formula="of:=IFERROR(([.N73]-[.N$619])/([.N$620]-[.N$619])*100;&quot;&quot;)">
            <text:p/>
          </table:table-cell>
          <table:table-cell table:formula="of:=IFERROR(([.O73]-[.O$619])/([.O$620]-[.O$619])*100;&quot;&quot;)">
            <text:p/>
          </table:table-cell>
          <table:table-cell table:formula="of:=IFERROR(([.P73]-[.P$619])/([.P$620]-[.P$619])*100;&quot;&quot;)" office:value-type="float" office:value="35" calcext:value-type="float">
            <text:p>35</text:p>
          </table:table-cell>
          <table:table-cell table:formula="of:=IFERROR(([.Q73]-[.Q$619])/([.Q$620]-[.Q$619])*100;&quot;&quot;)">
            <text:p/>
          </table:table-cell>
        </table:table-row>
        <table:table-row table:style-name="ro1">
          <table:table-cell office:value-type="float" office:value="112.9" calcext:value-type="float">
            <text:p>112.9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float" office:value="112.9" calcext:value-type="float">
            <text:p>112.9</text:p>
          </table:table-cell>
          <table:table-cell table:formula="of:=IFERROR(([.B74]-[.B$619])/([.B$620]-[.B$619])*100;&quot;&quot;)">
            <text:p/>
          </table:table-cell>
          <table:table-cell table:formula="of:=IFERROR(([.C74]-[.C$619])/([.C$620]-[.C$619])*100;&quot;&quot;)">
            <text:p/>
          </table:table-cell>
          <table:table-cell table:formula="of:=IFERROR(([.D74]-[.D$619])/([.D$620]-[.D$619])*100;&quot;&quot;)">
            <text:p/>
          </table:table-cell>
          <table:table-cell table:formula="of:=IFERROR(([.E74]-[.E$619])/([.E$620]-[.E$619])*100;&quot;&quot;)">
            <text:p/>
          </table:table-cell>
          <table:table-cell table:formula="of:=IFERROR(([.F74]-[.F$619])/([.F$620]-[.F$619])*100;&quot;&quot;)">
            <text:p/>
          </table:table-cell>
          <table:table-cell table:formula="of:=IFERROR(([.G74]-[.G$619])/([.G$620]-[.G$619])*100;&quot;&quot;)">
            <text:p/>
          </table:table-cell>
          <table:table-cell table:formula="of:=IFERROR(([.H74]-[.H$619])/([.H$620]-[.H$619])*100;&quot;&quot;)">
            <text:p/>
          </table:table-cell>
          <table:table-cell table:formula="of:=IFERROR(([.I74]-[.I$619])/([.I$620]-[.I$619])*100;&quot;&quot;)" office:value-type="float" office:value="85.7142857142857" calcext:value-type="float">
            <text:p>85.7142857143</text:p>
          </table:table-cell>
          <table:table-cell table:formula="of:=IFERROR(([.J74]-[.J$619])/([.J$620]-[.J$619])*100;&quot;&quot;)">
            <text:p/>
          </table:table-cell>
          <table:table-cell table:formula="of:=IFERROR(([.K74]-[.K$619])/([.K$620]-[.K$619])*100;&quot;&quot;)">
            <text:p/>
          </table:table-cell>
          <table:table-cell table:formula="of:=IFERROR(([.L74]-[.L$619])/([.L$620]-[.L$619])*100;&quot;&quot;)">
            <text:p/>
          </table:table-cell>
          <table:table-cell table:formula="of:=IFERROR(([.M74]-[.M$619])/([.M$620]-[.M$619])*100;&quot;&quot;)">
            <text:p/>
          </table:table-cell>
          <table:table-cell table:formula="of:=IFERROR(([.N74]-[.N$619])/([.N$620]-[.N$619])*100;&quot;&quot;)" office:value-type="float" office:value="55" calcext:value-type="float">
            <text:p>55</text:p>
          </table:table-cell>
          <table:table-cell table:formula="of:=IFERROR(([.O74]-[.O$619])/([.O$620]-[.O$619])*100;&quot;&quot;)">
            <text:p/>
          </table:table-cell>
          <table:table-cell table:formula="of:=IFERROR(([.P74]-[.P$619])/([.P$620]-[.P$619])*100;&quot;&quot;)">
            <text:p/>
          </table:table-cell>
          <table:table-cell table:formula="of:=IFERROR(([.Q74]-[.Q$619])/([.Q$620]-[.Q$619])*100;&quot;&quot;)">
            <text:p/>
          </table:table-cell>
        </table:table-row>
        <table:table-row table:style-name="ro1">
          <table:table-cell office:value-type="float" office:value="116.6" calcext:value-type="float">
            <text:p>116.6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/>
          <table:table-cell office:value-type="float" office:value="116.6" calcext:value-type="float">
            <text:p>116.6</text:p>
          </table:table-cell>
          <table:table-cell table:formula="of:=IFERROR(([.B75]-[.B$619])/([.B$620]-[.B$619])*100;&quot;&quot;)">
            <text:p/>
          </table:table-cell>
          <table:table-cell table:formula="of:=IFERROR(([.C75]-[.C$619])/([.C$620]-[.C$619])*100;&quot;&quot;)">
            <text:p/>
          </table:table-cell>
          <table:table-cell table:formula="of:=IFERROR(([.D75]-[.D$619])/([.D$620]-[.D$619])*100;&quot;&quot;)">
            <text:p/>
          </table:table-cell>
          <table:table-cell table:formula="of:=IFERROR(([.E75]-[.E$619])/([.E$620]-[.E$619])*100;&quot;&quot;)">
            <text:p/>
          </table:table-cell>
          <table:table-cell table:formula="of:=IFERROR(([.F75]-[.F$619])/([.F$620]-[.F$619])*100;&quot;&quot;)">
            <text:p/>
          </table:table-cell>
          <table:table-cell table:formula="of:=IFERROR(([.G75]-[.G$619])/([.G$620]-[.G$619])*100;&quot;&quot;)">
            <text:p/>
          </table:table-cell>
          <table:table-cell table:formula="of:=IFERROR(([.H75]-[.H$619])/([.H$620]-[.H$619])*100;&quot;&quot;)">
            <text:p/>
          </table:table-cell>
          <table:table-cell table:formula="of:=IFERROR(([.I75]-[.I$619])/([.I$620]-[.I$619])*100;&quot;&quot;)">
            <text:p/>
          </table:table-cell>
          <table:table-cell table:formula="of:=IFERROR(([.J75]-[.J$619])/([.J$620]-[.J$619])*100;&quot;&quot;)">
            <text:p/>
          </table:table-cell>
          <table:table-cell table:formula="of:=IFERROR(([.K75]-[.K$619])/([.K$620]-[.K$619])*100;&quot;&quot;)" office:value-type="float" office:value="55.5555555555556" calcext:value-type="float">
            <text:p>55.5555555556</text:p>
          </table:table-cell>
          <table:table-cell table:formula="of:=IFERROR(([.L75]-[.L$619])/([.L$620]-[.L$619])*100;&quot;&quot;)">
            <text:p/>
          </table:table-cell>
          <table:table-cell table:formula="of:=IFERROR(([.M75]-[.M$619])/([.M$620]-[.M$619])*100;&quot;&quot;)">
            <text:p/>
          </table:table-cell>
          <table:table-cell table:formula="of:=IFERROR(([.N75]-[.N$619])/([.N$620]-[.N$619])*100;&quot;&quot;)">
            <text:p/>
          </table:table-cell>
          <table:table-cell table:formula="of:=IFERROR(([.O75]-[.O$619])/([.O$620]-[.O$619])*100;&quot;&quot;)">
            <text:p/>
          </table:table-cell>
          <table:table-cell table:formula="of:=IFERROR(([.P75]-[.P$619])/([.P$620]-[.P$619])*100;&quot;&quot;)">
            <text:p/>
          </table:table-cell>
          <table:table-cell table:formula="of:=IFERROR(([.Q75]-[.Q$619])/([.Q$620]-[.Q$619])*100;&quot;&quot;)">
            <text:p/>
          </table:table-cell>
        </table:table-row>
        <table:table-row table:style-name="ro1">
          <table:table-cell office:value-type="float" office:value="117.26" calcext:value-type="float">
            <text:p>117.26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0" calcext:value-type="float">
            <text:p>50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117.26" calcext:value-type="float">
            <text:p>117.26</text:p>
          </table:table-cell>
          <table:table-cell table:formula="of:=IFERROR(([.B76]-[.B$619])/([.B$620]-[.B$619])*100;&quot;&quot;)">
            <text:p/>
          </table:table-cell>
          <table:table-cell table:formula="of:=IFERROR(([.C76]-[.C$619])/([.C$620]-[.C$619])*100;&quot;&quot;)">
            <text:p/>
          </table:table-cell>
          <table:table-cell table:formula="of:=IFERROR(([.D76]-[.D$619])/([.D$620]-[.D$619])*100;&quot;&quot;)">
            <text:p/>
          </table:table-cell>
          <table:table-cell table:formula="of:=IFERROR(([.E76]-[.E$619])/([.E$620]-[.E$619])*100;&quot;&quot;)">
            <text:p/>
          </table:table-cell>
          <table:table-cell table:formula="of:=IFERROR(([.F76]-[.F$619])/([.F$620]-[.F$619])*100;&quot;&quot;)">
            <text:p/>
          </table:table-cell>
          <table:table-cell table:formula="of:=IFERROR(([.G76]-[.G$619])/([.G$620]-[.G$619])*100;&quot;&quot;)">
            <text:p/>
          </table:table-cell>
          <table:table-cell table:formula="of:=IFERROR(([.H76]-[.H$619])/([.H$620]-[.H$619])*100;&quot;&quot;)">
            <text:p/>
          </table:table-cell>
          <table:table-cell table:formula="of:=IFERROR(([.I76]-[.I$619])/([.I$620]-[.I$619])*100;&quot;&quot;)">
            <text:p/>
          </table:table-cell>
          <table:table-cell table:formula="of:=IFERROR(([.J76]-[.J$619])/([.J$620]-[.J$619])*100;&quot;&quot;)" office:value-type="float" office:value="41.1764705882353" calcext:value-type="float">
            <text:p>41.1764705882</text:p>
          </table:table-cell>
          <table:table-cell table:formula="of:=IFERROR(([.K76]-[.K$619])/([.K$620]-[.K$619])*100;&quot;&quot;)">
            <text:p/>
          </table:table-cell>
          <table:table-cell table:formula="of:=IFERROR(([.L76]-[.L$619])/([.L$620]-[.L$619])*100;&quot;&quot;)">
            <text:p/>
          </table:table-cell>
          <table:table-cell table:formula="of:=IFERROR(([.M76]-[.M$619])/([.M$620]-[.M$619])*100;&quot;&quot;)">
            <text:p/>
          </table:table-cell>
          <table:table-cell table:formula="of:=IFERROR(([.N76]-[.N$619])/([.N$620]-[.N$619])*100;&quot;&quot;)">
            <text:p/>
          </table:table-cell>
          <table:table-cell table:formula="of:=IFERROR(([.O76]-[.O$619])/([.O$620]-[.O$619])*100;&quot;&quot;)">
            <text:p/>
          </table:table-cell>
          <table:table-cell table:formula="of:=IFERROR(([.P76]-[.P$619])/([.P$620]-[.P$619])*100;&quot;&quot;)">
            <text:p/>
          </table:table-cell>
          <table:table-cell table:formula="of:=IFERROR(([.Q76]-[.Q$619])/([.Q$620]-[.Q$619])*100;&quot;&quot;)">
            <text:p/>
          </table:table-cell>
        </table:table-row>
        <table:table-row table:style-name="ro1">
          <table:table-cell office:value-type="float" office:value="117.68" calcext:value-type="float">
            <text:p>117.6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6" calcext:value-type="float">
            <text:p>36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117.68" calcext:value-type="float">
            <text:p>117.68</text:p>
          </table:table-cell>
          <table:table-cell table:formula="of:=IFERROR(([.B77]-[.B$619])/([.B$620]-[.B$619])*100;&quot;&quot;)">
            <text:p/>
          </table:table-cell>
          <table:table-cell table:formula="of:=IFERROR(([.C77]-[.C$619])/([.C$620]-[.C$619])*100;&quot;&quot;)">
            <text:p/>
          </table:table-cell>
          <table:table-cell table:formula="of:=IFERROR(([.D77]-[.D$619])/([.D$620]-[.D$619])*100;&quot;&quot;)">
            <text:p/>
          </table:table-cell>
          <table:table-cell table:formula="of:=IFERROR(([.E77]-[.E$619])/([.E$620]-[.E$619])*100;&quot;&quot;)" office:value-type="float" office:value="88.8888888888889" calcext:value-type="float">
            <text:p>88.8888888889</text:p>
          </table:table-cell>
          <table:table-cell table:formula="of:=IFERROR(([.F77]-[.F$619])/([.F$620]-[.F$619])*100;&quot;&quot;)">
            <text:p/>
          </table:table-cell>
          <table:table-cell table:formula="of:=IFERROR(([.G77]-[.G$619])/([.G$620]-[.G$619])*100;&quot;&quot;)">
            <text:p/>
          </table:table-cell>
          <table:table-cell table:formula="of:=IFERROR(([.H77]-[.H$619])/([.H$620]-[.H$619])*100;&quot;&quot;)">
            <text:p/>
          </table:table-cell>
          <table:table-cell table:formula="of:=IFERROR(([.I77]-[.I$619])/([.I$620]-[.I$619])*100;&quot;&quot;)">
            <text:p/>
          </table:table-cell>
          <table:table-cell table:formula="of:=IFERROR(([.J77]-[.J$619])/([.J$620]-[.J$619])*100;&quot;&quot;)">
            <text:p/>
          </table:table-cell>
          <table:table-cell table:formula="of:=IFERROR(([.K77]-[.K$619])/([.K$620]-[.K$619])*100;&quot;&quot;)">
            <text:p/>
          </table:table-cell>
          <table:table-cell table:formula="of:=IFERROR(([.L77]-[.L$619])/([.L$620]-[.L$619])*100;&quot;&quot;)">
            <text:p/>
          </table:table-cell>
          <table:table-cell table:formula="of:=IFERROR(([.M77]-[.M$619])/([.M$620]-[.M$619])*100;&quot;&quot;)">
            <text:p/>
          </table:table-cell>
          <table:table-cell table:formula="of:=IFERROR(([.N77]-[.N$619])/([.N$620]-[.N$619])*100;&quot;&quot;)">
            <text:p/>
          </table:table-cell>
          <table:table-cell table:formula="of:=IFERROR(([.O77]-[.O$619])/([.O$620]-[.O$619])*100;&quot;&quot;)">
            <text:p/>
          </table:table-cell>
          <table:table-cell table:formula="of:=IFERROR(([.P77]-[.P$619])/([.P$620]-[.P$619])*100;&quot;&quot;)">
            <text:p/>
          </table:table-cell>
          <table:table-cell table:formula="of:=IFERROR(([.Q77]-[.Q$619])/([.Q$620]-[.Q$619])*100;&quot;&quot;)">
            <text:p/>
          </table:table-cell>
        </table:table-row>
        <table:table-row table:style-name="ro1">
          <table:table-cell office:value-type="float" office:value="118.52" calcext:value-type="float">
            <text:p>118.52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18.52" calcext:value-type="float">
            <text:p>118.52</text:p>
          </table:table-cell>
          <table:table-cell table:formula="of:=IFERROR(([.B78]-[.B$619])/([.B$620]-[.B$619])*100;&quot;&quot;)">
            <text:p/>
          </table:table-cell>
          <table:table-cell table:formula="of:=IFERROR(([.C78]-[.C$619])/([.C$620]-[.C$619])*100;&quot;&quot;)">
            <text:p/>
          </table:table-cell>
          <table:table-cell table:formula="of:=IFERROR(([.D78]-[.D$619])/([.D$620]-[.D$619])*100;&quot;&quot;)">
            <text:p/>
          </table:table-cell>
          <table:table-cell table:formula="of:=IFERROR(([.E78]-[.E$619])/([.E$620]-[.E$619])*100;&quot;&quot;)">
            <text:p/>
          </table:table-cell>
          <table:table-cell table:formula="of:=IFERROR(([.F78]-[.F$619])/([.F$620]-[.F$619])*100;&quot;&quot;)">
            <text:p/>
          </table:table-cell>
          <table:table-cell table:formula="of:=IFERROR(([.G78]-[.G$619])/([.G$620]-[.G$619])*100;&quot;&quot;)">
            <text:p/>
          </table:table-cell>
          <table:table-cell table:formula="of:=IFERROR(([.H78]-[.H$619])/([.H$620]-[.H$619])*100;&quot;&quot;)">
            <text:p/>
          </table:table-cell>
          <table:table-cell table:formula="of:=IFERROR(([.I78]-[.I$619])/([.I$620]-[.I$619])*100;&quot;&quot;)">
            <text:p/>
          </table:table-cell>
          <table:table-cell table:formula="of:=IFERROR(([.J78]-[.J$619])/([.J$620]-[.J$619])*100;&quot;&quot;)">
            <text:p/>
          </table:table-cell>
          <table:table-cell table:formula="of:=IFERROR(([.K78]-[.K$619])/([.K$620]-[.K$619])*100;&quot;&quot;)">
            <text:p/>
          </table:table-cell>
          <table:table-cell table:formula="of:=IFERROR(([.L78]-[.L$619])/([.L$620]-[.L$619])*100;&quot;&quot;)">
            <text:p/>
          </table:table-cell>
          <table:table-cell table:formula="of:=IFERROR(([.M78]-[.M$619])/([.M$620]-[.M$619])*100;&quot;&quot;)">
            <text:p/>
          </table:table-cell>
          <table:table-cell table:formula="of:=IFERROR(([.N78]-[.N$619])/([.N$620]-[.N$619])*100;&quot;&quot;)">
            <text:p/>
          </table:table-cell>
          <table:table-cell table:formula="of:=IFERROR(([.O78]-[.O$619])/([.O$620]-[.O$619])*100;&quot;&quot;)">
            <text:p/>
          </table:table-cell>
          <table:table-cell table:formula="of:=IFERROR(([.P78]-[.P$619])/([.P$620]-[.P$619])*100;&quot;&quot;)" office:value-type="float" office:value="37.5" calcext:value-type="float">
            <text:p>37.5</text:p>
          </table:table-cell>
          <table:table-cell table:formula="of:=IFERROR(([.Q78]-[.Q$619])/([.Q$620]-[.Q$619])*100;&quot;&quot;)">
            <text:p/>
          </table:table-cell>
        </table:table-row>
        <table:table-row table:style-name="ro1">
          <table:table-cell office:value-type="float" office:value="120.88" calcext:value-type="float">
            <text:p>120.88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float" office:value="120.88" calcext:value-type="float">
            <text:p>120.88</text:p>
          </table:table-cell>
          <table:table-cell table:formula="of:=IFERROR(([.B79]-[.B$619])/([.B$620]-[.B$619])*100;&quot;&quot;)">
            <text:p/>
          </table:table-cell>
          <table:table-cell table:formula="of:=IFERROR(([.C79]-[.C$619])/([.C$620]-[.C$619])*100;&quot;&quot;)">
            <text:p/>
          </table:table-cell>
          <table:table-cell table:formula="of:=IFERROR(([.D79]-[.D$619])/([.D$620]-[.D$619])*100;&quot;&quot;)">
            <text:p/>
          </table:table-cell>
          <table:table-cell table:formula="of:=IFERROR(([.E79]-[.E$619])/([.E$620]-[.E$619])*100;&quot;&quot;)">
            <text:p/>
          </table:table-cell>
          <table:table-cell table:formula="of:=IFERROR(([.F79]-[.F$619])/([.F$620]-[.F$619])*100;&quot;&quot;)">
            <text:p/>
          </table:table-cell>
          <table:table-cell table:formula="of:=IFERROR(([.G79]-[.G$619])/([.G$620]-[.G$619])*100;&quot;&quot;)">
            <text:p/>
          </table:table-cell>
          <table:table-cell table:formula="of:=IFERROR(([.H79]-[.H$619])/([.H$620]-[.H$619])*100;&quot;&quot;)">
            <text:p/>
          </table:table-cell>
          <table:table-cell table:formula="of:=IFERROR(([.I79]-[.I$619])/([.I$620]-[.I$619])*100;&quot;&quot;)">
            <text:p/>
          </table:table-cell>
          <table:table-cell table:formula="of:=IFERROR(([.J79]-[.J$619])/([.J$620]-[.J$619])*100;&quot;&quot;)">
            <text:p/>
          </table:table-cell>
          <table:table-cell table:formula="of:=IFERROR(([.K79]-[.K$619])/([.K$620]-[.K$619])*100;&quot;&quot;)">
            <text:p/>
          </table:table-cell>
          <table:table-cell table:formula="of:=IFERROR(([.L79]-[.L$619])/([.L$620]-[.L$619])*100;&quot;&quot;)">
            <text:p/>
          </table:table-cell>
          <table:table-cell table:formula="of:=IFERROR(([.M79]-[.M$619])/([.M$620]-[.M$619])*100;&quot;&quot;)">
            <text:p/>
          </table:table-cell>
          <table:table-cell table:formula="of:=IFERROR(([.N79]-[.N$619])/([.N$620]-[.N$619])*100;&quot;&quot;)">
            <text:p/>
          </table:table-cell>
          <table:table-cell table:formula="of:=IFERROR(([.O79]-[.O$619])/([.O$620]-[.O$619])*100;&quot;&quot;)" office:value-type="float" office:value="84.6153846153846" calcext:value-type="float">
            <text:p>84.6153846154</text:p>
          </table:table-cell>
          <table:table-cell table:formula="of:=IFERROR(([.P79]-[.P$619])/([.P$620]-[.P$619])*100;&quot;&quot;)">
            <text:p/>
          </table:table-cell>
          <table:table-cell table:formula="of:=IFERROR(([.Q79]-[.Q$619])/([.Q$620]-[.Q$619])*100;&quot;&quot;)">
            <text:p/>
          </table:table-cell>
        </table:table-row>
        <table:table-row table:style-name="ro1">
          <table:table-cell office:value-type="float" office:value="122.52" calcext:value-type="float">
            <text:p>122.5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float" office:value="122.52" calcext:value-type="float">
            <text:p>122.52</text:p>
          </table:table-cell>
          <table:table-cell table:formula="of:=IFERROR(([.B80]-[.B$619])/([.B$620]-[.B$619])*100;&quot;&quot;)">
            <text:p/>
          </table:table-cell>
          <table:table-cell table:formula="of:=IFERROR(([.C80]-[.C$619])/([.C$620]-[.C$619])*100;&quot;&quot;)">
            <text:p/>
          </table:table-cell>
          <table:table-cell table:formula="of:=IFERROR(([.D80]-[.D$619])/([.D$620]-[.D$619])*100;&quot;&quot;)">
            <text:p/>
          </table:table-cell>
          <table:table-cell table:formula="of:=IFERROR(([.E80]-[.E$619])/([.E$620]-[.E$619])*100;&quot;&quot;)">
            <text:p/>
          </table:table-cell>
          <table:table-cell table:formula="of:=IFERROR(([.F80]-[.F$619])/([.F$620]-[.F$619])*100;&quot;&quot;)">
            <text:p/>
          </table:table-cell>
          <table:table-cell table:formula="of:=IFERROR(([.G80]-[.G$619])/([.G$620]-[.G$619])*100;&quot;&quot;)">
            <text:p/>
          </table:table-cell>
          <table:table-cell table:formula="of:=IFERROR(([.H80]-[.H$619])/([.H$620]-[.H$619])*100;&quot;&quot;)">
            <text:p/>
          </table:table-cell>
          <table:table-cell table:formula="of:=IFERROR(([.I80]-[.I$619])/([.I$620]-[.I$619])*100;&quot;&quot;)">
            <text:p/>
          </table:table-cell>
          <table:table-cell table:formula="of:=IFERROR(([.J80]-[.J$619])/([.J$620]-[.J$619])*100;&quot;&quot;)" office:value-type="float" office:value="43.1372549019608" calcext:value-type="float">
            <text:p>43.137254902</text:p>
          </table:table-cell>
          <table:table-cell table:formula="of:=IFERROR(([.K80]-[.K$619])/([.K$620]-[.K$619])*100;&quot;&quot;)">
            <text:p/>
          </table:table-cell>
          <table:table-cell table:formula="of:=IFERROR(([.L80]-[.L$619])/([.L$620]-[.L$619])*100;&quot;&quot;)">
            <text:p/>
          </table:table-cell>
          <table:table-cell table:formula="of:=IFERROR(([.M80]-[.M$619])/([.M$620]-[.M$619])*100;&quot;&quot;)">
            <text:p/>
          </table:table-cell>
          <table:table-cell table:formula="of:=IFERROR(([.N80]-[.N$619])/([.N$620]-[.N$619])*100;&quot;&quot;)" office:value-type="float" office:value="60" calcext:value-type="float">
            <text:p>60</text:p>
          </table:table-cell>
          <table:table-cell table:formula="of:=IFERROR(([.O80]-[.O$619])/([.O$620]-[.O$619])*100;&quot;&quot;)">
            <text:p/>
          </table:table-cell>
          <table:table-cell table:formula="of:=IFERROR(([.P80]-[.P$619])/([.P$620]-[.P$619])*100;&quot;&quot;)">
            <text:p/>
          </table:table-cell>
          <table:table-cell table:formula="of:=IFERROR(([.Q80]-[.Q$619])/([.Q$620]-[.Q$619])*100;&quot;&quot;)">
            <text:p/>
          </table:table-cell>
        </table:table-row>
        <table:table-row table:style-name="ro1">
          <table:table-cell office:value-type="float" office:value="125.4" calcext:value-type="float">
            <text:p>125.4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25.4" calcext:value-type="float">
            <text:p>125.4</text:p>
          </table:table-cell>
          <table:table-cell table:formula="of:=IFERROR(([.B81]-[.B$619])/([.B$620]-[.B$619])*100;&quot;&quot;)">
            <text:p/>
          </table:table-cell>
          <table:table-cell table:formula="of:=IFERROR(([.C81]-[.C$619])/([.C$620]-[.C$619])*100;&quot;&quot;)">
            <text:p/>
          </table:table-cell>
          <table:table-cell table:formula="of:=IFERROR(([.D81]-[.D$619])/([.D$620]-[.D$619])*100;&quot;&quot;)">
            <text:p/>
          </table:table-cell>
          <table:table-cell table:formula="of:=IFERROR(([.E81]-[.E$619])/([.E$620]-[.E$619])*100;&quot;&quot;)">
            <text:p/>
          </table:table-cell>
          <table:table-cell table:formula="of:=IFERROR(([.F81]-[.F$619])/([.F$620]-[.F$619])*100;&quot;&quot;)">
            <text:p/>
          </table:table-cell>
          <table:table-cell table:formula="of:=IFERROR(([.G81]-[.G$619])/([.G$620]-[.G$619])*100;&quot;&quot;)">
            <text:p/>
          </table:table-cell>
          <table:table-cell table:formula="of:=IFERROR(([.H81]-[.H$619])/([.H$620]-[.H$619])*100;&quot;&quot;)">
            <text:p/>
          </table:table-cell>
          <table:table-cell table:formula="of:=IFERROR(([.I81]-[.I$619])/([.I$620]-[.I$619])*100;&quot;&quot;)">
            <text:p/>
          </table:table-cell>
          <table:table-cell table:formula="of:=IFERROR(([.J81]-[.J$619])/([.J$620]-[.J$619])*100;&quot;&quot;)">
            <text:p/>
          </table:table-cell>
          <table:table-cell table:formula="of:=IFERROR(([.K81]-[.K$619])/([.K$620]-[.K$619])*100;&quot;&quot;)">
            <text:p/>
          </table:table-cell>
          <table:table-cell table:formula="of:=IFERROR(([.L81]-[.L$619])/([.L$620]-[.L$619])*100;&quot;&quot;)">
            <text:p/>
          </table:table-cell>
          <table:table-cell table:formula="of:=IFERROR(([.M81]-[.M$619])/([.M$620]-[.M$619])*100;&quot;&quot;)" office:value-type="float" office:value="25" calcext:value-type="float">
            <text:p>25</text:p>
          </table:table-cell>
          <table:table-cell table:formula="of:=IFERROR(([.N81]-[.N$619])/([.N$620]-[.N$619])*100;&quot;&quot;)">
            <text:p/>
          </table:table-cell>
          <table:table-cell table:formula="of:=IFERROR(([.O81]-[.O$619])/([.O$620]-[.O$619])*100;&quot;&quot;)">
            <text:p/>
          </table:table-cell>
          <table:table-cell table:formula="of:=IFERROR(([.P81]-[.P$619])/([.P$620]-[.P$619])*100;&quot;&quot;)" office:value-type="float" office:value="40" calcext:value-type="float">
            <text:p>40</text:p>
          </table:table-cell>
          <table:table-cell table:formula="of:=IFERROR(([.Q81]-[.Q$619])/([.Q$620]-[.Q$619])*100;&quot;&quot;)">
            <text:p/>
          </table:table-cell>
        </table:table-row>
        <table:table-row table:style-name="ro1">
          <table:table-cell office:value-type="float" office:value="127.66" calcext:value-type="float">
            <text:p>127.66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127.66" calcext:value-type="float">
            <text:p>127.66</text:p>
          </table:table-cell>
          <table:table-cell table:formula="of:=IFERROR(([.B82]-[.B$619])/([.B$620]-[.B$619])*100;&quot;&quot;)">
            <text:p/>
          </table:table-cell>
          <table:table-cell table:formula="of:=IFERROR(([.C82]-[.C$619])/([.C$620]-[.C$619])*100;&quot;&quot;)">
            <text:p/>
          </table:table-cell>
          <table:table-cell table:formula="of:=IFERROR(([.D82]-[.D$619])/([.D$620]-[.D$619])*100;&quot;&quot;)">
            <text:p/>
          </table:table-cell>
          <table:table-cell table:formula="of:=IFERROR(([.E82]-[.E$619])/([.E$620]-[.E$619])*100;&quot;&quot;)">
            <text:p/>
          </table:table-cell>
          <table:table-cell table:formula="of:=IFERROR(([.F82]-[.F$619])/([.F$620]-[.F$619])*100;&quot;&quot;)">
            <text:p/>
          </table:table-cell>
          <table:table-cell table:formula="of:=IFERROR(([.G82]-[.G$619])/([.G$620]-[.G$619])*100;&quot;&quot;)">
            <text:p/>
          </table:table-cell>
          <table:table-cell table:formula="of:=IFERROR(([.H82]-[.H$619])/([.H$620]-[.H$619])*100;&quot;&quot;)">
            <text:p/>
          </table:table-cell>
          <table:table-cell table:formula="of:=IFERROR(([.I82]-[.I$619])/([.I$620]-[.I$619])*100;&quot;&quot;)" office:value-type="float" office:value="90.4761904761905" calcext:value-type="float">
            <text:p>90.4761904762</text:p>
          </table:table-cell>
          <table:table-cell table:formula="of:=IFERROR(([.J82]-[.J$619])/([.J$620]-[.J$619])*100;&quot;&quot;)" office:value-type="float" office:value="45.0980392156863" calcext:value-type="float">
            <text:p>45.0980392157</text:p>
          </table:table-cell>
          <table:table-cell table:formula="of:=IFERROR(([.K82]-[.K$619])/([.K$620]-[.K$619])*100;&quot;&quot;)">
            <text:p/>
          </table:table-cell>
          <table:table-cell table:formula="of:=IFERROR(([.L82]-[.L$619])/([.L$620]-[.L$619])*100;&quot;&quot;)">
            <text:p/>
          </table:table-cell>
          <table:table-cell table:formula="of:=IFERROR(([.M82]-[.M$619])/([.M$620]-[.M$619])*100;&quot;&quot;)">
            <text:p/>
          </table:table-cell>
          <table:table-cell table:formula="of:=IFERROR(([.N82]-[.N$619])/([.N$620]-[.N$619])*100;&quot;&quot;)">
            <text:p/>
          </table:table-cell>
          <table:table-cell table:formula="of:=IFERROR(([.O82]-[.O$619])/([.O$620]-[.O$619])*100;&quot;&quot;)">
            <text:p/>
          </table:table-cell>
          <table:table-cell table:formula="of:=IFERROR(([.P82]-[.P$619])/([.P$620]-[.P$619])*100;&quot;&quot;)">
            <text:p/>
          </table:table-cell>
          <table:table-cell table:formula="of:=IFERROR(([.Q82]-[.Q$619])/([.Q$620]-[.Q$619])*100;&quot;&quot;)">
            <text:p/>
          </table:table-cell>
        </table:table-row>
        <table:table-row table:style-name="ro1">
          <table:table-cell office:value-type="float" office:value="132.58" calcext:value-type="float">
            <text:p>132.58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3" calcext:value-type="float">
            <text:p>53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32.58" calcext:value-type="float">
            <text:p>132.58</text:p>
          </table:table-cell>
          <table:table-cell table:formula="of:=IFERROR(([.B83]-[.B$619])/([.B$620]-[.B$619])*100;&quot;&quot;)">
            <text:p/>
          </table:table-cell>
          <table:table-cell table:formula="of:=IFERROR(([.C83]-[.C$619])/([.C$620]-[.C$619])*100;&quot;&quot;)">
            <text:p/>
          </table:table-cell>
          <table:table-cell table:formula="of:=IFERROR(([.D83]-[.D$619])/([.D$620]-[.D$619])*100;&quot;&quot;)">
            <text:p/>
          </table:table-cell>
          <table:table-cell table:formula="of:=IFERROR(([.E83]-[.E$619])/([.E$620]-[.E$619])*100;&quot;&quot;)">
            <text:p/>
          </table:table-cell>
          <table:table-cell table:formula="of:=IFERROR(([.F83]-[.F$619])/([.F$620]-[.F$619])*100;&quot;&quot;)">
            <text:p/>
          </table:table-cell>
          <table:table-cell table:formula="of:=IFERROR(([.G83]-[.G$619])/([.G$620]-[.G$619])*100;&quot;&quot;)">
            <text:p/>
          </table:table-cell>
          <table:table-cell table:formula="of:=IFERROR(([.H83]-[.H$619])/([.H$620]-[.H$619])*100;&quot;&quot;)">
            <text:p/>
          </table:table-cell>
          <table:table-cell table:formula="of:=IFERROR(([.I83]-[.I$619])/([.I$620]-[.I$619])*100;&quot;&quot;)">
            <text:p/>
          </table:table-cell>
          <table:table-cell table:formula="of:=IFERROR(([.J83]-[.J$619])/([.J$620]-[.J$619])*100;&quot;&quot;)" office:value-type="float" office:value="47.0588235294118" calcext:value-type="float">
            <text:p>47.0588235294</text:p>
          </table:table-cell>
          <table:table-cell table:formula="of:=IFERROR(([.K83]-[.K$619])/([.K$620]-[.K$619])*100;&quot;&quot;)">
            <text:p/>
          </table:table-cell>
          <table:table-cell table:formula="of:=IFERROR(([.L83]-[.L$619])/([.L$620]-[.L$619])*100;&quot;&quot;)">
            <text:p/>
          </table:table-cell>
          <table:table-cell table:formula="of:=IFERROR(([.M83]-[.M$619])/([.M$620]-[.M$619])*100;&quot;&quot;)">
            <text:p/>
          </table:table-cell>
          <table:table-cell table:formula="of:=IFERROR(([.N83]-[.N$619])/([.N$620]-[.N$619])*100;&quot;&quot;)">
            <text:p/>
          </table:table-cell>
          <table:table-cell table:formula="of:=IFERROR(([.O83]-[.O$619])/([.O$620]-[.O$619])*100;&quot;&quot;)">
            <text:p/>
          </table:table-cell>
          <table:table-cell table:formula="of:=IFERROR(([.P83]-[.P$619])/([.P$620]-[.P$619])*100;&quot;&quot;)" office:value-type="float" office:value="42.5" calcext:value-type="float">
            <text:p>42.5</text:p>
          </table:table-cell>
          <table:table-cell table:formula="of:=IFERROR(([.Q83]-[.Q$619])/([.Q$620]-[.Q$619])*100;&quot;&quot;)">
            <text:p/>
          </table:table-cell>
        </table:table-row>
        <table:table-row table:style-name="ro1">
          <table:table-cell office:value-type="float" office:value="133.78" calcext:value-type="float">
            <text:p>133.78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33.78" calcext:value-type="float">
            <text:p>133.78</text:p>
          </table:table-cell>
          <table:table-cell table:formula="of:=IFERROR(([.B84]-[.B$619])/([.B$620]-[.B$619])*100;&quot;&quot;)">
            <text:p/>
          </table:table-cell>
          <table:table-cell table:formula="of:=IFERROR(([.C84]-[.C$619])/([.C$620]-[.C$619])*100;&quot;&quot;)">
            <text:p/>
          </table:table-cell>
          <table:table-cell table:formula="of:=IFERROR(([.D84]-[.D$619])/([.D$620]-[.D$619])*100;&quot;&quot;)">
            <text:p/>
          </table:table-cell>
          <table:table-cell table:formula="of:=IFERROR(([.E84]-[.E$619])/([.E$620]-[.E$619])*100;&quot;&quot;)">
            <text:p/>
          </table:table-cell>
          <table:table-cell table:formula="of:=IFERROR(([.F84]-[.F$619])/([.F$620]-[.F$619])*100;&quot;&quot;)">
            <text:p/>
          </table:table-cell>
          <table:table-cell table:formula="of:=IFERROR(([.G84]-[.G$619])/([.G$620]-[.G$619])*100;&quot;&quot;)">
            <text:p/>
          </table:table-cell>
          <table:table-cell table:formula="of:=IFERROR(([.H84]-[.H$619])/([.H$620]-[.H$619])*100;&quot;&quot;)">
            <text:p/>
          </table:table-cell>
          <table:table-cell table:formula="of:=IFERROR(([.I84]-[.I$619])/([.I$620]-[.I$619])*100;&quot;&quot;)">
            <text:p/>
          </table:table-cell>
          <table:table-cell table:formula="of:=IFERROR(([.J84]-[.J$619])/([.J$620]-[.J$619])*100;&quot;&quot;)">
            <text:p/>
          </table:table-cell>
          <table:table-cell table:formula="of:=IFERROR(([.K84]-[.K$619])/([.K$620]-[.K$619])*100;&quot;&quot;)">
            <text:p/>
          </table:table-cell>
          <table:table-cell table:formula="of:=IFERROR(([.L84]-[.L$619])/([.L$620]-[.L$619])*100;&quot;&quot;)">
            <text:p/>
          </table:table-cell>
          <table:table-cell table:formula="of:=IFERROR(([.M84]-[.M$619])/([.M$620]-[.M$619])*100;&quot;&quot;)">
            <text:p/>
          </table:table-cell>
          <table:table-cell table:formula="of:=IFERROR(([.N84]-[.N$619])/([.N$620]-[.N$619])*100;&quot;&quot;)" office:value-type="float" office:value="65" calcext:value-type="float">
            <text:p>65</text:p>
          </table:table-cell>
          <table:table-cell table:formula="of:=IFERROR(([.O84]-[.O$619])/([.O$620]-[.O$619])*100;&quot;&quot;)">
            <text:p/>
          </table:table-cell>
          <table:table-cell table:formula="of:=IFERROR(([.P84]-[.P$619])/([.P$620]-[.P$619])*100;&quot;&quot;)">
            <text:p/>
          </table:table-cell>
          <table:table-cell table:formula="of:=IFERROR(([.Q84]-[.Q$619])/([.Q$620]-[.Q$619])*100;&quot;&quot;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7.8" calcext:value-type="float">
            <text:p>137.8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54" calcext:value-type="float">
            <text:p>54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137.8" calcext:value-type="float">
            <text:p>137.8</text:p>
          </table:table-cell>
          <table:table-cell table:formula="of:=IFERROR(([.B85]-[.B$619])/([.B$620]-[.B$619])*100;&quot;&quot;)" office:value-type="float" office:value="100" calcext:value-type="float">
            <text:p>100</text:p>
          </table:table-cell>
          <table:table-cell table:formula="of:=IFERROR(([.C85]-[.C$619])/([.C$620]-[.C$619])*100;&quot;&quot;)">
            <text:p/>
          </table:table-cell>
          <table:table-cell table:formula="of:=IFERROR(([.D85]-[.D$619])/([.D$620]-[.D$619])*100;&quot;&quot;)">
            <text:p/>
          </table:table-cell>
          <table:table-cell table:formula="of:=IFERROR(([.E85]-[.E$619])/([.E$620]-[.E$619])*100;&quot;&quot;)">
            <text:p/>
          </table:table-cell>
          <table:table-cell table:formula="of:=IFERROR(([.F85]-[.F$619])/([.F$620]-[.F$619])*100;&quot;&quot;)">
            <text:p/>
          </table:table-cell>
          <table:table-cell table:formula="of:=IFERROR(([.G85]-[.G$619])/([.G$620]-[.G$619])*100;&quot;&quot;)">
            <text:p/>
          </table:table-cell>
          <table:table-cell table:formula="of:=IFERROR(([.H85]-[.H$619])/([.H$620]-[.H$619])*100;&quot;&quot;)">
            <text:p/>
          </table:table-cell>
          <table:table-cell table:formula="of:=IFERROR(([.I85]-[.I$619])/([.I$620]-[.I$619])*100;&quot;&quot;)">
            <text:p/>
          </table:table-cell>
          <table:table-cell table:formula="of:=IFERROR(([.J85]-[.J$619])/([.J$620]-[.J$619])*100;&quot;&quot;)" office:value-type="float" office:value="49.0196078431373" calcext:value-type="float">
            <text:p>49.0196078431</text:p>
          </table:table-cell>
          <table:table-cell table:formula="of:=IFERROR(([.K85]-[.K$619])/([.K$620]-[.K$619])*100;&quot;&quot;)">
            <text:p/>
          </table:table-cell>
          <table:table-cell table:formula="of:=IFERROR(([.L85]-[.L$619])/([.L$620]-[.L$619])*100;&quot;&quot;)">
            <text:p/>
          </table:table-cell>
          <table:table-cell table:formula="of:=IFERROR(([.M85]-[.M$619])/([.M$620]-[.M$619])*100;&quot;&quot;)">
            <text:p/>
          </table:table-cell>
          <table:table-cell table:formula="of:=IFERROR(([.N85]-[.N$619])/([.N$620]-[.N$619])*100;&quot;&quot;)">
            <text:p/>
          </table:table-cell>
          <table:table-cell table:formula="of:=IFERROR(([.O85]-[.O$619])/([.O$620]-[.O$619])*100;&quot;&quot;)">
            <text:p/>
          </table:table-cell>
          <table:table-cell table:formula="of:=IFERROR(([.P85]-[.P$619])/([.P$620]-[.P$619])*100;&quot;&quot;)">
            <text:p/>
          </table:table-cell>
          <table:table-cell table:formula="of:=IFERROR(([.Q85]-[.Q$619])/([.Q$620]-[.Q$619])*100;&quot;&quot;)">
            <text:p/>
          </table:table-cell>
        </table:table-row>
        <table:table-row table:style-name="ro1">
          <table:table-cell office:value-type="float" office:value="139.06" calcext:value-type="float">
            <text:p>139.06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39.06" calcext:value-type="float">
            <text:p>139.06</text:p>
          </table:table-cell>
          <table:table-cell table:formula="of:=IFERROR(([.B86]-[.B$619])/([.B$620]-[.B$619])*100;&quot;&quot;)">
            <text:p/>
          </table:table-cell>
          <table:table-cell table:formula="of:=IFERROR(([.C86]-[.C$619])/([.C$620]-[.C$619])*100;&quot;&quot;)">
            <text:p/>
          </table:table-cell>
          <table:table-cell table:formula="of:=IFERROR(([.D86]-[.D$619])/([.D$620]-[.D$619])*100;&quot;&quot;)">
            <text:p/>
          </table:table-cell>
          <table:table-cell table:formula="of:=IFERROR(([.E86]-[.E$619])/([.E$620]-[.E$619])*100;&quot;&quot;)">
            <text:p/>
          </table:table-cell>
          <table:table-cell table:formula="of:=IFERROR(([.F86]-[.F$619])/([.F$620]-[.F$619])*100;&quot;&quot;)">
            <text:p/>
          </table:table-cell>
          <table:table-cell table:formula="of:=IFERROR(([.G86]-[.G$619])/([.G$620]-[.G$619])*100;&quot;&quot;)">
            <text:p/>
          </table:table-cell>
          <table:table-cell table:formula="of:=IFERROR(([.H86]-[.H$619])/([.H$620]-[.H$619])*100;&quot;&quot;)">
            <text:p/>
          </table:table-cell>
          <table:table-cell table:formula="of:=IFERROR(([.I86]-[.I$619])/([.I$620]-[.I$619])*100;&quot;&quot;)">
            <text:p/>
          </table:table-cell>
          <table:table-cell table:formula="of:=IFERROR(([.J86]-[.J$619])/([.J$620]-[.J$619])*100;&quot;&quot;)">
            <text:p/>
          </table:table-cell>
          <table:table-cell table:formula="of:=IFERROR(([.K86]-[.K$619])/([.K$620]-[.K$619])*100;&quot;&quot;)">
            <text:p/>
          </table:table-cell>
          <table:table-cell table:formula="of:=IFERROR(([.L86]-[.L$619])/([.L$620]-[.L$619])*100;&quot;&quot;)">
            <text:p/>
          </table:table-cell>
          <table:table-cell table:formula="of:=IFERROR(([.M86]-[.M$619])/([.M$620]-[.M$619])*100;&quot;&quot;)">
            <text:p/>
          </table:table-cell>
          <table:table-cell table:formula="of:=IFERROR(([.N86]-[.N$619])/([.N$620]-[.N$619])*100;&quot;&quot;)">
            <text:p/>
          </table:table-cell>
          <table:table-cell table:formula="of:=IFERROR(([.O86]-[.O$619])/([.O$620]-[.O$619])*100;&quot;&quot;)">
            <text:p/>
          </table:table-cell>
          <table:table-cell table:formula="of:=IFERROR(([.P86]-[.P$619])/([.P$620]-[.P$619])*100;&quot;&quot;)" office:value-type="float" office:value="45" calcext:value-type="float">
            <text:p>45</text:p>
          </table:table-cell>
          <table:table-cell table:formula="of:=IFERROR(([.Q86]-[.Q$619])/([.Q$620]-[.Q$619])*100;&quot;&quot;)">
            <text:p/>
          </table:table-cell>
        </table:table-row>
        <table:table-row table:style-name="ro1">
          <table:table-cell office:value-type="float" office:value="139.8" calcext:value-type="float">
            <text:p>139.8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float" office:value="139.8" calcext:value-type="float">
            <text:p>139.8</text:p>
          </table:table-cell>
          <table:table-cell table:formula="of:=IFERROR(([.B87]-[.B$619])/([.B$620]-[.B$619])*100;&quot;&quot;)">
            <text:p/>
          </table:table-cell>
          <table:table-cell table:formula="of:=IFERROR(([.C87]-[.C$619])/([.C$620]-[.C$619])*100;&quot;&quot;)">
            <text:p/>
          </table:table-cell>
          <table:table-cell table:formula="of:=IFERROR(([.D87]-[.D$619])/([.D$620]-[.D$619])*100;&quot;&quot;)">
            <text:p/>
          </table:table-cell>
          <table:table-cell table:formula="of:=IFERROR(([.E87]-[.E$619])/([.E$620]-[.E$619])*100;&quot;&quot;)">
            <text:p/>
          </table:table-cell>
          <table:table-cell table:formula="of:=IFERROR(([.F87]-[.F$619])/([.F$620]-[.F$619])*100;&quot;&quot;)">
            <text:p/>
          </table:table-cell>
          <table:table-cell table:formula="of:=IFERROR(([.G87]-[.G$619])/([.G$620]-[.G$619])*100;&quot;&quot;)">
            <text:p/>
          </table:table-cell>
          <table:table-cell table:formula="of:=IFERROR(([.H87]-[.H$619])/([.H$620]-[.H$619])*100;&quot;&quot;)" office:value-type="float" office:value="94.1176470588235" calcext:value-type="float">
            <text:p>94.1176470588</text:p>
          </table:table-cell>
          <table:table-cell table:formula="of:=IFERROR(([.I87]-[.I$619])/([.I$620]-[.I$619])*100;&quot;&quot;)">
            <text:p/>
          </table:table-cell>
          <table:table-cell table:formula="of:=IFERROR(([.J87]-[.J$619])/([.J$620]-[.J$619])*100;&quot;&quot;)">
            <text:p/>
          </table:table-cell>
          <table:table-cell table:formula="of:=IFERROR(([.K87]-[.K$619])/([.K$620]-[.K$619])*100;&quot;&quot;)">
            <text:p/>
          </table:table-cell>
          <table:table-cell table:formula="of:=IFERROR(([.L87]-[.L$619])/([.L$620]-[.L$619])*100;&quot;&quot;)">
            <text:p/>
          </table:table-cell>
          <table:table-cell table:formula="of:=IFERROR(([.M87]-[.M$619])/([.M$620]-[.M$619])*100;&quot;&quot;)" office:value-type="float" office:value="29.1666666666667" calcext:value-type="float">
            <text:p>29.1666666667</text:p>
          </table:table-cell>
          <table:table-cell table:formula="of:=IFERROR(([.N87]-[.N$619])/([.N$620]-[.N$619])*100;&quot;&quot;)">
            <text:p/>
          </table:table-cell>
          <table:table-cell table:formula="of:=IFERROR(([.O87]-[.O$619])/([.O$620]-[.O$619])*100;&quot;&quot;)">
            <text:p/>
          </table:table-cell>
          <table:table-cell table:formula="of:=IFERROR(([.P87]-[.P$619])/([.P$620]-[.P$619])*100;&quot;&quot;)">
            <text:p/>
          </table:table-cell>
          <table:table-cell table:formula="of:=IFERROR(([.Q87]-[.Q$619])/([.Q$620]-[.Q$619])*100;&quot;&quot;)">
            <text:p/>
          </table:table-cell>
        </table:table-row>
        <table:table-row table:style-name="ro1">
          <table:table-cell office:value-type="float" office:value="140.14" calcext:value-type="float">
            <text:p>140.14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/>
          <table:table-cell office:value-type="float" office:value="140.14" calcext:value-type="float">
            <text:p>140.14</text:p>
          </table:table-cell>
          <table:table-cell table:formula="of:=IFERROR(([.B88]-[.B$619])/([.B$620]-[.B$619])*100;&quot;&quot;)">
            <text:p/>
          </table:table-cell>
          <table:table-cell table:formula="of:=IFERROR(([.C88]-[.C$619])/([.C$620]-[.C$619])*100;&quot;&quot;)">
            <text:p/>
          </table:table-cell>
          <table:table-cell table:formula="of:=IFERROR(([.D88]-[.D$619])/([.D$620]-[.D$619])*100;&quot;&quot;)">
            <text:p/>
          </table:table-cell>
          <table:table-cell table:formula="of:=IFERROR(([.E88]-[.E$619])/([.E$620]-[.E$619])*100;&quot;&quot;)">
            <text:p/>
          </table:table-cell>
          <table:table-cell table:formula="of:=IFERROR(([.F88]-[.F$619])/([.F$620]-[.F$619])*100;&quot;&quot;)">
            <text:p/>
          </table:table-cell>
          <table:table-cell table:formula="of:=IFERROR(([.G88]-[.G$619])/([.G$620]-[.G$619])*100;&quot;&quot;)">
            <text:p/>
          </table:table-cell>
          <table:table-cell table:formula="of:=IFERROR(([.H88]-[.H$619])/([.H$620]-[.H$619])*100;&quot;&quot;)">
            <text:p/>
          </table:table-cell>
          <table:table-cell table:formula="of:=IFERROR(([.I88]-[.I$619])/([.I$620]-[.I$619])*100;&quot;&quot;)">
            <text:p/>
          </table:table-cell>
          <table:table-cell table:formula="of:=IFERROR(([.J88]-[.J$619])/([.J$620]-[.J$619])*100;&quot;&quot;)">
            <text:p/>
          </table:table-cell>
          <table:table-cell table:formula="of:=IFERROR(([.K88]-[.K$619])/([.K$620]-[.K$619])*100;&quot;&quot;)" office:value-type="float" office:value="66.6666666666667" calcext:value-type="float">
            <text:p>66.6666666667</text:p>
          </table:table-cell>
          <table:table-cell table:formula="of:=IFERROR(([.L88]-[.L$619])/([.L$620]-[.L$619])*100;&quot;&quot;)">
            <text:p/>
          </table:table-cell>
          <table:table-cell table:formula="of:=IFERROR(([.M88]-[.M$619])/([.M$620]-[.M$619])*100;&quot;&quot;)">
            <text:p/>
          </table:table-cell>
          <table:table-cell table:formula="of:=IFERROR(([.N88]-[.N$619])/([.N$620]-[.N$619])*100;&quot;&quot;)">
            <text:p/>
          </table:table-cell>
          <table:table-cell table:formula="of:=IFERROR(([.O88]-[.O$619])/([.O$620]-[.O$619])*100;&quot;&quot;)">
            <text:p/>
          </table:table-cell>
          <table:table-cell table:formula="of:=IFERROR(([.P88]-[.P$619])/([.P$620]-[.P$619])*100;&quot;&quot;)">
            <text:p/>
          </table:table-cell>
          <table:table-cell table:formula="of:=IFERROR(([.Q88]-[.Q$619])/([.Q$620]-[.Q$619])*100;&quot;&quot;)">
            <text:p/>
          </table:table-cell>
        </table:table-row>
        <table:table-row table:style-name="ro1">
          <table:table-cell office:value-type="float" office:value="143.2" calcext:value-type="float">
            <text:p>143.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5" calcext:value-type="float">
            <text:p>55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143.2" calcext:value-type="float">
            <text:p>143.2</text:p>
          </table:table-cell>
          <table:table-cell table:formula="of:=IFERROR(([.B89]-[.B$619])/([.B$620]-[.B$619])*100;&quot;&quot;)">
            <text:p/>
          </table:table-cell>
          <table:table-cell table:formula="of:=IFERROR(([.C89]-[.C$619])/([.C$620]-[.C$619])*100;&quot;&quot;)">
            <text:p/>
          </table:table-cell>
          <table:table-cell table:formula="of:=IFERROR(([.D89]-[.D$619])/([.D$620]-[.D$619])*100;&quot;&quot;)">
            <text:p/>
          </table:table-cell>
          <table:table-cell table:formula="of:=IFERROR(([.E89]-[.E$619])/([.E$620]-[.E$619])*100;&quot;&quot;)">
            <text:p/>
          </table:table-cell>
          <table:table-cell table:formula="of:=IFERROR(([.F89]-[.F$619])/([.F$620]-[.F$619])*100;&quot;&quot;)">
            <text:p/>
          </table:table-cell>
          <table:table-cell table:formula="of:=IFERROR(([.G89]-[.G$619])/([.G$620]-[.G$619])*100;&quot;&quot;)">
            <text:p/>
          </table:table-cell>
          <table:table-cell table:formula="of:=IFERROR(([.H89]-[.H$619])/([.H$620]-[.H$619])*100;&quot;&quot;)">
            <text:p/>
          </table:table-cell>
          <table:table-cell table:formula="of:=IFERROR(([.I89]-[.I$619])/([.I$620]-[.I$619])*100;&quot;&quot;)">
            <text:p/>
          </table:table-cell>
          <table:table-cell table:formula="of:=IFERROR(([.J89]-[.J$619])/([.J$620]-[.J$619])*100;&quot;&quot;)" office:value-type="float" office:value="50.9803921568627" calcext:value-type="float">
            <text:p>50.9803921569</text:p>
          </table:table-cell>
          <table:table-cell table:formula="of:=IFERROR(([.K89]-[.K$619])/([.K$620]-[.K$619])*100;&quot;&quot;)">
            <text:p/>
          </table:table-cell>
          <table:table-cell table:formula="of:=IFERROR(([.L89]-[.L$619])/([.L$620]-[.L$619])*100;&quot;&quot;)">
            <text:p/>
          </table:table-cell>
          <table:table-cell table:formula="of:=IFERROR(([.M89]-[.M$619])/([.M$620]-[.M$619])*100;&quot;&quot;)">
            <text:p/>
          </table:table-cell>
          <table:table-cell table:formula="of:=IFERROR(([.N89]-[.N$619])/([.N$620]-[.N$619])*100;&quot;&quot;)">
            <text:p/>
          </table:table-cell>
          <table:table-cell table:formula="of:=IFERROR(([.O89]-[.O$619])/([.O$620]-[.O$619])*100;&quot;&quot;)">
            <text:p/>
          </table:table-cell>
          <table:table-cell table:formula="of:=IFERROR(([.P89]-[.P$619])/([.P$620]-[.P$619])*100;&quot;&quot;)">
            <text:p/>
          </table:table-cell>
          <table:table-cell table:formula="of:=IFERROR(([.Q89]-[.Q$619])/([.Q$620]-[.Q$619])*100;&quot;&quot;)">
            <text:p/>
          </table:table-cell>
        </table:table-row>
        <table:table-row table:style-name="ro1">
          <table:table-cell office:value-type="float" office:value="146.08" calcext:value-type="float">
            <text:p>146.08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46.08" calcext:value-type="float">
            <text:p>146.08</text:p>
          </table:table-cell>
          <table:table-cell table:formula="of:=IFERROR(([.B90]-[.B$619])/([.B$620]-[.B$619])*100;&quot;&quot;)">
            <text:p/>
          </table:table-cell>
          <table:table-cell table:formula="of:=IFERROR(([.C90]-[.C$619])/([.C$620]-[.C$619])*100;&quot;&quot;)">
            <text:p/>
          </table:table-cell>
          <table:table-cell table:formula="of:=IFERROR(([.D90]-[.D$619])/([.D$620]-[.D$619])*100;&quot;&quot;)">
            <text:p/>
          </table:table-cell>
          <table:table-cell table:formula="of:=IFERROR(([.E90]-[.E$619])/([.E$620]-[.E$619])*100;&quot;&quot;)">
            <text:p/>
          </table:table-cell>
          <table:table-cell table:formula="of:=IFERROR(([.F90]-[.F$619])/([.F$620]-[.F$619])*100;&quot;&quot;)">
            <text:p/>
          </table:table-cell>
          <table:table-cell table:formula="of:=IFERROR(([.G90]-[.G$619])/([.G$620]-[.G$619])*100;&quot;&quot;)">
            <text:p/>
          </table:table-cell>
          <table:table-cell table:formula="of:=IFERROR(([.H90]-[.H$619])/([.H$620]-[.H$619])*100;&quot;&quot;)">
            <text:p/>
          </table:table-cell>
          <table:table-cell table:formula="of:=IFERROR(([.I90]-[.I$619])/([.I$620]-[.I$619])*100;&quot;&quot;)">
            <text:p/>
          </table:table-cell>
          <table:table-cell table:formula="of:=IFERROR(([.J90]-[.J$619])/([.J$620]-[.J$619])*100;&quot;&quot;)">
            <text:p/>
          </table:table-cell>
          <table:table-cell table:formula="of:=IFERROR(([.K90]-[.K$619])/([.K$620]-[.K$619])*100;&quot;&quot;)">
            <text:p/>
          </table:table-cell>
          <table:table-cell table:formula="of:=IFERROR(([.L90]-[.L$619])/([.L$620]-[.L$619])*100;&quot;&quot;)">
            <text:p/>
          </table:table-cell>
          <table:table-cell table:formula="of:=IFERROR(([.M90]-[.M$619])/([.M$620]-[.M$619])*100;&quot;&quot;)">
            <text:p/>
          </table:table-cell>
          <table:table-cell table:formula="of:=IFERROR(([.N90]-[.N$619])/([.N$620]-[.N$619])*100;&quot;&quot;)" office:value-type="float" office:value="70" calcext:value-type="float">
            <text:p>70</text:p>
          </table:table-cell>
          <table:table-cell table:formula="of:=IFERROR(([.O90]-[.O$619])/([.O$620]-[.O$619])*100;&quot;&quot;)" office:value-type="float" office:value="92.3076923076923" calcext:value-type="float">
            <text:p>92.3076923077</text:p>
          </table:table-cell>
          <table:table-cell table:formula="of:=IFERROR(([.P90]-[.P$619])/([.P$620]-[.P$619])*100;&quot;&quot;)" office:value-type="float" office:value="47.5" calcext:value-type="float">
            <text:p>47.5</text:p>
          </table:table-cell>
          <table:table-cell table:formula="of:=IFERROR(([.Q90]-[.Q$619])/([.Q$620]-[.Q$619])*100;&quot;&quot;)">
            <text:p/>
          </table:table-cell>
        </table:table-row>
        <table:table-row table:style-name="ro1">
          <table:table-cell office:value-type="float" office:value="147.08" calcext:value-type="float">
            <text:p>147.0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7" calcext:value-type="float">
            <text:p>37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147.08" calcext:value-type="float">
            <text:p>147.08</text:p>
          </table:table-cell>
          <table:table-cell table:formula="of:=IFERROR(([.B91]-[.B$619])/([.B$620]-[.B$619])*100;&quot;&quot;)">
            <text:p/>
          </table:table-cell>
          <table:table-cell table:formula="of:=IFERROR(([.C91]-[.C$619])/([.C$620]-[.C$619])*100;&quot;&quot;)">
            <text:p/>
          </table:table-cell>
          <table:table-cell table:formula="of:=IFERROR(([.D91]-[.D$619])/([.D$620]-[.D$619])*100;&quot;&quot;)">
            <text:p/>
          </table:table-cell>
          <table:table-cell table:formula="of:=IFERROR(([.E91]-[.E$619])/([.E$620]-[.E$619])*100;&quot;&quot;)" office:value-type="float" office:value="92.5925925925926" calcext:value-type="float">
            <text:p>92.5925925926</text:p>
          </table:table-cell>
          <table:table-cell table:formula="of:=IFERROR(([.F91]-[.F$619])/([.F$620]-[.F$619])*100;&quot;&quot;)">
            <text:p/>
          </table:table-cell>
          <table:table-cell table:formula="of:=IFERROR(([.G91]-[.G$619])/([.G$620]-[.G$619])*100;&quot;&quot;)">
            <text:p/>
          </table:table-cell>
          <table:table-cell table:formula="of:=IFERROR(([.H91]-[.H$619])/([.H$620]-[.H$619])*100;&quot;&quot;)">
            <text:p/>
          </table:table-cell>
          <table:table-cell table:formula="of:=IFERROR(([.I91]-[.I$619])/([.I$620]-[.I$619])*100;&quot;&quot;)">
            <text:p/>
          </table:table-cell>
          <table:table-cell table:formula="of:=IFERROR(([.J91]-[.J$619])/([.J$620]-[.J$619])*100;&quot;&quot;)">
            <text:p/>
          </table:table-cell>
          <table:table-cell table:formula="of:=IFERROR(([.K91]-[.K$619])/([.K$620]-[.K$619])*100;&quot;&quot;)">
            <text:p/>
          </table:table-cell>
          <table:table-cell table:formula="of:=IFERROR(([.L91]-[.L$619])/([.L$620]-[.L$619])*100;&quot;&quot;)">
            <text:p/>
          </table:table-cell>
          <table:table-cell table:formula="of:=IFERROR(([.M91]-[.M$619])/([.M$620]-[.M$619])*100;&quot;&quot;)">
            <text:p/>
          </table:table-cell>
          <table:table-cell table:formula="of:=IFERROR(([.N91]-[.N$619])/([.N$620]-[.N$619])*100;&quot;&quot;)">
            <text:p/>
          </table:table-cell>
          <table:table-cell table:formula="of:=IFERROR(([.O91]-[.O$619])/([.O$620]-[.O$619])*100;&quot;&quot;)">
            <text:p/>
          </table:table-cell>
          <table:table-cell table:formula="of:=IFERROR(([.P91]-[.P$619])/([.P$620]-[.P$619])*100;&quot;&quot;)">
            <text:p/>
          </table:table-cell>
          <table:table-cell table:formula="of:=IFERROR(([.Q91]-[.Q$619])/([.Q$620]-[.Q$619])*100;&quot;&quot;)">
            <text:p/>
          </table:table-cell>
        </table:table-row>
        <table:table-row table:style-name="ro1">
          <table:table-cell office:value-type="float" office:value="147.66" calcext:value-type="float">
            <text:p>147.66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2"/>
          <table:table-cell office:value-type="float" office:value="147.66" calcext:value-type="float">
            <text:p>147.66</text:p>
          </table:table-cell>
          <table:table-cell table:formula="of:=IFERROR(([.B92]-[.B$619])/([.B$620]-[.B$619])*100;&quot;&quot;)">
            <text:p/>
          </table:table-cell>
          <table:table-cell table:formula="of:=IFERROR(([.C92]-[.C$619])/([.C$620]-[.C$619])*100;&quot;&quot;)">
            <text:p/>
          </table:table-cell>
          <table:table-cell table:formula="of:=IFERROR(([.D92]-[.D$619])/([.D$620]-[.D$619])*100;&quot;&quot;)">
            <text:p/>
          </table:table-cell>
          <table:table-cell table:formula="of:=IFERROR(([.E92]-[.E$619])/([.E$620]-[.E$619])*100;&quot;&quot;)">
            <text:p/>
          </table:table-cell>
          <table:table-cell table:formula="of:=IFERROR(([.F92]-[.F$619])/([.F$620]-[.F$619])*100;&quot;&quot;)">
            <text:p/>
          </table:table-cell>
          <table:table-cell table:formula="of:=IFERROR(([.G92]-[.G$619])/([.G$620]-[.G$619])*100;&quot;&quot;)">
            <text:p/>
          </table:table-cell>
          <table:table-cell table:formula="of:=IFERROR(([.H92]-[.H$619])/([.H$620]-[.H$619])*100;&quot;&quot;)">
            <text:p/>
          </table:table-cell>
          <table:table-cell table:formula="of:=IFERROR(([.I92]-[.I$619])/([.I$620]-[.I$619])*100;&quot;&quot;)" office:value-type="float" office:value="95.2380952380952" calcext:value-type="float">
            <text:p>95.2380952381</text:p>
          </table:table-cell>
          <table:table-cell table:formula="of:=IFERROR(([.J92]-[.J$619])/([.J$620]-[.J$619])*100;&quot;&quot;)">
            <text:p/>
          </table:table-cell>
          <table:table-cell table:formula="of:=IFERROR(([.K92]-[.K$619])/([.K$620]-[.K$619])*100;&quot;&quot;)">
            <text:p/>
          </table:table-cell>
          <table:table-cell table:formula="of:=IFERROR(([.L92]-[.L$619])/([.L$620]-[.L$619])*100;&quot;&quot;)">
            <text:p/>
          </table:table-cell>
          <table:table-cell table:formula="of:=IFERROR(([.M92]-[.M$619])/([.M$620]-[.M$619])*100;&quot;&quot;)">
            <text:p/>
          </table:table-cell>
          <table:table-cell table:formula="of:=IFERROR(([.N92]-[.N$619])/([.N$620]-[.N$619])*100;&quot;&quot;)">
            <text:p/>
          </table:table-cell>
          <table:table-cell table:formula="of:=IFERROR(([.O92]-[.O$619])/([.O$620]-[.O$619])*100;&quot;&quot;)">
            <text:p/>
          </table:table-cell>
          <table:table-cell table:formula="of:=IFERROR(([.P92]-[.P$619])/([.P$620]-[.P$619])*100;&quot;&quot;)">
            <text:p/>
          </table:table-cell>
          <table:table-cell table:formula="of:=IFERROR(([.Q92]-[.Q$619])/([.Q$620]-[.Q$619])*100;&quot;&quot;)">
            <text:p/>
          </table:table-cell>
        </table:table-row>
        <table:table-row table:style-name="ro1">
          <table:table-cell office:value-type="float" office:value="148.3" calcext:value-type="float">
            <text:p>148.3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148.3" calcext:value-type="float">
            <text:p>148.3</text:p>
          </table:table-cell>
          <table:table-cell table:formula="of:=IFERROR(([.B93]-[.B$619])/([.B$620]-[.B$619])*100;&quot;&quot;)">
            <text:p/>
          </table:table-cell>
          <table:table-cell table:formula="of:=IFERROR(([.C93]-[.C$619])/([.C$620]-[.C$619])*100;&quot;&quot;)">
            <text:p/>
          </table:table-cell>
          <table:table-cell table:formula="of:=IFERROR(([.D93]-[.D$619])/([.D$620]-[.D$619])*100;&quot;&quot;)">
            <text:p/>
          </table:table-cell>
          <table:table-cell table:formula="of:=IFERROR(([.E93]-[.E$619])/([.E$620]-[.E$619])*100;&quot;&quot;)">
            <text:p/>
          </table:table-cell>
          <table:table-cell table:formula="of:=IFERROR(([.F93]-[.F$619])/([.F$620]-[.F$619])*100;&quot;&quot;)">
            <text:p/>
          </table:table-cell>
          <table:table-cell table:formula="of:=IFERROR(([.G93]-[.G$619])/([.G$620]-[.G$619])*100;&quot;&quot;)">
            <text:p/>
          </table:table-cell>
          <table:table-cell table:formula="of:=IFERROR(([.H93]-[.H$619])/([.H$620]-[.H$619])*100;&quot;&quot;)">
            <text:p/>
          </table:table-cell>
          <table:table-cell table:formula="of:=IFERROR(([.I93]-[.I$619])/([.I$620]-[.I$619])*100;&quot;&quot;)">
            <text:p/>
          </table:table-cell>
          <table:table-cell table:formula="of:=IFERROR(([.J93]-[.J$619])/([.J$620]-[.J$619])*100;&quot;&quot;)" office:value-type="float" office:value="52.9411764705882" calcext:value-type="float">
            <text:p>52.9411764706</text:p>
          </table:table-cell>
          <table:table-cell table:formula="of:=IFERROR(([.K93]-[.K$619])/([.K$620]-[.K$619])*100;&quot;&quot;)">
            <text:p/>
          </table:table-cell>
          <table:table-cell table:formula="of:=IFERROR(([.L93]-[.L$619])/([.L$620]-[.L$619])*100;&quot;&quot;)">
            <text:p/>
          </table:table-cell>
          <table:table-cell table:formula="of:=IFERROR(([.M93]-[.M$619])/([.M$620]-[.M$619])*100;&quot;&quot;)">
            <text:p/>
          </table:table-cell>
          <table:table-cell table:formula="of:=IFERROR(([.N93]-[.N$619])/([.N$620]-[.N$619])*100;&quot;&quot;)">
            <text:p/>
          </table:table-cell>
          <table:table-cell table:formula="of:=IFERROR(([.O93]-[.O$619])/([.O$620]-[.O$619])*100;&quot;&quot;)">
            <text:p/>
          </table:table-cell>
          <table:table-cell table:formula="of:=IFERROR(([.P93]-[.P$619])/([.P$620]-[.P$619])*100;&quot;&quot;)">
            <text:p/>
          </table:table-cell>
          <table:table-cell table:formula="of:=IFERROR(([.Q93]-[.Q$619])/([.Q$620]-[.Q$619])*100;&quot;&quot;)">
            <text:p/>
          </table:table-cell>
        </table:table-row>
        <table:table-row table:style-name="ro1">
          <table:table-cell office:value-type="float" office:value="149.2" calcext:value-type="float">
            <text:p>149.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2"/>
          <table:table-cell office:value-type="float" office:value="149.2" calcext:value-type="float">
            <text:p>149.2</text:p>
          </table:table-cell>
          <table:table-cell table:formula="of:=IFERROR(([.B94]-[.B$619])/([.B$620]-[.B$619])*100;&quot;&quot;)">
            <text:p/>
          </table:table-cell>
          <table:table-cell table:formula="of:=IFERROR(([.C94]-[.C$619])/([.C$620]-[.C$619])*100;&quot;&quot;)">
            <text:p/>
          </table:table-cell>
          <table:table-cell table:formula="of:=IFERROR(([.D94]-[.D$619])/([.D$620]-[.D$619])*100;&quot;&quot;)">
            <text:p/>
          </table:table-cell>
          <table:table-cell table:formula="of:=IFERROR(([.E94]-[.E$619])/([.E$620]-[.E$619])*100;&quot;&quot;)">
            <text:p/>
          </table:table-cell>
          <table:table-cell table:formula="of:=IFERROR(([.F94]-[.F$619])/([.F$620]-[.F$619])*100;&quot;&quot;)" office:value-type="float" office:value="85.7142857142857" calcext:value-type="float">
            <text:p>85.7142857143</text:p>
          </table:table-cell>
          <table:table-cell table:formula="of:=IFERROR(([.G94]-[.G$619])/([.G$620]-[.G$619])*100;&quot;&quot;)" office:value-type="float" office:value="100" calcext:value-type="float">
            <text:p>100</text:p>
          </table:table-cell>
          <table:table-cell table:formula="of:=IFERROR(([.H94]-[.H$619])/([.H$620]-[.H$619])*100;&quot;&quot;)">
            <text:p/>
          </table:table-cell>
          <table:table-cell table:formula="of:=IFERROR(([.I94]-[.I$619])/([.I$620]-[.I$619])*100;&quot;&quot;)">
            <text:p/>
          </table:table-cell>
          <table:table-cell table:formula="of:=IFERROR(([.J94]-[.J$619])/([.J$620]-[.J$619])*100;&quot;&quot;)">
            <text:p/>
          </table:table-cell>
          <table:table-cell table:formula="of:=IFERROR(([.K94]-[.K$619])/([.K$620]-[.K$619])*100;&quot;&quot;)">
            <text:p/>
          </table:table-cell>
          <table:table-cell table:formula="of:=IFERROR(([.L94]-[.L$619])/([.L$620]-[.L$619])*100;&quot;&quot;)">
            <text:p/>
          </table:table-cell>
          <table:table-cell table:formula="of:=IFERROR(([.M94]-[.M$619])/([.M$620]-[.M$619])*100;&quot;&quot;)">
            <text:p/>
          </table:table-cell>
          <table:table-cell table:formula="of:=IFERROR(([.N94]-[.N$619])/([.N$620]-[.N$619])*100;&quot;&quot;)">
            <text:p/>
          </table:table-cell>
          <table:table-cell table:formula="of:=IFERROR(([.O94]-[.O$619])/([.O$620]-[.O$619])*100;&quot;&quot;)">
            <text:p/>
          </table:table-cell>
          <table:table-cell table:formula="of:=IFERROR(([.P94]-[.P$619])/([.P$620]-[.P$619])*100;&quot;&quot;)">
            <text:p/>
          </table:table-cell>
          <table:table-cell table:formula="of:=IFERROR(([.Q94]-[.Q$619])/([.Q$620]-[.Q$619])*100;&quot;&quot;)">
            <text:p/>
          </table:table-cell>
        </table:table-row>
        <table:table-row table:style-name="ro1">
          <table:table-cell office:value-type="float" office:value="151.58" calcext:value-type="float">
            <text:p>151.58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float" office:value="151.58" calcext:value-type="float">
            <text:p>151.58</text:p>
          </table:table-cell>
          <table:table-cell table:formula="of:=IFERROR(([.B95]-[.B$619])/([.B$620]-[.B$619])*100;&quot;&quot;)">
            <text:p/>
          </table:table-cell>
          <table:table-cell table:formula="of:=IFERROR(([.C95]-[.C$619])/([.C$620]-[.C$619])*100;&quot;&quot;)">
            <text:p/>
          </table:table-cell>
          <table:table-cell table:formula="of:=IFERROR(([.D95]-[.D$619])/([.D$620]-[.D$619])*100;&quot;&quot;)">
            <text:p/>
          </table:table-cell>
          <table:table-cell table:formula="of:=IFERROR(([.E95]-[.E$619])/([.E$620]-[.E$619])*100;&quot;&quot;)">
            <text:p/>
          </table:table-cell>
          <table:table-cell table:formula="of:=IFERROR(([.F95]-[.F$619])/([.F$620]-[.F$619])*100;&quot;&quot;)">
            <text:p/>
          </table:table-cell>
          <table:table-cell table:formula="of:=IFERROR(([.G95]-[.G$619])/([.G$620]-[.G$619])*100;&quot;&quot;)">
            <text:p/>
          </table:table-cell>
          <table:table-cell table:formula="of:=IFERROR(([.H95]-[.H$619])/([.H$620]-[.H$619])*100;&quot;&quot;)">
            <text:p/>
          </table:table-cell>
          <table:table-cell table:formula="of:=IFERROR(([.I95]-[.I$619])/([.I$620]-[.I$619])*100;&quot;&quot;)">
            <text:p/>
          </table:table-cell>
          <table:table-cell table:formula="of:=IFERROR(([.J95]-[.J$619])/([.J$620]-[.J$619])*100;&quot;&quot;)">
            <text:p/>
          </table:table-cell>
          <table:table-cell table:formula="of:=IFERROR(([.K95]-[.K$619])/([.K$620]-[.K$619])*100;&quot;&quot;)">
            <text:p/>
          </table:table-cell>
          <table:table-cell table:formula="of:=IFERROR(([.L95]-[.L$619])/([.L$620]-[.L$619])*100;&quot;&quot;)">
            <text:p/>
          </table:table-cell>
          <table:table-cell table:formula="of:=IFERROR(([.M95]-[.M$619])/([.M$620]-[.M$619])*100;&quot;&quot;)" office:value-type="float" office:value="33.3333333333333" calcext:value-type="float">
            <text:p>33.3333333333</text:p>
          </table:table-cell>
          <table:table-cell table:formula="of:=IFERROR(([.N95]-[.N$619])/([.N$620]-[.N$619])*100;&quot;&quot;)">
            <text:p/>
          </table:table-cell>
          <table:table-cell table:formula="of:=IFERROR(([.O95]-[.O$619])/([.O$620]-[.O$619])*100;&quot;&quot;)">
            <text:p/>
          </table:table-cell>
          <table:table-cell table:formula="of:=IFERROR(([.P95]-[.P$619])/([.P$620]-[.P$619])*100;&quot;&quot;)">
            <text:p/>
          </table:table-cell>
          <table:table-cell table:formula="of:=IFERROR(([.Q95]-[.Q$619])/([.Q$620]-[.Q$619])*100;&quot;&quot;)">
            <text:p/>
          </table:table-cell>
        </table:table-row>
        <table:table-row table:style-name="ro1">
          <table:table-cell office:value-type="float" office:value="152.68" calcext:value-type="float">
            <text:p>152.68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52.68" calcext:value-type="float">
            <text:p>152.68</text:p>
          </table:table-cell>
          <table:table-cell table:formula="of:=IFERROR(([.B96]-[.B$619])/([.B$620]-[.B$619])*100;&quot;&quot;)">
            <text:p/>
          </table:table-cell>
          <table:table-cell table:formula="of:=IFERROR(([.C96]-[.C$619])/([.C$620]-[.C$619])*100;&quot;&quot;)">
            <text:p/>
          </table:table-cell>
          <table:table-cell table:formula="of:=IFERROR(([.D96]-[.D$619])/([.D$620]-[.D$619])*100;&quot;&quot;)">
            <text:p/>
          </table:table-cell>
          <table:table-cell table:formula="of:=IFERROR(([.E96]-[.E$619])/([.E$620]-[.E$619])*100;&quot;&quot;)">
            <text:p/>
          </table:table-cell>
          <table:table-cell table:formula="of:=IFERROR(([.F96]-[.F$619])/([.F$620]-[.F$619])*100;&quot;&quot;)">
            <text:p/>
          </table:table-cell>
          <table:table-cell table:formula="of:=IFERROR(([.G96]-[.G$619])/([.G$620]-[.G$619])*100;&quot;&quot;)">
            <text:p/>
          </table:table-cell>
          <table:table-cell table:formula="of:=IFERROR(([.H96]-[.H$619])/([.H$620]-[.H$619])*100;&quot;&quot;)">
            <text:p/>
          </table:table-cell>
          <table:table-cell table:formula="of:=IFERROR(([.I96]-[.I$619])/([.I$620]-[.I$619])*100;&quot;&quot;)">
            <text:p/>
          </table:table-cell>
          <table:table-cell table:formula="of:=IFERROR(([.J96]-[.J$619])/([.J$620]-[.J$619])*100;&quot;&quot;)">
            <text:p/>
          </table:table-cell>
          <table:table-cell table:formula="of:=IFERROR(([.K96]-[.K$619])/([.K$620]-[.K$619])*100;&quot;&quot;)">
            <text:p/>
          </table:table-cell>
          <table:table-cell table:formula="of:=IFERROR(([.L96]-[.L$619])/([.L$620]-[.L$619])*100;&quot;&quot;)" office:value-type="float" office:value="94.7368421052632" calcext:value-type="float">
            <text:p>94.7368421053</text:p>
          </table:table-cell>
          <table:table-cell table:formula="of:=IFERROR(([.M96]-[.M$619])/([.M$620]-[.M$619])*100;&quot;&quot;)">
            <text:p/>
          </table:table-cell>
          <table:table-cell table:formula="of:=IFERROR(([.N96]-[.N$619])/([.N$620]-[.N$619])*100;&quot;&quot;)">
            <text:p/>
          </table:table-cell>
          <table:table-cell table:formula="of:=IFERROR(([.O96]-[.O$619])/([.O$620]-[.O$619])*100;&quot;&quot;)">
            <text:p/>
          </table:table-cell>
          <table:table-cell table:formula="of:=IFERROR(([.P96]-[.P$619])/([.P$620]-[.P$619])*100;&quot;&quot;)" office:value-type="float" office:value="50" calcext:value-type="float">
            <text:p>50</text:p>
          </table:table-cell>
          <table:table-cell table:formula="of:=IFERROR(([.Q96]-[.Q$619])/([.Q$620]-[.Q$619])*100;&quot;&quot;)">
            <text:p/>
          </table:table-cell>
        </table:table-row>
        <table:table-row table:style-name="ro1">
          <table:table-cell office:value-type="float" office:value="153.56" calcext:value-type="float">
            <text:p>153.56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7" calcext:value-type="float">
            <text:p>57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153.56" calcext:value-type="float">
            <text:p>153.56</text:p>
          </table:table-cell>
          <table:table-cell table:formula="of:=IFERROR(([.B97]-[.B$619])/([.B$620]-[.B$619])*100;&quot;&quot;)">
            <text:p/>
          </table:table-cell>
          <table:table-cell table:formula="of:=IFERROR(([.C97]-[.C$619])/([.C$620]-[.C$619])*100;&quot;&quot;)">
            <text:p/>
          </table:table-cell>
          <table:table-cell table:formula="of:=IFERROR(([.D97]-[.D$619])/([.D$620]-[.D$619])*100;&quot;&quot;)">
            <text:p/>
          </table:table-cell>
          <table:table-cell table:formula="of:=IFERROR(([.E97]-[.E$619])/([.E$620]-[.E$619])*100;&quot;&quot;)">
            <text:p/>
          </table:table-cell>
          <table:table-cell table:formula="of:=IFERROR(([.F97]-[.F$619])/([.F$620]-[.F$619])*100;&quot;&quot;)">
            <text:p/>
          </table:table-cell>
          <table:table-cell table:formula="of:=IFERROR(([.G97]-[.G$619])/([.G$620]-[.G$619])*100;&quot;&quot;)">
            <text:p/>
          </table:table-cell>
          <table:table-cell table:formula="of:=IFERROR(([.H97]-[.H$619])/([.H$620]-[.H$619])*100;&quot;&quot;)">
            <text:p/>
          </table:table-cell>
          <table:table-cell table:formula="of:=IFERROR(([.I97]-[.I$619])/([.I$620]-[.I$619])*100;&quot;&quot;)">
            <text:p/>
          </table:table-cell>
          <table:table-cell table:formula="of:=IFERROR(([.J97]-[.J$619])/([.J$620]-[.J$619])*100;&quot;&quot;)" office:value-type="float" office:value="54.9019607843137" calcext:value-type="float">
            <text:p>54.9019607843</text:p>
          </table:table-cell>
          <table:table-cell table:formula="of:=IFERROR(([.K97]-[.K$619])/([.K$620]-[.K$619])*100;&quot;&quot;)">
            <text:p/>
          </table:table-cell>
          <table:table-cell table:formula="of:=IFERROR(([.L97]-[.L$619])/([.L$620]-[.L$619])*100;&quot;&quot;)">
            <text:p/>
          </table:table-cell>
          <table:table-cell table:formula="of:=IFERROR(([.M97]-[.M$619])/([.M$620]-[.M$619])*100;&quot;&quot;)">
            <text:p/>
          </table:table-cell>
          <table:table-cell table:formula="of:=IFERROR(([.N97]-[.N$619])/([.N$620]-[.N$619])*100;&quot;&quot;)">
            <text:p/>
          </table:table-cell>
          <table:table-cell table:formula="of:=IFERROR(([.O97]-[.O$619])/([.O$620]-[.O$619])*100;&quot;&quot;)">
            <text:p/>
          </table:table-cell>
          <table:table-cell table:formula="of:=IFERROR(([.P97]-[.P$619])/([.P$620]-[.P$619])*100;&quot;&quot;)">
            <text:p/>
          </table:table-cell>
          <table:table-cell table:formula="of:=IFERROR(([.Q97]-[.Q$619])/([.Q$620]-[.Q$619])*100;&quot;&quot;)">
            <text:p/>
          </table:table-cell>
        </table:table-row>
        <table:table-row table:style-name="ro1">
          <table:table-cell office:value-type="float" office:value="158.06" calcext:value-type="float">
            <text:p>158.06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float" office:value="158.06" calcext:value-type="float">
            <text:p>158.06</text:p>
          </table:table-cell>
          <table:table-cell table:formula="of:=IFERROR(([.B98]-[.B$619])/([.B$620]-[.B$619])*100;&quot;&quot;)">
            <text:p/>
          </table:table-cell>
          <table:table-cell table:formula="of:=IFERROR(([.C98]-[.C$619])/([.C$620]-[.C$619])*100;&quot;&quot;)">
            <text:p/>
          </table:table-cell>
          <table:table-cell table:formula="of:=IFERROR(([.D98]-[.D$619])/([.D$620]-[.D$619])*100;&quot;&quot;)">
            <text:p/>
          </table:table-cell>
          <table:table-cell table:formula="of:=IFERROR(([.E98]-[.E$619])/([.E$620]-[.E$619])*100;&quot;&quot;)">
            <text:p/>
          </table:table-cell>
          <table:table-cell table:formula="of:=IFERROR(([.F98]-[.F$619])/([.F$620]-[.F$619])*100;&quot;&quot;)">
            <text:p/>
          </table:table-cell>
          <table:table-cell table:formula="of:=IFERROR(([.G98]-[.G$619])/([.G$620]-[.G$619])*100;&quot;&quot;)">
            <text:p/>
          </table:table-cell>
          <table:table-cell table:formula="of:=IFERROR(([.H98]-[.H$619])/([.H$620]-[.H$619])*100;&quot;&quot;)">
            <text:p/>
          </table:table-cell>
          <table:table-cell table:formula="of:=IFERROR(([.I98]-[.I$619])/([.I$620]-[.I$619])*100;&quot;&quot;)">
            <text:p/>
          </table:table-cell>
          <table:table-cell table:formula="of:=IFERROR(([.J98]-[.J$619])/([.J$620]-[.J$619])*100;&quot;&quot;)">
            <text:p/>
          </table:table-cell>
          <table:table-cell table:formula="of:=IFERROR(([.K98]-[.K$619])/([.K$620]-[.K$619])*100;&quot;&quot;)">
            <text:p/>
          </table:table-cell>
          <table:table-cell table:formula="of:=IFERROR(([.L98]-[.L$619])/([.L$620]-[.L$619])*100;&quot;&quot;)">
            <text:p/>
          </table:table-cell>
          <table:table-cell table:formula="of:=IFERROR(([.M98]-[.M$619])/([.M$620]-[.M$619])*100;&quot;&quot;)">
            <text:p/>
          </table:table-cell>
          <table:table-cell table:formula="of:=IFERROR(([.N98]-[.N$619])/([.N$620]-[.N$619])*100;&quot;&quot;)" office:value-type="float" office:value="75" calcext:value-type="float">
            <text:p>75</text:p>
          </table:table-cell>
          <table:table-cell table:formula="of:=IFERROR(([.O98]-[.O$619])/([.O$620]-[.O$619])*100;&quot;&quot;)">
            <text:p/>
          </table:table-cell>
          <table:table-cell table:formula="of:=IFERROR(([.P98]-[.P$619])/([.P$620]-[.P$619])*100;&quot;&quot;)">
            <text:p/>
          </table:table-cell>
          <table:table-cell table:formula="of:=IFERROR(([.Q98]-[.Q$619])/([.Q$620]-[.Q$619])*100;&quot;&quot;)">
            <text:p/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formula="of:=IFERROR(([.B99]-[.B$619])/([.B$620]-[.B$619])*100;&quot;&quot;)">
            <text:p/>
          </table:table-cell>
          <table:table-cell table:formula="of:=IFERROR(([.C99]-[.C$619])/([.C$620]-[.C$619])*100;&quot;&quot;)">
            <text:p/>
          </table:table-cell>
          <table:table-cell table:formula="of:=IFERROR(([.D99]-[.D$619])/([.D$620]-[.D$619])*100;&quot;&quot;)">
            <text:p/>
          </table:table-cell>
          <table:table-cell table:formula="of:=IFERROR(([.E99]-[.E$619])/([.E$620]-[.E$619])*100;&quot;&quot;)">
            <text:p/>
          </table:table-cell>
          <table:table-cell table:formula="of:=IFERROR(([.F99]-[.F$619])/([.F$620]-[.F$619])*100;&quot;&quot;)">
            <text:p/>
          </table:table-cell>
          <table:table-cell table:formula="of:=IFERROR(([.G99]-[.G$619])/([.G$620]-[.G$619])*100;&quot;&quot;)">
            <text:p/>
          </table:table-cell>
          <table:table-cell table:formula="of:=IFERROR(([.H99]-[.H$619])/([.H$620]-[.H$619])*100;&quot;&quot;)">
            <text:p/>
          </table:table-cell>
          <table:table-cell table:formula="of:=IFERROR(([.I99]-[.I$619])/([.I$620]-[.I$619])*100;&quot;&quot;)">
            <text:p/>
          </table:table-cell>
          <table:table-cell table:formula="of:=IFERROR(([.J99]-[.J$619])/([.J$620]-[.J$619])*100;&quot;&quot;)" office:value-type="float" office:value="56.8627450980392" calcext:value-type="float">
            <text:p>56.862745098</text:p>
          </table:table-cell>
          <table:table-cell table:formula="of:=IFERROR(([.K99]-[.K$619])/([.K$620]-[.K$619])*100;&quot;&quot;)">
            <text:p/>
          </table:table-cell>
          <table:table-cell table:formula="of:=IFERROR(([.L99]-[.L$619])/([.L$620]-[.L$619])*100;&quot;&quot;)">
            <text:p/>
          </table:table-cell>
          <table:table-cell table:formula="of:=IFERROR(([.M99]-[.M$619])/([.M$620]-[.M$619])*100;&quot;&quot;)">
            <text:p/>
          </table:table-cell>
          <table:table-cell table:formula="of:=IFERROR(([.N99]-[.N$619])/([.N$620]-[.N$619])*100;&quot;&quot;)">
            <text:p/>
          </table:table-cell>
          <table:table-cell table:formula="of:=IFERROR(([.O99]-[.O$619])/([.O$620]-[.O$619])*100;&quot;&quot;)">
            <text:p/>
          </table:table-cell>
          <table:table-cell table:formula="of:=IFERROR(([.P99]-[.P$619])/([.P$620]-[.P$619])*100;&quot;&quot;)">
            <text:p/>
          </table:table-cell>
          <table:table-cell table:formula="of:=IFERROR(([.Q99]-[.Q$619])/([.Q$620]-[.Q$619])*100;&quot;&quot;)">
            <text:p/>
          </table:table-cell>
        </table:table-row>
        <table:table-row table:style-name="ro1">
          <table:table-cell office:value-type="float" office:value="159.72" calcext:value-type="float">
            <text:p>159.72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59.72" calcext:value-type="float">
            <text:p>159.72</text:p>
          </table:table-cell>
          <table:table-cell table:formula="of:=IFERROR(([.B100]-[.B$619])/([.B$620]-[.B$619])*100;&quot;&quot;)">
            <text:p/>
          </table:table-cell>
          <table:table-cell table:formula="of:=IFERROR(([.C100]-[.C$619])/([.C$620]-[.C$619])*100;&quot;&quot;)">
            <text:p/>
          </table:table-cell>
          <table:table-cell table:formula="of:=IFERROR(([.D100]-[.D$619])/([.D$620]-[.D$619])*100;&quot;&quot;)">
            <text:p/>
          </table:table-cell>
          <table:table-cell table:formula="of:=IFERROR(([.E100]-[.E$619])/([.E$620]-[.E$619])*100;&quot;&quot;)">
            <text:p/>
          </table:table-cell>
          <table:table-cell table:formula="of:=IFERROR(([.F100]-[.F$619])/([.F$620]-[.F$619])*100;&quot;&quot;)">
            <text:p/>
          </table:table-cell>
          <table:table-cell table:formula="of:=IFERROR(([.G100]-[.G$619])/([.G$620]-[.G$619])*100;&quot;&quot;)">
            <text:p/>
          </table:table-cell>
          <table:table-cell table:formula="of:=IFERROR(([.H100]-[.H$619])/([.H$620]-[.H$619])*100;&quot;&quot;)">
            <text:p/>
          </table:table-cell>
          <table:table-cell table:formula="of:=IFERROR(([.I100]-[.I$619])/([.I$620]-[.I$619])*100;&quot;&quot;)">
            <text:p/>
          </table:table-cell>
          <table:table-cell table:formula="of:=IFERROR(([.J100]-[.J$619])/([.J$620]-[.J$619])*100;&quot;&quot;)">
            <text:p/>
          </table:table-cell>
          <table:table-cell table:formula="of:=IFERROR(([.K100]-[.K$619])/([.K$620]-[.K$619])*100;&quot;&quot;)">
            <text:p/>
          </table:table-cell>
          <table:table-cell table:formula="of:=IFERROR(([.L100]-[.L$619])/([.L$620]-[.L$619])*100;&quot;&quot;)">
            <text:p/>
          </table:table-cell>
          <table:table-cell table:formula="of:=IFERROR(([.M100]-[.M$619])/([.M$620]-[.M$619])*100;&quot;&quot;)">
            <text:p/>
          </table:table-cell>
          <table:table-cell table:formula="of:=IFERROR(([.N100]-[.N$619])/([.N$620]-[.N$619])*100;&quot;&quot;)">
            <text:p/>
          </table:table-cell>
          <table:table-cell table:formula="of:=IFERROR(([.O100]-[.O$619])/([.O$620]-[.O$619])*100;&quot;&quot;)">
            <text:p/>
          </table:table-cell>
          <table:table-cell table:formula="of:=IFERROR(([.P100]-[.P$619])/([.P$620]-[.P$619])*100;&quot;&quot;)" office:value-type="float" office:value="52.5" calcext:value-type="float">
            <text:p>52.5</text:p>
          </table:table-cell>
          <table:table-cell table:formula="of:=IFERROR(([.Q100]-[.Q$619])/([.Q$620]-[.Q$619])*100;&quot;&quot;)">
            <text:p/>
          </table:table-cell>
        </table:table-row>
        <table:table-row table:style-name="ro1">
          <table:table-cell office:value-type="float" office:value="163.9" calcext:value-type="float">
            <text:p>163.9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float" office:value="163.9" calcext:value-type="float">
            <text:p>163.9</text:p>
          </table:table-cell>
          <table:table-cell table:formula="of:=IFERROR(([.B101]-[.B$619])/([.B$620]-[.B$619])*100;&quot;&quot;)">
            <text:p/>
          </table:table-cell>
          <table:table-cell table:formula="of:=IFERROR(([.C101]-[.C$619])/([.C$620]-[.C$619])*100;&quot;&quot;)">
            <text:p/>
          </table:table-cell>
          <table:table-cell table:formula="of:=IFERROR(([.D101]-[.D$619])/([.D$620]-[.D$619])*100;&quot;&quot;)">
            <text:p/>
          </table:table-cell>
          <table:table-cell table:formula="of:=IFERROR(([.E101]-[.E$619])/([.E$620]-[.E$619])*100;&quot;&quot;)">
            <text:p/>
          </table:table-cell>
          <table:table-cell table:formula="of:=IFERROR(([.F101]-[.F$619])/([.F$620]-[.F$619])*100;&quot;&quot;)">
            <text:p/>
          </table:table-cell>
          <table:table-cell table:formula="of:=IFERROR(([.G101]-[.G$619])/([.G$620]-[.G$619])*100;&quot;&quot;)">
            <text:p/>
          </table:table-cell>
          <table:table-cell table:formula="of:=IFERROR(([.H101]-[.H$619])/([.H$620]-[.H$619])*100;&quot;&quot;)" office:value-type="float" office:value="88.2352941176471" calcext:value-type="float">
            <text:p>88.2352941176</text:p>
          </table:table-cell>
          <table:table-cell table:formula="of:=IFERROR(([.I101]-[.I$619])/([.I$620]-[.I$619])*100;&quot;&quot;)">
            <text:p/>
          </table:table-cell>
          <table:table-cell table:formula="of:=IFERROR(([.J101]-[.J$619])/([.J$620]-[.J$619])*100;&quot;&quot;)">
            <text:p/>
          </table:table-cell>
          <table:table-cell table:formula="of:=IFERROR(([.K101]-[.K$619])/([.K$620]-[.K$619])*100;&quot;&quot;)">
            <text:p/>
          </table:table-cell>
          <table:table-cell table:formula="of:=IFERROR(([.L101]-[.L$619])/([.L$620]-[.L$619])*100;&quot;&quot;)">
            <text:p/>
          </table:table-cell>
          <table:table-cell table:formula="of:=IFERROR(([.M101]-[.M$619])/([.M$620]-[.M$619])*100;&quot;&quot;)" office:value-type="float" office:value="37.5" calcext:value-type="float">
            <text:p>37.5</text:p>
          </table:table-cell>
          <table:table-cell table:formula="of:=IFERROR(([.N101]-[.N$619])/([.N$620]-[.N$619])*100;&quot;&quot;)">
            <text:p/>
          </table:table-cell>
          <table:table-cell table:formula="of:=IFERROR(([.O101]-[.O$619])/([.O$620]-[.O$619])*100;&quot;&quot;)">
            <text:p/>
          </table:table-cell>
          <table:table-cell table:formula="of:=IFERROR(([.P101]-[.P$619])/([.P$620]-[.P$619])*100;&quot;&quot;)">
            <text:p/>
          </table:table-cell>
          <table:table-cell table:formula="of:=IFERROR(([.Q101]-[.Q$619])/([.Q$620]-[.Q$619])*100;&quot;&quot;)">
            <text:p/>
          </table:table-cell>
        </table:table-row>
        <table:table-row table:style-name="ro1">
          <table:table-cell office:value-type="float" office:value="164.64" calcext:value-type="float">
            <text:p>164.64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164.64" calcext:value-type="float">
            <text:p>164.64</text:p>
          </table:table-cell>
          <table:table-cell table:formula="of:=IFERROR(([.B102]-[.B$619])/([.B$620]-[.B$619])*100;&quot;&quot;)">
            <text:p/>
          </table:table-cell>
          <table:table-cell table:formula="of:=IFERROR(([.C102]-[.C$619])/([.C$620]-[.C$619])*100;&quot;&quot;)">
            <text:p/>
          </table:table-cell>
          <table:table-cell table:formula="of:=IFERROR(([.D102]-[.D$619])/([.D$620]-[.D$619])*100;&quot;&quot;)">
            <text:p/>
          </table:table-cell>
          <table:table-cell table:formula="of:=IFERROR(([.E102]-[.E$619])/([.E$620]-[.E$619])*100;&quot;&quot;)">
            <text:p/>
          </table:table-cell>
          <table:table-cell table:formula="of:=IFERROR(([.F102]-[.F$619])/([.F$620]-[.F$619])*100;&quot;&quot;)">
            <text:p/>
          </table:table-cell>
          <table:table-cell table:formula="of:=IFERROR(([.G102]-[.G$619])/([.G$620]-[.G$619])*100;&quot;&quot;)">
            <text:p/>
          </table:table-cell>
          <table:table-cell table:formula="of:=IFERROR(([.H102]-[.H$619])/([.H$620]-[.H$619])*100;&quot;&quot;)">
            <text:p/>
          </table:table-cell>
          <table:table-cell table:formula="of:=IFERROR(([.I102]-[.I$619])/([.I$620]-[.I$619])*100;&quot;&quot;)">
            <text:p/>
          </table:table-cell>
          <table:table-cell table:formula="of:=IFERROR(([.J102]-[.J$619])/([.J$620]-[.J$619])*100;&quot;&quot;)" office:value-type="float" office:value="58.8235294117647" calcext:value-type="float">
            <text:p>58.8235294118</text:p>
          </table:table-cell>
          <table:table-cell table:formula="of:=IFERROR(([.K102]-[.K$619])/([.K$620]-[.K$619])*100;&quot;&quot;)">
            <text:p/>
          </table:table-cell>
          <table:table-cell table:formula="of:=IFERROR(([.L102]-[.L$619])/([.L$620]-[.L$619])*100;&quot;&quot;)">
            <text:p/>
          </table:table-cell>
          <table:table-cell table:formula="of:=IFERROR(([.M102]-[.M$619])/([.M$620]-[.M$619])*100;&quot;&quot;)">
            <text:p/>
          </table:table-cell>
          <table:table-cell table:formula="of:=IFERROR(([.N102]-[.N$619])/([.N$620]-[.N$619])*100;&quot;&quot;)">
            <text:p/>
          </table:table-cell>
          <table:table-cell table:formula="of:=IFERROR(([.O102]-[.O$619])/([.O$620]-[.O$619])*100;&quot;&quot;)">
            <text:p/>
          </table:table-cell>
          <table:table-cell table:formula="of:=IFERROR(([.P102]-[.P$619])/([.P$620]-[.P$619])*100;&quot;&quot;)">
            <text:p/>
          </table:table-cell>
          <table:table-cell table:formula="of:=IFERROR(([.Q102]-[.Q$619])/([.Q$620]-[.Q$619])*100;&quot;&quot;)">
            <text:p/>
          </table:table-cell>
        </table:table-row>
        <table:table-row table:style-name="ro1">
          <table:table-cell office:value-type="float" office:value="165.14" calcext:value-type="float">
            <text:p>165.14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string" calcext:value-type="string">
            <text:p><text:s/></text:p>
          </table:table-cell>
          <table:table-cell table:number-columns-repeated="2"/>
          <table:table-cell office:value-type="float" office:value="165.14" calcext:value-type="float">
            <text:p>165.14</text:p>
          </table:table-cell>
          <table:table-cell table:formula="of:=IFERROR(([.B103]-[.B$619])/([.B$620]-[.B$619])*100;&quot;&quot;)">
            <text:p/>
          </table:table-cell>
          <table:table-cell table:formula="of:=IFERROR(([.C103]-[.C$619])/([.C$620]-[.C$619])*100;&quot;&quot;)" office:value-type="float" office:value="100" calcext:value-type="float">
            <text:p>100</text:p>
          </table:table-cell>
          <table:table-cell table:formula="of:=IFERROR(([.D103]-[.D$619])/([.D$620]-[.D$619])*100;&quot;&quot;)">
            <text:p/>
          </table:table-cell>
          <table:table-cell table:formula="of:=IFERROR(([.E103]-[.E$619])/([.E$620]-[.E$619])*100;&quot;&quot;)">
            <text:p/>
          </table:table-cell>
          <table:table-cell table:formula="of:=IFERROR(([.F103]-[.F$619])/([.F$620]-[.F$619])*100;&quot;&quot;)">
            <text:p/>
          </table:table-cell>
          <table:table-cell table:formula="of:=IFERROR(([.G103]-[.G$619])/([.G$620]-[.G$619])*100;&quot;&quot;)">
            <text:p/>
          </table:table-cell>
          <table:table-cell table:formula="of:=IFERROR(([.H103]-[.H$619])/([.H$620]-[.H$619])*100;&quot;&quot;)">
            <text:p/>
          </table:table-cell>
          <table:table-cell table:formula="of:=IFERROR(([.I103]-[.I$619])/([.I$620]-[.I$619])*100;&quot;&quot;)">
            <text:p/>
          </table:table-cell>
          <table:table-cell table:formula="of:=IFERROR(([.J103]-[.J$619])/([.J$620]-[.J$619])*100;&quot;&quot;)">
            <text:p/>
          </table:table-cell>
          <table:table-cell table:formula="of:=IFERROR(([.K103]-[.K$619])/([.K$620]-[.K$619])*100;&quot;&quot;)">
            <text:p/>
          </table:table-cell>
          <table:table-cell table:formula="of:=IFERROR(([.L103]-[.L$619])/([.L$620]-[.L$619])*100;&quot;&quot;)">
            <text:p/>
          </table:table-cell>
          <table:table-cell table:formula="of:=IFERROR(([.M103]-[.M$619])/([.M$620]-[.M$619])*100;&quot;&quot;)">
            <text:p/>
          </table:table-cell>
          <table:table-cell table:formula="of:=IFERROR(([.N103]-[.N$619])/([.N$620]-[.N$619])*100;&quot;&quot;)">
            <text:p/>
          </table:table-cell>
          <table:table-cell table:formula="of:=IFERROR(([.O103]-[.O$619])/([.O$620]-[.O$619])*100;&quot;&quot;)">
            <text:p/>
          </table:table-cell>
          <table:table-cell table:formula="of:=IFERROR(([.P103]-[.P$619])/([.P$620]-[.P$619])*100;&quot;&quot;)">
            <text:p/>
          </table:table-cell>
          <table:table-cell table:formula="of:=IFERROR(([.Q103]-[.Q$619])/([.Q$620]-[.Q$619])*100;&quot;&quot;)">
            <text:p/>
          </table:table-cell>
        </table:table-row>
        <table:table-row table:style-name="ro1">
          <table:table-cell office:value-type="float" office:value="166.9" calcext:value-type="float">
            <text:p>166.9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66.9" calcext:value-type="float">
            <text:p>166.9</text:p>
          </table:table-cell>
          <table:table-cell table:formula="of:=IFERROR(([.B104]-[.B$619])/([.B$620]-[.B$619])*100;&quot;&quot;)">
            <text:p/>
          </table:table-cell>
          <table:table-cell table:formula="of:=IFERROR(([.C104]-[.C$619])/([.C$620]-[.C$619])*100;&quot;&quot;)">
            <text:p/>
          </table:table-cell>
          <table:table-cell table:formula="of:=IFERROR(([.D104]-[.D$619])/([.D$620]-[.D$619])*100;&quot;&quot;)">
            <text:p/>
          </table:table-cell>
          <table:table-cell table:formula="of:=IFERROR(([.E104]-[.E$619])/([.E$620]-[.E$619])*100;&quot;&quot;)">
            <text:p/>
          </table:table-cell>
          <table:table-cell table:formula="of:=IFERROR(([.F104]-[.F$619])/([.F$620]-[.F$619])*100;&quot;&quot;)">
            <text:p/>
          </table:table-cell>
          <table:table-cell table:formula="of:=IFERROR(([.G104]-[.G$619])/([.G$620]-[.G$619])*100;&quot;&quot;)">
            <text:p/>
          </table:table-cell>
          <table:table-cell table:formula="of:=IFERROR(([.H104]-[.H$619])/([.H$620]-[.H$619])*100;&quot;&quot;)">
            <text:p/>
          </table:table-cell>
          <table:table-cell table:formula="of:=IFERROR(([.I104]-[.I$619])/([.I$620]-[.I$619])*100;&quot;&quot;)">
            <text:p/>
          </table:table-cell>
          <table:table-cell table:formula="of:=IFERROR(([.J104]-[.J$619])/([.J$620]-[.J$619])*100;&quot;&quot;)">
            <text:p/>
          </table:table-cell>
          <table:table-cell table:formula="of:=IFERROR(([.K104]-[.K$619])/([.K$620]-[.K$619])*100;&quot;&quot;)" office:value-type="float" office:value="77.7777777777778" calcext:value-type="float">
            <text:p>77.7777777778</text:p>
          </table:table-cell>
          <table:table-cell table:formula="of:=IFERROR(([.L104]-[.L$619])/([.L$620]-[.L$619])*100;&quot;&quot;)">
            <text:p/>
          </table:table-cell>
          <table:table-cell table:formula="of:=IFERROR(([.M104]-[.M$619])/([.M$620]-[.M$619])*100;&quot;&quot;)">
            <text:p/>
          </table:table-cell>
          <table:table-cell table:formula="of:=IFERROR(([.N104]-[.N$619])/([.N$620]-[.N$619])*100;&quot;&quot;)">
            <text:p/>
          </table:table-cell>
          <table:table-cell table:formula="of:=IFERROR(([.O104]-[.O$619])/([.O$620]-[.O$619])*100;&quot;&quot;)">
            <text:p/>
          </table:table-cell>
          <table:table-cell table:formula="of:=IFERROR(([.P104]-[.P$619])/([.P$620]-[.P$619])*100;&quot;&quot;)" office:value-type="float" office:value="55" calcext:value-type="float">
            <text:p>55</text:p>
          </table:table-cell>
          <table:table-cell table:formula="of:=IFERROR(([.Q104]-[.Q$619])/([.Q$620]-[.Q$619])*100;&quot;&quot;)">
            <text:p/>
          </table:table-cell>
        </table:table-row>
        <table:table-row table:style-name="ro1">
          <table:table-cell office:value-type="float" office:value="170.5" calcext:value-type="float">
            <text:p>170.5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60" calcext:value-type="float">
            <text:p>60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170.5" calcext:value-type="float">
            <text:p>170.5</text:p>
          </table:table-cell>
          <table:table-cell table:formula="of:=IFERROR(([.B105]-[.B$619])/([.B$620]-[.B$619])*100;&quot;&quot;)">
            <text:p/>
          </table:table-cell>
          <table:table-cell table:formula="of:=IFERROR(([.C105]-[.C$619])/([.C$620]-[.C$619])*100;&quot;&quot;)">
            <text:p/>
          </table:table-cell>
          <table:table-cell table:formula="of:=IFERROR(([.D105]-[.D$619])/([.D$620]-[.D$619])*100;&quot;&quot;)">
            <text:p/>
          </table:table-cell>
          <table:table-cell table:formula="of:=IFERROR(([.E105]-[.E$619])/([.E$620]-[.E$619])*100;&quot;&quot;)">
            <text:p/>
          </table:table-cell>
          <table:table-cell table:formula="of:=IFERROR(([.F105]-[.F$619])/([.F$620]-[.F$619])*100;&quot;&quot;)">
            <text:p/>
          </table:table-cell>
          <table:table-cell table:formula="of:=IFERROR(([.G105]-[.G$619])/([.G$620]-[.G$619])*100;&quot;&quot;)">
            <text:p/>
          </table:table-cell>
          <table:table-cell table:formula="of:=IFERROR(([.H105]-[.H$619])/([.H$620]-[.H$619])*100;&quot;&quot;)">
            <text:p/>
          </table:table-cell>
          <table:table-cell table:formula="of:=IFERROR(([.I105]-[.I$619])/([.I$620]-[.I$619])*100;&quot;&quot;)">
            <text:p/>
          </table:table-cell>
          <table:table-cell table:formula="of:=IFERROR(([.J105]-[.J$619])/([.J$620]-[.J$619])*100;&quot;&quot;)" office:value-type="float" office:value="60.7843137254902" calcext:value-type="float">
            <text:p>60.7843137255</text:p>
          </table:table-cell>
          <table:table-cell table:formula="of:=IFERROR(([.K105]-[.K$619])/([.K$620]-[.K$619])*100;&quot;&quot;)">
            <text:p/>
          </table:table-cell>
          <table:table-cell table:formula="of:=IFERROR(([.L105]-[.L$619])/([.L$620]-[.L$619])*100;&quot;&quot;)">
            <text:p/>
          </table:table-cell>
          <table:table-cell table:formula="of:=IFERROR(([.M105]-[.M$619])/([.M$620]-[.M$619])*100;&quot;&quot;)">
            <text:p/>
          </table:table-cell>
          <table:table-cell table:formula="of:=IFERROR(([.N105]-[.N$619])/([.N$620]-[.N$619])*100;&quot;&quot;)">
            <text:p/>
          </table:table-cell>
          <table:table-cell table:formula="of:=IFERROR(([.O105]-[.O$619])/([.O$620]-[.O$619])*100;&quot;&quot;)">
            <text:p/>
          </table:table-cell>
          <table:table-cell table:formula="of:=IFERROR(([.P105]-[.P$619])/([.P$620]-[.P$619])*100;&quot;&quot;)">
            <text:p/>
          </table:table-cell>
          <table:table-cell table:formula="of:=IFERROR(([.Q105]-[.Q$619])/([.Q$620]-[.Q$619])*100;&quot;&quot;)">
            <text:p/>
          </table:table-cell>
        </table:table-row>
        <table:table-row table:style-name="ro1">
          <table:table-cell office:value-type="float" office:value="172.68" calcext:value-type="float">
            <text:p>172.68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float" office:value="172.68" calcext:value-type="float">
            <text:p>172.68</text:p>
          </table:table-cell>
          <table:table-cell table:formula="of:=IFERROR(([.B106]-[.B$619])/([.B$620]-[.B$619])*100;&quot;&quot;)">
            <text:p/>
          </table:table-cell>
          <table:table-cell table:formula="of:=IFERROR(([.C106]-[.C$619])/([.C$620]-[.C$619])*100;&quot;&quot;)">
            <text:p/>
          </table:table-cell>
          <table:table-cell table:formula="of:=IFERROR(([.D106]-[.D$619])/([.D$620]-[.D$619])*100;&quot;&quot;)">
            <text:p/>
          </table:table-cell>
          <table:table-cell table:formula="of:=IFERROR(([.E106]-[.E$619])/([.E$620]-[.E$619])*100;&quot;&quot;)">
            <text:p/>
          </table:table-cell>
          <table:table-cell table:formula="of:=IFERROR(([.F106]-[.F$619])/([.F$620]-[.F$619])*100;&quot;&quot;)">
            <text:p/>
          </table:table-cell>
          <table:table-cell table:formula="of:=IFERROR(([.G106]-[.G$619])/([.G$620]-[.G$619])*100;&quot;&quot;)">
            <text:p/>
          </table:table-cell>
          <table:table-cell table:formula="of:=IFERROR(([.H106]-[.H$619])/([.H$620]-[.H$619])*100;&quot;&quot;)">
            <text:p/>
          </table:table-cell>
          <table:table-cell table:formula="of:=IFERROR(([.I106]-[.I$619])/([.I$620]-[.I$619])*100;&quot;&quot;)">
            <text:p/>
          </table:table-cell>
          <table:table-cell table:formula="of:=IFERROR(([.J106]-[.J$619])/([.J$620]-[.J$619])*100;&quot;&quot;)">
            <text:p/>
          </table:table-cell>
          <table:table-cell table:formula="of:=IFERROR(([.K106]-[.K$619])/([.K$620]-[.K$619])*100;&quot;&quot;)">
            <text:p/>
          </table:table-cell>
          <table:table-cell table:formula="of:=IFERROR(([.L106]-[.L$619])/([.L$620]-[.L$619])*100;&quot;&quot;)">
            <text:p/>
          </table:table-cell>
          <table:table-cell table:formula="of:=IFERROR(([.M106]-[.M$619])/([.M$620]-[.M$619])*100;&quot;&quot;)">
            <text:p/>
          </table:table-cell>
          <table:table-cell table:formula="of:=IFERROR(([.N106]-[.N$619])/([.N$620]-[.N$619])*100;&quot;&quot;)" office:value-type="float" office:value="80" calcext:value-type="float">
            <text:p>80</text:p>
          </table:table-cell>
          <table:table-cell table:formula="of:=IFERROR(([.O106]-[.O$619])/([.O$620]-[.O$619])*100;&quot;&quot;)">
            <text:p/>
          </table:table-cell>
          <table:table-cell table:formula="of:=IFERROR(([.P106]-[.P$619])/([.P$620]-[.P$619])*100;&quot;&quot;)">
            <text:p/>
          </table:table-cell>
          <table:table-cell table:formula="of:=IFERROR(([.Q106]-[.Q$619])/([.Q$620]-[.Q$619])*100;&quot;&quot;)">
            <text:p/>
          </table:table-cell>
        </table:table-row>
        <table:table-row table:style-name="ro1">
          <table:table-cell office:value-type="float" office:value="174.52" calcext:value-type="float">
            <text:p>174.52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74.52" calcext:value-type="float">
            <text:p>174.52</text:p>
          </table:table-cell>
          <table:table-cell table:formula="of:=IFERROR(([.B107]-[.B$619])/([.B$620]-[.B$619])*100;&quot;&quot;)">
            <text:p/>
          </table:table-cell>
          <table:table-cell table:formula="of:=IFERROR(([.C107]-[.C$619])/([.C$620]-[.C$619])*100;&quot;&quot;)">
            <text:p/>
          </table:table-cell>
          <table:table-cell table:formula="of:=IFERROR(([.D107]-[.D$619])/([.D$620]-[.D$619])*100;&quot;&quot;)">
            <text:p/>
          </table:table-cell>
          <table:table-cell table:formula="of:=IFERROR(([.E107]-[.E$619])/([.E$620]-[.E$619])*100;&quot;&quot;)">
            <text:p/>
          </table:table-cell>
          <table:table-cell table:formula="of:=IFERROR(([.F107]-[.F$619])/([.F$620]-[.F$619])*100;&quot;&quot;)">
            <text:p/>
          </table:table-cell>
          <table:table-cell table:formula="of:=IFERROR(([.G107]-[.G$619])/([.G$620]-[.G$619])*100;&quot;&quot;)">
            <text:p/>
          </table:table-cell>
          <table:table-cell table:formula="of:=IFERROR(([.H107]-[.H$619])/([.H$620]-[.H$619])*100;&quot;&quot;)">
            <text:p/>
          </table:table-cell>
          <table:table-cell table:formula="of:=IFERROR(([.I107]-[.I$619])/([.I$620]-[.I$619])*100;&quot;&quot;)">
            <text:p/>
          </table:table-cell>
          <table:table-cell table:formula="of:=IFERROR(([.J107]-[.J$619])/([.J$620]-[.J$619])*100;&quot;&quot;)">
            <text:p/>
          </table:table-cell>
          <table:table-cell table:formula="of:=IFERROR(([.K107]-[.K$619])/([.K$620]-[.K$619])*100;&quot;&quot;)">
            <text:p/>
          </table:table-cell>
          <table:table-cell table:formula="of:=IFERROR(([.L107]-[.L$619])/([.L$620]-[.L$619])*100;&quot;&quot;)">
            <text:p/>
          </table:table-cell>
          <table:table-cell table:formula="of:=IFERROR(([.M107]-[.M$619])/([.M$620]-[.M$619])*100;&quot;&quot;)" office:value-type="float" office:value="41.6666666666667" calcext:value-type="float">
            <text:p>41.6666666667</text:p>
          </table:table-cell>
          <table:table-cell table:formula="of:=IFERROR(([.N107]-[.N$619])/([.N$620]-[.N$619])*100;&quot;&quot;)">
            <text:p/>
          </table:table-cell>
          <table:table-cell table:formula="of:=IFERROR(([.O107]-[.O$619])/([.O$620]-[.O$619])*100;&quot;&quot;)">
            <text:p/>
          </table:table-cell>
          <table:table-cell table:formula="of:=IFERROR(([.P107]-[.P$619])/([.P$620]-[.P$619])*100;&quot;&quot;)" office:value-type="float" office:value="57.5" calcext:value-type="float">
            <text:p>57.5</text:p>
          </table:table-cell>
          <table:table-cell table:formula="of:=IFERROR(([.Q107]-[.Q$619])/([.Q$620]-[.Q$619])*100;&quot;&quot;)">
            <text:p/>
          </table:table-cell>
        </table:table-row>
        <table:table-row table:style-name="ro1">
          <table:table-cell office:value-type="float" office:value="176.58" calcext:value-type="float">
            <text:p>176.58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61" calcext:value-type="float">
            <text:p>6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176.58" calcext:value-type="float">
            <text:p>176.58</text:p>
          </table:table-cell>
          <table:table-cell table:formula="of:=IFERROR(([.B108]-[.B$619])/([.B$620]-[.B$619])*100;&quot;&quot;)">
            <text:p/>
          </table:table-cell>
          <table:table-cell table:formula="of:=IFERROR(([.C108]-[.C$619])/([.C$620]-[.C$619])*100;&quot;&quot;)">
            <text:p/>
          </table:table-cell>
          <table:table-cell table:formula="of:=IFERROR(([.D108]-[.D$619])/([.D$620]-[.D$619])*100;&quot;&quot;)">
            <text:p/>
          </table:table-cell>
          <table:table-cell table:formula="of:=IFERROR(([.E108]-[.E$619])/([.E$620]-[.E$619])*100;&quot;&quot;)">
            <text:p/>
          </table:table-cell>
          <table:table-cell table:formula="of:=IFERROR(([.F108]-[.F$619])/([.F$620]-[.F$619])*100;&quot;&quot;)">
            <text:p/>
          </table:table-cell>
          <table:table-cell table:formula="of:=IFERROR(([.G108]-[.G$619])/([.G$620]-[.G$619])*100;&quot;&quot;)">
            <text:p/>
          </table:table-cell>
          <table:table-cell table:formula="of:=IFERROR(([.H108]-[.H$619])/([.H$620]-[.H$619])*100;&quot;&quot;)">
            <text:p/>
          </table:table-cell>
          <table:table-cell table:formula="of:=IFERROR(([.I108]-[.I$619])/([.I$620]-[.I$619])*100;&quot;&quot;)">
            <text:p/>
          </table:table-cell>
          <table:table-cell table:formula="of:=IFERROR(([.J108]-[.J$619])/([.J$620]-[.J$619])*100;&quot;&quot;)" office:value-type="float" office:value="62.7450980392157" calcext:value-type="float">
            <text:p>62.7450980392</text:p>
          </table:table-cell>
          <table:table-cell table:formula="of:=IFERROR(([.K108]-[.K$619])/([.K$620]-[.K$619])*100;&quot;&quot;)">
            <text:p/>
          </table:table-cell>
          <table:table-cell table:formula="of:=IFERROR(([.L108]-[.L$619])/([.L$620]-[.L$619])*100;&quot;&quot;)">
            <text:p/>
          </table:table-cell>
          <table:table-cell table:formula="of:=IFERROR(([.M108]-[.M$619])/([.M$620]-[.M$619])*100;&quot;&quot;)">
            <text:p/>
          </table:table-cell>
          <table:table-cell table:formula="of:=IFERROR(([.N108]-[.N$619])/([.N$620]-[.N$619])*100;&quot;&quot;)">
            <text:p/>
          </table:table-cell>
          <table:table-cell table:formula="of:=IFERROR(([.O108]-[.O$619])/([.O$620]-[.O$619])*100;&quot;&quot;)">
            <text:p/>
          </table:table-cell>
          <table:table-cell table:formula="of:=IFERROR(([.P108]-[.P$619])/([.P$620]-[.P$619])*100;&quot;&quot;)">
            <text:p/>
          </table:table-cell>
          <table:table-cell table:formula="of:=IFERROR(([.Q108]-[.Q$619])/([.Q$620]-[.Q$619])*100;&quot;&quot;)">
            <text:p/>
          </table:table-cell>
        </table:table-row>
        <table:table-row table:style-name="ro1">
          <table:table-cell office:value-type="float" office:value="181.76" calcext:value-type="float">
            <text:p>181.76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81.76" calcext:value-type="float">
            <text:p>181.76</text:p>
          </table:table-cell>
          <table:table-cell table:formula="of:=IFERROR(([.B109]-[.B$619])/([.B$620]-[.B$619])*100;&quot;&quot;)">
            <text:p/>
          </table:table-cell>
          <table:table-cell table:formula="of:=IFERROR(([.C109]-[.C$619])/([.C$620]-[.C$619])*100;&quot;&quot;)">
            <text:p/>
          </table:table-cell>
          <table:table-cell table:formula="of:=IFERROR(([.D109]-[.D$619])/([.D$620]-[.D$619])*100;&quot;&quot;)">
            <text:p/>
          </table:table-cell>
          <table:table-cell table:formula="of:=IFERROR(([.E109]-[.E$619])/([.E$620]-[.E$619])*100;&quot;&quot;)">
            <text:p/>
          </table:table-cell>
          <table:table-cell table:formula="of:=IFERROR(([.F109]-[.F$619])/([.F$620]-[.F$619])*100;&quot;&quot;)">
            <text:p/>
          </table:table-cell>
          <table:table-cell table:formula="of:=IFERROR(([.G109]-[.G$619])/([.G$620]-[.G$619])*100;&quot;&quot;)">
            <text:p/>
          </table:table-cell>
          <table:table-cell table:formula="of:=IFERROR(([.H109]-[.H$619])/([.H$620]-[.H$619])*100;&quot;&quot;)">
            <text:p/>
          </table:table-cell>
          <table:table-cell table:formula="of:=IFERROR(([.I109]-[.I$619])/([.I$620]-[.I$619])*100;&quot;&quot;)">
            <text:p/>
          </table:table-cell>
          <table:table-cell table:formula="of:=IFERROR(([.J109]-[.J$619])/([.J$620]-[.J$619])*100;&quot;&quot;)">
            <text:p/>
          </table:table-cell>
          <table:table-cell table:formula="of:=IFERROR(([.K109]-[.K$619])/([.K$620]-[.K$619])*100;&quot;&quot;)">
            <text:p/>
          </table:table-cell>
          <table:table-cell table:formula="of:=IFERROR(([.L109]-[.L$619])/([.L$620]-[.L$619])*100;&quot;&quot;)">
            <text:p/>
          </table:table-cell>
          <table:table-cell table:formula="of:=IFERROR(([.M109]-[.M$619])/([.M$620]-[.M$619])*100;&quot;&quot;)">
            <text:p/>
          </table:table-cell>
          <table:table-cell table:formula="of:=IFERROR(([.N109]-[.N$619])/([.N$620]-[.N$619])*100;&quot;&quot;)">
            <text:p/>
          </table:table-cell>
          <table:table-cell table:formula="of:=IFERROR(([.O109]-[.O$619])/([.O$620]-[.O$619])*100;&quot;&quot;)">
            <text:p/>
          </table:table-cell>
          <table:table-cell table:formula="of:=IFERROR(([.P109]-[.P$619])/([.P$620]-[.P$619])*100;&quot;&quot;)" office:value-type="float" office:value="60" calcext:value-type="float">
            <text:p>60</text:p>
          </table:table-cell>
          <table:table-cell table:formula="of:=IFERROR(([.Q109]-[.Q$619])/([.Q$620]-[.Q$619])*100;&quot;&quot;)">
            <text:p/>
          </table:table-cell>
        </table:table-row>
        <table:table-row table:style-name="ro1">
          <table:table-cell office:value-type="float" office:value="183.04" calcext:value-type="float">
            <text:p>183.04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float" office:value="183.04" calcext:value-type="float">
            <text:p>183.04</text:p>
          </table:table-cell>
          <table:table-cell table:formula="of:=IFERROR(([.B110]-[.B$619])/([.B$620]-[.B$619])*100;&quot;&quot;)">
            <text:p/>
          </table:table-cell>
          <table:table-cell table:formula="of:=IFERROR(([.C110]-[.C$619])/([.C$620]-[.C$619])*100;&quot;&quot;)">
            <text:p/>
          </table:table-cell>
          <table:table-cell table:formula="of:=IFERROR(([.D110]-[.D$619])/([.D$620]-[.D$619])*100;&quot;&quot;)">
            <text:p/>
          </table:table-cell>
          <table:table-cell table:formula="of:=IFERROR(([.E110]-[.E$619])/([.E$620]-[.E$619])*100;&quot;&quot;)">
            <text:p/>
          </table:table-cell>
          <table:table-cell table:formula="of:=IFERROR(([.F110]-[.F$619])/([.F$620]-[.F$619])*100;&quot;&quot;)">
            <text:p/>
          </table:table-cell>
          <table:table-cell table:formula="of:=IFERROR(([.G110]-[.G$619])/([.G$620]-[.G$619])*100;&quot;&quot;)">
            <text:p/>
          </table:table-cell>
          <table:table-cell table:formula="of:=IFERROR(([.H110]-[.H$619])/([.H$620]-[.H$619])*100;&quot;&quot;)">
            <text:p/>
          </table:table-cell>
          <table:table-cell table:formula="of:=IFERROR(([.I110]-[.I$619])/([.I$620]-[.I$619])*100;&quot;&quot;)">
            <text:p/>
          </table:table-cell>
          <table:table-cell table:formula="of:=IFERROR(([.J110]-[.J$619])/([.J$620]-[.J$619])*100;&quot;&quot;)" office:value-type="float" office:value="64.7058823529412" calcext:value-type="float">
            <text:p>64.7058823529</text:p>
          </table:table-cell>
          <table:table-cell table:formula="of:=IFERROR(([.K110]-[.K$619])/([.K$620]-[.K$619])*100;&quot;&quot;)">
            <text:p/>
          </table:table-cell>
          <table:table-cell table:formula="of:=IFERROR(([.L110]-[.L$619])/([.L$620]-[.L$619])*100;&quot;&quot;)" office:value-type="float" office:value="89.4736842105263" calcext:value-type="float">
            <text:p>89.4736842105</text:p>
          </table:table-cell>
          <table:table-cell table:formula="of:=IFERROR(([.M110]-[.M$619])/([.M$620]-[.M$619])*100;&quot;&quot;)">
            <text:p/>
          </table:table-cell>
          <table:table-cell table:formula="of:=IFERROR(([.N110]-[.N$619])/([.N$620]-[.N$619])*100;&quot;&quot;)">
            <text:p/>
          </table:table-cell>
          <table:table-cell table:formula="of:=IFERROR(([.O110]-[.O$619])/([.O$620]-[.O$619])*100;&quot;&quot;)">
            <text:p/>
          </table:table-cell>
          <table:table-cell table:formula="of:=IFERROR(([.P110]-[.P$619])/([.P$620]-[.P$619])*100;&quot;&quot;)">
            <text:p/>
          </table:table-cell>
          <table:table-cell table:formula="of:=IFERROR(([.Q110]-[.Q$619])/([.Q$620]-[.Q$619])*100;&quot;&quot;)">
            <text:p/>
          </table:table-cell>
        </table:table-row>
        <table:table-row table:style-name="ro1">
          <table:table-cell office:value-type="float" office:value="186.3" calcext:value-type="float">
            <text:p>186.3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float" office:value="186.3" calcext:value-type="float">
            <text:p>186.3</text:p>
          </table:table-cell>
          <table:table-cell table:formula="of:=IFERROR(([.B111]-[.B$619])/([.B$620]-[.B$619])*100;&quot;&quot;)">
            <text:p/>
          </table:table-cell>
          <table:table-cell table:formula="of:=IFERROR(([.C111]-[.C$619])/([.C$620]-[.C$619])*100;&quot;&quot;)">
            <text:p/>
          </table:table-cell>
          <table:table-cell table:formula="of:=IFERROR(([.D111]-[.D$619])/([.D$620]-[.D$619])*100;&quot;&quot;)">
            <text:p/>
          </table:table-cell>
          <table:table-cell table:formula="of:=IFERROR(([.E111]-[.E$619])/([.E$620]-[.E$619])*100;&quot;&quot;)">
            <text:p/>
          </table:table-cell>
          <table:table-cell table:formula="of:=IFERROR(([.F111]-[.F$619])/([.F$620]-[.F$619])*100;&quot;&quot;)">
            <text:p/>
          </table:table-cell>
          <table:table-cell table:formula="of:=IFERROR(([.G111]-[.G$619])/([.G$620]-[.G$619])*100;&quot;&quot;)">
            <text:p/>
          </table:table-cell>
          <table:table-cell table:formula="of:=IFERROR(([.H111]-[.H$619])/([.H$620]-[.H$619])*100;&quot;&quot;)">
            <text:p/>
          </table:table-cell>
          <table:table-cell table:formula="of:=IFERROR(([.I111]-[.I$619])/([.I$620]-[.I$619])*100;&quot;&quot;)">
            <text:p/>
          </table:table-cell>
          <table:table-cell table:formula="of:=IFERROR(([.J111]-[.J$619])/([.J$620]-[.J$619])*100;&quot;&quot;)">
            <text:p/>
          </table:table-cell>
          <table:table-cell table:formula="of:=IFERROR(([.K111]-[.K$619])/([.K$620]-[.K$619])*100;&quot;&quot;)">
            <text:p/>
          </table:table-cell>
          <table:table-cell table:formula="of:=IFERROR(([.L111]-[.L$619])/([.L$620]-[.L$619])*100;&quot;&quot;)">
            <text:p/>
          </table:table-cell>
          <table:table-cell table:formula="of:=IFERROR(([.M111]-[.M$619])/([.M$620]-[.M$619])*100;&quot;&quot;)" office:value-type="float" office:value="45.8333333333333" calcext:value-type="float">
            <text:p>45.8333333333</text:p>
          </table:table-cell>
          <table:table-cell table:formula="of:=IFERROR(([.N111]-[.N$619])/([.N$620]-[.N$619])*100;&quot;&quot;)">
            <text:p/>
          </table:table-cell>
          <table:table-cell table:formula="of:=IFERROR(([.O111]-[.O$619])/([.O$620]-[.O$619])*100;&quot;&quot;)">
            <text:p/>
          </table:table-cell>
          <table:table-cell table:formula="of:=IFERROR(([.P111]-[.P$619])/([.P$620]-[.P$619])*100;&quot;&quot;)">
            <text:p/>
          </table:table-cell>
          <table:table-cell table:formula="of:=IFERROR(([.Q111]-[.Q$619])/([.Q$620]-[.Q$619])*100;&quot;&quot;)">
            <text:p/>
          </table:table-cell>
        </table:table-row>
        <table:table-row table:style-name="ro1">
          <table:table-cell office:value-type="float" office:value="189.52" calcext:value-type="float">
            <text:p>189.5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63" calcext:value-type="float">
            <text:p>63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89.52" calcext:value-type="float">
            <text:p>189.52</text:p>
          </table:table-cell>
          <table:table-cell table:formula="of:=IFERROR(([.B112]-[.B$619])/([.B$620]-[.B$619])*100;&quot;&quot;)">
            <text:p/>
          </table:table-cell>
          <table:table-cell table:formula="of:=IFERROR(([.C112]-[.C$619])/([.C$620]-[.C$619])*100;&quot;&quot;)">
            <text:p/>
          </table:table-cell>
          <table:table-cell table:formula="of:=IFERROR(([.D112]-[.D$619])/([.D$620]-[.D$619])*100;&quot;&quot;)">
            <text:p/>
          </table:table-cell>
          <table:table-cell table:formula="of:=IFERROR(([.E112]-[.E$619])/([.E$620]-[.E$619])*100;&quot;&quot;)">
            <text:p/>
          </table:table-cell>
          <table:table-cell table:formula="of:=IFERROR(([.F112]-[.F$619])/([.F$620]-[.F$619])*100;&quot;&quot;)">
            <text:p/>
          </table:table-cell>
          <table:table-cell table:formula="of:=IFERROR(([.G112]-[.G$619])/([.G$620]-[.G$619])*100;&quot;&quot;)">
            <text:p/>
          </table:table-cell>
          <table:table-cell table:formula="of:=IFERROR(([.H112]-[.H$619])/([.H$620]-[.H$619])*100;&quot;&quot;)">
            <text:p/>
          </table:table-cell>
          <table:table-cell table:formula="of:=IFERROR(([.I112]-[.I$619])/([.I$620]-[.I$619])*100;&quot;&quot;)">
            <text:p/>
          </table:table-cell>
          <table:table-cell table:formula="of:=IFERROR(([.J112]-[.J$619])/([.J$620]-[.J$619])*100;&quot;&quot;)" office:value-type="float" office:value="66.6666666666667" calcext:value-type="float">
            <text:p>66.6666666667</text:p>
          </table:table-cell>
          <table:table-cell table:formula="of:=IFERROR(([.K112]-[.K$619])/([.K$620]-[.K$619])*100;&quot;&quot;)">
            <text:p/>
          </table:table-cell>
          <table:table-cell table:formula="of:=IFERROR(([.L112]-[.L$619])/([.L$620]-[.L$619])*100;&quot;&quot;)">
            <text:p/>
          </table:table-cell>
          <table:table-cell table:formula="of:=IFERROR(([.M112]-[.M$619])/([.M$620]-[.M$619])*100;&quot;&quot;)">
            <text:p/>
          </table:table-cell>
          <table:table-cell table:formula="of:=IFERROR(([.N112]-[.N$619])/([.N$620]-[.N$619])*100;&quot;&quot;)">
            <text:p/>
          </table:table-cell>
          <table:table-cell table:formula="of:=IFERROR(([.O112]-[.O$619])/([.O$620]-[.O$619])*100;&quot;&quot;)">
            <text:p/>
          </table:table-cell>
          <table:table-cell table:formula="of:=IFERROR(([.P112]-[.P$619])/([.P$620]-[.P$619])*100;&quot;&quot;)" office:value-type="float" office:value="62.5" calcext:value-type="float">
            <text:p>62.5</text:p>
          </table:table-cell>
          <table:table-cell table:formula="of:=IFERROR(([.Q112]-[.Q$619])/([.Q$620]-[.Q$619])*100;&quot;&quot;)">
            <text:p/>
          </table:table-cell>
        </table:table-row>
        <table:table-row table:style-name="ro1">
          <table:table-cell office:value-type="float" office:value="190.08" calcext:value-type="float">
            <text:p>190.0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190.08" calcext:value-type="float">
            <text:p>190.08</text:p>
          </table:table-cell>
          <table:table-cell table:formula="of:=IFERROR(([.B113]-[.B$619])/([.B$620]-[.B$619])*100;&quot;&quot;)">
            <text:p/>
          </table:table-cell>
          <table:table-cell table:formula="of:=IFERROR(([.C113]-[.C$619])/([.C$620]-[.C$619])*100;&quot;&quot;)">
            <text:p/>
          </table:table-cell>
          <table:table-cell table:formula="of:=IFERROR(([.D113]-[.D$619])/([.D$620]-[.D$619])*100;&quot;&quot;)">
            <text:p/>
          </table:table-cell>
          <table:table-cell table:formula="of:=IFERROR(([.E113]-[.E$619])/([.E$620]-[.E$619])*100;&quot;&quot;)" office:value-type="float" office:value="96.2962962962963" calcext:value-type="float">
            <text:p>96.2962962963</text:p>
          </table:table-cell>
          <table:table-cell table:formula="of:=IFERROR(([.F113]-[.F$619])/([.F$620]-[.F$619])*100;&quot;&quot;)">
            <text:p/>
          </table:table-cell>
          <table:table-cell table:formula="of:=IFERROR(([.G113]-[.G$619])/([.G$620]-[.G$619])*100;&quot;&quot;)">
            <text:p/>
          </table:table-cell>
          <table:table-cell table:formula="of:=IFERROR(([.H113]-[.H$619])/([.H$620]-[.H$619])*100;&quot;&quot;)">
            <text:p/>
          </table:table-cell>
          <table:table-cell table:formula="of:=IFERROR(([.I113]-[.I$619])/([.I$620]-[.I$619])*100;&quot;&quot;)">
            <text:p/>
          </table:table-cell>
          <table:table-cell table:formula="of:=IFERROR(([.J113]-[.J$619])/([.J$620]-[.J$619])*100;&quot;&quot;)">
            <text:p/>
          </table:table-cell>
          <table:table-cell table:formula="of:=IFERROR(([.K113]-[.K$619])/([.K$620]-[.K$619])*100;&quot;&quot;)">
            <text:p/>
          </table:table-cell>
          <table:table-cell table:formula="of:=IFERROR(([.L113]-[.L$619])/([.L$620]-[.L$619])*100;&quot;&quot;)">
            <text:p/>
          </table:table-cell>
          <table:table-cell table:formula="of:=IFERROR(([.M113]-[.M$619])/([.M$620]-[.M$619])*100;&quot;&quot;)">
            <text:p/>
          </table:table-cell>
          <table:table-cell table:formula="of:=IFERROR(([.N113]-[.N$619])/([.N$620]-[.N$619])*100;&quot;&quot;)">
            <text:p/>
          </table:table-cell>
          <table:table-cell table:formula="of:=IFERROR(([.O113]-[.O$619])/([.O$620]-[.O$619])*100;&quot;&quot;)">
            <text:p/>
          </table:table-cell>
          <table:table-cell table:formula="of:=IFERROR(([.P113]-[.P$619])/([.P$620]-[.P$619])*100;&quot;&quot;)">
            <text:p/>
          </table:table-cell>
          <table:table-cell table:formula="of:=IFERROR(([.Q113]-[.Q$619])/([.Q$620]-[.Q$619])*100;&quot;&quot;)">
            <text:p/>
          </table:table-cell>
        </table:table-row>
        <table:table-row table:style-name="ro1">
          <table:table-cell office:value-type="float" office:value="192.06" calcext:value-type="float">
            <text:p>192.06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float" office:value="192.06" calcext:value-type="float">
            <text:p>192.06</text:p>
          </table:table-cell>
          <table:table-cell table:formula="of:=IFERROR(([.B114]-[.B$619])/([.B$620]-[.B$619])*100;&quot;&quot;)">
            <text:p/>
          </table:table-cell>
          <table:table-cell table:formula="of:=IFERROR(([.C114]-[.C$619])/([.C$620]-[.C$619])*100;&quot;&quot;)">
            <text:p/>
          </table:table-cell>
          <table:table-cell table:formula="of:=IFERROR(([.D114]-[.D$619])/([.D$620]-[.D$619])*100;&quot;&quot;)">
            <text:p/>
          </table:table-cell>
          <table:table-cell table:formula="of:=IFERROR(([.E114]-[.E$619])/([.E$620]-[.E$619])*100;&quot;&quot;)">
            <text:p/>
          </table:table-cell>
          <table:table-cell table:formula="of:=IFERROR(([.F114]-[.F$619])/([.F$620]-[.F$619])*100;&quot;&quot;)">
            <text:p/>
          </table:table-cell>
          <table:table-cell table:formula="of:=IFERROR(([.G114]-[.G$619])/([.G$620]-[.G$619])*100;&quot;&quot;)">
            <text:p/>
          </table:table-cell>
          <table:table-cell table:formula="of:=IFERROR(([.H114]-[.H$619])/([.H$620]-[.H$619])*100;&quot;&quot;)">
            <text:p/>
          </table:table-cell>
          <table:table-cell table:formula="of:=IFERROR(([.I114]-[.I$619])/([.I$620]-[.I$619])*100;&quot;&quot;)">
            <text:p/>
          </table:table-cell>
          <table:table-cell table:formula="of:=IFERROR(([.J114]-[.J$619])/([.J$620]-[.J$619])*100;&quot;&quot;)">
            <text:p/>
          </table:table-cell>
          <table:table-cell table:formula="of:=IFERROR(([.K114]-[.K$619])/([.K$620]-[.K$619])*100;&quot;&quot;)">
            <text:p/>
          </table:table-cell>
          <table:table-cell table:formula="of:=IFERROR(([.L114]-[.L$619])/([.L$620]-[.L$619])*100;&quot;&quot;)">
            <text:p/>
          </table:table-cell>
          <table:table-cell table:formula="of:=IFERROR(([.M114]-[.M$619])/([.M$620]-[.M$619])*100;&quot;&quot;)">
            <text:p/>
          </table:table-cell>
          <table:table-cell table:formula="of:=IFERROR(([.N114]-[.N$619])/([.N$620]-[.N$619])*100;&quot;&quot;)" office:value-type="float" office:value="85" calcext:value-type="float">
            <text:p>85</text:p>
          </table:table-cell>
          <table:table-cell table:formula="of:=IFERROR(([.O114]-[.O$619])/([.O$620]-[.O$619])*100;&quot;&quot;)">
            <text:p/>
          </table:table-cell>
          <table:table-cell table:formula="of:=IFERROR(([.P114]-[.P$619])/([.P$620]-[.P$619])*100;&quot;&quot;)">
            <text:p/>
          </table:table-cell>
          <table:table-cell table:formula="of:=IFERROR(([.Q114]-[.Q$619])/([.Q$620]-[.Q$619])*100;&quot;&quot;)">
            <text:p/>
          </table:table-cell>
        </table:table-row>
        <table:table-row table:style-name="ro1">
          <table:table-cell office:value-type="float" office:value="196.4" calcext:value-type="float">
            <text:p>196.4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64" calcext:value-type="float">
            <text:p>64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196.4" calcext:value-type="float">
            <text:p>196.4</text:p>
          </table:table-cell>
          <table:table-cell table:formula="of:=IFERROR(([.B115]-[.B$619])/([.B$620]-[.B$619])*100;&quot;&quot;)">
            <text:p/>
          </table:table-cell>
          <table:table-cell table:formula="of:=IFERROR(([.C115]-[.C$619])/([.C$620]-[.C$619])*100;&quot;&quot;)">
            <text:p/>
          </table:table-cell>
          <table:table-cell table:formula="of:=IFERROR(([.D115]-[.D$619])/([.D$620]-[.D$619])*100;&quot;&quot;)">
            <text:p/>
          </table:table-cell>
          <table:table-cell table:formula="of:=IFERROR(([.E115]-[.E$619])/([.E$620]-[.E$619])*100;&quot;&quot;)">
            <text:p/>
          </table:table-cell>
          <table:table-cell table:formula="of:=IFERROR(([.F115]-[.F$619])/([.F$620]-[.F$619])*100;&quot;&quot;)">
            <text:p/>
          </table:table-cell>
          <table:table-cell table:formula="of:=IFERROR(([.G115]-[.G$619])/([.G$620]-[.G$619])*100;&quot;&quot;)">
            <text:p/>
          </table:table-cell>
          <table:table-cell table:formula="of:=IFERROR(([.H115]-[.H$619])/([.H$620]-[.H$619])*100;&quot;&quot;)">
            <text:p/>
          </table:table-cell>
          <table:table-cell table:formula="of:=IFERROR(([.I115]-[.I$619])/([.I$620]-[.I$619])*100;&quot;&quot;)">
            <text:p/>
          </table:table-cell>
          <table:table-cell table:formula="of:=IFERROR(([.J115]-[.J$619])/([.J$620]-[.J$619])*100;&quot;&quot;)" office:value-type="float" office:value="68.6274509803922" calcext:value-type="float">
            <text:p>68.6274509804</text:p>
          </table:table-cell>
          <table:table-cell table:formula="of:=IFERROR(([.K115]-[.K$619])/([.K$620]-[.K$619])*100;&quot;&quot;)">
            <text:p/>
          </table:table-cell>
          <table:table-cell table:formula="of:=IFERROR(([.L115]-[.L$619])/([.L$620]-[.L$619])*100;&quot;&quot;)">
            <text:p/>
          </table:table-cell>
          <table:table-cell table:formula="of:=IFERROR(([.M115]-[.M$619])/([.M$620]-[.M$619])*100;&quot;&quot;)">
            <text:p/>
          </table:table-cell>
          <table:table-cell table:formula="of:=IFERROR(([.N115]-[.N$619])/([.N$620]-[.N$619])*100;&quot;&quot;)">
            <text:p/>
          </table:table-cell>
          <table:table-cell table:formula="of:=IFERROR(([.O115]-[.O$619])/([.O$620]-[.O$619])*100;&quot;&quot;)">
            <text:p/>
          </table:table-cell>
          <table:table-cell table:formula="of:=IFERROR(([.P115]-[.P$619])/([.P$620]-[.P$619])*100;&quot;&quot;)">
            <text:p/>
          </table:table-cell>
          <table:table-cell table:formula="of:=IFERROR(([.Q115]-[.Q$619])/([.Q$620]-[.Q$619])*100;&quot;&quot;)">
            <text:p/>
          </table:table-cell>
        </table:table-row>
        <table:table-row table:style-name="ro1">
          <table:table-cell office:value-type="float" office:value="197.34" calcext:value-type="float">
            <text:p>197.34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97.34" calcext:value-type="float">
            <text:p>197.34</text:p>
          </table:table-cell>
          <table:table-cell table:formula="of:=IFERROR(([.B116]-[.B$619])/([.B$620]-[.B$619])*100;&quot;&quot;)">
            <text:p/>
          </table:table-cell>
          <table:table-cell table:formula="of:=IFERROR(([.C116]-[.C$619])/([.C$620]-[.C$619])*100;&quot;&quot;)">
            <text:p/>
          </table:table-cell>
          <table:table-cell table:formula="of:=IFERROR(([.D116]-[.D$619])/([.D$620]-[.D$619])*100;&quot;&quot;)">
            <text:p/>
          </table:table-cell>
          <table:table-cell table:formula="of:=IFERROR(([.E116]-[.E$619])/([.E$620]-[.E$619])*100;&quot;&quot;)">
            <text:p/>
          </table:table-cell>
          <table:table-cell table:formula="of:=IFERROR(([.F116]-[.F$619])/([.F$620]-[.F$619])*100;&quot;&quot;)">
            <text:p/>
          </table:table-cell>
          <table:table-cell table:formula="of:=IFERROR(([.G116]-[.G$619])/([.G$620]-[.G$619])*100;&quot;&quot;)">
            <text:p/>
          </table:table-cell>
          <table:table-cell table:formula="of:=IFERROR(([.H116]-[.H$619])/([.H$620]-[.H$619])*100;&quot;&quot;)">
            <text:p/>
          </table:table-cell>
          <table:table-cell table:formula="of:=IFERROR(([.I116]-[.I$619])/([.I$620]-[.I$619])*100;&quot;&quot;)">
            <text:p/>
          </table:table-cell>
          <table:table-cell table:formula="of:=IFERROR(([.J116]-[.J$619])/([.J$620]-[.J$619])*100;&quot;&quot;)">
            <text:p/>
          </table:table-cell>
          <table:table-cell table:formula="of:=IFERROR(([.K116]-[.K$619])/([.K$620]-[.K$619])*100;&quot;&quot;)">
            <text:p/>
          </table:table-cell>
          <table:table-cell table:formula="of:=IFERROR(([.L116]-[.L$619])/([.L$620]-[.L$619])*100;&quot;&quot;)">
            <text:p/>
          </table:table-cell>
          <table:table-cell table:formula="of:=IFERROR(([.M116]-[.M$619])/([.M$620]-[.M$619])*100;&quot;&quot;)">
            <text:p/>
          </table:table-cell>
          <table:table-cell table:formula="of:=IFERROR(([.N116]-[.N$619])/([.N$620]-[.N$619])*100;&quot;&quot;)">
            <text:p/>
          </table:table-cell>
          <table:table-cell table:formula="of:=IFERROR(([.O116]-[.O$619])/([.O$620]-[.O$619])*100;&quot;&quot;)">
            <text:p/>
          </table:table-cell>
          <table:table-cell table:formula="of:=IFERROR(([.P116]-[.P$619])/([.P$620]-[.P$619])*100;&quot;&quot;)" office:value-type="float" office:value="65" calcext:value-type="float">
            <text:p>65</text:p>
          </table:table-cell>
          <table:table-cell table:formula="of:=IFERROR(([.Q116]-[.Q$619])/([.Q$620]-[.Q$619])*100;&quot;&quot;)">
            <text:p/>
          </table:table-cell>
        </table:table-row>
        <table:table-row table:style-name="ro1">
          <table:table-cell office:value-type="float" office:value="198.4" calcext:value-type="float">
            <text:p>198.4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float" office:value="198.4" calcext:value-type="float">
            <text:p>198.4</text:p>
          </table:table-cell>
          <table:table-cell table:formula="of:=IFERROR(([.B117]-[.B$619])/([.B$620]-[.B$619])*100;&quot;&quot;)">
            <text:p/>
          </table:table-cell>
          <table:table-cell table:formula="of:=IFERROR(([.C117]-[.C$619])/([.C$620]-[.C$619])*100;&quot;&quot;)">
            <text:p/>
          </table:table-cell>
          <table:table-cell table:formula="of:=IFERROR(([.D117]-[.D$619])/([.D$620]-[.D$619])*100;&quot;&quot;)">
            <text:p/>
          </table:table-cell>
          <table:table-cell table:formula="of:=IFERROR(([.E117]-[.E$619])/([.E$620]-[.E$619])*100;&quot;&quot;)">
            <text:p/>
          </table:table-cell>
          <table:table-cell table:formula="of:=IFERROR(([.F117]-[.F$619])/([.F$620]-[.F$619])*100;&quot;&quot;)">
            <text:p/>
          </table:table-cell>
          <table:table-cell table:formula="of:=IFERROR(([.G117]-[.G$619])/([.G$620]-[.G$619])*100;&quot;&quot;)">
            <text:p/>
          </table:table-cell>
          <table:table-cell table:formula="of:=IFERROR(([.H117]-[.H$619])/([.H$620]-[.H$619])*100;&quot;&quot;)">
            <text:p/>
          </table:table-cell>
          <table:table-cell table:formula="of:=IFERROR(([.I117]-[.I$619])/([.I$620]-[.I$619])*100;&quot;&quot;)">
            <text:p/>
          </table:table-cell>
          <table:table-cell table:formula="of:=IFERROR(([.J117]-[.J$619])/([.J$620]-[.J$619])*100;&quot;&quot;)">
            <text:p/>
          </table:table-cell>
          <table:table-cell table:formula="of:=IFERROR(([.K117]-[.K$619])/([.K$620]-[.K$619])*100;&quot;&quot;)" office:value-type="float" office:value="88.8888888888889" calcext:value-type="float">
            <text:p>88.8888888889</text:p>
          </table:table-cell>
          <table:table-cell table:formula="of:=IFERROR(([.L117]-[.L$619])/([.L$620]-[.L$619])*100;&quot;&quot;)">
            <text:p/>
          </table:table-cell>
          <table:table-cell table:formula="of:=IFERROR(([.M117]-[.M$619])/([.M$620]-[.M$619])*100;&quot;&quot;)" office:value-type="float" office:value="50" calcext:value-type="float">
            <text:p>50</text:p>
          </table:table-cell>
          <table:table-cell table:formula="of:=IFERROR(([.N117]-[.N$619])/([.N$620]-[.N$619])*100;&quot;&quot;)">
            <text:p/>
          </table:table-cell>
          <table:table-cell table:formula="of:=IFERROR(([.O117]-[.O$619])/([.O$620]-[.O$619])*100;&quot;&quot;)">
            <text:p/>
          </table:table-cell>
          <table:table-cell table:formula="of:=IFERROR(([.P117]-[.P$619])/([.P$620]-[.P$619])*100;&quot;&quot;)">
            <text:p/>
          </table:table-cell>
          <table:table-cell table:formula="of:=IFERROR(([.Q117]-[.Q$619])/([.Q$620]-[.Q$619])*100;&quot;&quot;)">
            <text:p/>
          </table:table-cell>
        </table:table-row>
        <table:table-row table:style-name="ro1">
          <table:table-cell office:value-type="float" office:value="199.68" calcext:value-type="float">
            <text:p>199.68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float" office:value="199.68" calcext:value-type="float">
            <text:p>199.68</text:p>
          </table:table-cell>
          <table:table-cell table:formula="of:=IFERROR(([.B118]-[.B$619])/([.B$620]-[.B$619])*100;&quot;&quot;)">
            <text:p/>
          </table:table-cell>
          <table:table-cell table:formula="of:=IFERROR(([.C118]-[.C$619])/([.C$620]-[.C$619])*100;&quot;&quot;)">
            <text:p/>
          </table:table-cell>
          <table:table-cell table:formula="of:=IFERROR(([.D118]-[.D$619])/([.D$620]-[.D$619])*100;&quot;&quot;)">
            <text:p/>
          </table:table-cell>
          <table:table-cell table:formula="of:=IFERROR(([.E118]-[.E$619])/([.E$620]-[.E$619])*100;&quot;&quot;)">
            <text:p/>
          </table:table-cell>
          <table:table-cell table:formula="of:=IFERROR(([.F118]-[.F$619])/([.F$620]-[.F$619])*100;&quot;&quot;)">
            <text:p/>
          </table:table-cell>
          <table:table-cell table:formula="of:=IFERROR(([.G118]-[.G$619])/([.G$620]-[.G$619])*100;&quot;&quot;)">
            <text:p/>
          </table:table-cell>
          <table:table-cell table:formula="of:=IFERROR(([.H118]-[.H$619])/([.H$620]-[.H$619])*100;&quot;&quot;)">
            <text:p/>
          </table:table-cell>
          <table:table-cell table:formula="of:=IFERROR(([.I118]-[.I$619])/([.I$620]-[.I$619])*100;&quot;&quot;)">
            <text:p/>
          </table:table-cell>
          <table:table-cell table:formula="of:=IFERROR(([.J118]-[.J$619])/([.J$620]-[.J$619])*100;&quot;&quot;)">
            <text:p/>
          </table:table-cell>
          <table:table-cell table:formula="of:=IFERROR(([.K118]-[.K$619])/([.K$620]-[.K$619])*100;&quot;&quot;)">
            <text:p/>
          </table:table-cell>
          <table:table-cell table:formula="of:=IFERROR(([.L118]-[.L$619])/([.L$620]-[.L$619])*100;&quot;&quot;)">
            <text:p/>
          </table:table-cell>
          <table:table-cell table:formula="of:=IFERROR(([.M118]-[.M$619])/([.M$620]-[.M$619])*100;&quot;&quot;)">
            <text:p/>
          </table:table-cell>
          <table:table-cell table:formula="of:=IFERROR(([.N118]-[.N$619])/([.N$620]-[.N$619])*100;&quot;&quot;)">
            <text:p/>
          </table:table-cell>
          <table:table-cell table:formula="of:=IFERROR(([.O118]-[.O$619])/([.O$620]-[.O$619])*100;&quot;&quot;)" office:value-type="float" office:value="100" calcext:value-type="float">
            <text:p>100</text:p>
          </table:table-cell>
          <table:table-cell table:formula="of:=IFERROR(([.P118]-[.P$619])/([.P$620]-[.P$619])*100;&quot;&quot;)">
            <text:p/>
          </table:table-cell>
          <table:table-cell table:formula="of:=IFERROR(([.Q118]-[.Q$619])/([.Q$620]-[.Q$619])*100;&quot;&quot;)">
            <text:p/>
          </table:table-cell>
        </table:table-row>
        <table:table-row table:style-name="ro1">
          <table:table-cell office:value-type="float" office:value="203.62" calcext:value-type="float">
            <text:p>203.6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203.62" calcext:value-type="float">
            <text:p>203.62</text:p>
          </table:table-cell>
          <table:table-cell table:formula="of:=IFERROR(([.B119]-[.B$619])/([.B$620]-[.B$619])*100;&quot;&quot;)">
            <text:p/>
          </table:table-cell>
          <table:table-cell table:formula="of:=IFERROR(([.C119]-[.C$619])/([.C$620]-[.C$619])*100;&quot;&quot;)">
            <text:p/>
          </table:table-cell>
          <table:table-cell table:formula="of:=IFERROR(([.D119]-[.D$619])/([.D$620]-[.D$619])*100;&quot;&quot;)">
            <text:p/>
          </table:table-cell>
          <table:table-cell table:formula="of:=IFERROR(([.E119]-[.E$619])/([.E$620]-[.E$619])*100;&quot;&quot;)">
            <text:p/>
          </table:table-cell>
          <table:table-cell table:formula="of:=IFERROR(([.F119]-[.F$619])/([.F$620]-[.F$619])*100;&quot;&quot;)">
            <text:p/>
          </table:table-cell>
          <table:table-cell table:formula="of:=IFERROR(([.G119]-[.G$619])/([.G$620]-[.G$619])*100;&quot;&quot;)">
            <text:p/>
          </table:table-cell>
          <table:table-cell table:formula="of:=IFERROR(([.H119]-[.H$619])/([.H$620]-[.H$619])*100;&quot;&quot;)">
            <text:p/>
          </table:table-cell>
          <table:table-cell table:formula="of:=IFERROR(([.I119]-[.I$619])/([.I$620]-[.I$619])*100;&quot;&quot;)">
            <text:p/>
          </table:table-cell>
          <table:table-cell table:formula="of:=IFERROR(([.J119]-[.J$619])/([.J$620]-[.J$619])*100;&quot;&quot;)" office:value-type="float" office:value="70.5882352941177" calcext:value-type="float">
            <text:p>70.5882352941</text:p>
          </table:table-cell>
          <table:table-cell table:formula="of:=IFERROR(([.K119]-[.K$619])/([.K$620]-[.K$619])*100;&quot;&quot;)">
            <text:p/>
          </table:table-cell>
          <table:table-cell table:formula="of:=IFERROR(([.L119]-[.L$619])/([.L$620]-[.L$619])*100;&quot;&quot;)">
            <text:p/>
          </table:table-cell>
          <table:table-cell table:formula="of:=IFERROR(([.M119]-[.M$619])/([.M$620]-[.M$619])*100;&quot;&quot;)">
            <text:p/>
          </table:table-cell>
          <table:table-cell table:formula="of:=IFERROR(([.N119]-[.N$619])/([.N$620]-[.N$619])*100;&quot;&quot;)">
            <text:p/>
          </table:table-cell>
          <table:table-cell table:formula="of:=IFERROR(([.O119]-[.O$619])/([.O$620]-[.O$619])*100;&quot;&quot;)">
            <text:p/>
          </table:table-cell>
          <table:table-cell table:formula="of:=IFERROR(([.P119]-[.P$619])/([.P$620]-[.P$619])*100;&quot;&quot;)">
            <text:p/>
          </table:table-cell>
          <table:table-cell table:formula="of:=IFERROR(([.Q119]-[.Q$619])/([.Q$620]-[.Q$619])*100;&quot;&quot;)">
            <text:p/>
          </table:table-cell>
        </table:table-row>
        <table:table-row table:style-name="ro1">
          <table:table-cell office:value-type="float" office:value="205.4" calcext:value-type="float">
            <text:p>205.4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205.4" calcext:value-type="float">
            <text:p>205.4</text:p>
          </table:table-cell>
          <table:table-cell table:formula="of:=IFERROR(([.B120]-[.B$619])/([.B$620]-[.B$619])*100;&quot;&quot;)">
            <text:p/>
          </table:table-cell>
          <table:table-cell table:formula="of:=IFERROR(([.C120]-[.C$619])/([.C$620]-[.C$619])*100;&quot;&quot;)">
            <text:p/>
          </table:table-cell>
          <table:table-cell table:formula="of:=IFERROR(([.D120]-[.D$619])/([.D$620]-[.D$619])*100;&quot;&quot;)">
            <text:p/>
          </table:table-cell>
          <table:table-cell table:formula="of:=IFERROR(([.E120]-[.E$619])/([.E$620]-[.E$619])*100;&quot;&quot;)">
            <text:p/>
          </table:table-cell>
          <table:table-cell table:formula="of:=IFERROR(([.F120]-[.F$619])/([.F$620]-[.F$619])*100;&quot;&quot;)">
            <text:p/>
          </table:table-cell>
          <table:table-cell table:formula="of:=IFERROR(([.G120]-[.G$619])/([.G$620]-[.G$619])*100;&quot;&quot;)">
            <text:p/>
          </table:table-cell>
          <table:table-cell table:formula="of:=IFERROR(([.H120]-[.H$619])/([.H$620]-[.H$619])*100;&quot;&quot;)">
            <text:p/>
          </table:table-cell>
          <table:table-cell table:formula="of:=IFERROR(([.I120]-[.I$619])/([.I$620]-[.I$619])*100;&quot;&quot;)">
            <text:p/>
          </table:table-cell>
          <table:table-cell table:formula="of:=IFERROR(([.J120]-[.J$619])/([.J$620]-[.J$619])*100;&quot;&quot;)">
            <text:p/>
          </table:table-cell>
          <table:table-cell table:formula="of:=IFERROR(([.K120]-[.K$619])/([.K$620]-[.K$619])*100;&quot;&quot;)">
            <text:p/>
          </table:table-cell>
          <table:table-cell table:formula="of:=IFERROR(([.L120]-[.L$619])/([.L$620]-[.L$619])*100;&quot;&quot;)">
            <text:p/>
          </table:table-cell>
          <table:table-cell table:formula="of:=IFERROR(([.M120]-[.M$619])/([.M$620]-[.M$619])*100;&quot;&quot;)">
            <text:p/>
          </table:table-cell>
          <table:table-cell table:formula="of:=IFERROR(([.N120]-[.N$619])/([.N$620]-[.N$619])*100;&quot;&quot;)">
            <text:p/>
          </table:table-cell>
          <table:table-cell table:formula="of:=IFERROR(([.O120]-[.O$619])/([.O$620]-[.O$619])*100;&quot;&quot;)">
            <text:p/>
          </table:table-cell>
          <table:table-cell table:formula="of:=IFERROR(([.P120]-[.P$619])/([.P$620]-[.P$619])*100;&quot;&quot;)" office:value-type="float" office:value="67.5" calcext:value-type="float">
            <text:p>67.5</text:p>
          </table:table-cell>
          <table:table-cell table:formula="of:=IFERROR(([.Q120]-[.Q$619])/([.Q$620]-[.Q$619])*100;&quot;&quot;)">
            <text:p/>
          </table:table-cell>
        </table:table-row>
        <table:table-row table:style-name="ro1">
          <table:table-cell office:value-type="float" office:value="208.08" calcext:value-type="float">
            <text:p>208.08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float" office:value="208.08" calcext:value-type="float">
            <text:p>208.08</text:p>
          </table:table-cell>
          <table:table-cell table:formula="of:=IFERROR(([.B121]-[.B$619])/([.B$620]-[.B$619])*100;&quot;&quot;)">
            <text:p/>
          </table:table-cell>
          <table:table-cell table:formula="of:=IFERROR(([.C121]-[.C$619])/([.C$620]-[.C$619])*100;&quot;&quot;)">
            <text:p/>
          </table:table-cell>
          <table:table-cell table:formula="of:=IFERROR(([.D121]-[.D$619])/([.D$620]-[.D$619])*100;&quot;&quot;)">
            <text:p/>
          </table:table-cell>
          <table:table-cell table:formula="of:=IFERROR(([.E121]-[.E$619])/([.E$620]-[.E$619])*100;&quot;&quot;)">
            <text:p/>
          </table:table-cell>
          <table:table-cell table:formula="of:=IFERROR(([.F121]-[.F$619])/([.F$620]-[.F$619])*100;&quot;&quot;)">
            <text:p/>
          </table:table-cell>
          <table:table-cell table:formula="of:=IFERROR(([.G121]-[.G$619])/([.G$620]-[.G$619])*100;&quot;&quot;)">
            <text:p/>
          </table:table-cell>
          <table:table-cell table:formula="of:=IFERROR(([.H121]-[.H$619])/([.H$620]-[.H$619])*100;&quot;&quot;)">
            <text:p/>
          </table:table-cell>
          <table:table-cell table:formula="of:=IFERROR(([.I121]-[.I$619])/([.I$620]-[.I$619])*100;&quot;&quot;)">
            <text:p/>
          </table:table-cell>
          <table:table-cell table:formula="of:=IFERROR(([.J121]-[.J$619])/([.J$620]-[.J$619])*100;&quot;&quot;)">
            <text:p/>
          </table:table-cell>
          <table:table-cell table:formula="of:=IFERROR(([.K121]-[.K$619])/([.K$620]-[.K$619])*100;&quot;&quot;)">
            <text:p/>
          </table:table-cell>
          <table:table-cell table:formula="of:=IFERROR(([.L121]-[.L$619])/([.L$620]-[.L$619])*100;&quot;&quot;)">
            <text:p/>
          </table:table-cell>
          <table:table-cell table:formula="of:=IFERROR(([.M121]-[.M$619])/([.M$620]-[.M$619])*100;&quot;&quot;)">
            <text:p/>
          </table:table-cell>
          <table:table-cell table:formula="of:=IFERROR(([.N121]-[.N$619])/([.N$620]-[.N$619])*100;&quot;&quot;)" office:value-type="float" office:value="90" calcext:value-type="float">
            <text:p>90</text:p>
          </table:table-cell>
          <table:table-cell table:formula="of:=IFERROR(([.O121]-[.O$619])/([.O$620]-[.O$619])*100;&quot;&quot;)">
            <text:p/>
          </table:table-cell>
          <table:table-cell table:formula="of:=IFERROR(([.P121]-[.P$619])/([.P$620]-[.P$619])*100;&quot;&quot;)">
            <text:p/>
          </table:table-cell>
          <table:table-cell table:formula="of:=IFERROR(([.Q121]-[.Q$619])/([.Q$620]-[.Q$619])*100;&quot;&quot;)">
            <text:p/>
          </table:table-cell>
        </table:table-row>
        <table:table-row table:style-name="ro1">
          <table:table-cell office:value-type="float" office:value="208.78" calcext:value-type="float">
            <text:p>208.78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float" office:value="208.78" calcext:value-type="float">
            <text:p>208.78</text:p>
          </table:table-cell>
          <table:table-cell table:formula="of:=IFERROR(([.B122]-[.B$619])/([.B$620]-[.B$619])*100;&quot;&quot;)">
            <text:p/>
          </table:table-cell>
          <table:table-cell table:formula="of:=IFERROR(([.C122]-[.C$619])/([.C$620]-[.C$619])*100;&quot;&quot;)">
            <text:p/>
          </table:table-cell>
          <table:table-cell table:formula="of:=IFERROR(([.D122]-[.D$619])/([.D$620]-[.D$619])*100;&quot;&quot;)">
            <text:p/>
          </table:table-cell>
          <table:table-cell table:formula="of:=IFERROR(([.E122]-[.E$619])/([.E$620]-[.E$619])*100;&quot;&quot;)">
            <text:p/>
          </table:table-cell>
          <table:table-cell table:formula="of:=IFERROR(([.F122]-[.F$619])/([.F$620]-[.F$619])*100;&quot;&quot;)">
            <text:p/>
          </table:table-cell>
          <table:table-cell table:formula="of:=IFERROR(([.G122]-[.G$619])/([.G$620]-[.G$619])*100;&quot;&quot;)">
            <text:p/>
          </table:table-cell>
          <table:table-cell table:formula="of:=IFERROR(([.H122]-[.H$619])/([.H$620]-[.H$619])*100;&quot;&quot;)" office:value-type="float" office:value="82.3529411764706" calcext:value-type="float">
            <text:p>82.3529411765</text:p>
          </table:table-cell>
          <table:table-cell table:formula="of:=IFERROR(([.I122]-[.I$619])/([.I$620]-[.I$619])*100;&quot;&quot;)">
            <text:p/>
          </table:table-cell>
          <table:table-cell table:formula="of:=IFERROR(([.J122]-[.J$619])/([.J$620]-[.J$619])*100;&quot;&quot;)">
            <text:p/>
          </table:table-cell>
          <table:table-cell table:formula="of:=IFERROR(([.K122]-[.K$619])/([.K$620]-[.K$619])*100;&quot;&quot;)">
            <text:p/>
          </table:table-cell>
          <table:table-cell table:formula="of:=IFERROR(([.L122]-[.L$619])/([.L$620]-[.L$619])*100;&quot;&quot;)" office:value-type="float" office:value="84.2105263157895" calcext:value-type="float">
            <text:p>84.2105263158</text:p>
          </table:table-cell>
          <table:table-cell table:formula="of:=IFERROR(([.M122]-[.M$619])/([.M$620]-[.M$619])*100;&quot;&quot;)" office:value-type="float" office:value="54.1666666666667" calcext:value-type="float">
            <text:p>54.1666666667</text:p>
          </table:table-cell>
          <table:table-cell table:formula="of:=IFERROR(([.N122]-[.N$619])/([.N$620]-[.N$619])*100;&quot;&quot;)">
            <text:p/>
          </table:table-cell>
          <table:table-cell table:formula="of:=IFERROR(([.O122]-[.O$619])/([.O$620]-[.O$619])*100;&quot;&quot;)">
            <text:p/>
          </table:table-cell>
          <table:table-cell table:formula="of:=IFERROR(([.P122]-[.P$619])/([.P$620]-[.P$619])*100;&quot;&quot;)">
            <text:p/>
          </table:table-cell>
          <table:table-cell table:formula="of:=IFERROR(([.Q122]-[.Q$619])/([.Q$620]-[.Q$619])*100;&quot;&quot;)">
            <text:p/>
          </table:table-cell>
        </table:table-row>
        <table:table-row table:style-name="ro1">
          <table:table-cell office:value-type="float" office:value="211.18" calcext:value-type="float">
            <text:p>211.18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66" calcext:value-type="float">
            <text:p>66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211.18" calcext:value-type="float">
            <text:p>211.18</text:p>
          </table:table-cell>
          <table:table-cell table:formula="of:=IFERROR(([.B123]-[.B$619])/([.B$620]-[.B$619])*100;&quot;&quot;)">
            <text:p/>
          </table:table-cell>
          <table:table-cell table:formula="of:=IFERROR(([.C123]-[.C$619])/([.C$620]-[.C$619])*100;&quot;&quot;)">
            <text:p/>
          </table:table-cell>
          <table:table-cell table:formula="of:=IFERROR(([.D123]-[.D$619])/([.D$620]-[.D$619])*100;&quot;&quot;)">
            <text:p/>
          </table:table-cell>
          <table:table-cell table:formula="of:=IFERROR(([.E123]-[.E$619])/([.E$620]-[.E$619])*100;&quot;&quot;)">
            <text:p/>
          </table:table-cell>
          <table:table-cell table:formula="of:=IFERROR(([.F123]-[.F$619])/([.F$620]-[.F$619])*100;&quot;&quot;)">
            <text:p/>
          </table:table-cell>
          <table:table-cell table:formula="of:=IFERROR(([.G123]-[.G$619])/([.G$620]-[.G$619])*100;&quot;&quot;)">
            <text:p/>
          </table:table-cell>
          <table:table-cell table:formula="of:=IFERROR(([.H123]-[.H$619])/([.H$620]-[.H$619])*100;&quot;&quot;)">
            <text:p/>
          </table:table-cell>
          <table:table-cell table:formula="of:=IFERROR(([.I123]-[.I$619])/([.I$620]-[.I$619])*100;&quot;&quot;)">
            <text:p/>
          </table:table-cell>
          <table:table-cell table:formula="of:=IFERROR(([.J123]-[.J$619])/([.J$620]-[.J$619])*100;&quot;&quot;)" office:value-type="float" office:value="72.5490196078431" calcext:value-type="float">
            <text:p>72.5490196078</text:p>
          </table:table-cell>
          <table:table-cell table:formula="of:=IFERROR(([.K123]-[.K$619])/([.K$620]-[.K$619])*100;&quot;&quot;)">
            <text:p/>
          </table:table-cell>
          <table:table-cell table:formula="of:=IFERROR(([.L123]-[.L$619])/([.L$620]-[.L$619])*100;&quot;&quot;)">
            <text:p/>
          </table:table-cell>
          <table:table-cell table:formula="of:=IFERROR(([.M123]-[.M$619])/([.M$620]-[.M$619])*100;&quot;&quot;)">
            <text:p/>
          </table:table-cell>
          <table:table-cell table:formula="of:=IFERROR(([.N123]-[.N$619])/([.N$620]-[.N$619])*100;&quot;&quot;)">
            <text:p/>
          </table:table-cell>
          <table:table-cell table:formula="of:=IFERROR(([.O123]-[.O$619])/([.O$620]-[.O$619])*100;&quot;&quot;)">
            <text:p/>
          </table:table-cell>
          <table:table-cell table:formula="of:=IFERROR(([.P123]-[.P$619])/([.P$620]-[.P$619])*100;&quot;&quot;)">
            <text:p/>
          </table:table-cell>
          <table:table-cell table:formula="of:=IFERROR(([.Q123]-[.Q$619])/([.Q$620]-[.Q$619])*100;&quot;&quot;)">
            <text:p/>
          </table:table-cell>
        </table:table-row>
        <table:table-row table:style-name="ro1">
          <table:table-cell office:value-type="float" office:value="213.66" calcext:value-type="float">
            <text:p>213.66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213.66" calcext:value-type="float">
            <text:p>213.66</text:p>
          </table:table-cell>
          <table:table-cell table:formula="of:=IFERROR(([.B124]-[.B$619])/([.B$620]-[.B$619])*100;&quot;&quot;)">
            <text:p/>
          </table:table-cell>
          <table:table-cell table:formula="of:=IFERROR(([.C124]-[.C$619])/([.C$620]-[.C$619])*100;&quot;&quot;)">
            <text:p/>
          </table:table-cell>
          <table:table-cell table:formula="of:=IFERROR(([.D124]-[.D$619])/([.D$620]-[.D$619])*100;&quot;&quot;)">
            <text:p/>
          </table:table-cell>
          <table:table-cell table:formula="of:=IFERROR(([.E124]-[.E$619])/([.E$620]-[.E$619])*100;&quot;&quot;)">
            <text:p/>
          </table:table-cell>
          <table:table-cell table:formula="of:=IFERROR(([.F124]-[.F$619])/([.F$620]-[.F$619])*100;&quot;&quot;)">
            <text:p/>
          </table:table-cell>
          <table:table-cell table:formula="of:=IFERROR(([.G124]-[.G$619])/([.G$620]-[.G$619])*100;&quot;&quot;)">
            <text:p/>
          </table:table-cell>
          <table:table-cell table:formula="of:=IFERROR(([.H124]-[.H$619])/([.H$620]-[.H$619])*100;&quot;&quot;)">
            <text:p/>
          </table:table-cell>
          <table:table-cell table:formula="of:=IFERROR(([.I124]-[.I$619])/([.I$620]-[.I$619])*100;&quot;&quot;)">
            <text:p/>
          </table:table-cell>
          <table:table-cell table:formula="of:=IFERROR(([.J124]-[.J$619])/([.J$620]-[.J$619])*100;&quot;&quot;)">
            <text:p/>
          </table:table-cell>
          <table:table-cell table:formula="of:=IFERROR(([.K124]-[.K$619])/([.K$620]-[.K$619])*100;&quot;&quot;)">
            <text:p/>
          </table:table-cell>
          <table:table-cell table:formula="of:=IFERROR(([.L124]-[.L$619])/([.L$620]-[.L$619])*100;&quot;&quot;)">
            <text:p/>
          </table:table-cell>
          <table:table-cell table:formula="of:=IFERROR(([.M124]-[.M$619])/([.M$620]-[.M$619])*100;&quot;&quot;)">
            <text:p/>
          </table:table-cell>
          <table:table-cell table:formula="of:=IFERROR(([.N124]-[.N$619])/([.N$620]-[.N$619])*100;&quot;&quot;)">
            <text:p/>
          </table:table-cell>
          <table:table-cell table:formula="of:=IFERROR(([.O124]-[.O$619])/([.O$620]-[.O$619])*100;&quot;&quot;)">
            <text:p/>
          </table:table-cell>
          <table:table-cell table:formula="of:=IFERROR(([.P124]-[.P$619])/([.P$620]-[.P$619])*100;&quot;&quot;)" office:value-type="float" office:value="70" calcext:value-type="float">
            <text:p>70</text:p>
          </table:table-cell>
          <table:table-cell table:formula="of:=IFERROR(([.Q124]-[.Q$619])/([.Q$620]-[.Q$619])*100;&quot;&quot;)">
            <text:p/>
          </table:table-cell>
        </table:table-row>
        <table:table-row table:style-name="ro1">
          <table:table-cell office:value-type="float" office:value="218.46" calcext:value-type="float">
            <text:p>218.4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218.46" calcext:value-type="float">
            <text:p>218.46</text:p>
          </table:table-cell>
          <table:table-cell table:formula="of:=IFERROR(([.B125]-[.B$619])/([.B$620]-[.B$619])*100;&quot;&quot;)">
            <text:p/>
          </table:table-cell>
          <table:table-cell table:formula="of:=IFERROR(([.C125]-[.C$619])/([.C$620]-[.C$619])*100;&quot;&quot;)">
            <text:p/>
          </table:table-cell>
          <table:table-cell table:formula="of:=IFERROR(([.D125]-[.D$619])/([.D$620]-[.D$619])*100;&quot;&quot;)">
            <text:p/>
          </table:table-cell>
          <table:table-cell table:formula="of:=IFERROR(([.E125]-[.E$619])/([.E$620]-[.E$619])*100;&quot;&quot;)">
            <text:p/>
          </table:table-cell>
          <table:table-cell table:formula="of:=IFERROR(([.F125]-[.F$619])/([.F$620]-[.F$619])*100;&quot;&quot;)" office:value-type="float" office:value="71.4285714285714" calcext:value-type="float">
            <text:p>71.4285714286</text:p>
          </table:table-cell>
          <table:table-cell table:formula="of:=IFERROR(([.G125]-[.G$619])/([.G$620]-[.G$619])*100;&quot;&quot;)" office:value-type="float" office:value="87.5" calcext:value-type="float">
            <text:p>87.5</text:p>
          </table:table-cell>
          <table:table-cell table:formula="of:=IFERROR(([.H125]-[.H$619])/([.H$620]-[.H$619])*100;&quot;&quot;)">
            <text:p/>
          </table:table-cell>
          <table:table-cell table:formula="of:=IFERROR(([.I125]-[.I$619])/([.I$620]-[.I$619])*100;&quot;&quot;)" office:value-type="float" office:value="100" calcext:value-type="float">
            <text:p>100</text:p>
          </table:table-cell>
          <table:table-cell table:formula="of:=IFERROR(([.J125]-[.J$619])/([.J$620]-[.J$619])*100;&quot;&quot;)" office:value-type="float" office:value="74.5098039215686" calcext:value-type="float">
            <text:p>74.5098039216</text:p>
          </table:table-cell>
          <table:table-cell table:formula="of:=IFERROR(([.K125]-[.K$619])/([.K$620]-[.K$619])*100;&quot;&quot;)">
            <text:p/>
          </table:table-cell>
          <table:table-cell table:formula="of:=IFERROR(([.L125]-[.L$619])/([.L$620]-[.L$619])*100;&quot;&quot;)">
            <text:p/>
          </table:table-cell>
          <table:table-cell table:formula="of:=IFERROR(([.M125]-[.M$619])/([.M$620]-[.M$619])*100;&quot;&quot;)">
            <text:p/>
          </table:table-cell>
          <table:table-cell table:formula="of:=IFERROR(([.N125]-[.N$619])/([.N$620]-[.N$619])*100;&quot;&quot;)">
            <text:p/>
          </table:table-cell>
          <table:table-cell table:formula="of:=IFERROR(([.O125]-[.O$619])/([.O$620]-[.O$619])*100;&quot;&quot;)">
            <text:p/>
          </table:table-cell>
          <table:table-cell table:formula="of:=IFERROR(([.P125]-[.P$619])/([.P$620]-[.P$619])*100;&quot;&quot;)">
            <text:p/>
          </table:table-cell>
          <table:table-cell table:formula="of:=IFERROR(([.Q125]-[.Q$619])/([.Q$620]-[.Q$619])*100;&quot;&quot;)">
            <text:p/>
          </table:table-cell>
        </table:table-row>
        <table:table-row table:style-name="ro1">
          <table:table-cell office:value-type="float" office:value="220.22" calcext:value-type="float">
            <text:p>220.22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float" office:value="220.22" calcext:value-type="float">
            <text:p>220.22</text:p>
          </table:table-cell>
          <table:table-cell table:formula="of:=IFERROR(([.B126]-[.B$619])/([.B$620]-[.B$619])*100;&quot;&quot;)">
            <text:p/>
          </table:table-cell>
          <table:table-cell table:formula="of:=IFERROR(([.C126]-[.C$619])/([.C$620]-[.C$619])*100;&quot;&quot;)">
            <text:p/>
          </table:table-cell>
          <table:table-cell table:formula="of:=IFERROR(([.D126]-[.D$619])/([.D$620]-[.D$619])*100;&quot;&quot;)">
            <text:p/>
          </table:table-cell>
          <table:table-cell table:formula="of:=IFERROR(([.E126]-[.E$619])/([.E$620]-[.E$619])*100;&quot;&quot;)">
            <text:p/>
          </table:table-cell>
          <table:table-cell table:formula="of:=IFERROR(([.F126]-[.F$619])/([.F$620]-[.F$619])*100;&quot;&quot;)">
            <text:p/>
          </table:table-cell>
          <table:table-cell table:formula="of:=IFERROR(([.G126]-[.G$619])/([.G$620]-[.G$619])*100;&quot;&quot;)">
            <text:p/>
          </table:table-cell>
          <table:table-cell table:formula="of:=IFERROR(([.H126]-[.H$619])/([.H$620]-[.H$619])*100;&quot;&quot;)">
            <text:p/>
          </table:table-cell>
          <table:table-cell table:formula="of:=IFERROR(([.I126]-[.I$619])/([.I$620]-[.I$619])*100;&quot;&quot;)">
            <text:p/>
          </table:table-cell>
          <table:table-cell table:formula="of:=IFERROR(([.J126]-[.J$619])/([.J$620]-[.J$619])*100;&quot;&quot;)">
            <text:p/>
          </table:table-cell>
          <table:table-cell table:formula="of:=IFERROR(([.K126]-[.K$619])/([.K$620]-[.K$619])*100;&quot;&quot;)">
            <text:p/>
          </table:table-cell>
          <table:table-cell table:formula="of:=IFERROR(([.L126]-[.L$619])/([.L$620]-[.L$619])*100;&quot;&quot;)">
            <text:p/>
          </table:table-cell>
          <table:table-cell table:formula="of:=IFERROR(([.M126]-[.M$619])/([.M$620]-[.M$619])*100;&quot;&quot;)" office:value-type="float" office:value="58.3333333333333" calcext:value-type="float">
            <text:p>58.3333333333</text:p>
          </table:table-cell>
          <table:table-cell table:formula="of:=IFERROR(([.N126]-[.N$619])/([.N$620]-[.N$619])*100;&quot;&quot;)">
            <text:p/>
          </table:table-cell>
          <table:table-cell table:formula="of:=IFERROR(([.O126]-[.O$619])/([.O$620]-[.O$619])*100;&quot;&quot;)">
            <text:p/>
          </table:table-cell>
          <table:table-cell table:formula="of:=IFERROR(([.P126]-[.P$619])/([.P$620]-[.P$619])*100;&quot;&quot;)">
            <text:p/>
          </table:table-cell>
          <table:table-cell table:formula="of:=IFERROR(([.Q126]-[.Q$619])/([.Q$620]-[.Q$619])*100;&quot;&quot;)">
            <text:p/>
          </table:table-cell>
        </table:table-row>
        <table:table-row table:style-name="ro1">
          <table:table-cell office:value-type="float" office:value="222.28" calcext:value-type="float">
            <text:p>222.28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222.28" calcext:value-type="float">
            <text:p>222.28</text:p>
          </table:table-cell>
          <table:table-cell table:formula="of:=IFERROR(([.B127]-[.B$619])/([.B$620]-[.B$619])*100;&quot;&quot;)">
            <text:p/>
          </table:table-cell>
          <table:table-cell table:formula="of:=IFERROR(([.C127]-[.C$619])/([.C$620]-[.C$619])*100;&quot;&quot;)">
            <text:p/>
          </table:table-cell>
          <table:table-cell table:formula="of:=IFERROR(([.D127]-[.D$619])/([.D$620]-[.D$619])*100;&quot;&quot;)">
            <text:p/>
          </table:table-cell>
          <table:table-cell table:formula="of:=IFERROR(([.E127]-[.E$619])/([.E$620]-[.E$619])*100;&quot;&quot;)">
            <text:p/>
          </table:table-cell>
          <table:table-cell table:formula="of:=IFERROR(([.F127]-[.F$619])/([.F$620]-[.F$619])*100;&quot;&quot;)">
            <text:p/>
          </table:table-cell>
          <table:table-cell table:formula="of:=IFERROR(([.G127]-[.G$619])/([.G$620]-[.G$619])*100;&quot;&quot;)">
            <text:p/>
          </table:table-cell>
          <table:table-cell table:formula="of:=IFERROR(([.H127]-[.H$619])/([.H$620]-[.H$619])*100;&quot;&quot;)">
            <text:p/>
          </table:table-cell>
          <table:table-cell table:formula="of:=IFERROR(([.I127]-[.I$619])/([.I$620]-[.I$619])*100;&quot;&quot;)">
            <text:p/>
          </table:table-cell>
          <table:table-cell table:formula="of:=IFERROR(([.J127]-[.J$619])/([.J$620]-[.J$619])*100;&quot;&quot;)">
            <text:p/>
          </table:table-cell>
          <table:table-cell table:formula="of:=IFERROR(([.K127]-[.K$619])/([.K$620]-[.K$619])*100;&quot;&quot;)">
            <text:p/>
          </table:table-cell>
          <table:table-cell table:formula="of:=IFERROR(([.L127]-[.L$619])/([.L$620]-[.L$619])*100;&quot;&quot;)">
            <text:p/>
          </table:table-cell>
          <table:table-cell table:formula="of:=IFERROR(([.M127]-[.M$619])/([.M$620]-[.M$619])*100;&quot;&quot;)">
            <text:p/>
          </table:table-cell>
          <table:table-cell table:formula="of:=IFERROR(([.N127]-[.N$619])/([.N$620]-[.N$619])*100;&quot;&quot;)">
            <text:p/>
          </table:table-cell>
          <table:table-cell table:formula="of:=IFERROR(([.O127]-[.O$619])/([.O$620]-[.O$619])*100;&quot;&quot;)">
            <text:p/>
          </table:table-cell>
          <table:table-cell table:formula="of:=IFERROR(([.P127]-[.P$619])/([.P$620]-[.P$619])*100;&quot;&quot;)" office:value-type="float" office:value="72.5" calcext:value-type="float">
            <text:p>72.5</text:p>
          </table:table-cell>
          <table:table-cell table:formula="of:=IFERROR(([.Q127]-[.Q$619])/([.Q$620]-[.Q$619])*100;&quot;&quot;)">
            <text:p/>
          </table:table-cell>
        </table:table-row>
        <table:table-row table:style-name="ro1">
          <table:table-cell office:value-type="float" office:value="225.94" calcext:value-type="float">
            <text:p>225.94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68" calcext:value-type="float">
            <text:p>68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225.94" calcext:value-type="float">
            <text:p>225.94</text:p>
          </table:table-cell>
          <table:table-cell table:formula="of:=IFERROR(([.B128]-[.B$619])/([.B$620]-[.B$619])*100;&quot;&quot;)">
            <text:p/>
          </table:table-cell>
          <table:table-cell table:formula="of:=IFERROR(([.C128]-[.C$619])/([.C$620]-[.C$619])*100;&quot;&quot;)">
            <text:p/>
          </table:table-cell>
          <table:table-cell table:formula="of:=IFERROR(([.D128]-[.D$619])/([.D$620]-[.D$619])*100;&quot;&quot;)">
            <text:p/>
          </table:table-cell>
          <table:table-cell table:formula="of:=IFERROR(([.E128]-[.E$619])/([.E$620]-[.E$619])*100;&quot;&quot;)">
            <text:p/>
          </table:table-cell>
          <table:table-cell table:formula="of:=IFERROR(([.F128]-[.F$619])/([.F$620]-[.F$619])*100;&quot;&quot;)">
            <text:p/>
          </table:table-cell>
          <table:table-cell table:formula="of:=IFERROR(([.G128]-[.G$619])/([.G$620]-[.G$619])*100;&quot;&quot;)">
            <text:p/>
          </table:table-cell>
          <table:table-cell table:formula="of:=IFERROR(([.H128]-[.H$619])/([.H$620]-[.H$619])*100;&quot;&quot;)">
            <text:p/>
          </table:table-cell>
          <table:table-cell table:formula="of:=IFERROR(([.I128]-[.I$619])/([.I$620]-[.I$619])*100;&quot;&quot;)">
            <text:p/>
          </table:table-cell>
          <table:table-cell table:formula="of:=IFERROR(([.J128]-[.J$619])/([.J$620]-[.J$619])*100;&quot;&quot;)" office:value-type="float" office:value="76.4705882352941" calcext:value-type="float">
            <text:p>76.4705882353</text:p>
          </table:table-cell>
          <table:table-cell table:formula="of:=IFERROR(([.K128]-[.K$619])/([.K$620]-[.K$619])*100;&quot;&quot;)">
            <text:p/>
          </table:table-cell>
          <table:table-cell table:formula="of:=IFERROR(([.L128]-[.L$619])/([.L$620]-[.L$619])*100;&quot;&quot;)">
            <text:p/>
          </table:table-cell>
          <table:table-cell table:formula="of:=IFERROR(([.M128]-[.M$619])/([.M$620]-[.M$619])*100;&quot;&quot;)">
            <text:p/>
          </table:table-cell>
          <table:table-cell table:formula="of:=IFERROR(([.N128]-[.N$619])/([.N$620]-[.N$619])*100;&quot;&quot;)">
            <text:p/>
          </table:table-cell>
          <table:table-cell table:formula="of:=IFERROR(([.O128]-[.O$619])/([.O$620]-[.O$619])*100;&quot;&quot;)">
            <text:p/>
          </table:table-cell>
          <table:table-cell table:formula="of:=IFERROR(([.P128]-[.P$619])/([.P$620]-[.P$619])*100;&quot;&quot;)">
            <text:p/>
          </table:table-cell>
          <table:table-cell table:formula="of:=IFERROR(([.Q128]-[.Q$619])/([.Q$620]-[.Q$619])*100;&quot;&quot;)">
            <text:p/>
          </table:table-cell>
        </table:table-row>
        <table:table-row table:style-name="ro1">
          <table:table-cell office:value-type="float" office:value="229.08" calcext:value-type="float">
            <text:p>229.08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float" office:value="229.08" calcext:value-type="float">
            <text:p>229.08</text:p>
          </table:table-cell>
          <table:table-cell table:formula="of:=IFERROR(([.B129]-[.B$619])/([.B$620]-[.B$619])*100;&quot;&quot;)">
            <text:p/>
          </table:table-cell>
          <table:table-cell table:formula="of:=IFERROR(([.C129]-[.C$619])/([.C$620]-[.C$619])*100;&quot;&quot;)">
            <text:p/>
          </table:table-cell>
          <table:table-cell table:formula="of:=IFERROR(([.D129]-[.D$619])/([.D$620]-[.D$619])*100;&quot;&quot;)">
            <text:p/>
          </table:table-cell>
          <table:table-cell table:formula="of:=IFERROR(([.E129]-[.E$619])/([.E$620]-[.E$619])*100;&quot;&quot;)">
            <text:p/>
          </table:table-cell>
          <table:table-cell table:formula="of:=IFERROR(([.F129]-[.F$619])/([.F$620]-[.F$619])*100;&quot;&quot;)">
            <text:p/>
          </table:table-cell>
          <table:table-cell table:formula="of:=IFERROR(([.G129]-[.G$619])/([.G$620]-[.G$619])*100;&quot;&quot;)">
            <text:p/>
          </table:table-cell>
          <table:table-cell table:formula="of:=IFERROR(([.H129]-[.H$619])/([.H$620]-[.H$619])*100;&quot;&quot;)">
            <text:p/>
          </table:table-cell>
          <table:table-cell table:formula="of:=IFERROR(([.I129]-[.I$619])/([.I$620]-[.I$619])*100;&quot;&quot;)">
            <text:p/>
          </table:table-cell>
          <table:table-cell table:formula="of:=IFERROR(([.J129]-[.J$619])/([.J$620]-[.J$619])*100;&quot;&quot;)">
            <text:p/>
          </table:table-cell>
          <table:table-cell table:formula="of:=IFERROR(([.K129]-[.K$619])/([.K$620]-[.K$619])*100;&quot;&quot;)">
            <text:p/>
          </table:table-cell>
          <table:table-cell table:formula="of:=IFERROR(([.L129]-[.L$619])/([.L$620]-[.L$619])*100;&quot;&quot;)">
            <text:p/>
          </table:table-cell>
          <table:table-cell table:formula="of:=IFERROR(([.M129]-[.M$619])/([.M$620]-[.M$619])*100;&quot;&quot;)">
            <text:p/>
          </table:table-cell>
          <table:table-cell table:formula="of:=IFERROR(([.N129]-[.N$619])/([.N$620]-[.N$619])*100;&quot;&quot;)" office:value-type="float" office:value="95" calcext:value-type="float">
            <text:p>95</text:p>
          </table:table-cell>
          <table:table-cell table:formula="of:=IFERROR(([.O129]-[.O$619])/([.O$620]-[.O$619])*100;&quot;&quot;)">
            <text:p/>
          </table:table-cell>
          <table:table-cell table:formula="of:=IFERROR(([.P129]-[.P$619])/([.P$620]-[.P$619])*100;&quot;&quot;)">
            <text:p/>
          </table:table-cell>
          <table:table-cell table:formula="of:=IFERROR(([.Q129]-[.Q$619])/([.Q$620]-[.Q$619])*100;&quot;&quot;)">
            <text:p/>
          </table:table-cell>
        </table:table-row>
        <table:table-row table:style-name="ro1">
          <table:table-cell office:value-type="float" office:value="230.84" calcext:value-type="float">
            <text:p>230.84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230.84" calcext:value-type="float">
            <text:p>230.84</text:p>
          </table:table-cell>
          <table:table-cell table:formula="of:=IFERROR(([.B130]-[.B$619])/([.B$620]-[.B$619])*100;&quot;&quot;)">
            <text:p/>
          </table:table-cell>
          <table:table-cell table:formula="of:=IFERROR(([.C130]-[.C$619])/([.C$620]-[.C$619])*100;&quot;&quot;)">
            <text:p/>
          </table:table-cell>
          <table:table-cell table:formula="of:=IFERROR(([.D130]-[.D$619])/([.D$620]-[.D$619])*100;&quot;&quot;)">
            <text:p/>
          </table:table-cell>
          <table:table-cell table:formula="of:=IFERROR(([.E130]-[.E$619])/([.E$620]-[.E$619])*100;&quot;&quot;)">
            <text:p/>
          </table:table-cell>
          <table:table-cell table:formula="of:=IFERROR(([.F130]-[.F$619])/([.F$620]-[.F$619])*100;&quot;&quot;)">
            <text:p/>
          </table:table-cell>
          <table:table-cell table:formula="of:=IFERROR(([.G130]-[.G$619])/([.G$620]-[.G$619])*100;&quot;&quot;)">
            <text:p/>
          </table:table-cell>
          <table:table-cell table:formula="of:=IFERROR(([.H130]-[.H$619])/([.H$620]-[.H$619])*100;&quot;&quot;)">
            <text:p/>
          </table:table-cell>
          <table:table-cell table:formula="of:=IFERROR(([.I130]-[.I$619])/([.I$620]-[.I$619])*100;&quot;&quot;)">
            <text:p/>
          </table:table-cell>
          <table:table-cell table:formula="of:=IFERROR(([.J130]-[.J$619])/([.J$620]-[.J$619])*100;&quot;&quot;)">
            <text:p/>
          </table:table-cell>
          <table:table-cell table:formula="of:=IFERROR(([.K130]-[.K$619])/([.K$620]-[.K$619])*100;&quot;&quot;)">
            <text:p/>
          </table:table-cell>
          <table:table-cell table:formula="of:=IFERROR(([.L130]-[.L$619])/([.L$620]-[.L$619])*100;&quot;&quot;)">
            <text:p/>
          </table:table-cell>
          <table:table-cell table:formula="of:=IFERROR(([.M130]-[.M$619])/([.M$620]-[.M$619])*100;&quot;&quot;)">
            <text:p/>
          </table:table-cell>
          <table:table-cell table:formula="of:=IFERROR(([.N130]-[.N$619])/([.N$620]-[.N$619])*100;&quot;&quot;)">
            <text:p/>
          </table:table-cell>
          <table:table-cell table:formula="of:=IFERROR(([.O130]-[.O$619])/([.O$620]-[.O$619])*100;&quot;&quot;)">
            <text:p/>
          </table:table-cell>
          <table:table-cell table:formula="of:=IFERROR(([.P130]-[.P$619])/([.P$620]-[.P$619])*100;&quot;&quot;)" office:value-type="float" office:value="75" calcext:value-type="float">
            <text:p>75</text:p>
          </table:table-cell>
          <table:table-cell table:formula="of:=IFERROR(([.Q130]-[.Q$619])/([.Q$620]-[.Q$619])*100;&quot;&quot;)">
            <text:p/>
          </table:table-cell>
        </table:table-row>
        <table:table-row table:style-name="ro1">
          <table:table-cell office:value-type="float" office:value="231.66" calcext:value-type="float">
            <text:p>231.66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float" office:value="231.66" calcext:value-type="float">
            <text:p>231.66</text:p>
          </table:table-cell>
          <table:table-cell table:formula="of:=IFERROR(([.B131]-[.B$619])/([.B$620]-[.B$619])*100;&quot;&quot;)">
            <text:p/>
          </table:table-cell>
          <table:table-cell table:formula="of:=IFERROR(([.C131]-[.C$619])/([.C$620]-[.C$619])*100;&quot;&quot;)">
            <text:p/>
          </table:table-cell>
          <table:table-cell table:formula="of:=IFERROR(([.D131]-[.D$619])/([.D$620]-[.D$619])*100;&quot;&quot;)">
            <text:p/>
          </table:table-cell>
          <table:table-cell table:formula="of:=IFERROR(([.E131]-[.E$619])/([.E$620]-[.E$619])*100;&quot;&quot;)">
            <text:p/>
          </table:table-cell>
          <table:table-cell table:formula="of:=IFERROR(([.F131]-[.F$619])/([.F$620]-[.F$619])*100;&quot;&quot;)">
            <text:p/>
          </table:table-cell>
          <table:table-cell table:formula="of:=IFERROR(([.G131]-[.G$619])/([.G$620]-[.G$619])*100;&quot;&quot;)">
            <text:p/>
          </table:table-cell>
          <table:table-cell table:formula="of:=IFERROR(([.H131]-[.H$619])/([.H$620]-[.H$619])*100;&quot;&quot;)" office:value-type="float" office:value="76.4705882352941" calcext:value-type="float">
            <text:p>76.4705882353</text:p>
          </table:table-cell>
          <table:table-cell table:formula="of:=IFERROR(([.I131]-[.I$619])/([.I$620]-[.I$619])*100;&quot;&quot;)">
            <text:p/>
          </table:table-cell>
          <table:table-cell table:formula="of:=IFERROR(([.J131]-[.J$619])/([.J$620]-[.J$619])*100;&quot;&quot;)">
            <text:p/>
          </table:table-cell>
          <table:table-cell table:formula="of:=IFERROR(([.K131]-[.K$619])/([.K$620]-[.K$619])*100;&quot;&quot;)">
            <text:p/>
          </table:table-cell>
          <table:table-cell table:formula="of:=IFERROR(([.L131]-[.L$619])/([.L$620]-[.L$619])*100;&quot;&quot;)">
            <text:p/>
          </table:table-cell>
          <table:table-cell table:formula="of:=IFERROR(([.M131]-[.M$619])/([.M$620]-[.M$619])*100;&quot;&quot;)" office:value-type="float" office:value="62.5" calcext:value-type="float">
            <text:p>62.5</text:p>
          </table:table-cell>
          <table:table-cell table:formula="of:=IFERROR(([.N131]-[.N$619])/([.N$620]-[.N$619])*100;&quot;&quot;)">
            <text:p/>
          </table:table-cell>
          <table:table-cell table:formula="of:=IFERROR(([.O131]-[.O$619])/([.O$620]-[.O$619])*100;&quot;&quot;)">
            <text:p/>
          </table:table-cell>
          <table:table-cell table:formula="of:=IFERROR(([.P131]-[.P$619])/([.P$620]-[.P$619])*100;&quot;&quot;)">
            <text:p/>
          </table:table-cell>
          <table:table-cell table:formula="of:=IFERROR(([.Q131]-[.Q$619])/([.Q$620]-[.Q$619])*100;&quot;&quot;)">
            <text:p/>
          </table:table-cell>
        </table:table-row>
        <table:table-row table:style-name="ro1">
          <table:table-cell office:value-type="float" office:value="233.4" calcext:value-type="float">
            <text:p>233.4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69" calcext:value-type="float">
            <text:p>69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233.4" calcext:value-type="float">
            <text:p>233.4</text:p>
          </table:table-cell>
          <table:table-cell table:formula="of:=IFERROR(([.B132]-[.B$619])/([.B$620]-[.B$619])*100;&quot;&quot;)">
            <text:p/>
          </table:table-cell>
          <table:table-cell table:formula="of:=IFERROR(([.C132]-[.C$619])/([.C$620]-[.C$619])*100;&quot;&quot;)">
            <text:p/>
          </table:table-cell>
          <table:table-cell table:formula="of:=IFERROR(([.D132]-[.D$619])/([.D$620]-[.D$619])*100;&quot;&quot;)">
            <text:p/>
          </table:table-cell>
          <table:table-cell table:formula="of:=IFERROR(([.E132]-[.E$619])/([.E$620]-[.E$619])*100;&quot;&quot;)">
            <text:p/>
          </table:table-cell>
          <table:table-cell table:formula="of:=IFERROR(([.F132]-[.F$619])/([.F$620]-[.F$619])*100;&quot;&quot;)">
            <text:p/>
          </table:table-cell>
          <table:table-cell table:formula="of:=IFERROR(([.G132]-[.G$619])/([.G$620]-[.G$619])*100;&quot;&quot;)">
            <text:p/>
          </table:table-cell>
          <table:table-cell table:formula="of:=IFERROR(([.H132]-[.H$619])/([.H$620]-[.H$619])*100;&quot;&quot;)">
            <text:p/>
          </table:table-cell>
          <table:table-cell table:formula="of:=IFERROR(([.I132]-[.I$619])/([.I$620]-[.I$619])*100;&quot;&quot;)">
            <text:p/>
          </table:table-cell>
          <table:table-cell table:formula="of:=IFERROR(([.J132]-[.J$619])/([.J$620]-[.J$619])*100;&quot;&quot;)" office:value-type="float" office:value="78.4313725490196" calcext:value-type="float">
            <text:p>78.431372549</text:p>
          </table:table-cell>
          <table:table-cell table:formula="of:=IFERROR(([.K132]-[.K$619])/([.K$620]-[.K$619])*100;&quot;&quot;)">
            <text:p/>
          </table:table-cell>
          <table:table-cell table:formula="of:=IFERROR(([.L132]-[.L$619])/([.L$620]-[.L$619])*100;&quot;&quot;)">
            <text:p/>
          </table:table-cell>
          <table:table-cell table:formula="of:=IFERROR(([.M132]-[.M$619])/([.M$620]-[.M$619])*100;&quot;&quot;)">
            <text:p/>
          </table:table-cell>
          <table:table-cell table:formula="of:=IFERROR(([.N132]-[.N$619])/([.N$620]-[.N$619])*100;&quot;&quot;)">
            <text:p/>
          </table:table-cell>
          <table:table-cell table:formula="of:=IFERROR(([.O132]-[.O$619])/([.O$620]-[.O$619])*100;&quot;&quot;)">
            <text:p/>
          </table:table-cell>
          <table:table-cell table:formula="of:=IFERROR(([.P132]-[.P$619])/([.P$620]-[.P$619])*100;&quot;&quot;)">
            <text:p/>
          </table:table-cell>
          <table:table-cell table:formula="of:=IFERROR(([.Q132]-[.Q$619])/([.Q$620]-[.Q$619])*100;&quot;&quot;)">
            <text:p/>
          </table:table-cell>
        </table:table-row>
        <table:table-row table:style-name="ro1">
          <table:table-cell office:value-type="float" office:value="237.6" calcext:value-type="float">
            <text:p>237.6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/>
          <table:table-cell office:value-type="float" office:value="237.6" calcext:value-type="float">
            <text:p>237.6</text:p>
          </table:table-cell>
          <table:table-cell table:formula="of:=IFERROR(([.B133]-[.B$619])/([.B$620]-[.B$619])*100;&quot;&quot;)">
            <text:p/>
          </table:table-cell>
          <table:table-cell table:formula="of:=IFERROR(([.C133]-[.C$619])/([.C$620]-[.C$619])*100;&quot;&quot;)">
            <text:p/>
          </table:table-cell>
          <table:table-cell table:formula="of:=IFERROR(([.D133]-[.D$619])/([.D$620]-[.D$619])*100;&quot;&quot;)">
            <text:p/>
          </table:table-cell>
          <table:table-cell table:formula="of:=IFERROR(([.E133]-[.E$619])/([.E$620]-[.E$619])*100;&quot;&quot;)">
            <text:p/>
          </table:table-cell>
          <table:table-cell table:formula="of:=IFERROR(([.F133]-[.F$619])/([.F$620]-[.F$619])*100;&quot;&quot;)">
            <text:p/>
          </table:table-cell>
          <table:table-cell table:formula="of:=IFERROR(([.G133]-[.G$619])/([.G$620]-[.G$619])*100;&quot;&quot;)">
            <text:p/>
          </table:table-cell>
          <table:table-cell table:formula="of:=IFERROR(([.H133]-[.H$619])/([.H$620]-[.H$619])*100;&quot;&quot;)">
            <text:p/>
          </table:table-cell>
          <table:table-cell table:formula="of:=IFERROR(([.I133]-[.I$619])/([.I$620]-[.I$619])*100;&quot;&quot;)">
            <text:p/>
          </table:table-cell>
          <table:table-cell table:formula="of:=IFERROR(([.J133]-[.J$619])/([.J$620]-[.J$619])*100;&quot;&quot;)">
            <text:p/>
          </table:table-cell>
          <table:table-cell table:formula="of:=IFERROR(([.K133]-[.K$619])/([.K$620]-[.K$619])*100;&quot;&quot;)" office:value-type="float" office:value="100" calcext:value-type="float">
            <text:p>100</text:p>
          </table:table-cell>
          <table:table-cell table:formula="of:=IFERROR(([.L133]-[.L$619])/([.L$620]-[.L$619])*100;&quot;&quot;)">
            <text:p/>
          </table:table-cell>
          <table:table-cell table:formula="of:=IFERROR(([.M133]-[.M$619])/([.M$620]-[.M$619])*100;&quot;&quot;)">
            <text:p/>
          </table:table-cell>
          <table:table-cell table:formula="of:=IFERROR(([.N133]-[.N$619])/([.N$620]-[.N$619])*100;&quot;&quot;)">
            <text:p/>
          </table:table-cell>
          <table:table-cell table:formula="of:=IFERROR(([.O133]-[.O$619])/([.O$620]-[.O$619])*100;&quot;&quot;)">
            <text:p/>
          </table:table-cell>
          <table:table-cell table:formula="of:=IFERROR(([.P133]-[.P$619])/([.P$620]-[.P$619])*100;&quot;&quot;)">
            <text:p/>
          </table:table-cell>
          <table:table-cell table:formula="of:=IFERROR(([.Q133]-[.Q$619])/([.Q$620]-[.Q$619])*100;&quot;&quot;)">
            <text:p/>
          </table:table-cell>
        </table:table-row>
        <table:table-row table:style-name="ro1">
          <table:table-cell office:value-type="float" office:value="239.02" calcext:value-type="float">
            <text:p>239.02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float" office:value="239.02" calcext:value-type="float">
            <text:p>239.02</text:p>
          </table:table-cell>
          <table:table-cell table:formula="of:=IFERROR(([.B134]-[.B$619])/([.B$620]-[.B$619])*100;&quot;&quot;)">
            <text:p/>
          </table:table-cell>
          <table:table-cell table:formula="of:=IFERROR(([.C134]-[.C$619])/([.C$620]-[.C$619])*100;&quot;&quot;)">
            <text:p/>
          </table:table-cell>
          <table:table-cell table:formula="of:=IFERROR(([.D134]-[.D$619])/([.D$620]-[.D$619])*100;&quot;&quot;)">
            <text:p/>
          </table:table-cell>
          <table:table-cell table:formula="of:=IFERROR(([.E134]-[.E$619])/([.E$620]-[.E$619])*100;&quot;&quot;)">
            <text:p/>
          </table:table-cell>
          <table:table-cell table:formula="of:=IFERROR(([.F134]-[.F$619])/([.F$620]-[.F$619])*100;&quot;&quot;)">
            <text:p/>
          </table:table-cell>
          <table:table-cell table:formula="of:=IFERROR(([.G134]-[.G$619])/([.G$620]-[.G$619])*100;&quot;&quot;)">
            <text:p/>
          </table:table-cell>
          <table:table-cell table:formula="of:=IFERROR(([.H134]-[.H$619])/([.H$620]-[.H$619])*100;&quot;&quot;)">
            <text:p/>
          </table:table-cell>
          <table:table-cell table:formula="of:=IFERROR(([.I134]-[.I$619])/([.I$620]-[.I$619])*100;&quot;&quot;)">
            <text:p/>
          </table:table-cell>
          <table:table-cell table:formula="of:=IFERROR(([.J134]-[.J$619])/([.J$620]-[.J$619])*100;&quot;&quot;)">
            <text:p/>
          </table:table-cell>
          <table:table-cell table:formula="of:=IFERROR(([.K134]-[.K$619])/([.K$620]-[.K$619])*100;&quot;&quot;)">
            <text:p/>
          </table:table-cell>
          <table:table-cell table:formula="of:=IFERROR(([.L134]-[.L$619])/([.L$620]-[.L$619])*100;&quot;&quot;)" office:value-type="float" office:value="78.9473684210526" calcext:value-type="float">
            <text:p>78.9473684211</text:p>
          </table:table-cell>
          <table:table-cell table:formula="of:=IFERROR(([.M134]-[.M$619])/([.M$620]-[.M$619])*100;&quot;&quot;)">
            <text:p/>
          </table:table-cell>
          <table:table-cell table:formula="of:=IFERROR(([.N134]-[.N$619])/([.N$620]-[.N$619])*100;&quot;&quot;)">
            <text:p/>
          </table:table-cell>
          <table:table-cell table:formula="of:=IFERROR(([.O134]-[.O$619])/([.O$620]-[.O$619])*100;&quot;&quot;)">
            <text:p/>
          </table:table-cell>
          <table:table-cell table:formula="of:=IFERROR(([.P134]-[.P$619])/([.P$620]-[.P$619])*100;&quot;&quot;)">
            <text:p/>
          </table:table-cell>
          <table:table-cell table:formula="of:=IFERROR(([.Q134]-[.Q$619])/([.Q$620]-[.Q$619])*100;&quot;&quot;)">
            <text:p/>
          </table:table-cell>
        </table:table-row>
        <table:table-row table:style-name="ro1">
          <table:table-cell office:value-type="float" office:value="239.78" calcext:value-type="float">
            <text:p>239.78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239.78" calcext:value-type="float">
            <text:p>239.78</text:p>
          </table:table-cell>
          <table:table-cell table:formula="of:=IFERROR(([.B135]-[.B$619])/([.B$620]-[.B$619])*100;&quot;&quot;)">
            <text:p/>
          </table:table-cell>
          <table:table-cell table:formula="of:=IFERROR(([.C135]-[.C$619])/([.C$620]-[.C$619])*100;&quot;&quot;)">
            <text:p/>
          </table:table-cell>
          <table:table-cell table:formula="of:=IFERROR(([.D135]-[.D$619])/([.D$620]-[.D$619])*100;&quot;&quot;)">
            <text:p/>
          </table:table-cell>
          <table:table-cell table:formula="of:=IFERROR(([.E135]-[.E$619])/([.E$620]-[.E$619])*100;&quot;&quot;)">
            <text:p/>
          </table:table-cell>
          <table:table-cell table:formula="of:=IFERROR(([.F135]-[.F$619])/([.F$620]-[.F$619])*100;&quot;&quot;)">
            <text:p/>
          </table:table-cell>
          <table:table-cell table:formula="of:=IFERROR(([.G135]-[.G$619])/([.G$620]-[.G$619])*100;&quot;&quot;)">
            <text:p/>
          </table:table-cell>
          <table:table-cell table:formula="of:=IFERROR(([.H135]-[.H$619])/([.H$620]-[.H$619])*100;&quot;&quot;)">
            <text:p/>
          </table:table-cell>
          <table:table-cell table:formula="of:=IFERROR(([.I135]-[.I$619])/([.I$620]-[.I$619])*100;&quot;&quot;)">
            <text:p/>
          </table:table-cell>
          <table:table-cell table:formula="of:=IFERROR(([.J135]-[.J$619])/([.J$620]-[.J$619])*100;&quot;&quot;)">
            <text:p/>
          </table:table-cell>
          <table:table-cell table:formula="of:=IFERROR(([.K135]-[.K$619])/([.K$620]-[.K$619])*100;&quot;&quot;)">
            <text:p/>
          </table:table-cell>
          <table:table-cell table:formula="of:=IFERROR(([.L135]-[.L$619])/([.L$620]-[.L$619])*100;&quot;&quot;)">
            <text:p/>
          </table:table-cell>
          <table:table-cell table:formula="of:=IFERROR(([.M135]-[.M$619])/([.M$620]-[.M$619])*100;&quot;&quot;)">
            <text:p/>
          </table:table-cell>
          <table:table-cell table:formula="of:=IFERROR(([.N135]-[.N$619])/([.N$620]-[.N$619])*100;&quot;&quot;)">
            <text:p/>
          </table:table-cell>
          <table:table-cell table:formula="of:=IFERROR(([.O135]-[.O$619])/([.O$620]-[.O$619])*100;&quot;&quot;)">
            <text:p/>
          </table:table-cell>
          <table:table-cell table:formula="of:=IFERROR(([.P135]-[.P$619])/([.P$620]-[.P$619])*100;&quot;&quot;)" office:value-type="float" office:value="77.5" calcext:value-type="float">
            <text:p>77.5</text:p>
          </table:table-cell>
          <table:table-cell table:formula="of:=IFERROR(([.Q135]-[.Q$619])/([.Q$620]-[.Q$619])*100;&quot;&quot;)">
            <text:p/>
          </table:table-cell>
        </table:table-row>
        <table:table-row table:style-name="ro1">
          <table:table-cell office:value-type="float" office:value="241.46" calcext:value-type="float">
            <text:p>241.46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241.46" calcext:value-type="float">
            <text:p>241.46</text:p>
          </table:table-cell>
          <table:table-cell table:formula="of:=IFERROR(([.B136]-[.B$619])/([.B$620]-[.B$619])*100;&quot;&quot;)">
            <text:p/>
          </table:table-cell>
          <table:table-cell table:formula="of:=IFERROR(([.C136]-[.C$619])/([.C$620]-[.C$619])*100;&quot;&quot;)">
            <text:p/>
          </table:table-cell>
          <table:table-cell table:formula="of:=IFERROR(([.D136]-[.D$619])/([.D$620]-[.D$619])*100;&quot;&quot;)">
            <text:p/>
          </table:table-cell>
          <table:table-cell table:formula="of:=IFERROR(([.E136]-[.E$619])/([.E$620]-[.E$619])*100;&quot;&quot;)">
            <text:p/>
          </table:table-cell>
          <table:table-cell table:formula="of:=IFERROR(([.F136]-[.F$619])/([.F$620]-[.F$619])*100;&quot;&quot;)">
            <text:p/>
          </table:table-cell>
          <table:table-cell table:formula="of:=IFERROR(([.G136]-[.G$619])/([.G$620]-[.G$619])*100;&quot;&quot;)">
            <text:p/>
          </table:table-cell>
          <table:table-cell table:formula="of:=IFERROR(([.H136]-[.H$619])/([.H$620]-[.H$619])*100;&quot;&quot;)">
            <text:p/>
          </table:table-cell>
          <table:table-cell table:formula="of:=IFERROR(([.I136]-[.I$619])/([.I$620]-[.I$619])*100;&quot;&quot;)">
            <text:p/>
          </table:table-cell>
          <table:table-cell table:formula="of:=IFERROR(([.J136]-[.J$619])/([.J$620]-[.J$619])*100;&quot;&quot;)" office:value-type="float" office:value="80.3921568627451" calcext:value-type="float">
            <text:p>80.3921568627</text:p>
          </table:table-cell>
          <table:table-cell table:formula="of:=IFERROR(([.K136]-[.K$619])/([.K$620]-[.K$619])*100;&quot;&quot;)">
            <text:p/>
          </table:table-cell>
          <table:table-cell table:formula="of:=IFERROR(([.L136]-[.L$619])/([.L$620]-[.L$619])*100;&quot;&quot;)">
            <text:p/>
          </table:table-cell>
          <table:table-cell table:formula="of:=IFERROR(([.M136]-[.M$619])/([.M$620]-[.M$619])*100;&quot;&quot;)">
            <text:p/>
          </table:table-cell>
          <table:table-cell table:formula="of:=IFERROR(([.N136]-[.N$619])/([.N$620]-[.N$619])*100;&quot;&quot;)">
            <text:p/>
          </table:table-cell>
          <table:table-cell table:formula="of:=IFERROR(([.O136]-[.O$619])/([.O$620]-[.O$619])*100;&quot;&quot;)">
            <text:p/>
          </table:table-cell>
          <table:table-cell table:formula="of:=IFERROR(([.P136]-[.P$619])/([.P$620]-[.P$619])*100;&quot;&quot;)">
            <text:p/>
          </table:table-cell>
          <table:table-cell table:formula="of:=IFERROR(([.Q136]-[.Q$619])/([.Q$620]-[.Q$619])*100;&quot;&quot;)">
            <text:p/>
          </table:table-cell>
        </table:table-row>
        <table:table-row table:style-name="ro1">
          <table:table-cell office:value-type="float" office:value="241.92" calcext:value-type="float">
            <text:p>241.92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float" office:value="241.92" calcext:value-type="float">
            <text:p>241.92</text:p>
          </table:table-cell>
          <table:table-cell table:formula="of:=IFERROR(([.B137]-[.B$619])/([.B$620]-[.B$619])*100;&quot;&quot;)">
            <text:p/>
          </table:table-cell>
          <table:table-cell table:formula="of:=IFERROR(([.C137]-[.C$619])/([.C$620]-[.C$619])*100;&quot;&quot;)">
            <text:p/>
          </table:table-cell>
          <table:table-cell table:formula="of:=IFERROR(([.D137]-[.D$619])/([.D$620]-[.D$619])*100;&quot;&quot;)">
            <text:p/>
          </table:table-cell>
          <table:table-cell table:formula="of:=IFERROR(([.E137]-[.E$619])/([.E$620]-[.E$619])*100;&quot;&quot;)">
            <text:p/>
          </table:table-cell>
          <table:table-cell table:formula="of:=IFERROR(([.F137]-[.F$619])/([.F$620]-[.F$619])*100;&quot;&quot;)">
            <text:p/>
          </table:table-cell>
          <table:table-cell table:formula="of:=IFERROR(([.G137]-[.G$619])/([.G$620]-[.G$619])*100;&quot;&quot;)">
            <text:p/>
          </table:table-cell>
          <table:table-cell table:formula="of:=IFERROR(([.H137]-[.H$619])/([.H$620]-[.H$619])*100;&quot;&quot;)">
            <text:p/>
          </table:table-cell>
          <table:table-cell table:formula="of:=IFERROR(([.I137]-[.I$619])/([.I$620]-[.I$619])*100;&quot;&quot;)">
            <text:p/>
          </table:table-cell>
          <table:table-cell table:formula="of:=IFERROR(([.J137]-[.J$619])/([.J$620]-[.J$619])*100;&quot;&quot;)">
            <text:p/>
          </table:table-cell>
          <table:table-cell table:formula="of:=IFERROR(([.K137]-[.K$619])/([.K$620]-[.K$619])*100;&quot;&quot;)">
            <text:p/>
          </table:table-cell>
          <table:table-cell table:formula="of:=IFERROR(([.L137]-[.L$619])/([.L$620]-[.L$619])*100;&quot;&quot;)">
            <text:p/>
          </table:table-cell>
          <table:table-cell table:formula="of:=IFERROR(([.M137]-[.M$619])/([.M$620]-[.M$619])*100;&quot;&quot;)" office:value-type="float" office:value="66.6666666666667" calcext:value-type="float">
            <text:p>66.6666666667</text:p>
          </table:table-cell>
          <table:table-cell table:formula="of:=IFERROR(([.N137]-[.N$619])/([.N$620]-[.N$619])*100;&quot;&quot;)">
            <text:p/>
          </table:table-cell>
          <table:table-cell table:formula="of:=IFERROR(([.O137]-[.O$619])/([.O$620]-[.O$619])*100;&quot;&quot;)">
            <text:p/>
          </table:table-cell>
          <table:table-cell table:formula="of:=IFERROR(([.P137]-[.P$619])/([.P$620]-[.P$619])*100;&quot;&quot;)">
            <text:p/>
          </table:table-cell>
          <table:table-cell table:formula="of:=IFERROR(([.Q137]-[.Q$619])/([.Q$620]-[.Q$619])*100;&quot;&quot;)">
            <text:p/>
          </table:table-cell>
        </table:table-row>
        <table:table-row table:style-name="ro1">
          <table:table-cell office:value-type="float" office:value="248.96" calcext:value-type="float">
            <text:p>248.96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248.96" calcext:value-type="float">
            <text:p>248.96</text:p>
          </table:table-cell>
          <table:table-cell table:formula="of:=IFERROR(([.B138]-[.B$619])/([.B$620]-[.B$619])*100;&quot;&quot;)">
            <text:p/>
          </table:table-cell>
          <table:table-cell table:formula="of:=IFERROR(([.C138]-[.C$619])/([.C$620]-[.C$619])*100;&quot;&quot;)">
            <text:p/>
          </table:table-cell>
          <table:table-cell table:formula="of:=IFERROR(([.D138]-[.D$619])/([.D$620]-[.D$619])*100;&quot;&quot;)">
            <text:p/>
          </table:table-cell>
          <table:table-cell table:formula="of:=IFERROR(([.E138]-[.E$619])/([.E$620]-[.E$619])*100;&quot;&quot;)">
            <text:p/>
          </table:table-cell>
          <table:table-cell table:formula="of:=IFERROR(([.F138]-[.F$619])/([.F$620]-[.F$619])*100;&quot;&quot;)">
            <text:p/>
          </table:table-cell>
          <table:table-cell table:formula="of:=IFERROR(([.G138]-[.G$619])/([.G$620]-[.G$619])*100;&quot;&quot;)">
            <text:p/>
          </table:table-cell>
          <table:table-cell table:formula="of:=IFERROR(([.H138]-[.H$619])/([.H$620]-[.H$619])*100;&quot;&quot;)">
            <text:p/>
          </table:table-cell>
          <table:table-cell table:formula="of:=IFERROR(([.I138]-[.I$619])/([.I$620]-[.I$619])*100;&quot;&quot;)">
            <text:p/>
          </table:table-cell>
          <table:table-cell table:formula="of:=IFERROR(([.J138]-[.J$619])/([.J$620]-[.J$619])*100;&quot;&quot;)">
            <text:p/>
          </table:table-cell>
          <table:table-cell table:formula="of:=IFERROR(([.K138]-[.K$619])/([.K$620]-[.K$619])*100;&quot;&quot;)">
            <text:p/>
          </table:table-cell>
          <table:table-cell table:formula="of:=IFERROR(([.L138]-[.L$619])/([.L$620]-[.L$619])*100;&quot;&quot;)">
            <text:p/>
          </table:table-cell>
          <table:table-cell table:formula="of:=IFERROR(([.M138]-[.M$619])/([.M$620]-[.M$619])*100;&quot;&quot;)">
            <text:p/>
          </table:table-cell>
          <table:table-cell table:formula="of:=IFERROR(([.N138]-[.N$619])/([.N$620]-[.N$619])*100;&quot;&quot;)">
            <text:p/>
          </table:table-cell>
          <table:table-cell table:formula="of:=IFERROR(([.O138]-[.O$619])/([.O$620]-[.O$619])*100;&quot;&quot;)">
            <text:p/>
          </table:table-cell>
          <table:table-cell table:formula="of:=IFERROR(([.P138]-[.P$619])/([.P$620]-[.P$619])*100;&quot;&quot;)" office:value-type="float" office:value="80" calcext:value-type="float">
            <text:p>80</text:p>
          </table:table-cell>
          <table:table-cell table:formula="of:=IFERROR(([.Q138]-[.Q$619])/([.Q$620]-[.Q$619])*100;&quot;&quot;)">
            <text:p/>
          </table:table-cell>
        </table:table-row>
        <table:table-row table:style-name="ro1">
          <table:table-cell office:value-type="float" office:value="249.96" calcext:value-type="float">
            <text:p>249.96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71" calcext:value-type="float">
            <text:p>7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249.96" calcext:value-type="float">
            <text:p>249.96</text:p>
          </table:table-cell>
          <table:table-cell table:formula="of:=IFERROR(([.B139]-[.B$619])/([.B$620]-[.B$619])*100;&quot;&quot;)">
            <text:p/>
          </table:table-cell>
          <table:table-cell table:formula="of:=IFERROR(([.C139]-[.C$619])/([.C$620]-[.C$619])*100;&quot;&quot;)">
            <text:p/>
          </table:table-cell>
          <table:table-cell table:formula="of:=IFERROR(([.D139]-[.D$619])/([.D$620]-[.D$619])*100;&quot;&quot;)">
            <text:p/>
          </table:table-cell>
          <table:table-cell table:formula="of:=IFERROR(([.E139]-[.E$619])/([.E$620]-[.E$619])*100;&quot;&quot;)">
            <text:p/>
          </table:table-cell>
          <table:table-cell table:formula="of:=IFERROR(([.F139]-[.F$619])/([.F$620]-[.F$619])*100;&quot;&quot;)">
            <text:p/>
          </table:table-cell>
          <table:table-cell table:formula="of:=IFERROR(([.G139]-[.G$619])/([.G$620]-[.G$619])*100;&quot;&quot;)">
            <text:p/>
          </table:table-cell>
          <table:table-cell table:formula="of:=IFERROR(([.H139]-[.H$619])/([.H$620]-[.H$619])*100;&quot;&quot;)">
            <text:p/>
          </table:table-cell>
          <table:table-cell table:formula="of:=IFERROR(([.I139]-[.I$619])/([.I$620]-[.I$619])*100;&quot;&quot;)">
            <text:p/>
          </table:table-cell>
          <table:table-cell table:formula="of:=IFERROR(([.J139]-[.J$619])/([.J$620]-[.J$619])*100;&quot;&quot;)" office:value-type="float" office:value="82.3529411764706" calcext:value-type="float">
            <text:p>82.3529411765</text:p>
          </table:table-cell>
          <table:table-cell table:formula="of:=IFERROR(([.K139]-[.K$619])/([.K$620]-[.K$619])*100;&quot;&quot;)">
            <text:p/>
          </table:table-cell>
          <table:table-cell table:formula="of:=IFERROR(([.L139]-[.L$619])/([.L$620]-[.L$619])*100;&quot;&quot;)">
            <text:p/>
          </table:table-cell>
          <table:table-cell table:formula="of:=IFERROR(([.M139]-[.M$619])/([.M$620]-[.M$619])*100;&quot;&quot;)">
            <text:p/>
          </table:table-cell>
          <table:table-cell table:formula="of:=IFERROR(([.N139]-[.N$619])/([.N$620]-[.N$619])*100;&quot;&quot;)">
            <text:p/>
          </table:table-cell>
          <table:table-cell table:formula="of:=IFERROR(([.O139]-[.O$619])/([.O$620]-[.O$619])*100;&quot;&quot;)">
            <text:p/>
          </table:table-cell>
          <table:table-cell table:formula="of:=IFERROR(([.P139]-[.P$619])/([.P$620]-[.P$619])*100;&quot;&quot;)">
            <text:p/>
          </table:table-cell>
          <table:table-cell table:formula="of:=IFERROR(([.Q139]-[.Q$619])/([.Q$620]-[.Q$619])*100;&quot;&quot;)">
            <text:p/>
          </table:table-cell>
        </table:table-row>
        <table:table-row table:style-name="ro1">
          <table:table-cell office:value-type="float" office:value="253.46" calcext:value-type="float">
            <text:p>253.46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53.46" calcext:value-type="float">
            <text:p>253.46</text:p>
          </table:table-cell>
          <table:table-cell table:formula="of:=IFERROR(([.B140]-[.B$619])/([.B$620]-[.B$619])*100;&quot;&quot;)">
            <text:p/>
          </table:table-cell>
          <table:table-cell table:formula="of:=IFERROR(([.C140]-[.C$619])/([.C$620]-[.C$619])*100;&quot;&quot;)">
            <text:p/>
          </table:table-cell>
          <table:table-cell table:formula="of:=IFERROR(([.D140]-[.D$619])/([.D$620]-[.D$619])*100;&quot;&quot;)">
            <text:p/>
          </table:table-cell>
          <table:table-cell table:formula="of:=IFERROR(([.E140]-[.E$619])/([.E$620]-[.E$619])*100;&quot;&quot;)">
            <text:p/>
          </table:table-cell>
          <table:table-cell table:formula="of:=IFERROR(([.F140]-[.F$619])/([.F$620]-[.F$619])*100;&quot;&quot;)">
            <text:p/>
          </table:table-cell>
          <table:table-cell table:formula="of:=IFERROR(([.G140]-[.G$619])/([.G$620]-[.G$619])*100;&quot;&quot;)">
            <text:p/>
          </table:table-cell>
          <table:table-cell table:formula="of:=IFERROR(([.H140]-[.H$619])/([.H$620]-[.H$619])*100;&quot;&quot;)" office:value-type="float" office:value="70.5882352941177" calcext:value-type="float">
            <text:p>70.5882352941</text:p>
          </table:table-cell>
          <table:table-cell table:formula="of:=IFERROR(([.I140]-[.I$619])/([.I$620]-[.I$619])*100;&quot;&quot;)">
            <text:p/>
          </table:table-cell>
          <table:table-cell table:formula="of:=IFERROR(([.J140]-[.J$619])/([.J$620]-[.J$619])*100;&quot;&quot;)">
            <text:p/>
          </table:table-cell>
          <table:table-cell table:formula="of:=IFERROR(([.K140]-[.K$619])/([.K$620]-[.K$619])*100;&quot;&quot;)">
            <text:p/>
          </table:table-cell>
          <table:table-cell table:formula="of:=IFERROR(([.L140]-[.L$619])/([.L$620]-[.L$619])*100;&quot;&quot;)">
            <text:p/>
          </table:table-cell>
          <table:table-cell table:formula="of:=IFERROR(([.M140]-[.M$619])/([.M$620]-[.M$619])*100;&quot;&quot;)" office:value-type="float" office:value="70.8333333333333" calcext:value-type="float">
            <text:p>70.8333333333</text:p>
          </table:table-cell>
          <table:table-cell table:formula="of:=IFERROR(([.N140]-[.N$619])/([.N$620]-[.N$619])*100;&quot;&quot;)">
            <text:p/>
          </table:table-cell>
          <table:table-cell table:formula="of:=IFERROR(([.O140]-[.O$619])/([.O$620]-[.O$619])*100;&quot;&quot;)">
            <text:p/>
          </table:table-cell>
          <table:table-cell table:formula="of:=IFERROR(([.P140]-[.P$619])/([.P$620]-[.P$619])*100;&quot;&quot;)">
            <text:p/>
          </table:table-cell>
          <table:table-cell table:formula="of:=IFERROR(([.Q140]-[.Q$619])/([.Q$620]-[.Q$619])*100;&quot;&quot;)" office:value-type="float" office:value="94.7368421052632" calcext:value-type="float">
            <text:p>94.7368421053</text:p>
          </table:table-cell>
        </table:table-row>
        <table:table-row table:style-name="ro1">
          <table:table-cell office:value-type="float" office:value="258.96" calcext:value-type="float">
            <text:p>258.96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72" calcext:value-type="float">
            <text:p>72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258.96" calcext:value-type="float">
            <text:p>258.96</text:p>
          </table:table-cell>
          <table:table-cell table:formula="of:=IFERROR(([.B141]-[.B$619])/([.B$620]-[.B$619])*100;&quot;&quot;)">
            <text:p/>
          </table:table-cell>
          <table:table-cell table:formula="of:=IFERROR(([.C141]-[.C$619])/([.C$620]-[.C$619])*100;&quot;&quot;)">
            <text:p/>
          </table:table-cell>
          <table:table-cell table:formula="of:=IFERROR(([.D141]-[.D$619])/([.D$620]-[.D$619])*100;&quot;&quot;)">
            <text:p/>
          </table:table-cell>
          <table:table-cell table:formula="of:=IFERROR(([.E141]-[.E$619])/([.E$620]-[.E$619])*100;&quot;&quot;)">
            <text:p/>
          </table:table-cell>
          <table:table-cell table:formula="of:=IFERROR(([.F141]-[.F$619])/([.F$620]-[.F$619])*100;&quot;&quot;)">
            <text:p/>
          </table:table-cell>
          <table:table-cell table:formula="of:=IFERROR(([.G141]-[.G$619])/([.G$620]-[.G$619])*100;&quot;&quot;)">
            <text:p/>
          </table:table-cell>
          <table:table-cell table:formula="of:=IFERROR(([.H141]-[.H$619])/([.H$620]-[.H$619])*100;&quot;&quot;)">
            <text:p/>
          </table:table-cell>
          <table:table-cell table:formula="of:=IFERROR(([.I141]-[.I$619])/([.I$620]-[.I$619])*100;&quot;&quot;)">
            <text:p/>
          </table:table-cell>
          <table:table-cell table:formula="of:=IFERROR(([.J141]-[.J$619])/([.J$620]-[.J$619])*100;&quot;&quot;)" office:value-type="float" office:value="84.3137254901961" calcext:value-type="float">
            <text:p>84.3137254902</text:p>
          </table:table-cell>
          <table:table-cell table:formula="of:=IFERROR(([.K141]-[.K$619])/([.K$620]-[.K$619])*100;&quot;&quot;)">
            <text:p/>
          </table:table-cell>
          <table:table-cell table:formula="of:=IFERROR(([.L141]-[.L$619])/([.L$620]-[.L$619])*100;&quot;&quot;)">
            <text:p/>
          </table:table-cell>
          <table:table-cell table:formula="of:=IFERROR(([.M141]-[.M$619])/([.M$620]-[.M$619])*100;&quot;&quot;)">
            <text:p/>
          </table:table-cell>
          <table:table-cell table:formula="of:=IFERROR(([.N141]-[.N$619])/([.N$620]-[.N$619])*100;&quot;&quot;)">
            <text:p/>
          </table:table-cell>
          <table:table-cell table:formula="of:=IFERROR(([.O141]-[.O$619])/([.O$620]-[.O$619])*100;&quot;&quot;)">
            <text:p/>
          </table:table-cell>
          <table:table-cell table:formula="of:=IFERROR(([.P141]-[.P$619])/([.P$620]-[.P$619])*100;&quot;&quot;)">
            <text:p/>
          </table:table-cell>
          <table:table-cell table:formula="of:=IFERROR(([.Q141]-[.Q$619])/([.Q$620]-[.Q$619])*100;&quot;&quot;)">
            <text:p/>
          </table:table-cell>
        </table:table-row>
        <table:table-row table:style-name="ro1">
          <table:table-cell office:value-type="float" office:value="259.62" calcext:value-type="float">
            <text:p>259.62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259.62" calcext:value-type="float">
            <text:p>259.62</text:p>
          </table:table-cell>
          <table:table-cell table:formula="of:=IFERROR(([.B142]-[.B$619])/([.B$620]-[.B$619])*100;&quot;&quot;)">
            <text:p/>
          </table:table-cell>
          <table:table-cell table:formula="of:=IFERROR(([.C142]-[.C$619])/([.C$620]-[.C$619])*100;&quot;&quot;)">
            <text:p/>
          </table:table-cell>
          <table:table-cell table:formula="of:=IFERROR(([.D142]-[.D$619])/([.D$620]-[.D$619])*100;&quot;&quot;)">
            <text:p/>
          </table:table-cell>
          <table:table-cell table:formula="of:=IFERROR(([.E142]-[.E$619])/([.E$620]-[.E$619])*100;&quot;&quot;)">
            <text:p/>
          </table:table-cell>
          <table:table-cell table:formula="of:=IFERROR(([.F142]-[.F$619])/([.F$620]-[.F$619])*100;&quot;&quot;)">
            <text:p/>
          </table:table-cell>
          <table:table-cell table:formula="of:=IFERROR(([.G142]-[.G$619])/([.G$620]-[.G$619])*100;&quot;&quot;)">
            <text:p/>
          </table:table-cell>
          <table:table-cell table:formula="of:=IFERROR(([.H142]-[.H$619])/([.H$620]-[.H$619])*100;&quot;&quot;)">
            <text:p/>
          </table:table-cell>
          <table:table-cell table:formula="of:=IFERROR(([.I142]-[.I$619])/([.I$620]-[.I$619])*100;&quot;&quot;)">
            <text:p/>
          </table:table-cell>
          <table:table-cell table:formula="of:=IFERROR(([.J142]-[.J$619])/([.J$620]-[.J$619])*100;&quot;&quot;)">
            <text:p/>
          </table:table-cell>
          <table:table-cell table:formula="of:=IFERROR(([.K142]-[.K$619])/([.K$620]-[.K$619])*100;&quot;&quot;)">
            <text:p/>
          </table:table-cell>
          <table:table-cell table:formula="of:=IFERROR(([.L142]-[.L$619])/([.L$620]-[.L$619])*100;&quot;&quot;)">
            <text:p/>
          </table:table-cell>
          <table:table-cell table:formula="of:=IFERROR(([.M142]-[.M$619])/([.M$620]-[.M$619])*100;&quot;&quot;)">
            <text:p/>
          </table:table-cell>
          <table:table-cell table:formula="of:=IFERROR(([.N142]-[.N$619])/([.N$620]-[.N$619])*100;&quot;&quot;)">
            <text:p/>
          </table:table-cell>
          <table:table-cell table:formula="of:=IFERROR(([.O142]-[.O$619])/([.O$620]-[.O$619])*100;&quot;&quot;)">
            <text:p/>
          </table:table-cell>
          <table:table-cell table:formula="of:=IFERROR(([.P142]-[.P$619])/([.P$620]-[.P$619])*100;&quot;&quot;)" office:value-type="float" office:value="82.5" calcext:value-type="float">
            <text:p>82.5</text:p>
          </table:table-cell>
          <table:table-cell table:formula="of:=IFERROR(([.Q142]-[.Q$619])/([.Q$620]-[.Q$619])*100;&quot;&quot;)">
            <text:p/>
          </table:table-cell>
        </table:table-row>
        <table:table-row table:style-name="ro1">
          <table:table-cell office:value-type="float" office:value="260.26" calcext:value-type="float">
            <text:p>260.26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float" office:value="260.26" calcext:value-type="float">
            <text:p>260.26</text:p>
          </table:table-cell>
          <table:table-cell table:formula="of:=IFERROR(([.B143]-[.B$619])/([.B$620]-[.B$619])*100;&quot;&quot;)">
            <text:p/>
          </table:table-cell>
          <table:table-cell table:formula="of:=IFERROR(([.C143]-[.C$619])/([.C$620]-[.C$619])*100;&quot;&quot;)">
            <text:p/>
          </table:table-cell>
          <table:table-cell table:formula="of:=IFERROR(([.D143]-[.D$619])/([.D$620]-[.D$619])*100;&quot;&quot;)">
            <text:p/>
          </table:table-cell>
          <table:table-cell table:formula="of:=IFERROR(([.E143]-[.E$619])/([.E$620]-[.E$619])*100;&quot;&quot;)">
            <text:p/>
          </table:table-cell>
          <table:table-cell table:formula="of:=IFERROR(([.F143]-[.F$619])/([.F$620]-[.F$619])*100;&quot;&quot;)">
            <text:p/>
          </table:table-cell>
          <table:table-cell table:formula="of:=IFERROR(([.G143]-[.G$619])/([.G$620]-[.G$619])*100;&quot;&quot;)">
            <text:p/>
          </table:table-cell>
          <table:table-cell table:formula="of:=IFERROR(([.H143]-[.H$619])/([.H$620]-[.H$619])*100;&quot;&quot;)">
            <text:p/>
          </table:table-cell>
          <table:table-cell table:formula="of:=IFERROR(([.I143]-[.I$619])/([.I$620]-[.I$619])*100;&quot;&quot;)">
            <text:p/>
          </table:table-cell>
          <table:table-cell table:formula="of:=IFERROR(([.J143]-[.J$619])/([.J$620]-[.J$619])*100;&quot;&quot;)">
            <text:p/>
          </table:table-cell>
          <table:table-cell table:formula="of:=IFERROR(([.K143]-[.K$619])/([.K$620]-[.K$619])*100;&quot;&quot;)">
            <text:p/>
          </table:table-cell>
          <table:table-cell table:formula="of:=IFERROR(([.L143]-[.L$619])/([.L$620]-[.L$619])*100;&quot;&quot;)">
            <text:p/>
          </table:table-cell>
          <table:table-cell table:formula="of:=IFERROR(([.M143]-[.M$619])/([.M$620]-[.M$619])*100;&quot;&quot;)">
            <text:p/>
          </table:table-cell>
          <table:table-cell table:formula="of:=IFERROR(([.N143]-[.N$619])/([.N$620]-[.N$619])*100;&quot;&quot;)" office:value-type="float" office:value="100" calcext:value-type="float">
            <text:p>100</text:p>
          </table:table-cell>
          <table:table-cell table:formula="of:=IFERROR(([.O143]-[.O$619])/([.O$620]-[.O$619])*100;&quot;&quot;)">
            <text:p/>
          </table:table-cell>
          <table:table-cell table:formula="of:=IFERROR(([.P143]-[.P$619])/([.P$620]-[.P$619])*100;&quot;&quot;)">
            <text:p/>
          </table:table-cell>
          <table:table-cell table:formula="of:=IFERROR(([.Q143]-[.Q$619])/([.Q$620]-[.Q$619])*100;&quot;&quot;)">
            <text:p/>
          </table:table-cell>
        </table:table-row>
        <table:table-row table:style-name="ro1">
          <table:table-cell office:value-type="float" office:value="261.42" calcext:value-type="float">
            <text:p>261.42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float" office:value="261.42" calcext:value-type="float">
            <text:p>261.42</text:p>
          </table:table-cell>
          <table:table-cell table:formula="of:=IFERROR(([.B144]-[.B$619])/([.B$620]-[.B$619])*100;&quot;&quot;)">
            <text:p/>
          </table:table-cell>
          <table:table-cell table:formula="of:=IFERROR(([.C144]-[.C$619])/([.C$620]-[.C$619])*100;&quot;&quot;)">
            <text:p/>
          </table:table-cell>
          <table:table-cell table:formula="of:=IFERROR(([.D144]-[.D$619])/([.D$620]-[.D$619])*100;&quot;&quot;)">
            <text:p/>
          </table:table-cell>
          <table:table-cell table:formula="of:=IFERROR(([.E144]-[.E$619])/([.E$620]-[.E$619])*100;&quot;&quot;)">
            <text:p/>
          </table:table-cell>
          <table:table-cell table:formula="of:=IFERROR(([.F144]-[.F$619])/([.F$620]-[.F$619])*100;&quot;&quot;)">
            <text:p/>
          </table:table-cell>
          <table:table-cell table:formula="of:=IFERROR(([.G144]-[.G$619])/([.G$620]-[.G$619])*100;&quot;&quot;)">
            <text:p/>
          </table:table-cell>
          <table:table-cell table:formula="of:=IFERROR(([.H144]-[.H$619])/([.H$620]-[.H$619])*100;&quot;&quot;)">
            <text:p/>
          </table:table-cell>
          <table:table-cell table:formula="of:=IFERROR(([.I144]-[.I$619])/([.I$620]-[.I$619])*100;&quot;&quot;)">
            <text:p/>
          </table:table-cell>
          <table:table-cell table:formula="of:=IFERROR(([.J144]-[.J$619])/([.J$620]-[.J$619])*100;&quot;&quot;)">
            <text:p/>
          </table:table-cell>
          <table:table-cell table:formula="of:=IFERROR(([.K144]-[.K$619])/([.K$620]-[.K$619])*100;&quot;&quot;)">
            <text:p/>
          </table:table-cell>
          <table:table-cell table:formula="of:=IFERROR(([.L144]-[.L$619])/([.L$620]-[.L$619])*100;&quot;&quot;)" office:value-type="float" office:value="73.6842105263158" calcext:value-type="float">
            <text:p>73.6842105263</text:p>
          </table:table-cell>
          <table:table-cell table:formula="of:=IFERROR(([.M144]-[.M$619])/([.M$620]-[.M$619])*100;&quot;&quot;)">
            <text:p/>
          </table:table-cell>
          <table:table-cell table:formula="of:=IFERROR(([.N144]-[.N$619])/([.N$620]-[.N$619])*100;&quot;&quot;)">
            <text:p/>
          </table:table-cell>
          <table:table-cell table:formula="of:=IFERROR(([.O144]-[.O$619])/([.O$620]-[.O$619])*100;&quot;&quot;)">
            <text:p/>
          </table:table-cell>
          <table:table-cell table:formula="of:=IFERROR(([.P144]-[.P$619])/([.P$620]-[.P$619])*100;&quot;&quot;)">
            <text:p/>
          </table:table-cell>
          <table:table-cell table:formula="of:=IFERROR(([.Q144]-[.Q$619])/([.Q$620]-[.Q$619])*100;&quot;&quot;)">
            <text:p/>
          </table:table-cell>
        </table:table-row>
        <table:table-row table:style-name="ro1">
          <table:table-cell office:value-type="float" office:value="265.22" calcext:value-type="float">
            <text:p>265.22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float" office:value="265.22" calcext:value-type="float">
            <text:p>265.22</text:p>
          </table:table-cell>
          <table:table-cell table:formula="of:=IFERROR(([.B145]-[.B$619])/([.B$620]-[.B$619])*100;&quot;&quot;)">
            <text:p/>
          </table:table-cell>
          <table:table-cell table:formula="of:=IFERROR(([.C145]-[.C$619])/([.C$620]-[.C$619])*100;&quot;&quot;)">
            <text:p/>
          </table:table-cell>
          <table:table-cell table:formula="of:=IFERROR(([.D145]-[.D$619])/([.D$620]-[.D$619])*100;&quot;&quot;)">
            <text:p/>
          </table:table-cell>
          <table:table-cell table:formula="of:=IFERROR(([.E145]-[.E$619])/([.E$620]-[.E$619])*100;&quot;&quot;)">
            <text:p/>
          </table:table-cell>
          <table:table-cell table:formula="of:=IFERROR(([.F145]-[.F$619])/([.F$620]-[.F$619])*100;&quot;&quot;)">
            <text:p/>
          </table:table-cell>
          <table:table-cell table:formula="of:=IFERROR(([.G145]-[.G$619])/([.G$620]-[.G$619])*100;&quot;&quot;)">
            <text:p/>
          </table:table-cell>
          <table:table-cell table:formula="of:=IFERROR(([.H145]-[.H$619])/([.H$620]-[.H$619])*100;&quot;&quot;)">
            <text:p/>
          </table:table-cell>
          <table:table-cell table:formula="of:=IFERROR(([.I145]-[.I$619])/([.I$620]-[.I$619])*100;&quot;&quot;)">
            <text:p/>
          </table:table-cell>
          <table:table-cell table:formula="of:=IFERROR(([.J145]-[.J$619])/([.J$620]-[.J$619])*100;&quot;&quot;)">
            <text:p/>
          </table:table-cell>
          <table:table-cell table:formula="of:=IFERROR(([.K145]-[.K$619])/([.K$620]-[.K$619])*100;&quot;&quot;)">
            <text:p/>
          </table:table-cell>
          <table:table-cell table:formula="of:=IFERROR(([.L145]-[.L$619])/([.L$620]-[.L$619])*100;&quot;&quot;)">
            <text:p/>
          </table:table-cell>
          <table:table-cell table:formula="of:=IFERROR(([.M145]-[.M$619])/([.M$620]-[.M$619])*100;&quot;&quot;)" office:value-type="float" office:value="75" calcext:value-type="float">
            <text:p>75</text:p>
          </table:table-cell>
          <table:table-cell table:formula="of:=IFERROR(([.N145]-[.N$619])/([.N$620]-[.N$619])*100;&quot;&quot;)">
            <text:p/>
          </table:table-cell>
          <table:table-cell table:formula="of:=IFERROR(([.O145]-[.O$619])/([.O$620]-[.O$619])*100;&quot;&quot;)">
            <text:p/>
          </table:table-cell>
          <table:table-cell table:formula="of:=IFERROR(([.P145]-[.P$619])/([.P$620]-[.P$619])*100;&quot;&quot;)">
            <text:p/>
          </table:table-cell>
          <table:table-cell table:formula="of:=IFERROR(([.Q145]-[.Q$619])/([.Q$620]-[.Q$619])*100;&quot;&quot;)">
            <text:p/>
          </table:table-cell>
        </table:table-row>
        <table:table-row table:style-name="ro1">
          <table:table-cell office:value-type="float" office:value="268.52" calcext:value-type="float">
            <text:p>268.5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73" calcext:value-type="float">
            <text:p>73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268.52" calcext:value-type="float">
            <text:p>268.52</text:p>
          </table:table-cell>
          <table:table-cell table:formula="of:=IFERROR(([.B146]-[.B$619])/([.B$620]-[.B$619])*100;&quot;&quot;)">
            <text:p/>
          </table:table-cell>
          <table:table-cell table:formula="of:=IFERROR(([.C146]-[.C$619])/([.C$620]-[.C$619])*100;&quot;&quot;)">
            <text:p/>
          </table:table-cell>
          <table:table-cell table:formula="of:=IFERROR(([.D146]-[.D$619])/([.D$620]-[.D$619])*100;&quot;&quot;)">
            <text:p/>
          </table:table-cell>
          <table:table-cell table:formula="of:=IFERROR(([.E146]-[.E$619])/([.E$620]-[.E$619])*100;&quot;&quot;)">
            <text:p/>
          </table:table-cell>
          <table:table-cell table:formula="of:=IFERROR(([.F146]-[.F$619])/([.F$620]-[.F$619])*100;&quot;&quot;)">
            <text:p/>
          </table:table-cell>
          <table:table-cell table:formula="of:=IFERROR(([.G146]-[.G$619])/([.G$620]-[.G$619])*100;&quot;&quot;)">
            <text:p/>
          </table:table-cell>
          <table:table-cell table:formula="of:=IFERROR(([.H146]-[.H$619])/([.H$620]-[.H$619])*100;&quot;&quot;)">
            <text:p/>
          </table:table-cell>
          <table:table-cell table:formula="of:=IFERROR(([.I146]-[.I$619])/([.I$620]-[.I$619])*100;&quot;&quot;)">
            <text:p/>
          </table:table-cell>
          <table:table-cell table:formula="of:=IFERROR(([.J146]-[.J$619])/([.J$620]-[.J$619])*100;&quot;&quot;)" office:value-type="float" office:value="86.2745098039216" calcext:value-type="float">
            <text:p>86.2745098039</text:p>
          </table:table-cell>
          <table:table-cell table:formula="of:=IFERROR(([.K146]-[.K$619])/([.K$620]-[.K$619])*100;&quot;&quot;)">
            <text:p/>
          </table:table-cell>
          <table:table-cell table:formula="of:=IFERROR(([.L146]-[.L$619])/([.L$620]-[.L$619])*100;&quot;&quot;)">
            <text:p/>
          </table:table-cell>
          <table:table-cell table:formula="of:=IFERROR(([.M146]-[.M$619])/([.M$620]-[.M$619])*100;&quot;&quot;)">
            <text:p/>
          </table:table-cell>
          <table:table-cell table:formula="of:=IFERROR(([.N146]-[.N$619])/([.N$620]-[.N$619])*100;&quot;&quot;)">
            <text:p/>
          </table:table-cell>
          <table:table-cell table:formula="of:=IFERROR(([.O146]-[.O$619])/([.O$620]-[.O$619])*100;&quot;&quot;)">
            <text:p/>
          </table:table-cell>
          <table:table-cell table:formula="of:=IFERROR(([.P146]-[.P$619])/([.P$620]-[.P$619])*100;&quot;&quot;)">
            <text:p/>
          </table:table-cell>
          <table:table-cell table:formula="of:=IFERROR(([.Q146]-[.Q$619])/([.Q$620]-[.Q$619])*100;&quot;&quot;)">
            <text:p/>
          </table:table-cell>
        </table:table-row>
        <table:table-row table:style-name="ro1">
          <table:table-cell office:value-type="float" office:value="270.64" calcext:value-type="float">
            <text:p>270.64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270.64" calcext:value-type="float">
            <text:p>270.64</text:p>
          </table:table-cell>
          <table:table-cell table:formula="of:=IFERROR(([.B147]-[.B$619])/([.B$620]-[.B$619])*100;&quot;&quot;)">
            <text:p/>
          </table:table-cell>
          <table:table-cell table:formula="of:=IFERROR(([.C147]-[.C$619])/([.C$620]-[.C$619])*100;&quot;&quot;)">
            <text:p/>
          </table:table-cell>
          <table:table-cell table:formula="of:=IFERROR(([.D147]-[.D$619])/([.D$620]-[.D$619])*100;&quot;&quot;)">
            <text:p/>
          </table:table-cell>
          <table:table-cell table:formula="of:=IFERROR(([.E147]-[.E$619])/([.E$620]-[.E$619])*100;&quot;&quot;)">
            <text:p/>
          </table:table-cell>
          <table:table-cell table:formula="of:=IFERROR(([.F147]-[.F$619])/([.F$620]-[.F$619])*100;&quot;&quot;)">
            <text:p/>
          </table:table-cell>
          <table:table-cell table:formula="of:=IFERROR(([.G147]-[.G$619])/([.G$620]-[.G$619])*100;&quot;&quot;)">
            <text:p/>
          </table:table-cell>
          <table:table-cell table:formula="of:=IFERROR(([.H147]-[.H$619])/([.H$620]-[.H$619])*100;&quot;&quot;)">
            <text:p/>
          </table:table-cell>
          <table:table-cell table:formula="of:=IFERROR(([.I147]-[.I$619])/([.I$620]-[.I$619])*100;&quot;&quot;)">
            <text:p/>
          </table:table-cell>
          <table:table-cell table:formula="of:=IFERROR(([.J147]-[.J$619])/([.J$620]-[.J$619])*100;&quot;&quot;)">
            <text:p/>
          </table:table-cell>
          <table:table-cell table:formula="of:=IFERROR(([.K147]-[.K$619])/([.K$620]-[.K$619])*100;&quot;&quot;)">
            <text:p/>
          </table:table-cell>
          <table:table-cell table:formula="of:=IFERROR(([.L147]-[.L$619])/([.L$620]-[.L$619])*100;&quot;&quot;)">
            <text:p/>
          </table:table-cell>
          <table:table-cell table:formula="of:=IFERROR(([.M147]-[.M$619])/([.M$620]-[.M$619])*100;&quot;&quot;)">
            <text:p/>
          </table:table-cell>
          <table:table-cell table:formula="of:=IFERROR(([.N147]-[.N$619])/([.N$620]-[.N$619])*100;&quot;&quot;)">
            <text:p/>
          </table:table-cell>
          <table:table-cell table:formula="of:=IFERROR(([.O147]-[.O$619])/([.O$620]-[.O$619])*100;&quot;&quot;)">
            <text:p/>
          </table:table-cell>
          <table:table-cell table:formula="of:=IFERROR(([.P147]-[.P$619])/([.P$620]-[.P$619])*100;&quot;&quot;)" office:value-type="float" office:value="85" calcext:value-type="float">
            <text:p>85</text:p>
          </table:table-cell>
          <table:table-cell table:formula="of:=IFERROR(([.Q147]-[.Q$619])/([.Q$620]-[.Q$619])*100;&quot;&quot;)">
            <text:p/>
          </table:table-cell>
        </table:table-row>
        <table:table-row table:style-name="ro1">
          <table:table-cell office:value-type="float" office:value="273.54" calcext:value-type="float">
            <text:p>273.54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9" calcext:value-type="float">
            <text:p>39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273.54" calcext:value-type="float">
            <text:p>273.54</text:p>
          </table:table-cell>
          <table:table-cell table:formula="of:=IFERROR(([.B148]-[.B$619])/([.B$620]-[.B$619])*100;&quot;&quot;)">
            <text:p/>
          </table:table-cell>
          <table:table-cell table:formula="of:=IFERROR(([.C148]-[.C$619])/([.C$620]-[.C$619])*100;&quot;&quot;)">
            <text:p/>
          </table:table-cell>
          <table:table-cell table:formula="of:=IFERROR(([.D148]-[.D$619])/([.D$620]-[.D$619])*100;&quot;&quot;)">
            <text:p/>
          </table:table-cell>
          <table:table-cell table:formula="of:=IFERROR(([.E148]-[.E$619])/([.E$620]-[.E$619])*100;&quot;&quot;)" office:value-type="float" office:value="100" calcext:value-type="float">
            <text:p>100</text:p>
          </table:table-cell>
          <table:table-cell table:formula="of:=IFERROR(([.F148]-[.F$619])/([.F$620]-[.F$619])*100;&quot;&quot;)">
            <text:p/>
          </table:table-cell>
          <table:table-cell table:formula="of:=IFERROR(([.G148]-[.G$619])/([.G$620]-[.G$619])*100;&quot;&quot;)">
            <text:p/>
          </table:table-cell>
          <table:table-cell table:formula="of:=IFERROR(([.H148]-[.H$619])/([.H$620]-[.H$619])*100;&quot;&quot;)">
            <text:p/>
          </table:table-cell>
          <table:table-cell table:formula="of:=IFERROR(([.I148]-[.I$619])/([.I$620]-[.I$619])*100;&quot;&quot;)">
            <text:p/>
          </table:table-cell>
          <table:table-cell table:formula="of:=IFERROR(([.J148]-[.J$619])/([.J$620]-[.J$619])*100;&quot;&quot;)">
            <text:p/>
          </table:table-cell>
          <table:table-cell table:formula="of:=IFERROR(([.K148]-[.K$619])/([.K$620]-[.K$619])*100;&quot;&quot;)">
            <text:p/>
          </table:table-cell>
          <table:table-cell table:formula="of:=IFERROR(([.L148]-[.L$619])/([.L$620]-[.L$619])*100;&quot;&quot;)">
            <text:p/>
          </table:table-cell>
          <table:table-cell table:formula="of:=IFERROR(([.M148]-[.M$619])/([.M$620]-[.M$619])*100;&quot;&quot;)">
            <text:p/>
          </table:table-cell>
          <table:table-cell table:formula="of:=IFERROR(([.N148]-[.N$619])/([.N$620]-[.N$619])*100;&quot;&quot;)">
            <text:p/>
          </table:table-cell>
          <table:table-cell table:formula="of:=IFERROR(([.O148]-[.O$619])/([.O$620]-[.O$619])*100;&quot;&quot;)">
            <text:p/>
          </table:table-cell>
          <table:table-cell table:formula="of:=IFERROR(([.P148]-[.P$619])/([.P$620]-[.P$619])*100;&quot;&quot;)">
            <text:p/>
          </table:table-cell>
          <table:table-cell table:formula="of:=IFERROR(([.Q148]-[.Q$619])/([.Q$620]-[.Q$619])*100;&quot;&quot;)">
            <text:p/>
          </table:table-cell>
        </table:table-row>
        <table:table-row table:style-name="ro1">
          <table:table-cell office:value-type="float" office:value="278.66" calcext:value-type="float">
            <text:p>278.6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78.66" calcext:value-type="float">
            <text:p>278.66</text:p>
          </table:table-cell>
          <table:table-cell table:formula="of:=IFERROR(([.B149]-[.B$619])/([.B$620]-[.B$619])*100;&quot;&quot;)">
            <text:p/>
          </table:table-cell>
          <table:table-cell table:formula="of:=IFERROR(([.C149]-[.C$619])/([.C$620]-[.C$619])*100;&quot;&quot;)">
            <text:p/>
          </table:table-cell>
          <table:table-cell table:formula="of:=IFERROR(([.D149]-[.D$619])/([.D$620]-[.D$619])*100;&quot;&quot;)">
            <text:p/>
          </table:table-cell>
          <table:table-cell table:formula="of:=IFERROR(([.E149]-[.E$619])/([.E$620]-[.E$619])*100;&quot;&quot;)">
            <text:p/>
          </table:table-cell>
          <table:table-cell table:formula="of:=IFERROR(([.F149]-[.F$619])/([.F$620]-[.F$619])*100;&quot;&quot;)" office:value-type="float" office:value="57.1428571428571" calcext:value-type="float">
            <text:p>57.1428571429</text:p>
          </table:table-cell>
          <table:table-cell table:formula="of:=IFERROR(([.G149]-[.G$619])/([.G$620]-[.G$619])*100;&quot;&quot;)" office:value-type="float" office:value="75" calcext:value-type="float">
            <text:p>75</text:p>
          </table:table-cell>
          <table:table-cell table:formula="of:=IFERROR(([.H149]-[.H$619])/([.H$620]-[.H$619])*100;&quot;&quot;)" office:value-type="float" office:value="64.7058823529412" calcext:value-type="float">
            <text:p>64.7058823529</text:p>
          </table:table-cell>
          <table:table-cell table:formula="of:=IFERROR(([.I149]-[.I$619])/([.I$620]-[.I$619])*100;&quot;&quot;)">
            <text:p/>
          </table:table-cell>
          <table:table-cell table:formula="of:=IFERROR(([.J149]-[.J$619])/([.J$620]-[.J$619])*100;&quot;&quot;)" office:value-type="float" office:value="88.2352941176471" calcext:value-type="float">
            <text:p>88.2352941176</text:p>
          </table:table-cell>
          <table:table-cell table:formula="of:=IFERROR(([.K149]-[.K$619])/([.K$620]-[.K$619])*100;&quot;&quot;)">
            <text:p/>
          </table:table-cell>
          <table:table-cell table:formula="of:=IFERROR(([.L149]-[.L$619])/([.L$620]-[.L$619])*100;&quot;&quot;)">
            <text:p/>
          </table:table-cell>
          <table:table-cell table:formula="of:=IFERROR(([.M149]-[.M$619])/([.M$620]-[.M$619])*100;&quot;&quot;)" office:value-type="float" office:value="79.1666666666667" calcext:value-type="float">
            <text:p>79.1666666667</text:p>
          </table:table-cell>
          <table:table-cell table:formula="of:=IFERROR(([.N149]-[.N$619])/([.N$620]-[.N$619])*100;&quot;&quot;)">
            <text:p/>
          </table:table-cell>
          <table:table-cell table:formula="of:=IFERROR(([.O149]-[.O$619])/([.O$620]-[.O$619])*100;&quot;&quot;)">
            <text:p/>
          </table:table-cell>
          <table:table-cell table:formula="of:=IFERROR(([.P149]-[.P$619])/([.P$620]-[.P$619])*100;&quot;&quot;)">
            <text:p/>
          </table:table-cell>
          <table:table-cell table:formula="of:=IFERROR(([.Q149]-[.Q$619])/([.Q$620]-[.Q$619])*100;&quot;&quot;)" office:value-type="float" office:value="89.4736842105263" calcext:value-type="float">
            <text:p>89.4736842105</text:p>
          </table:table-cell>
        </table:table-row>
        <table:table-row table:style-name="ro1">
          <table:table-cell office:value-type="float" office:value="283.86" calcext:value-type="float">
            <text:p>283.86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283.86" calcext:value-type="float">
            <text:p>283.86</text:p>
          </table:table-cell>
          <table:table-cell table:formula="of:=IFERROR(([.B150]-[.B$619])/([.B$620]-[.B$619])*100;&quot;&quot;)">
            <text:p/>
          </table:table-cell>
          <table:table-cell table:formula="of:=IFERROR(([.C150]-[.C$619])/([.C$620]-[.C$619])*100;&quot;&quot;)">
            <text:p/>
          </table:table-cell>
          <table:table-cell table:formula="of:=IFERROR(([.D150]-[.D$619])/([.D$620]-[.D$619])*100;&quot;&quot;)">
            <text:p/>
          </table:table-cell>
          <table:table-cell table:formula="of:=IFERROR(([.E150]-[.E$619])/([.E$620]-[.E$619])*100;&quot;&quot;)">
            <text:p/>
          </table:table-cell>
          <table:table-cell table:formula="of:=IFERROR(([.F150]-[.F$619])/([.F$620]-[.F$619])*100;&quot;&quot;)">
            <text:p/>
          </table:table-cell>
          <table:table-cell table:formula="of:=IFERROR(([.G150]-[.G$619])/([.G$620]-[.G$619])*100;&quot;&quot;)">
            <text:p/>
          </table:table-cell>
          <table:table-cell table:formula="of:=IFERROR(([.H150]-[.H$619])/([.H$620]-[.H$619])*100;&quot;&quot;)">
            <text:p/>
          </table:table-cell>
          <table:table-cell table:formula="of:=IFERROR(([.I150]-[.I$619])/([.I$620]-[.I$619])*100;&quot;&quot;)">
            <text:p/>
          </table:table-cell>
          <table:table-cell table:formula="of:=IFERROR(([.J150]-[.J$619])/([.J$620]-[.J$619])*100;&quot;&quot;)">
            <text:p/>
          </table:table-cell>
          <table:table-cell table:formula="of:=IFERROR(([.K150]-[.K$619])/([.K$620]-[.K$619])*100;&quot;&quot;)">
            <text:p/>
          </table:table-cell>
          <table:table-cell table:formula="of:=IFERROR(([.L150]-[.L$619])/([.L$620]-[.L$619])*100;&quot;&quot;)">
            <text:p/>
          </table:table-cell>
          <table:table-cell table:formula="of:=IFERROR(([.M150]-[.M$619])/([.M$620]-[.M$619])*100;&quot;&quot;)">
            <text:p/>
          </table:table-cell>
          <table:table-cell table:formula="of:=IFERROR(([.N150]-[.N$619])/([.N$620]-[.N$619])*100;&quot;&quot;)">
            <text:p/>
          </table:table-cell>
          <table:table-cell table:formula="of:=IFERROR(([.O150]-[.O$619])/([.O$620]-[.O$619])*100;&quot;&quot;)">
            <text:p/>
          </table:table-cell>
          <table:table-cell table:formula="of:=IFERROR(([.P150]-[.P$619])/([.P$620]-[.P$619])*100;&quot;&quot;)" office:value-type="float" office:value="87.5" calcext:value-type="float">
            <text:p>87.5</text:p>
          </table:table-cell>
          <table:table-cell table:formula="of:=IFERROR(([.Q150]-[.Q$619])/([.Q$620]-[.Q$619])*100;&quot;&quot;)">
            <text:p/>
          </table:table-cell>
        </table:table-row>
        <table:table-row table:style-name="ro1">
          <table:table-cell office:value-type="float" office:value="289.52" calcext:value-type="float">
            <text:p>289.5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75" calcext:value-type="float">
            <text:p>75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289.52" calcext:value-type="float">
            <text:p>289.52</text:p>
          </table:table-cell>
          <table:table-cell table:formula="of:=IFERROR(([.B151]-[.B$619])/([.B$620]-[.B$619])*100;&quot;&quot;)">
            <text:p/>
          </table:table-cell>
          <table:table-cell table:formula="of:=IFERROR(([.C151]-[.C$619])/([.C$620]-[.C$619])*100;&quot;&quot;)">
            <text:p/>
          </table:table-cell>
          <table:table-cell table:formula="of:=IFERROR(([.D151]-[.D$619])/([.D$620]-[.D$619])*100;&quot;&quot;)">
            <text:p/>
          </table:table-cell>
          <table:table-cell table:formula="of:=IFERROR(([.E151]-[.E$619])/([.E$620]-[.E$619])*100;&quot;&quot;)">
            <text:p/>
          </table:table-cell>
          <table:table-cell table:formula="of:=IFERROR(([.F151]-[.F$619])/([.F$620]-[.F$619])*100;&quot;&quot;)">
            <text:p/>
          </table:table-cell>
          <table:table-cell table:formula="of:=IFERROR(([.G151]-[.G$619])/([.G$620]-[.G$619])*100;&quot;&quot;)">
            <text:p/>
          </table:table-cell>
          <table:table-cell table:formula="of:=IFERROR(([.H151]-[.H$619])/([.H$620]-[.H$619])*100;&quot;&quot;)">
            <text:p/>
          </table:table-cell>
          <table:table-cell table:formula="of:=IFERROR(([.I151]-[.I$619])/([.I$620]-[.I$619])*100;&quot;&quot;)">
            <text:p/>
          </table:table-cell>
          <table:table-cell table:formula="of:=IFERROR(([.J151]-[.J$619])/([.J$620]-[.J$619])*100;&quot;&quot;)" office:value-type="float" office:value="90.1960784313726" calcext:value-type="float">
            <text:p>90.1960784314</text:p>
          </table:table-cell>
          <table:table-cell table:formula="of:=IFERROR(([.K151]-[.K$619])/([.K$620]-[.K$619])*100;&quot;&quot;)">
            <text:p/>
          </table:table-cell>
          <table:table-cell table:formula="of:=IFERROR(([.L151]-[.L$619])/([.L$620]-[.L$619])*100;&quot;&quot;)">
            <text:p/>
          </table:table-cell>
          <table:table-cell table:formula="of:=IFERROR(([.M151]-[.M$619])/([.M$620]-[.M$619])*100;&quot;&quot;)">
            <text:p/>
          </table:table-cell>
          <table:table-cell table:formula="of:=IFERROR(([.N151]-[.N$619])/([.N$620]-[.N$619])*100;&quot;&quot;)">
            <text:p/>
          </table:table-cell>
          <table:table-cell table:formula="of:=IFERROR(([.O151]-[.O$619])/([.O$620]-[.O$619])*100;&quot;&quot;)">
            <text:p/>
          </table:table-cell>
          <table:table-cell table:formula="of:=IFERROR(([.P151]-[.P$619])/([.P$620]-[.P$619])*100;&quot;&quot;)">
            <text:p/>
          </table:table-cell>
          <table:table-cell table:formula="of:=IFERROR(([.Q151]-[.Q$619])/([.Q$620]-[.Q$619])*100;&quot;&quot;)">
            <text:p/>
          </table:table-cell>
        </table:table-row>
        <table:table-row table:style-name="ro1">
          <table:table-cell office:value-type="float" office:value="292.264" calcext:value-type="float">
            <text:p>292.264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float" office:value="292.264" calcext:value-type="float">
            <text:p>292.264</text:p>
          </table:table-cell>
          <table:table-cell table:formula="of:=IFERROR(([.B152]-[.B$619])/([.B$620]-[.B$619])*100;&quot;&quot;)">
            <text:p/>
          </table:table-cell>
          <table:table-cell table:formula="of:=IFERROR(([.C152]-[.C$619])/([.C$620]-[.C$619])*100;&quot;&quot;)">
            <text:p/>
          </table:table-cell>
          <table:table-cell table:formula="of:=IFERROR(([.D152]-[.D$619])/([.D$620]-[.D$619])*100;&quot;&quot;)">
            <text:p/>
          </table:table-cell>
          <table:table-cell table:formula="of:=IFERROR(([.E152]-[.E$619])/([.E$620]-[.E$619])*100;&quot;&quot;)">
            <text:p/>
          </table:table-cell>
          <table:table-cell table:formula="of:=IFERROR(([.F152]-[.F$619])/([.F$620]-[.F$619])*100;&quot;&quot;)">
            <text:p/>
          </table:table-cell>
          <table:table-cell table:formula="of:=IFERROR(([.G152]-[.G$619])/([.G$620]-[.G$619])*100;&quot;&quot;)">
            <text:p/>
          </table:table-cell>
          <table:table-cell table:formula="of:=IFERROR(([.H152]-[.H$619])/([.H$620]-[.H$619])*100;&quot;&quot;)">
            <text:p/>
          </table:table-cell>
          <table:table-cell table:formula="of:=IFERROR(([.I152]-[.I$619])/([.I$620]-[.I$619])*100;&quot;&quot;)">
            <text:p/>
          </table:table-cell>
          <table:table-cell table:formula="of:=IFERROR(([.J152]-[.J$619])/([.J$620]-[.J$619])*100;&quot;&quot;)">
            <text:p/>
          </table:table-cell>
          <table:table-cell table:formula="of:=IFERROR(([.K152]-[.K$619])/([.K$620]-[.K$619])*100;&quot;&quot;)">
            <text:p/>
          </table:table-cell>
          <table:table-cell table:formula="of:=IFERROR(([.L152]-[.L$619])/([.L$620]-[.L$619])*100;&quot;&quot;)" office:value-type="float" office:value="68.421052631579" calcext:value-type="float">
            <text:p>68.4210526316</text:p>
          </table:table-cell>
          <table:table-cell table:formula="of:=IFERROR(([.M152]-[.M$619])/([.M$620]-[.M$619])*100;&quot;&quot;)">
            <text:p/>
          </table:table-cell>
          <table:table-cell table:formula="of:=IFERROR(([.N152]-[.N$619])/([.N$620]-[.N$619])*100;&quot;&quot;)">
            <text:p/>
          </table:table-cell>
          <table:table-cell table:formula="of:=IFERROR(([.O152]-[.O$619])/([.O$620]-[.O$619])*100;&quot;&quot;)">
            <text:p/>
          </table:table-cell>
          <table:table-cell table:formula="of:=IFERROR(([.P152]-[.P$619])/([.P$620]-[.P$619])*100;&quot;&quot;)">
            <text:p/>
          </table:table-cell>
          <table:table-cell table:formula="of:=IFERROR(([.Q152]-[.Q$619])/([.Q$620]-[.Q$619])*100;&quot;&quot;)">
            <text:p/>
          </table:table-cell>
        </table:table-row>
        <table:table-row table:style-name="ro1">
          <table:table-cell office:value-type="float" office:value="293.46" calcext:value-type="float">
            <text:p>293.46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float" office:value="293.46" calcext:value-type="float">
            <text:p>293.46</text:p>
          </table:table-cell>
          <table:table-cell table:formula="of:=IFERROR(([.B153]-[.B$619])/([.B$620]-[.B$619])*100;&quot;&quot;)">
            <text:p/>
          </table:table-cell>
          <table:table-cell table:formula="of:=IFERROR(([.C153]-[.C$619])/([.C$620]-[.C$619])*100;&quot;&quot;)">
            <text:p/>
          </table:table-cell>
          <table:table-cell table:formula="of:=IFERROR(([.D153]-[.D$619])/([.D$620]-[.D$619])*100;&quot;&quot;)">
            <text:p/>
          </table:table-cell>
          <table:table-cell table:formula="of:=IFERROR(([.E153]-[.E$619])/([.E$620]-[.E$619])*100;&quot;&quot;)">
            <text:p/>
          </table:table-cell>
          <table:table-cell table:formula="of:=IFERROR(([.F153]-[.F$619])/([.F$620]-[.F$619])*100;&quot;&quot;)">
            <text:p/>
          </table:table-cell>
          <table:table-cell table:formula="of:=IFERROR(([.G153]-[.G$619])/([.G$620]-[.G$619])*100;&quot;&quot;)">
            <text:p/>
          </table:table-cell>
          <table:table-cell table:formula="of:=IFERROR(([.H153]-[.H$619])/([.H$620]-[.H$619])*100;&quot;&quot;)">
            <text:p/>
          </table:table-cell>
          <table:table-cell table:formula="of:=IFERROR(([.I153]-[.I$619])/([.I$620]-[.I$619])*100;&quot;&quot;)">
            <text:p/>
          </table:table-cell>
          <table:table-cell table:formula="of:=IFERROR(([.J153]-[.J$619])/([.J$620]-[.J$619])*100;&quot;&quot;)">
            <text:p/>
          </table:table-cell>
          <table:table-cell table:formula="of:=IFERROR(([.K153]-[.K$619])/([.K$620]-[.K$619])*100;&quot;&quot;)">
            <text:p/>
          </table:table-cell>
          <table:table-cell table:formula="of:=IFERROR(([.L153]-[.L$619])/([.L$620]-[.L$619])*100;&quot;&quot;)">
            <text:p/>
          </table:table-cell>
          <table:table-cell table:formula="of:=IFERROR(([.M153]-[.M$619])/([.M$620]-[.M$619])*100;&quot;&quot;)" office:value-type="float" office:value="83.3333333333333" calcext:value-type="float">
            <text:p>83.3333333333</text:p>
          </table:table-cell>
          <table:table-cell table:formula="of:=IFERROR(([.N153]-[.N$619])/([.N$620]-[.N$619])*100;&quot;&quot;)">
            <text:p/>
          </table:table-cell>
          <table:table-cell table:formula="of:=IFERROR(([.O153]-[.O$619])/([.O$620]-[.O$619])*100;&quot;&quot;)">
            <text:p/>
          </table:table-cell>
          <table:table-cell table:formula="of:=IFERROR(([.P153]-[.P$619])/([.P$620]-[.P$619])*100;&quot;&quot;)">
            <text:p/>
          </table:table-cell>
          <table:table-cell table:formula="of:=IFERROR(([.Q153]-[.Q$619])/([.Q$620]-[.Q$619])*100;&quot;&quot;)">
            <text:p/>
          </table:table-cell>
        </table:table-row>
        <table:table-row table:style-name="ro1">
          <table:table-cell office:value-type="float" office:value="297.62" calcext:value-type="float">
            <text:p>297.62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297.62" calcext:value-type="float">
            <text:p>297.62</text:p>
          </table:table-cell>
          <table:table-cell table:formula="of:=IFERROR(([.B154]-[.B$619])/([.B$620]-[.B$619])*100;&quot;&quot;)">
            <text:p/>
          </table:table-cell>
          <table:table-cell table:formula="of:=IFERROR(([.C154]-[.C$619])/([.C$620]-[.C$619])*100;&quot;&quot;)">
            <text:p/>
          </table:table-cell>
          <table:table-cell table:formula="of:=IFERROR(([.D154]-[.D$619])/([.D$620]-[.D$619])*100;&quot;&quot;)">
            <text:p/>
          </table:table-cell>
          <table:table-cell table:formula="of:=IFERROR(([.E154]-[.E$619])/([.E$620]-[.E$619])*100;&quot;&quot;)">
            <text:p/>
          </table:table-cell>
          <table:table-cell table:formula="of:=IFERROR(([.F154]-[.F$619])/([.F$620]-[.F$619])*100;&quot;&quot;)">
            <text:p/>
          </table:table-cell>
          <table:table-cell table:formula="of:=IFERROR(([.G154]-[.G$619])/([.G$620]-[.G$619])*100;&quot;&quot;)">
            <text:p/>
          </table:table-cell>
          <table:table-cell table:formula="of:=IFERROR(([.H154]-[.H$619])/([.H$620]-[.H$619])*100;&quot;&quot;)">
            <text:p/>
          </table:table-cell>
          <table:table-cell table:formula="of:=IFERROR(([.I154]-[.I$619])/([.I$620]-[.I$619])*100;&quot;&quot;)">
            <text:p/>
          </table:table-cell>
          <table:table-cell table:formula="of:=IFERROR(([.J154]-[.J$619])/([.J$620]-[.J$619])*100;&quot;&quot;)">
            <text:p/>
          </table:table-cell>
          <table:table-cell table:formula="of:=IFERROR(([.K154]-[.K$619])/([.K$620]-[.K$619])*100;&quot;&quot;)">
            <text:p/>
          </table:table-cell>
          <table:table-cell table:formula="of:=IFERROR(([.L154]-[.L$619])/([.L$620]-[.L$619])*100;&quot;&quot;)">
            <text:p/>
          </table:table-cell>
          <table:table-cell table:formula="of:=IFERROR(([.M154]-[.M$619])/([.M$620]-[.M$619])*100;&quot;&quot;)">
            <text:p/>
          </table:table-cell>
          <table:table-cell table:formula="of:=IFERROR(([.N154]-[.N$619])/([.N$620]-[.N$619])*100;&quot;&quot;)">
            <text:p/>
          </table:table-cell>
          <table:table-cell table:formula="of:=IFERROR(([.O154]-[.O$619])/([.O$620]-[.O$619])*100;&quot;&quot;)">
            <text:p/>
          </table:table-cell>
          <table:table-cell table:formula="of:=IFERROR(([.P154]-[.P$619])/([.P$620]-[.P$619])*100;&quot;&quot;)" office:value-type="float" office:value="90" calcext:value-type="float">
            <text:p>90</text:p>
          </table:table-cell>
          <table:table-cell table:formula="of:=IFERROR(([.Q154]-[.Q$619])/([.Q$620]-[.Q$619])*100;&quot;&quot;)">
            <text:p/>
          </table:table-cell>
        </table:table-row>
        <table:table-row table:style-name="ro1">
          <table:table-cell office:value-type="float" office:value="301.2" calcext:value-type="float">
            <text:p>301.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76" calcext:value-type="float">
            <text:p>76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301.2" calcext:value-type="float">
            <text:p>301.2</text:p>
          </table:table-cell>
          <table:table-cell table:formula="of:=IFERROR(([.B155]-[.B$619])/([.B$620]-[.B$619])*100;&quot;&quot;)">
            <text:p/>
          </table:table-cell>
          <table:table-cell table:formula="of:=IFERROR(([.C155]-[.C$619])/([.C$620]-[.C$619])*100;&quot;&quot;)">
            <text:p/>
          </table:table-cell>
          <table:table-cell table:formula="of:=IFERROR(([.D155]-[.D$619])/([.D$620]-[.D$619])*100;&quot;&quot;)">
            <text:p/>
          </table:table-cell>
          <table:table-cell table:formula="of:=IFERROR(([.E155]-[.E$619])/([.E$620]-[.E$619])*100;&quot;&quot;)">
            <text:p/>
          </table:table-cell>
          <table:table-cell table:formula="of:=IFERROR(([.F155]-[.F$619])/([.F$620]-[.F$619])*100;&quot;&quot;)">
            <text:p/>
          </table:table-cell>
          <table:table-cell table:formula="of:=IFERROR(([.G155]-[.G$619])/([.G$620]-[.G$619])*100;&quot;&quot;)">
            <text:p/>
          </table:table-cell>
          <table:table-cell table:formula="of:=IFERROR(([.H155]-[.H$619])/([.H$620]-[.H$619])*100;&quot;&quot;)">
            <text:p/>
          </table:table-cell>
          <table:table-cell table:formula="of:=IFERROR(([.I155]-[.I$619])/([.I$620]-[.I$619])*100;&quot;&quot;)">
            <text:p/>
          </table:table-cell>
          <table:table-cell table:formula="of:=IFERROR(([.J155]-[.J$619])/([.J$620]-[.J$619])*100;&quot;&quot;)" office:value-type="float" office:value="92.156862745098" calcext:value-type="float">
            <text:p>92.1568627451</text:p>
          </table:table-cell>
          <table:table-cell table:formula="of:=IFERROR(([.K155]-[.K$619])/([.K$620]-[.K$619])*100;&quot;&quot;)">
            <text:p/>
          </table:table-cell>
          <table:table-cell table:formula="of:=IFERROR(([.L155]-[.L$619])/([.L$620]-[.L$619])*100;&quot;&quot;)">
            <text:p/>
          </table:table-cell>
          <table:table-cell table:formula="of:=IFERROR(([.M155]-[.M$619])/([.M$620]-[.M$619])*100;&quot;&quot;)">
            <text:p/>
          </table:table-cell>
          <table:table-cell table:formula="of:=IFERROR(([.N155]-[.N$619])/([.N$620]-[.N$619])*100;&quot;&quot;)">
            <text:p/>
          </table:table-cell>
          <table:table-cell table:formula="of:=IFERROR(([.O155]-[.O$619])/([.O$620]-[.O$619])*100;&quot;&quot;)">
            <text:p/>
          </table:table-cell>
          <table:table-cell table:formula="of:=IFERROR(([.P155]-[.P$619])/([.P$620]-[.P$619])*100;&quot;&quot;)">
            <text:p/>
          </table:table-cell>
          <table:table-cell table:formula="of:=IFERROR(([.Q155]-[.Q$619])/([.Q$620]-[.Q$619])*100;&quot;&quot;)">
            <text:p/>
          </table:table-cell>
        </table:table-row>
        <table:table-row table:style-name="ro1">
          <table:table-cell office:value-type="float" office:value="310.94" calcext:value-type="float">
            <text:p>310.94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310.94" calcext:value-type="float">
            <text:p>310.94</text:p>
          </table:table-cell>
          <table:table-cell table:formula="of:=IFERROR(([.B156]-[.B$619])/([.B$620]-[.B$619])*100;&quot;&quot;)">
            <text:p/>
          </table:table-cell>
          <table:table-cell table:formula="of:=IFERROR(([.C156]-[.C$619])/([.C$620]-[.C$619])*100;&quot;&quot;)">
            <text:p/>
          </table:table-cell>
          <table:table-cell table:formula="of:=IFERROR(([.D156]-[.D$619])/([.D$620]-[.D$619])*100;&quot;&quot;)">
            <text:p/>
          </table:table-cell>
          <table:table-cell table:formula="of:=IFERROR(([.E156]-[.E$619])/([.E$620]-[.E$619])*100;&quot;&quot;)">
            <text:p/>
          </table:table-cell>
          <table:table-cell table:formula="of:=IFERROR(([.F156]-[.F$619])/([.F$620]-[.F$619])*100;&quot;&quot;)">
            <text:p/>
          </table:table-cell>
          <table:table-cell table:formula="of:=IFERROR(([.G156]-[.G$619])/([.G$620]-[.G$619])*100;&quot;&quot;)">
            <text:p/>
          </table:table-cell>
          <table:table-cell table:formula="of:=IFERROR(([.H156]-[.H$619])/([.H$620]-[.H$619])*100;&quot;&quot;)" office:value-type="float" office:value="58.8235294117647" calcext:value-type="float">
            <text:p>58.8235294118</text:p>
          </table:table-cell>
          <table:table-cell table:formula="of:=IFERROR(([.I156]-[.I$619])/([.I$620]-[.I$619])*100;&quot;&quot;)" office:value-type="float" office:value="95.2380952380952" calcext:value-type="float">
            <text:p>95.2380952381</text:p>
          </table:table-cell>
          <table:table-cell table:formula="of:=IFERROR(([.J156]-[.J$619])/([.J$620]-[.J$619])*100;&quot;&quot;)">
            <text:p/>
          </table:table-cell>
          <table:table-cell table:formula="of:=IFERROR(([.K156]-[.K$619])/([.K$620]-[.K$619])*100;&quot;&quot;)">
            <text:p/>
          </table:table-cell>
          <table:table-cell table:formula="of:=IFERROR(([.L156]-[.L$619])/([.L$620]-[.L$619])*100;&quot;&quot;)">
            <text:p/>
          </table:table-cell>
          <table:table-cell table:formula="of:=IFERROR(([.M156]-[.M$619])/([.M$620]-[.M$619])*100;&quot;&quot;)" office:value-type="float" office:value="87.5" calcext:value-type="float">
            <text:p>87.5</text:p>
          </table:table-cell>
          <table:table-cell table:formula="of:=IFERROR(([.N156]-[.N$619])/([.N$620]-[.N$619])*100;&quot;&quot;)">
            <text:p/>
          </table:table-cell>
          <table:table-cell table:formula="of:=IFERROR(([.O156]-[.O$619])/([.O$620]-[.O$619])*100;&quot;&quot;)" office:value-type="float" office:value="92.3076923076923" calcext:value-type="float">
            <text:p>92.3076923077</text:p>
          </table:table-cell>
          <table:table-cell table:formula="of:=IFERROR(([.P156]-[.P$619])/([.P$620]-[.P$619])*100;&quot;&quot;)">
            <text:p/>
          </table:table-cell>
          <table:table-cell table:formula="of:=IFERROR(([.Q156]-[.Q$619])/([.Q$620]-[.Q$619])*100;&quot;&quot;)" office:value-type="float" office:value="84.2105263157895" calcext:value-type="float">
            <text:p>84.2105263158</text:p>
          </table:table-cell>
        </table:table-row>
        <table:table-row table:style-name="ro1">
          <table:table-cell office:value-type="float" office:value="314.58" calcext:value-type="float">
            <text:p>314.58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float" office:value="314.58" calcext:value-type="float">
            <text:p>314.58</text:p>
          </table:table-cell>
          <table:table-cell table:formula="of:=IFERROR(([.B157]-[.B$619])/([.B$620]-[.B$619])*100;&quot;&quot;)">
            <text:p/>
          </table:table-cell>
          <table:table-cell table:formula="of:=IFERROR(([.C157]-[.C$619])/([.C$620]-[.C$619])*100;&quot;&quot;)">
            <text:p/>
          </table:table-cell>
          <table:table-cell table:formula="of:=IFERROR(([.D157]-[.D$619])/([.D$620]-[.D$619])*100;&quot;&quot;)">
            <text:p/>
          </table:table-cell>
          <table:table-cell table:formula="of:=IFERROR(([.E157]-[.E$619])/([.E$620]-[.E$619])*100;&quot;&quot;)">
            <text:p/>
          </table:table-cell>
          <table:table-cell table:formula="of:=IFERROR(([.F157]-[.F$619])/([.F$620]-[.F$619])*100;&quot;&quot;)">
            <text:p/>
          </table:table-cell>
          <table:table-cell table:formula="of:=IFERROR(([.G157]-[.G$619])/([.G$620]-[.G$619])*100;&quot;&quot;)">
            <text:p/>
          </table:table-cell>
          <table:table-cell table:formula="of:=IFERROR(([.H157]-[.H$619])/([.H$620]-[.H$619])*100;&quot;&quot;)">
            <text:p/>
          </table:table-cell>
          <table:table-cell table:formula="of:=IFERROR(([.I157]-[.I$619])/([.I$620]-[.I$619])*100;&quot;&quot;)">
            <text:p/>
          </table:table-cell>
          <table:table-cell table:formula="of:=IFERROR(([.J157]-[.J$619])/([.J$620]-[.J$619])*100;&quot;&quot;)">
            <text:p/>
          </table:table-cell>
          <table:table-cell table:formula="of:=IFERROR(([.K157]-[.K$619])/([.K$620]-[.K$619])*100;&quot;&quot;)">
            <text:p/>
          </table:table-cell>
          <table:table-cell table:formula="of:=IFERROR(([.L157]-[.L$619])/([.L$620]-[.L$619])*100;&quot;&quot;)" office:value-type="float" office:value="63.1578947368421" calcext:value-type="float">
            <text:p>63.1578947368</text:p>
          </table:table-cell>
          <table:table-cell table:formula="of:=IFERROR(([.M157]-[.M$619])/([.M$620]-[.M$619])*100;&quot;&quot;)">
            <text:p/>
          </table:table-cell>
          <table:table-cell table:formula="of:=IFERROR(([.N157]-[.N$619])/([.N$620]-[.N$619])*100;&quot;&quot;)">
            <text:p/>
          </table:table-cell>
          <table:table-cell table:formula="of:=IFERROR(([.O157]-[.O$619])/([.O$620]-[.O$619])*100;&quot;&quot;)">
            <text:p/>
          </table:table-cell>
          <table:table-cell table:formula="of:=IFERROR(([.P157]-[.P$619])/([.P$620]-[.P$619])*100;&quot;&quot;)">
            <text:p/>
          </table:table-cell>
          <table:table-cell table:formula="of:=IFERROR(([.Q157]-[.Q$619])/([.Q$620]-[.Q$619])*100;&quot;&quot;)">
            <text:p/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table:formula="of:=IFERROR(([.B158]-[.B$619])/([.B$620]-[.B$619])*100;&quot;&quot;)">
            <text:p/>
          </table:table-cell>
          <table:table-cell table:formula="of:=IFERROR(([.C158]-[.C$619])/([.C$620]-[.C$619])*100;&quot;&quot;)">
            <text:p/>
          </table:table-cell>
          <table:table-cell table:formula="of:=IFERROR(([.D158]-[.D$619])/([.D$620]-[.D$619])*100;&quot;&quot;)">
            <text:p/>
          </table:table-cell>
          <table:table-cell table:formula="of:=IFERROR(([.E158]-[.E$619])/([.E$620]-[.E$619])*100;&quot;&quot;)">
            <text:p/>
          </table:table-cell>
          <table:table-cell table:formula="of:=IFERROR(([.F158]-[.F$619])/([.F$620]-[.F$619])*100;&quot;&quot;)">
            <text:p/>
          </table:table-cell>
          <table:table-cell table:formula="of:=IFERROR(([.G158]-[.G$619])/([.G$620]-[.G$619])*100;&quot;&quot;)">
            <text:p/>
          </table:table-cell>
          <table:table-cell table:formula="of:=IFERROR(([.H158]-[.H$619])/([.H$620]-[.H$619])*100;&quot;&quot;)">
            <text:p/>
          </table:table-cell>
          <table:table-cell table:formula="of:=IFERROR(([.I158]-[.I$619])/([.I$620]-[.I$619])*100;&quot;&quot;)">
            <text:p/>
          </table:table-cell>
          <table:table-cell table:formula="of:=IFERROR(([.J158]-[.J$619])/([.J$620]-[.J$619])*100;&quot;&quot;)">
            <text:p/>
          </table:table-cell>
          <table:table-cell table:formula="of:=IFERROR(([.K158]-[.K$619])/([.K$620]-[.K$619])*100;&quot;&quot;)">
            <text:p/>
          </table:table-cell>
          <table:table-cell table:formula="of:=IFERROR(([.L158]-[.L$619])/([.L$620]-[.L$619])*100;&quot;&quot;)">
            <text:p/>
          </table:table-cell>
          <table:table-cell table:formula="of:=IFERROR(([.M158]-[.M$619])/([.M$620]-[.M$619])*100;&quot;&quot;)">
            <text:p/>
          </table:table-cell>
          <table:table-cell table:formula="of:=IFERROR(([.N158]-[.N$619])/([.N$620]-[.N$619])*100;&quot;&quot;)">
            <text:p/>
          </table:table-cell>
          <table:table-cell table:formula="of:=IFERROR(([.O158]-[.O$619])/([.O$620]-[.O$619])*100;&quot;&quot;)">
            <text:p/>
          </table:table-cell>
          <table:table-cell table:formula="of:=IFERROR(([.P158]-[.P$619])/([.P$620]-[.P$619])*100;&quot;&quot;)" office:value-type="float" office:value="92.5" calcext:value-type="float">
            <text:p>92.5</text:p>
          </table:table-cell>
          <table:table-cell table:formula="of:=IFERROR(([.Q158]-[.Q$619])/([.Q$620]-[.Q$619])*100;&quot;&quot;)">
            <text:p/>
          </table:table-cell>
        </table:table-row>
        <table:table-row table:style-name="ro1">
          <table:table-cell office:value-type="float" office:value="317.6" calcext:value-type="float">
            <text:p>317.6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77" calcext:value-type="float">
            <text:p>77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317.6" calcext:value-type="float">
            <text:p>317.6</text:p>
          </table:table-cell>
          <table:table-cell table:formula="of:=IFERROR(([.B159]-[.B$619])/([.B$620]-[.B$619])*100;&quot;&quot;)">
            <text:p/>
          </table:table-cell>
          <table:table-cell table:formula="of:=IFERROR(([.C159]-[.C$619])/([.C$620]-[.C$619])*100;&quot;&quot;)">
            <text:p/>
          </table:table-cell>
          <table:table-cell table:formula="of:=IFERROR(([.D159]-[.D$619])/([.D$620]-[.D$619])*100;&quot;&quot;)">
            <text:p/>
          </table:table-cell>
          <table:table-cell table:formula="of:=IFERROR(([.E159]-[.E$619])/([.E$620]-[.E$619])*100;&quot;&quot;)">
            <text:p/>
          </table:table-cell>
          <table:table-cell table:formula="of:=IFERROR(([.F159]-[.F$619])/([.F$620]-[.F$619])*100;&quot;&quot;)">
            <text:p/>
          </table:table-cell>
          <table:table-cell table:formula="of:=IFERROR(([.G159]-[.G$619])/([.G$620]-[.G$619])*100;&quot;&quot;)">
            <text:p/>
          </table:table-cell>
          <table:table-cell table:formula="of:=IFERROR(([.H159]-[.H$619])/([.H$620]-[.H$619])*100;&quot;&quot;)">
            <text:p/>
          </table:table-cell>
          <table:table-cell table:formula="of:=IFERROR(([.I159]-[.I$619])/([.I$620]-[.I$619])*100;&quot;&quot;)">
            <text:p/>
          </table:table-cell>
          <table:table-cell table:formula="of:=IFERROR(([.J159]-[.J$619])/([.J$620]-[.J$619])*100;&quot;&quot;)" office:value-type="float" office:value="94.1176470588235" calcext:value-type="float">
            <text:p>94.1176470588</text:p>
          </table:table-cell>
          <table:table-cell table:formula="of:=IFERROR(([.K159]-[.K$619])/([.K$620]-[.K$619])*100;&quot;&quot;)">
            <text:p/>
          </table:table-cell>
          <table:table-cell table:formula="of:=IFERROR(([.L159]-[.L$619])/([.L$620]-[.L$619])*100;&quot;&quot;)">
            <text:p/>
          </table:table-cell>
          <table:table-cell table:formula="of:=IFERROR(([.M159]-[.M$619])/([.M$620]-[.M$619])*100;&quot;&quot;)">
            <text:p/>
          </table:table-cell>
          <table:table-cell table:formula="of:=IFERROR(([.N159]-[.N$619])/([.N$620]-[.N$619])*100;&quot;&quot;)">
            <text:p/>
          </table:table-cell>
          <table:table-cell table:formula="of:=IFERROR(([.O159]-[.O$619])/([.O$620]-[.O$619])*100;&quot;&quot;)">
            <text:p/>
          </table:table-cell>
          <table:table-cell table:formula="of:=IFERROR(([.P159]-[.P$619])/([.P$620]-[.P$619])*100;&quot;&quot;)">
            <text:p/>
          </table:table-cell>
          <table:table-cell table:formula="of:=IFERROR(([.Q159]-[.Q$619])/([.Q$620]-[.Q$619])*100;&quot;&quot;)">
            <text:p/>
          </table:table-cell>
        </table:table-row>
        <table:table-row table:style-name="ro1">
          <table:table-cell office:value-type="float" office:value="331.858" calcext:value-type="float">
            <text:p>331.858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float" office:value="331.858" calcext:value-type="float">
            <text:p>331.858</text:p>
          </table:table-cell>
          <table:table-cell table:formula="of:=IFERROR(([.B160]-[.B$619])/([.B$620]-[.B$619])*100;&quot;&quot;)">
            <text:p/>
          </table:table-cell>
          <table:table-cell table:formula="of:=IFERROR(([.C160]-[.C$619])/([.C$620]-[.C$619])*100;&quot;&quot;)">
            <text:p/>
          </table:table-cell>
          <table:table-cell table:formula="of:=IFERROR(([.D160]-[.D$619])/([.D$620]-[.D$619])*100;&quot;&quot;)">
            <text:p/>
          </table:table-cell>
          <table:table-cell table:formula="of:=IFERROR(([.E160]-[.E$619])/([.E$620]-[.E$619])*100;&quot;&quot;)">
            <text:p/>
          </table:table-cell>
          <table:table-cell table:formula="of:=IFERROR(([.F160]-[.F$619])/([.F$620]-[.F$619])*100;&quot;&quot;)">
            <text:p/>
          </table:table-cell>
          <table:table-cell table:formula="of:=IFERROR(([.G160]-[.G$619])/([.G$620]-[.G$619])*100;&quot;&quot;)">
            <text:p/>
          </table:table-cell>
          <table:table-cell table:formula="of:=IFERROR(([.H160]-[.H$619])/([.H$620]-[.H$619])*100;&quot;&quot;)">
            <text:p/>
          </table:table-cell>
          <table:table-cell table:formula="of:=IFERROR(([.I160]-[.I$619])/([.I$620]-[.I$619])*100;&quot;&quot;)">
            <text:p/>
          </table:table-cell>
          <table:table-cell table:formula="of:=IFERROR(([.J160]-[.J$619])/([.J$620]-[.J$619])*100;&quot;&quot;)">
            <text:p/>
          </table:table-cell>
          <table:table-cell table:formula="of:=IFERROR(([.K160]-[.K$619])/([.K$620]-[.K$619])*100;&quot;&quot;)">
            <text:p/>
          </table:table-cell>
          <table:table-cell table:formula="of:=IFERROR(([.L160]-[.L$619])/([.L$620]-[.L$619])*100;&quot;&quot;)">
            <text:p/>
          </table:table-cell>
          <table:table-cell table:formula="of:=IFERROR(([.M160]-[.M$619])/([.M$620]-[.M$619])*100;&quot;&quot;)" office:value-type="float" office:value="91.6666666666667" calcext:value-type="float">
            <text:p>91.6666666667</text:p>
          </table:table-cell>
          <table:table-cell table:formula="of:=IFERROR(([.N160]-[.N$619])/([.N$620]-[.N$619])*100;&quot;&quot;)">
            <text:p/>
          </table:table-cell>
          <table:table-cell table:formula="of:=IFERROR(([.O160]-[.O$619])/([.O$620]-[.O$619])*100;&quot;&quot;)">
            <text:p/>
          </table:table-cell>
          <table:table-cell table:formula="of:=IFERROR(([.P160]-[.P$619])/([.P$620]-[.P$619])*100;&quot;&quot;)">
            <text:p/>
          </table:table-cell>
          <table:table-cell table:formula="of:=IFERROR(([.Q160]-[.Q$619])/([.Q$620]-[.Q$619])*100;&quot;&quot;)">
            <text:p/>
          </table:table-cell>
        </table:table-row>
        <table:table-row table:style-name="ro1">
          <table:table-cell office:value-type="float" office:value="333.57" calcext:value-type="float">
            <text:p>333.57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333.57" calcext:value-type="float">
            <text:p>333.57</text:p>
          </table:table-cell>
          <table:table-cell table:formula="of:=IFERROR(([.B161]-[.B$619])/([.B$620]-[.B$619])*100;&quot;&quot;)">
            <text:p/>
          </table:table-cell>
          <table:table-cell table:formula="of:=IFERROR(([.C161]-[.C$619])/([.C$620]-[.C$619])*100;&quot;&quot;)">
            <text:p/>
          </table:table-cell>
          <table:table-cell table:formula="of:=IFERROR(([.D161]-[.D$619])/([.D$620]-[.D$619])*100;&quot;&quot;)">
            <text:p/>
          </table:table-cell>
          <table:table-cell table:formula="of:=IFERROR(([.E161]-[.E$619])/([.E$620]-[.E$619])*100;&quot;&quot;)">
            <text:p/>
          </table:table-cell>
          <table:table-cell table:formula="of:=IFERROR(([.F161]-[.F$619])/([.F$620]-[.F$619])*100;&quot;&quot;)">
            <text:p/>
          </table:table-cell>
          <table:table-cell table:formula="of:=IFERROR(([.G161]-[.G$619])/([.G$620]-[.G$619])*100;&quot;&quot;)">
            <text:p/>
          </table:table-cell>
          <table:table-cell table:formula="of:=IFERROR(([.H161]-[.H$619])/([.H$620]-[.H$619])*100;&quot;&quot;)">
            <text:p/>
          </table:table-cell>
          <table:table-cell table:formula="of:=IFERROR(([.I161]-[.I$619])/([.I$620]-[.I$619])*100;&quot;&quot;)">
            <text:p/>
          </table:table-cell>
          <table:table-cell table:formula="of:=IFERROR(([.J161]-[.J$619])/([.J$620]-[.J$619])*100;&quot;&quot;)">
            <text:p/>
          </table:table-cell>
          <table:table-cell table:formula="of:=IFERROR(([.K161]-[.K$619])/([.K$620]-[.K$619])*100;&quot;&quot;)">
            <text:p/>
          </table:table-cell>
          <table:table-cell table:formula="of:=IFERROR(([.L161]-[.L$619])/([.L$620]-[.L$619])*100;&quot;&quot;)">
            <text:p/>
          </table:table-cell>
          <table:table-cell table:formula="of:=IFERROR(([.M161]-[.M$619])/([.M$620]-[.M$619])*100;&quot;&quot;)">
            <text:p/>
          </table:table-cell>
          <table:table-cell table:formula="of:=IFERROR(([.N161]-[.N$619])/([.N$620]-[.N$619])*100;&quot;&quot;)">
            <text:p/>
          </table:table-cell>
          <table:table-cell table:formula="of:=IFERROR(([.O161]-[.O$619])/([.O$620]-[.O$619])*100;&quot;&quot;)">
            <text:p/>
          </table:table-cell>
          <table:table-cell table:formula="of:=IFERROR(([.P161]-[.P$619])/([.P$620]-[.P$619])*100;&quot;&quot;)" office:value-type="float" office:value="95" calcext:value-type="float">
            <text:p>95</text:p>
          </table:table-cell>
          <table:table-cell table:formula="of:=IFERROR(([.Q161]-[.Q$619])/([.Q$620]-[.Q$619])*100;&quot;&quot;)">
            <text:p/>
          </table:table-cell>
        </table:table-row>
        <table:table-row table:style-name="ro1">
          <table:table-cell office:value-type="float" office:value="335.64" calcext:value-type="float">
            <text:p>335.64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78" calcext:value-type="float">
            <text:p>78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335.64" calcext:value-type="float">
            <text:p>335.64</text:p>
          </table:table-cell>
          <table:table-cell table:formula="of:=IFERROR(([.B162]-[.B$619])/([.B$620]-[.B$619])*100;&quot;&quot;)">
            <text:p/>
          </table:table-cell>
          <table:table-cell table:formula="of:=IFERROR(([.C162]-[.C$619])/([.C$620]-[.C$619])*100;&quot;&quot;)">
            <text:p/>
          </table:table-cell>
          <table:table-cell table:formula="of:=IFERROR(([.D162]-[.D$619])/([.D$620]-[.D$619])*100;&quot;&quot;)">
            <text:p/>
          </table:table-cell>
          <table:table-cell table:formula="of:=IFERROR(([.E162]-[.E$619])/([.E$620]-[.E$619])*100;&quot;&quot;)">
            <text:p/>
          </table:table-cell>
          <table:table-cell table:formula="of:=IFERROR(([.F162]-[.F$619])/([.F$620]-[.F$619])*100;&quot;&quot;)">
            <text:p/>
          </table:table-cell>
          <table:table-cell table:formula="of:=IFERROR(([.G162]-[.G$619])/([.G$620]-[.G$619])*100;&quot;&quot;)">
            <text:p/>
          </table:table-cell>
          <table:table-cell table:formula="of:=IFERROR(([.H162]-[.H$619])/([.H$620]-[.H$619])*100;&quot;&quot;)">
            <text:p/>
          </table:table-cell>
          <table:table-cell table:formula="of:=IFERROR(([.I162]-[.I$619])/([.I$620]-[.I$619])*100;&quot;&quot;)">
            <text:p/>
          </table:table-cell>
          <table:table-cell table:formula="of:=IFERROR(([.J162]-[.J$619])/([.J$620]-[.J$619])*100;&quot;&quot;)" office:value-type="float" office:value="96.078431372549" calcext:value-type="float">
            <text:p>96.0784313725</text:p>
          </table:table-cell>
          <table:table-cell table:formula="of:=IFERROR(([.K162]-[.K$619])/([.K$620]-[.K$619])*100;&quot;&quot;)">
            <text:p/>
          </table:table-cell>
          <table:table-cell table:formula="of:=IFERROR(([.L162]-[.L$619])/([.L$620]-[.L$619])*100;&quot;&quot;)">
            <text:p/>
          </table:table-cell>
          <table:table-cell table:formula="of:=IFERROR(([.M162]-[.M$619])/([.M$620]-[.M$619])*100;&quot;&quot;)">
            <text:p/>
          </table:table-cell>
          <table:table-cell table:formula="of:=IFERROR(([.N162]-[.N$619])/([.N$620]-[.N$619])*100;&quot;&quot;)">
            <text:p/>
          </table:table-cell>
          <table:table-cell table:formula="of:=IFERROR(([.O162]-[.O$619])/([.O$620]-[.O$619])*100;&quot;&quot;)">
            <text:p/>
          </table:table-cell>
          <table:table-cell table:formula="of:=IFERROR(([.P162]-[.P$619])/([.P$620]-[.P$619])*100;&quot;&quot;)">
            <text:p/>
          </table:table-cell>
          <table:table-cell table:formula="of:=IFERROR(([.Q162]-[.Q$619])/([.Q$620]-[.Q$619])*100;&quot;&quot;)">
            <text:p/>
          </table:table-cell>
        </table:table-row>
        <table:table-row table:style-name="ro1">
          <table:table-cell office:value-type="float" office:value="341.22" calcext:value-type="float">
            <text:p>341.22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float" office:value="341.22" calcext:value-type="float">
            <text:p>341.22</text:p>
          </table:table-cell>
          <table:table-cell table:formula="of:=IFERROR(([.B163]-[.B$619])/([.B$620]-[.B$619])*100;&quot;&quot;)">
            <text:p/>
          </table:table-cell>
          <table:table-cell table:formula="of:=IFERROR(([.C163]-[.C$619])/([.C$620]-[.C$619])*100;&quot;&quot;)">
            <text:p/>
          </table:table-cell>
          <table:table-cell table:formula="of:=IFERROR(([.D163]-[.D$619])/([.D$620]-[.D$619])*100;&quot;&quot;)">
            <text:p/>
          </table:table-cell>
          <table:table-cell table:formula="of:=IFERROR(([.E163]-[.E$619])/([.E$620]-[.E$619])*100;&quot;&quot;)">
            <text:p/>
          </table:table-cell>
          <table:table-cell table:formula="of:=IFERROR(([.F163]-[.F$619])/([.F$620]-[.F$619])*100;&quot;&quot;)">
            <text:p/>
          </table:table-cell>
          <table:table-cell table:formula="of:=IFERROR(([.G163]-[.G$619])/([.G$620]-[.G$619])*100;&quot;&quot;)">
            <text:p/>
          </table:table-cell>
          <table:table-cell table:formula="of:=IFERROR(([.H163]-[.H$619])/([.H$620]-[.H$619])*100;&quot;&quot;)">
            <text:p/>
          </table:table-cell>
          <table:table-cell table:formula="of:=IFERROR(([.I163]-[.I$619])/([.I$620]-[.I$619])*100;&quot;&quot;)">
            <text:p/>
          </table:table-cell>
          <table:table-cell table:formula="of:=IFERROR(([.J163]-[.J$619])/([.J$620]-[.J$619])*100;&quot;&quot;)">
            <text:p/>
          </table:table-cell>
          <table:table-cell table:formula="of:=IFERROR(([.K163]-[.K$619])/([.K$620]-[.K$619])*100;&quot;&quot;)">
            <text:p/>
          </table:table-cell>
          <table:table-cell table:formula="of:=IFERROR(([.L163]-[.L$619])/([.L$620]-[.L$619])*100;&quot;&quot;)" office:value-type="float" office:value="57.8947368421053" calcext:value-type="float">
            <text:p>57.8947368421</text:p>
          </table:table-cell>
          <table:table-cell table:formula="of:=IFERROR(([.M163]-[.M$619])/([.M$620]-[.M$619])*100;&quot;&quot;)">
            <text:p/>
          </table:table-cell>
          <table:table-cell table:formula="of:=IFERROR(([.N163]-[.N$619])/([.N$620]-[.N$619])*100;&quot;&quot;)">
            <text:p/>
          </table:table-cell>
          <table:table-cell table:formula="of:=IFERROR(([.O163]-[.O$619])/([.O$620]-[.O$619])*100;&quot;&quot;)">
            <text:p/>
          </table:table-cell>
          <table:table-cell table:formula="of:=IFERROR(([.P163]-[.P$619])/([.P$620]-[.P$619])*100;&quot;&quot;)">
            <text:p/>
          </table:table-cell>
          <table:table-cell table:formula="of:=IFERROR(([.Q163]-[.Q$619])/([.Q$620]-[.Q$619])*100;&quot;&quot;)">
            <text:p/>
          </table:table-cell>
        </table:table-row>
        <table:table-row table:style-name="ro1">
          <table:table-cell office:value-type="float" office:value="342.34" calcext:value-type="float">
            <text:p>342.34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42.34" calcext:value-type="float">
            <text:p>342.34</text:p>
          </table:table-cell>
          <table:table-cell table:formula="of:=IFERROR(([.B164]-[.B$619])/([.B$620]-[.B$619])*100;&quot;&quot;)">
            <text:p/>
          </table:table-cell>
          <table:table-cell table:formula="of:=IFERROR(([.C164]-[.C$619])/([.C$620]-[.C$619])*100;&quot;&quot;)">
            <text:p/>
          </table:table-cell>
          <table:table-cell table:formula="of:=IFERROR(([.D164]-[.D$619])/([.D$620]-[.D$619])*100;&quot;&quot;)">
            <text:p/>
          </table:table-cell>
          <table:table-cell table:formula="of:=IFERROR(([.E164]-[.E$619])/([.E$620]-[.E$619])*100;&quot;&quot;)">
            <text:p/>
          </table:table-cell>
          <table:table-cell table:formula="of:=IFERROR(([.F164]-[.F$619])/([.F$620]-[.F$619])*100;&quot;&quot;)">
            <text:p/>
          </table:table-cell>
          <table:table-cell table:formula="of:=IFERROR(([.G164]-[.G$619])/([.G$620]-[.G$619])*100;&quot;&quot;)">
            <text:p/>
          </table:table-cell>
          <table:table-cell table:formula="of:=IFERROR(([.H164]-[.H$619])/([.H$620]-[.H$619])*100;&quot;&quot;)">
            <text:p/>
          </table:table-cell>
          <table:table-cell table:formula="of:=IFERROR(([.I164]-[.I$619])/([.I$620]-[.I$619])*100;&quot;&quot;)">
            <text:p/>
          </table:table-cell>
          <table:table-cell table:formula="of:=IFERROR(([.J164]-[.J$619])/([.J$620]-[.J$619])*100;&quot;&quot;)">
            <text:p/>
          </table:table-cell>
          <table:table-cell table:formula="of:=IFERROR(([.K164]-[.K$619])/([.K$620]-[.K$619])*100;&quot;&quot;)">
            <text:p/>
          </table:table-cell>
          <table:table-cell table:formula="of:=IFERROR(([.L164]-[.L$619])/([.L$620]-[.L$619])*100;&quot;&quot;)">
            <text:p/>
          </table:table-cell>
          <table:table-cell table:formula="of:=IFERROR(([.M164]-[.M$619])/([.M$620]-[.M$619])*100;&quot;&quot;)">
            <text:p/>
          </table:table-cell>
          <table:table-cell table:formula="of:=IFERROR(([.N164]-[.N$619])/([.N$620]-[.N$619])*100;&quot;&quot;)">
            <text:p/>
          </table:table-cell>
          <table:table-cell table:formula="of:=IFERROR(([.O164]-[.O$619])/([.O$620]-[.O$619])*100;&quot;&quot;)">
            <text:p/>
          </table:table-cell>
          <table:table-cell table:formula="of:=IFERROR(([.P164]-[.P$619])/([.P$620]-[.P$619])*100;&quot;&quot;)">
            <text:p/>
          </table:table-cell>
          <table:table-cell table:formula="of:=IFERROR(([.Q164]-[.Q$619])/([.Q$620]-[.Q$619])*100;&quot;&quot;)" office:value-type="float" office:value="78.9473684210526" calcext:value-type="float">
            <text:p>78.9473684211</text:p>
          </table:table-cell>
        </table:table-row>
        <table:table-row table:style-name="ro1">
          <table:table-cell office:value-type="float" office:value="350.296" calcext:value-type="float">
            <text:p>350.296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2"/>
          <table:table-cell office:value-type="float" office:value="350.296" calcext:value-type="float">
            <text:p>350.296</text:p>
          </table:table-cell>
          <table:table-cell table:formula="of:=IFERROR(([.B165]-[.B$619])/([.B$620]-[.B$619])*100;&quot;&quot;)">
            <text:p/>
          </table:table-cell>
          <table:table-cell table:formula="of:=IFERROR(([.C165]-[.C$619])/([.C$620]-[.C$619])*100;&quot;&quot;)">
            <text:p/>
          </table:table-cell>
          <table:table-cell table:formula="of:=IFERROR(([.D165]-[.D$619])/([.D$620]-[.D$619])*100;&quot;&quot;)">
            <text:p/>
          </table:table-cell>
          <table:table-cell table:formula="of:=IFERROR(([.E165]-[.E$619])/([.E$620]-[.E$619])*100;&quot;&quot;)">
            <text:p/>
          </table:table-cell>
          <table:table-cell table:formula="of:=IFERROR(([.F165]-[.F$619])/([.F$620]-[.F$619])*100;&quot;&quot;)">
            <text:p/>
          </table:table-cell>
          <table:table-cell table:formula="of:=IFERROR(([.G165]-[.G$619])/([.G$620]-[.G$619])*100;&quot;&quot;)" office:value-type="float" office:value="62.5" calcext:value-type="float">
            <text:p>62.5</text:p>
          </table:table-cell>
          <table:table-cell table:formula="of:=IFERROR(([.H165]-[.H$619])/([.H$620]-[.H$619])*100;&quot;&quot;)">
            <text:p/>
          </table:table-cell>
          <table:table-cell table:formula="of:=IFERROR(([.I165]-[.I$619])/([.I$620]-[.I$619])*100;&quot;&quot;)">
            <text:p/>
          </table:table-cell>
          <table:table-cell table:formula="of:=IFERROR(([.J165]-[.J$619])/([.J$620]-[.J$619])*100;&quot;&quot;)">
            <text:p/>
          </table:table-cell>
          <table:table-cell table:formula="of:=IFERROR(([.K165]-[.K$619])/([.K$620]-[.K$619])*100;&quot;&quot;)">
            <text:p/>
          </table:table-cell>
          <table:table-cell table:formula="of:=IFERROR(([.L165]-[.L$619])/([.L$620]-[.L$619])*100;&quot;&quot;)">
            <text:p/>
          </table:table-cell>
          <table:table-cell table:formula="of:=IFERROR(([.M165]-[.M$619])/([.M$620]-[.M$619])*100;&quot;&quot;)">
            <text:p/>
          </table:table-cell>
          <table:table-cell table:formula="of:=IFERROR(([.N165]-[.N$619])/([.N$620]-[.N$619])*100;&quot;&quot;)">
            <text:p/>
          </table:table-cell>
          <table:table-cell table:formula="of:=IFERROR(([.O165]-[.O$619])/([.O$620]-[.O$619])*100;&quot;&quot;)">
            <text:p/>
          </table:table-cell>
          <table:table-cell table:formula="of:=IFERROR(([.P165]-[.P$619])/([.P$620]-[.P$619])*100;&quot;&quot;)">
            <text:p/>
          </table:table-cell>
          <table:table-cell table:formula="of:=IFERROR(([.Q165]-[.Q$619])/([.Q$620]-[.Q$619])*100;&quot;&quot;)">
            <text:p/>
          </table:table-cell>
        </table:table-row>
        <table:table-row table:style-name="ro1">
          <table:table-cell office:value-type="float" office:value="351.28" calcext:value-type="float">
            <text:p>351.28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float" office:value="351.28" calcext:value-type="float">
            <text:p>351.28</text:p>
          </table:table-cell>
          <table:table-cell table:formula="of:=IFERROR(([.B166]-[.B$619])/([.B$620]-[.B$619])*100;&quot;&quot;)">
            <text:p/>
          </table:table-cell>
          <table:table-cell table:formula="of:=IFERROR(([.C166]-[.C$619])/([.C$620]-[.C$619])*100;&quot;&quot;)">
            <text:p/>
          </table:table-cell>
          <table:table-cell table:formula="of:=IFERROR(([.D166]-[.D$619])/([.D$620]-[.D$619])*100;&quot;&quot;)">
            <text:p/>
          </table:table-cell>
          <table:table-cell table:formula="of:=IFERROR(([.E166]-[.E$619])/([.E$620]-[.E$619])*100;&quot;&quot;)">
            <text:p/>
          </table:table-cell>
          <table:table-cell table:formula="of:=IFERROR(([.F166]-[.F$619])/([.F$620]-[.F$619])*100;&quot;&quot;)">
            <text:p/>
          </table:table-cell>
          <table:table-cell table:formula="of:=IFERROR(([.G166]-[.G$619])/([.G$620]-[.G$619])*100;&quot;&quot;)">
            <text:p/>
          </table:table-cell>
          <table:table-cell table:formula="of:=IFERROR(([.H166]-[.H$619])/([.H$620]-[.H$619])*100;&quot;&quot;)">
            <text:p/>
          </table:table-cell>
          <table:table-cell table:formula="of:=IFERROR(([.I166]-[.I$619])/([.I$620]-[.I$619])*100;&quot;&quot;)">
            <text:p/>
          </table:table-cell>
          <table:table-cell table:formula="of:=IFERROR(([.J166]-[.J$619])/([.J$620]-[.J$619])*100;&quot;&quot;)">
            <text:p/>
          </table:table-cell>
          <table:table-cell table:formula="of:=IFERROR(([.K166]-[.K$619])/([.K$620]-[.K$619])*100;&quot;&quot;)">
            <text:p/>
          </table:table-cell>
          <table:table-cell table:formula="of:=IFERROR(([.L166]-[.L$619])/([.L$620]-[.L$619])*100;&quot;&quot;)">
            <text:p/>
          </table:table-cell>
          <table:table-cell table:formula="of:=IFERROR(([.M166]-[.M$619])/([.M$620]-[.M$619])*100;&quot;&quot;)">
            <text:p/>
          </table:table-cell>
          <table:table-cell table:formula="of:=IFERROR(([.N166]-[.N$619])/([.N$620]-[.N$619])*100;&quot;&quot;)" office:value-type="float" office:value="95" calcext:value-type="float">
            <text:p>95</text:p>
          </table:table-cell>
          <table:table-cell table:formula="of:=IFERROR(([.O166]-[.O$619])/([.O$620]-[.O$619])*100;&quot;&quot;)">
            <text:p/>
          </table:table-cell>
          <table:table-cell table:formula="of:=IFERROR(([.P166]-[.P$619])/([.P$620]-[.P$619])*100;&quot;&quot;)">
            <text:p/>
          </table:table-cell>
          <table:table-cell table:formula="of:=IFERROR(([.Q166]-[.Q$619])/([.Q$620]-[.Q$619])*100;&quot;&quot;)">
            <text:p/>
          </table:table-cell>
        </table:table-row>
        <table:table-row table:style-name="ro1">
          <table:table-cell office:value-type="float" office:value="356.344" calcext:value-type="float">
            <text:p>356.344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79" calcext:value-type="float">
            <text:p>79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356.344" calcext:value-type="float">
            <text:p>356.344</text:p>
          </table:table-cell>
          <table:table-cell table:formula="of:=IFERROR(([.B167]-[.B$619])/([.B$620]-[.B$619])*100;&quot;&quot;)">
            <text:p/>
          </table:table-cell>
          <table:table-cell table:formula="of:=IFERROR(([.C167]-[.C$619])/([.C$620]-[.C$619])*100;&quot;&quot;)">
            <text:p/>
          </table:table-cell>
          <table:table-cell table:formula="of:=IFERROR(([.D167]-[.D$619])/([.D$620]-[.D$619])*100;&quot;&quot;)">
            <text:p/>
          </table:table-cell>
          <table:table-cell table:formula="of:=IFERROR(([.E167]-[.E$619])/([.E$620]-[.E$619])*100;&quot;&quot;)">
            <text:p/>
          </table:table-cell>
          <table:table-cell table:formula="of:=IFERROR(([.F167]-[.F$619])/([.F$620]-[.F$619])*100;&quot;&quot;)">
            <text:p/>
          </table:table-cell>
          <table:table-cell table:formula="of:=IFERROR(([.G167]-[.G$619])/([.G$620]-[.G$619])*100;&quot;&quot;)">
            <text:p/>
          </table:table-cell>
          <table:table-cell table:formula="of:=IFERROR(([.H167]-[.H$619])/([.H$620]-[.H$619])*100;&quot;&quot;)">
            <text:p/>
          </table:table-cell>
          <table:table-cell table:formula="of:=IFERROR(([.I167]-[.I$619])/([.I$620]-[.I$619])*100;&quot;&quot;)">
            <text:p/>
          </table:table-cell>
          <table:table-cell table:formula="of:=IFERROR(([.J167]-[.J$619])/([.J$620]-[.J$619])*100;&quot;&quot;)" office:value-type="float" office:value="98.0392156862745" calcext:value-type="float">
            <text:p>98.0392156863</text:p>
          </table:table-cell>
          <table:table-cell table:formula="of:=IFERROR(([.K167]-[.K$619])/([.K$620]-[.K$619])*100;&quot;&quot;)">
            <text:p/>
          </table:table-cell>
          <table:table-cell table:formula="of:=IFERROR(([.L167]-[.L$619])/([.L$620]-[.L$619])*100;&quot;&quot;)">
            <text:p/>
          </table:table-cell>
          <table:table-cell table:formula="of:=IFERROR(([.M167]-[.M$619])/([.M$620]-[.M$619])*100;&quot;&quot;)">
            <text:p/>
          </table:table-cell>
          <table:table-cell table:formula="of:=IFERROR(([.N167]-[.N$619])/([.N$620]-[.N$619])*100;&quot;&quot;)">
            <text:p/>
          </table:table-cell>
          <table:table-cell table:formula="of:=IFERROR(([.O167]-[.O$619])/([.O$620]-[.O$619])*100;&quot;&quot;)">
            <text:p/>
          </table:table-cell>
          <table:table-cell table:formula="of:=IFERROR(([.P167]-[.P$619])/([.P$620]-[.P$619])*100;&quot;&quot;)">
            <text:p/>
          </table:table-cell>
          <table:table-cell table:formula="of:=IFERROR(([.Q167]-[.Q$619])/([.Q$620]-[.Q$619])*100;&quot;&quot;)">
            <text:p/>
          </table:table-cell>
        </table:table-row>
        <table:table-row table:style-name="ro1">
          <table:table-cell office:value-type="float" office:value="358.92" calcext:value-type="float">
            <text:p>358.92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358.92" calcext:value-type="float">
            <text:p>358.92</text:p>
          </table:table-cell>
          <table:table-cell table:formula="of:=IFERROR(([.B168]-[.B$619])/([.B$620]-[.B$619])*100;&quot;&quot;)">
            <text:p/>
          </table:table-cell>
          <table:table-cell table:formula="of:=IFERROR(([.C168]-[.C$619])/([.C$620]-[.C$619])*100;&quot;&quot;)">
            <text:p/>
          </table:table-cell>
          <table:table-cell table:formula="of:=IFERROR(([.D168]-[.D$619])/([.D$620]-[.D$619])*100;&quot;&quot;)">
            <text:p/>
          </table:table-cell>
          <table:table-cell table:formula="of:=IFERROR(([.E168]-[.E$619])/([.E$620]-[.E$619])*100;&quot;&quot;)">
            <text:p/>
          </table:table-cell>
          <table:table-cell table:formula="of:=IFERROR(([.F168]-[.F$619])/([.F$620]-[.F$619])*100;&quot;&quot;)">
            <text:p/>
          </table:table-cell>
          <table:table-cell table:formula="of:=IFERROR(([.G168]-[.G$619])/([.G$620]-[.G$619])*100;&quot;&quot;)">
            <text:p/>
          </table:table-cell>
          <table:table-cell table:formula="of:=IFERROR(([.H168]-[.H$619])/([.H$620]-[.H$619])*100;&quot;&quot;)">
            <text:p/>
          </table:table-cell>
          <table:table-cell table:formula="of:=IFERROR(([.I168]-[.I$619])/([.I$620]-[.I$619])*100;&quot;&quot;)">
            <text:p/>
          </table:table-cell>
          <table:table-cell table:formula="of:=IFERROR(([.J168]-[.J$619])/([.J$620]-[.J$619])*100;&quot;&quot;)">
            <text:p/>
          </table:table-cell>
          <table:table-cell table:formula="of:=IFERROR(([.K168]-[.K$619])/([.K$620]-[.K$619])*100;&quot;&quot;)">
            <text:p/>
          </table:table-cell>
          <table:table-cell table:formula="of:=IFERROR(([.L168]-[.L$619])/([.L$620]-[.L$619])*100;&quot;&quot;)">
            <text:p/>
          </table:table-cell>
          <table:table-cell table:formula="of:=IFERROR(([.M168]-[.M$619])/([.M$620]-[.M$619])*100;&quot;&quot;)">
            <text:p/>
          </table:table-cell>
          <table:table-cell table:formula="of:=IFERROR(([.N168]-[.N$619])/([.N$620]-[.N$619])*100;&quot;&quot;)">
            <text:p/>
          </table:table-cell>
          <table:table-cell table:formula="of:=IFERROR(([.O168]-[.O$619])/([.O$620]-[.O$619])*100;&quot;&quot;)">
            <text:p/>
          </table:table-cell>
          <table:table-cell table:formula="of:=IFERROR(([.P168]-[.P$619])/([.P$620]-[.P$619])*100;&quot;&quot;)" office:value-type="float" office:value="97.5" calcext:value-type="float">
            <text:p>97.5</text:p>
          </table:table-cell>
          <table:table-cell table:formula="of:=IFERROR(([.Q168]-[.Q$619])/([.Q$620]-[.Q$619])*100;&quot;&quot;)">
            <text:p/>
          </table:table-cell>
        </table:table-row>
        <table:table-row table:style-name="ro1">
          <table:table-cell office:value-type="float" office:value="364.486" calcext:value-type="float">
            <text:p>364.48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float" office:value="364.486" calcext:value-type="float">
            <text:p>364.486</text:p>
          </table:table-cell>
          <table:table-cell table:formula="of:=IFERROR(([.B169]-[.B$619])/([.B$620]-[.B$619])*100;&quot;&quot;)">
            <text:p/>
          </table:table-cell>
          <table:table-cell table:formula="of:=IFERROR(([.C169]-[.C$619])/([.C$620]-[.C$619])*100;&quot;&quot;)">
            <text:p/>
          </table:table-cell>
          <table:table-cell table:formula="of:=IFERROR(([.D169]-[.D$619])/([.D$620]-[.D$619])*100;&quot;&quot;)">
            <text:p/>
          </table:table-cell>
          <table:table-cell table:formula="of:=IFERROR(([.E169]-[.E$619])/([.E$620]-[.E$619])*100;&quot;&quot;)">
            <text:p/>
          </table:table-cell>
          <table:table-cell table:formula="of:=IFERROR(([.F169]-[.F$619])/([.F$620]-[.F$619])*100;&quot;&quot;)" office:value-type="float" office:value="42.8571428571429" calcext:value-type="float">
            <text:p>42.8571428571</text:p>
          </table:table-cell>
          <table:table-cell table:formula="of:=IFERROR(([.G169]-[.G$619])/([.G$620]-[.G$619])*100;&quot;&quot;)">
            <text:p/>
          </table:table-cell>
          <table:table-cell table:formula="of:=IFERROR(([.H169]-[.H$619])/([.H$620]-[.H$619])*100;&quot;&quot;)" office:value-type="float" office:value="52.9411764705882" calcext:value-type="float">
            <text:p>52.9411764706</text:p>
          </table:table-cell>
          <table:table-cell table:formula="of:=IFERROR(([.I169]-[.I$619])/([.I$620]-[.I$619])*100;&quot;&quot;)" office:value-type="float" office:value="90.4761904761905" calcext:value-type="float">
            <text:p>90.4761904762</text:p>
          </table:table-cell>
          <table:table-cell table:formula="of:=IFERROR(([.J169]-[.J$619])/([.J$620]-[.J$619])*100;&quot;&quot;)">
            <text:p/>
          </table:table-cell>
          <table:table-cell table:formula="of:=IFERROR(([.K169]-[.K$619])/([.K$620]-[.K$619])*100;&quot;&quot;)">
            <text:p/>
          </table:table-cell>
          <table:table-cell table:formula="of:=IFERROR(([.L169]-[.L$619])/([.L$620]-[.L$619])*100;&quot;&quot;)">
            <text:p/>
          </table:table-cell>
          <table:table-cell table:formula="of:=IFERROR(([.M169]-[.M$619])/([.M$620]-[.M$619])*100;&quot;&quot;)" office:value-type="float" office:value="95.8333333333333" calcext:value-type="float">
            <text:p>95.8333333333</text:p>
          </table:table-cell>
          <table:table-cell table:formula="of:=IFERROR(([.N169]-[.N$619])/([.N$620]-[.N$619])*100;&quot;&quot;)">
            <text:p/>
          </table:table-cell>
          <table:table-cell table:formula="of:=IFERROR(([.O169]-[.O$619])/([.O$620]-[.O$619])*100;&quot;&quot;)">
            <text:p/>
          </table:table-cell>
          <table:table-cell table:formula="of:=IFERROR(([.P169]-[.P$619])/([.P$620]-[.P$619])*100;&quot;&quot;)">
            <text:p/>
          </table:table-cell>
          <table:table-cell table:formula="of:=IFERROR(([.Q169]-[.Q$619])/([.Q$620]-[.Q$619])*100;&quot;&quot;)">
            <text:p/>
          </table:table-cell>
        </table:table-row>
        <table:table-row table:style-name="ro1">
          <table:table-cell office:value-type="float" office:value="376.756" calcext:value-type="float">
            <text:p>376.756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76.756" calcext:value-type="float">
            <text:p>376.756</text:p>
          </table:table-cell>
          <table:table-cell table:formula="of:=IFERROR(([.B170]-[.B$619])/([.B$620]-[.B$619])*100;&quot;&quot;)">
            <text:p/>
          </table:table-cell>
          <table:table-cell table:formula="of:=IFERROR(([.C170]-[.C$619])/([.C$620]-[.C$619])*100;&quot;&quot;)">
            <text:p/>
          </table:table-cell>
          <table:table-cell table:formula="of:=IFERROR(([.D170]-[.D$619])/([.D$620]-[.D$619])*100;&quot;&quot;)">
            <text:p/>
          </table:table-cell>
          <table:table-cell table:formula="of:=IFERROR(([.E170]-[.E$619])/([.E$620]-[.E$619])*100;&quot;&quot;)">
            <text:p/>
          </table:table-cell>
          <table:table-cell table:formula="of:=IFERROR(([.F170]-[.F$619])/([.F$620]-[.F$619])*100;&quot;&quot;)">
            <text:p/>
          </table:table-cell>
          <table:table-cell table:formula="of:=IFERROR(([.G170]-[.G$619])/([.G$620]-[.G$619])*100;&quot;&quot;)">
            <text:p/>
          </table:table-cell>
          <table:table-cell table:formula="of:=IFERROR(([.H170]-[.H$619])/([.H$620]-[.H$619])*100;&quot;&quot;)">
            <text:p/>
          </table:table-cell>
          <table:table-cell table:formula="of:=IFERROR(([.I170]-[.I$619])/([.I$620]-[.I$619])*100;&quot;&quot;)">
            <text:p/>
          </table:table-cell>
          <table:table-cell table:formula="of:=IFERROR(([.J170]-[.J$619])/([.J$620]-[.J$619])*100;&quot;&quot;)">
            <text:p/>
          </table:table-cell>
          <table:table-cell table:formula="of:=IFERROR(([.K170]-[.K$619])/([.K$620]-[.K$619])*100;&quot;&quot;)">
            <text:p/>
          </table:table-cell>
          <table:table-cell table:formula="of:=IFERROR(([.L170]-[.L$619])/([.L$620]-[.L$619])*100;&quot;&quot;)">
            <text:p/>
          </table:table-cell>
          <table:table-cell table:formula="of:=IFERROR(([.M170]-[.M$619])/([.M$620]-[.M$619])*100;&quot;&quot;)">
            <text:p/>
          </table:table-cell>
          <table:table-cell table:formula="of:=IFERROR(([.N170]-[.N$619])/([.N$620]-[.N$619])*100;&quot;&quot;)">
            <text:p/>
          </table:table-cell>
          <table:table-cell table:formula="of:=IFERROR(([.O170]-[.O$619])/([.O$620]-[.O$619])*100;&quot;&quot;)">
            <text:p/>
          </table:table-cell>
          <table:table-cell table:formula="of:=IFERROR(([.P170]-[.P$619])/([.P$620]-[.P$619])*100;&quot;&quot;)">
            <text:p/>
          </table:table-cell>
          <table:table-cell table:formula="of:=IFERROR(([.Q170]-[.Q$619])/([.Q$620]-[.Q$619])*100;&quot;&quot;)" office:value-type="float" office:value="73.6842105263158" calcext:value-type="float">
            <text:p>73.6842105263</text:p>
          </table:table-cell>
        </table:table-row>
        <table:table-row table:style-name="ro1">
          <table:table-cell office:value-type="float" office:value="380.116" calcext:value-type="float">
            <text:p>380.116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float" office:value="380.116" calcext:value-type="float">
            <text:p>380.116</text:p>
          </table:table-cell>
          <table:table-cell table:formula="of:=IFERROR(([.B171]-[.B$619])/([.B$620]-[.B$619])*100;&quot;&quot;)">
            <text:p/>
          </table:table-cell>
          <table:table-cell table:formula="of:=IFERROR(([.C171]-[.C$619])/([.C$620]-[.C$619])*100;&quot;&quot;)">
            <text:p/>
          </table:table-cell>
          <table:table-cell table:formula="of:=IFERROR(([.D171]-[.D$619])/([.D$620]-[.D$619])*100;&quot;&quot;)">
            <text:p/>
          </table:table-cell>
          <table:table-cell table:formula="of:=IFERROR(([.E171]-[.E$619])/([.E$620]-[.E$619])*100;&quot;&quot;)">
            <text:p/>
          </table:table-cell>
          <table:table-cell table:formula="of:=IFERROR(([.F171]-[.F$619])/([.F$620]-[.F$619])*100;&quot;&quot;)">
            <text:p/>
          </table:table-cell>
          <table:table-cell table:formula="of:=IFERROR(([.G171]-[.G$619])/([.G$620]-[.G$619])*100;&quot;&quot;)">
            <text:p/>
          </table:table-cell>
          <table:table-cell table:formula="of:=IFERROR(([.H171]-[.H$619])/([.H$620]-[.H$619])*100;&quot;&quot;)">
            <text:p/>
          </table:table-cell>
          <table:table-cell table:formula="of:=IFERROR(([.I171]-[.I$619])/([.I$620]-[.I$619])*100;&quot;&quot;)">
            <text:p/>
          </table:table-cell>
          <table:table-cell table:formula="of:=IFERROR(([.J171]-[.J$619])/([.J$620]-[.J$619])*100;&quot;&quot;)">
            <text:p/>
          </table:table-cell>
          <table:table-cell table:formula="of:=IFERROR(([.K171]-[.K$619])/([.K$620]-[.K$619])*100;&quot;&quot;)">
            <text:p/>
          </table:table-cell>
          <table:table-cell table:formula="of:=IFERROR(([.L171]-[.L$619])/([.L$620]-[.L$619])*100;&quot;&quot;)" office:value-type="float" office:value="52.6315789473684" calcext:value-type="float">
            <text:p>52.6315789474</text:p>
          </table:table-cell>
          <table:table-cell table:formula="of:=IFERROR(([.M171]-[.M$619])/([.M$620]-[.M$619])*100;&quot;&quot;)">
            <text:p/>
          </table:table-cell>
          <table:table-cell table:formula="of:=IFERROR(([.N171]-[.N$619])/([.N$620]-[.N$619])*100;&quot;&quot;)">
            <text:p/>
          </table:table-cell>
          <table:table-cell table:formula="of:=IFERROR(([.O171]-[.O$619])/([.O$620]-[.O$619])*100;&quot;&quot;)">
            <text:p/>
          </table:table-cell>
          <table:table-cell table:formula="of:=IFERROR(([.P171]-[.P$619])/([.P$620]-[.P$619])*100;&quot;&quot;)">
            <text:p/>
          </table:table-cell>
          <table:table-cell table:formula="of:=IFERROR(([.Q171]-[.Q$619])/([.Q$620]-[.Q$619])*100;&quot;&quot;)">
            <text:p/>
          </table:table-cell>
        </table:table-row>
        <table:table-row table:style-name="ro1">
          <table:table-cell office:value-type="float" office:value="396.244" calcext:value-type="float">
            <text:p>396.244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80" calcext:value-type="float">
            <text:p>80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396.244" calcext:value-type="float">
            <text:p>396.244</text:p>
          </table:table-cell>
          <table:table-cell table:formula="of:=IFERROR(([.B172]-[.B$619])/([.B$620]-[.B$619])*100;&quot;&quot;)">
            <text:p/>
          </table:table-cell>
          <table:table-cell table:formula="of:=IFERROR(([.C172]-[.C$619])/([.C$620]-[.C$619])*100;&quot;&quot;)">
            <text:p/>
          </table:table-cell>
          <table:table-cell table:formula="of:=IFERROR(([.D172]-[.D$619])/([.D$620]-[.D$619])*100;&quot;&quot;)">
            <text:p/>
          </table:table-cell>
          <table:table-cell table:formula="of:=IFERROR(([.E172]-[.E$619])/([.E$620]-[.E$619])*100;&quot;&quot;)">
            <text:p/>
          </table:table-cell>
          <table:table-cell table:formula="of:=IFERROR(([.F172]-[.F$619])/([.F$620]-[.F$619])*100;&quot;&quot;)">
            <text:p/>
          </table:table-cell>
          <table:table-cell table:formula="of:=IFERROR(([.G172]-[.G$619])/([.G$620]-[.G$619])*100;&quot;&quot;)">
            <text:p/>
          </table:table-cell>
          <table:table-cell table:formula="of:=IFERROR(([.H172]-[.H$619])/([.H$620]-[.H$619])*100;&quot;&quot;)">
            <text:p/>
          </table:table-cell>
          <table:table-cell table:formula="of:=IFERROR(([.I172]-[.I$619])/([.I$620]-[.I$619])*100;&quot;&quot;)">
            <text:p/>
          </table:table-cell>
          <table:table-cell table:formula="of:=IFERROR(([.J172]-[.J$619])/([.J$620]-[.J$619])*100;&quot;&quot;)" office:value-type="float" office:value="100" calcext:value-type="float">
            <text:p>100</text:p>
          </table:table-cell>
          <table:table-cell table:formula="of:=IFERROR(([.K172]-[.K$619])/([.K$620]-[.K$619])*100;&quot;&quot;)">
            <text:p/>
          </table:table-cell>
          <table:table-cell table:formula="of:=IFERROR(([.L172]-[.L$619])/([.L$620]-[.L$619])*100;&quot;&quot;)">
            <text:p/>
          </table:table-cell>
          <table:table-cell table:formula="of:=IFERROR(([.M172]-[.M$619])/([.M$620]-[.M$619])*100;&quot;&quot;)">
            <text:p/>
          </table:table-cell>
          <table:table-cell table:formula="of:=IFERROR(([.N172]-[.N$619])/([.N$620]-[.N$619])*100;&quot;&quot;)">
            <text:p/>
          </table:table-cell>
          <table:table-cell table:formula="of:=IFERROR(([.O172]-[.O$619])/([.O$620]-[.O$619])*100;&quot;&quot;)">
            <text:p/>
          </table:table-cell>
          <table:table-cell table:formula="of:=IFERROR(([.P172]-[.P$619])/([.P$620]-[.P$619])*100;&quot;&quot;)">
            <text:p/>
          </table:table-cell>
          <table:table-cell table:formula="of:=IFERROR(([.Q172]-[.Q$619])/([.Q$620]-[.Q$619])*100;&quot;&quot;)">
            <text:p/>
          </table:table-cell>
        </table:table-row>
        <table:table-row table:style-name="ro1">
          <table:table-cell office:value-type="float" office:value="399.604" calcext:value-type="float">
            <text:p>399.60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399.604" calcext:value-type="float">
            <text:p>399.604</text:p>
          </table:table-cell>
          <table:table-cell table:formula="of:=IFERROR(([.B173]-[.B$619])/([.B$620]-[.B$619])*100;&quot;&quot;)" office:value-type="float" office:value="83.3333333333333" calcext:value-type="float">
            <text:p>83.3333333333</text:p>
          </table:table-cell>
          <table:table-cell table:formula="of:=IFERROR(([.C173]-[.C$619])/([.C$620]-[.C$619])*100;&quot;&quot;)" office:value-type="float" office:value="80" calcext:value-type="float">
            <text:p>80</text:p>
          </table:table-cell>
          <table:table-cell table:formula="of:=IFERROR(([.D173]-[.D$619])/([.D$620]-[.D$619])*100;&quot;&quot;)">
            <text:p/>
          </table:table-cell>
          <table:table-cell table:formula="of:=IFERROR(([.E173]-[.E$619])/([.E$620]-[.E$619])*100;&quot;&quot;)">
            <text:p/>
          </table:table-cell>
          <table:table-cell table:formula="of:=IFERROR(([.F173]-[.F$619])/([.F$620]-[.F$619])*100;&quot;&quot;)">
            <text:p/>
          </table:table-cell>
          <table:table-cell table:formula="of:=IFERROR(([.G173]-[.G$619])/([.G$620]-[.G$619])*100;&quot;&quot;)">
            <text:p/>
          </table:table-cell>
          <table:table-cell table:formula="of:=IFERROR(([.H173]-[.H$619])/([.H$620]-[.H$619])*100;&quot;&quot;)" office:value-type="float" office:value="47.0588235294118" calcext:value-type="float">
            <text:p>47.0588235294</text:p>
          </table:table-cell>
          <table:table-cell table:formula="of:=IFERROR(([.I173]-[.I$619])/([.I$620]-[.I$619])*100;&quot;&quot;)" office:value-type="float" office:value="85.7142857142857" calcext:value-type="float">
            <text:p>85.7142857143</text:p>
          </table:table-cell>
          <table:table-cell table:formula="of:=IFERROR(([.J173]-[.J$619])/([.J$620]-[.J$619])*100;&quot;&quot;)">
            <text:p/>
          </table:table-cell>
          <table:table-cell table:formula="of:=IFERROR(([.K173]-[.K$619])/([.K$620]-[.K$619])*100;&quot;&quot;)">
            <text:p/>
          </table:table-cell>
          <table:table-cell table:formula="of:=IFERROR(([.L173]-[.L$619])/([.L$620]-[.L$619])*100;&quot;&quot;)">
            <text:p/>
          </table:table-cell>
          <table:table-cell table:formula="of:=IFERROR(([.M173]-[.M$619])/([.M$620]-[.M$619])*100;&quot;&quot;)">
            <text:p/>
          </table:table-cell>
          <table:table-cell table:formula="of:=IFERROR(([.N173]-[.N$619])/([.N$620]-[.N$619])*100;&quot;&quot;)">
            <text:p/>
          </table:table-cell>
          <table:table-cell table:formula="of:=IFERROR(([.O173]-[.O$619])/([.O$620]-[.O$619])*100;&quot;&quot;)">
            <text:p/>
          </table:table-cell>
          <table:table-cell table:formula="of:=IFERROR(([.P173]-[.P$619])/([.P$620]-[.P$619])*100;&quot;&quot;)" office:value-type="float" office:value="100" calcext:value-type="float">
            <text:p>100</text:p>
          </table:table-cell>
          <table:table-cell table:formula="of:=IFERROR(([.Q173]-[.Q$619])/([.Q$620]-[.Q$619])*100;&quot;&quot;)">
            <text:p/>
          </table:table-cell>
        </table:table-row>
        <table:table-row table:style-name="ro1">
          <table:table-cell office:value-type="float" office:value="403.636" calcext:value-type="float">
            <text:p>403.636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03.636" calcext:value-type="float">
            <text:p>403.636</text:p>
          </table:table-cell>
          <table:table-cell table:formula="of:=IFERROR(([.B174]-[.B$619])/([.B$620]-[.B$619])*100;&quot;&quot;)">
            <text:p/>
          </table:table-cell>
          <table:table-cell table:formula="of:=IFERROR(([.C174]-[.C$619])/([.C$620]-[.C$619])*100;&quot;&quot;)">
            <text:p/>
          </table:table-cell>
          <table:table-cell table:formula="of:=IFERROR(([.D174]-[.D$619])/([.D$620]-[.D$619])*100;&quot;&quot;)">
            <text:p/>
          </table:table-cell>
          <table:table-cell table:formula="of:=IFERROR(([.E174]-[.E$619])/([.E$620]-[.E$619])*100;&quot;&quot;)">
            <text:p/>
          </table:table-cell>
          <table:table-cell table:formula="of:=IFERROR(([.F174]-[.F$619])/([.F$620]-[.F$619])*100;&quot;&quot;)">
            <text:p/>
          </table:table-cell>
          <table:table-cell table:formula="of:=IFERROR(([.G174]-[.G$619])/([.G$620]-[.G$619])*100;&quot;&quot;)">
            <text:p/>
          </table:table-cell>
          <table:table-cell table:formula="of:=IFERROR(([.H174]-[.H$619])/([.H$620]-[.H$619])*100;&quot;&quot;)">
            <text:p/>
          </table:table-cell>
          <table:table-cell table:formula="of:=IFERROR(([.I174]-[.I$619])/([.I$620]-[.I$619])*100;&quot;&quot;)">
            <text:p/>
          </table:table-cell>
          <table:table-cell table:formula="of:=IFERROR(([.J174]-[.J$619])/([.J$620]-[.J$619])*100;&quot;&quot;)">
            <text:p/>
          </table:table-cell>
          <table:table-cell table:formula="of:=IFERROR(([.K174]-[.K$619])/([.K$620]-[.K$619])*100;&quot;&quot;)">
            <text:p/>
          </table:table-cell>
          <table:table-cell table:formula="of:=IFERROR(([.L174]-[.L$619])/([.L$620]-[.L$619])*100;&quot;&quot;)">
            <text:p/>
          </table:table-cell>
          <table:table-cell table:formula="of:=IFERROR(([.M174]-[.M$619])/([.M$620]-[.M$619])*100;&quot;&quot;)">
            <text:p/>
          </table:table-cell>
          <table:table-cell table:formula="of:=IFERROR(([.N174]-[.N$619])/([.N$620]-[.N$619])*100;&quot;&quot;)">
            <text:p/>
          </table:table-cell>
          <table:table-cell table:formula="of:=IFERROR(([.O174]-[.O$619])/([.O$620]-[.O$619])*100;&quot;&quot;)">
            <text:p/>
          </table:table-cell>
          <table:table-cell table:formula="of:=IFERROR(([.P174]-[.P$619])/([.P$620]-[.P$619])*100;&quot;&quot;)">
            <text:p/>
          </table:table-cell>
          <table:table-cell table:formula="of:=IFERROR(([.Q174]-[.Q$619])/([.Q$620]-[.Q$619])*100;&quot;&quot;)" office:value-type="float" office:value="68.421052631579" calcext:value-type="float">
            <text:p>68.4210526316</text:p>
          </table:table-cell>
        </table:table-row>
        <table:table-row table:style-name="ro1">
          <table:table-cell office:value-type="float" office:value="406.996" calcext:value-type="float">
            <text:p>406.996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float" office:value="406.996" calcext:value-type="float">
            <text:p>406.996</text:p>
          </table:table-cell>
          <table:table-cell table:formula="of:=IFERROR(([.B175]-[.B$619])/([.B$620]-[.B$619])*100;&quot;&quot;)">
            <text:p/>
          </table:table-cell>
          <table:table-cell table:formula="of:=IFERROR(([.C175]-[.C$619])/([.C$620]-[.C$619])*100;&quot;&quot;)">
            <text:p/>
          </table:table-cell>
          <table:table-cell table:formula="of:=IFERROR(([.D175]-[.D$619])/([.D$620]-[.D$619])*100;&quot;&quot;)">
            <text:p/>
          </table:table-cell>
          <table:table-cell table:formula="of:=IFERROR(([.E175]-[.E$619])/([.E$620]-[.E$619])*100;&quot;&quot;)">
            <text:p/>
          </table:table-cell>
          <table:table-cell table:formula="of:=IFERROR(([.F175]-[.F$619])/([.F$620]-[.F$619])*100;&quot;&quot;)">
            <text:p/>
          </table:table-cell>
          <table:table-cell table:formula="of:=IFERROR(([.G175]-[.G$619])/([.G$620]-[.G$619])*100;&quot;&quot;)">
            <text:p/>
          </table:table-cell>
          <table:table-cell table:formula="of:=IFERROR(([.H175]-[.H$619])/([.H$620]-[.H$619])*100;&quot;&quot;)">
            <text:p/>
          </table:table-cell>
          <table:table-cell table:formula="of:=IFERROR(([.I175]-[.I$619])/([.I$620]-[.I$619])*100;&quot;&quot;)">
            <text:p/>
          </table:table-cell>
          <table:table-cell table:formula="of:=IFERROR(([.J175]-[.J$619])/([.J$620]-[.J$619])*100;&quot;&quot;)">
            <text:p/>
          </table:table-cell>
          <table:table-cell table:formula="of:=IFERROR(([.K175]-[.K$619])/([.K$620]-[.K$619])*100;&quot;&quot;)">
            <text:p/>
          </table:table-cell>
          <table:table-cell table:formula="of:=IFERROR(([.L175]-[.L$619])/([.L$620]-[.L$619])*100;&quot;&quot;)" office:value-type="float" office:value="47.3684210526316" calcext:value-type="float">
            <text:p>47.3684210526</text:p>
          </table:table-cell>
          <table:table-cell table:formula="of:=IFERROR(([.M175]-[.M$619])/([.M$620]-[.M$619])*100;&quot;&quot;)">
            <text:p/>
          </table:table-cell>
          <table:table-cell table:formula="of:=IFERROR(([.N175]-[.N$619])/([.N$620]-[.N$619])*100;&quot;&quot;)">
            <text:p/>
          </table:table-cell>
          <table:table-cell table:formula="of:=IFERROR(([.O175]-[.O$619])/([.O$620]-[.O$619])*100;&quot;&quot;)">
            <text:p/>
          </table:table-cell>
          <table:table-cell table:formula="of:=IFERROR(([.P175]-[.P$619])/([.P$620]-[.P$619])*100;&quot;&quot;)">
            <text:p/>
          </table:table-cell>
          <table:table-cell table:formula="of:=IFERROR(([.Q175]-[.Q$619])/([.Q$620]-[.Q$619])*100;&quot;&quot;)">
            <text:p/>
          </table:table-cell>
        </table:table-row>
        <table:table-row table:style-name="ro1">
          <table:table-cell office:value-type="float" office:value="408.06" calcext:value-type="float">
            <text:p>408.0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99" calcext:value-type="float">
            <text:p>99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408.06" calcext:value-type="float">
            <text:p>408.06</text:p>
          </table:table-cell>
          <table:table-cell table:formula="of:=IFERROR(([.B176]-[.B$619])/([.B$620]-[.B$619])*100;&quot;&quot;)">
            <text:p/>
          </table:table-cell>
          <table:table-cell table:formula="of:=IFERROR(([.C176]-[.C$619])/([.C$620]-[.C$619])*100;&quot;&quot;)">
            <text:p/>
          </table:table-cell>
          <table:table-cell table:formula="of:=IFERROR(([.D176]-[.D$619])/([.D$620]-[.D$619])*100;&quot;&quot;)" office:value-type="float" office:value="99" calcext:value-type="float">
            <text:p>99</text:p>
          </table:table-cell>
          <table:table-cell table:formula="of:=IFERROR(([.E176]-[.E$619])/([.E$620]-[.E$619])*100;&quot;&quot;)">
            <text:p/>
          </table:table-cell>
          <table:table-cell table:formula="of:=IFERROR(([.F176]-[.F$619])/([.F$620]-[.F$619])*100;&quot;&quot;)">
            <text:p/>
          </table:table-cell>
          <table:table-cell table:formula="of:=IFERROR(([.G176]-[.G$619])/([.G$620]-[.G$619])*100;&quot;&quot;)">
            <text:p/>
          </table:table-cell>
          <table:table-cell table:formula="of:=IFERROR(([.H176]-[.H$619])/([.H$620]-[.H$619])*100;&quot;&quot;)">
            <text:p/>
          </table:table-cell>
          <table:table-cell table:formula="of:=IFERROR(([.I176]-[.I$619])/([.I$620]-[.I$619])*100;&quot;&quot;)">
            <text:p/>
          </table:table-cell>
          <table:table-cell table:formula="of:=IFERROR(([.J176]-[.J$619])/([.J$620]-[.J$619])*100;&quot;&quot;)">
            <text:p/>
          </table:table-cell>
          <table:table-cell table:formula="of:=IFERROR(([.K176]-[.K$619])/([.K$620]-[.K$619])*100;&quot;&quot;)">
            <text:p/>
          </table:table-cell>
          <table:table-cell table:formula="of:=IFERROR(([.L176]-[.L$619])/([.L$620]-[.L$619])*100;&quot;&quot;)">
            <text:p/>
          </table:table-cell>
          <table:table-cell table:formula="of:=IFERROR(([.M176]-[.M$619])/([.M$620]-[.M$619])*100;&quot;&quot;)">
            <text:p/>
          </table:table-cell>
          <table:table-cell table:formula="of:=IFERROR(([.N176]-[.N$619])/([.N$620]-[.N$619])*100;&quot;&quot;)">
            <text:p/>
          </table:table-cell>
          <table:table-cell table:formula="of:=IFERROR(([.O176]-[.O$619])/([.O$620]-[.O$619])*100;&quot;&quot;)">
            <text:p/>
          </table:table-cell>
          <table:table-cell table:formula="of:=IFERROR(([.P176]-[.P$619])/([.P$620]-[.P$619])*100;&quot;&quot;)">
            <text:p/>
          </table:table-cell>
          <table:table-cell table:formula="of:=IFERROR(([.Q176]-[.Q$619])/([.Q$620]-[.Q$619])*100;&quot;&quot;)">
            <text:p/>
          </table:table-cell>
        </table:table-row>
        <table:table-row table:style-name="ro1">
          <table:table-cell office:value-type="float" office:value="410.576" calcext:value-type="float">
            <text:p>410.57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98" calcext:value-type="float">
            <text:p>98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float" office:value="410.576" calcext:value-type="float">
            <text:p>410.576</text:p>
          </table:table-cell>
          <table:table-cell table:formula="of:=IFERROR(([.B177]-[.B$619])/([.B$620]-[.B$619])*100;&quot;&quot;)">
            <text:p/>
          </table:table-cell>
          <table:table-cell table:formula="of:=IFERROR(([.C177]-[.C$619])/([.C$620]-[.C$619])*100;&quot;&quot;)">
            <text:p/>
          </table:table-cell>
          <table:table-cell table:formula="of:=IFERROR(([.D177]-[.D$619])/([.D$620]-[.D$619])*100;&quot;&quot;)" office:value-type="float" office:value="98" calcext:value-type="float">
            <text:p>98</text:p>
          </table:table-cell>
          <table:table-cell table:formula="of:=IFERROR(([.E177]-[.E$619])/([.E$620]-[.E$619])*100;&quot;&quot;)">
            <text:p/>
          </table:table-cell>
          <table:table-cell table:formula="of:=IFERROR(([.F177]-[.F$619])/([.F$620]-[.F$619])*100;&quot;&quot;)">
            <text:p/>
          </table:table-cell>
          <table:table-cell table:formula="of:=IFERROR(([.G177]-[.G$619])/([.G$620]-[.G$619])*100;&quot;&quot;)">
            <text:p/>
          </table:table-cell>
          <table:table-cell table:formula="of:=IFERROR(([.H177]-[.H$619])/([.H$620]-[.H$619])*100;&quot;&quot;)">
            <text:p/>
          </table:table-cell>
          <table:table-cell table:formula="of:=IFERROR(([.I177]-[.I$619])/([.I$620]-[.I$619])*100;&quot;&quot;)">
            <text:p/>
          </table:table-cell>
          <table:table-cell table:formula="of:=IFERROR(([.J177]-[.J$619])/([.J$620]-[.J$619])*100;&quot;&quot;)">
            <text:p/>
          </table:table-cell>
          <table:table-cell table:formula="of:=IFERROR(([.K177]-[.K$619])/([.K$620]-[.K$619])*100;&quot;&quot;)">
            <text:p/>
          </table:table-cell>
          <table:table-cell table:formula="of:=IFERROR(([.L177]-[.L$619])/([.L$620]-[.L$619])*100;&quot;&quot;)">
            <text:p/>
          </table:table-cell>
          <table:table-cell table:formula="of:=IFERROR(([.M177]-[.M$619])/([.M$620]-[.M$619])*100;&quot;&quot;)" office:value-type="float" office:value="100" calcext:value-type="float">
            <text:p>100</text:p>
          </table:table-cell>
          <table:table-cell table:formula="of:=IFERROR(([.N177]-[.N$619])/([.N$620]-[.N$619])*100;&quot;&quot;)">
            <text:p/>
          </table:table-cell>
          <table:table-cell table:formula="of:=IFERROR(([.O177]-[.O$619])/([.O$620]-[.O$619])*100;&quot;&quot;)">
            <text:p/>
          </table:table-cell>
          <table:table-cell table:formula="of:=IFERROR(([.P177]-[.P$619])/([.P$620]-[.P$619])*100;&quot;&quot;)">
            <text:p/>
          </table:table-cell>
          <table:table-cell table:formula="of:=IFERROR(([.Q177]-[.Q$619])/([.Q$620]-[.Q$619])*100;&quot;&quot;)">
            <text:p/>
          </table:table-cell>
        </table:table-row>
        <table:table-row table:style-name="ro1">
          <table:table-cell office:value-type="float" office:value="411.62" calcext:value-type="float">
            <text:p>411.62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2"/>
          <table:table-cell office:value-type="float" office:value="411.62" calcext:value-type="float">
            <text:p>411.62</text:p>
          </table:table-cell>
          <table:table-cell table:formula="of:=IFERROR(([.B178]-[.B$619])/([.B$620]-[.B$619])*100;&quot;&quot;)">
            <text:p/>
          </table:table-cell>
          <table:table-cell table:formula="of:=IFERROR(([.C178]-[.C$619])/([.C$620]-[.C$619])*100;&quot;&quot;)">
            <text:p/>
          </table:table-cell>
          <table:table-cell table:formula="of:=IFERROR(([.D178]-[.D$619])/([.D$620]-[.D$619])*100;&quot;&quot;)">
            <text:p/>
          </table:table-cell>
          <table:table-cell table:formula="of:=IFERROR(([.E178]-[.E$619])/([.E$620]-[.E$619])*100;&quot;&quot;)">
            <text:p/>
          </table:table-cell>
          <table:table-cell table:formula="of:=IFERROR(([.F178]-[.F$619])/([.F$620]-[.F$619])*100;&quot;&quot;)">
            <text:p/>
          </table:table-cell>
          <table:table-cell table:formula="of:=IFERROR(([.G178]-[.G$619])/([.G$620]-[.G$619])*100;&quot;&quot;)" office:value-type="float" office:value="50" calcext:value-type="float">
            <text:p>50</text:p>
          </table:table-cell>
          <table:table-cell table:formula="of:=IFERROR(([.H178]-[.H$619])/([.H$620]-[.H$619])*100;&quot;&quot;)">
            <text:p/>
          </table:table-cell>
          <table:table-cell table:formula="of:=IFERROR(([.I178]-[.I$619])/([.I$620]-[.I$619])*100;&quot;&quot;)">
            <text:p/>
          </table:table-cell>
          <table:table-cell table:formula="of:=IFERROR(([.J178]-[.J$619])/([.J$620]-[.J$619])*100;&quot;&quot;)">
            <text:p/>
          </table:table-cell>
          <table:table-cell table:formula="of:=IFERROR(([.K178]-[.K$619])/([.K$620]-[.K$619])*100;&quot;&quot;)">
            <text:p/>
          </table:table-cell>
          <table:table-cell table:formula="of:=IFERROR(([.L178]-[.L$619])/([.L$620]-[.L$619])*100;&quot;&quot;)">
            <text:p/>
          </table:table-cell>
          <table:table-cell table:formula="of:=IFERROR(([.M178]-[.M$619])/([.M$620]-[.M$619])*100;&quot;&quot;)">
            <text:p/>
          </table:table-cell>
          <table:table-cell table:formula="of:=IFERROR(([.N178]-[.N$619])/([.N$620]-[.N$619])*100;&quot;&quot;)">
            <text:p/>
          </table:table-cell>
          <table:table-cell table:formula="of:=IFERROR(([.O178]-[.O$619])/([.O$620]-[.O$619])*100;&quot;&quot;)">
            <text:p/>
          </table:table-cell>
          <table:table-cell table:formula="of:=IFERROR(([.P178]-[.P$619])/([.P$620]-[.P$619])*100;&quot;&quot;)">
            <text:p/>
          </table:table-cell>
          <table:table-cell table:formula="of:=IFERROR(([.Q178]-[.Q$619])/([.Q$620]-[.Q$619])*100;&quot;&quot;)">
            <text:p/>
          </table:table-cell>
        </table:table-row>
        <table:table-row table:style-name="ro1">
          <table:table-cell office:value-type="float" office:value="413.436" calcext:value-type="float">
            <text:p>413.43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97" calcext:value-type="float">
            <text:p>97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413.436" calcext:value-type="float">
            <text:p>413.436</text:p>
          </table:table-cell>
          <table:table-cell table:formula="of:=IFERROR(([.B179]-[.B$619])/([.B$620]-[.B$619])*100;&quot;&quot;)">
            <text:p/>
          </table:table-cell>
          <table:table-cell table:formula="of:=IFERROR(([.C179]-[.C$619])/([.C$620]-[.C$619])*100;&quot;&quot;)">
            <text:p/>
          </table:table-cell>
          <table:table-cell table:formula="of:=IFERROR(([.D179]-[.D$619])/([.D$620]-[.D$619])*100;&quot;&quot;)" office:value-type="float" office:value="97" calcext:value-type="float">
            <text:p>97</text:p>
          </table:table-cell>
          <table:table-cell table:formula="of:=IFERROR(([.E179]-[.E$619])/([.E$620]-[.E$619])*100;&quot;&quot;)">
            <text:p/>
          </table:table-cell>
          <table:table-cell table:formula="of:=IFERROR(([.F179]-[.F$619])/([.F$620]-[.F$619])*100;&quot;&quot;)">
            <text:p/>
          </table:table-cell>
          <table:table-cell table:formula="of:=IFERROR(([.G179]-[.G$619])/([.G$620]-[.G$619])*100;&quot;&quot;)">
            <text:p/>
          </table:table-cell>
          <table:table-cell table:formula="of:=IFERROR(([.H179]-[.H$619])/([.H$620]-[.H$619])*100;&quot;&quot;)">
            <text:p/>
          </table:table-cell>
          <table:table-cell table:formula="of:=IFERROR(([.I179]-[.I$619])/([.I$620]-[.I$619])*100;&quot;&quot;)">
            <text:p/>
          </table:table-cell>
          <table:table-cell table:formula="of:=IFERROR(([.J179]-[.J$619])/([.J$620]-[.J$619])*100;&quot;&quot;)">
            <text:p/>
          </table:table-cell>
          <table:table-cell table:formula="of:=IFERROR(([.K179]-[.K$619])/([.K$620]-[.K$619])*100;&quot;&quot;)">
            <text:p/>
          </table:table-cell>
          <table:table-cell table:formula="of:=IFERROR(([.L179]-[.L$619])/([.L$620]-[.L$619])*100;&quot;&quot;)">
            <text:p/>
          </table:table-cell>
          <table:table-cell table:formula="of:=IFERROR(([.M179]-[.M$619])/([.M$620]-[.M$619])*100;&quot;&quot;)">
            <text:p/>
          </table:table-cell>
          <table:table-cell table:formula="of:=IFERROR(([.N179]-[.N$619])/([.N$620]-[.N$619])*100;&quot;&quot;)">
            <text:p/>
          </table:table-cell>
          <table:table-cell table:formula="of:=IFERROR(([.O179]-[.O$619])/([.O$620]-[.O$619])*100;&quot;&quot;)">
            <text:p/>
          </table:table-cell>
          <table:table-cell table:formula="of:=IFERROR(([.P179]-[.P$619])/([.P$620]-[.P$619])*100;&quot;&quot;)">
            <text:p/>
          </table:table-cell>
          <table:table-cell table:formula="of:=IFERROR(([.Q179]-[.Q$619])/([.Q$620]-[.Q$619])*100;&quot;&quot;)">
            <text:p/>
          </table:table-cell>
        </table:table-row>
        <table:table-row table:style-name="ro1">
          <table:table-cell office:value-type="float" office:value="416.296" calcext:value-type="float">
            <text:p>416.29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96" calcext:value-type="float">
            <text:p>96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416.296" calcext:value-type="float">
            <text:p>416.296</text:p>
          </table:table-cell>
          <table:table-cell table:formula="of:=IFERROR(([.B180]-[.B$619])/([.B$620]-[.B$619])*100;&quot;&quot;)">
            <text:p/>
          </table:table-cell>
          <table:table-cell table:formula="of:=IFERROR(([.C180]-[.C$619])/([.C$620]-[.C$619])*100;&quot;&quot;)">
            <text:p/>
          </table:table-cell>
          <table:table-cell table:formula="of:=IFERROR(([.D180]-[.D$619])/([.D$620]-[.D$619])*100;&quot;&quot;)" office:value-type="float" office:value="96" calcext:value-type="float">
            <text:p>96</text:p>
          </table:table-cell>
          <table:table-cell table:formula="of:=IFERROR(([.E180]-[.E$619])/([.E$620]-[.E$619])*100;&quot;&quot;)">
            <text:p/>
          </table:table-cell>
          <table:table-cell table:formula="of:=IFERROR(([.F180]-[.F$619])/([.F$620]-[.F$619])*100;&quot;&quot;)">
            <text:p/>
          </table:table-cell>
          <table:table-cell table:formula="of:=IFERROR(([.G180]-[.G$619])/([.G$620]-[.G$619])*100;&quot;&quot;)">
            <text:p/>
          </table:table-cell>
          <table:table-cell table:formula="of:=IFERROR(([.H180]-[.H$619])/([.H$620]-[.H$619])*100;&quot;&quot;)">
            <text:p/>
          </table:table-cell>
          <table:table-cell table:formula="of:=IFERROR(([.I180]-[.I$619])/([.I$620]-[.I$619])*100;&quot;&quot;)">
            <text:p/>
          </table:table-cell>
          <table:table-cell table:formula="of:=IFERROR(([.J180]-[.J$619])/([.J$620]-[.J$619])*100;&quot;&quot;)">
            <text:p/>
          </table:table-cell>
          <table:table-cell table:formula="of:=IFERROR(([.K180]-[.K$619])/([.K$620]-[.K$619])*100;&quot;&quot;)">
            <text:p/>
          </table:table-cell>
          <table:table-cell table:formula="of:=IFERROR(([.L180]-[.L$619])/([.L$620]-[.L$619])*100;&quot;&quot;)">
            <text:p/>
          </table:table-cell>
          <table:table-cell table:formula="of:=IFERROR(([.M180]-[.M$619])/([.M$620]-[.M$619])*100;&quot;&quot;)">
            <text:p/>
          </table:table-cell>
          <table:table-cell table:formula="of:=IFERROR(([.N180]-[.N$619])/([.N$620]-[.N$619])*100;&quot;&quot;)">
            <text:p/>
          </table:table-cell>
          <table:table-cell table:formula="of:=IFERROR(([.O180]-[.O$619])/([.O$620]-[.O$619])*100;&quot;&quot;)">
            <text:p/>
          </table:table-cell>
          <table:table-cell table:formula="of:=IFERROR(([.P180]-[.P$619])/([.P$620]-[.P$619])*100;&quot;&quot;)">
            <text:p/>
          </table:table-cell>
          <table:table-cell table:formula="of:=IFERROR(([.Q180]-[.Q$619])/([.Q$620]-[.Q$619])*100;&quot;&quot;)">
            <text:p/>
          </table:table-cell>
        </table:table-row>
        <table:table-row table:style-name="ro1">
          <table:table-cell office:value-type="float" office:value="419.46" calcext:value-type="float">
            <text:p>419.4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office:value-type="float" office:value="38" calcext:value-type="float">
            <text:p>38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419.46" calcext:value-type="float">
            <text:p>419.46</text:p>
          </table:table-cell>
          <table:table-cell table:formula="of:=IFERROR(([.B181]-[.B$619])/([.B$620]-[.B$619])*100;&quot;&quot;)">
            <text:p/>
          </table:table-cell>
          <table:table-cell table:formula="of:=IFERROR(([.C181]-[.C$619])/([.C$620]-[.C$619])*100;&quot;&quot;)">
            <text:p/>
          </table:table-cell>
          <table:table-cell table:formula="of:=IFERROR(([.D181]-[.D$619])/([.D$620]-[.D$619])*100;&quot;&quot;)" office:value-type="float" office:value="95" calcext:value-type="float">
            <text:p>95</text:p>
          </table:table-cell>
          <table:table-cell table:formula="of:=IFERROR(([.E181]-[.E$619])/([.E$620]-[.E$619])*100;&quot;&quot;)" office:value-type="float" office:value="96.2962962962963" calcext:value-type="float">
            <text:p>96.2962962963</text:p>
          </table:table-cell>
          <table:table-cell table:formula="of:=IFERROR(([.F181]-[.F$619])/([.F$620]-[.F$619])*100;&quot;&quot;)">
            <text:p/>
          </table:table-cell>
          <table:table-cell table:formula="of:=IFERROR(([.G181]-[.G$619])/([.G$620]-[.G$619])*100;&quot;&quot;)">
            <text:p/>
          </table:table-cell>
          <table:table-cell table:formula="of:=IFERROR(([.H181]-[.H$619])/([.H$620]-[.H$619])*100;&quot;&quot;)">
            <text:p/>
          </table:table-cell>
          <table:table-cell table:formula="of:=IFERROR(([.I181]-[.I$619])/([.I$620]-[.I$619])*100;&quot;&quot;)">
            <text:p/>
          </table:table-cell>
          <table:table-cell table:formula="of:=IFERROR(([.J181]-[.J$619])/([.J$620]-[.J$619])*100;&quot;&quot;)">
            <text:p/>
          </table:table-cell>
          <table:table-cell table:formula="of:=IFERROR(([.K181]-[.K$619])/([.K$620]-[.K$619])*100;&quot;&quot;)">
            <text:p/>
          </table:table-cell>
          <table:table-cell table:formula="of:=IFERROR(([.L181]-[.L$619])/([.L$620]-[.L$619])*100;&quot;&quot;)">
            <text:p/>
          </table:table-cell>
          <table:table-cell table:formula="of:=IFERROR(([.M181]-[.M$619])/([.M$620]-[.M$619])*100;&quot;&quot;)">
            <text:p/>
          </table:table-cell>
          <table:table-cell table:formula="of:=IFERROR(([.N181]-[.N$619])/([.N$620]-[.N$619])*100;&quot;&quot;)">
            <text:p/>
          </table:table-cell>
          <table:table-cell table:formula="of:=IFERROR(([.O181]-[.O$619])/([.O$620]-[.O$619])*100;&quot;&quot;)">
            <text:p/>
          </table:table-cell>
          <table:table-cell table:formula="of:=IFERROR(([.P181]-[.P$619])/([.P$620]-[.P$619])*100;&quot;&quot;)">
            <text:p/>
          </table:table-cell>
          <table:table-cell table:formula="of:=IFERROR(([.Q181]-[.Q$619])/([.Q$620]-[.Q$619])*100;&quot;&quot;)">
            <text:p/>
          </table:table-cell>
        </table:table-row>
        <table:table-row table:style-name="ro1">
          <table:table-cell office:value-type="float" office:value="422.016" calcext:value-type="float">
            <text:p>422.01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94" calcext:value-type="float">
            <text:p>94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422.016" calcext:value-type="float">
            <text:p>422.016</text:p>
          </table:table-cell>
          <table:table-cell table:formula="of:=IFERROR(([.B182]-[.B$619])/([.B$620]-[.B$619])*100;&quot;&quot;)">
            <text:p/>
          </table:table-cell>
          <table:table-cell table:formula="of:=IFERROR(([.C182]-[.C$619])/([.C$620]-[.C$619])*100;&quot;&quot;)">
            <text:p/>
          </table:table-cell>
          <table:table-cell table:formula="of:=IFERROR(([.D182]-[.D$619])/([.D$620]-[.D$619])*100;&quot;&quot;)" office:value-type="float" office:value="94" calcext:value-type="float">
            <text:p>94</text:p>
          </table:table-cell>
          <table:table-cell table:formula="of:=IFERROR(([.E182]-[.E$619])/([.E$620]-[.E$619])*100;&quot;&quot;)">
            <text:p/>
          </table:table-cell>
          <table:table-cell table:formula="of:=IFERROR(([.F182]-[.F$619])/([.F$620]-[.F$619])*100;&quot;&quot;)">
            <text:p/>
          </table:table-cell>
          <table:table-cell table:formula="of:=IFERROR(([.G182]-[.G$619])/([.G$620]-[.G$619])*100;&quot;&quot;)">
            <text:p/>
          </table:table-cell>
          <table:table-cell table:formula="of:=IFERROR(([.H182]-[.H$619])/([.H$620]-[.H$619])*100;&quot;&quot;)">
            <text:p/>
          </table:table-cell>
          <table:table-cell table:formula="of:=IFERROR(([.I182]-[.I$619])/([.I$620]-[.I$619])*100;&quot;&quot;)">
            <text:p/>
          </table:table-cell>
          <table:table-cell table:formula="of:=IFERROR(([.J182]-[.J$619])/([.J$620]-[.J$619])*100;&quot;&quot;)">
            <text:p/>
          </table:table-cell>
          <table:table-cell table:formula="of:=IFERROR(([.K182]-[.K$619])/([.K$620]-[.K$619])*100;&quot;&quot;)">
            <text:p/>
          </table:table-cell>
          <table:table-cell table:formula="of:=IFERROR(([.L182]-[.L$619])/([.L$620]-[.L$619])*100;&quot;&quot;)">
            <text:p/>
          </table:table-cell>
          <table:table-cell table:formula="of:=IFERROR(([.M182]-[.M$619])/([.M$620]-[.M$619])*100;&quot;&quot;)">
            <text:p/>
          </table:table-cell>
          <table:table-cell table:formula="of:=IFERROR(([.N182]-[.N$619])/([.N$620]-[.N$619])*100;&quot;&quot;)">
            <text:p/>
          </table:table-cell>
          <table:table-cell table:formula="of:=IFERROR(([.O182]-[.O$619])/([.O$620]-[.O$619])*100;&quot;&quot;)">
            <text:p/>
          </table:table-cell>
          <table:table-cell table:formula="of:=IFERROR(([.P182]-[.P$619])/([.P$620]-[.P$619])*100;&quot;&quot;)">
            <text:p/>
          </table:table-cell>
          <table:table-cell table:formula="of:=IFERROR(([.Q182]-[.Q$619])/([.Q$620]-[.Q$619])*100;&quot;&quot;)">
            <text:p/>
          </table:table-cell>
        </table:table-row>
        <table:table-row table:style-name="ro1">
          <table:table-cell office:value-type="float" office:value="424.876" calcext:value-type="float">
            <text:p>424.87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93" calcext:value-type="float">
            <text:p>93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424.876" calcext:value-type="float">
            <text:p>424.876</text:p>
          </table:table-cell>
          <table:table-cell table:formula="of:=IFERROR(([.B183]-[.B$619])/([.B$620]-[.B$619])*100;&quot;&quot;)">
            <text:p/>
          </table:table-cell>
          <table:table-cell table:formula="of:=IFERROR(([.C183]-[.C$619])/([.C$620]-[.C$619])*100;&quot;&quot;)">
            <text:p/>
          </table:table-cell>
          <table:table-cell table:formula="of:=IFERROR(([.D183]-[.D$619])/([.D$620]-[.D$619])*100;&quot;&quot;)" office:value-type="float" office:value="93" calcext:value-type="float">
            <text:p>93</text:p>
          </table:table-cell>
          <table:table-cell table:formula="of:=IFERROR(([.E183]-[.E$619])/([.E$620]-[.E$619])*100;&quot;&quot;)">
            <text:p/>
          </table:table-cell>
          <table:table-cell table:formula="of:=IFERROR(([.F183]-[.F$619])/([.F$620]-[.F$619])*100;&quot;&quot;)">
            <text:p/>
          </table:table-cell>
          <table:table-cell table:formula="of:=IFERROR(([.G183]-[.G$619])/([.G$620]-[.G$619])*100;&quot;&quot;)">
            <text:p/>
          </table:table-cell>
          <table:table-cell table:formula="of:=IFERROR(([.H183]-[.H$619])/([.H$620]-[.H$619])*100;&quot;&quot;)">
            <text:p/>
          </table:table-cell>
          <table:table-cell table:formula="of:=IFERROR(([.I183]-[.I$619])/([.I$620]-[.I$619])*100;&quot;&quot;)">
            <text:p/>
          </table:table-cell>
          <table:table-cell table:formula="of:=IFERROR(([.J183]-[.J$619])/([.J$620]-[.J$619])*100;&quot;&quot;)">
            <text:p/>
          </table:table-cell>
          <table:table-cell table:formula="of:=IFERROR(([.K183]-[.K$619])/([.K$620]-[.K$619])*100;&quot;&quot;)">
            <text:p/>
          </table:table-cell>
          <table:table-cell table:formula="of:=IFERROR(([.L183]-[.L$619])/([.L$620]-[.L$619])*100;&quot;&quot;)">
            <text:p/>
          </table:table-cell>
          <table:table-cell table:formula="of:=IFERROR(([.M183]-[.M$619])/([.M$620]-[.M$619])*100;&quot;&quot;)">
            <text:p/>
          </table:table-cell>
          <table:table-cell table:formula="of:=IFERROR(([.N183]-[.N$619])/([.N$620]-[.N$619])*100;&quot;&quot;)">
            <text:p/>
          </table:table-cell>
          <table:table-cell table:formula="of:=IFERROR(([.O183]-[.O$619])/([.O$620]-[.O$619])*100;&quot;&quot;)">
            <text:p/>
          </table:table-cell>
          <table:table-cell table:formula="of:=IFERROR(([.P183]-[.P$619])/([.P$620]-[.P$619])*100;&quot;&quot;)">
            <text:p/>
          </table:table-cell>
          <table:table-cell table:formula="of:=IFERROR(([.Q183]-[.Q$619])/([.Q$620]-[.Q$619])*100;&quot;&quot;)">
            <text:p/>
          </table:table-cell>
        </table:table-row>
        <table:table-row table:style-name="ro1">
          <table:table-cell office:value-type="float" office:value="427.736" calcext:value-type="float">
            <text:p>427.73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92" calcext:value-type="float">
            <text:p>92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427.736" calcext:value-type="float">
            <text:p>427.736</text:p>
          </table:table-cell>
          <table:table-cell table:formula="of:=IFERROR(([.B184]-[.B$619])/([.B$620]-[.B$619])*100;&quot;&quot;)">
            <text:p/>
          </table:table-cell>
          <table:table-cell table:formula="of:=IFERROR(([.C184]-[.C$619])/([.C$620]-[.C$619])*100;&quot;&quot;)">
            <text:p/>
          </table:table-cell>
          <table:table-cell table:formula="of:=IFERROR(([.D184]-[.D$619])/([.D$620]-[.D$619])*100;&quot;&quot;)" office:value-type="float" office:value="92" calcext:value-type="float">
            <text:p>92</text:p>
          </table:table-cell>
          <table:table-cell table:formula="of:=IFERROR(([.E184]-[.E$619])/([.E$620]-[.E$619])*100;&quot;&quot;)">
            <text:p/>
          </table:table-cell>
          <table:table-cell table:formula="of:=IFERROR(([.F184]-[.F$619])/([.F$620]-[.F$619])*100;&quot;&quot;)">
            <text:p/>
          </table:table-cell>
          <table:table-cell table:formula="of:=IFERROR(([.G184]-[.G$619])/([.G$620]-[.G$619])*100;&quot;&quot;)">
            <text:p/>
          </table:table-cell>
          <table:table-cell table:formula="of:=IFERROR(([.H184]-[.H$619])/([.H$620]-[.H$619])*100;&quot;&quot;)">
            <text:p/>
          </table:table-cell>
          <table:table-cell table:formula="of:=IFERROR(([.I184]-[.I$619])/([.I$620]-[.I$619])*100;&quot;&quot;)">
            <text:p/>
          </table:table-cell>
          <table:table-cell table:formula="of:=IFERROR(([.J184]-[.J$619])/([.J$620]-[.J$619])*100;&quot;&quot;)">
            <text:p/>
          </table:table-cell>
          <table:table-cell table:formula="of:=IFERROR(([.K184]-[.K$619])/([.K$620]-[.K$619])*100;&quot;&quot;)">
            <text:p/>
          </table:table-cell>
          <table:table-cell table:formula="of:=IFERROR(([.L184]-[.L$619])/([.L$620]-[.L$619])*100;&quot;&quot;)">
            <text:p/>
          </table:table-cell>
          <table:table-cell table:formula="of:=IFERROR(([.M184]-[.M$619])/([.M$620]-[.M$619])*100;&quot;&quot;)">
            <text:p/>
          </table:table-cell>
          <table:table-cell table:formula="of:=IFERROR(([.N184]-[.N$619])/([.N$620]-[.N$619])*100;&quot;&quot;)">
            <text:p/>
          </table:table-cell>
          <table:table-cell table:formula="of:=IFERROR(([.O184]-[.O$619])/([.O$620]-[.O$619])*100;&quot;&quot;)">
            <text:p/>
          </table:table-cell>
          <table:table-cell table:formula="of:=IFERROR(([.P184]-[.P$619])/([.P$620]-[.P$619])*100;&quot;&quot;)">
            <text:p/>
          </table:table-cell>
          <table:table-cell table:formula="of:=IFERROR(([.Q184]-[.Q$619])/([.Q$620]-[.Q$619])*100;&quot;&quot;)">
            <text:p/>
          </table:table-cell>
        </table:table-row>
        <table:table-row table:style-name="ro1">
          <table:table-cell office:value-type="float" office:value="429.16" calcext:value-type="float">
            <text:p>429.16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float" office:value="429.16" calcext:value-type="float">
            <text:p>429.16</text:p>
          </table:table-cell>
          <table:table-cell table:formula="of:=IFERROR(([.B185]-[.B$619])/([.B$620]-[.B$619])*100;&quot;&quot;)">
            <text:p/>
          </table:table-cell>
          <table:table-cell table:formula="of:=IFERROR(([.C185]-[.C$619])/([.C$620]-[.C$619])*100;&quot;&quot;)">
            <text:p/>
          </table:table-cell>
          <table:table-cell table:formula="of:=IFERROR(([.D185]-[.D$619])/([.D$620]-[.D$619])*100;&quot;&quot;)">
            <text:p/>
          </table:table-cell>
          <table:table-cell table:formula="of:=IFERROR(([.E185]-[.E$619])/([.E$620]-[.E$619])*100;&quot;&quot;)">
            <text:p/>
          </table:table-cell>
          <table:table-cell table:formula="of:=IFERROR(([.F185]-[.F$619])/([.F$620]-[.F$619])*100;&quot;&quot;)">
            <text:p/>
          </table:table-cell>
          <table:table-cell table:formula="of:=IFERROR(([.G185]-[.G$619])/([.G$620]-[.G$619])*100;&quot;&quot;)">
            <text:p/>
          </table:table-cell>
          <table:table-cell table:formula="of:=IFERROR(([.H185]-[.H$619])/([.H$620]-[.H$619])*100;&quot;&quot;)" office:value-type="float" office:value="41.1764705882353" calcext:value-type="float">
            <text:p>41.1764705882</text:p>
          </table:table-cell>
          <table:table-cell table:formula="of:=IFERROR(([.I185]-[.I$619])/([.I$620]-[.I$619])*100;&quot;&quot;)">
            <text:p/>
          </table:table-cell>
          <table:table-cell table:formula="of:=IFERROR(([.J185]-[.J$619])/([.J$620]-[.J$619])*100;&quot;&quot;)">
            <text:p/>
          </table:table-cell>
          <table:table-cell table:formula="of:=IFERROR(([.K185]-[.K$619])/([.K$620]-[.K$619])*100;&quot;&quot;)">
            <text:p/>
          </table:table-cell>
          <table:table-cell table:formula="of:=IFERROR(([.L185]-[.L$619])/([.L$620]-[.L$619])*100;&quot;&quot;)">
            <text:p/>
          </table:table-cell>
          <table:table-cell table:formula="of:=IFERROR(([.M185]-[.M$619])/([.M$620]-[.M$619])*100;&quot;&quot;)">
            <text:p/>
          </table:table-cell>
          <table:table-cell table:formula="of:=IFERROR(([.N185]-[.N$619])/([.N$620]-[.N$619])*100;&quot;&quot;)" office:value-type="float" office:value="90" calcext:value-type="float">
            <text:p>90</text:p>
          </table:table-cell>
          <table:table-cell table:formula="of:=IFERROR(([.O185]-[.O$619])/([.O$620]-[.O$619])*100;&quot;&quot;)" office:value-type="float" office:value="84.6153846153846" calcext:value-type="float">
            <text:p>84.6153846154</text:p>
          </table:table-cell>
          <table:table-cell table:formula="of:=IFERROR(([.P185]-[.P$619])/([.P$620]-[.P$619])*100;&quot;&quot;)">
            <text:p/>
          </table:table-cell>
          <table:table-cell table:formula="of:=IFERROR(([.Q185]-[.Q$619])/([.Q$620]-[.Q$619])*100;&quot;&quot;)">
            <text:p/>
          </table:table-cell>
        </table:table-row>
        <table:table-row table:style-name="ro1">
          <table:table-cell office:value-type="float" office:value="430.86" calcext:value-type="float">
            <text:p>430.8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91" calcext:value-type="float">
            <text:p>91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430.86" calcext:value-type="float">
            <text:p>430.86</text:p>
          </table:table-cell>
          <table:table-cell table:formula="of:=IFERROR(([.B186]-[.B$619])/([.B$620]-[.B$619])*100;&quot;&quot;)">
            <text:p/>
          </table:table-cell>
          <table:table-cell table:formula="of:=IFERROR(([.C186]-[.C$619])/([.C$620]-[.C$619])*100;&quot;&quot;)">
            <text:p/>
          </table:table-cell>
          <table:table-cell table:formula="of:=IFERROR(([.D186]-[.D$619])/([.D$620]-[.D$619])*100;&quot;&quot;)" office:value-type="float" office:value="91" calcext:value-type="float">
            <text:p>91</text:p>
          </table:table-cell>
          <table:table-cell table:formula="of:=IFERROR(([.E186]-[.E$619])/([.E$620]-[.E$619])*100;&quot;&quot;)">
            <text:p/>
          </table:table-cell>
          <table:table-cell table:formula="of:=IFERROR(([.F186]-[.F$619])/([.F$620]-[.F$619])*100;&quot;&quot;)">
            <text:p/>
          </table:table-cell>
          <table:table-cell table:formula="of:=IFERROR(([.G186]-[.G$619])/([.G$620]-[.G$619])*100;&quot;&quot;)">
            <text:p/>
          </table:table-cell>
          <table:table-cell table:formula="of:=IFERROR(([.H186]-[.H$619])/([.H$620]-[.H$619])*100;&quot;&quot;)">
            <text:p/>
          </table:table-cell>
          <table:table-cell table:formula="of:=IFERROR(([.I186]-[.I$619])/([.I$620]-[.I$619])*100;&quot;&quot;)">
            <text:p/>
          </table:table-cell>
          <table:table-cell table:formula="of:=IFERROR(([.J186]-[.J$619])/([.J$620]-[.J$619])*100;&quot;&quot;)">
            <text:p/>
          </table:table-cell>
          <table:table-cell table:formula="of:=IFERROR(([.K186]-[.K$619])/([.K$620]-[.K$619])*100;&quot;&quot;)">
            <text:p/>
          </table:table-cell>
          <table:table-cell table:formula="of:=IFERROR(([.L186]-[.L$619])/([.L$620]-[.L$619])*100;&quot;&quot;)">
            <text:p/>
          </table:table-cell>
          <table:table-cell table:formula="of:=IFERROR(([.M186]-[.M$619])/([.M$620]-[.M$619])*100;&quot;&quot;)">
            <text:p/>
          </table:table-cell>
          <table:table-cell table:formula="of:=IFERROR(([.N186]-[.N$619])/([.N$620]-[.N$619])*100;&quot;&quot;)">
            <text:p/>
          </table:table-cell>
          <table:table-cell table:formula="of:=IFERROR(([.O186]-[.O$619])/([.O$620]-[.O$619])*100;&quot;&quot;)">
            <text:p/>
          </table:table-cell>
          <table:table-cell table:formula="of:=IFERROR(([.P186]-[.P$619])/([.P$620]-[.P$619])*100;&quot;&quot;)">
            <text:p/>
          </table:table-cell>
          <table:table-cell table:formula="of:=IFERROR(([.Q186]-[.Q$619])/([.Q$620]-[.Q$619])*100;&quot;&quot;)">
            <text:p/>
          </table:table-cell>
        </table:table-row>
        <table:table-row table:style-name="ro1">
          <table:table-cell office:value-type="float" office:value="432.34" calcext:value-type="float">
            <text:p>432.34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432.34" calcext:value-type="float">
            <text:p>432.34</text:p>
          </table:table-cell>
          <table:table-cell table:formula="of:=IFERROR(([.B187]-[.B$619])/([.B$620]-[.B$619])*100;&quot;&quot;)">
            <text:p/>
          </table:table-cell>
          <table:table-cell table:formula="of:=IFERROR(([.C187]-[.C$619])/([.C$620]-[.C$619])*100;&quot;&quot;)">
            <text:p/>
          </table:table-cell>
          <table:table-cell table:formula="of:=IFERROR(([.D187]-[.D$619])/([.D$620]-[.D$619])*100;&quot;&quot;)">
            <text:p/>
          </table:table-cell>
          <table:table-cell table:formula="of:=IFERROR(([.E187]-[.E$619])/([.E$620]-[.E$619])*100;&quot;&quot;)">
            <text:p/>
          </table:table-cell>
          <table:table-cell table:formula="of:=IFERROR(([.F187]-[.F$619])/([.F$620]-[.F$619])*100;&quot;&quot;)">
            <text:p/>
          </table:table-cell>
          <table:table-cell table:formula="of:=IFERROR(([.G187]-[.G$619])/([.G$620]-[.G$619])*100;&quot;&quot;)">
            <text:p/>
          </table:table-cell>
          <table:table-cell table:formula="of:=IFERROR(([.H187]-[.H$619])/([.H$620]-[.H$619])*100;&quot;&quot;)">
            <text:p/>
          </table:table-cell>
          <table:table-cell table:formula="of:=IFERROR(([.I187]-[.I$619])/([.I$620]-[.I$619])*100;&quot;&quot;)">
            <text:p/>
          </table:table-cell>
          <table:table-cell table:formula="of:=IFERROR(([.J187]-[.J$619])/([.J$620]-[.J$619])*100;&quot;&quot;)">
            <text:p/>
          </table:table-cell>
          <table:table-cell table:formula="of:=IFERROR(([.K187]-[.K$619])/([.K$620]-[.K$619])*100;&quot;&quot;)">
            <text:p/>
          </table:table-cell>
          <table:table-cell table:formula="of:=IFERROR(([.L187]-[.L$619])/([.L$620]-[.L$619])*100;&quot;&quot;)">
            <text:p/>
          </table:table-cell>
          <table:table-cell table:formula="of:=IFERROR(([.M187]-[.M$619])/([.M$620]-[.M$619])*100;&quot;&quot;)">
            <text:p/>
          </table:table-cell>
          <table:table-cell table:formula="of:=IFERROR(([.N187]-[.N$619])/([.N$620]-[.N$619])*100;&quot;&quot;)">
            <text:p/>
          </table:table-cell>
          <table:table-cell table:formula="of:=IFERROR(([.O187]-[.O$619])/([.O$620]-[.O$619])*100;&quot;&quot;)">
            <text:p/>
          </table:table-cell>
          <table:table-cell table:formula="of:=IFERROR(([.P187]-[.P$619])/([.P$620]-[.P$619])*100;&quot;&quot;)">
            <text:p/>
          </table:table-cell>
          <table:table-cell table:formula="of:=IFERROR(([.Q187]-[.Q$619])/([.Q$620]-[.Q$619])*100;&quot;&quot;)" office:value-type="float" office:value="63.1578947368421" calcext:value-type="float">
            <text:p>63.1578947368</text:p>
          </table:table-cell>
        </table:table-row>
        <table:table-row table:style-name="ro1">
          <table:table-cell office:value-type="float" office:value="432.76" calcext:value-type="float">
            <text:p>432.76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2"/>
          <table:table-cell office:value-type="float" office:value="432.76" calcext:value-type="float">
            <text:p>432.76</text:p>
          </table:table-cell>
          <table:table-cell table:formula="of:=IFERROR(([.B188]-[.B$619])/([.B$620]-[.B$619])*100;&quot;&quot;)">
            <text:p/>
          </table:table-cell>
          <table:table-cell table:formula="of:=IFERROR(([.C188]-[.C$619])/([.C$620]-[.C$619])*100;&quot;&quot;)">
            <text:p/>
          </table:table-cell>
          <table:table-cell table:formula="of:=IFERROR(([.D188]-[.D$619])/([.D$620]-[.D$619])*100;&quot;&quot;)">
            <text:p/>
          </table:table-cell>
          <table:table-cell table:formula="of:=IFERROR(([.E188]-[.E$619])/([.E$620]-[.E$619])*100;&quot;&quot;)">
            <text:p/>
          </table:table-cell>
          <table:table-cell table:formula="of:=IFERROR(([.F188]-[.F$619])/([.F$620]-[.F$619])*100;&quot;&quot;)">
            <text:p/>
          </table:table-cell>
          <table:table-cell table:formula="of:=IFERROR(([.G188]-[.G$619])/([.G$620]-[.G$619])*100;&quot;&quot;)">
            <text:p/>
          </table:table-cell>
          <table:table-cell table:formula="of:=IFERROR(([.H188]-[.H$619])/([.H$620]-[.H$619])*100;&quot;&quot;)">
            <text:p/>
          </table:table-cell>
          <table:table-cell table:formula="of:=IFERROR(([.I188]-[.I$619])/([.I$620]-[.I$619])*100;&quot;&quot;)" office:value-type="float" office:value="80.952380952381" calcext:value-type="float">
            <text:p>80.9523809524</text:p>
          </table:table-cell>
          <table:table-cell table:formula="of:=IFERROR(([.J188]-[.J$619])/([.J$620]-[.J$619])*100;&quot;&quot;)">
            <text:p/>
          </table:table-cell>
          <table:table-cell table:formula="of:=IFERROR(([.K188]-[.K$619])/([.K$620]-[.K$619])*100;&quot;&quot;)">
            <text:p/>
          </table:table-cell>
          <table:table-cell table:formula="of:=IFERROR(([.L188]-[.L$619])/([.L$620]-[.L$619])*100;&quot;&quot;)">
            <text:p/>
          </table:table-cell>
          <table:table-cell table:formula="of:=IFERROR(([.M188]-[.M$619])/([.M$620]-[.M$619])*100;&quot;&quot;)">
            <text:p/>
          </table:table-cell>
          <table:table-cell table:formula="of:=IFERROR(([.N188]-[.N$619])/([.N$620]-[.N$619])*100;&quot;&quot;)">
            <text:p/>
          </table:table-cell>
          <table:table-cell table:formula="of:=IFERROR(([.O188]-[.O$619])/([.O$620]-[.O$619])*100;&quot;&quot;)">
            <text:p/>
          </table:table-cell>
          <table:table-cell table:formula="of:=IFERROR(([.P188]-[.P$619])/([.P$620]-[.P$619])*100;&quot;&quot;)">
            <text:p/>
          </table:table-cell>
          <table:table-cell table:formula="of:=IFERROR(([.Q188]-[.Q$619])/([.Q$620]-[.Q$619])*100;&quot;&quot;)">
            <text:p/>
          </table:table-cell>
        </table:table-row>
        <table:table-row table:style-name="ro1">
          <table:table-cell office:value-type="float" office:value="433.456" calcext:value-type="float">
            <text:p>433.45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90" calcext:value-type="float">
            <text:p>90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433.456" calcext:value-type="float">
            <text:p>433.456</text:p>
          </table:table-cell>
          <table:table-cell table:formula="of:=IFERROR(([.B189]-[.B$619])/([.B$620]-[.B$619])*100;&quot;&quot;)">
            <text:p/>
          </table:table-cell>
          <table:table-cell table:formula="of:=IFERROR(([.C189]-[.C$619])/([.C$620]-[.C$619])*100;&quot;&quot;)">
            <text:p/>
          </table:table-cell>
          <table:table-cell table:formula="of:=IFERROR(([.D189]-[.D$619])/([.D$620]-[.D$619])*100;&quot;&quot;)" office:value-type="float" office:value="90" calcext:value-type="float">
            <text:p>90</text:p>
          </table:table-cell>
          <table:table-cell table:formula="of:=IFERROR(([.E189]-[.E$619])/([.E$620]-[.E$619])*100;&quot;&quot;)">
            <text:p/>
          </table:table-cell>
          <table:table-cell table:formula="of:=IFERROR(([.F189]-[.F$619])/([.F$620]-[.F$619])*100;&quot;&quot;)">
            <text:p/>
          </table:table-cell>
          <table:table-cell table:formula="of:=IFERROR(([.G189]-[.G$619])/([.G$620]-[.G$619])*100;&quot;&quot;)">
            <text:p/>
          </table:table-cell>
          <table:table-cell table:formula="of:=IFERROR(([.H189]-[.H$619])/([.H$620]-[.H$619])*100;&quot;&quot;)">
            <text:p/>
          </table:table-cell>
          <table:table-cell table:formula="of:=IFERROR(([.I189]-[.I$619])/([.I$620]-[.I$619])*100;&quot;&quot;)">
            <text:p/>
          </table:table-cell>
          <table:table-cell table:formula="of:=IFERROR(([.J189]-[.J$619])/([.J$620]-[.J$619])*100;&quot;&quot;)">
            <text:p/>
          </table:table-cell>
          <table:table-cell table:formula="of:=IFERROR(([.K189]-[.K$619])/([.K$620]-[.K$619])*100;&quot;&quot;)">
            <text:p/>
          </table:table-cell>
          <table:table-cell table:formula="of:=IFERROR(([.L189]-[.L$619])/([.L$620]-[.L$619])*100;&quot;&quot;)">
            <text:p/>
          </table:table-cell>
          <table:table-cell table:formula="of:=IFERROR(([.M189]-[.M$619])/([.M$620]-[.M$619])*100;&quot;&quot;)">
            <text:p/>
          </table:table-cell>
          <table:table-cell table:formula="of:=IFERROR(([.N189]-[.N$619])/([.N$620]-[.N$619])*100;&quot;&quot;)">
            <text:p/>
          </table:table-cell>
          <table:table-cell table:formula="of:=IFERROR(([.O189]-[.O$619])/([.O$620]-[.O$619])*100;&quot;&quot;)">
            <text:p/>
          </table:table-cell>
          <table:table-cell table:formula="of:=IFERROR(([.P189]-[.P$619])/([.P$620]-[.P$619])*100;&quot;&quot;)">
            <text:p/>
          </table:table-cell>
          <table:table-cell table:formula="of:=IFERROR(([.Q189]-[.Q$619])/([.Q$620]-[.Q$619])*100;&quot;&quot;)">
            <text:p/>
          </table:table-cell>
        </table:table-row>
        <table:table-row table:style-name="ro1">
          <table:table-cell office:value-type="float" office:value="436.316" calcext:value-type="float">
            <text:p>436.31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89" calcext:value-type="float">
            <text:p>89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436.316" calcext:value-type="float">
            <text:p>436.316</text:p>
          </table:table-cell>
          <table:table-cell table:formula="of:=IFERROR(([.B190]-[.B$619])/([.B$620]-[.B$619])*100;&quot;&quot;)">
            <text:p/>
          </table:table-cell>
          <table:table-cell table:formula="of:=IFERROR(([.C190]-[.C$619])/([.C$620]-[.C$619])*100;&quot;&quot;)">
            <text:p/>
          </table:table-cell>
          <table:table-cell table:formula="of:=IFERROR(([.D190]-[.D$619])/([.D$620]-[.D$619])*100;&quot;&quot;)" office:value-type="float" office:value="89" calcext:value-type="float">
            <text:p>89</text:p>
          </table:table-cell>
          <table:table-cell table:formula="of:=IFERROR(([.E190]-[.E$619])/([.E$620]-[.E$619])*100;&quot;&quot;)">
            <text:p/>
          </table:table-cell>
          <table:table-cell table:formula="of:=IFERROR(([.F190]-[.F$619])/([.F$620]-[.F$619])*100;&quot;&quot;)">
            <text:p/>
          </table:table-cell>
          <table:table-cell table:formula="of:=IFERROR(([.G190]-[.G$619])/([.G$620]-[.G$619])*100;&quot;&quot;)">
            <text:p/>
          </table:table-cell>
          <table:table-cell table:formula="of:=IFERROR(([.H190]-[.H$619])/([.H$620]-[.H$619])*100;&quot;&quot;)">
            <text:p/>
          </table:table-cell>
          <table:table-cell table:formula="of:=IFERROR(([.I190]-[.I$619])/([.I$620]-[.I$619])*100;&quot;&quot;)">
            <text:p/>
          </table:table-cell>
          <table:table-cell table:formula="of:=IFERROR(([.J190]-[.J$619])/([.J$620]-[.J$619])*100;&quot;&quot;)">
            <text:p/>
          </table:table-cell>
          <table:table-cell table:formula="of:=IFERROR(([.K190]-[.K$619])/([.K$620]-[.K$619])*100;&quot;&quot;)">
            <text:p/>
          </table:table-cell>
          <table:table-cell table:formula="of:=IFERROR(([.L190]-[.L$619])/([.L$620]-[.L$619])*100;&quot;&quot;)">
            <text:p/>
          </table:table-cell>
          <table:table-cell table:formula="of:=IFERROR(([.M190]-[.M$619])/([.M$620]-[.M$619])*100;&quot;&quot;)">
            <text:p/>
          </table:table-cell>
          <table:table-cell table:formula="of:=IFERROR(([.N190]-[.N$619])/([.N$620]-[.N$619])*100;&quot;&quot;)">
            <text:p/>
          </table:table-cell>
          <table:table-cell table:formula="of:=IFERROR(([.O190]-[.O$619])/([.O$620]-[.O$619])*100;&quot;&quot;)">
            <text:p/>
          </table:table-cell>
          <table:table-cell table:formula="of:=IFERROR(([.P190]-[.P$619])/([.P$620]-[.P$619])*100;&quot;&quot;)">
            <text:p/>
          </table:table-cell>
          <table:table-cell table:formula="of:=IFERROR(([.Q190]-[.Q$619])/([.Q$620]-[.Q$619])*100;&quot;&quot;)">
            <text:p/>
          </table:table-cell>
        </table:table-row>
        <table:table-row table:style-name="ro1">
          <table:table-cell office:value-type="float" office:value="439.176" calcext:value-type="float">
            <text:p>439.17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88" calcext:value-type="float">
            <text:p>88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439.176" calcext:value-type="float">
            <text:p>439.176</text:p>
          </table:table-cell>
          <table:table-cell table:formula="of:=IFERROR(([.B191]-[.B$619])/([.B$620]-[.B$619])*100;&quot;&quot;)">
            <text:p/>
          </table:table-cell>
          <table:table-cell table:formula="of:=IFERROR(([.C191]-[.C$619])/([.C$620]-[.C$619])*100;&quot;&quot;)">
            <text:p/>
          </table:table-cell>
          <table:table-cell table:formula="of:=IFERROR(([.D191]-[.D$619])/([.D$620]-[.D$619])*100;&quot;&quot;)" office:value-type="float" office:value="88" calcext:value-type="float">
            <text:p>88</text:p>
          </table:table-cell>
          <table:table-cell table:formula="of:=IFERROR(([.E191]-[.E$619])/([.E$620]-[.E$619])*100;&quot;&quot;)">
            <text:p/>
          </table:table-cell>
          <table:table-cell table:formula="of:=IFERROR(([.F191]-[.F$619])/([.F$620]-[.F$619])*100;&quot;&quot;)">
            <text:p/>
          </table:table-cell>
          <table:table-cell table:formula="of:=IFERROR(([.G191]-[.G$619])/([.G$620]-[.G$619])*100;&quot;&quot;)">
            <text:p/>
          </table:table-cell>
          <table:table-cell table:formula="of:=IFERROR(([.H191]-[.H$619])/([.H$620]-[.H$619])*100;&quot;&quot;)">
            <text:p/>
          </table:table-cell>
          <table:table-cell table:formula="of:=IFERROR(([.I191]-[.I$619])/([.I$620]-[.I$619])*100;&quot;&quot;)">
            <text:p/>
          </table:table-cell>
          <table:table-cell table:formula="of:=IFERROR(([.J191]-[.J$619])/([.J$620]-[.J$619])*100;&quot;&quot;)">
            <text:p/>
          </table:table-cell>
          <table:table-cell table:formula="of:=IFERROR(([.K191]-[.K$619])/([.K$620]-[.K$619])*100;&quot;&quot;)">
            <text:p/>
          </table:table-cell>
          <table:table-cell table:formula="of:=IFERROR(([.L191]-[.L$619])/([.L$620]-[.L$619])*100;&quot;&quot;)">
            <text:p/>
          </table:table-cell>
          <table:table-cell table:formula="of:=IFERROR(([.M191]-[.M$619])/([.M$620]-[.M$619])*100;&quot;&quot;)">
            <text:p/>
          </table:table-cell>
          <table:table-cell table:formula="of:=IFERROR(([.N191]-[.N$619])/([.N$620]-[.N$619])*100;&quot;&quot;)">
            <text:p/>
          </table:table-cell>
          <table:table-cell table:formula="of:=IFERROR(([.O191]-[.O$619])/([.O$620]-[.O$619])*100;&quot;&quot;)">
            <text:p/>
          </table:table-cell>
          <table:table-cell table:formula="of:=IFERROR(([.P191]-[.P$619])/([.P$620]-[.P$619])*100;&quot;&quot;)">
            <text:p/>
          </table:table-cell>
          <table:table-cell table:formula="of:=IFERROR(([.Q191]-[.Q$619])/([.Q$620]-[.Q$619])*100;&quot;&quot;)">
            <text:p/>
          </table:table-cell>
        </table:table-row>
        <table:table-row table:style-name="ro1">
          <table:table-cell office:value-type="float" office:value="442.26" calcext:value-type="float">
            <text:p>442.2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87" calcext:value-type="float">
            <text:p>87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442.26" calcext:value-type="float">
            <text:p>442.26</text:p>
          </table:table-cell>
          <table:table-cell table:formula="of:=IFERROR(([.B192]-[.B$619])/([.B$620]-[.B$619])*100;&quot;&quot;)">
            <text:p/>
          </table:table-cell>
          <table:table-cell table:formula="of:=IFERROR(([.C192]-[.C$619])/([.C$620]-[.C$619])*100;&quot;&quot;)">
            <text:p/>
          </table:table-cell>
          <table:table-cell table:formula="of:=IFERROR(([.D192]-[.D$619])/([.D$620]-[.D$619])*100;&quot;&quot;)" office:value-type="float" office:value="87" calcext:value-type="float">
            <text:p>87</text:p>
          </table:table-cell>
          <table:table-cell table:formula="of:=IFERROR(([.E192]-[.E$619])/([.E$620]-[.E$619])*100;&quot;&quot;)">
            <text:p/>
          </table:table-cell>
          <table:table-cell table:formula="of:=IFERROR(([.F192]-[.F$619])/([.F$620]-[.F$619])*100;&quot;&quot;)">
            <text:p/>
          </table:table-cell>
          <table:table-cell table:formula="of:=IFERROR(([.G192]-[.G$619])/([.G$620]-[.G$619])*100;&quot;&quot;)">
            <text:p/>
          </table:table-cell>
          <table:table-cell table:formula="of:=IFERROR(([.H192]-[.H$619])/([.H$620]-[.H$619])*100;&quot;&quot;)">
            <text:p/>
          </table:table-cell>
          <table:table-cell table:formula="of:=IFERROR(([.I192]-[.I$619])/([.I$620]-[.I$619])*100;&quot;&quot;)">
            <text:p/>
          </table:table-cell>
          <table:table-cell table:formula="of:=IFERROR(([.J192]-[.J$619])/([.J$620]-[.J$619])*100;&quot;&quot;)">
            <text:p/>
          </table:table-cell>
          <table:table-cell table:formula="of:=IFERROR(([.K192]-[.K$619])/([.K$620]-[.K$619])*100;&quot;&quot;)">
            <text:p/>
          </table:table-cell>
          <table:table-cell table:formula="of:=IFERROR(([.L192]-[.L$619])/([.L$620]-[.L$619])*100;&quot;&quot;)">
            <text:p/>
          </table:table-cell>
          <table:table-cell table:formula="of:=IFERROR(([.M192]-[.M$619])/([.M$620]-[.M$619])*100;&quot;&quot;)">
            <text:p/>
          </table:table-cell>
          <table:table-cell table:formula="of:=IFERROR(([.N192]-[.N$619])/([.N$620]-[.N$619])*100;&quot;&quot;)">
            <text:p/>
          </table:table-cell>
          <table:table-cell table:formula="of:=IFERROR(([.O192]-[.O$619])/([.O$620]-[.O$619])*100;&quot;&quot;)">
            <text:p/>
          </table:table-cell>
          <table:table-cell table:formula="of:=IFERROR(([.P192]-[.P$619])/([.P$620]-[.P$619])*100;&quot;&quot;)">
            <text:p/>
          </table:table-cell>
          <table:table-cell table:formula="of:=IFERROR(([.Q192]-[.Q$619])/([.Q$620]-[.Q$619])*100;&quot;&quot;)">
            <text:p/>
          </table:table-cell>
        </table:table-row>
        <table:table-row table:style-name="ro1">
          <table:table-cell office:value-type="float" office:value="444.896" calcext:value-type="float">
            <text:p>444.89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86" calcext:value-type="float">
            <text:p>86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444.896" calcext:value-type="float">
            <text:p>444.896</text:p>
          </table:table-cell>
          <table:table-cell table:formula="of:=IFERROR(([.B193]-[.B$619])/([.B$620]-[.B$619])*100;&quot;&quot;)">
            <text:p/>
          </table:table-cell>
          <table:table-cell table:formula="of:=IFERROR(([.C193]-[.C$619])/([.C$620]-[.C$619])*100;&quot;&quot;)">
            <text:p/>
          </table:table-cell>
          <table:table-cell table:formula="of:=IFERROR(([.D193]-[.D$619])/([.D$620]-[.D$619])*100;&quot;&quot;)" office:value-type="float" office:value="86" calcext:value-type="float">
            <text:p>86</text:p>
          </table:table-cell>
          <table:table-cell table:formula="of:=IFERROR(([.E193]-[.E$619])/([.E$620]-[.E$619])*100;&quot;&quot;)">
            <text:p/>
          </table:table-cell>
          <table:table-cell table:formula="of:=IFERROR(([.F193]-[.F$619])/([.F$620]-[.F$619])*100;&quot;&quot;)">
            <text:p/>
          </table:table-cell>
          <table:table-cell table:formula="of:=IFERROR(([.G193]-[.G$619])/([.G$620]-[.G$619])*100;&quot;&quot;)">
            <text:p/>
          </table:table-cell>
          <table:table-cell table:formula="of:=IFERROR(([.H193]-[.H$619])/([.H$620]-[.H$619])*100;&quot;&quot;)">
            <text:p/>
          </table:table-cell>
          <table:table-cell table:formula="of:=IFERROR(([.I193]-[.I$619])/([.I$620]-[.I$619])*100;&quot;&quot;)">
            <text:p/>
          </table:table-cell>
          <table:table-cell table:formula="of:=IFERROR(([.J193]-[.J$619])/([.J$620]-[.J$619])*100;&quot;&quot;)">
            <text:p/>
          </table:table-cell>
          <table:table-cell table:formula="of:=IFERROR(([.K193]-[.K$619])/([.K$620]-[.K$619])*100;&quot;&quot;)">
            <text:p/>
          </table:table-cell>
          <table:table-cell table:formula="of:=IFERROR(([.L193]-[.L$619])/([.L$620]-[.L$619])*100;&quot;&quot;)">
            <text:p/>
          </table:table-cell>
          <table:table-cell table:formula="of:=IFERROR(([.M193]-[.M$619])/([.M$620]-[.M$619])*100;&quot;&quot;)">
            <text:p/>
          </table:table-cell>
          <table:table-cell table:formula="of:=IFERROR(([.N193]-[.N$619])/([.N$620]-[.N$619])*100;&quot;&quot;)">
            <text:p/>
          </table:table-cell>
          <table:table-cell table:formula="of:=IFERROR(([.O193]-[.O$619])/([.O$620]-[.O$619])*100;&quot;&quot;)">
            <text:p/>
          </table:table-cell>
          <table:table-cell table:formula="of:=IFERROR(([.P193]-[.P$619])/([.P$620]-[.P$619])*100;&quot;&quot;)">
            <text:p/>
          </table:table-cell>
          <table:table-cell table:formula="of:=IFERROR(([.Q193]-[.Q$619])/([.Q$620]-[.Q$619])*100;&quot;&quot;)">
            <text:p/>
          </table:table-cell>
        </table:table-row>
        <table:table-row table:style-name="ro1">
          <table:table-cell office:value-type="float" office:value="445.82" calcext:value-type="float">
            <text:p>445.82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float" office:value="445.82" calcext:value-type="float">
            <text:p>445.82</text:p>
          </table:table-cell>
          <table:table-cell table:formula="of:=IFERROR(([.B194]-[.B$619])/([.B$620]-[.B$619])*100;&quot;&quot;)">
            <text:p/>
          </table:table-cell>
          <table:table-cell table:formula="of:=IFERROR(([.C194]-[.C$619])/([.C$620]-[.C$619])*100;&quot;&quot;)">
            <text:p/>
          </table:table-cell>
          <table:table-cell table:formula="of:=IFERROR(([.D194]-[.D$619])/([.D$620]-[.D$619])*100;&quot;&quot;)">
            <text:p/>
          </table:table-cell>
          <table:table-cell table:formula="of:=IFERROR(([.E194]-[.E$619])/([.E$620]-[.E$619])*100;&quot;&quot;)">
            <text:p/>
          </table:table-cell>
          <table:table-cell table:formula="of:=IFERROR(([.F194]-[.F$619])/([.F$620]-[.F$619])*100;&quot;&quot;)">
            <text:p/>
          </table:table-cell>
          <table:table-cell table:formula="of:=IFERROR(([.G194]-[.G$619])/([.G$620]-[.G$619])*100;&quot;&quot;)">
            <text:p/>
          </table:table-cell>
          <table:table-cell table:formula="of:=IFERROR(([.H194]-[.H$619])/([.H$620]-[.H$619])*100;&quot;&quot;)">
            <text:p/>
          </table:table-cell>
          <table:table-cell table:formula="of:=IFERROR(([.I194]-[.I$619])/([.I$620]-[.I$619])*100;&quot;&quot;)">
            <text:p/>
          </table:table-cell>
          <table:table-cell table:formula="of:=IFERROR(([.J194]-[.J$619])/([.J$620]-[.J$619])*100;&quot;&quot;)">
            <text:p/>
          </table:table-cell>
          <table:table-cell table:formula="of:=IFERROR(([.K194]-[.K$619])/([.K$620]-[.K$619])*100;&quot;&quot;)">
            <text:p/>
          </table:table-cell>
          <table:table-cell table:formula="of:=IFERROR(([.L194]-[.L$619])/([.L$620]-[.L$619])*100;&quot;&quot;)" office:value-type="float" office:value="42.1052631578947" calcext:value-type="float">
            <text:p>42.1052631579</text:p>
          </table:table-cell>
          <table:table-cell table:formula="of:=IFERROR(([.M194]-[.M$619])/([.M$620]-[.M$619])*100;&quot;&quot;)">
            <text:p/>
          </table:table-cell>
          <table:table-cell table:formula="of:=IFERROR(([.N194]-[.N$619])/([.N$620]-[.N$619])*100;&quot;&quot;)">
            <text:p/>
          </table:table-cell>
          <table:table-cell table:formula="of:=IFERROR(([.O194]-[.O$619])/([.O$620]-[.O$619])*100;&quot;&quot;)">
            <text:p/>
          </table:table-cell>
          <table:table-cell table:formula="of:=IFERROR(([.P194]-[.P$619])/([.P$620]-[.P$619])*100;&quot;&quot;)">
            <text:p/>
          </table:table-cell>
          <table:table-cell table:formula="of:=IFERROR(([.Q194]-[.Q$619])/([.Q$620]-[.Q$619])*100;&quot;&quot;)">
            <text:p/>
          </table:table-cell>
        </table:table-row>
        <table:table-row table:style-name="ro1">
          <table:table-cell office:value-type="float" office:value="447.756" calcext:value-type="float">
            <text:p>447.75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85" calcext:value-type="float">
            <text:p>85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447.756" calcext:value-type="float">
            <text:p>447.756</text:p>
          </table:table-cell>
          <table:table-cell table:formula="of:=IFERROR(([.B195]-[.B$619])/([.B$620]-[.B$619])*100;&quot;&quot;)">
            <text:p/>
          </table:table-cell>
          <table:table-cell table:formula="of:=IFERROR(([.C195]-[.C$619])/([.C$620]-[.C$619])*100;&quot;&quot;)">
            <text:p/>
          </table:table-cell>
          <table:table-cell table:formula="of:=IFERROR(([.D195]-[.D$619])/([.D$620]-[.D$619])*100;&quot;&quot;)" office:value-type="float" office:value="85" calcext:value-type="float">
            <text:p>85</text:p>
          </table:table-cell>
          <table:table-cell table:formula="of:=IFERROR(([.E195]-[.E$619])/([.E$620]-[.E$619])*100;&quot;&quot;)">
            <text:p/>
          </table:table-cell>
          <table:table-cell table:formula="of:=IFERROR(([.F195]-[.F$619])/([.F$620]-[.F$619])*100;&quot;&quot;)">
            <text:p/>
          </table:table-cell>
          <table:table-cell table:formula="of:=IFERROR(([.G195]-[.G$619])/([.G$620]-[.G$619])*100;&quot;&quot;)">
            <text:p/>
          </table:table-cell>
          <table:table-cell table:formula="of:=IFERROR(([.H195]-[.H$619])/([.H$620]-[.H$619])*100;&quot;&quot;)">
            <text:p/>
          </table:table-cell>
          <table:table-cell table:formula="of:=IFERROR(([.I195]-[.I$619])/([.I$620]-[.I$619])*100;&quot;&quot;)">
            <text:p/>
          </table:table-cell>
          <table:table-cell table:formula="of:=IFERROR(([.J195]-[.J$619])/([.J$620]-[.J$619])*100;&quot;&quot;)">
            <text:p/>
          </table:table-cell>
          <table:table-cell table:formula="of:=IFERROR(([.K195]-[.K$619])/([.K$620]-[.K$619])*100;&quot;&quot;)">
            <text:p/>
          </table:table-cell>
          <table:table-cell table:formula="of:=IFERROR(([.L195]-[.L$619])/([.L$620]-[.L$619])*100;&quot;&quot;)">
            <text:p/>
          </table:table-cell>
          <table:table-cell table:formula="of:=IFERROR(([.M195]-[.M$619])/([.M$620]-[.M$619])*100;&quot;&quot;)">
            <text:p/>
          </table:table-cell>
          <table:table-cell table:formula="of:=IFERROR(([.N195]-[.N$619])/([.N$620]-[.N$619])*100;&quot;&quot;)">
            <text:p/>
          </table:table-cell>
          <table:table-cell table:formula="of:=IFERROR(([.O195]-[.O$619])/([.O$620]-[.O$619])*100;&quot;&quot;)">
            <text:p/>
          </table:table-cell>
          <table:table-cell table:formula="of:=IFERROR(([.P195]-[.P$619])/([.P$620]-[.P$619])*100;&quot;&quot;)">
            <text:p/>
          </table:table-cell>
          <table:table-cell table:formula="of:=IFERROR(([.Q195]-[.Q$619])/([.Q$620]-[.Q$619])*100;&quot;&quot;)">
            <text:p/>
          </table:table-cell>
        </table:table-row>
        <table:table-row table:style-name="ro1">
          <table:table-cell office:value-type="float" office:value="450.616" calcext:value-type="float">
            <text:p>450.61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84" calcext:value-type="float">
            <text:p>84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450.616" calcext:value-type="float">
            <text:p>450.616</text:p>
          </table:table-cell>
          <table:table-cell table:formula="of:=IFERROR(([.B196]-[.B$619])/([.B$620]-[.B$619])*100;&quot;&quot;)">
            <text:p/>
          </table:table-cell>
          <table:table-cell table:formula="of:=IFERROR(([.C196]-[.C$619])/([.C$620]-[.C$619])*100;&quot;&quot;)">
            <text:p/>
          </table:table-cell>
          <table:table-cell table:formula="of:=IFERROR(([.D196]-[.D$619])/([.D$620]-[.D$619])*100;&quot;&quot;)" office:value-type="float" office:value="84" calcext:value-type="float">
            <text:p>84</text:p>
          </table:table-cell>
          <table:table-cell table:formula="of:=IFERROR(([.E196]-[.E$619])/([.E$620]-[.E$619])*100;&quot;&quot;)">
            <text:p/>
          </table:table-cell>
          <table:table-cell table:formula="of:=IFERROR(([.F196]-[.F$619])/([.F$620]-[.F$619])*100;&quot;&quot;)">
            <text:p/>
          </table:table-cell>
          <table:table-cell table:formula="of:=IFERROR(([.G196]-[.G$619])/([.G$620]-[.G$619])*100;&quot;&quot;)">
            <text:p/>
          </table:table-cell>
          <table:table-cell table:formula="of:=IFERROR(([.H196]-[.H$619])/([.H$620]-[.H$619])*100;&quot;&quot;)">
            <text:p/>
          </table:table-cell>
          <table:table-cell table:formula="of:=IFERROR(([.I196]-[.I$619])/([.I$620]-[.I$619])*100;&quot;&quot;)">
            <text:p/>
          </table:table-cell>
          <table:table-cell table:formula="of:=IFERROR(([.J196]-[.J$619])/([.J$620]-[.J$619])*100;&quot;&quot;)">
            <text:p/>
          </table:table-cell>
          <table:table-cell table:formula="of:=IFERROR(([.K196]-[.K$619])/([.K$620]-[.K$619])*100;&quot;&quot;)">
            <text:p/>
          </table:table-cell>
          <table:table-cell table:formula="of:=IFERROR(([.L196]-[.L$619])/([.L$620]-[.L$619])*100;&quot;&quot;)">
            <text:p/>
          </table:table-cell>
          <table:table-cell table:formula="of:=IFERROR(([.M196]-[.M$619])/([.M$620]-[.M$619])*100;&quot;&quot;)">
            <text:p/>
          </table:table-cell>
          <table:table-cell table:formula="of:=IFERROR(([.N196]-[.N$619])/([.N$620]-[.N$619])*100;&quot;&quot;)">
            <text:p/>
          </table:table-cell>
          <table:table-cell table:formula="of:=IFERROR(([.O196]-[.O$619])/([.O$620]-[.O$619])*100;&quot;&quot;)">
            <text:p/>
          </table:table-cell>
          <table:table-cell table:formula="of:=IFERROR(([.P196]-[.P$619])/([.P$620]-[.P$619])*100;&quot;&quot;)">
            <text:p/>
          </table:table-cell>
          <table:table-cell table:formula="of:=IFERROR(([.Q196]-[.Q$619])/([.Q$620]-[.Q$619])*100;&quot;&quot;)">
            <text:p/>
          </table:table-cell>
        </table:table-row>
        <table:table-row table:style-name="ro1">
          <table:table-cell office:value-type="float" office:value="451.6" calcext:value-type="float">
            <text:p>451.6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/>
          <table:table-cell office:value-type="float" office:value="451.6" calcext:value-type="float">
            <text:p>451.6</text:p>
          </table:table-cell>
          <table:table-cell table:formula="of:=IFERROR(([.B197]-[.B$619])/([.B$620]-[.B$619])*100;&quot;&quot;)">
            <text:p/>
          </table:table-cell>
          <table:table-cell table:formula="of:=IFERROR(([.C197]-[.C$619])/([.C$620]-[.C$619])*100;&quot;&quot;)">
            <text:p/>
          </table:table-cell>
          <table:table-cell table:formula="of:=IFERROR(([.D197]-[.D$619])/([.D$620]-[.D$619])*100;&quot;&quot;)">
            <text:p/>
          </table:table-cell>
          <table:table-cell table:formula="of:=IFERROR(([.E197]-[.E$619])/([.E$620]-[.E$619])*100;&quot;&quot;)">
            <text:p/>
          </table:table-cell>
          <table:table-cell table:formula="of:=IFERROR(([.F197]-[.F$619])/([.F$620]-[.F$619])*100;&quot;&quot;)">
            <text:p/>
          </table:table-cell>
          <table:table-cell table:formula="of:=IFERROR(([.G197]-[.G$619])/([.G$620]-[.G$619])*100;&quot;&quot;)">
            <text:p/>
          </table:table-cell>
          <table:table-cell table:formula="of:=IFERROR(([.H197]-[.H$619])/([.H$620]-[.H$619])*100;&quot;&quot;)">
            <text:p/>
          </table:table-cell>
          <table:table-cell table:formula="of:=IFERROR(([.I197]-[.I$619])/([.I$620]-[.I$619])*100;&quot;&quot;)">
            <text:p/>
          </table:table-cell>
          <table:table-cell table:formula="of:=IFERROR(([.J197]-[.J$619])/([.J$620]-[.J$619])*100;&quot;&quot;)">
            <text:p/>
          </table:table-cell>
          <table:table-cell table:formula="of:=IFERROR(([.K197]-[.K$619])/([.K$620]-[.K$619])*100;&quot;&quot;)" office:value-type="float" office:value="88.8888888888889" calcext:value-type="float">
            <text:p>88.8888888889</text:p>
          </table:table-cell>
          <table:table-cell table:formula="of:=IFERROR(([.L197]-[.L$619])/([.L$620]-[.L$619])*100;&quot;&quot;)">
            <text:p/>
          </table:table-cell>
          <table:table-cell table:formula="of:=IFERROR(([.M197]-[.M$619])/([.M$620]-[.M$619])*100;&quot;&quot;)">
            <text:p/>
          </table:table-cell>
          <table:table-cell table:formula="of:=IFERROR(([.N197]-[.N$619])/([.N$620]-[.N$619])*100;&quot;&quot;)">
            <text:p/>
          </table:table-cell>
          <table:table-cell table:formula="of:=IFERROR(([.O197]-[.O$619])/([.O$620]-[.O$619])*100;&quot;&quot;)">
            <text:p/>
          </table:table-cell>
          <table:table-cell table:formula="of:=IFERROR(([.P197]-[.P$619])/([.P$620]-[.P$619])*100;&quot;&quot;)">
            <text:p/>
          </table:table-cell>
          <table:table-cell table:formula="of:=IFERROR(([.Q197]-[.Q$619])/([.Q$620]-[.Q$619])*100;&quot;&quot;)">
            <text:p/>
          </table:table-cell>
        </table:table-row>
        <table:table-row table:style-name="ro1">
          <table:table-cell office:value-type="float" office:value="453.66" calcext:value-type="float">
            <text:p>453.6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83" calcext:value-type="float">
            <text:p>83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453.66" calcext:value-type="float">
            <text:p>453.66</text:p>
          </table:table-cell>
          <table:table-cell table:formula="of:=IFERROR(([.B198]-[.B$619])/([.B$620]-[.B$619])*100;&quot;&quot;)">
            <text:p/>
          </table:table-cell>
          <table:table-cell table:formula="of:=IFERROR(([.C198]-[.C$619])/([.C$620]-[.C$619])*100;&quot;&quot;)">
            <text:p/>
          </table:table-cell>
          <table:table-cell table:formula="of:=IFERROR(([.D198]-[.D$619])/([.D$620]-[.D$619])*100;&quot;&quot;)" office:value-type="float" office:value="83" calcext:value-type="float">
            <text:p>83</text:p>
          </table:table-cell>
          <table:table-cell table:formula="of:=IFERROR(([.E198]-[.E$619])/([.E$620]-[.E$619])*100;&quot;&quot;)">
            <text:p/>
          </table:table-cell>
          <table:table-cell table:formula="of:=IFERROR(([.F198]-[.F$619])/([.F$620]-[.F$619])*100;&quot;&quot;)">
            <text:p/>
          </table:table-cell>
          <table:table-cell table:formula="of:=IFERROR(([.G198]-[.G$619])/([.G$620]-[.G$619])*100;&quot;&quot;)">
            <text:p/>
          </table:table-cell>
          <table:table-cell table:formula="of:=IFERROR(([.H198]-[.H$619])/([.H$620]-[.H$619])*100;&quot;&quot;)">
            <text:p/>
          </table:table-cell>
          <table:table-cell table:formula="of:=IFERROR(([.I198]-[.I$619])/([.I$620]-[.I$619])*100;&quot;&quot;)">
            <text:p/>
          </table:table-cell>
          <table:table-cell table:formula="of:=IFERROR(([.J198]-[.J$619])/([.J$620]-[.J$619])*100;&quot;&quot;)">
            <text:p/>
          </table:table-cell>
          <table:table-cell table:formula="of:=IFERROR(([.K198]-[.K$619])/([.K$620]-[.K$619])*100;&quot;&quot;)">
            <text:p/>
          </table:table-cell>
          <table:table-cell table:formula="of:=IFERROR(([.L198]-[.L$619])/([.L$620]-[.L$619])*100;&quot;&quot;)">
            <text:p/>
          </table:table-cell>
          <table:table-cell table:formula="of:=IFERROR(([.M198]-[.M$619])/([.M$620]-[.M$619])*100;&quot;&quot;)">
            <text:p/>
          </table:table-cell>
          <table:table-cell table:formula="of:=IFERROR(([.N198]-[.N$619])/([.N$620]-[.N$619])*100;&quot;&quot;)">
            <text:p/>
          </table:table-cell>
          <table:table-cell table:formula="of:=IFERROR(([.O198]-[.O$619])/([.O$620]-[.O$619])*100;&quot;&quot;)">
            <text:p/>
          </table:table-cell>
          <table:table-cell table:formula="of:=IFERROR(([.P198]-[.P$619])/([.P$620]-[.P$619])*100;&quot;&quot;)">
            <text:p/>
          </table:table-cell>
          <table:table-cell table:formula="of:=IFERROR(([.Q198]-[.Q$619])/([.Q$620]-[.Q$619])*100;&quot;&quot;)">
            <text:p/>
          </table:table-cell>
        </table:table-row>
        <table:table-row table:style-name="ro1">
          <table:table-cell office:value-type="float" office:value="455.04" calcext:value-type="float">
            <text:p>455.04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79" calcext:value-type="float">
            <text:p>79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455.04" calcext:value-type="float">
            <text:p>455.04</text:p>
          </table:table-cell>
          <table:table-cell table:formula="of:=IFERROR(([.B199]-[.B$619])/([.B$620]-[.B$619])*100;&quot;&quot;)">
            <text:p/>
          </table:table-cell>
          <table:table-cell table:formula="of:=IFERROR(([.C199]-[.C$619])/([.C$620]-[.C$619])*100;&quot;&quot;)">
            <text:p/>
          </table:table-cell>
          <table:table-cell table:formula="of:=IFERROR(([.D199]-[.D$619])/([.D$620]-[.D$619])*100;&quot;&quot;)">
            <text:p/>
          </table:table-cell>
          <table:table-cell table:formula="of:=IFERROR(([.E199]-[.E$619])/([.E$620]-[.E$619])*100;&quot;&quot;)">
            <text:p/>
          </table:table-cell>
          <table:table-cell table:formula="of:=IFERROR(([.F199]-[.F$619])/([.F$620]-[.F$619])*100;&quot;&quot;)">
            <text:p/>
          </table:table-cell>
          <table:table-cell table:formula="of:=IFERROR(([.G199]-[.G$619])/([.G$620]-[.G$619])*100;&quot;&quot;)">
            <text:p/>
          </table:table-cell>
          <table:table-cell table:formula="of:=IFERROR(([.H199]-[.H$619])/([.H$620]-[.H$619])*100;&quot;&quot;)">
            <text:p/>
          </table:table-cell>
          <table:table-cell table:formula="of:=IFERROR(([.I199]-[.I$619])/([.I$620]-[.I$619])*100;&quot;&quot;)">
            <text:p/>
          </table:table-cell>
          <table:table-cell table:formula="of:=IFERROR(([.J199]-[.J$619])/([.J$620]-[.J$619])*100;&quot;&quot;)" office:value-type="float" office:value="98.0392156862745" calcext:value-type="float">
            <text:p>98.0392156863</text:p>
          </table:table-cell>
          <table:table-cell table:formula="of:=IFERROR(([.K199]-[.K$619])/([.K$620]-[.K$619])*100;&quot;&quot;)">
            <text:p/>
          </table:table-cell>
          <table:table-cell table:formula="of:=IFERROR(([.L199]-[.L$619])/([.L$620]-[.L$619])*100;&quot;&quot;)">
            <text:p/>
          </table:table-cell>
          <table:table-cell table:formula="of:=IFERROR(([.M199]-[.M$619])/([.M$620]-[.M$619])*100;&quot;&quot;)">
            <text:p/>
          </table:table-cell>
          <table:table-cell table:formula="of:=IFERROR(([.N199]-[.N$619])/([.N$620]-[.N$619])*100;&quot;&quot;)">
            <text:p/>
          </table:table-cell>
          <table:table-cell table:formula="of:=IFERROR(([.O199]-[.O$619])/([.O$620]-[.O$619])*100;&quot;&quot;)">
            <text:p/>
          </table:table-cell>
          <table:table-cell table:formula="of:=IFERROR(([.P199]-[.P$619])/([.P$620]-[.P$619])*100;&quot;&quot;)">
            <text:p/>
          </table:table-cell>
          <table:table-cell table:formula="of:=IFERROR(([.Q199]-[.Q$619])/([.Q$620]-[.Q$619])*100;&quot;&quot;)">
            <text:p/>
          </table:table-cell>
        </table:table-row>
        <table:table-row table:style-name="ro1">
          <table:table-cell office:value-type="float" office:value="456.336" calcext:value-type="float">
            <text:p>456.33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82" calcext:value-type="float">
            <text:p>82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456.336" calcext:value-type="float">
            <text:p>456.336</text:p>
          </table:table-cell>
          <table:table-cell table:formula="of:=IFERROR(([.B200]-[.B$619])/([.B$620]-[.B$619])*100;&quot;&quot;)">
            <text:p/>
          </table:table-cell>
          <table:table-cell table:formula="of:=IFERROR(([.C200]-[.C$619])/([.C$620]-[.C$619])*100;&quot;&quot;)">
            <text:p/>
          </table:table-cell>
          <table:table-cell table:formula="of:=IFERROR(([.D200]-[.D$619])/([.D$620]-[.D$619])*100;&quot;&quot;)" office:value-type="float" office:value="82" calcext:value-type="float">
            <text:p>82</text:p>
          </table:table-cell>
          <table:table-cell table:formula="of:=IFERROR(([.E200]-[.E$619])/([.E$620]-[.E$619])*100;&quot;&quot;)">
            <text:p/>
          </table:table-cell>
          <table:table-cell table:formula="of:=IFERROR(([.F200]-[.F$619])/([.F$620]-[.F$619])*100;&quot;&quot;)">
            <text:p/>
          </table:table-cell>
          <table:table-cell table:formula="of:=IFERROR(([.G200]-[.G$619])/([.G$620]-[.G$619])*100;&quot;&quot;)">
            <text:p/>
          </table:table-cell>
          <table:table-cell table:formula="of:=IFERROR(([.H200]-[.H$619])/([.H$620]-[.H$619])*100;&quot;&quot;)">
            <text:p/>
          </table:table-cell>
          <table:table-cell table:formula="of:=IFERROR(([.I200]-[.I$619])/([.I$620]-[.I$619])*100;&quot;&quot;)">
            <text:p/>
          </table:table-cell>
          <table:table-cell table:formula="of:=IFERROR(([.J200]-[.J$619])/([.J$620]-[.J$619])*100;&quot;&quot;)">
            <text:p/>
          </table:table-cell>
          <table:table-cell table:formula="of:=IFERROR(([.K200]-[.K$619])/([.K$620]-[.K$619])*100;&quot;&quot;)">
            <text:p/>
          </table:table-cell>
          <table:table-cell table:formula="of:=IFERROR(([.L200]-[.L$619])/([.L$620]-[.L$619])*100;&quot;&quot;)">
            <text:p/>
          </table:table-cell>
          <table:table-cell table:formula="of:=IFERROR(([.M200]-[.M$619])/([.M$620]-[.M$619])*100;&quot;&quot;)">
            <text:p/>
          </table:table-cell>
          <table:table-cell table:formula="of:=IFERROR(([.N200]-[.N$619])/([.N$620]-[.N$619])*100;&quot;&quot;)">
            <text:p/>
          </table:table-cell>
          <table:table-cell table:formula="of:=IFERROR(([.O200]-[.O$619])/([.O$620]-[.O$619])*100;&quot;&quot;)">
            <text:p/>
          </table:table-cell>
          <table:table-cell table:formula="of:=IFERROR(([.P200]-[.P$619])/([.P$620]-[.P$619])*100;&quot;&quot;)">
            <text:p/>
          </table:table-cell>
          <table:table-cell table:formula="of:=IFERROR(([.Q200]-[.Q$619])/([.Q$620]-[.Q$619])*100;&quot;&quot;)">
            <text:p/>
          </table:table-cell>
        </table:table-row>
        <table:table-row table:style-name="ro1">
          <table:table-cell office:value-type="float" office:value="459.196" calcext:value-type="float">
            <text:p>459.19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81" calcext:value-type="float">
            <text:p>81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459.196" calcext:value-type="float">
            <text:p>459.196</text:p>
          </table:table-cell>
          <table:table-cell table:formula="of:=IFERROR(([.B201]-[.B$619])/([.B$620]-[.B$619])*100;&quot;&quot;)">
            <text:p/>
          </table:table-cell>
          <table:table-cell table:formula="of:=IFERROR(([.C201]-[.C$619])/([.C$620]-[.C$619])*100;&quot;&quot;)">
            <text:p/>
          </table:table-cell>
          <table:table-cell table:formula="of:=IFERROR(([.D201]-[.D$619])/([.D$620]-[.D$619])*100;&quot;&quot;)" office:value-type="float" office:value="81" calcext:value-type="float">
            <text:p>81</text:p>
          </table:table-cell>
          <table:table-cell table:formula="of:=IFERROR(([.E201]-[.E$619])/([.E$620]-[.E$619])*100;&quot;&quot;)">
            <text:p/>
          </table:table-cell>
          <table:table-cell table:formula="of:=IFERROR(([.F201]-[.F$619])/([.F$620]-[.F$619])*100;&quot;&quot;)">
            <text:p/>
          </table:table-cell>
          <table:table-cell table:formula="of:=IFERROR(([.G201]-[.G$619])/([.G$620]-[.G$619])*100;&quot;&quot;)">
            <text:p/>
          </table:table-cell>
          <table:table-cell table:formula="of:=IFERROR(([.H201]-[.H$619])/([.H$620]-[.H$619])*100;&quot;&quot;)">
            <text:p/>
          </table:table-cell>
          <table:table-cell table:formula="of:=IFERROR(([.I201]-[.I$619])/([.I$620]-[.I$619])*100;&quot;&quot;)">
            <text:p/>
          </table:table-cell>
          <table:table-cell table:formula="of:=IFERROR(([.J201]-[.J$619])/([.J$620]-[.J$619])*100;&quot;&quot;)">
            <text:p/>
          </table:table-cell>
          <table:table-cell table:formula="of:=IFERROR(([.K201]-[.K$619])/([.K$620]-[.K$619])*100;&quot;&quot;)">
            <text:p/>
          </table:table-cell>
          <table:table-cell table:formula="of:=IFERROR(([.L201]-[.L$619])/([.L$620]-[.L$619])*100;&quot;&quot;)">
            <text:p/>
          </table:table-cell>
          <table:table-cell table:formula="of:=IFERROR(([.M201]-[.M$619])/([.M$620]-[.M$619])*100;&quot;&quot;)">
            <text:p/>
          </table:table-cell>
          <table:table-cell table:formula="of:=IFERROR(([.N201]-[.N$619])/([.N$620]-[.N$619])*100;&quot;&quot;)">
            <text:p/>
          </table:table-cell>
          <table:table-cell table:formula="of:=IFERROR(([.O201]-[.O$619])/([.O$620]-[.O$619])*100;&quot;&quot;)">
            <text:p/>
          </table:table-cell>
          <table:table-cell table:formula="of:=IFERROR(([.P201]-[.P$619])/([.P$620]-[.P$619])*100;&quot;&quot;)">
            <text:p/>
          </table:table-cell>
          <table:table-cell table:formula="of:=IFERROR(([.Q201]-[.Q$619])/([.Q$620]-[.Q$619])*100;&quot;&quot;)">
            <text:p/>
          </table:table-cell>
        </table:table-row>
        <table:table-row table:style-name="ro1">
          <table:table-cell office:value-type="float" office:value="462.056" calcext:value-type="float">
            <text:p>462.05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80" calcext:value-type="float">
            <text:p>80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462.056" calcext:value-type="float">
            <text:p>462.056</text:p>
          </table:table-cell>
          <table:table-cell table:formula="of:=IFERROR(([.B202]-[.B$619])/([.B$620]-[.B$619])*100;&quot;&quot;)">
            <text:p/>
          </table:table-cell>
          <table:table-cell table:formula="of:=IFERROR(([.C202]-[.C$619])/([.C$620]-[.C$619])*100;&quot;&quot;)">
            <text:p/>
          </table:table-cell>
          <table:table-cell table:formula="of:=IFERROR(([.D202]-[.D$619])/([.D$620]-[.D$619])*100;&quot;&quot;)" office:value-type="float" office:value="80" calcext:value-type="float">
            <text:p>80</text:p>
          </table:table-cell>
          <table:table-cell table:formula="of:=IFERROR(([.E202]-[.E$619])/([.E$620]-[.E$619])*100;&quot;&quot;)">
            <text:p/>
          </table:table-cell>
          <table:table-cell table:formula="of:=IFERROR(([.F202]-[.F$619])/([.F$620]-[.F$619])*100;&quot;&quot;)">
            <text:p/>
          </table:table-cell>
          <table:table-cell table:formula="of:=IFERROR(([.G202]-[.G$619])/([.G$620]-[.G$619])*100;&quot;&quot;)">
            <text:p/>
          </table:table-cell>
          <table:table-cell table:formula="of:=IFERROR(([.H202]-[.H$619])/([.H$620]-[.H$619])*100;&quot;&quot;)">
            <text:p/>
          </table:table-cell>
          <table:table-cell table:formula="of:=IFERROR(([.I202]-[.I$619])/([.I$620]-[.I$619])*100;&quot;&quot;)">
            <text:p/>
          </table:table-cell>
          <table:table-cell table:formula="of:=IFERROR(([.J202]-[.J$619])/([.J$620]-[.J$619])*100;&quot;&quot;)">
            <text:p/>
          </table:table-cell>
          <table:table-cell table:formula="of:=IFERROR(([.K202]-[.K$619])/([.K$620]-[.K$619])*100;&quot;&quot;)">
            <text:p/>
          </table:table-cell>
          <table:table-cell table:formula="of:=IFERROR(([.L202]-[.L$619])/([.L$620]-[.L$619])*100;&quot;&quot;)">
            <text:p/>
          </table:table-cell>
          <table:table-cell table:formula="of:=IFERROR(([.M202]-[.M$619])/([.M$620]-[.M$619])*100;&quot;&quot;)">
            <text:p/>
          </table:table-cell>
          <table:table-cell table:formula="of:=IFERROR(([.N202]-[.N$619])/([.N$620]-[.N$619])*100;&quot;&quot;)">
            <text:p/>
          </table:table-cell>
          <table:table-cell table:formula="of:=IFERROR(([.O202]-[.O$619])/([.O$620]-[.O$619])*100;&quot;&quot;)">
            <text:p/>
          </table:table-cell>
          <table:table-cell table:formula="of:=IFERROR(([.P202]-[.P$619])/([.P$620]-[.P$619])*100;&quot;&quot;)">
            <text:p/>
          </table:table-cell>
          <table:table-cell table:formula="of:=IFERROR(([.Q202]-[.Q$619])/([.Q$620]-[.Q$619])*100;&quot;&quot;)">
            <text:p/>
          </table:table-cell>
        </table:table-row>
        <table:table-row table:style-name="ro1">
          <table:table-cell office:value-type="float" office:value="464.916" calcext:value-type="float">
            <text:p>464.91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79" calcext:value-type="float">
            <text:p>79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464.916" calcext:value-type="float">
            <text:p>464.916</text:p>
          </table:table-cell>
          <table:table-cell table:formula="of:=IFERROR(([.B203]-[.B$619])/([.B$620]-[.B$619])*100;&quot;&quot;)">
            <text:p/>
          </table:table-cell>
          <table:table-cell table:formula="of:=IFERROR(([.C203]-[.C$619])/([.C$620]-[.C$619])*100;&quot;&quot;)">
            <text:p/>
          </table:table-cell>
          <table:table-cell table:formula="of:=IFERROR(([.D203]-[.D$619])/([.D$620]-[.D$619])*100;&quot;&quot;)" office:value-type="float" office:value="79" calcext:value-type="float">
            <text:p>79</text:p>
          </table:table-cell>
          <table:table-cell table:formula="of:=IFERROR(([.E203]-[.E$619])/([.E$620]-[.E$619])*100;&quot;&quot;)">
            <text:p/>
          </table:table-cell>
          <table:table-cell table:formula="of:=IFERROR(([.F203]-[.F$619])/([.F$620]-[.F$619])*100;&quot;&quot;)">
            <text:p/>
          </table:table-cell>
          <table:table-cell table:formula="of:=IFERROR(([.G203]-[.G$619])/([.G$620]-[.G$619])*100;&quot;&quot;)">
            <text:p/>
          </table:table-cell>
          <table:table-cell table:formula="of:=IFERROR(([.H203]-[.H$619])/([.H$620]-[.H$619])*100;&quot;&quot;)">
            <text:p/>
          </table:table-cell>
          <table:table-cell table:formula="of:=IFERROR(([.I203]-[.I$619])/([.I$620]-[.I$619])*100;&quot;&quot;)">
            <text:p/>
          </table:table-cell>
          <table:table-cell table:formula="of:=IFERROR(([.J203]-[.J$619])/([.J$620]-[.J$619])*100;&quot;&quot;)">
            <text:p/>
          </table:table-cell>
          <table:table-cell table:formula="of:=IFERROR(([.K203]-[.K$619])/([.K$620]-[.K$619])*100;&quot;&quot;)">
            <text:p/>
          </table:table-cell>
          <table:table-cell table:formula="of:=IFERROR(([.L203]-[.L$619])/([.L$620]-[.L$619])*100;&quot;&quot;)">
            <text:p/>
          </table:table-cell>
          <table:table-cell table:formula="of:=IFERROR(([.M203]-[.M$619])/([.M$620]-[.M$619])*100;&quot;&quot;)">
            <text:p/>
          </table:table-cell>
          <table:table-cell table:formula="of:=IFERROR(([.N203]-[.N$619])/([.N$620]-[.N$619])*100;&quot;&quot;)">
            <text:p/>
          </table:table-cell>
          <table:table-cell table:formula="of:=IFERROR(([.O203]-[.O$619])/([.O$620]-[.O$619])*100;&quot;&quot;)">
            <text:p/>
          </table:table-cell>
          <table:table-cell table:formula="of:=IFERROR(([.P203]-[.P$619])/([.P$620]-[.P$619])*100;&quot;&quot;)">
            <text:p/>
          </table:table-cell>
          <table:table-cell table:formula="of:=IFERROR(([.Q203]-[.Q$619])/([.Q$620]-[.Q$619])*100;&quot;&quot;)">
            <text:p/>
          </table:table-cell>
        </table:table-row>
        <table:table-row table:style-name="ro1">
          <table:table-cell office:value-type="float" office:value="467.34" calcext:value-type="float">
            <text:p>467.34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467.34" calcext:value-type="float">
            <text:p>467.34</text:p>
          </table:table-cell>
          <table:table-cell table:formula="of:=IFERROR(([.B204]-[.B$619])/([.B$620]-[.B$619])*100;&quot;&quot;)">
            <text:p/>
          </table:table-cell>
          <table:table-cell table:formula="of:=IFERROR(([.C204]-[.C$619])/([.C$620]-[.C$619])*100;&quot;&quot;)">
            <text:p/>
          </table:table-cell>
          <table:table-cell table:formula="of:=IFERROR(([.D204]-[.D$619])/([.D$620]-[.D$619])*100;&quot;&quot;)">
            <text:p/>
          </table:table-cell>
          <table:table-cell table:formula="of:=IFERROR(([.E204]-[.E$619])/([.E$620]-[.E$619])*100;&quot;&quot;)">
            <text:p/>
          </table:table-cell>
          <table:table-cell table:formula="of:=IFERROR(([.F204]-[.F$619])/([.F$620]-[.F$619])*100;&quot;&quot;)">
            <text:p/>
          </table:table-cell>
          <table:table-cell table:formula="of:=IFERROR(([.G204]-[.G$619])/([.G$620]-[.G$619])*100;&quot;&quot;)">
            <text:p/>
          </table:table-cell>
          <table:table-cell table:formula="of:=IFERROR(([.H204]-[.H$619])/([.H$620]-[.H$619])*100;&quot;&quot;)">
            <text:p/>
          </table:table-cell>
          <table:table-cell table:formula="of:=IFERROR(([.I204]-[.I$619])/([.I$620]-[.I$619])*100;&quot;&quot;)">
            <text:p/>
          </table:table-cell>
          <table:table-cell table:formula="of:=IFERROR(([.J204]-[.J$619])/([.J$620]-[.J$619])*100;&quot;&quot;)">
            <text:p/>
          </table:table-cell>
          <table:table-cell table:formula="of:=IFERROR(([.K204]-[.K$619])/([.K$620]-[.K$619])*100;&quot;&quot;)">
            <text:p/>
          </table:table-cell>
          <table:table-cell table:formula="of:=IFERROR(([.L204]-[.L$619])/([.L$620]-[.L$619])*100;&quot;&quot;)">
            <text:p/>
          </table:table-cell>
          <table:table-cell table:formula="of:=IFERROR(([.M204]-[.M$619])/([.M$620]-[.M$619])*100;&quot;&quot;)">
            <text:p/>
          </table:table-cell>
          <table:table-cell table:formula="of:=IFERROR(([.N204]-[.N$619])/([.N$620]-[.N$619])*100;&quot;&quot;)">
            <text:p/>
          </table:table-cell>
          <table:table-cell table:formula="of:=IFERROR(([.O204]-[.O$619])/([.O$620]-[.O$619])*100;&quot;&quot;)">
            <text:p/>
          </table:table-cell>
          <table:table-cell table:formula="of:=IFERROR(([.P204]-[.P$619])/([.P$620]-[.P$619])*100;&quot;&quot;)" office:value-type="float" office:value="97.5" calcext:value-type="float">
            <text:p>97.5</text:p>
          </table:table-cell>
          <table:table-cell table:formula="of:=IFERROR(([.Q204]-[.Q$619])/([.Q$620]-[.Q$619])*100;&quot;&quot;)" office:value-type="float" office:value="57.8947368421053" calcext:value-type="float">
            <text:p>57.8947368421</text:p>
          </table:table-cell>
        </table:table-row>
        <table:table-row table:style-name="ro1">
          <table:table-cell office:value-type="float" office:value="467.776" calcext:value-type="float">
            <text:p>467.77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467.776" calcext:value-type="float">
            <text:p>467.776</text:p>
          </table:table-cell>
          <table:table-cell table:formula="of:=IFERROR(([.B205]-[.B$619])/([.B$620]-[.B$619])*100;&quot;&quot;)">
            <text:p/>
          </table:table-cell>
          <table:table-cell table:formula="of:=IFERROR(([.C205]-[.C$619])/([.C$620]-[.C$619])*100;&quot;&quot;)">
            <text:p/>
          </table:table-cell>
          <table:table-cell table:formula="of:=IFERROR(([.D205]-[.D$619])/([.D$620]-[.D$619])*100;&quot;&quot;)" office:value-type="float" office:value="78" calcext:value-type="float">
            <text:p>78</text:p>
          </table:table-cell>
          <table:table-cell table:formula="of:=IFERROR(([.E205]-[.E$619])/([.E$620]-[.E$619])*100;&quot;&quot;)" office:value-type="float" office:value="92.5925925925926" calcext:value-type="float">
            <text:p>92.5925925926</text:p>
          </table:table-cell>
          <table:table-cell table:formula="of:=IFERROR(([.F205]-[.F$619])/([.F$620]-[.F$619])*100;&quot;&quot;)">
            <text:p/>
          </table:table-cell>
          <table:table-cell table:formula="of:=IFERROR(([.G205]-[.G$619])/([.G$620]-[.G$619])*100;&quot;&quot;)">
            <text:p/>
          </table:table-cell>
          <table:table-cell table:formula="of:=IFERROR(([.H205]-[.H$619])/([.H$620]-[.H$619])*100;&quot;&quot;)">
            <text:p/>
          </table:table-cell>
          <table:table-cell table:formula="of:=IFERROR(([.I205]-[.I$619])/([.I$620]-[.I$619])*100;&quot;&quot;)">
            <text:p/>
          </table:table-cell>
          <table:table-cell table:formula="of:=IFERROR(([.J205]-[.J$619])/([.J$620]-[.J$619])*100;&quot;&quot;)">
            <text:p/>
          </table:table-cell>
          <table:table-cell table:formula="of:=IFERROR(([.K205]-[.K$619])/([.K$620]-[.K$619])*100;&quot;&quot;)">
            <text:p/>
          </table:table-cell>
          <table:table-cell table:formula="of:=IFERROR(([.L205]-[.L$619])/([.L$620]-[.L$619])*100;&quot;&quot;)">
            <text:p/>
          </table:table-cell>
          <table:table-cell table:formula="of:=IFERROR(([.M205]-[.M$619])/([.M$620]-[.M$619])*100;&quot;&quot;)">
            <text:p/>
          </table:table-cell>
          <table:table-cell table:formula="of:=IFERROR(([.N205]-[.N$619])/([.N$620]-[.N$619])*100;&quot;&quot;)">
            <text:p/>
          </table:table-cell>
          <table:table-cell table:formula="of:=IFERROR(([.O205]-[.O$619])/([.O$620]-[.O$619])*100;&quot;&quot;)">
            <text:p/>
          </table:table-cell>
          <table:table-cell table:formula="of:=IFERROR(([.P205]-[.P$619])/([.P$620]-[.P$619])*100;&quot;&quot;)">
            <text:p/>
          </table:table-cell>
          <table:table-cell table:formula="of:=IFERROR(([.Q205]-[.Q$619])/([.Q$620]-[.Q$619])*100;&quot;&quot;)">
            <text:p/>
          </table:table-cell>
        </table:table-row>
        <table:table-row table:style-name="ro1">
          <table:table-cell office:value-type="float" office:value="468.56" calcext:value-type="float">
            <text:p>468.56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2"/>
          <table:table-cell office:value-type="float" office:value="468.56" calcext:value-type="float">
            <text:p>468.56</text:p>
          </table:table-cell>
          <table:table-cell table:formula="of:=IFERROR(([.B206]-[.B$619])/([.B$620]-[.B$619])*100;&quot;&quot;)">
            <text:p/>
          </table:table-cell>
          <table:table-cell table:formula="of:=IFERROR(([.C206]-[.C$619])/([.C$620]-[.C$619])*100;&quot;&quot;)">
            <text:p/>
          </table:table-cell>
          <table:table-cell table:formula="of:=IFERROR(([.D206]-[.D$619])/([.D$620]-[.D$619])*100;&quot;&quot;)">
            <text:p/>
          </table:table-cell>
          <table:table-cell table:formula="of:=IFERROR(([.E206]-[.E$619])/([.E$620]-[.E$619])*100;&quot;&quot;)">
            <text:p/>
          </table:table-cell>
          <table:table-cell table:formula="of:=IFERROR(([.F206]-[.F$619])/([.F$620]-[.F$619])*100;&quot;&quot;)">
            <text:p/>
          </table:table-cell>
          <table:table-cell table:formula="of:=IFERROR(([.G206]-[.G$619])/([.G$620]-[.G$619])*100;&quot;&quot;)">
            <text:p/>
          </table:table-cell>
          <table:table-cell table:formula="of:=IFERROR(([.H206]-[.H$619])/([.H$620]-[.H$619])*100;&quot;&quot;)">
            <text:p/>
          </table:table-cell>
          <table:table-cell table:formula="of:=IFERROR(([.I206]-[.I$619])/([.I$620]-[.I$619])*100;&quot;&quot;)" office:value-type="float" office:value="76.1904761904762" calcext:value-type="float">
            <text:p>76.1904761905</text:p>
          </table:table-cell>
          <table:table-cell table:formula="of:=IFERROR(([.J206]-[.J$619])/([.J$620]-[.J$619])*100;&quot;&quot;)">
            <text:p/>
          </table:table-cell>
          <table:table-cell table:formula="of:=IFERROR(([.K206]-[.K$619])/([.K$620]-[.K$619])*100;&quot;&quot;)">
            <text:p/>
          </table:table-cell>
          <table:table-cell table:formula="of:=IFERROR(([.L206]-[.L$619])/([.L$620]-[.L$619])*100;&quot;&quot;)">
            <text:p/>
          </table:table-cell>
          <table:table-cell table:formula="of:=IFERROR(([.M206]-[.M$619])/([.M$620]-[.M$619])*100;&quot;&quot;)">
            <text:p/>
          </table:table-cell>
          <table:table-cell table:formula="of:=IFERROR(([.N206]-[.N$619])/([.N$620]-[.N$619])*100;&quot;&quot;)">
            <text:p/>
          </table:table-cell>
          <table:table-cell table:formula="of:=IFERROR(([.O206]-[.O$619])/([.O$620]-[.O$619])*100;&quot;&quot;)">
            <text:p/>
          </table:table-cell>
          <table:table-cell table:formula="of:=IFERROR(([.P206]-[.P$619])/([.P$620]-[.P$619])*100;&quot;&quot;)">
            <text:p/>
          </table:table-cell>
          <table:table-cell table:formula="of:=IFERROR(([.Q206]-[.Q$619])/([.Q$620]-[.Q$619])*100;&quot;&quot;)">
            <text:p/>
          </table:table-cell>
        </table:table-row>
        <table:table-row table:style-name="ro1">
          <table:table-cell office:value-type="float" office:value="470.636" calcext:value-type="float">
            <text:p>470.63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77" calcext:value-type="float">
            <text:p>77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470.636" calcext:value-type="float">
            <text:p>470.636</text:p>
          </table:table-cell>
          <table:table-cell table:formula="of:=IFERROR(([.B207]-[.B$619])/([.B$620]-[.B$619])*100;&quot;&quot;)">
            <text:p/>
          </table:table-cell>
          <table:table-cell table:formula="of:=IFERROR(([.C207]-[.C$619])/([.C$620]-[.C$619])*100;&quot;&quot;)">
            <text:p/>
          </table:table-cell>
          <table:table-cell table:formula="of:=IFERROR(([.D207]-[.D$619])/([.D$620]-[.D$619])*100;&quot;&quot;)" office:value-type="float" office:value="77" calcext:value-type="float">
            <text:p>77</text:p>
          </table:table-cell>
          <table:table-cell table:formula="of:=IFERROR(([.E207]-[.E$619])/([.E$620]-[.E$619])*100;&quot;&quot;)">
            <text:p/>
          </table:table-cell>
          <table:table-cell table:formula="of:=IFERROR(([.F207]-[.F$619])/([.F$620]-[.F$619])*100;&quot;&quot;)">
            <text:p/>
          </table:table-cell>
          <table:table-cell table:formula="of:=IFERROR(([.G207]-[.G$619])/([.G$620]-[.G$619])*100;&quot;&quot;)">
            <text:p/>
          </table:table-cell>
          <table:table-cell table:formula="of:=IFERROR(([.H207]-[.H$619])/([.H$620]-[.H$619])*100;&quot;&quot;)">
            <text:p/>
          </table:table-cell>
          <table:table-cell table:formula="of:=IFERROR(([.I207]-[.I$619])/([.I$620]-[.I$619])*100;&quot;&quot;)">
            <text:p/>
          </table:table-cell>
          <table:table-cell table:formula="of:=IFERROR(([.J207]-[.J$619])/([.J$620]-[.J$619])*100;&quot;&quot;)">
            <text:p/>
          </table:table-cell>
          <table:table-cell table:formula="of:=IFERROR(([.K207]-[.K$619])/([.K$620]-[.K$619])*100;&quot;&quot;)">
            <text:p/>
          </table:table-cell>
          <table:table-cell table:formula="of:=IFERROR(([.L207]-[.L$619])/([.L$620]-[.L$619])*100;&quot;&quot;)">
            <text:p/>
          </table:table-cell>
          <table:table-cell table:formula="of:=IFERROR(([.M207]-[.M$619])/([.M$620]-[.M$619])*100;&quot;&quot;)">
            <text:p/>
          </table:table-cell>
          <table:table-cell table:formula="of:=IFERROR(([.N207]-[.N$619])/([.N$620]-[.N$619])*100;&quot;&quot;)">
            <text:p/>
          </table:table-cell>
          <table:table-cell table:formula="of:=IFERROR(([.O207]-[.O$619])/([.O$620]-[.O$619])*100;&quot;&quot;)">
            <text:p/>
          </table:table-cell>
          <table:table-cell table:formula="of:=IFERROR(([.P207]-[.P$619])/([.P$620]-[.P$619])*100;&quot;&quot;)">
            <text:p/>
          </table:table-cell>
          <table:table-cell table:formula="of:=IFERROR(([.Q207]-[.Q$619])/([.Q$620]-[.Q$619])*100;&quot;&quot;)">
            <text:p/>
          </table:table-cell>
        </table:table-row>
        <table:table-row table:style-name="ro1">
          <table:table-cell office:value-type="float" office:value="473.496" calcext:value-type="float">
            <text:p>473.49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473.496" calcext:value-type="float">
            <text:p>473.496</text:p>
          </table:table-cell>
          <table:table-cell table:formula="of:=IFERROR(([.B208]-[.B$619])/([.B$620]-[.B$619])*100;&quot;&quot;)">
            <text:p/>
          </table:table-cell>
          <table:table-cell table:formula="of:=IFERROR(([.C208]-[.C$619])/([.C$620]-[.C$619])*100;&quot;&quot;)">
            <text:p/>
          </table:table-cell>
          <table:table-cell table:formula="of:=IFERROR(([.D208]-[.D$619])/([.D$620]-[.D$619])*100;&quot;&quot;)" office:value-type="float" office:value="76" calcext:value-type="float">
            <text:p>76</text:p>
          </table:table-cell>
          <table:table-cell table:formula="of:=IFERROR(([.E208]-[.E$619])/([.E$620]-[.E$619])*100;&quot;&quot;)">
            <text:p/>
          </table:table-cell>
          <table:table-cell table:formula="of:=IFERROR(([.F208]-[.F$619])/([.F$620]-[.F$619])*100;&quot;&quot;)">
            <text:p/>
          </table:table-cell>
          <table:table-cell table:formula="of:=IFERROR(([.G208]-[.G$619])/([.G$620]-[.G$619])*100;&quot;&quot;)">
            <text:p/>
          </table:table-cell>
          <table:table-cell table:formula="of:=IFERROR(([.H208]-[.H$619])/([.H$620]-[.H$619])*100;&quot;&quot;)">
            <text:p/>
          </table:table-cell>
          <table:table-cell table:formula="of:=IFERROR(([.I208]-[.I$619])/([.I$620]-[.I$619])*100;&quot;&quot;)">
            <text:p/>
          </table:table-cell>
          <table:table-cell table:formula="of:=IFERROR(([.J208]-[.J$619])/([.J$620]-[.J$619])*100;&quot;&quot;)">
            <text:p/>
          </table:table-cell>
          <table:table-cell table:formula="of:=IFERROR(([.K208]-[.K$619])/([.K$620]-[.K$619])*100;&quot;&quot;)">
            <text:p/>
          </table:table-cell>
          <table:table-cell table:formula="of:=IFERROR(([.L208]-[.L$619])/([.L$620]-[.L$619])*100;&quot;&quot;)">
            <text:p/>
          </table:table-cell>
          <table:table-cell table:formula="of:=IFERROR(([.M208]-[.M$619])/([.M$620]-[.M$619])*100;&quot;&quot;)">
            <text:p/>
          </table:table-cell>
          <table:table-cell table:formula="of:=IFERROR(([.N208]-[.N$619])/([.N$620]-[.N$619])*100;&quot;&quot;)">
            <text:p/>
          </table:table-cell>
          <table:table-cell table:formula="of:=IFERROR(([.O208]-[.O$619])/([.O$620]-[.O$619])*100;&quot;&quot;)">
            <text:p/>
          </table:table-cell>
          <table:table-cell table:formula="of:=IFERROR(([.P208]-[.P$619])/([.P$620]-[.P$619])*100;&quot;&quot;)">
            <text:p/>
          </table:table-cell>
          <table:table-cell table:formula="of:=IFERROR(([.Q208]-[.Q$619])/([.Q$620]-[.Q$619])*100;&quot;&quot;)">
            <text:p/>
          </table:table-cell>
        </table:table-row>
        <table:table-row table:style-name="ro1">
          <table:table-cell office:value-type="float" office:value="476.356" calcext:value-type="float">
            <text:p>476.35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75" calcext:value-type="float">
            <text:p>75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476.356" calcext:value-type="float">
            <text:p>476.356</text:p>
          </table:table-cell>
          <table:table-cell table:formula="of:=IFERROR(([.B209]-[.B$619])/([.B$620]-[.B$619])*100;&quot;&quot;)">
            <text:p/>
          </table:table-cell>
          <table:table-cell table:formula="of:=IFERROR(([.C209]-[.C$619])/([.C$620]-[.C$619])*100;&quot;&quot;)">
            <text:p/>
          </table:table-cell>
          <table:table-cell table:formula="of:=IFERROR(([.D209]-[.D$619])/([.D$620]-[.D$619])*100;&quot;&quot;)" office:value-type="float" office:value="75" calcext:value-type="float">
            <text:p>75</text:p>
          </table:table-cell>
          <table:table-cell table:formula="of:=IFERROR(([.E209]-[.E$619])/([.E$620]-[.E$619])*100;&quot;&quot;)">
            <text:p/>
          </table:table-cell>
          <table:table-cell table:formula="of:=IFERROR(([.F209]-[.F$619])/([.F$620]-[.F$619])*100;&quot;&quot;)">
            <text:p/>
          </table:table-cell>
          <table:table-cell table:formula="of:=IFERROR(([.G209]-[.G$619])/([.G$620]-[.G$619])*100;&quot;&quot;)">
            <text:p/>
          </table:table-cell>
          <table:table-cell table:formula="of:=IFERROR(([.H209]-[.H$619])/([.H$620]-[.H$619])*100;&quot;&quot;)">
            <text:p/>
          </table:table-cell>
          <table:table-cell table:formula="of:=IFERROR(([.I209]-[.I$619])/([.I$620]-[.I$619])*100;&quot;&quot;)">
            <text:p/>
          </table:table-cell>
          <table:table-cell table:formula="of:=IFERROR(([.J209]-[.J$619])/([.J$620]-[.J$619])*100;&quot;&quot;)">
            <text:p/>
          </table:table-cell>
          <table:table-cell table:formula="of:=IFERROR(([.K209]-[.K$619])/([.K$620]-[.K$619])*100;&quot;&quot;)">
            <text:p/>
          </table:table-cell>
          <table:table-cell table:formula="of:=IFERROR(([.L209]-[.L$619])/([.L$620]-[.L$619])*100;&quot;&quot;)">
            <text:p/>
          </table:table-cell>
          <table:table-cell table:formula="of:=IFERROR(([.M209]-[.M$619])/([.M$620]-[.M$619])*100;&quot;&quot;)">
            <text:p/>
          </table:table-cell>
          <table:table-cell table:formula="of:=IFERROR(([.N209]-[.N$619])/([.N$620]-[.N$619])*100;&quot;&quot;)">
            <text:p/>
          </table:table-cell>
          <table:table-cell table:formula="of:=IFERROR(([.O209]-[.O$619])/([.O$620]-[.O$619])*100;&quot;&quot;)">
            <text:p/>
          </table:table-cell>
          <table:table-cell table:formula="of:=IFERROR(([.P209]-[.P$619])/([.P$620]-[.P$619])*100;&quot;&quot;)">
            <text:p/>
          </table:table-cell>
          <table:table-cell table:formula="of:=IFERROR(([.Q209]-[.Q$619])/([.Q$620]-[.Q$619])*100;&quot;&quot;)">
            <text:p/>
          </table:table-cell>
        </table:table-row>
        <table:table-row table:style-name="ro1">
          <table:table-cell office:value-type="float" office:value="479.216" calcext:value-type="float">
            <text:p>479.21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74" calcext:value-type="float">
            <text:p>74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479.216" calcext:value-type="float">
            <text:p>479.216</text:p>
          </table:table-cell>
          <table:table-cell table:formula="of:=IFERROR(([.B210]-[.B$619])/([.B$620]-[.B$619])*100;&quot;&quot;)">
            <text:p/>
          </table:table-cell>
          <table:table-cell table:formula="of:=IFERROR(([.C210]-[.C$619])/([.C$620]-[.C$619])*100;&quot;&quot;)">
            <text:p/>
          </table:table-cell>
          <table:table-cell table:formula="of:=IFERROR(([.D210]-[.D$619])/([.D$620]-[.D$619])*100;&quot;&quot;)" office:value-type="float" office:value="74" calcext:value-type="float">
            <text:p>74</text:p>
          </table:table-cell>
          <table:table-cell table:formula="of:=IFERROR(([.E210]-[.E$619])/([.E$620]-[.E$619])*100;&quot;&quot;)">
            <text:p/>
          </table:table-cell>
          <table:table-cell table:formula="of:=IFERROR(([.F210]-[.F$619])/([.F$620]-[.F$619])*100;&quot;&quot;)">
            <text:p/>
          </table:table-cell>
          <table:table-cell table:formula="of:=IFERROR(([.G210]-[.G$619])/([.G$620]-[.G$619])*100;&quot;&quot;)">
            <text:p/>
          </table:table-cell>
          <table:table-cell table:formula="of:=IFERROR(([.H210]-[.H$619])/([.H$620]-[.H$619])*100;&quot;&quot;)">
            <text:p/>
          </table:table-cell>
          <table:table-cell table:formula="of:=IFERROR(([.I210]-[.I$619])/([.I$620]-[.I$619])*100;&quot;&quot;)">
            <text:p/>
          </table:table-cell>
          <table:table-cell table:formula="of:=IFERROR(([.J210]-[.J$619])/([.J$620]-[.J$619])*100;&quot;&quot;)">
            <text:p/>
          </table:table-cell>
          <table:table-cell table:formula="of:=IFERROR(([.K210]-[.K$619])/([.K$620]-[.K$619])*100;&quot;&quot;)">
            <text:p/>
          </table:table-cell>
          <table:table-cell table:formula="of:=IFERROR(([.L210]-[.L$619])/([.L$620]-[.L$619])*100;&quot;&quot;)">
            <text:p/>
          </table:table-cell>
          <table:table-cell table:formula="of:=IFERROR(([.M210]-[.M$619])/([.M$620]-[.M$619])*100;&quot;&quot;)">
            <text:p/>
          </table:table-cell>
          <table:table-cell table:formula="of:=IFERROR(([.N210]-[.N$619])/([.N$620]-[.N$619])*100;&quot;&quot;)">
            <text:p/>
          </table:table-cell>
          <table:table-cell table:formula="of:=IFERROR(([.O210]-[.O$619])/([.O$620]-[.O$619])*100;&quot;&quot;)">
            <text:p/>
          </table:table-cell>
          <table:table-cell table:formula="of:=IFERROR(([.P210]-[.P$619])/([.P$620]-[.P$619])*100;&quot;&quot;)">
            <text:p/>
          </table:table-cell>
          <table:table-cell table:formula="of:=IFERROR(([.Q210]-[.Q$619])/([.Q$620]-[.Q$619])*100;&quot;&quot;)">
            <text:p/>
          </table:table-cell>
        </table:table-row>
        <table:table-row table:style-name="ro1">
          <table:table-cell office:value-type="float" office:value="482.076" calcext:value-type="float">
            <text:p>482.07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73" calcext:value-type="float">
            <text:p>73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482.076" calcext:value-type="float">
            <text:p>482.076</text:p>
          </table:table-cell>
          <table:table-cell table:formula="of:=IFERROR(([.B211]-[.B$619])/([.B$620]-[.B$619])*100;&quot;&quot;)">
            <text:p/>
          </table:table-cell>
          <table:table-cell table:formula="of:=IFERROR(([.C211]-[.C$619])/([.C$620]-[.C$619])*100;&quot;&quot;)">
            <text:p/>
          </table:table-cell>
          <table:table-cell table:formula="of:=IFERROR(([.D211]-[.D$619])/([.D$620]-[.D$619])*100;&quot;&quot;)" office:value-type="float" office:value="73" calcext:value-type="float">
            <text:p>73</text:p>
          </table:table-cell>
          <table:table-cell table:formula="of:=IFERROR(([.E211]-[.E$619])/([.E$620]-[.E$619])*100;&quot;&quot;)">
            <text:p/>
          </table:table-cell>
          <table:table-cell table:formula="of:=IFERROR(([.F211]-[.F$619])/([.F$620]-[.F$619])*100;&quot;&quot;)">
            <text:p/>
          </table:table-cell>
          <table:table-cell table:formula="of:=IFERROR(([.G211]-[.G$619])/([.G$620]-[.G$619])*100;&quot;&quot;)">
            <text:p/>
          </table:table-cell>
          <table:table-cell table:formula="of:=IFERROR(([.H211]-[.H$619])/([.H$620]-[.H$619])*100;&quot;&quot;)">
            <text:p/>
          </table:table-cell>
          <table:table-cell table:formula="of:=IFERROR(([.I211]-[.I$619])/([.I$620]-[.I$619])*100;&quot;&quot;)">
            <text:p/>
          </table:table-cell>
          <table:table-cell table:formula="of:=IFERROR(([.J211]-[.J$619])/([.J$620]-[.J$619])*100;&quot;&quot;)">
            <text:p/>
          </table:table-cell>
          <table:table-cell table:formula="of:=IFERROR(([.K211]-[.K$619])/([.K$620]-[.K$619])*100;&quot;&quot;)">
            <text:p/>
          </table:table-cell>
          <table:table-cell table:formula="of:=IFERROR(([.L211]-[.L$619])/([.L$620]-[.L$619])*100;&quot;&quot;)">
            <text:p/>
          </table:table-cell>
          <table:table-cell table:formula="of:=IFERROR(([.M211]-[.M$619])/([.M$620]-[.M$619])*100;&quot;&quot;)">
            <text:p/>
          </table:table-cell>
          <table:table-cell table:formula="of:=IFERROR(([.N211]-[.N$619])/([.N$620]-[.N$619])*100;&quot;&quot;)">
            <text:p/>
          </table:table-cell>
          <table:table-cell table:formula="of:=IFERROR(([.O211]-[.O$619])/([.O$620]-[.O$619])*100;&quot;&quot;)">
            <text:p/>
          </table:table-cell>
          <table:table-cell table:formula="of:=IFERROR(([.P211]-[.P$619])/([.P$620]-[.P$619])*100;&quot;&quot;)">
            <text:p/>
          </table:table-cell>
          <table:table-cell table:formula="of:=IFERROR(([.Q211]-[.Q$619])/([.Q$620]-[.Q$619])*100;&quot;&quot;)">
            <text:p/>
          </table:table-cell>
        </table:table-row>
        <table:table-row table:style-name="ro1">
          <table:table-cell office:value-type="float" office:value="483.34" calcext:value-type="float">
            <text:p>483.34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float" office:value="483.34" calcext:value-type="float">
            <text:p>483.34</text:p>
          </table:table-cell>
          <table:table-cell table:formula="of:=IFERROR(([.B212]-[.B$619])/([.B$620]-[.B$619])*100;&quot;&quot;)">
            <text:p/>
          </table:table-cell>
          <table:table-cell table:formula="of:=IFERROR(([.C212]-[.C$619])/([.C$620]-[.C$619])*100;&quot;&quot;)">
            <text:p/>
          </table:table-cell>
          <table:table-cell table:formula="of:=IFERROR(([.D212]-[.D$619])/([.D$620]-[.D$619])*100;&quot;&quot;)">
            <text:p/>
          </table:table-cell>
          <table:table-cell table:formula="of:=IFERROR(([.E212]-[.E$619])/([.E$620]-[.E$619])*100;&quot;&quot;)">
            <text:p/>
          </table:table-cell>
          <table:table-cell table:formula="of:=IFERROR(([.F212]-[.F$619])/([.F$620]-[.F$619])*100;&quot;&quot;)">
            <text:p/>
          </table:table-cell>
          <table:table-cell table:formula="of:=IFERROR(([.G212]-[.G$619])/([.G$620]-[.G$619])*100;&quot;&quot;)">
            <text:p/>
          </table:table-cell>
          <table:table-cell table:formula="of:=IFERROR(([.H212]-[.H$619])/([.H$620]-[.H$619])*100;&quot;&quot;)" office:value-type="float" office:value="47.0588235294118" calcext:value-type="float">
            <text:p>47.0588235294</text:p>
          </table:table-cell>
          <table:table-cell table:formula="of:=IFERROR(([.I212]-[.I$619])/([.I$620]-[.I$619])*100;&quot;&quot;)">
            <text:p/>
          </table:table-cell>
          <table:table-cell table:formula="of:=IFERROR(([.J212]-[.J$619])/([.J$620]-[.J$619])*100;&quot;&quot;)">
            <text:p/>
          </table:table-cell>
          <table:table-cell table:formula="of:=IFERROR(([.K212]-[.K$619])/([.K$620]-[.K$619])*100;&quot;&quot;)">
            <text:p/>
          </table:table-cell>
          <table:table-cell table:formula="of:=IFERROR(([.L212]-[.L$619])/([.L$620]-[.L$619])*100;&quot;&quot;)">
            <text:p/>
          </table:table-cell>
          <table:table-cell table:formula="of:=IFERROR(([.M212]-[.M$619])/([.M$620]-[.M$619])*100;&quot;&quot;)" office:value-type="float" office:value="95.8333333333333" calcext:value-type="float">
            <text:p>95.8333333333</text:p>
          </table:table-cell>
          <table:table-cell table:formula="of:=IFERROR(([.N212]-[.N$619])/([.N$620]-[.N$619])*100;&quot;&quot;)">
            <text:p/>
          </table:table-cell>
          <table:table-cell table:formula="of:=IFERROR(([.O212]-[.O$619])/([.O$620]-[.O$619])*100;&quot;&quot;)">
            <text:p/>
          </table:table-cell>
          <table:table-cell table:formula="of:=IFERROR(([.P212]-[.P$619])/([.P$620]-[.P$619])*100;&quot;&quot;)">
            <text:p/>
          </table:table-cell>
          <table:table-cell table:formula="of:=IFERROR(([.Q212]-[.Q$619])/([.Q$620]-[.Q$619])*100;&quot;&quot;)">
            <text:p/>
          </table:table-cell>
        </table:table-row>
        <table:table-row table:style-name="ro1">
          <table:table-cell office:value-type="float" office:value="484.936" calcext:value-type="float">
            <text:p>484.93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72" calcext:value-type="float">
            <text:p>72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484.936" calcext:value-type="float">
            <text:p>484.936</text:p>
          </table:table-cell>
          <table:table-cell table:formula="of:=IFERROR(([.B213]-[.B$619])/([.B$620]-[.B$619])*100;&quot;&quot;)">
            <text:p/>
          </table:table-cell>
          <table:table-cell table:formula="of:=IFERROR(([.C213]-[.C$619])/([.C$620]-[.C$619])*100;&quot;&quot;)">
            <text:p/>
          </table:table-cell>
          <table:table-cell table:formula="of:=IFERROR(([.D213]-[.D$619])/([.D$620]-[.D$619])*100;&quot;&quot;)" office:value-type="float" office:value="72" calcext:value-type="float">
            <text:p>72</text:p>
          </table:table-cell>
          <table:table-cell table:formula="of:=IFERROR(([.E213]-[.E$619])/([.E$620]-[.E$619])*100;&quot;&quot;)">
            <text:p/>
          </table:table-cell>
          <table:table-cell table:formula="of:=IFERROR(([.F213]-[.F$619])/([.F$620]-[.F$619])*100;&quot;&quot;)">
            <text:p/>
          </table:table-cell>
          <table:table-cell table:formula="of:=IFERROR(([.G213]-[.G$619])/([.G$620]-[.G$619])*100;&quot;&quot;)">
            <text:p/>
          </table:table-cell>
          <table:table-cell table:formula="of:=IFERROR(([.H213]-[.H$619])/([.H$620]-[.H$619])*100;&quot;&quot;)">
            <text:p/>
          </table:table-cell>
          <table:table-cell table:formula="of:=IFERROR(([.I213]-[.I$619])/([.I$620]-[.I$619])*100;&quot;&quot;)">
            <text:p/>
          </table:table-cell>
          <table:table-cell table:formula="of:=IFERROR(([.J213]-[.J$619])/([.J$620]-[.J$619])*100;&quot;&quot;)">
            <text:p/>
          </table:table-cell>
          <table:table-cell table:formula="of:=IFERROR(([.K213]-[.K$619])/([.K$620]-[.K$619])*100;&quot;&quot;)">
            <text:p/>
          </table:table-cell>
          <table:table-cell table:formula="of:=IFERROR(([.L213]-[.L$619])/([.L$620]-[.L$619])*100;&quot;&quot;)">
            <text:p/>
          </table:table-cell>
          <table:table-cell table:formula="of:=IFERROR(([.M213]-[.M$619])/([.M$620]-[.M$619])*100;&quot;&quot;)">
            <text:p/>
          </table:table-cell>
          <table:table-cell table:formula="of:=IFERROR(([.N213]-[.N$619])/([.N$620]-[.N$619])*100;&quot;&quot;)">
            <text:p/>
          </table:table-cell>
          <table:table-cell table:formula="of:=IFERROR(([.O213]-[.O$619])/([.O$620]-[.O$619])*100;&quot;&quot;)">
            <text:p/>
          </table:table-cell>
          <table:table-cell table:formula="of:=IFERROR(([.P213]-[.P$619])/([.P$620]-[.P$619])*100;&quot;&quot;)">
            <text:p/>
          </table:table-cell>
          <table:table-cell table:formula="of:=IFERROR(([.Q213]-[.Q$619])/([.Q$620]-[.Q$619])*100;&quot;&quot;)">
            <text:p/>
          </table:table-cell>
        </table:table-row>
        <table:table-row table:style-name="ro1">
          <table:table-cell office:value-type="float" office:value="487.796" calcext:value-type="float">
            <text:p>487.79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71" calcext:value-type="float">
            <text:p>71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487.796" calcext:value-type="float">
            <text:p>487.796</text:p>
          </table:table-cell>
          <table:table-cell table:formula="of:=IFERROR(([.B214]-[.B$619])/([.B$620]-[.B$619])*100;&quot;&quot;)">
            <text:p/>
          </table:table-cell>
          <table:table-cell table:formula="of:=IFERROR(([.C214]-[.C$619])/([.C$620]-[.C$619])*100;&quot;&quot;)">
            <text:p/>
          </table:table-cell>
          <table:table-cell table:formula="of:=IFERROR(([.D214]-[.D$619])/([.D$620]-[.D$619])*100;&quot;&quot;)" office:value-type="float" office:value="71" calcext:value-type="float">
            <text:p>71</text:p>
          </table:table-cell>
          <table:table-cell table:formula="of:=IFERROR(([.E214]-[.E$619])/([.E$620]-[.E$619])*100;&quot;&quot;)">
            <text:p/>
          </table:table-cell>
          <table:table-cell table:formula="of:=IFERROR(([.F214]-[.F$619])/([.F$620]-[.F$619])*100;&quot;&quot;)">
            <text:p/>
          </table:table-cell>
          <table:table-cell table:formula="of:=IFERROR(([.G214]-[.G$619])/([.G$620]-[.G$619])*100;&quot;&quot;)">
            <text:p/>
          </table:table-cell>
          <table:table-cell table:formula="of:=IFERROR(([.H214]-[.H$619])/([.H$620]-[.H$619])*100;&quot;&quot;)">
            <text:p/>
          </table:table-cell>
          <table:table-cell table:formula="of:=IFERROR(([.I214]-[.I$619])/([.I$620]-[.I$619])*100;&quot;&quot;)">
            <text:p/>
          </table:table-cell>
          <table:table-cell table:formula="of:=IFERROR(([.J214]-[.J$619])/([.J$620]-[.J$619])*100;&quot;&quot;)">
            <text:p/>
          </table:table-cell>
          <table:table-cell table:formula="of:=IFERROR(([.K214]-[.K$619])/([.K$620]-[.K$619])*100;&quot;&quot;)">
            <text:p/>
          </table:table-cell>
          <table:table-cell table:formula="of:=IFERROR(([.L214]-[.L$619])/([.L$620]-[.L$619])*100;&quot;&quot;)">
            <text:p/>
          </table:table-cell>
          <table:table-cell table:formula="of:=IFERROR(([.M214]-[.M$619])/([.M$620]-[.M$619])*100;&quot;&quot;)">
            <text:p/>
          </table:table-cell>
          <table:table-cell table:formula="of:=IFERROR(([.N214]-[.N$619])/([.N$620]-[.N$619])*100;&quot;&quot;)">
            <text:p/>
          </table:table-cell>
          <table:table-cell table:formula="of:=IFERROR(([.O214]-[.O$619])/([.O$620]-[.O$619])*100;&quot;&quot;)">
            <text:p/>
          </table:table-cell>
          <table:table-cell table:formula="of:=IFERROR(([.P214]-[.P$619])/([.P$620]-[.P$619])*100;&quot;&quot;)">
            <text:p/>
          </table:table-cell>
          <table:table-cell table:formula="of:=IFERROR(([.Q214]-[.Q$619])/([.Q$620]-[.Q$619])*100;&quot;&quot;)">
            <text:p/>
          </table:table-cell>
        </table:table-row>
        <table:table-row table:style-name="ro1">
          <table:table-cell office:value-type="float" office:value="490.04" calcext:value-type="float">
            <text:p>490.0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78" calcext:value-type="float">
            <text:p>78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490.04" calcext:value-type="float">
            <text:p>490.04</text:p>
          </table:table-cell>
          <table:table-cell table:formula="of:=IFERROR(([.B215]-[.B$619])/([.B$620]-[.B$619])*100;&quot;&quot;)" office:value-type="float" office:value="66.6666666666667" calcext:value-type="float">
            <text:p>66.6666666667</text:p>
          </table:table-cell>
          <table:table-cell table:formula="of:=IFERROR(([.C215]-[.C$619])/([.C$620]-[.C$619])*100;&quot;&quot;)">
            <text:p/>
          </table:table-cell>
          <table:table-cell table:formula="of:=IFERROR(([.D215]-[.D$619])/([.D$620]-[.D$619])*100;&quot;&quot;)">
            <text:p/>
          </table:table-cell>
          <table:table-cell table:formula="of:=IFERROR(([.E215]-[.E$619])/([.E$620]-[.E$619])*100;&quot;&quot;)">
            <text:p/>
          </table:table-cell>
          <table:table-cell table:formula="of:=IFERROR(([.F215]-[.F$619])/([.F$620]-[.F$619])*100;&quot;&quot;)">
            <text:p/>
          </table:table-cell>
          <table:table-cell table:formula="of:=IFERROR(([.G215]-[.G$619])/([.G$620]-[.G$619])*100;&quot;&quot;)">
            <text:p/>
          </table:table-cell>
          <table:table-cell table:formula="of:=IFERROR(([.H215]-[.H$619])/([.H$620]-[.H$619])*100;&quot;&quot;)">
            <text:p/>
          </table:table-cell>
          <table:table-cell table:formula="of:=IFERROR(([.I215]-[.I$619])/([.I$620]-[.I$619])*100;&quot;&quot;)">
            <text:p/>
          </table:table-cell>
          <table:table-cell table:formula="of:=IFERROR(([.J215]-[.J$619])/([.J$620]-[.J$619])*100;&quot;&quot;)" office:value-type="float" office:value="96.078431372549" calcext:value-type="float">
            <text:p>96.0784313725</text:p>
          </table:table-cell>
          <table:table-cell table:formula="of:=IFERROR(([.K215]-[.K$619])/([.K$620]-[.K$619])*100;&quot;&quot;)">
            <text:p/>
          </table:table-cell>
          <table:table-cell table:formula="of:=IFERROR(([.L215]-[.L$619])/([.L$620]-[.L$619])*100;&quot;&quot;)">
            <text:p/>
          </table:table-cell>
          <table:table-cell table:formula="of:=IFERROR(([.M215]-[.M$619])/([.M$620]-[.M$619])*100;&quot;&quot;)">
            <text:p/>
          </table:table-cell>
          <table:table-cell table:formula="of:=IFERROR(([.N215]-[.N$619])/([.N$620]-[.N$619])*100;&quot;&quot;)">
            <text:p/>
          </table:table-cell>
          <table:table-cell table:formula="of:=IFERROR(([.O215]-[.O$619])/([.O$620]-[.O$619])*100;&quot;&quot;)">
            <text:p/>
          </table:table-cell>
          <table:table-cell table:formula="of:=IFERROR(([.P215]-[.P$619])/([.P$620]-[.P$619])*100;&quot;&quot;)">
            <text:p/>
          </table:table-cell>
          <table:table-cell table:formula="of:=IFERROR(([.Q215]-[.Q$619])/([.Q$620]-[.Q$619])*100;&quot;&quot;)">
            <text:p/>
          </table:table-cell>
        </table:table-row>
        <table:table-row table:style-name="ro1">
          <table:table-cell office:value-type="float" office:value="490.656" calcext:value-type="float">
            <text:p>490.65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70" calcext:value-type="float">
            <text:p>70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490.656" calcext:value-type="float">
            <text:p>490.656</text:p>
          </table:table-cell>
          <table:table-cell table:formula="of:=IFERROR(([.B216]-[.B$619])/([.B$620]-[.B$619])*100;&quot;&quot;)">
            <text:p/>
          </table:table-cell>
          <table:table-cell table:formula="of:=IFERROR(([.C216]-[.C$619])/([.C$620]-[.C$619])*100;&quot;&quot;)">
            <text:p/>
          </table:table-cell>
          <table:table-cell table:formula="of:=IFERROR(([.D216]-[.D$619])/([.D$620]-[.D$619])*100;&quot;&quot;)" office:value-type="float" office:value="70" calcext:value-type="float">
            <text:p>70</text:p>
          </table:table-cell>
          <table:table-cell table:formula="of:=IFERROR(([.E216]-[.E$619])/([.E$620]-[.E$619])*100;&quot;&quot;)">
            <text:p/>
          </table:table-cell>
          <table:table-cell table:formula="of:=IFERROR(([.F216]-[.F$619])/([.F$620]-[.F$619])*100;&quot;&quot;)">
            <text:p/>
          </table:table-cell>
          <table:table-cell table:formula="of:=IFERROR(([.G216]-[.G$619])/([.G$620]-[.G$619])*100;&quot;&quot;)">
            <text:p/>
          </table:table-cell>
          <table:table-cell table:formula="of:=IFERROR(([.H216]-[.H$619])/([.H$620]-[.H$619])*100;&quot;&quot;)">
            <text:p/>
          </table:table-cell>
          <table:table-cell table:formula="of:=IFERROR(([.I216]-[.I$619])/([.I$620]-[.I$619])*100;&quot;&quot;)">
            <text:p/>
          </table:table-cell>
          <table:table-cell table:formula="of:=IFERROR(([.J216]-[.J$619])/([.J$620]-[.J$619])*100;&quot;&quot;)">
            <text:p/>
          </table:table-cell>
          <table:table-cell table:formula="of:=IFERROR(([.K216]-[.K$619])/([.K$620]-[.K$619])*100;&quot;&quot;)">
            <text:p/>
          </table:table-cell>
          <table:table-cell table:formula="of:=IFERROR(([.L216]-[.L$619])/([.L$620]-[.L$619])*100;&quot;&quot;)">
            <text:p/>
          </table:table-cell>
          <table:table-cell table:formula="of:=IFERROR(([.M216]-[.M$619])/([.M$620]-[.M$619])*100;&quot;&quot;)">
            <text:p/>
          </table:table-cell>
          <table:table-cell table:formula="of:=IFERROR(([.N216]-[.N$619])/([.N$620]-[.N$619])*100;&quot;&quot;)">
            <text:p/>
          </table:table-cell>
          <table:table-cell table:formula="of:=IFERROR(([.O216]-[.O$619])/([.O$620]-[.O$619])*100;&quot;&quot;)">
            <text:p/>
          </table:table-cell>
          <table:table-cell table:formula="of:=IFERROR(([.P216]-[.P$619])/([.P$620]-[.P$619])*100;&quot;&quot;)">
            <text:p/>
          </table:table-cell>
          <table:table-cell table:formula="of:=IFERROR(([.Q216]-[.Q$619])/([.Q$620]-[.Q$619])*100;&quot;&quot;)">
            <text:p/>
          </table:table-cell>
        </table:table-row>
        <table:table-row table:style-name="ro1">
          <table:table-cell office:value-type="float" office:value="493.516" calcext:value-type="float">
            <text:p>493.51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69" calcext:value-type="float">
            <text:p>69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493.516" calcext:value-type="float">
            <text:p>493.516</text:p>
          </table:table-cell>
          <table:table-cell table:formula="of:=IFERROR(([.B217]-[.B$619])/([.B$620]-[.B$619])*100;&quot;&quot;)">
            <text:p/>
          </table:table-cell>
          <table:table-cell table:formula="of:=IFERROR(([.C217]-[.C$619])/([.C$620]-[.C$619])*100;&quot;&quot;)">
            <text:p/>
          </table:table-cell>
          <table:table-cell table:formula="of:=IFERROR(([.D217]-[.D$619])/([.D$620]-[.D$619])*100;&quot;&quot;)" office:value-type="float" office:value="69" calcext:value-type="float">
            <text:p>69</text:p>
          </table:table-cell>
          <table:table-cell table:formula="of:=IFERROR(([.E217]-[.E$619])/([.E$620]-[.E$619])*100;&quot;&quot;)">
            <text:p/>
          </table:table-cell>
          <table:table-cell table:formula="of:=IFERROR(([.F217]-[.F$619])/([.F$620]-[.F$619])*100;&quot;&quot;)">
            <text:p/>
          </table:table-cell>
          <table:table-cell table:formula="of:=IFERROR(([.G217]-[.G$619])/([.G$620]-[.G$619])*100;&quot;&quot;)">
            <text:p/>
          </table:table-cell>
          <table:table-cell table:formula="of:=IFERROR(([.H217]-[.H$619])/([.H$620]-[.H$619])*100;&quot;&quot;)">
            <text:p/>
          </table:table-cell>
          <table:table-cell table:formula="of:=IFERROR(([.I217]-[.I$619])/([.I$620]-[.I$619])*100;&quot;&quot;)">
            <text:p/>
          </table:table-cell>
          <table:table-cell table:formula="of:=IFERROR(([.J217]-[.J$619])/([.J$620]-[.J$619])*100;&quot;&quot;)">
            <text:p/>
          </table:table-cell>
          <table:table-cell table:formula="of:=IFERROR(([.K217]-[.K$619])/([.K$620]-[.K$619])*100;&quot;&quot;)">
            <text:p/>
          </table:table-cell>
          <table:table-cell table:formula="of:=IFERROR(([.L217]-[.L$619])/([.L$620]-[.L$619])*100;&quot;&quot;)">
            <text:p/>
          </table:table-cell>
          <table:table-cell table:formula="of:=IFERROR(([.M217]-[.M$619])/([.M$620]-[.M$619])*100;&quot;&quot;)">
            <text:p/>
          </table:table-cell>
          <table:table-cell table:formula="of:=IFERROR(([.N217]-[.N$619])/([.N$620]-[.N$619])*100;&quot;&quot;)">
            <text:p/>
          </table:table-cell>
          <table:table-cell table:formula="of:=IFERROR(([.O217]-[.O$619])/([.O$620]-[.O$619])*100;&quot;&quot;)">
            <text:p/>
          </table:table-cell>
          <table:table-cell table:formula="of:=IFERROR(([.P217]-[.P$619])/([.P$620]-[.P$619])*100;&quot;&quot;)">
            <text:p/>
          </table:table-cell>
          <table:table-cell table:formula="of:=IFERROR(([.Q217]-[.Q$619])/([.Q$620]-[.Q$619])*100;&quot;&quot;)">
            <text:p/>
          </table:table-cell>
        </table:table-row>
        <table:table-row table:style-name="ro1">
          <table:table-cell office:value-type="float" office:value="496.376" calcext:value-type="float">
            <text:p>496.37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68" calcext:value-type="float">
            <text:p>68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496.376" calcext:value-type="float">
            <text:p>496.376</text:p>
          </table:table-cell>
          <table:table-cell table:formula="of:=IFERROR(([.B218]-[.B$619])/([.B$620]-[.B$619])*100;&quot;&quot;)">
            <text:p/>
          </table:table-cell>
          <table:table-cell table:formula="of:=IFERROR(([.C218]-[.C$619])/([.C$620]-[.C$619])*100;&quot;&quot;)">
            <text:p/>
          </table:table-cell>
          <table:table-cell table:formula="of:=IFERROR(([.D218]-[.D$619])/([.D$620]-[.D$619])*100;&quot;&quot;)" office:value-type="float" office:value="68" calcext:value-type="float">
            <text:p>68</text:p>
          </table:table-cell>
          <table:table-cell table:formula="of:=IFERROR(([.E218]-[.E$619])/([.E$620]-[.E$619])*100;&quot;&quot;)">
            <text:p/>
          </table:table-cell>
          <table:table-cell table:formula="of:=IFERROR(([.F218]-[.F$619])/([.F$620]-[.F$619])*100;&quot;&quot;)">
            <text:p/>
          </table:table-cell>
          <table:table-cell table:formula="of:=IFERROR(([.G218]-[.G$619])/([.G$620]-[.G$619])*100;&quot;&quot;)">
            <text:p/>
          </table:table-cell>
          <table:table-cell table:formula="of:=IFERROR(([.H218]-[.H$619])/([.H$620]-[.H$619])*100;&quot;&quot;)">
            <text:p/>
          </table:table-cell>
          <table:table-cell table:formula="of:=IFERROR(([.I218]-[.I$619])/([.I$620]-[.I$619])*100;&quot;&quot;)">
            <text:p/>
          </table:table-cell>
          <table:table-cell table:formula="of:=IFERROR(([.J218]-[.J$619])/([.J$620]-[.J$619])*100;&quot;&quot;)">
            <text:p/>
          </table:table-cell>
          <table:table-cell table:formula="of:=IFERROR(([.K218]-[.K$619])/([.K$620]-[.K$619])*100;&quot;&quot;)">
            <text:p/>
          </table:table-cell>
          <table:table-cell table:formula="of:=IFERROR(([.L218]-[.L$619])/([.L$620]-[.L$619])*100;&quot;&quot;)">
            <text:p/>
          </table:table-cell>
          <table:table-cell table:formula="of:=IFERROR(([.M218]-[.M$619])/([.M$620]-[.M$619])*100;&quot;&quot;)">
            <text:p/>
          </table:table-cell>
          <table:table-cell table:formula="of:=IFERROR(([.N218]-[.N$619])/([.N$620]-[.N$619])*100;&quot;&quot;)">
            <text:p/>
          </table:table-cell>
          <table:table-cell table:formula="of:=IFERROR(([.O218]-[.O$619])/([.O$620]-[.O$619])*100;&quot;&quot;)">
            <text:p/>
          </table:table-cell>
          <table:table-cell table:formula="of:=IFERROR(([.P218]-[.P$619])/([.P$620]-[.P$619])*100;&quot;&quot;)">
            <text:p/>
          </table:table-cell>
          <table:table-cell table:formula="of:=IFERROR(([.Q218]-[.Q$619])/([.Q$620]-[.Q$619])*100;&quot;&quot;)">
            <text:p/>
          </table:table-cell>
        </table:table-row>
        <table:table-row table:style-name="ro1">
          <table:table-cell office:value-type="float" office:value="497.976" calcext:value-type="float">
            <text:p>497.97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6" calcext:value-type="float">
            <text:p>36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497.976" calcext:value-type="float">
            <text:p>497.976</text:p>
          </table:table-cell>
          <table:table-cell table:formula="of:=IFERROR(([.B219]-[.B$619])/([.B$620]-[.B$619])*100;&quot;&quot;)">
            <text:p/>
          </table:table-cell>
          <table:table-cell table:formula="of:=IFERROR(([.C219]-[.C$619])/([.C$620]-[.C$619])*100;&quot;&quot;)">
            <text:p/>
          </table:table-cell>
          <table:table-cell table:formula="of:=IFERROR(([.D219]-[.D$619])/([.D$620]-[.D$619])*100;&quot;&quot;)">
            <text:p/>
          </table:table-cell>
          <table:table-cell table:formula="of:=IFERROR(([.E219]-[.E$619])/([.E$620]-[.E$619])*100;&quot;&quot;)" office:value-type="float" office:value="88.8888888888889" calcext:value-type="float">
            <text:p>88.8888888889</text:p>
          </table:table-cell>
          <table:table-cell table:formula="of:=IFERROR(([.F219]-[.F$619])/([.F$620]-[.F$619])*100;&quot;&quot;)">
            <text:p/>
          </table:table-cell>
          <table:table-cell table:formula="of:=IFERROR(([.G219]-[.G$619])/([.G$620]-[.G$619])*100;&quot;&quot;)">
            <text:p/>
          </table:table-cell>
          <table:table-cell table:formula="of:=IFERROR(([.H219]-[.H$619])/([.H$620]-[.H$619])*100;&quot;&quot;)">
            <text:p/>
          </table:table-cell>
          <table:table-cell table:formula="of:=IFERROR(([.I219]-[.I$619])/([.I$620]-[.I$619])*100;&quot;&quot;)">
            <text:p/>
          </table:table-cell>
          <table:table-cell table:formula="of:=IFERROR(([.J219]-[.J$619])/([.J$620]-[.J$619])*100;&quot;&quot;)">
            <text:p/>
          </table:table-cell>
          <table:table-cell table:formula="of:=IFERROR(([.K219]-[.K$619])/([.K$620]-[.K$619])*100;&quot;&quot;)">
            <text:p/>
          </table:table-cell>
          <table:table-cell table:formula="of:=IFERROR(([.L219]-[.L$619])/([.L$620]-[.L$619])*100;&quot;&quot;)">
            <text:p/>
          </table:table-cell>
          <table:table-cell table:formula="of:=IFERROR(([.M219]-[.M$619])/([.M$620]-[.M$619])*100;&quot;&quot;)">
            <text:p/>
          </table:table-cell>
          <table:table-cell table:formula="of:=IFERROR(([.N219]-[.N$619])/([.N$620]-[.N$619])*100;&quot;&quot;)">
            <text:p/>
          </table:table-cell>
          <table:table-cell table:formula="of:=IFERROR(([.O219]-[.O$619])/([.O$620]-[.O$619])*100;&quot;&quot;)">
            <text:p/>
          </table:table-cell>
          <table:table-cell table:formula="of:=IFERROR(([.P219]-[.P$619])/([.P$620]-[.P$619])*100;&quot;&quot;)">
            <text:p/>
          </table:table-cell>
          <table:table-cell table:formula="of:=IFERROR(([.Q219]-[.Q$619])/([.Q$620]-[.Q$619])*100;&quot;&quot;)">
            <text:p/>
          </table:table-cell>
        </table:table-row>
        <table:table-row table:style-name="ro1">
          <table:table-cell office:value-type="float" office:value="499.236" calcext:value-type="float">
            <text:p>499.23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67" calcext:value-type="float">
            <text:p>67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499.236" calcext:value-type="float">
            <text:p>499.236</text:p>
          </table:table-cell>
          <table:table-cell table:formula="of:=IFERROR(([.B220]-[.B$619])/([.B$620]-[.B$619])*100;&quot;&quot;)">
            <text:p/>
          </table:table-cell>
          <table:table-cell table:formula="of:=IFERROR(([.C220]-[.C$619])/([.C$620]-[.C$619])*100;&quot;&quot;)">
            <text:p/>
          </table:table-cell>
          <table:table-cell table:formula="of:=IFERROR(([.D220]-[.D$619])/([.D$620]-[.D$619])*100;&quot;&quot;)" office:value-type="float" office:value="67" calcext:value-type="float">
            <text:p>67</text:p>
          </table:table-cell>
          <table:table-cell table:formula="of:=IFERROR(([.E220]-[.E$619])/([.E$620]-[.E$619])*100;&quot;&quot;)">
            <text:p/>
          </table:table-cell>
          <table:table-cell table:formula="of:=IFERROR(([.F220]-[.F$619])/([.F$620]-[.F$619])*100;&quot;&quot;)">
            <text:p/>
          </table:table-cell>
          <table:table-cell table:formula="of:=IFERROR(([.G220]-[.G$619])/([.G$620]-[.G$619])*100;&quot;&quot;)">
            <text:p/>
          </table:table-cell>
          <table:table-cell table:formula="of:=IFERROR(([.H220]-[.H$619])/([.H$620]-[.H$619])*100;&quot;&quot;)">
            <text:p/>
          </table:table-cell>
          <table:table-cell table:formula="of:=IFERROR(([.I220]-[.I$619])/([.I$620]-[.I$619])*100;&quot;&quot;)">
            <text:p/>
          </table:table-cell>
          <table:table-cell table:formula="of:=IFERROR(([.J220]-[.J$619])/([.J$620]-[.J$619])*100;&quot;&quot;)">
            <text:p/>
          </table:table-cell>
          <table:table-cell table:formula="of:=IFERROR(([.K220]-[.K$619])/([.K$620]-[.K$619])*100;&quot;&quot;)">
            <text:p/>
          </table:table-cell>
          <table:table-cell table:formula="of:=IFERROR(([.L220]-[.L$619])/([.L$620]-[.L$619])*100;&quot;&quot;)">
            <text:p/>
          </table:table-cell>
          <table:table-cell table:formula="of:=IFERROR(([.M220]-[.M$619])/([.M$620]-[.M$619])*100;&quot;&quot;)">
            <text:p/>
          </table:table-cell>
          <table:table-cell table:formula="of:=IFERROR(([.N220]-[.N$619])/([.N$620]-[.N$619])*100;&quot;&quot;)">
            <text:p/>
          </table:table-cell>
          <table:table-cell table:formula="of:=IFERROR(([.O220]-[.O$619])/([.O$620]-[.O$619])*100;&quot;&quot;)">
            <text:p/>
          </table:table-cell>
          <table:table-cell table:formula="of:=IFERROR(([.P220]-[.P$619])/([.P$620]-[.P$619])*100;&quot;&quot;)">
            <text:p/>
          </table:table-cell>
          <table:table-cell table:formula="of:=IFERROR(([.Q220]-[.Q$619])/([.Q$620]-[.Q$619])*100;&quot;&quot;)">
            <text:p/>
          </table:table-cell>
        </table:table-row>
        <table:table-row table:style-name="ro1">
          <table:table-cell office:value-type="float" office:value="502.096" calcext:value-type="float">
            <text:p>502.09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66" calcext:value-type="float">
            <text:p>66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502.096" calcext:value-type="float">
            <text:p>502.096</text:p>
          </table:table-cell>
          <table:table-cell table:formula="of:=IFERROR(([.B221]-[.B$619])/([.B$620]-[.B$619])*100;&quot;&quot;)">
            <text:p/>
          </table:table-cell>
          <table:table-cell table:formula="of:=IFERROR(([.C221]-[.C$619])/([.C$620]-[.C$619])*100;&quot;&quot;)">
            <text:p/>
          </table:table-cell>
          <table:table-cell table:formula="of:=IFERROR(([.D221]-[.D$619])/([.D$620]-[.D$619])*100;&quot;&quot;)" office:value-type="float" office:value="66" calcext:value-type="float">
            <text:p>66</text:p>
          </table:table-cell>
          <table:table-cell table:formula="of:=IFERROR(([.E221]-[.E$619])/([.E$620]-[.E$619])*100;&quot;&quot;)">
            <text:p/>
          </table:table-cell>
          <table:table-cell table:formula="of:=IFERROR(([.F221]-[.F$619])/([.F$620]-[.F$619])*100;&quot;&quot;)">
            <text:p/>
          </table:table-cell>
          <table:table-cell table:formula="of:=IFERROR(([.G221]-[.G$619])/([.G$620]-[.G$619])*100;&quot;&quot;)">
            <text:p/>
          </table:table-cell>
          <table:table-cell table:formula="of:=IFERROR(([.H221]-[.H$619])/([.H$620]-[.H$619])*100;&quot;&quot;)">
            <text:p/>
          </table:table-cell>
          <table:table-cell table:formula="of:=IFERROR(([.I221]-[.I$619])/([.I$620]-[.I$619])*100;&quot;&quot;)">
            <text:p/>
          </table:table-cell>
          <table:table-cell table:formula="of:=IFERROR(([.J221]-[.J$619])/([.J$620]-[.J$619])*100;&quot;&quot;)">
            <text:p/>
          </table:table-cell>
          <table:table-cell table:formula="of:=IFERROR(([.K221]-[.K$619])/([.K$620]-[.K$619])*100;&quot;&quot;)">
            <text:p/>
          </table:table-cell>
          <table:table-cell table:formula="of:=IFERROR(([.L221]-[.L$619])/([.L$620]-[.L$619])*100;&quot;&quot;)">
            <text:p/>
          </table:table-cell>
          <table:table-cell table:formula="of:=IFERROR(([.M221]-[.M$619])/([.M$620]-[.M$619])*100;&quot;&quot;)">
            <text:p/>
          </table:table-cell>
          <table:table-cell table:formula="of:=IFERROR(([.N221]-[.N$619])/([.N$620]-[.N$619])*100;&quot;&quot;)">
            <text:p/>
          </table:table-cell>
          <table:table-cell table:formula="of:=IFERROR(([.O221]-[.O$619])/([.O$620]-[.O$619])*100;&quot;&quot;)">
            <text:p/>
          </table:table-cell>
          <table:table-cell table:formula="of:=IFERROR(([.P221]-[.P$619])/([.P$620]-[.P$619])*100;&quot;&quot;)">
            <text:p/>
          </table:table-cell>
          <table:table-cell table:formula="of:=IFERROR(([.Q221]-[.Q$619])/([.Q$620]-[.Q$619])*100;&quot;&quot;)">
            <text:p/>
          </table:table-cell>
        </table:table-row>
        <table:table-row table:style-name="ro1">
          <table:table-cell office:value-type="float" office:value="504.956" calcext:value-type="float">
            <text:p>504.95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65" calcext:value-type="float">
            <text:p>65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504.956" calcext:value-type="float">
            <text:p>504.956</text:p>
          </table:table-cell>
          <table:table-cell table:formula="of:=IFERROR(([.B222]-[.B$619])/([.B$620]-[.B$619])*100;&quot;&quot;)">
            <text:p/>
          </table:table-cell>
          <table:table-cell table:formula="of:=IFERROR(([.C222]-[.C$619])/([.C$620]-[.C$619])*100;&quot;&quot;)">
            <text:p/>
          </table:table-cell>
          <table:table-cell table:formula="of:=IFERROR(([.D222]-[.D$619])/([.D$620]-[.D$619])*100;&quot;&quot;)" office:value-type="float" office:value="65" calcext:value-type="float">
            <text:p>65</text:p>
          </table:table-cell>
          <table:table-cell table:formula="of:=IFERROR(([.E222]-[.E$619])/([.E$620]-[.E$619])*100;&quot;&quot;)">
            <text:p/>
          </table:table-cell>
          <table:table-cell table:formula="of:=IFERROR(([.F222]-[.F$619])/([.F$620]-[.F$619])*100;&quot;&quot;)">
            <text:p/>
          </table:table-cell>
          <table:table-cell table:formula="of:=IFERROR(([.G222]-[.G$619])/([.G$620]-[.G$619])*100;&quot;&quot;)">
            <text:p/>
          </table:table-cell>
          <table:table-cell table:formula="of:=IFERROR(([.H222]-[.H$619])/([.H$620]-[.H$619])*100;&quot;&quot;)">
            <text:p/>
          </table:table-cell>
          <table:table-cell table:formula="of:=IFERROR(([.I222]-[.I$619])/([.I$620]-[.I$619])*100;&quot;&quot;)">
            <text:p/>
          </table:table-cell>
          <table:table-cell table:formula="of:=IFERROR(([.J222]-[.J$619])/([.J$620]-[.J$619])*100;&quot;&quot;)">
            <text:p/>
          </table:table-cell>
          <table:table-cell table:formula="of:=IFERROR(([.K222]-[.K$619])/([.K$620]-[.K$619])*100;&quot;&quot;)">
            <text:p/>
          </table:table-cell>
          <table:table-cell table:formula="of:=IFERROR(([.L222]-[.L$619])/([.L$620]-[.L$619])*100;&quot;&quot;)">
            <text:p/>
          </table:table-cell>
          <table:table-cell table:formula="of:=IFERROR(([.M222]-[.M$619])/([.M$620]-[.M$619])*100;&quot;&quot;)">
            <text:p/>
          </table:table-cell>
          <table:table-cell table:formula="of:=IFERROR(([.N222]-[.N$619])/([.N$620]-[.N$619])*100;&quot;&quot;)">
            <text:p/>
          </table:table-cell>
          <table:table-cell table:formula="of:=IFERROR(([.O222]-[.O$619])/([.O$620]-[.O$619])*100;&quot;&quot;)">
            <text:p/>
          </table:table-cell>
          <table:table-cell table:formula="of:=IFERROR(([.P222]-[.P$619])/([.P$620]-[.P$619])*100;&quot;&quot;)">
            <text:p/>
          </table:table-cell>
          <table:table-cell table:formula="of:=IFERROR(([.Q222]-[.Q$619])/([.Q$620]-[.Q$619])*100;&quot;&quot;)">
            <text:p/>
          </table:table-cell>
        </table:table-row>
        <table:table-row table:style-name="ro1">
          <table:table-cell office:value-type="float" office:value="506.96" calcext:value-type="float">
            <text:p>506.96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float" office:value="506.96" calcext:value-type="float">
            <text:p>506.96</text:p>
          </table:table-cell>
          <table:table-cell table:formula="of:=IFERROR(([.B223]-[.B$619])/([.B$620]-[.B$619])*100;&quot;&quot;)">
            <text:p/>
          </table:table-cell>
          <table:table-cell table:formula="of:=IFERROR(([.C223]-[.C$619])/([.C$620]-[.C$619])*100;&quot;&quot;)" office:value-type="float" office:value="60" calcext:value-type="float">
            <text:p>60</text:p>
          </table:table-cell>
          <table:table-cell table:formula="of:=IFERROR(([.D223]-[.D$619])/([.D$620]-[.D$619])*100;&quot;&quot;)">
            <text:p/>
          </table:table-cell>
          <table:table-cell table:formula="of:=IFERROR(([.E223]-[.E$619])/([.E$620]-[.E$619])*100;&quot;&quot;)">
            <text:p/>
          </table:table-cell>
          <table:table-cell table:formula="of:=IFERROR(([.F223]-[.F$619])/([.F$620]-[.F$619])*100;&quot;&quot;)">
            <text:p/>
          </table:table-cell>
          <table:table-cell table:formula="of:=IFERROR(([.G223]-[.G$619])/([.G$620]-[.G$619])*100;&quot;&quot;)">
            <text:p/>
          </table:table-cell>
          <table:table-cell table:formula="of:=IFERROR(([.H223]-[.H$619])/([.H$620]-[.H$619])*100;&quot;&quot;)" office:value-type="float" office:value="41.1764705882353" calcext:value-type="float">
            <text:p>41.1764705882</text:p>
          </table:table-cell>
          <table:table-cell table:formula="of:=IFERROR(([.I223]-[.I$619])/([.I$620]-[.I$619])*100;&quot;&quot;)">
            <text:p/>
          </table:table-cell>
          <table:table-cell table:formula="of:=IFERROR(([.J223]-[.J$619])/([.J$620]-[.J$619])*100;&quot;&quot;)">
            <text:p/>
          </table:table-cell>
          <table:table-cell table:formula="of:=IFERROR(([.K223]-[.K$619])/([.K$620]-[.K$619])*100;&quot;&quot;)">
            <text:p/>
          </table:table-cell>
          <table:table-cell table:formula="of:=IFERROR(([.L223]-[.L$619])/([.L$620]-[.L$619])*100;&quot;&quot;)">
            <text:p/>
          </table:table-cell>
          <table:table-cell table:formula="of:=IFERROR(([.M223]-[.M$619])/([.M$620]-[.M$619])*100;&quot;&quot;)">
            <text:p/>
          </table:table-cell>
          <table:table-cell table:formula="of:=IFERROR(([.N223]-[.N$619])/([.N$620]-[.N$619])*100;&quot;&quot;)" office:value-type="float" office:value="85" calcext:value-type="float">
            <text:p>85</text:p>
          </table:table-cell>
          <table:table-cell table:formula="of:=IFERROR(([.O223]-[.O$619])/([.O$620]-[.O$619])*100;&quot;&quot;)" office:value-type="float" office:value="76.9230769230769" calcext:value-type="float">
            <text:p>76.9230769231</text:p>
          </table:table-cell>
          <table:table-cell table:formula="of:=IFERROR(([.P223]-[.P$619])/([.P$620]-[.P$619])*100;&quot;&quot;)">
            <text:p/>
          </table:table-cell>
          <table:table-cell table:formula="of:=IFERROR(([.Q223]-[.Q$619])/([.Q$620]-[.Q$619])*100;&quot;&quot;)">
            <text:p/>
          </table:table-cell>
        </table:table-row>
        <table:table-row table:style-name="ro1">
          <table:table-cell office:value-type="float" office:value="507.36" calcext:value-type="float">
            <text:p>507.36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6" calcext:value-type="float">
            <text:p>26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2"/>
          <table:table-cell office:value-type="float" office:value="507.36" calcext:value-type="float">
            <text:p>507.36</text:p>
          </table:table-cell>
          <table:table-cell table:formula="of:=IFERROR(([.B224]-[.B$619])/([.B$620]-[.B$619])*100;&quot;&quot;)">
            <text:p/>
          </table:table-cell>
          <table:table-cell table:formula="of:=IFERROR(([.C224]-[.C$619])/([.C$620]-[.C$619])*100;&quot;&quot;)">
            <text:p/>
          </table:table-cell>
          <table:table-cell table:formula="of:=IFERROR(([.D224]-[.D$619])/([.D$620]-[.D$619])*100;&quot;&quot;)">
            <text:p/>
          </table:table-cell>
          <table:table-cell table:formula="of:=IFERROR(([.E224]-[.E$619])/([.E$620]-[.E$619])*100;&quot;&quot;)">
            <text:p/>
          </table:table-cell>
          <table:table-cell table:formula="of:=IFERROR(([.F224]-[.F$619])/([.F$620]-[.F$619])*100;&quot;&quot;)">
            <text:p/>
          </table:table-cell>
          <table:table-cell table:formula="of:=IFERROR(([.G224]-[.G$619])/([.G$620]-[.G$619])*100;&quot;&quot;)">
            <text:p/>
          </table:table-cell>
          <table:table-cell table:formula="of:=IFERROR(([.H224]-[.H$619])/([.H$620]-[.H$619])*100;&quot;&quot;)">
            <text:p/>
          </table:table-cell>
          <table:table-cell table:formula="of:=IFERROR(([.I224]-[.I$619])/([.I$620]-[.I$619])*100;&quot;&quot;)" office:value-type="float" office:value="71.4285714285714" calcext:value-type="float">
            <text:p>71.4285714286</text:p>
          </table:table-cell>
          <table:table-cell table:formula="of:=IFERROR(([.J224]-[.J$619])/([.J$620]-[.J$619])*100;&quot;&quot;)">
            <text:p/>
          </table:table-cell>
          <table:table-cell table:formula="of:=IFERROR(([.K224]-[.K$619])/([.K$620]-[.K$619])*100;&quot;&quot;)">
            <text:p/>
          </table:table-cell>
          <table:table-cell table:formula="of:=IFERROR(([.L224]-[.L$619])/([.L$620]-[.L$619])*100;&quot;&quot;)">
            <text:p/>
          </table:table-cell>
          <table:table-cell table:formula="of:=IFERROR(([.M224]-[.M$619])/([.M$620]-[.M$619])*100;&quot;&quot;)">
            <text:p/>
          </table:table-cell>
          <table:table-cell table:formula="of:=IFERROR(([.N224]-[.N$619])/([.N$620]-[.N$619])*100;&quot;&quot;)">
            <text:p/>
          </table:table-cell>
          <table:table-cell table:formula="of:=IFERROR(([.O224]-[.O$619])/([.O$620]-[.O$619])*100;&quot;&quot;)">
            <text:p/>
          </table:table-cell>
          <table:table-cell table:formula="of:=IFERROR(([.P224]-[.P$619])/([.P$620]-[.P$619])*100;&quot;&quot;)">
            <text:p/>
          </table:table-cell>
          <table:table-cell table:formula="of:=IFERROR(([.Q224]-[.Q$619])/([.Q$620]-[.Q$619])*100;&quot;&quot;)">
            <text:p/>
          </table:table-cell>
        </table:table-row>
        <table:table-row table:style-name="ro1">
          <table:table-cell office:value-type="float" office:value="507.816" calcext:value-type="float">
            <text:p>507.81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64" calcext:value-type="float">
            <text:p>64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507.816" calcext:value-type="float">
            <text:p>507.816</text:p>
          </table:table-cell>
          <table:table-cell table:formula="of:=IFERROR(([.B225]-[.B$619])/([.B$620]-[.B$619])*100;&quot;&quot;)">
            <text:p/>
          </table:table-cell>
          <table:table-cell table:formula="of:=IFERROR(([.C225]-[.C$619])/([.C$620]-[.C$619])*100;&quot;&quot;)">
            <text:p/>
          </table:table-cell>
          <table:table-cell table:formula="of:=IFERROR(([.D225]-[.D$619])/([.D$620]-[.D$619])*100;&quot;&quot;)" office:value-type="float" office:value="64" calcext:value-type="float">
            <text:p>64</text:p>
          </table:table-cell>
          <table:table-cell table:formula="of:=IFERROR(([.E225]-[.E$619])/([.E$620]-[.E$619])*100;&quot;&quot;)">
            <text:p/>
          </table:table-cell>
          <table:table-cell table:formula="of:=IFERROR(([.F225]-[.F$619])/([.F$620]-[.F$619])*100;&quot;&quot;)">
            <text:p/>
          </table:table-cell>
          <table:table-cell table:formula="of:=IFERROR(([.G225]-[.G$619])/([.G$620]-[.G$619])*100;&quot;&quot;)">
            <text:p/>
          </table:table-cell>
          <table:table-cell table:formula="of:=IFERROR(([.H225]-[.H$619])/([.H$620]-[.H$619])*100;&quot;&quot;)">
            <text:p/>
          </table:table-cell>
          <table:table-cell table:formula="of:=IFERROR(([.I225]-[.I$619])/([.I$620]-[.I$619])*100;&quot;&quot;)">
            <text:p/>
          </table:table-cell>
          <table:table-cell table:formula="of:=IFERROR(([.J225]-[.J$619])/([.J$620]-[.J$619])*100;&quot;&quot;)">
            <text:p/>
          </table:table-cell>
          <table:table-cell table:formula="of:=IFERROR(([.K225]-[.K$619])/([.K$620]-[.K$619])*100;&quot;&quot;)">
            <text:p/>
          </table:table-cell>
          <table:table-cell table:formula="of:=IFERROR(([.L225]-[.L$619])/([.L$620]-[.L$619])*100;&quot;&quot;)">
            <text:p/>
          </table:table-cell>
          <table:table-cell table:formula="of:=IFERROR(([.M225]-[.M$619])/([.M$620]-[.M$619])*100;&quot;&quot;)">
            <text:p/>
          </table:table-cell>
          <table:table-cell table:formula="of:=IFERROR(([.N225]-[.N$619])/([.N$620]-[.N$619])*100;&quot;&quot;)">
            <text:p/>
          </table:table-cell>
          <table:table-cell table:formula="of:=IFERROR(([.O225]-[.O$619])/([.O$620]-[.O$619])*100;&quot;&quot;)">
            <text:p/>
          </table:table-cell>
          <table:table-cell table:formula="of:=IFERROR(([.P225]-[.P$619])/([.P$620]-[.P$619])*100;&quot;&quot;)">
            <text:p/>
          </table:table-cell>
          <table:table-cell table:formula="of:=IFERROR(([.Q225]-[.Q$619])/([.Q$620]-[.Q$619])*100;&quot;&quot;)">
            <text:p/>
          </table:table-cell>
        </table:table-row>
        <table:table-row table:style-name="ro1">
          <table:table-cell office:value-type="float" office:value="510.676" calcext:value-type="float">
            <text:p>510.67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63" calcext:value-type="float">
            <text:p>63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510.676" calcext:value-type="float">
            <text:p>510.676</text:p>
          </table:table-cell>
          <table:table-cell table:formula="of:=IFERROR(([.B226]-[.B$619])/([.B$620]-[.B$619])*100;&quot;&quot;)">
            <text:p/>
          </table:table-cell>
          <table:table-cell table:formula="of:=IFERROR(([.C226]-[.C$619])/([.C$620]-[.C$619])*100;&quot;&quot;)">
            <text:p/>
          </table:table-cell>
          <table:table-cell table:formula="of:=IFERROR(([.D226]-[.D$619])/([.D$620]-[.D$619])*100;&quot;&quot;)" office:value-type="float" office:value="63" calcext:value-type="float">
            <text:p>63</text:p>
          </table:table-cell>
          <table:table-cell table:formula="of:=IFERROR(([.E226]-[.E$619])/([.E$620]-[.E$619])*100;&quot;&quot;)">
            <text:p/>
          </table:table-cell>
          <table:table-cell table:formula="of:=IFERROR(([.F226]-[.F$619])/([.F$620]-[.F$619])*100;&quot;&quot;)">
            <text:p/>
          </table:table-cell>
          <table:table-cell table:formula="of:=IFERROR(([.G226]-[.G$619])/([.G$620]-[.G$619])*100;&quot;&quot;)">
            <text:p/>
          </table:table-cell>
          <table:table-cell table:formula="of:=IFERROR(([.H226]-[.H$619])/([.H$620]-[.H$619])*100;&quot;&quot;)">
            <text:p/>
          </table:table-cell>
          <table:table-cell table:formula="of:=IFERROR(([.I226]-[.I$619])/([.I$620]-[.I$619])*100;&quot;&quot;)">
            <text:p/>
          </table:table-cell>
          <table:table-cell table:formula="of:=IFERROR(([.J226]-[.J$619])/([.J$620]-[.J$619])*100;&quot;&quot;)">
            <text:p/>
          </table:table-cell>
          <table:table-cell table:formula="of:=IFERROR(([.K226]-[.K$619])/([.K$620]-[.K$619])*100;&quot;&quot;)">
            <text:p/>
          </table:table-cell>
          <table:table-cell table:formula="of:=IFERROR(([.L226]-[.L$619])/([.L$620]-[.L$619])*100;&quot;&quot;)">
            <text:p/>
          </table:table-cell>
          <table:table-cell table:formula="of:=IFERROR(([.M226]-[.M$619])/([.M$620]-[.M$619])*100;&quot;&quot;)">
            <text:p/>
          </table:table-cell>
          <table:table-cell table:formula="of:=IFERROR(([.N226]-[.N$619])/([.N$620]-[.N$619])*100;&quot;&quot;)">
            <text:p/>
          </table:table-cell>
          <table:table-cell table:formula="of:=IFERROR(([.O226]-[.O$619])/([.O$620]-[.O$619])*100;&quot;&quot;)">
            <text:p/>
          </table:table-cell>
          <table:table-cell table:formula="of:=IFERROR(([.P226]-[.P$619])/([.P$620]-[.P$619])*100;&quot;&quot;)">
            <text:p/>
          </table:table-cell>
          <table:table-cell table:formula="of:=IFERROR(([.Q226]-[.Q$619])/([.Q$620]-[.Q$619])*100;&quot;&quot;)">
            <text:p/>
          </table:table-cell>
        </table:table-row>
        <table:table-row table:style-name="ro1">
          <table:table-cell office:value-type="float" office:value="511.74" calcext:value-type="float">
            <text:p>511.74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11.74" calcext:value-type="float">
            <text:p>511.74</text:p>
          </table:table-cell>
          <table:table-cell table:formula="of:=IFERROR(([.B227]-[.B$619])/([.B$620]-[.B$619])*100;&quot;&quot;)">
            <text:p/>
          </table:table-cell>
          <table:table-cell table:formula="of:=IFERROR(([.C227]-[.C$619])/([.C$620]-[.C$619])*100;&quot;&quot;)">
            <text:p/>
          </table:table-cell>
          <table:table-cell table:formula="of:=IFERROR(([.D227]-[.D$619])/([.D$620]-[.D$619])*100;&quot;&quot;)">
            <text:p/>
          </table:table-cell>
          <table:table-cell table:formula="of:=IFERROR(([.E227]-[.E$619])/([.E$620]-[.E$619])*100;&quot;&quot;)">
            <text:p/>
          </table:table-cell>
          <table:table-cell table:formula="of:=IFERROR(([.F227]-[.F$619])/([.F$620]-[.F$619])*100;&quot;&quot;)">
            <text:p/>
          </table:table-cell>
          <table:table-cell table:formula="of:=IFERROR(([.G227]-[.G$619])/([.G$620]-[.G$619])*100;&quot;&quot;)">
            <text:p/>
          </table:table-cell>
          <table:table-cell table:formula="of:=IFERROR(([.H227]-[.H$619])/([.H$620]-[.H$619])*100;&quot;&quot;)">
            <text:p/>
          </table:table-cell>
          <table:table-cell table:formula="of:=IFERROR(([.I227]-[.I$619])/([.I$620]-[.I$619])*100;&quot;&quot;)">
            <text:p/>
          </table:table-cell>
          <table:table-cell table:formula="of:=IFERROR(([.J227]-[.J$619])/([.J$620]-[.J$619])*100;&quot;&quot;)">
            <text:p/>
          </table:table-cell>
          <table:table-cell table:formula="of:=IFERROR(([.K227]-[.K$619])/([.K$620]-[.K$619])*100;&quot;&quot;)">
            <text:p/>
          </table:table-cell>
          <table:table-cell table:formula="of:=IFERROR(([.L227]-[.L$619])/([.L$620]-[.L$619])*100;&quot;&quot;)">
            <text:p/>
          </table:table-cell>
          <table:table-cell table:formula="of:=IFERROR(([.M227]-[.M$619])/([.M$620]-[.M$619])*100;&quot;&quot;)">
            <text:p/>
          </table:table-cell>
          <table:table-cell table:formula="of:=IFERROR(([.N227]-[.N$619])/([.N$620]-[.N$619])*100;&quot;&quot;)">
            <text:p/>
          </table:table-cell>
          <table:table-cell table:formula="of:=IFERROR(([.O227]-[.O$619])/([.O$620]-[.O$619])*100;&quot;&quot;)">
            <text:p/>
          </table:table-cell>
          <table:table-cell table:formula="of:=IFERROR(([.P227]-[.P$619])/([.P$620]-[.P$619])*100;&quot;&quot;)" office:value-type="float" office:value="95" calcext:value-type="float">
            <text:p>95</text:p>
          </table:table-cell>
          <table:table-cell table:formula="of:=IFERROR(([.Q227]-[.Q$619])/([.Q$620]-[.Q$619])*100;&quot;&quot;)" office:value-type="float" office:value="52.6315789473684" calcext:value-type="float">
            <text:p>52.6315789474</text:p>
          </table:table-cell>
        </table:table-row>
        <table:table-row table:style-name="ro1">
          <table:table-cell office:value-type="float" office:value="513.536" calcext:value-type="float">
            <text:p>513.53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62" calcext:value-type="float">
            <text:p>62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513.536" calcext:value-type="float">
            <text:p>513.536</text:p>
          </table:table-cell>
          <table:table-cell table:formula="of:=IFERROR(([.B228]-[.B$619])/([.B$620]-[.B$619])*100;&quot;&quot;)">
            <text:p/>
          </table:table-cell>
          <table:table-cell table:formula="of:=IFERROR(([.C228]-[.C$619])/([.C$620]-[.C$619])*100;&quot;&quot;)">
            <text:p/>
          </table:table-cell>
          <table:table-cell table:formula="of:=IFERROR(([.D228]-[.D$619])/([.D$620]-[.D$619])*100;&quot;&quot;)" office:value-type="float" office:value="62" calcext:value-type="float">
            <text:p>62</text:p>
          </table:table-cell>
          <table:table-cell table:formula="of:=IFERROR(([.E228]-[.E$619])/([.E$620]-[.E$619])*100;&quot;&quot;)">
            <text:p/>
          </table:table-cell>
          <table:table-cell table:formula="of:=IFERROR(([.F228]-[.F$619])/([.F$620]-[.F$619])*100;&quot;&quot;)">
            <text:p/>
          </table:table-cell>
          <table:table-cell table:formula="of:=IFERROR(([.G228]-[.G$619])/([.G$620]-[.G$619])*100;&quot;&quot;)">
            <text:p/>
          </table:table-cell>
          <table:table-cell table:formula="of:=IFERROR(([.H228]-[.H$619])/([.H$620]-[.H$619])*100;&quot;&quot;)">
            <text:p/>
          </table:table-cell>
          <table:table-cell table:formula="of:=IFERROR(([.I228]-[.I$619])/([.I$620]-[.I$619])*100;&quot;&quot;)">
            <text:p/>
          </table:table-cell>
          <table:table-cell table:formula="of:=IFERROR(([.J228]-[.J$619])/([.J$620]-[.J$619])*100;&quot;&quot;)">
            <text:p/>
          </table:table-cell>
          <table:table-cell table:formula="of:=IFERROR(([.K228]-[.K$619])/([.K$620]-[.K$619])*100;&quot;&quot;)">
            <text:p/>
          </table:table-cell>
          <table:table-cell table:formula="of:=IFERROR(([.L228]-[.L$619])/([.L$620]-[.L$619])*100;&quot;&quot;)">
            <text:p/>
          </table:table-cell>
          <table:table-cell table:formula="of:=IFERROR(([.M228]-[.M$619])/([.M$620]-[.M$619])*100;&quot;&quot;)">
            <text:p/>
          </table:table-cell>
          <table:table-cell table:formula="of:=IFERROR(([.N228]-[.N$619])/([.N$620]-[.N$619])*100;&quot;&quot;)">
            <text:p/>
          </table:table-cell>
          <table:table-cell table:formula="of:=IFERROR(([.O228]-[.O$619])/([.O$620]-[.O$619])*100;&quot;&quot;)">
            <text:p/>
          </table:table-cell>
          <table:table-cell table:formula="of:=IFERROR(([.P228]-[.P$619])/([.P$620]-[.P$619])*100;&quot;&quot;)">
            <text:p/>
          </table:table-cell>
          <table:table-cell table:formula="of:=IFERROR(([.Q228]-[.Q$619])/([.Q$620]-[.Q$619])*100;&quot;&quot;)">
            <text:p/>
          </table:table-cell>
        </table:table-row>
        <table:table-row table:style-name="ro1">
          <table:table-cell office:value-type="float" office:value="515.04" calcext:value-type="float">
            <text:p>515.04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77" calcext:value-type="float">
            <text:p>77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515.04" calcext:value-type="float">
            <text:p>515.04</text:p>
          </table:table-cell>
          <table:table-cell table:formula="of:=IFERROR(([.B229]-[.B$619])/([.B$620]-[.B$619])*100;&quot;&quot;)">
            <text:p/>
          </table:table-cell>
          <table:table-cell table:formula="of:=IFERROR(([.C229]-[.C$619])/([.C$620]-[.C$619])*100;&quot;&quot;)">
            <text:p/>
          </table:table-cell>
          <table:table-cell table:formula="of:=IFERROR(([.D229]-[.D$619])/([.D$620]-[.D$619])*100;&quot;&quot;)">
            <text:p/>
          </table:table-cell>
          <table:table-cell table:formula="of:=IFERROR(([.E229]-[.E$619])/([.E$620]-[.E$619])*100;&quot;&quot;)">
            <text:p/>
          </table:table-cell>
          <table:table-cell table:formula="of:=IFERROR(([.F229]-[.F$619])/([.F$620]-[.F$619])*100;&quot;&quot;)">
            <text:p/>
          </table:table-cell>
          <table:table-cell table:formula="of:=IFERROR(([.G229]-[.G$619])/([.G$620]-[.G$619])*100;&quot;&quot;)">
            <text:p/>
          </table:table-cell>
          <table:table-cell table:formula="of:=IFERROR(([.H229]-[.H$619])/([.H$620]-[.H$619])*100;&quot;&quot;)">
            <text:p/>
          </table:table-cell>
          <table:table-cell table:formula="of:=IFERROR(([.I229]-[.I$619])/([.I$620]-[.I$619])*100;&quot;&quot;)">
            <text:p/>
          </table:table-cell>
          <table:table-cell table:formula="of:=IFERROR(([.J229]-[.J$619])/([.J$620]-[.J$619])*100;&quot;&quot;)" office:value-type="float" office:value="94.1176470588235" calcext:value-type="float">
            <text:p>94.1176470588</text:p>
          </table:table-cell>
          <table:table-cell table:formula="of:=IFERROR(([.K229]-[.K$619])/([.K$620]-[.K$619])*100;&quot;&quot;)">
            <text:p/>
          </table:table-cell>
          <table:table-cell table:formula="of:=IFERROR(([.L229]-[.L$619])/([.L$620]-[.L$619])*100;&quot;&quot;)">
            <text:p/>
          </table:table-cell>
          <table:table-cell table:formula="of:=IFERROR(([.M229]-[.M$619])/([.M$620]-[.M$619])*100;&quot;&quot;)">
            <text:p/>
          </table:table-cell>
          <table:table-cell table:formula="of:=IFERROR(([.N229]-[.N$619])/([.N$620]-[.N$619])*100;&quot;&quot;)">
            <text:p/>
          </table:table-cell>
          <table:table-cell table:formula="of:=IFERROR(([.O229]-[.O$619])/([.O$620]-[.O$619])*100;&quot;&quot;)">
            <text:p/>
          </table:table-cell>
          <table:table-cell table:formula="of:=IFERROR(([.P229]-[.P$619])/([.P$620]-[.P$619])*100;&quot;&quot;)">
            <text:p/>
          </table:table-cell>
          <table:table-cell table:formula="of:=IFERROR(([.Q229]-[.Q$619])/([.Q$620]-[.Q$619])*100;&quot;&quot;)">
            <text:p/>
          </table:table-cell>
        </table:table-row>
        <table:table-row table:style-name="ro1">
          <table:table-cell office:value-type="float" office:value="516.396" calcext:value-type="float">
            <text:p>516.39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61" calcext:value-type="float">
            <text:p>61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516.396" calcext:value-type="float">
            <text:p>516.396</text:p>
          </table:table-cell>
          <table:table-cell table:formula="of:=IFERROR(([.B230]-[.B$619])/([.B$620]-[.B$619])*100;&quot;&quot;)">
            <text:p/>
          </table:table-cell>
          <table:table-cell table:formula="of:=IFERROR(([.C230]-[.C$619])/([.C$620]-[.C$619])*100;&quot;&quot;)">
            <text:p/>
          </table:table-cell>
          <table:table-cell table:formula="of:=IFERROR(([.D230]-[.D$619])/([.D$620]-[.D$619])*100;&quot;&quot;)" office:value-type="float" office:value="61" calcext:value-type="float">
            <text:p>61</text:p>
          </table:table-cell>
          <table:table-cell table:formula="of:=IFERROR(([.E230]-[.E$619])/([.E$620]-[.E$619])*100;&quot;&quot;)">
            <text:p/>
          </table:table-cell>
          <table:table-cell table:formula="of:=IFERROR(([.F230]-[.F$619])/([.F$620]-[.F$619])*100;&quot;&quot;)">
            <text:p/>
          </table:table-cell>
          <table:table-cell table:formula="of:=IFERROR(([.G230]-[.G$619])/([.G$620]-[.G$619])*100;&quot;&quot;)">
            <text:p/>
          </table:table-cell>
          <table:table-cell table:formula="of:=IFERROR(([.H230]-[.H$619])/([.H$620]-[.H$619])*100;&quot;&quot;)">
            <text:p/>
          </table:table-cell>
          <table:table-cell table:formula="of:=IFERROR(([.I230]-[.I$619])/([.I$620]-[.I$619])*100;&quot;&quot;)">
            <text:p/>
          </table:table-cell>
          <table:table-cell table:formula="of:=IFERROR(([.J230]-[.J$619])/([.J$620]-[.J$619])*100;&quot;&quot;)">
            <text:p/>
          </table:table-cell>
          <table:table-cell table:formula="of:=IFERROR(([.K230]-[.K$619])/([.K$620]-[.K$619])*100;&quot;&quot;)">
            <text:p/>
          </table:table-cell>
          <table:table-cell table:formula="of:=IFERROR(([.L230]-[.L$619])/([.L$620]-[.L$619])*100;&quot;&quot;)">
            <text:p/>
          </table:table-cell>
          <table:table-cell table:formula="of:=IFERROR(([.M230]-[.M$619])/([.M$620]-[.M$619])*100;&quot;&quot;)">
            <text:p/>
          </table:table-cell>
          <table:table-cell table:formula="of:=IFERROR(([.N230]-[.N$619])/([.N$620]-[.N$619])*100;&quot;&quot;)">
            <text:p/>
          </table:table-cell>
          <table:table-cell table:formula="of:=IFERROR(([.O230]-[.O$619])/([.O$620]-[.O$619])*100;&quot;&quot;)">
            <text:p/>
          </table:table-cell>
          <table:table-cell table:formula="of:=IFERROR(([.P230]-[.P$619])/([.P$620]-[.P$619])*100;&quot;&quot;)">
            <text:p/>
          </table:table-cell>
          <table:table-cell table:formula="of:=IFERROR(([.Q230]-[.Q$619])/([.Q$620]-[.Q$619])*100;&quot;&quot;)">
            <text:p/>
          </table:table-cell>
        </table:table-row>
        <table:table-row table:style-name="ro1">
          <table:table-cell office:value-type="float" office:value="519.256" calcext:value-type="float">
            <text:p>519.25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60" calcext:value-type="float">
            <text:p>60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519.256" calcext:value-type="float">
            <text:p>519.256</text:p>
          </table:table-cell>
          <table:table-cell table:formula="of:=IFERROR(([.B231]-[.B$619])/([.B$620]-[.B$619])*100;&quot;&quot;)">
            <text:p/>
          </table:table-cell>
          <table:table-cell table:formula="of:=IFERROR(([.C231]-[.C$619])/([.C$620]-[.C$619])*100;&quot;&quot;)">
            <text:p/>
          </table:table-cell>
          <table:table-cell table:formula="of:=IFERROR(([.D231]-[.D$619])/([.D$620]-[.D$619])*100;&quot;&quot;)" office:value-type="float" office:value="60" calcext:value-type="float">
            <text:p>60</text:p>
          </table:table-cell>
          <table:table-cell table:formula="of:=IFERROR(([.E231]-[.E$619])/([.E$620]-[.E$619])*100;&quot;&quot;)">
            <text:p/>
          </table:table-cell>
          <table:table-cell table:formula="of:=IFERROR(([.F231]-[.F$619])/([.F$620]-[.F$619])*100;&quot;&quot;)">
            <text:p/>
          </table:table-cell>
          <table:table-cell table:formula="of:=IFERROR(([.G231]-[.G$619])/([.G$620]-[.G$619])*100;&quot;&quot;)">
            <text:p/>
          </table:table-cell>
          <table:table-cell table:formula="of:=IFERROR(([.H231]-[.H$619])/([.H$620]-[.H$619])*100;&quot;&quot;)">
            <text:p/>
          </table:table-cell>
          <table:table-cell table:formula="of:=IFERROR(([.I231]-[.I$619])/([.I$620]-[.I$619])*100;&quot;&quot;)">
            <text:p/>
          </table:table-cell>
          <table:table-cell table:formula="of:=IFERROR(([.J231]-[.J$619])/([.J$620]-[.J$619])*100;&quot;&quot;)">
            <text:p/>
          </table:table-cell>
          <table:table-cell table:formula="of:=IFERROR(([.K231]-[.K$619])/([.K$620]-[.K$619])*100;&quot;&quot;)">
            <text:p/>
          </table:table-cell>
          <table:table-cell table:formula="of:=IFERROR(([.L231]-[.L$619])/([.L$620]-[.L$619])*100;&quot;&quot;)">
            <text:p/>
          </table:table-cell>
          <table:table-cell table:formula="of:=IFERROR(([.M231]-[.M$619])/([.M$620]-[.M$619])*100;&quot;&quot;)">
            <text:p/>
          </table:table-cell>
          <table:table-cell table:formula="of:=IFERROR(([.N231]-[.N$619])/([.N$620]-[.N$619])*100;&quot;&quot;)">
            <text:p/>
          </table:table-cell>
          <table:table-cell table:formula="of:=IFERROR(([.O231]-[.O$619])/([.O$620]-[.O$619])*100;&quot;&quot;)">
            <text:p/>
          </table:table-cell>
          <table:table-cell table:formula="of:=IFERROR(([.P231]-[.P$619])/([.P$620]-[.P$619])*100;&quot;&quot;)">
            <text:p/>
          </table:table-cell>
          <table:table-cell table:formula="of:=IFERROR(([.Q231]-[.Q$619])/([.Q$620]-[.Q$619])*100;&quot;&quot;)">
            <text:p/>
          </table:table-cell>
        </table:table-row>
        <table:table-row table:style-name="ro1">
          <table:table-cell office:value-type="float" office:value="522.116" calcext:value-type="float">
            <text:p>522.11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9" calcext:value-type="float">
            <text:p>59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522.116" calcext:value-type="float">
            <text:p>522.116</text:p>
          </table:table-cell>
          <table:table-cell table:formula="of:=IFERROR(([.B232]-[.B$619])/([.B$620]-[.B$619])*100;&quot;&quot;)">
            <text:p/>
          </table:table-cell>
          <table:table-cell table:formula="of:=IFERROR(([.C232]-[.C$619])/([.C$620]-[.C$619])*100;&quot;&quot;)">
            <text:p/>
          </table:table-cell>
          <table:table-cell table:formula="of:=IFERROR(([.D232]-[.D$619])/([.D$620]-[.D$619])*100;&quot;&quot;)" office:value-type="float" office:value="59" calcext:value-type="float">
            <text:p>59</text:p>
          </table:table-cell>
          <table:table-cell table:formula="of:=IFERROR(([.E232]-[.E$619])/([.E$620]-[.E$619])*100;&quot;&quot;)">
            <text:p/>
          </table:table-cell>
          <table:table-cell table:formula="of:=IFERROR(([.F232]-[.F$619])/([.F$620]-[.F$619])*100;&quot;&quot;)">
            <text:p/>
          </table:table-cell>
          <table:table-cell table:formula="of:=IFERROR(([.G232]-[.G$619])/([.G$620]-[.G$619])*100;&quot;&quot;)">
            <text:p/>
          </table:table-cell>
          <table:table-cell table:formula="of:=IFERROR(([.H232]-[.H$619])/([.H$620]-[.H$619])*100;&quot;&quot;)">
            <text:p/>
          </table:table-cell>
          <table:table-cell table:formula="of:=IFERROR(([.I232]-[.I$619])/([.I$620]-[.I$619])*100;&quot;&quot;)">
            <text:p/>
          </table:table-cell>
          <table:table-cell table:formula="of:=IFERROR(([.J232]-[.J$619])/([.J$620]-[.J$619])*100;&quot;&quot;)">
            <text:p/>
          </table:table-cell>
          <table:table-cell table:formula="of:=IFERROR(([.K232]-[.K$619])/([.K$620]-[.K$619])*100;&quot;&quot;)">
            <text:p/>
          </table:table-cell>
          <table:table-cell table:formula="of:=IFERROR(([.L232]-[.L$619])/([.L$620]-[.L$619])*100;&quot;&quot;)">
            <text:p/>
          </table:table-cell>
          <table:table-cell table:formula="of:=IFERROR(([.M232]-[.M$619])/([.M$620]-[.M$619])*100;&quot;&quot;)">
            <text:p/>
          </table:table-cell>
          <table:table-cell table:formula="of:=IFERROR(([.N232]-[.N$619])/([.N$620]-[.N$619])*100;&quot;&quot;)">
            <text:p/>
          </table:table-cell>
          <table:table-cell table:formula="of:=IFERROR(([.O232]-[.O$619])/([.O$620]-[.O$619])*100;&quot;&quot;)">
            <text:p/>
          </table:table-cell>
          <table:table-cell table:formula="of:=IFERROR(([.P232]-[.P$619])/([.P$620]-[.P$619])*100;&quot;&quot;)">
            <text:p/>
          </table:table-cell>
          <table:table-cell table:formula="of:=IFERROR(([.Q232]-[.Q$619])/([.Q$620]-[.Q$619])*100;&quot;&quot;)">
            <text:p/>
          </table:table-cell>
        </table:table-row>
        <table:table-row table:style-name="ro1">
          <table:table-cell office:value-type="float" office:value="522.74" calcext:value-type="float">
            <text:p>522.74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2"/>
          <table:table-cell office:value-type="float" office:value="522.74" calcext:value-type="float">
            <text:p>522.74</text:p>
          </table:table-cell>
          <table:table-cell table:formula="of:=IFERROR(([.B233]-[.B$619])/([.B$620]-[.B$619])*100;&quot;&quot;)">
            <text:p/>
          </table:table-cell>
          <table:table-cell table:formula="of:=IFERROR(([.C233]-[.C$619])/([.C$620]-[.C$619])*100;&quot;&quot;)">
            <text:p/>
          </table:table-cell>
          <table:table-cell table:formula="of:=IFERROR(([.D233]-[.D$619])/([.D$620]-[.D$619])*100;&quot;&quot;)">
            <text:p/>
          </table:table-cell>
          <table:table-cell table:formula="of:=IFERROR(([.E233]-[.E$619])/([.E$620]-[.E$619])*100;&quot;&quot;)">
            <text:p/>
          </table:table-cell>
          <table:table-cell table:formula="of:=IFERROR(([.F233]-[.F$619])/([.F$620]-[.F$619])*100;&quot;&quot;)">
            <text:p/>
          </table:table-cell>
          <table:table-cell table:formula="of:=IFERROR(([.G233]-[.G$619])/([.G$620]-[.G$619])*100;&quot;&quot;)">
            <text:p/>
          </table:table-cell>
          <table:table-cell table:formula="of:=IFERROR(([.H233]-[.H$619])/([.H$620]-[.H$619])*100;&quot;&quot;)" office:value-type="float" office:value="35.2941176470588" calcext:value-type="float">
            <text:p>35.2941176471</text:p>
          </table:table-cell>
          <table:table-cell table:formula="of:=IFERROR(([.I233]-[.I$619])/([.I$620]-[.I$619])*100;&quot;&quot;)">
            <text:p/>
          </table:table-cell>
          <table:table-cell table:formula="of:=IFERROR(([.J233]-[.J$619])/([.J$620]-[.J$619])*100;&quot;&quot;)">
            <text:p/>
          </table:table-cell>
          <table:table-cell table:formula="of:=IFERROR(([.K233]-[.K$619])/([.K$620]-[.K$619])*100;&quot;&quot;)">
            <text:p/>
          </table:table-cell>
          <table:table-cell table:formula="of:=IFERROR(([.L233]-[.L$619])/([.L$620]-[.L$619])*100;&quot;&quot;)">
            <text:p/>
          </table:table-cell>
          <table:table-cell table:formula="of:=IFERROR(([.M233]-[.M$619])/([.M$620]-[.M$619])*100;&quot;&quot;)">
            <text:p/>
          </table:table-cell>
          <table:table-cell table:formula="of:=IFERROR(([.N233]-[.N$619])/([.N$620]-[.N$619])*100;&quot;&quot;)">
            <text:p/>
          </table:table-cell>
          <table:table-cell table:formula="of:=IFERROR(([.O233]-[.O$619])/([.O$620]-[.O$619])*100;&quot;&quot;)">
            <text:p/>
          </table:table-cell>
          <table:table-cell table:formula="of:=IFERROR(([.P233]-[.P$619])/([.P$620]-[.P$619])*100;&quot;&quot;)">
            <text:p/>
          </table:table-cell>
          <table:table-cell table:formula="of:=IFERROR(([.Q233]-[.Q$619])/([.Q$620]-[.Q$619])*100;&quot;&quot;)">
            <text:p/>
          </table:table-cell>
        </table:table-row>
        <table:table-row table:style-name="ro1">
          <table:table-cell office:value-type="float" office:value="523.576" calcext:value-type="float">
            <text:p>523.57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5" calcext:value-type="float">
            <text:p>35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523.576" calcext:value-type="float">
            <text:p>523.576</text:p>
          </table:table-cell>
          <table:table-cell table:formula="of:=IFERROR(([.B234]-[.B$619])/([.B$620]-[.B$619])*100;&quot;&quot;)">
            <text:p/>
          </table:table-cell>
          <table:table-cell table:formula="of:=IFERROR(([.C234]-[.C$619])/([.C$620]-[.C$619])*100;&quot;&quot;)">
            <text:p/>
          </table:table-cell>
          <table:table-cell table:formula="of:=IFERROR(([.D234]-[.D$619])/([.D$620]-[.D$619])*100;&quot;&quot;)">
            <text:p/>
          </table:table-cell>
          <table:table-cell table:formula="of:=IFERROR(([.E234]-[.E$619])/([.E$620]-[.E$619])*100;&quot;&quot;)" office:value-type="float" office:value="85.1851851851852" calcext:value-type="float">
            <text:p>85.1851851852</text:p>
          </table:table-cell>
          <table:table-cell table:formula="of:=IFERROR(([.F234]-[.F$619])/([.F$620]-[.F$619])*100;&quot;&quot;)">
            <text:p/>
          </table:table-cell>
          <table:table-cell table:formula="of:=IFERROR(([.G234]-[.G$619])/([.G$620]-[.G$619])*100;&quot;&quot;)">
            <text:p/>
          </table:table-cell>
          <table:table-cell table:formula="of:=IFERROR(([.H234]-[.H$619])/([.H$620]-[.H$619])*100;&quot;&quot;)">
            <text:p/>
          </table:table-cell>
          <table:table-cell table:formula="of:=IFERROR(([.I234]-[.I$619])/([.I$620]-[.I$619])*100;&quot;&quot;)">
            <text:p/>
          </table:table-cell>
          <table:table-cell table:formula="of:=IFERROR(([.J234]-[.J$619])/([.J$620]-[.J$619])*100;&quot;&quot;)">
            <text:p/>
          </table:table-cell>
          <table:table-cell table:formula="of:=IFERROR(([.K234]-[.K$619])/([.K$620]-[.K$619])*100;&quot;&quot;)">
            <text:p/>
          </table:table-cell>
          <table:table-cell table:formula="of:=IFERROR(([.L234]-[.L$619])/([.L$620]-[.L$619])*100;&quot;&quot;)">
            <text:p/>
          </table:table-cell>
          <table:table-cell table:formula="of:=IFERROR(([.M234]-[.M$619])/([.M$620]-[.M$619])*100;&quot;&quot;)">
            <text:p/>
          </table:table-cell>
          <table:table-cell table:formula="of:=IFERROR(([.N234]-[.N$619])/([.N$620]-[.N$619])*100;&quot;&quot;)">
            <text:p/>
          </table:table-cell>
          <table:table-cell table:formula="of:=IFERROR(([.O234]-[.O$619])/([.O$620]-[.O$619])*100;&quot;&quot;)">
            <text:p/>
          </table:table-cell>
          <table:table-cell table:formula="of:=IFERROR(([.P234]-[.P$619])/([.P$620]-[.P$619])*100;&quot;&quot;)">
            <text:p/>
          </table:table-cell>
          <table:table-cell table:formula="of:=IFERROR(([.Q234]-[.Q$619])/([.Q$620]-[.Q$619])*100;&quot;&quot;)">
            <text:p/>
          </table:table-cell>
        </table:table-row>
        <table:table-row table:style-name="ro1">
          <table:table-cell office:value-type="float" office:value="524.976" calcext:value-type="float">
            <text:p>524.97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8" calcext:value-type="float">
            <text:p>58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524.976" calcext:value-type="float">
            <text:p>524.976</text:p>
          </table:table-cell>
          <table:table-cell table:formula="of:=IFERROR(([.B235]-[.B$619])/([.B$620]-[.B$619])*100;&quot;&quot;)">
            <text:p/>
          </table:table-cell>
          <table:table-cell table:formula="of:=IFERROR(([.C235]-[.C$619])/([.C$620]-[.C$619])*100;&quot;&quot;)">
            <text:p/>
          </table:table-cell>
          <table:table-cell table:formula="of:=IFERROR(([.D235]-[.D$619])/([.D$620]-[.D$619])*100;&quot;&quot;)" office:value-type="float" office:value="58" calcext:value-type="float">
            <text:p>58</text:p>
          </table:table-cell>
          <table:table-cell table:formula="of:=IFERROR(([.E235]-[.E$619])/([.E$620]-[.E$619])*100;&quot;&quot;)">
            <text:p/>
          </table:table-cell>
          <table:table-cell table:formula="of:=IFERROR(([.F235]-[.F$619])/([.F$620]-[.F$619])*100;&quot;&quot;)">
            <text:p/>
          </table:table-cell>
          <table:table-cell table:formula="of:=IFERROR(([.G235]-[.G$619])/([.G$620]-[.G$619])*100;&quot;&quot;)">
            <text:p/>
          </table:table-cell>
          <table:table-cell table:formula="of:=IFERROR(([.H235]-[.H$619])/([.H$620]-[.H$619])*100;&quot;&quot;)">
            <text:p/>
          </table:table-cell>
          <table:table-cell table:formula="of:=IFERROR(([.I235]-[.I$619])/([.I$620]-[.I$619])*100;&quot;&quot;)">
            <text:p/>
          </table:table-cell>
          <table:table-cell table:formula="of:=IFERROR(([.J235]-[.J$619])/([.J$620]-[.J$619])*100;&quot;&quot;)">
            <text:p/>
          </table:table-cell>
          <table:table-cell table:formula="of:=IFERROR(([.K235]-[.K$619])/([.K$620]-[.K$619])*100;&quot;&quot;)">
            <text:p/>
          </table:table-cell>
          <table:table-cell table:formula="of:=IFERROR(([.L235]-[.L$619])/([.L$620]-[.L$619])*100;&quot;&quot;)">
            <text:p/>
          </table:table-cell>
          <table:table-cell table:formula="of:=IFERROR(([.M235]-[.M$619])/([.M$620]-[.M$619])*100;&quot;&quot;)">
            <text:p/>
          </table:table-cell>
          <table:table-cell table:formula="of:=IFERROR(([.N235]-[.N$619])/([.N$620]-[.N$619])*100;&quot;&quot;)">
            <text:p/>
          </table:table-cell>
          <table:table-cell table:formula="of:=IFERROR(([.O235]-[.O$619])/([.O$620]-[.O$619])*100;&quot;&quot;)">
            <text:p/>
          </table:table-cell>
          <table:table-cell table:formula="of:=IFERROR(([.P235]-[.P$619])/([.P$620]-[.P$619])*100;&quot;&quot;)">
            <text:p/>
          </table:table-cell>
          <table:table-cell table:formula="of:=IFERROR(([.Q235]-[.Q$619])/([.Q$620]-[.Q$619])*100;&quot;&quot;)">
            <text:p/>
          </table:table-cell>
        </table:table-row>
        <table:table-row table:style-name="ro1">
          <table:table-cell office:value-type="float" office:value="527.836" calcext:value-type="float">
            <text:p>527.83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7" calcext:value-type="float">
            <text:p>57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527.836" calcext:value-type="float">
            <text:p>527.836</text:p>
          </table:table-cell>
          <table:table-cell table:formula="of:=IFERROR(([.B236]-[.B$619])/([.B$620]-[.B$619])*100;&quot;&quot;)">
            <text:p/>
          </table:table-cell>
          <table:table-cell table:formula="of:=IFERROR(([.C236]-[.C$619])/([.C$620]-[.C$619])*100;&quot;&quot;)">
            <text:p/>
          </table:table-cell>
          <table:table-cell table:formula="of:=IFERROR(([.D236]-[.D$619])/([.D$620]-[.D$619])*100;&quot;&quot;)" office:value-type="float" office:value="57" calcext:value-type="float">
            <text:p>57</text:p>
          </table:table-cell>
          <table:table-cell table:formula="of:=IFERROR(([.E236]-[.E$619])/([.E$620]-[.E$619])*100;&quot;&quot;)">
            <text:p/>
          </table:table-cell>
          <table:table-cell table:formula="of:=IFERROR(([.F236]-[.F$619])/([.F$620]-[.F$619])*100;&quot;&quot;)">
            <text:p/>
          </table:table-cell>
          <table:table-cell table:formula="of:=IFERROR(([.G236]-[.G$619])/([.G$620]-[.G$619])*100;&quot;&quot;)">
            <text:p/>
          </table:table-cell>
          <table:table-cell table:formula="of:=IFERROR(([.H236]-[.H$619])/([.H$620]-[.H$619])*100;&quot;&quot;)">
            <text:p/>
          </table:table-cell>
          <table:table-cell table:formula="of:=IFERROR(([.I236]-[.I$619])/([.I$620]-[.I$619])*100;&quot;&quot;)">
            <text:p/>
          </table:table-cell>
          <table:table-cell table:formula="of:=IFERROR(([.J236]-[.J$619])/([.J$620]-[.J$619])*100;&quot;&quot;)">
            <text:p/>
          </table:table-cell>
          <table:table-cell table:formula="of:=IFERROR(([.K236]-[.K$619])/([.K$620]-[.K$619])*100;&quot;&quot;)">
            <text:p/>
          </table:table-cell>
          <table:table-cell table:formula="of:=IFERROR(([.L236]-[.L$619])/([.L$620]-[.L$619])*100;&quot;&quot;)">
            <text:p/>
          </table:table-cell>
          <table:table-cell table:formula="of:=IFERROR(([.M236]-[.M$619])/([.M$620]-[.M$619])*100;&quot;&quot;)">
            <text:p/>
          </table:table-cell>
          <table:table-cell table:formula="of:=IFERROR(([.N236]-[.N$619])/([.N$620]-[.N$619])*100;&quot;&quot;)">
            <text:p/>
          </table:table-cell>
          <table:table-cell table:formula="of:=IFERROR(([.O236]-[.O$619])/([.O$620]-[.O$619])*100;&quot;&quot;)">
            <text:p/>
          </table:table-cell>
          <table:table-cell table:formula="of:=IFERROR(([.P236]-[.P$619])/([.P$620]-[.P$619])*100;&quot;&quot;)">
            <text:p/>
          </table:table-cell>
          <table:table-cell table:formula="of:=IFERROR(([.Q236]-[.Q$619])/([.Q$620]-[.Q$619])*100;&quot;&quot;)">
            <text:p/>
          </table:table-cell>
        </table:table-row>
        <table:table-row table:style-name="ro1">
          <table:table-cell office:value-type="float" office:value="530.696" calcext:value-type="float">
            <text:p>530.69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6" calcext:value-type="float">
            <text:p>56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530.696" calcext:value-type="float">
            <text:p>530.696</text:p>
          </table:table-cell>
          <table:table-cell table:formula="of:=IFERROR(([.B237]-[.B$619])/([.B$620]-[.B$619])*100;&quot;&quot;)">
            <text:p/>
          </table:table-cell>
          <table:table-cell table:formula="of:=IFERROR(([.C237]-[.C$619])/([.C$620]-[.C$619])*100;&quot;&quot;)">
            <text:p/>
          </table:table-cell>
          <table:table-cell table:formula="of:=IFERROR(([.D237]-[.D$619])/([.D$620]-[.D$619])*100;&quot;&quot;)" office:value-type="float" office:value="56" calcext:value-type="float">
            <text:p>56</text:p>
          </table:table-cell>
          <table:table-cell table:formula="of:=IFERROR(([.E237]-[.E$619])/([.E$620]-[.E$619])*100;&quot;&quot;)">
            <text:p/>
          </table:table-cell>
          <table:table-cell table:formula="of:=IFERROR(([.F237]-[.F$619])/([.F$620]-[.F$619])*100;&quot;&quot;)">
            <text:p/>
          </table:table-cell>
          <table:table-cell table:formula="of:=IFERROR(([.G237]-[.G$619])/([.G$620]-[.G$619])*100;&quot;&quot;)">
            <text:p/>
          </table:table-cell>
          <table:table-cell table:formula="of:=IFERROR(([.H237]-[.H$619])/([.H$620]-[.H$619])*100;&quot;&quot;)">
            <text:p/>
          </table:table-cell>
          <table:table-cell table:formula="of:=IFERROR(([.I237]-[.I$619])/([.I$620]-[.I$619])*100;&quot;&quot;)">
            <text:p/>
          </table:table-cell>
          <table:table-cell table:formula="of:=IFERROR(([.J237]-[.J$619])/([.J$620]-[.J$619])*100;&quot;&quot;)">
            <text:p/>
          </table:table-cell>
          <table:table-cell table:formula="of:=IFERROR(([.K237]-[.K$619])/([.K$620]-[.K$619])*100;&quot;&quot;)">
            <text:p/>
          </table:table-cell>
          <table:table-cell table:formula="of:=IFERROR(([.L237]-[.L$619])/([.L$620]-[.L$619])*100;&quot;&quot;)">
            <text:p/>
          </table:table-cell>
          <table:table-cell table:formula="of:=IFERROR(([.M237]-[.M$619])/([.M$620]-[.M$619])*100;&quot;&quot;)">
            <text:p/>
          </table:table-cell>
          <table:table-cell table:formula="of:=IFERROR(([.N237]-[.N$619])/([.N$620]-[.N$619])*100;&quot;&quot;)">
            <text:p/>
          </table:table-cell>
          <table:table-cell table:formula="of:=IFERROR(([.O237]-[.O$619])/([.O$620]-[.O$619])*100;&quot;&quot;)">
            <text:p/>
          </table:table-cell>
          <table:table-cell table:formula="of:=IFERROR(([.P237]-[.P$619])/([.P$620]-[.P$619])*100;&quot;&quot;)">
            <text:p/>
          </table:table-cell>
          <table:table-cell table:formula="of:=IFERROR(([.Q237]-[.Q$619])/([.Q$620]-[.Q$619])*100;&quot;&quot;)">
            <text:p/>
          </table:table-cell>
        </table:table-row>
        <table:table-row table:style-name="ro1">
          <table:table-cell office:value-type="float" office:value="533.16" calcext:value-type="float">
            <text:p>533.16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2"/>
          <table:table-cell office:value-type="float" office:value="533.16" calcext:value-type="float">
            <text:p>533.16</text:p>
          </table:table-cell>
          <table:table-cell table:formula="of:=IFERROR(([.B238]-[.B$619])/([.B$620]-[.B$619])*100;&quot;&quot;)">
            <text:p/>
          </table:table-cell>
          <table:table-cell table:formula="of:=IFERROR(([.C238]-[.C$619])/([.C$620]-[.C$619])*100;&quot;&quot;)">
            <text:p/>
          </table:table-cell>
          <table:table-cell table:formula="of:=IFERROR(([.D238]-[.D$619])/([.D$620]-[.D$619])*100;&quot;&quot;)">
            <text:p/>
          </table:table-cell>
          <table:table-cell table:formula="of:=IFERROR(([.E238]-[.E$619])/([.E$620]-[.E$619])*100;&quot;&quot;)">
            <text:p/>
          </table:table-cell>
          <table:table-cell table:formula="of:=IFERROR(([.F238]-[.F$619])/([.F$620]-[.F$619])*100;&quot;&quot;)">
            <text:p/>
          </table:table-cell>
          <table:table-cell table:formula="of:=IFERROR(([.G238]-[.G$619])/([.G$620]-[.G$619])*100;&quot;&quot;)">
            <text:p/>
          </table:table-cell>
          <table:table-cell table:formula="of:=IFERROR(([.H238]-[.H$619])/([.H$620]-[.H$619])*100;&quot;&quot;)">
            <text:p/>
          </table:table-cell>
          <table:table-cell table:formula="of:=IFERROR(([.I238]-[.I$619])/([.I$620]-[.I$619])*100;&quot;&quot;)" office:value-type="float" office:value="66.6666666666667" calcext:value-type="float">
            <text:p>66.6666666667</text:p>
          </table:table-cell>
          <table:table-cell table:formula="of:=IFERROR(([.J238]-[.J$619])/([.J$620]-[.J$619])*100;&quot;&quot;)">
            <text:p/>
          </table:table-cell>
          <table:table-cell table:formula="of:=IFERROR(([.K238]-[.K$619])/([.K$620]-[.K$619])*100;&quot;&quot;)">
            <text:p/>
          </table:table-cell>
          <table:table-cell table:formula="of:=IFERROR(([.L238]-[.L$619])/([.L$620]-[.L$619])*100;&quot;&quot;)">
            <text:p/>
          </table:table-cell>
          <table:table-cell table:formula="of:=IFERROR(([.M238]-[.M$619])/([.M$620]-[.M$619])*100;&quot;&quot;)">
            <text:p/>
          </table:table-cell>
          <table:table-cell table:formula="of:=IFERROR(([.N238]-[.N$619])/([.N$620]-[.N$619])*100;&quot;&quot;)">
            <text:p/>
          </table:table-cell>
          <table:table-cell table:formula="of:=IFERROR(([.O238]-[.O$619])/([.O$620]-[.O$619])*100;&quot;&quot;)">
            <text:p/>
          </table:table-cell>
          <table:table-cell table:formula="of:=IFERROR(([.P238]-[.P$619])/([.P$620]-[.P$619])*100;&quot;&quot;)">
            <text:p/>
          </table:table-cell>
          <table:table-cell table:formula="of:=IFERROR(([.Q238]-[.Q$619])/([.Q$620]-[.Q$619])*100;&quot;&quot;)">
            <text:p/>
          </table:table-cell>
        </table:table-row>
        <table:table-row table:style-name="ro1">
          <table:table-cell office:value-type="float" office:value="533.76" calcext:value-type="float">
            <text:p>533.7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5" calcext:value-type="float">
            <text:p>55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float" office:value="533.76" calcext:value-type="float">
            <text:p>533.76</text:p>
          </table:table-cell>
          <table:table-cell table:formula="of:=IFERROR(([.B239]-[.B$619])/([.B$620]-[.B$619])*100;&quot;&quot;)">
            <text:p/>
          </table:table-cell>
          <table:table-cell table:formula="of:=IFERROR(([.C239]-[.C$619])/([.C$620]-[.C$619])*100;&quot;&quot;)">
            <text:p/>
          </table:table-cell>
          <table:table-cell table:formula="of:=IFERROR(([.D239]-[.D$619])/([.D$620]-[.D$619])*100;&quot;&quot;)" office:value-type="float" office:value="55" calcext:value-type="float">
            <text:p>55</text:p>
          </table:table-cell>
          <table:table-cell table:formula="of:=IFERROR(([.E239]-[.E$619])/([.E$620]-[.E$619])*100;&quot;&quot;)">
            <text:p/>
          </table:table-cell>
          <table:table-cell table:formula="of:=IFERROR(([.F239]-[.F$619])/([.F$620]-[.F$619])*100;&quot;&quot;)">
            <text:p/>
          </table:table-cell>
          <table:table-cell table:formula="of:=IFERROR(([.G239]-[.G$619])/([.G$620]-[.G$619])*100;&quot;&quot;)">
            <text:p/>
          </table:table-cell>
          <table:table-cell table:formula="of:=IFERROR(([.H239]-[.H$619])/([.H$620]-[.H$619])*100;&quot;&quot;)">
            <text:p/>
          </table:table-cell>
          <table:table-cell table:formula="of:=IFERROR(([.I239]-[.I$619])/([.I$620]-[.I$619])*100;&quot;&quot;)">
            <text:p/>
          </table:table-cell>
          <table:table-cell table:formula="of:=IFERROR(([.J239]-[.J$619])/([.J$620]-[.J$619])*100;&quot;&quot;)">
            <text:p/>
          </table:table-cell>
          <table:table-cell table:formula="of:=IFERROR(([.K239]-[.K$619])/([.K$620]-[.K$619])*100;&quot;&quot;)">
            <text:p/>
          </table:table-cell>
          <table:table-cell table:formula="of:=IFERROR(([.L239]-[.L$619])/([.L$620]-[.L$619])*100;&quot;&quot;)" office:value-type="float" office:value="36.8421052631579" calcext:value-type="float">
            <text:p>36.8421052632</text:p>
          </table:table-cell>
          <table:table-cell table:formula="of:=IFERROR(([.M239]-[.M$619])/([.M$620]-[.M$619])*100;&quot;&quot;)">
            <text:p/>
          </table:table-cell>
          <table:table-cell table:formula="of:=IFERROR(([.N239]-[.N$619])/([.N$620]-[.N$619])*100;&quot;&quot;)">
            <text:p/>
          </table:table-cell>
          <table:table-cell table:formula="of:=IFERROR(([.O239]-[.O$619])/([.O$620]-[.O$619])*100;&quot;&quot;)">
            <text:p/>
          </table:table-cell>
          <table:table-cell table:formula="of:=IFERROR(([.P239]-[.P$619])/([.P$620]-[.P$619])*100;&quot;&quot;)">
            <text:p/>
          </table:table-cell>
          <table:table-cell table:formula="of:=IFERROR(([.Q239]-[.Q$619])/([.Q$620]-[.Q$619])*100;&quot;&quot;)">
            <text:p/>
          </table:table-cell>
        </table:table-row>
        <table:table-row table:style-name="ro1">
          <table:table-cell office:value-type="float" office:value="534.62" calcext:value-type="float">
            <text:p>534.6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76" calcext:value-type="float">
            <text:p>76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534.62" calcext:value-type="float">
            <text:p>534.62</text:p>
          </table:table-cell>
          <table:table-cell table:formula="of:=IFERROR(([.B240]-[.B$619])/([.B$620]-[.B$619])*100;&quot;&quot;)">
            <text:p/>
          </table:table-cell>
          <table:table-cell table:formula="of:=IFERROR(([.C240]-[.C$619])/([.C$620]-[.C$619])*100;&quot;&quot;)">
            <text:p/>
          </table:table-cell>
          <table:table-cell table:formula="of:=IFERROR(([.D240]-[.D$619])/([.D$620]-[.D$619])*100;&quot;&quot;)">
            <text:p/>
          </table:table-cell>
          <table:table-cell table:formula="of:=IFERROR(([.E240]-[.E$619])/([.E$620]-[.E$619])*100;&quot;&quot;)">
            <text:p/>
          </table:table-cell>
          <table:table-cell table:formula="of:=IFERROR(([.F240]-[.F$619])/([.F$620]-[.F$619])*100;&quot;&quot;)">
            <text:p/>
          </table:table-cell>
          <table:table-cell table:formula="of:=IFERROR(([.G240]-[.G$619])/([.G$620]-[.G$619])*100;&quot;&quot;)">
            <text:p/>
          </table:table-cell>
          <table:table-cell table:formula="of:=IFERROR(([.H240]-[.H$619])/([.H$620]-[.H$619])*100;&quot;&quot;)">
            <text:p/>
          </table:table-cell>
          <table:table-cell table:formula="of:=IFERROR(([.I240]-[.I$619])/([.I$620]-[.I$619])*100;&quot;&quot;)">
            <text:p/>
          </table:table-cell>
          <table:table-cell table:formula="of:=IFERROR(([.J240]-[.J$619])/([.J$620]-[.J$619])*100;&quot;&quot;)" office:value-type="float" office:value="92.156862745098" calcext:value-type="float">
            <text:p>92.1568627451</text:p>
          </table:table-cell>
          <table:table-cell table:formula="of:=IFERROR(([.K240]-[.K$619])/([.K$620]-[.K$619])*100;&quot;&quot;)">
            <text:p/>
          </table:table-cell>
          <table:table-cell table:formula="of:=IFERROR(([.L240]-[.L$619])/([.L$620]-[.L$619])*100;&quot;&quot;)">
            <text:p/>
          </table:table-cell>
          <table:table-cell table:formula="of:=IFERROR(([.M240]-[.M$619])/([.M$620]-[.M$619])*100;&quot;&quot;)">
            <text:p/>
          </table:table-cell>
          <table:table-cell table:formula="of:=IFERROR(([.N240]-[.N$619])/([.N$620]-[.N$619])*100;&quot;&quot;)">
            <text:p/>
          </table:table-cell>
          <table:table-cell table:formula="of:=IFERROR(([.O240]-[.O$619])/([.O$620]-[.O$619])*100;&quot;&quot;)">
            <text:p/>
          </table:table-cell>
          <table:table-cell table:formula="of:=IFERROR(([.P240]-[.P$619])/([.P$620]-[.P$619])*100;&quot;&quot;)">
            <text:p/>
          </table:table-cell>
          <table:table-cell table:formula="of:=IFERROR(([.Q240]-[.Q$619])/([.Q$620]-[.Q$619])*100;&quot;&quot;)">
            <text:p/>
          </table:table-cell>
        </table:table-row>
        <table:table-row table:style-name="ro1">
          <table:table-cell office:value-type="float" office:value="536.416" calcext:value-type="float">
            <text:p>536.41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4" calcext:value-type="float">
            <text:p>54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536.416" calcext:value-type="float">
            <text:p>536.416</text:p>
          </table:table-cell>
          <table:table-cell table:formula="of:=IFERROR(([.B241]-[.B$619])/([.B$620]-[.B$619])*100;&quot;&quot;)">
            <text:p/>
          </table:table-cell>
          <table:table-cell table:formula="of:=IFERROR(([.C241]-[.C$619])/([.C$620]-[.C$619])*100;&quot;&quot;)">
            <text:p/>
          </table:table-cell>
          <table:table-cell table:formula="of:=IFERROR(([.D241]-[.D$619])/([.D$620]-[.D$619])*100;&quot;&quot;)" office:value-type="float" office:value="54" calcext:value-type="float">
            <text:p>54</text:p>
          </table:table-cell>
          <table:table-cell table:formula="of:=IFERROR(([.E241]-[.E$619])/([.E$620]-[.E$619])*100;&quot;&quot;)">
            <text:p/>
          </table:table-cell>
          <table:table-cell table:formula="of:=IFERROR(([.F241]-[.F$619])/([.F$620]-[.F$619])*100;&quot;&quot;)">
            <text:p/>
          </table:table-cell>
          <table:table-cell table:formula="of:=IFERROR(([.G241]-[.G$619])/([.G$620]-[.G$619])*100;&quot;&quot;)">
            <text:p/>
          </table:table-cell>
          <table:table-cell table:formula="of:=IFERROR(([.H241]-[.H$619])/([.H$620]-[.H$619])*100;&quot;&quot;)">
            <text:p/>
          </table:table-cell>
          <table:table-cell table:formula="of:=IFERROR(([.I241]-[.I$619])/([.I$620]-[.I$619])*100;&quot;&quot;)">
            <text:p/>
          </table:table-cell>
          <table:table-cell table:formula="of:=IFERROR(([.J241]-[.J$619])/([.J$620]-[.J$619])*100;&quot;&quot;)">
            <text:p/>
          </table:table-cell>
          <table:table-cell table:formula="of:=IFERROR(([.K241]-[.K$619])/([.K$620]-[.K$619])*100;&quot;&quot;)">
            <text:p/>
          </table:table-cell>
          <table:table-cell table:formula="of:=IFERROR(([.L241]-[.L$619])/([.L$620]-[.L$619])*100;&quot;&quot;)">
            <text:p/>
          </table:table-cell>
          <table:table-cell table:formula="of:=IFERROR(([.M241]-[.M$619])/([.M$620]-[.M$619])*100;&quot;&quot;)">
            <text:p/>
          </table:table-cell>
          <table:table-cell table:formula="of:=IFERROR(([.N241]-[.N$619])/([.N$620]-[.N$619])*100;&quot;&quot;)">
            <text:p/>
          </table:table-cell>
          <table:table-cell table:formula="of:=IFERROR(([.O241]-[.O$619])/([.O$620]-[.O$619])*100;&quot;&quot;)">
            <text:p/>
          </table:table-cell>
          <table:table-cell table:formula="of:=IFERROR(([.P241]-[.P$619])/([.P$620]-[.P$619])*100;&quot;&quot;)">
            <text:p/>
          </table:table-cell>
          <table:table-cell table:formula="of:=IFERROR(([.Q241]-[.Q$619])/([.Q$620]-[.Q$619])*100;&quot;&quot;)">
            <text:p/>
          </table:table-cell>
        </table:table-row>
        <table:table-row table:style-name="ro1">
          <table:table-cell office:value-type="float" office:value="539.276" calcext:value-type="float">
            <text:p>539.27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3" calcext:value-type="float">
            <text:p>53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539.276" calcext:value-type="float">
            <text:p>539.276</text:p>
          </table:table-cell>
          <table:table-cell table:formula="of:=IFERROR(([.B242]-[.B$619])/([.B$620]-[.B$619])*100;&quot;&quot;)">
            <text:p/>
          </table:table-cell>
          <table:table-cell table:formula="of:=IFERROR(([.C242]-[.C$619])/([.C$620]-[.C$619])*100;&quot;&quot;)">
            <text:p/>
          </table:table-cell>
          <table:table-cell table:formula="of:=IFERROR(([.D242]-[.D$619])/([.D$620]-[.D$619])*100;&quot;&quot;)" office:value-type="float" office:value="53" calcext:value-type="float">
            <text:p>53</text:p>
          </table:table-cell>
          <table:table-cell table:formula="of:=IFERROR(([.E242]-[.E$619])/([.E$620]-[.E$619])*100;&quot;&quot;)">
            <text:p/>
          </table:table-cell>
          <table:table-cell table:formula="of:=IFERROR(([.F242]-[.F$619])/([.F$620]-[.F$619])*100;&quot;&quot;)">
            <text:p/>
          </table:table-cell>
          <table:table-cell table:formula="of:=IFERROR(([.G242]-[.G$619])/([.G$620]-[.G$619])*100;&quot;&quot;)">
            <text:p/>
          </table:table-cell>
          <table:table-cell table:formula="of:=IFERROR(([.H242]-[.H$619])/([.H$620]-[.H$619])*100;&quot;&quot;)">
            <text:p/>
          </table:table-cell>
          <table:table-cell table:formula="of:=IFERROR(([.I242]-[.I$619])/([.I$620]-[.I$619])*100;&quot;&quot;)">
            <text:p/>
          </table:table-cell>
          <table:table-cell table:formula="of:=IFERROR(([.J242]-[.J$619])/([.J$620]-[.J$619])*100;&quot;&quot;)">
            <text:p/>
          </table:table-cell>
          <table:table-cell table:formula="of:=IFERROR(([.K242]-[.K$619])/([.K$620]-[.K$619])*100;&quot;&quot;)">
            <text:p/>
          </table:table-cell>
          <table:table-cell table:formula="of:=IFERROR(([.L242]-[.L$619])/([.L$620]-[.L$619])*100;&quot;&quot;)">
            <text:p/>
          </table:table-cell>
          <table:table-cell table:formula="of:=IFERROR(([.M242]-[.M$619])/([.M$620]-[.M$619])*100;&quot;&quot;)">
            <text:p/>
          </table:table-cell>
          <table:table-cell table:formula="of:=IFERROR(([.N242]-[.N$619])/([.N$620]-[.N$619])*100;&quot;&quot;)">
            <text:p/>
          </table:table-cell>
          <table:table-cell table:formula="of:=IFERROR(([.O242]-[.O$619])/([.O$620]-[.O$619])*100;&quot;&quot;)">
            <text:p/>
          </table:table-cell>
          <table:table-cell table:formula="of:=IFERROR(([.P242]-[.P$619])/([.P$620]-[.P$619])*100;&quot;&quot;)">
            <text:p/>
          </table:table-cell>
          <table:table-cell table:formula="of:=IFERROR(([.Q242]-[.Q$619])/([.Q$620]-[.Q$619])*100;&quot;&quot;)">
            <text:p/>
          </table:table-cell>
        </table:table-row>
        <table:table-row table:style-name="ro1">
          <table:table-cell office:value-type="float" office:value="542.136" calcext:value-type="float">
            <text:p>542.13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2" calcext:value-type="float">
            <text:p>52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542.136" calcext:value-type="float">
            <text:p>542.136</text:p>
          </table:table-cell>
          <table:table-cell table:formula="of:=IFERROR(([.B243]-[.B$619])/([.B$620]-[.B$619])*100;&quot;&quot;)">
            <text:p/>
          </table:table-cell>
          <table:table-cell table:formula="of:=IFERROR(([.C243]-[.C$619])/([.C$620]-[.C$619])*100;&quot;&quot;)">
            <text:p/>
          </table:table-cell>
          <table:table-cell table:formula="of:=IFERROR(([.D243]-[.D$619])/([.D$620]-[.D$619])*100;&quot;&quot;)" office:value-type="float" office:value="52" calcext:value-type="float">
            <text:p>52</text:p>
          </table:table-cell>
          <table:table-cell table:formula="of:=IFERROR(([.E243]-[.E$619])/([.E$620]-[.E$619])*100;&quot;&quot;)">
            <text:p/>
          </table:table-cell>
          <table:table-cell table:formula="of:=IFERROR(([.F243]-[.F$619])/([.F$620]-[.F$619])*100;&quot;&quot;)">
            <text:p/>
          </table:table-cell>
          <table:table-cell table:formula="of:=IFERROR(([.G243]-[.G$619])/([.G$620]-[.G$619])*100;&quot;&quot;)">
            <text:p/>
          </table:table-cell>
          <table:table-cell table:formula="of:=IFERROR(([.H243]-[.H$619])/([.H$620]-[.H$619])*100;&quot;&quot;)">
            <text:p/>
          </table:table-cell>
          <table:table-cell table:formula="of:=IFERROR(([.I243]-[.I$619])/([.I$620]-[.I$619])*100;&quot;&quot;)">
            <text:p/>
          </table:table-cell>
          <table:table-cell table:formula="of:=IFERROR(([.J243]-[.J$619])/([.J$620]-[.J$619])*100;&quot;&quot;)">
            <text:p/>
          </table:table-cell>
          <table:table-cell table:formula="of:=IFERROR(([.K243]-[.K$619])/([.K$620]-[.K$619])*100;&quot;&quot;)">
            <text:p/>
          </table:table-cell>
          <table:table-cell table:formula="of:=IFERROR(([.L243]-[.L$619])/([.L$620]-[.L$619])*100;&quot;&quot;)">
            <text:p/>
          </table:table-cell>
          <table:table-cell table:formula="of:=IFERROR(([.M243]-[.M$619])/([.M$620]-[.M$619])*100;&quot;&quot;)">
            <text:p/>
          </table:table-cell>
          <table:table-cell table:formula="of:=IFERROR(([.N243]-[.N$619])/([.N$620]-[.N$619])*100;&quot;&quot;)">
            <text:p/>
          </table:table-cell>
          <table:table-cell table:formula="of:=IFERROR(([.O243]-[.O$619])/([.O$620]-[.O$619])*100;&quot;&quot;)">
            <text:p/>
          </table:table-cell>
          <table:table-cell table:formula="of:=IFERROR(([.P243]-[.P$619])/([.P$620]-[.P$619])*100;&quot;&quot;)">
            <text:p/>
          </table:table-cell>
          <table:table-cell table:formula="of:=IFERROR(([.Q243]-[.Q$619])/([.Q$620]-[.Q$619])*100;&quot;&quot;)">
            <text:p/>
          </table:table-cell>
        </table:table-row>
        <table:table-row table:style-name="ro1">
          <table:table-cell office:value-type="float" office:value="544.14" calcext:value-type="float">
            <text:p>544.14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44.14" calcext:value-type="float">
            <text:p>544.14</text:p>
          </table:table-cell>
          <table:table-cell table:formula="of:=IFERROR(([.B244]-[.B$619])/([.B$620]-[.B$619])*100;&quot;&quot;)">
            <text:p/>
          </table:table-cell>
          <table:table-cell table:formula="of:=IFERROR(([.C244]-[.C$619])/([.C$620]-[.C$619])*100;&quot;&quot;)">
            <text:p/>
          </table:table-cell>
          <table:table-cell table:formula="of:=IFERROR(([.D244]-[.D$619])/([.D$620]-[.D$619])*100;&quot;&quot;)">
            <text:p/>
          </table:table-cell>
          <table:table-cell table:formula="of:=IFERROR(([.E244]-[.E$619])/([.E$620]-[.E$619])*100;&quot;&quot;)">
            <text:p/>
          </table:table-cell>
          <table:table-cell table:formula="of:=IFERROR(([.F244]-[.F$619])/([.F$620]-[.F$619])*100;&quot;&quot;)">
            <text:p/>
          </table:table-cell>
          <table:table-cell table:formula="of:=IFERROR(([.G244]-[.G$619])/([.G$620]-[.G$619])*100;&quot;&quot;)">
            <text:p/>
          </table:table-cell>
          <table:table-cell table:formula="of:=IFERROR(([.H244]-[.H$619])/([.H$620]-[.H$619])*100;&quot;&quot;)">
            <text:p/>
          </table:table-cell>
          <table:table-cell table:formula="of:=IFERROR(([.I244]-[.I$619])/([.I$620]-[.I$619])*100;&quot;&quot;)">
            <text:p/>
          </table:table-cell>
          <table:table-cell table:formula="of:=IFERROR(([.J244]-[.J$619])/([.J$620]-[.J$619])*100;&quot;&quot;)">
            <text:p/>
          </table:table-cell>
          <table:table-cell table:formula="of:=IFERROR(([.K244]-[.K$619])/([.K$620]-[.K$619])*100;&quot;&quot;)">
            <text:p/>
          </table:table-cell>
          <table:table-cell table:formula="of:=IFERROR(([.L244]-[.L$619])/([.L$620]-[.L$619])*100;&quot;&quot;)">
            <text:p/>
          </table:table-cell>
          <table:table-cell table:formula="of:=IFERROR(([.M244]-[.M$619])/([.M$620]-[.M$619])*100;&quot;&quot;)">
            <text:p/>
          </table:table-cell>
          <table:table-cell table:formula="of:=IFERROR(([.N244]-[.N$619])/([.N$620]-[.N$619])*100;&quot;&quot;)">
            <text:p/>
          </table:table-cell>
          <table:table-cell table:formula="of:=IFERROR(([.O244]-[.O$619])/([.O$620]-[.O$619])*100;&quot;&quot;)">
            <text:p/>
          </table:table-cell>
          <table:table-cell table:formula="of:=IFERROR(([.P244]-[.P$619])/([.P$620]-[.P$619])*100;&quot;&quot;)" office:value-type="float" office:value="92.5" calcext:value-type="float">
            <text:p>92.5</text:p>
          </table:table-cell>
          <table:table-cell table:formula="of:=IFERROR(([.Q244]-[.Q$619])/([.Q$620]-[.Q$619])*100;&quot;&quot;)" office:value-type="float" office:value="47.3684210526316" calcext:value-type="float">
            <text:p>47.3684210526</text:p>
          </table:table-cell>
        </table:table-row>
        <table:table-row table:style-name="ro1">
          <table:table-cell office:value-type="float" office:value="544.996" calcext:value-type="float">
            <text:p>544.99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1" calcext:value-type="float">
            <text:p>51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544.996" calcext:value-type="float">
            <text:p>544.996</text:p>
          </table:table-cell>
          <table:table-cell table:formula="of:=IFERROR(([.B245]-[.B$619])/([.B$620]-[.B$619])*100;&quot;&quot;)">
            <text:p/>
          </table:table-cell>
          <table:table-cell table:formula="of:=IFERROR(([.C245]-[.C$619])/([.C$620]-[.C$619])*100;&quot;&quot;)">
            <text:p/>
          </table:table-cell>
          <table:table-cell table:formula="of:=IFERROR(([.D245]-[.D$619])/([.D$620]-[.D$619])*100;&quot;&quot;)" office:value-type="float" office:value="51" calcext:value-type="float">
            <text:p>51</text:p>
          </table:table-cell>
          <table:table-cell table:formula="of:=IFERROR(([.E245]-[.E$619])/([.E$620]-[.E$619])*100;&quot;&quot;)">
            <text:p/>
          </table:table-cell>
          <table:table-cell table:formula="of:=IFERROR(([.F245]-[.F$619])/([.F$620]-[.F$619])*100;&quot;&quot;)">
            <text:p/>
          </table:table-cell>
          <table:table-cell table:formula="of:=IFERROR(([.G245]-[.G$619])/([.G$620]-[.G$619])*100;&quot;&quot;)">
            <text:p/>
          </table:table-cell>
          <table:table-cell table:formula="of:=IFERROR(([.H245]-[.H$619])/([.H$620]-[.H$619])*100;&quot;&quot;)">
            <text:p/>
          </table:table-cell>
          <table:table-cell table:formula="of:=IFERROR(([.I245]-[.I$619])/([.I$620]-[.I$619])*100;&quot;&quot;)">
            <text:p/>
          </table:table-cell>
          <table:table-cell table:formula="of:=IFERROR(([.J245]-[.J$619])/([.J$620]-[.J$619])*100;&quot;&quot;)">
            <text:p/>
          </table:table-cell>
          <table:table-cell table:formula="of:=IFERROR(([.K245]-[.K$619])/([.K$620]-[.K$619])*100;&quot;&quot;)">
            <text:p/>
          </table:table-cell>
          <table:table-cell table:formula="of:=IFERROR(([.L245]-[.L$619])/([.L$620]-[.L$619])*100;&quot;&quot;)">
            <text:p/>
          </table:table-cell>
          <table:table-cell table:formula="of:=IFERROR(([.M245]-[.M$619])/([.M$620]-[.M$619])*100;&quot;&quot;)">
            <text:p/>
          </table:table-cell>
          <table:table-cell table:formula="of:=IFERROR(([.N245]-[.N$619])/([.N$620]-[.N$619])*100;&quot;&quot;)">
            <text:p/>
          </table:table-cell>
          <table:table-cell table:formula="of:=IFERROR(([.O245]-[.O$619])/([.O$620]-[.O$619])*100;&quot;&quot;)">
            <text:p/>
          </table:table-cell>
          <table:table-cell table:formula="of:=IFERROR(([.P245]-[.P$619])/([.P$620]-[.P$619])*100;&quot;&quot;)">
            <text:p/>
          </table:table-cell>
          <table:table-cell table:formula="of:=IFERROR(([.Q245]-[.Q$619])/([.Q$620]-[.Q$619])*100;&quot;&quot;)">
            <text:p/>
          </table:table-cell>
        </table:table-row>
        <table:table-row table:style-name="ro1">
          <table:table-cell office:value-type="float" office:value="546.176" calcext:value-type="float">
            <text:p>546.17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4" calcext:value-type="float">
            <text:p>34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546.176" calcext:value-type="float">
            <text:p>546.176</text:p>
          </table:table-cell>
          <table:table-cell table:formula="of:=IFERROR(([.B246]-[.B$619])/([.B$620]-[.B$619])*100;&quot;&quot;)">
            <text:p/>
          </table:table-cell>
          <table:table-cell table:formula="of:=IFERROR(([.C246]-[.C$619])/([.C$620]-[.C$619])*100;&quot;&quot;)">
            <text:p/>
          </table:table-cell>
          <table:table-cell table:formula="of:=IFERROR(([.D246]-[.D$619])/([.D$620]-[.D$619])*100;&quot;&quot;)">
            <text:p/>
          </table:table-cell>
          <table:table-cell table:formula="of:=IFERROR(([.E246]-[.E$619])/([.E$620]-[.E$619])*100;&quot;&quot;)" office:value-type="float" office:value="81.4814814814815" calcext:value-type="float">
            <text:p>81.4814814815</text:p>
          </table:table-cell>
          <table:table-cell table:formula="of:=IFERROR(([.F246]-[.F$619])/([.F$620]-[.F$619])*100;&quot;&quot;)">
            <text:p/>
          </table:table-cell>
          <table:table-cell table:formula="of:=IFERROR(([.G246]-[.G$619])/([.G$620]-[.G$619])*100;&quot;&quot;)">
            <text:p/>
          </table:table-cell>
          <table:table-cell table:formula="of:=IFERROR(([.H246]-[.H$619])/([.H$620]-[.H$619])*100;&quot;&quot;)">
            <text:p/>
          </table:table-cell>
          <table:table-cell table:formula="of:=IFERROR(([.I246]-[.I$619])/([.I$620]-[.I$619])*100;&quot;&quot;)">
            <text:p/>
          </table:table-cell>
          <table:table-cell table:formula="of:=IFERROR(([.J246]-[.J$619])/([.J$620]-[.J$619])*100;&quot;&quot;)">
            <text:p/>
          </table:table-cell>
          <table:table-cell table:formula="of:=IFERROR(([.K246]-[.K$619])/([.K$620]-[.K$619])*100;&quot;&quot;)">
            <text:p/>
          </table:table-cell>
          <table:table-cell table:formula="of:=IFERROR(([.L246]-[.L$619])/([.L$620]-[.L$619])*100;&quot;&quot;)">
            <text:p/>
          </table:table-cell>
          <table:table-cell table:formula="of:=IFERROR(([.M246]-[.M$619])/([.M$620]-[.M$619])*100;&quot;&quot;)">
            <text:p/>
          </table:table-cell>
          <table:table-cell table:formula="of:=IFERROR(([.N246]-[.N$619])/([.N$620]-[.N$619])*100;&quot;&quot;)">
            <text:p/>
          </table:table-cell>
          <table:table-cell table:formula="of:=IFERROR(([.O246]-[.O$619])/([.O$620]-[.O$619])*100;&quot;&quot;)">
            <text:p/>
          </table:table-cell>
          <table:table-cell table:formula="of:=IFERROR(([.P246]-[.P$619])/([.P$620]-[.P$619])*100;&quot;&quot;)">
            <text:p/>
          </table:table-cell>
          <table:table-cell table:formula="of:=IFERROR(([.Q246]-[.Q$619])/([.Q$620]-[.Q$619])*100;&quot;&quot;)">
            <text:p/>
          </table:table-cell>
        </table:table-row>
        <table:table-row table:style-name="ro1">
          <table:table-cell office:value-type="float" office:value="547.856" calcext:value-type="float">
            <text:p>547.85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0" calcext:value-type="float">
            <text:p>50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547.856" calcext:value-type="float">
            <text:p>547.856</text:p>
          </table:table-cell>
          <table:table-cell table:formula="of:=IFERROR(([.B247]-[.B$619])/([.B$620]-[.B$619])*100;&quot;&quot;)">
            <text:p/>
          </table:table-cell>
          <table:table-cell table:formula="of:=IFERROR(([.C247]-[.C$619])/([.C$620]-[.C$619])*100;&quot;&quot;)">
            <text:p/>
          </table:table-cell>
          <table:table-cell table:formula="of:=IFERROR(([.D247]-[.D$619])/([.D$620]-[.D$619])*100;&quot;&quot;)" office:value-type="float" office:value="50" calcext:value-type="float">
            <text:p>50</text:p>
          </table:table-cell>
          <table:table-cell table:formula="of:=IFERROR(([.E247]-[.E$619])/([.E$620]-[.E$619])*100;&quot;&quot;)">
            <text:p/>
          </table:table-cell>
          <table:table-cell table:formula="of:=IFERROR(([.F247]-[.F$619])/([.F$620]-[.F$619])*100;&quot;&quot;)">
            <text:p/>
          </table:table-cell>
          <table:table-cell table:formula="of:=IFERROR(([.G247]-[.G$619])/([.G$620]-[.G$619])*100;&quot;&quot;)">
            <text:p/>
          </table:table-cell>
          <table:table-cell table:formula="of:=IFERROR(([.H247]-[.H$619])/([.H$620]-[.H$619])*100;&quot;&quot;)">
            <text:p/>
          </table:table-cell>
          <table:table-cell table:formula="of:=IFERROR(([.I247]-[.I$619])/([.I$620]-[.I$619])*100;&quot;&quot;)">
            <text:p/>
          </table:table-cell>
          <table:table-cell table:formula="of:=IFERROR(([.J247]-[.J$619])/([.J$620]-[.J$619])*100;&quot;&quot;)">
            <text:p/>
          </table:table-cell>
          <table:table-cell table:formula="of:=IFERROR(([.K247]-[.K$619])/([.K$620]-[.K$619])*100;&quot;&quot;)">
            <text:p/>
          </table:table-cell>
          <table:table-cell table:formula="of:=IFERROR(([.L247]-[.L$619])/([.L$620]-[.L$619])*100;&quot;&quot;)">
            <text:p/>
          </table:table-cell>
          <table:table-cell table:formula="of:=IFERROR(([.M247]-[.M$619])/([.M$620]-[.M$619])*100;&quot;&quot;)">
            <text:p/>
          </table:table-cell>
          <table:table-cell table:formula="of:=IFERROR(([.N247]-[.N$619])/([.N$620]-[.N$619])*100;&quot;&quot;)">
            <text:p/>
          </table:table-cell>
          <table:table-cell table:formula="of:=IFERROR(([.O247]-[.O$619])/([.O$620]-[.O$619])*100;&quot;&quot;)">
            <text:p/>
          </table:table-cell>
          <table:table-cell table:formula="of:=IFERROR(([.P247]-[.P$619])/([.P$620]-[.P$619])*100;&quot;&quot;)">
            <text:p/>
          </table:table-cell>
          <table:table-cell table:formula="of:=IFERROR(([.Q247]-[.Q$619])/([.Q$620]-[.Q$619])*100;&quot;&quot;)">
            <text:p/>
          </table:table-cell>
        </table:table-row>
        <table:table-row table:style-name="ro1">
          <table:table-cell office:value-type="float" office:value="549.96" calcext:value-type="float">
            <text:p>549.96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float" office:value="549.96" calcext:value-type="float">
            <text:p>549.96</text:p>
          </table:table-cell>
          <table:table-cell table:formula="of:=IFERROR(([.B248]-[.B$619])/([.B$620]-[.B$619])*100;&quot;&quot;)">
            <text:p/>
          </table:table-cell>
          <table:table-cell table:formula="of:=IFERROR(([.C248]-[.C$619])/([.C$620]-[.C$619])*100;&quot;&quot;)">
            <text:p/>
          </table:table-cell>
          <table:table-cell table:formula="of:=IFERROR(([.D248]-[.D$619])/([.D$620]-[.D$619])*100;&quot;&quot;)">
            <text:p/>
          </table:table-cell>
          <table:table-cell table:formula="of:=IFERROR(([.E248]-[.E$619])/([.E$620]-[.E$619])*100;&quot;&quot;)">
            <text:p/>
          </table:table-cell>
          <table:table-cell table:formula="of:=IFERROR(([.F248]-[.F$619])/([.F$620]-[.F$619])*100;&quot;&quot;)">
            <text:p/>
          </table:table-cell>
          <table:table-cell table:formula="of:=IFERROR(([.G248]-[.G$619])/([.G$620]-[.G$619])*100;&quot;&quot;)">
            <text:p/>
          </table:table-cell>
          <table:table-cell table:formula="of:=IFERROR(([.H248]-[.H$619])/([.H$620]-[.H$619])*100;&quot;&quot;)">
            <text:p/>
          </table:table-cell>
          <table:table-cell table:formula="of:=IFERROR(([.I248]-[.I$619])/([.I$620]-[.I$619])*100;&quot;&quot;)">
            <text:p/>
          </table:table-cell>
          <table:table-cell table:formula="of:=IFERROR(([.J248]-[.J$619])/([.J$620]-[.J$619])*100;&quot;&quot;)">
            <text:p/>
          </table:table-cell>
          <table:table-cell table:formula="of:=IFERROR(([.K248]-[.K$619])/([.K$620]-[.K$619])*100;&quot;&quot;)">
            <text:p/>
          </table:table-cell>
          <table:table-cell table:formula="of:=IFERROR(([.L248]-[.L$619])/([.L$620]-[.L$619])*100;&quot;&quot;)">
            <text:p/>
          </table:table-cell>
          <table:table-cell table:formula="of:=IFERROR(([.M248]-[.M$619])/([.M$620]-[.M$619])*100;&quot;&quot;)" office:value-type="float" office:value="91.6666666666667" calcext:value-type="float">
            <text:p>91.6666666667</text:p>
          </table:table-cell>
          <table:table-cell table:formula="of:=IFERROR(([.N248]-[.N$619])/([.N$620]-[.N$619])*100;&quot;&quot;)" office:value-type="float" office:value="80" calcext:value-type="float">
            <text:p>80</text:p>
          </table:table-cell>
          <table:table-cell table:formula="of:=IFERROR(([.O248]-[.O$619])/([.O$620]-[.O$619])*100;&quot;&quot;)" office:value-type="float" office:value="69.2307692307692" calcext:value-type="float">
            <text:p>69.2307692308</text:p>
          </table:table-cell>
          <table:table-cell table:formula="of:=IFERROR(([.P248]-[.P$619])/([.P$620]-[.P$619])*100;&quot;&quot;)">
            <text:p/>
          </table:table-cell>
          <table:table-cell table:formula="of:=IFERROR(([.Q248]-[.Q$619])/([.Q$620]-[.Q$619])*100;&quot;&quot;)">
            <text:p/>
          </table:table-cell>
        </table:table-row>
        <table:table-row table:style-name="ro1">
          <table:table-cell office:value-type="float" office:value="550.716" calcext:value-type="float">
            <text:p>550.71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9" calcext:value-type="float">
            <text:p>49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550.716" calcext:value-type="float">
            <text:p>550.716</text:p>
          </table:table-cell>
          <table:table-cell table:formula="of:=IFERROR(([.B249]-[.B$619])/([.B$620]-[.B$619])*100;&quot;&quot;)">
            <text:p/>
          </table:table-cell>
          <table:table-cell table:formula="of:=IFERROR(([.C249]-[.C$619])/([.C$620]-[.C$619])*100;&quot;&quot;)">
            <text:p/>
          </table:table-cell>
          <table:table-cell table:formula="of:=IFERROR(([.D249]-[.D$619])/([.D$620]-[.D$619])*100;&quot;&quot;)" office:value-type="float" office:value="49" calcext:value-type="float">
            <text:p>49</text:p>
          </table:table-cell>
          <table:table-cell table:formula="of:=IFERROR(([.E249]-[.E$619])/([.E$620]-[.E$619])*100;&quot;&quot;)">
            <text:p/>
          </table:table-cell>
          <table:table-cell table:formula="of:=IFERROR(([.F249]-[.F$619])/([.F$620]-[.F$619])*100;&quot;&quot;)">
            <text:p/>
          </table:table-cell>
          <table:table-cell table:formula="of:=IFERROR(([.G249]-[.G$619])/([.G$620]-[.G$619])*100;&quot;&quot;)">
            <text:p/>
          </table:table-cell>
          <table:table-cell table:formula="of:=IFERROR(([.H249]-[.H$619])/([.H$620]-[.H$619])*100;&quot;&quot;)">
            <text:p/>
          </table:table-cell>
          <table:table-cell table:formula="of:=IFERROR(([.I249]-[.I$619])/([.I$620]-[.I$619])*100;&quot;&quot;)">
            <text:p/>
          </table:table-cell>
          <table:table-cell table:formula="of:=IFERROR(([.J249]-[.J$619])/([.J$620]-[.J$619])*100;&quot;&quot;)">
            <text:p/>
          </table:table-cell>
          <table:table-cell table:formula="of:=IFERROR(([.K249]-[.K$619])/([.K$620]-[.K$619])*100;&quot;&quot;)">
            <text:p/>
          </table:table-cell>
          <table:table-cell table:formula="of:=IFERROR(([.L249]-[.L$619])/([.L$620]-[.L$619])*100;&quot;&quot;)">
            <text:p/>
          </table:table-cell>
          <table:table-cell table:formula="of:=IFERROR(([.M249]-[.M$619])/([.M$620]-[.M$619])*100;&quot;&quot;)">
            <text:p/>
          </table:table-cell>
          <table:table-cell table:formula="of:=IFERROR(([.N249]-[.N$619])/([.N$620]-[.N$619])*100;&quot;&quot;)">
            <text:p/>
          </table:table-cell>
          <table:table-cell table:formula="of:=IFERROR(([.O249]-[.O$619])/([.O$620]-[.O$619])*100;&quot;&quot;)">
            <text:p/>
          </table:table-cell>
          <table:table-cell table:formula="of:=IFERROR(([.P249]-[.P$619])/([.P$620]-[.P$619])*100;&quot;&quot;)">
            <text:p/>
          </table:table-cell>
          <table:table-cell table:formula="of:=IFERROR(([.Q249]-[.Q$619])/([.Q$620]-[.Q$619])*100;&quot;&quot;)">
            <text:p/>
          </table:table-cell>
        </table:table-row>
        <table:table-row table:style-name="ro1">
          <table:table-cell office:value-type="float" office:value="553.576" calcext:value-type="float">
            <text:p>553.57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8" calcext:value-type="float">
            <text:p>48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553.576" calcext:value-type="float">
            <text:p>553.576</text:p>
          </table:table-cell>
          <table:table-cell table:formula="of:=IFERROR(([.B250]-[.B$619])/([.B$620]-[.B$619])*100;&quot;&quot;)">
            <text:p/>
          </table:table-cell>
          <table:table-cell table:formula="of:=IFERROR(([.C250]-[.C$619])/([.C$620]-[.C$619])*100;&quot;&quot;)">
            <text:p/>
          </table:table-cell>
          <table:table-cell table:formula="of:=IFERROR(([.D250]-[.D$619])/([.D$620]-[.D$619])*100;&quot;&quot;)" office:value-type="float" office:value="48" calcext:value-type="float">
            <text:p>48</text:p>
          </table:table-cell>
          <table:table-cell table:formula="of:=IFERROR(([.E250]-[.E$619])/([.E$620]-[.E$619])*100;&quot;&quot;)">
            <text:p/>
          </table:table-cell>
          <table:table-cell table:formula="of:=IFERROR(([.F250]-[.F$619])/([.F$620]-[.F$619])*100;&quot;&quot;)">
            <text:p/>
          </table:table-cell>
          <table:table-cell table:formula="of:=IFERROR(([.G250]-[.G$619])/([.G$620]-[.G$619])*100;&quot;&quot;)">
            <text:p/>
          </table:table-cell>
          <table:table-cell table:formula="of:=IFERROR(([.H250]-[.H$619])/([.H$620]-[.H$619])*100;&quot;&quot;)">
            <text:p/>
          </table:table-cell>
          <table:table-cell table:formula="of:=IFERROR(([.I250]-[.I$619])/([.I$620]-[.I$619])*100;&quot;&quot;)">
            <text:p/>
          </table:table-cell>
          <table:table-cell table:formula="of:=IFERROR(([.J250]-[.J$619])/([.J$620]-[.J$619])*100;&quot;&quot;)">
            <text:p/>
          </table:table-cell>
          <table:table-cell table:formula="of:=IFERROR(([.K250]-[.K$619])/([.K$620]-[.K$619])*100;&quot;&quot;)">
            <text:p/>
          </table:table-cell>
          <table:table-cell table:formula="of:=IFERROR(([.L250]-[.L$619])/([.L$620]-[.L$619])*100;&quot;&quot;)">
            <text:p/>
          </table:table-cell>
          <table:table-cell table:formula="of:=IFERROR(([.M250]-[.M$619])/([.M$620]-[.M$619])*100;&quot;&quot;)">
            <text:p/>
          </table:table-cell>
          <table:table-cell table:formula="of:=IFERROR(([.N250]-[.N$619])/([.N$620]-[.N$619])*100;&quot;&quot;)">
            <text:p/>
          </table:table-cell>
          <table:table-cell table:formula="of:=IFERROR(([.O250]-[.O$619])/([.O$620]-[.O$619])*100;&quot;&quot;)">
            <text:p/>
          </table:table-cell>
          <table:table-cell table:formula="of:=IFERROR(([.P250]-[.P$619])/([.P$620]-[.P$619])*100;&quot;&quot;)">
            <text:p/>
          </table:table-cell>
          <table:table-cell table:formula="of:=IFERROR(([.Q250]-[.Q$619])/([.Q$620]-[.Q$619])*100;&quot;&quot;)">
            <text:p/>
          </table:table-cell>
        </table:table-row>
        <table:table-row table:style-name="ro1">
          <table:table-cell office:value-type="float" office:value="556.436" calcext:value-type="float">
            <text:p>556.43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7" calcext:value-type="float">
            <text:p>47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556.436" calcext:value-type="float">
            <text:p>556.436</text:p>
          </table:table-cell>
          <table:table-cell table:formula="of:=IFERROR(([.B251]-[.B$619])/([.B$620]-[.B$619])*100;&quot;&quot;)">
            <text:p/>
          </table:table-cell>
          <table:table-cell table:formula="of:=IFERROR(([.C251]-[.C$619])/([.C$620]-[.C$619])*100;&quot;&quot;)">
            <text:p/>
          </table:table-cell>
          <table:table-cell table:formula="of:=IFERROR(([.D251]-[.D$619])/([.D$620]-[.D$619])*100;&quot;&quot;)" office:value-type="float" office:value="47" calcext:value-type="float">
            <text:p>47</text:p>
          </table:table-cell>
          <table:table-cell table:formula="of:=IFERROR(([.E251]-[.E$619])/([.E$620]-[.E$619])*100;&quot;&quot;)">
            <text:p/>
          </table:table-cell>
          <table:table-cell table:formula="of:=IFERROR(([.F251]-[.F$619])/([.F$620]-[.F$619])*100;&quot;&quot;)">
            <text:p/>
          </table:table-cell>
          <table:table-cell table:formula="of:=IFERROR(([.G251]-[.G$619])/([.G$620]-[.G$619])*100;&quot;&quot;)">
            <text:p/>
          </table:table-cell>
          <table:table-cell table:formula="of:=IFERROR(([.H251]-[.H$619])/([.H$620]-[.H$619])*100;&quot;&quot;)">
            <text:p/>
          </table:table-cell>
          <table:table-cell table:formula="of:=IFERROR(([.I251]-[.I$619])/([.I$620]-[.I$619])*100;&quot;&quot;)">
            <text:p/>
          </table:table-cell>
          <table:table-cell table:formula="of:=IFERROR(([.J251]-[.J$619])/([.J$620]-[.J$619])*100;&quot;&quot;)">
            <text:p/>
          </table:table-cell>
          <table:table-cell table:formula="of:=IFERROR(([.K251]-[.K$619])/([.K$620]-[.K$619])*100;&quot;&quot;)">
            <text:p/>
          </table:table-cell>
          <table:table-cell table:formula="of:=IFERROR(([.L251]-[.L$619])/([.L$620]-[.L$619])*100;&quot;&quot;)">
            <text:p/>
          </table:table-cell>
          <table:table-cell table:formula="of:=IFERROR(([.M251]-[.M$619])/([.M$620]-[.M$619])*100;&quot;&quot;)">
            <text:p/>
          </table:table-cell>
          <table:table-cell table:formula="of:=IFERROR(([.N251]-[.N$619])/([.N$620]-[.N$619])*100;&quot;&quot;)">
            <text:p/>
          </table:table-cell>
          <table:table-cell table:formula="of:=IFERROR(([.O251]-[.O$619])/([.O$620]-[.O$619])*100;&quot;&quot;)">
            <text:p/>
          </table:table-cell>
          <table:table-cell table:formula="of:=IFERROR(([.P251]-[.P$619])/([.P$620]-[.P$619])*100;&quot;&quot;)">
            <text:p/>
          </table:table-cell>
          <table:table-cell table:formula="of:=IFERROR(([.Q251]-[.Q$619])/([.Q$620]-[.Q$619])*100;&quot;&quot;)">
            <text:p/>
          </table:table-cell>
        </table:table-row>
        <table:table-row table:style-name="ro1">
          <table:table-cell office:value-type="float" office:value="556.82" calcext:value-type="float">
            <text:p>556.8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75" calcext:value-type="float">
            <text:p>75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556.82" calcext:value-type="float">
            <text:p>556.82</text:p>
          </table:table-cell>
          <table:table-cell table:formula="of:=IFERROR(([.B252]-[.B$619])/([.B$620]-[.B$619])*100;&quot;&quot;)">
            <text:p/>
          </table:table-cell>
          <table:table-cell table:formula="of:=IFERROR(([.C252]-[.C$619])/([.C$620]-[.C$619])*100;&quot;&quot;)">
            <text:p/>
          </table:table-cell>
          <table:table-cell table:formula="of:=IFERROR(([.D252]-[.D$619])/([.D$620]-[.D$619])*100;&quot;&quot;)">
            <text:p/>
          </table:table-cell>
          <table:table-cell table:formula="of:=IFERROR(([.E252]-[.E$619])/([.E$620]-[.E$619])*100;&quot;&quot;)">
            <text:p/>
          </table:table-cell>
          <table:table-cell table:formula="of:=IFERROR(([.F252]-[.F$619])/([.F$620]-[.F$619])*100;&quot;&quot;)">
            <text:p/>
          </table:table-cell>
          <table:table-cell table:formula="of:=IFERROR(([.G252]-[.G$619])/([.G$620]-[.G$619])*100;&quot;&quot;)">
            <text:p/>
          </table:table-cell>
          <table:table-cell table:formula="of:=IFERROR(([.H252]-[.H$619])/([.H$620]-[.H$619])*100;&quot;&quot;)">
            <text:p/>
          </table:table-cell>
          <table:table-cell table:formula="of:=IFERROR(([.I252]-[.I$619])/([.I$620]-[.I$619])*100;&quot;&quot;)">
            <text:p/>
          </table:table-cell>
          <table:table-cell table:formula="of:=IFERROR(([.J252]-[.J$619])/([.J$620]-[.J$619])*100;&quot;&quot;)" office:value-type="float" office:value="90.1960784313726" calcext:value-type="float">
            <text:p>90.1960784314</text:p>
          </table:table-cell>
          <table:table-cell table:formula="of:=IFERROR(([.K252]-[.K$619])/([.K$620]-[.K$619])*100;&quot;&quot;)">
            <text:p/>
          </table:table-cell>
          <table:table-cell table:formula="of:=IFERROR(([.L252]-[.L$619])/([.L$620]-[.L$619])*100;&quot;&quot;)">
            <text:p/>
          </table:table-cell>
          <table:table-cell table:formula="of:=IFERROR(([.M252]-[.M$619])/([.M$620]-[.M$619])*100;&quot;&quot;)">
            <text:p/>
          </table:table-cell>
          <table:table-cell table:formula="of:=IFERROR(([.N252]-[.N$619])/([.N$620]-[.N$619])*100;&quot;&quot;)">
            <text:p/>
          </table:table-cell>
          <table:table-cell table:formula="of:=IFERROR(([.O252]-[.O$619])/([.O$620]-[.O$619])*100;&quot;&quot;)">
            <text:p/>
          </table:table-cell>
          <table:table-cell table:formula="of:=IFERROR(([.P252]-[.P$619])/([.P$620]-[.P$619])*100;&quot;&quot;)">
            <text:p/>
          </table:table-cell>
          <table:table-cell table:formula="of:=IFERROR(([.Q252]-[.Q$619])/([.Q$620]-[.Q$619])*100;&quot;&quot;)">
            <text:p/>
          </table:table-cell>
        </table:table-row>
        <table:table-row table:style-name="ro1">
          <table:table-cell office:value-type="float" office:value="559.296" calcext:value-type="float">
            <text:p>559.29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6" calcext:value-type="float">
            <text:p>46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559.296" calcext:value-type="float">
            <text:p>559.296</text:p>
          </table:table-cell>
          <table:table-cell table:formula="of:=IFERROR(([.B253]-[.B$619])/([.B$620]-[.B$619])*100;&quot;&quot;)">
            <text:p/>
          </table:table-cell>
          <table:table-cell table:formula="of:=IFERROR(([.C253]-[.C$619])/([.C$620]-[.C$619])*100;&quot;&quot;)">
            <text:p/>
          </table:table-cell>
          <table:table-cell table:formula="of:=IFERROR(([.D253]-[.D$619])/([.D$620]-[.D$619])*100;&quot;&quot;)" office:value-type="float" office:value="46" calcext:value-type="float">
            <text:p>46</text:p>
          </table:table-cell>
          <table:table-cell table:formula="of:=IFERROR(([.E253]-[.E$619])/([.E$620]-[.E$619])*100;&quot;&quot;)">
            <text:p/>
          </table:table-cell>
          <table:table-cell table:formula="of:=IFERROR(([.F253]-[.F$619])/([.F$620]-[.F$619])*100;&quot;&quot;)">
            <text:p/>
          </table:table-cell>
          <table:table-cell table:formula="of:=IFERROR(([.G253]-[.G$619])/([.G$620]-[.G$619])*100;&quot;&quot;)">
            <text:p/>
          </table:table-cell>
          <table:table-cell table:formula="of:=IFERROR(([.H253]-[.H$619])/([.H$620]-[.H$619])*100;&quot;&quot;)">
            <text:p/>
          </table:table-cell>
          <table:table-cell table:formula="of:=IFERROR(([.I253]-[.I$619])/([.I$620]-[.I$619])*100;&quot;&quot;)">
            <text:p/>
          </table:table-cell>
          <table:table-cell table:formula="of:=IFERROR(([.J253]-[.J$619])/([.J$620]-[.J$619])*100;&quot;&quot;)">
            <text:p/>
          </table:table-cell>
          <table:table-cell table:formula="of:=IFERROR(([.K253]-[.K$619])/([.K$620]-[.K$619])*100;&quot;&quot;)">
            <text:p/>
          </table:table-cell>
          <table:table-cell table:formula="of:=IFERROR(([.L253]-[.L$619])/([.L$620]-[.L$619])*100;&quot;&quot;)">
            <text:p/>
          </table:table-cell>
          <table:table-cell table:formula="of:=IFERROR(([.M253]-[.M$619])/([.M$620]-[.M$619])*100;&quot;&quot;)">
            <text:p/>
          </table:table-cell>
          <table:table-cell table:formula="of:=IFERROR(([.N253]-[.N$619])/([.N$620]-[.N$619])*100;&quot;&quot;)">
            <text:p/>
          </table:table-cell>
          <table:table-cell table:formula="of:=IFERROR(([.O253]-[.O$619])/([.O$620]-[.O$619])*100;&quot;&quot;)">
            <text:p/>
          </table:table-cell>
          <table:table-cell table:formula="of:=IFERROR(([.P253]-[.P$619])/([.P$620]-[.P$619])*100;&quot;&quot;)">
            <text:p/>
          </table:table-cell>
          <table:table-cell table:formula="of:=IFERROR(([.Q253]-[.Q$619])/([.Q$620]-[.Q$619])*100;&quot;&quot;)">
            <text:p/>
          </table:table-cell>
        </table:table-row>
        <table:table-row table:style-name="ro1">
          <table:table-cell office:value-type="float" office:value="560.56" calcext:value-type="float">
            <text:p>560.56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2"/>
          <table:table-cell office:value-type="float" office:value="560.56" calcext:value-type="float">
            <text:p>560.56</text:p>
          </table:table-cell>
          <table:table-cell table:formula="of:=IFERROR(([.B254]-[.B$619])/([.B$620]-[.B$619])*100;&quot;&quot;)">
            <text:p/>
          </table:table-cell>
          <table:table-cell table:formula="of:=IFERROR(([.C254]-[.C$619])/([.C$620]-[.C$619])*100;&quot;&quot;)">
            <text:p/>
          </table:table-cell>
          <table:table-cell table:formula="of:=IFERROR(([.D254]-[.D$619])/([.D$620]-[.D$619])*100;&quot;&quot;)">
            <text:p/>
          </table:table-cell>
          <table:table-cell table:formula="of:=IFERROR(([.E254]-[.E$619])/([.E$620]-[.E$619])*100;&quot;&quot;)">
            <text:p/>
          </table:table-cell>
          <table:table-cell table:formula="of:=IFERROR(([.F254]-[.F$619])/([.F$620]-[.F$619])*100;&quot;&quot;)">
            <text:p/>
          </table:table-cell>
          <table:table-cell table:formula="of:=IFERROR(([.G254]-[.G$619])/([.G$620]-[.G$619])*100;&quot;&quot;)">
            <text:p/>
          </table:table-cell>
          <table:table-cell table:formula="of:=IFERROR(([.H254]-[.H$619])/([.H$620]-[.H$619])*100;&quot;&quot;)">
            <text:p/>
          </table:table-cell>
          <table:table-cell table:formula="of:=IFERROR(([.I254]-[.I$619])/([.I$620]-[.I$619])*100;&quot;&quot;)" office:value-type="float" office:value="61.9047619047619" calcext:value-type="float">
            <text:p>61.9047619048</text:p>
          </table:table-cell>
          <table:table-cell table:formula="of:=IFERROR(([.J254]-[.J$619])/([.J$620]-[.J$619])*100;&quot;&quot;)">
            <text:p/>
          </table:table-cell>
          <table:table-cell table:formula="of:=IFERROR(([.K254]-[.K$619])/([.K$620]-[.K$619])*100;&quot;&quot;)">
            <text:p/>
          </table:table-cell>
          <table:table-cell table:formula="of:=IFERROR(([.L254]-[.L$619])/([.L$620]-[.L$619])*100;&quot;&quot;)">
            <text:p/>
          </table:table-cell>
          <table:table-cell table:formula="of:=IFERROR(([.M254]-[.M$619])/([.M$620]-[.M$619])*100;&quot;&quot;)">
            <text:p/>
          </table:table-cell>
          <table:table-cell table:formula="of:=IFERROR(([.N254]-[.N$619])/([.N$620]-[.N$619])*100;&quot;&quot;)">
            <text:p/>
          </table:table-cell>
          <table:table-cell table:formula="of:=IFERROR(([.O254]-[.O$619])/([.O$620]-[.O$619])*100;&quot;&quot;)">
            <text:p/>
          </table:table-cell>
          <table:table-cell table:formula="of:=IFERROR(([.P254]-[.P$619])/([.P$620]-[.P$619])*100;&quot;&quot;)">
            <text:p/>
          </table:table-cell>
          <table:table-cell table:formula="of:=IFERROR(([.Q254]-[.Q$619])/([.Q$620]-[.Q$619])*100;&quot;&quot;)">
            <text:p/>
          </table:table-cell>
        </table:table-row>
        <table:table-row table:style-name="ro1">
          <table:table-cell office:value-type="float" office:value="561.16" calcext:value-type="float">
            <text:p>561.1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2"/>
          <table:table-cell office:value-type="float" office:value="561.16" calcext:value-type="float">
            <text:p>561.16</text:p>
          </table:table-cell>
          <table:table-cell table:formula="of:=IFERROR(([.B255]-[.B$619])/([.B$620]-[.B$619])*100;&quot;&quot;)">
            <text:p/>
          </table:table-cell>
          <table:table-cell table:formula="of:=IFERROR(([.C255]-[.C$619])/([.C$620]-[.C$619])*100;&quot;&quot;)">
            <text:p/>
          </table:table-cell>
          <table:table-cell table:formula="of:=IFERROR(([.D255]-[.D$619])/([.D$620]-[.D$619])*100;&quot;&quot;)">
            <text:p/>
          </table:table-cell>
          <table:table-cell table:formula="of:=IFERROR(([.E255]-[.E$619])/([.E$620]-[.E$619])*100;&quot;&quot;)">
            <text:p/>
          </table:table-cell>
          <table:table-cell table:formula="of:=IFERROR(([.F255]-[.F$619])/([.F$620]-[.F$619])*100;&quot;&quot;)" office:value-type="float" office:value="28.5714285714286" calcext:value-type="float">
            <text:p>28.5714285714</text:p>
          </table:table-cell>
          <table:table-cell table:formula="of:=IFERROR(([.G255]-[.G$619])/([.G$620]-[.G$619])*100;&quot;&quot;)" office:value-type="float" office:value="37.5" calcext:value-type="float">
            <text:p>37.5</text:p>
          </table:table-cell>
          <table:table-cell table:formula="of:=IFERROR(([.H255]-[.H$619])/([.H$620]-[.H$619])*100;&quot;&quot;)">
            <text:p/>
          </table:table-cell>
          <table:table-cell table:formula="of:=IFERROR(([.I255]-[.I$619])/([.I$620]-[.I$619])*100;&quot;&quot;)">
            <text:p/>
          </table:table-cell>
          <table:table-cell table:formula="of:=IFERROR(([.J255]-[.J$619])/([.J$620]-[.J$619])*100;&quot;&quot;)">
            <text:p/>
          </table:table-cell>
          <table:table-cell table:formula="of:=IFERROR(([.K255]-[.K$619])/([.K$620]-[.K$619])*100;&quot;&quot;)">
            <text:p/>
          </table:table-cell>
          <table:table-cell table:formula="of:=IFERROR(([.L255]-[.L$619])/([.L$620]-[.L$619])*100;&quot;&quot;)">
            <text:p/>
          </table:table-cell>
          <table:table-cell table:formula="of:=IFERROR(([.M255]-[.M$619])/([.M$620]-[.M$619])*100;&quot;&quot;)">
            <text:p/>
          </table:table-cell>
          <table:table-cell table:formula="of:=IFERROR(([.N255]-[.N$619])/([.N$620]-[.N$619])*100;&quot;&quot;)">
            <text:p/>
          </table:table-cell>
          <table:table-cell table:formula="of:=IFERROR(([.O255]-[.O$619])/([.O$620]-[.O$619])*100;&quot;&quot;)">
            <text:p/>
          </table:table-cell>
          <table:table-cell table:formula="of:=IFERROR(([.P255]-[.P$619])/([.P$620]-[.P$619])*100;&quot;&quot;)">
            <text:p/>
          </table:table-cell>
          <table:table-cell table:formula="of:=IFERROR(([.Q255]-[.Q$619])/([.Q$620]-[.Q$619])*100;&quot;&quot;)">
            <text:p/>
          </table:table-cell>
        </table:table-row>
        <table:table-row table:style-name="ro1">
          <table:table-cell office:value-type="float" office:value="562.156" calcext:value-type="float">
            <text:p>562.15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5" calcext:value-type="float">
            <text:p>45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562.156" calcext:value-type="float">
            <text:p>562.156</text:p>
          </table:table-cell>
          <table:table-cell table:formula="of:=IFERROR(([.B256]-[.B$619])/([.B$620]-[.B$619])*100;&quot;&quot;)">
            <text:p/>
          </table:table-cell>
          <table:table-cell table:formula="of:=IFERROR(([.C256]-[.C$619])/([.C$620]-[.C$619])*100;&quot;&quot;)">
            <text:p/>
          </table:table-cell>
          <table:table-cell table:formula="of:=IFERROR(([.D256]-[.D$619])/([.D$620]-[.D$619])*100;&quot;&quot;)" office:value-type="float" office:value="45" calcext:value-type="float">
            <text:p>45</text:p>
          </table:table-cell>
          <table:table-cell table:formula="of:=IFERROR(([.E256]-[.E$619])/([.E$620]-[.E$619])*100;&quot;&quot;)">
            <text:p/>
          </table:table-cell>
          <table:table-cell table:formula="of:=IFERROR(([.F256]-[.F$619])/([.F$620]-[.F$619])*100;&quot;&quot;)">
            <text:p/>
          </table:table-cell>
          <table:table-cell table:formula="of:=IFERROR(([.G256]-[.G$619])/([.G$620]-[.G$619])*100;&quot;&quot;)">
            <text:p/>
          </table:table-cell>
          <table:table-cell table:formula="of:=IFERROR(([.H256]-[.H$619])/([.H$620]-[.H$619])*100;&quot;&quot;)">
            <text:p/>
          </table:table-cell>
          <table:table-cell table:formula="of:=IFERROR(([.I256]-[.I$619])/([.I$620]-[.I$619])*100;&quot;&quot;)">
            <text:p/>
          </table:table-cell>
          <table:table-cell table:formula="of:=IFERROR(([.J256]-[.J$619])/([.J$620]-[.J$619])*100;&quot;&quot;)">
            <text:p/>
          </table:table-cell>
          <table:table-cell table:formula="of:=IFERROR(([.K256]-[.K$619])/([.K$620]-[.K$619])*100;&quot;&quot;)">
            <text:p/>
          </table:table-cell>
          <table:table-cell table:formula="of:=IFERROR(([.L256]-[.L$619])/([.L$620]-[.L$619])*100;&quot;&quot;)">
            <text:p/>
          </table:table-cell>
          <table:table-cell table:formula="of:=IFERROR(([.M256]-[.M$619])/([.M$620]-[.M$619])*100;&quot;&quot;)">
            <text:p/>
          </table:table-cell>
          <table:table-cell table:formula="of:=IFERROR(([.N256]-[.N$619])/([.N$620]-[.N$619])*100;&quot;&quot;)">
            <text:p/>
          </table:table-cell>
          <table:table-cell table:formula="of:=IFERROR(([.O256]-[.O$619])/([.O$620]-[.O$619])*100;&quot;&quot;)">
            <text:p/>
          </table:table-cell>
          <table:table-cell table:formula="of:=IFERROR(([.P256]-[.P$619])/([.P$620]-[.P$619])*100;&quot;&quot;)">
            <text:p/>
          </table:table-cell>
          <table:table-cell table:formula="of:=IFERROR(([.Q256]-[.Q$619])/([.Q$620]-[.Q$619])*100;&quot;&quot;)">
            <text:p/>
          </table:table-cell>
        </table:table-row>
        <table:table-row table:style-name="ro1">
          <table:table-cell office:value-type="float" office:value="565.016" calcext:value-type="float">
            <text:p>565.01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4" calcext:value-type="float">
            <text:p>44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565.016" calcext:value-type="float">
            <text:p>565.016</text:p>
          </table:table-cell>
          <table:table-cell table:formula="of:=IFERROR(([.B257]-[.B$619])/([.B$620]-[.B$619])*100;&quot;&quot;)">
            <text:p/>
          </table:table-cell>
          <table:table-cell table:formula="of:=IFERROR(([.C257]-[.C$619])/([.C$620]-[.C$619])*100;&quot;&quot;)">
            <text:p/>
          </table:table-cell>
          <table:table-cell table:formula="of:=IFERROR(([.D257]-[.D$619])/([.D$620]-[.D$619])*100;&quot;&quot;)" office:value-type="float" office:value="44" calcext:value-type="float">
            <text:p>44</text:p>
          </table:table-cell>
          <table:table-cell table:formula="of:=IFERROR(([.E257]-[.E$619])/([.E$620]-[.E$619])*100;&quot;&quot;)">
            <text:p/>
          </table:table-cell>
          <table:table-cell table:formula="of:=IFERROR(([.F257]-[.F$619])/([.F$620]-[.F$619])*100;&quot;&quot;)">
            <text:p/>
          </table:table-cell>
          <table:table-cell table:formula="of:=IFERROR(([.G257]-[.G$619])/([.G$620]-[.G$619])*100;&quot;&quot;)">
            <text:p/>
          </table:table-cell>
          <table:table-cell table:formula="of:=IFERROR(([.H257]-[.H$619])/([.H$620]-[.H$619])*100;&quot;&quot;)">
            <text:p/>
          </table:table-cell>
          <table:table-cell table:formula="of:=IFERROR(([.I257]-[.I$619])/([.I$620]-[.I$619])*100;&quot;&quot;)">
            <text:p/>
          </table:table-cell>
          <table:table-cell table:formula="of:=IFERROR(([.J257]-[.J$619])/([.J$620]-[.J$619])*100;&quot;&quot;)">
            <text:p/>
          </table:table-cell>
          <table:table-cell table:formula="of:=IFERROR(([.K257]-[.K$619])/([.K$620]-[.K$619])*100;&quot;&quot;)">
            <text:p/>
          </table:table-cell>
          <table:table-cell table:formula="of:=IFERROR(([.L257]-[.L$619])/([.L$620]-[.L$619])*100;&quot;&quot;)">
            <text:p/>
          </table:table-cell>
          <table:table-cell table:formula="of:=IFERROR(([.M257]-[.M$619])/([.M$620]-[.M$619])*100;&quot;&quot;)">
            <text:p/>
          </table:table-cell>
          <table:table-cell table:formula="of:=IFERROR(([.N257]-[.N$619])/([.N$620]-[.N$619])*100;&quot;&quot;)">
            <text:p/>
          </table:table-cell>
          <table:table-cell table:formula="of:=IFERROR(([.O257]-[.O$619])/([.O$620]-[.O$619])*100;&quot;&quot;)">
            <text:p/>
          </table:table-cell>
          <table:table-cell table:formula="of:=IFERROR(([.P257]-[.P$619])/([.P$620]-[.P$619])*100;&quot;&quot;)">
            <text:p/>
          </table:table-cell>
          <table:table-cell table:formula="of:=IFERROR(([.Q257]-[.Q$619])/([.Q$620]-[.Q$619])*100;&quot;&quot;)">
            <text:p/>
          </table:table-cell>
        </table:table-row>
        <table:table-row table:style-name="ro1">
          <table:table-cell office:value-type="float" office:value="566.976" calcext:value-type="float">
            <text:p>566.97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3" calcext:value-type="float">
            <text:p>33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566.976" calcext:value-type="float">
            <text:p>566.976</text:p>
          </table:table-cell>
          <table:table-cell table:formula="of:=IFERROR(([.B258]-[.B$619])/([.B$620]-[.B$619])*100;&quot;&quot;)">
            <text:p/>
          </table:table-cell>
          <table:table-cell table:formula="of:=IFERROR(([.C258]-[.C$619])/([.C$620]-[.C$619])*100;&quot;&quot;)">
            <text:p/>
          </table:table-cell>
          <table:table-cell table:formula="of:=IFERROR(([.D258]-[.D$619])/([.D$620]-[.D$619])*100;&quot;&quot;)">
            <text:p/>
          </table:table-cell>
          <table:table-cell table:formula="of:=IFERROR(([.E258]-[.E$619])/([.E$620]-[.E$619])*100;&quot;&quot;)" office:value-type="float" office:value="77.7777777777778" calcext:value-type="float">
            <text:p>77.7777777778</text:p>
          </table:table-cell>
          <table:table-cell table:formula="of:=IFERROR(([.F258]-[.F$619])/([.F$620]-[.F$619])*100;&quot;&quot;)">
            <text:p/>
          </table:table-cell>
          <table:table-cell table:formula="of:=IFERROR(([.G258]-[.G$619])/([.G$620]-[.G$619])*100;&quot;&quot;)">
            <text:p/>
          </table:table-cell>
          <table:table-cell table:formula="of:=IFERROR(([.H258]-[.H$619])/([.H$620]-[.H$619])*100;&quot;&quot;)">
            <text:p/>
          </table:table-cell>
          <table:table-cell table:formula="of:=IFERROR(([.I258]-[.I$619])/([.I$620]-[.I$619])*100;&quot;&quot;)">
            <text:p/>
          </table:table-cell>
          <table:table-cell table:formula="of:=IFERROR(([.J258]-[.J$619])/([.J$620]-[.J$619])*100;&quot;&quot;)">
            <text:p/>
          </table:table-cell>
          <table:table-cell table:formula="of:=IFERROR(([.K258]-[.K$619])/([.K$620]-[.K$619])*100;&quot;&quot;)">
            <text:p/>
          </table:table-cell>
          <table:table-cell table:formula="of:=IFERROR(([.L258]-[.L$619])/([.L$620]-[.L$619])*100;&quot;&quot;)">
            <text:p/>
          </table:table-cell>
          <table:table-cell table:formula="of:=IFERROR(([.M258]-[.M$619])/([.M$620]-[.M$619])*100;&quot;&quot;)">
            <text:p/>
          </table:table-cell>
          <table:table-cell table:formula="of:=IFERROR(([.N258]-[.N$619])/([.N$620]-[.N$619])*100;&quot;&quot;)">
            <text:p/>
          </table:table-cell>
          <table:table-cell table:formula="of:=IFERROR(([.O258]-[.O$619])/([.O$620]-[.O$619])*100;&quot;&quot;)">
            <text:p/>
          </table:table-cell>
          <table:table-cell table:formula="of:=IFERROR(([.P258]-[.P$619])/([.P$620]-[.P$619])*100;&quot;&quot;)">
            <text:p/>
          </table:table-cell>
          <table:table-cell table:formula="of:=IFERROR(([.Q258]-[.Q$619])/([.Q$620]-[.Q$619])*100;&quot;&quot;)">
            <text:p/>
          </table:table-cell>
        </table:table-row>
        <table:table-row table:style-name="ro1">
          <table:table-cell office:value-type="float" office:value="567.876" calcext:value-type="float">
            <text:p>567.87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3" calcext:value-type="float">
            <text:p>43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567.876" calcext:value-type="float">
            <text:p>567.876</text:p>
          </table:table-cell>
          <table:table-cell table:formula="of:=IFERROR(([.B259]-[.B$619])/([.B$620]-[.B$619])*100;&quot;&quot;)">
            <text:p/>
          </table:table-cell>
          <table:table-cell table:formula="of:=IFERROR(([.C259]-[.C$619])/([.C$620]-[.C$619])*100;&quot;&quot;)">
            <text:p/>
          </table:table-cell>
          <table:table-cell table:formula="of:=IFERROR(([.D259]-[.D$619])/([.D$620]-[.D$619])*100;&quot;&quot;)" office:value-type="float" office:value="43" calcext:value-type="float">
            <text:p>43</text:p>
          </table:table-cell>
          <table:table-cell table:formula="of:=IFERROR(([.E259]-[.E$619])/([.E$620]-[.E$619])*100;&quot;&quot;)">
            <text:p/>
          </table:table-cell>
          <table:table-cell table:formula="of:=IFERROR(([.F259]-[.F$619])/([.F$620]-[.F$619])*100;&quot;&quot;)">
            <text:p/>
          </table:table-cell>
          <table:table-cell table:formula="of:=IFERROR(([.G259]-[.G$619])/([.G$620]-[.G$619])*100;&quot;&quot;)">
            <text:p/>
          </table:table-cell>
          <table:table-cell table:formula="of:=IFERROR(([.H259]-[.H$619])/([.H$620]-[.H$619])*100;&quot;&quot;)">
            <text:p/>
          </table:table-cell>
          <table:table-cell table:formula="of:=IFERROR(([.I259]-[.I$619])/([.I$620]-[.I$619])*100;&quot;&quot;)">
            <text:p/>
          </table:table-cell>
          <table:table-cell table:formula="of:=IFERROR(([.J259]-[.J$619])/([.J$620]-[.J$619])*100;&quot;&quot;)">
            <text:p/>
          </table:table-cell>
          <table:table-cell table:formula="of:=IFERROR(([.K259]-[.K$619])/([.K$620]-[.K$619])*100;&quot;&quot;)">
            <text:p/>
          </table:table-cell>
          <table:table-cell table:formula="of:=IFERROR(([.L259]-[.L$619])/([.L$620]-[.L$619])*100;&quot;&quot;)">
            <text:p/>
          </table:table-cell>
          <table:table-cell table:formula="of:=IFERROR(([.M259]-[.M$619])/([.M$620]-[.M$619])*100;&quot;&quot;)">
            <text:p/>
          </table:table-cell>
          <table:table-cell table:formula="of:=IFERROR(([.N259]-[.N$619])/([.N$620]-[.N$619])*100;&quot;&quot;)">
            <text:p/>
          </table:table-cell>
          <table:table-cell table:formula="of:=IFERROR(([.O259]-[.O$619])/([.O$620]-[.O$619])*100;&quot;&quot;)">
            <text:p/>
          </table:table-cell>
          <table:table-cell table:formula="of:=IFERROR(([.P259]-[.P$619])/([.P$620]-[.P$619])*100;&quot;&quot;)">
            <text:p/>
          </table:table-cell>
          <table:table-cell table:formula="of:=IFERROR(([.Q259]-[.Q$619])/([.Q$620]-[.Q$619])*100;&quot;&quot;)">
            <text:p/>
          </table:table-cell>
        </table:table-row>
        <table:table-row table:style-name="ro1">
          <table:table-cell office:value-type="float" office:value="570.736" calcext:value-type="float">
            <text:p>570.7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float" office:value="42" calcext:value-type="float">
            <text:p>42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570.736" calcext:value-type="float">
            <text:p>570.736</text:p>
          </table:table-cell>
          <table:table-cell table:formula="of:=IFERROR(([.B260]-[.B$619])/([.B$620]-[.B$619])*100;&quot;&quot;)" office:value-type="float" office:value="50" calcext:value-type="float">
            <text:p>50</text:p>
          </table:table-cell>
          <table:table-cell table:formula="of:=IFERROR(([.C260]-[.C$619])/([.C$620]-[.C$619])*100;&quot;&quot;)">
            <text:p/>
          </table:table-cell>
          <table:table-cell table:formula="of:=IFERROR(([.D260]-[.D$619])/([.D$620]-[.D$619])*100;&quot;&quot;)" office:value-type="float" office:value="42" calcext:value-type="float">
            <text:p>42</text:p>
          </table:table-cell>
          <table:table-cell table:formula="of:=IFERROR(([.E260]-[.E$619])/([.E$620]-[.E$619])*100;&quot;&quot;)">
            <text:p/>
          </table:table-cell>
          <table:table-cell table:formula="of:=IFERROR(([.F260]-[.F$619])/([.F$620]-[.F$619])*100;&quot;&quot;)">
            <text:p/>
          </table:table-cell>
          <table:table-cell table:formula="of:=IFERROR(([.G260]-[.G$619])/([.G$620]-[.G$619])*100;&quot;&quot;)">
            <text:p/>
          </table:table-cell>
          <table:table-cell table:formula="of:=IFERROR(([.H260]-[.H$619])/([.H$620]-[.H$619])*100;&quot;&quot;)">
            <text:p/>
          </table:table-cell>
          <table:table-cell table:formula="of:=IFERROR(([.I260]-[.I$619])/([.I$620]-[.I$619])*100;&quot;&quot;)">
            <text:p/>
          </table:table-cell>
          <table:table-cell table:formula="of:=IFERROR(([.J260]-[.J$619])/([.J$620]-[.J$619])*100;&quot;&quot;)">
            <text:p/>
          </table:table-cell>
          <table:table-cell table:formula="of:=IFERROR(([.K260]-[.K$619])/([.K$620]-[.K$619])*100;&quot;&quot;)">
            <text:p/>
          </table:table-cell>
          <table:table-cell table:formula="of:=IFERROR(([.L260]-[.L$619])/([.L$620]-[.L$619])*100;&quot;&quot;)">
            <text:p/>
          </table:table-cell>
          <table:table-cell table:formula="of:=IFERROR(([.M260]-[.M$619])/([.M$620]-[.M$619])*100;&quot;&quot;)">
            <text:p/>
          </table:table-cell>
          <table:table-cell table:formula="of:=IFERROR(([.N260]-[.N$619])/([.N$620]-[.N$619])*100;&quot;&quot;)">
            <text:p/>
          </table:table-cell>
          <table:table-cell table:formula="of:=IFERROR(([.O260]-[.O$619])/([.O$620]-[.O$619])*100;&quot;&quot;)">
            <text:p/>
          </table:table-cell>
          <table:table-cell table:formula="of:=IFERROR(([.P260]-[.P$619])/([.P$620]-[.P$619])*100;&quot;&quot;)">
            <text:p/>
          </table:table-cell>
          <table:table-cell table:formula="of:=IFERROR(([.Q260]-[.Q$619])/([.Q$620]-[.Q$619])*100;&quot;&quot;)">
            <text:p/>
          </table:table-cell>
        </table:table-row>
        <table:table-row table:style-name="ro1">
          <table:table-cell office:value-type="float" office:value="573.596" calcext:value-type="float">
            <text:p>573.59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1" calcext:value-type="float">
            <text:p>41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573.596" calcext:value-type="float">
            <text:p>573.596</text:p>
          </table:table-cell>
          <table:table-cell table:formula="of:=IFERROR(([.B261]-[.B$619])/([.B$620]-[.B$619])*100;&quot;&quot;)">
            <text:p/>
          </table:table-cell>
          <table:table-cell table:formula="of:=IFERROR(([.C261]-[.C$619])/([.C$620]-[.C$619])*100;&quot;&quot;)">
            <text:p/>
          </table:table-cell>
          <table:table-cell table:formula="of:=IFERROR(([.D261]-[.D$619])/([.D$620]-[.D$619])*100;&quot;&quot;)" office:value-type="float" office:value="41" calcext:value-type="float">
            <text:p>41</text:p>
          </table:table-cell>
          <table:table-cell table:formula="of:=IFERROR(([.E261]-[.E$619])/([.E$620]-[.E$619])*100;&quot;&quot;)">
            <text:p/>
          </table:table-cell>
          <table:table-cell table:formula="of:=IFERROR(([.F261]-[.F$619])/([.F$620]-[.F$619])*100;&quot;&quot;)">
            <text:p/>
          </table:table-cell>
          <table:table-cell table:formula="of:=IFERROR(([.G261]-[.G$619])/([.G$620]-[.G$619])*100;&quot;&quot;)">
            <text:p/>
          </table:table-cell>
          <table:table-cell table:formula="of:=IFERROR(([.H261]-[.H$619])/([.H$620]-[.H$619])*100;&quot;&quot;)">
            <text:p/>
          </table:table-cell>
          <table:table-cell table:formula="of:=IFERROR(([.I261]-[.I$619])/([.I$620]-[.I$619])*100;&quot;&quot;)">
            <text:p/>
          </table:table-cell>
          <table:table-cell table:formula="of:=IFERROR(([.J261]-[.J$619])/([.J$620]-[.J$619])*100;&quot;&quot;)">
            <text:p/>
          </table:table-cell>
          <table:table-cell table:formula="of:=IFERROR(([.K261]-[.K$619])/([.K$620]-[.K$619])*100;&quot;&quot;)">
            <text:p/>
          </table:table-cell>
          <table:table-cell table:formula="of:=IFERROR(([.L261]-[.L$619])/([.L$620]-[.L$619])*100;&quot;&quot;)">
            <text:p/>
          </table:table-cell>
          <table:table-cell table:formula="of:=IFERROR(([.M261]-[.M$619])/([.M$620]-[.M$619])*100;&quot;&quot;)">
            <text:p/>
          </table:table-cell>
          <table:table-cell table:formula="of:=IFERROR(([.N261]-[.N$619])/([.N$620]-[.N$619])*100;&quot;&quot;)">
            <text:p/>
          </table:table-cell>
          <table:table-cell table:formula="of:=IFERROR(([.O261]-[.O$619])/([.O$620]-[.O$619])*100;&quot;&quot;)">
            <text:p/>
          </table:table-cell>
          <table:table-cell table:formula="of:=IFERROR(([.P261]-[.P$619])/([.P$620]-[.P$619])*100;&quot;&quot;)">
            <text:p/>
          </table:table-cell>
          <table:table-cell table:formula="of:=IFERROR(([.Q261]-[.Q$619])/([.Q$620]-[.Q$619])*100;&quot;&quot;)">
            <text:p/>
          </table:table-cell>
        </table:table-row>
        <table:table-row table:style-name="ro1">
          <table:table-cell office:value-type="float" office:value="574.68" calcext:value-type="float">
            <text:p>574.68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74" calcext:value-type="float">
            <text:p>74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574.68" calcext:value-type="float">
            <text:p>574.68</text:p>
          </table:table-cell>
          <table:table-cell table:formula="of:=IFERROR(([.B262]-[.B$619])/([.B$620]-[.B$619])*100;&quot;&quot;)">
            <text:p/>
          </table:table-cell>
          <table:table-cell table:formula="of:=IFERROR(([.C262]-[.C$619])/([.C$620]-[.C$619])*100;&quot;&quot;)">
            <text:p/>
          </table:table-cell>
          <table:table-cell table:formula="of:=IFERROR(([.D262]-[.D$619])/([.D$620]-[.D$619])*100;&quot;&quot;)">
            <text:p/>
          </table:table-cell>
          <table:table-cell table:formula="of:=IFERROR(([.E262]-[.E$619])/([.E$620]-[.E$619])*100;&quot;&quot;)">
            <text:p/>
          </table:table-cell>
          <table:table-cell table:formula="of:=IFERROR(([.F262]-[.F$619])/([.F$620]-[.F$619])*100;&quot;&quot;)">
            <text:p/>
          </table:table-cell>
          <table:table-cell table:formula="of:=IFERROR(([.G262]-[.G$619])/([.G$620]-[.G$619])*100;&quot;&quot;)">
            <text:p/>
          </table:table-cell>
          <table:table-cell table:formula="of:=IFERROR(([.H262]-[.H$619])/([.H$620]-[.H$619])*100;&quot;&quot;)">
            <text:p/>
          </table:table-cell>
          <table:table-cell table:formula="of:=IFERROR(([.I262]-[.I$619])/([.I$620]-[.I$619])*100;&quot;&quot;)">
            <text:p/>
          </table:table-cell>
          <table:table-cell table:formula="of:=IFERROR(([.J262]-[.J$619])/([.J$620]-[.J$619])*100;&quot;&quot;)" office:value-type="float" office:value="88.2352941176471" calcext:value-type="float">
            <text:p>88.2352941176</text:p>
          </table:table-cell>
          <table:table-cell table:formula="of:=IFERROR(([.K262]-[.K$619])/([.K$620]-[.K$619])*100;&quot;&quot;)">
            <text:p/>
          </table:table-cell>
          <table:table-cell table:formula="of:=IFERROR(([.L262]-[.L$619])/([.L$620]-[.L$619])*100;&quot;&quot;)">
            <text:p/>
          </table:table-cell>
          <table:table-cell table:formula="of:=IFERROR(([.M262]-[.M$619])/([.M$620]-[.M$619])*100;&quot;&quot;)">
            <text:p/>
          </table:table-cell>
          <table:table-cell table:formula="of:=IFERROR(([.N262]-[.N$619])/([.N$620]-[.N$619])*100;&quot;&quot;)">
            <text:p/>
          </table:table-cell>
          <table:table-cell table:formula="of:=IFERROR(([.O262]-[.O$619])/([.O$620]-[.O$619])*100;&quot;&quot;)">
            <text:p/>
          </table:table-cell>
          <table:table-cell table:formula="of:=IFERROR(([.P262]-[.P$619])/([.P$620]-[.P$619])*100;&quot;&quot;)">
            <text:p/>
          </table:table-cell>
          <table:table-cell table:formula="of:=IFERROR(([.Q262]-[.Q$619])/([.Q$620]-[.Q$619])*100;&quot;&quot;)">
            <text:p/>
          </table:table-cell>
        </table:table-row>
        <table:table-row table:style-name="ro1">
          <table:table-cell office:value-type="float" office:value="576.456" calcext:value-type="float">
            <text:p>576.45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0" calcext:value-type="float">
            <text:p>40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576.456" calcext:value-type="float">
            <text:p>576.456</text:p>
          </table:table-cell>
          <table:table-cell table:formula="of:=IFERROR(([.B263]-[.B$619])/([.B$620]-[.B$619])*100;&quot;&quot;)">
            <text:p/>
          </table:table-cell>
          <table:table-cell table:formula="of:=IFERROR(([.C263]-[.C$619])/([.C$620]-[.C$619])*100;&quot;&quot;)">
            <text:p/>
          </table:table-cell>
          <table:table-cell table:formula="of:=IFERROR(([.D263]-[.D$619])/([.D$620]-[.D$619])*100;&quot;&quot;)" office:value-type="float" office:value="40" calcext:value-type="float">
            <text:p>40</text:p>
          </table:table-cell>
          <table:table-cell table:formula="of:=IFERROR(([.E263]-[.E$619])/([.E$620]-[.E$619])*100;&quot;&quot;)">
            <text:p/>
          </table:table-cell>
          <table:table-cell table:formula="of:=IFERROR(([.F263]-[.F$619])/([.F$620]-[.F$619])*100;&quot;&quot;)">
            <text:p/>
          </table:table-cell>
          <table:table-cell table:formula="of:=IFERROR(([.G263]-[.G$619])/([.G$620]-[.G$619])*100;&quot;&quot;)">
            <text:p/>
          </table:table-cell>
          <table:table-cell table:formula="of:=IFERROR(([.H263]-[.H$619])/([.H$620]-[.H$619])*100;&quot;&quot;)">
            <text:p/>
          </table:table-cell>
          <table:table-cell table:formula="of:=IFERROR(([.I263]-[.I$619])/([.I$620]-[.I$619])*100;&quot;&quot;)">
            <text:p/>
          </table:table-cell>
          <table:table-cell table:formula="of:=IFERROR(([.J263]-[.J$619])/([.J$620]-[.J$619])*100;&quot;&quot;)">
            <text:p/>
          </table:table-cell>
          <table:table-cell table:formula="of:=IFERROR(([.K263]-[.K$619])/([.K$620]-[.K$619])*100;&quot;&quot;)">
            <text:p/>
          </table:table-cell>
          <table:table-cell table:formula="of:=IFERROR(([.L263]-[.L$619])/([.L$620]-[.L$619])*100;&quot;&quot;)">
            <text:p/>
          </table:table-cell>
          <table:table-cell table:formula="of:=IFERROR(([.M263]-[.M$619])/([.M$620]-[.M$619])*100;&quot;&quot;)">
            <text:p/>
          </table:table-cell>
          <table:table-cell table:formula="of:=IFERROR(([.N263]-[.N$619])/([.N$620]-[.N$619])*100;&quot;&quot;)">
            <text:p/>
          </table:table-cell>
          <table:table-cell table:formula="of:=IFERROR(([.O263]-[.O$619])/([.O$620]-[.O$619])*100;&quot;&quot;)">
            <text:p/>
          </table:table-cell>
          <table:table-cell table:formula="of:=IFERROR(([.P263]-[.P$619])/([.P$620]-[.P$619])*100;&quot;&quot;)">
            <text:p/>
          </table:table-cell>
          <table:table-cell table:formula="of:=IFERROR(([.Q263]-[.Q$619])/([.Q$620]-[.Q$619])*100;&quot;&quot;)">
            <text:p/>
          </table:table-cell>
        </table:table-row>
        <table:table-row table:style-name="ro1">
          <table:table-cell office:value-type="float" office:value="577.34" calcext:value-type="float">
            <text:p>577.34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577.34" calcext:value-type="float">
            <text:p>577.34</text:p>
          </table:table-cell>
          <table:table-cell table:formula="of:=IFERROR(([.B264]-[.B$619])/([.B$620]-[.B$619])*100;&quot;&quot;)">
            <text:p/>
          </table:table-cell>
          <table:table-cell table:formula="of:=IFERROR(([.C264]-[.C$619])/([.C$620]-[.C$619])*100;&quot;&quot;)">
            <text:p/>
          </table:table-cell>
          <table:table-cell table:formula="of:=IFERROR(([.D264]-[.D$619])/([.D$620]-[.D$619])*100;&quot;&quot;)">
            <text:p/>
          </table:table-cell>
          <table:table-cell table:formula="of:=IFERROR(([.E264]-[.E$619])/([.E$620]-[.E$619])*100;&quot;&quot;)">
            <text:p/>
          </table:table-cell>
          <table:table-cell table:formula="of:=IFERROR(([.F264]-[.F$619])/([.F$620]-[.F$619])*100;&quot;&quot;)">
            <text:p/>
          </table:table-cell>
          <table:table-cell table:formula="of:=IFERROR(([.G264]-[.G$619])/([.G$620]-[.G$619])*100;&quot;&quot;)">
            <text:p/>
          </table:table-cell>
          <table:table-cell table:formula="of:=IFERROR(([.H264]-[.H$619])/([.H$620]-[.H$619])*100;&quot;&quot;)">
            <text:p/>
          </table:table-cell>
          <table:table-cell table:formula="of:=IFERROR(([.I264]-[.I$619])/([.I$620]-[.I$619])*100;&quot;&quot;)">
            <text:p/>
          </table:table-cell>
          <table:table-cell table:formula="of:=IFERROR(([.J264]-[.J$619])/([.J$620]-[.J$619])*100;&quot;&quot;)">
            <text:p/>
          </table:table-cell>
          <table:table-cell table:formula="of:=IFERROR(([.K264]-[.K$619])/([.K$620]-[.K$619])*100;&quot;&quot;)">
            <text:p/>
          </table:table-cell>
          <table:table-cell table:formula="of:=IFERROR(([.L264]-[.L$619])/([.L$620]-[.L$619])*100;&quot;&quot;)">
            <text:p/>
          </table:table-cell>
          <table:table-cell table:formula="of:=IFERROR(([.M264]-[.M$619])/([.M$620]-[.M$619])*100;&quot;&quot;)">
            <text:p/>
          </table:table-cell>
          <table:table-cell table:formula="of:=IFERROR(([.N264]-[.N$619])/([.N$620]-[.N$619])*100;&quot;&quot;)">
            <text:p/>
          </table:table-cell>
          <table:table-cell table:formula="of:=IFERROR(([.O264]-[.O$619])/([.O$620]-[.O$619])*100;&quot;&quot;)">
            <text:p/>
          </table:table-cell>
          <table:table-cell table:formula="of:=IFERROR(([.P264]-[.P$619])/([.P$620]-[.P$619])*100;&quot;&quot;)" office:value-type="float" office:value="90" calcext:value-type="float">
            <text:p>90</text:p>
          </table:table-cell>
          <table:table-cell table:formula="of:=IFERROR(([.Q264]-[.Q$619])/([.Q$620]-[.Q$619])*100;&quot;&quot;)">
            <text:p/>
          </table:table-cell>
        </table:table-row>
        <table:table-row table:style-name="ro1">
          <table:table-cell office:value-type="float" office:value="579.316" calcext:value-type="float">
            <text:p>579.31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9" calcext:value-type="float">
            <text:p>39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579.316" calcext:value-type="float">
            <text:p>579.316</text:p>
          </table:table-cell>
          <table:table-cell table:formula="of:=IFERROR(([.B265]-[.B$619])/([.B$620]-[.B$619])*100;&quot;&quot;)">
            <text:p/>
          </table:table-cell>
          <table:table-cell table:formula="of:=IFERROR(([.C265]-[.C$619])/([.C$620]-[.C$619])*100;&quot;&quot;)">
            <text:p/>
          </table:table-cell>
          <table:table-cell table:formula="of:=IFERROR(([.D265]-[.D$619])/([.D$620]-[.D$619])*100;&quot;&quot;)" office:value-type="float" office:value="39" calcext:value-type="float">
            <text:p>39</text:p>
          </table:table-cell>
          <table:table-cell table:formula="of:=IFERROR(([.E265]-[.E$619])/([.E$620]-[.E$619])*100;&quot;&quot;)">
            <text:p/>
          </table:table-cell>
          <table:table-cell table:formula="of:=IFERROR(([.F265]-[.F$619])/([.F$620]-[.F$619])*100;&quot;&quot;)">
            <text:p/>
          </table:table-cell>
          <table:table-cell table:formula="of:=IFERROR(([.G265]-[.G$619])/([.G$620]-[.G$619])*100;&quot;&quot;)">
            <text:p/>
          </table:table-cell>
          <table:table-cell table:formula="of:=IFERROR(([.H265]-[.H$619])/([.H$620]-[.H$619])*100;&quot;&quot;)">
            <text:p/>
          </table:table-cell>
          <table:table-cell table:formula="of:=IFERROR(([.I265]-[.I$619])/([.I$620]-[.I$619])*100;&quot;&quot;)">
            <text:p/>
          </table:table-cell>
          <table:table-cell table:formula="of:=IFERROR(([.J265]-[.J$619])/([.J$620]-[.J$619])*100;&quot;&quot;)">
            <text:p/>
          </table:table-cell>
          <table:table-cell table:formula="of:=IFERROR(([.K265]-[.K$619])/([.K$620]-[.K$619])*100;&quot;&quot;)">
            <text:p/>
          </table:table-cell>
          <table:table-cell table:formula="of:=IFERROR(([.L265]-[.L$619])/([.L$620]-[.L$619])*100;&quot;&quot;)">
            <text:p/>
          </table:table-cell>
          <table:table-cell table:formula="of:=IFERROR(([.M265]-[.M$619])/([.M$620]-[.M$619])*100;&quot;&quot;)">
            <text:p/>
          </table:table-cell>
          <table:table-cell table:formula="of:=IFERROR(([.N265]-[.N$619])/([.N$620]-[.N$619])*100;&quot;&quot;)">
            <text:p/>
          </table:table-cell>
          <table:table-cell table:formula="of:=IFERROR(([.O265]-[.O$619])/([.O$620]-[.O$619])*100;&quot;&quot;)">
            <text:p/>
          </table:table-cell>
          <table:table-cell table:formula="of:=IFERROR(([.P265]-[.P$619])/([.P$620]-[.P$619])*100;&quot;&quot;)">
            <text:p/>
          </table:table-cell>
          <table:table-cell table:formula="of:=IFERROR(([.Q265]-[.Q$619])/([.Q$620]-[.Q$619])*100;&quot;&quot;)">
            <text:p/>
          </table:table-cell>
        </table:table-row>
        <table:table-row table:style-name="ro1">
          <table:table-cell office:value-type="float" office:value="582.176" calcext:value-type="float">
            <text:p>582.17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582.176" calcext:value-type="float">
            <text:p>582.176</text:p>
          </table:table-cell>
          <table:table-cell table:formula="of:=IFERROR(([.B266]-[.B$619])/([.B$620]-[.B$619])*100;&quot;&quot;)">
            <text:p/>
          </table:table-cell>
          <table:table-cell table:formula="of:=IFERROR(([.C266]-[.C$619])/([.C$620]-[.C$619])*100;&quot;&quot;)">
            <text:p/>
          </table:table-cell>
          <table:table-cell table:formula="of:=IFERROR(([.D266]-[.D$619])/([.D$620]-[.D$619])*100;&quot;&quot;)" office:value-type="float" office:value="38" calcext:value-type="float">
            <text:p>38</text:p>
          </table:table-cell>
          <table:table-cell table:formula="of:=IFERROR(([.E266]-[.E$619])/([.E$620]-[.E$619])*100;&quot;&quot;)">
            <text:p/>
          </table:table-cell>
          <table:table-cell table:formula="of:=IFERROR(([.F266]-[.F$619])/([.F$620]-[.F$619])*100;&quot;&quot;)">
            <text:p/>
          </table:table-cell>
          <table:table-cell table:formula="of:=IFERROR(([.G266]-[.G$619])/([.G$620]-[.G$619])*100;&quot;&quot;)">
            <text:p/>
          </table:table-cell>
          <table:table-cell table:formula="of:=IFERROR(([.H266]-[.H$619])/([.H$620]-[.H$619])*100;&quot;&quot;)">
            <text:p/>
          </table:table-cell>
          <table:table-cell table:formula="of:=IFERROR(([.I266]-[.I$619])/([.I$620]-[.I$619])*100;&quot;&quot;)">
            <text:p/>
          </table:table-cell>
          <table:table-cell table:formula="of:=IFERROR(([.J266]-[.J$619])/([.J$620]-[.J$619])*100;&quot;&quot;)">
            <text:p/>
          </table:table-cell>
          <table:table-cell table:formula="of:=IFERROR(([.K266]-[.K$619])/([.K$620]-[.K$619])*100;&quot;&quot;)">
            <text:p/>
          </table:table-cell>
          <table:table-cell table:formula="of:=IFERROR(([.L266]-[.L$619])/([.L$620]-[.L$619])*100;&quot;&quot;)">
            <text:p/>
          </table:table-cell>
          <table:table-cell table:formula="of:=IFERROR(([.M266]-[.M$619])/([.M$620]-[.M$619])*100;&quot;&quot;)">
            <text:p/>
          </table:table-cell>
          <table:table-cell table:formula="of:=IFERROR(([.N266]-[.N$619])/([.N$620]-[.N$619])*100;&quot;&quot;)">
            <text:p/>
          </table:table-cell>
          <table:table-cell table:formula="of:=IFERROR(([.O266]-[.O$619])/([.O$620]-[.O$619])*100;&quot;&quot;)">
            <text:p/>
          </table:table-cell>
          <table:table-cell table:formula="of:=IFERROR(([.P266]-[.P$619])/([.P$620]-[.P$619])*100;&quot;&quot;)">
            <text:p/>
          </table:table-cell>
          <table:table-cell table:formula="of:=IFERROR(([.Q266]-[.Q$619])/([.Q$620]-[.Q$619])*100;&quot;&quot;)">
            <text:p/>
          </table:table-cell>
        </table:table-row>
        <table:table-row table:style-name="ro1">
          <table:table-cell office:value-type="float" office:value="585.036" calcext:value-type="float">
            <text:p>585.03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7" calcext:value-type="float">
            <text:p>37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585.036" calcext:value-type="float">
            <text:p>585.036</text:p>
          </table:table-cell>
          <table:table-cell table:formula="of:=IFERROR(([.B267]-[.B$619])/([.B$620]-[.B$619])*100;&quot;&quot;)">
            <text:p/>
          </table:table-cell>
          <table:table-cell table:formula="of:=IFERROR(([.C267]-[.C$619])/([.C$620]-[.C$619])*100;&quot;&quot;)">
            <text:p/>
          </table:table-cell>
          <table:table-cell table:formula="of:=IFERROR(([.D267]-[.D$619])/([.D$620]-[.D$619])*100;&quot;&quot;)" office:value-type="float" office:value="37" calcext:value-type="float">
            <text:p>37</text:p>
          </table:table-cell>
          <table:table-cell table:formula="of:=IFERROR(([.E267]-[.E$619])/([.E$620]-[.E$619])*100;&quot;&quot;)">
            <text:p/>
          </table:table-cell>
          <table:table-cell table:formula="of:=IFERROR(([.F267]-[.F$619])/([.F$620]-[.F$619])*100;&quot;&quot;)">
            <text:p/>
          </table:table-cell>
          <table:table-cell table:formula="of:=IFERROR(([.G267]-[.G$619])/([.G$620]-[.G$619])*100;&quot;&quot;)">
            <text:p/>
          </table:table-cell>
          <table:table-cell table:formula="of:=IFERROR(([.H267]-[.H$619])/([.H$620]-[.H$619])*100;&quot;&quot;)">
            <text:p/>
          </table:table-cell>
          <table:table-cell table:formula="of:=IFERROR(([.I267]-[.I$619])/([.I$620]-[.I$619])*100;&quot;&quot;)">
            <text:p/>
          </table:table-cell>
          <table:table-cell table:formula="of:=IFERROR(([.J267]-[.J$619])/([.J$620]-[.J$619])*100;&quot;&quot;)">
            <text:p/>
          </table:table-cell>
          <table:table-cell table:formula="of:=IFERROR(([.K267]-[.K$619])/([.K$620]-[.K$619])*100;&quot;&quot;)">
            <text:p/>
          </table:table-cell>
          <table:table-cell table:formula="of:=IFERROR(([.L267]-[.L$619])/([.L$620]-[.L$619])*100;&quot;&quot;)">
            <text:p/>
          </table:table-cell>
          <table:table-cell table:formula="of:=IFERROR(([.M267]-[.M$619])/([.M$620]-[.M$619])*100;&quot;&quot;)">
            <text:p/>
          </table:table-cell>
          <table:table-cell table:formula="of:=IFERROR(([.N267]-[.N$619])/([.N$620]-[.N$619])*100;&quot;&quot;)">
            <text:p/>
          </table:table-cell>
          <table:table-cell table:formula="of:=IFERROR(([.O267]-[.O$619])/([.O$620]-[.O$619])*100;&quot;&quot;)">
            <text:p/>
          </table:table-cell>
          <table:table-cell table:formula="of:=IFERROR(([.P267]-[.P$619])/([.P$620]-[.P$619])*100;&quot;&quot;)">
            <text:p/>
          </table:table-cell>
          <table:table-cell table:formula="of:=IFERROR(([.Q267]-[.Q$619])/([.Q$620]-[.Q$619])*100;&quot;&quot;)">
            <text:p/>
          </table:table-cell>
        </table:table-row>
        <table:table-row table:style-name="ro1">
          <table:table-cell office:value-type="float" office:value="586.136" calcext:value-type="float">
            <text:p>586.13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2" calcext:value-type="float">
            <text:p>32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586.136" calcext:value-type="float">
            <text:p>586.136</text:p>
          </table:table-cell>
          <table:table-cell table:formula="of:=IFERROR(([.B268]-[.B$619])/([.B$620]-[.B$619])*100;&quot;&quot;)">
            <text:p/>
          </table:table-cell>
          <table:table-cell table:formula="of:=IFERROR(([.C268]-[.C$619])/([.C$620]-[.C$619])*100;&quot;&quot;)">
            <text:p/>
          </table:table-cell>
          <table:table-cell table:formula="of:=IFERROR(([.D268]-[.D$619])/([.D$620]-[.D$619])*100;&quot;&quot;)">
            <text:p/>
          </table:table-cell>
          <table:table-cell table:formula="of:=IFERROR(([.E268]-[.E$619])/([.E$620]-[.E$619])*100;&quot;&quot;)" office:value-type="float" office:value="74.0740740740741" calcext:value-type="float">
            <text:p>74.0740740741</text:p>
          </table:table-cell>
          <table:table-cell table:formula="of:=IFERROR(([.F268]-[.F$619])/([.F$620]-[.F$619])*100;&quot;&quot;)">
            <text:p/>
          </table:table-cell>
          <table:table-cell table:formula="of:=IFERROR(([.G268]-[.G$619])/([.G$620]-[.G$619])*100;&quot;&quot;)">
            <text:p/>
          </table:table-cell>
          <table:table-cell table:formula="of:=IFERROR(([.H268]-[.H$619])/([.H$620]-[.H$619])*100;&quot;&quot;)">
            <text:p/>
          </table:table-cell>
          <table:table-cell table:formula="of:=IFERROR(([.I268]-[.I$619])/([.I$620]-[.I$619])*100;&quot;&quot;)">
            <text:p/>
          </table:table-cell>
          <table:table-cell table:formula="of:=IFERROR(([.J268]-[.J$619])/([.J$620]-[.J$619])*100;&quot;&quot;)">
            <text:p/>
          </table:table-cell>
          <table:table-cell table:formula="of:=IFERROR(([.K268]-[.K$619])/([.K$620]-[.K$619])*100;&quot;&quot;)">
            <text:p/>
          </table:table-cell>
          <table:table-cell table:formula="of:=IFERROR(([.L268]-[.L$619])/([.L$620]-[.L$619])*100;&quot;&quot;)">
            <text:p/>
          </table:table-cell>
          <table:table-cell table:formula="of:=IFERROR(([.M268]-[.M$619])/([.M$620]-[.M$619])*100;&quot;&quot;)">
            <text:p/>
          </table:table-cell>
          <table:table-cell table:formula="of:=IFERROR(([.N268]-[.N$619])/([.N$620]-[.N$619])*100;&quot;&quot;)">
            <text:p/>
          </table:table-cell>
          <table:table-cell table:formula="of:=IFERROR(([.O268]-[.O$619])/([.O$620]-[.O$619])*100;&quot;&quot;)">
            <text:p/>
          </table:table-cell>
          <table:table-cell table:formula="of:=IFERROR(([.P268]-[.P$619])/([.P$620]-[.P$619])*100;&quot;&quot;)">
            <text:p/>
          </table:table-cell>
          <table:table-cell table:formula="of:=IFERROR(([.Q268]-[.Q$619])/([.Q$620]-[.Q$619])*100;&quot;&quot;)">
            <text:p/>
          </table:table-cell>
        </table:table-row>
        <table:table-row table:style-name="ro1">
          <table:table-cell office:value-type="float" office:value="587.896" calcext:value-type="float">
            <text:p>587.89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6" calcext:value-type="float">
            <text:p>36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587.896" calcext:value-type="float">
            <text:p>587.896</text:p>
          </table:table-cell>
          <table:table-cell table:formula="of:=IFERROR(([.B269]-[.B$619])/([.B$620]-[.B$619])*100;&quot;&quot;)">
            <text:p/>
          </table:table-cell>
          <table:table-cell table:formula="of:=IFERROR(([.C269]-[.C$619])/([.C$620]-[.C$619])*100;&quot;&quot;)">
            <text:p/>
          </table:table-cell>
          <table:table-cell table:formula="of:=IFERROR(([.D269]-[.D$619])/([.D$620]-[.D$619])*100;&quot;&quot;)" office:value-type="float" office:value="36" calcext:value-type="float">
            <text:p>36</text:p>
          </table:table-cell>
          <table:table-cell table:formula="of:=IFERROR(([.E269]-[.E$619])/([.E$620]-[.E$619])*100;&quot;&quot;)">
            <text:p/>
          </table:table-cell>
          <table:table-cell table:formula="of:=IFERROR(([.F269]-[.F$619])/([.F$620]-[.F$619])*100;&quot;&quot;)">
            <text:p/>
          </table:table-cell>
          <table:table-cell table:formula="of:=IFERROR(([.G269]-[.G$619])/([.G$620]-[.G$619])*100;&quot;&quot;)">
            <text:p/>
          </table:table-cell>
          <table:table-cell table:formula="of:=IFERROR(([.H269]-[.H$619])/([.H$620]-[.H$619])*100;&quot;&quot;)">
            <text:p/>
          </table:table-cell>
          <table:table-cell table:formula="of:=IFERROR(([.I269]-[.I$619])/([.I$620]-[.I$619])*100;&quot;&quot;)">
            <text:p/>
          </table:table-cell>
          <table:table-cell table:formula="of:=IFERROR(([.J269]-[.J$619])/([.J$620]-[.J$619])*100;&quot;&quot;)">
            <text:p/>
          </table:table-cell>
          <table:table-cell table:formula="of:=IFERROR(([.K269]-[.K$619])/([.K$620]-[.K$619])*100;&quot;&quot;)">
            <text:p/>
          </table:table-cell>
          <table:table-cell table:formula="of:=IFERROR(([.L269]-[.L$619])/([.L$620]-[.L$619])*100;&quot;&quot;)">
            <text:p/>
          </table:table-cell>
          <table:table-cell table:formula="of:=IFERROR(([.M269]-[.M$619])/([.M$620]-[.M$619])*100;&quot;&quot;)">
            <text:p/>
          </table:table-cell>
          <table:table-cell table:formula="of:=IFERROR(([.N269]-[.N$619])/([.N$620]-[.N$619])*100;&quot;&quot;)">
            <text:p/>
          </table:table-cell>
          <table:table-cell table:formula="of:=IFERROR(([.O269]-[.O$619])/([.O$620]-[.O$619])*100;&quot;&quot;)">
            <text:p/>
          </table:table-cell>
          <table:table-cell table:formula="of:=IFERROR(([.P269]-[.P$619])/([.P$620]-[.P$619])*100;&quot;&quot;)">
            <text:p/>
          </table:table-cell>
          <table:table-cell table:formula="of:=IFERROR(([.Q269]-[.Q$619])/([.Q$620]-[.Q$619])*100;&quot;&quot;)">
            <text:p/>
          </table:table-cell>
        </table:table-row>
        <table:table-row table:style-name="ro1">
          <table:table-cell office:value-type="float" office:value="590.756" calcext:value-type="float">
            <text:p>590.75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5" calcext:value-type="float">
            <text:p>35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590.756" calcext:value-type="float">
            <text:p>590.756</text:p>
          </table:table-cell>
          <table:table-cell table:formula="of:=IFERROR(([.B270]-[.B$619])/([.B$620]-[.B$619])*100;&quot;&quot;)">
            <text:p/>
          </table:table-cell>
          <table:table-cell table:formula="of:=IFERROR(([.C270]-[.C$619])/([.C$620]-[.C$619])*100;&quot;&quot;)">
            <text:p/>
          </table:table-cell>
          <table:table-cell table:formula="of:=IFERROR(([.D270]-[.D$619])/([.D$620]-[.D$619])*100;&quot;&quot;)" office:value-type="float" office:value="35" calcext:value-type="float">
            <text:p>35</text:p>
          </table:table-cell>
          <table:table-cell table:formula="of:=IFERROR(([.E270]-[.E$619])/([.E$620]-[.E$619])*100;&quot;&quot;)">
            <text:p/>
          </table:table-cell>
          <table:table-cell table:formula="of:=IFERROR(([.F270]-[.F$619])/([.F$620]-[.F$619])*100;&quot;&quot;)">
            <text:p/>
          </table:table-cell>
          <table:table-cell table:formula="of:=IFERROR(([.G270]-[.G$619])/([.G$620]-[.G$619])*100;&quot;&quot;)">
            <text:p/>
          </table:table-cell>
          <table:table-cell table:formula="of:=IFERROR(([.H270]-[.H$619])/([.H$620]-[.H$619])*100;&quot;&quot;)">
            <text:p/>
          </table:table-cell>
          <table:table-cell table:formula="of:=IFERROR(([.I270]-[.I$619])/([.I$620]-[.I$619])*100;&quot;&quot;)">
            <text:p/>
          </table:table-cell>
          <table:table-cell table:formula="of:=IFERROR(([.J270]-[.J$619])/([.J$620]-[.J$619])*100;&quot;&quot;)">
            <text:p/>
          </table:table-cell>
          <table:table-cell table:formula="of:=IFERROR(([.K270]-[.K$619])/([.K$620]-[.K$619])*100;&quot;&quot;)">
            <text:p/>
          </table:table-cell>
          <table:table-cell table:formula="of:=IFERROR(([.L270]-[.L$619])/([.L$620]-[.L$619])*100;&quot;&quot;)">
            <text:p/>
          </table:table-cell>
          <table:table-cell table:formula="of:=IFERROR(([.M270]-[.M$619])/([.M$620]-[.M$619])*100;&quot;&quot;)">
            <text:p/>
          </table:table-cell>
          <table:table-cell table:formula="of:=IFERROR(([.N270]-[.N$619])/([.N$620]-[.N$619])*100;&quot;&quot;)">
            <text:p/>
          </table:table-cell>
          <table:table-cell table:formula="of:=IFERROR(([.O270]-[.O$619])/([.O$620]-[.O$619])*100;&quot;&quot;)">
            <text:p/>
          </table:table-cell>
          <table:table-cell table:formula="of:=IFERROR(([.P270]-[.P$619])/([.P$620]-[.P$619])*100;&quot;&quot;)">
            <text:p/>
          </table:table-cell>
          <table:table-cell table:formula="of:=IFERROR(([.Q270]-[.Q$619])/([.Q$620]-[.Q$619])*100;&quot;&quot;)">
            <text:p/>
          </table:table-cell>
        </table:table-row>
        <table:table-row table:style-name="ro1">
          <table:table-cell office:value-type="float" office:value="593.616" calcext:value-type="float">
            <text:p>593.61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4" calcext:value-type="float">
            <text:p>34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593.616" calcext:value-type="float">
            <text:p>593.616</text:p>
          </table:table-cell>
          <table:table-cell table:formula="of:=IFERROR(([.B271]-[.B$619])/([.B$620]-[.B$619])*100;&quot;&quot;)">
            <text:p/>
          </table:table-cell>
          <table:table-cell table:formula="of:=IFERROR(([.C271]-[.C$619])/([.C$620]-[.C$619])*100;&quot;&quot;)">
            <text:p/>
          </table:table-cell>
          <table:table-cell table:formula="of:=IFERROR(([.D271]-[.D$619])/([.D$620]-[.D$619])*100;&quot;&quot;)" office:value-type="float" office:value="34" calcext:value-type="float">
            <text:p>34</text:p>
          </table:table-cell>
          <table:table-cell table:formula="of:=IFERROR(([.E271]-[.E$619])/([.E$620]-[.E$619])*100;&quot;&quot;)">
            <text:p/>
          </table:table-cell>
          <table:table-cell table:formula="of:=IFERROR(([.F271]-[.F$619])/([.F$620]-[.F$619])*100;&quot;&quot;)">
            <text:p/>
          </table:table-cell>
          <table:table-cell table:formula="of:=IFERROR(([.G271]-[.G$619])/([.G$620]-[.G$619])*100;&quot;&quot;)">
            <text:p/>
          </table:table-cell>
          <table:table-cell table:formula="of:=IFERROR(([.H271]-[.H$619])/([.H$620]-[.H$619])*100;&quot;&quot;)">
            <text:p/>
          </table:table-cell>
          <table:table-cell table:formula="of:=IFERROR(([.I271]-[.I$619])/([.I$620]-[.I$619])*100;&quot;&quot;)">
            <text:p/>
          </table:table-cell>
          <table:table-cell table:formula="of:=IFERROR(([.J271]-[.J$619])/([.J$620]-[.J$619])*100;&quot;&quot;)">
            <text:p/>
          </table:table-cell>
          <table:table-cell table:formula="of:=IFERROR(([.K271]-[.K$619])/([.K$620]-[.K$619])*100;&quot;&quot;)">
            <text:p/>
          </table:table-cell>
          <table:table-cell table:formula="of:=IFERROR(([.L271]-[.L$619])/([.L$620]-[.L$619])*100;&quot;&quot;)">
            <text:p/>
          </table:table-cell>
          <table:table-cell table:formula="of:=IFERROR(([.M271]-[.M$619])/([.M$620]-[.M$619])*100;&quot;&quot;)">
            <text:p/>
          </table:table-cell>
          <table:table-cell table:formula="of:=IFERROR(([.N271]-[.N$619])/([.N$620]-[.N$619])*100;&quot;&quot;)">
            <text:p/>
          </table:table-cell>
          <table:table-cell table:formula="of:=IFERROR(([.O271]-[.O$619])/([.O$620]-[.O$619])*100;&quot;&quot;)">
            <text:p/>
          </table:table-cell>
          <table:table-cell table:formula="of:=IFERROR(([.P271]-[.P$619])/([.P$620]-[.P$619])*100;&quot;&quot;)">
            <text:p/>
          </table:table-cell>
          <table:table-cell table:formula="of:=IFERROR(([.Q271]-[.Q$619])/([.Q$620]-[.Q$619])*100;&quot;&quot;)">
            <text:p/>
          </table:table-cell>
        </table:table-row>
        <table:table-row table:style-name="ro1">
          <table:table-cell office:value-type="float" office:value="594.68" calcext:value-type="float">
            <text:p>594.68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73" calcext:value-type="float">
            <text:p>73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594.68" calcext:value-type="float">
            <text:p>594.68</text:p>
          </table:table-cell>
          <table:table-cell table:formula="of:=IFERROR(([.B272]-[.B$619])/([.B$620]-[.B$619])*100;&quot;&quot;)">
            <text:p/>
          </table:table-cell>
          <table:table-cell table:formula="of:=IFERROR(([.C272]-[.C$619])/([.C$620]-[.C$619])*100;&quot;&quot;)">
            <text:p/>
          </table:table-cell>
          <table:table-cell table:formula="of:=IFERROR(([.D272]-[.D$619])/([.D$620]-[.D$619])*100;&quot;&quot;)">
            <text:p/>
          </table:table-cell>
          <table:table-cell table:formula="of:=IFERROR(([.E272]-[.E$619])/([.E$620]-[.E$619])*100;&quot;&quot;)">
            <text:p/>
          </table:table-cell>
          <table:table-cell table:formula="of:=IFERROR(([.F272]-[.F$619])/([.F$620]-[.F$619])*100;&quot;&quot;)">
            <text:p/>
          </table:table-cell>
          <table:table-cell table:formula="of:=IFERROR(([.G272]-[.G$619])/([.G$620]-[.G$619])*100;&quot;&quot;)">
            <text:p/>
          </table:table-cell>
          <table:table-cell table:formula="of:=IFERROR(([.H272]-[.H$619])/([.H$620]-[.H$619])*100;&quot;&quot;)">
            <text:p/>
          </table:table-cell>
          <table:table-cell table:formula="of:=IFERROR(([.I272]-[.I$619])/([.I$620]-[.I$619])*100;&quot;&quot;)">
            <text:p/>
          </table:table-cell>
          <table:table-cell table:formula="of:=IFERROR(([.J272]-[.J$619])/([.J$620]-[.J$619])*100;&quot;&quot;)" office:value-type="float" office:value="86.2745098039216" calcext:value-type="float">
            <text:p>86.2745098039</text:p>
          </table:table-cell>
          <table:table-cell table:formula="of:=IFERROR(([.K272]-[.K$619])/([.K$620]-[.K$619])*100;&quot;&quot;)">
            <text:p/>
          </table:table-cell>
          <table:table-cell table:formula="of:=IFERROR(([.L272]-[.L$619])/([.L$620]-[.L$619])*100;&quot;&quot;)">
            <text:p/>
          </table:table-cell>
          <table:table-cell table:formula="of:=IFERROR(([.M272]-[.M$619])/([.M$620]-[.M$619])*100;&quot;&quot;)">
            <text:p/>
          </table:table-cell>
          <table:table-cell table:formula="of:=IFERROR(([.N272]-[.N$619])/([.N$620]-[.N$619])*100;&quot;&quot;)">
            <text:p/>
          </table:table-cell>
          <table:table-cell table:formula="of:=IFERROR(([.O272]-[.O$619])/([.O$620]-[.O$619])*100;&quot;&quot;)">
            <text:p/>
          </table:table-cell>
          <table:table-cell table:formula="of:=IFERROR(([.P272]-[.P$619])/([.P$620]-[.P$619])*100;&quot;&quot;)">
            <text:p/>
          </table:table-cell>
          <table:table-cell table:formula="of:=IFERROR(([.Q272]-[.Q$619])/([.Q$620]-[.Q$619])*100;&quot;&quot;)">
            <text:p/>
          </table:table-cell>
        </table:table-row>
        <table:table-row table:style-name="ro1">
          <table:table-cell office:value-type="float" office:value="596.476" calcext:value-type="float">
            <text:p>596.47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3" calcext:value-type="float">
            <text:p>33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596.476" calcext:value-type="float">
            <text:p>596.476</text:p>
          </table:table-cell>
          <table:table-cell table:formula="of:=IFERROR(([.B273]-[.B$619])/([.B$620]-[.B$619])*100;&quot;&quot;)">
            <text:p/>
          </table:table-cell>
          <table:table-cell table:formula="of:=IFERROR(([.C273]-[.C$619])/([.C$620]-[.C$619])*100;&quot;&quot;)">
            <text:p/>
          </table:table-cell>
          <table:table-cell table:formula="of:=IFERROR(([.D273]-[.D$619])/([.D$620]-[.D$619])*100;&quot;&quot;)" office:value-type="float" office:value="33" calcext:value-type="float">
            <text:p>33</text:p>
          </table:table-cell>
          <table:table-cell table:formula="of:=IFERROR(([.E273]-[.E$619])/([.E$620]-[.E$619])*100;&quot;&quot;)">
            <text:p/>
          </table:table-cell>
          <table:table-cell table:formula="of:=IFERROR(([.F273]-[.F$619])/([.F$620]-[.F$619])*100;&quot;&quot;)">
            <text:p/>
          </table:table-cell>
          <table:table-cell table:formula="of:=IFERROR(([.G273]-[.G$619])/([.G$620]-[.G$619])*100;&quot;&quot;)">
            <text:p/>
          </table:table-cell>
          <table:table-cell table:formula="of:=IFERROR(([.H273]-[.H$619])/([.H$620]-[.H$619])*100;&quot;&quot;)">
            <text:p/>
          </table:table-cell>
          <table:table-cell table:formula="of:=IFERROR(([.I273]-[.I$619])/([.I$620]-[.I$619])*100;&quot;&quot;)">
            <text:p/>
          </table:table-cell>
          <table:table-cell table:formula="of:=IFERROR(([.J273]-[.J$619])/([.J$620]-[.J$619])*100;&quot;&quot;)">
            <text:p/>
          </table:table-cell>
          <table:table-cell table:formula="of:=IFERROR(([.K273]-[.K$619])/([.K$620]-[.K$619])*100;&quot;&quot;)">
            <text:p/>
          </table:table-cell>
          <table:table-cell table:formula="of:=IFERROR(([.L273]-[.L$619])/([.L$620]-[.L$619])*100;&quot;&quot;)">
            <text:p/>
          </table:table-cell>
          <table:table-cell table:formula="of:=IFERROR(([.M273]-[.M$619])/([.M$620]-[.M$619])*100;&quot;&quot;)">
            <text:p/>
          </table:table-cell>
          <table:table-cell table:formula="of:=IFERROR(([.N273]-[.N$619])/([.N$620]-[.N$619])*100;&quot;&quot;)">
            <text:p/>
          </table:table-cell>
          <table:table-cell table:formula="of:=IFERROR(([.O273]-[.O$619])/([.O$620]-[.O$619])*100;&quot;&quot;)">
            <text:p/>
          </table:table-cell>
          <table:table-cell table:formula="of:=IFERROR(([.P273]-[.P$619])/([.P$620]-[.P$619])*100;&quot;&quot;)">
            <text:p/>
          </table:table-cell>
          <table:table-cell table:formula="of:=IFERROR(([.Q273]-[.Q$619])/([.Q$620]-[.Q$619])*100;&quot;&quot;)">
            <text:p/>
          </table:table-cell>
        </table:table-row>
        <table:table-row table:style-name="ro1">
          <table:table-cell office:value-type="float" office:value="599.336" calcext:value-type="float">
            <text:p>599.33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2" calcext:value-type="float">
            <text:p>32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599.336" calcext:value-type="float">
            <text:p>599.336</text:p>
          </table:table-cell>
          <table:table-cell table:formula="of:=IFERROR(([.B274]-[.B$619])/([.B$620]-[.B$619])*100;&quot;&quot;)">
            <text:p/>
          </table:table-cell>
          <table:table-cell table:formula="of:=IFERROR(([.C274]-[.C$619])/([.C$620]-[.C$619])*100;&quot;&quot;)">
            <text:p/>
          </table:table-cell>
          <table:table-cell table:formula="of:=IFERROR(([.D274]-[.D$619])/([.D$620]-[.D$619])*100;&quot;&quot;)" office:value-type="float" office:value="32" calcext:value-type="float">
            <text:p>32</text:p>
          </table:table-cell>
          <table:table-cell table:formula="of:=IFERROR(([.E274]-[.E$619])/([.E$620]-[.E$619])*100;&quot;&quot;)">
            <text:p/>
          </table:table-cell>
          <table:table-cell table:formula="of:=IFERROR(([.F274]-[.F$619])/([.F$620]-[.F$619])*100;&quot;&quot;)">
            <text:p/>
          </table:table-cell>
          <table:table-cell table:formula="of:=IFERROR(([.G274]-[.G$619])/([.G$620]-[.G$619])*100;&quot;&quot;)">
            <text:p/>
          </table:table-cell>
          <table:table-cell table:formula="of:=IFERROR(([.H274]-[.H$619])/([.H$620]-[.H$619])*100;&quot;&quot;)">
            <text:p/>
          </table:table-cell>
          <table:table-cell table:formula="of:=IFERROR(([.I274]-[.I$619])/([.I$620]-[.I$619])*100;&quot;&quot;)">
            <text:p/>
          </table:table-cell>
          <table:table-cell table:formula="of:=IFERROR(([.J274]-[.J$619])/([.J$620]-[.J$619])*100;&quot;&quot;)">
            <text:p/>
          </table:table-cell>
          <table:table-cell table:formula="of:=IFERROR(([.K274]-[.K$619])/([.K$620]-[.K$619])*100;&quot;&quot;)">
            <text:p/>
          </table:table-cell>
          <table:table-cell table:formula="of:=IFERROR(([.L274]-[.L$619])/([.L$620]-[.L$619])*100;&quot;&quot;)">
            <text:p/>
          </table:table-cell>
          <table:table-cell table:formula="of:=IFERROR(([.M274]-[.M$619])/([.M$620]-[.M$619])*100;&quot;&quot;)">
            <text:p/>
          </table:table-cell>
          <table:table-cell table:formula="of:=IFERROR(([.N274]-[.N$619])/([.N$620]-[.N$619])*100;&quot;&quot;)">
            <text:p/>
          </table:table-cell>
          <table:table-cell table:formula="of:=IFERROR(([.O274]-[.O$619])/([.O$620]-[.O$619])*100;&quot;&quot;)">
            <text:p/>
          </table:table-cell>
          <table:table-cell table:formula="of:=IFERROR(([.P274]-[.P$619])/([.P$620]-[.P$619])*100;&quot;&quot;)">
            <text:p/>
          </table:table-cell>
          <table:table-cell table:formula="of:=IFERROR(([.Q274]-[.Q$619])/([.Q$620]-[.Q$619])*100;&quot;&quot;)">
            <text:p/>
          </table:table-cell>
        </table:table-row>
        <table:table-row table:style-name="ro1">
          <table:table-cell office:value-type="float" office:value="602.196" calcext:value-type="float">
            <text:p>602.19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1" calcext:value-type="float">
            <text:p>31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602.196" calcext:value-type="float">
            <text:p>602.196</text:p>
          </table:table-cell>
          <table:table-cell table:formula="of:=IFERROR(([.B275]-[.B$619])/([.B$620]-[.B$619])*100;&quot;&quot;)">
            <text:p/>
          </table:table-cell>
          <table:table-cell table:formula="of:=IFERROR(([.C275]-[.C$619])/([.C$620]-[.C$619])*100;&quot;&quot;)">
            <text:p/>
          </table:table-cell>
          <table:table-cell table:formula="of:=IFERROR(([.D275]-[.D$619])/([.D$620]-[.D$619])*100;&quot;&quot;)" office:value-type="float" office:value="31" calcext:value-type="float">
            <text:p>31</text:p>
          </table:table-cell>
          <table:table-cell table:formula="of:=IFERROR(([.E275]-[.E$619])/([.E$620]-[.E$619])*100;&quot;&quot;)">
            <text:p/>
          </table:table-cell>
          <table:table-cell table:formula="of:=IFERROR(([.F275]-[.F$619])/([.F$620]-[.F$619])*100;&quot;&quot;)">
            <text:p/>
          </table:table-cell>
          <table:table-cell table:formula="of:=IFERROR(([.G275]-[.G$619])/([.G$620]-[.G$619])*100;&quot;&quot;)">
            <text:p/>
          </table:table-cell>
          <table:table-cell table:formula="of:=IFERROR(([.H275]-[.H$619])/([.H$620]-[.H$619])*100;&quot;&quot;)">
            <text:p/>
          </table:table-cell>
          <table:table-cell table:formula="of:=IFERROR(([.I275]-[.I$619])/([.I$620]-[.I$619])*100;&quot;&quot;)">
            <text:p/>
          </table:table-cell>
          <table:table-cell table:formula="of:=IFERROR(([.J275]-[.J$619])/([.J$620]-[.J$619])*100;&quot;&quot;)">
            <text:p/>
          </table:table-cell>
          <table:table-cell table:formula="of:=IFERROR(([.K275]-[.K$619])/([.K$620]-[.K$619])*100;&quot;&quot;)">
            <text:p/>
          </table:table-cell>
          <table:table-cell table:formula="of:=IFERROR(([.L275]-[.L$619])/([.L$620]-[.L$619])*100;&quot;&quot;)">
            <text:p/>
          </table:table-cell>
          <table:table-cell table:formula="of:=IFERROR(([.M275]-[.M$619])/([.M$620]-[.M$619])*100;&quot;&quot;)">
            <text:p/>
          </table:table-cell>
          <table:table-cell table:formula="of:=IFERROR(([.N275]-[.N$619])/([.N$620]-[.N$619])*100;&quot;&quot;)">
            <text:p/>
          </table:table-cell>
          <table:table-cell table:formula="of:=IFERROR(([.O275]-[.O$619])/([.O$620]-[.O$619])*100;&quot;&quot;)">
            <text:p/>
          </table:table-cell>
          <table:table-cell table:formula="of:=IFERROR(([.P275]-[.P$619])/([.P$620]-[.P$619])*100;&quot;&quot;)">
            <text:p/>
          </table:table-cell>
          <table:table-cell table:formula="of:=IFERROR(([.Q275]-[.Q$619])/([.Q$620]-[.Q$619])*100;&quot;&quot;)">
            <text:p/>
          </table:table-cell>
        </table:table-row>
        <table:table-row table:style-name="ro1">
          <table:table-cell office:value-type="float" office:value="604.236" calcext:value-type="float">
            <text:p>604.23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1" calcext:value-type="float">
            <text:p>31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604.236" calcext:value-type="float">
            <text:p>604.236</text:p>
          </table:table-cell>
          <table:table-cell table:formula="of:=IFERROR(([.B276]-[.B$619])/([.B$620]-[.B$619])*100;&quot;&quot;)">
            <text:p/>
          </table:table-cell>
          <table:table-cell table:formula="of:=IFERROR(([.C276]-[.C$619])/([.C$620]-[.C$619])*100;&quot;&quot;)">
            <text:p/>
          </table:table-cell>
          <table:table-cell table:formula="of:=IFERROR(([.D276]-[.D$619])/([.D$620]-[.D$619])*100;&quot;&quot;)">
            <text:p/>
          </table:table-cell>
          <table:table-cell table:formula="of:=IFERROR(([.E276]-[.E$619])/([.E$620]-[.E$619])*100;&quot;&quot;)" office:value-type="float" office:value="70.3703703703704" calcext:value-type="float">
            <text:p>70.3703703704</text:p>
          </table:table-cell>
          <table:table-cell table:formula="of:=IFERROR(([.F276]-[.F$619])/([.F$620]-[.F$619])*100;&quot;&quot;)">
            <text:p/>
          </table:table-cell>
          <table:table-cell table:formula="of:=IFERROR(([.G276]-[.G$619])/([.G$620]-[.G$619])*100;&quot;&quot;)">
            <text:p/>
          </table:table-cell>
          <table:table-cell table:formula="of:=IFERROR(([.H276]-[.H$619])/([.H$620]-[.H$619])*100;&quot;&quot;)">
            <text:p/>
          </table:table-cell>
          <table:table-cell table:formula="of:=IFERROR(([.I276]-[.I$619])/([.I$620]-[.I$619])*100;&quot;&quot;)">
            <text:p/>
          </table:table-cell>
          <table:table-cell table:formula="of:=IFERROR(([.J276]-[.J$619])/([.J$620]-[.J$619])*100;&quot;&quot;)">
            <text:p/>
          </table:table-cell>
          <table:table-cell table:formula="of:=IFERROR(([.K276]-[.K$619])/([.K$620]-[.K$619])*100;&quot;&quot;)">
            <text:p/>
          </table:table-cell>
          <table:table-cell table:formula="of:=IFERROR(([.L276]-[.L$619])/([.L$620]-[.L$619])*100;&quot;&quot;)">
            <text:p/>
          </table:table-cell>
          <table:table-cell table:formula="of:=IFERROR(([.M276]-[.M$619])/([.M$620]-[.M$619])*100;&quot;&quot;)">
            <text:p/>
          </table:table-cell>
          <table:table-cell table:formula="of:=IFERROR(([.N276]-[.N$619])/([.N$620]-[.N$619])*100;&quot;&quot;)">
            <text:p/>
          </table:table-cell>
          <table:table-cell table:formula="of:=IFERROR(([.O276]-[.O$619])/([.O$620]-[.O$619])*100;&quot;&quot;)">
            <text:p/>
          </table:table-cell>
          <table:table-cell table:formula="of:=IFERROR(([.P276]-[.P$619])/([.P$620]-[.P$619])*100;&quot;&quot;)">
            <text:p/>
          </table:table-cell>
          <table:table-cell table:formula="of:=IFERROR(([.Q276]-[.Q$619])/([.Q$620]-[.Q$619])*100;&quot;&quot;)">
            <text:p/>
          </table:table-cell>
        </table:table-row>
        <table:table-row table:style-name="ro1">
          <table:table-cell office:value-type="float" office:value="605.056" calcext:value-type="float">
            <text:p>605.05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0" calcext:value-type="float">
            <text:p>30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605.056" calcext:value-type="float">
            <text:p>605.056</text:p>
          </table:table-cell>
          <table:table-cell table:formula="of:=IFERROR(([.B277]-[.B$619])/([.B$620]-[.B$619])*100;&quot;&quot;)">
            <text:p/>
          </table:table-cell>
          <table:table-cell table:formula="of:=IFERROR(([.C277]-[.C$619])/([.C$620]-[.C$619])*100;&quot;&quot;)">
            <text:p/>
          </table:table-cell>
          <table:table-cell table:formula="of:=IFERROR(([.D277]-[.D$619])/([.D$620]-[.D$619])*100;&quot;&quot;)" office:value-type="float" office:value="30" calcext:value-type="float">
            <text:p>30</text:p>
          </table:table-cell>
          <table:table-cell table:formula="of:=IFERROR(([.E277]-[.E$619])/([.E$620]-[.E$619])*100;&quot;&quot;)">
            <text:p/>
          </table:table-cell>
          <table:table-cell table:formula="of:=IFERROR(([.F277]-[.F$619])/([.F$620]-[.F$619])*100;&quot;&quot;)">
            <text:p/>
          </table:table-cell>
          <table:table-cell table:formula="of:=IFERROR(([.G277]-[.G$619])/([.G$620]-[.G$619])*100;&quot;&quot;)">
            <text:p/>
          </table:table-cell>
          <table:table-cell table:formula="of:=IFERROR(([.H277]-[.H$619])/([.H$620]-[.H$619])*100;&quot;&quot;)">
            <text:p/>
          </table:table-cell>
          <table:table-cell table:formula="of:=IFERROR(([.I277]-[.I$619])/([.I$620]-[.I$619])*100;&quot;&quot;)">
            <text:p/>
          </table:table-cell>
          <table:table-cell table:formula="of:=IFERROR(([.J277]-[.J$619])/([.J$620]-[.J$619])*100;&quot;&quot;)">
            <text:p/>
          </table:table-cell>
          <table:table-cell table:formula="of:=IFERROR(([.K277]-[.K$619])/([.K$620]-[.K$619])*100;&quot;&quot;)">
            <text:p/>
          </table:table-cell>
          <table:table-cell table:formula="of:=IFERROR(([.L277]-[.L$619])/([.L$620]-[.L$619])*100;&quot;&quot;)">
            <text:p/>
          </table:table-cell>
          <table:table-cell table:formula="of:=IFERROR(([.M277]-[.M$619])/([.M$620]-[.M$619])*100;&quot;&quot;)">
            <text:p/>
          </table:table-cell>
          <table:table-cell table:formula="of:=IFERROR(([.N277]-[.N$619])/([.N$620]-[.N$619])*100;&quot;&quot;)">
            <text:p/>
          </table:table-cell>
          <table:table-cell table:formula="of:=IFERROR(([.O277]-[.O$619])/([.O$620]-[.O$619])*100;&quot;&quot;)">
            <text:p/>
          </table:table-cell>
          <table:table-cell table:formula="of:=IFERROR(([.P277]-[.P$619])/([.P$620]-[.P$619])*100;&quot;&quot;)">
            <text:p/>
          </table:table-cell>
          <table:table-cell table:formula="of:=IFERROR(([.Q277]-[.Q$619])/([.Q$620]-[.Q$619])*100;&quot;&quot;)">
            <text:p/>
          </table:table-cell>
        </table:table-row>
        <table:table-row table:style-name="ro1">
          <table:table-cell office:value-type="float" office:value="607.916" calcext:value-type="float">
            <text:p>607.91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9" calcext:value-type="float">
            <text:p>29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607.916" calcext:value-type="float">
            <text:p>607.916</text:p>
          </table:table-cell>
          <table:table-cell table:formula="of:=IFERROR(([.B278]-[.B$619])/([.B$620]-[.B$619])*100;&quot;&quot;)">
            <text:p/>
          </table:table-cell>
          <table:table-cell table:formula="of:=IFERROR(([.C278]-[.C$619])/([.C$620]-[.C$619])*100;&quot;&quot;)">
            <text:p/>
          </table:table-cell>
          <table:table-cell table:formula="of:=IFERROR(([.D278]-[.D$619])/([.D$620]-[.D$619])*100;&quot;&quot;)" office:value-type="float" office:value="29" calcext:value-type="float">
            <text:p>29</text:p>
          </table:table-cell>
          <table:table-cell table:formula="of:=IFERROR(([.E278]-[.E$619])/([.E$620]-[.E$619])*100;&quot;&quot;)">
            <text:p/>
          </table:table-cell>
          <table:table-cell table:formula="of:=IFERROR(([.F278]-[.F$619])/([.F$620]-[.F$619])*100;&quot;&quot;)">
            <text:p/>
          </table:table-cell>
          <table:table-cell table:formula="of:=IFERROR(([.G278]-[.G$619])/([.G$620]-[.G$619])*100;&quot;&quot;)">
            <text:p/>
          </table:table-cell>
          <table:table-cell table:formula="of:=IFERROR(([.H278]-[.H$619])/([.H$620]-[.H$619])*100;&quot;&quot;)">
            <text:p/>
          </table:table-cell>
          <table:table-cell table:formula="of:=IFERROR(([.I278]-[.I$619])/([.I$620]-[.I$619])*100;&quot;&quot;)">
            <text:p/>
          </table:table-cell>
          <table:table-cell table:formula="of:=IFERROR(([.J278]-[.J$619])/([.J$620]-[.J$619])*100;&quot;&quot;)">
            <text:p/>
          </table:table-cell>
          <table:table-cell table:formula="of:=IFERROR(([.K278]-[.K$619])/([.K$620]-[.K$619])*100;&quot;&quot;)">
            <text:p/>
          </table:table-cell>
          <table:table-cell table:formula="of:=IFERROR(([.L278]-[.L$619])/([.L$620]-[.L$619])*100;&quot;&quot;)">
            <text:p/>
          </table:table-cell>
          <table:table-cell table:formula="of:=IFERROR(([.M278]-[.M$619])/([.M$620]-[.M$619])*100;&quot;&quot;)">
            <text:p/>
          </table:table-cell>
          <table:table-cell table:formula="of:=IFERROR(([.N278]-[.N$619])/([.N$620]-[.N$619])*100;&quot;&quot;)">
            <text:p/>
          </table:table-cell>
          <table:table-cell table:formula="of:=IFERROR(([.O278]-[.O$619])/([.O$620]-[.O$619])*100;&quot;&quot;)">
            <text:p/>
          </table:table-cell>
          <table:table-cell table:formula="of:=IFERROR(([.P278]-[.P$619])/([.P$620]-[.P$619])*100;&quot;&quot;)">
            <text:p/>
          </table:table-cell>
          <table:table-cell table:formula="of:=IFERROR(([.Q278]-[.Q$619])/([.Q$620]-[.Q$619])*100;&quot;&quot;)">
            <text:p/>
          </table:table-cell>
        </table:table-row>
        <table:table-row table:style-name="ro1">
          <table:table-cell office:value-type="float" office:value="610.776" calcext:value-type="float">
            <text:p>610.77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8" calcext:value-type="float">
            <text:p>28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610.776" calcext:value-type="float">
            <text:p>610.776</text:p>
          </table:table-cell>
          <table:table-cell table:formula="of:=IFERROR(([.B279]-[.B$619])/([.B$620]-[.B$619])*100;&quot;&quot;)">
            <text:p/>
          </table:table-cell>
          <table:table-cell table:formula="of:=IFERROR(([.C279]-[.C$619])/([.C$620]-[.C$619])*100;&quot;&quot;)">
            <text:p/>
          </table:table-cell>
          <table:table-cell table:formula="of:=IFERROR(([.D279]-[.D$619])/([.D$620]-[.D$619])*100;&quot;&quot;)" office:value-type="float" office:value="28" calcext:value-type="float">
            <text:p>28</text:p>
          </table:table-cell>
          <table:table-cell table:formula="of:=IFERROR(([.E279]-[.E$619])/([.E$620]-[.E$619])*100;&quot;&quot;)">
            <text:p/>
          </table:table-cell>
          <table:table-cell table:formula="of:=IFERROR(([.F279]-[.F$619])/([.F$620]-[.F$619])*100;&quot;&quot;)">
            <text:p/>
          </table:table-cell>
          <table:table-cell table:formula="of:=IFERROR(([.G279]-[.G$619])/([.G$620]-[.G$619])*100;&quot;&quot;)">
            <text:p/>
          </table:table-cell>
          <table:table-cell table:formula="of:=IFERROR(([.H279]-[.H$619])/([.H$620]-[.H$619])*100;&quot;&quot;)">
            <text:p/>
          </table:table-cell>
          <table:table-cell table:formula="of:=IFERROR(([.I279]-[.I$619])/([.I$620]-[.I$619])*100;&quot;&quot;)">
            <text:p/>
          </table:table-cell>
          <table:table-cell table:formula="of:=IFERROR(([.J279]-[.J$619])/([.J$620]-[.J$619])*100;&quot;&quot;)">
            <text:p/>
          </table:table-cell>
          <table:table-cell table:formula="of:=IFERROR(([.K279]-[.K$619])/([.K$620]-[.K$619])*100;&quot;&quot;)">
            <text:p/>
          </table:table-cell>
          <table:table-cell table:formula="of:=IFERROR(([.L279]-[.L$619])/([.L$620]-[.L$619])*100;&quot;&quot;)">
            <text:p/>
          </table:table-cell>
          <table:table-cell table:formula="of:=IFERROR(([.M279]-[.M$619])/([.M$620]-[.M$619])*100;&quot;&quot;)">
            <text:p/>
          </table:table-cell>
          <table:table-cell table:formula="of:=IFERROR(([.N279]-[.N$619])/([.N$620]-[.N$619])*100;&quot;&quot;)">
            <text:p/>
          </table:table-cell>
          <table:table-cell table:formula="of:=IFERROR(([.O279]-[.O$619])/([.O$620]-[.O$619])*100;&quot;&quot;)">
            <text:p/>
          </table:table-cell>
          <table:table-cell table:formula="of:=IFERROR(([.P279]-[.P$619])/([.P$620]-[.P$619])*100;&quot;&quot;)">
            <text:p/>
          </table:table-cell>
          <table:table-cell table:formula="of:=IFERROR(([.Q279]-[.Q$619])/([.Q$620]-[.Q$619])*100;&quot;&quot;)">
            <text:p/>
          </table:table-cell>
        </table:table-row>
        <table:table-row table:style-name="ro1">
          <table:table-cell office:value-type="float" office:value="613.636" calcext:value-type="float">
            <text:p>613.63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7" calcext:value-type="float">
            <text:p>27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613.636" calcext:value-type="float">
            <text:p>613.636</text:p>
          </table:table-cell>
          <table:table-cell table:formula="of:=IFERROR(([.B280]-[.B$619])/([.B$620]-[.B$619])*100;&quot;&quot;)">
            <text:p/>
          </table:table-cell>
          <table:table-cell table:formula="of:=IFERROR(([.C280]-[.C$619])/([.C$620]-[.C$619])*100;&quot;&quot;)">
            <text:p/>
          </table:table-cell>
          <table:table-cell table:formula="of:=IFERROR(([.D280]-[.D$619])/([.D$620]-[.D$619])*100;&quot;&quot;)" office:value-type="float" office:value="27" calcext:value-type="float">
            <text:p>27</text:p>
          </table:table-cell>
          <table:table-cell table:formula="of:=IFERROR(([.E280]-[.E$619])/([.E$620]-[.E$619])*100;&quot;&quot;)">
            <text:p/>
          </table:table-cell>
          <table:table-cell table:formula="of:=IFERROR(([.F280]-[.F$619])/([.F$620]-[.F$619])*100;&quot;&quot;)">
            <text:p/>
          </table:table-cell>
          <table:table-cell table:formula="of:=IFERROR(([.G280]-[.G$619])/([.G$620]-[.G$619])*100;&quot;&quot;)">
            <text:p/>
          </table:table-cell>
          <table:table-cell table:formula="of:=IFERROR(([.H280]-[.H$619])/([.H$620]-[.H$619])*100;&quot;&quot;)">
            <text:p/>
          </table:table-cell>
          <table:table-cell table:formula="of:=IFERROR(([.I280]-[.I$619])/([.I$620]-[.I$619])*100;&quot;&quot;)">
            <text:p/>
          </table:table-cell>
          <table:table-cell table:formula="of:=IFERROR(([.J280]-[.J$619])/([.J$620]-[.J$619])*100;&quot;&quot;)">
            <text:p/>
          </table:table-cell>
          <table:table-cell table:formula="of:=IFERROR(([.K280]-[.K$619])/([.K$620]-[.K$619])*100;&quot;&quot;)">
            <text:p/>
          </table:table-cell>
          <table:table-cell table:formula="of:=IFERROR(([.L280]-[.L$619])/([.L$620]-[.L$619])*100;&quot;&quot;)">
            <text:p/>
          </table:table-cell>
          <table:table-cell table:formula="of:=IFERROR(([.M280]-[.M$619])/([.M$620]-[.M$619])*100;&quot;&quot;)">
            <text:p/>
          </table:table-cell>
          <table:table-cell table:formula="of:=IFERROR(([.N280]-[.N$619])/([.N$620]-[.N$619])*100;&quot;&quot;)">
            <text:p/>
          </table:table-cell>
          <table:table-cell table:formula="of:=IFERROR(([.O280]-[.O$619])/([.O$620]-[.O$619])*100;&quot;&quot;)">
            <text:p/>
          </table:table-cell>
          <table:table-cell table:formula="of:=IFERROR(([.P280]-[.P$619])/([.P$620]-[.P$619])*100;&quot;&quot;)">
            <text:p/>
          </table:table-cell>
          <table:table-cell table:formula="of:=IFERROR(([.Q280]-[.Q$619])/([.Q$620]-[.Q$619])*100;&quot;&quot;)">
            <text:p/>
          </table:table-cell>
        </table:table-row>
        <table:table-row table:style-name="ro1">
          <table:table-cell office:value-type="float" office:value="614.34" calcext:value-type="float">
            <text:p>614.34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614.34" calcext:value-type="float">
            <text:p>614.34</text:p>
          </table:table-cell>
          <table:table-cell table:formula="of:=IFERROR(([.B281]-[.B$619])/([.B$620]-[.B$619])*100;&quot;&quot;)">
            <text:p/>
          </table:table-cell>
          <table:table-cell table:formula="of:=IFERROR(([.C281]-[.C$619])/([.C$620]-[.C$619])*100;&quot;&quot;)">
            <text:p/>
          </table:table-cell>
          <table:table-cell table:formula="of:=IFERROR(([.D281]-[.D$619])/([.D$620]-[.D$619])*100;&quot;&quot;)">
            <text:p/>
          </table:table-cell>
          <table:table-cell table:formula="of:=IFERROR(([.E281]-[.E$619])/([.E$620]-[.E$619])*100;&quot;&quot;)">
            <text:p/>
          </table:table-cell>
          <table:table-cell table:formula="of:=IFERROR(([.F281]-[.F$619])/([.F$620]-[.F$619])*100;&quot;&quot;)">
            <text:p/>
          </table:table-cell>
          <table:table-cell table:formula="of:=IFERROR(([.G281]-[.G$619])/([.G$620]-[.G$619])*100;&quot;&quot;)">
            <text:p/>
          </table:table-cell>
          <table:table-cell table:formula="of:=IFERROR(([.H281]-[.H$619])/([.H$620]-[.H$619])*100;&quot;&quot;)">
            <text:p/>
          </table:table-cell>
          <table:table-cell table:formula="of:=IFERROR(([.I281]-[.I$619])/([.I$620]-[.I$619])*100;&quot;&quot;)">
            <text:p/>
          </table:table-cell>
          <table:table-cell table:formula="of:=IFERROR(([.J281]-[.J$619])/([.J$620]-[.J$619])*100;&quot;&quot;)">
            <text:p/>
          </table:table-cell>
          <table:table-cell table:formula="of:=IFERROR(([.K281]-[.K$619])/([.K$620]-[.K$619])*100;&quot;&quot;)">
            <text:p/>
          </table:table-cell>
          <table:table-cell table:formula="of:=IFERROR(([.L281]-[.L$619])/([.L$620]-[.L$619])*100;&quot;&quot;)">
            <text:p/>
          </table:table-cell>
          <table:table-cell table:formula="of:=IFERROR(([.M281]-[.M$619])/([.M$620]-[.M$619])*100;&quot;&quot;)">
            <text:p/>
          </table:table-cell>
          <table:table-cell table:formula="of:=IFERROR(([.N281]-[.N$619])/([.N$620]-[.N$619])*100;&quot;&quot;)">
            <text:p/>
          </table:table-cell>
          <table:table-cell table:formula="of:=IFERROR(([.O281]-[.O$619])/([.O$620]-[.O$619])*100;&quot;&quot;)">
            <text:p/>
          </table:table-cell>
          <table:table-cell table:formula="of:=IFERROR(([.P281]-[.P$619])/([.P$620]-[.P$619])*100;&quot;&quot;)" office:value-type="float" office:value="87.5" calcext:value-type="float">
            <text:p>87.5</text:p>
          </table:table-cell>
          <table:table-cell table:formula="of:=IFERROR(([.Q281]-[.Q$619])/([.Q$620]-[.Q$619])*100;&quot;&quot;)">
            <text:p/>
          </table:table-cell>
        </table:table-row>
        <table:table-row table:style-name="ro1">
          <table:table-cell office:value-type="float" office:value="616.496" calcext:value-type="float">
            <text:p>616.49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6" calcext:value-type="float">
            <text:p>26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616.496" calcext:value-type="float">
            <text:p>616.496</text:p>
          </table:table-cell>
          <table:table-cell table:formula="of:=IFERROR(([.B282]-[.B$619])/([.B$620]-[.B$619])*100;&quot;&quot;)">
            <text:p/>
          </table:table-cell>
          <table:table-cell table:formula="of:=IFERROR(([.C282]-[.C$619])/([.C$620]-[.C$619])*100;&quot;&quot;)">
            <text:p/>
          </table:table-cell>
          <table:table-cell table:formula="of:=IFERROR(([.D282]-[.D$619])/([.D$620]-[.D$619])*100;&quot;&quot;)" office:value-type="float" office:value="26" calcext:value-type="float">
            <text:p>26</text:p>
          </table:table-cell>
          <table:table-cell table:formula="of:=IFERROR(([.E282]-[.E$619])/([.E$620]-[.E$619])*100;&quot;&quot;)">
            <text:p/>
          </table:table-cell>
          <table:table-cell table:formula="of:=IFERROR(([.F282]-[.F$619])/([.F$620]-[.F$619])*100;&quot;&quot;)">
            <text:p/>
          </table:table-cell>
          <table:table-cell table:formula="of:=IFERROR(([.G282]-[.G$619])/([.G$620]-[.G$619])*100;&quot;&quot;)">
            <text:p/>
          </table:table-cell>
          <table:table-cell table:formula="of:=IFERROR(([.H282]-[.H$619])/([.H$620]-[.H$619])*100;&quot;&quot;)">
            <text:p/>
          </table:table-cell>
          <table:table-cell table:formula="of:=IFERROR(([.I282]-[.I$619])/([.I$620]-[.I$619])*100;&quot;&quot;)">
            <text:p/>
          </table:table-cell>
          <table:table-cell table:formula="of:=IFERROR(([.J282]-[.J$619])/([.J$620]-[.J$619])*100;&quot;&quot;)">
            <text:p/>
          </table:table-cell>
          <table:table-cell table:formula="of:=IFERROR(([.K282]-[.K$619])/([.K$620]-[.K$619])*100;&quot;&quot;)">
            <text:p/>
          </table:table-cell>
          <table:table-cell table:formula="of:=IFERROR(([.L282]-[.L$619])/([.L$620]-[.L$619])*100;&quot;&quot;)">
            <text:p/>
          </table:table-cell>
          <table:table-cell table:formula="of:=IFERROR(([.M282]-[.M$619])/([.M$620]-[.M$619])*100;&quot;&quot;)">
            <text:p/>
          </table:table-cell>
          <table:table-cell table:formula="of:=IFERROR(([.N282]-[.N$619])/([.N$620]-[.N$619])*100;&quot;&quot;)">
            <text:p/>
          </table:table-cell>
          <table:table-cell table:formula="of:=IFERROR(([.O282]-[.O$619])/([.O$620]-[.O$619])*100;&quot;&quot;)">
            <text:p/>
          </table:table-cell>
          <table:table-cell table:formula="of:=IFERROR(([.P282]-[.P$619])/([.P$620]-[.P$619])*100;&quot;&quot;)">
            <text:p/>
          </table:table-cell>
          <table:table-cell table:formula="of:=IFERROR(([.Q282]-[.Q$619])/([.Q$620]-[.Q$619])*100;&quot;&quot;)">
            <text:p/>
          </table:table-cell>
        </table:table-row>
        <table:table-row table:style-name="ro1">
          <table:table-cell office:value-type="float" office:value="617.68" calcext:value-type="float">
            <text:p>617.68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72" calcext:value-type="float">
            <text:p>72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17.68" calcext:value-type="float">
            <text:p>617.68</text:p>
          </table:table-cell>
          <table:table-cell table:formula="of:=IFERROR(([.B283]-[.B$619])/([.B$620]-[.B$619])*100;&quot;&quot;)">
            <text:p/>
          </table:table-cell>
          <table:table-cell table:formula="of:=IFERROR(([.C283]-[.C$619])/([.C$620]-[.C$619])*100;&quot;&quot;)">
            <text:p/>
          </table:table-cell>
          <table:table-cell table:formula="of:=IFERROR(([.D283]-[.D$619])/([.D$620]-[.D$619])*100;&quot;&quot;)">
            <text:p/>
          </table:table-cell>
          <table:table-cell table:formula="of:=IFERROR(([.E283]-[.E$619])/([.E$620]-[.E$619])*100;&quot;&quot;)">
            <text:p/>
          </table:table-cell>
          <table:table-cell table:formula="of:=IFERROR(([.F283]-[.F$619])/([.F$620]-[.F$619])*100;&quot;&quot;)">
            <text:p/>
          </table:table-cell>
          <table:table-cell table:formula="of:=IFERROR(([.G283]-[.G$619])/([.G$620]-[.G$619])*100;&quot;&quot;)">
            <text:p/>
          </table:table-cell>
          <table:table-cell table:formula="of:=IFERROR(([.H283]-[.H$619])/([.H$620]-[.H$619])*100;&quot;&quot;)">
            <text:p/>
          </table:table-cell>
          <table:table-cell table:formula="of:=IFERROR(([.I283]-[.I$619])/([.I$620]-[.I$619])*100;&quot;&quot;)">
            <text:p/>
          </table:table-cell>
          <table:table-cell table:formula="of:=IFERROR(([.J283]-[.J$619])/([.J$620]-[.J$619])*100;&quot;&quot;)" office:value-type="float" office:value="84.3137254901961" calcext:value-type="float">
            <text:p>84.3137254902</text:p>
          </table:table-cell>
          <table:table-cell table:formula="of:=IFERROR(([.K283]-[.K$619])/([.K$620]-[.K$619])*100;&quot;&quot;)">
            <text:p/>
          </table:table-cell>
          <table:table-cell table:formula="of:=IFERROR(([.L283]-[.L$619])/([.L$620]-[.L$619])*100;&quot;&quot;)">
            <text:p/>
          </table:table-cell>
          <table:table-cell table:formula="of:=IFERROR(([.M283]-[.M$619])/([.M$620]-[.M$619])*100;&quot;&quot;)">
            <text:p/>
          </table:table-cell>
          <table:table-cell table:formula="of:=IFERROR(([.N283]-[.N$619])/([.N$620]-[.N$619])*100;&quot;&quot;)">
            <text:p/>
          </table:table-cell>
          <table:table-cell table:formula="of:=IFERROR(([.O283]-[.O$619])/([.O$620]-[.O$619])*100;&quot;&quot;)">
            <text:p/>
          </table:table-cell>
          <table:table-cell table:formula="of:=IFERROR(([.P283]-[.P$619])/([.P$620]-[.P$619])*100;&quot;&quot;)">
            <text:p/>
          </table:table-cell>
          <table:table-cell table:formula="of:=IFERROR(([.Q283]-[.Q$619])/([.Q$620]-[.Q$619])*100;&quot;&quot;)" office:value-type="float" office:value="42.1052631578947" calcext:value-type="float">
            <text:p>42.1052631579</text:p>
          </table:table-cell>
        </table:table-row>
        <table:table-row table:style-name="ro1">
          <table:table-cell office:value-type="float" office:value="618.16" calcext:value-type="float">
            <text:p>618.16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float" office:value="618.16" calcext:value-type="float">
            <text:p>618.16</text:p>
          </table:table-cell>
          <table:table-cell table:formula="of:=IFERROR(([.B284]-[.B$619])/([.B$620]-[.B$619])*100;&quot;&quot;)">
            <text:p/>
          </table:table-cell>
          <table:table-cell table:formula="of:=IFERROR(([.C284]-[.C$619])/([.C$620]-[.C$619])*100;&quot;&quot;)">
            <text:p/>
          </table:table-cell>
          <table:table-cell table:formula="of:=IFERROR(([.D284]-[.D$619])/([.D$620]-[.D$619])*100;&quot;&quot;)">
            <text:p/>
          </table:table-cell>
          <table:table-cell table:formula="of:=IFERROR(([.E284]-[.E$619])/([.E$620]-[.E$619])*100;&quot;&quot;)">
            <text:p/>
          </table:table-cell>
          <table:table-cell table:formula="of:=IFERROR(([.F284]-[.F$619])/([.F$620]-[.F$619])*100;&quot;&quot;)">
            <text:p/>
          </table:table-cell>
          <table:table-cell table:formula="of:=IFERROR(([.G284]-[.G$619])/([.G$620]-[.G$619])*100;&quot;&quot;)">
            <text:p/>
          </table:table-cell>
          <table:table-cell table:formula="of:=IFERROR(([.H284]-[.H$619])/([.H$620]-[.H$619])*100;&quot;&quot;)">
            <text:p/>
          </table:table-cell>
          <table:table-cell table:formula="of:=IFERROR(([.I284]-[.I$619])/([.I$620]-[.I$619])*100;&quot;&quot;)">
            <text:p/>
          </table:table-cell>
          <table:table-cell table:formula="of:=IFERROR(([.J284]-[.J$619])/([.J$620]-[.J$619])*100;&quot;&quot;)">
            <text:p/>
          </table:table-cell>
          <table:table-cell table:formula="of:=IFERROR(([.K284]-[.K$619])/([.K$620]-[.K$619])*100;&quot;&quot;)">
            <text:p/>
          </table:table-cell>
          <table:table-cell table:formula="of:=IFERROR(([.L284]-[.L$619])/([.L$620]-[.L$619])*100;&quot;&quot;)">
            <text:p/>
          </table:table-cell>
          <table:table-cell table:formula="of:=IFERROR(([.M284]-[.M$619])/([.M$620]-[.M$619])*100;&quot;&quot;)" office:value-type="float" office:value="87.5" calcext:value-type="float">
            <text:p>87.5</text:p>
          </table:table-cell>
          <table:table-cell table:formula="of:=IFERROR(([.N284]-[.N$619])/([.N$620]-[.N$619])*100;&quot;&quot;)" office:value-type="float" office:value="75" calcext:value-type="float">
            <text:p>75</text:p>
          </table:table-cell>
          <table:table-cell table:formula="of:=IFERROR(([.O284]-[.O$619])/([.O$620]-[.O$619])*100;&quot;&quot;)">
            <text:p/>
          </table:table-cell>
          <table:table-cell table:formula="of:=IFERROR(([.P284]-[.P$619])/([.P$620]-[.P$619])*100;&quot;&quot;)">
            <text:p/>
          </table:table-cell>
          <table:table-cell table:formula="of:=IFERROR(([.Q284]-[.Q$619])/([.Q$620]-[.Q$619])*100;&quot;&quot;)">
            <text:p/>
          </table:table-cell>
        </table:table-row>
        <table:table-row table:style-name="ro1">
          <table:table-cell office:value-type="float" office:value="619.356" calcext:value-type="float">
            <text:p>619.35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5" calcext:value-type="float">
            <text:p>25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619.356" calcext:value-type="float">
            <text:p>619.356</text:p>
          </table:table-cell>
          <table:table-cell table:formula="of:=IFERROR(([.B285]-[.B$619])/([.B$620]-[.B$619])*100;&quot;&quot;)">
            <text:p/>
          </table:table-cell>
          <table:table-cell table:formula="of:=IFERROR(([.C285]-[.C$619])/([.C$620]-[.C$619])*100;&quot;&quot;)">
            <text:p/>
          </table:table-cell>
          <table:table-cell table:formula="of:=IFERROR(([.D285]-[.D$619])/([.D$620]-[.D$619])*100;&quot;&quot;)" office:value-type="float" office:value="25" calcext:value-type="float">
            <text:p>25</text:p>
          </table:table-cell>
          <table:table-cell table:formula="of:=IFERROR(([.E285]-[.E$619])/([.E$620]-[.E$619])*100;&quot;&quot;)">
            <text:p/>
          </table:table-cell>
          <table:table-cell table:formula="of:=IFERROR(([.F285]-[.F$619])/([.F$620]-[.F$619])*100;&quot;&quot;)">
            <text:p/>
          </table:table-cell>
          <table:table-cell table:formula="of:=IFERROR(([.G285]-[.G$619])/([.G$620]-[.G$619])*100;&quot;&quot;)">
            <text:p/>
          </table:table-cell>
          <table:table-cell table:formula="of:=IFERROR(([.H285]-[.H$619])/([.H$620]-[.H$619])*100;&quot;&quot;)">
            <text:p/>
          </table:table-cell>
          <table:table-cell table:formula="of:=IFERROR(([.I285]-[.I$619])/([.I$620]-[.I$619])*100;&quot;&quot;)">
            <text:p/>
          </table:table-cell>
          <table:table-cell table:formula="of:=IFERROR(([.J285]-[.J$619])/([.J$620]-[.J$619])*100;&quot;&quot;)">
            <text:p/>
          </table:table-cell>
          <table:table-cell table:formula="of:=IFERROR(([.K285]-[.K$619])/([.K$620]-[.K$619])*100;&quot;&quot;)">
            <text:p/>
          </table:table-cell>
          <table:table-cell table:formula="of:=IFERROR(([.L285]-[.L$619])/([.L$620]-[.L$619])*100;&quot;&quot;)">
            <text:p/>
          </table:table-cell>
          <table:table-cell table:formula="of:=IFERROR(([.M285]-[.M$619])/([.M$620]-[.M$619])*100;&quot;&quot;)">
            <text:p/>
          </table:table-cell>
          <table:table-cell table:formula="of:=IFERROR(([.N285]-[.N$619])/([.N$620]-[.N$619])*100;&quot;&quot;)">
            <text:p/>
          </table:table-cell>
          <table:table-cell table:formula="of:=IFERROR(([.O285]-[.O$619])/([.O$620]-[.O$619])*100;&quot;&quot;)">
            <text:p/>
          </table:table-cell>
          <table:table-cell table:formula="of:=IFERROR(([.P285]-[.P$619])/([.P$620]-[.P$619])*100;&quot;&quot;)">
            <text:p/>
          </table:table-cell>
          <table:table-cell table:formula="of:=IFERROR(([.Q285]-[.Q$619])/([.Q$620]-[.Q$619])*100;&quot;&quot;)">
            <text:p/>
          </table:table-cell>
        </table:table-row>
        <table:table-row table:style-name="ro1">
          <table:table-cell office:value-type="float" office:value="621.196" calcext:value-type="float">
            <text:p>621.19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0" calcext:value-type="float">
            <text:p>30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621.196" calcext:value-type="float">
            <text:p>621.196</text:p>
          </table:table-cell>
          <table:table-cell table:formula="of:=IFERROR(([.B286]-[.B$619])/([.B$620]-[.B$619])*100;&quot;&quot;)">
            <text:p/>
          </table:table-cell>
          <table:table-cell table:formula="of:=IFERROR(([.C286]-[.C$619])/([.C$620]-[.C$619])*100;&quot;&quot;)">
            <text:p/>
          </table:table-cell>
          <table:table-cell table:formula="of:=IFERROR(([.D286]-[.D$619])/([.D$620]-[.D$619])*100;&quot;&quot;)">
            <text:p/>
          </table:table-cell>
          <table:table-cell table:formula="of:=IFERROR(([.E286]-[.E$619])/([.E$620]-[.E$619])*100;&quot;&quot;)" office:value-type="float" office:value="66.6666666666667" calcext:value-type="float">
            <text:p>66.6666666667</text:p>
          </table:table-cell>
          <table:table-cell table:formula="of:=IFERROR(([.F286]-[.F$619])/([.F$620]-[.F$619])*100;&quot;&quot;)">
            <text:p/>
          </table:table-cell>
          <table:table-cell table:formula="of:=IFERROR(([.G286]-[.G$619])/([.G$620]-[.G$619])*100;&quot;&quot;)">
            <text:p/>
          </table:table-cell>
          <table:table-cell table:formula="of:=IFERROR(([.H286]-[.H$619])/([.H$620]-[.H$619])*100;&quot;&quot;)">
            <text:p/>
          </table:table-cell>
          <table:table-cell table:formula="of:=IFERROR(([.I286]-[.I$619])/([.I$620]-[.I$619])*100;&quot;&quot;)">
            <text:p/>
          </table:table-cell>
          <table:table-cell table:formula="of:=IFERROR(([.J286]-[.J$619])/([.J$620]-[.J$619])*100;&quot;&quot;)">
            <text:p/>
          </table:table-cell>
          <table:table-cell table:formula="of:=IFERROR(([.K286]-[.K$619])/([.K$620]-[.K$619])*100;&quot;&quot;)">
            <text:p/>
          </table:table-cell>
          <table:table-cell table:formula="of:=IFERROR(([.L286]-[.L$619])/([.L$620]-[.L$619])*100;&quot;&quot;)">
            <text:p/>
          </table:table-cell>
          <table:table-cell table:formula="of:=IFERROR(([.M286]-[.M$619])/([.M$620]-[.M$619])*100;&quot;&quot;)">
            <text:p/>
          </table:table-cell>
          <table:table-cell table:formula="of:=IFERROR(([.N286]-[.N$619])/([.N$620]-[.N$619])*100;&quot;&quot;)">
            <text:p/>
          </table:table-cell>
          <table:table-cell table:formula="of:=IFERROR(([.O286]-[.O$619])/([.O$620]-[.O$619])*100;&quot;&quot;)">
            <text:p/>
          </table:table-cell>
          <table:table-cell table:formula="of:=IFERROR(([.P286]-[.P$619])/([.P$620]-[.P$619])*100;&quot;&quot;)">
            <text:p/>
          </table:table-cell>
          <table:table-cell table:formula="of:=IFERROR(([.Q286]-[.Q$619])/([.Q$620]-[.Q$619])*100;&quot;&quot;)">
            <text:p/>
          </table:table-cell>
        </table:table-row>
        <table:table-row table:style-name="ro1">
          <table:table-cell office:value-type="float" office:value="622.216" calcext:value-type="float">
            <text:p>622.21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2"/>
          <table:table-cell office:value-type="float" office:value="622.216" calcext:value-type="float">
            <text:p>622.216</text:p>
          </table:table-cell>
          <table:table-cell table:formula="of:=IFERROR(([.B287]-[.B$619])/([.B$620]-[.B$619])*100;&quot;&quot;)">
            <text:p/>
          </table:table-cell>
          <table:table-cell table:formula="of:=IFERROR(([.C287]-[.C$619])/([.C$620]-[.C$619])*100;&quot;&quot;)">
            <text:p/>
          </table:table-cell>
          <table:table-cell table:formula="of:=IFERROR(([.D287]-[.D$619])/([.D$620]-[.D$619])*100;&quot;&quot;)" office:value-type="float" office:value="24" calcext:value-type="float">
            <text:p>24</text:p>
          </table:table-cell>
          <table:table-cell table:formula="of:=IFERROR(([.E287]-[.E$619])/([.E$620]-[.E$619])*100;&quot;&quot;)">
            <text:p/>
          </table:table-cell>
          <table:table-cell table:formula="of:=IFERROR(([.F287]-[.F$619])/([.F$620]-[.F$619])*100;&quot;&quot;)">
            <text:p/>
          </table:table-cell>
          <table:table-cell table:formula="of:=IFERROR(([.G287]-[.G$619])/([.G$620]-[.G$619])*100;&quot;&quot;)">
            <text:p/>
          </table:table-cell>
          <table:table-cell table:formula="of:=IFERROR(([.H287]-[.H$619])/([.H$620]-[.H$619])*100;&quot;&quot;)">
            <text:p/>
          </table:table-cell>
          <table:table-cell table:formula="of:=IFERROR(([.I287]-[.I$619])/([.I$620]-[.I$619])*100;&quot;&quot;)" office:value-type="float" office:value="57.1428571428571" calcext:value-type="float">
            <text:p>57.1428571429</text:p>
          </table:table-cell>
          <table:table-cell table:formula="of:=IFERROR(([.J287]-[.J$619])/([.J$620]-[.J$619])*100;&quot;&quot;)">
            <text:p/>
          </table:table-cell>
          <table:table-cell table:formula="of:=IFERROR(([.K287]-[.K$619])/([.K$620]-[.K$619])*100;&quot;&quot;)">
            <text:p/>
          </table:table-cell>
          <table:table-cell table:formula="of:=IFERROR(([.L287]-[.L$619])/([.L$620]-[.L$619])*100;&quot;&quot;)">
            <text:p/>
          </table:table-cell>
          <table:table-cell table:formula="of:=IFERROR(([.M287]-[.M$619])/([.M$620]-[.M$619])*100;&quot;&quot;)">
            <text:p/>
          </table:table-cell>
          <table:table-cell table:formula="of:=IFERROR(([.N287]-[.N$619])/([.N$620]-[.N$619])*100;&quot;&quot;)">
            <text:p/>
          </table:table-cell>
          <table:table-cell table:formula="of:=IFERROR(([.O287]-[.O$619])/([.O$620]-[.O$619])*100;&quot;&quot;)">
            <text:p/>
          </table:table-cell>
          <table:table-cell table:formula="of:=IFERROR(([.P287]-[.P$619])/([.P$620]-[.P$619])*100;&quot;&quot;)">
            <text:p/>
          </table:table-cell>
          <table:table-cell table:formula="of:=IFERROR(([.Q287]-[.Q$619])/([.Q$620]-[.Q$619])*100;&quot;&quot;)">
            <text:p/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/>
          <table:table-cell office:value-type="float" office:value="624" calcext:value-type="float">
            <text:p>624</text:p>
          </table:table-cell>
          <table:table-cell table:formula="of:=IFERROR(([.B288]-[.B$619])/([.B$620]-[.B$619])*100;&quot;&quot;)">
            <text:p/>
          </table:table-cell>
          <table:table-cell table:formula="of:=IFERROR(([.C288]-[.C$619])/([.C$620]-[.C$619])*100;&quot;&quot;)">
            <text:p/>
          </table:table-cell>
          <table:table-cell table:formula="of:=IFERROR(([.D288]-[.D$619])/([.D$620]-[.D$619])*100;&quot;&quot;)">
            <text:p/>
          </table:table-cell>
          <table:table-cell table:formula="of:=IFERROR(([.E288]-[.E$619])/([.E$620]-[.E$619])*100;&quot;&quot;)">
            <text:p/>
          </table:table-cell>
          <table:table-cell table:formula="of:=IFERROR(([.F288]-[.F$619])/([.F$620]-[.F$619])*100;&quot;&quot;)">
            <text:p/>
          </table:table-cell>
          <table:table-cell table:formula="of:=IFERROR(([.G288]-[.G$619])/([.G$620]-[.G$619])*100;&quot;&quot;)">
            <text:p/>
          </table:table-cell>
          <table:table-cell table:formula="of:=IFERROR(([.H288]-[.H$619])/([.H$620]-[.H$619])*100;&quot;&quot;)">
            <text:p/>
          </table:table-cell>
          <table:table-cell table:formula="of:=IFERROR(([.I288]-[.I$619])/([.I$620]-[.I$619])*100;&quot;&quot;)">
            <text:p/>
          </table:table-cell>
          <table:table-cell table:formula="of:=IFERROR(([.J288]-[.J$619])/([.J$620]-[.J$619])*100;&quot;&quot;)">
            <text:p/>
          </table:table-cell>
          <table:table-cell table:formula="of:=IFERROR(([.K288]-[.K$619])/([.K$620]-[.K$619])*100;&quot;&quot;)" office:value-type="float" office:value="77.7777777777778" calcext:value-type="float">
            <text:p>77.7777777778</text:p>
          </table:table-cell>
          <table:table-cell table:formula="of:=IFERROR(([.L288]-[.L$619])/([.L$620]-[.L$619])*100;&quot;&quot;)">
            <text:p/>
          </table:table-cell>
          <table:table-cell table:formula="of:=IFERROR(([.M288]-[.M$619])/([.M$620]-[.M$619])*100;&quot;&quot;)">
            <text:p/>
          </table:table-cell>
          <table:table-cell table:formula="of:=IFERROR(([.N288]-[.N$619])/([.N$620]-[.N$619])*100;&quot;&quot;)">
            <text:p/>
          </table:table-cell>
          <table:table-cell table:formula="of:=IFERROR(([.O288]-[.O$619])/([.O$620]-[.O$619])*100;&quot;&quot;)">
            <text:p/>
          </table:table-cell>
          <table:table-cell table:formula="of:=IFERROR(([.P288]-[.P$619])/([.P$620]-[.P$619])*100;&quot;&quot;)">
            <text:p/>
          </table:table-cell>
          <table:table-cell table:formula="of:=IFERROR(([.Q288]-[.Q$619])/([.Q$620]-[.Q$619])*100;&quot;&quot;)">
            <text:p/>
          </table:table-cell>
        </table:table-row>
        <table:table-row table:style-name="ro1">
          <table:table-cell office:value-type="float" office:value="625.076" calcext:value-type="float">
            <text:p>625.07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3" calcext:value-type="float">
            <text:p>23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625.076" calcext:value-type="float">
            <text:p>625.076</text:p>
          </table:table-cell>
          <table:table-cell table:formula="of:=IFERROR(([.B289]-[.B$619])/([.B$620]-[.B$619])*100;&quot;&quot;)">
            <text:p/>
          </table:table-cell>
          <table:table-cell table:formula="of:=IFERROR(([.C289]-[.C$619])/([.C$620]-[.C$619])*100;&quot;&quot;)">
            <text:p/>
          </table:table-cell>
          <table:table-cell table:formula="of:=IFERROR(([.D289]-[.D$619])/([.D$620]-[.D$619])*100;&quot;&quot;)" office:value-type="float" office:value="23" calcext:value-type="float">
            <text:p>23</text:p>
          </table:table-cell>
          <table:table-cell table:formula="of:=IFERROR(([.E289]-[.E$619])/([.E$620]-[.E$619])*100;&quot;&quot;)">
            <text:p/>
          </table:table-cell>
          <table:table-cell table:formula="of:=IFERROR(([.F289]-[.F$619])/([.F$620]-[.F$619])*100;&quot;&quot;)">
            <text:p/>
          </table:table-cell>
          <table:table-cell table:formula="of:=IFERROR(([.G289]-[.G$619])/([.G$620]-[.G$619])*100;&quot;&quot;)">
            <text:p/>
          </table:table-cell>
          <table:table-cell table:formula="of:=IFERROR(([.H289]-[.H$619])/([.H$620]-[.H$619])*100;&quot;&quot;)">
            <text:p/>
          </table:table-cell>
          <table:table-cell table:formula="of:=IFERROR(([.I289]-[.I$619])/([.I$620]-[.I$619])*100;&quot;&quot;)">
            <text:p/>
          </table:table-cell>
          <table:table-cell table:formula="of:=IFERROR(([.J289]-[.J$619])/([.J$620]-[.J$619])*100;&quot;&quot;)">
            <text:p/>
          </table:table-cell>
          <table:table-cell table:formula="of:=IFERROR(([.K289]-[.K$619])/([.K$620]-[.K$619])*100;&quot;&quot;)">
            <text:p/>
          </table:table-cell>
          <table:table-cell table:formula="of:=IFERROR(([.L289]-[.L$619])/([.L$620]-[.L$619])*100;&quot;&quot;)">
            <text:p/>
          </table:table-cell>
          <table:table-cell table:formula="of:=IFERROR(([.M289]-[.M$619])/([.M$620]-[.M$619])*100;&quot;&quot;)">
            <text:p/>
          </table:table-cell>
          <table:table-cell table:formula="of:=IFERROR(([.N289]-[.N$619])/([.N$620]-[.N$619])*100;&quot;&quot;)">
            <text:p/>
          </table:table-cell>
          <table:table-cell table:formula="of:=IFERROR(([.O289]-[.O$619])/([.O$620]-[.O$619])*100;&quot;&quot;)">
            <text:p/>
          </table:table-cell>
          <table:table-cell table:formula="of:=IFERROR(([.P289]-[.P$619])/([.P$620]-[.P$619])*100;&quot;&quot;)">
            <text:p/>
          </table:table-cell>
          <table:table-cell table:formula="of:=IFERROR(([.Q289]-[.Q$619])/([.Q$620]-[.Q$619])*100;&quot;&quot;)">
            <text:p/>
          </table:table-cell>
        </table:table-row>
        <table:table-row table:style-name="ro1">
          <table:table-cell office:value-type="float" office:value="627.936" calcext:value-type="float">
            <text:p>627.93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627.936" calcext:value-type="float">
            <text:p>627.936</text:p>
          </table:table-cell>
          <table:table-cell table:formula="of:=IFERROR(([.B290]-[.B$619])/([.B$620]-[.B$619])*100;&quot;&quot;)">
            <text:p/>
          </table:table-cell>
          <table:table-cell table:formula="of:=IFERROR(([.C290]-[.C$619])/([.C$620]-[.C$619])*100;&quot;&quot;)">
            <text:p/>
          </table:table-cell>
          <table:table-cell table:formula="of:=IFERROR(([.D290]-[.D$619])/([.D$620]-[.D$619])*100;&quot;&quot;)" office:value-type="float" office:value="22" calcext:value-type="float">
            <text:p>22</text:p>
          </table:table-cell>
          <table:table-cell table:formula="of:=IFERROR(([.E290]-[.E$619])/([.E$620]-[.E$619])*100;&quot;&quot;)">
            <text:p/>
          </table:table-cell>
          <table:table-cell table:formula="of:=IFERROR(([.F290]-[.F$619])/([.F$620]-[.F$619])*100;&quot;&quot;)">
            <text:p/>
          </table:table-cell>
          <table:table-cell table:formula="of:=IFERROR(([.G290]-[.G$619])/([.G$620]-[.G$619])*100;&quot;&quot;)">
            <text:p/>
          </table:table-cell>
          <table:table-cell table:formula="of:=IFERROR(([.H290]-[.H$619])/([.H$620]-[.H$619])*100;&quot;&quot;)">
            <text:p/>
          </table:table-cell>
          <table:table-cell table:formula="of:=IFERROR(([.I290]-[.I$619])/([.I$620]-[.I$619])*100;&quot;&quot;)">
            <text:p/>
          </table:table-cell>
          <table:table-cell table:formula="of:=IFERROR(([.J290]-[.J$619])/([.J$620]-[.J$619])*100;&quot;&quot;)">
            <text:p/>
          </table:table-cell>
          <table:table-cell table:formula="of:=IFERROR(([.K290]-[.K$619])/([.K$620]-[.K$619])*100;&quot;&quot;)">
            <text:p/>
          </table:table-cell>
          <table:table-cell table:formula="of:=IFERROR(([.L290]-[.L$619])/([.L$620]-[.L$619])*100;&quot;&quot;)">
            <text:p/>
          </table:table-cell>
          <table:table-cell table:formula="of:=IFERROR(([.M290]-[.M$619])/([.M$620]-[.M$619])*100;&quot;&quot;)">
            <text:p/>
          </table:table-cell>
          <table:table-cell table:formula="of:=IFERROR(([.N290]-[.N$619])/([.N$620]-[.N$619])*100;&quot;&quot;)">
            <text:p/>
          </table:table-cell>
          <table:table-cell table:formula="of:=IFERROR(([.O290]-[.O$619])/([.O$620]-[.O$619])*100;&quot;&quot;)">
            <text:p/>
          </table:table-cell>
          <table:table-cell table:formula="of:=IFERROR(([.P290]-[.P$619])/([.P$620]-[.P$619])*100;&quot;&quot;)">
            <text:p/>
          </table:table-cell>
          <table:table-cell table:formula="of:=IFERROR(([.Q290]-[.Q$619])/([.Q$620]-[.Q$619])*100;&quot;&quot;)">
            <text:p/>
          </table:table-cell>
        </table:table-row>
        <table:table-row table:style-name="ro1">
          <table:table-cell office:value-type="float" office:value="630.796" calcext:value-type="float">
            <text:p>630.79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1" calcext:value-type="float">
            <text:p>21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630.796" calcext:value-type="float">
            <text:p>630.796</text:p>
          </table:table-cell>
          <table:table-cell table:formula="of:=IFERROR(([.B291]-[.B$619])/([.B$620]-[.B$619])*100;&quot;&quot;)">
            <text:p/>
          </table:table-cell>
          <table:table-cell table:formula="of:=IFERROR(([.C291]-[.C$619])/([.C$620]-[.C$619])*100;&quot;&quot;)">
            <text:p/>
          </table:table-cell>
          <table:table-cell table:formula="of:=IFERROR(([.D291]-[.D$619])/([.D$620]-[.D$619])*100;&quot;&quot;)" office:value-type="float" office:value="21" calcext:value-type="float">
            <text:p>21</text:p>
          </table:table-cell>
          <table:table-cell table:formula="of:=IFERROR(([.E291]-[.E$619])/([.E$620]-[.E$619])*100;&quot;&quot;)">
            <text:p/>
          </table:table-cell>
          <table:table-cell table:formula="of:=IFERROR(([.F291]-[.F$619])/([.F$620]-[.F$619])*100;&quot;&quot;)">
            <text:p/>
          </table:table-cell>
          <table:table-cell table:formula="of:=IFERROR(([.G291]-[.G$619])/([.G$620]-[.G$619])*100;&quot;&quot;)">
            <text:p/>
          </table:table-cell>
          <table:table-cell table:formula="of:=IFERROR(([.H291]-[.H$619])/([.H$620]-[.H$619])*100;&quot;&quot;)">
            <text:p/>
          </table:table-cell>
          <table:table-cell table:formula="of:=IFERROR(([.I291]-[.I$619])/([.I$620]-[.I$619])*100;&quot;&quot;)">
            <text:p/>
          </table:table-cell>
          <table:table-cell table:formula="of:=IFERROR(([.J291]-[.J$619])/([.J$620]-[.J$619])*100;&quot;&quot;)">
            <text:p/>
          </table:table-cell>
          <table:table-cell table:formula="of:=IFERROR(([.K291]-[.K$619])/([.K$620]-[.K$619])*100;&quot;&quot;)">
            <text:p/>
          </table:table-cell>
          <table:table-cell table:formula="of:=IFERROR(([.L291]-[.L$619])/([.L$620]-[.L$619])*100;&quot;&quot;)">
            <text:p/>
          </table:table-cell>
          <table:table-cell table:formula="of:=IFERROR(([.M291]-[.M$619])/([.M$620]-[.M$619])*100;&quot;&quot;)">
            <text:p/>
          </table:table-cell>
          <table:table-cell table:formula="of:=IFERROR(([.N291]-[.N$619])/([.N$620]-[.N$619])*100;&quot;&quot;)">
            <text:p/>
          </table:table-cell>
          <table:table-cell table:formula="of:=IFERROR(([.O291]-[.O$619])/([.O$620]-[.O$619])*100;&quot;&quot;)">
            <text:p/>
          </table:table-cell>
          <table:table-cell table:formula="of:=IFERROR(([.P291]-[.P$619])/([.P$620]-[.P$619])*100;&quot;&quot;)">
            <text:p/>
          </table:table-cell>
          <table:table-cell table:formula="of:=IFERROR(([.Q291]-[.Q$619])/([.Q$620]-[.Q$619])*100;&quot;&quot;)">
            <text:p/>
          </table:table-cell>
        </table:table-row>
        <table:table-row table:style-name="ro1">
          <table:table-cell office:value-type="float" office:value="633.656" calcext:value-type="float">
            <text:p>633.65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633.656" calcext:value-type="float">
            <text:p>633.656</text:p>
          </table:table-cell>
          <table:table-cell table:formula="of:=IFERROR(([.B292]-[.B$619])/([.B$620]-[.B$619])*100;&quot;&quot;)">
            <text:p/>
          </table:table-cell>
          <table:table-cell table:formula="of:=IFERROR(([.C292]-[.C$619])/([.C$620]-[.C$619])*100;&quot;&quot;)">
            <text:p/>
          </table:table-cell>
          <table:table-cell table:formula="of:=IFERROR(([.D292]-[.D$619])/([.D$620]-[.D$619])*100;&quot;&quot;)" office:value-type="float" office:value="20" calcext:value-type="float">
            <text:p>20</text:p>
          </table:table-cell>
          <table:table-cell table:formula="of:=IFERROR(([.E292]-[.E$619])/([.E$620]-[.E$619])*100;&quot;&quot;)">
            <text:p/>
          </table:table-cell>
          <table:table-cell table:formula="of:=IFERROR(([.F292]-[.F$619])/([.F$620]-[.F$619])*100;&quot;&quot;)">
            <text:p/>
          </table:table-cell>
          <table:table-cell table:formula="of:=IFERROR(([.G292]-[.G$619])/([.G$620]-[.G$619])*100;&quot;&quot;)">
            <text:p/>
          </table:table-cell>
          <table:table-cell table:formula="of:=IFERROR(([.H292]-[.H$619])/([.H$620]-[.H$619])*100;&quot;&quot;)">
            <text:p/>
          </table:table-cell>
          <table:table-cell table:formula="of:=IFERROR(([.I292]-[.I$619])/([.I$620]-[.I$619])*100;&quot;&quot;)">
            <text:p/>
          </table:table-cell>
          <table:table-cell table:formula="of:=IFERROR(([.J292]-[.J$619])/([.J$620]-[.J$619])*100;&quot;&quot;)">
            <text:p/>
          </table:table-cell>
          <table:table-cell table:formula="of:=IFERROR(([.K292]-[.K$619])/([.K$620]-[.K$619])*100;&quot;&quot;)">
            <text:p/>
          </table:table-cell>
          <table:table-cell table:formula="of:=IFERROR(([.L292]-[.L$619])/([.L$620]-[.L$619])*100;&quot;&quot;)">
            <text:p/>
          </table:table-cell>
          <table:table-cell table:formula="of:=IFERROR(([.M292]-[.M$619])/([.M$620]-[.M$619])*100;&quot;&quot;)">
            <text:p/>
          </table:table-cell>
          <table:table-cell table:formula="of:=IFERROR(([.N292]-[.N$619])/([.N$620]-[.N$619])*100;&quot;&quot;)">
            <text:p/>
          </table:table-cell>
          <table:table-cell table:formula="of:=IFERROR(([.O292]-[.O$619])/([.O$620]-[.O$619])*100;&quot;&quot;)">
            <text:p/>
          </table:table-cell>
          <table:table-cell table:formula="of:=IFERROR(([.P292]-[.P$619])/([.P$620]-[.P$619])*100;&quot;&quot;)">
            <text:p/>
          </table:table-cell>
          <table:table-cell table:formula="of:=IFERROR(([.Q292]-[.Q$619])/([.Q$620]-[.Q$619])*100;&quot;&quot;)">
            <text:p/>
          </table:table-cell>
        </table:table-row>
        <table:table-row table:style-name="ro1">
          <table:table-cell office:value-type="float" office:value="636.06" calcext:value-type="float">
            <text:p>636.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float" office:value="636.06" calcext:value-type="float">
            <text:p>636.06</text:p>
          </table:table-cell>
          <table:table-cell table:formula="of:=IFERROR(([.B293]-[.B$619])/([.B$620]-[.B$619])*100;&quot;&quot;)" office:value-type="float" office:value="33.3333333333333" calcext:value-type="float">
            <text:p>33.3333333333</text:p>
          </table:table-cell>
          <table:table-cell table:formula="of:=IFERROR(([.C293]-[.C$619])/([.C$620]-[.C$619])*100;&quot;&quot;)" office:value-type="float" office:value="40" calcext:value-type="float">
            <text:p>40</text:p>
          </table:table-cell>
          <table:table-cell table:formula="of:=IFERROR(([.D293]-[.D$619])/([.D$620]-[.D$619])*100;&quot;&quot;)">
            <text:p/>
          </table:table-cell>
          <table:table-cell table:formula="of:=IFERROR(([.E293]-[.E$619])/([.E$620]-[.E$619])*100;&quot;&quot;)">
            <text:p/>
          </table:table-cell>
          <table:table-cell table:formula="of:=IFERROR(([.F293]-[.F$619])/([.F$620]-[.F$619])*100;&quot;&quot;)">
            <text:p/>
          </table:table-cell>
          <table:table-cell table:formula="of:=IFERROR(([.G293]-[.G$619])/([.G$620]-[.G$619])*100;&quot;&quot;)">
            <text:p/>
          </table:table-cell>
          <table:table-cell table:formula="of:=IFERROR(([.H293]-[.H$619])/([.H$620]-[.H$619])*100;&quot;&quot;)" office:value-type="float" office:value="29.4117647058824" calcext:value-type="float">
            <text:p>29.4117647059</text:p>
          </table:table-cell>
          <table:table-cell table:formula="of:=IFERROR(([.I293]-[.I$619])/([.I$620]-[.I$619])*100;&quot;&quot;)">
            <text:p/>
          </table:table-cell>
          <table:table-cell table:formula="of:=IFERROR(([.J293]-[.J$619])/([.J$620]-[.J$619])*100;&quot;&quot;)" office:value-type="float" office:value="82.3529411764706" calcext:value-type="float">
            <text:p>82.3529411765</text:p>
          </table:table-cell>
          <table:table-cell table:formula="of:=IFERROR(([.K293]-[.K$619])/([.K$620]-[.K$619])*100;&quot;&quot;)">
            <text:p/>
          </table:table-cell>
          <table:table-cell table:formula="of:=IFERROR(([.L293]-[.L$619])/([.L$620]-[.L$619])*100;&quot;&quot;)" office:value-type="float" office:value="31.5789473684211" calcext:value-type="float">
            <text:p>31.5789473684</text:p>
          </table:table-cell>
          <table:table-cell table:formula="of:=IFERROR(([.M293]-[.M$619])/([.M$620]-[.M$619])*100;&quot;&quot;)">
            <text:p/>
          </table:table-cell>
          <table:table-cell table:formula="of:=IFERROR(([.N293]-[.N$619])/([.N$620]-[.N$619])*100;&quot;&quot;)">
            <text:p/>
          </table:table-cell>
          <table:table-cell table:formula="of:=IFERROR(([.O293]-[.O$619])/([.O$620]-[.O$619])*100;&quot;&quot;)" office:value-type="float" office:value="61.5384615384615" calcext:value-type="float">
            <text:p>61.5384615385</text:p>
          </table:table-cell>
          <table:table-cell table:formula="of:=IFERROR(([.P293]-[.P$619])/([.P$620]-[.P$619])*100;&quot;&quot;)">
            <text:p/>
          </table:table-cell>
          <table:table-cell table:formula="of:=IFERROR(([.Q293]-[.Q$619])/([.Q$620]-[.Q$619])*100;&quot;&quot;)">
            <text:p/>
          </table:table-cell>
        </table:table-row>
        <table:table-row table:style-name="ro1">
          <table:table-cell office:value-type="float" office:value="636.516" calcext:value-type="float">
            <text:p>636.51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9" calcext:value-type="float">
            <text:p>19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636.516" calcext:value-type="float">
            <text:p>636.516</text:p>
          </table:table-cell>
          <table:table-cell table:formula="of:=IFERROR(([.B294]-[.B$619])/([.B$620]-[.B$619])*100;&quot;&quot;)">
            <text:p/>
          </table:table-cell>
          <table:table-cell table:formula="of:=IFERROR(([.C294]-[.C$619])/([.C$620]-[.C$619])*100;&quot;&quot;)">
            <text:p/>
          </table:table-cell>
          <table:table-cell table:formula="of:=IFERROR(([.D294]-[.D$619])/([.D$620]-[.D$619])*100;&quot;&quot;)" office:value-type="float" office:value="19" calcext:value-type="float">
            <text:p>19</text:p>
          </table:table-cell>
          <table:table-cell table:formula="of:=IFERROR(([.E294]-[.E$619])/([.E$620]-[.E$619])*100;&quot;&quot;)">
            <text:p/>
          </table:table-cell>
          <table:table-cell table:formula="of:=IFERROR(([.F294]-[.F$619])/([.F$620]-[.F$619])*100;&quot;&quot;)">
            <text:p/>
          </table:table-cell>
          <table:table-cell table:formula="of:=IFERROR(([.G294]-[.G$619])/([.G$620]-[.G$619])*100;&quot;&quot;)">
            <text:p/>
          </table:table-cell>
          <table:table-cell table:formula="of:=IFERROR(([.H294]-[.H$619])/([.H$620]-[.H$619])*100;&quot;&quot;)">
            <text:p/>
          </table:table-cell>
          <table:table-cell table:formula="of:=IFERROR(([.I294]-[.I$619])/([.I$620]-[.I$619])*100;&quot;&quot;)">
            <text:p/>
          </table:table-cell>
          <table:table-cell table:formula="of:=IFERROR(([.J294]-[.J$619])/([.J$620]-[.J$619])*100;&quot;&quot;)">
            <text:p/>
          </table:table-cell>
          <table:table-cell table:formula="of:=IFERROR(([.K294]-[.K$619])/([.K$620]-[.K$619])*100;&quot;&quot;)">
            <text:p/>
          </table:table-cell>
          <table:table-cell table:formula="of:=IFERROR(([.L294]-[.L$619])/([.L$620]-[.L$619])*100;&quot;&quot;)">
            <text:p/>
          </table:table-cell>
          <table:table-cell table:formula="of:=IFERROR(([.M294]-[.M$619])/([.M$620]-[.M$619])*100;&quot;&quot;)">
            <text:p/>
          </table:table-cell>
          <table:table-cell table:formula="of:=IFERROR(([.N294]-[.N$619])/([.N$620]-[.N$619])*100;&quot;&quot;)">
            <text:p/>
          </table:table-cell>
          <table:table-cell table:formula="of:=IFERROR(([.O294]-[.O$619])/([.O$620]-[.O$619])*100;&quot;&quot;)">
            <text:p/>
          </table:table-cell>
          <table:table-cell table:formula="of:=IFERROR(([.P294]-[.P$619])/([.P$620]-[.P$619])*100;&quot;&quot;)">
            <text:p/>
          </table:table-cell>
          <table:table-cell table:formula="of:=IFERROR(([.Q294]-[.Q$619])/([.Q$620]-[.Q$619])*100;&quot;&quot;)">
            <text:p/>
          </table:table-cell>
        </table:table-row>
        <table:table-row table:style-name="ro1">
          <table:table-cell office:value-type="float" office:value="637.036" calcext:value-type="float">
            <text:p>637.03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9" calcext:value-type="float">
            <text:p>29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637.036" calcext:value-type="float">
            <text:p>637.036</text:p>
          </table:table-cell>
          <table:table-cell table:formula="of:=IFERROR(([.B295]-[.B$619])/([.B$620]-[.B$619])*100;&quot;&quot;)">
            <text:p/>
          </table:table-cell>
          <table:table-cell table:formula="of:=IFERROR(([.C295]-[.C$619])/([.C$620]-[.C$619])*100;&quot;&quot;)">
            <text:p/>
          </table:table-cell>
          <table:table-cell table:formula="of:=IFERROR(([.D295]-[.D$619])/([.D$620]-[.D$619])*100;&quot;&quot;)">
            <text:p/>
          </table:table-cell>
          <table:table-cell table:formula="of:=IFERROR(([.E295]-[.E$619])/([.E$620]-[.E$619])*100;&quot;&quot;)" office:value-type="float" office:value="62.962962962963" calcext:value-type="float">
            <text:p>62.962962963</text:p>
          </table:table-cell>
          <table:table-cell table:formula="of:=IFERROR(([.F295]-[.F$619])/([.F$620]-[.F$619])*100;&quot;&quot;)">
            <text:p/>
          </table:table-cell>
          <table:table-cell table:formula="of:=IFERROR(([.G295]-[.G$619])/([.G$620]-[.G$619])*100;&quot;&quot;)">
            <text:p/>
          </table:table-cell>
          <table:table-cell table:formula="of:=IFERROR(([.H295]-[.H$619])/([.H$620]-[.H$619])*100;&quot;&quot;)">
            <text:p/>
          </table:table-cell>
          <table:table-cell table:formula="of:=IFERROR(([.I295]-[.I$619])/([.I$620]-[.I$619])*100;&quot;&quot;)">
            <text:p/>
          </table:table-cell>
          <table:table-cell table:formula="of:=IFERROR(([.J295]-[.J$619])/([.J$620]-[.J$619])*100;&quot;&quot;)">
            <text:p/>
          </table:table-cell>
          <table:table-cell table:formula="of:=IFERROR(([.K295]-[.K$619])/([.K$620]-[.K$619])*100;&quot;&quot;)">
            <text:p/>
          </table:table-cell>
          <table:table-cell table:formula="of:=IFERROR(([.L295]-[.L$619])/([.L$620]-[.L$619])*100;&quot;&quot;)">
            <text:p/>
          </table:table-cell>
          <table:table-cell table:formula="of:=IFERROR(([.M295]-[.M$619])/([.M$620]-[.M$619])*100;&quot;&quot;)">
            <text:p/>
          </table:table-cell>
          <table:table-cell table:formula="of:=IFERROR(([.N295]-[.N$619])/([.N$620]-[.N$619])*100;&quot;&quot;)">
            <text:p/>
          </table:table-cell>
          <table:table-cell table:formula="of:=IFERROR(([.O295]-[.O$619])/([.O$620]-[.O$619])*100;&quot;&quot;)">
            <text:p/>
          </table:table-cell>
          <table:table-cell table:formula="of:=IFERROR(([.P295]-[.P$619])/([.P$620]-[.P$619])*100;&quot;&quot;)">
            <text:p/>
          </table:table-cell>
          <table:table-cell table:formula="of:=IFERROR(([.Q295]-[.Q$619])/([.Q$620]-[.Q$619])*100;&quot;&quot;)">
            <text:p/>
          </table:table-cell>
        </table:table-row>
        <table:table-row table:style-name="ro1">
          <table:table-cell office:value-type="float" office:value="639.376" calcext:value-type="float">
            <text:p>639.37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8" calcext:value-type="float">
            <text:p>18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639.376" calcext:value-type="float">
            <text:p>639.376</text:p>
          </table:table-cell>
          <table:table-cell table:formula="of:=IFERROR(([.B296]-[.B$619])/([.B$620]-[.B$619])*100;&quot;&quot;)">
            <text:p/>
          </table:table-cell>
          <table:table-cell table:formula="of:=IFERROR(([.C296]-[.C$619])/([.C$620]-[.C$619])*100;&quot;&quot;)">
            <text:p/>
          </table:table-cell>
          <table:table-cell table:formula="of:=IFERROR(([.D296]-[.D$619])/([.D$620]-[.D$619])*100;&quot;&quot;)" office:value-type="float" office:value="18" calcext:value-type="float">
            <text:p>18</text:p>
          </table:table-cell>
          <table:table-cell table:formula="of:=IFERROR(([.E296]-[.E$619])/([.E$620]-[.E$619])*100;&quot;&quot;)">
            <text:p/>
          </table:table-cell>
          <table:table-cell table:formula="of:=IFERROR(([.F296]-[.F$619])/([.F$620]-[.F$619])*100;&quot;&quot;)">
            <text:p/>
          </table:table-cell>
          <table:table-cell table:formula="of:=IFERROR(([.G296]-[.G$619])/([.G$620]-[.G$619])*100;&quot;&quot;)">
            <text:p/>
          </table:table-cell>
          <table:table-cell table:formula="of:=IFERROR(([.H296]-[.H$619])/([.H$620]-[.H$619])*100;&quot;&quot;)">
            <text:p/>
          </table:table-cell>
          <table:table-cell table:formula="of:=IFERROR(([.I296]-[.I$619])/([.I$620]-[.I$619])*100;&quot;&quot;)">
            <text:p/>
          </table:table-cell>
          <table:table-cell table:formula="of:=IFERROR(([.J296]-[.J$619])/([.J$620]-[.J$619])*100;&quot;&quot;)">
            <text:p/>
          </table:table-cell>
          <table:table-cell table:formula="of:=IFERROR(([.K296]-[.K$619])/([.K$620]-[.K$619])*100;&quot;&quot;)">
            <text:p/>
          </table:table-cell>
          <table:table-cell table:formula="of:=IFERROR(([.L296]-[.L$619])/([.L$620]-[.L$619])*100;&quot;&quot;)">
            <text:p/>
          </table:table-cell>
          <table:table-cell table:formula="of:=IFERROR(([.M296]-[.M$619])/([.M$620]-[.M$619])*100;&quot;&quot;)">
            <text:p/>
          </table:table-cell>
          <table:table-cell table:formula="of:=IFERROR(([.N296]-[.N$619])/([.N$620]-[.N$619])*100;&quot;&quot;)">
            <text:p/>
          </table:table-cell>
          <table:table-cell table:formula="of:=IFERROR(([.O296]-[.O$619])/([.O$620]-[.O$619])*100;&quot;&quot;)">
            <text:p/>
          </table:table-cell>
          <table:table-cell table:formula="of:=IFERROR(([.P296]-[.P$619])/([.P$620]-[.P$619])*100;&quot;&quot;)">
            <text:p/>
          </table:table-cell>
          <table:table-cell table:formula="of:=IFERROR(([.Q296]-[.Q$619])/([.Q$620]-[.Q$619])*100;&quot;&quot;)">
            <text:p/>
          </table:table-cell>
        </table:table-row>
        <table:table-row table:style-name="ro1">
          <table:table-cell office:value-type="float" office:value="642.236" calcext:value-type="float">
            <text:p>642.23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7" calcext:value-type="float">
            <text:p>17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642.236" calcext:value-type="float">
            <text:p>642.236</text:p>
          </table:table-cell>
          <table:table-cell table:formula="of:=IFERROR(([.B297]-[.B$619])/([.B$620]-[.B$619])*100;&quot;&quot;)">
            <text:p/>
          </table:table-cell>
          <table:table-cell table:formula="of:=IFERROR(([.C297]-[.C$619])/([.C$620]-[.C$619])*100;&quot;&quot;)">
            <text:p/>
          </table:table-cell>
          <table:table-cell table:formula="of:=IFERROR(([.D297]-[.D$619])/([.D$620]-[.D$619])*100;&quot;&quot;)" office:value-type="float" office:value="17" calcext:value-type="float">
            <text:p>17</text:p>
          </table:table-cell>
          <table:table-cell table:formula="of:=IFERROR(([.E297]-[.E$619])/([.E$620]-[.E$619])*100;&quot;&quot;)">
            <text:p/>
          </table:table-cell>
          <table:table-cell table:formula="of:=IFERROR(([.F297]-[.F$619])/([.F$620]-[.F$619])*100;&quot;&quot;)">
            <text:p/>
          </table:table-cell>
          <table:table-cell table:formula="of:=IFERROR(([.G297]-[.G$619])/([.G$620]-[.G$619])*100;&quot;&quot;)">
            <text:p/>
          </table:table-cell>
          <table:table-cell table:formula="of:=IFERROR(([.H297]-[.H$619])/([.H$620]-[.H$619])*100;&quot;&quot;)">
            <text:p/>
          </table:table-cell>
          <table:table-cell table:formula="of:=IFERROR(([.I297]-[.I$619])/([.I$620]-[.I$619])*100;&quot;&quot;)">
            <text:p/>
          </table:table-cell>
          <table:table-cell table:formula="of:=IFERROR(([.J297]-[.J$619])/([.J$620]-[.J$619])*100;&quot;&quot;)">
            <text:p/>
          </table:table-cell>
          <table:table-cell table:formula="of:=IFERROR(([.K297]-[.K$619])/([.K$620]-[.K$619])*100;&quot;&quot;)">
            <text:p/>
          </table:table-cell>
          <table:table-cell table:formula="of:=IFERROR(([.L297]-[.L$619])/([.L$620]-[.L$619])*100;&quot;&quot;)">
            <text:p/>
          </table:table-cell>
          <table:table-cell table:formula="of:=IFERROR(([.M297]-[.M$619])/([.M$620]-[.M$619])*100;&quot;&quot;)">
            <text:p/>
          </table:table-cell>
          <table:table-cell table:formula="of:=IFERROR(([.N297]-[.N$619])/([.N$620]-[.N$619])*100;&quot;&quot;)">
            <text:p/>
          </table:table-cell>
          <table:table-cell table:formula="of:=IFERROR(([.O297]-[.O$619])/([.O$620]-[.O$619])*100;&quot;&quot;)">
            <text:p/>
          </table:table-cell>
          <table:table-cell table:formula="of:=IFERROR(([.P297]-[.P$619])/([.P$620]-[.P$619])*100;&quot;&quot;)" office:value-type="float" office:value="85" calcext:value-type="float">
            <text:p>85</text:p>
          </table:table-cell>
          <table:table-cell table:formula="of:=IFERROR(([.Q297]-[.Q$619])/([.Q$620]-[.Q$619])*100;&quot;&quot;)">
            <text:p/>
          </table:table-cell>
        </table:table-row>
        <table:table-row table:style-name="ro1">
          <table:table-cell office:value-type="float" office:value="645.096" calcext:value-type="float">
            <text:p>645.09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645.096" calcext:value-type="float">
            <text:p>645.096</text:p>
          </table:table-cell>
          <table:table-cell table:formula="of:=IFERROR(([.B298]-[.B$619])/([.B$620]-[.B$619])*100;&quot;&quot;)">
            <text:p/>
          </table:table-cell>
          <table:table-cell table:formula="of:=IFERROR(([.C298]-[.C$619])/([.C$620]-[.C$619])*100;&quot;&quot;)">
            <text:p/>
          </table:table-cell>
          <table:table-cell table:formula="of:=IFERROR(([.D298]-[.D$619])/([.D$620]-[.D$619])*100;&quot;&quot;)" office:value-type="float" office:value="16" calcext:value-type="float">
            <text:p>16</text:p>
          </table:table-cell>
          <table:table-cell table:formula="of:=IFERROR(([.E298]-[.E$619])/([.E$620]-[.E$619])*100;&quot;&quot;)">
            <text:p/>
          </table:table-cell>
          <table:table-cell table:formula="of:=IFERROR(([.F298]-[.F$619])/([.F$620]-[.F$619])*100;&quot;&quot;)">
            <text:p/>
          </table:table-cell>
          <table:table-cell table:formula="of:=IFERROR(([.G298]-[.G$619])/([.G$620]-[.G$619])*100;&quot;&quot;)">
            <text:p/>
          </table:table-cell>
          <table:table-cell table:formula="of:=IFERROR(([.H298]-[.H$619])/([.H$620]-[.H$619])*100;&quot;&quot;)">
            <text:p/>
          </table:table-cell>
          <table:table-cell table:formula="of:=IFERROR(([.I298]-[.I$619])/([.I$620]-[.I$619])*100;&quot;&quot;)">
            <text:p/>
          </table:table-cell>
          <table:table-cell table:formula="of:=IFERROR(([.J298]-[.J$619])/([.J$620]-[.J$619])*100;&quot;&quot;)">
            <text:p/>
          </table:table-cell>
          <table:table-cell table:formula="of:=IFERROR(([.K298]-[.K$619])/([.K$620]-[.K$619])*100;&quot;&quot;)">
            <text:p/>
          </table:table-cell>
          <table:table-cell table:formula="of:=IFERROR(([.L298]-[.L$619])/([.L$620]-[.L$619])*100;&quot;&quot;)">
            <text:p/>
          </table:table-cell>
          <table:table-cell table:formula="of:=IFERROR(([.M298]-[.M$619])/([.M$620]-[.M$619])*100;&quot;&quot;)">
            <text:p/>
          </table:table-cell>
          <table:table-cell table:formula="of:=IFERROR(([.N298]-[.N$619])/([.N$620]-[.N$619])*100;&quot;&quot;)">
            <text:p/>
          </table:table-cell>
          <table:table-cell table:formula="of:=IFERROR(([.O298]-[.O$619])/([.O$620]-[.O$619])*100;&quot;&quot;)">
            <text:p/>
          </table:table-cell>
          <table:table-cell table:formula="of:=IFERROR(([.P298]-[.P$619])/([.P$620]-[.P$619])*100;&quot;&quot;)">
            <text:p/>
          </table:table-cell>
          <table:table-cell table:formula="of:=IFERROR(([.Q298]-[.Q$619])/([.Q$620]-[.Q$619])*100;&quot;&quot;)">
            <text:p/>
          </table:table-cell>
        </table:table-row>
        <table:table-row table:style-name="ro1">
          <table:table-cell office:value-type="float" office:value="647.956" calcext:value-type="float">
            <text:p>647.95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647.956" calcext:value-type="float">
            <text:p>647.956</text:p>
          </table:table-cell>
          <table:table-cell table:formula="of:=IFERROR(([.B299]-[.B$619])/([.B$620]-[.B$619])*100;&quot;&quot;)">
            <text:p/>
          </table:table-cell>
          <table:table-cell table:formula="of:=IFERROR(([.C299]-[.C$619])/([.C$620]-[.C$619])*100;&quot;&quot;)">
            <text:p/>
          </table:table-cell>
          <table:table-cell table:formula="of:=IFERROR(([.D299]-[.D$619])/([.D$620]-[.D$619])*100;&quot;&quot;)" office:value-type="float" office:value="15" calcext:value-type="float">
            <text:p>15</text:p>
          </table:table-cell>
          <table:table-cell table:formula="of:=IFERROR(([.E299]-[.E$619])/([.E$620]-[.E$619])*100;&quot;&quot;)">
            <text:p/>
          </table:table-cell>
          <table:table-cell table:formula="of:=IFERROR(([.F299]-[.F$619])/([.F$620]-[.F$619])*100;&quot;&quot;)">
            <text:p/>
          </table:table-cell>
          <table:table-cell table:formula="of:=IFERROR(([.G299]-[.G$619])/([.G$620]-[.G$619])*100;&quot;&quot;)">
            <text:p/>
          </table:table-cell>
          <table:table-cell table:formula="of:=IFERROR(([.H299]-[.H$619])/([.H$620]-[.H$619])*100;&quot;&quot;)">
            <text:p/>
          </table:table-cell>
          <table:table-cell table:formula="of:=IFERROR(([.I299]-[.I$619])/([.I$620]-[.I$619])*100;&quot;&quot;)">
            <text:p/>
          </table:table-cell>
          <table:table-cell table:formula="of:=IFERROR(([.J299]-[.J$619])/([.J$620]-[.J$619])*100;&quot;&quot;)">
            <text:p/>
          </table:table-cell>
          <table:table-cell table:formula="of:=IFERROR(([.K299]-[.K$619])/([.K$620]-[.K$619])*100;&quot;&quot;)">
            <text:p/>
          </table:table-cell>
          <table:table-cell table:formula="of:=IFERROR(([.L299]-[.L$619])/([.L$620]-[.L$619])*100;&quot;&quot;)">
            <text:p/>
          </table:table-cell>
          <table:table-cell table:formula="of:=IFERROR(([.M299]-[.M$619])/([.M$620]-[.M$619])*100;&quot;&quot;)">
            <text:p/>
          </table:table-cell>
          <table:table-cell table:formula="of:=IFERROR(([.N299]-[.N$619])/([.N$620]-[.N$619])*100;&quot;&quot;)">
            <text:p/>
          </table:table-cell>
          <table:table-cell table:formula="of:=IFERROR(([.O299]-[.O$619])/([.O$620]-[.O$619])*100;&quot;&quot;)">
            <text:p/>
          </table:table-cell>
          <table:table-cell table:formula="of:=IFERROR(([.P299]-[.P$619])/([.P$620]-[.P$619])*100;&quot;&quot;)">
            <text:p/>
          </table:table-cell>
          <table:table-cell table:formula="of:=IFERROR(([.Q299]-[.Q$619])/([.Q$620]-[.Q$619])*100;&quot;&quot;)">
            <text:p/>
          </table:table-cell>
        </table:table-row>
        <table:table-row table:style-name="ro1">
          <table:table-cell office:value-type="float" office:value="650.816" calcext:value-type="float">
            <text:p>650.81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650.816" calcext:value-type="float">
            <text:p>650.816</text:p>
          </table:table-cell>
          <table:table-cell table:formula="of:=IFERROR(([.B300]-[.B$619])/([.B$620]-[.B$619])*100;&quot;&quot;)">
            <text:p/>
          </table:table-cell>
          <table:table-cell table:formula="of:=IFERROR(([.C300]-[.C$619])/([.C$620]-[.C$619])*100;&quot;&quot;)">
            <text:p/>
          </table:table-cell>
          <table:table-cell table:formula="of:=IFERROR(([.D300]-[.D$619])/([.D$620]-[.D$619])*100;&quot;&quot;)" office:value-type="float" office:value="14" calcext:value-type="float">
            <text:p>14</text:p>
          </table:table-cell>
          <table:table-cell table:formula="of:=IFERROR(([.E300]-[.E$619])/([.E$620]-[.E$619])*100;&quot;&quot;)">
            <text:p/>
          </table:table-cell>
          <table:table-cell table:formula="of:=IFERROR(([.F300]-[.F$619])/([.F$620]-[.F$619])*100;&quot;&quot;)">
            <text:p/>
          </table:table-cell>
          <table:table-cell table:formula="of:=IFERROR(([.G300]-[.G$619])/([.G$620]-[.G$619])*100;&quot;&quot;)">
            <text:p/>
          </table:table-cell>
          <table:table-cell table:formula="of:=IFERROR(([.H300]-[.H$619])/([.H$620]-[.H$619])*100;&quot;&quot;)">
            <text:p/>
          </table:table-cell>
          <table:table-cell table:formula="of:=IFERROR(([.I300]-[.I$619])/([.I$620]-[.I$619])*100;&quot;&quot;)">
            <text:p/>
          </table:table-cell>
          <table:table-cell table:formula="of:=IFERROR(([.J300]-[.J$619])/([.J$620]-[.J$619])*100;&quot;&quot;)">
            <text:p/>
          </table:table-cell>
          <table:table-cell table:formula="of:=IFERROR(([.K300]-[.K$619])/([.K$620]-[.K$619])*100;&quot;&quot;)">
            <text:p/>
          </table:table-cell>
          <table:table-cell table:formula="of:=IFERROR(([.L300]-[.L$619])/([.L$620]-[.L$619])*100;&quot;&quot;)">
            <text:p/>
          </table:table-cell>
          <table:table-cell table:formula="of:=IFERROR(([.M300]-[.M$619])/([.M$620]-[.M$619])*100;&quot;&quot;)">
            <text:p/>
          </table:table-cell>
          <table:table-cell table:formula="of:=IFERROR(([.N300]-[.N$619])/([.N$620]-[.N$619])*100;&quot;&quot;)">
            <text:p/>
          </table:table-cell>
          <table:table-cell table:formula="of:=IFERROR(([.O300]-[.O$619])/([.O$620]-[.O$619])*100;&quot;&quot;)">
            <text:p/>
          </table:table-cell>
          <table:table-cell table:formula="of:=IFERROR(([.P300]-[.P$619])/([.P$620]-[.P$619])*100;&quot;&quot;)">
            <text:p/>
          </table:table-cell>
          <table:table-cell table:formula="of:=IFERROR(([.Q300]-[.Q$619])/([.Q$620]-[.Q$619])*100;&quot;&quot;)">
            <text:p/>
          </table:table-cell>
        </table:table-row>
        <table:table-row table:style-name="ro1">
          <table:table-cell office:value-type="float" office:value="652.196" calcext:value-type="float">
            <text:p>652.19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8" calcext:value-type="float">
            <text:p>28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652.196" calcext:value-type="float">
            <text:p>652.196</text:p>
          </table:table-cell>
          <table:table-cell table:formula="of:=IFERROR(([.B301]-[.B$619])/([.B$620]-[.B$619])*100;&quot;&quot;)">
            <text:p/>
          </table:table-cell>
          <table:table-cell table:formula="of:=IFERROR(([.C301]-[.C$619])/([.C$620]-[.C$619])*100;&quot;&quot;)">
            <text:p/>
          </table:table-cell>
          <table:table-cell table:formula="of:=IFERROR(([.D301]-[.D$619])/([.D$620]-[.D$619])*100;&quot;&quot;)">
            <text:p/>
          </table:table-cell>
          <table:table-cell table:formula="of:=IFERROR(([.E301]-[.E$619])/([.E$620]-[.E$619])*100;&quot;&quot;)" office:value-type="float" office:value="59.2592592592593" calcext:value-type="float">
            <text:p>59.2592592593</text:p>
          </table:table-cell>
          <table:table-cell table:formula="of:=IFERROR(([.F301]-[.F$619])/([.F$620]-[.F$619])*100;&quot;&quot;)">
            <text:p/>
          </table:table-cell>
          <table:table-cell table:formula="of:=IFERROR(([.G301]-[.G$619])/([.G$620]-[.G$619])*100;&quot;&quot;)">
            <text:p/>
          </table:table-cell>
          <table:table-cell table:formula="of:=IFERROR(([.H301]-[.H$619])/([.H$620]-[.H$619])*100;&quot;&quot;)">
            <text:p/>
          </table:table-cell>
          <table:table-cell table:formula="of:=IFERROR(([.I301]-[.I$619])/([.I$620]-[.I$619])*100;&quot;&quot;)">
            <text:p/>
          </table:table-cell>
          <table:table-cell table:formula="of:=IFERROR(([.J301]-[.J$619])/([.J$620]-[.J$619])*100;&quot;&quot;)">
            <text:p/>
          </table:table-cell>
          <table:table-cell table:formula="of:=IFERROR(([.K301]-[.K$619])/([.K$620]-[.K$619])*100;&quot;&quot;)">
            <text:p/>
          </table:table-cell>
          <table:table-cell table:formula="of:=IFERROR(([.L301]-[.L$619])/([.L$620]-[.L$619])*100;&quot;&quot;)">
            <text:p/>
          </table:table-cell>
          <table:table-cell table:formula="of:=IFERROR(([.M301]-[.M$619])/([.M$620]-[.M$619])*100;&quot;&quot;)">
            <text:p/>
          </table:table-cell>
          <table:table-cell table:formula="of:=IFERROR(([.N301]-[.N$619])/([.N$620]-[.N$619])*100;&quot;&quot;)">
            <text:p/>
          </table:table-cell>
          <table:table-cell table:formula="of:=IFERROR(([.O301]-[.O$619])/([.O$620]-[.O$619])*100;&quot;&quot;)">
            <text:p/>
          </table:table-cell>
          <table:table-cell table:formula="of:=IFERROR(([.P301]-[.P$619])/([.P$620]-[.P$619])*100;&quot;&quot;)">
            <text:p/>
          </table:table-cell>
          <table:table-cell table:formula="of:=IFERROR(([.Q301]-[.Q$619])/([.Q$620]-[.Q$619])*100;&quot;&quot;)">
            <text:p/>
          </table:table-cell>
        </table:table-row>
        <table:table-row table:style-name="ro1">
          <table:table-cell office:value-type="float" office:value="653.676" calcext:value-type="float">
            <text:p>653.67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653.676" calcext:value-type="float">
            <text:p>653.676</text:p>
          </table:table-cell>
          <table:table-cell table:formula="of:=IFERROR(([.B302]-[.B$619])/([.B$620]-[.B$619])*100;&quot;&quot;)">
            <text:p/>
          </table:table-cell>
          <table:table-cell table:formula="of:=IFERROR(([.C302]-[.C$619])/([.C$620]-[.C$619])*100;&quot;&quot;)">
            <text:p/>
          </table:table-cell>
          <table:table-cell table:formula="of:=IFERROR(([.D302]-[.D$619])/([.D$620]-[.D$619])*100;&quot;&quot;)" office:value-type="float" office:value="13" calcext:value-type="float">
            <text:p>13</text:p>
          </table:table-cell>
          <table:table-cell table:formula="of:=IFERROR(([.E302]-[.E$619])/([.E$620]-[.E$619])*100;&quot;&quot;)">
            <text:p/>
          </table:table-cell>
          <table:table-cell table:formula="of:=IFERROR(([.F302]-[.F$619])/([.F$620]-[.F$619])*100;&quot;&quot;)">
            <text:p/>
          </table:table-cell>
          <table:table-cell table:formula="of:=IFERROR(([.G302]-[.G$619])/([.G$620]-[.G$619])*100;&quot;&quot;)">
            <text:p/>
          </table:table-cell>
          <table:table-cell table:formula="of:=IFERROR(([.H302]-[.H$619])/([.H$620]-[.H$619])*100;&quot;&quot;)">
            <text:p/>
          </table:table-cell>
          <table:table-cell table:formula="of:=IFERROR(([.I302]-[.I$619])/([.I$620]-[.I$619])*100;&quot;&quot;)">
            <text:p/>
          </table:table-cell>
          <table:table-cell table:formula="of:=IFERROR(([.J302]-[.J$619])/([.J$620]-[.J$619])*100;&quot;&quot;)">
            <text:p/>
          </table:table-cell>
          <table:table-cell table:formula="of:=IFERROR(([.K302]-[.K$619])/([.K$620]-[.K$619])*100;&quot;&quot;)">
            <text:p/>
          </table:table-cell>
          <table:table-cell table:formula="of:=IFERROR(([.L302]-[.L$619])/([.L$620]-[.L$619])*100;&quot;&quot;)">
            <text:p/>
          </table:table-cell>
          <table:table-cell table:formula="of:=IFERROR(([.M302]-[.M$619])/([.M$620]-[.M$619])*100;&quot;&quot;)">
            <text:p/>
          </table:table-cell>
          <table:table-cell table:formula="of:=IFERROR(([.N302]-[.N$619])/([.N$620]-[.N$619])*100;&quot;&quot;)">
            <text:p/>
          </table:table-cell>
          <table:table-cell table:formula="of:=IFERROR(([.O302]-[.O$619])/([.O$620]-[.O$619])*100;&quot;&quot;)">
            <text:p/>
          </table:table-cell>
          <table:table-cell table:formula="of:=IFERROR(([.P302]-[.P$619])/([.P$620]-[.P$619])*100;&quot;&quot;)">
            <text:p/>
          </table:table-cell>
          <table:table-cell table:formula="of:=IFERROR(([.Q302]-[.Q$619])/([.Q$620]-[.Q$619])*100;&quot;&quot;)">
            <text:p/>
          </table:table-cell>
        </table:table-row>
        <table:table-row table:style-name="ro1">
          <table:table-cell office:value-type="float" office:value="656.536" calcext:value-type="float">
            <text:p>656.53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656.536" calcext:value-type="float">
            <text:p>656.536</text:p>
          </table:table-cell>
          <table:table-cell table:formula="of:=IFERROR(([.B303]-[.B$619])/([.B$620]-[.B$619])*100;&quot;&quot;)">
            <text:p/>
          </table:table-cell>
          <table:table-cell table:formula="of:=IFERROR(([.C303]-[.C$619])/([.C$620]-[.C$619])*100;&quot;&quot;)">
            <text:p/>
          </table:table-cell>
          <table:table-cell table:formula="of:=IFERROR(([.D303]-[.D$619])/([.D$620]-[.D$619])*100;&quot;&quot;)" office:value-type="float" office:value="12" calcext:value-type="float">
            <text:p>12</text:p>
          </table:table-cell>
          <table:table-cell table:formula="of:=IFERROR(([.E303]-[.E$619])/([.E$620]-[.E$619])*100;&quot;&quot;)">
            <text:p/>
          </table:table-cell>
          <table:table-cell table:formula="of:=IFERROR(([.F303]-[.F$619])/([.F$620]-[.F$619])*100;&quot;&quot;)">
            <text:p/>
          </table:table-cell>
          <table:table-cell table:formula="of:=IFERROR(([.G303]-[.G$619])/([.G$620]-[.G$619])*100;&quot;&quot;)">
            <text:p/>
          </table:table-cell>
          <table:table-cell table:formula="of:=IFERROR(([.H303]-[.H$619])/([.H$620]-[.H$619])*100;&quot;&quot;)">
            <text:p/>
          </table:table-cell>
          <table:table-cell table:formula="of:=IFERROR(([.I303]-[.I$619])/([.I$620]-[.I$619])*100;&quot;&quot;)" office:value-type="float" office:value="52.3809523809524" calcext:value-type="float">
            <text:p>52.380952381</text:p>
          </table:table-cell>
          <table:table-cell table:formula="of:=IFERROR(([.J303]-[.J$619])/([.J$620]-[.J$619])*100;&quot;&quot;)" office:value-type="float" office:value="80.3921568627451" calcext:value-type="float">
            <text:p>80.3921568627</text:p>
          </table:table-cell>
          <table:table-cell table:formula="of:=IFERROR(([.K303]-[.K$619])/([.K$620]-[.K$619])*100;&quot;&quot;)">
            <text:p/>
          </table:table-cell>
          <table:table-cell table:formula="of:=IFERROR(([.L303]-[.L$619])/([.L$620]-[.L$619])*100;&quot;&quot;)">
            <text:p/>
          </table:table-cell>
          <table:table-cell table:formula="of:=IFERROR(([.M303]-[.M$619])/([.M$620]-[.M$619])*100;&quot;&quot;)">
            <text:p/>
          </table:table-cell>
          <table:table-cell table:formula="of:=IFERROR(([.N303]-[.N$619])/([.N$620]-[.N$619])*100;&quot;&quot;)">
            <text:p/>
          </table:table-cell>
          <table:table-cell table:formula="of:=IFERROR(([.O303]-[.O$619])/([.O$620]-[.O$619])*100;&quot;&quot;)">
            <text:p/>
          </table:table-cell>
          <table:table-cell table:formula="of:=IFERROR(([.P303]-[.P$619])/([.P$620]-[.P$619])*100;&quot;&quot;)">
            <text:p/>
          </table:table-cell>
          <table:table-cell table:formula="of:=IFERROR(([.Q303]-[.Q$619])/([.Q$620]-[.Q$619])*100;&quot;&quot;)">
            <text:p/>
          </table:table-cell>
        </table:table-row>
        <table:table-row table:style-name="ro1">
          <table:table-cell office:value-type="float" office:value="659.396" calcext:value-type="float">
            <text:p>659.39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59.396" calcext:value-type="float">
            <text:p>659.396</text:p>
          </table:table-cell>
          <table:table-cell table:formula="of:=IFERROR(([.B304]-[.B$619])/([.B$620]-[.B$619])*100;&quot;&quot;)">
            <text:p/>
          </table:table-cell>
          <table:table-cell table:formula="of:=IFERROR(([.C304]-[.C$619])/([.C$620]-[.C$619])*100;&quot;&quot;)">
            <text:p/>
          </table:table-cell>
          <table:table-cell table:formula="of:=IFERROR(([.D304]-[.D$619])/([.D$620]-[.D$619])*100;&quot;&quot;)" office:value-type="float" office:value="11" calcext:value-type="float">
            <text:p>11</text:p>
          </table:table-cell>
          <table:table-cell table:formula="of:=IFERROR(([.E304]-[.E$619])/([.E$620]-[.E$619])*100;&quot;&quot;)">
            <text:p/>
          </table:table-cell>
          <table:table-cell table:formula="of:=IFERROR(([.F304]-[.F$619])/([.F$620]-[.F$619])*100;&quot;&quot;)" office:value-type="float" office:value="14.2857142857143" calcext:value-type="float">
            <text:p>14.2857142857</text:p>
          </table:table-cell>
          <table:table-cell table:formula="of:=IFERROR(([.G304]-[.G$619])/([.G$620]-[.G$619])*100;&quot;&quot;)" office:value-type="float" office:value="25" calcext:value-type="float">
            <text:p>25</text:p>
          </table:table-cell>
          <table:table-cell table:formula="of:=IFERROR(([.H304]-[.H$619])/([.H$620]-[.H$619])*100;&quot;&quot;)" office:value-type="float" office:value="23.5294117647059" calcext:value-type="float">
            <text:p>23.5294117647</text:p>
          </table:table-cell>
          <table:table-cell table:formula="of:=IFERROR(([.I304]-[.I$619])/([.I$620]-[.I$619])*100;&quot;&quot;)">
            <text:p/>
          </table:table-cell>
          <table:table-cell table:formula="of:=IFERROR(([.J304]-[.J$619])/([.J$620]-[.J$619])*100;&quot;&quot;)">
            <text:p/>
          </table:table-cell>
          <table:table-cell table:formula="of:=IFERROR(([.K304]-[.K$619])/([.K$620]-[.K$619])*100;&quot;&quot;)">
            <text:p/>
          </table:table-cell>
          <table:table-cell table:formula="of:=IFERROR(([.L304]-[.L$619])/([.L$620]-[.L$619])*100;&quot;&quot;)">
            <text:p/>
          </table:table-cell>
          <table:table-cell table:formula="of:=IFERROR(([.M304]-[.M$619])/([.M$620]-[.M$619])*100;&quot;&quot;)">
            <text:p/>
          </table:table-cell>
          <table:table-cell table:formula="of:=IFERROR(([.N304]-[.N$619])/([.N$620]-[.N$619])*100;&quot;&quot;)">
            <text:p/>
          </table:table-cell>
          <table:table-cell table:formula="of:=IFERROR(([.O304]-[.O$619])/([.O$620]-[.O$619])*100;&quot;&quot;)">
            <text:p/>
          </table:table-cell>
          <table:table-cell table:formula="of:=IFERROR(([.P304]-[.P$619])/([.P$620]-[.P$619])*100;&quot;&quot;)">
            <text:p/>
          </table:table-cell>
          <table:table-cell table:formula="of:=IFERROR(([.Q304]-[.Q$619])/([.Q$620]-[.Q$619])*100;&quot;&quot;)" office:value-type="float" office:value="36.8421052631579" calcext:value-type="float">
            <text:p>36.8421052632</text:p>
          </table:table-cell>
        </table:table-row>
        <table:table-row table:style-name="ro1">
          <table:table-cell office:value-type="float" office:value="659.76" calcext:value-type="float">
            <text:p>659.76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float" office:value="659.76" calcext:value-type="float">
            <text:p>659.76</text:p>
          </table:table-cell>
          <table:table-cell table:formula="of:=IFERROR(([.B305]-[.B$619])/([.B$620]-[.B$619])*100;&quot;&quot;)">
            <text:p/>
          </table:table-cell>
          <table:table-cell table:formula="of:=IFERROR(([.C305]-[.C$619])/([.C$620]-[.C$619])*100;&quot;&quot;)">
            <text:p/>
          </table:table-cell>
          <table:table-cell table:formula="of:=IFERROR(([.D305]-[.D$619])/([.D$620]-[.D$619])*100;&quot;&quot;)">
            <text:p/>
          </table:table-cell>
          <table:table-cell table:formula="of:=IFERROR(([.E305]-[.E$619])/([.E$620]-[.E$619])*100;&quot;&quot;)">
            <text:p/>
          </table:table-cell>
          <table:table-cell table:formula="of:=IFERROR(([.F305]-[.F$619])/([.F$620]-[.F$619])*100;&quot;&quot;)">
            <text:p/>
          </table:table-cell>
          <table:table-cell table:formula="of:=IFERROR(([.G305]-[.G$619])/([.G$620]-[.G$619])*100;&quot;&quot;)">
            <text:p/>
          </table:table-cell>
          <table:table-cell table:formula="of:=IFERROR(([.H305]-[.H$619])/([.H$620]-[.H$619])*100;&quot;&quot;)">
            <text:p/>
          </table:table-cell>
          <table:table-cell table:formula="of:=IFERROR(([.I305]-[.I$619])/([.I$620]-[.I$619])*100;&quot;&quot;)">
            <text:p/>
          </table:table-cell>
          <table:table-cell table:formula="of:=IFERROR(([.J305]-[.J$619])/([.J$620]-[.J$619])*100;&quot;&quot;)">
            <text:p/>
          </table:table-cell>
          <table:table-cell table:formula="of:=IFERROR(([.K305]-[.K$619])/([.K$620]-[.K$619])*100;&quot;&quot;)">
            <text:p/>
          </table:table-cell>
          <table:table-cell table:formula="of:=IFERROR(([.L305]-[.L$619])/([.L$620]-[.L$619])*100;&quot;&quot;)">
            <text:p/>
          </table:table-cell>
          <table:table-cell table:formula="of:=IFERROR(([.M305]-[.M$619])/([.M$620]-[.M$619])*100;&quot;&quot;)" office:value-type="float" office:value="83.3333333333333" calcext:value-type="float">
            <text:p>83.3333333333</text:p>
          </table:table-cell>
          <table:table-cell table:formula="of:=IFERROR(([.N305]-[.N$619])/([.N$620]-[.N$619])*100;&quot;&quot;)">
            <text:p/>
          </table:table-cell>
          <table:table-cell table:formula="of:=IFERROR(([.O305]-[.O$619])/([.O$620]-[.O$619])*100;&quot;&quot;)">
            <text:p/>
          </table:table-cell>
          <table:table-cell table:formula="of:=IFERROR(([.P305]-[.P$619])/([.P$620]-[.P$619])*100;&quot;&quot;)">
            <text:p/>
          </table:table-cell>
          <table:table-cell table:formula="of:=IFERROR(([.Q305]-[.Q$619])/([.Q$620]-[.Q$619])*100;&quot;&quot;)">
            <text:p/>
          </table:table-cell>
        </table:table-row>
        <table:table-row table:style-name="ro1">
          <table:table-cell office:value-type="float" office:value="662.256" calcext:value-type="float">
            <text:p>662.25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662.256" calcext:value-type="float">
            <text:p>662.256</text:p>
          </table:table-cell>
          <table:table-cell table:formula="of:=IFERROR(([.B306]-[.B$619])/([.B$620]-[.B$619])*100;&quot;&quot;)">
            <text:p/>
          </table:table-cell>
          <table:table-cell table:formula="of:=IFERROR(([.C306]-[.C$619])/([.C$620]-[.C$619])*100;&quot;&quot;)">
            <text:p/>
          </table:table-cell>
          <table:table-cell table:formula="of:=IFERROR(([.D306]-[.D$619])/([.D$620]-[.D$619])*100;&quot;&quot;)" office:value-type="float" office:value="10" calcext:value-type="float">
            <text:p>10</text:p>
          </table:table-cell>
          <table:table-cell table:formula="of:=IFERROR(([.E306]-[.E$619])/([.E$620]-[.E$619])*100;&quot;&quot;)">
            <text:p/>
          </table:table-cell>
          <table:table-cell table:formula="of:=IFERROR(([.F306]-[.F$619])/([.F$620]-[.F$619])*100;&quot;&quot;)">
            <text:p/>
          </table:table-cell>
          <table:table-cell table:formula="of:=IFERROR(([.G306]-[.G$619])/([.G$620]-[.G$619])*100;&quot;&quot;)">
            <text:p/>
          </table:table-cell>
          <table:table-cell table:formula="of:=IFERROR(([.H306]-[.H$619])/([.H$620]-[.H$619])*100;&quot;&quot;)">
            <text:p/>
          </table:table-cell>
          <table:table-cell table:formula="of:=IFERROR(([.I306]-[.I$619])/([.I$620]-[.I$619])*100;&quot;&quot;)">
            <text:p/>
          </table:table-cell>
          <table:table-cell table:formula="of:=IFERROR(([.J306]-[.J$619])/([.J$620]-[.J$619])*100;&quot;&quot;)">
            <text:p/>
          </table:table-cell>
          <table:table-cell table:formula="of:=IFERROR(([.K306]-[.K$619])/([.K$620]-[.K$619])*100;&quot;&quot;)">
            <text:p/>
          </table:table-cell>
          <table:table-cell table:formula="of:=IFERROR(([.L306]-[.L$619])/([.L$620]-[.L$619])*100;&quot;&quot;)">
            <text:p/>
          </table:table-cell>
          <table:table-cell table:formula="of:=IFERROR(([.M306]-[.M$619])/([.M$620]-[.M$619])*100;&quot;&quot;)">
            <text:p/>
          </table:table-cell>
          <table:table-cell table:formula="of:=IFERROR(([.N306]-[.N$619])/([.N$620]-[.N$619])*100;&quot;&quot;)">
            <text:p/>
          </table:table-cell>
          <table:table-cell table:formula="of:=IFERROR(([.O306]-[.O$619])/([.O$620]-[.O$619])*100;&quot;&quot;)">
            <text:p/>
          </table:table-cell>
          <table:table-cell table:formula="of:=IFERROR(([.P306]-[.P$619])/([.P$620]-[.P$619])*100;&quot;&quot;)">
            <text:p/>
          </table:table-cell>
          <table:table-cell table:formula="of:=IFERROR(([.Q306]-[.Q$619])/([.Q$620]-[.Q$619])*100;&quot;&quot;)">
            <text:p/>
          </table:table-cell>
        </table:table-row>
        <table:table-row table:style-name="ro1">
          <table:table-cell office:value-type="float" office:value="663.94" calcext:value-type="float">
            <text:p>663.94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663.94" calcext:value-type="float">
            <text:p>663.94</text:p>
          </table:table-cell>
          <table:table-cell table:formula="of:=IFERROR(([.B307]-[.B$619])/([.B$620]-[.B$619])*100;&quot;&quot;)">
            <text:p/>
          </table:table-cell>
          <table:table-cell table:formula="of:=IFERROR(([.C307]-[.C$619])/([.C$620]-[.C$619])*100;&quot;&quot;)">
            <text:p/>
          </table:table-cell>
          <table:table-cell table:formula="of:=IFERROR(([.D307]-[.D$619])/([.D$620]-[.D$619])*100;&quot;&quot;)">
            <text:p/>
          </table:table-cell>
          <table:table-cell table:formula="of:=IFERROR(([.E307]-[.E$619])/([.E$620]-[.E$619])*100;&quot;&quot;)">
            <text:p/>
          </table:table-cell>
          <table:table-cell table:formula="of:=IFERROR(([.F307]-[.F$619])/([.F$620]-[.F$619])*100;&quot;&quot;)">
            <text:p/>
          </table:table-cell>
          <table:table-cell table:formula="of:=IFERROR(([.G307]-[.G$619])/([.G$620]-[.G$619])*100;&quot;&quot;)">
            <text:p/>
          </table:table-cell>
          <table:table-cell table:formula="of:=IFERROR(([.H307]-[.H$619])/([.H$620]-[.H$619])*100;&quot;&quot;)">
            <text:p/>
          </table:table-cell>
          <table:table-cell table:formula="of:=IFERROR(([.I307]-[.I$619])/([.I$620]-[.I$619])*100;&quot;&quot;)">
            <text:p/>
          </table:table-cell>
          <table:table-cell table:formula="of:=IFERROR(([.J307]-[.J$619])/([.J$620]-[.J$619])*100;&quot;&quot;)">
            <text:p/>
          </table:table-cell>
          <table:table-cell table:formula="of:=IFERROR(([.K307]-[.K$619])/([.K$620]-[.K$619])*100;&quot;&quot;)">
            <text:p/>
          </table:table-cell>
          <table:table-cell table:formula="of:=IFERROR(([.L307]-[.L$619])/([.L$620]-[.L$619])*100;&quot;&quot;)">
            <text:p/>
          </table:table-cell>
          <table:table-cell table:formula="of:=IFERROR(([.M307]-[.M$619])/([.M$620]-[.M$619])*100;&quot;&quot;)">
            <text:p/>
          </table:table-cell>
          <table:table-cell table:formula="of:=IFERROR(([.N307]-[.N$619])/([.N$620]-[.N$619])*100;&quot;&quot;)">
            <text:p/>
          </table:table-cell>
          <table:table-cell table:formula="of:=IFERROR(([.O307]-[.O$619])/([.O$620]-[.O$619])*100;&quot;&quot;)">
            <text:p/>
          </table:table-cell>
          <table:table-cell table:formula="of:=IFERROR(([.P307]-[.P$619])/([.P$620]-[.P$619])*100;&quot;&quot;)" office:value-type="float" office:value="82.5" calcext:value-type="float">
            <text:p>82.5</text:p>
          </table:table-cell>
          <table:table-cell table:formula="of:=IFERROR(([.Q307]-[.Q$619])/([.Q$620]-[.Q$619])*100;&quot;&quot;)">
            <text:p/>
          </table:table-cell>
        </table:table-row>
        <table:table-row table:style-name="ro1">
          <table:table-cell office:value-type="float" office:value="665.116" calcext:value-type="float">
            <text:p>665.11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665.116" calcext:value-type="float">
            <text:p>665.116</text:p>
          </table:table-cell>
          <table:table-cell table:formula="of:=IFERROR(([.B308]-[.B$619])/([.B$620]-[.B$619])*100;&quot;&quot;)">
            <text:p/>
          </table:table-cell>
          <table:table-cell table:formula="of:=IFERROR(([.C308]-[.C$619])/([.C$620]-[.C$619])*100;&quot;&quot;)">
            <text:p/>
          </table:table-cell>
          <table:table-cell table:formula="of:=IFERROR(([.D308]-[.D$619])/([.D$620]-[.D$619])*100;&quot;&quot;)" office:value-type="float" office:value="9" calcext:value-type="float">
            <text:p>9</text:p>
          </table:table-cell>
          <table:table-cell table:formula="of:=IFERROR(([.E308]-[.E$619])/([.E$620]-[.E$619])*100;&quot;&quot;)">
            <text:p/>
          </table:table-cell>
          <table:table-cell table:formula="of:=IFERROR(([.F308]-[.F$619])/([.F$620]-[.F$619])*100;&quot;&quot;)">
            <text:p/>
          </table:table-cell>
          <table:table-cell table:formula="of:=IFERROR(([.G308]-[.G$619])/([.G$620]-[.G$619])*100;&quot;&quot;)">
            <text:p/>
          </table:table-cell>
          <table:table-cell table:formula="of:=IFERROR(([.H308]-[.H$619])/([.H$620]-[.H$619])*100;&quot;&quot;)">
            <text:p/>
          </table:table-cell>
          <table:table-cell table:formula="of:=IFERROR(([.I308]-[.I$619])/([.I$620]-[.I$619])*100;&quot;&quot;)">
            <text:p/>
          </table:table-cell>
          <table:table-cell table:formula="of:=IFERROR(([.J308]-[.J$619])/([.J$620]-[.J$619])*100;&quot;&quot;)">
            <text:p/>
          </table:table-cell>
          <table:table-cell table:formula="of:=IFERROR(([.K308]-[.K$619])/([.K$620]-[.K$619])*100;&quot;&quot;)">
            <text:p/>
          </table:table-cell>
          <table:table-cell table:formula="of:=IFERROR(([.L308]-[.L$619])/([.L$620]-[.L$619])*100;&quot;&quot;)">
            <text:p/>
          </table:table-cell>
          <table:table-cell table:formula="of:=IFERROR(([.M308]-[.M$619])/([.M$620]-[.M$619])*100;&quot;&quot;)">
            <text:p/>
          </table:table-cell>
          <table:table-cell table:formula="of:=IFERROR(([.N308]-[.N$619])/([.N$620]-[.N$619])*100;&quot;&quot;)">
            <text:p/>
          </table:table-cell>
          <table:table-cell table:formula="of:=IFERROR(([.O308]-[.O$619])/([.O$620]-[.O$619])*100;&quot;&quot;)">
            <text:p/>
          </table:table-cell>
          <table:table-cell table:formula="of:=IFERROR(([.P308]-[.P$619])/([.P$620]-[.P$619])*100;&quot;&quot;)">
            <text:p/>
          </table:table-cell>
          <table:table-cell table:formula="of:=IFERROR(([.Q308]-[.Q$619])/([.Q$620]-[.Q$619])*100;&quot;&quot;)">
            <text:p/>
          </table:table-cell>
        </table:table-row>
        <table:table-row table:style-name="ro1">
          <table:table-cell office:value-type="float" office:value="666.636" calcext:value-type="float">
            <text:p>666.63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7" calcext:value-type="float">
            <text:p>27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666.636" calcext:value-type="float">
            <text:p>666.636</text:p>
          </table:table-cell>
          <table:table-cell table:formula="of:=IFERROR(([.B309]-[.B$619])/([.B$620]-[.B$619])*100;&quot;&quot;)">
            <text:p/>
          </table:table-cell>
          <table:table-cell table:formula="of:=IFERROR(([.C309]-[.C$619])/([.C$620]-[.C$619])*100;&quot;&quot;)">
            <text:p/>
          </table:table-cell>
          <table:table-cell table:formula="of:=IFERROR(([.D309]-[.D$619])/([.D$620]-[.D$619])*100;&quot;&quot;)">
            <text:p/>
          </table:table-cell>
          <table:table-cell table:formula="of:=IFERROR(([.E309]-[.E$619])/([.E$620]-[.E$619])*100;&quot;&quot;)" office:value-type="float" office:value="55.5555555555556" calcext:value-type="float">
            <text:p>55.5555555556</text:p>
          </table:table-cell>
          <table:table-cell table:formula="of:=IFERROR(([.F309]-[.F$619])/([.F$620]-[.F$619])*100;&quot;&quot;)">
            <text:p/>
          </table:table-cell>
          <table:table-cell table:formula="of:=IFERROR(([.G309]-[.G$619])/([.G$620]-[.G$619])*100;&quot;&quot;)">
            <text:p/>
          </table:table-cell>
          <table:table-cell table:formula="of:=IFERROR(([.H309]-[.H$619])/([.H$620]-[.H$619])*100;&quot;&quot;)">
            <text:p/>
          </table:table-cell>
          <table:table-cell table:formula="of:=IFERROR(([.I309]-[.I$619])/([.I$620]-[.I$619])*100;&quot;&quot;)">
            <text:p/>
          </table:table-cell>
          <table:table-cell table:formula="of:=IFERROR(([.J309]-[.J$619])/([.J$620]-[.J$619])*100;&quot;&quot;)">
            <text:p/>
          </table:table-cell>
          <table:table-cell table:formula="of:=IFERROR(([.K309]-[.K$619])/([.K$620]-[.K$619])*100;&quot;&quot;)">
            <text:p/>
          </table:table-cell>
          <table:table-cell table:formula="of:=IFERROR(([.L309]-[.L$619])/([.L$620]-[.L$619])*100;&quot;&quot;)">
            <text:p/>
          </table:table-cell>
          <table:table-cell table:formula="of:=IFERROR(([.M309]-[.M$619])/([.M$620]-[.M$619])*100;&quot;&quot;)">
            <text:p/>
          </table:table-cell>
          <table:table-cell table:formula="of:=IFERROR(([.N309]-[.N$619])/([.N$620]-[.N$619])*100;&quot;&quot;)">
            <text:p/>
          </table:table-cell>
          <table:table-cell table:formula="of:=IFERROR(([.O309]-[.O$619])/([.O$620]-[.O$619])*100;&quot;&quot;)">
            <text:p/>
          </table:table-cell>
          <table:table-cell table:formula="of:=IFERROR(([.P309]-[.P$619])/([.P$620]-[.P$619])*100;&quot;&quot;)">
            <text:p/>
          </table:table-cell>
          <table:table-cell table:formula="of:=IFERROR(([.Q309]-[.Q$619])/([.Q$620]-[.Q$619])*100;&quot;&quot;)">
            <text:p/>
          </table:table-cell>
        </table:table-row>
        <table:table-row table:style-name="ro1">
          <table:table-cell office:value-type="float" office:value="667.976" calcext:value-type="float">
            <text:p>667.97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667.976" calcext:value-type="float">
            <text:p>667.976</text:p>
          </table:table-cell>
          <table:table-cell table:formula="of:=IFERROR(([.B310]-[.B$619])/([.B$620]-[.B$619])*100;&quot;&quot;)">
            <text:p/>
          </table:table-cell>
          <table:table-cell table:formula="of:=IFERROR(([.C310]-[.C$619])/([.C$620]-[.C$619])*100;&quot;&quot;)">
            <text:p/>
          </table:table-cell>
          <table:table-cell table:formula="of:=IFERROR(([.D310]-[.D$619])/([.D$620]-[.D$619])*100;&quot;&quot;)" office:value-type="float" office:value="8" calcext:value-type="float">
            <text:p>8</text:p>
          </table:table-cell>
          <table:table-cell table:formula="of:=IFERROR(([.E310]-[.E$619])/([.E$620]-[.E$619])*100;&quot;&quot;)">
            <text:p/>
          </table:table-cell>
          <table:table-cell table:formula="of:=IFERROR(([.F310]-[.F$619])/([.F$620]-[.F$619])*100;&quot;&quot;)">
            <text:p/>
          </table:table-cell>
          <table:table-cell table:formula="of:=IFERROR(([.G310]-[.G$619])/([.G$620]-[.G$619])*100;&quot;&quot;)">
            <text:p/>
          </table:table-cell>
          <table:table-cell table:formula="of:=IFERROR(([.H310]-[.H$619])/([.H$620]-[.H$619])*100;&quot;&quot;)">
            <text:p/>
          </table:table-cell>
          <table:table-cell table:formula="of:=IFERROR(([.I310]-[.I$619])/([.I$620]-[.I$619])*100;&quot;&quot;)">
            <text:p/>
          </table:table-cell>
          <table:table-cell table:formula="of:=IFERROR(([.J310]-[.J$619])/([.J$620]-[.J$619])*100;&quot;&quot;)">
            <text:p/>
          </table:table-cell>
          <table:table-cell table:formula="of:=IFERROR(([.K310]-[.K$619])/([.K$620]-[.K$619])*100;&quot;&quot;)">
            <text:p/>
          </table:table-cell>
          <table:table-cell table:formula="of:=IFERROR(([.L310]-[.L$619])/([.L$620]-[.L$619])*100;&quot;&quot;)">
            <text:p/>
          </table:table-cell>
          <table:table-cell table:formula="of:=IFERROR(([.M310]-[.M$619])/([.M$620]-[.M$619])*100;&quot;&quot;)">
            <text:p/>
          </table:table-cell>
          <table:table-cell table:formula="of:=IFERROR(([.N310]-[.N$619])/([.N$620]-[.N$619])*100;&quot;&quot;)">
            <text:p/>
          </table:table-cell>
          <table:table-cell table:formula="of:=IFERROR(([.O310]-[.O$619])/([.O$620]-[.O$619])*100;&quot;&quot;)">
            <text:p/>
          </table:table-cell>
          <table:table-cell table:formula="of:=IFERROR(([.P310]-[.P$619])/([.P$620]-[.P$619])*100;&quot;&quot;)">
            <text:p/>
          </table:table-cell>
          <table:table-cell table:formula="of:=IFERROR(([.Q310]-[.Q$619])/([.Q$620]-[.Q$619])*100;&quot;&quot;)">
            <text:p/>
          </table:table-cell>
        </table:table-row>
        <table:table-row table:style-name="ro1">
          <table:table-cell office:value-type="float" office:value="670.836" calcext:value-type="float">
            <text:p>670.83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670.836" calcext:value-type="float">
            <text:p>670.836</text:p>
          </table:table-cell>
          <table:table-cell table:formula="of:=IFERROR(([.B311]-[.B$619])/([.B$620]-[.B$619])*100;&quot;&quot;)">
            <text:p/>
          </table:table-cell>
          <table:table-cell table:formula="of:=IFERROR(([.C311]-[.C$619])/([.C$620]-[.C$619])*100;&quot;&quot;)">
            <text:p/>
          </table:table-cell>
          <table:table-cell table:formula="of:=IFERROR(([.D311]-[.D$619])/([.D$620]-[.D$619])*100;&quot;&quot;)" office:value-type="float" office:value="7" calcext:value-type="float">
            <text:p>7</text:p>
          </table:table-cell>
          <table:table-cell table:formula="of:=IFERROR(([.E311]-[.E$619])/([.E$620]-[.E$619])*100;&quot;&quot;)">
            <text:p/>
          </table:table-cell>
          <table:table-cell table:formula="of:=IFERROR(([.F311]-[.F$619])/([.F$620]-[.F$619])*100;&quot;&quot;)">
            <text:p/>
          </table:table-cell>
          <table:table-cell table:formula="of:=IFERROR(([.G311]-[.G$619])/([.G$620]-[.G$619])*100;&quot;&quot;)">
            <text:p/>
          </table:table-cell>
          <table:table-cell table:formula="of:=IFERROR(([.H311]-[.H$619])/([.H$620]-[.H$619])*100;&quot;&quot;)">
            <text:p/>
          </table:table-cell>
          <table:table-cell table:formula="of:=IFERROR(([.I311]-[.I$619])/([.I$620]-[.I$619])*100;&quot;&quot;)">
            <text:p/>
          </table:table-cell>
          <table:table-cell table:formula="of:=IFERROR(([.J311]-[.J$619])/([.J$620]-[.J$619])*100;&quot;&quot;)">
            <text:p/>
          </table:table-cell>
          <table:table-cell table:formula="of:=IFERROR(([.K311]-[.K$619])/([.K$620]-[.K$619])*100;&quot;&quot;)">
            <text:p/>
          </table:table-cell>
          <table:table-cell table:formula="of:=IFERROR(([.L311]-[.L$619])/([.L$620]-[.L$619])*100;&quot;&quot;)">
            <text:p/>
          </table:table-cell>
          <table:table-cell table:formula="of:=IFERROR(([.M311]-[.M$619])/([.M$620]-[.M$619])*100;&quot;&quot;)">
            <text:p/>
          </table:table-cell>
          <table:table-cell table:formula="of:=IFERROR(([.N311]-[.N$619])/([.N$620]-[.N$619])*100;&quot;&quot;)">
            <text:p/>
          </table:table-cell>
          <table:table-cell table:formula="of:=IFERROR(([.O311]-[.O$619])/([.O$620]-[.O$619])*100;&quot;&quot;)">
            <text:p/>
          </table:table-cell>
          <table:table-cell table:formula="of:=IFERROR(([.P311]-[.P$619])/([.P$620]-[.P$619])*100;&quot;&quot;)">
            <text:p/>
          </table:table-cell>
          <table:table-cell table:formula="of:=IFERROR(([.Q311]-[.Q$619])/([.Q$620]-[.Q$619])*100;&quot;&quot;)">
            <text:p/>
          </table:table-cell>
        </table:table-row>
        <table:table-row table:style-name="ro1">
          <table:table-cell office:value-type="float" office:value="673.22" calcext:value-type="float">
            <text:p>673.2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float" office:value="673.22" calcext:value-type="float">
            <text:p>673.22</text:p>
          </table:table-cell>
          <table:table-cell table:formula="of:=IFERROR(([.B312]-[.B$619])/([.B$620]-[.B$619])*100;&quot;&quot;)">
            <text:p/>
          </table:table-cell>
          <table:table-cell table:formula="of:=IFERROR(([.C312]-[.C$619])/([.C$620]-[.C$619])*100;&quot;&quot;)">
            <text:p/>
          </table:table-cell>
          <table:table-cell table:formula="of:=IFERROR(([.D312]-[.D$619])/([.D$620]-[.D$619])*100;&quot;&quot;)">
            <text:p/>
          </table:table-cell>
          <table:table-cell table:formula="of:=IFERROR(([.E312]-[.E$619])/([.E$620]-[.E$619])*100;&quot;&quot;)">
            <text:p/>
          </table:table-cell>
          <table:table-cell table:formula="of:=IFERROR(([.F312]-[.F$619])/([.F$620]-[.F$619])*100;&quot;&quot;)">
            <text:p/>
          </table:table-cell>
          <table:table-cell table:formula="of:=IFERROR(([.G312]-[.G$619])/([.G$620]-[.G$619])*100;&quot;&quot;)">
            <text:p/>
          </table:table-cell>
          <table:table-cell table:formula="of:=IFERROR(([.H312]-[.H$619])/([.H$620]-[.H$619])*100;&quot;&quot;)">
            <text:p/>
          </table:table-cell>
          <table:table-cell table:formula="of:=IFERROR(([.I312]-[.I$619])/([.I$620]-[.I$619])*100;&quot;&quot;)">
            <text:p/>
          </table:table-cell>
          <table:table-cell table:formula="of:=IFERROR(([.J312]-[.J$619])/([.J$620]-[.J$619])*100;&quot;&quot;)" office:value-type="float" office:value="78.4313725490196" calcext:value-type="float">
            <text:p>78.431372549</text:p>
          </table:table-cell>
          <table:table-cell table:formula="of:=IFERROR(([.K312]-[.K$619])/([.K$620]-[.K$619])*100;&quot;&quot;)">
            <text:p/>
          </table:table-cell>
          <table:table-cell table:formula="of:=IFERROR(([.L312]-[.L$619])/([.L$620]-[.L$619])*100;&quot;&quot;)">
            <text:p/>
          </table:table-cell>
          <table:table-cell table:formula="of:=IFERROR(([.M312]-[.M$619])/([.M$620]-[.M$619])*100;&quot;&quot;)">
            <text:p/>
          </table:table-cell>
          <table:table-cell table:formula="of:=IFERROR(([.N312]-[.N$619])/([.N$620]-[.N$619])*100;&quot;&quot;)" office:value-type="float" office:value="70" calcext:value-type="float">
            <text:p>70</text:p>
          </table:table-cell>
          <table:table-cell table:formula="of:=IFERROR(([.O312]-[.O$619])/([.O$620]-[.O$619])*100;&quot;&quot;)">
            <text:p/>
          </table:table-cell>
          <table:table-cell table:formula="of:=IFERROR(([.P312]-[.P$619])/([.P$620]-[.P$619])*100;&quot;&quot;)">
            <text:p/>
          </table:table-cell>
          <table:table-cell table:formula="of:=IFERROR(([.Q312]-[.Q$619])/([.Q$620]-[.Q$619])*100;&quot;&quot;)">
            <text:p/>
          </table:table-cell>
        </table:table-row>
        <table:table-row table:style-name="ro1">
          <table:table-cell office:value-type="float" office:value="673.696" calcext:value-type="float">
            <text:p>673.69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673.696" calcext:value-type="float">
            <text:p>673.696</text:p>
          </table:table-cell>
          <table:table-cell table:formula="of:=IFERROR(([.B313]-[.B$619])/([.B$620]-[.B$619])*100;&quot;&quot;)">
            <text:p/>
          </table:table-cell>
          <table:table-cell table:formula="of:=IFERROR(([.C313]-[.C$619])/([.C$620]-[.C$619])*100;&quot;&quot;)">
            <text:p/>
          </table:table-cell>
          <table:table-cell table:formula="of:=IFERROR(([.D313]-[.D$619])/([.D$620]-[.D$619])*100;&quot;&quot;)" office:value-type="float" office:value="6" calcext:value-type="float">
            <text:p>6</text:p>
          </table:table-cell>
          <table:table-cell table:formula="of:=IFERROR(([.E313]-[.E$619])/([.E$620]-[.E$619])*100;&quot;&quot;)">
            <text:p/>
          </table:table-cell>
          <table:table-cell table:formula="of:=IFERROR(([.F313]-[.F$619])/([.F$620]-[.F$619])*100;&quot;&quot;)">
            <text:p/>
          </table:table-cell>
          <table:table-cell table:formula="of:=IFERROR(([.G313]-[.G$619])/([.G$620]-[.G$619])*100;&quot;&quot;)">
            <text:p/>
          </table:table-cell>
          <table:table-cell table:formula="of:=IFERROR(([.H313]-[.H$619])/([.H$620]-[.H$619])*100;&quot;&quot;)">
            <text:p/>
          </table:table-cell>
          <table:table-cell table:formula="of:=IFERROR(([.I313]-[.I$619])/([.I$620]-[.I$619])*100;&quot;&quot;)">
            <text:p/>
          </table:table-cell>
          <table:table-cell table:formula="of:=IFERROR(([.J313]-[.J$619])/([.J$620]-[.J$619])*100;&quot;&quot;)">
            <text:p/>
          </table:table-cell>
          <table:table-cell table:formula="of:=IFERROR(([.K313]-[.K$619])/([.K$620]-[.K$619])*100;&quot;&quot;)">
            <text:p/>
          </table:table-cell>
          <table:table-cell table:formula="of:=IFERROR(([.L313]-[.L$619])/([.L$620]-[.L$619])*100;&quot;&quot;)">
            <text:p/>
          </table:table-cell>
          <table:table-cell table:formula="of:=IFERROR(([.M313]-[.M$619])/([.M$620]-[.M$619])*100;&quot;&quot;)">
            <text:p/>
          </table:table-cell>
          <table:table-cell table:formula="of:=IFERROR(([.N313]-[.N$619])/([.N$620]-[.N$619])*100;&quot;&quot;)">
            <text:p/>
          </table:table-cell>
          <table:table-cell table:formula="of:=IFERROR(([.O313]-[.O$619])/([.O$620]-[.O$619])*100;&quot;&quot;)">
            <text:p/>
          </table:table-cell>
          <table:table-cell table:formula="of:=IFERROR(([.P313]-[.P$619])/([.P$620]-[.P$619])*100;&quot;&quot;)">
            <text:p/>
          </table:table-cell>
          <table:table-cell table:formula="of:=IFERROR(([.Q313]-[.Q$619])/([.Q$620]-[.Q$619])*100;&quot;&quot;)">
            <text:p/>
          </table:table-cell>
        </table:table-row>
        <table:table-row table:style-name="ro1">
          <table:table-cell office:value-type="float" office:value="676.556" calcext:value-type="float">
            <text:p>676.55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676.556" calcext:value-type="float">
            <text:p>676.556</text:p>
          </table:table-cell>
          <table:table-cell table:formula="of:=IFERROR(([.B314]-[.B$619])/([.B$620]-[.B$619])*100;&quot;&quot;)">
            <text:p/>
          </table:table-cell>
          <table:table-cell table:formula="of:=IFERROR(([.C314]-[.C$619])/([.C$620]-[.C$619])*100;&quot;&quot;)">
            <text:p/>
          </table:table-cell>
          <table:table-cell table:formula="of:=IFERROR(([.D314]-[.D$619])/([.D$620]-[.D$619])*100;&quot;&quot;)" office:value-type="float" office:value="5" calcext:value-type="float">
            <text:p>5</text:p>
          </table:table-cell>
          <table:table-cell table:formula="of:=IFERROR(([.E314]-[.E$619])/([.E$620]-[.E$619])*100;&quot;&quot;)">
            <text:p/>
          </table:table-cell>
          <table:table-cell table:formula="of:=IFERROR(([.F314]-[.F$619])/([.F$620]-[.F$619])*100;&quot;&quot;)">
            <text:p/>
          </table:table-cell>
          <table:table-cell table:formula="of:=IFERROR(([.G314]-[.G$619])/([.G$620]-[.G$619])*100;&quot;&quot;)">
            <text:p/>
          </table:table-cell>
          <table:table-cell table:formula="of:=IFERROR(([.H314]-[.H$619])/([.H$620]-[.H$619])*100;&quot;&quot;)">
            <text:p/>
          </table:table-cell>
          <table:table-cell table:formula="of:=IFERROR(([.I314]-[.I$619])/([.I$620]-[.I$619])*100;&quot;&quot;)">
            <text:p/>
          </table:table-cell>
          <table:table-cell table:formula="of:=IFERROR(([.J314]-[.J$619])/([.J$620]-[.J$619])*100;&quot;&quot;)">
            <text:p/>
          </table:table-cell>
          <table:table-cell table:formula="of:=IFERROR(([.K314]-[.K$619])/([.K$620]-[.K$619])*100;&quot;&quot;)">
            <text:p/>
          </table:table-cell>
          <table:table-cell table:formula="of:=IFERROR(([.L314]-[.L$619])/([.L$620]-[.L$619])*100;&quot;&quot;)">
            <text:p/>
          </table:table-cell>
          <table:table-cell table:formula="of:=IFERROR(([.M314]-[.M$619])/([.M$620]-[.M$619])*100;&quot;&quot;)">
            <text:p/>
          </table:table-cell>
          <table:table-cell table:formula="of:=IFERROR(([.N314]-[.N$619])/([.N$620]-[.N$619])*100;&quot;&quot;)">
            <text:p/>
          </table:table-cell>
          <table:table-cell table:formula="of:=IFERROR(([.O314]-[.O$619])/([.O$620]-[.O$619])*100;&quot;&quot;)">
            <text:p/>
          </table:table-cell>
          <table:table-cell table:formula="of:=IFERROR(([.P314]-[.P$619])/([.P$620]-[.P$619])*100;&quot;&quot;)">
            <text:p/>
          </table:table-cell>
          <table:table-cell table:formula="of:=IFERROR(([.Q314]-[.Q$619])/([.Q$620]-[.Q$619])*100;&quot;&quot;)">
            <text:p/>
          </table:table-cell>
        </table:table-row>
        <table:table-row table:style-name="ro1">
          <table:table-cell office:value-type="float" office:value="679.416" calcext:value-type="float">
            <text:p>679.41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679.416" calcext:value-type="float">
            <text:p>679.416</text:p>
          </table:table-cell>
          <table:table-cell table:formula="of:=IFERROR(([.B315]-[.B$619])/([.B$620]-[.B$619])*100;&quot;&quot;)">
            <text:p/>
          </table:table-cell>
          <table:table-cell table:formula="of:=IFERROR(([.C315]-[.C$619])/([.C$620]-[.C$619])*100;&quot;&quot;)">
            <text:p/>
          </table:table-cell>
          <table:table-cell table:formula="of:=IFERROR(([.D315]-[.D$619])/([.D$620]-[.D$619])*100;&quot;&quot;)" office:value-type="float" office:value="4" calcext:value-type="float">
            <text:p>4</text:p>
          </table:table-cell>
          <table:table-cell table:formula="of:=IFERROR(([.E315]-[.E$619])/([.E$620]-[.E$619])*100;&quot;&quot;)">
            <text:p/>
          </table:table-cell>
          <table:table-cell table:formula="of:=IFERROR(([.F315]-[.F$619])/([.F$620]-[.F$619])*100;&quot;&quot;)">
            <text:p/>
          </table:table-cell>
          <table:table-cell table:formula="of:=IFERROR(([.G315]-[.G$619])/([.G$620]-[.G$619])*100;&quot;&quot;)">
            <text:p/>
          </table:table-cell>
          <table:table-cell table:formula="of:=IFERROR(([.H315]-[.H$619])/([.H$620]-[.H$619])*100;&quot;&quot;)">
            <text:p/>
          </table:table-cell>
          <table:table-cell table:formula="of:=IFERROR(([.I315]-[.I$619])/([.I$620]-[.I$619])*100;&quot;&quot;)">
            <text:p/>
          </table:table-cell>
          <table:table-cell table:formula="of:=IFERROR(([.J315]-[.J$619])/([.J$620]-[.J$619])*100;&quot;&quot;)">
            <text:p/>
          </table:table-cell>
          <table:table-cell table:formula="of:=IFERROR(([.K315]-[.K$619])/([.K$620]-[.K$619])*100;&quot;&quot;)">
            <text:p/>
          </table:table-cell>
          <table:table-cell table:formula="of:=IFERROR(([.L315]-[.L$619])/([.L$620]-[.L$619])*100;&quot;&quot;)">
            <text:p/>
          </table:table-cell>
          <table:table-cell table:formula="of:=IFERROR(([.M315]-[.M$619])/([.M$620]-[.M$619])*100;&quot;&quot;)">
            <text:p/>
          </table:table-cell>
          <table:table-cell table:formula="of:=IFERROR(([.N315]-[.N$619])/([.N$620]-[.N$619])*100;&quot;&quot;)">
            <text:p/>
          </table:table-cell>
          <table:table-cell table:formula="of:=IFERROR(([.O315]-[.O$619])/([.O$620]-[.O$619])*100;&quot;&quot;)">
            <text:p/>
          </table:table-cell>
          <table:table-cell table:formula="of:=IFERROR(([.P315]-[.P$619])/([.P$620]-[.P$619])*100;&quot;&quot;)">
            <text:p/>
          </table:table-cell>
          <table:table-cell table:formula="of:=IFERROR(([.Q315]-[.Q$619])/([.Q$620]-[.Q$619])*100;&quot;&quot;)">
            <text:p/>
          </table:table-cell>
        </table:table-row>
        <table:table-row table:style-name="ro1">
          <table:table-cell office:value-type="float" office:value="680.316" calcext:value-type="float">
            <text:p>680.31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6" calcext:value-type="float">
            <text:p>26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680.316" calcext:value-type="float">
            <text:p>680.316</text:p>
          </table:table-cell>
          <table:table-cell table:formula="of:=IFERROR(([.B316]-[.B$619])/([.B$620]-[.B$619])*100;&quot;&quot;)">
            <text:p/>
          </table:table-cell>
          <table:table-cell table:formula="of:=IFERROR(([.C316]-[.C$619])/([.C$620]-[.C$619])*100;&quot;&quot;)">
            <text:p/>
          </table:table-cell>
          <table:table-cell table:formula="of:=IFERROR(([.D316]-[.D$619])/([.D$620]-[.D$619])*100;&quot;&quot;)">
            <text:p/>
          </table:table-cell>
          <table:table-cell table:formula="of:=IFERROR(([.E316]-[.E$619])/([.E$620]-[.E$619])*100;&quot;&quot;)" office:value-type="float" office:value="51.8518518518519" calcext:value-type="float">
            <text:p>51.8518518519</text:p>
          </table:table-cell>
          <table:table-cell table:formula="of:=IFERROR(([.F316]-[.F$619])/([.F$620]-[.F$619])*100;&quot;&quot;)">
            <text:p/>
          </table:table-cell>
          <table:table-cell table:formula="of:=IFERROR(([.G316]-[.G$619])/([.G$620]-[.G$619])*100;&quot;&quot;)">
            <text:p/>
          </table:table-cell>
          <table:table-cell table:formula="of:=IFERROR(([.H316]-[.H$619])/([.H$620]-[.H$619])*100;&quot;&quot;)">
            <text:p/>
          </table:table-cell>
          <table:table-cell table:formula="of:=IFERROR(([.I316]-[.I$619])/([.I$620]-[.I$619])*100;&quot;&quot;)">
            <text:p/>
          </table:table-cell>
          <table:table-cell table:formula="of:=IFERROR(([.J316]-[.J$619])/([.J$620]-[.J$619])*100;&quot;&quot;)">
            <text:p/>
          </table:table-cell>
          <table:table-cell table:formula="of:=IFERROR(([.K316]-[.K$619])/([.K$620]-[.K$619])*100;&quot;&quot;)">
            <text:p/>
          </table:table-cell>
          <table:table-cell table:formula="of:=IFERROR(([.L316]-[.L$619])/([.L$620]-[.L$619])*100;&quot;&quot;)">
            <text:p/>
          </table:table-cell>
          <table:table-cell table:formula="of:=IFERROR(([.M316]-[.M$619])/([.M$620]-[.M$619])*100;&quot;&quot;)">
            <text:p/>
          </table:table-cell>
          <table:table-cell table:formula="of:=IFERROR(([.N316]-[.N$619])/([.N$620]-[.N$619])*100;&quot;&quot;)">
            <text:p/>
          </table:table-cell>
          <table:table-cell table:formula="of:=IFERROR(([.O316]-[.O$619])/([.O$620]-[.O$619])*100;&quot;&quot;)">
            <text:p/>
          </table:table-cell>
          <table:table-cell table:formula="of:=IFERROR(([.P316]-[.P$619])/([.P$620]-[.P$619])*100;&quot;&quot;)">
            <text:p/>
          </table:table-cell>
          <table:table-cell table:formula="of:=IFERROR(([.Q316]-[.Q$619])/([.Q$620]-[.Q$619])*100;&quot;&quot;)">
            <text:p/>
          </table:table-cell>
        </table:table-row>
        <table:table-row table:style-name="ro1">
          <table:table-cell office:value-type="float" office:value="682.276" calcext:value-type="float">
            <text:p>682.27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682.276" calcext:value-type="float">
            <text:p>682.276</text:p>
          </table:table-cell>
          <table:table-cell table:formula="of:=IFERROR(([.B317]-[.B$619])/([.B$620]-[.B$619])*100;&quot;&quot;)">
            <text:p/>
          </table:table-cell>
          <table:table-cell table:formula="of:=IFERROR(([.C317]-[.C$619])/([.C$620]-[.C$619])*100;&quot;&quot;)">
            <text:p/>
          </table:table-cell>
          <table:table-cell table:formula="of:=IFERROR(([.D317]-[.D$619])/([.D$620]-[.D$619])*100;&quot;&quot;)" office:value-type="float" office:value="3" calcext:value-type="float">
            <text:p>3</text:p>
          </table:table-cell>
          <table:table-cell table:formula="of:=IFERROR(([.E317]-[.E$619])/([.E$620]-[.E$619])*100;&quot;&quot;)">
            <text:p/>
          </table:table-cell>
          <table:table-cell table:formula="of:=IFERROR(([.F317]-[.F$619])/([.F$620]-[.F$619])*100;&quot;&quot;)">
            <text:p/>
          </table:table-cell>
          <table:table-cell table:formula="of:=IFERROR(([.G317]-[.G$619])/([.G$620]-[.G$619])*100;&quot;&quot;)">
            <text:p/>
          </table:table-cell>
          <table:table-cell table:formula="of:=IFERROR(([.H317]-[.H$619])/([.H$620]-[.H$619])*100;&quot;&quot;)">
            <text:p/>
          </table:table-cell>
          <table:table-cell table:formula="of:=IFERROR(([.I317]-[.I$619])/([.I$620]-[.I$619])*100;&quot;&quot;)">
            <text:p/>
          </table:table-cell>
          <table:table-cell table:formula="of:=IFERROR(([.J317]-[.J$619])/([.J$620]-[.J$619])*100;&quot;&quot;)">
            <text:p/>
          </table:table-cell>
          <table:table-cell table:formula="of:=IFERROR(([.K317]-[.K$619])/([.K$620]-[.K$619])*100;&quot;&quot;)">
            <text:p/>
          </table:table-cell>
          <table:table-cell table:formula="of:=IFERROR(([.L317]-[.L$619])/([.L$620]-[.L$619])*100;&quot;&quot;)">
            <text:p/>
          </table:table-cell>
          <table:table-cell table:formula="of:=IFERROR(([.M317]-[.M$619])/([.M$620]-[.M$619])*100;&quot;&quot;)">
            <text:p/>
          </table:table-cell>
          <table:table-cell table:formula="of:=IFERROR(([.N317]-[.N$619])/([.N$620]-[.N$619])*100;&quot;&quot;)">
            <text:p/>
          </table:table-cell>
          <table:table-cell table:formula="of:=IFERROR(([.O317]-[.O$619])/([.O$620]-[.O$619])*100;&quot;&quot;)">
            <text:p/>
          </table:table-cell>
          <table:table-cell table:formula="of:=IFERROR(([.P317]-[.P$619])/([.P$620]-[.P$619])*100;&quot;&quot;)">
            <text:p/>
          </table:table-cell>
          <table:table-cell table:formula="of:=IFERROR(([.Q317]-[.Q$619])/([.Q$620]-[.Q$619])*100;&quot;&quot;)">
            <text:p/>
          </table:table-cell>
        </table:table-row>
        <table:table-row table:style-name="ro1">
          <table:table-cell office:value-type="float" office:value="685.136" calcext:value-type="float">
            <text:p>685.13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685.136" calcext:value-type="float">
            <text:p>685.136</text:p>
          </table:table-cell>
          <table:table-cell table:formula="of:=IFERROR(([.B318]-[.B$619])/([.B$620]-[.B$619])*100;&quot;&quot;)">
            <text:p/>
          </table:table-cell>
          <table:table-cell table:formula="of:=IFERROR(([.C318]-[.C$619])/([.C$620]-[.C$619])*100;&quot;&quot;)">
            <text:p/>
          </table:table-cell>
          <table:table-cell table:formula="of:=IFERROR(([.D318]-[.D$619])/([.D$620]-[.D$619])*100;&quot;&quot;)" office:value-type="float" office:value="2" calcext:value-type="float">
            <text:p>2</text:p>
          </table:table-cell>
          <table:table-cell table:formula="of:=IFERROR(([.E318]-[.E$619])/([.E$620]-[.E$619])*100;&quot;&quot;)">
            <text:p/>
          </table:table-cell>
          <table:table-cell table:formula="of:=IFERROR(([.F318]-[.F$619])/([.F$620]-[.F$619])*100;&quot;&quot;)">
            <text:p/>
          </table:table-cell>
          <table:table-cell table:formula="of:=IFERROR(([.G318]-[.G$619])/([.G$620]-[.G$619])*100;&quot;&quot;)">
            <text:p/>
          </table:table-cell>
          <table:table-cell table:formula="of:=IFERROR(([.H318]-[.H$619])/([.H$620]-[.H$619])*100;&quot;&quot;)">
            <text:p/>
          </table:table-cell>
          <table:table-cell table:formula="of:=IFERROR(([.I318]-[.I$619])/([.I$620]-[.I$619])*100;&quot;&quot;)">
            <text:p/>
          </table:table-cell>
          <table:table-cell table:formula="of:=IFERROR(([.J318]-[.J$619])/([.J$620]-[.J$619])*100;&quot;&quot;)">
            <text:p/>
          </table:table-cell>
          <table:table-cell table:formula="of:=IFERROR(([.K318]-[.K$619])/([.K$620]-[.K$619])*100;&quot;&quot;)">
            <text:p/>
          </table:table-cell>
          <table:table-cell table:formula="of:=IFERROR(([.L318]-[.L$619])/([.L$620]-[.L$619])*100;&quot;&quot;)">
            <text:p/>
          </table:table-cell>
          <table:table-cell table:formula="of:=IFERROR(([.M318]-[.M$619])/([.M$620]-[.M$619])*100;&quot;&quot;)">
            <text:p/>
          </table:table-cell>
          <table:table-cell table:formula="of:=IFERROR(([.N318]-[.N$619])/([.N$620]-[.N$619])*100;&quot;&quot;)">
            <text:p/>
          </table:table-cell>
          <table:table-cell table:formula="of:=IFERROR(([.O318]-[.O$619])/([.O$620]-[.O$619])*100;&quot;&quot;)">
            <text:p/>
          </table:table-cell>
          <table:table-cell table:formula="of:=IFERROR(([.P318]-[.P$619])/([.P$620]-[.P$619])*100;&quot;&quot;)">
            <text:p/>
          </table:table-cell>
          <table:table-cell table:formula="of:=IFERROR(([.Q318]-[.Q$619])/([.Q$620]-[.Q$619])*100;&quot;&quot;)">
            <text:p/>
          </table:table-cell>
        </table:table-row>
        <table:table-row table:style-name="ro1">
          <table:table-cell office:value-type="float" office:value="687.54" calcext:value-type="float">
            <text:p>687.54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687.54" calcext:value-type="float">
            <text:p>687.54</text:p>
          </table:table-cell>
          <table:table-cell table:formula="of:=IFERROR(([.B319]-[.B$619])/([.B$620]-[.B$619])*100;&quot;&quot;)">
            <text:p/>
          </table:table-cell>
          <table:table-cell table:formula="of:=IFERROR(([.C319]-[.C$619])/([.C$620]-[.C$619])*100;&quot;&quot;)">
            <text:p/>
          </table:table-cell>
          <table:table-cell table:formula="of:=IFERROR(([.D319]-[.D$619])/([.D$620]-[.D$619])*100;&quot;&quot;)">
            <text:p/>
          </table:table-cell>
          <table:table-cell table:formula="of:=IFERROR(([.E319]-[.E$619])/([.E$620]-[.E$619])*100;&quot;&quot;)">
            <text:p/>
          </table:table-cell>
          <table:table-cell table:formula="of:=IFERROR(([.F319]-[.F$619])/([.F$620]-[.F$619])*100;&quot;&quot;)">
            <text:p/>
          </table:table-cell>
          <table:table-cell table:formula="of:=IFERROR(([.G319]-[.G$619])/([.G$620]-[.G$619])*100;&quot;&quot;)">
            <text:p/>
          </table:table-cell>
          <table:table-cell table:formula="of:=IFERROR(([.H319]-[.H$619])/([.H$620]-[.H$619])*100;&quot;&quot;)">
            <text:p/>
          </table:table-cell>
          <table:table-cell table:formula="of:=IFERROR(([.I319]-[.I$619])/([.I$620]-[.I$619])*100;&quot;&quot;)">
            <text:p/>
          </table:table-cell>
          <table:table-cell table:formula="of:=IFERROR(([.J319]-[.J$619])/([.J$620]-[.J$619])*100;&quot;&quot;)">
            <text:p/>
          </table:table-cell>
          <table:table-cell table:formula="of:=IFERROR(([.K319]-[.K$619])/([.K$620]-[.K$619])*100;&quot;&quot;)">
            <text:p/>
          </table:table-cell>
          <table:table-cell table:formula="of:=IFERROR(([.L319]-[.L$619])/([.L$620]-[.L$619])*100;&quot;&quot;)">
            <text:p/>
          </table:table-cell>
          <table:table-cell table:formula="of:=IFERROR(([.M319]-[.M$619])/([.M$620]-[.M$619])*100;&quot;&quot;)">
            <text:p/>
          </table:table-cell>
          <table:table-cell table:formula="of:=IFERROR(([.N319]-[.N$619])/([.N$620]-[.N$619])*100;&quot;&quot;)">
            <text:p/>
          </table:table-cell>
          <table:table-cell table:formula="of:=IFERROR(([.O319]-[.O$619])/([.O$620]-[.O$619])*100;&quot;&quot;)">
            <text:p/>
          </table:table-cell>
          <table:table-cell table:formula="of:=IFERROR(([.P319]-[.P$619])/([.P$620]-[.P$619])*100;&quot;&quot;)" office:value-type="float" office:value="80" calcext:value-type="float">
            <text:p>80</text:p>
          </table:table-cell>
          <table:table-cell table:formula="of:=IFERROR(([.Q319]-[.Q$619])/([.Q$620]-[.Q$619])*100;&quot;&quot;)">
            <text:p/>
          </table:table-cell>
        </table:table-row>
        <table:table-row table:style-name="ro1">
          <table:table-cell office:value-type="float" office:value="687.996" calcext:value-type="float">
            <text:p>687.99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687.996" calcext:value-type="float">
            <text:p>687.996</text:p>
          </table:table-cell>
          <table:table-cell table:formula="of:=IFERROR(([.B320]-[.B$619])/([.B$620]-[.B$619])*100;&quot;&quot;)">
            <text:p/>
          </table:table-cell>
          <table:table-cell table:formula="of:=IFERROR(([.C320]-[.C$619])/([.C$620]-[.C$619])*100;&quot;&quot;)">
            <text:p/>
          </table:table-cell>
          <table:table-cell table:formula="of:=IFERROR(([.D320]-[.D$619])/([.D$620]-[.D$619])*100;&quot;&quot;)" office:value-type="float" office:value="1" calcext:value-type="float">
            <text:p>1</text:p>
          </table:table-cell>
          <table:table-cell table:formula="of:=IFERROR(([.E320]-[.E$619])/([.E$620]-[.E$619])*100;&quot;&quot;)">
            <text:p/>
          </table:table-cell>
          <table:table-cell table:formula="of:=IFERROR(([.F320]-[.F$619])/([.F$620]-[.F$619])*100;&quot;&quot;)">
            <text:p/>
          </table:table-cell>
          <table:table-cell table:formula="of:=IFERROR(([.G320]-[.G$619])/([.G$620]-[.G$619])*100;&quot;&quot;)">
            <text:p/>
          </table:table-cell>
          <table:table-cell table:formula="of:=IFERROR(([.H320]-[.H$619])/([.H$620]-[.H$619])*100;&quot;&quot;)">
            <text:p/>
          </table:table-cell>
          <table:table-cell table:formula="of:=IFERROR(([.I320]-[.I$619])/([.I$620]-[.I$619])*100;&quot;&quot;)">
            <text:p/>
          </table:table-cell>
          <table:table-cell table:formula="of:=IFERROR(([.J320]-[.J$619])/([.J$620]-[.J$619])*100;&quot;&quot;)">
            <text:p/>
          </table:table-cell>
          <table:table-cell table:formula="of:=IFERROR(([.K320]-[.K$619])/([.K$620]-[.K$619])*100;&quot;&quot;)">
            <text:p/>
          </table:table-cell>
          <table:table-cell table:formula="of:=IFERROR(([.L320]-[.L$619])/([.L$620]-[.L$619])*100;&quot;&quot;)">
            <text:p/>
          </table:table-cell>
          <table:table-cell table:formula="of:=IFERROR(([.M320]-[.M$619])/([.M$620]-[.M$619])*100;&quot;&quot;)">
            <text:p/>
          </table:table-cell>
          <table:table-cell table:formula="of:=IFERROR(([.N320]-[.N$619])/([.N$620]-[.N$619])*100;&quot;&quot;)">
            <text:p/>
          </table:table-cell>
          <table:table-cell table:formula="of:=IFERROR(([.O320]-[.O$619])/([.O$620]-[.O$619])*100;&quot;&quot;)">
            <text:p/>
          </table:table-cell>
          <table:table-cell table:formula="of:=IFERROR(([.P320]-[.P$619])/([.P$620]-[.P$619])*100;&quot;&quot;)">
            <text:p/>
          </table:table-cell>
          <table:table-cell table:formula="of:=IFERROR(([.Q320]-[.Q$619])/([.Q$620]-[.Q$619])*100;&quot;&quot;)">
            <text:p/>
          </table:table-cell>
        </table:table-row>
        <table:table-row table:style-name="ro1">
          <table:table-cell office:value-type="float" office:value="689.86" calcext:value-type="float">
            <text:p>689.86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float" office:value="689.86" calcext:value-type="float">
            <text:p>689.86</text:p>
          </table:table-cell>
          <table:table-cell table:formula="of:=IFERROR(([.B321]-[.B$619])/([.B$620]-[.B$619])*100;&quot;&quot;)">
            <text:p/>
          </table:table-cell>
          <table:table-cell table:formula="of:=IFERROR(([.C321]-[.C$619])/([.C$620]-[.C$619])*100;&quot;&quot;)">
            <text:p/>
          </table:table-cell>
          <table:table-cell table:formula="of:=IFERROR(([.D321]-[.D$619])/([.D$620]-[.D$619])*100;&quot;&quot;)">
            <text:p/>
          </table:table-cell>
          <table:table-cell table:formula="of:=IFERROR(([.E321]-[.E$619])/([.E$620]-[.E$619])*100;&quot;&quot;)">
            <text:p/>
          </table:table-cell>
          <table:table-cell table:formula="of:=IFERROR(([.F321]-[.F$619])/([.F$620]-[.F$619])*100;&quot;&quot;)">
            <text:p/>
          </table:table-cell>
          <table:table-cell table:formula="of:=IFERROR(([.G321]-[.G$619])/([.G$620]-[.G$619])*100;&quot;&quot;)">
            <text:p/>
          </table:table-cell>
          <table:table-cell table:formula="of:=IFERROR(([.H321]-[.H$619])/([.H$620]-[.H$619])*100;&quot;&quot;)">
            <text:p/>
          </table:table-cell>
          <table:table-cell table:formula="of:=IFERROR(([.I321]-[.I$619])/([.I$620]-[.I$619])*100;&quot;&quot;)">
            <text:p/>
          </table:table-cell>
          <table:table-cell table:formula="of:=IFERROR(([.J321]-[.J$619])/([.J$620]-[.J$619])*100;&quot;&quot;)">
            <text:p/>
          </table:table-cell>
          <table:table-cell table:formula="of:=IFERROR(([.K321]-[.K$619])/([.K$620]-[.K$619])*100;&quot;&quot;)">
            <text:p/>
          </table:table-cell>
          <table:table-cell table:formula="of:=IFERROR(([.L321]-[.L$619])/([.L$620]-[.L$619])*100;&quot;&quot;)">
            <text:p/>
          </table:table-cell>
          <table:table-cell table:formula="of:=IFERROR(([.M321]-[.M$619])/([.M$620]-[.M$619])*100;&quot;&quot;)">
            <text:p/>
          </table:table-cell>
          <table:table-cell table:formula="of:=IFERROR(([.N321]-[.N$619])/([.N$620]-[.N$619])*100;&quot;&quot;)">
            <text:p/>
          </table:table-cell>
          <table:table-cell table:formula="of:=IFERROR(([.O321]-[.O$619])/([.O$620]-[.O$619])*100;&quot;&quot;)" office:value-type="float" office:value="53.8461538461539" calcext:value-type="float">
            <text:p>53.8461538462</text:p>
          </table:table-cell>
          <table:table-cell table:formula="of:=IFERROR(([.P321]-[.P$619])/([.P$620]-[.P$619])*100;&quot;&quot;)">
            <text:p/>
          </table:table-cell>
          <table:table-cell table:formula="of:=IFERROR(([.Q321]-[.Q$619])/([.Q$620]-[.Q$619])*100;&quot;&quot;)">
            <text:p/>
          </table:table-cell>
        </table:table-row>
        <table:table-row table:style-name="ro1">
          <table:table-cell office:value-type="float" office:value="690.856" calcext:value-type="float">
            <text:p>690.85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690.856" calcext:value-type="float">
            <text:p>690.856</text:p>
          </table:table-cell>
          <table:table-cell table:formula="of:=IFERROR(([.B322]-[.B$619])/([.B$620]-[.B$619])*100;&quot;&quot;)">
            <text:p/>
          </table:table-cell>
          <table:table-cell table:formula="of:=IFERROR(([.C322]-[.C$619])/([.C$620]-[.C$619])*100;&quot;&quot;)">
            <text:p/>
          </table:table-cell>
          <table:table-cell table:formula="of:=IFERROR(([.D322]-[.D$619])/([.D$620]-[.D$619])*100;&quot;&quot;)" office:value-type="float" office:value="0" calcext:value-type="float">
            <text:p>0</text:p>
          </table:table-cell>
          <table:table-cell table:formula="of:=IFERROR(([.E322]-[.E$619])/([.E$620]-[.E$619])*100;&quot;&quot;)">
            <text:p/>
          </table:table-cell>
          <table:table-cell table:formula="of:=IFERROR(([.F322]-[.F$619])/([.F$620]-[.F$619])*100;&quot;&quot;)">
            <text:p/>
          </table:table-cell>
          <table:table-cell table:formula="of:=IFERROR(([.G322]-[.G$619])/([.G$620]-[.G$619])*100;&quot;&quot;)">
            <text:p/>
          </table:table-cell>
          <table:table-cell table:formula="of:=IFERROR(([.H322]-[.H$619])/([.H$620]-[.H$619])*100;&quot;&quot;)">
            <text:p/>
          </table:table-cell>
          <table:table-cell table:formula="of:=IFERROR(([.I322]-[.I$619])/([.I$620]-[.I$619])*100;&quot;&quot;)">
            <text:p/>
          </table:table-cell>
          <table:table-cell table:formula="of:=IFERROR(([.J322]-[.J$619])/([.J$620]-[.J$619])*100;&quot;&quot;)">
            <text:p/>
          </table:table-cell>
          <table:table-cell table:formula="of:=IFERROR(([.K322]-[.K$619])/([.K$620]-[.K$619])*100;&quot;&quot;)">
            <text:p/>
          </table:table-cell>
          <table:table-cell table:formula="of:=IFERROR(([.L322]-[.L$619])/([.L$620]-[.L$619])*100;&quot;&quot;)">
            <text:p/>
          </table:table-cell>
          <table:table-cell table:formula="of:=IFERROR(([.M322]-[.M$619])/([.M$620]-[.M$619])*100;&quot;&quot;)">
            <text:p/>
          </table:table-cell>
          <table:table-cell table:formula="of:=IFERROR(([.N322]-[.N$619])/([.N$620]-[.N$619])*100;&quot;&quot;)">
            <text:p/>
          </table:table-cell>
          <table:table-cell table:formula="of:=IFERROR(([.O322]-[.O$619])/([.O$620]-[.O$619])*100;&quot;&quot;)">
            <text:p/>
          </table:table-cell>
          <table:table-cell table:formula="of:=IFERROR(([.P322]-[.P$619])/([.P$620]-[.P$619])*100;&quot;&quot;)">
            <text:p/>
          </table:table-cell>
          <table:table-cell table:formula="of:=IFERROR(([.Q322]-[.Q$619])/([.Q$620]-[.Q$619])*100;&quot;&quot;)">
            <text:p/>
          </table:table-cell>
        </table:table-row>
        <table:table-row table:style-name="ro1">
          <table:table-cell office:value-type="float" office:value="692.12" calcext:value-type="float">
            <text:p>692.1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68" calcext:value-type="float">
            <text:p>68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692.12" calcext:value-type="float">
            <text:p>692.12</text:p>
          </table:table-cell>
          <table:table-cell table:formula="of:=IFERROR(([.B323]-[.B$619])/([.B$620]-[.B$619])*100;&quot;&quot;)">
            <text:p/>
          </table:table-cell>
          <table:table-cell table:formula="of:=IFERROR(([.C323]-[.C$619])/([.C$620]-[.C$619])*100;&quot;&quot;)">
            <text:p/>
          </table:table-cell>
          <table:table-cell table:formula="of:=IFERROR(([.D323]-[.D$619])/([.D$620]-[.D$619])*100;&quot;&quot;)">
            <text:p/>
          </table:table-cell>
          <table:table-cell table:formula="of:=IFERROR(([.E323]-[.E$619])/([.E$620]-[.E$619])*100;&quot;&quot;)">
            <text:p/>
          </table:table-cell>
          <table:table-cell table:formula="of:=IFERROR(([.F323]-[.F$619])/([.F$620]-[.F$619])*100;&quot;&quot;)">
            <text:p/>
          </table:table-cell>
          <table:table-cell table:formula="of:=IFERROR(([.G323]-[.G$619])/([.G$620]-[.G$619])*100;&quot;&quot;)">
            <text:p/>
          </table:table-cell>
          <table:table-cell table:formula="of:=IFERROR(([.H323]-[.H$619])/([.H$620]-[.H$619])*100;&quot;&quot;)">
            <text:p/>
          </table:table-cell>
          <table:table-cell table:formula="of:=IFERROR(([.I323]-[.I$619])/([.I$620]-[.I$619])*100;&quot;&quot;)">
            <text:p/>
          </table:table-cell>
          <table:table-cell table:formula="of:=IFERROR(([.J323]-[.J$619])/([.J$620]-[.J$619])*100;&quot;&quot;)" office:value-type="float" office:value="76.4705882352941" calcext:value-type="float">
            <text:p>76.4705882353</text:p>
          </table:table-cell>
          <table:table-cell table:formula="of:=IFERROR(([.K323]-[.K$619])/([.K$620]-[.K$619])*100;&quot;&quot;)">
            <text:p/>
          </table:table-cell>
          <table:table-cell table:formula="of:=IFERROR(([.L323]-[.L$619])/([.L$620]-[.L$619])*100;&quot;&quot;)">
            <text:p/>
          </table:table-cell>
          <table:table-cell table:formula="of:=IFERROR(([.M323]-[.M$619])/([.M$620]-[.M$619])*100;&quot;&quot;)">
            <text:p/>
          </table:table-cell>
          <table:table-cell table:formula="of:=IFERROR(([.N323]-[.N$619])/([.N$620]-[.N$619])*100;&quot;&quot;)">
            <text:p/>
          </table:table-cell>
          <table:table-cell table:formula="of:=IFERROR(([.O323]-[.O$619])/([.O$620]-[.O$619])*100;&quot;&quot;)">
            <text:p/>
          </table:table-cell>
          <table:table-cell table:formula="of:=IFERROR(([.P323]-[.P$619])/([.P$620]-[.P$619])*100;&quot;&quot;)">
            <text:p/>
          </table:table-cell>
          <table:table-cell table:formula="of:=IFERROR(([.Q323]-[.Q$619])/([.Q$620]-[.Q$619])*100;&quot;&quot;)">
            <text:p/>
          </table:table-cell>
        </table:table-row>
        <table:table-row table:style-name="ro1">
          <table:table-cell office:value-type="float" office:value="693.856" calcext:value-type="float">
            <text:p>693.85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5" calcext:value-type="float">
            <text:p>25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693.856" calcext:value-type="float">
            <text:p>693.856</text:p>
          </table:table-cell>
          <table:table-cell table:formula="of:=IFERROR(([.B324]-[.B$619])/([.B$620]-[.B$619])*100;&quot;&quot;)">
            <text:p/>
          </table:table-cell>
          <table:table-cell table:formula="of:=IFERROR(([.C324]-[.C$619])/([.C$620]-[.C$619])*100;&quot;&quot;)">
            <text:p/>
          </table:table-cell>
          <table:table-cell table:formula="of:=IFERROR(([.D324]-[.D$619])/([.D$620]-[.D$619])*100;&quot;&quot;)">
            <text:p/>
          </table:table-cell>
          <table:table-cell table:formula="of:=IFERROR(([.E324]-[.E$619])/([.E$620]-[.E$619])*100;&quot;&quot;)" office:value-type="float" office:value="48.1481481481482" calcext:value-type="float">
            <text:p>48.1481481481</text:p>
          </table:table-cell>
          <table:table-cell table:formula="of:=IFERROR(([.F324]-[.F$619])/([.F$620]-[.F$619])*100;&quot;&quot;)">
            <text:p/>
          </table:table-cell>
          <table:table-cell table:formula="of:=IFERROR(([.G324]-[.G$619])/([.G$620]-[.G$619])*100;&quot;&quot;)">
            <text:p/>
          </table:table-cell>
          <table:table-cell table:formula="of:=IFERROR(([.H324]-[.H$619])/([.H$620]-[.H$619])*100;&quot;&quot;)">
            <text:p/>
          </table:table-cell>
          <table:table-cell table:formula="of:=IFERROR(([.I324]-[.I$619])/([.I$620]-[.I$619])*100;&quot;&quot;)">
            <text:p/>
          </table:table-cell>
          <table:table-cell table:formula="of:=IFERROR(([.J324]-[.J$619])/([.J$620]-[.J$619])*100;&quot;&quot;)">
            <text:p/>
          </table:table-cell>
          <table:table-cell table:formula="of:=IFERROR(([.K324]-[.K$619])/([.K$620]-[.K$619])*100;&quot;&quot;)">
            <text:p/>
          </table:table-cell>
          <table:table-cell table:formula="of:=IFERROR(([.L324]-[.L$619])/([.L$620]-[.L$619])*100;&quot;&quot;)">
            <text:p/>
          </table:table-cell>
          <table:table-cell table:formula="of:=IFERROR(([.M324]-[.M$619])/([.M$620]-[.M$619])*100;&quot;&quot;)">
            <text:p/>
          </table:table-cell>
          <table:table-cell table:formula="of:=IFERROR(([.N324]-[.N$619])/([.N$620]-[.N$619])*100;&quot;&quot;)">
            <text:p/>
          </table:table-cell>
          <table:table-cell table:formula="of:=IFERROR(([.O324]-[.O$619])/([.O$620]-[.O$619])*100;&quot;&quot;)">
            <text:p/>
          </table:table-cell>
          <table:table-cell table:formula="of:=IFERROR(([.P324]-[.P$619])/([.P$620]-[.P$619])*100;&quot;&quot;)">
            <text:p/>
          </table:table-cell>
          <table:table-cell table:formula="of:=IFERROR(([.Q324]-[.Q$619])/([.Q$620]-[.Q$619])*100;&quot;&quot;)">
            <text:p/>
          </table:table-cell>
        </table:table-row>
        <table:table-row table:style-name="ro1">
          <table:table-cell office:value-type="float" office:value="697.76" calcext:value-type="float">
            <text:p>697.76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2"/>
          <table:table-cell office:value-type="float" office:value="697.76" calcext:value-type="float">
            <text:p>697.76</text:p>
          </table:table-cell>
          <table:table-cell table:formula="of:=IFERROR(([.B325]-[.B$619])/([.B$620]-[.B$619])*100;&quot;&quot;)">
            <text:p/>
          </table:table-cell>
          <table:table-cell table:formula="of:=IFERROR(([.C325]-[.C$619])/([.C$620]-[.C$619])*100;&quot;&quot;)">
            <text:p/>
          </table:table-cell>
          <table:table-cell table:formula="of:=IFERROR(([.D325]-[.D$619])/([.D$620]-[.D$619])*100;&quot;&quot;)">
            <text:p/>
          </table:table-cell>
          <table:table-cell table:formula="of:=IFERROR(([.E325]-[.E$619])/([.E$620]-[.E$619])*100;&quot;&quot;)">
            <text:p/>
          </table:table-cell>
          <table:table-cell table:formula="of:=IFERROR(([.F325]-[.F$619])/([.F$620]-[.F$619])*100;&quot;&quot;)">
            <text:p/>
          </table:table-cell>
          <table:table-cell table:formula="of:=IFERROR(([.G325]-[.G$619])/([.G$620]-[.G$619])*100;&quot;&quot;)">
            <text:p/>
          </table:table-cell>
          <table:table-cell table:formula="of:=IFERROR(([.H325]-[.H$619])/([.H$620]-[.H$619])*100;&quot;&quot;)">
            <text:p/>
          </table:table-cell>
          <table:table-cell table:formula="of:=IFERROR(([.I325]-[.I$619])/([.I$620]-[.I$619])*100;&quot;&quot;)" office:value-type="float" office:value="47.6190476190476" calcext:value-type="float">
            <text:p>47.619047619</text:p>
          </table:table-cell>
          <table:table-cell table:formula="of:=IFERROR(([.J325]-[.J$619])/([.J$620]-[.J$619])*100;&quot;&quot;)">
            <text:p/>
          </table:table-cell>
          <table:table-cell table:formula="of:=IFERROR(([.K325]-[.K$619])/([.K$620]-[.K$619])*100;&quot;&quot;)">
            <text:p/>
          </table:table-cell>
          <table:table-cell table:formula="of:=IFERROR(([.L325]-[.L$619])/([.L$620]-[.L$619])*100;&quot;&quot;)">
            <text:p/>
          </table:table-cell>
          <table:table-cell table:formula="of:=IFERROR(([.M325]-[.M$619])/([.M$620]-[.M$619])*100;&quot;&quot;)">
            <text:p/>
          </table:table-cell>
          <table:table-cell table:formula="of:=IFERROR(([.N325]-[.N$619])/([.N$620]-[.N$619])*100;&quot;&quot;)">
            <text:p/>
          </table:table-cell>
          <table:table-cell table:formula="of:=IFERROR(([.O325]-[.O$619])/([.O$620]-[.O$619])*100;&quot;&quot;)">
            <text:p/>
          </table:table-cell>
          <table:table-cell table:formula="of:=IFERROR(([.P325]-[.P$619])/([.P$620]-[.P$619])*100;&quot;&quot;)">
            <text:p/>
          </table:table-cell>
          <table:table-cell table:formula="of:=IFERROR(([.Q325]-[.Q$619])/([.Q$620]-[.Q$619])*100;&quot;&quot;)">
            <text:p/>
          </table:table-cell>
        </table:table-row>
        <table:table-row table:style-name="ro1">
          <table:table-cell office:value-type="float" office:value="706.816" calcext:value-type="float">
            <text:p>706.816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float" office:value="706.816" calcext:value-type="float">
            <text:p>706.816</text:p>
          </table:table-cell>
          <table:table-cell table:formula="of:=IFERROR(([.B326]-[.B$619])/([.B$620]-[.B$619])*100;&quot;&quot;)">
            <text:p/>
          </table:table-cell>
          <table:table-cell table:formula="of:=IFERROR(([.C326]-[.C$619])/([.C$620]-[.C$619])*100;&quot;&quot;)">
            <text:p/>
          </table:table-cell>
          <table:table-cell table:formula="of:=IFERROR(([.D326]-[.D$619])/([.D$620]-[.D$619])*100;&quot;&quot;)">
            <text:p/>
          </table:table-cell>
          <table:table-cell table:formula="of:=IFERROR(([.E326]-[.E$619])/([.E$620]-[.E$619])*100;&quot;&quot;)">
            <text:p/>
          </table:table-cell>
          <table:table-cell table:formula="of:=IFERROR(([.F326]-[.F$619])/([.F$620]-[.F$619])*100;&quot;&quot;)">
            <text:p/>
          </table:table-cell>
          <table:table-cell table:formula="of:=IFERROR(([.G326]-[.G$619])/([.G$620]-[.G$619])*100;&quot;&quot;)">
            <text:p/>
          </table:table-cell>
          <table:table-cell table:formula="of:=IFERROR(([.H326]-[.H$619])/([.H$620]-[.H$619])*100;&quot;&quot;)">
            <text:p/>
          </table:table-cell>
          <table:table-cell table:formula="of:=IFERROR(([.I326]-[.I$619])/([.I$620]-[.I$619])*100;&quot;&quot;)">
            <text:p/>
          </table:table-cell>
          <table:table-cell table:formula="of:=IFERROR(([.J326]-[.J$619])/([.J$620]-[.J$619])*100;&quot;&quot;)">
            <text:p/>
          </table:table-cell>
          <table:table-cell table:formula="of:=IFERROR(([.K326]-[.K$619])/([.K$620]-[.K$619])*100;&quot;&quot;)">
            <text:p/>
          </table:table-cell>
          <table:table-cell table:formula="of:=IFERROR(([.L326]-[.L$619])/([.L$620]-[.L$619])*100;&quot;&quot;)">
            <text:p/>
          </table:table-cell>
          <table:table-cell table:formula="of:=IFERROR(([.M326]-[.M$619])/([.M$620]-[.M$619])*100;&quot;&quot;)" office:value-type="float" office:value="79.1666666666667" calcext:value-type="float">
            <text:p>79.1666666667</text:p>
          </table:table-cell>
          <table:table-cell table:formula="of:=IFERROR(([.N326]-[.N$619])/([.N$620]-[.N$619])*100;&quot;&quot;)">
            <text:p/>
          </table:table-cell>
          <table:table-cell table:formula="of:=IFERROR(([.O326]-[.O$619])/([.O$620]-[.O$619])*100;&quot;&quot;)">
            <text:p/>
          </table:table-cell>
          <table:table-cell table:formula="of:=IFERROR(([.P326]-[.P$619])/([.P$620]-[.P$619])*100;&quot;&quot;)">
            <text:p/>
          </table:table-cell>
          <table:table-cell table:formula="of:=IFERROR(([.Q326]-[.Q$619])/([.Q$620]-[.Q$619])*100;&quot;&quot;)">
            <text:p/>
          </table:table-cell>
        </table:table-row>
        <table:table-row table:style-name="ro1">
          <table:table-cell office:value-type="float" office:value="707.976" calcext:value-type="float">
            <text:p>707.97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float" office:value="707.976" calcext:value-type="float">
            <text:p>707.976</text:p>
          </table:table-cell>
          <table:table-cell table:formula="of:=IFERROR(([.B327]-[.B$619])/([.B$620]-[.B$619])*100;&quot;&quot;)" office:value-type="float" office:value="16.6666666666667" calcext:value-type="float">
            <text:p>16.6666666667</text:p>
          </table:table-cell>
          <table:table-cell table:formula="of:=IFERROR(([.C327]-[.C$619])/([.C$620]-[.C$619])*100;&quot;&quot;)">
            <text:p/>
          </table:table-cell>
          <table:table-cell table:formula="of:=IFERROR(([.D327]-[.D$619])/([.D$620]-[.D$619])*100;&quot;&quot;)">
            <text:p/>
          </table:table-cell>
          <table:table-cell table:formula="of:=IFERROR(([.E327]-[.E$619])/([.E$620]-[.E$619])*100;&quot;&quot;)" office:value-type="float" office:value="44.4444444444444" calcext:value-type="float">
            <text:p>44.4444444444</text:p>
          </table:table-cell>
          <table:table-cell table:formula="of:=IFERROR(([.F327]-[.F$619])/([.F$620]-[.F$619])*100;&quot;&quot;)">
            <text:p/>
          </table:table-cell>
          <table:table-cell table:formula="of:=IFERROR(([.G327]-[.G$619])/([.G$620]-[.G$619])*100;&quot;&quot;)">
            <text:p/>
          </table:table-cell>
          <table:table-cell table:formula="of:=IFERROR(([.H327]-[.H$619])/([.H$620]-[.H$619])*100;&quot;&quot;)">
            <text:p/>
          </table:table-cell>
          <table:table-cell table:formula="of:=IFERROR(([.I327]-[.I$619])/([.I$620]-[.I$619])*100;&quot;&quot;)">
            <text:p/>
          </table:table-cell>
          <table:table-cell table:formula="of:=IFERROR(([.J327]-[.J$619])/([.J$620]-[.J$619])*100;&quot;&quot;)" office:value-type="float" office:value="74.5098039215686" calcext:value-type="float">
            <text:p>74.5098039216</text:p>
          </table:table-cell>
          <table:table-cell table:formula="of:=IFERROR(([.K327]-[.K$619])/([.K$620]-[.K$619])*100;&quot;&quot;)">
            <text:p/>
          </table:table-cell>
          <table:table-cell table:formula="of:=IFERROR(([.L327]-[.L$619])/([.L$620]-[.L$619])*100;&quot;&quot;)" office:value-type="float" office:value="26.3157894736842" calcext:value-type="float">
            <text:p>26.3157894737</text:p>
          </table:table-cell>
          <table:table-cell table:formula="of:=IFERROR(([.M327]-[.M$619])/([.M$620]-[.M$619])*100;&quot;&quot;)">
            <text:p/>
          </table:table-cell>
          <table:table-cell table:formula="of:=IFERROR(([.N327]-[.N$619])/([.N$620]-[.N$619])*100;&quot;&quot;)">
            <text:p/>
          </table:table-cell>
          <table:table-cell table:formula="of:=IFERROR(([.O327]-[.O$619])/([.O$620]-[.O$619])*100;&quot;&quot;)">
            <text:p/>
          </table:table-cell>
          <table:table-cell table:formula="of:=IFERROR(([.P327]-[.P$619])/([.P$620]-[.P$619])*100;&quot;&quot;)">
            <text:p/>
          </table:table-cell>
          <table:table-cell table:formula="of:=IFERROR(([.Q327]-[.Q$619])/([.Q$620]-[.Q$619])*100;&quot;&quot;)">
            <text:p/>
          </table:table-cell>
        </table:table-row>
        <table:table-row table:style-name="ro1">
          <table:table-cell office:value-type="float" office:value="711.796" calcext:value-type="float">
            <text:p>711.796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11.796" calcext:value-type="float">
            <text:p>711.796</text:p>
          </table:table-cell>
          <table:table-cell table:formula="of:=IFERROR(([.B328]-[.B$619])/([.B$620]-[.B$619])*100;&quot;&quot;)">
            <text:p/>
          </table:table-cell>
          <table:table-cell table:formula="of:=IFERROR(([.C328]-[.C$619])/([.C$620]-[.C$619])*100;&quot;&quot;)">
            <text:p/>
          </table:table-cell>
          <table:table-cell table:formula="of:=IFERROR(([.D328]-[.D$619])/([.D$620]-[.D$619])*100;&quot;&quot;)">
            <text:p/>
          </table:table-cell>
          <table:table-cell table:formula="of:=IFERROR(([.E328]-[.E$619])/([.E$620]-[.E$619])*100;&quot;&quot;)">
            <text:p/>
          </table:table-cell>
          <table:table-cell table:formula="of:=IFERROR(([.F328]-[.F$619])/([.F$620]-[.F$619])*100;&quot;&quot;)">
            <text:p/>
          </table:table-cell>
          <table:table-cell table:formula="of:=IFERROR(([.G328]-[.G$619])/([.G$620]-[.G$619])*100;&quot;&quot;)">
            <text:p/>
          </table:table-cell>
          <table:table-cell table:formula="of:=IFERROR(([.H328]-[.H$619])/([.H$620]-[.H$619])*100;&quot;&quot;)">
            <text:p/>
          </table:table-cell>
          <table:table-cell table:formula="of:=IFERROR(([.I328]-[.I$619])/([.I$620]-[.I$619])*100;&quot;&quot;)">
            <text:p/>
          </table:table-cell>
          <table:table-cell table:formula="of:=IFERROR(([.J328]-[.J$619])/([.J$620]-[.J$619])*100;&quot;&quot;)">
            <text:p/>
          </table:table-cell>
          <table:table-cell table:formula="of:=IFERROR(([.K328]-[.K$619])/([.K$620]-[.K$619])*100;&quot;&quot;)">
            <text:p/>
          </table:table-cell>
          <table:table-cell table:formula="of:=IFERROR(([.L328]-[.L$619])/([.L$620]-[.L$619])*100;&quot;&quot;)">
            <text:p/>
          </table:table-cell>
          <table:table-cell table:formula="of:=IFERROR(([.M328]-[.M$619])/([.M$620]-[.M$619])*100;&quot;&quot;)">
            <text:p/>
          </table:table-cell>
          <table:table-cell table:formula="of:=IFERROR(([.N328]-[.N$619])/([.N$620]-[.N$619])*100;&quot;&quot;)">
            <text:p/>
          </table:table-cell>
          <table:table-cell table:formula="of:=IFERROR(([.O328]-[.O$619])/([.O$620]-[.O$619])*100;&quot;&quot;)">
            <text:p/>
          </table:table-cell>
          <table:table-cell table:formula="of:=IFERROR(([.P328]-[.P$619])/([.P$620]-[.P$619])*100;&quot;&quot;)" office:value-type="float" office:value="77.5" calcext:value-type="float">
            <text:p>77.5</text:p>
          </table:table-cell>
          <table:table-cell table:formula="of:=IFERROR(([.Q328]-[.Q$619])/([.Q$620]-[.Q$619])*100;&quot;&quot;)" office:value-type="float" office:value="31.5789473684211" calcext:value-type="float">
            <text:p>31.5789473684</text:p>
          </table:table-cell>
        </table:table-row>
        <table:table-row table:style-name="ro1">
          <table:table-cell office:value-type="float" office:value="712.096" calcext:value-type="float">
            <text:p>712.096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float" office:value="712.096" calcext:value-type="float">
            <text:p>712.096</text:p>
          </table:table-cell>
          <table:table-cell table:formula="of:=IFERROR(([.B329]-[.B$619])/([.B$620]-[.B$619])*100;&quot;&quot;)">
            <text:p/>
          </table:table-cell>
          <table:table-cell table:formula="of:=IFERROR(([.C329]-[.C$619])/([.C$620]-[.C$619])*100;&quot;&quot;)">
            <text:p/>
          </table:table-cell>
          <table:table-cell table:formula="of:=IFERROR(([.D329]-[.D$619])/([.D$620]-[.D$619])*100;&quot;&quot;)">
            <text:p/>
          </table:table-cell>
          <table:table-cell table:formula="of:=IFERROR(([.E329]-[.E$619])/([.E$620]-[.E$619])*100;&quot;&quot;)">
            <text:p/>
          </table:table-cell>
          <table:table-cell table:formula="of:=IFERROR(([.F329]-[.F$619])/([.F$620]-[.F$619])*100;&quot;&quot;)">
            <text:p/>
          </table:table-cell>
          <table:table-cell table:formula="of:=IFERROR(([.G329]-[.G$619])/([.G$620]-[.G$619])*100;&quot;&quot;)">
            <text:p/>
          </table:table-cell>
          <table:table-cell table:formula="of:=IFERROR(([.H329]-[.H$619])/([.H$620]-[.H$619])*100;&quot;&quot;)">
            <text:p/>
          </table:table-cell>
          <table:table-cell table:formula="of:=IFERROR(([.I329]-[.I$619])/([.I$620]-[.I$619])*100;&quot;&quot;)">
            <text:p/>
          </table:table-cell>
          <table:table-cell table:formula="of:=IFERROR(([.J329]-[.J$619])/([.J$620]-[.J$619])*100;&quot;&quot;)">
            <text:p/>
          </table:table-cell>
          <table:table-cell table:formula="of:=IFERROR(([.K329]-[.K$619])/([.K$620]-[.K$619])*100;&quot;&quot;)">
            <text:p/>
          </table:table-cell>
          <table:table-cell table:formula="of:=IFERROR(([.L329]-[.L$619])/([.L$620]-[.L$619])*100;&quot;&quot;)">
            <text:p/>
          </table:table-cell>
          <table:table-cell table:formula="of:=IFERROR(([.M329]-[.M$619])/([.M$620]-[.M$619])*100;&quot;&quot;)">
            <text:p/>
          </table:table-cell>
          <table:table-cell table:formula="of:=IFERROR(([.N329]-[.N$619])/([.N$620]-[.N$619])*100;&quot;&quot;)" office:value-type="float" office:value="65" calcext:value-type="float">
            <text:p>65</text:p>
          </table:table-cell>
          <table:table-cell table:formula="of:=IFERROR(([.O329]-[.O$619])/([.O$620]-[.O$619])*100;&quot;&quot;)">
            <text:p/>
          </table:table-cell>
          <table:table-cell table:formula="of:=IFERROR(([.P329]-[.P$619])/([.P$620]-[.P$619])*100;&quot;&quot;)">
            <text:p/>
          </table:table-cell>
          <table:table-cell table:formula="of:=IFERROR(([.Q329]-[.Q$619])/([.Q$620]-[.Q$619])*100;&quot;&quot;)">
            <text:p/>
          </table:table-cell>
        </table:table-row>
        <table:table-row table:style-name="ro1">
          <table:table-cell office:value-type="float" office:value="719.6" calcext:value-type="float">
            <text:p>719.6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/>
          <table:table-cell office:value-type="float" office:value="719.6" calcext:value-type="float">
            <text:p>719.6</text:p>
          </table:table-cell>
          <table:table-cell table:formula="of:=IFERROR(([.B330]-[.B$619])/([.B$620]-[.B$619])*100;&quot;&quot;)">
            <text:p/>
          </table:table-cell>
          <table:table-cell table:formula="of:=IFERROR(([.C330]-[.C$619])/([.C$620]-[.C$619])*100;&quot;&quot;)">
            <text:p/>
          </table:table-cell>
          <table:table-cell table:formula="of:=IFERROR(([.D330]-[.D$619])/([.D$620]-[.D$619])*100;&quot;&quot;)">
            <text:p/>
          </table:table-cell>
          <table:table-cell table:formula="of:=IFERROR(([.E330]-[.E$619])/([.E$620]-[.E$619])*100;&quot;&quot;)">
            <text:p/>
          </table:table-cell>
          <table:table-cell table:formula="of:=IFERROR(([.F330]-[.F$619])/([.F$620]-[.F$619])*100;&quot;&quot;)">
            <text:p/>
          </table:table-cell>
          <table:table-cell table:formula="of:=IFERROR(([.G330]-[.G$619])/([.G$620]-[.G$619])*100;&quot;&quot;)">
            <text:p/>
          </table:table-cell>
          <table:table-cell table:formula="of:=IFERROR(([.H330]-[.H$619])/([.H$620]-[.H$619])*100;&quot;&quot;)">
            <text:p/>
          </table:table-cell>
          <table:table-cell table:formula="of:=IFERROR(([.I330]-[.I$619])/([.I$620]-[.I$619])*100;&quot;&quot;)">
            <text:p/>
          </table:table-cell>
          <table:table-cell table:formula="of:=IFERROR(([.J330]-[.J$619])/([.J$620]-[.J$619])*100;&quot;&quot;)">
            <text:p/>
          </table:table-cell>
          <table:table-cell table:formula="of:=IFERROR(([.K330]-[.K$619])/([.K$620]-[.K$619])*100;&quot;&quot;)" office:value-type="float" office:value="66.6666666666667" calcext:value-type="float">
            <text:p>66.6666666667</text:p>
          </table:table-cell>
          <table:table-cell table:formula="of:=IFERROR(([.L330]-[.L$619])/([.L$620]-[.L$619])*100;&quot;&quot;)">
            <text:p/>
          </table:table-cell>
          <table:table-cell table:formula="of:=IFERROR(([.M330]-[.M$619])/([.M$620]-[.M$619])*100;&quot;&quot;)">
            <text:p/>
          </table:table-cell>
          <table:table-cell table:formula="of:=IFERROR(([.N330]-[.N$619])/([.N$620]-[.N$619])*100;&quot;&quot;)">
            <text:p/>
          </table:table-cell>
          <table:table-cell table:formula="of:=IFERROR(([.O330]-[.O$619])/([.O$620]-[.O$619])*100;&quot;&quot;)">
            <text:p/>
          </table:table-cell>
          <table:table-cell table:formula="of:=IFERROR(([.P330]-[.P$619])/([.P$620]-[.P$619])*100;&quot;&quot;)">
            <text:p/>
          </table:table-cell>
          <table:table-cell table:formula="of:=IFERROR(([.Q330]-[.Q$619])/([.Q$620]-[.Q$619])*100;&quot;&quot;)">
            <text:p/>
          </table:table-cell>
        </table:table-row>
        <table:table-row table:style-name="ro1">
          <table:table-cell office:value-type="float" office:value="723.724" calcext:value-type="float">
            <text:p>723.724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3" calcext:value-type="float">
            <text:p>23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723.724" calcext:value-type="float">
            <text:p>723.724</text:p>
          </table:table-cell>
          <table:table-cell table:formula="of:=IFERROR(([.B331]-[.B$619])/([.B$620]-[.B$619])*100;&quot;&quot;)">
            <text:p/>
          </table:table-cell>
          <table:table-cell table:formula="of:=IFERROR(([.C331]-[.C$619])/([.C$620]-[.C$619])*100;&quot;&quot;)">
            <text:p/>
          </table:table-cell>
          <table:table-cell table:formula="of:=IFERROR(([.D331]-[.D$619])/([.D$620]-[.D$619])*100;&quot;&quot;)">
            <text:p/>
          </table:table-cell>
          <table:table-cell table:formula="of:=IFERROR(([.E331]-[.E$619])/([.E$620]-[.E$619])*100;&quot;&quot;)" office:value-type="float" office:value="40.7407407407407" calcext:value-type="float">
            <text:p>40.7407407407</text:p>
          </table:table-cell>
          <table:table-cell table:formula="of:=IFERROR(([.F331]-[.F$619])/([.F$620]-[.F$619])*100;&quot;&quot;)">
            <text:p/>
          </table:table-cell>
          <table:table-cell table:formula="of:=IFERROR(([.G331]-[.G$619])/([.G$620]-[.G$619])*100;&quot;&quot;)">
            <text:p/>
          </table:table-cell>
          <table:table-cell table:formula="of:=IFERROR(([.H331]-[.H$619])/([.H$620]-[.H$619])*100;&quot;&quot;)">
            <text:p/>
          </table:table-cell>
          <table:table-cell table:formula="of:=IFERROR(([.I331]-[.I$619])/([.I$620]-[.I$619])*100;&quot;&quot;)">
            <text:p/>
          </table:table-cell>
          <table:table-cell table:formula="of:=IFERROR(([.J331]-[.J$619])/([.J$620]-[.J$619])*100;&quot;&quot;)">
            <text:p/>
          </table:table-cell>
          <table:table-cell table:formula="of:=IFERROR(([.K331]-[.K$619])/([.K$620]-[.K$619])*100;&quot;&quot;)">
            <text:p/>
          </table:table-cell>
          <table:table-cell table:formula="of:=IFERROR(([.L331]-[.L$619])/([.L$620]-[.L$619])*100;&quot;&quot;)">
            <text:p/>
          </table:table-cell>
          <table:table-cell table:formula="of:=IFERROR(([.M331]-[.M$619])/([.M$620]-[.M$619])*100;&quot;&quot;)">
            <text:p/>
          </table:table-cell>
          <table:table-cell table:formula="of:=IFERROR(([.N331]-[.N$619])/([.N$620]-[.N$619])*100;&quot;&quot;)">
            <text:p/>
          </table:table-cell>
          <table:table-cell table:formula="of:=IFERROR(([.O331]-[.O$619])/([.O$620]-[.O$619])*100;&quot;&quot;)">
            <text:p/>
          </table:table-cell>
          <table:table-cell table:formula="of:=IFERROR(([.P331]-[.P$619])/([.P$620]-[.P$619])*100;&quot;&quot;)">
            <text:p/>
          </table:table-cell>
          <table:table-cell table:formula="of:=IFERROR(([.Q331]-[.Q$619])/([.Q$620]-[.Q$619])*100;&quot;&quot;)">
            <text:p/>
          </table:table-cell>
        </table:table-row>
        <table:table-row table:style-name="ro1">
          <table:table-cell office:value-type="float" office:value="725.234" calcext:value-type="float">
            <text:p>725.234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66" calcext:value-type="float">
            <text:p>66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725.234" calcext:value-type="float">
            <text:p>725.234</text:p>
          </table:table-cell>
          <table:table-cell table:formula="of:=IFERROR(([.B332]-[.B$619])/([.B$620]-[.B$619])*100;&quot;&quot;)">
            <text:p/>
          </table:table-cell>
          <table:table-cell table:formula="of:=IFERROR(([.C332]-[.C$619])/([.C$620]-[.C$619])*100;&quot;&quot;)">
            <text:p/>
          </table:table-cell>
          <table:table-cell table:formula="of:=IFERROR(([.D332]-[.D$619])/([.D$620]-[.D$619])*100;&quot;&quot;)">
            <text:p/>
          </table:table-cell>
          <table:table-cell table:formula="of:=IFERROR(([.E332]-[.E$619])/([.E$620]-[.E$619])*100;&quot;&quot;)">
            <text:p/>
          </table:table-cell>
          <table:table-cell table:formula="of:=IFERROR(([.F332]-[.F$619])/([.F$620]-[.F$619])*100;&quot;&quot;)">
            <text:p/>
          </table:table-cell>
          <table:table-cell table:formula="of:=IFERROR(([.G332]-[.G$619])/([.G$620]-[.G$619])*100;&quot;&quot;)">
            <text:p/>
          </table:table-cell>
          <table:table-cell table:formula="of:=IFERROR(([.H332]-[.H$619])/([.H$620]-[.H$619])*100;&quot;&quot;)">
            <text:p/>
          </table:table-cell>
          <table:table-cell table:formula="of:=IFERROR(([.I332]-[.I$619])/([.I$620]-[.I$619])*100;&quot;&quot;)">
            <text:p/>
          </table:table-cell>
          <table:table-cell table:formula="of:=IFERROR(([.J332]-[.J$619])/([.J$620]-[.J$619])*100;&quot;&quot;)" office:value-type="float" office:value="72.5490196078431" calcext:value-type="float">
            <text:p>72.5490196078</text:p>
          </table:table-cell>
          <table:table-cell table:formula="of:=IFERROR(([.K332]-[.K$619])/([.K$620]-[.K$619])*100;&quot;&quot;)">
            <text:p/>
          </table:table-cell>
          <table:table-cell table:formula="of:=IFERROR(([.L332]-[.L$619])/([.L$620]-[.L$619])*100;&quot;&quot;)">
            <text:p/>
          </table:table-cell>
          <table:table-cell table:formula="of:=IFERROR(([.M332]-[.M$619])/([.M$620]-[.M$619])*100;&quot;&quot;)">
            <text:p/>
          </table:table-cell>
          <table:table-cell table:formula="of:=IFERROR(([.N332]-[.N$619])/([.N$620]-[.N$619])*100;&quot;&quot;)">
            <text:p/>
          </table:table-cell>
          <table:table-cell table:formula="of:=IFERROR(([.O332]-[.O$619])/([.O$620]-[.O$619])*100;&quot;&quot;)">
            <text:p/>
          </table:table-cell>
          <table:table-cell table:formula="of:=IFERROR(([.P332]-[.P$619])/([.P$620]-[.P$619])*100;&quot;&quot;)">
            <text:p/>
          </table:table-cell>
          <table:table-cell table:formula="of:=IFERROR(([.Q332]-[.Q$619])/([.Q$620]-[.Q$619])*100;&quot;&quot;)">
            <text:p/>
          </table:table-cell>
        </table:table-row>
        <table:table-row table:style-name="ro1">
          <table:table-cell office:value-type="float" office:value="732.06" calcext:value-type="float">
            <text:p>732.06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732.06" calcext:value-type="float">
            <text:p>732.06</text:p>
          </table:table-cell>
          <table:table-cell table:formula="of:=IFERROR(([.B333]-[.B$619])/([.B$620]-[.B$619])*100;&quot;&quot;)">
            <text:p/>
          </table:table-cell>
          <table:table-cell table:formula="of:=IFERROR(([.C333]-[.C$619])/([.C$620]-[.C$619])*100;&quot;&quot;)">
            <text:p/>
          </table:table-cell>
          <table:table-cell table:formula="of:=IFERROR(([.D333]-[.D$619])/([.D$620]-[.D$619])*100;&quot;&quot;)">
            <text:p/>
          </table:table-cell>
          <table:table-cell table:formula="of:=IFERROR(([.E333]-[.E$619])/([.E$620]-[.E$619])*100;&quot;&quot;)">
            <text:p/>
          </table:table-cell>
          <table:table-cell table:formula="of:=IFERROR(([.F333]-[.F$619])/([.F$620]-[.F$619])*100;&quot;&quot;)">
            <text:p/>
          </table:table-cell>
          <table:table-cell table:formula="of:=IFERROR(([.G333]-[.G$619])/([.G$620]-[.G$619])*100;&quot;&quot;)">
            <text:p/>
          </table:table-cell>
          <table:table-cell table:formula="of:=IFERROR(([.H333]-[.H$619])/([.H$620]-[.H$619])*100;&quot;&quot;)">
            <text:p/>
          </table:table-cell>
          <table:table-cell table:formula="of:=IFERROR(([.I333]-[.I$619])/([.I$620]-[.I$619])*100;&quot;&quot;)">
            <text:p/>
          </table:table-cell>
          <table:table-cell table:formula="of:=IFERROR(([.J333]-[.J$619])/([.J$620]-[.J$619])*100;&quot;&quot;)">
            <text:p/>
          </table:table-cell>
          <table:table-cell table:formula="of:=IFERROR(([.K333]-[.K$619])/([.K$620]-[.K$619])*100;&quot;&quot;)">
            <text:p/>
          </table:table-cell>
          <table:table-cell table:formula="of:=IFERROR(([.L333]-[.L$619])/([.L$620]-[.L$619])*100;&quot;&quot;)">
            <text:p/>
          </table:table-cell>
          <table:table-cell table:formula="of:=IFERROR(([.M333]-[.M$619])/([.M$620]-[.M$619])*100;&quot;&quot;)">
            <text:p/>
          </table:table-cell>
          <table:table-cell table:formula="of:=IFERROR(([.N333]-[.N$619])/([.N$620]-[.N$619])*100;&quot;&quot;)">
            <text:p/>
          </table:table-cell>
          <table:table-cell table:formula="of:=IFERROR(([.O333]-[.O$619])/([.O$620]-[.O$619])*100;&quot;&quot;)">
            <text:p/>
          </table:table-cell>
          <table:table-cell table:formula="of:=IFERROR(([.P333]-[.P$619])/([.P$620]-[.P$619])*100;&quot;&quot;)" office:value-type="float" office:value="75" calcext:value-type="float">
            <text:p>75</text:p>
          </table:table-cell>
          <table:table-cell table:formula="of:=IFERROR(([.Q333]-[.Q$619])/([.Q$620]-[.Q$619])*100;&quot;&quot;)">
            <text:p/>
          </table:table-cell>
        </table:table-row>
        <table:table-row table:style-name="ro1">
          <table:table-cell office:value-type="float" office:value="733.86" calcext:value-type="float">
            <text:p>733.86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float" office:value="733.86" calcext:value-type="float">
            <text:p>733.86</text:p>
          </table:table-cell>
          <table:table-cell table:formula="of:=IFERROR(([.B334]-[.B$619])/([.B$620]-[.B$619])*100;&quot;&quot;)">
            <text:p/>
          </table:table-cell>
          <table:table-cell table:formula="of:=IFERROR(([.C334]-[.C$619])/([.C$620]-[.C$619])*100;&quot;&quot;)" office:value-type="float" office:value="20" calcext:value-type="float">
            <text:p>20</text:p>
          </table:table-cell>
          <table:table-cell table:formula="of:=IFERROR(([.D334]-[.D$619])/([.D$620]-[.D$619])*100;&quot;&quot;)">
            <text:p/>
          </table:table-cell>
          <table:table-cell table:formula="of:=IFERROR(([.E334]-[.E$619])/([.E$620]-[.E$619])*100;&quot;&quot;)">
            <text:p/>
          </table:table-cell>
          <table:table-cell table:formula="of:=IFERROR(([.F334]-[.F$619])/([.F$620]-[.F$619])*100;&quot;&quot;)">
            <text:p/>
          </table:table-cell>
          <table:table-cell table:formula="of:=IFERROR(([.G334]-[.G$619])/([.G$620]-[.G$619])*100;&quot;&quot;)">
            <text:p/>
          </table:table-cell>
          <table:table-cell table:formula="of:=IFERROR(([.H334]-[.H$619])/([.H$620]-[.H$619])*100;&quot;&quot;)" office:value-type="float" office:value="17.6470588235294" calcext:value-type="float">
            <text:p>17.6470588235</text:p>
          </table:table-cell>
          <table:table-cell table:formula="of:=IFERROR(([.I334]-[.I$619])/([.I$620]-[.I$619])*100;&quot;&quot;)" office:value-type="float" office:value="42.8571428571429" calcext:value-type="float">
            <text:p>42.8571428571</text:p>
          </table:table-cell>
          <table:table-cell table:formula="of:=IFERROR(([.J334]-[.J$619])/([.J$620]-[.J$619])*100;&quot;&quot;)">
            <text:p/>
          </table:table-cell>
          <table:table-cell table:formula="of:=IFERROR(([.K334]-[.K$619])/([.K$620]-[.K$619])*100;&quot;&quot;)">
            <text:p/>
          </table:table-cell>
          <table:table-cell table:formula="of:=IFERROR(([.L334]-[.L$619])/([.L$620]-[.L$619])*100;&quot;&quot;)">
            <text:p/>
          </table:table-cell>
          <table:table-cell table:formula="of:=IFERROR(([.M334]-[.M$619])/([.M$620]-[.M$619])*100;&quot;&quot;)">
            <text:p/>
          </table:table-cell>
          <table:table-cell table:formula="of:=IFERROR(([.N334]-[.N$619])/([.N$620]-[.N$619])*100;&quot;&quot;)">
            <text:p/>
          </table:table-cell>
          <table:table-cell table:formula="of:=IFERROR(([.O334]-[.O$619])/([.O$620]-[.O$619])*100;&quot;&quot;)" office:value-type="float" office:value="46.1538461538462" calcext:value-type="float">
            <text:p>46.1538461538</text:p>
          </table:table-cell>
          <table:table-cell table:formula="of:=IFERROR(([.P334]-[.P$619])/([.P$620]-[.P$619])*100;&quot;&quot;)">
            <text:p/>
          </table:table-cell>
          <table:table-cell table:formula="of:=IFERROR(([.Q334]-[.Q$619])/([.Q$620]-[.Q$619])*100;&quot;&quot;)">
            <text:p/>
          </table:table-cell>
        </table:table-row>
        <table:table-row table:style-name="ro1">
          <table:table-cell office:value-type="float" office:value="735.76" calcext:value-type="float">
            <text:p>735.76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float" office:value="735.76" calcext:value-type="float">
            <text:p>735.76</text:p>
          </table:table-cell>
          <table:table-cell table:formula="of:=IFERROR(([.B335]-[.B$619])/([.B$620]-[.B$619])*100;&quot;&quot;)">
            <text:p/>
          </table:table-cell>
          <table:table-cell table:formula="of:=IFERROR(([.C335]-[.C$619])/([.C$620]-[.C$619])*100;&quot;&quot;)">
            <text:p/>
          </table:table-cell>
          <table:table-cell table:formula="of:=IFERROR(([.D335]-[.D$619])/([.D$620]-[.D$619])*100;&quot;&quot;)">
            <text:p/>
          </table:table-cell>
          <table:table-cell table:formula="of:=IFERROR(([.E335]-[.E$619])/([.E$620]-[.E$619])*100;&quot;&quot;)">
            <text:p/>
          </table:table-cell>
          <table:table-cell table:formula="of:=IFERROR(([.F335]-[.F$619])/([.F$620]-[.F$619])*100;&quot;&quot;)">
            <text:p/>
          </table:table-cell>
          <table:table-cell table:formula="of:=IFERROR(([.G335]-[.G$619])/([.G$620]-[.G$619])*100;&quot;&quot;)">
            <text:p/>
          </table:table-cell>
          <table:table-cell table:formula="of:=IFERROR(([.H335]-[.H$619])/([.H$620]-[.H$619])*100;&quot;&quot;)">
            <text:p/>
          </table:table-cell>
          <table:table-cell table:formula="of:=IFERROR(([.I335]-[.I$619])/([.I$620]-[.I$619])*100;&quot;&quot;)">
            <text:p/>
          </table:table-cell>
          <table:table-cell table:formula="of:=IFERROR(([.J335]-[.J$619])/([.J$620]-[.J$619])*100;&quot;&quot;)">
            <text:p/>
          </table:table-cell>
          <table:table-cell table:formula="of:=IFERROR(([.K335]-[.K$619])/([.K$620]-[.K$619])*100;&quot;&quot;)">
            <text:p/>
          </table:table-cell>
          <table:table-cell table:formula="of:=IFERROR(([.L335]-[.L$619])/([.L$620]-[.L$619])*100;&quot;&quot;)">
            <text:p/>
          </table:table-cell>
          <table:table-cell table:formula="of:=IFERROR(([.M335]-[.M$619])/([.M$620]-[.M$619])*100;&quot;&quot;)" office:value-type="float" office:value="75" calcext:value-type="float">
            <text:p>75</text:p>
          </table:table-cell>
          <table:table-cell table:formula="of:=IFERROR(([.N335]-[.N$619])/([.N$620]-[.N$619])*100;&quot;&quot;)">
            <text:p/>
          </table:table-cell>
          <table:table-cell table:formula="of:=IFERROR(([.O335]-[.O$619])/([.O$620]-[.O$619])*100;&quot;&quot;)">
            <text:p/>
          </table:table-cell>
          <table:table-cell table:formula="of:=IFERROR(([.P335]-[.P$619])/([.P$620]-[.P$619])*100;&quot;&quot;)">
            <text:p/>
          </table:table-cell>
          <table:table-cell table:formula="of:=IFERROR(([.Q335]-[.Q$619])/([.Q$620]-[.Q$619])*100;&quot;&quot;)">
            <text:p/>
          </table:table-cell>
        </table:table-row>
        <table:table-row table:style-name="ro1">
          <table:table-cell office:value-type="float" office:value="739.596" calcext:value-type="float">
            <text:p>739.596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float" office:value="739.596" calcext:value-type="float">
            <text:p>739.596</text:p>
          </table:table-cell>
          <table:table-cell table:formula="of:=IFERROR(([.B336]-[.B$619])/([.B$620]-[.B$619])*100;&quot;&quot;)">
            <text:p/>
          </table:table-cell>
          <table:table-cell table:formula="of:=IFERROR(([.C336]-[.C$619])/([.C$620]-[.C$619])*100;&quot;&quot;)">
            <text:p/>
          </table:table-cell>
          <table:table-cell table:formula="of:=IFERROR(([.D336]-[.D$619])/([.D$620]-[.D$619])*100;&quot;&quot;)">
            <text:p/>
          </table:table-cell>
          <table:table-cell table:formula="of:=IFERROR(([.E336]-[.E$619])/([.E$620]-[.E$619])*100;&quot;&quot;)">
            <text:p/>
          </table:table-cell>
          <table:table-cell table:formula="of:=IFERROR(([.F336]-[.F$619])/([.F$620]-[.F$619])*100;&quot;&quot;)">
            <text:p/>
          </table:table-cell>
          <table:table-cell table:formula="of:=IFERROR(([.G336]-[.G$619])/([.G$620]-[.G$619])*100;&quot;&quot;)">
            <text:p/>
          </table:table-cell>
          <table:table-cell table:formula="of:=IFERROR(([.H336]-[.H$619])/([.H$620]-[.H$619])*100;&quot;&quot;)">
            <text:p/>
          </table:table-cell>
          <table:table-cell table:formula="of:=IFERROR(([.I336]-[.I$619])/([.I$620]-[.I$619])*100;&quot;&quot;)">
            <text:p/>
          </table:table-cell>
          <table:table-cell table:formula="of:=IFERROR(([.J336]-[.J$619])/([.J$620]-[.J$619])*100;&quot;&quot;)" office:value-type="float" office:value="70.5882352941177" calcext:value-type="float">
            <text:p>70.5882352941</text:p>
          </table:table-cell>
          <table:table-cell table:formula="of:=IFERROR(([.K336]-[.K$619])/([.K$620]-[.K$619])*100;&quot;&quot;)">
            <text:p/>
          </table:table-cell>
          <table:table-cell table:formula="of:=IFERROR(([.L336]-[.L$619])/([.L$620]-[.L$619])*100;&quot;&quot;)">
            <text:p/>
          </table:table-cell>
          <table:table-cell table:formula="of:=IFERROR(([.M336]-[.M$619])/([.M$620]-[.M$619])*100;&quot;&quot;)">
            <text:p/>
          </table:table-cell>
          <table:table-cell table:formula="of:=IFERROR(([.N336]-[.N$619])/([.N$620]-[.N$619])*100;&quot;&quot;)" office:value-type="float" office:value="60" calcext:value-type="float">
            <text:p>60</text:p>
          </table:table-cell>
          <table:table-cell table:formula="of:=IFERROR(([.O336]-[.O$619])/([.O$620]-[.O$619])*100;&quot;&quot;)">
            <text:p/>
          </table:table-cell>
          <table:table-cell table:formula="of:=IFERROR(([.P336]-[.P$619])/([.P$620]-[.P$619])*100;&quot;&quot;)">
            <text:p/>
          </table:table-cell>
          <table:table-cell table:formula="of:=IFERROR(([.Q336]-[.Q$619])/([.Q$620]-[.Q$619])*100;&quot;&quot;)">
            <text:p/>
          </table:table-cell>
        </table:table-row>
        <table:table-row table:style-name="ro1">
          <table:table-cell office:value-type="float" office:value="740.556" calcext:value-type="float">
            <text:p>740.55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740.556" calcext:value-type="float">
            <text:p>740.556</text:p>
          </table:table-cell>
          <table:table-cell table:formula="of:=IFERROR(([.B337]-[.B$619])/([.B$620]-[.B$619])*100;&quot;&quot;)">
            <text:p/>
          </table:table-cell>
          <table:table-cell table:formula="of:=IFERROR(([.C337]-[.C$619])/([.C$620]-[.C$619])*100;&quot;&quot;)">
            <text:p/>
          </table:table-cell>
          <table:table-cell table:formula="of:=IFERROR(([.D337]-[.D$619])/([.D$620]-[.D$619])*100;&quot;&quot;)">
            <text:p/>
          </table:table-cell>
          <table:table-cell table:formula="of:=IFERROR(([.E337]-[.E$619])/([.E$620]-[.E$619])*100;&quot;&quot;)" office:value-type="float" office:value="37.037037037037" calcext:value-type="float">
            <text:p>37.037037037</text:p>
          </table:table-cell>
          <table:table-cell table:formula="of:=IFERROR(([.F337]-[.F$619])/([.F$620]-[.F$619])*100;&quot;&quot;)">
            <text:p/>
          </table:table-cell>
          <table:table-cell table:formula="of:=IFERROR(([.G337]-[.G$619])/([.G$620]-[.G$619])*100;&quot;&quot;)">
            <text:p/>
          </table:table-cell>
          <table:table-cell table:formula="of:=IFERROR(([.H337]-[.H$619])/([.H$620]-[.H$619])*100;&quot;&quot;)">
            <text:p/>
          </table:table-cell>
          <table:table-cell table:formula="of:=IFERROR(([.I337]-[.I$619])/([.I$620]-[.I$619])*100;&quot;&quot;)">
            <text:p/>
          </table:table-cell>
          <table:table-cell table:formula="of:=IFERROR(([.J337]-[.J$619])/([.J$620]-[.J$619])*100;&quot;&quot;)">
            <text:p/>
          </table:table-cell>
          <table:table-cell table:formula="of:=IFERROR(([.K337]-[.K$619])/([.K$620]-[.K$619])*100;&quot;&quot;)">
            <text:p/>
          </table:table-cell>
          <table:table-cell table:formula="of:=IFERROR(([.L337]-[.L$619])/([.L$620]-[.L$619])*100;&quot;&quot;)">
            <text:p/>
          </table:table-cell>
          <table:table-cell table:formula="of:=IFERROR(([.M337]-[.M$619])/([.M$620]-[.M$619])*100;&quot;&quot;)">
            <text:p/>
          </table:table-cell>
          <table:table-cell table:formula="of:=IFERROR(([.N337]-[.N$619])/([.N$620]-[.N$619])*100;&quot;&quot;)">
            <text:p/>
          </table:table-cell>
          <table:table-cell table:formula="of:=IFERROR(([.O337]-[.O$619])/([.O$620]-[.O$619])*100;&quot;&quot;)">
            <text:p/>
          </table:table-cell>
          <table:table-cell table:formula="of:=IFERROR(([.P337]-[.P$619])/([.P$620]-[.P$619])*100;&quot;&quot;)">
            <text:p/>
          </table:table-cell>
          <table:table-cell table:formula="of:=IFERROR(([.Q337]-[.Q$619])/([.Q$620]-[.Q$619])*100;&quot;&quot;)">
            <text:p/>
          </table:table-cell>
        </table:table-row>
        <table:table-row table:style-name="ro1">
          <table:table-cell office:value-type="float" office:value="746.66" calcext:value-type="float">
            <text:p>746.66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float" office:value="746.66" calcext:value-type="float">
            <text:p>746.66</text:p>
          </table:table-cell>
          <table:table-cell table:formula="of:=IFERROR(([.B338]-[.B$619])/([.B$620]-[.B$619])*100;&quot;&quot;)">
            <text:p/>
          </table:table-cell>
          <table:table-cell table:formula="of:=IFERROR(([.C338]-[.C$619])/([.C$620]-[.C$619])*100;&quot;&quot;)">
            <text:p/>
          </table:table-cell>
          <table:table-cell table:formula="of:=IFERROR(([.D338]-[.D$619])/([.D$620]-[.D$619])*100;&quot;&quot;)">
            <text:p/>
          </table:table-cell>
          <table:table-cell table:formula="of:=IFERROR(([.E338]-[.E$619])/([.E$620]-[.E$619])*100;&quot;&quot;)">
            <text:p/>
          </table:table-cell>
          <table:table-cell table:formula="of:=IFERROR(([.F338]-[.F$619])/([.F$620]-[.F$619])*100;&quot;&quot;)">
            <text:p/>
          </table:table-cell>
          <table:table-cell table:formula="of:=IFERROR(([.G338]-[.G$619])/([.G$620]-[.G$619])*100;&quot;&quot;)">
            <text:p/>
          </table:table-cell>
          <table:table-cell table:formula="of:=IFERROR(([.H338]-[.H$619])/([.H$620]-[.H$619])*100;&quot;&quot;)">
            <text:p/>
          </table:table-cell>
          <table:table-cell table:formula="of:=IFERROR(([.I338]-[.I$619])/([.I$620]-[.I$619])*100;&quot;&quot;)">
            <text:p/>
          </table:table-cell>
          <table:table-cell table:formula="of:=IFERROR(([.J338]-[.J$619])/([.J$620]-[.J$619])*100;&quot;&quot;)">
            <text:p/>
          </table:table-cell>
          <table:table-cell table:formula="of:=IFERROR(([.K338]-[.K$619])/([.K$620]-[.K$619])*100;&quot;&quot;)">
            <text:p/>
          </table:table-cell>
          <table:table-cell table:formula="of:=IFERROR(([.L338]-[.L$619])/([.L$620]-[.L$619])*100;&quot;&quot;)" office:value-type="float" office:value="21.0526315789474" calcext:value-type="float">
            <text:p>21.0526315789</text:p>
          </table:table-cell>
          <table:table-cell table:formula="of:=IFERROR(([.M338]-[.M$619])/([.M$620]-[.M$619])*100;&quot;&quot;)">
            <text:p/>
          </table:table-cell>
          <table:table-cell table:formula="of:=IFERROR(([.N338]-[.N$619])/([.N$620]-[.N$619])*100;&quot;&quot;)">
            <text:p/>
          </table:table-cell>
          <table:table-cell table:formula="of:=IFERROR(([.O338]-[.O$619])/([.O$620]-[.O$619])*100;&quot;&quot;)">
            <text:p/>
          </table:table-cell>
          <table:table-cell table:formula="of:=IFERROR(([.P338]-[.P$619])/([.P$620]-[.P$619])*100;&quot;&quot;)">
            <text:p/>
          </table:table-cell>
          <table:table-cell table:formula="of:=IFERROR(([.Q338]-[.Q$619])/([.Q$620]-[.Q$619])*100;&quot;&quot;)">
            <text:p/>
          </table:table-cell>
        </table:table-row>
        <table:table-row table:style-name="ro1">
          <table:table-cell office:value-type="float" office:value="747.86" calcext:value-type="float">
            <text:p>747.86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47.86" calcext:value-type="float">
            <text:p>747.86</text:p>
          </table:table-cell>
          <table:table-cell table:formula="of:=IFERROR(([.B339]-[.B$619])/([.B$620]-[.B$619])*100;&quot;&quot;)">
            <text:p/>
          </table:table-cell>
          <table:table-cell table:formula="of:=IFERROR(([.C339]-[.C$619])/([.C$620]-[.C$619])*100;&quot;&quot;)">
            <text:p/>
          </table:table-cell>
          <table:table-cell table:formula="of:=IFERROR(([.D339]-[.D$619])/([.D$620]-[.D$619])*100;&quot;&quot;)">
            <text:p/>
          </table:table-cell>
          <table:table-cell table:formula="of:=IFERROR(([.E339]-[.E$619])/([.E$620]-[.E$619])*100;&quot;&quot;)">
            <text:p/>
          </table:table-cell>
          <table:table-cell table:formula="of:=IFERROR(([.F339]-[.F$619])/([.F$620]-[.F$619])*100;&quot;&quot;)">
            <text:p/>
          </table:table-cell>
          <table:table-cell table:formula="of:=IFERROR(([.G339]-[.G$619])/([.G$620]-[.G$619])*100;&quot;&quot;)">
            <text:p/>
          </table:table-cell>
          <table:table-cell table:formula="of:=IFERROR(([.H339]-[.H$619])/([.H$620]-[.H$619])*100;&quot;&quot;)">
            <text:p/>
          </table:table-cell>
          <table:table-cell table:formula="of:=IFERROR(([.I339]-[.I$619])/([.I$620]-[.I$619])*100;&quot;&quot;)">
            <text:p/>
          </table:table-cell>
          <table:table-cell table:formula="of:=IFERROR(([.J339]-[.J$619])/([.J$620]-[.J$619])*100;&quot;&quot;)">
            <text:p/>
          </table:table-cell>
          <table:table-cell table:formula="of:=IFERROR(([.K339]-[.K$619])/([.K$620]-[.K$619])*100;&quot;&quot;)">
            <text:p/>
          </table:table-cell>
          <table:table-cell table:formula="of:=IFERROR(([.L339]-[.L$619])/([.L$620]-[.L$619])*100;&quot;&quot;)">
            <text:p/>
          </table:table-cell>
          <table:table-cell table:formula="of:=IFERROR(([.M339]-[.M$619])/([.M$620]-[.M$619])*100;&quot;&quot;)">
            <text:p/>
          </table:table-cell>
          <table:table-cell table:formula="of:=IFERROR(([.N339]-[.N$619])/([.N$620]-[.N$619])*100;&quot;&quot;)">
            <text:p/>
          </table:table-cell>
          <table:table-cell table:formula="of:=IFERROR(([.O339]-[.O$619])/([.O$620]-[.O$619])*100;&quot;&quot;)">
            <text:p/>
          </table:table-cell>
          <table:table-cell table:formula="of:=IFERROR(([.P339]-[.P$619])/([.P$620]-[.P$619])*100;&quot;&quot;)">
            <text:p/>
          </table:table-cell>
          <table:table-cell table:formula="of:=IFERROR(([.Q339]-[.Q$619])/([.Q$620]-[.Q$619])*100;&quot;&quot;)" office:value-type="float" office:value="26.3157894736842" calcext:value-type="float">
            <text:p>26.3157894737</text:p>
          </table:table-cell>
        </table:table-row>
        <table:table-row table:style-name="ro1">
          <table:table-cell office:value-type="float" office:value="749.52" calcext:value-type="float">
            <text:p>749.52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749.52" calcext:value-type="float">
            <text:p>749.52</text:p>
          </table:table-cell>
          <table:table-cell table:formula="of:=IFERROR(([.B340]-[.B$619])/([.B$620]-[.B$619])*100;&quot;&quot;)">
            <text:p/>
          </table:table-cell>
          <table:table-cell table:formula="of:=IFERROR(([.C340]-[.C$619])/([.C$620]-[.C$619])*100;&quot;&quot;)">
            <text:p/>
          </table:table-cell>
          <table:table-cell table:formula="of:=IFERROR(([.D340]-[.D$619])/([.D$620]-[.D$619])*100;&quot;&quot;)">
            <text:p/>
          </table:table-cell>
          <table:table-cell table:formula="of:=IFERROR(([.E340]-[.E$619])/([.E$620]-[.E$619])*100;&quot;&quot;)">
            <text:p/>
          </table:table-cell>
          <table:table-cell table:formula="of:=IFERROR(([.F340]-[.F$619])/([.F$620]-[.F$619])*100;&quot;&quot;)">
            <text:p/>
          </table:table-cell>
          <table:table-cell table:formula="of:=IFERROR(([.G340]-[.G$619])/([.G$620]-[.G$619])*100;&quot;&quot;)">
            <text:p/>
          </table:table-cell>
          <table:table-cell table:formula="of:=IFERROR(([.H340]-[.H$619])/([.H$620]-[.H$619])*100;&quot;&quot;)">
            <text:p/>
          </table:table-cell>
          <table:table-cell table:formula="of:=IFERROR(([.I340]-[.I$619])/([.I$620]-[.I$619])*100;&quot;&quot;)">
            <text:p/>
          </table:table-cell>
          <table:table-cell table:formula="of:=IFERROR(([.J340]-[.J$619])/([.J$620]-[.J$619])*100;&quot;&quot;)">
            <text:p/>
          </table:table-cell>
          <table:table-cell table:formula="of:=IFERROR(([.K340]-[.K$619])/([.K$620]-[.K$619])*100;&quot;&quot;)">
            <text:p/>
          </table:table-cell>
          <table:table-cell table:formula="of:=IFERROR(([.L340]-[.L$619])/([.L$620]-[.L$619])*100;&quot;&quot;)">
            <text:p/>
          </table:table-cell>
          <table:table-cell table:formula="of:=IFERROR(([.M340]-[.M$619])/([.M$620]-[.M$619])*100;&quot;&quot;)">
            <text:p/>
          </table:table-cell>
          <table:table-cell table:formula="of:=IFERROR(([.N340]-[.N$619])/([.N$620]-[.N$619])*100;&quot;&quot;)">
            <text:p/>
          </table:table-cell>
          <table:table-cell table:formula="of:=IFERROR(([.O340]-[.O$619])/([.O$620]-[.O$619])*100;&quot;&quot;)">
            <text:p/>
          </table:table-cell>
          <table:table-cell table:formula="of:=IFERROR(([.P340]-[.P$619])/([.P$620]-[.P$619])*100;&quot;&quot;)" office:value-type="float" office:value="72.5" calcext:value-type="float">
            <text:p>72.5</text:p>
          </table:table-cell>
          <table:table-cell table:formula="of:=IFERROR(([.Q340]-[.Q$619])/([.Q$620]-[.Q$619])*100;&quot;&quot;)">
            <text:p/>
          </table:table-cell>
        </table:table-row>
        <table:table-row table:style-name="ro1">
          <table:table-cell office:value-type="float" office:value="755.42" calcext:value-type="float">
            <text:p>755.4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64" calcext:value-type="float">
            <text:p>64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755.42" calcext:value-type="float">
            <text:p>755.42</text:p>
          </table:table-cell>
          <table:table-cell table:formula="of:=IFERROR(([.B341]-[.B$619])/([.B$620]-[.B$619])*100;&quot;&quot;)">
            <text:p/>
          </table:table-cell>
          <table:table-cell table:formula="of:=IFERROR(([.C341]-[.C$619])/([.C$620]-[.C$619])*100;&quot;&quot;)">
            <text:p/>
          </table:table-cell>
          <table:table-cell table:formula="of:=IFERROR(([.D341]-[.D$619])/([.D$620]-[.D$619])*100;&quot;&quot;)">
            <text:p/>
          </table:table-cell>
          <table:table-cell table:formula="of:=IFERROR(([.E341]-[.E$619])/([.E$620]-[.E$619])*100;&quot;&quot;)">
            <text:p/>
          </table:table-cell>
          <table:table-cell table:formula="of:=IFERROR(([.F341]-[.F$619])/([.F$620]-[.F$619])*100;&quot;&quot;)">
            <text:p/>
          </table:table-cell>
          <table:table-cell table:formula="of:=IFERROR(([.G341]-[.G$619])/([.G$620]-[.G$619])*100;&quot;&quot;)">
            <text:p/>
          </table:table-cell>
          <table:table-cell table:formula="of:=IFERROR(([.H341]-[.H$619])/([.H$620]-[.H$619])*100;&quot;&quot;)">
            <text:p/>
          </table:table-cell>
          <table:table-cell table:formula="of:=IFERROR(([.I341]-[.I$619])/([.I$620]-[.I$619])*100;&quot;&quot;)">
            <text:p/>
          </table:table-cell>
          <table:table-cell table:formula="of:=IFERROR(([.J341]-[.J$619])/([.J$620]-[.J$619])*100;&quot;&quot;)" office:value-type="float" office:value="68.6274509803922" calcext:value-type="float">
            <text:p>68.6274509804</text:p>
          </table:table-cell>
          <table:table-cell table:formula="of:=IFERROR(([.K341]-[.K$619])/([.K$620]-[.K$619])*100;&quot;&quot;)">
            <text:p/>
          </table:table-cell>
          <table:table-cell table:formula="of:=IFERROR(([.L341]-[.L$619])/([.L$620]-[.L$619])*100;&quot;&quot;)">
            <text:p/>
          </table:table-cell>
          <table:table-cell table:formula="of:=IFERROR(([.M341]-[.M$619])/([.M$620]-[.M$619])*100;&quot;&quot;)">
            <text:p/>
          </table:table-cell>
          <table:table-cell table:formula="of:=IFERROR(([.N341]-[.N$619])/([.N$620]-[.N$619])*100;&quot;&quot;)">
            <text:p/>
          </table:table-cell>
          <table:table-cell table:formula="of:=IFERROR(([.O341]-[.O$619])/([.O$620]-[.O$619])*100;&quot;&quot;)">
            <text:p/>
          </table:table-cell>
          <table:table-cell table:formula="of:=IFERROR(([.P341]-[.P$619])/([.P$620]-[.P$619])*100;&quot;&quot;)">
            <text:p/>
          </table:table-cell>
          <table:table-cell table:formula="of:=IFERROR(([.Q341]-[.Q$619])/([.Q$620]-[.Q$619])*100;&quot;&quot;)">
            <text:p/>
          </table:table-cell>
        </table:table-row>
        <table:table-row table:style-name="ro1">
          <table:table-cell office:value-type="float" office:value="759.29" calcext:value-type="float">
            <text:p>759.29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1" calcext:value-type="float">
            <text:p>21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759.29" calcext:value-type="float">
            <text:p>759.29</text:p>
          </table:table-cell>
          <table:table-cell table:formula="of:=IFERROR(([.B342]-[.B$619])/([.B$620]-[.B$619])*100;&quot;&quot;)">
            <text:p/>
          </table:table-cell>
          <table:table-cell table:formula="of:=IFERROR(([.C342]-[.C$619])/([.C$620]-[.C$619])*100;&quot;&quot;)">
            <text:p/>
          </table:table-cell>
          <table:table-cell table:formula="of:=IFERROR(([.D342]-[.D$619])/([.D$620]-[.D$619])*100;&quot;&quot;)">
            <text:p/>
          </table:table-cell>
          <table:table-cell table:formula="of:=IFERROR(([.E342]-[.E$619])/([.E$620]-[.E$619])*100;&quot;&quot;)" office:value-type="float" office:value="33.3333333333333" calcext:value-type="float">
            <text:p>33.3333333333</text:p>
          </table:table-cell>
          <table:table-cell table:formula="of:=IFERROR(([.F342]-[.F$619])/([.F$620]-[.F$619])*100;&quot;&quot;)">
            <text:p/>
          </table:table-cell>
          <table:table-cell table:formula="of:=IFERROR(([.G342]-[.G$619])/([.G$620]-[.G$619])*100;&quot;&quot;)">
            <text:p/>
          </table:table-cell>
          <table:table-cell table:formula="of:=IFERROR(([.H342]-[.H$619])/([.H$620]-[.H$619])*100;&quot;&quot;)">
            <text:p/>
          </table:table-cell>
          <table:table-cell table:formula="of:=IFERROR(([.I342]-[.I$619])/([.I$620]-[.I$619])*100;&quot;&quot;)">
            <text:p/>
          </table:table-cell>
          <table:table-cell table:formula="of:=IFERROR(([.J342]-[.J$619])/([.J$620]-[.J$619])*100;&quot;&quot;)">
            <text:p/>
          </table:table-cell>
          <table:table-cell table:formula="of:=IFERROR(([.K342]-[.K$619])/([.K$620]-[.K$619])*100;&quot;&quot;)">
            <text:p/>
          </table:table-cell>
          <table:table-cell table:formula="of:=IFERROR(([.L342]-[.L$619])/([.L$620]-[.L$619])*100;&quot;&quot;)">
            <text:p/>
          </table:table-cell>
          <table:table-cell table:formula="of:=IFERROR(([.M342]-[.M$619])/([.M$620]-[.M$619])*100;&quot;&quot;)">
            <text:p/>
          </table:table-cell>
          <table:table-cell table:formula="of:=IFERROR(([.N342]-[.N$619])/([.N$620]-[.N$619])*100;&quot;&quot;)">
            <text:p/>
          </table:table-cell>
          <table:table-cell table:formula="of:=IFERROR(([.O342]-[.O$619])/([.O$620]-[.O$619])*100;&quot;&quot;)">
            <text:p/>
          </table:table-cell>
          <table:table-cell table:formula="of:=IFERROR(([.P342]-[.P$619])/([.P$620]-[.P$619])*100;&quot;&quot;)">
            <text:p/>
          </table:table-cell>
          <table:table-cell table:formula="of:=IFERROR(([.Q342]-[.Q$619])/([.Q$620]-[.Q$619])*100;&quot;&quot;)">
            <text:p/>
          </table:table-cell>
        </table:table-row>
        <table:table-row table:style-name="ro1">
          <table:table-cell office:value-type="float" office:value="762.66" calcext:value-type="float">
            <text:p>762.66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2"/>
          <table:table-cell office:value-type="float" office:value="762.66" calcext:value-type="float">
            <text:p>762.66</text:p>
          </table:table-cell>
          <table:table-cell table:formula="of:=IFERROR(([.B343]-[.B$619])/([.B$620]-[.B$619])*100;&quot;&quot;)">
            <text:p/>
          </table:table-cell>
          <table:table-cell table:formula="of:=IFERROR(([.C343]-[.C$619])/([.C$620]-[.C$619])*100;&quot;&quot;)">
            <text:p/>
          </table:table-cell>
          <table:table-cell table:formula="of:=IFERROR(([.D343]-[.D$619])/([.D$620]-[.D$619])*100;&quot;&quot;)">
            <text:p/>
          </table:table-cell>
          <table:table-cell table:formula="of:=IFERROR(([.E343]-[.E$619])/([.E$620]-[.E$619])*100;&quot;&quot;)">
            <text:p/>
          </table:table-cell>
          <table:table-cell table:formula="of:=IFERROR(([.F343]-[.F$619])/([.F$620]-[.F$619])*100;&quot;&quot;)">
            <text:p/>
          </table:table-cell>
          <table:table-cell table:formula="of:=IFERROR(([.G343]-[.G$619])/([.G$620]-[.G$619])*100;&quot;&quot;)">
            <text:p/>
          </table:table-cell>
          <table:table-cell table:formula="of:=IFERROR(([.H343]-[.H$619])/([.H$620]-[.H$619])*100;&quot;&quot;)">
            <text:p/>
          </table:table-cell>
          <table:table-cell table:formula="of:=IFERROR(([.I343]-[.I$619])/([.I$620]-[.I$619])*100;&quot;&quot;)" office:value-type="float" office:value="38.0952380952381" calcext:value-type="float">
            <text:p>38.0952380952</text:p>
          </table:table-cell>
          <table:table-cell table:formula="of:=IFERROR(([.J343]-[.J$619])/([.J$620]-[.J$619])*100;&quot;&quot;)">
            <text:p/>
          </table:table-cell>
          <table:table-cell table:formula="of:=IFERROR(([.K343]-[.K$619])/([.K$620]-[.K$619])*100;&quot;&quot;)">
            <text:p/>
          </table:table-cell>
          <table:table-cell table:formula="of:=IFERROR(([.L343]-[.L$619])/([.L$620]-[.L$619])*100;&quot;&quot;)">
            <text:p/>
          </table:table-cell>
          <table:table-cell table:formula="of:=IFERROR(([.M343]-[.M$619])/([.M$620]-[.M$619])*100;&quot;&quot;)">
            <text:p/>
          </table:table-cell>
          <table:table-cell table:formula="of:=IFERROR(([.N343]-[.N$619])/([.N$620]-[.N$619])*100;&quot;&quot;)">
            <text:p/>
          </table:table-cell>
          <table:table-cell table:formula="of:=IFERROR(([.O343]-[.O$619])/([.O$620]-[.O$619])*100;&quot;&quot;)">
            <text:p/>
          </table:table-cell>
          <table:table-cell table:formula="of:=IFERROR(([.P343]-[.P$619])/([.P$620]-[.P$619])*100;&quot;&quot;)">
            <text:p/>
          </table:table-cell>
          <table:table-cell table:formula="of:=IFERROR(([.Q343]-[.Q$619])/([.Q$620]-[.Q$619])*100;&quot;&quot;)">
            <text:p/>
          </table:table-cell>
        </table:table-row>
        <table:table-row table:style-name="ro1">
          <table:table-cell office:value-type="float" office:value="767.214" calcext:value-type="float">
            <text:p>767.214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2"/>
          <table:table-cell office:value-type="float" office:value="767.214" calcext:value-type="float">
            <text:p>767.214</text:p>
          </table:table-cell>
          <table:table-cell table:formula="of:=IFERROR(([.B344]-[.B$619])/([.B$620]-[.B$619])*100;&quot;&quot;)">
            <text:p/>
          </table:table-cell>
          <table:table-cell table:formula="of:=IFERROR(([.C344]-[.C$619])/([.C$620]-[.C$619])*100;&quot;&quot;)">
            <text:p/>
          </table:table-cell>
          <table:table-cell table:formula="of:=IFERROR(([.D344]-[.D$619])/([.D$620]-[.D$619])*100;&quot;&quot;)">
            <text:p/>
          </table:table-cell>
          <table:table-cell table:formula="of:=IFERROR(([.E344]-[.E$619])/([.E$620]-[.E$619])*100;&quot;&quot;)">
            <text:p/>
          </table:table-cell>
          <table:table-cell table:formula="of:=IFERROR(([.F344]-[.F$619])/([.F$620]-[.F$619])*100;&quot;&quot;)">
            <text:p/>
          </table:table-cell>
          <table:table-cell table:formula="of:=IFERROR(([.G344]-[.G$619])/([.G$620]-[.G$619])*100;&quot;&quot;)" office:value-type="float" office:value="12.5" calcext:value-type="float">
            <text:p>12.5</text:p>
          </table:table-cell>
          <table:table-cell table:formula="of:=IFERROR(([.H344]-[.H$619])/([.H$620]-[.H$619])*100;&quot;&quot;)" office:value-type="float" office:value="11.7647058823529" calcext:value-type="float">
            <text:p>11.7647058824</text:p>
          </table:table-cell>
          <table:table-cell table:formula="of:=IFERROR(([.I344]-[.I$619])/([.I$620]-[.I$619])*100;&quot;&quot;)">
            <text:p/>
          </table:table-cell>
          <table:table-cell table:formula="of:=IFERROR(([.J344]-[.J$619])/([.J$620]-[.J$619])*100;&quot;&quot;)">
            <text:p/>
          </table:table-cell>
          <table:table-cell table:formula="of:=IFERROR(([.K344]-[.K$619])/([.K$620]-[.K$619])*100;&quot;&quot;)">
            <text:p/>
          </table:table-cell>
          <table:table-cell table:formula="of:=IFERROR(([.L344]-[.L$619])/([.L$620]-[.L$619])*100;&quot;&quot;)">
            <text:p/>
          </table:table-cell>
          <table:table-cell table:formula="of:=IFERROR(([.M344]-[.M$619])/([.M$620]-[.M$619])*100;&quot;&quot;)">
            <text:p/>
          </table:table-cell>
          <table:table-cell table:formula="of:=IFERROR(([.N344]-[.N$619])/([.N$620]-[.N$619])*100;&quot;&quot;)">
            <text:p/>
          </table:table-cell>
          <table:table-cell table:formula="of:=IFERROR(([.O344]-[.O$619])/([.O$620]-[.O$619])*100;&quot;&quot;)">
            <text:p/>
          </table:table-cell>
          <table:table-cell table:formula="of:=IFERROR(([.P344]-[.P$619])/([.P$620]-[.P$619])*100;&quot;&quot;)">
            <text:p/>
          </table:table-cell>
          <table:table-cell table:formula="of:=IFERROR(([.Q344]-[.Q$619])/([.Q$620]-[.Q$619])*100;&quot;&quot;)">
            <text:p/>
          </table:table-cell>
        </table:table-row>
        <table:table-row table:style-name="ro1">
          <table:table-cell office:value-type="float" office:value="768.228" calcext:value-type="float">
            <text:p>768.228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768.228" calcext:value-type="float">
            <text:p>768.228</text:p>
          </table:table-cell>
          <table:table-cell table:formula="of:=IFERROR(([.B345]-[.B$619])/([.B$620]-[.B$619])*100;&quot;&quot;)">
            <text:p/>
          </table:table-cell>
          <table:table-cell table:formula="of:=IFERROR(([.C345]-[.C$619])/([.C$620]-[.C$619])*100;&quot;&quot;)">
            <text:p/>
          </table:table-cell>
          <table:table-cell table:formula="of:=IFERROR(([.D345]-[.D$619])/([.D$620]-[.D$619])*100;&quot;&quot;)">
            <text:p/>
          </table:table-cell>
          <table:table-cell table:formula="of:=IFERROR(([.E345]-[.E$619])/([.E$620]-[.E$619])*100;&quot;&quot;)">
            <text:p/>
          </table:table-cell>
          <table:table-cell table:formula="of:=IFERROR(([.F345]-[.F$619])/([.F$620]-[.F$619])*100;&quot;&quot;)">
            <text:p/>
          </table:table-cell>
          <table:table-cell table:formula="of:=IFERROR(([.G345]-[.G$619])/([.G$620]-[.G$619])*100;&quot;&quot;)">
            <text:p/>
          </table:table-cell>
          <table:table-cell table:formula="of:=IFERROR(([.H345]-[.H$619])/([.H$620]-[.H$619])*100;&quot;&quot;)">
            <text:p/>
          </table:table-cell>
          <table:table-cell table:formula="of:=IFERROR(([.I345]-[.I$619])/([.I$620]-[.I$619])*100;&quot;&quot;)">
            <text:p/>
          </table:table-cell>
          <table:table-cell table:formula="of:=IFERROR(([.J345]-[.J$619])/([.J$620]-[.J$619])*100;&quot;&quot;)">
            <text:p/>
          </table:table-cell>
          <table:table-cell table:formula="of:=IFERROR(([.K345]-[.K$619])/([.K$620]-[.K$619])*100;&quot;&quot;)">
            <text:p/>
          </table:table-cell>
          <table:table-cell table:formula="of:=IFERROR(([.L345]-[.L$619])/([.L$620]-[.L$619])*100;&quot;&quot;)">
            <text:p/>
          </table:table-cell>
          <table:table-cell table:formula="of:=IFERROR(([.M345]-[.M$619])/([.M$620]-[.M$619])*100;&quot;&quot;)" office:value-type="float" office:value="70.8333333333333" calcext:value-type="float">
            <text:p>70.8333333333</text:p>
          </table:table-cell>
          <table:table-cell table:formula="of:=IFERROR(([.N345]-[.N$619])/([.N$620]-[.N$619])*100;&quot;&quot;)">
            <text:p/>
          </table:table-cell>
          <table:table-cell table:formula="of:=IFERROR(([.O345]-[.O$619])/([.O$620]-[.O$619])*100;&quot;&quot;)">
            <text:p/>
          </table:table-cell>
          <table:table-cell table:formula="of:=IFERROR(([.P345]-[.P$619])/([.P$620]-[.P$619])*100;&quot;&quot;)" office:value-type="float" office:value="70" calcext:value-type="float">
            <text:p>70</text:p>
          </table:table-cell>
          <table:table-cell table:formula="of:=IFERROR(([.Q345]-[.Q$619])/([.Q$620]-[.Q$619])*100;&quot;&quot;)">
            <text:p/>
          </table:table-cell>
        </table:table-row>
        <table:table-row table:style-name="ro1">
          <table:table-cell office:value-type="float" office:value="769.096" calcext:value-type="float">
            <text:p>769.096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63" calcext:value-type="float">
            <text:p>63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769.096" calcext:value-type="float">
            <text:p>769.096</text:p>
          </table:table-cell>
          <table:table-cell table:formula="of:=IFERROR(([.B346]-[.B$619])/([.B$620]-[.B$619])*100;&quot;&quot;)">
            <text:p/>
          </table:table-cell>
          <table:table-cell table:formula="of:=IFERROR(([.C346]-[.C$619])/([.C$620]-[.C$619])*100;&quot;&quot;)">
            <text:p/>
          </table:table-cell>
          <table:table-cell table:formula="of:=IFERROR(([.D346]-[.D$619])/([.D$620]-[.D$619])*100;&quot;&quot;)">
            <text:p/>
          </table:table-cell>
          <table:table-cell table:formula="of:=IFERROR(([.E346]-[.E$619])/([.E$620]-[.E$619])*100;&quot;&quot;)">
            <text:p/>
          </table:table-cell>
          <table:table-cell table:formula="of:=IFERROR(([.F346]-[.F$619])/([.F$620]-[.F$619])*100;&quot;&quot;)">
            <text:p/>
          </table:table-cell>
          <table:table-cell table:formula="of:=IFERROR(([.G346]-[.G$619])/([.G$620]-[.G$619])*100;&quot;&quot;)">
            <text:p/>
          </table:table-cell>
          <table:table-cell table:formula="of:=IFERROR(([.H346]-[.H$619])/([.H$620]-[.H$619])*100;&quot;&quot;)">
            <text:p/>
          </table:table-cell>
          <table:table-cell table:formula="of:=IFERROR(([.I346]-[.I$619])/([.I$620]-[.I$619])*100;&quot;&quot;)">
            <text:p/>
          </table:table-cell>
          <table:table-cell table:formula="of:=IFERROR(([.J346]-[.J$619])/([.J$620]-[.J$619])*100;&quot;&quot;)" office:value-type="float" office:value="66.6666666666667" calcext:value-type="float">
            <text:p>66.6666666667</text:p>
          </table:table-cell>
          <table:table-cell table:formula="of:=IFERROR(([.K346]-[.K$619])/([.K$620]-[.K$619])*100;&quot;&quot;)">
            <text:p/>
          </table:table-cell>
          <table:table-cell table:formula="of:=IFERROR(([.L346]-[.L$619])/([.L$620]-[.L$619])*100;&quot;&quot;)">
            <text:p/>
          </table:table-cell>
          <table:table-cell table:formula="of:=IFERROR(([.M346]-[.M$619])/([.M$620]-[.M$619])*100;&quot;&quot;)">
            <text:p/>
          </table:table-cell>
          <table:table-cell table:formula="of:=IFERROR(([.N346]-[.N$619])/([.N$620]-[.N$619])*100;&quot;&quot;)">
            <text:p/>
          </table:table-cell>
          <table:table-cell table:formula="of:=IFERROR(([.O346]-[.O$619])/([.O$620]-[.O$619])*100;&quot;&quot;)">
            <text:p/>
          </table:table-cell>
          <table:table-cell table:formula="of:=IFERROR(([.P346]-[.P$619])/([.P$620]-[.P$619])*100;&quot;&quot;)">
            <text:p/>
          </table:table-cell>
          <table:table-cell table:formula="of:=IFERROR(([.Q346]-[.Q$619])/([.Q$620]-[.Q$619])*100;&quot;&quot;)">
            <text:p/>
          </table:table-cell>
        </table:table-row>
        <table:table-row table:style-name="ro1">
          <table:table-cell office:value-type="float" office:value="776.86" calcext:value-type="float">
            <text:p>776.86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float" office:value="776.86" calcext:value-type="float">
            <text:p>776.86</text:p>
          </table:table-cell>
          <table:table-cell table:formula="of:=IFERROR(([.B347]-[.B$619])/([.B$620]-[.B$619])*100;&quot;&quot;)">
            <text:p/>
          </table:table-cell>
          <table:table-cell table:formula="of:=IFERROR(([.C347]-[.C$619])/([.C$620]-[.C$619])*100;&quot;&quot;)">
            <text:p/>
          </table:table-cell>
          <table:table-cell table:formula="of:=IFERROR(([.D347]-[.D$619])/([.D$620]-[.D$619])*100;&quot;&quot;)">
            <text:p/>
          </table:table-cell>
          <table:table-cell table:formula="of:=IFERROR(([.E347]-[.E$619])/([.E$620]-[.E$619])*100;&quot;&quot;)">
            <text:p/>
          </table:table-cell>
          <table:table-cell table:formula="of:=IFERROR(([.F347]-[.F$619])/([.F$620]-[.F$619])*100;&quot;&quot;)">
            <text:p/>
          </table:table-cell>
          <table:table-cell table:formula="of:=IFERROR(([.G347]-[.G$619])/([.G$620]-[.G$619])*100;&quot;&quot;)">
            <text:p/>
          </table:table-cell>
          <table:table-cell table:formula="of:=IFERROR(([.H347]-[.H$619])/([.H$620]-[.H$619])*100;&quot;&quot;)">
            <text:p/>
          </table:table-cell>
          <table:table-cell table:formula="of:=IFERROR(([.I347]-[.I$619])/([.I$620]-[.I$619])*100;&quot;&quot;)">
            <text:p/>
          </table:table-cell>
          <table:table-cell table:formula="of:=IFERROR(([.J347]-[.J$619])/([.J$620]-[.J$619])*100;&quot;&quot;)">
            <text:p/>
          </table:table-cell>
          <table:table-cell table:formula="of:=IFERROR(([.K347]-[.K$619])/([.K$620]-[.K$619])*100;&quot;&quot;)">
            <text:p/>
          </table:table-cell>
          <table:table-cell table:formula="of:=IFERROR(([.L347]-[.L$619])/([.L$620]-[.L$619])*100;&quot;&quot;)">
            <text:p/>
          </table:table-cell>
          <table:table-cell table:formula="of:=IFERROR(([.M347]-[.M$619])/([.M$620]-[.M$619])*100;&quot;&quot;)">
            <text:p/>
          </table:table-cell>
          <table:table-cell table:formula="of:=IFERROR(([.N347]-[.N$619])/([.N$620]-[.N$619])*100;&quot;&quot;)" office:value-type="float" office:value="55" calcext:value-type="float">
            <text:p>55</text:p>
          </table:table-cell>
          <table:table-cell table:formula="of:=IFERROR(([.O347]-[.O$619])/([.O$620]-[.O$619])*100;&quot;&quot;)" office:value-type="float" office:value="38.4615384615385" calcext:value-type="float">
            <text:p>38.4615384615</text:p>
          </table:table-cell>
          <table:table-cell table:formula="of:=IFERROR(([.P347]-[.P$619])/([.P$620]-[.P$619])*100;&quot;&quot;)">
            <text:p/>
          </table:table-cell>
          <table:table-cell table:formula="of:=IFERROR(([.Q347]-[.Q$619])/([.Q$620]-[.Q$619])*100;&quot;&quot;)">
            <text:p/>
          </table:table-cell>
        </table:table-row>
        <table:table-row table:style-name="ro1">
          <table:table-cell office:value-type="float" office:value="779.336" calcext:value-type="float">
            <text:p>779.33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779.336" calcext:value-type="float">
            <text:p>779.336</text:p>
          </table:table-cell>
          <table:table-cell table:formula="of:=IFERROR(([.B348]-[.B$619])/([.B$620]-[.B$619])*100;&quot;&quot;)">
            <text:p/>
          </table:table-cell>
          <table:table-cell table:formula="of:=IFERROR(([.C348]-[.C$619])/([.C$620]-[.C$619])*100;&quot;&quot;)">
            <text:p/>
          </table:table-cell>
          <table:table-cell table:formula="of:=IFERROR(([.D348]-[.D$619])/([.D$620]-[.D$619])*100;&quot;&quot;)">
            <text:p/>
          </table:table-cell>
          <table:table-cell table:formula="of:=IFERROR(([.E348]-[.E$619])/([.E$620]-[.E$619])*100;&quot;&quot;)" office:value-type="float" office:value="29.6296296296296" calcext:value-type="float">
            <text:p>29.6296296296</text:p>
          </table:table-cell>
          <table:table-cell table:formula="of:=IFERROR(([.F348]-[.F$619])/([.F$620]-[.F$619])*100;&quot;&quot;)">
            <text:p/>
          </table:table-cell>
          <table:table-cell table:formula="of:=IFERROR(([.G348]-[.G$619])/([.G$620]-[.G$619])*100;&quot;&quot;)">
            <text:p/>
          </table:table-cell>
          <table:table-cell table:formula="of:=IFERROR(([.H348]-[.H$619])/([.H$620]-[.H$619])*100;&quot;&quot;)">
            <text:p/>
          </table:table-cell>
          <table:table-cell table:formula="of:=IFERROR(([.I348]-[.I$619])/([.I$620]-[.I$619])*100;&quot;&quot;)">
            <text:p/>
          </table:table-cell>
          <table:table-cell table:formula="of:=IFERROR(([.J348]-[.J$619])/([.J$620]-[.J$619])*100;&quot;&quot;)">
            <text:p/>
          </table:table-cell>
          <table:table-cell table:formula="of:=IFERROR(([.K348]-[.K$619])/([.K$620]-[.K$619])*100;&quot;&quot;)">
            <text:p/>
          </table:table-cell>
          <table:table-cell table:formula="of:=IFERROR(([.L348]-[.L$619])/([.L$620]-[.L$619])*100;&quot;&quot;)">
            <text:p/>
          </table:table-cell>
          <table:table-cell table:formula="of:=IFERROR(([.M348]-[.M$619])/([.M$620]-[.M$619])*100;&quot;&quot;)">
            <text:p/>
          </table:table-cell>
          <table:table-cell table:formula="of:=IFERROR(([.N348]-[.N$619])/([.N$620]-[.N$619])*100;&quot;&quot;)">
            <text:p/>
          </table:table-cell>
          <table:table-cell table:formula="of:=IFERROR(([.O348]-[.O$619])/([.O$620]-[.O$619])*100;&quot;&quot;)">
            <text:p/>
          </table:table-cell>
          <table:table-cell table:formula="of:=IFERROR(([.P348]-[.P$619])/([.P$620]-[.P$619])*100;&quot;&quot;)">
            <text:p/>
          </table:table-cell>
          <table:table-cell table:formula="of:=IFERROR(([.Q348]-[.Q$619])/([.Q$620]-[.Q$619])*100;&quot;&quot;)">
            <text:p/>
          </table:table-cell>
        </table:table-row>
        <table:table-row table:style-name="ro1">
          <table:table-cell office:value-type="float" office:value="783.796" calcext:value-type="float">
            <text:p>783.796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62" calcext:value-type="float">
            <text:p>62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783.796" calcext:value-type="float">
            <text:p>783.796</text:p>
          </table:table-cell>
          <table:table-cell table:formula="of:=IFERROR(([.B349]-[.B$619])/([.B$620]-[.B$619])*100;&quot;&quot;)">
            <text:p/>
          </table:table-cell>
          <table:table-cell table:formula="of:=IFERROR(([.C349]-[.C$619])/([.C$620]-[.C$619])*100;&quot;&quot;)">
            <text:p/>
          </table:table-cell>
          <table:table-cell table:formula="of:=IFERROR(([.D349]-[.D$619])/([.D$620]-[.D$619])*100;&quot;&quot;)">
            <text:p/>
          </table:table-cell>
          <table:table-cell table:formula="of:=IFERROR(([.E349]-[.E$619])/([.E$620]-[.E$619])*100;&quot;&quot;)">
            <text:p/>
          </table:table-cell>
          <table:table-cell table:formula="of:=IFERROR(([.F349]-[.F$619])/([.F$620]-[.F$619])*100;&quot;&quot;)">
            <text:p/>
          </table:table-cell>
          <table:table-cell table:formula="of:=IFERROR(([.G349]-[.G$619])/([.G$620]-[.G$619])*100;&quot;&quot;)">
            <text:p/>
          </table:table-cell>
          <table:table-cell table:formula="of:=IFERROR(([.H349]-[.H$619])/([.H$620]-[.H$619])*100;&quot;&quot;)">
            <text:p/>
          </table:table-cell>
          <table:table-cell table:formula="of:=IFERROR(([.I349]-[.I$619])/([.I$620]-[.I$619])*100;&quot;&quot;)">
            <text:p/>
          </table:table-cell>
          <table:table-cell table:formula="of:=IFERROR(([.J349]-[.J$619])/([.J$620]-[.J$619])*100;&quot;&quot;)" office:value-type="float" office:value="64.7058823529412" calcext:value-type="float">
            <text:p>64.7058823529</text:p>
          </table:table-cell>
          <table:table-cell table:formula="of:=IFERROR(([.K349]-[.K$619])/([.K$620]-[.K$619])*100;&quot;&quot;)">
            <text:p/>
          </table:table-cell>
          <table:table-cell table:formula="of:=IFERROR(([.L349]-[.L$619])/([.L$620]-[.L$619])*100;&quot;&quot;)">
            <text:p/>
          </table:table-cell>
          <table:table-cell table:formula="of:=IFERROR(([.M349]-[.M$619])/([.M$620]-[.M$619])*100;&quot;&quot;)">
            <text:p/>
          </table:table-cell>
          <table:table-cell table:formula="of:=IFERROR(([.N349]-[.N$619])/([.N$620]-[.N$619])*100;&quot;&quot;)">
            <text:p/>
          </table:table-cell>
          <table:table-cell table:formula="of:=IFERROR(([.O349]-[.O$619])/([.O$620]-[.O$619])*100;&quot;&quot;)">
            <text:p/>
          </table:table-cell>
          <table:table-cell table:formula="of:=IFERROR(([.P349]-[.P$619])/([.P$620]-[.P$619])*100;&quot;&quot;)">
            <text:p/>
          </table:table-cell>
          <table:table-cell table:formula="of:=IFERROR(([.Q349]-[.Q$619])/([.Q$620]-[.Q$619])*100;&quot;&quot;)">
            <text:p/>
          </table:table-cell>
        </table:table-row>
        <table:table-row table:style-name="ro1">
          <table:table-cell office:value-type="float" office:value="787.662" calcext:value-type="float">
            <text:p>787.662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787.662" calcext:value-type="float">
            <text:p>787.662</text:p>
          </table:table-cell>
          <table:table-cell table:formula="of:=IFERROR(([.B350]-[.B$619])/([.B$620]-[.B$619])*100;&quot;&quot;)">
            <text:p/>
          </table:table-cell>
          <table:table-cell table:formula="of:=IFERROR(([.C350]-[.C$619])/([.C$620]-[.C$619])*100;&quot;&quot;)">
            <text:p/>
          </table:table-cell>
          <table:table-cell table:formula="of:=IFERROR(([.D350]-[.D$619])/([.D$620]-[.D$619])*100;&quot;&quot;)">
            <text:p/>
          </table:table-cell>
          <table:table-cell table:formula="of:=IFERROR(([.E350]-[.E$619])/([.E$620]-[.E$619])*100;&quot;&quot;)">
            <text:p/>
          </table:table-cell>
          <table:table-cell table:formula="of:=IFERROR(([.F350]-[.F$619])/([.F$620]-[.F$619])*100;&quot;&quot;)">
            <text:p/>
          </table:table-cell>
          <table:table-cell table:formula="of:=IFERROR(([.G350]-[.G$619])/([.G$620]-[.G$619])*100;&quot;&quot;)">
            <text:p/>
          </table:table-cell>
          <table:table-cell table:formula="of:=IFERROR(([.H350]-[.H$619])/([.H$620]-[.H$619])*100;&quot;&quot;)">
            <text:p/>
          </table:table-cell>
          <table:table-cell table:formula="of:=IFERROR(([.I350]-[.I$619])/([.I$620]-[.I$619])*100;&quot;&quot;)">
            <text:p/>
          </table:table-cell>
          <table:table-cell table:formula="of:=IFERROR(([.J350]-[.J$619])/([.J$620]-[.J$619])*100;&quot;&quot;)">
            <text:p/>
          </table:table-cell>
          <table:table-cell table:formula="of:=IFERROR(([.K350]-[.K$619])/([.K$620]-[.K$619])*100;&quot;&quot;)">
            <text:p/>
          </table:table-cell>
          <table:table-cell table:formula="of:=IFERROR(([.L350]-[.L$619])/([.L$620]-[.L$619])*100;&quot;&quot;)">
            <text:p/>
          </table:table-cell>
          <table:table-cell table:formula="of:=IFERROR(([.M350]-[.M$619])/([.M$620]-[.M$619])*100;&quot;&quot;)">
            <text:p/>
          </table:table-cell>
          <table:table-cell table:formula="of:=IFERROR(([.N350]-[.N$619])/([.N$620]-[.N$619])*100;&quot;&quot;)">
            <text:p/>
          </table:table-cell>
          <table:table-cell table:formula="of:=IFERROR(([.O350]-[.O$619])/([.O$620]-[.O$619])*100;&quot;&quot;)">
            <text:p/>
          </table:table-cell>
          <table:table-cell table:formula="of:=IFERROR(([.P350]-[.P$619])/([.P$620]-[.P$619])*100;&quot;&quot;)" office:value-type="float" office:value="67.5" calcext:value-type="float">
            <text:p>67.5</text:p>
          </table:table-cell>
          <table:table-cell table:formula="of:=IFERROR(([.Q350]-[.Q$619])/([.Q$620]-[.Q$619])*100;&quot;&quot;)">
            <text:p/>
          </table:table-cell>
        </table:table-row>
        <table:table-row table:style-name="ro1">
          <table:table-cell office:value-type="float" office:value="788.446" calcext:value-type="float">
            <text:p>788.446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88.446" calcext:value-type="float">
            <text:p>788.446</text:p>
          </table:table-cell>
          <table:table-cell table:formula="of:=IFERROR(([.B351]-[.B$619])/([.B$620]-[.B$619])*100;&quot;&quot;)">
            <text:p/>
          </table:table-cell>
          <table:table-cell table:formula="of:=IFERROR(([.C351]-[.C$619])/([.C$620]-[.C$619])*100;&quot;&quot;)">
            <text:p/>
          </table:table-cell>
          <table:table-cell table:formula="of:=IFERROR(([.D351]-[.D$619])/([.D$620]-[.D$619])*100;&quot;&quot;)">
            <text:p/>
          </table:table-cell>
          <table:table-cell table:formula="of:=IFERROR(([.E351]-[.E$619])/([.E$620]-[.E$619])*100;&quot;&quot;)">
            <text:p/>
          </table:table-cell>
          <table:table-cell table:formula="of:=IFERROR(([.F351]-[.F$619])/([.F$620]-[.F$619])*100;&quot;&quot;)">
            <text:p/>
          </table:table-cell>
          <table:table-cell table:formula="of:=IFERROR(([.G351]-[.G$619])/([.G$620]-[.G$619])*100;&quot;&quot;)">
            <text:p/>
          </table:table-cell>
          <table:table-cell table:formula="of:=IFERROR(([.H351]-[.H$619])/([.H$620]-[.H$619])*100;&quot;&quot;)">
            <text:p/>
          </table:table-cell>
          <table:table-cell table:formula="of:=IFERROR(([.I351]-[.I$619])/([.I$620]-[.I$619])*100;&quot;&quot;)">
            <text:p/>
          </table:table-cell>
          <table:table-cell table:formula="of:=IFERROR(([.J351]-[.J$619])/([.J$620]-[.J$619])*100;&quot;&quot;)">
            <text:p/>
          </table:table-cell>
          <table:table-cell table:formula="of:=IFERROR(([.K351]-[.K$619])/([.K$620]-[.K$619])*100;&quot;&quot;)">
            <text:p/>
          </table:table-cell>
          <table:table-cell table:formula="of:=IFERROR(([.L351]-[.L$619])/([.L$620]-[.L$619])*100;&quot;&quot;)">
            <text:p/>
          </table:table-cell>
          <table:table-cell table:formula="of:=IFERROR(([.M351]-[.M$619])/([.M$620]-[.M$619])*100;&quot;&quot;)">
            <text:p/>
          </table:table-cell>
          <table:table-cell table:formula="of:=IFERROR(([.N351]-[.N$619])/([.N$620]-[.N$619])*100;&quot;&quot;)">
            <text:p/>
          </table:table-cell>
          <table:table-cell table:formula="of:=IFERROR(([.O351]-[.O$619])/([.O$620]-[.O$619])*100;&quot;&quot;)">
            <text:p/>
          </table:table-cell>
          <table:table-cell table:formula="of:=IFERROR(([.P351]-[.P$619])/([.P$620]-[.P$619])*100;&quot;&quot;)">
            <text:p/>
          </table:table-cell>
          <table:table-cell table:formula="of:=IFERROR(([.Q351]-[.Q$619])/([.Q$620]-[.Q$619])*100;&quot;&quot;)" office:value-type="float" office:value="21.0526315789474" calcext:value-type="float">
            <text:p>21.0526315789</text:p>
          </table:table-cell>
        </table:table-row>
        <table:table-row table:style-name="ro1">
          <table:table-cell office:value-type="float" office:value="796.456" calcext:value-type="float">
            <text:p>796.456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796.456" calcext:value-type="float">
            <text:p>796.456</text:p>
          </table:table-cell>
          <table:table-cell table:formula="of:=IFERROR(([.B352]-[.B$619])/([.B$620]-[.B$619])*100;&quot;&quot;)">
            <text:p/>
          </table:table-cell>
          <table:table-cell table:formula="of:=IFERROR(([.C352]-[.C$619])/([.C$620]-[.C$619])*100;&quot;&quot;)">
            <text:p/>
          </table:table-cell>
          <table:table-cell table:formula="of:=IFERROR(([.D352]-[.D$619])/([.D$620]-[.D$619])*100;&quot;&quot;)">
            <text:p/>
          </table:table-cell>
          <table:table-cell table:formula="of:=IFERROR(([.E352]-[.E$619])/([.E$620]-[.E$619])*100;&quot;&quot;)">
            <text:p/>
          </table:table-cell>
          <table:table-cell table:formula="of:=IFERROR(([.F352]-[.F$619])/([.F$620]-[.F$619])*100;&quot;&quot;)">
            <text:p/>
          </table:table-cell>
          <table:table-cell table:formula="of:=IFERROR(([.G352]-[.G$619])/([.G$620]-[.G$619])*100;&quot;&quot;)">
            <text:p/>
          </table:table-cell>
          <table:table-cell table:formula="of:=IFERROR(([.H352]-[.H$619])/([.H$620]-[.H$619])*100;&quot;&quot;)">
            <text:p/>
          </table:table-cell>
          <table:table-cell table:formula="of:=IFERROR(([.I352]-[.I$619])/([.I$620]-[.I$619])*100;&quot;&quot;)" office:value-type="float" office:value="33.3333333333333" calcext:value-type="float">
            <text:p>33.3333333333</text:p>
          </table:table-cell>
          <table:table-cell table:formula="of:=IFERROR(([.J352]-[.J$619])/([.J$620]-[.J$619])*100;&quot;&quot;)" office:value-type="float" office:value="62.7450980392157" calcext:value-type="float">
            <text:p>62.7450980392</text:p>
          </table:table-cell>
          <table:table-cell table:formula="of:=IFERROR(([.K352]-[.K$619])/([.K$620]-[.K$619])*100;&quot;&quot;)">
            <text:p/>
          </table:table-cell>
          <table:table-cell table:formula="of:=IFERROR(([.L352]-[.L$619])/([.L$620]-[.L$619])*100;&quot;&quot;)">
            <text:p/>
          </table:table-cell>
          <table:table-cell table:formula="of:=IFERROR(([.M352]-[.M$619])/([.M$620]-[.M$619])*100;&quot;&quot;)">
            <text:p/>
          </table:table-cell>
          <table:table-cell table:formula="of:=IFERROR(([.N352]-[.N$619])/([.N$620]-[.N$619])*100;&quot;&quot;)">
            <text:p/>
          </table:table-cell>
          <table:table-cell table:formula="of:=IFERROR(([.O352]-[.O$619])/([.O$620]-[.O$619])*100;&quot;&quot;)">
            <text:p/>
          </table:table-cell>
          <table:table-cell table:formula="of:=IFERROR(([.P352]-[.P$619])/([.P$620]-[.P$619])*100;&quot;&quot;)">
            <text:p/>
          </table:table-cell>
          <table:table-cell table:formula="of:=IFERROR(([.Q352]-[.Q$619])/([.Q$620]-[.Q$619])*100;&quot;&quot;)">
            <text:p/>
          </table:table-cell>
        </table:table-row>
        <table:table-row table:style-name="ro1">
          <table:table-cell office:value-type="float" office:value="801.736" calcext:value-type="float">
            <text:p>801.73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9" calcext:value-type="float">
            <text:p>19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801.736" calcext:value-type="float">
            <text:p>801.736</text:p>
          </table:table-cell>
          <table:table-cell table:formula="of:=IFERROR(([.B353]-[.B$619])/([.B$620]-[.B$619])*100;&quot;&quot;)">
            <text:p/>
          </table:table-cell>
          <table:table-cell table:formula="of:=IFERROR(([.C353]-[.C$619])/([.C$620]-[.C$619])*100;&quot;&quot;)">
            <text:p/>
          </table:table-cell>
          <table:table-cell table:formula="of:=IFERROR(([.D353]-[.D$619])/([.D$620]-[.D$619])*100;&quot;&quot;)">
            <text:p/>
          </table:table-cell>
          <table:table-cell table:formula="of:=IFERROR(([.E353]-[.E$619])/([.E$620]-[.E$619])*100;&quot;&quot;)" office:value-type="float" office:value="25.9259259259259" calcext:value-type="float">
            <text:p>25.9259259259</text:p>
          </table:table-cell>
          <table:table-cell table:formula="of:=IFERROR(([.F353]-[.F$619])/([.F$620]-[.F$619])*100;&quot;&quot;)">
            <text:p/>
          </table:table-cell>
          <table:table-cell table:formula="of:=IFERROR(([.G353]-[.G$619])/([.G$620]-[.G$619])*100;&quot;&quot;)">
            <text:p/>
          </table:table-cell>
          <table:table-cell table:formula="of:=IFERROR(([.H353]-[.H$619])/([.H$620]-[.H$619])*100;&quot;&quot;)">
            <text:p/>
          </table:table-cell>
          <table:table-cell table:formula="of:=IFERROR(([.I353]-[.I$619])/([.I$620]-[.I$619])*100;&quot;&quot;)">
            <text:p/>
          </table:table-cell>
          <table:table-cell table:formula="of:=IFERROR(([.J353]-[.J$619])/([.J$620]-[.J$619])*100;&quot;&quot;)">
            <text:p/>
          </table:table-cell>
          <table:table-cell table:formula="of:=IFERROR(([.K353]-[.K$619])/([.K$620]-[.K$619])*100;&quot;&quot;)">
            <text:p/>
          </table:table-cell>
          <table:table-cell table:formula="of:=IFERROR(([.L353]-[.L$619])/([.L$620]-[.L$619])*100;&quot;&quot;)">
            <text:p/>
          </table:table-cell>
          <table:table-cell table:formula="of:=IFERROR(([.M353]-[.M$619])/([.M$620]-[.M$619])*100;&quot;&quot;)">
            <text:p/>
          </table:table-cell>
          <table:table-cell table:formula="of:=IFERROR(([.N353]-[.N$619])/([.N$620]-[.N$619])*100;&quot;&quot;)">
            <text:p/>
          </table:table-cell>
          <table:table-cell table:formula="of:=IFERROR(([.O353]-[.O$619])/([.O$620]-[.O$619])*100;&quot;&quot;)">
            <text:p/>
          </table:table-cell>
          <table:table-cell table:formula="of:=IFERROR(([.P353]-[.P$619])/([.P$620]-[.P$619])*100;&quot;&quot;)">
            <text:p/>
          </table:table-cell>
          <table:table-cell table:formula="of:=IFERROR(([.Q353]-[.Q$619])/([.Q$620]-[.Q$619])*100;&quot;&quot;)">
            <text:p/>
          </table:table-cell>
        </table:table-row>
        <table:table-row table:style-name="ro1">
          <table:table-cell office:value-type="float" office:value="804.32" calcext:value-type="float">
            <text:p>804.32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804.32" calcext:value-type="float">
            <text:p>804.32</text:p>
          </table:table-cell>
          <table:table-cell table:formula="of:=IFERROR(([.B354]-[.B$619])/([.B$620]-[.B$619])*100;&quot;&quot;)">
            <text:p/>
          </table:table-cell>
          <table:table-cell table:formula="of:=IFERROR(([.C354]-[.C$619])/([.C$620]-[.C$619])*100;&quot;&quot;)">
            <text:p/>
          </table:table-cell>
          <table:table-cell table:formula="of:=IFERROR(([.D354]-[.D$619])/([.D$620]-[.D$619])*100;&quot;&quot;)">
            <text:p/>
          </table:table-cell>
          <table:table-cell table:formula="of:=IFERROR(([.E354]-[.E$619])/([.E$620]-[.E$619])*100;&quot;&quot;)">
            <text:p/>
          </table:table-cell>
          <table:table-cell table:formula="of:=IFERROR(([.F354]-[.F$619])/([.F$620]-[.F$619])*100;&quot;&quot;)">
            <text:p/>
          </table:table-cell>
          <table:table-cell table:formula="of:=IFERROR(([.G354]-[.G$619])/([.G$620]-[.G$619])*100;&quot;&quot;)">
            <text:p/>
          </table:table-cell>
          <table:table-cell table:formula="of:=IFERROR(([.H354]-[.H$619])/([.H$620]-[.H$619])*100;&quot;&quot;)">
            <text:p/>
          </table:table-cell>
          <table:table-cell table:formula="of:=IFERROR(([.I354]-[.I$619])/([.I$620]-[.I$619])*100;&quot;&quot;)">
            <text:p/>
          </table:table-cell>
          <table:table-cell table:formula="of:=IFERROR(([.J354]-[.J$619])/([.J$620]-[.J$619])*100;&quot;&quot;)">
            <text:p/>
          </table:table-cell>
          <table:table-cell table:formula="of:=IFERROR(([.K354]-[.K$619])/([.K$620]-[.K$619])*100;&quot;&quot;)">
            <text:p/>
          </table:table-cell>
          <table:table-cell table:formula="of:=IFERROR(([.L354]-[.L$619])/([.L$620]-[.L$619])*100;&quot;&quot;)">
            <text:p/>
          </table:table-cell>
          <table:table-cell table:formula="of:=IFERROR(([.M354]-[.M$619])/([.M$620]-[.M$619])*100;&quot;&quot;)" office:value-type="float" office:value="66.6666666666667" calcext:value-type="float">
            <text:p>66.6666666667</text:p>
          </table:table-cell>
          <table:table-cell table:formula="of:=IFERROR(([.N354]-[.N$619])/([.N$620]-[.N$619])*100;&quot;&quot;)">
            <text:p/>
          </table:table-cell>
          <table:table-cell table:formula="of:=IFERROR(([.O354]-[.O$619])/([.O$620]-[.O$619])*100;&quot;&quot;)">
            <text:p/>
          </table:table-cell>
          <table:table-cell table:formula="of:=IFERROR(([.P354]-[.P$619])/([.P$620]-[.P$619])*100;&quot;&quot;)" office:value-type="float" office:value="65" calcext:value-type="float">
            <text:p>65</text:p>
          </table:table-cell>
          <table:table-cell table:formula="of:=IFERROR(([.Q354]-[.Q$619])/([.Q$620]-[.Q$619])*100;&quot;&quot;)">
            <text:p/>
          </table:table-cell>
        </table:table-row>
        <table:table-row table:style-name="ro1">
          <table:table-cell office:value-type="float" office:value="805.8" calcext:value-type="float">
            <text:p>805.8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/>
          <table:table-cell office:value-type="float" office:value="805.8" calcext:value-type="float">
            <text:p>805.8</text:p>
          </table:table-cell>
          <table:table-cell table:formula="of:=IFERROR(([.B355]-[.B$619])/([.B$620]-[.B$619])*100;&quot;&quot;)">
            <text:p/>
          </table:table-cell>
          <table:table-cell table:formula="of:=IFERROR(([.C355]-[.C$619])/([.C$620]-[.C$619])*100;&quot;&quot;)">
            <text:p/>
          </table:table-cell>
          <table:table-cell table:formula="of:=IFERROR(([.D355]-[.D$619])/([.D$620]-[.D$619])*100;&quot;&quot;)">
            <text:p/>
          </table:table-cell>
          <table:table-cell table:formula="of:=IFERROR(([.E355]-[.E$619])/([.E$620]-[.E$619])*100;&quot;&quot;)">
            <text:p/>
          </table:table-cell>
          <table:table-cell table:formula="of:=IFERROR(([.F355]-[.F$619])/([.F$620]-[.F$619])*100;&quot;&quot;)">
            <text:p/>
          </table:table-cell>
          <table:table-cell table:formula="of:=IFERROR(([.G355]-[.G$619])/([.G$620]-[.G$619])*100;&quot;&quot;)">
            <text:p/>
          </table:table-cell>
          <table:table-cell table:formula="of:=IFERROR(([.H355]-[.H$619])/([.H$620]-[.H$619])*100;&quot;&quot;)">
            <text:p/>
          </table:table-cell>
          <table:table-cell table:formula="of:=IFERROR(([.I355]-[.I$619])/([.I$620]-[.I$619])*100;&quot;&quot;)">
            <text:p/>
          </table:table-cell>
          <table:table-cell table:formula="of:=IFERROR(([.J355]-[.J$619])/([.J$620]-[.J$619])*100;&quot;&quot;)">
            <text:p/>
          </table:table-cell>
          <table:table-cell table:formula="of:=IFERROR(([.K355]-[.K$619])/([.K$620]-[.K$619])*100;&quot;&quot;)" office:value-type="float" office:value="55.5555555555556" calcext:value-type="float">
            <text:p>55.5555555556</text:p>
          </table:table-cell>
          <table:table-cell table:formula="of:=IFERROR(([.L355]-[.L$619])/([.L$620]-[.L$619])*100;&quot;&quot;)">
            <text:p/>
          </table:table-cell>
          <table:table-cell table:formula="of:=IFERROR(([.M355]-[.M$619])/([.M$620]-[.M$619])*100;&quot;&quot;)">
            <text:p/>
          </table:table-cell>
          <table:table-cell table:formula="of:=IFERROR(([.N355]-[.N$619])/([.N$620]-[.N$619])*100;&quot;&quot;)">
            <text:p/>
          </table:table-cell>
          <table:table-cell table:formula="of:=IFERROR(([.O355]-[.O$619])/([.O$620]-[.O$619])*100;&quot;&quot;)">
            <text:p/>
          </table:table-cell>
          <table:table-cell table:formula="of:=IFERROR(([.P355]-[.P$619])/([.P$620]-[.P$619])*100;&quot;&quot;)">
            <text:p/>
          </table:table-cell>
          <table:table-cell table:formula="of:=IFERROR(([.Q355]-[.Q$619])/([.Q$620]-[.Q$619])*100;&quot;&quot;)">
            <text:p/>
          </table:table-cell>
        </table:table-row>
        <table:table-row table:style-name="ro1">
          <table:table-cell office:value-type="float" office:value="810.368" calcext:value-type="float">
            <text:p>810.368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60" calcext:value-type="float">
            <text:p>60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810.368" calcext:value-type="float">
            <text:p>810.368</text:p>
          </table:table-cell>
          <table:table-cell table:formula="of:=IFERROR(([.B356]-[.B$619])/([.B$620]-[.B$619])*100;&quot;&quot;)">
            <text:p/>
          </table:table-cell>
          <table:table-cell table:formula="of:=IFERROR(([.C356]-[.C$619])/([.C$620]-[.C$619])*100;&quot;&quot;)">
            <text:p/>
          </table:table-cell>
          <table:table-cell table:formula="of:=IFERROR(([.D356]-[.D$619])/([.D$620]-[.D$619])*100;&quot;&quot;)">
            <text:p/>
          </table:table-cell>
          <table:table-cell table:formula="of:=IFERROR(([.E356]-[.E$619])/([.E$620]-[.E$619])*100;&quot;&quot;)">
            <text:p/>
          </table:table-cell>
          <table:table-cell table:formula="of:=IFERROR(([.F356]-[.F$619])/([.F$620]-[.F$619])*100;&quot;&quot;)">
            <text:p/>
          </table:table-cell>
          <table:table-cell table:formula="of:=IFERROR(([.G356]-[.G$619])/([.G$620]-[.G$619])*100;&quot;&quot;)">
            <text:p/>
          </table:table-cell>
          <table:table-cell table:formula="of:=IFERROR(([.H356]-[.H$619])/([.H$620]-[.H$619])*100;&quot;&quot;)">
            <text:p/>
          </table:table-cell>
          <table:table-cell table:formula="of:=IFERROR(([.I356]-[.I$619])/([.I$620]-[.I$619])*100;&quot;&quot;)">
            <text:p/>
          </table:table-cell>
          <table:table-cell table:formula="of:=IFERROR(([.J356]-[.J$619])/([.J$620]-[.J$619])*100;&quot;&quot;)" office:value-type="float" office:value="60.7843137254902" calcext:value-type="float">
            <text:p>60.7843137255</text:p>
          </table:table-cell>
          <table:table-cell table:formula="of:=IFERROR(([.K356]-[.K$619])/([.K$620]-[.K$619])*100;&quot;&quot;)">
            <text:p/>
          </table:table-cell>
          <table:table-cell table:formula="of:=IFERROR(([.L356]-[.L$619])/([.L$620]-[.L$619])*100;&quot;&quot;)">
            <text:p/>
          </table:table-cell>
          <table:table-cell table:formula="of:=IFERROR(([.M356]-[.M$619])/([.M$620]-[.M$619])*100;&quot;&quot;)">
            <text:p/>
          </table:table-cell>
          <table:table-cell table:formula="of:=IFERROR(([.N356]-[.N$619])/([.N$620]-[.N$619])*100;&quot;&quot;)">
            <text:p/>
          </table:table-cell>
          <table:table-cell table:formula="of:=IFERROR(([.O356]-[.O$619])/([.O$620]-[.O$619])*100;&quot;&quot;)">
            <text:p/>
          </table:table-cell>
          <table:table-cell table:formula="of:=IFERROR(([.P356]-[.P$619])/([.P$620]-[.P$619])*100;&quot;&quot;)">
            <text:p/>
          </table:table-cell>
          <table:table-cell table:formula="of:=IFERROR(([.Q356]-[.Q$619])/([.Q$620]-[.Q$619])*100;&quot;&quot;)">
            <text:p/>
          </table:table-cell>
        </table:table-row>
        <table:table-row table:style-name="ro1">
          <table:table-cell office:value-type="float" office:value="813.06" calcext:value-type="float">
            <text:p>813.06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float" office:value="813.06" calcext:value-type="float">
            <text:p>813.06</text:p>
          </table:table-cell>
          <table:table-cell table:formula="of:=IFERROR(([.B357]-[.B$619])/([.B$620]-[.B$619])*100;&quot;&quot;)">
            <text:p/>
          </table:table-cell>
          <table:table-cell table:formula="of:=IFERROR(([.C357]-[.C$619])/([.C$620]-[.C$619])*100;&quot;&quot;)">
            <text:p/>
          </table:table-cell>
          <table:table-cell table:formula="of:=IFERROR(([.D357]-[.D$619])/([.D$620]-[.D$619])*100;&quot;&quot;)">
            <text:p/>
          </table:table-cell>
          <table:table-cell table:formula="of:=IFERROR(([.E357]-[.E$619])/([.E$620]-[.E$619])*100;&quot;&quot;)">
            <text:p/>
          </table:table-cell>
          <table:table-cell table:formula="of:=IFERROR(([.F357]-[.F$619])/([.F$620]-[.F$619])*100;&quot;&quot;)">
            <text:p/>
          </table:table-cell>
          <table:table-cell table:formula="of:=IFERROR(([.G357]-[.G$619])/([.G$620]-[.G$619])*100;&quot;&quot;)">
            <text:p/>
          </table:table-cell>
          <table:table-cell table:formula="of:=IFERROR(([.H357]-[.H$619])/([.H$620]-[.H$619])*100;&quot;&quot;)">
            <text:p/>
          </table:table-cell>
          <table:table-cell table:formula="of:=IFERROR(([.I357]-[.I$619])/([.I$620]-[.I$619])*100;&quot;&quot;)">
            <text:p/>
          </table:table-cell>
          <table:table-cell table:formula="of:=IFERROR(([.J357]-[.J$619])/([.J$620]-[.J$619])*100;&quot;&quot;)">
            <text:p/>
          </table:table-cell>
          <table:table-cell table:formula="of:=IFERROR(([.K357]-[.K$619])/([.K$620]-[.K$619])*100;&quot;&quot;)">
            <text:p/>
          </table:table-cell>
          <table:table-cell table:formula="of:=IFERROR(([.L357]-[.L$619])/([.L$620]-[.L$619])*100;&quot;&quot;)">
            <text:p/>
          </table:table-cell>
          <table:table-cell table:formula="of:=IFERROR(([.M357]-[.M$619])/([.M$620]-[.M$619])*100;&quot;&quot;)">
            <text:p/>
          </table:table-cell>
          <table:table-cell table:formula="of:=IFERROR(([.N357]-[.N$619])/([.N$620]-[.N$619])*100;&quot;&quot;)" office:value-type="float" office:value="50" calcext:value-type="float">
            <text:p>50</text:p>
          </table:table-cell>
          <table:table-cell table:formula="of:=IFERROR(([.O357]-[.O$619])/([.O$620]-[.O$619])*100;&quot;&quot;)">
            <text:p/>
          </table:table-cell>
          <table:table-cell table:formula="of:=IFERROR(([.P357]-[.P$619])/([.P$620]-[.P$619])*100;&quot;&quot;)">
            <text:p/>
          </table:table-cell>
          <table:table-cell table:formula="of:=IFERROR(([.Q357]-[.Q$619])/([.Q$620]-[.Q$619])*100;&quot;&quot;)">
            <text:p/>
          </table:table-cell>
        </table:table-row>
        <table:table-row table:style-name="ro1">
          <table:table-cell office:value-type="float" office:value="818.432" calcext:value-type="float">
            <text:p>818.432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float" office:value="818.432" calcext:value-type="float">
            <text:p>818.432</text:p>
          </table:table-cell>
          <table:table-cell table:formula="of:=IFERROR(([.B358]-[.B$619])/([.B$620]-[.B$619])*100;&quot;&quot;)">
            <text:p/>
          </table:table-cell>
          <table:table-cell table:formula="of:=IFERROR(([.C358]-[.C$619])/([.C$620]-[.C$619])*100;&quot;&quot;)">
            <text:p/>
          </table:table-cell>
          <table:table-cell table:formula="of:=IFERROR(([.D358]-[.D$619])/([.D$620]-[.D$619])*100;&quot;&quot;)">
            <text:p/>
          </table:table-cell>
          <table:table-cell table:formula="of:=IFERROR(([.E358]-[.E$619])/([.E$620]-[.E$619])*100;&quot;&quot;)">
            <text:p/>
          </table:table-cell>
          <table:table-cell table:formula="of:=IFERROR(([.F358]-[.F$619])/([.F$620]-[.F$619])*100;&quot;&quot;)">
            <text:p/>
          </table:table-cell>
          <table:table-cell table:formula="of:=IFERROR(([.G358]-[.G$619])/([.G$620]-[.G$619])*100;&quot;&quot;)">
            <text:p/>
          </table:table-cell>
          <table:table-cell table:formula="of:=IFERROR(([.H358]-[.H$619])/([.H$620]-[.H$619])*100;&quot;&quot;)">
            <text:p/>
          </table:table-cell>
          <table:table-cell table:formula="of:=IFERROR(([.I358]-[.I$619])/([.I$620]-[.I$619])*100;&quot;&quot;)">
            <text:p/>
          </table:table-cell>
          <table:table-cell table:formula="of:=IFERROR(([.J358]-[.J$619])/([.J$620]-[.J$619])*100;&quot;&quot;)">
            <text:p/>
          </table:table-cell>
          <table:table-cell table:formula="of:=IFERROR(([.K358]-[.K$619])/([.K$620]-[.K$619])*100;&quot;&quot;)">
            <text:p/>
          </table:table-cell>
          <table:table-cell table:formula="of:=IFERROR(([.L358]-[.L$619])/([.L$620]-[.L$619])*100;&quot;&quot;)" office:value-type="float" office:value="15.7894736842105" calcext:value-type="float">
            <text:p>15.7894736842</text:p>
          </table:table-cell>
          <table:table-cell table:formula="of:=IFERROR(([.M358]-[.M$619])/([.M$620]-[.M$619])*100;&quot;&quot;)">
            <text:p/>
          </table:table-cell>
          <table:table-cell table:formula="of:=IFERROR(([.N358]-[.N$619])/([.N$620]-[.N$619])*100;&quot;&quot;)">
            <text:p/>
          </table:table-cell>
          <table:table-cell table:formula="of:=IFERROR(([.O358]-[.O$619])/([.O$620]-[.O$619])*100;&quot;&quot;)">
            <text:p/>
          </table:table-cell>
          <table:table-cell table:formula="of:=IFERROR(([.P358]-[.P$619])/([.P$620]-[.P$619])*100;&quot;&quot;)">
            <text:p/>
          </table:table-cell>
          <table:table-cell table:formula="of:=IFERROR(([.Q358]-[.Q$619])/([.Q$620]-[.Q$619])*100;&quot;&quot;)">
            <text:p/>
          </table:table-cell>
        </table:table-row>
        <table:table-row table:style-name="ro1">
          <table:table-cell office:value-type="float" office:value="821.792" calcext:value-type="float">
            <text:p>821.792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821.792" calcext:value-type="float">
            <text:p>821.792</text:p>
          </table:table-cell>
          <table:table-cell table:formula="of:=IFERROR(([.B359]-[.B$619])/([.B$620]-[.B$619])*100;&quot;&quot;)">
            <text:p/>
          </table:table-cell>
          <table:table-cell table:formula="of:=IFERROR(([.C359]-[.C$619])/([.C$620]-[.C$619])*100;&quot;&quot;)">
            <text:p/>
          </table:table-cell>
          <table:table-cell table:formula="of:=IFERROR(([.D359]-[.D$619])/([.D$620]-[.D$619])*100;&quot;&quot;)">
            <text:p/>
          </table:table-cell>
          <table:table-cell table:formula="of:=IFERROR(([.E359]-[.E$619])/([.E$620]-[.E$619])*100;&quot;&quot;)">
            <text:p/>
          </table:table-cell>
          <table:table-cell table:formula="of:=IFERROR(([.F359]-[.F$619])/([.F$620]-[.F$619])*100;&quot;&quot;)">
            <text:p/>
          </table:table-cell>
          <table:table-cell table:formula="of:=IFERROR(([.G359]-[.G$619])/([.G$620]-[.G$619])*100;&quot;&quot;)">
            <text:p/>
          </table:table-cell>
          <table:table-cell table:formula="of:=IFERROR(([.H359]-[.H$619])/([.H$620]-[.H$619])*100;&quot;&quot;)">
            <text:p/>
          </table:table-cell>
          <table:table-cell table:formula="of:=IFERROR(([.I359]-[.I$619])/([.I$620]-[.I$619])*100;&quot;&quot;)">
            <text:p/>
          </table:table-cell>
          <table:table-cell table:formula="of:=IFERROR(([.J359]-[.J$619])/([.J$620]-[.J$619])*100;&quot;&quot;)">
            <text:p/>
          </table:table-cell>
          <table:table-cell table:formula="of:=IFERROR(([.K359]-[.K$619])/([.K$620]-[.K$619])*100;&quot;&quot;)">
            <text:p/>
          </table:table-cell>
          <table:table-cell table:formula="of:=IFERROR(([.L359]-[.L$619])/([.L$620]-[.L$619])*100;&quot;&quot;)">
            <text:p/>
          </table:table-cell>
          <table:table-cell table:formula="of:=IFERROR(([.M359]-[.M$619])/([.M$620]-[.M$619])*100;&quot;&quot;)">
            <text:p/>
          </table:table-cell>
          <table:table-cell table:formula="of:=IFERROR(([.N359]-[.N$619])/([.N$620]-[.N$619])*100;&quot;&quot;)">
            <text:p/>
          </table:table-cell>
          <table:table-cell table:formula="of:=IFERROR(([.O359]-[.O$619])/([.O$620]-[.O$619])*100;&quot;&quot;)">
            <text:p/>
          </table:table-cell>
          <table:table-cell table:formula="of:=IFERROR(([.P359]-[.P$619])/([.P$620]-[.P$619])*100;&quot;&quot;)" office:value-type="float" office:value="62.5" calcext:value-type="float">
            <text:p>62.5</text:p>
          </table:table-cell>
          <table:table-cell table:formula="of:=IFERROR(([.Q359]-[.Q$619])/([.Q$620]-[.Q$619])*100;&quot;&quot;)">
            <text:p/>
          </table:table-cell>
        </table:table-row>
        <table:table-row table:style-name="ro1">
          <table:table-cell office:value-type="float" office:value="824.66" calcext:value-type="float">
            <text:p>824.66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float" office:value="824.66" calcext:value-type="float">
            <text:p>824.66</text:p>
          </table:table-cell>
          <table:table-cell table:formula="of:=IFERROR(([.B360]-[.B$619])/([.B$620]-[.B$619])*100;&quot;&quot;)">
            <text:p/>
          </table:table-cell>
          <table:table-cell table:formula="of:=IFERROR(([.C360]-[.C$619])/([.C$620]-[.C$619])*100;&quot;&quot;)">
            <text:p/>
          </table:table-cell>
          <table:table-cell table:formula="of:=IFERROR(([.D360]-[.D$619])/([.D$620]-[.D$619])*100;&quot;&quot;)">
            <text:p/>
          </table:table-cell>
          <table:table-cell table:formula="of:=IFERROR(([.E360]-[.E$619])/([.E$620]-[.E$619])*100;&quot;&quot;)">
            <text:p/>
          </table:table-cell>
          <table:table-cell table:formula="of:=IFERROR(([.F360]-[.F$619])/([.F$620]-[.F$619])*100;&quot;&quot;)">
            <text:p/>
          </table:table-cell>
          <table:table-cell table:formula="of:=IFERROR(([.G360]-[.G$619])/([.G$620]-[.G$619])*100;&quot;&quot;)">
            <text:p/>
          </table:table-cell>
          <table:table-cell table:formula="of:=IFERROR(([.H360]-[.H$619])/([.H$620]-[.H$619])*100;&quot;&quot;)">
            <text:p/>
          </table:table-cell>
          <table:table-cell table:formula="of:=IFERROR(([.I360]-[.I$619])/([.I$620]-[.I$619])*100;&quot;&quot;)">
            <text:p/>
          </table:table-cell>
          <table:table-cell table:formula="of:=IFERROR(([.J360]-[.J$619])/([.J$620]-[.J$619])*100;&quot;&quot;)">
            <text:p/>
          </table:table-cell>
          <table:table-cell table:formula="of:=IFERROR(([.K360]-[.K$619])/([.K$620]-[.K$619])*100;&quot;&quot;)">
            <text:p/>
          </table:table-cell>
          <table:table-cell table:formula="of:=IFERROR(([.L360]-[.L$619])/([.L$620]-[.L$619])*100;&quot;&quot;)">
            <text:p/>
          </table:table-cell>
          <table:table-cell table:formula="of:=IFERROR(([.M360]-[.M$619])/([.M$620]-[.M$619])*100;&quot;&quot;)">
            <text:p/>
          </table:table-cell>
          <table:table-cell table:formula="of:=IFERROR(([.N360]-[.N$619])/([.N$620]-[.N$619])*100;&quot;&quot;)">
            <text:p/>
          </table:table-cell>
          <table:table-cell table:formula="of:=IFERROR(([.O360]-[.O$619])/([.O$620]-[.O$619])*100;&quot;&quot;)" office:value-type="float" office:value="30.7692307692308" calcext:value-type="float">
            <text:p>30.7692307692</text:p>
          </table:table-cell>
          <table:table-cell table:formula="of:=IFERROR(([.P360]-[.P$619])/([.P$620]-[.P$619])*100;&quot;&quot;)">
            <text:p/>
          </table:table-cell>
          <table:table-cell table:formula="of:=IFERROR(([.Q360]-[.Q$619])/([.Q$620]-[.Q$619])*100;&quot;&quot;)">
            <text:p/>
          </table:table-cell>
        </table:table-row>
        <table:table-row table:style-name="ro1">
          <table:table-cell office:value-type="float" office:value="825.36" calcext:value-type="float">
            <text:p>825.36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825.36" calcext:value-type="float">
            <text:p>825.36</text:p>
          </table:table-cell>
          <table:table-cell table:formula="of:=IFERROR(([.B361]-[.B$619])/([.B$620]-[.B$619])*100;&quot;&quot;)">
            <text:p/>
          </table:table-cell>
          <table:table-cell table:formula="of:=IFERROR(([.C361]-[.C$619])/([.C$620]-[.C$619])*100;&quot;&quot;)">
            <text:p/>
          </table:table-cell>
          <table:table-cell table:formula="of:=IFERROR(([.D361]-[.D$619])/([.D$620]-[.D$619])*100;&quot;&quot;)">
            <text:p/>
          </table:table-cell>
          <table:table-cell table:formula="of:=IFERROR(([.E361]-[.E$619])/([.E$620]-[.E$619])*100;&quot;&quot;)">
            <text:p/>
          </table:table-cell>
          <table:table-cell table:formula="of:=IFERROR(([.F361]-[.F$619])/([.F$620]-[.F$619])*100;&quot;&quot;)">
            <text:p/>
          </table:table-cell>
          <table:table-cell table:formula="of:=IFERROR(([.G361]-[.G$619])/([.G$620]-[.G$619])*100;&quot;&quot;)">
            <text:p/>
          </table:table-cell>
          <table:table-cell table:formula="of:=IFERROR(([.H361]-[.H$619])/([.H$620]-[.H$619])*100;&quot;&quot;)">
            <text:p/>
          </table:table-cell>
          <table:table-cell table:formula="of:=IFERROR(([.I361]-[.I$619])/([.I$620]-[.I$619])*100;&quot;&quot;)">
            <text:p/>
          </table:table-cell>
          <table:table-cell table:formula="of:=IFERROR(([.J361]-[.J$619])/([.J$620]-[.J$619])*100;&quot;&quot;)" office:value-type="float" office:value="58.8235294117647" calcext:value-type="float">
            <text:p>58.8235294118</text:p>
          </table:table-cell>
          <table:table-cell table:formula="of:=IFERROR(([.K361]-[.K$619])/([.K$620]-[.K$619])*100;&quot;&quot;)">
            <text:p/>
          </table:table-cell>
          <table:table-cell table:formula="of:=IFERROR(([.L361]-[.L$619])/([.L$620]-[.L$619])*100;&quot;&quot;)">
            <text:p/>
          </table:table-cell>
          <table:table-cell table:formula="of:=IFERROR(([.M361]-[.M$619])/([.M$620]-[.M$619])*100;&quot;&quot;)">
            <text:p/>
          </table:table-cell>
          <table:table-cell table:formula="of:=IFERROR(([.N361]-[.N$619])/([.N$620]-[.N$619])*100;&quot;&quot;)">
            <text:p/>
          </table:table-cell>
          <table:table-cell table:formula="of:=IFERROR(([.O361]-[.O$619])/([.O$620]-[.O$619])*100;&quot;&quot;)">
            <text:p/>
          </table:table-cell>
          <table:table-cell table:formula="of:=IFERROR(([.P361]-[.P$619])/([.P$620]-[.P$619])*100;&quot;&quot;)">
            <text:p/>
          </table:table-cell>
          <table:table-cell table:formula="of:=IFERROR(([.Q361]-[.Q$619])/([.Q$620]-[.Q$619])*100;&quot;&quot;)">
            <text:p/>
          </table:table-cell>
        </table:table-row>
        <table:table-row table:style-name="ro1">
          <table:table-cell office:value-type="float" office:value="826.536" calcext:value-type="float">
            <text:p>826.53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8" calcext:value-type="float">
            <text:p>18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826.536" calcext:value-type="float">
            <text:p>826.536</text:p>
          </table:table-cell>
          <table:table-cell table:formula="of:=IFERROR(([.B362]-[.B$619])/([.B$620]-[.B$619])*100;&quot;&quot;)">
            <text:p/>
          </table:table-cell>
          <table:table-cell table:formula="of:=IFERROR(([.C362]-[.C$619])/([.C$620]-[.C$619])*100;&quot;&quot;)">
            <text:p/>
          </table:table-cell>
          <table:table-cell table:formula="of:=IFERROR(([.D362]-[.D$619])/([.D$620]-[.D$619])*100;&quot;&quot;)">
            <text:p/>
          </table:table-cell>
          <table:table-cell table:formula="of:=IFERROR(([.E362]-[.E$619])/([.E$620]-[.E$619])*100;&quot;&quot;)" office:value-type="float" office:value="22.2222222222222" calcext:value-type="float">
            <text:p>22.2222222222</text:p>
          </table:table-cell>
          <table:table-cell table:formula="of:=IFERROR(([.F362]-[.F$619])/([.F$620]-[.F$619])*100;&quot;&quot;)">
            <text:p/>
          </table:table-cell>
          <table:table-cell table:formula="of:=IFERROR(([.G362]-[.G$619])/([.G$620]-[.G$619])*100;&quot;&quot;)">
            <text:p/>
          </table:table-cell>
          <table:table-cell table:formula="of:=IFERROR(([.H362]-[.H$619])/([.H$620]-[.H$619])*100;&quot;&quot;)">
            <text:p/>
          </table:table-cell>
          <table:table-cell table:formula="of:=IFERROR(([.I362]-[.I$619])/([.I$620]-[.I$619])*100;&quot;&quot;)">
            <text:p/>
          </table:table-cell>
          <table:table-cell table:formula="of:=IFERROR(([.J362]-[.J$619])/([.J$620]-[.J$619])*100;&quot;&quot;)">
            <text:p/>
          </table:table-cell>
          <table:table-cell table:formula="of:=IFERROR(([.K362]-[.K$619])/([.K$620]-[.K$619])*100;&quot;&quot;)">
            <text:p/>
          </table:table-cell>
          <table:table-cell table:formula="of:=IFERROR(([.L362]-[.L$619])/([.L$620]-[.L$619])*100;&quot;&quot;)">
            <text:p/>
          </table:table-cell>
          <table:table-cell table:formula="of:=IFERROR(([.M362]-[.M$619])/([.M$620]-[.M$619])*100;&quot;&quot;)">
            <text:p/>
          </table:table-cell>
          <table:table-cell table:formula="of:=IFERROR(([.N362]-[.N$619])/([.N$620]-[.N$619])*100;&quot;&quot;)">
            <text:p/>
          </table:table-cell>
          <table:table-cell table:formula="of:=IFERROR(([.O362]-[.O$619])/([.O$620]-[.O$619])*100;&quot;&quot;)">
            <text:p/>
          </table:table-cell>
          <table:table-cell table:formula="of:=IFERROR(([.P362]-[.P$619])/([.P$620]-[.P$619])*100;&quot;&quot;)">
            <text:p/>
          </table:table-cell>
          <table:table-cell table:formula="of:=IFERROR(([.Q362]-[.Q$619])/([.Q$620]-[.Q$619])*100;&quot;&quot;)">
            <text:p/>
          </table:table-cell>
        </table:table-row>
        <table:table-row table:style-name="ro1">
          <table:table-cell office:value-type="float" office:value="829.96" calcext:value-type="float">
            <text:p>829.9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float" office:value="829.96" calcext:value-type="float">
            <text:p>829.96</text:p>
          </table:table-cell>
          <table:table-cell table:formula="of:=IFERROR(([.B363]-[.B$619])/([.B$620]-[.B$619])*100;&quot;&quot;)">
            <text:p/>
          </table:table-cell>
          <table:table-cell table:formula="of:=IFERROR(([.C363]-[.C$619])/([.C$620]-[.C$619])*100;&quot;&quot;)">
            <text:p/>
          </table:table-cell>
          <table:table-cell table:formula="of:=IFERROR(([.D363]-[.D$619])/([.D$620]-[.D$619])*100;&quot;&quot;)">
            <text:p/>
          </table:table-cell>
          <table:table-cell table:formula="of:=IFERROR(([.E363]-[.E$619])/([.E$620]-[.E$619])*100;&quot;&quot;)">
            <text:p/>
          </table:table-cell>
          <table:table-cell table:formula="of:=IFERROR(([.F363]-[.F$619])/([.F$620]-[.F$619])*100;&quot;&quot;)" office:value-type="float" office:value="28.5714285714286" calcext:value-type="float">
            <text:p>28.5714285714</text:p>
          </table:table-cell>
          <table:table-cell table:formula="of:=IFERROR(([.G363]-[.G$619])/([.G$620]-[.G$619])*100;&quot;&quot;)" office:value-type="float" office:value="25" calcext:value-type="float">
            <text:p>25</text:p>
          </table:table-cell>
          <table:table-cell table:formula="of:=IFERROR(([.H363]-[.H$619])/([.H$620]-[.H$619])*100;&quot;&quot;)" office:value-type="float" office:value="17.6470588235294" calcext:value-type="float">
            <text:p>17.6470588235</text:p>
          </table:table-cell>
          <table:table-cell table:formula="of:=IFERROR(([.I363]-[.I$619])/([.I$620]-[.I$619])*100;&quot;&quot;)" office:value-type="float" office:value="28.5714285714286" calcext:value-type="float">
            <text:p>28.5714285714</text:p>
          </table:table-cell>
          <table:table-cell table:formula="of:=IFERROR(([.J363]-[.J$619])/([.J$620]-[.J$619])*100;&quot;&quot;)">
            <text:p/>
          </table:table-cell>
          <table:table-cell table:formula="of:=IFERROR(([.K363]-[.K$619])/([.K$620]-[.K$619])*100;&quot;&quot;)">
            <text:p/>
          </table:table-cell>
          <table:table-cell table:formula="of:=IFERROR(([.L363]-[.L$619])/([.L$620]-[.L$619])*100;&quot;&quot;)">
            <text:p/>
          </table:table-cell>
          <table:table-cell table:formula="of:=IFERROR(([.M363]-[.M$619])/([.M$620]-[.M$619])*100;&quot;&quot;)" office:value-type="float" office:value="62.5" calcext:value-type="float">
            <text:p>62.5</text:p>
          </table:table-cell>
          <table:table-cell table:formula="of:=IFERROR(([.N363]-[.N$619])/([.N$620]-[.N$619])*100;&quot;&quot;)">
            <text:p/>
          </table:table-cell>
          <table:table-cell table:formula="of:=IFERROR(([.O363]-[.O$619])/([.O$620]-[.O$619])*100;&quot;&quot;)">
            <text:p/>
          </table:table-cell>
          <table:table-cell table:formula="of:=IFERROR(([.P363]-[.P$619])/([.P$620]-[.P$619])*100;&quot;&quot;)">
            <text:p/>
          </table:table-cell>
          <table:table-cell table:formula="of:=IFERROR(([.Q363]-[.Q$619])/([.Q$620]-[.Q$619])*100;&quot;&quot;)">
            <text:p/>
          </table:table-cell>
        </table:table-row>
        <table:table-row table:style-name="ro1">
          <table:table-cell office:value-type="float" office:value="838.312" calcext:value-type="float">
            <text:p>838.31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838.312" calcext:value-type="float">
            <text:p>838.312</text:p>
          </table:table-cell>
          <table:table-cell table:formula="of:=IFERROR(([.B364]-[.B$619])/([.B$620]-[.B$619])*100;&quot;&quot;)" office:value-type="float" office:value="0" calcext:value-type="float">
            <text:p>0</text:p>
          </table:table-cell>
          <table:table-cell table:formula="of:=IFERROR(([.C364]-[.C$619])/([.C$620]-[.C$619])*100;&quot;&quot;)">
            <text:p/>
          </table:table-cell>
          <table:table-cell table:formula="of:=IFERROR(([.D364]-[.D$619])/([.D$620]-[.D$619])*100;&quot;&quot;)">
            <text:p/>
          </table:table-cell>
          <table:table-cell table:formula="of:=IFERROR(([.E364]-[.E$619])/([.E$620]-[.E$619])*100;&quot;&quot;)">
            <text:p/>
          </table:table-cell>
          <table:table-cell table:formula="of:=IFERROR(([.F364]-[.F$619])/([.F$620]-[.F$619])*100;&quot;&quot;)">
            <text:p/>
          </table:table-cell>
          <table:table-cell table:formula="of:=IFERROR(([.G364]-[.G$619])/([.G$620]-[.G$619])*100;&quot;&quot;)">
            <text:p/>
          </table:table-cell>
          <table:table-cell table:formula="of:=IFERROR(([.H364]-[.H$619])/([.H$620]-[.H$619])*100;&quot;&quot;)">
            <text:p/>
          </table:table-cell>
          <table:table-cell table:formula="of:=IFERROR(([.I364]-[.I$619])/([.I$620]-[.I$619])*100;&quot;&quot;)">
            <text:p/>
          </table:table-cell>
          <table:table-cell table:formula="of:=IFERROR(([.J364]-[.J$619])/([.J$620]-[.J$619])*100;&quot;&quot;)" office:value-type="float" office:value="56.8627450980392" calcext:value-type="float">
            <text:p>56.862745098</text:p>
          </table:table-cell>
          <table:table-cell table:formula="of:=IFERROR(([.K364]-[.K$619])/([.K$620]-[.K$619])*100;&quot;&quot;)">
            <text:p/>
          </table:table-cell>
          <table:table-cell table:formula="of:=IFERROR(([.L364]-[.L$619])/([.L$620]-[.L$619])*100;&quot;&quot;)">
            <text:p/>
          </table:table-cell>
          <table:table-cell table:formula="of:=IFERROR(([.M364]-[.M$619])/([.M$620]-[.M$619])*100;&quot;&quot;)">
            <text:p/>
          </table:table-cell>
          <table:table-cell table:formula="of:=IFERROR(([.N364]-[.N$619])/([.N$620]-[.N$619])*100;&quot;&quot;)">
            <text:p/>
          </table:table-cell>
          <table:table-cell table:formula="of:=IFERROR(([.O364]-[.O$619])/([.O$620]-[.O$619])*100;&quot;&quot;)">
            <text:p/>
          </table:table-cell>
          <table:table-cell table:formula="of:=IFERROR(([.P364]-[.P$619])/([.P$620]-[.P$619])*100;&quot;&quot;)">
            <text:p/>
          </table:table-cell>
          <table:table-cell table:formula="of:=IFERROR(([.Q364]-[.Q$619])/([.Q$620]-[.Q$619])*100;&quot;&quot;)">
            <text:p/>
          </table:table-cell>
        </table:table-row>
        <table:table-row table:style-name="ro1">
          <table:table-cell office:value-type="float" office:value="839.26" calcext:value-type="float">
            <text:p>839.26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float" office:value="839.26" calcext:value-type="float">
            <text:p>839.26</text:p>
          </table:table-cell>
          <table:table-cell table:formula="of:=IFERROR(([.B365]-[.B$619])/([.B$620]-[.B$619])*100;&quot;&quot;)">
            <text:p/>
          </table:table-cell>
          <table:table-cell table:formula="of:=IFERROR(([.C365]-[.C$619])/([.C$620]-[.C$619])*100;&quot;&quot;)">
            <text:p/>
          </table:table-cell>
          <table:table-cell table:formula="of:=IFERROR(([.D365]-[.D$619])/([.D$620]-[.D$619])*100;&quot;&quot;)">
            <text:p/>
          </table:table-cell>
          <table:table-cell table:formula="of:=IFERROR(([.E365]-[.E$619])/([.E$620]-[.E$619])*100;&quot;&quot;)">
            <text:p/>
          </table:table-cell>
          <table:table-cell table:formula="of:=IFERROR(([.F365]-[.F$619])/([.F$620]-[.F$619])*100;&quot;&quot;)">
            <text:p/>
          </table:table-cell>
          <table:table-cell table:formula="of:=IFERROR(([.G365]-[.G$619])/([.G$620]-[.G$619])*100;&quot;&quot;)">
            <text:p/>
          </table:table-cell>
          <table:table-cell table:formula="of:=IFERROR(([.H365]-[.H$619])/([.H$620]-[.H$619])*100;&quot;&quot;)">
            <text:p/>
          </table:table-cell>
          <table:table-cell table:formula="of:=IFERROR(([.I365]-[.I$619])/([.I$620]-[.I$619])*100;&quot;&quot;)">
            <text:p/>
          </table:table-cell>
          <table:table-cell table:formula="of:=IFERROR(([.J365]-[.J$619])/([.J$620]-[.J$619])*100;&quot;&quot;)">
            <text:p/>
          </table:table-cell>
          <table:table-cell table:formula="of:=IFERROR(([.K365]-[.K$619])/([.K$620]-[.K$619])*100;&quot;&quot;)">
            <text:p/>
          </table:table-cell>
          <table:table-cell table:formula="of:=IFERROR(([.L365]-[.L$619])/([.L$620]-[.L$619])*100;&quot;&quot;)">
            <text:p/>
          </table:table-cell>
          <table:table-cell table:formula="of:=IFERROR(([.M365]-[.M$619])/([.M$620]-[.M$619])*100;&quot;&quot;)">
            <text:p/>
          </table:table-cell>
          <table:table-cell table:formula="of:=IFERROR(([.N365]-[.N$619])/([.N$620]-[.N$619])*100;&quot;&quot;)" office:value-type="float" office:value="45" calcext:value-type="float">
            <text:p>45</text:p>
          </table:table-cell>
          <table:table-cell table:formula="of:=IFERROR(([.O365]-[.O$619])/([.O$620]-[.O$619])*100;&quot;&quot;)">
            <text:p/>
          </table:table-cell>
          <table:table-cell table:formula="of:=IFERROR(([.P365]-[.P$619])/([.P$620]-[.P$619])*100;&quot;&quot;)">
            <text:p/>
          </table:table-cell>
          <table:table-cell table:formula="of:=IFERROR(([.Q365]-[.Q$619])/([.Q$620]-[.Q$619])*100;&quot;&quot;)">
            <text:p/>
          </table:table-cell>
        </table:table-row>
        <table:table-row table:style-name="ro1">
          <table:table-cell office:value-type="float" office:value="839.98" calcext:value-type="float">
            <text:p>839.98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839.98" calcext:value-type="float">
            <text:p>839.98</text:p>
          </table:table-cell>
          <table:table-cell table:formula="of:=IFERROR(([.B366]-[.B$619])/([.B$620]-[.B$619])*100;&quot;&quot;)">
            <text:p/>
          </table:table-cell>
          <table:table-cell table:formula="of:=IFERROR(([.C366]-[.C$619])/([.C$620]-[.C$619])*100;&quot;&quot;)">
            <text:p/>
          </table:table-cell>
          <table:table-cell table:formula="of:=IFERROR(([.D366]-[.D$619])/([.D$620]-[.D$619])*100;&quot;&quot;)">
            <text:p/>
          </table:table-cell>
          <table:table-cell table:formula="of:=IFERROR(([.E366]-[.E$619])/([.E$620]-[.E$619])*100;&quot;&quot;)">
            <text:p/>
          </table:table-cell>
          <table:table-cell table:formula="of:=IFERROR(([.F366]-[.F$619])/([.F$620]-[.F$619])*100;&quot;&quot;)">
            <text:p/>
          </table:table-cell>
          <table:table-cell table:formula="of:=IFERROR(([.G366]-[.G$619])/([.G$620]-[.G$619])*100;&quot;&quot;)">
            <text:p/>
          </table:table-cell>
          <table:table-cell table:formula="of:=IFERROR(([.H366]-[.H$619])/([.H$620]-[.H$619])*100;&quot;&quot;)">
            <text:p/>
          </table:table-cell>
          <table:table-cell table:formula="of:=IFERROR(([.I366]-[.I$619])/([.I$620]-[.I$619])*100;&quot;&quot;)">
            <text:p/>
          </table:table-cell>
          <table:table-cell table:formula="of:=IFERROR(([.J366]-[.J$619])/([.J$620]-[.J$619])*100;&quot;&quot;)">
            <text:p/>
          </table:table-cell>
          <table:table-cell table:formula="of:=IFERROR(([.K366]-[.K$619])/([.K$620]-[.K$619])*100;&quot;&quot;)">
            <text:p/>
          </table:table-cell>
          <table:table-cell table:formula="of:=IFERROR(([.L366]-[.L$619])/([.L$620]-[.L$619])*100;&quot;&quot;)">
            <text:p/>
          </table:table-cell>
          <table:table-cell table:formula="of:=IFERROR(([.M366]-[.M$619])/([.M$620]-[.M$619])*100;&quot;&quot;)">
            <text:p/>
          </table:table-cell>
          <table:table-cell table:formula="of:=IFERROR(([.N366]-[.N$619])/([.N$620]-[.N$619])*100;&quot;&quot;)">
            <text:p/>
          </table:table-cell>
          <table:table-cell table:formula="of:=IFERROR(([.O366]-[.O$619])/([.O$620]-[.O$619])*100;&quot;&quot;)">
            <text:p/>
          </table:table-cell>
          <table:table-cell table:formula="of:=IFERROR(([.P366]-[.P$619])/([.P$620]-[.P$619])*100;&quot;&quot;)" office:value-type="float" office:value="60" calcext:value-type="float">
            <text:p>60</text:p>
          </table:table-cell>
          <table:table-cell table:formula="of:=IFERROR(([.Q366]-[.Q$619])/([.Q$620]-[.Q$619])*100;&quot;&quot;)">
            <text:p/>
          </table:table-cell>
        </table:table-row>
        <table:table-row table:style-name="ro1">
          <table:table-cell office:value-type="float" office:value="852.612" calcext:value-type="float">
            <text:p>852.61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7" calcext:value-type="float">
            <text:p>57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852.612" calcext:value-type="float">
            <text:p>852.612</text:p>
          </table:table-cell>
          <table:table-cell table:formula="of:=IFERROR(([.B367]-[.B$619])/([.B$620]-[.B$619])*100;&quot;&quot;)">
            <text:p/>
          </table:table-cell>
          <table:table-cell table:formula="of:=IFERROR(([.C367]-[.C$619])/([.C$620]-[.C$619])*100;&quot;&quot;)">
            <text:p/>
          </table:table-cell>
          <table:table-cell table:formula="of:=IFERROR(([.D367]-[.D$619])/([.D$620]-[.D$619])*100;&quot;&quot;)">
            <text:p/>
          </table:table-cell>
          <table:table-cell table:formula="of:=IFERROR(([.E367]-[.E$619])/([.E$620]-[.E$619])*100;&quot;&quot;)">
            <text:p/>
          </table:table-cell>
          <table:table-cell table:formula="of:=IFERROR(([.F367]-[.F$619])/([.F$620]-[.F$619])*100;&quot;&quot;)">
            <text:p/>
          </table:table-cell>
          <table:table-cell table:formula="of:=IFERROR(([.G367]-[.G$619])/([.G$620]-[.G$619])*100;&quot;&quot;)">
            <text:p/>
          </table:table-cell>
          <table:table-cell table:formula="of:=IFERROR(([.H367]-[.H$619])/([.H$620]-[.H$619])*100;&quot;&quot;)">
            <text:p/>
          </table:table-cell>
          <table:table-cell table:formula="of:=IFERROR(([.I367]-[.I$619])/([.I$620]-[.I$619])*100;&quot;&quot;)">
            <text:p/>
          </table:table-cell>
          <table:table-cell table:formula="of:=IFERROR(([.J367]-[.J$619])/([.J$620]-[.J$619])*100;&quot;&quot;)" office:value-type="float" office:value="54.9019607843137" calcext:value-type="float">
            <text:p>54.9019607843</text:p>
          </table:table-cell>
          <table:table-cell table:formula="of:=IFERROR(([.K367]-[.K$619])/([.K$620]-[.K$619])*100;&quot;&quot;)">
            <text:p/>
          </table:table-cell>
          <table:table-cell table:formula="of:=IFERROR(([.L367]-[.L$619])/([.L$620]-[.L$619])*100;&quot;&quot;)">
            <text:p/>
          </table:table-cell>
          <table:table-cell table:formula="of:=IFERROR(([.M367]-[.M$619])/([.M$620]-[.M$619])*100;&quot;&quot;)">
            <text:p/>
          </table:table-cell>
          <table:table-cell table:formula="of:=IFERROR(([.N367]-[.N$619])/([.N$620]-[.N$619])*100;&quot;&quot;)">
            <text:p/>
          </table:table-cell>
          <table:table-cell table:formula="of:=IFERROR(([.O367]-[.O$619])/([.O$620]-[.O$619])*100;&quot;&quot;)">
            <text:p/>
          </table:table-cell>
          <table:table-cell table:formula="of:=IFERROR(([.P367]-[.P$619])/([.P$620]-[.P$619])*100;&quot;&quot;)">
            <text:p/>
          </table:table-cell>
          <table:table-cell table:formula="of:=IFERROR(([.Q367]-[.Q$619])/([.Q$620]-[.Q$619])*100;&quot;&quot;)">
            <text:p/>
          </table:table-cell>
        </table:table-row>
        <table:table-row table:style-name="ro1">
          <table:table-cell office:value-type="float" office:value="853.456" calcext:value-type="float">
            <text:p>853.456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3.456" calcext:value-type="float">
            <text:p>853.456</text:p>
          </table:table-cell>
          <table:table-cell table:formula="of:=IFERROR(([.B368]-[.B$619])/([.B$620]-[.B$619])*100;&quot;&quot;)">
            <text:p/>
          </table:table-cell>
          <table:table-cell table:formula="of:=IFERROR(([.C368]-[.C$619])/([.C$620]-[.C$619])*100;&quot;&quot;)">
            <text:p/>
          </table:table-cell>
          <table:table-cell table:formula="of:=IFERROR(([.D368]-[.D$619])/([.D$620]-[.D$619])*100;&quot;&quot;)">
            <text:p/>
          </table:table-cell>
          <table:table-cell table:formula="of:=IFERROR(([.E368]-[.E$619])/([.E$620]-[.E$619])*100;&quot;&quot;)">
            <text:p/>
          </table:table-cell>
          <table:table-cell table:formula="of:=IFERROR(([.F368]-[.F$619])/([.F$620]-[.F$619])*100;&quot;&quot;)">
            <text:p/>
          </table:table-cell>
          <table:table-cell table:formula="of:=IFERROR(([.G368]-[.G$619])/([.G$620]-[.G$619])*100;&quot;&quot;)">
            <text:p/>
          </table:table-cell>
          <table:table-cell table:formula="of:=IFERROR(([.H368]-[.H$619])/([.H$620]-[.H$619])*100;&quot;&quot;)">
            <text:p/>
          </table:table-cell>
          <table:table-cell table:formula="of:=IFERROR(([.I368]-[.I$619])/([.I$620]-[.I$619])*100;&quot;&quot;)">
            <text:p/>
          </table:table-cell>
          <table:table-cell table:formula="of:=IFERROR(([.J368]-[.J$619])/([.J$620]-[.J$619])*100;&quot;&quot;)">
            <text:p/>
          </table:table-cell>
          <table:table-cell table:formula="of:=IFERROR(([.K368]-[.K$619])/([.K$620]-[.K$619])*100;&quot;&quot;)">
            <text:p/>
          </table:table-cell>
          <table:table-cell table:formula="of:=IFERROR(([.L368]-[.L$619])/([.L$620]-[.L$619])*100;&quot;&quot;)">
            <text:p/>
          </table:table-cell>
          <table:table-cell table:formula="of:=IFERROR(([.M368]-[.M$619])/([.M$620]-[.M$619])*100;&quot;&quot;)">
            <text:p/>
          </table:table-cell>
          <table:table-cell table:formula="of:=IFERROR(([.N368]-[.N$619])/([.N$620]-[.N$619])*100;&quot;&quot;)">
            <text:p/>
          </table:table-cell>
          <table:table-cell table:formula="of:=IFERROR(([.O368]-[.O$619])/([.O$620]-[.O$619])*100;&quot;&quot;)">
            <text:p/>
          </table:table-cell>
          <table:table-cell table:formula="of:=IFERROR(([.P368]-[.P$619])/([.P$620]-[.P$619])*100;&quot;&quot;)">
            <text:p/>
          </table:table-cell>
          <table:table-cell table:formula="of:=IFERROR(([.Q368]-[.Q$619])/([.Q$620]-[.Q$619])*100;&quot;&quot;)" office:value-type="float" office:value="15.7894736842105" calcext:value-type="float">
            <text:p>15.7894736842</text:p>
          </table:table-cell>
        </table:table-row>
        <table:table-row table:style-name="ro1">
          <table:table-cell office:value-type="float" office:value="854.136" calcext:value-type="float">
            <text:p>854.13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7" calcext:value-type="float">
            <text:p>17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854.136" calcext:value-type="float">
            <text:p>854.136</text:p>
          </table:table-cell>
          <table:table-cell table:formula="of:=IFERROR(([.B369]-[.B$619])/([.B$620]-[.B$619])*100;&quot;&quot;)">
            <text:p/>
          </table:table-cell>
          <table:table-cell table:formula="of:=IFERROR(([.C369]-[.C$619])/([.C$620]-[.C$619])*100;&quot;&quot;)">
            <text:p/>
          </table:table-cell>
          <table:table-cell table:formula="of:=IFERROR(([.D369]-[.D$619])/([.D$620]-[.D$619])*100;&quot;&quot;)">
            <text:p/>
          </table:table-cell>
          <table:table-cell table:formula="of:=IFERROR(([.E369]-[.E$619])/([.E$620]-[.E$619])*100;&quot;&quot;)" office:value-type="float" office:value="18.5185185185185" calcext:value-type="float">
            <text:p>18.5185185185</text:p>
          </table:table-cell>
          <table:table-cell table:formula="of:=IFERROR(([.F369]-[.F$619])/([.F$620]-[.F$619])*100;&quot;&quot;)">
            <text:p/>
          </table:table-cell>
          <table:table-cell table:formula="of:=IFERROR(([.G369]-[.G$619])/([.G$620]-[.G$619])*100;&quot;&quot;)">
            <text:p/>
          </table:table-cell>
          <table:table-cell table:formula="of:=IFERROR(([.H369]-[.H$619])/([.H$620]-[.H$619])*100;&quot;&quot;)">
            <text:p/>
          </table:table-cell>
          <table:table-cell table:formula="of:=IFERROR(([.I369]-[.I$619])/([.I$620]-[.I$619])*100;&quot;&quot;)">
            <text:p/>
          </table:table-cell>
          <table:table-cell table:formula="of:=IFERROR(([.J369]-[.J$619])/([.J$620]-[.J$619])*100;&quot;&quot;)">
            <text:p/>
          </table:table-cell>
          <table:table-cell table:formula="of:=IFERROR(([.K369]-[.K$619])/([.K$620]-[.K$619])*100;&quot;&quot;)">
            <text:p/>
          </table:table-cell>
          <table:table-cell table:formula="of:=IFERROR(([.L369]-[.L$619])/([.L$620]-[.L$619])*100;&quot;&quot;)">
            <text:p/>
          </table:table-cell>
          <table:table-cell table:formula="of:=IFERROR(([.M369]-[.M$619])/([.M$620]-[.M$619])*100;&quot;&quot;)">
            <text:p/>
          </table:table-cell>
          <table:table-cell table:formula="of:=IFERROR(([.N369]-[.N$619])/([.N$620]-[.N$619])*100;&quot;&quot;)">
            <text:p/>
          </table:table-cell>
          <table:table-cell table:formula="of:=IFERROR(([.O369]-[.O$619])/([.O$620]-[.O$619])*100;&quot;&quot;)">
            <text:p/>
          </table:table-cell>
          <table:table-cell table:formula="of:=IFERROR(([.P369]-[.P$619])/([.P$620]-[.P$619])*100;&quot;&quot;)">
            <text:p/>
          </table:table-cell>
          <table:table-cell table:formula="of:=IFERROR(([.Q369]-[.Q$619])/([.Q$620]-[.Q$619])*100;&quot;&quot;)">
            <text:p/>
          </table:table-cell>
        </table:table-row>
        <table:table-row table:style-name="ro1">
          <table:table-cell office:value-type="float" office:value="855.78" calcext:value-type="float">
            <text:p>855.78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855.78" calcext:value-type="float">
            <text:p>855.78</text:p>
          </table:table-cell>
          <table:table-cell table:formula="of:=IFERROR(([.B370]-[.B$619])/([.B$620]-[.B$619])*100;&quot;&quot;)">
            <text:p/>
          </table:table-cell>
          <table:table-cell table:formula="of:=IFERROR(([.C370]-[.C$619])/([.C$620]-[.C$619])*100;&quot;&quot;)">
            <text:p/>
          </table:table-cell>
          <table:table-cell table:formula="of:=IFERROR(([.D370]-[.D$619])/([.D$620]-[.D$619])*100;&quot;&quot;)">
            <text:p/>
          </table:table-cell>
          <table:table-cell table:formula="of:=IFERROR(([.E370]-[.E$619])/([.E$620]-[.E$619])*100;&quot;&quot;)">
            <text:p/>
          </table:table-cell>
          <table:table-cell table:formula="of:=IFERROR(([.F370]-[.F$619])/([.F$620]-[.F$619])*100;&quot;&quot;)">
            <text:p/>
          </table:table-cell>
          <table:table-cell table:formula="of:=IFERROR(([.G370]-[.G$619])/([.G$620]-[.G$619])*100;&quot;&quot;)">
            <text:p/>
          </table:table-cell>
          <table:table-cell table:formula="of:=IFERROR(([.H370]-[.H$619])/([.H$620]-[.H$619])*100;&quot;&quot;)">
            <text:p/>
          </table:table-cell>
          <table:table-cell table:formula="of:=IFERROR(([.I370]-[.I$619])/([.I$620]-[.I$619])*100;&quot;&quot;)">
            <text:p/>
          </table:table-cell>
          <table:table-cell table:formula="of:=IFERROR(([.J370]-[.J$619])/([.J$620]-[.J$619])*100;&quot;&quot;)">
            <text:p/>
          </table:table-cell>
          <table:table-cell table:formula="of:=IFERROR(([.K370]-[.K$619])/([.K$620]-[.K$619])*100;&quot;&quot;)">
            <text:p/>
          </table:table-cell>
          <table:table-cell table:formula="of:=IFERROR(([.L370]-[.L$619])/([.L$620]-[.L$619])*100;&quot;&quot;)">
            <text:p/>
          </table:table-cell>
          <table:table-cell table:formula="of:=IFERROR(([.M370]-[.M$619])/([.M$620]-[.M$619])*100;&quot;&quot;)">
            <text:p/>
          </table:table-cell>
          <table:table-cell table:formula="of:=IFERROR(([.N370]-[.N$619])/([.N$620]-[.N$619])*100;&quot;&quot;)">
            <text:p/>
          </table:table-cell>
          <table:table-cell table:formula="of:=IFERROR(([.O370]-[.O$619])/([.O$620]-[.O$619])*100;&quot;&quot;)">
            <text:p/>
          </table:table-cell>
          <table:table-cell table:formula="of:=IFERROR(([.P370]-[.P$619])/([.P$620]-[.P$619])*100;&quot;&quot;)" office:value-type="float" office:value="57.5" calcext:value-type="float">
            <text:p>57.5</text:p>
          </table:table-cell>
          <table:table-cell table:formula="of:=IFERROR(([.Q370]-[.Q$619])/([.Q$620]-[.Q$619])*100;&quot;&quot;)">
            <text:p/>
          </table:table-cell>
        </table:table-row>
        <table:table-row table:style-name="ro1">
          <table:table-cell office:value-type="float" office:value="858.76" calcext:value-type="float">
            <text:p>858.76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float" office:value="858.76" calcext:value-type="float">
            <text:p>858.76</text:p>
          </table:table-cell>
          <table:table-cell table:formula="of:=IFERROR(([.B371]-[.B$619])/([.B$620]-[.B$619])*100;&quot;&quot;)">
            <text:p/>
          </table:table-cell>
          <table:table-cell table:formula="of:=IFERROR(([.C371]-[.C$619])/([.C$620]-[.C$619])*100;&quot;&quot;)">
            <text:p/>
          </table:table-cell>
          <table:table-cell table:formula="of:=IFERROR(([.D371]-[.D$619])/([.D$620]-[.D$619])*100;&quot;&quot;)">
            <text:p/>
          </table:table-cell>
          <table:table-cell table:formula="of:=IFERROR(([.E371]-[.E$619])/([.E$620]-[.E$619])*100;&quot;&quot;)">
            <text:p/>
          </table:table-cell>
          <table:table-cell table:formula="of:=IFERROR(([.F371]-[.F$619])/([.F$620]-[.F$619])*100;&quot;&quot;)">
            <text:p/>
          </table:table-cell>
          <table:table-cell table:formula="of:=IFERROR(([.G371]-[.G$619])/([.G$620]-[.G$619])*100;&quot;&quot;)">
            <text:p/>
          </table:table-cell>
          <table:table-cell table:formula="of:=IFERROR(([.H371]-[.H$619])/([.H$620]-[.H$619])*100;&quot;&quot;)">
            <text:p/>
          </table:table-cell>
          <table:table-cell table:formula="of:=IFERROR(([.I371]-[.I$619])/([.I$620]-[.I$619])*100;&quot;&quot;)">
            <text:p/>
          </table:table-cell>
          <table:table-cell table:formula="of:=IFERROR(([.J371]-[.J$619])/([.J$620]-[.J$619])*100;&quot;&quot;)">
            <text:p/>
          </table:table-cell>
          <table:table-cell table:formula="of:=IFERROR(([.K371]-[.K$619])/([.K$620]-[.K$619])*100;&quot;&quot;)">
            <text:p/>
          </table:table-cell>
          <table:table-cell table:formula="of:=IFERROR(([.L371]-[.L$619])/([.L$620]-[.L$619])*100;&quot;&quot;)">
            <text:p/>
          </table:table-cell>
          <table:table-cell table:formula="of:=IFERROR(([.M371]-[.M$619])/([.M$620]-[.M$619])*100;&quot;&quot;)" office:value-type="float" office:value="58.3333333333333" calcext:value-type="float">
            <text:p>58.3333333333</text:p>
          </table:table-cell>
          <table:table-cell table:formula="of:=IFERROR(([.N371]-[.N$619])/([.N$620]-[.N$619])*100;&quot;&quot;)">
            <text:p/>
          </table:table-cell>
          <table:table-cell table:formula="of:=IFERROR(([.O371]-[.O$619])/([.O$620]-[.O$619])*100;&quot;&quot;)">
            <text:p/>
          </table:table-cell>
          <table:table-cell table:formula="of:=IFERROR(([.P371]-[.P$619])/([.P$620]-[.P$619])*100;&quot;&quot;)">
            <text:p/>
          </table:table-cell>
          <table:table-cell table:formula="of:=IFERROR(([.Q371]-[.Q$619])/([.Q$620]-[.Q$619])*100;&quot;&quot;)">
            <text:p/>
          </table:table-cell>
        </table:table-row>
        <table:table-row table:style-name="ro1">
          <table:table-cell office:value-type="float" office:value="865.56" calcext:value-type="float">
            <text:p>865.56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865.56" calcext:value-type="float">
            <text:p>865.56</text:p>
          </table:table-cell>
          <table:table-cell table:formula="of:=IFERROR(([.B372]-[.B$619])/([.B$620]-[.B$619])*100;&quot;&quot;)">
            <text:p/>
          </table:table-cell>
          <table:table-cell table:formula="of:=IFERROR(([.C372]-[.C$619])/([.C$620]-[.C$619])*100;&quot;&quot;)">
            <text:p/>
          </table:table-cell>
          <table:table-cell table:formula="of:=IFERROR(([.D372]-[.D$619])/([.D$620]-[.D$619])*100;&quot;&quot;)">
            <text:p/>
          </table:table-cell>
          <table:table-cell table:formula="of:=IFERROR(([.E372]-[.E$619])/([.E$620]-[.E$619])*100;&quot;&quot;)">
            <text:p/>
          </table:table-cell>
          <table:table-cell table:formula="of:=IFERROR(([.F372]-[.F$619])/([.F$620]-[.F$619])*100;&quot;&quot;)">
            <text:p/>
          </table:table-cell>
          <table:table-cell table:formula="of:=IFERROR(([.G372]-[.G$619])/([.G$620]-[.G$619])*100;&quot;&quot;)">
            <text:p/>
          </table:table-cell>
          <table:table-cell table:formula="of:=IFERROR(([.H372]-[.H$619])/([.H$620]-[.H$619])*100;&quot;&quot;)">
            <text:p/>
          </table:table-cell>
          <table:table-cell table:formula="of:=IFERROR(([.I372]-[.I$619])/([.I$620]-[.I$619])*100;&quot;&quot;)" office:value-type="float" office:value="23.8095238095238" calcext:value-type="float">
            <text:p>23.8095238095</text:p>
          </table:table-cell>
          <table:table-cell table:formula="of:=IFERROR(([.J372]-[.J$619])/([.J$620]-[.J$619])*100;&quot;&quot;)" office:value-type="float" office:value="52.9411764705882" calcext:value-type="float">
            <text:p>52.9411764706</text:p>
          </table:table-cell>
          <table:table-cell table:formula="of:=IFERROR(([.K372]-[.K$619])/([.K$620]-[.K$619])*100;&quot;&quot;)">
            <text:p/>
          </table:table-cell>
          <table:table-cell table:formula="of:=IFERROR(([.L372]-[.L$619])/([.L$620]-[.L$619])*100;&quot;&quot;)">
            <text:p/>
          </table:table-cell>
          <table:table-cell table:formula="of:=IFERROR(([.M372]-[.M$619])/([.M$620]-[.M$619])*100;&quot;&quot;)">
            <text:p/>
          </table:table-cell>
          <table:table-cell table:formula="of:=IFERROR(([.N372]-[.N$619])/([.N$620]-[.N$619])*100;&quot;&quot;)">
            <text:p/>
          </table:table-cell>
          <table:table-cell table:formula="of:=IFERROR(([.O372]-[.O$619])/([.O$620]-[.O$619])*100;&quot;&quot;)">
            <text:p/>
          </table:table-cell>
          <table:table-cell table:formula="of:=IFERROR(([.P372]-[.P$619])/([.P$620]-[.P$619])*100;&quot;&quot;)">
            <text:p/>
          </table:table-cell>
          <table:table-cell table:formula="of:=IFERROR(([.Q372]-[.Q$619])/([.Q$620]-[.Q$619])*100;&quot;&quot;)">
            <text:p/>
          </table:table-cell>
        </table:table-row>
        <table:table-row table:style-name="ro1">
          <table:table-cell office:value-type="float" office:value="872.632" calcext:value-type="float">
            <text:p>872.632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872.632" calcext:value-type="float">
            <text:p>872.632</text:p>
          </table:table-cell>
          <table:table-cell table:formula="of:=IFERROR(([.B373]-[.B$619])/([.B$620]-[.B$619])*100;&quot;&quot;)">
            <text:p/>
          </table:table-cell>
          <table:table-cell table:formula="of:=IFERROR(([.C373]-[.C$619])/([.C$620]-[.C$619])*100;&quot;&quot;)">
            <text:p/>
          </table:table-cell>
          <table:table-cell table:formula="of:=IFERROR(([.D373]-[.D$619])/([.D$620]-[.D$619])*100;&quot;&quot;)">
            <text:p/>
          </table:table-cell>
          <table:table-cell table:formula="of:=IFERROR(([.E373]-[.E$619])/([.E$620]-[.E$619])*100;&quot;&quot;)">
            <text:p/>
          </table:table-cell>
          <table:table-cell table:formula="of:=IFERROR(([.F373]-[.F$619])/([.F$620]-[.F$619])*100;&quot;&quot;)">
            <text:p/>
          </table:table-cell>
          <table:table-cell table:formula="of:=IFERROR(([.G373]-[.G$619])/([.G$620]-[.G$619])*100;&quot;&quot;)">
            <text:p/>
          </table:table-cell>
          <table:table-cell table:formula="of:=IFERROR(([.H373]-[.H$619])/([.H$620]-[.H$619])*100;&quot;&quot;)">
            <text:p/>
          </table:table-cell>
          <table:table-cell table:formula="of:=IFERROR(([.I373]-[.I$619])/([.I$620]-[.I$619])*100;&quot;&quot;)">
            <text:p/>
          </table:table-cell>
          <table:table-cell table:formula="of:=IFERROR(([.J373]-[.J$619])/([.J$620]-[.J$619])*100;&quot;&quot;)">
            <text:p/>
          </table:table-cell>
          <table:table-cell table:formula="of:=IFERROR(([.K373]-[.K$619])/([.K$620]-[.K$619])*100;&quot;&quot;)">
            <text:p/>
          </table:table-cell>
          <table:table-cell table:formula="of:=IFERROR(([.L373]-[.L$619])/([.L$620]-[.L$619])*100;&quot;&quot;)">
            <text:p/>
          </table:table-cell>
          <table:table-cell table:formula="of:=IFERROR(([.M373]-[.M$619])/([.M$620]-[.M$619])*100;&quot;&quot;)">
            <text:p/>
          </table:table-cell>
          <table:table-cell table:formula="of:=IFERROR(([.N373]-[.N$619])/([.N$620]-[.N$619])*100;&quot;&quot;)">
            <text:p/>
          </table:table-cell>
          <table:table-cell table:formula="of:=IFERROR(([.O373]-[.O$619])/([.O$620]-[.O$619])*100;&quot;&quot;)">
            <text:p/>
          </table:table-cell>
          <table:table-cell table:formula="of:=IFERROR(([.P373]-[.P$619])/([.P$620]-[.P$619])*100;&quot;&quot;)" office:value-type="float" office:value="55" calcext:value-type="float">
            <text:p>55</text:p>
          </table:table-cell>
          <table:table-cell table:formula="of:=IFERROR(([.Q373]-[.Q$619])/([.Q$620]-[.Q$619])*100;&quot;&quot;)">
            <text:p/>
          </table:table-cell>
        </table:table-row>
        <table:table-row table:style-name="ro1">
          <table:table-cell office:value-type="float" office:value="878.76" calcext:value-type="float">
            <text:p>878.76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float" office:value="878.76" calcext:value-type="float">
            <text:p>878.76</text:p>
          </table:table-cell>
          <table:table-cell table:formula="of:=IFERROR(([.B374]-[.B$619])/([.B$620]-[.B$619])*100;&quot;&quot;)">
            <text:p/>
          </table:table-cell>
          <table:table-cell table:formula="of:=IFERROR(([.C374]-[.C$619])/([.C$620]-[.C$619])*100;&quot;&quot;)">
            <text:p/>
          </table:table-cell>
          <table:table-cell table:formula="of:=IFERROR(([.D374]-[.D$619])/([.D$620]-[.D$619])*100;&quot;&quot;)">
            <text:p/>
          </table:table-cell>
          <table:table-cell table:formula="of:=IFERROR(([.E374]-[.E$619])/([.E$620]-[.E$619])*100;&quot;&quot;)">
            <text:p/>
          </table:table-cell>
          <table:table-cell table:formula="of:=IFERROR(([.F374]-[.F$619])/([.F$620]-[.F$619])*100;&quot;&quot;)">
            <text:p/>
          </table:table-cell>
          <table:table-cell table:formula="of:=IFERROR(([.G374]-[.G$619])/([.G$620]-[.G$619])*100;&quot;&quot;)">
            <text:p/>
          </table:table-cell>
          <table:table-cell table:formula="of:=IFERROR(([.H374]-[.H$619])/([.H$620]-[.H$619])*100;&quot;&quot;)">
            <text:p/>
          </table:table-cell>
          <table:table-cell table:formula="of:=IFERROR(([.I374]-[.I$619])/([.I$620]-[.I$619])*100;&quot;&quot;)">
            <text:p/>
          </table:table-cell>
          <table:table-cell table:formula="of:=IFERROR(([.J374]-[.J$619])/([.J$620]-[.J$619])*100;&quot;&quot;)" office:value-type="float" office:value="50.9803921568627" calcext:value-type="float">
            <text:p>50.9803921569</text:p>
          </table:table-cell>
          <table:table-cell table:formula="of:=IFERROR(([.K374]-[.K$619])/([.K$620]-[.K$619])*100;&quot;&quot;)">
            <text:p/>
          </table:table-cell>
          <table:table-cell table:formula="of:=IFERROR(([.L374]-[.L$619])/([.L$620]-[.L$619])*100;&quot;&quot;)">
            <text:p/>
          </table:table-cell>
          <table:table-cell table:formula="of:=IFERROR(([.M374]-[.M$619])/([.M$620]-[.M$619])*100;&quot;&quot;)">
            <text:p/>
          </table:table-cell>
          <table:table-cell table:formula="of:=IFERROR(([.N374]-[.N$619])/([.N$620]-[.N$619])*100;&quot;&quot;)" office:value-type="float" office:value="40" calcext:value-type="float">
            <text:p>40</text:p>
          </table:table-cell>
          <table:table-cell table:formula="of:=IFERROR(([.O374]-[.O$619])/([.O$620]-[.O$619])*100;&quot;&quot;)" office:value-type="float" office:value="23.0769230769231" calcext:value-type="float">
            <text:p>23.0769230769</text:p>
          </table:table-cell>
          <table:table-cell table:formula="of:=IFERROR(([.P374]-[.P$619])/([.P$620]-[.P$619])*100;&quot;&quot;)">
            <text:p/>
          </table:table-cell>
          <table:table-cell table:formula="of:=IFERROR(([.Q374]-[.Q$619])/([.Q$620]-[.Q$619])*100;&quot;&quot;)">
            <text:p/>
          </table:table-cell>
        </table:table-row>
        <table:table-row table:style-name="ro1">
          <table:table-cell office:value-type="float" office:value="884.072" calcext:value-type="float">
            <text:p>884.072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float" office:value="884.072" calcext:value-type="float">
            <text:p>884.072</text:p>
          </table:table-cell>
          <table:table-cell table:formula="of:=IFERROR(([.B375]-[.B$619])/([.B$620]-[.B$619])*100;&quot;&quot;)">
            <text:p/>
          </table:table-cell>
          <table:table-cell table:formula="of:=IFERROR(([.C375]-[.C$619])/([.C$620]-[.C$619])*100;&quot;&quot;)">
            <text:p/>
          </table:table-cell>
          <table:table-cell table:formula="of:=IFERROR(([.D375]-[.D$619])/([.D$620]-[.D$619])*100;&quot;&quot;)">
            <text:p/>
          </table:table-cell>
          <table:table-cell table:formula="of:=IFERROR(([.E375]-[.E$619])/([.E$620]-[.E$619])*100;&quot;&quot;)">
            <text:p/>
          </table:table-cell>
          <table:table-cell table:formula="of:=IFERROR(([.F375]-[.F$619])/([.F$620]-[.F$619])*100;&quot;&quot;)">
            <text:p/>
          </table:table-cell>
          <table:table-cell table:formula="of:=IFERROR(([.G375]-[.G$619])/([.G$620]-[.G$619])*100;&quot;&quot;)">
            <text:p/>
          </table:table-cell>
          <table:table-cell table:formula="of:=IFERROR(([.H375]-[.H$619])/([.H$620]-[.H$619])*100;&quot;&quot;)">
            <text:p/>
          </table:table-cell>
          <table:table-cell table:formula="of:=IFERROR(([.I375]-[.I$619])/([.I$620]-[.I$619])*100;&quot;&quot;)">
            <text:p/>
          </table:table-cell>
          <table:table-cell table:formula="of:=IFERROR(([.J375]-[.J$619])/([.J$620]-[.J$619])*100;&quot;&quot;)">
            <text:p/>
          </table:table-cell>
          <table:table-cell table:formula="of:=IFERROR(([.K375]-[.K$619])/([.K$620]-[.K$619])*100;&quot;&quot;)" office:value-type="float" office:value="44.4444444444444" calcext:value-type="float">
            <text:p>44.4444444444</text:p>
          </table:table-cell>
          <table:table-cell table:formula="of:=IFERROR(([.L375]-[.L$619])/([.L$620]-[.L$619])*100;&quot;&quot;)">
            <text:p/>
          </table:table-cell>
          <table:table-cell table:formula="of:=IFERROR(([.M375]-[.M$619])/([.M$620]-[.M$619])*100;&quot;&quot;)" office:value-type="float" office:value="54.1666666666667" calcext:value-type="float">
            <text:p>54.1666666667</text:p>
          </table:table-cell>
          <table:table-cell table:formula="of:=IFERROR(([.N375]-[.N$619])/([.N$620]-[.N$619])*100;&quot;&quot;)">
            <text:p/>
          </table:table-cell>
          <table:table-cell table:formula="of:=IFERROR(([.O375]-[.O$619])/([.O$620]-[.O$619])*100;&quot;&quot;)">
            <text:p/>
          </table:table-cell>
          <table:table-cell table:formula="of:=IFERROR(([.P375]-[.P$619])/([.P$620]-[.P$619])*100;&quot;&quot;)">
            <text:p/>
          </table:table-cell>
          <table:table-cell table:formula="of:=IFERROR(([.Q375]-[.Q$619])/([.Q$620]-[.Q$619])*100;&quot;&quot;)">
            <text:p/>
          </table:table-cell>
        </table:table-row>
        <table:table-row table:style-name="ro1">
          <table:table-cell office:value-type="float" office:value="885.376" calcext:value-type="float">
            <text:p>885.37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885.376" calcext:value-type="float">
            <text:p>885.376</text:p>
          </table:table-cell>
          <table:table-cell table:formula="of:=IFERROR(([.B376]-[.B$619])/([.B$620]-[.B$619])*100;&quot;&quot;)">
            <text:p/>
          </table:table-cell>
          <table:table-cell table:formula="of:=IFERROR(([.C376]-[.C$619])/([.C$620]-[.C$619])*100;&quot;&quot;)">
            <text:p/>
          </table:table-cell>
          <table:table-cell table:formula="of:=IFERROR(([.D376]-[.D$619])/([.D$620]-[.D$619])*100;&quot;&quot;)">
            <text:p/>
          </table:table-cell>
          <table:table-cell table:formula="of:=IFERROR(([.E376]-[.E$619])/([.E$620]-[.E$619])*100;&quot;&quot;)" office:value-type="float" office:value="14.8148148148148" calcext:value-type="float">
            <text:p>14.8148148148</text:p>
          </table:table-cell>
          <table:table-cell table:formula="of:=IFERROR(([.F376]-[.F$619])/([.F$620]-[.F$619])*100;&quot;&quot;)">
            <text:p/>
          </table:table-cell>
          <table:table-cell table:formula="of:=IFERROR(([.G376]-[.G$619])/([.G$620]-[.G$619])*100;&quot;&quot;)">
            <text:p/>
          </table:table-cell>
          <table:table-cell table:formula="of:=IFERROR(([.H376]-[.H$619])/([.H$620]-[.H$619])*100;&quot;&quot;)">
            <text:p/>
          </table:table-cell>
          <table:table-cell table:formula="of:=IFERROR(([.I376]-[.I$619])/([.I$620]-[.I$619])*100;&quot;&quot;)">
            <text:p/>
          </table:table-cell>
          <table:table-cell table:formula="of:=IFERROR(([.J376]-[.J$619])/([.J$620]-[.J$619])*100;&quot;&quot;)">
            <text:p/>
          </table:table-cell>
          <table:table-cell table:formula="of:=IFERROR(([.K376]-[.K$619])/([.K$620]-[.K$619])*100;&quot;&quot;)">
            <text:p/>
          </table:table-cell>
          <table:table-cell table:formula="of:=IFERROR(([.L376]-[.L$619])/([.L$620]-[.L$619])*100;&quot;&quot;)">
            <text:p/>
          </table:table-cell>
          <table:table-cell table:formula="of:=IFERROR(([.M376]-[.M$619])/([.M$620]-[.M$619])*100;&quot;&quot;)">
            <text:p/>
          </table:table-cell>
          <table:table-cell table:formula="of:=IFERROR(([.N376]-[.N$619])/([.N$620]-[.N$619])*100;&quot;&quot;)">
            <text:p/>
          </table:table-cell>
          <table:table-cell table:formula="of:=IFERROR(([.O376]-[.O$619])/([.O$620]-[.O$619])*100;&quot;&quot;)">
            <text:p/>
          </table:table-cell>
          <table:table-cell table:formula="of:=IFERROR(([.P376]-[.P$619])/([.P$620]-[.P$619])*100;&quot;&quot;)">
            <text:p/>
          </table:table-cell>
          <table:table-cell table:formula="of:=IFERROR(([.Q376]-[.Q$619])/([.Q$620]-[.Q$619])*100;&quot;&quot;)">
            <text:p/>
          </table:table-cell>
        </table:table-row>
        <table:table-row table:style-name="ro1">
          <table:table-cell office:value-type="float" office:value="889.84" calcext:value-type="float">
            <text:p>889.84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889.84" calcext:value-type="float">
            <text:p>889.84</text:p>
          </table:table-cell>
          <table:table-cell table:formula="of:=IFERROR(([.B377]-[.B$619])/([.B$620]-[.B$619])*100;&quot;&quot;)">
            <text:p/>
          </table:table-cell>
          <table:table-cell table:formula="of:=IFERROR(([.C377]-[.C$619])/([.C$620]-[.C$619])*100;&quot;&quot;)">
            <text:p/>
          </table:table-cell>
          <table:table-cell table:formula="of:=IFERROR(([.D377]-[.D$619])/([.D$620]-[.D$619])*100;&quot;&quot;)">
            <text:p/>
          </table:table-cell>
          <table:table-cell table:formula="of:=IFERROR(([.E377]-[.E$619])/([.E$620]-[.E$619])*100;&quot;&quot;)">
            <text:p/>
          </table:table-cell>
          <table:table-cell table:formula="of:=IFERROR(([.F377]-[.F$619])/([.F$620]-[.F$619])*100;&quot;&quot;)">
            <text:p/>
          </table:table-cell>
          <table:table-cell table:formula="of:=IFERROR(([.G377]-[.G$619])/([.G$620]-[.G$619])*100;&quot;&quot;)">
            <text:p/>
          </table:table-cell>
          <table:table-cell table:formula="of:=IFERROR(([.H377]-[.H$619])/([.H$620]-[.H$619])*100;&quot;&quot;)">
            <text:p/>
          </table:table-cell>
          <table:table-cell table:formula="of:=IFERROR(([.I377]-[.I$619])/([.I$620]-[.I$619])*100;&quot;&quot;)">
            <text:p/>
          </table:table-cell>
          <table:table-cell table:formula="of:=IFERROR(([.J377]-[.J$619])/([.J$620]-[.J$619])*100;&quot;&quot;)">
            <text:p/>
          </table:table-cell>
          <table:table-cell table:formula="of:=IFERROR(([.K377]-[.K$619])/([.K$620]-[.K$619])*100;&quot;&quot;)">
            <text:p/>
          </table:table-cell>
          <table:table-cell table:formula="of:=IFERROR(([.L377]-[.L$619])/([.L$620]-[.L$619])*100;&quot;&quot;)">
            <text:p/>
          </table:table-cell>
          <table:table-cell table:formula="of:=IFERROR(([.M377]-[.M$619])/([.M$620]-[.M$619])*100;&quot;&quot;)">
            <text:p/>
          </table:table-cell>
          <table:table-cell table:formula="of:=IFERROR(([.N377]-[.N$619])/([.N$620]-[.N$619])*100;&quot;&quot;)">
            <text:p/>
          </table:table-cell>
          <table:table-cell table:formula="of:=IFERROR(([.O377]-[.O$619])/([.O$620]-[.O$619])*100;&quot;&quot;)">
            <text:p/>
          </table:table-cell>
          <table:table-cell table:formula="of:=IFERROR(([.P377]-[.P$619])/([.P$620]-[.P$619])*100;&quot;&quot;)" office:value-type="float" office:value="52.5" calcext:value-type="float">
            <text:p>52.5</text:p>
          </table:table-cell>
          <table:table-cell table:formula="of:=IFERROR(([.Q377]-[.Q$619])/([.Q$620]-[.Q$619])*100;&quot;&quot;)">
            <text:p/>
          </table:table-cell>
        </table:table-row>
        <table:table-row table:style-name="ro1">
          <table:table-cell office:value-type="float" office:value="893.16" calcext:value-type="float">
            <text:p>893.16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4" calcext:value-type="float">
            <text:p>54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893.16" calcext:value-type="float">
            <text:p>893.16</text:p>
          </table:table-cell>
          <table:table-cell table:formula="of:=IFERROR(([.B378]-[.B$619])/([.B$620]-[.B$619])*100;&quot;&quot;)">
            <text:p/>
          </table:table-cell>
          <table:table-cell table:formula="of:=IFERROR(([.C378]-[.C$619])/([.C$620]-[.C$619])*100;&quot;&quot;)">
            <text:p/>
          </table:table-cell>
          <table:table-cell table:formula="of:=IFERROR(([.D378]-[.D$619])/([.D$620]-[.D$619])*100;&quot;&quot;)">
            <text:p/>
          </table:table-cell>
          <table:table-cell table:formula="of:=IFERROR(([.E378]-[.E$619])/([.E$620]-[.E$619])*100;&quot;&quot;)">
            <text:p/>
          </table:table-cell>
          <table:table-cell table:formula="of:=IFERROR(([.F378]-[.F$619])/([.F$620]-[.F$619])*100;&quot;&quot;)">
            <text:p/>
          </table:table-cell>
          <table:table-cell table:formula="of:=IFERROR(([.G378]-[.G$619])/([.G$620]-[.G$619])*100;&quot;&quot;)">
            <text:p/>
          </table:table-cell>
          <table:table-cell table:formula="of:=IFERROR(([.H378]-[.H$619])/([.H$620]-[.H$619])*100;&quot;&quot;)">
            <text:p/>
          </table:table-cell>
          <table:table-cell table:formula="of:=IFERROR(([.I378]-[.I$619])/([.I$620]-[.I$619])*100;&quot;&quot;)">
            <text:p/>
          </table:table-cell>
          <table:table-cell table:formula="of:=IFERROR(([.J378]-[.J$619])/([.J$620]-[.J$619])*100;&quot;&quot;)" office:value-type="float" office:value="49.0196078431373" calcext:value-type="float">
            <text:p>49.0196078431</text:p>
          </table:table-cell>
          <table:table-cell table:formula="of:=IFERROR(([.K378]-[.K$619])/([.K$620]-[.K$619])*100;&quot;&quot;)">
            <text:p/>
          </table:table-cell>
          <table:table-cell table:formula="of:=IFERROR(([.L378]-[.L$619])/([.L$620]-[.L$619])*100;&quot;&quot;)">
            <text:p/>
          </table:table-cell>
          <table:table-cell table:formula="of:=IFERROR(([.M378]-[.M$619])/([.M$620]-[.M$619])*100;&quot;&quot;)">
            <text:p/>
          </table:table-cell>
          <table:table-cell table:formula="of:=IFERROR(([.N378]-[.N$619])/([.N$620]-[.N$619])*100;&quot;&quot;)">
            <text:p/>
          </table:table-cell>
          <table:table-cell table:formula="of:=IFERROR(([.O378]-[.O$619])/([.O$620]-[.O$619])*100;&quot;&quot;)">
            <text:p/>
          </table:table-cell>
          <table:table-cell table:formula="of:=IFERROR(([.P378]-[.P$619])/([.P$620]-[.P$619])*100;&quot;&quot;)">
            <text:p/>
          </table:table-cell>
          <table:table-cell table:formula="of:=IFERROR(([.Q378]-[.Q$619])/([.Q$620]-[.Q$619])*100;&quot;&quot;)">
            <text:p/>
          </table:table-cell>
        </table:table-row>
        <table:table-row table:style-name="ro1">
          <table:table-cell office:value-type="float" office:value="896.36" calcext:value-type="float">
            <text:p>896.3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<text:s/></text:p>
          </table:table-cell>
          <table:table-cell table:number-columns-repeated="2"/>
          <table:table-cell office:value-type="float" office:value="896.36" calcext:value-type="float">
            <text:p>896.36</text:p>
          </table:table-cell>
          <table:table-cell table:formula="of:=IFERROR(([.B379]-[.B$619])/([.B$620]-[.B$619])*100;&quot;&quot;)">
            <text:p/>
          </table:table-cell>
          <table:table-cell table:formula="of:=IFERROR(([.C379]-[.C$619])/([.C$620]-[.C$619])*100;&quot;&quot;)">
            <text:p/>
          </table:table-cell>
          <table:table-cell table:formula="of:=IFERROR(([.D379]-[.D$619])/([.D$620]-[.D$619])*100;&quot;&quot;)">
            <text:p/>
          </table:table-cell>
          <table:table-cell table:formula="of:=IFERROR(([.E379]-[.E$619])/([.E$620]-[.E$619])*100;&quot;&quot;)">
            <text:p/>
          </table:table-cell>
          <table:table-cell table:formula="of:=IFERROR(([.F379]-[.F$619])/([.F$620]-[.F$619])*100;&quot;&quot;)" office:value-type="float" office:value="14.2857142857143" calcext:value-type="float">
            <text:p>14.2857142857</text:p>
          </table:table-cell>
          <table:table-cell table:formula="of:=IFERROR(([.G379]-[.G$619])/([.G$620]-[.G$619])*100;&quot;&quot;)">
            <text:p/>
          </table:table-cell>
          <table:table-cell table:formula="of:=IFERROR(([.H379]-[.H$619])/([.H$620]-[.H$619])*100;&quot;&quot;)">
            <text:p/>
          </table:table-cell>
          <table:table-cell table:formula="of:=IFERROR(([.I379]-[.I$619])/([.I$620]-[.I$619])*100;&quot;&quot;)">
            <text:p/>
          </table:table-cell>
          <table:table-cell table:formula="of:=IFERROR(([.J379]-[.J$619])/([.J$620]-[.J$619])*100;&quot;&quot;)">
            <text:p/>
          </table:table-cell>
          <table:table-cell table:formula="of:=IFERROR(([.K379]-[.K$619])/([.K$620]-[.K$619])*100;&quot;&quot;)">
            <text:p/>
          </table:table-cell>
          <table:table-cell table:formula="of:=IFERROR(([.L379]-[.L$619])/([.L$620]-[.L$619])*100;&quot;&quot;)">
            <text:p/>
          </table:table-cell>
          <table:table-cell table:formula="of:=IFERROR(([.M379]-[.M$619])/([.M$620]-[.M$619])*100;&quot;&quot;)">
            <text:p/>
          </table:table-cell>
          <table:table-cell table:formula="of:=IFERROR(([.N379]-[.N$619])/([.N$620]-[.N$619])*100;&quot;&quot;)">
            <text:p/>
          </table:table-cell>
          <table:table-cell table:formula="of:=IFERROR(([.O379]-[.O$619])/([.O$620]-[.O$619])*100;&quot;&quot;)">
            <text:p/>
          </table:table-cell>
          <table:table-cell table:formula="of:=IFERROR(([.P379]-[.P$619])/([.P$620]-[.P$619])*100;&quot;&quot;)">
            <text:p/>
          </table:table-cell>
          <table:table-cell table:formula="of:=IFERROR(([.Q379]-[.Q$619])/([.Q$620]-[.Q$619])*100;&quot;&quot;)">
            <text:p/>
          </table:table-cell>
        </table:table-row>
        <table:table-row table:style-name="ro1">
          <table:table-cell office:value-type="float" office:value="904.46" calcext:value-type="float">
            <text:p>904.46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float" office:value="904.46" calcext:value-type="float">
            <text:p>904.46</text:p>
          </table:table-cell>
          <table:table-cell table:formula="of:=IFERROR(([.B380]-[.B$619])/([.B$620]-[.B$619])*100;&quot;&quot;)">
            <text:p/>
          </table:table-cell>
          <table:table-cell table:formula="of:=IFERROR(([.C380]-[.C$619])/([.C$620]-[.C$619])*100;&quot;&quot;)">
            <text:p/>
          </table:table-cell>
          <table:table-cell table:formula="of:=IFERROR(([.D380]-[.D$619])/([.D$620]-[.D$619])*100;&quot;&quot;)">
            <text:p/>
          </table:table-cell>
          <table:table-cell table:formula="of:=IFERROR(([.E380]-[.E$619])/([.E$620]-[.E$619])*100;&quot;&quot;)">
            <text:p/>
          </table:table-cell>
          <table:table-cell table:formula="of:=IFERROR(([.F380]-[.F$619])/([.F$620]-[.F$619])*100;&quot;&quot;)">
            <text:p/>
          </table:table-cell>
          <table:table-cell table:formula="of:=IFERROR(([.G380]-[.G$619])/([.G$620]-[.G$619])*100;&quot;&quot;)">
            <text:p/>
          </table:table-cell>
          <table:table-cell table:formula="of:=IFERROR(([.H380]-[.H$619])/([.H$620]-[.H$619])*100;&quot;&quot;)">
            <text:p/>
          </table:table-cell>
          <table:table-cell table:formula="of:=IFERROR(([.I380]-[.I$619])/([.I$620]-[.I$619])*100;&quot;&quot;)" office:value-type="float" office:value="19.047619047619" calcext:value-type="float">
            <text:p>19.0476190476</text:p>
          </table:table-cell>
          <table:table-cell table:formula="of:=IFERROR(([.J380]-[.J$619])/([.J$620]-[.J$619])*100;&quot;&quot;)">
            <text:p/>
          </table:table-cell>
          <table:table-cell table:formula="of:=IFERROR(([.K380]-[.K$619])/([.K$620]-[.K$619])*100;&quot;&quot;)">
            <text:p/>
          </table:table-cell>
          <table:table-cell table:formula="of:=IFERROR(([.L380]-[.L$619])/([.L$620]-[.L$619])*100;&quot;&quot;)" office:value-type="float" office:value="10.5263157894737" calcext:value-type="float">
            <text:p>10.5263157895</text:p>
          </table:table-cell>
          <table:table-cell table:formula="of:=IFERROR(([.M380]-[.M$619])/([.M$620]-[.M$619])*100;&quot;&quot;)">
            <text:p/>
          </table:table-cell>
          <table:table-cell table:formula="of:=IFERROR(([.N380]-[.N$619])/([.N$620]-[.N$619])*100;&quot;&quot;)">
            <text:p/>
          </table:table-cell>
          <table:table-cell table:formula="of:=IFERROR(([.O380]-[.O$619])/([.O$620]-[.O$619])*100;&quot;&quot;)">
            <text:p/>
          </table:table-cell>
          <table:table-cell table:formula="of:=IFERROR(([.P380]-[.P$619])/([.P$620]-[.P$619])*100;&quot;&quot;)">
            <text:p/>
          </table:table-cell>
          <table:table-cell table:formula="of:=IFERROR(([.Q380]-[.Q$619])/([.Q$620]-[.Q$619])*100;&quot;&quot;)">
            <text:p/>
          </table:table-cell>
        </table:table-row>
        <table:table-row table:style-name="ro1">
          <table:table-cell office:value-type="float" office:value="905.54" calcext:value-type="float">
            <text:p>905.54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3" calcext:value-type="float">
            <text:p>53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905.54" calcext:value-type="float">
            <text:p>905.54</text:p>
          </table:table-cell>
          <table:table-cell table:formula="of:=IFERROR(([.B381]-[.B$619])/([.B$620]-[.B$619])*100;&quot;&quot;)">
            <text:p/>
          </table:table-cell>
          <table:table-cell table:formula="of:=IFERROR(([.C381]-[.C$619])/([.C$620]-[.C$619])*100;&quot;&quot;)">
            <text:p/>
          </table:table-cell>
          <table:table-cell table:formula="of:=IFERROR(([.D381]-[.D$619])/([.D$620]-[.D$619])*100;&quot;&quot;)">
            <text:p/>
          </table:table-cell>
          <table:table-cell table:formula="of:=IFERROR(([.E381]-[.E$619])/([.E$620]-[.E$619])*100;&quot;&quot;)">
            <text:p/>
          </table:table-cell>
          <table:table-cell table:formula="of:=IFERROR(([.F381]-[.F$619])/([.F$620]-[.F$619])*100;&quot;&quot;)">
            <text:p/>
          </table:table-cell>
          <table:table-cell table:formula="of:=IFERROR(([.G381]-[.G$619])/([.G$620]-[.G$619])*100;&quot;&quot;)">
            <text:p/>
          </table:table-cell>
          <table:table-cell table:formula="of:=IFERROR(([.H381]-[.H$619])/([.H$620]-[.H$619])*100;&quot;&quot;)">
            <text:p/>
          </table:table-cell>
          <table:table-cell table:formula="of:=IFERROR(([.I381]-[.I$619])/([.I$620]-[.I$619])*100;&quot;&quot;)">
            <text:p/>
          </table:table-cell>
          <table:table-cell table:formula="of:=IFERROR(([.J381]-[.J$619])/([.J$620]-[.J$619])*100;&quot;&quot;)" office:value-type="float" office:value="47.0588235294118" calcext:value-type="float">
            <text:p>47.0588235294</text:p>
          </table:table-cell>
          <table:table-cell table:formula="of:=IFERROR(([.K381]-[.K$619])/([.K$620]-[.K$619])*100;&quot;&quot;)">
            <text:p/>
          </table:table-cell>
          <table:table-cell table:formula="of:=IFERROR(([.L381]-[.L$619])/([.L$620]-[.L$619])*100;&quot;&quot;)">
            <text:p/>
          </table:table-cell>
          <table:table-cell table:formula="of:=IFERROR(([.M381]-[.M$619])/([.M$620]-[.M$619])*100;&quot;&quot;)">
            <text:p/>
          </table:table-cell>
          <table:table-cell table:formula="of:=IFERROR(([.N381]-[.N$619])/([.N$620]-[.N$619])*100;&quot;&quot;)">
            <text:p/>
          </table:table-cell>
          <table:table-cell table:formula="of:=IFERROR(([.O381]-[.O$619])/([.O$620]-[.O$619])*100;&quot;&quot;)">
            <text:p/>
          </table:table-cell>
          <table:table-cell table:formula="of:=IFERROR(([.P381]-[.P$619])/([.P$620]-[.P$619])*100;&quot;&quot;)">
            <text:p/>
          </table:table-cell>
          <table:table-cell table:formula="of:=IFERROR(([.Q381]-[.Q$619])/([.Q$620]-[.Q$619])*100;&quot;&quot;)">
            <text:p/>
          </table:table-cell>
        </table:table-row>
        <table:table-row table:style-name="ro1">
          <table:table-cell office:value-type="float" office:value="908.28" calcext:value-type="float">
            <text:p>908.28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908.28" calcext:value-type="float">
            <text:p>908.28</text:p>
          </table:table-cell>
          <table:table-cell table:formula="of:=IFERROR(([.B382]-[.B$619])/([.B$620]-[.B$619])*100;&quot;&quot;)">
            <text:p/>
          </table:table-cell>
          <table:table-cell table:formula="of:=IFERROR(([.C382]-[.C$619])/([.C$620]-[.C$619])*100;&quot;&quot;)">
            <text:p/>
          </table:table-cell>
          <table:table-cell table:formula="of:=IFERROR(([.D382]-[.D$619])/([.D$620]-[.D$619])*100;&quot;&quot;)">
            <text:p/>
          </table:table-cell>
          <table:table-cell table:formula="of:=IFERROR(([.E382]-[.E$619])/([.E$620]-[.E$619])*100;&quot;&quot;)">
            <text:p/>
          </table:table-cell>
          <table:table-cell table:formula="of:=IFERROR(([.F382]-[.F$619])/([.F$620]-[.F$619])*100;&quot;&quot;)">
            <text:p/>
          </table:table-cell>
          <table:table-cell table:formula="of:=IFERROR(([.G382]-[.G$619])/([.G$620]-[.G$619])*100;&quot;&quot;)">
            <text:p/>
          </table:table-cell>
          <table:table-cell table:formula="of:=IFERROR(([.H382]-[.H$619])/([.H$620]-[.H$619])*100;&quot;&quot;)">
            <text:p/>
          </table:table-cell>
          <table:table-cell table:formula="of:=IFERROR(([.I382]-[.I$619])/([.I$620]-[.I$619])*100;&quot;&quot;)">
            <text:p/>
          </table:table-cell>
          <table:table-cell table:formula="of:=IFERROR(([.J382]-[.J$619])/([.J$620]-[.J$619])*100;&quot;&quot;)">
            <text:p/>
          </table:table-cell>
          <table:table-cell table:formula="of:=IFERROR(([.K382]-[.K$619])/([.K$620]-[.K$619])*100;&quot;&quot;)">
            <text:p/>
          </table:table-cell>
          <table:table-cell table:formula="of:=IFERROR(([.L382]-[.L$619])/([.L$620]-[.L$619])*100;&quot;&quot;)">
            <text:p/>
          </table:table-cell>
          <table:table-cell table:formula="of:=IFERROR(([.M382]-[.M$619])/([.M$620]-[.M$619])*100;&quot;&quot;)">
            <text:p/>
          </table:table-cell>
          <table:table-cell table:formula="of:=IFERROR(([.N382]-[.N$619])/([.N$620]-[.N$619])*100;&quot;&quot;)" office:value-type="float" office:value="35" calcext:value-type="float">
            <text:p>35</text:p>
          </table:table-cell>
          <table:table-cell table:formula="of:=IFERROR(([.O382]-[.O$619])/([.O$620]-[.O$619])*100;&quot;&quot;)">
            <text:p/>
          </table:table-cell>
          <table:table-cell table:formula="of:=IFERROR(([.P382]-[.P$619])/([.P$620]-[.P$619])*100;&quot;&quot;)" office:value-type="float" office:value="50" calcext:value-type="float">
            <text:p>50</text:p>
          </table:table-cell>
          <table:table-cell table:formula="of:=IFERROR(([.Q382]-[.Q$619])/([.Q$620]-[.Q$619])*100;&quot;&quot;)">
            <text:p/>
          </table:table-cell>
        </table:table-row>
        <table:table-row table:style-name="ro1">
          <table:table-cell office:value-type="float" office:value="909.4" calcext:value-type="float">
            <text:p>909.4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float" office:value="909.4" calcext:value-type="float">
            <text:p>909.4</text:p>
          </table:table-cell>
          <table:table-cell table:formula="of:=IFERROR(([.B383]-[.B$619])/([.B$620]-[.B$619])*100;&quot;&quot;)">
            <text:p/>
          </table:table-cell>
          <table:table-cell table:formula="of:=IFERROR(([.C383]-[.C$619])/([.C$620]-[.C$619])*100;&quot;&quot;)">
            <text:p/>
          </table:table-cell>
          <table:table-cell table:formula="of:=IFERROR(([.D383]-[.D$619])/([.D$620]-[.D$619])*100;&quot;&quot;)">
            <text:p/>
          </table:table-cell>
          <table:table-cell table:formula="of:=IFERROR(([.E383]-[.E$619])/([.E$620]-[.E$619])*100;&quot;&quot;)">
            <text:p/>
          </table:table-cell>
          <table:table-cell table:formula="of:=IFERROR(([.F383]-[.F$619])/([.F$620]-[.F$619])*100;&quot;&quot;)">
            <text:p/>
          </table:table-cell>
          <table:table-cell table:formula="of:=IFERROR(([.G383]-[.G$619])/([.G$620]-[.G$619])*100;&quot;&quot;)">
            <text:p/>
          </table:table-cell>
          <table:table-cell table:formula="of:=IFERROR(([.H383]-[.H$619])/([.H$620]-[.H$619])*100;&quot;&quot;)">
            <text:p/>
          </table:table-cell>
          <table:table-cell table:formula="of:=IFERROR(([.I383]-[.I$619])/([.I$620]-[.I$619])*100;&quot;&quot;)">
            <text:p/>
          </table:table-cell>
          <table:table-cell table:formula="of:=IFERROR(([.J383]-[.J$619])/([.J$620]-[.J$619])*100;&quot;&quot;)">
            <text:p/>
          </table:table-cell>
          <table:table-cell table:formula="of:=IFERROR(([.K383]-[.K$619])/([.K$620]-[.K$619])*100;&quot;&quot;)">
            <text:p/>
          </table:table-cell>
          <table:table-cell table:formula="of:=IFERROR(([.L383]-[.L$619])/([.L$620]-[.L$619])*100;&quot;&quot;)">
            <text:p/>
          </table:table-cell>
          <table:table-cell table:formula="of:=IFERROR(([.M383]-[.M$619])/([.M$620]-[.M$619])*100;&quot;&quot;)" office:value-type="float" office:value="50" calcext:value-type="float">
            <text:p>50</text:p>
          </table:table-cell>
          <table:table-cell table:formula="of:=IFERROR(([.N383]-[.N$619])/([.N$620]-[.N$619])*100;&quot;&quot;)">
            <text:p/>
          </table:table-cell>
          <table:table-cell table:formula="of:=IFERROR(([.O383]-[.O$619])/([.O$620]-[.O$619])*100;&quot;&quot;)">
            <text:p/>
          </table:table-cell>
          <table:table-cell table:formula="of:=IFERROR(([.P383]-[.P$619])/([.P$620]-[.P$619])*100;&quot;&quot;)">
            <text:p/>
          </table:table-cell>
          <table:table-cell table:formula="of:=IFERROR(([.Q383]-[.Q$619])/([.Q$620]-[.Q$619])*100;&quot;&quot;)">
            <text:p/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2" calcext:value-type="float">
            <text:p>52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919" calcext:value-type="float">
            <text:p>919</text:p>
          </table:table-cell>
          <table:table-cell table:formula="of:=IFERROR(([.B384]-[.B$619])/([.B$620]-[.B$619])*100;&quot;&quot;)">
            <text:p/>
          </table:table-cell>
          <table:table-cell table:formula="of:=IFERROR(([.C384]-[.C$619])/([.C$620]-[.C$619])*100;&quot;&quot;)">
            <text:p/>
          </table:table-cell>
          <table:table-cell table:formula="of:=IFERROR(([.D384]-[.D$619])/([.D$620]-[.D$619])*100;&quot;&quot;)">
            <text:p/>
          </table:table-cell>
          <table:table-cell table:formula="of:=IFERROR(([.E384]-[.E$619])/([.E$620]-[.E$619])*100;&quot;&quot;)">
            <text:p/>
          </table:table-cell>
          <table:table-cell table:formula="of:=IFERROR(([.F384]-[.F$619])/([.F$620]-[.F$619])*100;&quot;&quot;)">
            <text:p/>
          </table:table-cell>
          <table:table-cell table:formula="of:=IFERROR(([.G384]-[.G$619])/([.G$620]-[.G$619])*100;&quot;&quot;)">
            <text:p/>
          </table:table-cell>
          <table:table-cell table:formula="of:=IFERROR(([.H384]-[.H$619])/([.H$620]-[.H$619])*100;&quot;&quot;)">
            <text:p/>
          </table:table-cell>
          <table:table-cell table:formula="of:=IFERROR(([.I384]-[.I$619])/([.I$620]-[.I$619])*100;&quot;&quot;)">
            <text:p/>
          </table:table-cell>
          <table:table-cell table:formula="of:=IFERROR(([.J384]-[.J$619])/([.J$620]-[.J$619])*100;&quot;&quot;)" office:value-type="float" office:value="45.0980392156863" calcext:value-type="float">
            <text:p>45.0980392157</text:p>
          </table:table-cell>
          <table:table-cell table:formula="of:=IFERROR(([.K384]-[.K$619])/([.K$620]-[.K$619])*100;&quot;&quot;)">
            <text:p/>
          </table:table-cell>
          <table:table-cell table:formula="of:=IFERROR(([.L384]-[.L$619])/([.L$620]-[.L$619])*100;&quot;&quot;)">
            <text:p/>
          </table:table-cell>
          <table:table-cell table:formula="of:=IFERROR(([.M384]-[.M$619])/([.M$620]-[.M$619])*100;&quot;&quot;)">
            <text:p/>
          </table:table-cell>
          <table:table-cell table:formula="of:=IFERROR(([.N384]-[.N$619])/([.N$620]-[.N$619])*100;&quot;&quot;)">
            <text:p/>
          </table:table-cell>
          <table:table-cell table:formula="of:=IFERROR(([.O384]-[.O$619])/([.O$620]-[.O$619])*100;&quot;&quot;)">
            <text:p/>
          </table:table-cell>
          <table:table-cell table:formula="of:=IFERROR(([.P384]-[.P$619])/([.P$620]-[.P$619])*100;&quot;&quot;)">
            <text:p/>
          </table:table-cell>
          <table:table-cell table:formula="of:=IFERROR(([.Q384]-[.Q$619])/([.Q$620]-[.Q$619])*100;&quot;&quot;)">
            <text:p/>
          </table:table-cell>
        </table:table-row>
        <table:table-row table:style-name="ro1">
          <table:table-cell office:value-type="float" office:value="920.136" calcext:value-type="float">
            <text:p>920.13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920.136" calcext:value-type="float">
            <text:p>920.136</text:p>
          </table:table-cell>
          <table:table-cell table:formula="of:=IFERROR(([.B385]-[.B$619])/([.B$620]-[.B$619])*100;&quot;&quot;)">
            <text:p/>
          </table:table-cell>
          <table:table-cell table:formula="of:=IFERROR(([.C385]-[.C$619])/([.C$620]-[.C$619])*100;&quot;&quot;)">
            <text:p/>
          </table:table-cell>
          <table:table-cell table:formula="of:=IFERROR(([.D385]-[.D$619])/([.D$620]-[.D$619])*100;&quot;&quot;)">
            <text:p/>
          </table:table-cell>
          <table:table-cell table:formula="of:=IFERROR(([.E385]-[.E$619])/([.E$620]-[.E$619])*100;&quot;&quot;)" office:value-type="float" office:value="11.1111111111111" calcext:value-type="float">
            <text:p>11.1111111111</text:p>
          </table:table-cell>
          <table:table-cell table:formula="of:=IFERROR(([.F385]-[.F$619])/([.F$620]-[.F$619])*100;&quot;&quot;)">
            <text:p/>
          </table:table-cell>
          <table:table-cell table:formula="of:=IFERROR(([.G385]-[.G$619])/([.G$620]-[.G$619])*100;&quot;&quot;)">
            <text:p/>
          </table:table-cell>
          <table:table-cell table:formula="of:=IFERROR(([.H385]-[.H$619])/([.H$620]-[.H$619])*100;&quot;&quot;)">
            <text:p/>
          </table:table-cell>
          <table:table-cell table:formula="of:=IFERROR(([.I385]-[.I$619])/([.I$620]-[.I$619])*100;&quot;&quot;)">
            <text:p/>
          </table:table-cell>
          <table:table-cell table:formula="of:=IFERROR(([.J385]-[.J$619])/([.J$620]-[.J$619])*100;&quot;&quot;)">
            <text:p/>
          </table:table-cell>
          <table:table-cell table:formula="of:=IFERROR(([.K385]-[.K$619])/([.K$620]-[.K$619])*100;&quot;&quot;)">
            <text:p/>
          </table:table-cell>
          <table:table-cell table:formula="of:=IFERROR(([.L385]-[.L$619])/([.L$620]-[.L$619])*100;&quot;&quot;)">
            <text:p/>
          </table:table-cell>
          <table:table-cell table:formula="of:=IFERROR(([.M385]-[.M$619])/([.M$620]-[.M$619])*100;&quot;&quot;)">
            <text:p/>
          </table:table-cell>
          <table:table-cell table:formula="of:=IFERROR(([.N385]-[.N$619])/([.N$620]-[.N$619])*100;&quot;&quot;)">
            <text:p/>
          </table:table-cell>
          <table:table-cell table:formula="of:=IFERROR(([.O385]-[.O$619])/([.O$620]-[.O$619])*100;&quot;&quot;)">
            <text:p/>
          </table:table-cell>
          <table:table-cell table:formula="of:=IFERROR(([.P385]-[.P$619])/([.P$620]-[.P$619])*100;&quot;&quot;)">
            <text:p/>
          </table:table-cell>
          <table:table-cell table:formula="of:=IFERROR(([.Q385]-[.Q$619])/([.Q$620]-[.Q$619])*100;&quot;&quot;)">
            <text:p/>
          </table:table-cell>
        </table:table-row>
        <table:table-row table:style-name="ro1">
          <table:table-cell office:value-type="float" office:value="927.8" calcext:value-type="float">
            <text:p>927.8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927.8" calcext:value-type="float">
            <text:p>927.8</text:p>
          </table:table-cell>
          <table:table-cell table:formula="of:=IFERROR(([.B386]-[.B$619])/([.B$620]-[.B$619])*100;&quot;&quot;)">
            <text:p/>
          </table:table-cell>
          <table:table-cell table:formula="of:=IFERROR(([.C386]-[.C$619])/([.C$620]-[.C$619])*100;&quot;&quot;)">
            <text:p/>
          </table:table-cell>
          <table:table-cell table:formula="of:=IFERROR(([.D386]-[.D$619])/([.D$620]-[.D$619])*100;&quot;&quot;)">
            <text:p/>
          </table:table-cell>
          <table:table-cell table:formula="of:=IFERROR(([.E386]-[.E$619])/([.E$620]-[.E$619])*100;&quot;&quot;)">
            <text:p/>
          </table:table-cell>
          <table:table-cell table:formula="of:=IFERROR(([.F386]-[.F$619])/([.F$620]-[.F$619])*100;&quot;&quot;)">
            <text:p/>
          </table:table-cell>
          <table:table-cell table:formula="of:=IFERROR(([.G386]-[.G$619])/([.G$620]-[.G$619])*100;&quot;&quot;)">
            <text:p/>
          </table:table-cell>
          <table:table-cell table:formula="of:=IFERROR(([.H386]-[.H$619])/([.H$620]-[.H$619])*100;&quot;&quot;)">
            <text:p/>
          </table:table-cell>
          <table:table-cell table:formula="of:=IFERROR(([.I386]-[.I$619])/([.I$620]-[.I$619])*100;&quot;&quot;)">
            <text:p/>
          </table:table-cell>
          <table:table-cell table:formula="of:=IFERROR(([.J386]-[.J$619])/([.J$620]-[.J$619])*100;&quot;&quot;)">
            <text:p/>
          </table:table-cell>
          <table:table-cell table:formula="of:=IFERROR(([.K386]-[.K$619])/([.K$620]-[.K$619])*100;&quot;&quot;)">
            <text:p/>
          </table:table-cell>
          <table:table-cell table:formula="of:=IFERROR(([.L386]-[.L$619])/([.L$620]-[.L$619])*100;&quot;&quot;)">
            <text:p/>
          </table:table-cell>
          <table:table-cell table:formula="of:=IFERROR(([.M386]-[.M$619])/([.M$620]-[.M$619])*100;&quot;&quot;)">
            <text:p/>
          </table:table-cell>
          <table:table-cell table:formula="of:=IFERROR(([.N386]-[.N$619])/([.N$620]-[.N$619])*100;&quot;&quot;)">
            <text:p/>
          </table:table-cell>
          <table:table-cell table:formula="of:=IFERROR(([.O386]-[.O$619])/([.O$620]-[.O$619])*100;&quot;&quot;)">
            <text:p/>
          </table:table-cell>
          <table:table-cell table:formula="of:=IFERROR(([.P386]-[.P$619])/([.P$620]-[.P$619])*100;&quot;&quot;)" office:value-type="float" office:value="47.5" calcext:value-type="float">
            <text:p>47.5</text:p>
          </table:table-cell>
          <table:table-cell table:formula="of:=IFERROR(([.Q386]-[.Q$619])/([.Q$620]-[.Q$619])*100;&quot;&quot;)">
            <text:p/>
          </table:table-cell>
        </table:table-row>
        <table:table-row table:style-name="ro1">
          <table:table-cell office:value-type="float" office:value="929.46" calcext:value-type="float">
            <text:p>929.46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29.46" calcext:value-type="float">
            <text:p>929.46</text:p>
          </table:table-cell>
          <table:table-cell table:formula="of:=IFERROR(([.B387]-[.B$619])/([.B$620]-[.B$619])*100;&quot;&quot;)">
            <text:p/>
          </table:table-cell>
          <table:table-cell table:formula="of:=IFERROR(([.C387]-[.C$619])/([.C$620]-[.C$619])*100;&quot;&quot;)" office:value-type="float" office:value="0" calcext:value-type="float">
            <text:p>0</text:p>
          </table:table-cell>
          <table:table-cell table:formula="of:=IFERROR(([.D387]-[.D$619])/([.D$620]-[.D$619])*100;&quot;&quot;)">
            <text:p/>
          </table:table-cell>
          <table:table-cell table:formula="of:=IFERROR(([.E387]-[.E$619])/([.E$620]-[.E$619])*100;&quot;&quot;)">
            <text:p/>
          </table:table-cell>
          <table:table-cell table:formula="of:=IFERROR(([.F387]-[.F$619])/([.F$620]-[.F$619])*100;&quot;&quot;)">
            <text:p/>
          </table:table-cell>
          <table:table-cell table:formula="of:=IFERROR(([.G387]-[.G$619])/([.G$620]-[.G$619])*100;&quot;&quot;)">
            <text:p/>
          </table:table-cell>
          <table:table-cell table:formula="of:=IFERROR(([.H387]-[.H$619])/([.H$620]-[.H$619])*100;&quot;&quot;)" office:value-type="float" office:value="11.7647058823529" calcext:value-type="float">
            <text:p>11.7647058824</text:p>
          </table:table-cell>
          <table:table-cell table:formula="of:=IFERROR(([.I387]-[.I$619])/([.I$620]-[.I$619])*100;&quot;&quot;)">
            <text:p/>
          </table:table-cell>
          <table:table-cell table:formula="of:=IFERROR(([.J387]-[.J$619])/([.J$620]-[.J$619])*100;&quot;&quot;)">
            <text:p/>
          </table:table-cell>
          <table:table-cell table:formula="of:=IFERROR(([.K387]-[.K$619])/([.K$620]-[.K$619])*100;&quot;&quot;)">
            <text:p/>
          </table:table-cell>
          <table:table-cell table:formula="of:=IFERROR(([.L387]-[.L$619])/([.L$620]-[.L$619])*100;&quot;&quot;)">
            <text:p/>
          </table:table-cell>
          <table:table-cell table:formula="of:=IFERROR(([.M387]-[.M$619])/([.M$620]-[.M$619])*100;&quot;&quot;)">
            <text:p/>
          </table:table-cell>
          <table:table-cell table:formula="of:=IFERROR(([.N387]-[.N$619])/([.N$620]-[.N$619])*100;&quot;&quot;)">
            <text:p/>
          </table:table-cell>
          <table:table-cell table:formula="of:=IFERROR(([.O387]-[.O$619])/([.O$620]-[.O$619])*100;&quot;&quot;)" office:value-type="float" office:value="15.3846153846154" calcext:value-type="float">
            <text:p>15.3846153846</text:p>
          </table:table-cell>
          <table:table-cell table:formula="of:=IFERROR(([.P387]-[.P$619])/([.P$620]-[.P$619])*100;&quot;&quot;)">
            <text:p/>
          </table:table-cell>
          <table:table-cell table:formula="of:=IFERROR(([.Q387]-[.Q$619])/([.Q$620]-[.Q$619])*100;&quot;&quot;)" office:value-type="float" office:value="10.5263157894737" calcext:value-type="float">
            <text:p>10.5263157895</text:p>
          </table:table-cell>
        </table:table-row>
        <table:table-row table:style-name="ro1">
          <table:table-cell office:value-type="float" office:value="929.96" calcext:value-type="float">
            <text:p>929.96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2"/>
          <table:table-cell office:value-type="float" office:value="929.96" calcext:value-type="float">
            <text:p>929.96</text:p>
          </table:table-cell>
          <table:table-cell table:formula="of:=IFERROR(([.B388]-[.B$619])/([.B$620]-[.B$619])*100;&quot;&quot;)">
            <text:p/>
          </table:table-cell>
          <table:table-cell table:formula="of:=IFERROR(([.C388]-[.C$619])/([.C$620]-[.C$619])*100;&quot;&quot;)">
            <text:p/>
          </table:table-cell>
          <table:table-cell table:formula="of:=IFERROR(([.D388]-[.D$619])/([.D$620]-[.D$619])*100;&quot;&quot;)">
            <text:p/>
          </table:table-cell>
          <table:table-cell table:formula="of:=IFERROR(([.E388]-[.E$619])/([.E$620]-[.E$619])*100;&quot;&quot;)">
            <text:p/>
          </table:table-cell>
          <table:table-cell table:formula="of:=IFERROR(([.F388]-[.F$619])/([.F$620]-[.F$619])*100;&quot;&quot;)">
            <text:p/>
          </table:table-cell>
          <table:table-cell table:formula="of:=IFERROR(([.G388]-[.G$619])/([.G$620]-[.G$619])*100;&quot;&quot;)">
            <text:p/>
          </table:table-cell>
          <table:table-cell table:formula="of:=IFERROR(([.H388]-[.H$619])/([.H$620]-[.H$619])*100;&quot;&quot;)">
            <text:p/>
          </table:table-cell>
          <table:table-cell table:formula="of:=IFERROR(([.I388]-[.I$619])/([.I$620]-[.I$619])*100;&quot;&quot;)" office:value-type="float" office:value="14.2857142857143" calcext:value-type="float">
            <text:p>14.2857142857</text:p>
          </table:table-cell>
          <table:table-cell table:formula="of:=IFERROR(([.J388]-[.J$619])/([.J$620]-[.J$619])*100;&quot;&quot;)">
            <text:p/>
          </table:table-cell>
          <table:table-cell table:formula="of:=IFERROR(([.K388]-[.K$619])/([.K$620]-[.K$619])*100;&quot;&quot;)">
            <text:p/>
          </table:table-cell>
          <table:table-cell table:formula="of:=IFERROR(([.L388]-[.L$619])/([.L$620]-[.L$619])*100;&quot;&quot;)">
            <text:p/>
          </table:table-cell>
          <table:table-cell table:formula="of:=IFERROR(([.M388]-[.M$619])/([.M$620]-[.M$619])*100;&quot;&quot;)">
            <text:p/>
          </table:table-cell>
          <table:table-cell table:formula="of:=IFERROR(([.N388]-[.N$619])/([.N$620]-[.N$619])*100;&quot;&quot;)">
            <text:p/>
          </table:table-cell>
          <table:table-cell table:formula="of:=IFERROR(([.O388]-[.O$619])/([.O$620]-[.O$619])*100;&quot;&quot;)">
            <text:p/>
          </table:table-cell>
          <table:table-cell table:formula="of:=IFERROR(([.P388]-[.P$619])/([.P$620]-[.P$619])*100;&quot;&quot;)">
            <text:p/>
          </table:table-cell>
          <table:table-cell table:formula="of:=IFERROR(([.Q388]-[.Q$619])/([.Q$620]-[.Q$619])*100;&quot;&quot;)">
            <text:p/>
          </table:table-cell>
        </table:table-row>
        <table:table-row table:style-name="ro1">
          <table:table-cell office:value-type="float" office:value="930.68" calcext:value-type="float">
            <text:p>930.68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float" office:value="930.68" calcext:value-type="float">
            <text:p>930.68</text:p>
          </table:table-cell>
          <table:table-cell table:formula="of:=IFERROR(([.B389]-[.B$619])/([.B$620]-[.B$619])*100;&quot;&quot;)">
            <text:p/>
          </table:table-cell>
          <table:table-cell table:formula="of:=IFERROR(([.C389]-[.C$619])/([.C$620]-[.C$619])*100;&quot;&quot;)">
            <text:p/>
          </table:table-cell>
          <table:table-cell table:formula="of:=IFERROR(([.D389]-[.D$619])/([.D$620]-[.D$619])*100;&quot;&quot;)">
            <text:p/>
          </table:table-cell>
          <table:table-cell table:formula="of:=IFERROR(([.E389]-[.E$619])/([.E$620]-[.E$619])*100;&quot;&quot;)">
            <text:p/>
          </table:table-cell>
          <table:table-cell table:formula="of:=IFERROR(([.F389]-[.F$619])/([.F$620]-[.F$619])*100;&quot;&quot;)">
            <text:p/>
          </table:table-cell>
          <table:table-cell table:formula="of:=IFERROR(([.G389]-[.G$619])/([.G$620]-[.G$619])*100;&quot;&quot;)">
            <text:p/>
          </table:table-cell>
          <table:table-cell table:formula="of:=IFERROR(([.H389]-[.H$619])/([.H$620]-[.H$619])*100;&quot;&quot;)">
            <text:p/>
          </table:table-cell>
          <table:table-cell table:formula="of:=IFERROR(([.I389]-[.I$619])/([.I$620]-[.I$619])*100;&quot;&quot;)">
            <text:p/>
          </table:table-cell>
          <table:table-cell table:formula="of:=IFERROR(([.J389]-[.J$619])/([.J$620]-[.J$619])*100;&quot;&quot;)" office:value-type="float" office:value="43.1372549019608" calcext:value-type="float">
            <text:p>43.137254902</text:p>
          </table:table-cell>
          <table:table-cell table:formula="of:=IFERROR(([.K389]-[.K$619])/([.K$620]-[.K$619])*100;&quot;&quot;)">
            <text:p/>
          </table:table-cell>
          <table:table-cell table:formula="of:=IFERROR(([.L389]-[.L$619])/([.L$620]-[.L$619])*100;&quot;&quot;)">
            <text:p/>
          </table:table-cell>
          <table:table-cell table:formula="of:=IFERROR(([.M389]-[.M$619])/([.M$620]-[.M$619])*100;&quot;&quot;)">
            <text:p/>
          </table:table-cell>
          <table:table-cell table:formula="of:=IFERROR(([.N389]-[.N$619])/([.N$620]-[.N$619])*100;&quot;&quot;)" office:value-type="float" office:value="30" calcext:value-type="float">
            <text:p>30</text:p>
          </table:table-cell>
          <table:table-cell table:formula="of:=IFERROR(([.O389]-[.O$619])/([.O$620]-[.O$619])*100;&quot;&quot;)">
            <text:p/>
          </table:table-cell>
          <table:table-cell table:formula="of:=IFERROR(([.P389]-[.P$619])/([.P$620]-[.P$619])*100;&quot;&quot;)">
            <text:p/>
          </table:table-cell>
          <table:table-cell table:formula="of:=IFERROR(([.Q389]-[.Q$619])/([.Q$620]-[.Q$619])*100;&quot;&quot;)">
            <text:p/>
          </table:table-cell>
        </table:table-row>
        <table:table-row table:style-name="ro1">
          <table:table-cell office:value-type="float" office:value="937.56" calcext:value-type="float">
            <text:p>937.56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2"/>
          <table:table-cell office:value-type="float" office:value="937.56" calcext:value-type="float">
            <text:p>937.56</text:p>
          </table:table-cell>
          <table:table-cell table:formula="of:=IFERROR(([.B390]-[.B$619])/([.B$620]-[.B$619])*100;&quot;&quot;)">
            <text:p/>
          </table:table-cell>
          <table:table-cell table:formula="of:=IFERROR(([.C390]-[.C$619])/([.C$620]-[.C$619])*100;&quot;&quot;)">
            <text:p/>
          </table:table-cell>
          <table:table-cell table:formula="of:=IFERROR(([.D390]-[.D$619])/([.D$620]-[.D$619])*100;&quot;&quot;)">
            <text:p/>
          </table:table-cell>
          <table:table-cell table:formula="of:=IFERROR(([.E390]-[.E$619])/([.E$620]-[.E$619])*100;&quot;&quot;)">
            <text:p/>
          </table:table-cell>
          <table:table-cell table:formula="of:=IFERROR(([.F390]-[.F$619])/([.F$620]-[.F$619])*100;&quot;&quot;)">
            <text:p/>
          </table:table-cell>
          <table:table-cell table:formula="of:=IFERROR(([.G390]-[.G$619])/([.G$620]-[.G$619])*100;&quot;&quot;)" office:value-type="float" office:value="12.5" calcext:value-type="float">
            <text:p>12.5</text:p>
          </table:table-cell>
          <table:table-cell table:formula="of:=IFERROR(([.H390]-[.H$619])/([.H$620]-[.H$619])*100;&quot;&quot;)">
            <text:p/>
          </table:table-cell>
          <table:table-cell table:formula="of:=IFERROR(([.I390]-[.I$619])/([.I$620]-[.I$619])*100;&quot;&quot;)">
            <text:p/>
          </table:table-cell>
          <table:table-cell table:formula="of:=IFERROR(([.J390]-[.J$619])/([.J$620]-[.J$619])*100;&quot;&quot;)">
            <text:p/>
          </table:table-cell>
          <table:table-cell table:formula="of:=IFERROR(([.K390]-[.K$619])/([.K$620]-[.K$619])*100;&quot;&quot;)">
            <text:p/>
          </table:table-cell>
          <table:table-cell table:formula="of:=IFERROR(([.L390]-[.L$619])/([.L$620]-[.L$619])*100;&quot;&quot;)">
            <text:p/>
          </table:table-cell>
          <table:table-cell table:formula="of:=IFERROR(([.M390]-[.M$619])/([.M$620]-[.M$619])*100;&quot;&quot;)">
            <text:p/>
          </table:table-cell>
          <table:table-cell table:formula="of:=IFERROR(([.N390]-[.N$619])/([.N$620]-[.N$619])*100;&quot;&quot;)">
            <text:p/>
          </table:table-cell>
          <table:table-cell table:formula="of:=IFERROR(([.O390]-[.O$619])/([.O$620]-[.O$619])*100;&quot;&quot;)">
            <text:p/>
          </table:table-cell>
          <table:table-cell table:formula="of:=IFERROR(([.P390]-[.P$619])/([.P$620]-[.P$619])*100;&quot;&quot;)">
            <text:p/>
          </table:table-cell>
          <table:table-cell table:formula="of:=IFERROR(([.Q390]-[.Q$619])/([.Q$620]-[.Q$619])*100;&quot;&quot;)">
            <text:p/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float" office:value="938" calcext:value-type="float">
            <text:p>938</text:p>
          </table:table-cell>
          <table:table-cell table:formula="of:=IFERROR(([.B391]-[.B$619])/([.B$620]-[.B$619])*100;&quot;&quot;)">
            <text:p/>
          </table:table-cell>
          <table:table-cell table:formula="of:=IFERROR(([.C391]-[.C$619])/([.C$620]-[.C$619])*100;&quot;&quot;)">
            <text:p/>
          </table:table-cell>
          <table:table-cell table:formula="of:=IFERROR(([.D391]-[.D$619])/([.D$620]-[.D$619])*100;&quot;&quot;)">
            <text:p/>
          </table:table-cell>
          <table:table-cell table:formula="of:=IFERROR(([.E391]-[.E$619])/([.E$620]-[.E$619])*100;&quot;&quot;)">
            <text:p/>
          </table:table-cell>
          <table:table-cell table:formula="of:=IFERROR(([.F391]-[.F$619])/([.F$620]-[.F$619])*100;&quot;&quot;)">
            <text:p/>
          </table:table-cell>
          <table:table-cell table:formula="of:=IFERROR(([.G391]-[.G$619])/([.G$620]-[.G$619])*100;&quot;&quot;)">
            <text:p/>
          </table:table-cell>
          <table:table-cell table:formula="of:=IFERROR(([.H391]-[.H$619])/([.H$620]-[.H$619])*100;&quot;&quot;)">
            <text:p/>
          </table:table-cell>
          <table:table-cell table:formula="of:=IFERROR(([.I391]-[.I$619])/([.I$620]-[.I$619])*100;&quot;&quot;)">
            <text:p/>
          </table:table-cell>
          <table:table-cell table:formula="of:=IFERROR(([.J391]-[.J$619])/([.J$620]-[.J$619])*100;&quot;&quot;)">
            <text:p/>
          </table:table-cell>
          <table:table-cell table:formula="of:=IFERROR(([.K391]-[.K$619])/([.K$620]-[.K$619])*100;&quot;&quot;)">
            <text:p/>
          </table:table-cell>
          <table:table-cell table:formula="of:=IFERROR(([.L391]-[.L$619])/([.L$620]-[.L$619])*100;&quot;&quot;)">
            <text:p/>
          </table:table-cell>
          <table:table-cell table:formula="of:=IFERROR(([.M391]-[.M$619])/([.M$620]-[.M$619])*100;&quot;&quot;)" office:value-type="float" office:value="45.8333333333333" calcext:value-type="float">
            <text:p>45.8333333333</text:p>
          </table:table-cell>
          <table:table-cell table:formula="of:=IFERROR(([.N391]-[.N$619])/([.N$620]-[.N$619])*100;&quot;&quot;)">
            <text:p/>
          </table:table-cell>
          <table:table-cell table:formula="of:=IFERROR(([.O391]-[.O$619])/([.O$620]-[.O$619])*100;&quot;&quot;)">
            <text:p/>
          </table:table-cell>
          <table:table-cell table:formula="of:=IFERROR(([.P391]-[.P$619])/([.P$620]-[.P$619])*100;&quot;&quot;)">
            <text:p/>
          </table:table-cell>
          <table:table-cell table:formula="of:=IFERROR(([.Q391]-[.Q$619])/([.Q$620]-[.Q$619])*100;&quot;&quot;)">
            <text:p/>
          </table:table-cell>
        </table:table-row>
        <table:table-row table:style-name="ro1">
          <table:table-cell office:value-type="float" office:value="943.32" calcext:value-type="float">
            <text:p>943.3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0" calcext:value-type="float">
            <text:p>50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943.32" calcext:value-type="float">
            <text:p>943.32</text:p>
          </table:table-cell>
          <table:table-cell table:formula="of:=IFERROR(([.B392]-[.B$619])/([.B$620]-[.B$619])*100;&quot;&quot;)">
            <text:p/>
          </table:table-cell>
          <table:table-cell table:formula="of:=IFERROR(([.C392]-[.C$619])/([.C$620]-[.C$619])*100;&quot;&quot;)">
            <text:p/>
          </table:table-cell>
          <table:table-cell table:formula="of:=IFERROR(([.D392]-[.D$619])/([.D$620]-[.D$619])*100;&quot;&quot;)">
            <text:p/>
          </table:table-cell>
          <table:table-cell table:formula="of:=IFERROR(([.E392]-[.E$619])/([.E$620]-[.E$619])*100;&quot;&quot;)">
            <text:p/>
          </table:table-cell>
          <table:table-cell table:formula="of:=IFERROR(([.F392]-[.F$619])/([.F$620]-[.F$619])*100;&quot;&quot;)">
            <text:p/>
          </table:table-cell>
          <table:table-cell table:formula="of:=IFERROR(([.G392]-[.G$619])/([.G$620]-[.G$619])*100;&quot;&quot;)">
            <text:p/>
          </table:table-cell>
          <table:table-cell table:formula="of:=IFERROR(([.H392]-[.H$619])/([.H$620]-[.H$619])*100;&quot;&quot;)">
            <text:p/>
          </table:table-cell>
          <table:table-cell table:formula="of:=IFERROR(([.I392]-[.I$619])/([.I$620]-[.I$619])*100;&quot;&quot;)">
            <text:p/>
          </table:table-cell>
          <table:table-cell table:formula="of:=IFERROR(([.J392]-[.J$619])/([.J$620]-[.J$619])*100;&quot;&quot;)" office:value-type="float" office:value="41.1764705882353" calcext:value-type="float">
            <text:p>41.1764705882</text:p>
          </table:table-cell>
          <table:table-cell table:formula="of:=IFERROR(([.K392]-[.K$619])/([.K$620]-[.K$619])*100;&quot;&quot;)">
            <text:p/>
          </table:table-cell>
          <table:table-cell table:formula="of:=IFERROR(([.L392]-[.L$619])/([.L$620]-[.L$619])*100;&quot;&quot;)">
            <text:p/>
          </table:table-cell>
          <table:table-cell table:formula="of:=IFERROR(([.M392]-[.M$619])/([.M$620]-[.M$619])*100;&quot;&quot;)">
            <text:p/>
          </table:table-cell>
          <table:table-cell table:formula="of:=IFERROR(([.N392]-[.N$619])/([.N$620]-[.N$619])*100;&quot;&quot;)">
            <text:p/>
          </table:table-cell>
          <table:table-cell table:formula="of:=IFERROR(([.O392]-[.O$619])/([.O$620]-[.O$619])*100;&quot;&quot;)">
            <text:p/>
          </table:table-cell>
          <table:table-cell table:formula="of:=IFERROR(([.P392]-[.P$619])/([.P$620]-[.P$619])*100;&quot;&quot;)">
            <text:p/>
          </table:table-cell>
          <table:table-cell table:formula="of:=IFERROR(([.Q392]-[.Q$619])/([.Q$620]-[.Q$619])*100;&quot;&quot;)">
            <text:p/>
          </table:table-cell>
        </table:table-row>
        <table:table-row table:style-name="ro1">
          <table:table-cell office:value-type="float" office:value="944.38" calcext:value-type="float">
            <text:p>944.38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944.38" calcext:value-type="float">
            <text:p>944.38</text:p>
          </table:table-cell>
          <table:table-cell table:formula="of:=IFERROR(([.B393]-[.B$619])/([.B$620]-[.B$619])*100;&quot;&quot;)">
            <text:p/>
          </table:table-cell>
          <table:table-cell table:formula="of:=IFERROR(([.C393]-[.C$619])/([.C$620]-[.C$619])*100;&quot;&quot;)">
            <text:p/>
          </table:table-cell>
          <table:table-cell table:formula="of:=IFERROR(([.D393]-[.D$619])/([.D$620]-[.D$619])*100;&quot;&quot;)">
            <text:p/>
          </table:table-cell>
          <table:table-cell table:formula="of:=IFERROR(([.E393]-[.E$619])/([.E$620]-[.E$619])*100;&quot;&quot;)">
            <text:p/>
          </table:table-cell>
          <table:table-cell table:formula="of:=IFERROR(([.F393]-[.F$619])/([.F$620]-[.F$619])*100;&quot;&quot;)">
            <text:p/>
          </table:table-cell>
          <table:table-cell table:formula="of:=IFERROR(([.G393]-[.G$619])/([.G$620]-[.G$619])*100;&quot;&quot;)">
            <text:p/>
          </table:table-cell>
          <table:table-cell table:formula="of:=IFERROR(([.H393]-[.H$619])/([.H$620]-[.H$619])*100;&quot;&quot;)">
            <text:p/>
          </table:table-cell>
          <table:table-cell table:formula="of:=IFERROR(([.I393]-[.I$619])/([.I$620]-[.I$619])*100;&quot;&quot;)">
            <text:p/>
          </table:table-cell>
          <table:table-cell table:formula="of:=IFERROR(([.J393]-[.J$619])/([.J$620]-[.J$619])*100;&quot;&quot;)">
            <text:p/>
          </table:table-cell>
          <table:table-cell table:formula="of:=IFERROR(([.K393]-[.K$619])/([.K$620]-[.K$619])*100;&quot;&quot;)">
            <text:p/>
          </table:table-cell>
          <table:table-cell table:formula="of:=IFERROR(([.L393]-[.L$619])/([.L$620]-[.L$619])*100;&quot;&quot;)">
            <text:p/>
          </table:table-cell>
          <table:table-cell table:formula="of:=IFERROR(([.M393]-[.M$619])/([.M$620]-[.M$619])*100;&quot;&quot;)">
            <text:p/>
          </table:table-cell>
          <table:table-cell table:formula="of:=IFERROR(([.N393]-[.N$619])/([.N$620]-[.N$619])*100;&quot;&quot;)">
            <text:p/>
          </table:table-cell>
          <table:table-cell table:formula="of:=IFERROR(([.O393]-[.O$619])/([.O$620]-[.O$619])*100;&quot;&quot;)">
            <text:p/>
          </table:table-cell>
          <table:table-cell table:formula="of:=IFERROR(([.P393]-[.P$619])/([.P$620]-[.P$619])*100;&quot;&quot;)" office:value-type="float" office:value="45" calcext:value-type="float">
            <text:p>45</text:p>
          </table:table-cell>
          <table:table-cell table:formula="of:=IFERROR(([.Q393]-[.Q$619])/([.Q$620]-[.Q$619])*100;&quot;&quot;)">
            <text:p/>
          </table:table-cell>
        </table:table-row>
        <table:table-row table:style-name="ro1">
          <table:table-cell office:value-type="float" office:value="946.992" calcext:value-type="float">
            <text:p>946.992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2"/>
          <table:table-cell office:value-type="float" office:value="946.992" calcext:value-type="float">
            <text:p>946.992</text:p>
          </table:table-cell>
          <table:table-cell table:formula="of:=IFERROR(([.B394]-[.B$619])/([.B$620]-[.B$619])*100;&quot;&quot;)">
            <text:p/>
          </table:table-cell>
          <table:table-cell table:formula="of:=IFERROR(([.C394]-[.C$619])/([.C$620]-[.C$619])*100;&quot;&quot;)">
            <text:p/>
          </table:table-cell>
          <table:table-cell table:formula="of:=IFERROR(([.D394]-[.D$619])/([.D$620]-[.D$619])*100;&quot;&quot;)">
            <text:p/>
          </table:table-cell>
          <table:table-cell table:formula="of:=IFERROR(([.E394]-[.E$619])/([.E$620]-[.E$619])*100;&quot;&quot;)">
            <text:p/>
          </table:table-cell>
          <table:table-cell table:formula="of:=IFERROR(([.F394]-[.F$619])/([.F$620]-[.F$619])*100;&quot;&quot;)">
            <text:p/>
          </table:table-cell>
          <table:table-cell table:formula="of:=IFERROR(([.G394]-[.G$619])/([.G$620]-[.G$619])*100;&quot;&quot;)">
            <text:p/>
          </table:table-cell>
          <table:table-cell table:formula="of:=IFERROR(([.H394]-[.H$619])/([.H$620]-[.H$619])*100;&quot;&quot;)" office:value-type="float" office:value="5.88235294117647" calcext:value-type="float">
            <text:p>5.8823529412</text:p>
          </table:table-cell>
          <table:table-cell table:formula="of:=IFERROR(([.I394]-[.I$619])/([.I$620]-[.I$619])*100;&quot;&quot;)">
            <text:p/>
          </table:table-cell>
          <table:table-cell table:formula="of:=IFERROR(([.J394]-[.J$619])/([.J$620]-[.J$619])*100;&quot;&quot;)">
            <text:p/>
          </table:table-cell>
          <table:table-cell table:formula="of:=IFERROR(([.K394]-[.K$619])/([.K$620]-[.K$619])*100;&quot;&quot;)">
            <text:p/>
          </table:table-cell>
          <table:table-cell table:formula="of:=IFERROR(([.L394]-[.L$619])/([.L$620]-[.L$619])*100;&quot;&quot;)">
            <text:p/>
          </table:table-cell>
          <table:table-cell table:formula="of:=IFERROR(([.M394]-[.M$619])/([.M$620]-[.M$619])*100;&quot;&quot;)">
            <text:p/>
          </table:table-cell>
          <table:table-cell table:formula="of:=IFERROR(([.N394]-[.N$619])/([.N$620]-[.N$619])*100;&quot;&quot;)">
            <text:p/>
          </table:table-cell>
          <table:table-cell table:formula="of:=IFERROR(([.O394]-[.O$619])/([.O$620]-[.O$619])*100;&quot;&quot;)">
            <text:p/>
          </table:table-cell>
          <table:table-cell table:formula="of:=IFERROR(([.P394]-[.P$619])/([.P$620]-[.P$619])*100;&quot;&quot;)">
            <text:p/>
          </table:table-cell>
          <table:table-cell table:formula="of:=IFERROR(([.Q394]-[.Q$619])/([.Q$620]-[.Q$619])*100;&quot;&quot;)">
            <text:p/>
          </table:table-cell>
        </table:table-row>
        <table:table-row table:style-name="ro1">
          <table:table-cell office:value-type="float" office:value="955.8" calcext:value-type="float">
            <text:p>955.8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/>
          <table:table-cell office:value-type="float" office:value="955.8" calcext:value-type="float">
            <text:p>955.8</text:p>
          </table:table-cell>
          <table:table-cell table:formula="of:=IFERROR(([.B395]-[.B$619])/([.B$620]-[.B$619])*100;&quot;&quot;)">
            <text:p/>
          </table:table-cell>
          <table:table-cell table:formula="of:=IFERROR(([.C395]-[.C$619])/([.C$620]-[.C$619])*100;&quot;&quot;)">
            <text:p/>
          </table:table-cell>
          <table:table-cell table:formula="of:=IFERROR(([.D395]-[.D$619])/([.D$620]-[.D$619])*100;&quot;&quot;)">
            <text:p/>
          </table:table-cell>
          <table:table-cell table:formula="of:=IFERROR(([.E395]-[.E$619])/([.E$620]-[.E$619])*100;&quot;&quot;)">
            <text:p/>
          </table:table-cell>
          <table:table-cell table:formula="of:=IFERROR(([.F395]-[.F$619])/([.F$620]-[.F$619])*100;&quot;&quot;)">
            <text:p/>
          </table:table-cell>
          <table:table-cell table:formula="of:=IFERROR(([.G395]-[.G$619])/([.G$620]-[.G$619])*100;&quot;&quot;)">
            <text:p/>
          </table:table-cell>
          <table:table-cell table:formula="of:=IFERROR(([.H395]-[.H$619])/([.H$620]-[.H$619])*100;&quot;&quot;)">
            <text:p/>
          </table:table-cell>
          <table:table-cell table:formula="of:=IFERROR(([.I395]-[.I$619])/([.I$620]-[.I$619])*100;&quot;&quot;)">
            <text:p/>
          </table:table-cell>
          <table:table-cell table:formula="of:=IFERROR(([.J395]-[.J$619])/([.J$620]-[.J$619])*100;&quot;&quot;)">
            <text:p/>
          </table:table-cell>
          <table:table-cell table:formula="of:=IFERROR(([.K395]-[.K$619])/([.K$620]-[.K$619])*100;&quot;&quot;)" office:value-type="float" office:value="33.3333333333333" calcext:value-type="float">
            <text:p>33.3333333333</text:p>
          </table:table-cell>
          <table:table-cell table:formula="of:=IFERROR(([.L395]-[.L$619])/([.L$620]-[.L$619])*100;&quot;&quot;)">
            <text:p/>
          </table:table-cell>
          <table:table-cell table:formula="of:=IFERROR(([.M395]-[.M$619])/([.M$620]-[.M$619])*100;&quot;&quot;)">
            <text:p/>
          </table:table-cell>
          <table:table-cell table:formula="of:=IFERROR(([.N395]-[.N$619])/([.N$620]-[.N$619])*100;&quot;&quot;)">
            <text:p/>
          </table:table-cell>
          <table:table-cell table:formula="of:=IFERROR(([.O395]-[.O$619])/([.O$620]-[.O$619])*100;&quot;&quot;)">
            <text:p/>
          </table:table-cell>
          <table:table-cell table:formula="of:=IFERROR(([.P395]-[.P$619])/([.P$620]-[.P$619])*100;&quot;&quot;)">
            <text:p/>
          </table:table-cell>
          <table:table-cell table:formula="of:=IFERROR(([.Q395]-[.Q$619])/([.Q$620]-[.Q$619])*100;&quot;&quot;)">
            <text:p/>
          </table:table-cell>
        </table:table-row>
        <table:table-row table:style-name="ro1">
          <table:table-cell office:value-type="float" office:value="957.06" calcext:value-type="float">
            <text:p>957.06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9" calcext:value-type="float">
            <text:p>49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957.06" calcext:value-type="float">
            <text:p>957.06</text:p>
          </table:table-cell>
          <table:table-cell table:formula="of:=IFERROR(([.B396]-[.B$619])/([.B$620]-[.B$619])*100;&quot;&quot;)">
            <text:p/>
          </table:table-cell>
          <table:table-cell table:formula="of:=IFERROR(([.C396]-[.C$619])/([.C$620]-[.C$619])*100;&quot;&quot;)">
            <text:p/>
          </table:table-cell>
          <table:table-cell table:formula="of:=IFERROR(([.D396]-[.D$619])/([.D$620]-[.D$619])*100;&quot;&quot;)">
            <text:p/>
          </table:table-cell>
          <table:table-cell table:formula="of:=IFERROR(([.E396]-[.E$619])/([.E$620]-[.E$619])*100;&quot;&quot;)">
            <text:p/>
          </table:table-cell>
          <table:table-cell table:formula="of:=IFERROR(([.F396]-[.F$619])/([.F$620]-[.F$619])*100;&quot;&quot;)">
            <text:p/>
          </table:table-cell>
          <table:table-cell table:formula="of:=IFERROR(([.G396]-[.G$619])/([.G$620]-[.G$619])*100;&quot;&quot;)">
            <text:p/>
          </table:table-cell>
          <table:table-cell table:formula="of:=IFERROR(([.H396]-[.H$619])/([.H$620]-[.H$619])*100;&quot;&quot;)">
            <text:p/>
          </table:table-cell>
          <table:table-cell table:formula="of:=IFERROR(([.I396]-[.I$619])/([.I$620]-[.I$619])*100;&quot;&quot;)">
            <text:p/>
          </table:table-cell>
          <table:table-cell table:formula="of:=IFERROR(([.J396]-[.J$619])/([.J$620]-[.J$619])*100;&quot;&quot;)" office:value-type="float" office:value="39.2156862745098" calcext:value-type="float">
            <text:p>39.2156862745</text:p>
          </table:table-cell>
          <table:table-cell table:formula="of:=IFERROR(([.K396]-[.K$619])/([.K$620]-[.K$619])*100;&quot;&quot;)">
            <text:p/>
          </table:table-cell>
          <table:table-cell table:formula="of:=IFERROR(([.L396]-[.L$619])/([.L$620]-[.L$619])*100;&quot;&quot;)">
            <text:p/>
          </table:table-cell>
          <table:table-cell table:formula="of:=IFERROR(([.M396]-[.M$619])/([.M$620]-[.M$619])*100;&quot;&quot;)">
            <text:p/>
          </table:table-cell>
          <table:table-cell table:formula="of:=IFERROR(([.N396]-[.N$619])/([.N$620]-[.N$619])*100;&quot;&quot;)">
            <text:p/>
          </table:table-cell>
          <table:table-cell table:formula="of:=IFERROR(([.O396]-[.O$619])/([.O$620]-[.O$619])*100;&quot;&quot;)">
            <text:p/>
          </table:table-cell>
          <table:table-cell table:formula="of:=IFERROR(([.P396]-[.P$619])/([.P$620]-[.P$619])*100;&quot;&quot;)">
            <text:p/>
          </table:table-cell>
          <table:table-cell table:formula="of:=IFERROR(([.Q396]-[.Q$619])/([.Q$620]-[.Q$619])*100;&quot;&quot;)">
            <text:p/>
          </table:table-cell>
        </table:table-row>
        <table:table-row table:style-name="ro1">
          <table:table-cell office:value-type="float" office:value="959.56" calcext:value-type="float">
            <text:p>959.56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2"/>
          <table:table-cell office:value-type="float" office:value="959.56" calcext:value-type="float">
            <text:p>959.56</text:p>
          </table:table-cell>
          <table:table-cell table:formula="of:=IFERROR(([.B397]-[.B$619])/([.B$620]-[.B$619])*100;&quot;&quot;)">
            <text:p/>
          </table:table-cell>
          <table:table-cell table:formula="of:=IFERROR(([.C397]-[.C$619])/([.C$620]-[.C$619])*100;&quot;&quot;)">
            <text:p/>
          </table:table-cell>
          <table:table-cell table:formula="of:=IFERROR(([.D397]-[.D$619])/([.D$620]-[.D$619])*100;&quot;&quot;)">
            <text:p/>
          </table:table-cell>
          <table:table-cell table:formula="of:=IFERROR(([.E397]-[.E$619])/([.E$620]-[.E$619])*100;&quot;&quot;)">
            <text:p/>
          </table:table-cell>
          <table:table-cell table:formula="of:=IFERROR(([.F397]-[.F$619])/([.F$620]-[.F$619])*100;&quot;&quot;)">
            <text:p/>
          </table:table-cell>
          <table:table-cell table:formula="of:=IFERROR(([.G397]-[.G$619])/([.G$620]-[.G$619])*100;&quot;&quot;)">
            <text:p/>
          </table:table-cell>
          <table:table-cell table:formula="of:=IFERROR(([.H397]-[.H$619])/([.H$620]-[.H$619])*100;&quot;&quot;)">
            <text:p/>
          </table:table-cell>
          <table:table-cell table:formula="of:=IFERROR(([.I397]-[.I$619])/([.I$620]-[.I$619])*100;&quot;&quot;)" office:value-type="float" office:value="9.52380952380952" calcext:value-type="float">
            <text:p>9.5238095238</text:p>
          </table:table-cell>
          <table:table-cell table:formula="of:=IFERROR(([.J397]-[.J$619])/([.J$620]-[.J$619])*100;&quot;&quot;)">
            <text:p/>
          </table:table-cell>
          <table:table-cell table:formula="of:=IFERROR(([.K397]-[.K$619])/([.K$620]-[.K$619])*100;&quot;&quot;)">
            <text:p/>
          </table:table-cell>
          <table:table-cell table:formula="of:=IFERROR(([.L397]-[.L$619])/([.L$620]-[.L$619])*100;&quot;&quot;)">
            <text:p/>
          </table:table-cell>
          <table:table-cell table:formula="of:=IFERROR(([.M397]-[.M$619])/([.M$620]-[.M$619])*100;&quot;&quot;)">
            <text:p/>
          </table:table-cell>
          <table:table-cell table:formula="of:=IFERROR(([.N397]-[.N$619])/([.N$620]-[.N$619])*100;&quot;&quot;)">
            <text:p/>
          </table:table-cell>
          <table:table-cell table:formula="of:=IFERROR(([.O397]-[.O$619])/([.O$620]-[.O$619])*100;&quot;&quot;)">
            <text:p/>
          </table:table-cell>
          <table:table-cell table:formula="of:=IFERROR(([.P397]-[.P$619])/([.P$620]-[.P$619])*100;&quot;&quot;)">
            <text:p/>
          </table:table-cell>
          <table:table-cell table:formula="of:=IFERROR(([.Q397]-[.Q$619])/([.Q$620]-[.Q$619])*100;&quot;&quot;)">
            <text:p/>
          </table:table-cell>
        </table:table-row>
        <table:table-row table:style-name="ro1">
          <table:table-cell office:value-type="float" office:value="959.936" calcext:value-type="float">
            <text:p>959.93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959.936" calcext:value-type="float">
            <text:p>959.936</text:p>
          </table:table-cell>
          <table:table-cell table:formula="of:=IFERROR(([.B398]-[.B$619])/([.B$620]-[.B$619])*100;&quot;&quot;)">
            <text:p/>
          </table:table-cell>
          <table:table-cell table:formula="of:=IFERROR(([.C398]-[.C$619])/([.C$620]-[.C$619])*100;&quot;&quot;)">
            <text:p/>
          </table:table-cell>
          <table:table-cell table:formula="of:=IFERROR(([.D398]-[.D$619])/([.D$620]-[.D$619])*100;&quot;&quot;)">
            <text:p/>
          </table:table-cell>
          <table:table-cell table:formula="of:=IFERROR(([.E398]-[.E$619])/([.E$620]-[.E$619])*100;&quot;&quot;)" office:value-type="float" office:value="7.40740740740741" calcext:value-type="float">
            <text:p>7.4074074074</text:p>
          </table:table-cell>
          <table:table-cell table:formula="of:=IFERROR(([.F398]-[.F$619])/([.F$620]-[.F$619])*100;&quot;&quot;)">
            <text:p/>
          </table:table-cell>
          <table:table-cell table:formula="of:=IFERROR(([.G398]-[.G$619])/([.G$620]-[.G$619])*100;&quot;&quot;)">
            <text:p/>
          </table:table-cell>
          <table:table-cell table:formula="of:=IFERROR(([.H398]-[.H$619])/([.H$620]-[.H$619])*100;&quot;&quot;)">
            <text:p/>
          </table:table-cell>
          <table:table-cell table:formula="of:=IFERROR(([.I398]-[.I$619])/([.I$620]-[.I$619])*100;&quot;&quot;)">
            <text:p/>
          </table:table-cell>
          <table:table-cell table:formula="of:=IFERROR(([.J398]-[.J$619])/([.J$620]-[.J$619])*100;&quot;&quot;)">
            <text:p/>
          </table:table-cell>
          <table:table-cell table:formula="of:=IFERROR(([.K398]-[.K$619])/([.K$620]-[.K$619])*100;&quot;&quot;)">
            <text:p/>
          </table:table-cell>
          <table:table-cell table:formula="of:=IFERROR(([.L398]-[.L$619])/([.L$620]-[.L$619])*100;&quot;&quot;)">
            <text:p/>
          </table:table-cell>
          <table:table-cell table:formula="of:=IFERROR(([.M398]-[.M$619])/([.M$620]-[.M$619])*100;&quot;&quot;)">
            <text:p/>
          </table:table-cell>
          <table:table-cell table:formula="of:=IFERROR(([.N398]-[.N$619])/([.N$620]-[.N$619])*100;&quot;&quot;)">
            <text:p/>
          </table:table-cell>
          <table:table-cell table:formula="of:=IFERROR(([.O398]-[.O$619])/([.O$620]-[.O$619])*100;&quot;&quot;)">
            <text:p/>
          </table:table-cell>
          <table:table-cell table:formula="of:=IFERROR(([.P398]-[.P$619])/([.P$620]-[.P$619])*100;&quot;&quot;)">
            <text:p/>
          </table:table-cell>
          <table:table-cell table:formula="of:=IFERROR(([.Q398]-[.Q$619])/([.Q$620]-[.Q$619])*100;&quot;&quot;)">
            <text:p/>
          </table:table-cell>
        </table:table-row>
        <table:table-row table:style-name="ro1">
          <table:table-cell office:value-type="float" office:value="961.84" calcext:value-type="float">
            <text:p>961.84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961.84" calcext:value-type="float">
            <text:p>961.84</text:p>
          </table:table-cell>
          <table:table-cell table:formula="of:=IFERROR(([.B399]-[.B$619])/([.B$620]-[.B$619])*100;&quot;&quot;)">
            <text:p/>
          </table:table-cell>
          <table:table-cell table:formula="of:=IFERROR(([.C399]-[.C$619])/([.C$620]-[.C$619])*100;&quot;&quot;)">
            <text:p/>
          </table:table-cell>
          <table:table-cell table:formula="of:=IFERROR(([.D399]-[.D$619])/([.D$620]-[.D$619])*100;&quot;&quot;)">
            <text:p/>
          </table:table-cell>
          <table:table-cell table:formula="of:=IFERROR(([.E399]-[.E$619])/([.E$620]-[.E$619])*100;&quot;&quot;)">
            <text:p/>
          </table:table-cell>
          <table:table-cell table:formula="of:=IFERROR(([.F399]-[.F$619])/([.F$620]-[.F$619])*100;&quot;&quot;)">
            <text:p/>
          </table:table-cell>
          <table:table-cell table:formula="of:=IFERROR(([.G399]-[.G$619])/([.G$620]-[.G$619])*100;&quot;&quot;)">
            <text:p/>
          </table:table-cell>
          <table:table-cell table:formula="of:=IFERROR(([.H399]-[.H$619])/([.H$620]-[.H$619])*100;&quot;&quot;)">
            <text:p/>
          </table:table-cell>
          <table:table-cell table:formula="of:=IFERROR(([.I399]-[.I$619])/([.I$620]-[.I$619])*100;&quot;&quot;)">
            <text:p/>
          </table:table-cell>
          <table:table-cell table:formula="of:=IFERROR(([.J399]-[.J$619])/([.J$620]-[.J$619])*100;&quot;&quot;)">
            <text:p/>
          </table:table-cell>
          <table:table-cell table:formula="of:=IFERROR(([.K399]-[.K$619])/([.K$620]-[.K$619])*100;&quot;&quot;)">
            <text:p/>
          </table:table-cell>
          <table:table-cell table:formula="of:=IFERROR(([.L399]-[.L$619])/([.L$620]-[.L$619])*100;&quot;&quot;)">
            <text:p/>
          </table:table-cell>
          <table:table-cell table:formula="of:=IFERROR(([.M399]-[.M$619])/([.M$620]-[.M$619])*100;&quot;&quot;)">
            <text:p/>
          </table:table-cell>
          <table:table-cell table:formula="of:=IFERROR(([.N399]-[.N$619])/([.N$620]-[.N$619])*100;&quot;&quot;)">
            <text:p/>
          </table:table-cell>
          <table:table-cell table:formula="of:=IFERROR(([.O399]-[.O$619])/([.O$620]-[.O$619])*100;&quot;&quot;)">
            <text:p/>
          </table:table-cell>
          <table:table-cell table:formula="of:=IFERROR(([.P399]-[.P$619])/([.P$620]-[.P$619])*100;&quot;&quot;)" office:value-type="float" office:value="42.5" calcext:value-type="float">
            <text:p>42.5</text:p>
          </table:table-cell>
          <table:table-cell table:formula="of:=IFERROR(([.Q399]-[.Q$619])/([.Q$620]-[.Q$619])*100;&quot;&quot;)">
            <text:p/>
          </table:table-cell>
        </table:table-row>
        <table:table-row table:style-name="ro1">
          <table:table-cell office:value-type="float" office:value="964.66" calcext:value-type="float">
            <text:p>964.66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float" office:value="964.66" calcext:value-type="float">
            <text:p>964.66</text:p>
          </table:table-cell>
          <table:table-cell table:formula="of:=IFERROR(([.B400]-[.B$619])/([.B$620]-[.B$619])*100;&quot;&quot;)">
            <text:p/>
          </table:table-cell>
          <table:table-cell table:formula="of:=IFERROR(([.C400]-[.C$619])/([.C$620]-[.C$619])*100;&quot;&quot;)">
            <text:p/>
          </table:table-cell>
          <table:table-cell table:formula="of:=IFERROR(([.D400]-[.D$619])/([.D$620]-[.D$619])*100;&quot;&quot;)">
            <text:p/>
          </table:table-cell>
          <table:table-cell table:formula="of:=IFERROR(([.E400]-[.E$619])/([.E$620]-[.E$619])*100;&quot;&quot;)">
            <text:p/>
          </table:table-cell>
          <table:table-cell table:formula="of:=IFERROR(([.F400]-[.F$619])/([.F$620]-[.F$619])*100;&quot;&quot;)">
            <text:p/>
          </table:table-cell>
          <table:table-cell table:formula="of:=IFERROR(([.G400]-[.G$619])/([.G$620]-[.G$619])*100;&quot;&quot;)">
            <text:p/>
          </table:table-cell>
          <table:table-cell table:formula="of:=IFERROR(([.H400]-[.H$619])/([.H$620]-[.H$619])*100;&quot;&quot;)">
            <text:p/>
          </table:table-cell>
          <table:table-cell table:formula="of:=IFERROR(([.I400]-[.I$619])/([.I$620]-[.I$619])*100;&quot;&quot;)">
            <text:p/>
          </table:table-cell>
          <table:table-cell table:formula="of:=IFERROR(([.J400]-[.J$619])/([.J$620]-[.J$619])*100;&quot;&quot;)">
            <text:p/>
          </table:table-cell>
          <table:table-cell table:formula="of:=IFERROR(([.K400]-[.K$619])/([.K$620]-[.K$619])*100;&quot;&quot;)">
            <text:p/>
          </table:table-cell>
          <table:table-cell table:formula="of:=IFERROR(([.L400]-[.L$619])/([.L$620]-[.L$619])*100;&quot;&quot;)">
            <text:p/>
          </table:table-cell>
          <table:table-cell table:formula="of:=IFERROR(([.M400]-[.M$619])/([.M$620]-[.M$619])*100;&quot;&quot;)" office:value-type="float" office:value="41.6666666666667" calcext:value-type="float">
            <text:p>41.6666666667</text:p>
          </table:table-cell>
          <table:table-cell table:formula="of:=IFERROR(([.N400]-[.N$619])/([.N$620]-[.N$619])*100;&quot;&quot;)" office:value-type="float" office:value="25" calcext:value-type="float">
            <text:p>25</text:p>
          </table:table-cell>
          <table:table-cell table:formula="of:=IFERROR(([.O400]-[.O$619])/([.O$620]-[.O$619])*100;&quot;&quot;)">
            <text:p/>
          </table:table-cell>
          <table:table-cell table:formula="of:=IFERROR(([.P400]-[.P$619])/([.P$620]-[.P$619])*100;&quot;&quot;)">
            <text:p/>
          </table:table-cell>
          <table:table-cell table:formula="of:=IFERROR(([.Q400]-[.Q$619])/([.Q$620]-[.Q$619])*100;&quot;&quot;)">
            <text:p/>
          </table:table-cell>
        </table:table-row>
        <table:table-row table:style-name="ro1">
          <table:table-cell office:value-type="float" office:value="968.96" calcext:value-type="float">
            <text:p>968.96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8" calcext:value-type="float">
            <text:p>48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968.96" calcext:value-type="float">
            <text:p>968.96</text:p>
          </table:table-cell>
          <table:table-cell table:formula="of:=IFERROR(([.B401]-[.B$619])/([.B$620]-[.B$619])*100;&quot;&quot;)">
            <text:p/>
          </table:table-cell>
          <table:table-cell table:formula="of:=IFERROR(([.C401]-[.C$619])/([.C$620]-[.C$619])*100;&quot;&quot;)">
            <text:p/>
          </table:table-cell>
          <table:table-cell table:formula="of:=IFERROR(([.D401]-[.D$619])/([.D$620]-[.D$619])*100;&quot;&quot;)">
            <text:p/>
          </table:table-cell>
          <table:table-cell table:formula="of:=IFERROR(([.E401]-[.E$619])/([.E$620]-[.E$619])*100;&quot;&quot;)">
            <text:p/>
          </table:table-cell>
          <table:table-cell table:formula="of:=IFERROR(([.F401]-[.F$619])/([.F$620]-[.F$619])*100;&quot;&quot;)">
            <text:p/>
          </table:table-cell>
          <table:table-cell table:formula="of:=IFERROR(([.G401]-[.G$619])/([.G$620]-[.G$619])*100;&quot;&quot;)">
            <text:p/>
          </table:table-cell>
          <table:table-cell table:formula="of:=IFERROR(([.H401]-[.H$619])/([.H$620]-[.H$619])*100;&quot;&quot;)">
            <text:p/>
          </table:table-cell>
          <table:table-cell table:formula="of:=IFERROR(([.I401]-[.I$619])/([.I$620]-[.I$619])*100;&quot;&quot;)">
            <text:p/>
          </table:table-cell>
          <table:table-cell table:formula="of:=IFERROR(([.J401]-[.J$619])/([.J$620]-[.J$619])*100;&quot;&quot;)" office:value-type="float" office:value="37.2549019607843" calcext:value-type="float">
            <text:p>37.2549019608</text:p>
          </table:table-cell>
          <table:table-cell table:formula="of:=IFERROR(([.K401]-[.K$619])/([.K$620]-[.K$619])*100;&quot;&quot;)">
            <text:p/>
          </table:table-cell>
          <table:table-cell table:formula="of:=IFERROR(([.L401]-[.L$619])/([.L$620]-[.L$619])*100;&quot;&quot;)">
            <text:p/>
          </table:table-cell>
          <table:table-cell table:formula="of:=IFERROR(([.M401]-[.M$619])/([.M$620]-[.M$619])*100;&quot;&quot;)">
            <text:p/>
          </table:table-cell>
          <table:table-cell table:formula="of:=IFERROR(([.N401]-[.N$619])/([.N$620]-[.N$619])*100;&quot;&quot;)">
            <text:p/>
          </table:table-cell>
          <table:table-cell table:formula="of:=IFERROR(([.O401]-[.O$619])/([.O$620]-[.O$619])*100;&quot;&quot;)">
            <text:p/>
          </table:table-cell>
          <table:table-cell table:formula="of:=IFERROR(([.P401]-[.P$619])/([.P$620]-[.P$619])*100;&quot;&quot;)">
            <text:p/>
          </table:table-cell>
          <table:table-cell table:formula="of:=IFERROR(([.Q401]-[.Q$619])/([.Q$620]-[.Q$619])*100;&quot;&quot;)">
            <text:p/>
          </table:table-cell>
        </table:table-row>
        <table:table-row table:style-name="ro1">
          <table:table-cell office:value-type="float" office:value="972.732" calcext:value-type="float">
            <text:p>972.732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float" office:value="972.732" calcext:value-type="float">
            <text:p>972.732</text:p>
          </table:table-cell>
          <table:table-cell table:formula="of:=IFERROR(([.B402]-[.B$619])/([.B$620]-[.B$619])*100;&quot;&quot;)">
            <text:p/>
          </table:table-cell>
          <table:table-cell table:formula="of:=IFERROR(([.C402]-[.C$619])/([.C$620]-[.C$619])*100;&quot;&quot;)">
            <text:p/>
          </table:table-cell>
          <table:table-cell table:formula="of:=IFERROR(([.D402]-[.D$619])/([.D$620]-[.D$619])*100;&quot;&quot;)">
            <text:p/>
          </table:table-cell>
          <table:table-cell table:formula="of:=IFERROR(([.E402]-[.E$619])/([.E$620]-[.E$619])*100;&quot;&quot;)">
            <text:p/>
          </table:table-cell>
          <table:table-cell table:formula="of:=IFERROR(([.F402]-[.F$619])/([.F$620]-[.F$619])*100;&quot;&quot;)">
            <text:p/>
          </table:table-cell>
          <table:table-cell table:formula="of:=IFERROR(([.G402]-[.G$619])/([.G$620]-[.G$619])*100;&quot;&quot;)">
            <text:p/>
          </table:table-cell>
          <table:table-cell table:formula="of:=IFERROR(([.H402]-[.H$619])/([.H$620]-[.H$619])*100;&quot;&quot;)">
            <text:p/>
          </table:table-cell>
          <table:table-cell table:formula="of:=IFERROR(([.I402]-[.I$619])/([.I$620]-[.I$619])*100;&quot;&quot;)">
            <text:p/>
          </table:table-cell>
          <table:table-cell table:formula="of:=IFERROR(([.J402]-[.J$619])/([.J$620]-[.J$619])*100;&quot;&quot;)">
            <text:p/>
          </table:table-cell>
          <table:table-cell table:formula="of:=IFERROR(([.K402]-[.K$619])/([.K$620]-[.K$619])*100;&quot;&quot;)">
            <text:p/>
          </table:table-cell>
          <table:table-cell table:formula="of:=IFERROR(([.L402]-[.L$619])/([.L$620]-[.L$619])*100;&quot;&quot;)">
            <text:p/>
          </table:table-cell>
          <table:table-cell table:formula="of:=IFERROR(([.M402]-[.M$619])/([.M$620]-[.M$619])*100;&quot;&quot;)">
            <text:p/>
          </table:table-cell>
          <table:table-cell table:formula="of:=IFERROR(([.N402]-[.N$619])/([.N$620]-[.N$619])*100;&quot;&quot;)">
            <text:p/>
          </table:table-cell>
          <table:table-cell table:formula="of:=IFERROR(([.O402]-[.O$619])/([.O$620]-[.O$619])*100;&quot;&quot;)" office:value-type="float" office:value="7.69230769230769" calcext:value-type="float">
            <text:p>7.6923076923</text:p>
          </table:table-cell>
          <table:table-cell table:formula="of:=IFERROR(([.P402]-[.P$619])/([.P$620]-[.P$619])*100;&quot;&quot;)">
            <text:p/>
          </table:table-cell>
          <table:table-cell table:formula="of:=IFERROR(([.Q402]-[.Q$619])/([.Q$620]-[.Q$619])*100;&quot;&quot;)">
            <text:p/>
          </table:table-cell>
        </table:table-row>
        <table:table-row table:style-name="ro1">
          <table:table-cell office:value-type="float" office:value="977.26" calcext:value-type="float">
            <text:p>977.26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77.26" calcext:value-type="float">
            <text:p>977.26</text:p>
          </table:table-cell>
          <table:table-cell table:formula="of:=IFERROR(([.B403]-[.B$619])/([.B$620]-[.B$619])*100;&quot;&quot;)">
            <text:p/>
          </table:table-cell>
          <table:table-cell table:formula="of:=IFERROR(([.C403]-[.C$619])/([.C$620]-[.C$619])*100;&quot;&quot;)">
            <text:p/>
          </table:table-cell>
          <table:table-cell table:formula="of:=IFERROR(([.D403]-[.D$619])/([.D$620]-[.D$619])*100;&quot;&quot;)">
            <text:p/>
          </table:table-cell>
          <table:table-cell table:formula="of:=IFERROR(([.E403]-[.E$619])/([.E$620]-[.E$619])*100;&quot;&quot;)">
            <text:p/>
          </table:table-cell>
          <table:table-cell table:formula="of:=IFERROR(([.F403]-[.F$619])/([.F$620]-[.F$619])*100;&quot;&quot;)">
            <text:p/>
          </table:table-cell>
          <table:table-cell table:formula="of:=IFERROR(([.G403]-[.G$619])/([.G$620]-[.G$619])*100;&quot;&quot;)">
            <text:p/>
          </table:table-cell>
          <table:table-cell table:formula="of:=IFERROR(([.H403]-[.H$619])/([.H$620]-[.H$619])*100;&quot;&quot;)">
            <text:p/>
          </table:table-cell>
          <table:table-cell table:formula="of:=IFERROR(([.I403]-[.I$619])/([.I$620]-[.I$619])*100;&quot;&quot;)">
            <text:p/>
          </table:table-cell>
          <table:table-cell table:formula="of:=IFERROR(([.J403]-[.J$619])/([.J$620]-[.J$619])*100;&quot;&quot;)">
            <text:p/>
          </table:table-cell>
          <table:table-cell table:formula="of:=IFERROR(([.K403]-[.K$619])/([.K$620]-[.K$619])*100;&quot;&quot;)">
            <text:p/>
          </table:table-cell>
          <table:table-cell table:formula="of:=IFERROR(([.L403]-[.L$619])/([.L$620]-[.L$619])*100;&quot;&quot;)">
            <text:p/>
          </table:table-cell>
          <table:table-cell table:formula="of:=IFERROR(([.M403]-[.M$619])/([.M$620]-[.M$619])*100;&quot;&quot;)">
            <text:p/>
          </table:table-cell>
          <table:table-cell table:formula="of:=IFERROR(([.N403]-[.N$619])/([.N$620]-[.N$619])*100;&quot;&quot;)">
            <text:p/>
          </table:table-cell>
          <table:table-cell table:formula="of:=IFERROR(([.O403]-[.O$619])/([.O$620]-[.O$619])*100;&quot;&quot;)">
            <text:p/>
          </table:table-cell>
          <table:table-cell table:formula="of:=IFERROR(([.P403]-[.P$619])/([.P$620]-[.P$619])*100;&quot;&quot;)" office:value-type="float" office:value="40" calcext:value-type="float">
            <text:p>40</text:p>
          </table:table-cell>
          <table:table-cell table:formula="of:=IFERROR(([.Q403]-[.Q$619])/([.Q$620]-[.Q$619])*100;&quot;&quot;)" office:value-type="float" office:value="5.26315789473684" calcext:value-type="float">
            <text:p>5.2631578947</text:p>
          </table:table-cell>
        </table:table-row>
        <table:table-row table:style-name="ro1">
          <table:table-cell office:value-type="float" office:value="978.56" calcext:value-type="float">
            <text:p>978.5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string" calcext:value-type="string">
            <text:p><text:s/></text:p>
          </table:table-cell>
          <table:table-cell table:number-columns-repeated="2"/>
          <table:table-cell office:value-type="float" office:value="978.56" calcext:value-type="float">
            <text:p>978.56</text:p>
          </table:table-cell>
          <table:table-cell table:formula="of:=IFERROR(([.B404]-[.B$619])/([.B$620]-[.B$619])*100;&quot;&quot;)">
            <text:p/>
          </table:table-cell>
          <table:table-cell table:formula="of:=IFERROR(([.C404]-[.C$619])/([.C$620]-[.C$619])*100;&quot;&quot;)">
            <text:p/>
          </table:table-cell>
          <table:table-cell table:formula="of:=IFERROR(([.D404]-[.D$619])/([.D$620]-[.D$619])*100;&quot;&quot;)">
            <text:p/>
          </table:table-cell>
          <table:table-cell table:formula="of:=IFERROR(([.E404]-[.E$619])/([.E$620]-[.E$619])*100;&quot;&quot;)">
            <text:p/>
          </table:table-cell>
          <table:table-cell table:formula="of:=IFERROR(([.F404]-[.F$619])/([.F$620]-[.F$619])*100;&quot;&quot;)" office:value-type="float" office:value="0" calcext:value-type="float">
            <text:p>0</text:p>
          </table:table-cell>
          <table:table-cell table:formula="of:=IFERROR(([.G404]-[.G$619])/([.G$620]-[.G$619])*100;&quot;&quot;)">
            <text:p/>
          </table:table-cell>
          <table:table-cell table:formula="of:=IFERROR(([.H404]-[.H$619])/([.H$620]-[.H$619])*100;&quot;&quot;)">
            <text:p/>
          </table:table-cell>
          <table:table-cell table:formula="of:=IFERROR(([.I404]-[.I$619])/([.I$620]-[.I$619])*100;&quot;&quot;)">
            <text:p/>
          </table:table-cell>
          <table:table-cell table:formula="of:=IFERROR(([.J404]-[.J$619])/([.J$620]-[.J$619])*100;&quot;&quot;)">
            <text:p/>
          </table:table-cell>
          <table:table-cell table:formula="of:=IFERROR(([.K404]-[.K$619])/([.K$620]-[.K$619])*100;&quot;&quot;)">
            <text:p/>
          </table:table-cell>
          <table:table-cell table:formula="of:=IFERROR(([.L404]-[.L$619])/([.L$620]-[.L$619])*100;&quot;&quot;)">
            <text:p/>
          </table:table-cell>
          <table:table-cell table:formula="of:=IFERROR(([.M404]-[.M$619])/([.M$620]-[.M$619])*100;&quot;&quot;)">
            <text:p/>
          </table:table-cell>
          <table:table-cell table:formula="of:=IFERROR(([.N404]-[.N$619])/([.N$620]-[.N$619])*100;&quot;&quot;)">
            <text:p/>
          </table:table-cell>
          <table:table-cell table:formula="of:=IFERROR(([.O404]-[.O$619])/([.O$620]-[.O$619])*100;&quot;&quot;)">
            <text:p/>
          </table:table-cell>
          <table:table-cell table:formula="of:=IFERROR(([.P404]-[.P$619])/([.P$620]-[.P$619])*100;&quot;&quot;)">
            <text:p/>
          </table:table-cell>
          <table:table-cell table:formula="of:=IFERROR(([.Q404]-[.Q$619])/([.Q$620]-[.Q$619])*100;&quot;&quot;)">
            <text:p/>
          </table:table-cell>
        </table:table-row>
        <table:table-row table:style-name="ro1">
          <table:table-cell office:value-type="float" office:value="981.84" calcext:value-type="float">
            <text:p>981.84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981.84" calcext:value-type="float">
            <text:p>981.84</text:p>
          </table:table-cell>
          <table:table-cell table:formula="of:=IFERROR(([.B405]-[.B$619])/([.B$620]-[.B$619])*100;&quot;&quot;)">
            <text:p/>
          </table:table-cell>
          <table:table-cell table:formula="of:=IFERROR(([.C405]-[.C$619])/([.C$620]-[.C$619])*100;&quot;&quot;)">
            <text:p/>
          </table:table-cell>
          <table:table-cell table:formula="of:=IFERROR(([.D405]-[.D$619])/([.D$620]-[.D$619])*100;&quot;&quot;)">
            <text:p/>
          </table:table-cell>
          <table:table-cell table:formula="of:=IFERROR(([.E405]-[.E$619])/([.E$620]-[.E$619])*100;&quot;&quot;)">
            <text:p/>
          </table:table-cell>
          <table:table-cell table:formula="of:=IFERROR(([.F405]-[.F$619])/([.F$620]-[.F$619])*100;&quot;&quot;)">
            <text:p/>
          </table:table-cell>
          <table:table-cell table:formula="of:=IFERROR(([.G405]-[.G$619])/([.G$620]-[.G$619])*100;&quot;&quot;)">
            <text:p/>
          </table:table-cell>
          <table:table-cell table:formula="of:=IFERROR(([.H405]-[.H$619])/([.H$620]-[.H$619])*100;&quot;&quot;)">
            <text:p/>
          </table:table-cell>
          <table:table-cell table:formula="of:=IFERROR(([.I405]-[.I$619])/([.I$620]-[.I$619])*100;&quot;&quot;)">
            <text:p/>
          </table:table-cell>
          <table:table-cell table:formula="of:=IFERROR(([.J405]-[.J$619])/([.J$620]-[.J$619])*100;&quot;&quot;)" office:value-type="float" office:value="35.2941176470588" calcext:value-type="float">
            <text:p>35.2941176471</text:p>
          </table:table-cell>
          <table:table-cell table:formula="of:=IFERROR(([.K405]-[.K$619])/([.K$620]-[.K$619])*100;&quot;&quot;)">
            <text:p/>
          </table:table-cell>
          <table:table-cell table:formula="of:=IFERROR(([.L405]-[.L$619])/([.L$620]-[.L$619])*100;&quot;&quot;)">
            <text:p/>
          </table:table-cell>
          <table:table-cell table:formula="of:=IFERROR(([.M405]-[.M$619])/([.M$620]-[.M$619])*100;&quot;&quot;)">
            <text:p/>
          </table:table-cell>
          <table:table-cell table:formula="of:=IFERROR(([.N405]-[.N$619])/([.N$620]-[.N$619])*100;&quot;&quot;)">
            <text:p/>
          </table:table-cell>
          <table:table-cell table:formula="of:=IFERROR(([.O405]-[.O$619])/([.O$620]-[.O$619])*100;&quot;&quot;)">
            <text:p/>
          </table:table-cell>
          <table:table-cell table:formula="of:=IFERROR(([.P405]-[.P$619])/([.P$620]-[.P$619])*100;&quot;&quot;)">
            <text:p/>
          </table:table-cell>
          <table:table-cell table:formula="of:=IFERROR(([.Q405]-[.Q$619])/([.Q$620]-[.Q$619])*100;&quot;&quot;)">
            <text:p/>
          </table:table-cell>
        </table:table-row>
        <table:table-row table:style-name="ro1">
          <table:table-cell office:value-type="float" office:value="982.84" calcext:value-type="float">
            <text:p>982.84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float" office:value="982.84" calcext:value-type="float">
            <text:p>982.84</text:p>
          </table:table-cell>
          <table:table-cell table:formula="of:=IFERROR(([.B406]-[.B$619])/([.B$620]-[.B$619])*100;&quot;&quot;)">
            <text:p/>
          </table:table-cell>
          <table:table-cell table:formula="of:=IFERROR(([.C406]-[.C$619])/([.C$620]-[.C$619])*100;&quot;&quot;)">
            <text:p/>
          </table:table-cell>
          <table:table-cell table:formula="of:=IFERROR(([.D406]-[.D$619])/([.D$620]-[.D$619])*100;&quot;&quot;)">
            <text:p/>
          </table:table-cell>
          <table:table-cell table:formula="of:=IFERROR(([.E406]-[.E$619])/([.E$620]-[.E$619])*100;&quot;&quot;)">
            <text:p/>
          </table:table-cell>
          <table:table-cell table:formula="of:=IFERROR(([.F406]-[.F$619])/([.F$620]-[.F$619])*100;&quot;&quot;)">
            <text:p/>
          </table:table-cell>
          <table:table-cell table:formula="of:=IFERROR(([.G406]-[.G$619])/([.G$620]-[.G$619])*100;&quot;&quot;)">
            <text:p/>
          </table:table-cell>
          <table:table-cell table:formula="of:=IFERROR(([.H406]-[.H$619])/([.H$620]-[.H$619])*100;&quot;&quot;)" office:value-type="float" office:value="0" calcext:value-type="float">
            <text:p>0</text:p>
          </table:table-cell>
          <table:table-cell table:formula="of:=IFERROR(([.I406]-[.I$619])/([.I$620]-[.I$619])*100;&quot;&quot;)" office:value-type="float" office:value="4.76190476190476" calcext:value-type="float">
            <text:p>4.7619047619</text:p>
          </table:table-cell>
          <table:table-cell table:formula="of:=IFERROR(([.J406]-[.J$619])/([.J$620]-[.J$619])*100;&quot;&quot;)">
            <text:p/>
          </table:table-cell>
          <table:table-cell table:formula="of:=IFERROR(([.K406]-[.K$619])/([.K$620]-[.K$619])*100;&quot;&quot;)">
            <text:p/>
          </table:table-cell>
          <table:table-cell table:formula="of:=IFERROR(([.L406]-[.L$619])/([.L$620]-[.L$619])*100;&quot;&quot;)" office:value-type="float" office:value="5.26315789473684" calcext:value-type="float">
            <text:p>5.2631578947</text:p>
          </table:table-cell>
          <table:table-cell table:formula="of:=IFERROR(([.M406]-[.M$619])/([.M$620]-[.M$619])*100;&quot;&quot;)">
            <text:p/>
          </table:table-cell>
          <table:table-cell table:formula="of:=IFERROR(([.N406]-[.N$619])/([.N$620]-[.N$619])*100;&quot;&quot;)">
            <text:p/>
          </table:table-cell>
          <table:table-cell table:formula="of:=IFERROR(([.O406]-[.O$619])/([.O$620]-[.O$619])*100;&quot;&quot;)">
            <text:p/>
          </table:table-cell>
          <table:table-cell table:formula="of:=IFERROR(([.P406]-[.P$619])/([.P$620]-[.P$619])*100;&quot;&quot;)">
            <text:p/>
          </table:table-cell>
          <table:table-cell table:formula="of:=IFERROR(([.Q406]-[.Q$619])/([.Q$620]-[.Q$619])*100;&quot;&quot;)">
            <text:p/>
          </table:table-cell>
        </table:table-row>
        <table:table-row table:style-name="ro1">
          <table:table-cell office:value-type="float" office:value="988.66" calcext:value-type="float">
            <text:p>988.66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float" office:value="988.66" calcext:value-type="float">
            <text:p>988.66</text:p>
          </table:table-cell>
          <table:table-cell table:formula="of:=IFERROR(([.B407]-[.B$619])/([.B$620]-[.B$619])*100;&quot;&quot;)">
            <text:p/>
          </table:table-cell>
          <table:table-cell table:formula="of:=IFERROR(([.C407]-[.C$619])/([.C$620]-[.C$619])*100;&quot;&quot;)">
            <text:p/>
          </table:table-cell>
          <table:table-cell table:formula="of:=IFERROR(([.D407]-[.D$619])/([.D$620]-[.D$619])*100;&quot;&quot;)">
            <text:p/>
          </table:table-cell>
          <table:table-cell table:formula="of:=IFERROR(([.E407]-[.E$619])/([.E$620]-[.E$619])*100;&quot;&quot;)">
            <text:p/>
          </table:table-cell>
          <table:table-cell table:formula="of:=IFERROR(([.F407]-[.F$619])/([.F$620]-[.F$619])*100;&quot;&quot;)">
            <text:p/>
          </table:table-cell>
          <table:table-cell table:formula="of:=IFERROR(([.G407]-[.G$619])/([.G$620]-[.G$619])*100;&quot;&quot;)">
            <text:p/>
          </table:table-cell>
          <table:table-cell table:formula="of:=IFERROR(([.H407]-[.H$619])/([.H$620]-[.H$619])*100;&quot;&quot;)">
            <text:p/>
          </table:table-cell>
          <table:table-cell table:formula="of:=IFERROR(([.I407]-[.I$619])/([.I$620]-[.I$619])*100;&quot;&quot;)">
            <text:p/>
          </table:table-cell>
          <table:table-cell table:formula="of:=IFERROR(([.J407]-[.J$619])/([.J$620]-[.J$619])*100;&quot;&quot;)">
            <text:p/>
          </table:table-cell>
          <table:table-cell table:formula="of:=IFERROR(([.K407]-[.K$619])/([.K$620]-[.K$619])*100;&quot;&quot;)">
            <text:p/>
          </table:table-cell>
          <table:table-cell table:formula="of:=IFERROR(([.L407]-[.L$619])/([.L$620]-[.L$619])*100;&quot;&quot;)">
            <text:p/>
          </table:table-cell>
          <table:table-cell table:formula="of:=IFERROR(([.M407]-[.M$619])/([.M$620]-[.M$619])*100;&quot;&quot;)">
            <text:p/>
          </table:table-cell>
          <table:table-cell table:formula="of:=IFERROR(([.N407]-[.N$619])/([.N$620]-[.N$619])*100;&quot;&quot;)" office:value-type="float" office:value="20" calcext:value-type="float">
            <text:p>20</text:p>
          </table:table-cell>
          <table:table-cell table:formula="of:=IFERROR(([.O407]-[.O$619])/([.O$620]-[.O$619])*100;&quot;&quot;)">
            <text:p/>
          </table:table-cell>
          <table:table-cell table:formula="of:=IFERROR(([.P407]-[.P$619])/([.P$620]-[.P$619])*100;&quot;&quot;)">
            <text:p/>
          </table:table-cell>
          <table:table-cell table:formula="of:=IFERROR(([.Q407]-[.Q$619])/([.Q$620]-[.Q$619])*100;&quot;&quot;)">
            <text:p/>
          </table:table-cell>
        </table:table-row>
        <table:table-row table:style-name="ro1">
          <table:table-cell office:value-type="float" office:value="991.86" calcext:value-type="float">
            <text:p>991.86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float" office:value="991.86" calcext:value-type="float">
            <text:p>991.86</text:p>
          </table:table-cell>
          <table:table-cell table:formula="of:=IFERROR(([.B408]-[.B$619])/([.B$620]-[.B$619])*100;&quot;&quot;)">
            <text:p/>
          </table:table-cell>
          <table:table-cell table:formula="of:=IFERROR(([.C408]-[.C$619])/([.C$620]-[.C$619])*100;&quot;&quot;)">
            <text:p/>
          </table:table-cell>
          <table:table-cell table:formula="of:=IFERROR(([.D408]-[.D$619])/([.D$620]-[.D$619])*100;&quot;&quot;)">
            <text:p/>
          </table:table-cell>
          <table:table-cell table:formula="of:=IFERROR(([.E408]-[.E$619])/([.E$620]-[.E$619])*100;&quot;&quot;)">
            <text:p/>
          </table:table-cell>
          <table:table-cell table:formula="of:=IFERROR(([.F408]-[.F$619])/([.F$620]-[.F$619])*100;&quot;&quot;)">
            <text:p/>
          </table:table-cell>
          <table:table-cell table:formula="of:=IFERROR(([.G408]-[.G$619])/([.G$620]-[.G$619])*100;&quot;&quot;)">
            <text:p/>
          </table:table-cell>
          <table:table-cell table:formula="of:=IFERROR(([.H408]-[.H$619])/([.H$620]-[.H$619])*100;&quot;&quot;)">
            <text:p/>
          </table:table-cell>
          <table:table-cell table:formula="of:=IFERROR(([.I408]-[.I$619])/([.I$620]-[.I$619])*100;&quot;&quot;)">
            <text:p/>
          </table:table-cell>
          <table:table-cell table:formula="of:=IFERROR(([.J408]-[.J$619])/([.J$620]-[.J$619])*100;&quot;&quot;)">
            <text:p/>
          </table:table-cell>
          <table:table-cell table:formula="of:=IFERROR(([.K408]-[.K$619])/([.K$620]-[.K$619])*100;&quot;&quot;)">
            <text:p/>
          </table:table-cell>
          <table:table-cell table:formula="of:=IFERROR(([.L408]-[.L$619])/([.L$620]-[.L$619])*100;&quot;&quot;)">
            <text:p/>
          </table:table-cell>
          <table:table-cell table:formula="of:=IFERROR(([.M408]-[.M$619])/([.M$620]-[.M$619])*100;&quot;&quot;)" office:value-type="float" office:value="37.5" calcext:value-type="float">
            <text:p>37.5</text:p>
          </table:table-cell>
          <table:table-cell table:formula="of:=IFERROR(([.N408]-[.N$619])/([.N$620]-[.N$619])*100;&quot;&quot;)">
            <text:p/>
          </table:table-cell>
          <table:table-cell table:formula="of:=IFERROR(([.O408]-[.O$619])/([.O$620]-[.O$619])*100;&quot;&quot;)">
            <text:p/>
          </table:table-cell>
          <table:table-cell table:formula="of:=IFERROR(([.P408]-[.P$619])/([.P$620]-[.P$619])*100;&quot;&quot;)">
            <text:p/>
          </table:table-cell>
          <table:table-cell table:formula="of:=IFERROR(([.Q408]-[.Q$619])/([.Q$620]-[.Q$619])*100;&quot;&quot;)">
            <text:p/>
          </table:table-cell>
        </table:table-row>
        <table:table-row table:style-name="ro1">
          <table:table-cell office:value-type="float" office:value="993.08" calcext:value-type="float">
            <text:p>993.08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993.08" calcext:value-type="float">
            <text:p>993.08</text:p>
          </table:table-cell>
          <table:table-cell table:formula="of:=IFERROR(([.B409]-[.B$619])/([.B$620]-[.B$619])*100;&quot;&quot;)">
            <text:p/>
          </table:table-cell>
          <table:table-cell table:formula="of:=IFERROR(([.C409]-[.C$619])/([.C$620]-[.C$619])*100;&quot;&quot;)">
            <text:p/>
          </table:table-cell>
          <table:table-cell table:formula="of:=IFERROR(([.D409]-[.D$619])/([.D$620]-[.D$619])*100;&quot;&quot;)">
            <text:p/>
          </table:table-cell>
          <table:table-cell table:formula="of:=IFERROR(([.E409]-[.E$619])/([.E$620]-[.E$619])*100;&quot;&quot;)">
            <text:p/>
          </table:table-cell>
          <table:table-cell table:formula="of:=IFERROR(([.F409]-[.F$619])/([.F$620]-[.F$619])*100;&quot;&quot;)">
            <text:p/>
          </table:table-cell>
          <table:table-cell table:formula="of:=IFERROR(([.G409]-[.G$619])/([.G$620]-[.G$619])*100;&quot;&quot;)">
            <text:p/>
          </table:table-cell>
          <table:table-cell table:formula="of:=IFERROR(([.H409]-[.H$619])/([.H$620]-[.H$619])*100;&quot;&quot;)">
            <text:p/>
          </table:table-cell>
          <table:table-cell table:formula="of:=IFERROR(([.I409]-[.I$619])/([.I$620]-[.I$619])*100;&quot;&quot;)">
            <text:p/>
          </table:table-cell>
          <table:table-cell table:formula="of:=IFERROR(([.J409]-[.J$619])/([.J$620]-[.J$619])*100;&quot;&quot;)" office:value-type="float" office:value="33.3333333333333" calcext:value-type="float">
            <text:p>33.3333333333</text:p>
          </table:table-cell>
          <table:table-cell table:formula="of:=IFERROR(([.K409]-[.K$619])/([.K$620]-[.K$619])*100;&quot;&quot;)">
            <text:p/>
          </table:table-cell>
          <table:table-cell table:formula="of:=IFERROR(([.L409]-[.L$619])/([.L$620]-[.L$619])*100;&quot;&quot;)">
            <text:p/>
          </table:table-cell>
          <table:table-cell table:formula="of:=IFERROR(([.M409]-[.M$619])/([.M$620]-[.M$619])*100;&quot;&quot;)">
            <text:p/>
          </table:table-cell>
          <table:table-cell table:formula="of:=IFERROR(([.N409]-[.N$619])/([.N$620]-[.N$619])*100;&quot;&quot;)">
            <text:p/>
          </table:table-cell>
          <table:table-cell table:formula="of:=IFERROR(([.O409]-[.O$619])/([.O$620]-[.O$619])*100;&quot;&quot;)">
            <text:p/>
          </table:table-cell>
          <table:table-cell table:formula="of:=IFERROR(([.P409]-[.P$619])/([.P$620]-[.P$619])*100;&quot;&quot;)" office:value-type="float" office:value="37.5" calcext:value-type="float">
            <text:p>37.5</text:p>
          </table:table-cell>
          <table:table-cell table:formula="of:=IFERROR(([.Q409]-[.Q$619])/([.Q$620]-[.Q$619])*100;&quot;&quot;)">
            <text:p/>
          </table:table-cell>
        </table:table-row>
        <table:table-row table:style-name="ro1">
          <table:table-cell office:value-type="float" office:value="1005.46" calcext:value-type="float">
            <text:p>1005.46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1005.46" calcext:value-type="float">
            <text:p>1005.46</text:p>
          </table:table-cell>
          <table:table-cell table:formula="of:=IFERROR(([.B410]-[.B$619])/([.B$620]-[.B$619])*100;&quot;&quot;)">
            <text:p/>
          </table:table-cell>
          <table:table-cell table:formula="of:=IFERROR(([.C410]-[.C$619])/([.C$620]-[.C$619])*100;&quot;&quot;)">
            <text:p/>
          </table:table-cell>
          <table:table-cell table:formula="of:=IFERROR(([.D410]-[.D$619])/([.D$620]-[.D$619])*100;&quot;&quot;)">
            <text:p/>
          </table:table-cell>
          <table:table-cell table:formula="of:=IFERROR(([.E410]-[.E$619])/([.E$620]-[.E$619])*100;&quot;&quot;)">
            <text:p/>
          </table:table-cell>
          <table:table-cell table:formula="of:=IFERROR(([.F410]-[.F$619])/([.F$620]-[.F$619])*100;&quot;&quot;)">
            <text:p/>
          </table:table-cell>
          <table:table-cell table:formula="of:=IFERROR(([.G410]-[.G$619])/([.G$620]-[.G$619])*100;&quot;&quot;)">
            <text:p/>
          </table:table-cell>
          <table:table-cell table:formula="of:=IFERROR(([.H410]-[.H$619])/([.H$620]-[.H$619])*100;&quot;&quot;)">
            <text:p/>
          </table:table-cell>
          <table:table-cell table:formula="of:=IFERROR(([.I410]-[.I$619])/([.I$620]-[.I$619])*100;&quot;&quot;)" office:value-type="float" office:value="0" calcext:value-type="float">
            <text:p>0</text:p>
          </table:table-cell>
          <table:table-cell table:formula="of:=IFERROR(([.J410]-[.J$619])/([.J$620]-[.J$619])*100;&quot;&quot;)" office:value-type="float" office:value="31.3725490196078" calcext:value-type="float">
            <text:p>31.3725490196</text:p>
          </table:table-cell>
          <table:table-cell table:formula="of:=IFERROR(([.K410]-[.K$619])/([.K$620]-[.K$619])*100;&quot;&quot;)">
            <text:p/>
          </table:table-cell>
          <table:table-cell table:formula="of:=IFERROR(([.L410]-[.L$619])/([.L$620]-[.L$619])*100;&quot;&quot;)">
            <text:p/>
          </table:table-cell>
          <table:table-cell table:formula="of:=IFERROR(([.M410]-[.M$619])/([.M$620]-[.M$619])*100;&quot;&quot;)">
            <text:p/>
          </table:table-cell>
          <table:table-cell table:formula="of:=IFERROR(([.N410]-[.N$619])/([.N$620]-[.N$619])*100;&quot;&quot;)">
            <text:p/>
          </table:table-cell>
          <table:table-cell table:formula="of:=IFERROR(([.O410]-[.O$619])/([.O$620]-[.O$619])*100;&quot;&quot;)">
            <text:p/>
          </table:table-cell>
          <table:table-cell table:formula="of:=IFERROR(([.P410]-[.P$619])/([.P$620]-[.P$619])*100;&quot;&quot;)">
            <text:p/>
          </table:table-cell>
          <table:table-cell table:formula="of:=IFERROR(([.Q410]-[.Q$619])/([.Q$620]-[.Q$619])*100;&quot;&quot;)">
            <text:p/>
          </table:table-cell>
        </table:table-row>
        <table:table-row table:style-name="ro1">
          <table:table-cell office:value-type="float" office:value="1005.736" calcext:value-type="float">
            <text:p>1005.73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float" office:value="1005.736" calcext:value-type="float">
            <text:p>1005.736</text:p>
          </table:table-cell>
          <table:table-cell table:formula="of:=IFERROR(([.B411]-[.B$619])/([.B$620]-[.B$619])*100;&quot;&quot;)">
            <text:p/>
          </table:table-cell>
          <table:table-cell table:formula="of:=IFERROR(([.C411]-[.C$619])/([.C$620]-[.C$619])*100;&quot;&quot;)">
            <text:p/>
          </table:table-cell>
          <table:table-cell table:formula="of:=IFERROR(([.D411]-[.D$619])/([.D$620]-[.D$619])*100;&quot;&quot;)">
            <text:p/>
          </table:table-cell>
          <table:table-cell table:formula="of:=IFERROR(([.E411]-[.E$619])/([.E$620]-[.E$619])*100;&quot;&quot;)" office:value-type="float" office:value="3.7037037037037" calcext:value-type="float">
            <text:p>3.7037037037</text:p>
          </table:table-cell>
          <table:table-cell table:formula="of:=IFERROR(([.F411]-[.F$619])/([.F$620]-[.F$619])*100;&quot;&quot;)">
            <text:p/>
          </table:table-cell>
          <table:table-cell table:formula="of:=IFERROR(([.G411]-[.G$619])/([.G$620]-[.G$619])*100;&quot;&quot;)">
            <text:p/>
          </table:table-cell>
          <table:table-cell table:formula="of:=IFERROR(([.H411]-[.H$619])/([.H$620]-[.H$619])*100;&quot;&quot;)">
            <text:p/>
          </table:table-cell>
          <table:table-cell table:formula="of:=IFERROR(([.I411]-[.I$619])/([.I$620]-[.I$619])*100;&quot;&quot;)">
            <text:p/>
          </table:table-cell>
          <table:table-cell table:formula="of:=IFERROR(([.J411]-[.J$619])/([.J$620]-[.J$619])*100;&quot;&quot;)">
            <text:p/>
          </table:table-cell>
          <table:table-cell table:formula="of:=IFERROR(([.K411]-[.K$619])/([.K$620]-[.K$619])*100;&quot;&quot;)">
            <text:p/>
          </table:table-cell>
          <table:table-cell table:formula="of:=IFERROR(([.L411]-[.L$619])/([.L$620]-[.L$619])*100;&quot;&quot;)">
            <text:p/>
          </table:table-cell>
          <table:table-cell table:formula="of:=IFERROR(([.M411]-[.M$619])/([.M$620]-[.M$619])*100;&quot;&quot;)">
            <text:p/>
          </table:table-cell>
          <table:table-cell table:formula="of:=IFERROR(([.N411]-[.N$619])/([.N$620]-[.N$619])*100;&quot;&quot;)">
            <text:p/>
          </table:table-cell>
          <table:table-cell table:formula="of:=IFERROR(([.O411]-[.O$619])/([.O$620]-[.O$619])*100;&quot;&quot;)" office:value-type="float" office:value="0" calcext:value-type="float">
            <text:p>0</text:p>
          </table:table-cell>
          <table:table-cell table:formula="of:=IFERROR(([.P411]-[.P$619])/([.P$620]-[.P$619])*100;&quot;&quot;)">
            <text:p/>
          </table:table-cell>
          <table:table-cell table:formula="of:=IFERROR(([.Q411]-[.Q$619])/([.Q$620]-[.Q$619])*100;&quot;&quot;)">
            <text:p/>
          </table:table-cell>
        </table:table-row>
        <table:table-row table:style-name="ro1">
          <table:table-cell office:value-type="float" office:value="1007.62" calcext:value-type="float">
            <text:p>1007.62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float" office:value="1007.62" calcext:value-type="float">
            <text:p>1007.62</text:p>
          </table:table-cell>
          <table:table-cell table:formula="of:=IFERROR(([.B412]-[.B$619])/([.B$620]-[.B$619])*100;&quot;&quot;)">
            <text:p/>
          </table:table-cell>
          <table:table-cell table:formula="of:=IFERROR(([.C412]-[.C$619])/([.C$620]-[.C$619])*100;&quot;&quot;)">
            <text:p/>
          </table:table-cell>
          <table:table-cell table:formula="of:=IFERROR(([.D412]-[.D$619])/([.D$620]-[.D$619])*100;&quot;&quot;)">
            <text:p/>
          </table:table-cell>
          <table:table-cell table:formula="of:=IFERROR(([.E412]-[.E$619])/([.E$620]-[.E$619])*100;&quot;&quot;)">
            <text:p/>
          </table:table-cell>
          <table:table-cell table:formula="of:=IFERROR(([.F412]-[.F$619])/([.F$620]-[.F$619])*100;&quot;&quot;)">
            <text:p/>
          </table:table-cell>
          <table:table-cell table:formula="of:=IFERROR(([.G412]-[.G$619])/([.G$620]-[.G$619])*100;&quot;&quot;)">
            <text:p/>
          </table:table-cell>
          <table:table-cell table:formula="of:=IFERROR(([.H412]-[.H$619])/([.H$620]-[.H$619])*100;&quot;&quot;)">
            <text:p/>
          </table:table-cell>
          <table:table-cell table:formula="of:=IFERROR(([.I412]-[.I$619])/([.I$620]-[.I$619])*100;&quot;&quot;)">
            <text:p/>
          </table:table-cell>
          <table:table-cell table:formula="of:=IFERROR(([.J412]-[.J$619])/([.J$620]-[.J$619])*100;&quot;&quot;)">
            <text:p/>
          </table:table-cell>
          <table:table-cell table:formula="of:=IFERROR(([.K412]-[.K$619])/([.K$620]-[.K$619])*100;&quot;&quot;)">
            <text:p/>
          </table:table-cell>
          <table:table-cell table:formula="of:=IFERROR(([.L412]-[.L$619])/([.L$620]-[.L$619])*100;&quot;&quot;)">
            <text:p/>
          </table:table-cell>
          <table:table-cell table:formula="of:=IFERROR(([.M412]-[.M$619])/([.M$620]-[.M$619])*100;&quot;&quot;)">
            <text:p/>
          </table:table-cell>
          <table:table-cell table:formula="of:=IFERROR(([.N412]-[.N$619])/([.N$620]-[.N$619])*100;&quot;&quot;)" office:value-type="float" office:value="15" calcext:value-type="float">
            <text:p>15</text:p>
          </table:table-cell>
          <table:table-cell table:formula="of:=IFERROR(([.O412]-[.O$619])/([.O$620]-[.O$619])*100;&quot;&quot;)">
            <text:p/>
          </table:table-cell>
          <table:table-cell table:formula="of:=IFERROR(([.P412]-[.P$619])/([.P$620]-[.P$619])*100;&quot;&quot;)">
            <text:p/>
          </table:table-cell>
          <table:table-cell table:formula="of:=IFERROR(([.Q412]-[.Q$619])/([.Q$620]-[.Q$619])*100;&quot;&quot;)">
            <text:p/>
          </table:table-cell>
        </table:table-row>
        <table:table-row table:style-name="ro1">
          <table:table-cell office:value-type="float" office:value="1009.912" calcext:value-type="float">
            <text:p>1009.912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009.912" calcext:value-type="float">
            <text:p>1009.912</text:p>
          </table:table-cell>
          <table:table-cell table:formula="of:=IFERROR(([.B413]-[.B$619])/([.B$620]-[.B$619])*100;&quot;&quot;)">
            <text:p/>
          </table:table-cell>
          <table:table-cell table:formula="of:=IFERROR(([.C413]-[.C$619])/([.C$620]-[.C$619])*100;&quot;&quot;)">
            <text:p/>
          </table:table-cell>
          <table:table-cell table:formula="of:=IFERROR(([.D413]-[.D$619])/([.D$620]-[.D$619])*100;&quot;&quot;)">
            <text:p/>
          </table:table-cell>
          <table:table-cell table:formula="of:=IFERROR(([.E413]-[.E$619])/([.E$620]-[.E$619])*100;&quot;&quot;)">
            <text:p/>
          </table:table-cell>
          <table:table-cell table:formula="of:=IFERROR(([.F413]-[.F$619])/([.F$620]-[.F$619])*100;&quot;&quot;)">
            <text:p/>
          </table:table-cell>
          <table:table-cell table:formula="of:=IFERROR(([.G413]-[.G$619])/([.G$620]-[.G$619])*100;&quot;&quot;)">
            <text:p/>
          </table:table-cell>
          <table:table-cell table:formula="of:=IFERROR(([.H413]-[.H$619])/([.H$620]-[.H$619])*100;&quot;&quot;)">
            <text:p/>
          </table:table-cell>
          <table:table-cell table:formula="of:=IFERROR(([.I413]-[.I$619])/([.I$620]-[.I$619])*100;&quot;&quot;)">
            <text:p/>
          </table:table-cell>
          <table:table-cell table:formula="of:=IFERROR(([.J413]-[.J$619])/([.J$620]-[.J$619])*100;&quot;&quot;)">
            <text:p/>
          </table:table-cell>
          <table:table-cell table:formula="of:=IFERROR(([.K413]-[.K$619])/([.K$620]-[.K$619])*100;&quot;&quot;)">
            <text:p/>
          </table:table-cell>
          <table:table-cell table:formula="of:=IFERROR(([.L413]-[.L$619])/([.L$620]-[.L$619])*100;&quot;&quot;)">
            <text:p/>
          </table:table-cell>
          <table:table-cell table:formula="of:=IFERROR(([.M413]-[.M$619])/([.M$620]-[.M$619])*100;&quot;&quot;)">
            <text:p/>
          </table:table-cell>
          <table:table-cell table:formula="of:=IFERROR(([.N413]-[.N$619])/([.N$620]-[.N$619])*100;&quot;&quot;)">
            <text:p/>
          </table:table-cell>
          <table:table-cell table:formula="of:=IFERROR(([.O413]-[.O$619])/([.O$620]-[.O$619])*100;&quot;&quot;)">
            <text:p/>
          </table:table-cell>
          <table:table-cell table:formula="of:=IFERROR(([.P413]-[.P$619])/([.P$620]-[.P$619])*100;&quot;&quot;)" office:value-type="float" office:value="35" calcext:value-type="float">
            <text:p>35</text:p>
          </table:table-cell>
          <table:table-cell table:formula="of:=IFERROR(([.Q413]-[.Q$619])/([.Q$620]-[.Q$619])*100;&quot;&quot;)">
            <text:p/>
          </table:table-cell>
        </table:table-row>
        <table:table-row table:style-name="ro1">
          <table:table-cell office:value-type="float" office:value="1011.26" calcext:value-type="float">
            <text:p>1011.26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11.26" calcext:value-type="float">
            <text:p>1011.26</text:p>
          </table:table-cell>
          <table:table-cell table:formula="of:=IFERROR(([.B414]-[.B$619])/([.B$620]-[.B$619])*100;&quot;&quot;)">
            <text:p/>
          </table:table-cell>
          <table:table-cell table:formula="of:=IFERROR(([.C414]-[.C$619])/([.C$620]-[.C$619])*100;&quot;&quot;)">
            <text:p/>
          </table:table-cell>
          <table:table-cell table:formula="of:=IFERROR(([.D414]-[.D$619])/([.D$620]-[.D$619])*100;&quot;&quot;)">
            <text:p/>
          </table:table-cell>
          <table:table-cell table:formula="of:=IFERROR(([.E414]-[.E$619])/([.E$620]-[.E$619])*100;&quot;&quot;)">
            <text:p/>
          </table:table-cell>
          <table:table-cell table:formula="of:=IFERROR(([.F414]-[.F$619])/([.F$620]-[.F$619])*100;&quot;&quot;)">
            <text:p/>
          </table:table-cell>
          <table:table-cell table:formula="of:=IFERROR(([.G414]-[.G$619])/([.G$620]-[.G$619])*100;&quot;&quot;)">
            <text:p/>
          </table:table-cell>
          <table:table-cell table:formula="of:=IFERROR(([.H414]-[.H$619])/([.H$620]-[.H$619])*100;&quot;&quot;)">
            <text:p/>
          </table:table-cell>
          <table:table-cell table:formula="of:=IFERROR(([.I414]-[.I$619])/([.I$620]-[.I$619])*100;&quot;&quot;)">
            <text:p/>
          </table:table-cell>
          <table:table-cell table:formula="of:=IFERROR(([.J414]-[.J$619])/([.J$620]-[.J$619])*100;&quot;&quot;)">
            <text:p/>
          </table:table-cell>
          <table:table-cell table:formula="of:=IFERROR(([.K414]-[.K$619])/([.K$620]-[.K$619])*100;&quot;&quot;)">
            <text:p/>
          </table:table-cell>
          <table:table-cell table:formula="of:=IFERROR(([.L414]-[.L$619])/([.L$620]-[.L$619])*100;&quot;&quot;)">
            <text:p/>
          </table:table-cell>
          <table:table-cell table:formula="of:=IFERROR(([.M414]-[.M$619])/([.M$620]-[.M$619])*100;&quot;&quot;)">
            <text:p/>
          </table:table-cell>
          <table:table-cell table:formula="of:=IFERROR(([.N414]-[.N$619])/([.N$620]-[.N$619])*100;&quot;&quot;)">
            <text:p/>
          </table:table-cell>
          <table:table-cell table:formula="of:=IFERROR(([.O414]-[.O$619])/([.O$620]-[.O$619])*100;&quot;&quot;)">
            <text:p/>
          </table:table-cell>
          <table:table-cell table:formula="of:=IFERROR(([.P414]-[.P$619])/([.P$620]-[.P$619])*100;&quot;&quot;)">
            <text:p/>
          </table:table-cell>
          <table:table-cell table:formula="of:=IFERROR(([.Q414]-[.Q$619])/([.Q$620]-[.Q$619])*100;&quot;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.86" calcext:value-type="float">
            <text:p>1015.86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float" office:value="1015.86" calcext:value-type="float">
            <text:p>1015.86</text:p>
          </table:table-cell>
          <table:table-cell table:formula="of:=IFERROR(([.B415]-[.B$619])/([.B$620]-[.B$619])*100;&quot;&quot;)">
            <text:p/>
          </table:table-cell>
          <table:table-cell table:formula="of:=IFERROR(([.C415]-[.C$619])/([.C$620]-[.C$619])*100;&quot;&quot;)">
            <text:p/>
          </table:table-cell>
          <table:table-cell table:formula="of:=IFERROR(([.D415]-[.D$619])/([.D$620]-[.D$619])*100;&quot;&quot;)">
            <text:p/>
          </table:table-cell>
          <table:table-cell table:formula="of:=IFERROR(([.E415]-[.E$619])/([.E$620]-[.E$619])*100;&quot;&quot;)">
            <text:p/>
          </table:table-cell>
          <table:table-cell table:formula="of:=IFERROR(([.F415]-[.F$619])/([.F$620]-[.F$619])*100;&quot;&quot;)">
            <text:p/>
          </table:table-cell>
          <table:table-cell table:formula="of:=IFERROR(([.G415]-[.G$619])/([.G$620]-[.G$619])*100;&quot;&quot;)">
            <text:p/>
          </table:table-cell>
          <table:table-cell table:formula="of:=IFERROR(([.H415]-[.H$619])/([.H$620]-[.H$619])*100;&quot;&quot;)">
            <text:p/>
          </table:table-cell>
          <table:table-cell table:formula="of:=IFERROR(([.I415]-[.I$619])/([.I$620]-[.I$619])*100;&quot;&quot;)">
            <text:p/>
          </table:table-cell>
          <table:table-cell table:formula="of:=IFERROR(([.J415]-[.J$619])/([.J$620]-[.J$619])*100;&quot;&quot;)" office:value-type="float" office:value="29.4117647058824" calcext:value-type="float">
            <text:p>29.4117647059</text:p>
          </table:table-cell>
          <table:table-cell table:formula="of:=IFERROR(([.K415]-[.K$619])/([.K$620]-[.K$619])*100;&quot;&quot;)" office:value-type="float" office:value="22.2222222222222" calcext:value-type="float">
            <text:p>22.2222222222</text:p>
          </table:table-cell>
          <table:table-cell table:formula="of:=IFERROR(([.L415]-[.L$619])/([.L$620]-[.L$619])*100;&quot;&quot;)" office:value-type="float" office:value="0" calcext:value-type="float">
            <text:p>0</text:p>
          </table:table-cell>
          <table:table-cell table:formula="of:=IFERROR(([.M415]-[.M$619])/([.M$620]-[.M$619])*100;&quot;&quot;)" office:value-type="float" office:value="33.3333333333333" calcext:value-type="float">
            <text:p>33.3333333333</text:p>
          </table:table-cell>
          <table:table-cell table:formula="of:=IFERROR(([.N415]-[.N$619])/([.N$620]-[.N$619])*100;&quot;&quot;)">
            <text:p/>
          </table:table-cell>
          <table:table-cell table:formula="of:=IFERROR(([.O415]-[.O$619])/([.O$620]-[.O$619])*100;&quot;&quot;)">
            <text:p/>
          </table:table-cell>
          <table:table-cell table:formula="of:=IFERROR(([.P415]-[.P$619])/([.P$620]-[.P$619])*100;&quot;&quot;)">
            <text:p/>
          </table:table-cell>
          <table:table-cell table:formula="of:=IFERROR(([.Q415]-[.Q$619])/([.Q$620]-[.Q$619])*100;&quot;&quot;)">
            <text:p/>
          </table:table-cell>
        </table:table-row>
        <table:table-row table:style-name="ro1">
          <table:table-cell office:value-type="float" office:value="1019.06" calcext:value-type="float">
            <text:p>1019.06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<text:s/></text:p>
          </table:table-cell>
          <table:table-cell table:number-columns-repeated="2"/>
          <table:table-cell office:value-type="float" office:value="1019.06" calcext:value-type="float">
            <text:p>1019.06</text:p>
          </table:table-cell>
          <table:table-cell table:formula="of:=IFERROR(([.B416]-[.B$619])/([.B$620]-[.B$619])*100;&quot;&quot;)">
            <text:p/>
          </table:table-cell>
          <table:table-cell table:formula="of:=IFERROR(([.C416]-[.C$619])/([.C$620]-[.C$619])*100;&quot;&quot;)" office:value-type="float" office:value="20" calcext:value-type="float">
            <text:p>20</text:p>
          </table:table-cell>
          <table:table-cell table:formula="of:=IFERROR(([.D416]-[.D$619])/([.D$620]-[.D$619])*100;&quot;&quot;)">
            <text:p/>
          </table:table-cell>
          <table:table-cell table:formula="of:=IFERROR(([.E416]-[.E$619])/([.E$620]-[.E$619])*100;&quot;&quot;)">
            <text:p/>
          </table:table-cell>
          <table:table-cell table:formula="of:=IFERROR(([.F416]-[.F$619])/([.F$620]-[.F$619])*100;&quot;&quot;)">
            <text:p/>
          </table:table-cell>
          <table:table-cell table:formula="of:=IFERROR(([.G416]-[.G$619])/([.G$620]-[.G$619])*100;&quot;&quot;)">
            <text:p/>
          </table:table-cell>
          <table:table-cell table:formula="of:=IFERROR(([.H416]-[.H$619])/([.H$620]-[.H$619])*100;&quot;&quot;)">
            <text:p/>
          </table:table-cell>
          <table:table-cell table:formula="of:=IFERROR(([.I416]-[.I$619])/([.I$620]-[.I$619])*100;&quot;&quot;)">
            <text:p/>
          </table:table-cell>
          <table:table-cell table:formula="of:=IFERROR(([.J416]-[.J$619])/([.J$620]-[.J$619])*100;&quot;&quot;)">
            <text:p/>
          </table:table-cell>
          <table:table-cell table:formula="of:=IFERROR(([.K416]-[.K$619])/([.K$620]-[.K$619])*100;&quot;&quot;)">
            <text:p/>
          </table:table-cell>
          <table:table-cell table:formula="of:=IFERROR(([.L416]-[.L$619])/([.L$620]-[.L$619])*100;&quot;&quot;)">
            <text:p/>
          </table:table-cell>
          <table:table-cell table:formula="of:=IFERROR(([.M416]-[.M$619])/([.M$620]-[.M$619])*100;&quot;&quot;)">
            <text:p/>
          </table:table-cell>
          <table:table-cell table:formula="of:=IFERROR(([.N416]-[.N$619])/([.N$620]-[.N$619])*100;&quot;&quot;)">
            <text:p/>
          </table:table-cell>
          <table:table-cell table:formula="of:=IFERROR(([.O416]-[.O$619])/([.O$620]-[.O$619])*100;&quot;&quot;)">
            <text:p/>
          </table:table-cell>
          <table:table-cell table:formula="of:=IFERROR(([.P416]-[.P$619])/([.P$620]-[.P$619])*100;&quot;&quot;)">
            <text:p/>
          </table:table-cell>
          <table:table-cell table:formula="of:=IFERROR(([.Q416]-[.Q$619])/([.Q$620]-[.Q$619])*100;&quot;&quot;)">
            <text:p/>
          </table:table-cell>
        </table:table-row>
        <table:table-row table:style-name="ro1">
          <table:table-cell office:value-type="float" office:value="1023.56" calcext:value-type="float">
            <text:p>1023.56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2"/>
          <table:table-cell office:value-type="float" office:value="1023.56" calcext:value-type="float">
            <text:p>1023.56</text:p>
          </table:table-cell>
          <table:table-cell table:formula="of:=IFERROR(([.B417]-[.B$619])/([.B$620]-[.B$619])*100;&quot;&quot;)">
            <text:p/>
          </table:table-cell>
          <table:table-cell table:formula="of:=IFERROR(([.C417]-[.C$619])/([.C$620]-[.C$619])*100;&quot;&quot;)">
            <text:p/>
          </table:table-cell>
          <table:table-cell table:formula="of:=IFERROR(([.D417]-[.D$619])/([.D$620]-[.D$619])*100;&quot;&quot;)">
            <text:p/>
          </table:table-cell>
          <table:table-cell table:formula="of:=IFERROR(([.E417]-[.E$619])/([.E$620]-[.E$619])*100;&quot;&quot;)">
            <text:p/>
          </table:table-cell>
          <table:table-cell table:formula="of:=IFERROR(([.F417]-[.F$619])/([.F$620]-[.F$619])*100;&quot;&quot;)">
            <text:p/>
          </table:table-cell>
          <table:table-cell table:formula="of:=IFERROR(([.G417]-[.G$619])/([.G$620]-[.G$619])*100;&quot;&quot;)" office:value-type="float" office:value="0" calcext:value-type="float">
            <text:p>0</text:p>
          </table:table-cell>
          <table:table-cell table:formula="of:=IFERROR(([.H417]-[.H$619])/([.H$620]-[.H$619])*100;&quot;&quot;)">
            <text:p/>
          </table:table-cell>
          <table:table-cell table:formula="of:=IFERROR(([.I417]-[.I$619])/([.I$620]-[.I$619])*100;&quot;&quot;)">
            <text:p/>
          </table:table-cell>
          <table:table-cell table:formula="of:=IFERROR(([.J417]-[.J$619])/([.J$620]-[.J$619])*100;&quot;&quot;)">
            <text:p/>
          </table:table-cell>
          <table:table-cell table:formula="of:=IFERROR(([.K417]-[.K$619])/([.K$620]-[.K$619])*100;&quot;&quot;)">
            <text:p/>
          </table:table-cell>
          <table:table-cell table:formula="of:=IFERROR(([.L417]-[.L$619])/([.L$620]-[.L$619])*100;&quot;&quot;)">
            <text:p/>
          </table:table-cell>
          <table:table-cell table:formula="of:=IFERROR(([.M417]-[.M$619])/([.M$620]-[.M$619])*100;&quot;&quot;)">
            <text:p/>
          </table:table-cell>
          <table:table-cell table:formula="of:=IFERROR(([.N417]-[.N$619])/([.N$620]-[.N$619])*100;&quot;&quot;)">
            <text:p/>
          </table:table-cell>
          <table:table-cell table:formula="of:=IFERROR(([.O417]-[.O$619])/([.O$620]-[.O$619])*100;&quot;&quot;)">
            <text:p/>
          </table:table-cell>
          <table:table-cell table:formula="of:=IFERROR(([.P417]-[.P$619])/([.P$620]-[.P$619])*100;&quot;&quot;)">
            <text:p/>
          </table:table-cell>
          <table:table-cell table:formula="of:=IFERROR(([.Q417]-[.Q$619])/([.Q$620]-[.Q$619])*100;&quot;&quot;)">
            <text:p/>
          </table:table-cell>
        </table:table-row>
        <table:table-row table:style-name="ro1">
          <table:table-cell office:value-type="float" office:value="1024.212" calcext:value-type="float">
            <text:p>1024.212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024.212" calcext:value-type="float">
            <text:p>1024.212</text:p>
          </table:table-cell>
          <table:table-cell table:formula="of:=IFERROR(([.B418]-[.B$619])/([.B$620]-[.B$619])*100;&quot;&quot;)">
            <text:p/>
          </table:table-cell>
          <table:table-cell table:formula="of:=IFERROR(([.C418]-[.C$619])/([.C$620]-[.C$619])*100;&quot;&quot;)">
            <text:p/>
          </table:table-cell>
          <table:table-cell table:formula="of:=IFERROR(([.D418]-[.D$619])/([.D$620]-[.D$619])*100;&quot;&quot;)">
            <text:p/>
          </table:table-cell>
          <table:table-cell table:formula="of:=IFERROR(([.E418]-[.E$619])/([.E$620]-[.E$619])*100;&quot;&quot;)">
            <text:p/>
          </table:table-cell>
          <table:table-cell table:formula="of:=IFERROR(([.F418]-[.F$619])/([.F$620]-[.F$619])*100;&quot;&quot;)">
            <text:p/>
          </table:table-cell>
          <table:table-cell table:formula="of:=IFERROR(([.G418]-[.G$619])/([.G$620]-[.G$619])*100;&quot;&quot;)">
            <text:p/>
          </table:table-cell>
          <table:table-cell table:formula="of:=IFERROR(([.H418]-[.H$619])/([.H$620]-[.H$619])*100;&quot;&quot;)">
            <text:p/>
          </table:table-cell>
          <table:table-cell table:formula="of:=IFERROR(([.I418]-[.I$619])/([.I$620]-[.I$619])*100;&quot;&quot;)">
            <text:p/>
          </table:table-cell>
          <table:table-cell table:formula="of:=IFERROR(([.J418]-[.J$619])/([.J$620]-[.J$619])*100;&quot;&quot;)">
            <text:p/>
          </table:table-cell>
          <table:table-cell table:formula="of:=IFERROR(([.K418]-[.K$619])/([.K$620]-[.K$619])*100;&quot;&quot;)">
            <text:p/>
          </table:table-cell>
          <table:table-cell table:formula="of:=IFERROR(([.L418]-[.L$619])/([.L$620]-[.L$619])*100;&quot;&quot;)">
            <text:p/>
          </table:table-cell>
          <table:table-cell table:formula="of:=IFERROR(([.M418]-[.M$619])/([.M$620]-[.M$619])*100;&quot;&quot;)">
            <text:p/>
          </table:table-cell>
          <table:table-cell table:formula="of:=IFERROR(([.N418]-[.N$619])/([.N$620]-[.N$619])*100;&quot;&quot;)">
            <text:p/>
          </table:table-cell>
          <table:table-cell table:formula="of:=IFERROR(([.O418]-[.O$619])/([.O$620]-[.O$619])*100;&quot;&quot;)">
            <text:p/>
          </table:table-cell>
          <table:table-cell table:formula="of:=IFERROR(([.P418]-[.P$619])/([.P$620]-[.P$619])*100;&quot;&quot;)" office:value-type="float" office:value="32.5" calcext:value-type="float">
            <text:p>32.5</text:p>
          </table:table-cell>
          <table:table-cell table:formula="of:=IFERROR(([.Q418]-[.Q$619])/([.Q$620]-[.Q$619])*100;&quot;&quot;)">
            <text:p/>
          </table:table-cell>
        </table:table-row>
        <table:table-row table:style-name="ro1">
          <table:table-cell office:value-type="float" office:value="1027.3" calcext:value-type="float">
            <text:p>1027.3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3" calcext:value-type="float">
            <text:p>43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1027.3" calcext:value-type="float">
            <text:p>1027.3</text:p>
          </table:table-cell>
          <table:table-cell table:formula="of:=IFERROR(([.B419]-[.B$619])/([.B$620]-[.B$619])*100;&quot;&quot;)">
            <text:p/>
          </table:table-cell>
          <table:table-cell table:formula="of:=IFERROR(([.C419]-[.C$619])/([.C$620]-[.C$619])*100;&quot;&quot;)">
            <text:p/>
          </table:table-cell>
          <table:table-cell table:formula="of:=IFERROR(([.D419]-[.D$619])/([.D$620]-[.D$619])*100;&quot;&quot;)">
            <text:p/>
          </table:table-cell>
          <table:table-cell table:formula="of:=IFERROR(([.E419]-[.E$619])/([.E$620]-[.E$619])*100;&quot;&quot;)">
            <text:p/>
          </table:table-cell>
          <table:table-cell table:formula="of:=IFERROR(([.F419]-[.F$619])/([.F$620]-[.F$619])*100;&quot;&quot;)">
            <text:p/>
          </table:table-cell>
          <table:table-cell table:formula="of:=IFERROR(([.G419]-[.G$619])/([.G$620]-[.G$619])*100;&quot;&quot;)">
            <text:p/>
          </table:table-cell>
          <table:table-cell table:formula="of:=IFERROR(([.H419]-[.H$619])/([.H$620]-[.H$619])*100;&quot;&quot;)">
            <text:p/>
          </table:table-cell>
          <table:table-cell table:formula="of:=IFERROR(([.I419]-[.I$619])/([.I$620]-[.I$619])*100;&quot;&quot;)">
            <text:p/>
          </table:table-cell>
          <table:table-cell table:formula="of:=IFERROR(([.J419]-[.J$619])/([.J$620]-[.J$619])*100;&quot;&quot;)" office:value-type="float" office:value="27.4509803921569" calcext:value-type="float">
            <text:p>27.4509803922</text:p>
          </table:table-cell>
          <table:table-cell table:formula="of:=IFERROR(([.K419]-[.K$619])/([.K$620]-[.K$619])*100;&quot;&quot;)">
            <text:p/>
          </table:table-cell>
          <table:table-cell table:formula="of:=IFERROR(([.L419]-[.L$619])/([.L$620]-[.L$619])*100;&quot;&quot;)">
            <text:p/>
          </table:table-cell>
          <table:table-cell table:formula="of:=IFERROR(([.M419]-[.M$619])/([.M$620]-[.M$619])*100;&quot;&quot;)">
            <text:p/>
          </table:table-cell>
          <table:table-cell table:formula="of:=IFERROR(([.N419]-[.N$619])/([.N$620]-[.N$619])*100;&quot;&quot;)">
            <text:p/>
          </table:table-cell>
          <table:table-cell table:formula="of:=IFERROR(([.O419]-[.O$619])/([.O$620]-[.O$619])*100;&quot;&quot;)">
            <text:p/>
          </table:table-cell>
          <table:table-cell table:formula="of:=IFERROR(([.P419]-[.P$619])/([.P$620]-[.P$619])*100;&quot;&quot;)">
            <text:p/>
          </table:table-cell>
          <table:table-cell table:formula="of:=IFERROR(([.Q419]-[.Q$619])/([.Q$620]-[.Q$619])*100;&quot;&quot;)">
            <text:p/>
          </table:table-cell>
        </table:table-row>
        <table:table-row table:style-name="ro1">
          <table:table-cell office:value-type="float" office:value="1030.36" calcext:value-type="float">
            <text:p>1030.36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2"/>
          <table:table-cell office:value-type="float" office:value="1030.36" calcext:value-type="float">
            <text:p>1030.36</text:p>
          </table:table-cell>
          <table:table-cell table:formula="of:=IFERROR(([.B420]-[.B$619])/([.B$620]-[.B$619])*100;&quot;&quot;)">
            <text:p/>
          </table:table-cell>
          <table:table-cell table:formula="of:=IFERROR(([.C420]-[.C$619])/([.C$620]-[.C$619])*100;&quot;&quot;)">
            <text:p/>
          </table:table-cell>
          <table:table-cell table:formula="of:=IFERROR(([.D420]-[.D$619])/([.D$620]-[.D$619])*100;&quot;&quot;)">
            <text:p/>
          </table:table-cell>
          <table:table-cell table:formula="of:=IFERROR(([.E420]-[.E$619])/([.E$620]-[.E$619])*100;&quot;&quot;)">
            <text:p/>
          </table:table-cell>
          <table:table-cell table:formula="of:=IFERROR(([.F420]-[.F$619])/([.F$620]-[.F$619])*100;&quot;&quot;)">
            <text:p/>
          </table:table-cell>
          <table:table-cell table:formula="of:=IFERROR(([.G420]-[.G$619])/([.G$620]-[.G$619])*100;&quot;&quot;)">
            <text:p/>
          </table:table-cell>
          <table:table-cell table:formula="of:=IFERROR(([.H420]-[.H$619])/([.H$620]-[.H$619])*100;&quot;&quot;)" office:value-type="float" office:value="5.88235294117647" calcext:value-type="float">
            <text:p>5.8823529412</text:p>
          </table:table-cell>
          <table:table-cell table:formula="of:=IFERROR(([.I420]-[.I$619])/([.I$620]-[.I$619])*100;&quot;&quot;)">
            <text:p/>
          </table:table-cell>
          <table:table-cell table:formula="of:=IFERROR(([.J420]-[.J$619])/([.J$620]-[.J$619])*100;&quot;&quot;)">
            <text:p/>
          </table:table-cell>
          <table:table-cell table:formula="of:=IFERROR(([.K420]-[.K$619])/([.K$620]-[.K$619])*100;&quot;&quot;)">
            <text:p/>
          </table:table-cell>
          <table:table-cell table:formula="of:=IFERROR(([.L420]-[.L$619])/([.L$620]-[.L$619])*100;&quot;&quot;)">
            <text:p/>
          </table:table-cell>
          <table:table-cell table:formula="of:=IFERROR(([.M420]-[.M$619])/([.M$620]-[.M$619])*100;&quot;&quot;)">
            <text:p/>
          </table:table-cell>
          <table:table-cell table:formula="of:=IFERROR(([.N420]-[.N$619])/([.N$620]-[.N$619])*100;&quot;&quot;)">
            <text:p/>
          </table:table-cell>
          <table:table-cell table:formula="of:=IFERROR(([.O420]-[.O$619])/([.O$620]-[.O$619])*100;&quot;&quot;)">
            <text:p/>
          </table:table-cell>
          <table:table-cell table:formula="of:=IFERROR(([.P420]-[.P$619])/([.P$620]-[.P$619])*100;&quot;&quot;)">
            <text:p/>
          </table:table-cell>
          <table:table-cell table:formula="of:=IFERROR(([.Q420]-[.Q$619])/([.Q$620]-[.Q$619])*100;&quot;&quot;)">
            <text:p/>
          </table:table-cell>
        </table:table-row>
        <table:table-row table:style-name="ro1">
          <table:table-cell office:value-type="float" office:value="1033.22" calcext:value-type="float">
            <text:p>1033.22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float" office:value="1033.22" calcext:value-type="float">
            <text:p>1033.22</text:p>
          </table:table-cell>
          <table:table-cell table:formula="of:=IFERROR(([.B421]-[.B$619])/([.B$620]-[.B$619])*100;&quot;&quot;)">
            <text:p/>
          </table:table-cell>
          <table:table-cell table:formula="of:=IFERROR(([.C421]-[.C$619])/([.C$620]-[.C$619])*100;&quot;&quot;)">
            <text:p/>
          </table:table-cell>
          <table:table-cell table:formula="of:=IFERROR(([.D421]-[.D$619])/([.D$620]-[.D$619])*100;&quot;&quot;)">
            <text:p/>
          </table:table-cell>
          <table:table-cell table:formula="of:=IFERROR(([.E421]-[.E$619])/([.E$620]-[.E$619])*100;&quot;&quot;)">
            <text:p/>
          </table:table-cell>
          <table:table-cell table:formula="of:=IFERROR(([.F421]-[.F$619])/([.F$620]-[.F$619])*100;&quot;&quot;)">
            <text:p/>
          </table:table-cell>
          <table:table-cell table:formula="of:=IFERROR(([.G421]-[.G$619])/([.G$620]-[.G$619])*100;&quot;&quot;)">
            <text:p/>
          </table:table-cell>
          <table:table-cell table:formula="of:=IFERROR(([.H421]-[.H$619])/([.H$620]-[.H$619])*100;&quot;&quot;)">
            <text:p/>
          </table:table-cell>
          <table:table-cell table:formula="of:=IFERROR(([.I421]-[.I$619])/([.I$620]-[.I$619])*100;&quot;&quot;)">
            <text:p/>
          </table:table-cell>
          <table:table-cell table:formula="of:=IFERROR(([.J421]-[.J$619])/([.J$620]-[.J$619])*100;&quot;&quot;)">
            <text:p/>
          </table:table-cell>
          <table:table-cell table:formula="of:=IFERROR(([.K421]-[.K$619])/([.K$620]-[.K$619])*100;&quot;&quot;)">
            <text:p/>
          </table:table-cell>
          <table:table-cell table:formula="of:=IFERROR(([.L421]-[.L$619])/([.L$620]-[.L$619])*100;&quot;&quot;)">
            <text:p/>
          </table:table-cell>
          <table:table-cell table:formula="of:=IFERROR(([.M421]-[.M$619])/([.M$620]-[.M$619])*100;&quot;&quot;)">
            <text:p/>
          </table:table-cell>
          <table:table-cell table:formula="of:=IFERROR(([.N421]-[.N$619])/([.N$620]-[.N$619])*100;&quot;&quot;)" office:value-type="float" office:value="10" calcext:value-type="float">
            <text:p>10</text:p>
          </table:table-cell>
          <table:table-cell table:formula="of:=IFERROR(([.O421]-[.O$619])/([.O$620]-[.O$619])*100;&quot;&quot;)">
            <text:p/>
          </table:table-cell>
          <table:table-cell table:formula="of:=IFERROR(([.P421]-[.P$619])/([.P$620]-[.P$619])*100;&quot;&quot;)">
            <text:p/>
          </table:table-cell>
          <table:table-cell table:formula="of:=IFERROR(([.Q421]-[.Q$619])/([.Q$620]-[.Q$619])*100;&quot;&quot;)">
            <text:p/>
          </table:table-cell>
        </table:table-row>
        <table:table-row table:style-name="ro1">
          <table:table-cell office:value-type="float" office:value="1039.1" calcext:value-type="float">
            <text:p>1039.1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039.1" calcext:value-type="float">
            <text:p>1039.1</text:p>
          </table:table-cell>
          <table:table-cell table:formula="of:=IFERROR(([.B422]-[.B$619])/([.B$620]-[.B$619])*100;&quot;&quot;)">
            <text:p/>
          </table:table-cell>
          <table:table-cell table:formula="of:=IFERROR(([.C422]-[.C$619])/([.C$620]-[.C$619])*100;&quot;&quot;)">
            <text:p/>
          </table:table-cell>
          <table:table-cell table:formula="of:=IFERROR(([.D422]-[.D$619])/([.D$620]-[.D$619])*100;&quot;&quot;)">
            <text:p/>
          </table:table-cell>
          <table:table-cell table:formula="of:=IFERROR(([.E422]-[.E$619])/([.E$620]-[.E$619])*100;&quot;&quot;)">
            <text:p/>
          </table:table-cell>
          <table:table-cell table:formula="of:=IFERROR(([.F422]-[.F$619])/([.F$620]-[.F$619])*100;&quot;&quot;)">
            <text:p/>
          </table:table-cell>
          <table:table-cell table:formula="of:=IFERROR(([.G422]-[.G$619])/([.G$620]-[.G$619])*100;&quot;&quot;)">
            <text:p/>
          </table:table-cell>
          <table:table-cell table:formula="of:=IFERROR(([.H422]-[.H$619])/([.H$620]-[.H$619])*100;&quot;&quot;)">
            <text:p/>
          </table:table-cell>
          <table:table-cell table:formula="of:=IFERROR(([.I422]-[.I$619])/([.I$620]-[.I$619])*100;&quot;&quot;)">
            <text:p/>
          </table:table-cell>
          <table:table-cell table:formula="of:=IFERROR(([.J422]-[.J$619])/([.J$620]-[.J$619])*100;&quot;&quot;)">
            <text:p/>
          </table:table-cell>
          <table:table-cell table:formula="of:=IFERROR(([.K422]-[.K$619])/([.K$620]-[.K$619])*100;&quot;&quot;)">
            <text:p/>
          </table:table-cell>
          <table:table-cell table:formula="of:=IFERROR(([.L422]-[.L$619])/([.L$620]-[.L$619])*100;&quot;&quot;)">
            <text:p/>
          </table:table-cell>
          <table:table-cell table:formula="of:=IFERROR(([.M422]-[.M$619])/([.M$620]-[.M$619])*100;&quot;&quot;)">
            <text:p/>
          </table:table-cell>
          <table:table-cell table:formula="of:=IFERROR(([.N422]-[.N$619])/([.N$620]-[.N$619])*100;&quot;&quot;)">
            <text:p/>
          </table:table-cell>
          <table:table-cell table:formula="of:=IFERROR(([.O422]-[.O$619])/([.O$620]-[.O$619])*100;&quot;&quot;)">
            <text:p/>
          </table:table-cell>
          <table:table-cell table:formula="of:=IFERROR(([.P422]-[.P$619])/([.P$620]-[.P$619])*100;&quot;&quot;)" office:value-type="float" office:value="30" calcext:value-type="float">
            <text:p>30</text:p>
          </table:table-cell>
          <table:table-cell table:formula="of:=IFERROR(([.Q422]-[.Q$619])/([.Q$620]-[.Q$619])*100;&quot;&quot;)">
            <text:p/>
          </table:table-cell>
        </table:table-row>
        <table:table-row table:style-name="ro1">
          <table:table-cell office:value-type="float" office:value="1039.64" calcext:value-type="float">
            <text:p>1039.64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2" calcext:value-type="float">
            <text:p>42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1039.64" calcext:value-type="float">
            <text:p>1039.64</text:p>
          </table:table-cell>
          <table:table-cell table:formula="of:=IFERROR(([.B423]-[.B$619])/([.B$620]-[.B$619])*100;&quot;&quot;)">
            <text:p/>
          </table:table-cell>
          <table:table-cell table:formula="of:=IFERROR(([.C423]-[.C$619])/([.C$620]-[.C$619])*100;&quot;&quot;)">
            <text:p/>
          </table:table-cell>
          <table:table-cell table:formula="of:=IFERROR(([.D423]-[.D$619])/([.D$620]-[.D$619])*100;&quot;&quot;)">
            <text:p/>
          </table:table-cell>
          <table:table-cell table:formula="of:=IFERROR(([.E423]-[.E$619])/([.E$620]-[.E$619])*100;&quot;&quot;)">
            <text:p/>
          </table:table-cell>
          <table:table-cell table:formula="of:=IFERROR(([.F423]-[.F$619])/([.F$620]-[.F$619])*100;&quot;&quot;)">
            <text:p/>
          </table:table-cell>
          <table:table-cell table:formula="of:=IFERROR(([.G423]-[.G$619])/([.G$620]-[.G$619])*100;&quot;&quot;)">
            <text:p/>
          </table:table-cell>
          <table:table-cell table:formula="of:=IFERROR(([.H423]-[.H$619])/([.H$620]-[.H$619])*100;&quot;&quot;)">
            <text:p/>
          </table:table-cell>
          <table:table-cell table:formula="of:=IFERROR(([.I423]-[.I$619])/([.I$620]-[.I$619])*100;&quot;&quot;)">
            <text:p/>
          </table:table-cell>
          <table:table-cell table:formula="of:=IFERROR(([.J423]-[.J$619])/([.J$620]-[.J$619])*100;&quot;&quot;)" office:value-type="float" office:value="25.4901960784314" calcext:value-type="float">
            <text:p>25.4901960784</text:p>
          </table:table-cell>
          <table:table-cell table:formula="of:=IFERROR(([.K423]-[.K$619])/([.K$620]-[.K$619])*100;&quot;&quot;)">
            <text:p/>
          </table:table-cell>
          <table:table-cell table:formula="of:=IFERROR(([.L423]-[.L$619])/([.L$620]-[.L$619])*100;&quot;&quot;)">
            <text:p/>
          </table:table-cell>
          <table:table-cell table:formula="of:=IFERROR(([.M423]-[.M$619])/([.M$620]-[.M$619])*100;&quot;&quot;)">
            <text:p/>
          </table:table-cell>
          <table:table-cell table:formula="of:=IFERROR(([.N423]-[.N$619])/([.N$620]-[.N$619])*100;&quot;&quot;)">
            <text:p/>
          </table:table-cell>
          <table:table-cell table:formula="of:=IFERROR(([.O423]-[.O$619])/([.O$620]-[.O$619])*100;&quot;&quot;)">
            <text:p/>
          </table:table-cell>
          <table:table-cell table:formula="of:=IFERROR(([.P423]-[.P$619])/([.P$620]-[.P$619])*100;&quot;&quot;)">
            <text:p/>
          </table:table-cell>
          <table:table-cell table:formula="of:=IFERROR(([.Q423]-[.Q$619])/([.Q$620]-[.Q$619])*100;&quot;&quot;)">
            <text:p/>
          </table:table-cell>
        </table:table-row>
        <table:table-row table:style-name="ro1">
          <table:table-cell office:value-type="float" office:value="1043.24" calcext:value-type="float">
            <text:p>1043.24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float" office:value="1043.24" calcext:value-type="float">
            <text:p>1043.24</text:p>
          </table:table-cell>
          <table:table-cell table:formula="of:=IFERROR(([.B424]-[.B$619])/([.B$620]-[.B$619])*100;&quot;&quot;)">
            <text:p/>
          </table:table-cell>
          <table:table-cell table:formula="of:=IFERROR(([.C424]-[.C$619])/([.C$620]-[.C$619])*100;&quot;&quot;)">
            <text:p/>
          </table:table-cell>
          <table:table-cell table:formula="of:=IFERROR(([.D424]-[.D$619])/([.D$620]-[.D$619])*100;&quot;&quot;)">
            <text:p/>
          </table:table-cell>
          <table:table-cell table:formula="of:=IFERROR(([.E424]-[.E$619])/([.E$620]-[.E$619])*100;&quot;&quot;)">
            <text:p/>
          </table:table-cell>
          <table:table-cell table:formula="of:=IFERROR(([.F424]-[.F$619])/([.F$620]-[.F$619])*100;&quot;&quot;)">
            <text:p/>
          </table:table-cell>
          <table:table-cell table:formula="of:=IFERROR(([.G424]-[.G$619])/([.G$620]-[.G$619])*100;&quot;&quot;)">
            <text:p/>
          </table:table-cell>
          <table:table-cell table:formula="of:=IFERROR(([.H424]-[.H$619])/([.H$620]-[.H$619])*100;&quot;&quot;)">
            <text:p/>
          </table:table-cell>
          <table:table-cell table:formula="of:=IFERROR(([.I424]-[.I$619])/([.I$620]-[.I$619])*100;&quot;&quot;)">
            <text:p/>
          </table:table-cell>
          <table:table-cell table:formula="of:=IFERROR(([.J424]-[.J$619])/([.J$620]-[.J$619])*100;&quot;&quot;)">
            <text:p/>
          </table:table-cell>
          <table:table-cell table:formula="of:=IFERROR(([.K424]-[.K$619])/([.K$620]-[.K$619])*100;&quot;&quot;)">
            <text:p/>
          </table:table-cell>
          <table:table-cell table:formula="of:=IFERROR(([.L424]-[.L$619])/([.L$620]-[.L$619])*100;&quot;&quot;)">
            <text:p/>
          </table:table-cell>
          <table:table-cell table:formula="of:=IFERROR(([.M424]-[.M$619])/([.M$620]-[.M$619])*100;&quot;&quot;)" office:value-type="float" office:value="29.1666666666667" calcext:value-type="float">
            <text:p>29.1666666667</text:p>
          </table:table-cell>
          <table:table-cell table:formula="of:=IFERROR(([.N424]-[.N$619])/([.N$620]-[.N$619])*100;&quot;&quot;)">
            <text:p/>
          </table:table-cell>
          <table:table-cell table:formula="of:=IFERROR(([.O424]-[.O$619])/([.O$620]-[.O$619])*100;&quot;&quot;)">
            <text:p/>
          </table:table-cell>
          <table:table-cell table:formula="of:=IFERROR(([.P424]-[.P$619])/([.P$620]-[.P$619])*100;&quot;&quot;)">
            <text:p/>
          </table:table-cell>
          <table:table-cell table:formula="of:=IFERROR(([.Q424]-[.Q$619])/([.Q$620]-[.Q$619])*100;&quot;&quot;)">
            <text:p/>
          </table:table-cell>
        </table:table-row>
        <table:table-row table:style-name="ro1">
          <table:table-cell office:value-type="float" office:value="1045.68" calcext:value-type="float">
            <text:p>1045.68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2"/>
          <table:table-cell office:value-type="float" office:value="1045.68" calcext:value-type="float">
            <text:p>1045.68</text:p>
          </table:table-cell>
          <table:table-cell table:formula="of:=IFERROR(([.B425]-[.B$619])/([.B$620]-[.B$619])*100;&quot;&quot;)">
            <text:p/>
          </table:table-cell>
          <table:table-cell table:formula="of:=IFERROR(([.C425]-[.C$619])/([.C$620]-[.C$619])*100;&quot;&quot;)">
            <text:p/>
          </table:table-cell>
          <table:table-cell table:formula="of:=IFERROR(([.D425]-[.D$619])/([.D$620]-[.D$619])*100;&quot;&quot;)">
            <text:p/>
          </table:table-cell>
          <table:table-cell table:formula="of:=IFERROR(([.E425]-[.E$619])/([.E$620]-[.E$619])*100;&quot;&quot;)">
            <text:p/>
          </table:table-cell>
          <table:table-cell table:formula="of:=IFERROR(([.F425]-[.F$619])/([.F$620]-[.F$619])*100;&quot;&quot;)">
            <text:p/>
          </table:table-cell>
          <table:table-cell table:formula="of:=IFERROR(([.G425]-[.G$619])/([.G$620]-[.G$619])*100;&quot;&quot;)">
            <text:p/>
          </table:table-cell>
          <table:table-cell table:formula="of:=IFERROR(([.H425]-[.H$619])/([.H$620]-[.H$619])*100;&quot;&quot;)" office:value-type="float" office:value="11.7647058823529" calcext:value-type="float">
            <text:p>11.7647058824</text:p>
          </table:table-cell>
          <table:table-cell table:formula="of:=IFERROR(([.I425]-[.I$619])/([.I$620]-[.I$619])*100;&quot;&quot;)">
            <text:p/>
          </table:table-cell>
          <table:table-cell table:formula="of:=IFERROR(([.J425]-[.J$619])/([.J$620]-[.J$619])*100;&quot;&quot;)">
            <text:p/>
          </table:table-cell>
          <table:table-cell table:formula="of:=IFERROR(([.K425]-[.K$619])/([.K$620]-[.K$619])*100;&quot;&quot;)">
            <text:p/>
          </table:table-cell>
          <table:table-cell table:formula="of:=IFERROR(([.L425]-[.L$619])/([.L$620]-[.L$619])*100;&quot;&quot;)">
            <text:p/>
          </table:table-cell>
          <table:table-cell table:formula="of:=IFERROR(([.M425]-[.M$619])/([.M$620]-[.M$619])*100;&quot;&quot;)">
            <text:p/>
          </table:table-cell>
          <table:table-cell table:formula="of:=IFERROR(([.N425]-[.N$619])/([.N$620]-[.N$619])*100;&quot;&quot;)">
            <text:p/>
          </table:table-cell>
          <table:table-cell table:formula="of:=IFERROR(([.O425]-[.O$619])/([.O$620]-[.O$619])*100;&quot;&quot;)">
            <text:p/>
          </table:table-cell>
          <table:table-cell table:formula="of:=IFERROR(([.P425]-[.P$619])/([.P$620]-[.P$619])*100;&quot;&quot;)">
            <text:p/>
          </table:table-cell>
          <table:table-cell table:formula="of:=IFERROR(([.Q425]-[.Q$619])/([.Q$620]-[.Q$619])*100;&quot;&quot;)">
            <text:p/>
          </table:table-cell>
        </table:table-row>
        <table:table-row table:style-name="ro1">
          <table:table-cell office:value-type="float" office:value="1053.06" calcext:value-type="float">
            <text:p>1053.06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1" calcext:value-type="float">
            <text:p>4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1053.06" calcext:value-type="float">
            <text:p>1053.06</text:p>
          </table:table-cell>
          <table:table-cell table:formula="of:=IFERROR(([.B426]-[.B$619])/([.B$620]-[.B$619])*100;&quot;&quot;)">
            <text:p/>
          </table:table-cell>
          <table:table-cell table:formula="of:=IFERROR(([.C426]-[.C$619])/([.C$620]-[.C$619])*100;&quot;&quot;)">
            <text:p/>
          </table:table-cell>
          <table:table-cell table:formula="of:=IFERROR(([.D426]-[.D$619])/([.D$620]-[.D$619])*100;&quot;&quot;)">
            <text:p/>
          </table:table-cell>
          <table:table-cell table:formula="of:=IFERROR(([.E426]-[.E$619])/([.E$620]-[.E$619])*100;&quot;&quot;)">
            <text:p/>
          </table:table-cell>
          <table:table-cell table:formula="of:=IFERROR(([.F426]-[.F$619])/([.F$620]-[.F$619])*100;&quot;&quot;)">
            <text:p/>
          </table:table-cell>
          <table:table-cell table:formula="of:=IFERROR(([.G426]-[.G$619])/([.G$620]-[.G$619])*100;&quot;&quot;)">
            <text:p/>
          </table:table-cell>
          <table:table-cell table:formula="of:=IFERROR(([.H426]-[.H$619])/([.H$620]-[.H$619])*100;&quot;&quot;)">
            <text:p/>
          </table:table-cell>
          <table:table-cell table:formula="of:=IFERROR(([.I426]-[.I$619])/([.I$620]-[.I$619])*100;&quot;&quot;)">
            <text:p/>
          </table:table-cell>
          <table:table-cell table:formula="of:=IFERROR(([.J426]-[.J$619])/([.J$620]-[.J$619])*100;&quot;&quot;)" office:value-type="float" office:value="23.5294117647059" calcext:value-type="float">
            <text:p>23.5294117647</text:p>
          </table:table-cell>
          <table:table-cell table:formula="of:=IFERROR(([.K426]-[.K$619])/([.K$620]-[.K$619])*100;&quot;&quot;)">
            <text:p/>
          </table:table-cell>
          <table:table-cell table:formula="of:=IFERROR(([.L426]-[.L$619])/([.L$620]-[.L$619])*100;&quot;&quot;)">
            <text:p/>
          </table:table-cell>
          <table:table-cell table:formula="of:=IFERROR(([.M426]-[.M$619])/([.M$620]-[.M$619])*100;&quot;&quot;)">
            <text:p/>
          </table:table-cell>
          <table:table-cell table:formula="of:=IFERROR(([.N426]-[.N$619])/([.N$620]-[.N$619])*100;&quot;&quot;)">
            <text:p/>
          </table:table-cell>
          <table:table-cell table:formula="of:=IFERROR(([.O426]-[.O$619])/([.O$620]-[.O$619])*100;&quot;&quot;)">
            <text:p/>
          </table:table-cell>
          <table:table-cell table:formula="of:=IFERROR(([.P426]-[.P$619])/([.P$620]-[.P$619])*100;&quot;&quot;)">
            <text:p/>
          </table:table-cell>
          <table:table-cell table:formula="of:=IFERROR(([.Q426]-[.Q$619])/([.Q$620]-[.Q$619])*100;&quot;&quot;)">
            <text:p/>
          </table:table-cell>
        </table:table-row>
        <table:table-row table:style-name="ro1">
          <table:table-cell office:value-type="float" office:value="1054.88" calcext:value-type="float">
            <text:p>1054.88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054.88" calcext:value-type="float">
            <text:p>1054.88</text:p>
          </table:table-cell>
          <table:table-cell table:formula="of:=IFERROR(([.B427]-[.B$619])/([.B$620]-[.B$619])*100;&quot;&quot;)">
            <text:p/>
          </table:table-cell>
          <table:table-cell table:formula="of:=IFERROR(([.C427]-[.C$619])/([.C$620]-[.C$619])*100;&quot;&quot;)">
            <text:p/>
          </table:table-cell>
          <table:table-cell table:formula="of:=IFERROR(([.D427]-[.D$619])/([.D$620]-[.D$619])*100;&quot;&quot;)">
            <text:p/>
          </table:table-cell>
          <table:table-cell table:formula="of:=IFERROR(([.E427]-[.E$619])/([.E$620]-[.E$619])*100;&quot;&quot;)">
            <text:p/>
          </table:table-cell>
          <table:table-cell table:formula="of:=IFERROR(([.F427]-[.F$619])/([.F$620]-[.F$619])*100;&quot;&quot;)">
            <text:p/>
          </table:table-cell>
          <table:table-cell table:formula="of:=IFERROR(([.G427]-[.G$619])/([.G$620]-[.G$619])*100;&quot;&quot;)">
            <text:p/>
          </table:table-cell>
          <table:table-cell table:formula="of:=IFERROR(([.H427]-[.H$619])/([.H$620]-[.H$619])*100;&quot;&quot;)">
            <text:p/>
          </table:table-cell>
          <table:table-cell table:formula="of:=IFERROR(([.I427]-[.I$619])/([.I$620]-[.I$619])*100;&quot;&quot;)">
            <text:p/>
          </table:table-cell>
          <table:table-cell table:formula="of:=IFERROR(([.J427]-[.J$619])/([.J$620]-[.J$619])*100;&quot;&quot;)">
            <text:p/>
          </table:table-cell>
          <table:table-cell table:formula="of:=IFERROR(([.K427]-[.K$619])/([.K$620]-[.K$619])*100;&quot;&quot;)">
            <text:p/>
          </table:table-cell>
          <table:table-cell table:formula="of:=IFERROR(([.L427]-[.L$619])/([.L$620]-[.L$619])*100;&quot;&quot;)">
            <text:p/>
          </table:table-cell>
          <table:table-cell table:formula="of:=IFERROR(([.M427]-[.M$619])/([.M$620]-[.M$619])*100;&quot;&quot;)">
            <text:p/>
          </table:table-cell>
          <table:table-cell table:formula="of:=IFERROR(([.N427]-[.N$619])/([.N$620]-[.N$619])*100;&quot;&quot;)">
            <text:p/>
          </table:table-cell>
          <table:table-cell table:formula="of:=IFERROR(([.O427]-[.O$619])/([.O$620]-[.O$619])*100;&quot;&quot;)">
            <text:p/>
          </table:table-cell>
          <table:table-cell table:formula="of:=IFERROR(([.P427]-[.P$619])/([.P$620]-[.P$619])*100;&quot;&quot;)" office:value-type="float" office:value="27.5" calcext:value-type="float">
            <text:p>27.5</text:p>
          </table:table-cell>
          <table:table-cell table:formula="of:=IFERROR(([.Q427]-[.Q$619])/([.Q$620]-[.Q$619])*100;&quot;&quot;)">
            <text:p/>
          </table:table-cell>
        </table:table-row>
        <table:table-row table:style-name="ro1">
          <table:table-cell office:value-type="float" office:value="1057.16" calcext:value-type="float">
            <text:p>1057.16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float" office:value="1057.16" calcext:value-type="float">
            <text:p>1057.16</text:p>
          </table:table-cell>
          <table:table-cell table:formula="of:=IFERROR(([.B428]-[.B$619])/([.B$620]-[.B$619])*100;&quot;&quot;)">
            <text:p/>
          </table:table-cell>
          <table:table-cell table:formula="of:=IFERROR(([.C428]-[.C$619])/([.C$620]-[.C$619])*100;&quot;&quot;)">
            <text:p/>
          </table:table-cell>
          <table:table-cell table:formula="of:=IFERROR(([.D428]-[.D$619])/([.D$620]-[.D$619])*100;&quot;&quot;)">
            <text:p/>
          </table:table-cell>
          <table:table-cell table:formula="of:=IFERROR(([.E428]-[.E$619])/([.E$620]-[.E$619])*100;&quot;&quot;)">
            <text:p/>
          </table:table-cell>
          <table:table-cell table:formula="of:=IFERROR(([.F428]-[.F$619])/([.F$620]-[.F$619])*100;&quot;&quot;)">
            <text:p/>
          </table:table-cell>
          <table:table-cell table:formula="of:=IFERROR(([.G428]-[.G$619])/([.G$620]-[.G$619])*100;&quot;&quot;)">
            <text:p/>
          </table:table-cell>
          <table:table-cell table:formula="of:=IFERROR(([.H428]-[.H$619])/([.H$620]-[.H$619])*100;&quot;&quot;)">
            <text:p/>
          </table:table-cell>
          <table:table-cell table:formula="of:=IFERROR(([.I428]-[.I$619])/([.I$620]-[.I$619])*100;&quot;&quot;)">
            <text:p/>
          </table:table-cell>
          <table:table-cell table:formula="of:=IFERROR(([.J428]-[.J$619])/([.J$620]-[.J$619])*100;&quot;&quot;)">
            <text:p/>
          </table:table-cell>
          <table:table-cell table:formula="of:=IFERROR(([.K428]-[.K$619])/([.K$620]-[.K$619])*100;&quot;&quot;)">
            <text:p/>
          </table:table-cell>
          <table:table-cell table:formula="of:=IFERROR(([.L428]-[.L$619])/([.L$620]-[.L$619])*100;&quot;&quot;)" office:value-type="float" office:value="5.26315789473684" calcext:value-type="float">
            <text:p>5.2631578947</text:p>
          </table:table-cell>
          <table:table-cell table:formula="of:=IFERROR(([.M428]-[.M$619])/([.M$620]-[.M$619])*100;&quot;&quot;)">
            <text:p/>
          </table:table-cell>
          <table:table-cell table:formula="of:=IFERROR(([.N428]-[.N$619])/([.N$620]-[.N$619])*100;&quot;&quot;)">
            <text:p/>
          </table:table-cell>
          <table:table-cell table:formula="of:=IFERROR(([.O428]-[.O$619])/([.O$620]-[.O$619])*100;&quot;&quot;)">
            <text:p/>
          </table:table-cell>
          <table:table-cell table:formula="of:=IFERROR(([.P428]-[.P$619])/([.P$620]-[.P$619])*100;&quot;&quot;)">
            <text:p/>
          </table:table-cell>
          <table:table-cell table:formula="of:=IFERROR(([.Q428]-[.Q$619])/([.Q$620]-[.Q$619])*100;&quot;&quot;)">
            <text:p/>
          </table:table-cell>
        </table:table-row>
        <table:table-row table:style-name="ro1">
          <table:table-cell office:value-type="float" office:value="1058.736" calcext:value-type="float">
            <text:p>1058.73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1058.736" calcext:value-type="float">
            <text:p>1058.736</text:p>
          </table:table-cell>
          <table:table-cell table:formula="of:=IFERROR(([.B429]-[.B$619])/([.B$620]-[.B$619])*100;&quot;&quot;)">
            <text:p/>
          </table:table-cell>
          <table:table-cell table:formula="of:=IFERROR(([.C429]-[.C$619])/([.C$620]-[.C$619])*100;&quot;&quot;)">
            <text:p/>
          </table:table-cell>
          <table:table-cell table:formula="of:=IFERROR(([.D429]-[.D$619])/([.D$620]-[.D$619])*100;&quot;&quot;)">
            <text:p/>
          </table:table-cell>
          <table:table-cell table:formula="of:=IFERROR(([.E429]-[.E$619])/([.E$620]-[.E$619])*100;&quot;&quot;)" office:value-type="float" office:value="0" calcext:value-type="float">
            <text:p>0</text:p>
          </table:table-cell>
          <table:table-cell table:formula="of:=IFERROR(([.F429]-[.F$619])/([.F$620]-[.F$619])*100;&quot;&quot;)">
            <text:p/>
          </table:table-cell>
          <table:table-cell table:formula="of:=IFERROR(([.G429]-[.G$619])/([.G$620]-[.G$619])*100;&quot;&quot;)">
            <text:p/>
          </table:table-cell>
          <table:table-cell table:formula="of:=IFERROR(([.H429]-[.H$619])/([.H$620]-[.H$619])*100;&quot;&quot;)">
            <text:p/>
          </table:table-cell>
          <table:table-cell table:formula="of:=IFERROR(([.I429]-[.I$619])/([.I$620]-[.I$619])*100;&quot;&quot;)">
            <text:p/>
          </table:table-cell>
          <table:table-cell table:formula="of:=IFERROR(([.J429]-[.J$619])/([.J$620]-[.J$619])*100;&quot;&quot;)">
            <text:p/>
          </table:table-cell>
          <table:table-cell table:formula="of:=IFERROR(([.K429]-[.K$619])/([.K$620]-[.K$619])*100;&quot;&quot;)">
            <text:p/>
          </table:table-cell>
          <table:table-cell table:formula="of:=IFERROR(([.L429]-[.L$619])/([.L$620]-[.L$619])*100;&quot;&quot;)">
            <text:p/>
          </table:table-cell>
          <table:table-cell table:formula="of:=IFERROR(([.M429]-[.M$619])/([.M$620]-[.M$619])*100;&quot;&quot;)">
            <text:p/>
          </table:table-cell>
          <table:table-cell table:formula="of:=IFERROR(([.N429]-[.N$619])/([.N$620]-[.N$619])*100;&quot;&quot;)">
            <text:p/>
          </table:table-cell>
          <table:table-cell table:formula="of:=IFERROR(([.O429]-[.O$619])/([.O$620]-[.O$619])*100;&quot;&quot;)">
            <text:p/>
          </table:table-cell>
          <table:table-cell table:formula="of:=IFERROR(([.P429]-[.P$619])/([.P$620]-[.P$619])*100;&quot;&quot;)">
            <text:p/>
          </table:table-cell>
          <table:table-cell table:formula="of:=IFERROR(([.Q429]-[.Q$619])/([.Q$620]-[.Q$619])*100;&quot;&quot;)">
            <text:p/>
          </table:table-cell>
        </table:table-row>
        <table:table-row table:style-name="ro1">
          <table:table-cell office:value-type="float" office:value="1067.74" calcext:value-type="float">
            <text:p>1067.74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0" calcext:value-type="float">
            <text:p>40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1067.74" calcext:value-type="float">
            <text:p>1067.74</text:p>
          </table:table-cell>
          <table:table-cell table:formula="of:=IFERROR(([.B430]-[.B$619])/([.B$620]-[.B$619])*100;&quot;&quot;)">
            <text:p/>
          </table:table-cell>
          <table:table-cell table:formula="of:=IFERROR(([.C430]-[.C$619])/([.C$620]-[.C$619])*100;&quot;&quot;)">
            <text:p/>
          </table:table-cell>
          <table:table-cell table:formula="of:=IFERROR(([.D430]-[.D$619])/([.D$620]-[.D$619])*100;&quot;&quot;)">
            <text:p/>
          </table:table-cell>
          <table:table-cell table:formula="of:=IFERROR(([.E430]-[.E$619])/([.E$620]-[.E$619])*100;&quot;&quot;)">
            <text:p/>
          </table:table-cell>
          <table:table-cell table:formula="of:=IFERROR(([.F430]-[.F$619])/([.F$620]-[.F$619])*100;&quot;&quot;)">
            <text:p/>
          </table:table-cell>
          <table:table-cell table:formula="of:=IFERROR(([.G430]-[.G$619])/([.G$620]-[.G$619])*100;&quot;&quot;)">
            <text:p/>
          </table:table-cell>
          <table:table-cell table:formula="of:=IFERROR(([.H430]-[.H$619])/([.H$620]-[.H$619])*100;&quot;&quot;)">
            <text:p/>
          </table:table-cell>
          <table:table-cell table:formula="of:=IFERROR(([.I430]-[.I$619])/([.I$620]-[.I$619])*100;&quot;&quot;)">
            <text:p/>
          </table:table-cell>
          <table:table-cell table:formula="of:=IFERROR(([.J430]-[.J$619])/([.J$620]-[.J$619])*100;&quot;&quot;)" office:value-type="float" office:value="21.5686274509804" calcext:value-type="float">
            <text:p>21.568627451</text:p>
          </table:table-cell>
          <table:table-cell table:formula="of:=IFERROR(([.K430]-[.K$619])/([.K$620]-[.K$619])*100;&quot;&quot;)">
            <text:p/>
          </table:table-cell>
          <table:table-cell table:formula="of:=IFERROR(([.L430]-[.L$619])/([.L$620]-[.L$619])*100;&quot;&quot;)">
            <text:p/>
          </table:table-cell>
          <table:table-cell table:formula="of:=IFERROR(([.M430]-[.M$619])/([.M$620]-[.M$619])*100;&quot;&quot;)">
            <text:p/>
          </table:table-cell>
          <table:table-cell table:formula="of:=IFERROR(([.N430]-[.N$619])/([.N$620]-[.N$619])*100;&quot;&quot;)">
            <text:p/>
          </table:table-cell>
          <table:table-cell table:formula="of:=IFERROR(([.O430]-[.O$619])/([.O$620]-[.O$619])*100;&quot;&quot;)">
            <text:p/>
          </table:table-cell>
          <table:table-cell table:formula="of:=IFERROR(([.P430]-[.P$619])/([.P$620]-[.P$619])*100;&quot;&quot;)">
            <text:p/>
          </table:table-cell>
          <table:table-cell table:formula="of:=IFERROR(([.Q430]-[.Q$619])/([.Q$620]-[.Q$619])*100;&quot;&quot;)">
            <text:p/>
          </table:table-cell>
        </table:table-row>
        <table:table-row table:style-name="ro1">
          <table:table-cell office:value-type="float" office:value="1069.28" calcext:value-type="float">
            <text:p>1069.2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69.28" calcext:value-type="float">
            <text:p>1069.28</text:p>
          </table:table-cell>
          <table:table-cell table:formula="of:=IFERROR(([.B431]-[.B$619])/([.B$620]-[.B$619])*100;&quot;&quot;)">
            <text:p/>
          </table:table-cell>
          <table:table-cell table:formula="of:=IFERROR(([.C431]-[.C$619])/([.C$620]-[.C$619])*100;&quot;&quot;)">
            <text:p/>
          </table:table-cell>
          <table:table-cell table:formula="of:=IFERROR(([.D431]-[.D$619])/([.D$620]-[.D$619])*100;&quot;&quot;)">
            <text:p/>
          </table:table-cell>
          <table:table-cell table:formula="of:=IFERROR(([.E431]-[.E$619])/([.E$620]-[.E$619])*100;&quot;&quot;)">
            <text:p/>
          </table:table-cell>
          <table:table-cell table:formula="of:=IFERROR(([.F431]-[.F$619])/([.F$620]-[.F$619])*100;&quot;&quot;)" office:value-type="float" office:value="14.2857142857143" calcext:value-type="float">
            <text:p>14.2857142857</text:p>
          </table:table-cell>
          <table:table-cell table:formula="of:=IFERROR(([.G431]-[.G$619])/([.G$620]-[.G$619])*100;&quot;&quot;)">
            <text:p/>
          </table:table-cell>
          <table:table-cell table:formula="of:=IFERROR(([.H431]-[.H$619])/([.H$620]-[.H$619])*100;&quot;&quot;)" office:value-type="float" office:value="17.6470588235294" calcext:value-type="float">
            <text:p>17.6470588235</text:p>
          </table:table-cell>
          <table:table-cell table:formula="of:=IFERROR(([.I431]-[.I$619])/([.I$620]-[.I$619])*100;&quot;&quot;)" office:value-type="float" office:value="4.76190476190476" calcext:value-type="float">
            <text:p>4.7619047619</text:p>
          </table:table-cell>
          <table:table-cell table:formula="of:=IFERROR(([.J431]-[.J$619])/([.J$620]-[.J$619])*100;&quot;&quot;)">
            <text:p/>
          </table:table-cell>
          <table:table-cell table:formula="of:=IFERROR(([.K431]-[.K$619])/([.K$620]-[.K$619])*100;&quot;&quot;)">
            <text:p/>
          </table:table-cell>
          <table:table-cell table:formula="of:=IFERROR(([.L431]-[.L$619])/([.L$620]-[.L$619])*100;&quot;&quot;)">
            <text:p/>
          </table:table-cell>
          <table:table-cell table:formula="of:=IFERROR(([.M431]-[.M$619])/([.M$620]-[.M$619])*100;&quot;&quot;)">
            <text:p/>
          </table:table-cell>
          <table:table-cell table:formula="of:=IFERROR(([.N431]-[.N$619])/([.N$620]-[.N$619])*100;&quot;&quot;)">
            <text:p/>
          </table:table-cell>
          <table:table-cell table:formula="of:=IFERROR(([.O431]-[.O$619])/([.O$620]-[.O$619])*100;&quot;&quot;)">
            <text:p/>
          </table:table-cell>
          <table:table-cell table:formula="of:=IFERROR(([.P431]-[.P$619])/([.P$620]-[.P$619])*100;&quot;&quot;)">
            <text:p/>
          </table:table-cell>
          <table:table-cell table:formula="of:=IFERROR(([.Q431]-[.Q$619])/([.Q$620]-[.Q$619])*100;&quot;&quot;)" office:value-type="float" office:value="5.26315789473684" calcext:value-type="float">
            <text:p>5.2631578947</text:p>
          </table:table-cell>
        </table:table-row>
        <table:table-row table:style-name="ro1">
          <table:table-cell office:value-type="float" office:value="1074.22" calcext:value-type="float">
            <text:p>1074.22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float" office:value="1074.22" calcext:value-type="float">
            <text:p>1074.22</text:p>
          </table:table-cell>
          <table:table-cell table:formula="of:=IFERROR(([.B432]-[.B$619])/([.B$620]-[.B$619])*100;&quot;&quot;)">
            <text:p/>
          </table:table-cell>
          <table:table-cell table:formula="of:=IFERROR(([.C432]-[.C$619])/([.C$620]-[.C$619])*100;&quot;&quot;)">
            <text:p/>
          </table:table-cell>
          <table:table-cell table:formula="of:=IFERROR(([.D432]-[.D$619])/([.D$620]-[.D$619])*100;&quot;&quot;)">
            <text:p/>
          </table:table-cell>
          <table:table-cell table:formula="of:=IFERROR(([.E432]-[.E$619])/([.E$620]-[.E$619])*100;&quot;&quot;)">
            <text:p/>
          </table:table-cell>
          <table:table-cell table:formula="of:=IFERROR(([.F432]-[.F$619])/([.F$620]-[.F$619])*100;&quot;&quot;)">
            <text:p/>
          </table:table-cell>
          <table:table-cell table:formula="of:=IFERROR(([.G432]-[.G$619])/([.G$620]-[.G$619])*100;&quot;&quot;)">
            <text:p/>
          </table:table-cell>
          <table:table-cell table:formula="of:=IFERROR(([.H432]-[.H$619])/([.H$620]-[.H$619])*100;&quot;&quot;)">
            <text:p/>
          </table:table-cell>
          <table:table-cell table:formula="of:=IFERROR(([.I432]-[.I$619])/([.I$620]-[.I$619])*100;&quot;&quot;)">
            <text:p/>
          </table:table-cell>
          <table:table-cell table:formula="of:=IFERROR(([.J432]-[.J$619])/([.J$620]-[.J$619])*100;&quot;&quot;)">
            <text:p/>
          </table:table-cell>
          <table:table-cell table:formula="of:=IFERROR(([.K432]-[.K$619])/([.K$620]-[.K$619])*100;&quot;&quot;)">
            <text:p/>
          </table:table-cell>
          <table:table-cell table:formula="of:=IFERROR(([.L432]-[.L$619])/([.L$620]-[.L$619])*100;&quot;&quot;)">
            <text:p/>
          </table:table-cell>
          <table:table-cell table:formula="of:=IFERROR(([.M432]-[.M$619])/([.M$620]-[.M$619])*100;&quot;&quot;)">
            <text:p/>
          </table:table-cell>
          <table:table-cell table:formula="of:=IFERROR(([.N432]-[.N$619])/([.N$620]-[.N$619])*100;&quot;&quot;)" office:value-type="float" office:value="5" calcext:value-type="float">
            <text:p>5</text:p>
          </table:table-cell>
          <table:table-cell table:formula="of:=IFERROR(([.O432]-[.O$619])/([.O$620]-[.O$619])*100;&quot;&quot;)">
            <text:p/>
          </table:table-cell>
          <table:table-cell table:formula="of:=IFERROR(([.P432]-[.P$619])/([.P$620]-[.P$619])*100;&quot;&quot;)">
            <text:p/>
          </table:table-cell>
          <table:table-cell table:formula="of:=IFERROR(([.Q432]-[.Q$619])/([.Q$620]-[.Q$619])*100;&quot;&quot;)">
            <text:p/>
          </table:table-cell>
        </table:table-row>
        <table:table-row table:style-name="ro1">
          <table:table-cell office:value-type="float" office:value="1075.692" calcext:value-type="float">
            <text:p>1075.692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075.692" calcext:value-type="float">
            <text:p>1075.692</text:p>
          </table:table-cell>
          <table:table-cell table:formula="of:=IFERROR(([.B433]-[.B$619])/([.B$620]-[.B$619])*100;&quot;&quot;)">
            <text:p/>
          </table:table-cell>
          <table:table-cell table:formula="of:=IFERROR(([.C433]-[.C$619])/([.C$620]-[.C$619])*100;&quot;&quot;)">
            <text:p/>
          </table:table-cell>
          <table:table-cell table:formula="of:=IFERROR(([.D433]-[.D$619])/([.D$620]-[.D$619])*100;&quot;&quot;)">
            <text:p/>
          </table:table-cell>
          <table:table-cell table:formula="of:=IFERROR(([.E433]-[.E$619])/([.E$620]-[.E$619])*100;&quot;&quot;)">
            <text:p/>
          </table:table-cell>
          <table:table-cell table:formula="of:=IFERROR(([.F433]-[.F$619])/([.F$620]-[.F$619])*100;&quot;&quot;)">
            <text:p/>
          </table:table-cell>
          <table:table-cell table:formula="of:=IFERROR(([.G433]-[.G$619])/([.G$620]-[.G$619])*100;&quot;&quot;)">
            <text:p/>
          </table:table-cell>
          <table:table-cell table:formula="of:=IFERROR(([.H433]-[.H$619])/([.H$620]-[.H$619])*100;&quot;&quot;)">
            <text:p/>
          </table:table-cell>
          <table:table-cell table:formula="of:=IFERROR(([.I433]-[.I$619])/([.I$620]-[.I$619])*100;&quot;&quot;)">
            <text:p/>
          </table:table-cell>
          <table:table-cell table:formula="of:=IFERROR(([.J433]-[.J$619])/([.J$620]-[.J$619])*100;&quot;&quot;)">
            <text:p/>
          </table:table-cell>
          <table:table-cell table:formula="of:=IFERROR(([.K433]-[.K$619])/([.K$620]-[.K$619])*100;&quot;&quot;)">
            <text:p/>
          </table:table-cell>
          <table:table-cell table:formula="of:=IFERROR(([.L433]-[.L$619])/([.L$620]-[.L$619])*100;&quot;&quot;)">
            <text:p/>
          </table:table-cell>
          <table:table-cell table:formula="of:=IFERROR(([.M433]-[.M$619])/([.M$620]-[.M$619])*100;&quot;&quot;)" office:value-type="float" office:value="25" calcext:value-type="float">
            <text:p>25</text:p>
          </table:table-cell>
          <table:table-cell table:formula="of:=IFERROR(([.N433]-[.N$619])/([.N$620]-[.N$619])*100;&quot;&quot;)">
            <text:p/>
          </table:table-cell>
          <table:table-cell table:formula="of:=IFERROR(([.O433]-[.O$619])/([.O$620]-[.O$619])*100;&quot;&quot;)">
            <text:p/>
          </table:table-cell>
          <table:table-cell table:formula="of:=IFERROR(([.P433]-[.P$619])/([.P$620]-[.P$619])*100;&quot;&quot;)" office:value-type="float" office:value="25" calcext:value-type="float">
            <text:p>25</text:p>
          </table:table-cell>
          <table:table-cell table:formula="of:=IFERROR(([.Q433]-[.Q$619])/([.Q$620]-[.Q$619])*100;&quot;&quot;)">
            <text:p/>
          </table:table-cell>
        </table:table-row>
        <table:table-row table:style-name="ro1">
          <table:table-cell office:value-type="float" office:value="1077.56" calcext:value-type="float">
            <text:p>1077.56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float" office:value="1077.56" calcext:value-type="float">
            <text:p>1077.56</text:p>
          </table:table-cell>
          <table:table-cell table:formula="of:=IFERROR(([.B434]-[.B$619])/([.B$620]-[.B$619])*100;&quot;&quot;)">
            <text:p/>
          </table:table-cell>
          <table:table-cell table:formula="of:=IFERROR(([.C434]-[.C$619])/([.C$620]-[.C$619])*100;&quot;&quot;)">
            <text:p/>
          </table:table-cell>
          <table:table-cell table:formula="of:=IFERROR(([.D434]-[.D$619])/([.D$620]-[.D$619])*100;&quot;&quot;)">
            <text:p/>
          </table:table-cell>
          <table:table-cell table:formula="of:=IFERROR(([.E434]-[.E$619])/([.E$620]-[.E$619])*100;&quot;&quot;)">
            <text:p/>
          </table:table-cell>
          <table:table-cell table:formula="of:=IFERROR(([.F434]-[.F$619])/([.F$620]-[.F$619])*100;&quot;&quot;)">
            <text:p/>
          </table:table-cell>
          <table:table-cell table:formula="of:=IFERROR(([.G434]-[.G$619])/([.G$620]-[.G$619])*100;&quot;&quot;)">
            <text:p/>
          </table:table-cell>
          <table:table-cell table:formula="of:=IFERROR(([.H434]-[.H$619])/([.H$620]-[.H$619])*100;&quot;&quot;)">
            <text:p/>
          </table:table-cell>
          <table:table-cell table:formula="of:=IFERROR(([.I434]-[.I$619])/([.I$620]-[.I$619])*100;&quot;&quot;)">
            <text:p/>
          </table:table-cell>
          <table:table-cell table:formula="of:=IFERROR(([.J434]-[.J$619])/([.J$620]-[.J$619])*100;&quot;&quot;)">
            <text:p/>
          </table:table-cell>
          <table:table-cell table:formula="of:=IFERROR(([.K434]-[.K$619])/([.K$620]-[.K$619])*100;&quot;&quot;)">
            <text:p/>
          </table:table-cell>
          <table:table-cell table:formula="of:=IFERROR(([.L434]-[.L$619])/([.L$620]-[.L$619])*100;&quot;&quot;)" office:value-type="float" office:value="10.5263157894737" calcext:value-type="float">
            <text:p>10.5263157895</text:p>
          </table:table-cell>
          <table:table-cell table:formula="of:=IFERROR(([.M434]-[.M$619])/([.M$620]-[.M$619])*100;&quot;&quot;)">
            <text:p/>
          </table:table-cell>
          <table:table-cell table:formula="of:=IFERROR(([.N434]-[.N$619])/([.N$620]-[.N$619])*100;&quot;&quot;)">
            <text:p/>
          </table:table-cell>
          <table:table-cell table:formula="of:=IFERROR(([.O434]-[.O$619])/([.O$620]-[.O$619])*100;&quot;&quot;)">
            <text:p/>
          </table:table-cell>
          <table:table-cell table:formula="of:=IFERROR(([.P434]-[.P$619])/([.P$620]-[.P$619])*100;&quot;&quot;)">
            <text:p/>
          </table:table-cell>
          <table:table-cell table:formula="of:=IFERROR(([.Q434]-[.Q$619])/([.Q$620]-[.Q$619])*100;&quot;&quot;)">
            <text:p/>
          </table:table-cell>
        </table:table-row>
        <table:table-row table:style-name="ro1">
          <table:table-cell office:value-type="float" office:value="1090.34" calcext:value-type="float">
            <text:p>1090.34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39" calcext:value-type="float">
            <text:p>39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1090.34" calcext:value-type="float">
            <text:p>1090.34</text:p>
          </table:table-cell>
          <table:table-cell table:formula="of:=IFERROR(([.B435]-[.B$619])/([.B$620]-[.B$619])*100;&quot;&quot;)">
            <text:p/>
          </table:table-cell>
          <table:table-cell table:formula="of:=IFERROR(([.C435]-[.C$619])/([.C$620]-[.C$619])*100;&quot;&quot;)">
            <text:p/>
          </table:table-cell>
          <table:table-cell table:formula="of:=IFERROR(([.D435]-[.D$619])/([.D$620]-[.D$619])*100;&quot;&quot;)">
            <text:p/>
          </table:table-cell>
          <table:table-cell table:formula="of:=IFERROR(([.E435]-[.E$619])/([.E$620]-[.E$619])*100;&quot;&quot;)">
            <text:p/>
          </table:table-cell>
          <table:table-cell table:formula="of:=IFERROR(([.F435]-[.F$619])/([.F$620]-[.F$619])*100;&quot;&quot;)">
            <text:p/>
          </table:table-cell>
          <table:table-cell table:formula="of:=IFERROR(([.G435]-[.G$619])/([.G$620]-[.G$619])*100;&quot;&quot;)">
            <text:p/>
          </table:table-cell>
          <table:table-cell table:formula="of:=IFERROR(([.H435]-[.H$619])/([.H$620]-[.H$619])*100;&quot;&quot;)">
            <text:p/>
          </table:table-cell>
          <table:table-cell table:formula="of:=IFERROR(([.I435]-[.I$619])/([.I$620]-[.I$619])*100;&quot;&quot;)">
            <text:p/>
          </table:table-cell>
          <table:table-cell table:formula="of:=IFERROR(([.J435]-[.J$619])/([.J$620]-[.J$619])*100;&quot;&quot;)" office:value-type="float" office:value="19.6078431372549" calcext:value-type="float">
            <text:p>19.6078431373</text:p>
          </table:table-cell>
          <table:table-cell table:formula="of:=IFERROR(([.K435]-[.K$619])/([.K$620]-[.K$619])*100;&quot;&quot;)">
            <text:p/>
          </table:table-cell>
          <table:table-cell table:formula="of:=IFERROR(([.L435]-[.L$619])/([.L$620]-[.L$619])*100;&quot;&quot;)">
            <text:p/>
          </table:table-cell>
          <table:table-cell table:formula="of:=IFERROR(([.M435]-[.M$619])/([.M$620]-[.M$619])*100;&quot;&quot;)">
            <text:p/>
          </table:table-cell>
          <table:table-cell table:formula="of:=IFERROR(([.N435]-[.N$619])/([.N$620]-[.N$619])*100;&quot;&quot;)">
            <text:p/>
          </table:table-cell>
          <table:table-cell table:formula="of:=IFERROR(([.O435]-[.O$619])/([.O$620]-[.O$619])*100;&quot;&quot;)">
            <text:p/>
          </table:table-cell>
          <table:table-cell table:formula="of:=IFERROR(([.P435]-[.P$619])/([.P$620]-[.P$619])*100;&quot;&quot;)">
            <text:p/>
          </table:table-cell>
          <table:table-cell table:formula="of:=IFERROR(([.Q435]-[.Q$619])/([.Q$620]-[.Q$619])*100;&quot;&quot;)">
            <text:p/>
          </table:table-cell>
        </table:table-row>
        <table:table-row table:style-name="ro1">
          <table:table-cell office:value-type="float" office:value="1097.792" calcext:value-type="float">
            <text:p>1097.792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097.792" calcext:value-type="float">
            <text:p>1097.792</text:p>
          </table:table-cell>
          <table:table-cell table:formula="of:=IFERROR(([.B436]-[.B$619])/([.B$620]-[.B$619])*100;&quot;&quot;)">
            <text:p/>
          </table:table-cell>
          <table:table-cell table:formula="of:=IFERROR(([.C436]-[.C$619])/([.C$620]-[.C$619])*100;&quot;&quot;)">
            <text:p/>
          </table:table-cell>
          <table:table-cell table:formula="of:=IFERROR(([.D436]-[.D$619])/([.D$620]-[.D$619])*100;&quot;&quot;)">
            <text:p/>
          </table:table-cell>
          <table:table-cell table:formula="of:=IFERROR(([.E436]-[.E$619])/([.E$620]-[.E$619])*100;&quot;&quot;)">
            <text:p/>
          </table:table-cell>
          <table:table-cell table:formula="of:=IFERROR(([.F436]-[.F$619])/([.F$620]-[.F$619])*100;&quot;&quot;)">
            <text:p/>
          </table:table-cell>
          <table:table-cell table:formula="of:=IFERROR(([.G436]-[.G$619])/([.G$620]-[.G$619])*100;&quot;&quot;)">
            <text:p/>
          </table:table-cell>
          <table:table-cell table:formula="of:=IFERROR(([.H436]-[.H$619])/([.H$620]-[.H$619])*100;&quot;&quot;)">
            <text:p/>
          </table:table-cell>
          <table:table-cell table:formula="of:=IFERROR(([.I436]-[.I$619])/([.I$620]-[.I$619])*100;&quot;&quot;)">
            <text:p/>
          </table:table-cell>
          <table:table-cell table:formula="of:=IFERROR(([.J436]-[.J$619])/([.J$620]-[.J$619])*100;&quot;&quot;)">
            <text:p/>
          </table:table-cell>
          <table:table-cell table:formula="of:=IFERROR(([.K436]-[.K$619])/([.K$620]-[.K$619])*100;&quot;&quot;)">
            <text:p/>
          </table:table-cell>
          <table:table-cell table:formula="of:=IFERROR(([.L436]-[.L$619])/([.L$620]-[.L$619])*100;&quot;&quot;)">
            <text:p/>
          </table:table-cell>
          <table:table-cell table:formula="of:=IFERROR(([.M436]-[.M$619])/([.M$620]-[.M$619])*100;&quot;&quot;)">
            <text:p/>
          </table:table-cell>
          <table:table-cell table:formula="of:=IFERROR(([.N436]-[.N$619])/([.N$620]-[.N$619])*100;&quot;&quot;)">
            <text:p/>
          </table:table-cell>
          <table:table-cell table:formula="of:=IFERROR(([.O436]-[.O$619])/([.O$620]-[.O$619])*100;&quot;&quot;)">
            <text:p/>
          </table:table-cell>
          <table:table-cell table:formula="of:=IFERROR(([.P436]-[.P$619])/([.P$620]-[.P$619])*100;&quot;&quot;)" office:value-type="float" office:value="22.5" calcext:value-type="float">
            <text:p>22.5</text:p>
          </table:table-cell>
          <table:table-cell table:formula="of:=IFERROR(([.Q436]-[.Q$619])/([.Q$620]-[.Q$619])*100;&quot;&quot;)">
            <text:p/>
          </table:table-cell>
        </table:table-row>
        <table:table-row table:style-name="ro1">
          <table:table-cell office:value-type="float" office:value="1101.432" calcext:value-type="float">
            <text:p>1101.432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float" office:value="1101.432" calcext:value-type="float">
            <text:p>1101.432</text:p>
          </table:table-cell>
          <table:table-cell table:formula="of:=IFERROR(([.B437]-[.B$619])/([.B$620]-[.B$619])*100;&quot;&quot;)">
            <text:p/>
          </table:table-cell>
          <table:table-cell table:formula="of:=IFERROR(([.C437]-[.C$619])/([.C$620]-[.C$619])*100;&quot;&quot;)">
            <text:p/>
          </table:table-cell>
          <table:table-cell table:formula="of:=IFERROR(([.D437]-[.D$619])/([.D$620]-[.D$619])*100;&quot;&quot;)">
            <text:p/>
          </table:table-cell>
          <table:table-cell table:formula="of:=IFERROR(([.E437]-[.E$619])/([.E$620]-[.E$619])*100;&quot;&quot;)">
            <text:p/>
          </table:table-cell>
          <table:table-cell table:formula="of:=IFERROR(([.F437]-[.F$619])/([.F$620]-[.F$619])*100;&quot;&quot;)">
            <text:p/>
          </table:table-cell>
          <table:table-cell table:formula="of:=IFERROR(([.G437]-[.G$619])/([.G$620]-[.G$619])*100;&quot;&quot;)">
            <text:p/>
          </table:table-cell>
          <table:table-cell table:formula="of:=IFERROR(([.H437]-[.H$619])/([.H$620]-[.H$619])*100;&quot;&quot;)">
            <text:p/>
          </table:table-cell>
          <table:table-cell table:formula="of:=IFERROR(([.I437]-[.I$619])/([.I$620]-[.I$619])*100;&quot;&quot;)">
            <text:p/>
          </table:table-cell>
          <table:table-cell table:formula="of:=IFERROR(([.J437]-[.J$619])/([.J$620]-[.J$619])*100;&quot;&quot;)">
            <text:p/>
          </table:table-cell>
          <table:table-cell table:formula="of:=IFERROR(([.K437]-[.K$619])/([.K$620]-[.K$619])*100;&quot;&quot;)">
            <text:p/>
          </table:table-cell>
          <table:table-cell table:formula="of:=IFERROR(([.L437]-[.L$619])/([.L$620]-[.L$619])*100;&quot;&quot;)" office:value-type="float" office:value="15.7894736842105" calcext:value-type="float">
            <text:p>15.7894736842</text:p>
          </table:table-cell>
          <table:table-cell table:formula="of:=IFERROR(([.M437]-[.M$619])/([.M$620]-[.M$619])*100;&quot;&quot;)">
            <text:p/>
          </table:table-cell>
          <table:table-cell table:formula="of:=IFERROR(([.N437]-[.N$619])/([.N$620]-[.N$619])*100;&quot;&quot;)">
            <text:p/>
          </table:table-cell>
          <table:table-cell table:formula="of:=IFERROR(([.O437]-[.O$619])/([.O$620]-[.O$619])*100;&quot;&quot;)">
            <text:p/>
          </table:table-cell>
          <table:table-cell table:formula="of:=IFERROR(([.P437]-[.P$619])/([.P$620]-[.P$619])*100;&quot;&quot;)">
            <text:p/>
          </table:table-cell>
          <table:table-cell table:formula="of:=IFERROR(([.Q437]-[.Q$619])/([.Q$620]-[.Q$619])*100;&quot;&quot;)">
            <text:p/>
          </table:table-cell>
        </table:table-row>
        <table:table-row table:style-name="ro1">
          <table:table-cell office:value-type="float" office:value="1109.272" calcext:value-type="float">
            <text:p>1109.272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09.272" calcext:value-type="float">
            <text:p>1109.272</text:p>
          </table:table-cell>
          <table:table-cell table:formula="of:=IFERROR(([.B438]-[.B$619])/([.B$620]-[.B$619])*100;&quot;&quot;)">
            <text:p/>
          </table:table-cell>
          <table:table-cell table:formula="of:=IFERROR(([.C438]-[.C$619])/([.C$620]-[.C$619])*100;&quot;&quot;)">
            <text:p/>
          </table:table-cell>
          <table:table-cell table:formula="of:=IFERROR(([.D438]-[.D$619])/([.D$620]-[.D$619])*100;&quot;&quot;)">
            <text:p/>
          </table:table-cell>
          <table:table-cell table:formula="of:=IFERROR(([.E438]-[.E$619])/([.E$620]-[.E$619])*100;&quot;&quot;)">
            <text:p/>
          </table:table-cell>
          <table:table-cell table:formula="of:=IFERROR(([.F438]-[.F$619])/([.F$620]-[.F$619])*100;&quot;&quot;)">
            <text:p/>
          </table:table-cell>
          <table:table-cell table:formula="of:=IFERROR(([.G438]-[.G$619])/([.G$620]-[.G$619])*100;&quot;&quot;)">
            <text:p/>
          </table:table-cell>
          <table:table-cell table:formula="of:=IFERROR(([.H438]-[.H$619])/([.H$620]-[.H$619])*100;&quot;&quot;)">
            <text:p/>
          </table:table-cell>
          <table:table-cell table:formula="of:=IFERROR(([.I438]-[.I$619])/([.I$620]-[.I$619])*100;&quot;&quot;)">
            <text:p/>
          </table:table-cell>
          <table:table-cell table:formula="of:=IFERROR(([.J438]-[.J$619])/([.J$620]-[.J$619])*100;&quot;&quot;)">
            <text:p/>
          </table:table-cell>
          <table:table-cell table:formula="of:=IFERROR(([.K438]-[.K$619])/([.K$620]-[.K$619])*100;&quot;&quot;)">
            <text:p/>
          </table:table-cell>
          <table:table-cell table:formula="of:=IFERROR(([.L438]-[.L$619])/([.L$620]-[.L$619])*100;&quot;&quot;)">
            <text:p/>
          </table:table-cell>
          <table:table-cell table:formula="of:=IFERROR(([.M438]-[.M$619])/([.M$620]-[.M$619])*100;&quot;&quot;)">
            <text:p/>
          </table:table-cell>
          <table:table-cell table:formula="of:=IFERROR(([.N438]-[.N$619])/([.N$620]-[.N$619])*100;&quot;&quot;)">
            <text:p/>
          </table:table-cell>
          <table:table-cell table:formula="of:=IFERROR(([.O438]-[.O$619])/([.O$620]-[.O$619])*100;&quot;&quot;)">
            <text:p/>
          </table:table-cell>
          <table:table-cell table:formula="of:=IFERROR(([.P438]-[.P$619])/([.P$620]-[.P$619])*100;&quot;&quot;)">
            <text:p/>
          </table:table-cell>
          <table:table-cell table:formula="of:=IFERROR(([.Q438]-[.Q$619])/([.Q$620]-[.Q$619])*100;&quot;&quot;)" office:value-type="float" office:value="10.5263157894737" calcext:value-type="float">
            <text:p>10.5263157895</text:p>
          </table:table-cell>
        </table:table-row>
        <table:table-row table:style-name="ro1">
          <table:table-cell office:value-type="float" office:value="1111.88" calcext:value-type="float">
            <text:p>1111.88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2"/>
          <table:table-cell office:value-type="float" office:value="1111.88" calcext:value-type="float">
            <text:p>1111.88</text:p>
          </table:table-cell>
          <table:table-cell table:formula="of:=IFERROR(([.B439]-[.B$619])/([.B$620]-[.B$619])*100;&quot;&quot;)">
            <text:p/>
          </table:table-cell>
          <table:table-cell table:formula="of:=IFERROR(([.C439]-[.C$619])/([.C$620]-[.C$619])*100;&quot;&quot;)">
            <text:p/>
          </table:table-cell>
          <table:table-cell table:formula="of:=IFERROR(([.D439]-[.D$619])/([.D$620]-[.D$619])*100;&quot;&quot;)">
            <text:p/>
          </table:table-cell>
          <table:table-cell table:formula="of:=IFERROR(([.E439]-[.E$619])/([.E$620]-[.E$619])*100;&quot;&quot;)">
            <text:p/>
          </table:table-cell>
          <table:table-cell table:formula="of:=IFERROR(([.F439]-[.F$619])/([.F$620]-[.F$619])*100;&quot;&quot;)" office:value-type="float" office:value="28.5714285714286" calcext:value-type="float">
            <text:p>28.5714285714</text:p>
          </table:table-cell>
          <table:table-cell table:formula="of:=IFERROR(([.G439]-[.G$619])/([.G$620]-[.G$619])*100;&quot;&quot;)" office:value-type="float" office:value="12.5" calcext:value-type="float">
            <text:p>12.5</text:p>
          </table:table-cell>
          <table:table-cell table:formula="of:=IFERROR(([.H439]-[.H$619])/([.H$620]-[.H$619])*100;&quot;&quot;)" office:value-type="float" office:value="23.5294117647059" calcext:value-type="float">
            <text:p>23.5294117647</text:p>
          </table:table-cell>
          <table:table-cell table:formula="of:=IFERROR(([.I439]-[.I$619])/([.I$620]-[.I$619])*100;&quot;&quot;)" office:value-type="float" office:value="9.52380952380952" calcext:value-type="float">
            <text:p>9.5238095238</text:p>
          </table:table-cell>
          <table:table-cell table:formula="of:=IFERROR(([.J439]-[.J$619])/([.J$620]-[.J$619])*100;&quot;&quot;)">
            <text:p/>
          </table:table-cell>
          <table:table-cell table:formula="of:=IFERROR(([.K439]-[.K$619])/([.K$620]-[.K$619])*100;&quot;&quot;)">
            <text:p/>
          </table:table-cell>
          <table:table-cell table:formula="of:=IFERROR(([.L439]-[.L$619])/([.L$620]-[.L$619])*100;&quot;&quot;)">
            <text:p/>
          </table:table-cell>
          <table:table-cell table:formula="of:=IFERROR(([.M439]-[.M$619])/([.M$620]-[.M$619])*100;&quot;&quot;)">
            <text:p/>
          </table:table-cell>
          <table:table-cell table:formula="of:=IFERROR(([.N439]-[.N$619])/([.N$620]-[.N$619])*100;&quot;&quot;)">
            <text:p/>
          </table:table-cell>
          <table:table-cell table:formula="of:=IFERROR(([.O439]-[.O$619])/([.O$620]-[.O$619])*100;&quot;&quot;)">
            <text:p/>
          </table:table-cell>
          <table:table-cell table:formula="of:=IFERROR(([.P439]-[.P$619])/([.P$620]-[.P$619])*100;&quot;&quot;)">
            <text:p/>
          </table:table-cell>
          <table:table-cell table:formula="of:=IFERROR(([.Q439]-[.Q$619])/([.Q$620]-[.Q$619])*100;&quot;&quot;)">
            <text:p/>
          </table:table-cell>
        </table:table-row>
        <table:table-row table:style-name="ro1">
          <table:table-cell office:value-type="float" office:value="1114.172" calcext:value-type="float">
            <text:p>1114.17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14.172" calcext:value-type="float">
            <text:p>1114.172</text:p>
          </table:table-cell>
          <table:table-cell table:formula="of:=IFERROR(([.B440]-[.B$619])/([.B$620]-[.B$619])*100;&quot;&quot;)">
            <text:p/>
          </table:table-cell>
          <table:table-cell table:formula="of:=IFERROR(([.C440]-[.C$619])/([.C$620]-[.C$619])*100;&quot;&quot;)">
            <text:p/>
          </table:table-cell>
          <table:table-cell table:formula="of:=IFERROR(([.D440]-[.D$619])/([.D$620]-[.D$619])*100;&quot;&quot;)" office:value-type="float" office:value="1" calcext:value-type="float">
            <text:p>1</text:p>
          </table:table-cell>
          <table:table-cell table:formula="of:=IFERROR(([.E440]-[.E$619])/([.E$620]-[.E$619])*100;&quot;&quot;)">
            <text:p/>
          </table:table-cell>
          <table:table-cell table:formula="of:=IFERROR(([.F440]-[.F$619])/([.F$620]-[.F$619])*100;&quot;&quot;)">
            <text:p/>
          </table:table-cell>
          <table:table-cell table:formula="of:=IFERROR(([.G440]-[.G$619])/([.G$620]-[.G$619])*100;&quot;&quot;)">
            <text:p/>
          </table:table-cell>
          <table:table-cell table:formula="of:=IFERROR(([.H440]-[.H$619])/([.H$620]-[.H$619])*100;&quot;&quot;)">
            <text:p/>
          </table:table-cell>
          <table:table-cell table:formula="of:=IFERROR(([.I440]-[.I$619])/([.I$620]-[.I$619])*100;&quot;&quot;)">
            <text:p/>
          </table:table-cell>
          <table:table-cell table:formula="of:=IFERROR(([.J440]-[.J$619])/([.J$620]-[.J$619])*100;&quot;&quot;)">
            <text:p/>
          </table:table-cell>
          <table:table-cell table:formula="of:=IFERROR(([.K440]-[.K$619])/([.K$620]-[.K$619])*100;&quot;&quot;)">
            <text:p/>
          </table:table-cell>
          <table:table-cell table:formula="of:=IFERROR(([.L440]-[.L$619])/([.L$620]-[.L$619])*100;&quot;&quot;)">
            <text:p/>
          </table:table-cell>
          <table:table-cell table:formula="of:=IFERROR(([.M440]-[.M$619])/([.M$620]-[.M$619])*100;&quot;&quot;)">
            <text:p/>
          </table:table-cell>
          <table:table-cell table:formula="of:=IFERROR(([.N440]-[.N$619])/([.N$620]-[.N$619])*100;&quot;&quot;)">
            <text:p/>
          </table:table-cell>
          <table:table-cell table:formula="of:=IFERROR(([.O440]-[.O$619])/([.O$620]-[.O$619])*100;&quot;&quot;)">
            <text:p/>
          </table:table-cell>
          <table:table-cell table:formula="of:=IFERROR(([.P440]-[.P$619])/([.P$620]-[.P$619])*100;&quot;&quot;)">
            <text:p/>
          </table:table-cell>
          <table:table-cell table:formula="of:=IFERROR(([.Q440]-[.Q$619])/([.Q$620]-[.Q$619])*100;&quot;&quot;)">
            <text:p/>
          </table:table-cell>
        </table:table-row>
        <table:table-row table:style-name="ro1">
          <table:table-cell office:value-type="float" office:value="1118.952" calcext:value-type="float">
            <text:p>1118.95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18.952" calcext:value-type="float">
            <text:p>1118.952</text:p>
          </table:table-cell>
          <table:table-cell table:formula="of:=IFERROR(([.B441]-[.B$619])/([.B$620]-[.B$619])*100;&quot;&quot;)">
            <text:p/>
          </table:table-cell>
          <table:table-cell table:formula="of:=IFERROR(([.C441]-[.C$619])/([.C$620]-[.C$619])*100;&quot;&quot;)">
            <text:p/>
          </table:table-cell>
          <table:table-cell table:formula="of:=IFERROR(([.D441]-[.D$619])/([.D$620]-[.D$619])*100;&quot;&quot;)" office:value-type="float" office:value="2" calcext:value-type="float">
            <text:p>2</text:p>
          </table:table-cell>
          <table:table-cell table:formula="of:=IFERROR(([.E441]-[.E$619])/([.E$620]-[.E$619])*100;&quot;&quot;)">
            <text:p/>
          </table:table-cell>
          <table:table-cell table:formula="of:=IFERROR(([.F441]-[.F$619])/([.F$620]-[.F$619])*100;&quot;&quot;)">
            <text:p/>
          </table:table-cell>
          <table:table-cell table:formula="of:=IFERROR(([.G441]-[.G$619])/([.G$620]-[.G$619])*100;&quot;&quot;)">
            <text:p/>
          </table:table-cell>
          <table:table-cell table:formula="of:=IFERROR(([.H441]-[.H$619])/([.H$620]-[.H$619])*100;&quot;&quot;)">
            <text:p/>
          </table:table-cell>
          <table:table-cell table:formula="of:=IFERROR(([.I441]-[.I$619])/([.I$620]-[.I$619])*100;&quot;&quot;)">
            <text:p/>
          </table:table-cell>
          <table:table-cell table:formula="of:=IFERROR(([.J441]-[.J$619])/([.J$620]-[.J$619])*100;&quot;&quot;)">
            <text:p/>
          </table:table-cell>
          <table:table-cell table:formula="of:=IFERROR(([.K441]-[.K$619])/([.K$620]-[.K$619])*100;&quot;&quot;)">
            <text:p/>
          </table:table-cell>
          <table:table-cell table:formula="of:=IFERROR(([.L441]-[.L$619])/([.L$620]-[.L$619])*100;&quot;&quot;)">
            <text:p/>
          </table:table-cell>
          <table:table-cell table:formula="of:=IFERROR(([.M441]-[.M$619])/([.M$620]-[.M$619])*100;&quot;&quot;)">
            <text:p/>
          </table:table-cell>
          <table:table-cell table:formula="of:=IFERROR(([.N441]-[.N$619])/([.N$620]-[.N$619])*100;&quot;&quot;)">
            <text:p/>
          </table:table-cell>
          <table:table-cell table:formula="of:=IFERROR(([.O441]-[.O$619])/([.O$620]-[.O$619])*100;&quot;&quot;)">
            <text:p/>
          </table:table-cell>
          <table:table-cell table:formula="of:=IFERROR(([.P441]-[.P$619])/([.P$620]-[.P$619])*100;&quot;&quot;)">
            <text:p/>
          </table:table-cell>
          <table:table-cell table:formula="of:=IFERROR(([.Q441]-[.Q$619])/([.Q$620]-[.Q$619])*100;&quot;&quot;)">
            <text:p/>
          </table:table-cell>
        </table:table-row>
        <table:table-row table:style-name="ro1">
          <table:table-cell office:value-type="float" office:value="1121.44" calcext:value-type="float">
            <text:p>1121.44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float" office:value="1121.44" calcext:value-type="float">
            <text:p>1121.44</text:p>
          </table:table-cell>
          <table:table-cell table:formula="of:=IFERROR(([.B442]-[.B$619])/([.B$620]-[.B$619])*100;&quot;&quot;)">
            <text:p/>
          </table:table-cell>
          <table:table-cell table:formula="of:=IFERROR(([.C442]-[.C$619])/([.C$620]-[.C$619])*100;&quot;&quot;)">
            <text:p/>
          </table:table-cell>
          <table:table-cell table:formula="of:=IFERROR(([.D442]-[.D$619])/([.D$620]-[.D$619])*100;&quot;&quot;)">
            <text:p/>
          </table:table-cell>
          <table:table-cell table:formula="of:=IFERROR(([.E442]-[.E$619])/([.E$620]-[.E$619])*100;&quot;&quot;)">
            <text:p/>
          </table:table-cell>
          <table:table-cell table:formula="of:=IFERROR(([.F442]-[.F$619])/([.F$620]-[.F$619])*100;&quot;&quot;)">
            <text:p/>
          </table:table-cell>
          <table:table-cell table:formula="of:=IFERROR(([.G442]-[.G$619])/([.G$620]-[.G$619])*100;&quot;&quot;)">
            <text:p/>
          </table:table-cell>
          <table:table-cell table:formula="of:=IFERROR(([.H442]-[.H$619])/([.H$620]-[.H$619])*100;&quot;&quot;)">
            <text:p/>
          </table:table-cell>
          <table:table-cell table:formula="of:=IFERROR(([.I442]-[.I$619])/([.I$620]-[.I$619])*100;&quot;&quot;)">
            <text:p/>
          </table:table-cell>
          <table:table-cell table:formula="of:=IFERROR(([.J442]-[.J$619])/([.J$620]-[.J$619])*100;&quot;&quot;)">
            <text:p/>
          </table:table-cell>
          <table:table-cell table:formula="of:=IFERROR(([.K442]-[.K$619])/([.K$620]-[.K$619])*100;&quot;&quot;)">
            <text:p/>
          </table:table-cell>
          <table:table-cell table:formula="of:=IFERROR(([.L442]-[.L$619])/([.L$620]-[.L$619])*100;&quot;&quot;)">
            <text:p/>
          </table:table-cell>
          <table:table-cell table:formula="of:=IFERROR(([.M442]-[.M$619])/([.M$620]-[.M$619])*100;&quot;&quot;)" office:value-type="float" office:value="20.8333333333333" calcext:value-type="float">
            <text:p>20.8333333333</text:p>
          </table:table-cell>
          <table:table-cell table:formula="of:=IFERROR(([.N442]-[.N$619])/([.N$620]-[.N$619])*100;&quot;&quot;)">
            <text:p/>
          </table:table-cell>
          <table:table-cell table:formula="of:=IFERROR(([.O442]-[.O$619])/([.O$620]-[.O$619])*100;&quot;&quot;)">
            <text:p/>
          </table:table-cell>
          <table:table-cell table:formula="of:=IFERROR(([.P442]-[.P$619])/([.P$620]-[.P$619])*100;&quot;&quot;)">
            <text:p/>
          </table:table-cell>
          <table:table-cell table:formula="of:=IFERROR(([.Q442]-[.Q$619])/([.Q$620]-[.Q$619])*100;&quot;&quot;)">
            <text:p/>
          </table:table-cell>
        </table:table-row>
        <table:table-row table:style-name="ro1">
          <table:table-cell office:value-type="float" office:value="1123.292" calcext:value-type="float">
            <text:p>1123.29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23.292" calcext:value-type="float">
            <text:p>1123.292</text:p>
          </table:table-cell>
          <table:table-cell table:formula="of:=IFERROR(([.B443]-[.B$619])/([.B$620]-[.B$619])*100;&quot;&quot;)">
            <text:p/>
          </table:table-cell>
          <table:table-cell table:formula="of:=IFERROR(([.C443]-[.C$619])/([.C$620]-[.C$619])*100;&quot;&quot;)">
            <text:p/>
          </table:table-cell>
          <table:table-cell table:formula="of:=IFERROR(([.D443]-[.D$619])/([.D$620]-[.D$619])*100;&quot;&quot;)" office:value-type="float" office:value="3" calcext:value-type="float">
            <text:p>3</text:p>
          </table:table-cell>
          <table:table-cell table:formula="of:=IFERROR(([.E443]-[.E$619])/([.E$620]-[.E$619])*100;&quot;&quot;)">
            <text:p/>
          </table:table-cell>
          <table:table-cell table:formula="of:=IFERROR(([.F443]-[.F$619])/([.F$620]-[.F$619])*100;&quot;&quot;)">
            <text:p/>
          </table:table-cell>
          <table:table-cell table:formula="of:=IFERROR(([.G443]-[.G$619])/([.G$620]-[.G$619])*100;&quot;&quot;)">
            <text:p/>
          </table:table-cell>
          <table:table-cell table:formula="of:=IFERROR(([.H443]-[.H$619])/([.H$620]-[.H$619])*100;&quot;&quot;)">
            <text:p/>
          </table:table-cell>
          <table:table-cell table:formula="of:=IFERROR(([.I443]-[.I$619])/([.I$620]-[.I$619])*100;&quot;&quot;)">
            <text:p/>
          </table:table-cell>
          <table:table-cell table:formula="of:=IFERROR(([.J443]-[.J$619])/([.J$620]-[.J$619])*100;&quot;&quot;)">
            <text:p/>
          </table:table-cell>
          <table:table-cell table:formula="of:=IFERROR(([.K443]-[.K$619])/([.K$620]-[.K$619])*100;&quot;&quot;)">
            <text:p/>
          </table:table-cell>
          <table:table-cell table:formula="of:=IFERROR(([.L443]-[.L$619])/([.L$620]-[.L$619])*100;&quot;&quot;)">
            <text:p/>
          </table:table-cell>
          <table:table-cell table:formula="of:=IFERROR(([.M443]-[.M$619])/([.M$620]-[.M$619])*100;&quot;&quot;)">
            <text:p/>
          </table:table-cell>
          <table:table-cell table:formula="of:=IFERROR(([.N443]-[.N$619])/([.N$620]-[.N$619])*100;&quot;&quot;)">
            <text:p/>
          </table:table-cell>
          <table:table-cell table:formula="of:=IFERROR(([.O443]-[.O$619])/([.O$620]-[.O$619])*100;&quot;&quot;)">
            <text:p/>
          </table:table-cell>
          <table:table-cell table:formula="of:=IFERROR(([.P443]-[.P$619])/([.P$620]-[.P$619])*100;&quot;&quot;)">
            <text:p/>
          </table:table-cell>
          <table:table-cell table:formula="of:=IFERROR(([.Q443]-[.Q$619])/([.Q$620]-[.Q$619])*100;&quot;&quot;)">
            <text:p/>
          </table:table-cell>
        </table:table-row>
        <table:table-row table:style-name="ro1">
          <table:table-cell office:value-type="float" office:value="1126.232" calcext:value-type="float">
            <text:p>1126.23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26.232" calcext:value-type="float">
            <text:p>1126.232</text:p>
          </table:table-cell>
          <table:table-cell table:formula="of:=IFERROR(([.B444]-[.B$619])/([.B$620]-[.B$619])*100;&quot;&quot;)">
            <text:p/>
          </table:table-cell>
          <table:table-cell table:formula="of:=IFERROR(([.C444]-[.C$619])/([.C$620]-[.C$619])*100;&quot;&quot;)">
            <text:p/>
          </table:table-cell>
          <table:table-cell table:formula="of:=IFERROR(([.D444]-[.D$619])/([.D$620]-[.D$619])*100;&quot;&quot;)" office:value-type="float" office:value="4" calcext:value-type="float">
            <text:p>4</text:p>
          </table:table-cell>
          <table:table-cell table:formula="of:=IFERROR(([.E444]-[.E$619])/([.E$620]-[.E$619])*100;&quot;&quot;)">
            <text:p/>
          </table:table-cell>
          <table:table-cell table:formula="of:=IFERROR(([.F444]-[.F$619])/([.F$620]-[.F$619])*100;&quot;&quot;)">
            <text:p/>
          </table:table-cell>
          <table:table-cell table:formula="of:=IFERROR(([.G444]-[.G$619])/([.G$620]-[.G$619])*100;&quot;&quot;)">
            <text:p/>
          </table:table-cell>
          <table:table-cell table:formula="of:=IFERROR(([.H444]-[.H$619])/([.H$620]-[.H$619])*100;&quot;&quot;)">
            <text:p/>
          </table:table-cell>
          <table:table-cell table:formula="of:=IFERROR(([.I444]-[.I$619])/([.I$620]-[.I$619])*100;&quot;&quot;)">
            <text:p/>
          </table:table-cell>
          <table:table-cell table:formula="of:=IFERROR(([.J444]-[.J$619])/([.J$620]-[.J$619])*100;&quot;&quot;)">
            <text:p/>
          </table:table-cell>
          <table:table-cell table:formula="of:=IFERROR(([.K444]-[.K$619])/([.K$620]-[.K$619])*100;&quot;&quot;)">
            <text:p/>
          </table:table-cell>
          <table:table-cell table:formula="of:=IFERROR(([.L444]-[.L$619])/([.L$620]-[.L$619])*100;&quot;&quot;)">
            <text:p/>
          </table:table-cell>
          <table:table-cell table:formula="of:=IFERROR(([.M444]-[.M$619])/([.M$620]-[.M$619])*100;&quot;&quot;)">
            <text:p/>
          </table:table-cell>
          <table:table-cell table:formula="of:=IFERROR(([.N444]-[.N$619])/([.N$620]-[.N$619])*100;&quot;&quot;)">
            <text:p/>
          </table:table-cell>
          <table:table-cell table:formula="of:=IFERROR(([.O444]-[.O$619])/([.O$620]-[.O$619])*100;&quot;&quot;)">
            <text:p/>
          </table:table-cell>
          <table:table-cell table:formula="of:=IFERROR(([.P444]-[.P$619])/([.P$620]-[.P$619])*100;&quot;&quot;)">
            <text:p/>
          </table:table-cell>
          <table:table-cell table:formula="of:=IFERROR(([.Q444]-[.Q$619])/([.Q$620]-[.Q$619])*100;&quot;&quot;)">
            <text:p/>
          </table:table-cell>
        </table:table-row>
        <table:table-row table:style-name="ro1">
          <table:table-cell office:value-type="float" office:value="1129.092" calcext:value-type="float">
            <text:p>1129.09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29.092" calcext:value-type="float">
            <text:p>1129.092</text:p>
          </table:table-cell>
          <table:table-cell table:formula="of:=IFERROR(([.B445]-[.B$619])/([.B$620]-[.B$619])*100;&quot;&quot;)">
            <text:p/>
          </table:table-cell>
          <table:table-cell table:formula="of:=IFERROR(([.C445]-[.C$619])/([.C$620]-[.C$619])*100;&quot;&quot;)">
            <text:p/>
          </table:table-cell>
          <table:table-cell table:formula="of:=IFERROR(([.D445]-[.D$619])/([.D$620]-[.D$619])*100;&quot;&quot;)" office:value-type="float" office:value="5" calcext:value-type="float">
            <text:p>5</text:p>
          </table:table-cell>
          <table:table-cell table:formula="of:=IFERROR(([.E445]-[.E$619])/([.E$620]-[.E$619])*100;&quot;&quot;)">
            <text:p/>
          </table:table-cell>
          <table:table-cell table:formula="of:=IFERROR(([.F445]-[.F$619])/([.F$620]-[.F$619])*100;&quot;&quot;)">
            <text:p/>
          </table:table-cell>
          <table:table-cell table:formula="of:=IFERROR(([.G445]-[.G$619])/([.G$620]-[.G$619])*100;&quot;&quot;)">
            <text:p/>
          </table:table-cell>
          <table:table-cell table:formula="of:=IFERROR(([.H445]-[.H$619])/([.H$620]-[.H$619])*100;&quot;&quot;)">
            <text:p/>
          </table:table-cell>
          <table:table-cell table:formula="of:=IFERROR(([.I445]-[.I$619])/([.I$620]-[.I$619])*100;&quot;&quot;)">
            <text:p/>
          </table:table-cell>
          <table:table-cell table:formula="of:=IFERROR(([.J445]-[.J$619])/([.J$620]-[.J$619])*100;&quot;&quot;)">
            <text:p/>
          </table:table-cell>
          <table:table-cell table:formula="of:=IFERROR(([.K445]-[.K$619])/([.K$620]-[.K$619])*100;&quot;&quot;)">
            <text:p/>
          </table:table-cell>
          <table:table-cell table:formula="of:=IFERROR(([.L445]-[.L$619])/([.L$620]-[.L$619])*100;&quot;&quot;)">
            <text:p/>
          </table:table-cell>
          <table:table-cell table:formula="of:=IFERROR(([.M445]-[.M$619])/([.M$620]-[.M$619])*100;&quot;&quot;)">
            <text:p/>
          </table:table-cell>
          <table:table-cell table:formula="of:=IFERROR(([.N445]-[.N$619])/([.N$620]-[.N$619])*100;&quot;&quot;)">
            <text:p/>
          </table:table-cell>
          <table:table-cell table:formula="of:=IFERROR(([.O445]-[.O$619])/([.O$620]-[.O$619])*100;&quot;&quot;)">
            <text:p/>
          </table:table-cell>
          <table:table-cell table:formula="of:=IFERROR(([.P445]-[.P$619])/([.P$620]-[.P$619])*100;&quot;&quot;)">
            <text:p/>
          </table:table-cell>
          <table:table-cell table:formula="of:=IFERROR(([.Q445]-[.Q$619])/([.Q$620]-[.Q$619])*100;&quot;&quot;)">
            <text:p/>
          </table:table-cell>
        </table:table-row>
        <table:table-row table:style-name="ro1">
          <table:table-cell office:value-type="float" office:value="1130.68" calcext:value-type="float">
            <text:p>1130.68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130.68" calcext:value-type="float">
            <text:p>1130.68</text:p>
          </table:table-cell>
          <table:table-cell table:formula="of:=IFERROR(([.B446]-[.B$619])/([.B$620]-[.B$619])*100;&quot;&quot;)" office:value-type="float" office:value="16.6666666666667" calcext:value-type="float">
            <text:p>16.6666666667</text:p>
          </table:table-cell>
          <table:table-cell table:formula="of:=IFERROR(([.C446]-[.C$619])/([.C$620]-[.C$619])*100;&quot;&quot;)">
            <text:p/>
          </table:table-cell>
          <table:table-cell table:formula="of:=IFERROR(([.D446]-[.D$619])/([.D$620]-[.D$619])*100;&quot;&quot;)">
            <text:p/>
          </table:table-cell>
          <table:table-cell table:formula="of:=IFERROR(([.E446]-[.E$619])/([.E$620]-[.E$619])*100;&quot;&quot;)">
            <text:p/>
          </table:table-cell>
          <table:table-cell table:formula="of:=IFERROR(([.F446]-[.F$619])/([.F$620]-[.F$619])*100;&quot;&quot;)">
            <text:p/>
          </table:table-cell>
          <table:table-cell table:formula="of:=IFERROR(([.G446]-[.G$619])/([.G$620]-[.G$619])*100;&quot;&quot;)">
            <text:p/>
          </table:table-cell>
          <table:table-cell table:formula="of:=IFERROR(([.H446]-[.H$619])/([.H$620]-[.H$619])*100;&quot;&quot;)">
            <text:p/>
          </table:table-cell>
          <table:table-cell table:formula="of:=IFERROR(([.I446]-[.I$619])/([.I$620]-[.I$619])*100;&quot;&quot;)">
            <text:p/>
          </table:table-cell>
          <table:table-cell table:formula="of:=IFERROR(([.J446]-[.J$619])/([.J$620]-[.J$619])*100;&quot;&quot;)">
            <text:p/>
          </table:table-cell>
          <table:table-cell table:formula="of:=IFERROR(([.K446]-[.K$619])/([.K$620]-[.K$619])*100;&quot;&quot;)">
            <text:p/>
          </table:table-cell>
          <table:table-cell table:formula="of:=IFERROR(([.L446]-[.L$619])/([.L$620]-[.L$619])*100;&quot;&quot;)">
            <text:p/>
          </table:table-cell>
          <table:table-cell table:formula="of:=IFERROR(([.M446]-[.M$619])/([.M$620]-[.M$619])*100;&quot;&quot;)">
            <text:p/>
          </table:table-cell>
          <table:table-cell table:formula="of:=IFERROR(([.N446]-[.N$619])/([.N$620]-[.N$619])*100;&quot;&quot;)">
            <text:p/>
          </table:table-cell>
          <table:table-cell table:formula="of:=IFERROR(([.O446]-[.O$619])/([.O$620]-[.O$619])*100;&quot;&quot;)">
            <text:p/>
          </table:table-cell>
          <table:table-cell table:formula="of:=IFERROR(([.P446]-[.P$619])/([.P$620]-[.P$619])*100;&quot;&quot;)" office:value-type="float" office:value="20" calcext:value-type="float">
            <text:p>20</text:p>
          </table:table-cell>
          <table:table-cell table:formula="of:=IFERROR(([.Q446]-[.Q$619])/([.Q$620]-[.Q$619])*100;&quot;&quot;)">
            <text:p/>
          </table:table-cell>
        </table:table-row>
        <table:table-row table:style-name="ro1">
          <table:table-cell office:value-type="float" office:value="1131.692" calcext:value-type="float">
            <text:p>1131.69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31.692" calcext:value-type="float">
            <text:p>1131.692</text:p>
          </table:table-cell>
          <table:table-cell table:formula="of:=IFERROR(([.B447]-[.B$619])/([.B$620]-[.B$619])*100;&quot;&quot;)">
            <text:p/>
          </table:table-cell>
          <table:table-cell table:formula="of:=IFERROR(([.C447]-[.C$619])/([.C$620]-[.C$619])*100;&quot;&quot;)">
            <text:p/>
          </table:table-cell>
          <table:table-cell table:formula="of:=IFERROR(([.D447]-[.D$619])/([.D$620]-[.D$619])*100;&quot;&quot;)" office:value-type="float" office:value="6" calcext:value-type="float">
            <text:p>6</text:p>
          </table:table-cell>
          <table:table-cell table:formula="of:=IFERROR(([.E447]-[.E$619])/([.E$620]-[.E$619])*100;&quot;&quot;)">
            <text:p/>
          </table:table-cell>
          <table:table-cell table:formula="of:=IFERROR(([.F447]-[.F$619])/([.F$620]-[.F$619])*100;&quot;&quot;)">
            <text:p/>
          </table:table-cell>
          <table:table-cell table:formula="of:=IFERROR(([.G447]-[.G$619])/([.G$620]-[.G$619])*100;&quot;&quot;)">
            <text:p/>
          </table:table-cell>
          <table:table-cell table:formula="of:=IFERROR(([.H447]-[.H$619])/([.H$620]-[.H$619])*100;&quot;&quot;)">
            <text:p/>
          </table:table-cell>
          <table:table-cell table:formula="of:=IFERROR(([.I447]-[.I$619])/([.I$620]-[.I$619])*100;&quot;&quot;)">
            <text:p/>
          </table:table-cell>
          <table:table-cell table:formula="of:=IFERROR(([.J447]-[.J$619])/([.J$620]-[.J$619])*100;&quot;&quot;)">
            <text:p/>
          </table:table-cell>
          <table:table-cell table:formula="of:=IFERROR(([.K447]-[.K$619])/([.K$620]-[.K$619])*100;&quot;&quot;)">
            <text:p/>
          </table:table-cell>
          <table:table-cell table:formula="of:=IFERROR(([.L447]-[.L$619])/([.L$620]-[.L$619])*100;&quot;&quot;)">
            <text:p/>
          </table:table-cell>
          <table:table-cell table:formula="of:=IFERROR(([.M447]-[.M$619])/([.M$620]-[.M$619])*100;&quot;&quot;)">
            <text:p/>
          </table:table-cell>
          <table:table-cell table:formula="of:=IFERROR(([.N447]-[.N$619])/([.N$620]-[.N$619])*100;&quot;&quot;)">
            <text:p/>
          </table:table-cell>
          <table:table-cell table:formula="of:=IFERROR(([.O447]-[.O$619])/([.O$620]-[.O$619])*100;&quot;&quot;)">
            <text:p/>
          </table:table-cell>
          <table:table-cell table:formula="of:=IFERROR(([.P447]-[.P$619])/([.P$620]-[.P$619])*100;&quot;&quot;)">
            <text:p/>
          </table:table-cell>
          <table:table-cell table:formula="of:=IFERROR(([.Q447]-[.Q$619])/([.Q$620]-[.Q$619])*100;&quot;&quot;)">
            <text:p/>
          </table:table-cell>
        </table:table-row>
        <table:table-row table:style-name="ro1">
          <table:table-cell office:value-type="float" office:value="1134.36" calcext:value-type="float">
            <text:p>1134.3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34.36" calcext:value-type="float">
            <text:p>1134.36</text:p>
          </table:table-cell>
          <table:table-cell table:formula="of:=IFERROR(([.B448]-[.B$619])/([.B$620]-[.B$619])*100;&quot;&quot;)">
            <text:p/>
          </table:table-cell>
          <table:table-cell table:formula="of:=IFERROR(([.C448]-[.C$619])/([.C$620]-[.C$619])*100;&quot;&quot;)">
            <text:p/>
          </table:table-cell>
          <table:table-cell table:formula="of:=IFERROR(([.D448]-[.D$619])/([.D$620]-[.D$619])*100;&quot;&quot;)" office:value-type="float" office:value="7" calcext:value-type="float">
            <text:p>7</text:p>
          </table:table-cell>
          <table:table-cell table:formula="of:=IFERROR(([.E448]-[.E$619])/([.E$620]-[.E$619])*100;&quot;&quot;)">
            <text:p/>
          </table:table-cell>
          <table:table-cell table:formula="of:=IFERROR(([.F448]-[.F$619])/([.F$620]-[.F$619])*100;&quot;&quot;)">
            <text:p/>
          </table:table-cell>
          <table:table-cell table:formula="of:=IFERROR(([.G448]-[.G$619])/([.G$620]-[.G$619])*100;&quot;&quot;)">
            <text:p/>
          </table:table-cell>
          <table:table-cell table:formula="of:=IFERROR(([.H448]-[.H$619])/([.H$620]-[.H$619])*100;&quot;&quot;)">
            <text:p/>
          </table:table-cell>
          <table:table-cell table:formula="of:=IFERROR(([.I448]-[.I$619])/([.I$620]-[.I$619])*100;&quot;&quot;)">
            <text:p/>
          </table:table-cell>
          <table:table-cell table:formula="of:=IFERROR(([.J448]-[.J$619])/([.J$620]-[.J$619])*100;&quot;&quot;)">
            <text:p/>
          </table:table-cell>
          <table:table-cell table:formula="of:=IFERROR(([.K448]-[.K$619])/([.K$620]-[.K$619])*100;&quot;&quot;)">
            <text:p/>
          </table:table-cell>
          <table:table-cell table:formula="of:=IFERROR(([.L448]-[.L$619])/([.L$620]-[.L$619])*100;&quot;&quot;)">
            <text:p/>
          </table:table-cell>
          <table:table-cell table:formula="of:=IFERROR(([.M448]-[.M$619])/([.M$620]-[.M$619])*100;&quot;&quot;)">
            <text:p/>
          </table:table-cell>
          <table:table-cell table:formula="of:=IFERROR(([.N448]-[.N$619])/([.N$620]-[.N$619])*100;&quot;&quot;)">
            <text:p/>
          </table:table-cell>
          <table:table-cell table:formula="of:=IFERROR(([.O448]-[.O$619])/([.O$620]-[.O$619])*100;&quot;&quot;)">
            <text:p/>
          </table:table-cell>
          <table:table-cell table:formula="of:=IFERROR(([.P448]-[.P$619])/([.P$620]-[.P$619])*100;&quot;&quot;)">
            <text:p/>
          </table:table-cell>
          <table:table-cell table:formula="of:=IFERROR(([.Q448]-[.Q$619])/([.Q$620]-[.Q$619])*100;&quot;&quot;)">
            <text:p/>
          </table:table-cell>
        </table:table-row>
        <table:table-row table:style-name="ro1">
          <table:table-cell office:value-type="float" office:value="1134.692" calcext:value-type="float">
            <text:p>1134.692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float" office:value="1134.692" calcext:value-type="float">
            <text:p>1134.692</text:p>
          </table:table-cell>
          <table:table-cell table:formula="of:=IFERROR(([.B449]-[.B$619])/([.B$620]-[.B$619])*100;&quot;&quot;)">
            <text:p/>
          </table:table-cell>
          <table:table-cell table:formula="of:=IFERROR(([.C449]-[.C$619])/([.C$620]-[.C$619])*100;&quot;&quot;)">
            <text:p/>
          </table:table-cell>
          <table:table-cell table:formula="of:=IFERROR(([.D449]-[.D$619])/([.D$620]-[.D$619])*100;&quot;&quot;)">
            <text:p/>
          </table:table-cell>
          <table:table-cell table:formula="of:=IFERROR(([.E449]-[.E$619])/([.E$620]-[.E$619])*100;&quot;&quot;)">
            <text:p/>
          </table:table-cell>
          <table:table-cell table:formula="of:=IFERROR(([.F449]-[.F$619])/([.F$620]-[.F$619])*100;&quot;&quot;)">
            <text:p/>
          </table:table-cell>
          <table:table-cell table:formula="of:=IFERROR(([.G449]-[.G$619])/([.G$620]-[.G$619])*100;&quot;&quot;)">
            <text:p/>
          </table:table-cell>
          <table:table-cell table:formula="of:=IFERROR(([.H449]-[.H$619])/([.H$620]-[.H$619])*100;&quot;&quot;)">
            <text:p/>
          </table:table-cell>
          <table:table-cell table:formula="of:=IFERROR(([.I449]-[.I$619])/([.I$620]-[.I$619])*100;&quot;&quot;)">
            <text:p/>
          </table:table-cell>
          <table:table-cell table:formula="of:=IFERROR(([.J449]-[.J$619])/([.J$620]-[.J$619])*100;&quot;&quot;)">
            <text:p/>
          </table:table-cell>
          <table:table-cell table:formula="of:=IFERROR(([.K449]-[.K$619])/([.K$620]-[.K$619])*100;&quot;&quot;)">
            <text:p/>
          </table:table-cell>
          <table:table-cell table:formula="of:=IFERROR(([.L449]-[.L$619])/([.L$620]-[.L$619])*100;&quot;&quot;)" office:value-type="float" office:value="21.0526315789474" calcext:value-type="float">
            <text:p>21.0526315789</text:p>
          </table:table-cell>
          <table:table-cell table:formula="of:=IFERROR(([.M449]-[.M$619])/([.M$620]-[.M$619])*100;&quot;&quot;)">
            <text:p/>
          </table:table-cell>
          <table:table-cell table:formula="of:=IFERROR(([.N449]-[.N$619])/([.N$620]-[.N$619])*100;&quot;&quot;)">
            <text:p/>
          </table:table-cell>
          <table:table-cell table:formula="of:=IFERROR(([.O449]-[.O$619])/([.O$620]-[.O$619])*100;&quot;&quot;)">
            <text:p/>
          </table:table-cell>
          <table:table-cell table:formula="of:=IFERROR(([.P449]-[.P$619])/([.P$620]-[.P$619])*100;&quot;&quot;)">
            <text:p/>
          </table:table-cell>
          <table:table-cell table:formula="of:=IFERROR(([.Q449]-[.Q$619])/([.Q$620]-[.Q$619])*100;&quot;&quot;)">
            <text:p/>
          </table:table-cell>
        </table:table-row>
        <table:table-row table:style-name="ro1">
          <table:table-cell office:value-type="float" office:value="1136.272" calcext:value-type="float">
            <text:p>1136.27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36.272" calcext:value-type="float">
            <text:p>1136.272</text:p>
          </table:table-cell>
          <table:table-cell table:formula="of:=IFERROR(([.B450]-[.B$619])/([.B$620]-[.B$619])*100;&quot;&quot;)">
            <text:p/>
          </table:table-cell>
          <table:table-cell table:formula="of:=IFERROR(([.C450]-[.C$619])/([.C$620]-[.C$619])*100;&quot;&quot;)">
            <text:p/>
          </table:table-cell>
          <table:table-cell table:formula="of:=IFERROR(([.D450]-[.D$619])/([.D$620]-[.D$619])*100;&quot;&quot;)" office:value-type="float" office:value="8" calcext:value-type="float">
            <text:p>8</text:p>
          </table:table-cell>
          <table:table-cell table:formula="of:=IFERROR(([.E450]-[.E$619])/([.E$620]-[.E$619])*100;&quot;&quot;)">
            <text:p/>
          </table:table-cell>
          <table:table-cell table:formula="of:=IFERROR(([.F450]-[.F$619])/([.F$620]-[.F$619])*100;&quot;&quot;)">
            <text:p/>
          </table:table-cell>
          <table:table-cell table:formula="of:=IFERROR(([.G450]-[.G$619])/([.G$620]-[.G$619])*100;&quot;&quot;)">
            <text:p/>
          </table:table-cell>
          <table:table-cell table:formula="of:=IFERROR(([.H450]-[.H$619])/([.H$620]-[.H$619])*100;&quot;&quot;)">
            <text:p/>
          </table:table-cell>
          <table:table-cell table:formula="of:=IFERROR(([.I450]-[.I$619])/([.I$620]-[.I$619])*100;&quot;&quot;)">
            <text:p/>
          </table:table-cell>
          <table:table-cell table:formula="of:=IFERROR(([.J450]-[.J$619])/([.J$620]-[.J$619])*100;&quot;&quot;)">
            <text:p/>
          </table:table-cell>
          <table:table-cell table:formula="of:=IFERROR(([.K450]-[.K$619])/([.K$620]-[.K$619])*100;&quot;&quot;)">
            <text:p/>
          </table:table-cell>
          <table:table-cell table:formula="of:=IFERROR(([.L450]-[.L$619])/([.L$620]-[.L$619])*100;&quot;&quot;)">
            <text:p/>
          </table:table-cell>
          <table:table-cell table:formula="of:=IFERROR(([.M450]-[.M$619])/([.M$620]-[.M$619])*100;&quot;&quot;)">
            <text:p/>
          </table:table-cell>
          <table:table-cell table:formula="of:=IFERROR(([.N450]-[.N$619])/([.N$620]-[.N$619])*100;&quot;&quot;)">
            <text:p/>
          </table:table-cell>
          <table:table-cell table:formula="of:=IFERROR(([.O450]-[.O$619])/([.O$620]-[.O$619])*100;&quot;&quot;)">
            <text:p/>
          </table:table-cell>
          <table:table-cell table:formula="of:=IFERROR(([.P450]-[.P$619])/([.P$620]-[.P$619])*100;&quot;&quot;)">
            <text:p/>
          </table:table-cell>
          <table:table-cell table:formula="of:=IFERROR(([.Q450]-[.Q$619])/([.Q$620]-[.Q$619])*100;&quot;&quot;)">
            <text:p/>
          </table:table-cell>
        </table:table-row>
        <table:table-row table:style-name="ro1">
          <table:table-cell office:value-type="float" office:value="1138.312" calcext:value-type="float">
            <text:p>1138.31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38.312" calcext:value-type="float">
            <text:p>1138.312</text:p>
          </table:table-cell>
          <table:table-cell table:formula="of:=IFERROR(([.B451]-[.B$619])/([.B$620]-[.B$619])*100;&quot;&quot;)">
            <text:p/>
          </table:table-cell>
          <table:table-cell table:formula="of:=IFERROR(([.C451]-[.C$619])/([.C$620]-[.C$619])*100;&quot;&quot;)">
            <text:p/>
          </table:table-cell>
          <table:table-cell table:formula="of:=IFERROR(([.D451]-[.D$619])/([.D$620]-[.D$619])*100;&quot;&quot;)" office:value-type="float" office:value="9" calcext:value-type="float">
            <text:p>9</text:p>
          </table:table-cell>
          <table:table-cell table:formula="of:=IFERROR(([.E451]-[.E$619])/([.E$620]-[.E$619])*100;&quot;&quot;)">
            <text:p/>
          </table:table-cell>
          <table:table-cell table:formula="of:=IFERROR(([.F451]-[.F$619])/([.F$620]-[.F$619])*100;&quot;&quot;)">
            <text:p/>
          </table:table-cell>
          <table:table-cell table:formula="of:=IFERROR(([.G451]-[.G$619])/([.G$620]-[.G$619])*100;&quot;&quot;)">
            <text:p/>
          </table:table-cell>
          <table:table-cell table:formula="of:=IFERROR(([.H451]-[.H$619])/([.H$620]-[.H$619])*100;&quot;&quot;)">
            <text:p/>
          </table:table-cell>
          <table:table-cell table:formula="of:=IFERROR(([.I451]-[.I$619])/([.I$620]-[.I$619])*100;&quot;&quot;)">
            <text:p/>
          </table:table-cell>
          <table:table-cell table:formula="of:=IFERROR(([.J451]-[.J$619])/([.J$620]-[.J$619])*100;&quot;&quot;)">
            <text:p/>
          </table:table-cell>
          <table:table-cell table:formula="of:=IFERROR(([.K451]-[.K$619])/([.K$620]-[.K$619])*100;&quot;&quot;)">
            <text:p/>
          </table:table-cell>
          <table:table-cell table:formula="of:=IFERROR(([.L451]-[.L$619])/([.L$620]-[.L$619])*100;&quot;&quot;)">
            <text:p/>
          </table:table-cell>
          <table:table-cell table:formula="of:=IFERROR(([.M451]-[.M$619])/([.M$620]-[.M$619])*100;&quot;&quot;)">
            <text:p/>
          </table:table-cell>
          <table:table-cell table:formula="of:=IFERROR(([.N451]-[.N$619])/([.N$620]-[.N$619])*100;&quot;&quot;)">
            <text:p/>
          </table:table-cell>
          <table:table-cell table:formula="of:=IFERROR(([.O451]-[.O$619])/([.O$620]-[.O$619])*100;&quot;&quot;)">
            <text:p/>
          </table:table-cell>
          <table:table-cell table:formula="of:=IFERROR(([.P451]-[.P$619])/([.P$620]-[.P$619])*100;&quot;&quot;)">
            <text:p/>
          </table:table-cell>
          <table:table-cell table:formula="of:=IFERROR(([.Q451]-[.Q$619])/([.Q$620]-[.Q$619])*100;&quot;&quot;)">
            <text:p/>
          </table:table-cell>
        </table:table-row>
        <table:table-row table:style-name="ro1">
          <table:table-cell office:value-type="float" office:value="1140.54" calcext:value-type="float">
            <text:p>1140.54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1140.54" calcext:value-type="float">
            <text:p>1140.54</text:p>
          </table:table-cell>
          <table:table-cell table:formula="of:=IFERROR(([.B452]-[.B$619])/([.B$620]-[.B$619])*100;&quot;&quot;)">
            <text:p/>
          </table:table-cell>
          <table:table-cell table:formula="of:=IFERROR(([.C452]-[.C$619])/([.C$620]-[.C$619])*100;&quot;&quot;)">
            <text:p/>
          </table:table-cell>
          <table:table-cell table:formula="of:=IFERROR(([.D452]-[.D$619])/([.D$620]-[.D$619])*100;&quot;&quot;)" office:value-type="float" office:value="10" calcext:value-type="float">
            <text:p>10</text:p>
          </table:table-cell>
          <table:table-cell table:formula="of:=IFERROR(([.E452]-[.E$619])/([.E$620]-[.E$619])*100;&quot;&quot;)">
            <text:p/>
          </table:table-cell>
          <table:table-cell table:formula="of:=IFERROR(([.F452]-[.F$619])/([.F$620]-[.F$619])*100;&quot;&quot;)">
            <text:p/>
          </table:table-cell>
          <table:table-cell table:formula="of:=IFERROR(([.G452]-[.G$619])/([.G$620]-[.G$619])*100;&quot;&quot;)">
            <text:p/>
          </table:table-cell>
          <table:table-cell table:formula="of:=IFERROR(([.H452]-[.H$619])/([.H$620]-[.H$619])*100;&quot;&quot;)">
            <text:p/>
          </table:table-cell>
          <table:table-cell table:formula="of:=IFERROR(([.I452]-[.I$619])/([.I$620]-[.I$619])*100;&quot;&quot;)">
            <text:p/>
          </table:table-cell>
          <table:table-cell table:formula="of:=IFERROR(([.J452]-[.J$619])/([.J$620]-[.J$619])*100;&quot;&quot;)" office:value-type="float" office:value="17.6470588235294" calcext:value-type="float">
            <text:p>17.6470588235</text:p>
          </table:table-cell>
          <table:table-cell table:formula="of:=IFERROR(([.K452]-[.K$619])/([.K$620]-[.K$619])*100;&quot;&quot;)">
            <text:p/>
          </table:table-cell>
          <table:table-cell table:formula="of:=IFERROR(([.L452]-[.L$619])/([.L$620]-[.L$619])*100;&quot;&quot;)">
            <text:p/>
          </table:table-cell>
          <table:table-cell table:formula="of:=IFERROR(([.M452]-[.M$619])/([.M$620]-[.M$619])*100;&quot;&quot;)">
            <text:p/>
          </table:table-cell>
          <table:table-cell table:formula="of:=IFERROR(([.N452]-[.N$619])/([.N$620]-[.N$619])*100;&quot;&quot;)">
            <text:p/>
          </table:table-cell>
          <table:table-cell table:formula="of:=IFERROR(([.O452]-[.O$619])/([.O$620]-[.O$619])*100;&quot;&quot;)">
            <text:p/>
          </table:table-cell>
          <table:table-cell table:formula="of:=IFERROR(([.P452]-[.P$619])/([.P$620]-[.P$619])*100;&quot;&quot;)">
            <text:p/>
          </table:table-cell>
          <table:table-cell table:formula="of:=IFERROR(([.Q452]-[.Q$619])/([.Q$620]-[.Q$619])*100;&quot;&quot;)">
            <text:p/>
          </table:table-cell>
        </table:table-row>
        <table:table-row table:style-name="ro1">
          <table:table-cell office:value-type="float" office:value="1142.016" calcext:value-type="float">
            <text:p>1142.01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42.016" calcext:value-type="float">
            <text:p>1142.016</text:p>
          </table:table-cell>
          <table:table-cell table:formula="of:=IFERROR(([.B453]-[.B$619])/([.B$620]-[.B$619])*100;&quot;&quot;)">
            <text:p/>
          </table:table-cell>
          <table:table-cell table:formula="of:=IFERROR(([.C453]-[.C$619])/([.C$620]-[.C$619])*100;&quot;&quot;)">
            <text:p/>
          </table:table-cell>
          <table:table-cell table:formula="of:=IFERROR(([.D453]-[.D$619])/([.D$620]-[.D$619])*100;&quot;&quot;)" office:value-type="float" office:value="11" calcext:value-type="float">
            <text:p>11</text:p>
          </table:table-cell>
          <table:table-cell table:formula="of:=IFERROR(([.E453]-[.E$619])/([.E$620]-[.E$619])*100;&quot;&quot;)">
            <text:p/>
          </table:table-cell>
          <table:table-cell table:formula="of:=IFERROR(([.F453]-[.F$619])/([.F$620]-[.F$619])*100;&quot;&quot;)">
            <text:p/>
          </table:table-cell>
          <table:table-cell table:formula="of:=IFERROR(([.G453]-[.G$619])/([.G$620]-[.G$619])*100;&quot;&quot;)">
            <text:p/>
          </table:table-cell>
          <table:table-cell table:formula="of:=IFERROR(([.H453]-[.H$619])/([.H$620]-[.H$619])*100;&quot;&quot;)">
            <text:p/>
          </table:table-cell>
          <table:table-cell table:formula="of:=IFERROR(([.I453]-[.I$619])/([.I$620]-[.I$619])*100;&quot;&quot;)">
            <text:p/>
          </table:table-cell>
          <table:table-cell table:formula="of:=IFERROR(([.J453]-[.J$619])/([.J$620]-[.J$619])*100;&quot;&quot;)">
            <text:p/>
          </table:table-cell>
          <table:table-cell table:formula="of:=IFERROR(([.K453]-[.K$619])/([.K$620]-[.K$619])*100;&quot;&quot;)">
            <text:p/>
          </table:table-cell>
          <table:table-cell table:formula="of:=IFERROR(([.L453]-[.L$619])/([.L$620]-[.L$619])*100;&quot;&quot;)">
            <text:p/>
          </table:table-cell>
          <table:table-cell table:formula="of:=IFERROR(([.M453]-[.M$619])/([.M$620]-[.M$619])*100;&quot;&quot;)">
            <text:p/>
          </table:table-cell>
          <table:table-cell table:formula="of:=IFERROR(([.N453]-[.N$619])/([.N$620]-[.N$619])*100;&quot;&quot;)">
            <text:p/>
          </table:table-cell>
          <table:table-cell table:formula="of:=IFERROR(([.O453]-[.O$619])/([.O$620]-[.O$619])*100;&quot;&quot;)">
            <text:p/>
          </table:table-cell>
          <table:table-cell table:formula="of:=IFERROR(([.P453]-[.P$619])/([.P$620]-[.P$619])*100;&quot;&quot;)">
            <text:p/>
          </table:table-cell>
          <table:table-cell table:formula="of:=IFERROR(([.Q453]-[.Q$619])/([.Q$620]-[.Q$619])*100;&quot;&quot;)">
            <text:p/>
          </table:table-cell>
        </table:table-row>
        <table:table-row table:style-name="ro1">
          <table:table-cell office:value-type="float" office:value="1143.812" calcext:value-type="float">
            <text:p>1143.81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1143.812" calcext:value-type="float">
            <text:p>1143.812</text:p>
          </table:table-cell>
          <table:table-cell table:formula="of:=IFERROR(([.B454]-[.B$619])/([.B$620]-[.B$619])*100;&quot;&quot;)">
            <text:p/>
          </table:table-cell>
          <table:table-cell table:formula="of:=IFERROR(([.C454]-[.C$619])/([.C$620]-[.C$619])*100;&quot;&quot;)">
            <text:p/>
          </table:table-cell>
          <table:table-cell table:formula="of:=IFERROR(([.D454]-[.D$619])/([.D$620]-[.D$619])*100;&quot;&quot;)" office:value-type="float" office:value="12" calcext:value-type="float">
            <text:p>12</text:p>
          </table:table-cell>
          <table:table-cell table:formula="of:=IFERROR(([.E454]-[.E$619])/([.E$620]-[.E$619])*100;&quot;&quot;)" office:value-type="float" office:value="3.7037037037037" calcext:value-type="float">
            <text:p>3.7037037037</text:p>
          </table:table-cell>
          <table:table-cell table:formula="of:=IFERROR(([.F454]-[.F$619])/([.F$620]-[.F$619])*100;&quot;&quot;)">
            <text:p/>
          </table:table-cell>
          <table:table-cell table:formula="of:=IFERROR(([.G454]-[.G$619])/([.G$620]-[.G$619])*100;&quot;&quot;)">
            <text:p/>
          </table:table-cell>
          <table:table-cell table:formula="of:=IFERROR(([.H454]-[.H$619])/([.H$620]-[.H$619])*100;&quot;&quot;)">
            <text:p/>
          </table:table-cell>
          <table:table-cell table:formula="of:=IFERROR(([.I454]-[.I$619])/([.I$620]-[.I$619])*100;&quot;&quot;)">
            <text:p/>
          </table:table-cell>
          <table:table-cell table:formula="of:=IFERROR(([.J454]-[.J$619])/([.J$620]-[.J$619])*100;&quot;&quot;)">
            <text:p/>
          </table:table-cell>
          <table:table-cell table:formula="of:=IFERROR(([.K454]-[.K$619])/([.K$620]-[.K$619])*100;&quot;&quot;)">
            <text:p/>
          </table:table-cell>
          <table:table-cell table:formula="of:=IFERROR(([.L454]-[.L$619])/([.L$620]-[.L$619])*100;&quot;&quot;)">
            <text:p/>
          </table:table-cell>
          <table:table-cell table:formula="of:=IFERROR(([.M454]-[.M$619])/([.M$620]-[.M$619])*100;&quot;&quot;)">
            <text:p/>
          </table:table-cell>
          <table:table-cell table:formula="of:=IFERROR(([.N454]-[.N$619])/([.N$620]-[.N$619])*100;&quot;&quot;)">
            <text:p/>
          </table:table-cell>
          <table:table-cell table:formula="of:=IFERROR(([.O454]-[.O$619])/([.O$620]-[.O$619])*100;&quot;&quot;)">
            <text:p/>
          </table:table-cell>
          <table:table-cell table:formula="of:=IFERROR(([.P454]-[.P$619])/([.P$620]-[.P$619])*100;&quot;&quot;)">
            <text:p/>
          </table:table-cell>
          <table:table-cell table:formula="of:=IFERROR(([.Q454]-[.Q$619])/([.Q$620]-[.Q$619])*100;&quot;&quot;)">
            <text:p/>
          </table:table-cell>
        </table:table-row>
        <table:table-row table:style-name="ro1">
          <table:table-cell office:value-type="float" office:value="1145.496" calcext:value-type="float">
            <text:p>1145.49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45.496" calcext:value-type="float">
            <text:p>1145.496</text:p>
          </table:table-cell>
          <table:table-cell table:formula="of:=IFERROR(([.B455]-[.B$619])/([.B$620]-[.B$619])*100;&quot;&quot;)">
            <text:p/>
          </table:table-cell>
          <table:table-cell table:formula="of:=IFERROR(([.C455]-[.C$619])/([.C$620]-[.C$619])*100;&quot;&quot;)">
            <text:p/>
          </table:table-cell>
          <table:table-cell table:formula="of:=IFERROR(([.D455]-[.D$619])/([.D$620]-[.D$619])*100;&quot;&quot;)" office:value-type="float" office:value="13" calcext:value-type="float">
            <text:p>13</text:p>
          </table:table-cell>
          <table:table-cell table:formula="of:=IFERROR(([.E455]-[.E$619])/([.E$620]-[.E$619])*100;&quot;&quot;)">
            <text:p/>
          </table:table-cell>
          <table:table-cell table:formula="of:=IFERROR(([.F455]-[.F$619])/([.F$620]-[.F$619])*100;&quot;&quot;)">
            <text:p/>
          </table:table-cell>
          <table:table-cell table:formula="of:=IFERROR(([.G455]-[.G$619])/([.G$620]-[.G$619])*100;&quot;&quot;)">
            <text:p/>
          </table:table-cell>
          <table:table-cell table:formula="of:=IFERROR(([.H455]-[.H$619])/([.H$620]-[.H$619])*100;&quot;&quot;)">
            <text:p/>
          </table:table-cell>
          <table:table-cell table:formula="of:=IFERROR(([.I455]-[.I$619])/([.I$620]-[.I$619])*100;&quot;&quot;)">
            <text:p/>
          </table:table-cell>
          <table:table-cell table:formula="of:=IFERROR(([.J455]-[.J$619])/([.J$620]-[.J$619])*100;&quot;&quot;)">
            <text:p/>
          </table:table-cell>
          <table:table-cell table:formula="of:=IFERROR(([.K455]-[.K$619])/([.K$620]-[.K$619])*100;&quot;&quot;)">
            <text:p/>
          </table:table-cell>
          <table:table-cell table:formula="of:=IFERROR(([.L455]-[.L$619])/([.L$620]-[.L$619])*100;&quot;&quot;)">
            <text:p/>
          </table:table-cell>
          <table:table-cell table:formula="of:=IFERROR(([.M455]-[.M$619])/([.M$620]-[.M$619])*100;&quot;&quot;)">
            <text:p/>
          </table:table-cell>
          <table:table-cell table:formula="of:=IFERROR(([.N455]-[.N$619])/([.N$620]-[.N$619])*100;&quot;&quot;)">
            <text:p/>
          </table:table-cell>
          <table:table-cell table:formula="of:=IFERROR(([.O455]-[.O$619])/([.O$620]-[.O$619])*100;&quot;&quot;)">
            <text:p/>
          </table:table-cell>
          <table:table-cell table:formula="of:=IFERROR(([.P455]-[.P$619])/([.P$620]-[.P$619])*100;&quot;&quot;)">
            <text:p/>
          </table:table-cell>
          <table:table-cell table:formula="of:=IFERROR(([.Q455]-[.Q$619])/([.Q$620]-[.Q$619])*100;&quot;&quot;)">
            <text:p/>
          </table:table-cell>
        </table:table-row>
        <table:table-row table:style-name="ro1">
          <table:table-cell office:value-type="float" office:value="1147.09" calcext:value-type="float">
            <text:p>1147.09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47.09" calcext:value-type="float">
            <text:p>1147.09</text:p>
          </table:table-cell>
          <table:table-cell table:formula="of:=IFERROR(([.B456]-[.B$619])/([.B$620]-[.B$619])*100;&quot;&quot;)">
            <text:p/>
          </table:table-cell>
          <table:table-cell table:formula="of:=IFERROR(([.C456]-[.C$619])/([.C$620]-[.C$619])*100;&quot;&quot;)">
            <text:p/>
          </table:table-cell>
          <table:table-cell table:formula="of:=IFERROR(([.D456]-[.D$619])/([.D$620]-[.D$619])*100;&quot;&quot;)" office:value-type="float" office:value="14" calcext:value-type="float">
            <text:p>14</text:p>
          </table:table-cell>
          <table:table-cell table:formula="of:=IFERROR(([.E456]-[.E$619])/([.E$620]-[.E$619])*100;&quot;&quot;)">
            <text:p/>
          </table:table-cell>
          <table:table-cell table:formula="of:=IFERROR(([.F456]-[.F$619])/([.F$620]-[.F$619])*100;&quot;&quot;)">
            <text:p/>
          </table:table-cell>
          <table:table-cell table:formula="of:=IFERROR(([.G456]-[.G$619])/([.G$620]-[.G$619])*100;&quot;&quot;)">
            <text:p/>
          </table:table-cell>
          <table:table-cell table:formula="of:=IFERROR(([.H456]-[.H$619])/([.H$620]-[.H$619])*100;&quot;&quot;)">
            <text:p/>
          </table:table-cell>
          <table:table-cell table:formula="of:=IFERROR(([.I456]-[.I$619])/([.I$620]-[.I$619])*100;&quot;&quot;)">
            <text:p/>
          </table:table-cell>
          <table:table-cell table:formula="of:=IFERROR(([.J456]-[.J$619])/([.J$620]-[.J$619])*100;&quot;&quot;)">
            <text:p/>
          </table:table-cell>
          <table:table-cell table:formula="of:=IFERROR(([.K456]-[.K$619])/([.K$620]-[.K$619])*100;&quot;&quot;)">
            <text:p/>
          </table:table-cell>
          <table:table-cell table:formula="of:=IFERROR(([.L456]-[.L$619])/([.L$620]-[.L$619])*100;&quot;&quot;)">
            <text:p/>
          </table:table-cell>
          <table:table-cell table:formula="of:=IFERROR(([.M456]-[.M$619])/([.M$620]-[.M$619])*100;&quot;&quot;)">
            <text:p/>
          </table:table-cell>
          <table:table-cell table:formula="of:=IFERROR(([.N456]-[.N$619])/([.N$620]-[.N$619])*100;&quot;&quot;)">
            <text:p/>
          </table:table-cell>
          <table:table-cell table:formula="of:=IFERROR(([.O456]-[.O$619])/([.O$620]-[.O$619])*100;&quot;&quot;)">
            <text:p/>
          </table:table-cell>
          <table:table-cell table:formula="of:=IFERROR(([.P456]-[.P$619])/([.P$620]-[.P$619])*100;&quot;&quot;)">
            <text:p/>
          </table:table-cell>
          <table:table-cell table:formula="of:=IFERROR(([.Q456]-[.Q$619])/([.Q$620]-[.Q$619])*100;&quot;&quot;)">
            <text:p/>
          </table:table-cell>
        </table:table-row>
        <table:table-row table:style-name="ro1">
          <table:table-cell office:value-type="float" office:value="1148.6" calcext:value-type="float">
            <text:p>1148.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48.6" calcext:value-type="float">
            <text:p>1148.6</text:p>
          </table:table-cell>
          <table:table-cell table:formula="of:=IFERROR(([.B457]-[.B$619])/([.B$620]-[.B$619])*100;&quot;&quot;)">
            <text:p/>
          </table:table-cell>
          <table:table-cell table:formula="of:=IFERROR(([.C457]-[.C$619])/([.C$620]-[.C$619])*100;&quot;&quot;)">
            <text:p/>
          </table:table-cell>
          <table:table-cell table:formula="of:=IFERROR(([.D457]-[.D$619])/([.D$620]-[.D$619])*100;&quot;&quot;)" office:value-type="float" office:value="15" calcext:value-type="float">
            <text:p>15</text:p>
          </table:table-cell>
          <table:table-cell table:formula="of:=IFERROR(([.E457]-[.E$619])/([.E$620]-[.E$619])*100;&quot;&quot;)">
            <text:p/>
          </table:table-cell>
          <table:table-cell table:formula="of:=IFERROR(([.F457]-[.F$619])/([.F$620]-[.F$619])*100;&quot;&quot;)">
            <text:p/>
          </table:table-cell>
          <table:table-cell table:formula="of:=IFERROR(([.G457]-[.G$619])/([.G$620]-[.G$619])*100;&quot;&quot;)">
            <text:p/>
          </table:table-cell>
          <table:table-cell table:formula="of:=IFERROR(([.H457]-[.H$619])/([.H$620]-[.H$619])*100;&quot;&quot;)">
            <text:p/>
          </table:table-cell>
          <table:table-cell table:formula="of:=IFERROR(([.I457]-[.I$619])/([.I$620]-[.I$619])*100;&quot;&quot;)">
            <text:p/>
          </table:table-cell>
          <table:table-cell table:formula="of:=IFERROR(([.J457]-[.J$619])/([.J$620]-[.J$619])*100;&quot;&quot;)">
            <text:p/>
          </table:table-cell>
          <table:table-cell table:formula="of:=IFERROR(([.K457]-[.K$619])/([.K$620]-[.K$619])*100;&quot;&quot;)">
            <text:p/>
          </table:table-cell>
          <table:table-cell table:formula="of:=IFERROR(([.L457]-[.L$619])/([.L$620]-[.L$619])*100;&quot;&quot;)">
            <text:p/>
          </table:table-cell>
          <table:table-cell table:formula="of:=IFERROR(([.M457]-[.M$619])/([.M$620]-[.M$619])*100;&quot;&quot;)">
            <text:p/>
          </table:table-cell>
          <table:table-cell table:formula="of:=IFERROR(([.N457]-[.N$619])/([.N$620]-[.N$619])*100;&quot;&quot;)">
            <text:p/>
          </table:table-cell>
          <table:table-cell table:formula="of:=IFERROR(([.O457]-[.O$619])/([.O$620]-[.O$619])*100;&quot;&quot;)">
            <text:p/>
          </table:table-cell>
          <table:table-cell table:formula="of:=IFERROR(([.P457]-[.P$619])/([.P$620]-[.P$619])*100;&quot;&quot;)">
            <text:p/>
          </table:table-cell>
          <table:table-cell table:formula="of:=IFERROR(([.Q457]-[.Q$619])/([.Q$620]-[.Q$619])*100;&quot;&quot;)">
            <text:p/>
          </table:table-cell>
        </table:table-row>
        <table:table-row table:style-name="ro1">
          <table:table-cell office:value-type="float" office:value="1150.11" calcext:value-type="float">
            <text:p>1150.1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50.11" calcext:value-type="float">
            <text:p>1150.11</text:p>
          </table:table-cell>
          <table:table-cell table:formula="of:=IFERROR(([.B458]-[.B$619])/([.B$620]-[.B$619])*100;&quot;&quot;)">
            <text:p/>
          </table:table-cell>
          <table:table-cell table:formula="of:=IFERROR(([.C458]-[.C$619])/([.C$620]-[.C$619])*100;&quot;&quot;)">
            <text:p/>
          </table:table-cell>
          <table:table-cell table:formula="of:=IFERROR(([.D458]-[.D$619])/([.D$620]-[.D$619])*100;&quot;&quot;)" office:value-type="float" office:value="16" calcext:value-type="float">
            <text:p>16</text:p>
          </table:table-cell>
          <table:table-cell table:formula="of:=IFERROR(([.E458]-[.E$619])/([.E$620]-[.E$619])*100;&quot;&quot;)">
            <text:p/>
          </table:table-cell>
          <table:table-cell table:formula="of:=IFERROR(([.F458]-[.F$619])/([.F$620]-[.F$619])*100;&quot;&quot;)">
            <text:p/>
          </table:table-cell>
          <table:table-cell table:formula="of:=IFERROR(([.G458]-[.G$619])/([.G$620]-[.G$619])*100;&quot;&quot;)">
            <text:p/>
          </table:table-cell>
          <table:table-cell table:formula="of:=IFERROR(([.H458]-[.H$619])/([.H$620]-[.H$619])*100;&quot;&quot;)">
            <text:p/>
          </table:table-cell>
          <table:table-cell table:formula="of:=IFERROR(([.I458]-[.I$619])/([.I$620]-[.I$619])*100;&quot;&quot;)">
            <text:p/>
          </table:table-cell>
          <table:table-cell table:formula="of:=IFERROR(([.J458]-[.J$619])/([.J$620]-[.J$619])*100;&quot;&quot;)">
            <text:p/>
          </table:table-cell>
          <table:table-cell table:formula="of:=IFERROR(([.K458]-[.K$619])/([.K$620]-[.K$619])*100;&quot;&quot;)">
            <text:p/>
          </table:table-cell>
          <table:table-cell table:formula="of:=IFERROR(([.L458]-[.L$619])/([.L$620]-[.L$619])*100;&quot;&quot;)">
            <text:p/>
          </table:table-cell>
          <table:table-cell table:formula="of:=IFERROR(([.M458]-[.M$619])/([.M$620]-[.M$619])*100;&quot;&quot;)">
            <text:p/>
          </table:table-cell>
          <table:table-cell table:formula="of:=IFERROR(([.N458]-[.N$619])/([.N$620]-[.N$619])*100;&quot;&quot;)">
            <text:p/>
          </table:table-cell>
          <table:table-cell table:formula="of:=IFERROR(([.O458]-[.O$619])/([.O$620]-[.O$619])*100;&quot;&quot;)">
            <text:p/>
          </table:table-cell>
          <table:table-cell table:formula="of:=IFERROR(([.P458]-[.P$619])/([.P$620]-[.P$619])*100;&quot;&quot;)">
            <text:p/>
          </table:table-cell>
          <table:table-cell table:formula="of:=IFERROR(([.Q458]-[.Q$619])/([.Q$620]-[.Q$619])*100;&quot;&quot;)">
            <text:p/>
          </table:table-cell>
        </table:table-row>
        <table:table-row table:style-name="ro1">
          <table:table-cell office:value-type="float" office:value="1151.544" calcext:value-type="float">
            <text:p>1151.544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7" calcext:value-type="float">
            <text:p>17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51.544" calcext:value-type="float">
            <text:p>1151.544</text:p>
          </table:table-cell>
          <table:table-cell table:formula="of:=IFERROR(([.B459]-[.B$619])/([.B$620]-[.B$619])*100;&quot;&quot;)">
            <text:p/>
          </table:table-cell>
          <table:table-cell table:formula="of:=IFERROR(([.C459]-[.C$619])/([.C$620]-[.C$619])*100;&quot;&quot;)">
            <text:p/>
          </table:table-cell>
          <table:table-cell table:formula="of:=IFERROR(([.D459]-[.D$619])/([.D$620]-[.D$619])*100;&quot;&quot;)" office:value-type="float" office:value="17" calcext:value-type="float">
            <text:p>17</text:p>
          </table:table-cell>
          <table:table-cell table:formula="of:=IFERROR(([.E459]-[.E$619])/([.E$620]-[.E$619])*100;&quot;&quot;)">
            <text:p/>
          </table:table-cell>
          <table:table-cell table:formula="of:=IFERROR(([.F459]-[.F$619])/([.F$620]-[.F$619])*100;&quot;&quot;)">
            <text:p/>
          </table:table-cell>
          <table:table-cell table:formula="of:=IFERROR(([.G459]-[.G$619])/([.G$620]-[.G$619])*100;&quot;&quot;)">
            <text:p/>
          </table:table-cell>
          <table:table-cell table:formula="of:=IFERROR(([.H459]-[.H$619])/([.H$620]-[.H$619])*100;&quot;&quot;)">
            <text:p/>
          </table:table-cell>
          <table:table-cell table:formula="of:=IFERROR(([.I459]-[.I$619])/([.I$620]-[.I$619])*100;&quot;&quot;)">
            <text:p/>
          </table:table-cell>
          <table:table-cell table:formula="of:=IFERROR(([.J459]-[.J$619])/([.J$620]-[.J$619])*100;&quot;&quot;)">
            <text:p/>
          </table:table-cell>
          <table:table-cell table:formula="of:=IFERROR(([.K459]-[.K$619])/([.K$620]-[.K$619])*100;&quot;&quot;)">
            <text:p/>
          </table:table-cell>
          <table:table-cell table:formula="of:=IFERROR(([.L459]-[.L$619])/([.L$620]-[.L$619])*100;&quot;&quot;)">
            <text:p/>
          </table:table-cell>
          <table:table-cell table:formula="of:=IFERROR(([.M459]-[.M$619])/([.M$620]-[.M$619])*100;&quot;&quot;)">
            <text:p/>
          </table:table-cell>
          <table:table-cell table:formula="of:=IFERROR(([.N459]-[.N$619])/([.N$620]-[.N$619])*100;&quot;&quot;)">
            <text:p/>
          </table:table-cell>
          <table:table-cell table:formula="of:=IFERROR(([.O459]-[.O$619])/([.O$620]-[.O$619])*100;&quot;&quot;)">
            <text:p/>
          </table:table-cell>
          <table:table-cell table:formula="of:=IFERROR(([.P459]-[.P$619])/([.P$620]-[.P$619])*100;&quot;&quot;)">
            <text:p/>
          </table:table-cell>
          <table:table-cell table:formula="of:=IFERROR(([.Q459]-[.Q$619])/([.Q$620]-[.Q$619])*100;&quot;&quot;)">
            <text:p/>
          </table:table-cell>
        </table:table-row>
        <table:table-row table:style-name="ro1">
          <table:table-cell office:value-type="float" office:value="1152.932" calcext:value-type="float">
            <text:p>1152.93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8" calcext:value-type="float">
            <text:p>18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52.932" calcext:value-type="float">
            <text:p>1152.932</text:p>
          </table:table-cell>
          <table:table-cell table:formula="of:=IFERROR(([.B460]-[.B$619])/([.B$620]-[.B$619])*100;&quot;&quot;)">
            <text:p/>
          </table:table-cell>
          <table:table-cell table:formula="of:=IFERROR(([.C460]-[.C$619])/([.C$620]-[.C$619])*100;&quot;&quot;)">
            <text:p/>
          </table:table-cell>
          <table:table-cell table:formula="of:=IFERROR(([.D460]-[.D$619])/([.D$620]-[.D$619])*100;&quot;&quot;)" office:value-type="float" office:value="18" calcext:value-type="float">
            <text:p>18</text:p>
          </table:table-cell>
          <table:table-cell table:formula="of:=IFERROR(([.E460]-[.E$619])/([.E$620]-[.E$619])*100;&quot;&quot;)">
            <text:p/>
          </table:table-cell>
          <table:table-cell table:formula="of:=IFERROR(([.F460]-[.F$619])/([.F$620]-[.F$619])*100;&quot;&quot;)">
            <text:p/>
          </table:table-cell>
          <table:table-cell table:formula="of:=IFERROR(([.G460]-[.G$619])/([.G$620]-[.G$619])*100;&quot;&quot;)">
            <text:p/>
          </table:table-cell>
          <table:table-cell table:formula="of:=IFERROR(([.H460]-[.H$619])/([.H$620]-[.H$619])*100;&quot;&quot;)">
            <text:p/>
          </table:table-cell>
          <table:table-cell table:formula="of:=IFERROR(([.I460]-[.I$619])/([.I$620]-[.I$619])*100;&quot;&quot;)">
            <text:p/>
          </table:table-cell>
          <table:table-cell table:formula="of:=IFERROR(([.J460]-[.J$619])/([.J$620]-[.J$619])*100;&quot;&quot;)">
            <text:p/>
          </table:table-cell>
          <table:table-cell table:formula="of:=IFERROR(([.K460]-[.K$619])/([.K$620]-[.K$619])*100;&quot;&quot;)">
            <text:p/>
          </table:table-cell>
          <table:table-cell table:formula="of:=IFERROR(([.L460]-[.L$619])/([.L$620]-[.L$619])*100;&quot;&quot;)">
            <text:p/>
          </table:table-cell>
          <table:table-cell table:formula="of:=IFERROR(([.M460]-[.M$619])/([.M$620]-[.M$619])*100;&quot;&quot;)">
            <text:p/>
          </table:table-cell>
          <table:table-cell table:formula="of:=IFERROR(([.N460]-[.N$619])/([.N$620]-[.N$619])*100;&quot;&quot;)">
            <text:p/>
          </table:table-cell>
          <table:table-cell table:formula="of:=IFERROR(([.O460]-[.O$619])/([.O$620]-[.O$619])*100;&quot;&quot;)">
            <text:p/>
          </table:table-cell>
          <table:table-cell table:formula="of:=IFERROR(([.P460]-[.P$619])/([.P$620]-[.P$619])*100;&quot;&quot;)">
            <text:p/>
          </table:table-cell>
          <table:table-cell table:formula="of:=IFERROR(([.Q460]-[.Q$619])/([.Q$620]-[.Q$619])*100;&quot;&quot;)">
            <text:p/>
          </table:table-cell>
        </table:table-row>
        <table:table-row table:style-name="ro1">
          <table:table-cell office:value-type="float" office:value="1154.298" calcext:value-type="float">
            <text:p>1154.298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9" calcext:value-type="float">
            <text:p>19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54.298" calcext:value-type="float">
            <text:p>1154.298</text:p>
          </table:table-cell>
          <table:table-cell table:formula="of:=IFERROR(([.B461]-[.B$619])/([.B$620]-[.B$619])*100;&quot;&quot;)">
            <text:p/>
          </table:table-cell>
          <table:table-cell table:formula="of:=IFERROR(([.C461]-[.C$619])/([.C$620]-[.C$619])*100;&quot;&quot;)">
            <text:p/>
          </table:table-cell>
          <table:table-cell table:formula="of:=IFERROR(([.D461]-[.D$619])/([.D$620]-[.D$619])*100;&quot;&quot;)" office:value-type="float" office:value="19" calcext:value-type="float">
            <text:p>19</text:p>
          </table:table-cell>
          <table:table-cell table:formula="of:=IFERROR(([.E461]-[.E$619])/([.E$620]-[.E$619])*100;&quot;&quot;)">
            <text:p/>
          </table:table-cell>
          <table:table-cell table:formula="of:=IFERROR(([.F461]-[.F$619])/([.F$620]-[.F$619])*100;&quot;&quot;)">
            <text:p/>
          </table:table-cell>
          <table:table-cell table:formula="of:=IFERROR(([.G461]-[.G$619])/([.G$620]-[.G$619])*100;&quot;&quot;)">
            <text:p/>
          </table:table-cell>
          <table:table-cell table:formula="of:=IFERROR(([.H461]-[.H$619])/([.H$620]-[.H$619])*100;&quot;&quot;)">
            <text:p/>
          </table:table-cell>
          <table:table-cell table:formula="of:=IFERROR(([.I461]-[.I$619])/([.I$620]-[.I$619])*100;&quot;&quot;)">
            <text:p/>
          </table:table-cell>
          <table:table-cell table:formula="of:=IFERROR(([.J461]-[.J$619])/([.J$620]-[.J$619])*100;&quot;&quot;)">
            <text:p/>
          </table:table-cell>
          <table:table-cell table:formula="of:=IFERROR(([.K461]-[.K$619])/([.K$620]-[.K$619])*100;&quot;&quot;)">
            <text:p/>
          </table:table-cell>
          <table:table-cell table:formula="of:=IFERROR(([.L461]-[.L$619])/([.L$620]-[.L$619])*100;&quot;&quot;)">
            <text:p/>
          </table:table-cell>
          <table:table-cell table:formula="of:=IFERROR(([.M461]-[.M$619])/([.M$620]-[.M$619])*100;&quot;&quot;)">
            <text:p/>
          </table:table-cell>
          <table:table-cell table:formula="of:=IFERROR(([.N461]-[.N$619])/([.N$620]-[.N$619])*100;&quot;&quot;)">
            <text:p/>
          </table:table-cell>
          <table:table-cell table:formula="of:=IFERROR(([.O461]-[.O$619])/([.O$620]-[.O$619])*100;&quot;&quot;)">
            <text:p/>
          </table:table-cell>
          <table:table-cell table:formula="of:=IFERROR(([.P461]-[.P$619])/([.P$620]-[.P$619])*100;&quot;&quot;)">
            <text:p/>
          </table:table-cell>
          <table:table-cell table:formula="of:=IFERROR(([.Q461]-[.Q$619])/([.Q$620]-[.Q$619])*100;&quot;&quot;)" office:value-type="float" office:value="15.7894736842105" calcext:value-type="float">
            <text:p>15.7894736842</text:p>
          </table:table-cell>
        </table:table-row>
        <table:table-row table:style-name="ro1">
          <table:table-cell office:value-type="float" office:value="1155.602" calcext:value-type="float">
            <text:p>1155.60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55.602" calcext:value-type="float">
            <text:p>1155.602</text:p>
          </table:table-cell>
          <table:table-cell table:formula="of:=IFERROR(([.B462]-[.B$619])/([.B$620]-[.B$619])*100;&quot;&quot;)">
            <text:p/>
          </table:table-cell>
          <table:table-cell table:formula="of:=IFERROR(([.C462]-[.C$619])/([.C$620]-[.C$619])*100;&quot;&quot;)">
            <text:p/>
          </table:table-cell>
          <table:table-cell table:formula="of:=IFERROR(([.D462]-[.D$619])/([.D$620]-[.D$619])*100;&quot;&quot;)" office:value-type="float" office:value="20" calcext:value-type="float">
            <text:p>20</text:p>
          </table:table-cell>
          <table:table-cell table:formula="of:=IFERROR(([.E462]-[.E$619])/([.E$620]-[.E$619])*100;&quot;&quot;)">
            <text:p/>
          </table:table-cell>
          <table:table-cell table:formula="of:=IFERROR(([.F462]-[.F$619])/([.F$620]-[.F$619])*100;&quot;&quot;)">
            <text:p/>
          </table:table-cell>
          <table:table-cell table:formula="of:=IFERROR(([.G462]-[.G$619])/([.G$620]-[.G$619])*100;&quot;&quot;)">
            <text:p/>
          </table:table-cell>
          <table:table-cell table:formula="of:=IFERROR(([.H462]-[.H$619])/([.H$620]-[.H$619])*100;&quot;&quot;)">
            <text:p/>
          </table:table-cell>
          <table:table-cell table:formula="of:=IFERROR(([.I462]-[.I$619])/([.I$620]-[.I$619])*100;&quot;&quot;)">
            <text:p/>
          </table:table-cell>
          <table:table-cell table:formula="of:=IFERROR(([.J462]-[.J$619])/([.J$620]-[.J$619])*100;&quot;&quot;)">
            <text:p/>
          </table:table-cell>
          <table:table-cell table:formula="of:=IFERROR(([.K462]-[.K$619])/([.K$620]-[.K$619])*100;&quot;&quot;)">
            <text:p/>
          </table:table-cell>
          <table:table-cell table:formula="of:=IFERROR(([.L462]-[.L$619])/([.L$620]-[.L$619])*100;&quot;&quot;)">
            <text:p/>
          </table:table-cell>
          <table:table-cell table:formula="of:=IFERROR(([.M462]-[.M$619])/([.M$620]-[.M$619])*100;&quot;&quot;)">
            <text:p/>
          </table:table-cell>
          <table:table-cell table:formula="of:=IFERROR(([.N462]-[.N$619])/([.N$620]-[.N$619])*100;&quot;&quot;)">
            <text:p/>
          </table:table-cell>
          <table:table-cell table:formula="of:=IFERROR(([.O462]-[.O$619])/([.O$620]-[.O$619])*100;&quot;&quot;)">
            <text:p/>
          </table:table-cell>
          <table:table-cell table:formula="of:=IFERROR(([.P462]-[.P$619])/([.P$620]-[.P$619])*100;&quot;&quot;)">
            <text:p/>
          </table:table-cell>
          <table:table-cell table:formula="of:=IFERROR(([.Q462]-[.Q$619])/([.Q$620]-[.Q$619])*100;&quot;&quot;)">
            <text:p/>
          </table:table-cell>
        </table:table-row>
        <table:table-row table:style-name="ro1">
          <table:table-cell office:value-type="float" office:value="1156.906" calcext:value-type="float">
            <text:p>1156.90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1" calcext:value-type="float">
            <text:p>21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56.906" calcext:value-type="float">
            <text:p>1156.906</text:p>
          </table:table-cell>
          <table:table-cell table:formula="of:=IFERROR(([.B463]-[.B$619])/([.B$620]-[.B$619])*100;&quot;&quot;)">
            <text:p/>
          </table:table-cell>
          <table:table-cell table:formula="of:=IFERROR(([.C463]-[.C$619])/([.C$620]-[.C$619])*100;&quot;&quot;)">
            <text:p/>
          </table:table-cell>
          <table:table-cell table:formula="of:=IFERROR(([.D463]-[.D$619])/([.D$620]-[.D$619])*100;&quot;&quot;)" office:value-type="float" office:value="21" calcext:value-type="float">
            <text:p>21</text:p>
          </table:table-cell>
          <table:table-cell table:formula="of:=IFERROR(([.E463]-[.E$619])/([.E$620]-[.E$619])*100;&quot;&quot;)">
            <text:p/>
          </table:table-cell>
          <table:table-cell table:formula="of:=IFERROR(([.F463]-[.F$619])/([.F$620]-[.F$619])*100;&quot;&quot;)">
            <text:p/>
          </table:table-cell>
          <table:table-cell table:formula="of:=IFERROR(([.G463]-[.G$619])/([.G$620]-[.G$619])*100;&quot;&quot;)">
            <text:p/>
          </table:table-cell>
          <table:table-cell table:formula="of:=IFERROR(([.H463]-[.H$619])/([.H$620]-[.H$619])*100;&quot;&quot;)">
            <text:p/>
          </table:table-cell>
          <table:table-cell table:formula="of:=IFERROR(([.I463]-[.I$619])/([.I$620]-[.I$619])*100;&quot;&quot;)">
            <text:p/>
          </table:table-cell>
          <table:table-cell table:formula="of:=IFERROR(([.J463]-[.J$619])/([.J$620]-[.J$619])*100;&quot;&quot;)">
            <text:p/>
          </table:table-cell>
          <table:table-cell table:formula="of:=IFERROR(([.K463]-[.K$619])/([.K$620]-[.K$619])*100;&quot;&quot;)">
            <text:p/>
          </table:table-cell>
          <table:table-cell table:formula="of:=IFERROR(([.L463]-[.L$619])/([.L$620]-[.L$619])*100;&quot;&quot;)">
            <text:p/>
          </table:table-cell>
          <table:table-cell table:formula="of:=IFERROR(([.M463]-[.M$619])/([.M$620]-[.M$619])*100;&quot;&quot;)">
            <text:p/>
          </table:table-cell>
          <table:table-cell table:formula="of:=IFERROR(([.N463]-[.N$619])/([.N$620]-[.N$619])*100;&quot;&quot;)">
            <text:p/>
          </table:table-cell>
          <table:table-cell table:formula="of:=IFERROR(([.O463]-[.O$619])/([.O$620]-[.O$619])*100;&quot;&quot;)">
            <text:p/>
          </table:table-cell>
          <table:table-cell table:formula="of:=IFERROR(([.P463]-[.P$619])/([.P$620]-[.P$619])*100;&quot;&quot;)">
            <text:p/>
          </table:table-cell>
          <table:table-cell table:formula="of:=IFERROR(([.Q463]-[.Q$619])/([.Q$620]-[.Q$619])*100;&quot;&quot;)">
            <text:p/>
          </table:table-cell>
        </table:table-row>
        <table:table-row table:style-name="ro1">
          <table:table-cell office:value-type="float" office:value="1158.152" calcext:value-type="float">
            <text:p>1158.15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58.152" calcext:value-type="float">
            <text:p>1158.152</text:p>
          </table:table-cell>
          <table:table-cell table:formula="of:=IFERROR(([.B464]-[.B$619])/([.B$620]-[.B$619])*100;&quot;&quot;)">
            <text:p/>
          </table:table-cell>
          <table:table-cell table:formula="of:=IFERROR(([.C464]-[.C$619])/([.C$620]-[.C$619])*100;&quot;&quot;)">
            <text:p/>
          </table:table-cell>
          <table:table-cell table:formula="of:=IFERROR(([.D464]-[.D$619])/([.D$620]-[.D$619])*100;&quot;&quot;)" office:value-type="float" office:value="22" calcext:value-type="float">
            <text:p>22</text:p>
          </table:table-cell>
          <table:table-cell table:formula="of:=IFERROR(([.E464]-[.E$619])/([.E$620]-[.E$619])*100;&quot;&quot;)">
            <text:p/>
          </table:table-cell>
          <table:table-cell table:formula="of:=IFERROR(([.F464]-[.F$619])/([.F$620]-[.F$619])*100;&quot;&quot;)">
            <text:p/>
          </table:table-cell>
          <table:table-cell table:formula="of:=IFERROR(([.G464]-[.G$619])/([.G$620]-[.G$619])*100;&quot;&quot;)">
            <text:p/>
          </table:table-cell>
          <table:table-cell table:formula="of:=IFERROR(([.H464]-[.H$619])/([.H$620]-[.H$619])*100;&quot;&quot;)">
            <text:p/>
          </table:table-cell>
          <table:table-cell table:formula="of:=IFERROR(([.I464]-[.I$619])/([.I$620]-[.I$619])*100;&quot;&quot;)">
            <text:p/>
          </table:table-cell>
          <table:table-cell table:formula="of:=IFERROR(([.J464]-[.J$619])/([.J$620]-[.J$619])*100;&quot;&quot;)">
            <text:p/>
          </table:table-cell>
          <table:table-cell table:formula="of:=IFERROR(([.K464]-[.K$619])/([.K$620]-[.K$619])*100;&quot;&quot;)">
            <text:p/>
          </table:table-cell>
          <table:table-cell table:formula="of:=IFERROR(([.L464]-[.L$619])/([.L$620]-[.L$619])*100;&quot;&quot;)">
            <text:p/>
          </table:table-cell>
          <table:table-cell table:formula="of:=IFERROR(([.M464]-[.M$619])/([.M$620]-[.M$619])*100;&quot;&quot;)">
            <text:p/>
          </table:table-cell>
          <table:table-cell table:formula="of:=IFERROR(([.N464]-[.N$619])/([.N$620]-[.N$619])*100;&quot;&quot;)">
            <text:p/>
          </table:table-cell>
          <table:table-cell table:formula="of:=IFERROR(([.O464]-[.O$619])/([.O$620]-[.O$619])*100;&quot;&quot;)">
            <text:p/>
          </table:table-cell>
          <table:table-cell table:formula="of:=IFERROR(([.P464]-[.P$619])/([.P$620]-[.P$619])*100;&quot;&quot;)">
            <text:p/>
          </table:table-cell>
          <table:table-cell table:formula="of:=IFERROR(([.Q464]-[.Q$619])/([.Q$620]-[.Q$619])*100;&quot;&quot;)">
            <text:p/>
          </table:table-cell>
        </table:table-row>
        <table:table-row table:style-name="ro1">
          <table:table-cell office:value-type="float" office:value="1159.398" calcext:value-type="float">
            <text:p>1159.398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3" calcext:value-type="float">
            <text:p>23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59.398" calcext:value-type="float">
            <text:p>1159.398</text:p>
          </table:table-cell>
          <table:table-cell table:formula="of:=IFERROR(([.B465]-[.B$619])/([.B$620]-[.B$619])*100;&quot;&quot;)">
            <text:p/>
          </table:table-cell>
          <table:table-cell table:formula="of:=IFERROR(([.C465]-[.C$619])/([.C$620]-[.C$619])*100;&quot;&quot;)">
            <text:p/>
          </table:table-cell>
          <table:table-cell table:formula="of:=IFERROR(([.D465]-[.D$619])/([.D$620]-[.D$619])*100;&quot;&quot;)" office:value-type="float" office:value="23" calcext:value-type="float">
            <text:p>23</text:p>
          </table:table-cell>
          <table:table-cell table:formula="of:=IFERROR(([.E465]-[.E$619])/([.E$620]-[.E$619])*100;&quot;&quot;)">
            <text:p/>
          </table:table-cell>
          <table:table-cell table:formula="of:=IFERROR(([.F465]-[.F$619])/([.F$620]-[.F$619])*100;&quot;&quot;)">
            <text:p/>
          </table:table-cell>
          <table:table-cell table:formula="of:=IFERROR(([.G465]-[.G$619])/([.G$620]-[.G$619])*100;&quot;&quot;)">
            <text:p/>
          </table:table-cell>
          <table:table-cell table:formula="of:=IFERROR(([.H465]-[.H$619])/([.H$620]-[.H$619])*100;&quot;&quot;)">
            <text:p/>
          </table:table-cell>
          <table:table-cell table:formula="of:=IFERROR(([.I465]-[.I$619])/([.I$620]-[.I$619])*100;&quot;&quot;)">
            <text:p/>
          </table:table-cell>
          <table:table-cell table:formula="of:=IFERROR(([.J465]-[.J$619])/([.J$620]-[.J$619])*100;&quot;&quot;)">
            <text:p/>
          </table:table-cell>
          <table:table-cell table:formula="of:=IFERROR(([.K465]-[.K$619])/([.K$620]-[.K$619])*100;&quot;&quot;)">
            <text:p/>
          </table:table-cell>
          <table:table-cell table:formula="of:=IFERROR(([.L465]-[.L$619])/([.L$620]-[.L$619])*100;&quot;&quot;)">
            <text:p/>
          </table:table-cell>
          <table:table-cell table:formula="of:=IFERROR(([.M465]-[.M$619])/([.M$620]-[.M$619])*100;&quot;&quot;)">
            <text:p/>
          </table:table-cell>
          <table:table-cell table:formula="of:=IFERROR(([.N465]-[.N$619])/([.N$620]-[.N$619])*100;&quot;&quot;)">
            <text:p/>
          </table:table-cell>
          <table:table-cell table:formula="of:=IFERROR(([.O465]-[.O$619])/([.O$620]-[.O$619])*100;&quot;&quot;)">
            <text:p/>
          </table:table-cell>
          <table:table-cell table:formula="of:=IFERROR(([.P465]-[.P$619])/([.P$620]-[.P$619])*100;&quot;&quot;)">
            <text:p/>
          </table:table-cell>
          <table:table-cell table:formula="of:=IFERROR(([.Q465]-[.Q$619])/([.Q$620]-[.Q$619])*100;&quot;&quot;)">
            <text:p/>
          </table:table-cell>
        </table:table-row>
        <table:table-row table:style-name="ro1">
          <table:table-cell office:value-type="float" office:value="1160.62" calcext:value-type="float">
            <text:p>1160.6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4" calcext:value-type="float">
            <text:p>24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float" office:value="1160.62" calcext:value-type="float">
            <text:p>1160.62</text:p>
          </table:table-cell>
          <table:table-cell table:formula="of:=IFERROR(([.B466]-[.B$619])/([.B$620]-[.B$619])*100;&quot;&quot;)">
            <text:p/>
          </table:table-cell>
          <table:table-cell table:formula="of:=IFERROR(([.C466]-[.C$619])/([.C$620]-[.C$619])*100;&quot;&quot;)">
            <text:p/>
          </table:table-cell>
          <table:table-cell table:formula="of:=IFERROR(([.D466]-[.D$619])/([.D$620]-[.D$619])*100;&quot;&quot;)" office:value-type="float" office:value="24" calcext:value-type="float">
            <text:p>24</text:p>
          </table:table-cell>
          <table:table-cell table:formula="of:=IFERROR(([.E466]-[.E$619])/([.E$620]-[.E$619])*100;&quot;&quot;)">
            <text:p/>
          </table:table-cell>
          <table:table-cell table:formula="of:=IFERROR(([.F466]-[.F$619])/([.F$620]-[.F$619])*100;&quot;&quot;)">
            <text:p/>
          </table:table-cell>
          <table:table-cell table:formula="of:=IFERROR(([.G466]-[.G$619])/([.G$620]-[.G$619])*100;&quot;&quot;)">
            <text:p/>
          </table:table-cell>
          <table:table-cell table:formula="of:=IFERROR(([.H466]-[.H$619])/([.H$620]-[.H$619])*100;&quot;&quot;)">
            <text:p/>
          </table:table-cell>
          <table:table-cell table:formula="of:=IFERROR(([.I466]-[.I$619])/([.I$620]-[.I$619])*100;&quot;&quot;)">
            <text:p/>
          </table:table-cell>
          <table:table-cell table:formula="of:=IFERROR(([.J466]-[.J$619])/([.J$620]-[.J$619])*100;&quot;&quot;)">
            <text:p/>
          </table:table-cell>
          <table:table-cell table:formula="of:=IFERROR(([.K466]-[.K$619])/([.K$620]-[.K$619])*100;&quot;&quot;)">
            <text:p/>
          </table:table-cell>
          <table:table-cell table:formula="of:=IFERROR(([.L466]-[.L$619])/([.L$620]-[.L$619])*100;&quot;&quot;)">
            <text:p/>
          </table:table-cell>
          <table:table-cell table:formula="of:=IFERROR(([.M466]-[.M$619])/([.M$620]-[.M$619])*100;&quot;&quot;)">
            <text:p/>
          </table:table-cell>
          <table:table-cell table:formula="of:=IFERROR(([.N466]-[.N$619])/([.N$620]-[.N$619])*100;&quot;&quot;)" office:value-type="float" office:value="0" calcext:value-type="float">
            <text:p>0</text:p>
          </table:table-cell>
          <table:table-cell table:formula="of:=IFERROR(([.O466]-[.O$619])/([.O$620]-[.O$619])*100;&quot;&quot;)">
            <text:p/>
          </table:table-cell>
          <table:table-cell table:formula="of:=IFERROR(([.P466]-[.P$619])/([.P$620]-[.P$619])*100;&quot;&quot;)">
            <text:p/>
          </table:table-cell>
          <table:table-cell table:formula="of:=IFERROR(([.Q466]-[.Q$619])/([.Q$620]-[.Q$619])*100;&quot;&quot;)">
            <text:p/>
          </table:table-cell>
        </table:table-row>
        <table:table-row table:style-name="ro1">
          <table:table-cell office:value-type="float" office:value="1162.052" calcext:value-type="float">
            <text:p>1162.05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5" calcext:value-type="float">
            <text:p>25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62.052" calcext:value-type="float">
            <text:p>1162.052</text:p>
          </table:table-cell>
          <table:table-cell table:formula="of:=IFERROR(([.B467]-[.B$619])/([.B$620]-[.B$619])*100;&quot;&quot;)">
            <text:p/>
          </table:table-cell>
          <table:table-cell table:formula="of:=IFERROR(([.C467]-[.C$619])/([.C$620]-[.C$619])*100;&quot;&quot;)">
            <text:p/>
          </table:table-cell>
          <table:table-cell table:formula="of:=IFERROR(([.D467]-[.D$619])/([.D$620]-[.D$619])*100;&quot;&quot;)" office:value-type="float" office:value="25" calcext:value-type="float">
            <text:p>25</text:p>
          </table:table-cell>
          <table:table-cell table:formula="of:=IFERROR(([.E467]-[.E$619])/([.E$620]-[.E$619])*100;&quot;&quot;)">
            <text:p/>
          </table:table-cell>
          <table:table-cell table:formula="of:=IFERROR(([.F467]-[.F$619])/([.F$620]-[.F$619])*100;&quot;&quot;)">
            <text:p/>
          </table:table-cell>
          <table:table-cell table:formula="of:=IFERROR(([.G467]-[.G$619])/([.G$620]-[.G$619])*100;&quot;&quot;)">
            <text:p/>
          </table:table-cell>
          <table:table-cell table:formula="of:=IFERROR(([.H467]-[.H$619])/([.H$620]-[.H$619])*100;&quot;&quot;)">
            <text:p/>
          </table:table-cell>
          <table:table-cell table:formula="of:=IFERROR(([.I467]-[.I$619])/([.I$620]-[.I$619])*100;&quot;&quot;)">
            <text:p/>
          </table:table-cell>
          <table:table-cell table:formula="of:=IFERROR(([.J467]-[.J$619])/([.J$620]-[.J$619])*100;&quot;&quot;)">
            <text:p/>
          </table:table-cell>
          <table:table-cell table:formula="of:=IFERROR(([.K467]-[.K$619])/([.K$620]-[.K$619])*100;&quot;&quot;)">
            <text:p/>
          </table:table-cell>
          <table:table-cell table:formula="of:=IFERROR(([.L467]-[.L$619])/([.L$620]-[.L$619])*100;&quot;&quot;)">
            <text:p/>
          </table:table-cell>
          <table:table-cell table:formula="of:=IFERROR(([.M467]-[.M$619])/([.M$620]-[.M$619])*100;&quot;&quot;)">
            <text:p/>
          </table:table-cell>
          <table:table-cell table:formula="of:=IFERROR(([.N467]-[.N$619])/([.N$620]-[.N$619])*100;&quot;&quot;)">
            <text:p/>
          </table:table-cell>
          <table:table-cell table:formula="of:=IFERROR(([.O467]-[.O$619])/([.O$620]-[.O$619])*100;&quot;&quot;)">
            <text:p/>
          </table:table-cell>
          <table:table-cell table:formula="of:=IFERROR(([.P467]-[.P$619])/([.P$620]-[.P$619])*100;&quot;&quot;)">
            <text:p/>
          </table:table-cell>
          <table:table-cell table:formula="of:=IFERROR(([.Q467]-[.Q$619])/([.Q$620]-[.Q$619])*100;&quot;&quot;)">
            <text:p/>
          </table:table-cell>
        </table:table-row>
        <table:table-row table:style-name="ro1">
          <table:table-cell office:value-type="float" office:value="1162.938" calcext:value-type="float">
            <text:p>1162.938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6" calcext:value-type="float">
            <text:p>26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62.938" calcext:value-type="float">
            <text:p>1162.938</text:p>
          </table:table-cell>
          <table:table-cell table:formula="of:=IFERROR(([.B468]-[.B$619])/([.B$620]-[.B$619])*100;&quot;&quot;)">
            <text:p/>
          </table:table-cell>
          <table:table-cell table:formula="of:=IFERROR(([.C468]-[.C$619])/([.C$620]-[.C$619])*100;&quot;&quot;)">
            <text:p/>
          </table:table-cell>
          <table:table-cell table:formula="of:=IFERROR(([.D468]-[.D$619])/([.D$620]-[.D$619])*100;&quot;&quot;)" office:value-type="float" office:value="26" calcext:value-type="float">
            <text:p>26</text:p>
          </table:table-cell>
          <table:table-cell table:formula="of:=IFERROR(([.E468]-[.E$619])/([.E$620]-[.E$619])*100;&quot;&quot;)">
            <text:p/>
          </table:table-cell>
          <table:table-cell table:formula="of:=IFERROR(([.F468]-[.F$619])/([.F$620]-[.F$619])*100;&quot;&quot;)">
            <text:p/>
          </table:table-cell>
          <table:table-cell table:formula="of:=IFERROR(([.G468]-[.G$619])/([.G$620]-[.G$619])*100;&quot;&quot;)">
            <text:p/>
          </table:table-cell>
          <table:table-cell table:formula="of:=IFERROR(([.H468]-[.H$619])/([.H$620]-[.H$619])*100;&quot;&quot;)">
            <text:p/>
          </table:table-cell>
          <table:table-cell table:formula="of:=IFERROR(([.I468]-[.I$619])/([.I$620]-[.I$619])*100;&quot;&quot;)">
            <text:p/>
          </table:table-cell>
          <table:table-cell table:formula="of:=IFERROR(([.J468]-[.J$619])/([.J$620]-[.J$619])*100;&quot;&quot;)">
            <text:p/>
          </table:table-cell>
          <table:table-cell table:formula="of:=IFERROR(([.K468]-[.K$619])/([.K$620]-[.K$619])*100;&quot;&quot;)">
            <text:p/>
          </table:table-cell>
          <table:table-cell table:formula="of:=IFERROR(([.L468]-[.L$619])/([.L$620]-[.L$619])*100;&quot;&quot;)">
            <text:p/>
          </table:table-cell>
          <table:table-cell table:formula="of:=IFERROR(([.M468]-[.M$619])/([.M$620]-[.M$619])*100;&quot;&quot;)">
            <text:p/>
          </table:table-cell>
          <table:table-cell table:formula="of:=IFERROR(([.N468]-[.N$619])/([.N$620]-[.N$619])*100;&quot;&quot;)">
            <text:p/>
          </table:table-cell>
          <table:table-cell table:formula="of:=IFERROR(([.O468]-[.O$619])/([.O$620]-[.O$619])*100;&quot;&quot;)">
            <text:p/>
          </table:table-cell>
          <table:table-cell table:formula="of:=IFERROR(([.P468]-[.P$619])/([.P$620]-[.P$619])*100;&quot;&quot;)">
            <text:p/>
          </table:table-cell>
          <table:table-cell table:formula="of:=IFERROR(([.Q468]-[.Q$619])/([.Q$620]-[.Q$619])*100;&quot;&quot;)">
            <text:p/>
          </table:table-cell>
        </table:table-row>
        <table:table-row table:style-name="ro1">
          <table:table-cell office:value-type="float" office:value="1164.332" calcext:value-type="float">
            <text:p>1164.33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7" calcext:value-type="float">
            <text:p>27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64.332" calcext:value-type="float">
            <text:p>1164.332</text:p>
          </table:table-cell>
          <table:table-cell table:formula="of:=IFERROR(([.B469]-[.B$619])/([.B$620]-[.B$619])*100;&quot;&quot;)">
            <text:p/>
          </table:table-cell>
          <table:table-cell table:formula="of:=IFERROR(([.C469]-[.C$619])/([.C$620]-[.C$619])*100;&quot;&quot;)">
            <text:p/>
          </table:table-cell>
          <table:table-cell table:formula="of:=IFERROR(([.D469]-[.D$619])/([.D$620]-[.D$619])*100;&quot;&quot;)" office:value-type="float" office:value="27" calcext:value-type="float">
            <text:p>27</text:p>
          </table:table-cell>
          <table:table-cell table:formula="of:=IFERROR(([.E469]-[.E$619])/([.E$620]-[.E$619])*100;&quot;&quot;)">
            <text:p/>
          </table:table-cell>
          <table:table-cell table:formula="of:=IFERROR(([.F469]-[.F$619])/([.F$620]-[.F$619])*100;&quot;&quot;)">
            <text:p/>
          </table:table-cell>
          <table:table-cell table:formula="of:=IFERROR(([.G469]-[.G$619])/([.G$620]-[.G$619])*100;&quot;&quot;)">
            <text:p/>
          </table:table-cell>
          <table:table-cell table:formula="of:=IFERROR(([.H469]-[.H$619])/([.H$620]-[.H$619])*100;&quot;&quot;)">
            <text:p/>
          </table:table-cell>
          <table:table-cell table:formula="of:=IFERROR(([.I469]-[.I$619])/([.I$620]-[.I$619])*100;&quot;&quot;)">
            <text:p/>
          </table:table-cell>
          <table:table-cell table:formula="of:=IFERROR(([.J469]-[.J$619])/([.J$620]-[.J$619])*100;&quot;&quot;)">
            <text:p/>
          </table:table-cell>
          <table:table-cell table:formula="of:=IFERROR(([.K469]-[.K$619])/([.K$620]-[.K$619])*100;&quot;&quot;)">
            <text:p/>
          </table:table-cell>
          <table:table-cell table:formula="of:=IFERROR(([.L469]-[.L$619])/([.L$620]-[.L$619])*100;&quot;&quot;)">
            <text:p/>
          </table:table-cell>
          <table:table-cell table:formula="of:=IFERROR(([.M469]-[.M$619])/([.M$620]-[.M$619])*100;&quot;&quot;)">
            <text:p/>
          </table:table-cell>
          <table:table-cell table:formula="of:=IFERROR(([.N469]-[.N$619])/([.N$620]-[.N$619])*100;&quot;&quot;)">
            <text:p/>
          </table:table-cell>
          <table:table-cell table:formula="of:=IFERROR(([.O469]-[.O$619])/([.O$620]-[.O$619])*100;&quot;&quot;)">
            <text:p/>
          </table:table-cell>
          <table:table-cell table:formula="of:=IFERROR(([.P469]-[.P$619])/([.P$620]-[.P$619])*100;&quot;&quot;)">
            <text:p/>
          </table:table-cell>
          <table:table-cell table:formula="of:=IFERROR(([.Q469]-[.Q$619])/([.Q$620]-[.Q$619])*100;&quot;&quot;)">
            <text:p/>
          </table:table-cell>
        </table:table-row>
        <table:table-row table:style-name="ro1">
          <table:table-cell office:value-type="float" office:value="1165.188" calcext:value-type="float">
            <text:p>1165.188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1165.188" calcext:value-type="float">
            <text:p>1165.188</text:p>
          </table:table-cell>
          <table:table-cell table:formula="of:=IFERROR(([.B470]-[.B$619])/([.B$620]-[.B$619])*100;&quot;&quot;)">
            <text:p/>
          </table:table-cell>
          <table:table-cell table:formula="of:=IFERROR(([.C470]-[.C$619])/([.C$620]-[.C$619])*100;&quot;&quot;)">
            <text:p/>
          </table:table-cell>
          <table:table-cell table:formula="of:=IFERROR(([.D470]-[.D$619])/([.D$620]-[.D$619])*100;&quot;&quot;)" office:value-type="float" office:value="28" calcext:value-type="float">
            <text:p>28</text:p>
          </table:table-cell>
          <table:table-cell table:formula="of:=IFERROR(([.E470]-[.E$619])/([.E$620]-[.E$619])*100;&quot;&quot;)" office:value-type="float" office:value="7.40740740740741" calcext:value-type="float">
            <text:p>7.4074074074</text:p>
          </table:table-cell>
          <table:table-cell table:formula="of:=IFERROR(([.F470]-[.F$619])/([.F$620]-[.F$619])*100;&quot;&quot;)">
            <text:p/>
          </table:table-cell>
          <table:table-cell table:formula="of:=IFERROR(([.G470]-[.G$619])/([.G$620]-[.G$619])*100;&quot;&quot;)">
            <text:p/>
          </table:table-cell>
          <table:table-cell table:formula="of:=IFERROR(([.H470]-[.H$619])/([.H$620]-[.H$619])*100;&quot;&quot;)">
            <text:p/>
          </table:table-cell>
          <table:table-cell table:formula="of:=IFERROR(([.I470]-[.I$619])/([.I$620]-[.I$619])*100;&quot;&quot;)">
            <text:p/>
          </table:table-cell>
          <table:table-cell table:formula="of:=IFERROR(([.J470]-[.J$619])/([.J$620]-[.J$619])*100;&quot;&quot;)">
            <text:p/>
          </table:table-cell>
          <table:table-cell table:formula="of:=IFERROR(([.K470]-[.K$619])/([.K$620]-[.K$619])*100;&quot;&quot;)">
            <text:p/>
          </table:table-cell>
          <table:table-cell table:formula="of:=IFERROR(([.L470]-[.L$619])/([.L$620]-[.L$619])*100;&quot;&quot;)">
            <text:p/>
          </table:table-cell>
          <table:table-cell table:formula="of:=IFERROR(([.M470]-[.M$619])/([.M$620]-[.M$619])*100;&quot;&quot;)">
            <text:p/>
          </table:table-cell>
          <table:table-cell table:formula="of:=IFERROR(([.N470]-[.N$619])/([.N$620]-[.N$619])*100;&quot;&quot;)">
            <text:p/>
          </table:table-cell>
          <table:table-cell table:formula="of:=IFERROR(([.O470]-[.O$619])/([.O$620]-[.O$619])*100;&quot;&quot;)">
            <text:p/>
          </table:table-cell>
          <table:table-cell table:formula="of:=IFERROR(([.P470]-[.P$619])/([.P$620]-[.P$619])*100;&quot;&quot;)">
            <text:p/>
          </table:table-cell>
          <table:table-cell table:formula="of:=IFERROR(([.Q470]-[.Q$619])/([.Q$620]-[.Q$619])*100;&quot;&quot;)">
            <text:p/>
          </table:table-cell>
        </table:table-row>
        <table:table-row table:style-name="ro1">
          <table:table-cell office:value-type="float" office:value="1166.612" calcext:value-type="float">
            <text:p>1166.61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9" calcext:value-type="float">
            <text:p>29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66.612" calcext:value-type="float">
            <text:p>1166.612</text:p>
          </table:table-cell>
          <table:table-cell table:formula="of:=IFERROR(([.B471]-[.B$619])/([.B$620]-[.B$619])*100;&quot;&quot;)">
            <text:p/>
          </table:table-cell>
          <table:table-cell table:formula="of:=IFERROR(([.C471]-[.C$619])/([.C$620]-[.C$619])*100;&quot;&quot;)">
            <text:p/>
          </table:table-cell>
          <table:table-cell table:formula="of:=IFERROR(([.D471]-[.D$619])/([.D$620]-[.D$619])*100;&quot;&quot;)" office:value-type="float" office:value="29" calcext:value-type="float">
            <text:p>29</text:p>
          </table:table-cell>
          <table:table-cell table:formula="of:=IFERROR(([.E471]-[.E$619])/([.E$620]-[.E$619])*100;&quot;&quot;)">
            <text:p/>
          </table:table-cell>
          <table:table-cell table:formula="of:=IFERROR(([.F471]-[.F$619])/([.F$620]-[.F$619])*100;&quot;&quot;)">
            <text:p/>
          </table:table-cell>
          <table:table-cell table:formula="of:=IFERROR(([.G471]-[.G$619])/([.G$620]-[.G$619])*100;&quot;&quot;)">
            <text:p/>
          </table:table-cell>
          <table:table-cell table:formula="of:=IFERROR(([.H471]-[.H$619])/([.H$620]-[.H$619])*100;&quot;&quot;)">
            <text:p/>
          </table:table-cell>
          <table:table-cell table:formula="of:=IFERROR(([.I471]-[.I$619])/([.I$620]-[.I$619])*100;&quot;&quot;)">
            <text:p/>
          </table:table-cell>
          <table:table-cell table:formula="of:=IFERROR(([.J471]-[.J$619])/([.J$620]-[.J$619])*100;&quot;&quot;)">
            <text:p/>
          </table:table-cell>
          <table:table-cell table:formula="of:=IFERROR(([.K471]-[.K$619])/([.K$620]-[.K$619])*100;&quot;&quot;)">
            <text:p/>
          </table:table-cell>
          <table:table-cell table:formula="of:=IFERROR(([.L471]-[.L$619])/([.L$620]-[.L$619])*100;&quot;&quot;)">
            <text:p/>
          </table:table-cell>
          <table:table-cell table:formula="of:=IFERROR(([.M471]-[.M$619])/([.M$620]-[.M$619])*100;&quot;&quot;)">
            <text:p/>
          </table:table-cell>
          <table:table-cell table:formula="of:=IFERROR(([.N471]-[.N$619])/([.N$620]-[.N$619])*100;&quot;&quot;)">
            <text:p/>
          </table:table-cell>
          <table:table-cell table:formula="of:=IFERROR(([.O471]-[.O$619])/([.O$620]-[.O$619])*100;&quot;&quot;)">
            <text:p/>
          </table:table-cell>
          <table:table-cell table:formula="of:=IFERROR(([.P471]-[.P$619])/([.P$620]-[.P$619])*100;&quot;&quot;)">
            <text:p/>
          </table:table-cell>
          <table:table-cell table:formula="of:=IFERROR(([.Q471]-[.Q$619])/([.Q$620]-[.Q$619])*100;&quot;&quot;)">
            <text:p/>
          </table:table-cell>
        </table:table-row>
        <table:table-row table:style-name="ro1">
          <table:table-cell office:value-type="float" office:value="1167.352" calcext:value-type="float">
            <text:p>1167.35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0" calcext:value-type="float">
            <text:p>30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67.352" calcext:value-type="float">
            <text:p>1167.352</text:p>
          </table:table-cell>
          <table:table-cell table:formula="of:=IFERROR(([.B472]-[.B$619])/([.B$620]-[.B$619])*100;&quot;&quot;)">
            <text:p/>
          </table:table-cell>
          <table:table-cell table:formula="of:=IFERROR(([.C472]-[.C$619])/([.C$620]-[.C$619])*100;&quot;&quot;)">
            <text:p/>
          </table:table-cell>
          <table:table-cell table:formula="of:=IFERROR(([.D472]-[.D$619])/([.D$620]-[.D$619])*100;&quot;&quot;)" office:value-type="float" office:value="30" calcext:value-type="float">
            <text:p>30</text:p>
          </table:table-cell>
          <table:table-cell table:formula="of:=IFERROR(([.E472]-[.E$619])/([.E$620]-[.E$619])*100;&quot;&quot;)">
            <text:p/>
          </table:table-cell>
          <table:table-cell table:formula="of:=IFERROR(([.F472]-[.F$619])/([.F$620]-[.F$619])*100;&quot;&quot;)">
            <text:p/>
          </table:table-cell>
          <table:table-cell table:formula="of:=IFERROR(([.G472]-[.G$619])/([.G$620]-[.G$619])*100;&quot;&quot;)">
            <text:p/>
          </table:table-cell>
          <table:table-cell table:formula="of:=IFERROR(([.H472]-[.H$619])/([.H$620]-[.H$619])*100;&quot;&quot;)">
            <text:p/>
          </table:table-cell>
          <table:table-cell table:formula="of:=IFERROR(([.I472]-[.I$619])/([.I$620]-[.I$619])*100;&quot;&quot;)">
            <text:p/>
          </table:table-cell>
          <table:table-cell table:formula="of:=IFERROR(([.J472]-[.J$619])/([.J$620]-[.J$619])*100;&quot;&quot;)">
            <text:p/>
          </table:table-cell>
          <table:table-cell table:formula="of:=IFERROR(([.K472]-[.K$619])/([.K$620]-[.K$619])*100;&quot;&quot;)">
            <text:p/>
          </table:table-cell>
          <table:table-cell table:formula="of:=IFERROR(([.L472]-[.L$619])/([.L$620]-[.L$619])*100;&quot;&quot;)">
            <text:p/>
          </table:table-cell>
          <table:table-cell table:formula="of:=IFERROR(([.M472]-[.M$619])/([.M$620]-[.M$619])*100;&quot;&quot;)">
            <text:p/>
          </table:table-cell>
          <table:table-cell table:formula="of:=IFERROR(([.N472]-[.N$619])/([.N$620]-[.N$619])*100;&quot;&quot;)">
            <text:p/>
          </table:table-cell>
          <table:table-cell table:formula="of:=IFERROR(([.O472]-[.O$619])/([.O$620]-[.O$619])*100;&quot;&quot;)">
            <text:p/>
          </table:table-cell>
          <table:table-cell table:formula="of:=IFERROR(([.P472]-[.P$619])/([.P$620]-[.P$619])*100;&quot;&quot;)">
            <text:p/>
          </table:table-cell>
          <table:table-cell table:formula="of:=IFERROR(([.Q472]-[.Q$619])/([.Q$620]-[.Q$619])*100;&quot;&quot;)">
            <text:p/>
          </table:table-cell>
        </table:table-row>
        <table:table-row table:style-name="ro1">
          <table:table-cell office:value-type="float" office:value="1168.414" calcext:value-type="float">
            <text:p>1168.414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1" calcext:value-type="float">
            <text:p>31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68.414" calcext:value-type="float">
            <text:p>1168.414</text:p>
          </table:table-cell>
          <table:table-cell table:formula="of:=IFERROR(([.B473]-[.B$619])/([.B$620]-[.B$619])*100;&quot;&quot;)">
            <text:p/>
          </table:table-cell>
          <table:table-cell table:formula="of:=IFERROR(([.C473]-[.C$619])/([.C$620]-[.C$619])*100;&quot;&quot;)">
            <text:p/>
          </table:table-cell>
          <table:table-cell table:formula="of:=IFERROR(([.D473]-[.D$619])/([.D$620]-[.D$619])*100;&quot;&quot;)" office:value-type="float" office:value="31" calcext:value-type="float">
            <text:p>31</text:p>
          </table:table-cell>
          <table:table-cell table:formula="of:=IFERROR(([.E473]-[.E$619])/([.E$620]-[.E$619])*100;&quot;&quot;)">
            <text:p/>
          </table:table-cell>
          <table:table-cell table:formula="of:=IFERROR(([.F473]-[.F$619])/([.F$620]-[.F$619])*100;&quot;&quot;)">
            <text:p/>
          </table:table-cell>
          <table:table-cell table:formula="of:=IFERROR(([.G473]-[.G$619])/([.G$620]-[.G$619])*100;&quot;&quot;)">
            <text:p/>
          </table:table-cell>
          <table:table-cell table:formula="of:=IFERROR(([.H473]-[.H$619])/([.H$620]-[.H$619])*100;&quot;&quot;)">
            <text:p/>
          </table:table-cell>
          <table:table-cell table:formula="of:=IFERROR(([.I473]-[.I$619])/([.I$620]-[.I$619])*100;&quot;&quot;)">
            <text:p/>
          </table:table-cell>
          <table:table-cell table:formula="of:=IFERROR(([.J473]-[.J$619])/([.J$620]-[.J$619])*100;&quot;&quot;)">
            <text:p/>
          </table:table-cell>
          <table:table-cell table:formula="of:=IFERROR(([.K473]-[.K$619])/([.K$620]-[.K$619])*100;&quot;&quot;)">
            <text:p/>
          </table:table-cell>
          <table:table-cell table:formula="of:=IFERROR(([.L473]-[.L$619])/([.L$620]-[.L$619])*100;&quot;&quot;)">
            <text:p/>
          </table:table-cell>
          <table:table-cell table:formula="of:=IFERROR(([.M473]-[.M$619])/([.M$620]-[.M$619])*100;&quot;&quot;)">
            <text:p/>
          </table:table-cell>
          <table:table-cell table:formula="of:=IFERROR(([.N473]-[.N$619])/([.N$620]-[.N$619])*100;&quot;&quot;)">
            <text:p/>
          </table:table-cell>
          <table:table-cell table:formula="of:=IFERROR(([.O473]-[.O$619])/([.O$620]-[.O$619])*100;&quot;&quot;)">
            <text:p/>
          </table:table-cell>
          <table:table-cell table:formula="of:=IFERROR(([.P473]-[.P$619])/([.P$620]-[.P$619])*100;&quot;&quot;)">
            <text:p/>
          </table:table-cell>
          <table:table-cell table:formula="of:=IFERROR(([.Q473]-[.Q$619])/([.Q$620]-[.Q$619])*100;&quot;&quot;)">
            <text:p/>
          </table:table-cell>
        </table:table-row>
        <table:table-row table:style-name="ro1">
          <table:table-cell office:value-type="float" office:value="1169.438" calcext:value-type="float">
            <text:p>1169.438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2" calcext:value-type="float">
            <text:p>32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69.438" calcext:value-type="float">
            <text:p>1169.438</text:p>
          </table:table-cell>
          <table:table-cell table:formula="of:=IFERROR(([.B474]-[.B$619])/([.B$620]-[.B$619])*100;&quot;&quot;)">
            <text:p/>
          </table:table-cell>
          <table:table-cell table:formula="of:=IFERROR(([.C474]-[.C$619])/([.C$620]-[.C$619])*100;&quot;&quot;)">
            <text:p/>
          </table:table-cell>
          <table:table-cell table:formula="of:=IFERROR(([.D474]-[.D$619])/([.D$620]-[.D$619])*100;&quot;&quot;)" office:value-type="float" office:value="32" calcext:value-type="float">
            <text:p>32</text:p>
          </table:table-cell>
          <table:table-cell table:formula="of:=IFERROR(([.E474]-[.E$619])/([.E$620]-[.E$619])*100;&quot;&quot;)">
            <text:p/>
          </table:table-cell>
          <table:table-cell table:formula="of:=IFERROR(([.F474]-[.F$619])/([.F$620]-[.F$619])*100;&quot;&quot;)">
            <text:p/>
          </table:table-cell>
          <table:table-cell table:formula="of:=IFERROR(([.G474]-[.G$619])/([.G$620]-[.G$619])*100;&quot;&quot;)">
            <text:p/>
          </table:table-cell>
          <table:table-cell table:formula="of:=IFERROR(([.H474]-[.H$619])/([.H$620]-[.H$619])*100;&quot;&quot;)">
            <text:p/>
          </table:table-cell>
          <table:table-cell table:formula="of:=IFERROR(([.I474]-[.I$619])/([.I$620]-[.I$619])*100;&quot;&quot;)">
            <text:p/>
          </table:table-cell>
          <table:table-cell table:formula="of:=IFERROR(([.J474]-[.J$619])/([.J$620]-[.J$619])*100;&quot;&quot;)">
            <text:p/>
          </table:table-cell>
          <table:table-cell table:formula="of:=IFERROR(([.K474]-[.K$619])/([.K$620]-[.K$619])*100;&quot;&quot;)">
            <text:p/>
          </table:table-cell>
          <table:table-cell table:formula="of:=IFERROR(([.L474]-[.L$619])/([.L$620]-[.L$619])*100;&quot;&quot;)">
            <text:p/>
          </table:table-cell>
          <table:table-cell table:formula="of:=IFERROR(([.M474]-[.M$619])/([.M$620]-[.M$619])*100;&quot;&quot;)">
            <text:p/>
          </table:table-cell>
          <table:table-cell table:formula="of:=IFERROR(([.N474]-[.N$619])/([.N$620]-[.N$619])*100;&quot;&quot;)">
            <text:p/>
          </table:table-cell>
          <table:table-cell table:formula="of:=IFERROR(([.O474]-[.O$619])/([.O$620]-[.O$619])*100;&quot;&quot;)">
            <text:p/>
          </table:table-cell>
          <table:table-cell table:formula="of:=IFERROR(([.P474]-[.P$619])/([.P$620]-[.P$619])*100;&quot;&quot;)">
            <text:p/>
          </table:table-cell>
          <table:table-cell table:formula="of:=IFERROR(([.Q474]-[.Q$619])/([.Q$620]-[.Q$619])*100;&quot;&quot;)">
            <text:p/>
          </table:table-cell>
        </table:table-row>
        <table:table-row table:style-name="ro1">
          <table:table-cell office:value-type="float" office:value="1170.462" calcext:value-type="float">
            <text:p>1170.46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3" calcext:value-type="float">
            <text:p>33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70.462" calcext:value-type="float">
            <text:p>1170.462</text:p>
          </table:table-cell>
          <table:table-cell table:formula="of:=IFERROR(([.B475]-[.B$619])/([.B$620]-[.B$619])*100;&quot;&quot;)">
            <text:p/>
          </table:table-cell>
          <table:table-cell table:formula="of:=IFERROR(([.C475]-[.C$619])/([.C$620]-[.C$619])*100;&quot;&quot;)">
            <text:p/>
          </table:table-cell>
          <table:table-cell table:formula="of:=IFERROR(([.D475]-[.D$619])/([.D$620]-[.D$619])*100;&quot;&quot;)" office:value-type="float" office:value="33" calcext:value-type="float">
            <text:p>33</text:p>
          </table:table-cell>
          <table:table-cell table:formula="of:=IFERROR(([.E475]-[.E$619])/([.E$620]-[.E$619])*100;&quot;&quot;)">
            <text:p/>
          </table:table-cell>
          <table:table-cell table:formula="of:=IFERROR(([.F475]-[.F$619])/([.F$620]-[.F$619])*100;&quot;&quot;)">
            <text:p/>
          </table:table-cell>
          <table:table-cell table:formula="of:=IFERROR(([.G475]-[.G$619])/([.G$620]-[.G$619])*100;&quot;&quot;)">
            <text:p/>
          </table:table-cell>
          <table:table-cell table:formula="of:=IFERROR(([.H475]-[.H$619])/([.H$620]-[.H$619])*100;&quot;&quot;)">
            <text:p/>
          </table:table-cell>
          <table:table-cell table:formula="of:=IFERROR(([.I475]-[.I$619])/([.I$620]-[.I$619])*100;&quot;&quot;)">
            <text:p/>
          </table:table-cell>
          <table:table-cell table:formula="of:=IFERROR(([.J475]-[.J$619])/([.J$620]-[.J$619])*100;&quot;&quot;)">
            <text:p/>
          </table:table-cell>
          <table:table-cell table:formula="of:=IFERROR(([.K475]-[.K$619])/([.K$620]-[.K$619])*100;&quot;&quot;)">
            <text:p/>
          </table:table-cell>
          <table:table-cell table:formula="of:=IFERROR(([.L475]-[.L$619])/([.L$620]-[.L$619])*100;&quot;&quot;)">
            <text:p/>
          </table:table-cell>
          <table:table-cell table:formula="of:=IFERROR(([.M475]-[.M$619])/([.M$620]-[.M$619])*100;&quot;&quot;)">
            <text:p/>
          </table:table-cell>
          <table:table-cell table:formula="of:=IFERROR(([.N475]-[.N$619])/([.N$620]-[.N$619])*100;&quot;&quot;)">
            <text:p/>
          </table:table-cell>
          <table:table-cell table:formula="of:=IFERROR(([.O475]-[.O$619])/([.O$620]-[.O$619])*100;&quot;&quot;)">
            <text:p/>
          </table:table-cell>
          <table:table-cell table:formula="of:=IFERROR(([.P475]-[.P$619])/([.P$620]-[.P$619])*100;&quot;&quot;)">
            <text:p/>
          </table:table-cell>
          <table:table-cell table:formula="of:=IFERROR(([.Q475]-[.Q$619])/([.Q$620]-[.Q$619])*100;&quot;&quot;)">
            <text:p/>
          </table:table-cell>
        </table:table-row>
        <table:table-row table:style-name="ro1">
          <table:table-cell office:value-type="float" office:value="1171.45" calcext:value-type="float">
            <text:p>1171.4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4" calcext:value-type="float">
            <text:p>34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71.45" calcext:value-type="float">
            <text:p>1171.45</text:p>
          </table:table-cell>
          <table:table-cell table:formula="of:=IFERROR(([.B476]-[.B$619])/([.B$620]-[.B$619])*100;&quot;&quot;)">
            <text:p/>
          </table:table-cell>
          <table:table-cell table:formula="of:=IFERROR(([.C476]-[.C$619])/([.C$620]-[.C$619])*100;&quot;&quot;)">
            <text:p/>
          </table:table-cell>
          <table:table-cell table:formula="of:=IFERROR(([.D476]-[.D$619])/([.D$620]-[.D$619])*100;&quot;&quot;)" office:value-type="float" office:value="34" calcext:value-type="float">
            <text:p>34</text:p>
          </table:table-cell>
          <table:table-cell table:formula="of:=IFERROR(([.E476]-[.E$619])/([.E$620]-[.E$619])*100;&quot;&quot;)">
            <text:p/>
          </table:table-cell>
          <table:table-cell table:formula="of:=IFERROR(([.F476]-[.F$619])/([.F$620]-[.F$619])*100;&quot;&quot;)">
            <text:p/>
          </table:table-cell>
          <table:table-cell table:formula="of:=IFERROR(([.G476]-[.G$619])/([.G$620]-[.G$619])*100;&quot;&quot;)">
            <text:p/>
          </table:table-cell>
          <table:table-cell table:formula="of:=IFERROR(([.H476]-[.H$619])/([.H$620]-[.H$619])*100;&quot;&quot;)">
            <text:p/>
          </table:table-cell>
          <table:table-cell table:formula="of:=IFERROR(([.I476]-[.I$619])/([.I$620]-[.I$619])*100;&quot;&quot;)">
            <text:p/>
          </table:table-cell>
          <table:table-cell table:formula="of:=IFERROR(([.J476]-[.J$619])/([.J$620]-[.J$619])*100;&quot;&quot;)">
            <text:p/>
          </table:table-cell>
          <table:table-cell table:formula="of:=IFERROR(([.K476]-[.K$619])/([.K$620]-[.K$619])*100;&quot;&quot;)">
            <text:p/>
          </table:table-cell>
          <table:table-cell table:formula="of:=IFERROR(([.L476]-[.L$619])/([.L$620]-[.L$619])*100;&quot;&quot;)">
            <text:p/>
          </table:table-cell>
          <table:table-cell table:formula="of:=IFERROR(([.M476]-[.M$619])/([.M$620]-[.M$619])*100;&quot;&quot;)">
            <text:p/>
          </table:table-cell>
          <table:table-cell table:formula="of:=IFERROR(([.N476]-[.N$619])/([.N$620]-[.N$619])*100;&quot;&quot;)">
            <text:p/>
          </table:table-cell>
          <table:table-cell table:formula="of:=IFERROR(([.O476]-[.O$619])/([.O$620]-[.O$619])*100;&quot;&quot;)">
            <text:p/>
          </table:table-cell>
          <table:table-cell table:formula="of:=IFERROR(([.P476]-[.P$619])/([.P$620]-[.P$619])*100;&quot;&quot;)">
            <text:p/>
          </table:table-cell>
          <table:table-cell table:formula="of:=IFERROR(([.Q476]-[.Q$619])/([.Q$620]-[.Q$619])*100;&quot;&quot;)">
            <text:p/>
          </table:table-cell>
        </table:table-row>
        <table:table-row table:style-name="ro1">
          <table:table-cell office:value-type="float" office:value="1172.438" calcext:value-type="float">
            <text:p>1172.438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5" calcext:value-type="float">
            <text:p>35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72.438" calcext:value-type="float">
            <text:p>1172.438</text:p>
          </table:table-cell>
          <table:table-cell table:formula="of:=IFERROR(([.B477]-[.B$619])/([.B$620]-[.B$619])*100;&quot;&quot;)">
            <text:p/>
          </table:table-cell>
          <table:table-cell table:formula="of:=IFERROR(([.C477]-[.C$619])/([.C$620]-[.C$619])*100;&quot;&quot;)">
            <text:p/>
          </table:table-cell>
          <table:table-cell table:formula="of:=IFERROR(([.D477]-[.D$619])/([.D$620]-[.D$619])*100;&quot;&quot;)" office:value-type="float" office:value="35" calcext:value-type="float">
            <text:p>35</text:p>
          </table:table-cell>
          <table:table-cell table:formula="of:=IFERROR(([.E477]-[.E$619])/([.E$620]-[.E$619])*100;&quot;&quot;)">
            <text:p/>
          </table:table-cell>
          <table:table-cell table:formula="of:=IFERROR(([.F477]-[.F$619])/([.F$620]-[.F$619])*100;&quot;&quot;)">
            <text:p/>
          </table:table-cell>
          <table:table-cell table:formula="of:=IFERROR(([.G477]-[.G$619])/([.G$620]-[.G$619])*100;&quot;&quot;)">
            <text:p/>
          </table:table-cell>
          <table:table-cell table:formula="of:=IFERROR(([.H477]-[.H$619])/([.H$620]-[.H$619])*100;&quot;&quot;)">
            <text:p/>
          </table:table-cell>
          <table:table-cell table:formula="of:=IFERROR(([.I477]-[.I$619])/([.I$620]-[.I$619])*100;&quot;&quot;)">
            <text:p/>
          </table:table-cell>
          <table:table-cell table:formula="of:=IFERROR(([.J477]-[.J$619])/([.J$620]-[.J$619])*100;&quot;&quot;)">
            <text:p/>
          </table:table-cell>
          <table:table-cell table:formula="of:=IFERROR(([.K477]-[.K$619])/([.K$620]-[.K$619])*100;&quot;&quot;)">
            <text:p/>
          </table:table-cell>
          <table:table-cell table:formula="of:=IFERROR(([.L477]-[.L$619])/([.L$620]-[.L$619])*100;&quot;&quot;)">
            <text:p/>
          </table:table-cell>
          <table:table-cell table:formula="of:=IFERROR(([.M477]-[.M$619])/([.M$620]-[.M$619])*100;&quot;&quot;)">
            <text:p/>
          </table:table-cell>
          <table:table-cell table:formula="of:=IFERROR(([.N477]-[.N$619])/([.N$620]-[.N$619])*100;&quot;&quot;)">
            <text:p/>
          </table:table-cell>
          <table:table-cell table:formula="of:=IFERROR(([.O477]-[.O$619])/([.O$620]-[.O$619])*100;&quot;&quot;)">
            <text:p/>
          </table:table-cell>
          <table:table-cell table:formula="of:=IFERROR(([.P477]-[.P$619])/([.P$620]-[.P$619])*100;&quot;&quot;)">
            <text:p/>
          </table:table-cell>
          <table:table-cell table:formula="of:=IFERROR(([.Q477]-[.Q$619])/([.Q$620]-[.Q$619])*100;&quot;&quot;)">
            <text:p/>
          </table:table-cell>
        </table:table-row>
        <table:table-row table:style-name="ro1">
          <table:table-cell office:value-type="float" office:value="1173.452" calcext:value-type="float">
            <text:p>1173.45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2"/>
          <table:table-cell office:value-type="float" office:value="1173.452" calcext:value-type="float">
            <text:p>1173.452</text:p>
          </table:table-cell>
          <table:table-cell table:formula="of:=IFERROR(([.B478]-[.B$619])/([.B$620]-[.B$619])*100;&quot;&quot;)">
            <text:p/>
          </table:table-cell>
          <table:table-cell table:formula="of:=IFERROR(([.C478]-[.C$619])/([.C$620]-[.C$619])*100;&quot;&quot;)">
            <text:p/>
          </table:table-cell>
          <table:table-cell table:formula="of:=IFERROR(([.D478]-[.D$619])/([.D$620]-[.D$619])*100;&quot;&quot;)" office:value-type="float" office:value="36" calcext:value-type="float">
            <text:p>36</text:p>
          </table:table-cell>
          <table:table-cell table:formula="of:=IFERROR(([.E478]-[.E$619])/([.E$620]-[.E$619])*100;&quot;&quot;)">
            <text:p/>
          </table:table-cell>
          <table:table-cell table:formula="of:=IFERROR(([.F478]-[.F$619])/([.F$620]-[.F$619])*100;&quot;&quot;)">
            <text:p/>
          </table:table-cell>
          <table:table-cell table:formula="of:=IFERROR(([.G478]-[.G$619])/([.G$620]-[.G$619])*100;&quot;&quot;)" office:value-type="float" office:value="25" calcext:value-type="float">
            <text:p>25</text:p>
          </table:table-cell>
          <table:table-cell table:formula="of:=IFERROR(([.H478]-[.H$619])/([.H$620]-[.H$619])*100;&quot;&quot;)">
            <text:p/>
          </table:table-cell>
          <table:table-cell table:formula="of:=IFERROR(([.I478]-[.I$619])/([.I$620]-[.I$619])*100;&quot;&quot;)">
            <text:p/>
          </table:table-cell>
          <table:table-cell table:formula="of:=IFERROR(([.J478]-[.J$619])/([.J$620]-[.J$619])*100;&quot;&quot;)">
            <text:p/>
          </table:table-cell>
          <table:table-cell table:formula="of:=IFERROR(([.K478]-[.K$619])/([.K$620]-[.K$619])*100;&quot;&quot;)">
            <text:p/>
          </table:table-cell>
          <table:table-cell table:formula="of:=IFERROR(([.L478]-[.L$619])/([.L$620]-[.L$619])*100;&quot;&quot;)">
            <text:p/>
          </table:table-cell>
          <table:table-cell table:formula="of:=IFERROR(([.M478]-[.M$619])/([.M$620]-[.M$619])*100;&quot;&quot;)">
            <text:p/>
          </table:table-cell>
          <table:table-cell table:formula="of:=IFERROR(([.N478]-[.N$619])/([.N$620]-[.N$619])*100;&quot;&quot;)">
            <text:p/>
          </table:table-cell>
          <table:table-cell table:formula="of:=IFERROR(([.O478]-[.O$619])/([.O$620]-[.O$619])*100;&quot;&quot;)">
            <text:p/>
          </table:table-cell>
          <table:table-cell table:formula="of:=IFERROR(([.P478]-[.P$619])/([.P$620]-[.P$619])*100;&quot;&quot;)">
            <text:p/>
          </table:table-cell>
          <table:table-cell table:formula="of:=IFERROR(([.Q478]-[.Q$619])/([.Q$620]-[.Q$619])*100;&quot;&quot;)">
            <text:p/>
          </table:table-cell>
        </table:table-row>
        <table:table-row table:style-name="ro1">
          <table:table-cell office:value-type="float" office:value="1174.382" calcext:value-type="float">
            <text:p>1174.38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7" calcext:value-type="float">
            <text:p>37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74.382" calcext:value-type="float">
            <text:p>1174.382</text:p>
          </table:table-cell>
          <table:table-cell table:formula="of:=IFERROR(([.B479]-[.B$619])/([.B$620]-[.B$619])*100;&quot;&quot;)">
            <text:p/>
          </table:table-cell>
          <table:table-cell table:formula="of:=IFERROR(([.C479]-[.C$619])/([.C$620]-[.C$619])*100;&quot;&quot;)">
            <text:p/>
          </table:table-cell>
          <table:table-cell table:formula="of:=IFERROR(([.D479]-[.D$619])/([.D$620]-[.D$619])*100;&quot;&quot;)" office:value-type="float" office:value="37" calcext:value-type="float">
            <text:p>37</text:p>
          </table:table-cell>
          <table:table-cell table:formula="of:=IFERROR(([.E479]-[.E$619])/([.E$620]-[.E$619])*100;&quot;&quot;)">
            <text:p/>
          </table:table-cell>
          <table:table-cell table:formula="of:=IFERROR(([.F479]-[.F$619])/([.F$620]-[.F$619])*100;&quot;&quot;)">
            <text:p/>
          </table:table-cell>
          <table:table-cell table:formula="of:=IFERROR(([.G479]-[.G$619])/([.G$620]-[.G$619])*100;&quot;&quot;)">
            <text:p/>
          </table:table-cell>
          <table:table-cell table:formula="of:=IFERROR(([.H479]-[.H$619])/([.H$620]-[.H$619])*100;&quot;&quot;)">
            <text:p/>
          </table:table-cell>
          <table:table-cell table:formula="of:=IFERROR(([.I479]-[.I$619])/([.I$620]-[.I$619])*100;&quot;&quot;)">
            <text:p/>
          </table:table-cell>
          <table:table-cell table:formula="of:=IFERROR(([.J479]-[.J$619])/([.J$620]-[.J$619])*100;&quot;&quot;)">
            <text:p/>
          </table:table-cell>
          <table:table-cell table:formula="of:=IFERROR(([.K479]-[.K$619])/([.K$620]-[.K$619])*100;&quot;&quot;)">
            <text:p/>
          </table:table-cell>
          <table:table-cell table:formula="of:=IFERROR(([.L479]-[.L$619])/([.L$620]-[.L$619])*100;&quot;&quot;)">
            <text:p/>
          </table:table-cell>
          <table:table-cell table:formula="of:=IFERROR(([.M479]-[.M$619])/([.M$620]-[.M$619])*100;&quot;&quot;)">
            <text:p/>
          </table:table-cell>
          <table:table-cell table:formula="of:=IFERROR(([.N479]-[.N$619])/([.N$620]-[.N$619])*100;&quot;&quot;)">
            <text:p/>
          </table:table-cell>
          <table:table-cell table:formula="of:=IFERROR(([.O479]-[.O$619])/([.O$620]-[.O$619])*100;&quot;&quot;)">
            <text:p/>
          </table:table-cell>
          <table:table-cell table:formula="of:=IFERROR(([.P479]-[.P$619])/([.P$620]-[.P$619])*100;&quot;&quot;)">
            <text:p/>
          </table:table-cell>
          <table:table-cell table:formula="of:=IFERROR(([.Q479]-[.Q$619])/([.Q$620]-[.Q$619])*100;&quot;&quot;)">
            <text:p/>
          </table:table-cell>
        </table:table-row>
        <table:table-row table:style-name="ro1">
          <table:table-cell office:value-type="float" office:value="1175.352" calcext:value-type="float">
            <text:p>1175.35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75.352" calcext:value-type="float">
            <text:p>1175.352</text:p>
          </table:table-cell>
          <table:table-cell table:formula="of:=IFERROR(([.B480]-[.B$619])/([.B$620]-[.B$619])*100;&quot;&quot;)">
            <text:p/>
          </table:table-cell>
          <table:table-cell table:formula="of:=IFERROR(([.C480]-[.C$619])/([.C$620]-[.C$619])*100;&quot;&quot;)">
            <text:p/>
          </table:table-cell>
          <table:table-cell table:formula="of:=IFERROR(([.D480]-[.D$619])/([.D$620]-[.D$619])*100;&quot;&quot;)" office:value-type="float" office:value="38" calcext:value-type="float">
            <text:p>38</text:p>
          </table:table-cell>
          <table:table-cell table:formula="of:=IFERROR(([.E480]-[.E$619])/([.E$620]-[.E$619])*100;&quot;&quot;)">
            <text:p/>
          </table:table-cell>
          <table:table-cell table:formula="of:=IFERROR(([.F480]-[.F$619])/([.F$620]-[.F$619])*100;&quot;&quot;)">
            <text:p/>
          </table:table-cell>
          <table:table-cell table:formula="of:=IFERROR(([.G480]-[.G$619])/([.G$620]-[.G$619])*100;&quot;&quot;)">
            <text:p/>
          </table:table-cell>
          <table:table-cell table:formula="of:=IFERROR(([.H480]-[.H$619])/([.H$620]-[.H$619])*100;&quot;&quot;)">
            <text:p/>
          </table:table-cell>
          <table:table-cell table:formula="of:=IFERROR(([.I480]-[.I$619])/([.I$620]-[.I$619])*100;&quot;&quot;)">
            <text:p/>
          </table:table-cell>
          <table:table-cell table:formula="of:=IFERROR(([.J480]-[.J$619])/([.J$620]-[.J$619])*100;&quot;&quot;)">
            <text:p/>
          </table:table-cell>
          <table:table-cell table:formula="of:=IFERROR(([.K480]-[.K$619])/([.K$620]-[.K$619])*100;&quot;&quot;)">
            <text:p/>
          </table:table-cell>
          <table:table-cell table:formula="of:=IFERROR(([.L480]-[.L$619])/([.L$620]-[.L$619])*100;&quot;&quot;)">
            <text:p/>
          </table:table-cell>
          <table:table-cell table:formula="of:=IFERROR(([.M480]-[.M$619])/([.M$620]-[.M$619])*100;&quot;&quot;)">
            <text:p/>
          </table:table-cell>
          <table:table-cell table:formula="of:=IFERROR(([.N480]-[.N$619])/([.N$620]-[.N$619])*100;&quot;&quot;)">
            <text:p/>
          </table:table-cell>
          <table:table-cell table:formula="of:=IFERROR(([.O480]-[.O$619])/([.O$620]-[.O$619])*100;&quot;&quot;)">
            <text:p/>
          </table:table-cell>
          <table:table-cell table:formula="of:=IFERROR(([.P480]-[.P$619])/([.P$620]-[.P$619])*100;&quot;&quot;)">
            <text:p/>
          </table:table-cell>
          <table:table-cell table:formula="of:=IFERROR(([.Q480]-[.Q$619])/([.Q$620]-[.Q$619])*100;&quot;&quot;)">
            <text:p/>
          </table:table-cell>
        </table:table-row>
        <table:table-row table:style-name="ro1">
          <table:table-cell office:value-type="float" office:value="1176.262" calcext:value-type="float">
            <text:p>1176.26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39" calcext:value-type="float">
            <text:p>39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76.262" calcext:value-type="float">
            <text:p>1176.262</text:p>
          </table:table-cell>
          <table:table-cell table:formula="of:=IFERROR(([.B481]-[.B$619])/([.B$620]-[.B$619])*100;&quot;&quot;)">
            <text:p/>
          </table:table-cell>
          <table:table-cell table:formula="of:=IFERROR(([.C481]-[.C$619])/([.C$620]-[.C$619])*100;&quot;&quot;)">
            <text:p/>
          </table:table-cell>
          <table:table-cell table:formula="of:=IFERROR(([.D481]-[.D$619])/([.D$620]-[.D$619])*100;&quot;&quot;)" office:value-type="float" office:value="39" calcext:value-type="float">
            <text:p>39</text:p>
          </table:table-cell>
          <table:table-cell table:formula="of:=IFERROR(([.E481]-[.E$619])/([.E$620]-[.E$619])*100;&quot;&quot;)">
            <text:p/>
          </table:table-cell>
          <table:table-cell table:formula="of:=IFERROR(([.F481]-[.F$619])/([.F$620]-[.F$619])*100;&quot;&quot;)">
            <text:p/>
          </table:table-cell>
          <table:table-cell table:formula="of:=IFERROR(([.G481]-[.G$619])/([.G$620]-[.G$619])*100;&quot;&quot;)">
            <text:p/>
          </table:table-cell>
          <table:table-cell table:formula="of:=IFERROR(([.H481]-[.H$619])/([.H$620]-[.H$619])*100;&quot;&quot;)">
            <text:p/>
          </table:table-cell>
          <table:table-cell table:formula="of:=IFERROR(([.I481]-[.I$619])/([.I$620]-[.I$619])*100;&quot;&quot;)">
            <text:p/>
          </table:table-cell>
          <table:table-cell table:formula="of:=IFERROR(([.J481]-[.J$619])/([.J$620]-[.J$619])*100;&quot;&quot;)">
            <text:p/>
          </table:table-cell>
          <table:table-cell table:formula="of:=IFERROR(([.K481]-[.K$619])/([.K$620]-[.K$619])*100;&quot;&quot;)">
            <text:p/>
          </table:table-cell>
          <table:table-cell table:formula="of:=IFERROR(([.L481]-[.L$619])/([.L$620]-[.L$619])*100;&quot;&quot;)">
            <text:p/>
          </table:table-cell>
          <table:table-cell table:formula="of:=IFERROR(([.M481]-[.M$619])/([.M$620]-[.M$619])*100;&quot;&quot;)">
            <text:p/>
          </table:table-cell>
          <table:table-cell table:formula="of:=IFERROR(([.N481]-[.N$619])/([.N$620]-[.N$619])*100;&quot;&quot;)">
            <text:p/>
          </table:table-cell>
          <table:table-cell table:formula="of:=IFERROR(([.O481]-[.O$619])/([.O$620]-[.O$619])*100;&quot;&quot;)">
            <text:p/>
          </table:table-cell>
          <table:table-cell table:formula="of:=IFERROR(([.P481]-[.P$619])/([.P$620]-[.P$619])*100;&quot;&quot;)">
            <text:p/>
          </table:table-cell>
          <table:table-cell table:formula="of:=IFERROR(([.Q481]-[.Q$619])/([.Q$620]-[.Q$619])*100;&quot;&quot;)">
            <text:p/>
          </table:table-cell>
        </table:table-row>
        <table:table-row table:style-name="ro1">
          <table:table-cell office:value-type="float" office:value="1177.186" calcext:value-type="float">
            <text:p>1177.18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0" calcext:value-type="float">
            <text:p>40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77.186" calcext:value-type="float">
            <text:p>1177.186</text:p>
          </table:table-cell>
          <table:table-cell table:formula="of:=IFERROR(([.B482]-[.B$619])/([.B$620]-[.B$619])*100;&quot;&quot;)">
            <text:p/>
          </table:table-cell>
          <table:table-cell table:formula="of:=IFERROR(([.C482]-[.C$619])/([.C$620]-[.C$619])*100;&quot;&quot;)">
            <text:p/>
          </table:table-cell>
          <table:table-cell table:formula="of:=IFERROR(([.D482]-[.D$619])/([.D$620]-[.D$619])*100;&quot;&quot;)" office:value-type="float" office:value="40" calcext:value-type="float">
            <text:p>40</text:p>
          </table:table-cell>
          <table:table-cell table:formula="of:=IFERROR(([.E482]-[.E$619])/([.E$620]-[.E$619])*100;&quot;&quot;)">
            <text:p/>
          </table:table-cell>
          <table:table-cell table:formula="of:=IFERROR(([.F482]-[.F$619])/([.F$620]-[.F$619])*100;&quot;&quot;)">
            <text:p/>
          </table:table-cell>
          <table:table-cell table:formula="of:=IFERROR(([.G482]-[.G$619])/([.G$620]-[.G$619])*100;&quot;&quot;)">
            <text:p/>
          </table:table-cell>
          <table:table-cell table:formula="of:=IFERROR(([.H482]-[.H$619])/([.H$620]-[.H$619])*100;&quot;&quot;)">
            <text:p/>
          </table:table-cell>
          <table:table-cell table:formula="of:=IFERROR(([.I482]-[.I$619])/([.I$620]-[.I$619])*100;&quot;&quot;)">
            <text:p/>
          </table:table-cell>
          <table:table-cell table:formula="of:=IFERROR(([.J482]-[.J$619])/([.J$620]-[.J$619])*100;&quot;&quot;)">
            <text:p/>
          </table:table-cell>
          <table:table-cell table:formula="of:=IFERROR(([.K482]-[.K$619])/([.K$620]-[.K$619])*100;&quot;&quot;)">
            <text:p/>
          </table:table-cell>
          <table:table-cell table:formula="of:=IFERROR(([.L482]-[.L$619])/([.L$620]-[.L$619])*100;&quot;&quot;)">
            <text:p/>
          </table:table-cell>
          <table:table-cell table:formula="of:=IFERROR(([.M482]-[.M$619])/([.M$620]-[.M$619])*100;&quot;&quot;)">
            <text:p/>
          </table:table-cell>
          <table:table-cell table:formula="of:=IFERROR(([.N482]-[.N$619])/([.N$620]-[.N$619])*100;&quot;&quot;)">
            <text:p/>
          </table:table-cell>
          <table:table-cell table:formula="of:=IFERROR(([.O482]-[.O$619])/([.O$620]-[.O$619])*100;&quot;&quot;)">
            <text:p/>
          </table:table-cell>
          <table:table-cell table:formula="of:=IFERROR(([.P482]-[.P$619])/([.P$620]-[.P$619])*100;&quot;&quot;)">
            <text:p/>
          </table:table-cell>
          <table:table-cell table:formula="of:=IFERROR(([.Q482]-[.Q$619])/([.Q$620]-[.Q$619])*100;&quot;&quot;)">
            <text:p/>
          </table:table-cell>
        </table:table-row>
        <table:table-row table:style-name="ro1">
          <table:table-cell office:value-type="float" office:value="1178.268" calcext:value-type="float">
            <text:p>1178.268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1178.268" calcext:value-type="float">
            <text:p>1178.268</text:p>
          </table:table-cell>
          <table:table-cell table:formula="of:=IFERROR(([.B483]-[.B$619])/([.B$620]-[.B$619])*100;&quot;&quot;)">
            <text:p/>
          </table:table-cell>
          <table:table-cell table:formula="of:=IFERROR(([.C483]-[.C$619])/([.C$620]-[.C$619])*100;&quot;&quot;)">
            <text:p/>
          </table:table-cell>
          <table:table-cell table:formula="of:=IFERROR(([.D483]-[.D$619])/([.D$620]-[.D$619])*100;&quot;&quot;)" office:value-type="float" office:value="41" calcext:value-type="float">
            <text:p>41</text:p>
          </table:table-cell>
          <table:table-cell table:formula="of:=IFERROR(([.E483]-[.E$619])/([.E$620]-[.E$619])*100;&quot;&quot;)" office:value-type="float" office:value="11.1111111111111" calcext:value-type="float">
            <text:p>11.1111111111</text:p>
          </table:table-cell>
          <table:table-cell table:formula="of:=IFERROR(([.F483]-[.F$619])/([.F$620]-[.F$619])*100;&quot;&quot;)">
            <text:p/>
          </table:table-cell>
          <table:table-cell table:formula="of:=IFERROR(([.G483]-[.G$619])/([.G$620]-[.G$619])*100;&quot;&quot;)">
            <text:p/>
          </table:table-cell>
          <table:table-cell table:formula="of:=IFERROR(([.H483]-[.H$619])/([.H$620]-[.H$619])*100;&quot;&quot;)">
            <text:p/>
          </table:table-cell>
          <table:table-cell table:formula="of:=IFERROR(([.I483]-[.I$619])/([.I$620]-[.I$619])*100;&quot;&quot;)">
            <text:p/>
          </table:table-cell>
          <table:table-cell table:formula="of:=IFERROR(([.J483]-[.J$619])/([.J$620]-[.J$619])*100;&quot;&quot;)">
            <text:p/>
          </table:table-cell>
          <table:table-cell table:formula="of:=IFERROR(([.K483]-[.K$619])/([.K$620]-[.K$619])*100;&quot;&quot;)">
            <text:p/>
          </table:table-cell>
          <table:table-cell table:formula="of:=IFERROR(([.L483]-[.L$619])/([.L$620]-[.L$619])*100;&quot;&quot;)">
            <text:p/>
          </table:table-cell>
          <table:table-cell table:formula="of:=IFERROR(([.M483]-[.M$619])/([.M$620]-[.M$619])*100;&quot;&quot;)">
            <text:p/>
          </table:table-cell>
          <table:table-cell table:formula="of:=IFERROR(([.N483]-[.N$619])/([.N$620]-[.N$619])*100;&quot;&quot;)">
            <text:p/>
          </table:table-cell>
          <table:table-cell table:formula="of:=IFERROR(([.O483]-[.O$619])/([.O$620]-[.O$619])*100;&quot;&quot;)">
            <text:p/>
          </table:table-cell>
          <table:table-cell table:formula="of:=IFERROR(([.P483]-[.P$619])/([.P$620]-[.P$619])*100;&quot;&quot;)">
            <text:p/>
          </table:table-cell>
          <table:table-cell table:formula="of:=IFERROR(([.Q483]-[.Q$619])/([.Q$620]-[.Q$619])*100;&quot;&quot;)">
            <text:p/>
          </table:table-cell>
        </table:table-row>
        <table:table-row table:style-name="ro1">
          <table:table-cell office:value-type="float" office:value="1178.978" calcext:value-type="float">
            <text:p>1178.978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2" calcext:value-type="float">
            <text:p>42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78.978" calcext:value-type="float">
            <text:p>1178.978</text:p>
          </table:table-cell>
          <table:table-cell table:formula="of:=IFERROR(([.B484]-[.B$619])/([.B$620]-[.B$619])*100;&quot;&quot;)">
            <text:p/>
          </table:table-cell>
          <table:table-cell table:formula="of:=IFERROR(([.C484]-[.C$619])/([.C$620]-[.C$619])*100;&quot;&quot;)">
            <text:p/>
          </table:table-cell>
          <table:table-cell table:formula="of:=IFERROR(([.D484]-[.D$619])/([.D$620]-[.D$619])*100;&quot;&quot;)" office:value-type="float" office:value="42" calcext:value-type="float">
            <text:p>42</text:p>
          </table:table-cell>
          <table:table-cell table:formula="of:=IFERROR(([.E484]-[.E$619])/([.E$620]-[.E$619])*100;&quot;&quot;)">
            <text:p/>
          </table:table-cell>
          <table:table-cell table:formula="of:=IFERROR(([.F484]-[.F$619])/([.F$620]-[.F$619])*100;&quot;&quot;)">
            <text:p/>
          </table:table-cell>
          <table:table-cell table:formula="of:=IFERROR(([.G484]-[.G$619])/([.G$620]-[.G$619])*100;&quot;&quot;)">
            <text:p/>
          </table:table-cell>
          <table:table-cell table:formula="of:=IFERROR(([.H484]-[.H$619])/([.H$620]-[.H$619])*100;&quot;&quot;)">
            <text:p/>
          </table:table-cell>
          <table:table-cell table:formula="of:=IFERROR(([.I484]-[.I$619])/([.I$620]-[.I$619])*100;&quot;&quot;)">
            <text:p/>
          </table:table-cell>
          <table:table-cell table:formula="of:=IFERROR(([.J484]-[.J$619])/([.J$620]-[.J$619])*100;&quot;&quot;)">
            <text:p/>
          </table:table-cell>
          <table:table-cell table:formula="of:=IFERROR(([.K484]-[.K$619])/([.K$620]-[.K$619])*100;&quot;&quot;)">
            <text:p/>
          </table:table-cell>
          <table:table-cell table:formula="of:=IFERROR(([.L484]-[.L$619])/([.L$620]-[.L$619])*100;&quot;&quot;)">
            <text:p/>
          </table:table-cell>
          <table:table-cell table:formula="of:=IFERROR(([.M484]-[.M$619])/([.M$620]-[.M$619])*100;&quot;&quot;)">
            <text:p/>
          </table:table-cell>
          <table:table-cell table:formula="of:=IFERROR(([.N484]-[.N$619])/([.N$620]-[.N$619])*100;&quot;&quot;)">
            <text:p/>
          </table:table-cell>
          <table:table-cell table:formula="of:=IFERROR(([.O484]-[.O$619])/([.O$620]-[.O$619])*100;&quot;&quot;)">
            <text:p/>
          </table:table-cell>
          <table:table-cell table:formula="of:=IFERROR(([.P484]-[.P$619])/([.P$620]-[.P$619])*100;&quot;&quot;)">
            <text:p/>
          </table:table-cell>
          <table:table-cell table:formula="of:=IFERROR(([.Q484]-[.Q$619])/([.Q$620]-[.Q$619])*100;&quot;&quot;)">
            <text:p/>
          </table:table-cell>
        </table:table-row>
        <table:table-row table:style-name="ro1">
          <table:table-cell office:value-type="float" office:value="1179.874" calcext:value-type="float">
            <text:p>1179.874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3" calcext:value-type="float">
            <text:p>43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79.874" calcext:value-type="float">
            <text:p>1179.874</text:p>
          </table:table-cell>
          <table:table-cell table:formula="of:=IFERROR(([.B485]-[.B$619])/([.B$620]-[.B$619])*100;&quot;&quot;)">
            <text:p/>
          </table:table-cell>
          <table:table-cell table:formula="of:=IFERROR(([.C485]-[.C$619])/([.C$620]-[.C$619])*100;&quot;&quot;)">
            <text:p/>
          </table:table-cell>
          <table:table-cell table:formula="of:=IFERROR(([.D485]-[.D$619])/([.D$620]-[.D$619])*100;&quot;&quot;)" office:value-type="float" office:value="43" calcext:value-type="float">
            <text:p>43</text:p>
          </table:table-cell>
          <table:table-cell table:formula="of:=IFERROR(([.E485]-[.E$619])/([.E$620]-[.E$619])*100;&quot;&quot;)">
            <text:p/>
          </table:table-cell>
          <table:table-cell table:formula="of:=IFERROR(([.F485]-[.F$619])/([.F$620]-[.F$619])*100;&quot;&quot;)">
            <text:p/>
          </table:table-cell>
          <table:table-cell table:formula="of:=IFERROR(([.G485]-[.G$619])/([.G$620]-[.G$619])*100;&quot;&quot;)">
            <text:p/>
          </table:table-cell>
          <table:table-cell table:formula="of:=IFERROR(([.H485]-[.H$619])/([.H$620]-[.H$619])*100;&quot;&quot;)">
            <text:p/>
          </table:table-cell>
          <table:table-cell table:formula="of:=IFERROR(([.I485]-[.I$619])/([.I$620]-[.I$619])*100;&quot;&quot;)">
            <text:p/>
          </table:table-cell>
          <table:table-cell table:formula="of:=IFERROR(([.J485]-[.J$619])/([.J$620]-[.J$619])*100;&quot;&quot;)">
            <text:p/>
          </table:table-cell>
          <table:table-cell table:formula="of:=IFERROR(([.K485]-[.K$619])/([.K$620]-[.K$619])*100;&quot;&quot;)">
            <text:p/>
          </table:table-cell>
          <table:table-cell table:formula="of:=IFERROR(([.L485]-[.L$619])/([.L$620]-[.L$619])*100;&quot;&quot;)">
            <text:p/>
          </table:table-cell>
          <table:table-cell table:formula="of:=IFERROR(([.M485]-[.M$619])/([.M$620]-[.M$619])*100;&quot;&quot;)">
            <text:p/>
          </table:table-cell>
          <table:table-cell table:formula="of:=IFERROR(([.N485]-[.N$619])/([.N$620]-[.N$619])*100;&quot;&quot;)">
            <text:p/>
          </table:table-cell>
          <table:table-cell table:formula="of:=IFERROR(([.O485]-[.O$619])/([.O$620]-[.O$619])*100;&quot;&quot;)">
            <text:p/>
          </table:table-cell>
          <table:table-cell table:formula="of:=IFERROR(([.P485]-[.P$619])/([.P$620]-[.P$619])*100;&quot;&quot;)">
            <text:p/>
          </table:table-cell>
          <table:table-cell table:formula="of:=IFERROR(([.Q485]-[.Q$619])/([.Q$620]-[.Q$619])*100;&quot;&quot;)">
            <text:p/>
          </table:table-cell>
        </table:table-row>
        <table:table-row table:style-name="ro1">
          <table:table-cell office:value-type="float" office:value="1180.742" calcext:value-type="float">
            <text:p>1180.74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4" calcext:value-type="float">
            <text:p>44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80.742" calcext:value-type="float">
            <text:p>1180.742</text:p>
          </table:table-cell>
          <table:table-cell table:formula="of:=IFERROR(([.B486]-[.B$619])/([.B$620]-[.B$619])*100;&quot;&quot;)">
            <text:p/>
          </table:table-cell>
          <table:table-cell table:formula="of:=IFERROR(([.C486]-[.C$619])/([.C$620]-[.C$619])*100;&quot;&quot;)">
            <text:p/>
          </table:table-cell>
          <table:table-cell table:formula="of:=IFERROR(([.D486]-[.D$619])/([.D$620]-[.D$619])*100;&quot;&quot;)" office:value-type="float" office:value="44" calcext:value-type="float">
            <text:p>44</text:p>
          </table:table-cell>
          <table:table-cell table:formula="of:=IFERROR(([.E486]-[.E$619])/([.E$620]-[.E$619])*100;&quot;&quot;)">
            <text:p/>
          </table:table-cell>
          <table:table-cell table:formula="of:=IFERROR(([.F486]-[.F$619])/([.F$620]-[.F$619])*100;&quot;&quot;)">
            <text:p/>
          </table:table-cell>
          <table:table-cell table:formula="of:=IFERROR(([.G486]-[.G$619])/([.G$620]-[.G$619])*100;&quot;&quot;)">
            <text:p/>
          </table:table-cell>
          <table:table-cell table:formula="of:=IFERROR(([.H486]-[.H$619])/([.H$620]-[.H$619])*100;&quot;&quot;)">
            <text:p/>
          </table:table-cell>
          <table:table-cell table:formula="of:=IFERROR(([.I486]-[.I$619])/([.I$620]-[.I$619])*100;&quot;&quot;)">
            <text:p/>
          </table:table-cell>
          <table:table-cell table:formula="of:=IFERROR(([.J486]-[.J$619])/([.J$620]-[.J$619])*100;&quot;&quot;)">
            <text:p/>
          </table:table-cell>
          <table:table-cell table:formula="of:=IFERROR(([.K486]-[.K$619])/([.K$620]-[.K$619])*100;&quot;&quot;)">
            <text:p/>
          </table:table-cell>
          <table:table-cell table:formula="of:=IFERROR(([.L486]-[.L$619])/([.L$620]-[.L$619])*100;&quot;&quot;)">
            <text:p/>
          </table:table-cell>
          <table:table-cell table:formula="of:=IFERROR(([.M486]-[.M$619])/([.M$620]-[.M$619])*100;&quot;&quot;)">
            <text:p/>
          </table:table-cell>
          <table:table-cell table:formula="of:=IFERROR(([.N486]-[.N$619])/([.N$620]-[.N$619])*100;&quot;&quot;)">
            <text:p/>
          </table:table-cell>
          <table:table-cell table:formula="of:=IFERROR(([.O486]-[.O$619])/([.O$620]-[.O$619])*100;&quot;&quot;)">
            <text:p/>
          </table:table-cell>
          <table:table-cell table:formula="of:=IFERROR(([.P486]-[.P$619])/([.P$620]-[.P$619])*100;&quot;&quot;)">
            <text:p/>
          </table:table-cell>
          <table:table-cell table:formula="of:=IFERROR(([.Q486]-[.Q$619])/([.Q$620]-[.Q$619])*100;&quot;&quot;)">
            <text:p/>
          </table:table-cell>
        </table:table-row>
        <table:table-row table:style-name="ro1">
          <table:table-cell office:value-type="float" office:value="1181.61" calcext:value-type="float">
            <text:p>1181.6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5" calcext:value-type="float">
            <text:p>45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81.61" calcext:value-type="float">
            <text:p>1181.61</text:p>
          </table:table-cell>
          <table:table-cell table:formula="of:=IFERROR(([.B487]-[.B$619])/([.B$620]-[.B$619])*100;&quot;&quot;)">
            <text:p/>
          </table:table-cell>
          <table:table-cell table:formula="of:=IFERROR(([.C487]-[.C$619])/([.C$620]-[.C$619])*100;&quot;&quot;)">
            <text:p/>
          </table:table-cell>
          <table:table-cell table:formula="of:=IFERROR(([.D487]-[.D$619])/([.D$620]-[.D$619])*100;&quot;&quot;)" office:value-type="float" office:value="45" calcext:value-type="float">
            <text:p>45</text:p>
          </table:table-cell>
          <table:table-cell table:formula="of:=IFERROR(([.E487]-[.E$619])/([.E$620]-[.E$619])*100;&quot;&quot;)">
            <text:p/>
          </table:table-cell>
          <table:table-cell table:formula="of:=IFERROR(([.F487]-[.F$619])/([.F$620]-[.F$619])*100;&quot;&quot;)">
            <text:p/>
          </table:table-cell>
          <table:table-cell table:formula="of:=IFERROR(([.G487]-[.G$619])/([.G$620]-[.G$619])*100;&quot;&quot;)">
            <text:p/>
          </table:table-cell>
          <table:table-cell table:formula="of:=IFERROR(([.H487]-[.H$619])/([.H$620]-[.H$619])*100;&quot;&quot;)">
            <text:p/>
          </table:table-cell>
          <table:table-cell table:formula="of:=IFERROR(([.I487]-[.I$619])/([.I$620]-[.I$619])*100;&quot;&quot;)">
            <text:p/>
          </table:table-cell>
          <table:table-cell table:formula="of:=IFERROR(([.J487]-[.J$619])/([.J$620]-[.J$619])*100;&quot;&quot;)">
            <text:p/>
          </table:table-cell>
          <table:table-cell table:formula="of:=IFERROR(([.K487]-[.K$619])/([.K$620]-[.K$619])*100;&quot;&quot;)">
            <text:p/>
          </table:table-cell>
          <table:table-cell table:formula="of:=IFERROR(([.L487]-[.L$619])/([.L$620]-[.L$619])*100;&quot;&quot;)">
            <text:p/>
          </table:table-cell>
          <table:table-cell table:formula="of:=IFERROR(([.M487]-[.M$619])/([.M$620]-[.M$619])*100;&quot;&quot;)">
            <text:p/>
          </table:table-cell>
          <table:table-cell table:formula="of:=IFERROR(([.N487]-[.N$619])/([.N$620]-[.N$619])*100;&quot;&quot;)">
            <text:p/>
          </table:table-cell>
          <table:table-cell table:formula="of:=IFERROR(([.O487]-[.O$619])/([.O$620]-[.O$619])*100;&quot;&quot;)">
            <text:p/>
          </table:table-cell>
          <table:table-cell table:formula="of:=IFERROR(([.P487]-[.P$619])/([.P$620]-[.P$619])*100;&quot;&quot;)">
            <text:p/>
          </table:table-cell>
          <table:table-cell table:formula="of:=IFERROR(([.Q487]-[.Q$619])/([.Q$620]-[.Q$619])*100;&quot;&quot;)">
            <text:p/>
          </table:table-cell>
        </table:table-row>
        <table:table-row table:style-name="ro1">
          <table:table-cell office:value-type="float" office:value="1182.64" calcext:value-type="float">
            <text:p>1182.64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6" calcext:value-type="float">
            <text:p>46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82.64" calcext:value-type="float">
            <text:p>1182.64</text:p>
          </table:table-cell>
          <table:table-cell table:formula="of:=IFERROR(([.B488]-[.B$619])/([.B$620]-[.B$619])*100;&quot;&quot;)">
            <text:p/>
          </table:table-cell>
          <table:table-cell table:formula="of:=IFERROR(([.C488]-[.C$619])/([.C$620]-[.C$619])*100;&quot;&quot;)">
            <text:p/>
          </table:table-cell>
          <table:table-cell table:formula="of:=IFERROR(([.D488]-[.D$619])/([.D$620]-[.D$619])*100;&quot;&quot;)" office:value-type="float" office:value="46" calcext:value-type="float">
            <text:p>46</text:p>
          </table:table-cell>
          <table:table-cell table:formula="of:=IFERROR(([.E488]-[.E$619])/([.E$620]-[.E$619])*100;&quot;&quot;)">
            <text:p/>
          </table:table-cell>
          <table:table-cell table:formula="of:=IFERROR(([.F488]-[.F$619])/([.F$620]-[.F$619])*100;&quot;&quot;)">
            <text:p/>
          </table:table-cell>
          <table:table-cell table:formula="of:=IFERROR(([.G488]-[.G$619])/([.G$620]-[.G$619])*100;&quot;&quot;)">
            <text:p/>
          </table:table-cell>
          <table:table-cell table:formula="of:=IFERROR(([.H488]-[.H$619])/([.H$620]-[.H$619])*100;&quot;&quot;)">
            <text:p/>
          </table:table-cell>
          <table:table-cell table:formula="of:=IFERROR(([.I488]-[.I$619])/([.I$620]-[.I$619])*100;&quot;&quot;)">
            <text:p/>
          </table:table-cell>
          <table:table-cell table:formula="of:=IFERROR(([.J488]-[.J$619])/([.J$620]-[.J$619])*100;&quot;&quot;)">
            <text:p/>
          </table:table-cell>
          <table:table-cell table:formula="of:=IFERROR(([.K488]-[.K$619])/([.K$620]-[.K$619])*100;&quot;&quot;)">
            <text:p/>
          </table:table-cell>
          <table:table-cell table:formula="of:=IFERROR(([.L488]-[.L$619])/([.L$620]-[.L$619])*100;&quot;&quot;)">
            <text:p/>
          </table:table-cell>
          <table:table-cell table:formula="of:=IFERROR(([.M488]-[.M$619])/([.M$620]-[.M$619])*100;&quot;&quot;)">
            <text:p/>
          </table:table-cell>
          <table:table-cell table:formula="of:=IFERROR(([.N488]-[.N$619])/([.N$620]-[.N$619])*100;&quot;&quot;)">
            <text:p/>
          </table:table-cell>
          <table:table-cell table:formula="of:=IFERROR(([.O488]-[.O$619])/([.O$620]-[.O$619])*100;&quot;&quot;)">
            <text:p/>
          </table:table-cell>
          <table:table-cell table:formula="of:=IFERROR(([.P488]-[.P$619])/([.P$620]-[.P$619])*100;&quot;&quot;)">
            <text:p/>
          </table:table-cell>
          <table:table-cell table:formula="of:=IFERROR(([.Q488]-[.Q$619])/([.Q$620]-[.Q$619])*100;&quot;&quot;)">
            <text:p/>
          </table:table-cell>
        </table:table-row>
        <table:table-row table:style-name="ro1">
          <table:table-cell office:value-type="float" office:value="1182.962" calcext:value-type="float">
            <text:p>1182.962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float" office:value="1182.962" calcext:value-type="float">
            <text:p>1182.962</text:p>
          </table:table-cell>
          <table:table-cell table:formula="of:=IFERROR(([.B489]-[.B$619])/([.B$620]-[.B$619])*100;&quot;&quot;)">
            <text:p/>
          </table:table-cell>
          <table:table-cell table:formula="of:=IFERROR(([.C489]-[.C$619])/([.C$620]-[.C$619])*100;&quot;&quot;)">
            <text:p/>
          </table:table-cell>
          <table:table-cell table:formula="of:=IFERROR(([.D489]-[.D$619])/([.D$620]-[.D$619])*100;&quot;&quot;)">
            <text:p/>
          </table:table-cell>
          <table:table-cell table:formula="of:=IFERROR(([.E489]-[.E$619])/([.E$620]-[.E$619])*100;&quot;&quot;)">
            <text:p/>
          </table:table-cell>
          <table:table-cell table:formula="of:=IFERROR(([.F489]-[.F$619])/([.F$620]-[.F$619])*100;&quot;&quot;)">
            <text:p/>
          </table:table-cell>
          <table:table-cell table:formula="of:=IFERROR(([.G489]-[.G$619])/([.G$620]-[.G$619])*100;&quot;&quot;)">
            <text:p/>
          </table:table-cell>
          <table:table-cell table:formula="of:=IFERROR(([.H489]-[.H$619])/([.H$620]-[.H$619])*100;&quot;&quot;)">
            <text:p/>
          </table:table-cell>
          <table:table-cell table:formula="of:=IFERROR(([.I489]-[.I$619])/([.I$620]-[.I$619])*100;&quot;&quot;)">
            <text:p/>
          </table:table-cell>
          <table:table-cell table:formula="of:=IFERROR(([.J489]-[.J$619])/([.J$620]-[.J$619])*100;&quot;&quot;)">
            <text:p/>
          </table:table-cell>
          <table:table-cell table:formula="of:=IFERROR(([.K489]-[.K$619])/([.K$620]-[.K$619])*100;&quot;&quot;)">
            <text:p/>
          </table:table-cell>
          <table:table-cell table:formula="of:=IFERROR(([.L489]-[.L$619])/([.L$620]-[.L$619])*100;&quot;&quot;)">
            <text:p/>
          </table:table-cell>
          <table:table-cell table:formula="of:=IFERROR(([.M489]-[.M$619])/([.M$620]-[.M$619])*100;&quot;&quot;)" office:value-type="float" office:value="16.6666666666667" calcext:value-type="float">
            <text:p>16.6666666667</text:p>
          </table:table-cell>
          <table:table-cell table:formula="of:=IFERROR(([.N489]-[.N$619])/([.N$620]-[.N$619])*100;&quot;&quot;)">
            <text:p/>
          </table:table-cell>
          <table:table-cell table:formula="of:=IFERROR(([.O489]-[.O$619])/([.O$620]-[.O$619])*100;&quot;&quot;)">
            <text:p/>
          </table:table-cell>
          <table:table-cell table:formula="of:=IFERROR(([.P489]-[.P$619])/([.P$620]-[.P$619])*100;&quot;&quot;)">
            <text:p/>
          </table:table-cell>
          <table:table-cell table:formula="of:=IFERROR(([.Q489]-[.Q$619])/([.Q$620]-[.Q$619])*100;&quot;&quot;)">
            <text:p/>
          </table:table-cell>
        </table:table-row>
        <table:table-row table:style-name="ro1">
          <table:table-cell office:value-type="float" office:value="1183.322" calcext:value-type="float">
            <text:p>1183.32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7" calcext:value-type="float">
            <text:p>47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83.322" calcext:value-type="float">
            <text:p>1183.322</text:p>
          </table:table-cell>
          <table:table-cell table:formula="of:=IFERROR(([.B490]-[.B$619])/([.B$620]-[.B$619])*100;&quot;&quot;)">
            <text:p/>
          </table:table-cell>
          <table:table-cell table:formula="of:=IFERROR(([.C490]-[.C$619])/([.C$620]-[.C$619])*100;&quot;&quot;)">
            <text:p/>
          </table:table-cell>
          <table:table-cell table:formula="of:=IFERROR(([.D490]-[.D$619])/([.D$620]-[.D$619])*100;&quot;&quot;)" office:value-type="float" office:value="47" calcext:value-type="float">
            <text:p>47</text:p>
          </table:table-cell>
          <table:table-cell table:formula="of:=IFERROR(([.E490]-[.E$619])/([.E$620]-[.E$619])*100;&quot;&quot;)">
            <text:p/>
          </table:table-cell>
          <table:table-cell table:formula="of:=IFERROR(([.F490]-[.F$619])/([.F$620]-[.F$619])*100;&quot;&quot;)">
            <text:p/>
          </table:table-cell>
          <table:table-cell table:formula="of:=IFERROR(([.G490]-[.G$619])/([.G$620]-[.G$619])*100;&quot;&quot;)">
            <text:p/>
          </table:table-cell>
          <table:table-cell table:formula="of:=IFERROR(([.H490]-[.H$619])/([.H$620]-[.H$619])*100;&quot;&quot;)">
            <text:p/>
          </table:table-cell>
          <table:table-cell table:formula="of:=IFERROR(([.I490]-[.I$619])/([.I$620]-[.I$619])*100;&quot;&quot;)">
            <text:p/>
          </table:table-cell>
          <table:table-cell table:formula="of:=IFERROR(([.J490]-[.J$619])/([.J$620]-[.J$619])*100;&quot;&quot;)">
            <text:p/>
          </table:table-cell>
          <table:table-cell table:formula="of:=IFERROR(([.K490]-[.K$619])/([.K$620]-[.K$619])*100;&quot;&quot;)">
            <text:p/>
          </table:table-cell>
          <table:table-cell table:formula="of:=IFERROR(([.L490]-[.L$619])/([.L$620]-[.L$619])*100;&quot;&quot;)">
            <text:p/>
          </table:table-cell>
          <table:table-cell table:formula="of:=IFERROR(([.M490]-[.M$619])/([.M$620]-[.M$619])*100;&quot;&quot;)">
            <text:p/>
          </table:table-cell>
          <table:table-cell table:formula="of:=IFERROR(([.N490]-[.N$619])/([.N$620]-[.N$619])*100;&quot;&quot;)">
            <text:p/>
          </table:table-cell>
          <table:table-cell table:formula="of:=IFERROR(([.O490]-[.O$619])/([.O$620]-[.O$619])*100;&quot;&quot;)">
            <text:p/>
          </table:table-cell>
          <table:table-cell table:formula="of:=IFERROR(([.P490]-[.P$619])/([.P$620]-[.P$619])*100;&quot;&quot;)">
            <text:p/>
          </table:table-cell>
          <table:table-cell table:formula="of:=IFERROR(([.Q490]-[.Q$619])/([.Q$620]-[.Q$619])*100;&quot;&quot;)">
            <text:p/>
          </table:table-cell>
        </table:table-row>
        <table:table-row table:style-name="ro1">
          <table:table-cell office:value-type="float" office:value="1184.166" calcext:value-type="float">
            <text:p>1184.16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8" calcext:value-type="float">
            <text:p>48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84.166" calcext:value-type="float">
            <text:p>1184.166</text:p>
          </table:table-cell>
          <table:table-cell table:formula="of:=IFERROR(([.B491]-[.B$619])/([.B$620]-[.B$619])*100;&quot;&quot;)">
            <text:p/>
          </table:table-cell>
          <table:table-cell table:formula="of:=IFERROR(([.C491]-[.C$619])/([.C$620]-[.C$619])*100;&quot;&quot;)">
            <text:p/>
          </table:table-cell>
          <table:table-cell table:formula="of:=IFERROR(([.D491]-[.D$619])/([.D$620]-[.D$619])*100;&quot;&quot;)" office:value-type="float" office:value="48" calcext:value-type="float">
            <text:p>48</text:p>
          </table:table-cell>
          <table:table-cell table:formula="of:=IFERROR(([.E491]-[.E$619])/([.E$620]-[.E$619])*100;&quot;&quot;)">
            <text:p/>
          </table:table-cell>
          <table:table-cell table:formula="of:=IFERROR(([.F491]-[.F$619])/([.F$620]-[.F$619])*100;&quot;&quot;)">
            <text:p/>
          </table:table-cell>
          <table:table-cell table:formula="of:=IFERROR(([.G491]-[.G$619])/([.G$620]-[.G$619])*100;&quot;&quot;)">
            <text:p/>
          </table:table-cell>
          <table:table-cell table:formula="of:=IFERROR(([.H491]-[.H$619])/([.H$620]-[.H$619])*100;&quot;&quot;)">
            <text:p/>
          </table:table-cell>
          <table:table-cell table:formula="of:=IFERROR(([.I491]-[.I$619])/([.I$620]-[.I$619])*100;&quot;&quot;)">
            <text:p/>
          </table:table-cell>
          <table:table-cell table:formula="of:=IFERROR(([.J491]-[.J$619])/([.J$620]-[.J$619])*100;&quot;&quot;)">
            <text:p/>
          </table:table-cell>
          <table:table-cell table:formula="of:=IFERROR(([.K491]-[.K$619])/([.K$620]-[.K$619])*100;&quot;&quot;)">
            <text:p/>
          </table:table-cell>
          <table:table-cell table:formula="of:=IFERROR(([.L491]-[.L$619])/([.L$620]-[.L$619])*100;&quot;&quot;)">
            <text:p/>
          </table:table-cell>
          <table:table-cell table:formula="of:=IFERROR(([.M491]-[.M$619])/([.M$620]-[.M$619])*100;&quot;&quot;)">
            <text:p/>
          </table:table-cell>
          <table:table-cell table:formula="of:=IFERROR(([.N491]-[.N$619])/([.N$620]-[.N$619])*100;&quot;&quot;)">
            <text:p/>
          </table:table-cell>
          <table:table-cell table:formula="of:=IFERROR(([.O491]-[.O$619])/([.O$620]-[.O$619])*100;&quot;&quot;)">
            <text:p/>
          </table:table-cell>
          <table:table-cell table:formula="of:=IFERROR(([.P491]-[.P$619])/([.P$620]-[.P$619])*100;&quot;&quot;)">
            <text:p/>
          </table:table-cell>
          <table:table-cell table:formula="of:=IFERROR(([.Q491]-[.Q$619])/([.Q$620]-[.Q$619])*100;&quot;&quot;)">
            <text:p/>
          </table:table-cell>
        </table:table-row>
        <table:table-row table:style-name="ro1">
          <table:table-cell office:value-type="float" office:value="1184.986" calcext:value-type="float">
            <text:p>1184.986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2"/>
          <table:table-cell office:value-type="float" office:value="1184.986" calcext:value-type="float">
            <text:p>1184.986</text:p>
          </table:table-cell>
          <table:table-cell table:formula="of:=IFERROR(([.B492]-[.B$619])/([.B$620]-[.B$619])*100;&quot;&quot;)">
            <text:p/>
          </table:table-cell>
          <table:table-cell table:formula="of:=IFERROR(([.C492]-[.C$619])/([.C$620]-[.C$619])*100;&quot;&quot;)" office:value-type="float" office:value="40" calcext:value-type="float">
            <text:p>40</text:p>
          </table:table-cell>
          <table:table-cell table:formula="of:=IFERROR(([.D492]-[.D$619])/([.D$620]-[.D$619])*100;&quot;&quot;)" office:value-type="float" office:value="49" calcext:value-type="float">
            <text:p>49</text:p>
          </table:table-cell>
          <table:table-cell table:formula="of:=IFERROR(([.E492]-[.E$619])/([.E$620]-[.E$619])*100;&quot;&quot;)">
            <text:p/>
          </table:table-cell>
          <table:table-cell table:formula="of:=IFERROR(([.F492]-[.F$619])/([.F$620]-[.F$619])*100;&quot;&quot;)">
            <text:p/>
          </table:table-cell>
          <table:table-cell table:formula="of:=IFERROR(([.G492]-[.G$619])/([.G$620]-[.G$619])*100;&quot;&quot;)">
            <text:p/>
          </table:table-cell>
          <table:table-cell table:formula="of:=IFERROR(([.H492]-[.H$619])/([.H$620]-[.H$619])*100;&quot;&quot;)" office:value-type="float" office:value="29.4117647058824" calcext:value-type="float">
            <text:p>29.4117647059</text:p>
          </table:table-cell>
          <table:table-cell table:formula="of:=IFERROR(([.I492]-[.I$619])/([.I$620]-[.I$619])*100;&quot;&quot;)">
            <text:p/>
          </table:table-cell>
          <table:table-cell table:formula="of:=IFERROR(([.J492]-[.J$619])/([.J$620]-[.J$619])*100;&quot;&quot;)">
            <text:p/>
          </table:table-cell>
          <table:table-cell table:formula="of:=IFERROR(([.K492]-[.K$619])/([.K$620]-[.K$619])*100;&quot;&quot;)">
            <text:p/>
          </table:table-cell>
          <table:table-cell table:formula="of:=IFERROR(([.L492]-[.L$619])/([.L$620]-[.L$619])*100;&quot;&quot;)">
            <text:p/>
          </table:table-cell>
          <table:table-cell table:formula="of:=IFERROR(([.M492]-[.M$619])/([.M$620]-[.M$619])*100;&quot;&quot;)">
            <text:p/>
          </table:table-cell>
          <table:table-cell table:formula="of:=IFERROR(([.N492]-[.N$619])/([.N$620]-[.N$619])*100;&quot;&quot;)">
            <text:p/>
          </table:table-cell>
          <table:table-cell table:formula="of:=IFERROR(([.O492]-[.O$619])/([.O$620]-[.O$619])*100;&quot;&quot;)">
            <text:p/>
          </table:table-cell>
          <table:table-cell table:formula="of:=IFERROR(([.P492]-[.P$619])/([.P$620]-[.P$619])*100;&quot;&quot;)">
            <text:p/>
          </table:table-cell>
          <table:table-cell table:formula="of:=IFERROR(([.Q492]-[.Q$619])/([.Q$620]-[.Q$619])*100;&quot;&quot;)">
            <text:p/>
          </table:table-cell>
        </table:table-row>
        <table:table-row table:style-name="ro1">
          <table:table-cell office:value-type="float" office:value="1185.806" calcext:value-type="float">
            <text:p>1185.80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0" calcext:value-type="float">
            <text:p>50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85.806" calcext:value-type="float">
            <text:p>1185.806</text:p>
          </table:table-cell>
          <table:table-cell table:formula="of:=IFERROR(([.B493]-[.B$619])/([.B$620]-[.B$619])*100;&quot;&quot;)">
            <text:p/>
          </table:table-cell>
          <table:table-cell table:formula="of:=IFERROR(([.C493]-[.C$619])/([.C$620]-[.C$619])*100;&quot;&quot;)">
            <text:p/>
          </table:table-cell>
          <table:table-cell table:formula="of:=IFERROR(([.D493]-[.D$619])/([.D$620]-[.D$619])*100;&quot;&quot;)" office:value-type="float" office:value="50" calcext:value-type="float">
            <text:p>50</text:p>
          </table:table-cell>
          <table:table-cell table:formula="of:=IFERROR(([.E493]-[.E$619])/([.E$620]-[.E$619])*100;&quot;&quot;)">
            <text:p/>
          </table:table-cell>
          <table:table-cell table:formula="of:=IFERROR(([.F493]-[.F$619])/([.F$620]-[.F$619])*100;&quot;&quot;)">
            <text:p/>
          </table:table-cell>
          <table:table-cell table:formula="of:=IFERROR(([.G493]-[.G$619])/([.G$620]-[.G$619])*100;&quot;&quot;)">
            <text:p/>
          </table:table-cell>
          <table:table-cell table:formula="of:=IFERROR(([.H493]-[.H$619])/([.H$620]-[.H$619])*100;&quot;&quot;)">
            <text:p/>
          </table:table-cell>
          <table:table-cell table:formula="of:=IFERROR(([.I493]-[.I$619])/([.I$620]-[.I$619])*100;&quot;&quot;)">
            <text:p/>
          </table:table-cell>
          <table:table-cell table:formula="of:=IFERROR(([.J493]-[.J$619])/([.J$620]-[.J$619])*100;&quot;&quot;)">
            <text:p/>
          </table:table-cell>
          <table:table-cell table:formula="of:=IFERROR(([.K493]-[.K$619])/([.K$620]-[.K$619])*100;&quot;&quot;)">
            <text:p/>
          </table:table-cell>
          <table:table-cell table:formula="of:=IFERROR(([.L493]-[.L$619])/([.L$620]-[.L$619])*100;&quot;&quot;)">
            <text:p/>
          </table:table-cell>
          <table:table-cell table:formula="of:=IFERROR(([.M493]-[.M$619])/([.M$620]-[.M$619])*100;&quot;&quot;)">
            <text:p/>
          </table:table-cell>
          <table:table-cell table:formula="of:=IFERROR(([.N493]-[.N$619])/([.N$620]-[.N$619])*100;&quot;&quot;)">
            <text:p/>
          </table:table-cell>
          <table:table-cell table:formula="of:=IFERROR(([.O493]-[.O$619])/([.O$620]-[.O$619])*100;&quot;&quot;)">
            <text:p/>
          </table:table-cell>
          <table:table-cell table:formula="of:=IFERROR(([.P493]-[.P$619])/([.P$620]-[.P$619])*100;&quot;&quot;)">
            <text:p/>
          </table:table-cell>
          <table:table-cell table:formula="of:=IFERROR(([.Q493]-[.Q$619])/([.Q$620]-[.Q$619])*100;&quot;&quot;)">
            <text:p/>
          </table:table-cell>
        </table:table-row>
        <table:table-row table:style-name="ro1">
          <table:table-cell office:value-type="float" office:value="1186.824" calcext:value-type="float">
            <text:p>1186.824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1" calcext:value-type="float">
            <text:p>51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86.824" calcext:value-type="float">
            <text:p>1186.824</text:p>
          </table:table-cell>
          <table:table-cell table:formula="of:=IFERROR(([.B494]-[.B$619])/([.B$620]-[.B$619])*100;&quot;&quot;)">
            <text:p/>
          </table:table-cell>
          <table:table-cell table:formula="of:=IFERROR(([.C494]-[.C$619])/([.C$620]-[.C$619])*100;&quot;&quot;)">
            <text:p/>
          </table:table-cell>
          <table:table-cell table:formula="of:=IFERROR(([.D494]-[.D$619])/([.D$620]-[.D$619])*100;&quot;&quot;)" office:value-type="float" office:value="51" calcext:value-type="float">
            <text:p>51</text:p>
          </table:table-cell>
          <table:table-cell table:formula="of:=IFERROR(([.E494]-[.E$619])/([.E$620]-[.E$619])*100;&quot;&quot;)">
            <text:p/>
          </table:table-cell>
          <table:table-cell table:formula="of:=IFERROR(([.F494]-[.F$619])/([.F$620]-[.F$619])*100;&quot;&quot;)">
            <text:p/>
          </table:table-cell>
          <table:table-cell table:formula="of:=IFERROR(([.G494]-[.G$619])/([.G$620]-[.G$619])*100;&quot;&quot;)">
            <text:p/>
          </table:table-cell>
          <table:table-cell table:formula="of:=IFERROR(([.H494]-[.H$619])/([.H$620]-[.H$619])*100;&quot;&quot;)">
            <text:p/>
          </table:table-cell>
          <table:table-cell table:formula="of:=IFERROR(([.I494]-[.I$619])/([.I$620]-[.I$619])*100;&quot;&quot;)">
            <text:p/>
          </table:table-cell>
          <table:table-cell table:formula="of:=IFERROR(([.J494]-[.J$619])/([.J$620]-[.J$619])*100;&quot;&quot;)">
            <text:p/>
          </table:table-cell>
          <table:table-cell table:formula="of:=IFERROR(([.K494]-[.K$619])/([.K$620]-[.K$619])*100;&quot;&quot;)">
            <text:p/>
          </table:table-cell>
          <table:table-cell table:formula="of:=IFERROR(([.L494]-[.L$619])/([.L$620]-[.L$619])*100;&quot;&quot;)">
            <text:p/>
          </table:table-cell>
          <table:table-cell table:formula="of:=IFERROR(([.M494]-[.M$619])/([.M$620]-[.M$619])*100;&quot;&quot;)">
            <text:p/>
          </table:table-cell>
          <table:table-cell table:formula="of:=IFERROR(([.N494]-[.N$619])/([.N$620]-[.N$619])*100;&quot;&quot;)">
            <text:p/>
          </table:table-cell>
          <table:table-cell table:formula="of:=IFERROR(([.O494]-[.O$619])/([.O$620]-[.O$619])*100;&quot;&quot;)">
            <text:p/>
          </table:table-cell>
          <table:table-cell table:formula="of:=IFERROR(([.P494]-[.P$619])/([.P$620]-[.P$619])*100;&quot;&quot;)">
            <text:p/>
          </table:table-cell>
          <table:table-cell table:formula="of:=IFERROR(([.Q494]-[.Q$619])/([.Q$620]-[.Q$619])*100;&quot;&quot;)">
            <text:p/>
          </table:table-cell>
        </table:table-row>
        <table:table-row table:style-name="ro1">
          <table:table-cell office:value-type="float" office:value="1187.422" calcext:value-type="float">
            <text:p>1187.42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2" calcext:value-type="float">
            <text:p>52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87.422" calcext:value-type="float">
            <text:p>1187.422</text:p>
          </table:table-cell>
          <table:table-cell table:formula="of:=IFERROR(([.B495]-[.B$619])/([.B$620]-[.B$619])*100;&quot;&quot;)">
            <text:p/>
          </table:table-cell>
          <table:table-cell table:formula="of:=IFERROR(([.C495]-[.C$619])/([.C$620]-[.C$619])*100;&quot;&quot;)">
            <text:p/>
          </table:table-cell>
          <table:table-cell table:formula="of:=IFERROR(([.D495]-[.D$619])/([.D$620]-[.D$619])*100;&quot;&quot;)" office:value-type="float" office:value="52" calcext:value-type="float">
            <text:p>52</text:p>
          </table:table-cell>
          <table:table-cell table:formula="of:=IFERROR(([.E495]-[.E$619])/([.E$620]-[.E$619])*100;&quot;&quot;)">
            <text:p/>
          </table:table-cell>
          <table:table-cell table:formula="of:=IFERROR(([.F495]-[.F$619])/([.F$620]-[.F$619])*100;&quot;&quot;)">
            <text:p/>
          </table:table-cell>
          <table:table-cell table:formula="of:=IFERROR(([.G495]-[.G$619])/([.G$620]-[.G$619])*100;&quot;&quot;)">
            <text:p/>
          </table:table-cell>
          <table:table-cell table:formula="of:=IFERROR(([.H495]-[.H$619])/([.H$620]-[.H$619])*100;&quot;&quot;)">
            <text:p/>
          </table:table-cell>
          <table:table-cell table:formula="of:=IFERROR(([.I495]-[.I$619])/([.I$620]-[.I$619])*100;&quot;&quot;)">
            <text:p/>
          </table:table-cell>
          <table:table-cell table:formula="of:=IFERROR(([.J495]-[.J$619])/([.J$620]-[.J$619])*100;&quot;&quot;)">
            <text:p/>
          </table:table-cell>
          <table:table-cell table:formula="of:=IFERROR(([.K495]-[.K$619])/([.K$620]-[.K$619])*100;&quot;&quot;)">
            <text:p/>
          </table:table-cell>
          <table:table-cell table:formula="of:=IFERROR(([.L495]-[.L$619])/([.L$620]-[.L$619])*100;&quot;&quot;)">
            <text:p/>
          </table:table-cell>
          <table:table-cell table:formula="of:=IFERROR(([.M495]-[.M$619])/([.M$620]-[.M$619])*100;&quot;&quot;)">
            <text:p/>
          </table:table-cell>
          <table:table-cell table:formula="of:=IFERROR(([.N495]-[.N$619])/([.N$620]-[.N$619])*100;&quot;&quot;)">
            <text:p/>
          </table:table-cell>
          <table:table-cell table:formula="of:=IFERROR(([.O495]-[.O$619])/([.O$620]-[.O$619])*100;&quot;&quot;)">
            <text:p/>
          </table:table-cell>
          <table:table-cell table:formula="of:=IFERROR(([.P495]-[.P$619])/([.P$620]-[.P$619])*100;&quot;&quot;)">
            <text:p/>
          </table:table-cell>
          <table:table-cell table:formula="of:=IFERROR(([.Q495]-[.Q$619])/([.Q$620]-[.Q$619])*100;&quot;&quot;)">
            <text:p/>
          </table:table-cell>
        </table:table-row>
        <table:table-row table:style-name="ro1">
          <table:table-cell office:value-type="float" office:value="1188.542" calcext:value-type="float">
            <text:p>1188.54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1188.542" calcext:value-type="float">
            <text:p>1188.542</text:p>
          </table:table-cell>
          <table:table-cell table:formula="of:=IFERROR(([.B496]-[.B$619])/([.B$620]-[.B$619])*100;&quot;&quot;)">
            <text:p/>
          </table:table-cell>
          <table:table-cell table:formula="of:=IFERROR(([.C496]-[.C$619])/([.C$620]-[.C$619])*100;&quot;&quot;)">
            <text:p/>
          </table:table-cell>
          <table:table-cell table:formula="of:=IFERROR(([.D496]-[.D$619])/([.D$620]-[.D$619])*100;&quot;&quot;)" office:value-type="float" office:value="53" calcext:value-type="float">
            <text:p>53</text:p>
          </table:table-cell>
          <table:table-cell table:formula="of:=IFERROR(([.E496]-[.E$619])/([.E$620]-[.E$619])*100;&quot;&quot;)" office:value-type="float" office:value="14.8148148148148" calcext:value-type="float">
            <text:p>14.8148148148</text:p>
          </table:table-cell>
          <table:table-cell table:formula="of:=IFERROR(([.F496]-[.F$619])/([.F$620]-[.F$619])*100;&quot;&quot;)">
            <text:p/>
          </table:table-cell>
          <table:table-cell table:formula="of:=IFERROR(([.G496]-[.G$619])/([.G$620]-[.G$619])*100;&quot;&quot;)">
            <text:p/>
          </table:table-cell>
          <table:table-cell table:formula="of:=IFERROR(([.H496]-[.H$619])/([.H$620]-[.H$619])*100;&quot;&quot;)">
            <text:p/>
          </table:table-cell>
          <table:table-cell table:formula="of:=IFERROR(([.I496]-[.I$619])/([.I$620]-[.I$619])*100;&quot;&quot;)">
            <text:p/>
          </table:table-cell>
          <table:table-cell table:formula="of:=IFERROR(([.J496]-[.J$619])/([.J$620]-[.J$619])*100;&quot;&quot;)">
            <text:p/>
          </table:table-cell>
          <table:table-cell table:formula="of:=IFERROR(([.K496]-[.K$619])/([.K$620]-[.K$619])*100;&quot;&quot;)">
            <text:p/>
          </table:table-cell>
          <table:table-cell table:formula="of:=IFERROR(([.L496]-[.L$619])/([.L$620]-[.L$619])*100;&quot;&quot;)">
            <text:p/>
          </table:table-cell>
          <table:table-cell table:formula="of:=IFERROR(([.M496]-[.M$619])/([.M$620]-[.M$619])*100;&quot;&quot;)">
            <text:p/>
          </table:table-cell>
          <table:table-cell table:formula="of:=IFERROR(([.N496]-[.N$619])/([.N$620]-[.N$619])*100;&quot;&quot;)">
            <text:p/>
          </table:table-cell>
          <table:table-cell table:formula="of:=IFERROR(([.O496]-[.O$619])/([.O$620]-[.O$619])*100;&quot;&quot;)">
            <text:p/>
          </table:table-cell>
          <table:table-cell table:formula="of:=IFERROR(([.P496]-[.P$619])/([.P$620]-[.P$619])*100;&quot;&quot;)">
            <text:p/>
          </table:table-cell>
          <table:table-cell table:formula="of:=IFERROR(([.Q496]-[.Q$619])/([.Q$620]-[.Q$619])*100;&quot;&quot;)">
            <text:p/>
          </table:table-cell>
        </table:table-row>
        <table:table-row table:style-name="ro1">
          <table:table-cell office:value-type="float" office:value="1189.014" calcext:value-type="float">
            <text:p>1189.014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4" calcext:value-type="float">
            <text:p>54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89.014" calcext:value-type="float">
            <text:p>1189.014</text:p>
          </table:table-cell>
          <table:table-cell table:formula="of:=IFERROR(([.B497]-[.B$619])/([.B$620]-[.B$619])*100;&quot;&quot;)">
            <text:p/>
          </table:table-cell>
          <table:table-cell table:formula="of:=IFERROR(([.C497]-[.C$619])/([.C$620]-[.C$619])*100;&quot;&quot;)">
            <text:p/>
          </table:table-cell>
          <table:table-cell table:formula="of:=IFERROR(([.D497]-[.D$619])/([.D$620]-[.D$619])*100;&quot;&quot;)" office:value-type="float" office:value="54" calcext:value-type="float">
            <text:p>54</text:p>
          </table:table-cell>
          <table:table-cell table:formula="of:=IFERROR(([.E497]-[.E$619])/([.E$620]-[.E$619])*100;&quot;&quot;)">
            <text:p/>
          </table:table-cell>
          <table:table-cell table:formula="of:=IFERROR(([.F497]-[.F$619])/([.F$620]-[.F$619])*100;&quot;&quot;)">
            <text:p/>
          </table:table-cell>
          <table:table-cell table:formula="of:=IFERROR(([.G497]-[.G$619])/([.G$620]-[.G$619])*100;&quot;&quot;)">
            <text:p/>
          </table:table-cell>
          <table:table-cell table:formula="of:=IFERROR(([.H497]-[.H$619])/([.H$620]-[.H$619])*100;&quot;&quot;)">
            <text:p/>
          </table:table-cell>
          <table:table-cell table:formula="of:=IFERROR(([.I497]-[.I$619])/([.I$620]-[.I$619])*100;&quot;&quot;)">
            <text:p/>
          </table:table-cell>
          <table:table-cell table:formula="of:=IFERROR(([.J497]-[.J$619])/([.J$620]-[.J$619])*100;&quot;&quot;)">
            <text:p/>
          </table:table-cell>
          <table:table-cell table:formula="of:=IFERROR(([.K497]-[.K$619])/([.K$620]-[.K$619])*100;&quot;&quot;)">
            <text:p/>
          </table:table-cell>
          <table:table-cell table:formula="of:=IFERROR(([.L497]-[.L$619])/([.L$620]-[.L$619])*100;&quot;&quot;)">
            <text:p/>
          </table:table-cell>
          <table:table-cell table:formula="of:=IFERROR(([.M497]-[.M$619])/([.M$620]-[.M$619])*100;&quot;&quot;)">
            <text:p/>
          </table:table-cell>
          <table:table-cell table:formula="of:=IFERROR(([.N497]-[.N$619])/([.N$620]-[.N$619])*100;&quot;&quot;)">
            <text:p/>
          </table:table-cell>
          <table:table-cell table:formula="of:=IFERROR(([.O497]-[.O$619])/([.O$620]-[.O$619])*100;&quot;&quot;)">
            <text:p/>
          </table:table-cell>
          <table:table-cell table:formula="of:=IFERROR(([.P497]-[.P$619])/([.P$620]-[.P$619])*100;&quot;&quot;)">
            <text:p/>
          </table:table-cell>
          <table:table-cell table:formula="of:=IFERROR(([.Q497]-[.Q$619])/([.Q$620]-[.Q$619])*100;&quot;&quot;)">
            <text:p/>
          </table:table-cell>
        </table:table-row>
        <table:table-row table:style-name="ro1">
          <table:table-cell office:value-type="float" office:value="1189.788" calcext:value-type="float">
            <text:p>1189.788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5" calcext:value-type="float">
            <text:p>55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89.788" calcext:value-type="float">
            <text:p>1189.788</text:p>
          </table:table-cell>
          <table:table-cell table:formula="of:=IFERROR(([.B498]-[.B$619])/([.B$620]-[.B$619])*100;&quot;&quot;)">
            <text:p/>
          </table:table-cell>
          <table:table-cell table:formula="of:=IFERROR(([.C498]-[.C$619])/([.C$620]-[.C$619])*100;&quot;&quot;)">
            <text:p/>
          </table:table-cell>
          <table:table-cell table:formula="of:=IFERROR(([.D498]-[.D$619])/([.D$620]-[.D$619])*100;&quot;&quot;)" office:value-type="float" office:value="55" calcext:value-type="float">
            <text:p>55</text:p>
          </table:table-cell>
          <table:table-cell table:formula="of:=IFERROR(([.E498]-[.E$619])/([.E$620]-[.E$619])*100;&quot;&quot;)">
            <text:p/>
          </table:table-cell>
          <table:table-cell table:formula="of:=IFERROR(([.F498]-[.F$619])/([.F$620]-[.F$619])*100;&quot;&quot;)">
            <text:p/>
          </table:table-cell>
          <table:table-cell table:formula="of:=IFERROR(([.G498]-[.G$619])/([.G$620]-[.G$619])*100;&quot;&quot;)">
            <text:p/>
          </table:table-cell>
          <table:table-cell table:formula="of:=IFERROR(([.H498]-[.H$619])/([.H$620]-[.H$619])*100;&quot;&quot;)">
            <text:p/>
          </table:table-cell>
          <table:table-cell table:formula="of:=IFERROR(([.I498]-[.I$619])/([.I$620]-[.I$619])*100;&quot;&quot;)">
            <text:p/>
          </table:table-cell>
          <table:table-cell table:formula="of:=IFERROR(([.J498]-[.J$619])/([.J$620]-[.J$619])*100;&quot;&quot;)">
            <text:p/>
          </table:table-cell>
          <table:table-cell table:formula="of:=IFERROR(([.K498]-[.K$619])/([.K$620]-[.K$619])*100;&quot;&quot;)">
            <text:p/>
          </table:table-cell>
          <table:table-cell table:formula="of:=IFERROR(([.L498]-[.L$619])/([.L$620]-[.L$619])*100;&quot;&quot;)">
            <text:p/>
          </table:table-cell>
          <table:table-cell table:formula="of:=IFERROR(([.M498]-[.M$619])/([.M$620]-[.M$619])*100;&quot;&quot;)">
            <text:p/>
          </table:table-cell>
          <table:table-cell table:formula="of:=IFERROR(([.N498]-[.N$619])/([.N$620]-[.N$619])*100;&quot;&quot;)">
            <text:p/>
          </table:table-cell>
          <table:table-cell table:formula="of:=IFERROR(([.O498]-[.O$619])/([.O$620]-[.O$619])*100;&quot;&quot;)">
            <text:p/>
          </table:table-cell>
          <table:table-cell table:formula="of:=IFERROR(([.P498]-[.P$619])/([.P$620]-[.P$619])*100;&quot;&quot;)">
            <text:p/>
          </table:table-cell>
          <table:table-cell table:formula="of:=IFERROR(([.Q498]-[.Q$619])/([.Q$620]-[.Q$619])*100;&quot;&quot;)">
            <text:p/>
          </table:table-cell>
        </table:table-row>
        <table:table-row table:style-name="ro1">
          <table:table-cell office:value-type="float" office:value="1190.562" calcext:value-type="float">
            <text:p>1190.56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6" calcext:value-type="float">
            <text:p>56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90.562" calcext:value-type="float">
            <text:p>1190.562</text:p>
          </table:table-cell>
          <table:table-cell table:formula="of:=IFERROR(([.B499]-[.B$619])/([.B$620]-[.B$619])*100;&quot;&quot;)">
            <text:p/>
          </table:table-cell>
          <table:table-cell table:formula="of:=IFERROR(([.C499]-[.C$619])/([.C$620]-[.C$619])*100;&quot;&quot;)">
            <text:p/>
          </table:table-cell>
          <table:table-cell table:formula="of:=IFERROR(([.D499]-[.D$619])/([.D$620]-[.D$619])*100;&quot;&quot;)" office:value-type="float" office:value="56" calcext:value-type="float">
            <text:p>56</text:p>
          </table:table-cell>
          <table:table-cell table:formula="of:=IFERROR(([.E499]-[.E$619])/([.E$620]-[.E$619])*100;&quot;&quot;)">
            <text:p/>
          </table:table-cell>
          <table:table-cell table:formula="of:=IFERROR(([.F499]-[.F$619])/([.F$620]-[.F$619])*100;&quot;&quot;)">
            <text:p/>
          </table:table-cell>
          <table:table-cell table:formula="of:=IFERROR(([.G499]-[.G$619])/([.G$620]-[.G$619])*100;&quot;&quot;)">
            <text:p/>
          </table:table-cell>
          <table:table-cell table:formula="of:=IFERROR(([.H499]-[.H$619])/([.H$620]-[.H$619])*100;&quot;&quot;)">
            <text:p/>
          </table:table-cell>
          <table:table-cell table:formula="of:=IFERROR(([.I499]-[.I$619])/([.I$620]-[.I$619])*100;&quot;&quot;)">
            <text:p/>
          </table:table-cell>
          <table:table-cell table:formula="of:=IFERROR(([.J499]-[.J$619])/([.J$620]-[.J$619])*100;&quot;&quot;)">
            <text:p/>
          </table:table-cell>
          <table:table-cell table:formula="of:=IFERROR(([.K499]-[.K$619])/([.K$620]-[.K$619])*100;&quot;&quot;)">
            <text:p/>
          </table:table-cell>
          <table:table-cell table:formula="of:=IFERROR(([.L499]-[.L$619])/([.L$620]-[.L$619])*100;&quot;&quot;)">
            <text:p/>
          </table:table-cell>
          <table:table-cell table:formula="of:=IFERROR(([.M499]-[.M$619])/([.M$620]-[.M$619])*100;&quot;&quot;)">
            <text:p/>
          </table:table-cell>
          <table:table-cell table:formula="of:=IFERROR(([.N499]-[.N$619])/([.N$620]-[.N$619])*100;&quot;&quot;)">
            <text:p/>
          </table:table-cell>
          <table:table-cell table:formula="of:=IFERROR(([.O499]-[.O$619])/([.O$620]-[.O$619])*100;&quot;&quot;)">
            <text:p/>
          </table:table-cell>
          <table:table-cell table:formula="of:=IFERROR(([.P499]-[.P$619])/([.P$620]-[.P$619])*100;&quot;&quot;)">
            <text:p/>
          </table:table-cell>
          <table:table-cell table:formula="of:=IFERROR(([.Q499]-[.Q$619])/([.Q$620]-[.Q$619])*100;&quot;&quot;)">
            <text:p/>
          </table:table-cell>
        </table:table-row>
        <table:table-row table:style-name="ro1">
          <table:table-cell office:value-type="float" office:value="1191.692" calcext:value-type="float">
            <text:p>1191.69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7" calcext:value-type="float">
            <text:p>57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91.692" calcext:value-type="float">
            <text:p>1191.692</text:p>
          </table:table-cell>
          <table:table-cell table:formula="of:=IFERROR(([.B500]-[.B$619])/([.B$620]-[.B$619])*100;&quot;&quot;)">
            <text:p/>
          </table:table-cell>
          <table:table-cell table:formula="of:=IFERROR(([.C500]-[.C$619])/([.C$620]-[.C$619])*100;&quot;&quot;)">
            <text:p/>
          </table:table-cell>
          <table:table-cell table:formula="of:=IFERROR(([.D500]-[.D$619])/([.D$620]-[.D$619])*100;&quot;&quot;)" office:value-type="float" office:value="57" calcext:value-type="float">
            <text:p>57</text:p>
          </table:table-cell>
          <table:table-cell table:formula="of:=IFERROR(([.E500]-[.E$619])/([.E$620]-[.E$619])*100;&quot;&quot;)">
            <text:p/>
          </table:table-cell>
          <table:table-cell table:formula="of:=IFERROR(([.F500]-[.F$619])/([.F$620]-[.F$619])*100;&quot;&quot;)">
            <text:p/>
          </table:table-cell>
          <table:table-cell table:formula="of:=IFERROR(([.G500]-[.G$619])/([.G$620]-[.G$619])*100;&quot;&quot;)">
            <text:p/>
          </table:table-cell>
          <table:table-cell table:formula="of:=IFERROR(([.H500]-[.H$619])/([.H$620]-[.H$619])*100;&quot;&quot;)">
            <text:p/>
          </table:table-cell>
          <table:table-cell table:formula="of:=IFERROR(([.I500]-[.I$619])/([.I$620]-[.I$619])*100;&quot;&quot;)">
            <text:p/>
          </table:table-cell>
          <table:table-cell table:formula="of:=IFERROR(([.J500]-[.J$619])/([.J$620]-[.J$619])*100;&quot;&quot;)">
            <text:p/>
          </table:table-cell>
          <table:table-cell table:formula="of:=IFERROR(([.K500]-[.K$619])/([.K$620]-[.K$619])*100;&quot;&quot;)">
            <text:p/>
          </table:table-cell>
          <table:table-cell table:formula="of:=IFERROR(([.L500]-[.L$619])/([.L$620]-[.L$619])*100;&quot;&quot;)">
            <text:p/>
          </table:table-cell>
          <table:table-cell table:formula="of:=IFERROR(([.M500]-[.M$619])/([.M$620]-[.M$619])*100;&quot;&quot;)">
            <text:p/>
          </table:table-cell>
          <table:table-cell table:formula="of:=IFERROR(([.N500]-[.N$619])/([.N$620]-[.N$619])*100;&quot;&quot;)">
            <text:p/>
          </table:table-cell>
          <table:table-cell table:formula="of:=IFERROR(([.O500]-[.O$619])/([.O$620]-[.O$619])*100;&quot;&quot;)">
            <text:p/>
          </table:table-cell>
          <table:table-cell table:formula="of:=IFERROR(([.P500]-[.P$619])/([.P$620]-[.P$619])*100;&quot;&quot;)">
            <text:p/>
          </table:table-cell>
          <table:table-cell table:formula="of:=IFERROR(([.Q500]-[.Q$619])/([.Q$620]-[.Q$619])*100;&quot;&quot;)">
            <text:p/>
          </table:table-cell>
        </table:table-row>
        <table:table-row table:style-name="ro1">
          <table:table-cell office:value-type="float" office:value="1192.09" calcext:value-type="float">
            <text:p>1192.09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8" calcext:value-type="float">
            <text:p>58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92.09" calcext:value-type="float">
            <text:p>1192.09</text:p>
          </table:table-cell>
          <table:table-cell table:formula="of:=IFERROR(([.B501]-[.B$619])/([.B$620]-[.B$619])*100;&quot;&quot;)">
            <text:p/>
          </table:table-cell>
          <table:table-cell table:formula="of:=IFERROR(([.C501]-[.C$619])/([.C$620]-[.C$619])*100;&quot;&quot;)">
            <text:p/>
          </table:table-cell>
          <table:table-cell table:formula="of:=IFERROR(([.D501]-[.D$619])/([.D$620]-[.D$619])*100;&quot;&quot;)" office:value-type="float" office:value="58" calcext:value-type="float">
            <text:p>58</text:p>
          </table:table-cell>
          <table:table-cell table:formula="of:=IFERROR(([.E501]-[.E$619])/([.E$620]-[.E$619])*100;&quot;&quot;)">
            <text:p/>
          </table:table-cell>
          <table:table-cell table:formula="of:=IFERROR(([.F501]-[.F$619])/([.F$620]-[.F$619])*100;&quot;&quot;)">
            <text:p/>
          </table:table-cell>
          <table:table-cell table:formula="of:=IFERROR(([.G501]-[.G$619])/([.G$620]-[.G$619])*100;&quot;&quot;)">
            <text:p/>
          </table:table-cell>
          <table:table-cell table:formula="of:=IFERROR(([.H501]-[.H$619])/([.H$620]-[.H$619])*100;&quot;&quot;)">
            <text:p/>
          </table:table-cell>
          <table:table-cell table:formula="of:=IFERROR(([.I501]-[.I$619])/([.I$620]-[.I$619])*100;&quot;&quot;)">
            <text:p/>
          </table:table-cell>
          <table:table-cell table:formula="of:=IFERROR(([.J501]-[.J$619])/([.J$620]-[.J$619])*100;&quot;&quot;)">
            <text:p/>
          </table:table-cell>
          <table:table-cell table:formula="of:=IFERROR(([.K501]-[.K$619])/([.K$620]-[.K$619])*100;&quot;&quot;)">
            <text:p/>
          </table:table-cell>
          <table:table-cell table:formula="of:=IFERROR(([.L501]-[.L$619])/([.L$620]-[.L$619])*100;&quot;&quot;)">
            <text:p/>
          </table:table-cell>
          <table:table-cell table:formula="of:=IFERROR(([.M501]-[.M$619])/([.M$620]-[.M$619])*100;&quot;&quot;)">
            <text:p/>
          </table:table-cell>
          <table:table-cell table:formula="of:=IFERROR(([.N501]-[.N$619])/([.N$620]-[.N$619])*100;&quot;&quot;)">
            <text:p/>
          </table:table-cell>
          <table:table-cell table:formula="of:=IFERROR(([.O501]-[.O$619])/([.O$620]-[.O$619])*100;&quot;&quot;)">
            <text:p/>
          </table:table-cell>
          <table:table-cell table:formula="of:=IFERROR(([.P501]-[.P$619])/([.P$620]-[.P$619])*100;&quot;&quot;)">
            <text:p/>
          </table:table-cell>
          <table:table-cell table:formula="of:=IFERROR(([.Q501]-[.Q$619])/([.Q$620]-[.Q$619])*100;&quot;&quot;)">
            <text:p/>
          </table:table-cell>
        </table:table-row>
        <table:table-row table:style-name="ro1">
          <table:table-cell office:value-type="float" office:value="1193.104" calcext:value-type="float">
            <text:p>1193.104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59" calcext:value-type="float">
            <text:p>59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93.104" calcext:value-type="float">
            <text:p>1193.104</text:p>
          </table:table-cell>
          <table:table-cell table:formula="of:=IFERROR(([.B502]-[.B$619])/([.B$620]-[.B$619])*100;&quot;&quot;)">
            <text:p/>
          </table:table-cell>
          <table:table-cell table:formula="of:=IFERROR(([.C502]-[.C$619])/([.C$620]-[.C$619])*100;&quot;&quot;)">
            <text:p/>
          </table:table-cell>
          <table:table-cell table:formula="of:=IFERROR(([.D502]-[.D$619])/([.D$620]-[.D$619])*100;&quot;&quot;)" office:value-type="float" office:value="59" calcext:value-type="float">
            <text:p>59</text:p>
          </table:table-cell>
          <table:table-cell table:formula="of:=IFERROR(([.E502]-[.E$619])/([.E$620]-[.E$619])*100;&quot;&quot;)">
            <text:p/>
          </table:table-cell>
          <table:table-cell table:formula="of:=IFERROR(([.F502]-[.F$619])/([.F$620]-[.F$619])*100;&quot;&quot;)">
            <text:p/>
          </table:table-cell>
          <table:table-cell table:formula="of:=IFERROR(([.G502]-[.G$619])/([.G$620]-[.G$619])*100;&quot;&quot;)">
            <text:p/>
          </table:table-cell>
          <table:table-cell table:formula="of:=IFERROR(([.H502]-[.H$619])/([.H$620]-[.H$619])*100;&quot;&quot;)">
            <text:p/>
          </table:table-cell>
          <table:table-cell table:formula="of:=IFERROR(([.I502]-[.I$619])/([.I$620]-[.I$619])*100;&quot;&quot;)">
            <text:p/>
          </table:table-cell>
          <table:table-cell table:formula="of:=IFERROR(([.J502]-[.J$619])/([.J$620]-[.J$619])*100;&quot;&quot;)">
            <text:p/>
          </table:table-cell>
          <table:table-cell table:formula="of:=IFERROR(([.K502]-[.K$619])/([.K$620]-[.K$619])*100;&quot;&quot;)">
            <text:p/>
          </table:table-cell>
          <table:table-cell table:formula="of:=IFERROR(([.L502]-[.L$619])/([.L$620]-[.L$619])*100;&quot;&quot;)">
            <text:p/>
          </table:table-cell>
          <table:table-cell table:formula="of:=IFERROR(([.M502]-[.M$619])/([.M$620]-[.M$619])*100;&quot;&quot;)">
            <text:p/>
          </table:table-cell>
          <table:table-cell table:formula="of:=IFERROR(([.N502]-[.N$619])/([.N$620]-[.N$619])*100;&quot;&quot;)">
            <text:p/>
          </table:table-cell>
          <table:table-cell table:formula="of:=IFERROR(([.O502]-[.O$619])/([.O$620]-[.O$619])*100;&quot;&quot;)">
            <text:p/>
          </table:table-cell>
          <table:table-cell table:formula="of:=IFERROR(([.P502]-[.P$619])/([.P$620]-[.P$619])*100;&quot;&quot;)">
            <text:p/>
          </table:table-cell>
          <table:table-cell table:formula="of:=IFERROR(([.Q502]-[.Q$619])/([.Q$620]-[.Q$619])*100;&quot;&quot;)">
            <text:p/>
          </table:table-cell>
        </table:table-row>
        <table:table-row table:style-name="ro1">
          <table:table-cell office:value-type="float" office:value="1193.598" calcext:value-type="float">
            <text:p>1193.598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60" calcext:value-type="float">
            <text:p>60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93.598" calcext:value-type="float">
            <text:p>1193.598</text:p>
          </table:table-cell>
          <table:table-cell table:formula="of:=IFERROR(([.B503]-[.B$619])/([.B$620]-[.B$619])*100;&quot;&quot;)">
            <text:p/>
          </table:table-cell>
          <table:table-cell table:formula="of:=IFERROR(([.C503]-[.C$619])/([.C$620]-[.C$619])*100;&quot;&quot;)">
            <text:p/>
          </table:table-cell>
          <table:table-cell table:formula="of:=IFERROR(([.D503]-[.D$619])/([.D$620]-[.D$619])*100;&quot;&quot;)" office:value-type="float" office:value="60" calcext:value-type="float">
            <text:p>60</text:p>
          </table:table-cell>
          <table:table-cell table:formula="of:=IFERROR(([.E503]-[.E$619])/([.E$620]-[.E$619])*100;&quot;&quot;)">
            <text:p/>
          </table:table-cell>
          <table:table-cell table:formula="of:=IFERROR(([.F503]-[.F$619])/([.F$620]-[.F$619])*100;&quot;&quot;)">
            <text:p/>
          </table:table-cell>
          <table:table-cell table:formula="of:=IFERROR(([.G503]-[.G$619])/([.G$620]-[.G$619])*100;&quot;&quot;)">
            <text:p/>
          </table:table-cell>
          <table:table-cell table:formula="of:=IFERROR(([.H503]-[.H$619])/([.H$620]-[.H$619])*100;&quot;&quot;)">
            <text:p/>
          </table:table-cell>
          <table:table-cell table:formula="of:=IFERROR(([.I503]-[.I$619])/([.I$620]-[.I$619])*100;&quot;&quot;)">
            <text:p/>
          </table:table-cell>
          <table:table-cell table:formula="of:=IFERROR(([.J503]-[.J$619])/([.J$620]-[.J$619])*100;&quot;&quot;)">
            <text:p/>
          </table:table-cell>
          <table:table-cell table:formula="of:=IFERROR(([.K503]-[.K$619])/([.K$620]-[.K$619])*100;&quot;&quot;)">
            <text:p/>
          </table:table-cell>
          <table:table-cell table:formula="of:=IFERROR(([.L503]-[.L$619])/([.L$620]-[.L$619])*100;&quot;&quot;)">
            <text:p/>
          </table:table-cell>
          <table:table-cell table:formula="of:=IFERROR(([.M503]-[.M$619])/([.M$620]-[.M$619])*100;&quot;&quot;)">
            <text:p/>
          </table:table-cell>
          <table:table-cell table:formula="of:=IFERROR(([.N503]-[.N$619])/([.N$620]-[.N$619])*100;&quot;&quot;)">
            <text:p/>
          </table:table-cell>
          <table:table-cell table:formula="of:=IFERROR(([.O503]-[.O$619])/([.O$620]-[.O$619])*100;&quot;&quot;)">
            <text:p/>
          </table:table-cell>
          <table:table-cell table:formula="of:=IFERROR(([.P503]-[.P$619])/([.P$620]-[.P$619])*100;&quot;&quot;)">
            <text:p/>
          </table:table-cell>
          <table:table-cell table:formula="of:=IFERROR(([.Q503]-[.Q$619])/([.Q$620]-[.Q$619])*100;&quot;&quot;)">
            <text:p/>
          </table:table-cell>
        </table:table-row>
        <table:table-row table:style-name="ro1">
          <table:table-cell office:value-type="float" office:value="1194.462" calcext:value-type="float">
            <text:p>1194.46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61" calcext:value-type="float">
            <text:p>61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94.462" calcext:value-type="float">
            <text:p>1194.462</text:p>
          </table:table-cell>
          <table:table-cell table:formula="of:=IFERROR(([.B504]-[.B$619])/([.B$620]-[.B$619])*100;&quot;&quot;)">
            <text:p/>
          </table:table-cell>
          <table:table-cell table:formula="of:=IFERROR(([.C504]-[.C$619])/([.C$620]-[.C$619])*100;&quot;&quot;)">
            <text:p/>
          </table:table-cell>
          <table:table-cell table:formula="of:=IFERROR(([.D504]-[.D$619])/([.D$620]-[.D$619])*100;&quot;&quot;)" office:value-type="float" office:value="61" calcext:value-type="float">
            <text:p>61</text:p>
          </table:table-cell>
          <table:table-cell table:formula="of:=IFERROR(([.E504]-[.E$619])/([.E$620]-[.E$619])*100;&quot;&quot;)">
            <text:p/>
          </table:table-cell>
          <table:table-cell table:formula="of:=IFERROR(([.F504]-[.F$619])/([.F$620]-[.F$619])*100;&quot;&quot;)">
            <text:p/>
          </table:table-cell>
          <table:table-cell table:formula="of:=IFERROR(([.G504]-[.G$619])/([.G$620]-[.G$619])*100;&quot;&quot;)">
            <text:p/>
          </table:table-cell>
          <table:table-cell table:formula="of:=IFERROR(([.H504]-[.H$619])/([.H$620]-[.H$619])*100;&quot;&quot;)">
            <text:p/>
          </table:table-cell>
          <table:table-cell table:formula="of:=IFERROR(([.I504]-[.I$619])/([.I$620]-[.I$619])*100;&quot;&quot;)">
            <text:p/>
          </table:table-cell>
          <table:table-cell table:formula="of:=IFERROR(([.J504]-[.J$619])/([.J$620]-[.J$619])*100;&quot;&quot;)">
            <text:p/>
          </table:table-cell>
          <table:table-cell table:formula="of:=IFERROR(([.K504]-[.K$619])/([.K$620]-[.K$619])*100;&quot;&quot;)">
            <text:p/>
          </table:table-cell>
          <table:table-cell table:formula="of:=IFERROR(([.L504]-[.L$619])/([.L$620]-[.L$619])*100;&quot;&quot;)">
            <text:p/>
          </table:table-cell>
          <table:table-cell table:formula="of:=IFERROR(([.M504]-[.M$619])/([.M$620]-[.M$619])*100;&quot;&quot;)">
            <text:p/>
          </table:table-cell>
          <table:table-cell table:formula="of:=IFERROR(([.N504]-[.N$619])/([.N$620]-[.N$619])*100;&quot;&quot;)">
            <text:p/>
          </table:table-cell>
          <table:table-cell table:formula="of:=IFERROR(([.O504]-[.O$619])/([.O$620]-[.O$619])*100;&quot;&quot;)">
            <text:p/>
          </table:table-cell>
          <table:table-cell table:formula="of:=IFERROR(([.P504]-[.P$619])/([.P$620]-[.P$619])*100;&quot;&quot;)">
            <text:p/>
          </table:table-cell>
          <table:table-cell table:formula="of:=IFERROR(([.Q504]-[.Q$619])/([.Q$620]-[.Q$619])*100;&quot;&quot;)">
            <text:p/>
          </table:table-cell>
        </table:table-row>
        <table:table-row table:style-name="ro1">
          <table:table-cell office:value-type="float" office:value="1195.066" calcext:value-type="float">
            <text:p>1195.06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62" calcext:value-type="float">
            <text:p>62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95.066" calcext:value-type="float">
            <text:p>1195.066</text:p>
          </table:table-cell>
          <table:table-cell table:formula="of:=IFERROR(([.B505]-[.B$619])/([.B$620]-[.B$619])*100;&quot;&quot;)">
            <text:p/>
          </table:table-cell>
          <table:table-cell table:formula="of:=IFERROR(([.C505]-[.C$619])/([.C$620]-[.C$619])*100;&quot;&quot;)">
            <text:p/>
          </table:table-cell>
          <table:table-cell table:formula="of:=IFERROR(([.D505]-[.D$619])/([.D$620]-[.D$619])*100;&quot;&quot;)" office:value-type="float" office:value="62" calcext:value-type="float">
            <text:p>62</text:p>
          </table:table-cell>
          <table:table-cell table:formula="of:=IFERROR(([.E505]-[.E$619])/([.E$620]-[.E$619])*100;&quot;&quot;)">
            <text:p/>
          </table:table-cell>
          <table:table-cell table:formula="of:=IFERROR(([.F505]-[.F$619])/([.F$620]-[.F$619])*100;&quot;&quot;)">
            <text:p/>
          </table:table-cell>
          <table:table-cell table:formula="of:=IFERROR(([.G505]-[.G$619])/([.G$620]-[.G$619])*100;&quot;&quot;)">
            <text:p/>
          </table:table-cell>
          <table:table-cell table:formula="of:=IFERROR(([.H505]-[.H$619])/([.H$620]-[.H$619])*100;&quot;&quot;)">
            <text:p/>
          </table:table-cell>
          <table:table-cell table:formula="of:=IFERROR(([.I505]-[.I$619])/([.I$620]-[.I$619])*100;&quot;&quot;)">
            <text:p/>
          </table:table-cell>
          <table:table-cell table:formula="of:=IFERROR(([.J505]-[.J$619])/([.J$620]-[.J$619])*100;&quot;&quot;)">
            <text:p/>
          </table:table-cell>
          <table:table-cell table:formula="of:=IFERROR(([.K505]-[.K$619])/([.K$620]-[.K$619])*100;&quot;&quot;)">
            <text:p/>
          </table:table-cell>
          <table:table-cell table:formula="of:=IFERROR(([.L505]-[.L$619])/([.L$620]-[.L$619])*100;&quot;&quot;)">
            <text:p/>
          </table:table-cell>
          <table:table-cell table:formula="of:=IFERROR(([.M505]-[.M$619])/([.M$620]-[.M$619])*100;&quot;&quot;)">
            <text:p/>
          </table:table-cell>
          <table:table-cell table:formula="of:=IFERROR(([.N505]-[.N$619])/([.N$620]-[.N$619])*100;&quot;&quot;)">
            <text:p/>
          </table:table-cell>
          <table:table-cell table:formula="of:=IFERROR(([.O505]-[.O$619])/([.O$620]-[.O$619])*100;&quot;&quot;)">
            <text:p/>
          </table:table-cell>
          <table:table-cell table:formula="of:=IFERROR(([.P505]-[.P$619])/([.P$620]-[.P$619])*100;&quot;&quot;)">
            <text:p/>
          </table:table-cell>
          <table:table-cell table:formula="of:=IFERROR(([.Q505]-[.Q$619])/([.Q$620]-[.Q$619])*100;&quot;&quot;)">
            <text:p/>
          </table:table-cell>
        </table:table-row>
        <table:table-row table:style-name="ro1">
          <table:table-cell office:value-type="float" office:value="1195.8" calcext:value-type="float">
            <text:p>1195.8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63" calcext:value-type="float">
            <text:p>63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95.8" calcext:value-type="float">
            <text:p>1195.8</text:p>
          </table:table-cell>
          <table:table-cell table:formula="of:=IFERROR(([.B506]-[.B$619])/([.B$620]-[.B$619])*100;&quot;&quot;)">
            <text:p/>
          </table:table-cell>
          <table:table-cell table:formula="of:=IFERROR(([.C506]-[.C$619])/([.C$620]-[.C$619])*100;&quot;&quot;)">
            <text:p/>
          </table:table-cell>
          <table:table-cell table:formula="of:=IFERROR(([.D506]-[.D$619])/([.D$620]-[.D$619])*100;&quot;&quot;)" office:value-type="float" office:value="63" calcext:value-type="float">
            <text:p>63</text:p>
          </table:table-cell>
          <table:table-cell table:formula="of:=IFERROR(([.E506]-[.E$619])/([.E$620]-[.E$619])*100;&quot;&quot;)">
            <text:p/>
          </table:table-cell>
          <table:table-cell table:formula="of:=IFERROR(([.F506]-[.F$619])/([.F$620]-[.F$619])*100;&quot;&quot;)">
            <text:p/>
          </table:table-cell>
          <table:table-cell table:formula="of:=IFERROR(([.G506]-[.G$619])/([.G$620]-[.G$619])*100;&quot;&quot;)">
            <text:p/>
          </table:table-cell>
          <table:table-cell table:formula="of:=IFERROR(([.H506]-[.H$619])/([.H$620]-[.H$619])*100;&quot;&quot;)">
            <text:p/>
          </table:table-cell>
          <table:table-cell table:formula="of:=IFERROR(([.I506]-[.I$619])/([.I$620]-[.I$619])*100;&quot;&quot;)">
            <text:p/>
          </table:table-cell>
          <table:table-cell table:formula="of:=IFERROR(([.J506]-[.J$619])/([.J$620]-[.J$619])*100;&quot;&quot;)">
            <text:p/>
          </table:table-cell>
          <table:table-cell table:formula="of:=IFERROR(([.K506]-[.K$619])/([.K$620]-[.K$619])*100;&quot;&quot;)">
            <text:p/>
          </table:table-cell>
          <table:table-cell table:formula="of:=IFERROR(([.L506]-[.L$619])/([.L$620]-[.L$619])*100;&quot;&quot;)">
            <text:p/>
          </table:table-cell>
          <table:table-cell table:formula="of:=IFERROR(([.M506]-[.M$619])/([.M$620]-[.M$619])*100;&quot;&quot;)">
            <text:p/>
          </table:table-cell>
          <table:table-cell table:formula="of:=IFERROR(([.N506]-[.N$619])/([.N$620]-[.N$619])*100;&quot;&quot;)">
            <text:p/>
          </table:table-cell>
          <table:table-cell table:formula="of:=IFERROR(([.O506]-[.O$619])/([.O$620]-[.O$619])*100;&quot;&quot;)">
            <text:p/>
          </table:table-cell>
          <table:table-cell table:formula="of:=IFERROR(([.P506]-[.P$619])/([.P$620]-[.P$619])*100;&quot;&quot;)">
            <text:p/>
          </table:table-cell>
          <table:table-cell table:formula="of:=IFERROR(([.Q506]-[.Q$619])/([.Q$620]-[.Q$619])*100;&quot;&quot;)">
            <text:p/>
          </table:table-cell>
        </table:table-row>
        <table:table-row table:style-name="ro1">
          <table:table-cell office:value-type="float" office:value="1196.86" calcext:value-type="float">
            <text:p>1196.8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1196.86" calcext:value-type="float">
            <text:p>1196.86</text:p>
          </table:table-cell>
          <table:table-cell table:formula="of:=IFERROR(([.B507]-[.B$619])/([.B$620]-[.B$619])*100;&quot;&quot;)">
            <text:p/>
          </table:table-cell>
          <table:table-cell table:formula="of:=IFERROR(([.C507]-[.C$619])/([.C$620]-[.C$619])*100;&quot;&quot;)">
            <text:p/>
          </table:table-cell>
          <table:table-cell table:formula="of:=IFERROR(([.D507]-[.D$619])/([.D$620]-[.D$619])*100;&quot;&quot;)" office:value-type="float" office:value="64" calcext:value-type="float">
            <text:p>64</text:p>
          </table:table-cell>
          <table:table-cell table:formula="of:=IFERROR(([.E507]-[.E$619])/([.E$620]-[.E$619])*100;&quot;&quot;)" office:value-type="float" office:value="18.5185185185185" calcext:value-type="float">
            <text:p>18.5185185185</text:p>
          </table:table-cell>
          <table:table-cell table:formula="of:=IFERROR(([.F507]-[.F$619])/([.F$620]-[.F$619])*100;&quot;&quot;)">
            <text:p/>
          </table:table-cell>
          <table:table-cell table:formula="of:=IFERROR(([.G507]-[.G$619])/([.G$620]-[.G$619])*100;&quot;&quot;)">
            <text:p/>
          </table:table-cell>
          <table:table-cell table:formula="of:=IFERROR(([.H507]-[.H$619])/([.H$620]-[.H$619])*100;&quot;&quot;)">
            <text:p/>
          </table:table-cell>
          <table:table-cell table:formula="of:=IFERROR(([.I507]-[.I$619])/([.I$620]-[.I$619])*100;&quot;&quot;)">
            <text:p/>
          </table:table-cell>
          <table:table-cell table:formula="of:=IFERROR(([.J507]-[.J$619])/([.J$620]-[.J$619])*100;&quot;&quot;)">
            <text:p/>
          </table:table-cell>
          <table:table-cell table:formula="of:=IFERROR(([.K507]-[.K$619])/([.K$620]-[.K$619])*100;&quot;&quot;)">
            <text:p/>
          </table:table-cell>
          <table:table-cell table:formula="of:=IFERROR(([.L507]-[.L$619])/([.L$620]-[.L$619])*100;&quot;&quot;)">
            <text:p/>
          </table:table-cell>
          <table:table-cell table:formula="of:=IFERROR(([.M507]-[.M$619])/([.M$620]-[.M$619])*100;&quot;&quot;)">
            <text:p/>
          </table:table-cell>
          <table:table-cell table:formula="of:=IFERROR(([.N507]-[.N$619])/([.N$620]-[.N$619])*100;&quot;&quot;)">
            <text:p/>
          </table:table-cell>
          <table:table-cell table:formula="of:=IFERROR(([.O507]-[.O$619])/([.O$620]-[.O$619])*100;&quot;&quot;)">
            <text:p/>
          </table:table-cell>
          <table:table-cell table:formula="of:=IFERROR(([.P507]-[.P$619])/([.P$620]-[.P$619])*100;&quot;&quot;)">
            <text:p/>
          </table:table-cell>
          <table:table-cell table:formula="of:=IFERROR(([.Q507]-[.Q$619])/([.Q$620]-[.Q$619])*100;&quot;&quot;)">
            <text:p/>
          </table:table-cell>
        </table:table-row>
        <table:table-row table:style-name="ro1">
          <table:table-cell office:value-type="float" office:value="1197.046" calcext:value-type="float">
            <text:p>1197.04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197.046" calcext:value-type="float">
            <text:p>1197.046</text:p>
          </table:table-cell>
          <table:table-cell table:formula="of:=IFERROR(([.B508]-[.B$619])/([.B$620]-[.B$619])*100;&quot;&quot;)">
            <text:p/>
          </table:table-cell>
          <table:table-cell table:formula="of:=IFERROR(([.C508]-[.C$619])/([.C$620]-[.C$619])*100;&quot;&quot;)">
            <text:p/>
          </table:table-cell>
          <table:table-cell table:formula="of:=IFERROR(([.D508]-[.D$619])/([.D$620]-[.D$619])*100;&quot;&quot;)">
            <text:p/>
          </table:table-cell>
          <table:table-cell table:formula="of:=IFERROR(([.E508]-[.E$619])/([.E$620]-[.E$619])*100;&quot;&quot;)">
            <text:p/>
          </table:table-cell>
          <table:table-cell table:formula="of:=IFERROR(([.F508]-[.F$619])/([.F$620]-[.F$619])*100;&quot;&quot;)" office:value-type="float" office:value="42.8571428571429" calcext:value-type="float">
            <text:p>42.8571428571</text:p>
          </table:table-cell>
          <table:table-cell table:formula="of:=IFERROR(([.G508]-[.G$619])/([.G$620]-[.G$619])*100;&quot;&quot;)">
            <text:p/>
          </table:table-cell>
          <table:table-cell table:formula="of:=IFERROR(([.H508]-[.H$619])/([.H$620]-[.H$619])*100;&quot;&quot;)" office:value-type="float" office:value="35.2941176470588" calcext:value-type="float">
            <text:p>35.2941176471</text:p>
          </table:table-cell>
          <table:table-cell table:formula="of:=IFERROR(([.I508]-[.I$619])/([.I$620]-[.I$619])*100;&quot;&quot;)" office:value-type="float" office:value="14.2857142857143" calcext:value-type="float">
            <text:p>14.2857142857</text:p>
          </table:table-cell>
          <table:table-cell table:formula="of:=IFERROR(([.J508]-[.J$619])/([.J$620]-[.J$619])*100;&quot;&quot;)">
            <text:p/>
          </table:table-cell>
          <table:table-cell table:formula="of:=IFERROR(([.K508]-[.K$619])/([.K$620]-[.K$619])*100;&quot;&quot;)">
            <text:p/>
          </table:table-cell>
          <table:table-cell table:formula="of:=IFERROR(([.L508]-[.L$619])/([.L$620]-[.L$619])*100;&quot;&quot;)">
            <text:p/>
          </table:table-cell>
          <table:table-cell table:formula="of:=IFERROR(([.M508]-[.M$619])/([.M$620]-[.M$619])*100;&quot;&quot;)">
            <text:p/>
          </table:table-cell>
          <table:table-cell table:formula="of:=IFERROR(([.N508]-[.N$619])/([.N$620]-[.N$619])*100;&quot;&quot;)">
            <text:p/>
          </table:table-cell>
          <table:table-cell table:formula="of:=IFERROR(([.O508]-[.O$619])/([.O$620]-[.O$619])*100;&quot;&quot;)">
            <text:p/>
          </table:table-cell>
          <table:table-cell table:formula="of:=IFERROR(([.P508]-[.P$619])/([.P$620]-[.P$619])*100;&quot;&quot;)">
            <text:p/>
          </table:table-cell>
          <table:table-cell table:formula="of:=IFERROR(([.Q508]-[.Q$619])/([.Q$620]-[.Q$619])*100;&quot;&quot;)" office:value-type="float" office:value="21.0526315789474" calcext:value-type="float">
            <text:p>21.0526315789</text:p>
          </table:table-cell>
        </table:table-row>
        <table:table-row table:style-name="ro1">
          <table:table-cell office:value-type="float" office:value="1197.232" calcext:value-type="float">
            <text:p>1197.23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65" calcext:value-type="float">
            <text:p>65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97.232" calcext:value-type="float">
            <text:p>1197.232</text:p>
          </table:table-cell>
          <table:table-cell table:formula="of:=IFERROR(([.B509]-[.B$619])/([.B$620]-[.B$619])*100;&quot;&quot;)">
            <text:p/>
          </table:table-cell>
          <table:table-cell table:formula="of:=IFERROR(([.C509]-[.C$619])/([.C$620]-[.C$619])*100;&quot;&quot;)">
            <text:p/>
          </table:table-cell>
          <table:table-cell table:formula="of:=IFERROR(([.D509]-[.D$619])/([.D$620]-[.D$619])*100;&quot;&quot;)" office:value-type="float" office:value="65" calcext:value-type="float">
            <text:p>65</text:p>
          </table:table-cell>
          <table:table-cell table:formula="of:=IFERROR(([.E509]-[.E$619])/([.E$620]-[.E$619])*100;&quot;&quot;)">
            <text:p/>
          </table:table-cell>
          <table:table-cell table:formula="of:=IFERROR(([.F509]-[.F$619])/([.F$620]-[.F$619])*100;&quot;&quot;)">
            <text:p/>
          </table:table-cell>
          <table:table-cell table:formula="of:=IFERROR(([.G509]-[.G$619])/([.G$620]-[.G$619])*100;&quot;&quot;)">
            <text:p/>
          </table:table-cell>
          <table:table-cell table:formula="of:=IFERROR(([.H509]-[.H$619])/([.H$620]-[.H$619])*100;&quot;&quot;)">
            <text:p/>
          </table:table-cell>
          <table:table-cell table:formula="of:=IFERROR(([.I509]-[.I$619])/([.I$620]-[.I$619])*100;&quot;&quot;)">
            <text:p/>
          </table:table-cell>
          <table:table-cell table:formula="of:=IFERROR(([.J509]-[.J$619])/([.J$620]-[.J$619])*100;&quot;&quot;)">
            <text:p/>
          </table:table-cell>
          <table:table-cell table:formula="of:=IFERROR(([.K509]-[.K$619])/([.K$620]-[.K$619])*100;&quot;&quot;)">
            <text:p/>
          </table:table-cell>
          <table:table-cell table:formula="of:=IFERROR(([.L509]-[.L$619])/([.L$620]-[.L$619])*100;&quot;&quot;)">
            <text:p/>
          </table:table-cell>
          <table:table-cell table:formula="of:=IFERROR(([.M509]-[.M$619])/([.M$620]-[.M$619])*100;&quot;&quot;)">
            <text:p/>
          </table:table-cell>
          <table:table-cell table:formula="of:=IFERROR(([.N509]-[.N$619])/([.N$620]-[.N$619])*100;&quot;&quot;)">
            <text:p/>
          </table:table-cell>
          <table:table-cell table:formula="of:=IFERROR(([.O509]-[.O$619])/([.O$620]-[.O$619])*100;&quot;&quot;)">
            <text:p/>
          </table:table-cell>
          <table:table-cell table:formula="of:=IFERROR(([.P509]-[.P$619])/([.P$620]-[.P$619])*100;&quot;&quot;)">
            <text:p/>
          </table:table-cell>
          <table:table-cell table:formula="of:=IFERROR(([.Q509]-[.Q$619])/([.Q$620]-[.Q$619])*100;&quot;&quot;)">
            <text:p/>
          </table:table-cell>
        </table:table-row>
        <table:table-row table:style-name="ro1">
          <table:table-cell office:value-type="float" office:value="1198.248" calcext:value-type="float">
            <text:p>1198.248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66" calcext:value-type="float">
            <text:p>66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98.248" calcext:value-type="float">
            <text:p>1198.248</text:p>
          </table:table-cell>
          <table:table-cell table:formula="of:=IFERROR(([.B510]-[.B$619])/([.B$620]-[.B$619])*100;&quot;&quot;)">
            <text:p/>
          </table:table-cell>
          <table:table-cell table:formula="of:=IFERROR(([.C510]-[.C$619])/([.C$620]-[.C$619])*100;&quot;&quot;)">
            <text:p/>
          </table:table-cell>
          <table:table-cell table:formula="of:=IFERROR(([.D510]-[.D$619])/([.D$620]-[.D$619])*100;&quot;&quot;)" office:value-type="float" office:value="66" calcext:value-type="float">
            <text:p>66</text:p>
          </table:table-cell>
          <table:table-cell table:formula="of:=IFERROR(([.E510]-[.E$619])/([.E$620]-[.E$619])*100;&quot;&quot;)">
            <text:p/>
          </table:table-cell>
          <table:table-cell table:formula="of:=IFERROR(([.F510]-[.F$619])/([.F$620]-[.F$619])*100;&quot;&quot;)">
            <text:p/>
          </table:table-cell>
          <table:table-cell table:formula="of:=IFERROR(([.G510]-[.G$619])/([.G$620]-[.G$619])*100;&quot;&quot;)">
            <text:p/>
          </table:table-cell>
          <table:table-cell table:formula="of:=IFERROR(([.H510]-[.H$619])/([.H$620]-[.H$619])*100;&quot;&quot;)">
            <text:p/>
          </table:table-cell>
          <table:table-cell table:formula="of:=IFERROR(([.I510]-[.I$619])/([.I$620]-[.I$619])*100;&quot;&quot;)">
            <text:p/>
          </table:table-cell>
          <table:table-cell table:formula="of:=IFERROR(([.J510]-[.J$619])/([.J$620]-[.J$619])*100;&quot;&quot;)">
            <text:p/>
          </table:table-cell>
          <table:table-cell table:formula="of:=IFERROR(([.K510]-[.K$619])/([.K$620]-[.K$619])*100;&quot;&quot;)">
            <text:p/>
          </table:table-cell>
          <table:table-cell table:formula="of:=IFERROR(([.L510]-[.L$619])/([.L$620]-[.L$619])*100;&quot;&quot;)">
            <text:p/>
          </table:table-cell>
          <table:table-cell table:formula="of:=IFERROR(([.M510]-[.M$619])/([.M$620]-[.M$619])*100;&quot;&quot;)">
            <text:p/>
          </table:table-cell>
          <table:table-cell table:formula="of:=IFERROR(([.N510]-[.N$619])/([.N$620]-[.N$619])*100;&quot;&quot;)">
            <text:p/>
          </table:table-cell>
          <table:table-cell table:formula="of:=IFERROR(([.O510]-[.O$619])/([.O$620]-[.O$619])*100;&quot;&quot;)">
            <text:p/>
          </table:table-cell>
          <table:table-cell table:formula="of:=IFERROR(([.P510]-[.P$619])/([.P$620]-[.P$619])*100;&quot;&quot;)">
            <text:p/>
          </table:table-cell>
          <table:table-cell table:formula="of:=IFERROR(([.Q510]-[.Q$619])/([.Q$620]-[.Q$619])*100;&quot;&quot;)">
            <text:p/>
          </table:table-cell>
        </table:table-row>
        <table:table-row table:style-name="ro1">
          <table:table-cell office:value-type="float" office:value="1198.648" calcext:value-type="float">
            <text:p>1198.648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67" calcext:value-type="float">
            <text:p>67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98.648" calcext:value-type="float">
            <text:p>1198.648</text:p>
          </table:table-cell>
          <table:table-cell table:formula="of:=IFERROR(([.B511]-[.B$619])/([.B$620]-[.B$619])*100;&quot;&quot;)">
            <text:p/>
          </table:table-cell>
          <table:table-cell table:formula="of:=IFERROR(([.C511]-[.C$619])/([.C$620]-[.C$619])*100;&quot;&quot;)">
            <text:p/>
          </table:table-cell>
          <table:table-cell table:formula="of:=IFERROR(([.D511]-[.D$619])/([.D$620]-[.D$619])*100;&quot;&quot;)" office:value-type="float" office:value="67" calcext:value-type="float">
            <text:p>67</text:p>
          </table:table-cell>
          <table:table-cell table:formula="of:=IFERROR(([.E511]-[.E$619])/([.E$620]-[.E$619])*100;&quot;&quot;)">
            <text:p/>
          </table:table-cell>
          <table:table-cell table:formula="of:=IFERROR(([.F511]-[.F$619])/([.F$620]-[.F$619])*100;&quot;&quot;)">
            <text:p/>
          </table:table-cell>
          <table:table-cell table:formula="of:=IFERROR(([.G511]-[.G$619])/([.G$620]-[.G$619])*100;&quot;&quot;)">
            <text:p/>
          </table:table-cell>
          <table:table-cell table:formula="of:=IFERROR(([.H511]-[.H$619])/([.H$620]-[.H$619])*100;&quot;&quot;)">
            <text:p/>
          </table:table-cell>
          <table:table-cell table:formula="of:=IFERROR(([.I511]-[.I$619])/([.I$620]-[.I$619])*100;&quot;&quot;)">
            <text:p/>
          </table:table-cell>
          <table:table-cell table:formula="of:=IFERROR(([.J511]-[.J$619])/([.J$620]-[.J$619])*100;&quot;&quot;)">
            <text:p/>
          </table:table-cell>
          <table:table-cell table:formula="of:=IFERROR(([.K511]-[.K$619])/([.K$620]-[.K$619])*100;&quot;&quot;)">
            <text:p/>
          </table:table-cell>
          <table:table-cell table:formula="of:=IFERROR(([.L511]-[.L$619])/([.L$620]-[.L$619])*100;&quot;&quot;)">
            <text:p/>
          </table:table-cell>
          <table:table-cell table:formula="of:=IFERROR(([.M511]-[.M$619])/([.M$620]-[.M$619])*100;&quot;&quot;)">
            <text:p/>
          </table:table-cell>
          <table:table-cell table:formula="of:=IFERROR(([.N511]-[.N$619])/([.N$620]-[.N$619])*100;&quot;&quot;)">
            <text:p/>
          </table:table-cell>
          <table:table-cell table:formula="of:=IFERROR(([.O511]-[.O$619])/([.O$620]-[.O$619])*100;&quot;&quot;)">
            <text:p/>
          </table:table-cell>
          <table:table-cell table:formula="of:=IFERROR(([.P511]-[.P$619])/([.P$620]-[.P$619])*100;&quot;&quot;)">
            <text:p/>
          </table:table-cell>
          <table:table-cell table:formula="of:=IFERROR(([.Q511]-[.Q$619])/([.Q$620]-[.Q$619])*100;&quot;&quot;)">
            <text:p/>
          </table:table-cell>
        </table:table-row>
        <table:table-row table:style-name="ro1">
          <table:table-cell office:value-type="float" office:value="1199.396" calcext:value-type="float">
            <text:p>1199.39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68" calcext:value-type="float">
            <text:p>68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199.396" calcext:value-type="float">
            <text:p>1199.396</text:p>
          </table:table-cell>
          <table:table-cell table:formula="of:=IFERROR(([.B512]-[.B$619])/([.B$620]-[.B$619])*100;&quot;&quot;)">
            <text:p/>
          </table:table-cell>
          <table:table-cell table:formula="of:=IFERROR(([.C512]-[.C$619])/([.C$620]-[.C$619])*100;&quot;&quot;)">
            <text:p/>
          </table:table-cell>
          <table:table-cell table:formula="of:=IFERROR(([.D512]-[.D$619])/([.D$620]-[.D$619])*100;&quot;&quot;)" office:value-type="float" office:value="68" calcext:value-type="float">
            <text:p>68</text:p>
          </table:table-cell>
          <table:table-cell table:formula="of:=IFERROR(([.E512]-[.E$619])/([.E$620]-[.E$619])*100;&quot;&quot;)">
            <text:p/>
          </table:table-cell>
          <table:table-cell table:formula="of:=IFERROR(([.F512]-[.F$619])/([.F$620]-[.F$619])*100;&quot;&quot;)">
            <text:p/>
          </table:table-cell>
          <table:table-cell table:formula="of:=IFERROR(([.G512]-[.G$619])/([.G$620]-[.G$619])*100;&quot;&quot;)">
            <text:p/>
          </table:table-cell>
          <table:table-cell table:formula="of:=IFERROR(([.H512]-[.H$619])/([.H$620]-[.H$619])*100;&quot;&quot;)">
            <text:p/>
          </table:table-cell>
          <table:table-cell table:formula="of:=IFERROR(([.I512]-[.I$619])/([.I$620]-[.I$619])*100;&quot;&quot;)">
            <text:p/>
          </table:table-cell>
          <table:table-cell table:formula="of:=IFERROR(([.J512]-[.J$619])/([.J$620]-[.J$619])*100;&quot;&quot;)">
            <text:p/>
          </table:table-cell>
          <table:table-cell table:formula="of:=IFERROR(([.K512]-[.K$619])/([.K$620]-[.K$619])*100;&quot;&quot;)">
            <text:p/>
          </table:table-cell>
          <table:table-cell table:formula="of:=IFERROR(([.L512]-[.L$619])/([.L$620]-[.L$619])*100;&quot;&quot;)">
            <text:p/>
          </table:table-cell>
          <table:table-cell table:formula="of:=IFERROR(([.M512]-[.M$619])/([.M$620]-[.M$619])*100;&quot;&quot;)">
            <text:p/>
          </table:table-cell>
          <table:table-cell table:formula="of:=IFERROR(([.N512]-[.N$619])/([.N$620]-[.N$619])*100;&quot;&quot;)">
            <text:p/>
          </table:table-cell>
          <table:table-cell table:formula="of:=IFERROR(([.O512]-[.O$619])/([.O$620]-[.O$619])*100;&quot;&quot;)">
            <text:p/>
          </table:table-cell>
          <table:table-cell table:formula="of:=IFERROR(([.P512]-[.P$619])/([.P$620]-[.P$619])*100;&quot;&quot;)">
            <text:p/>
          </table:table-cell>
          <table:table-cell table:formula="of:=IFERROR(([.Q512]-[.Q$619])/([.Q$620]-[.Q$619])*100;&quot;&quot;)">
            <text:p/>
          </table:table-cell>
        </table:table-row>
        <table:table-row table:style-name="ro1">
          <table:table-cell office:value-type="float" office:value="1200.048" calcext:value-type="float">
            <text:p>1200.048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69" calcext:value-type="float">
            <text:p>69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200.048" calcext:value-type="float">
            <text:p>1200.048</text:p>
          </table:table-cell>
          <table:table-cell table:formula="of:=IFERROR(([.B513]-[.B$619])/([.B$620]-[.B$619])*100;&quot;&quot;)">
            <text:p/>
          </table:table-cell>
          <table:table-cell table:formula="of:=IFERROR(([.C513]-[.C$619])/([.C$620]-[.C$619])*100;&quot;&quot;)">
            <text:p/>
          </table:table-cell>
          <table:table-cell table:formula="of:=IFERROR(([.D513]-[.D$619])/([.D$620]-[.D$619])*100;&quot;&quot;)" office:value-type="float" office:value="69" calcext:value-type="float">
            <text:p>69</text:p>
          </table:table-cell>
          <table:table-cell table:formula="of:=IFERROR(([.E513]-[.E$619])/([.E$620]-[.E$619])*100;&quot;&quot;)">
            <text:p/>
          </table:table-cell>
          <table:table-cell table:formula="of:=IFERROR(([.F513]-[.F$619])/([.F$620]-[.F$619])*100;&quot;&quot;)">
            <text:p/>
          </table:table-cell>
          <table:table-cell table:formula="of:=IFERROR(([.G513]-[.G$619])/([.G$620]-[.G$619])*100;&quot;&quot;)">
            <text:p/>
          </table:table-cell>
          <table:table-cell table:formula="of:=IFERROR(([.H513]-[.H$619])/([.H$620]-[.H$619])*100;&quot;&quot;)">
            <text:p/>
          </table:table-cell>
          <table:table-cell table:formula="of:=IFERROR(([.I513]-[.I$619])/([.I$620]-[.I$619])*100;&quot;&quot;)">
            <text:p/>
          </table:table-cell>
          <table:table-cell table:formula="of:=IFERROR(([.J513]-[.J$619])/([.J$620]-[.J$619])*100;&quot;&quot;)">
            <text:p/>
          </table:table-cell>
          <table:table-cell table:formula="of:=IFERROR(([.K513]-[.K$619])/([.K$620]-[.K$619])*100;&quot;&quot;)">
            <text:p/>
          </table:table-cell>
          <table:table-cell table:formula="of:=IFERROR(([.L513]-[.L$619])/([.L$620]-[.L$619])*100;&quot;&quot;)">
            <text:p/>
          </table:table-cell>
          <table:table-cell table:formula="of:=IFERROR(([.M513]-[.M$619])/([.M$620]-[.M$619])*100;&quot;&quot;)">
            <text:p/>
          </table:table-cell>
          <table:table-cell table:formula="of:=IFERROR(([.N513]-[.N$619])/([.N$620]-[.N$619])*100;&quot;&quot;)">
            <text:p/>
          </table:table-cell>
          <table:table-cell table:formula="of:=IFERROR(([.O513]-[.O$619])/([.O$620]-[.O$619])*100;&quot;&quot;)">
            <text:p/>
          </table:table-cell>
          <table:table-cell table:formula="of:=IFERROR(([.P513]-[.P$619])/([.P$620]-[.P$619])*100;&quot;&quot;)">
            <text:p/>
          </table:table-cell>
          <table:table-cell table:formula="of:=IFERROR(([.Q513]-[.Q$619])/([.Q$620]-[.Q$619])*100;&quot;&quot;)">
            <text:p/>
          </table:table-cell>
        </table:table-row>
        <table:table-row table:style-name="ro1">
          <table:table-cell office:value-type="float" office:value="1200.812" calcext:value-type="float">
            <text:p>1200.81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70" calcext:value-type="float">
            <text:p>70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200.812" calcext:value-type="float">
            <text:p>1200.812</text:p>
          </table:table-cell>
          <table:table-cell table:formula="of:=IFERROR(([.B514]-[.B$619])/([.B$620]-[.B$619])*100;&quot;&quot;)">
            <text:p/>
          </table:table-cell>
          <table:table-cell table:formula="of:=IFERROR(([.C514]-[.C$619])/([.C$620]-[.C$619])*100;&quot;&quot;)">
            <text:p/>
          </table:table-cell>
          <table:table-cell table:formula="of:=IFERROR(([.D514]-[.D$619])/([.D$620]-[.D$619])*100;&quot;&quot;)" office:value-type="float" office:value="70" calcext:value-type="float">
            <text:p>70</text:p>
          </table:table-cell>
          <table:table-cell table:formula="of:=IFERROR(([.E514]-[.E$619])/([.E$620]-[.E$619])*100;&quot;&quot;)">
            <text:p/>
          </table:table-cell>
          <table:table-cell table:formula="of:=IFERROR(([.F514]-[.F$619])/([.F$620]-[.F$619])*100;&quot;&quot;)">
            <text:p/>
          </table:table-cell>
          <table:table-cell table:formula="of:=IFERROR(([.G514]-[.G$619])/([.G$620]-[.G$619])*100;&quot;&quot;)">
            <text:p/>
          </table:table-cell>
          <table:table-cell table:formula="of:=IFERROR(([.H514]-[.H$619])/([.H$620]-[.H$619])*100;&quot;&quot;)">
            <text:p/>
          </table:table-cell>
          <table:table-cell table:formula="of:=IFERROR(([.I514]-[.I$619])/([.I$620]-[.I$619])*100;&quot;&quot;)">
            <text:p/>
          </table:table-cell>
          <table:table-cell table:formula="of:=IFERROR(([.J514]-[.J$619])/([.J$620]-[.J$619])*100;&quot;&quot;)">
            <text:p/>
          </table:table-cell>
          <table:table-cell table:formula="of:=IFERROR(([.K514]-[.K$619])/([.K$620]-[.K$619])*100;&quot;&quot;)">
            <text:p/>
          </table:table-cell>
          <table:table-cell table:formula="of:=IFERROR(([.L514]-[.L$619])/([.L$620]-[.L$619])*100;&quot;&quot;)">
            <text:p/>
          </table:table-cell>
          <table:table-cell table:formula="of:=IFERROR(([.M514]-[.M$619])/([.M$620]-[.M$619])*100;&quot;&quot;)">
            <text:p/>
          </table:table-cell>
          <table:table-cell table:formula="of:=IFERROR(([.N514]-[.N$619])/([.N$620]-[.N$619])*100;&quot;&quot;)">
            <text:p/>
          </table:table-cell>
          <table:table-cell table:formula="of:=IFERROR(([.O514]-[.O$619])/([.O$620]-[.O$619])*100;&quot;&quot;)">
            <text:p/>
          </table:table-cell>
          <table:table-cell table:formula="of:=IFERROR(([.P514]-[.P$619])/([.P$620]-[.P$619])*100;&quot;&quot;)">
            <text:p/>
          </table:table-cell>
          <table:table-cell table:formula="of:=IFERROR(([.Q514]-[.Q$619])/([.Q$620]-[.Q$619])*100;&quot;&quot;)">
            <text:p/>
          </table:table-cell>
        </table:table-row>
        <table:table-row table:style-name="ro1">
          <table:table-cell office:value-type="float" office:value="1201.598" calcext:value-type="float">
            <text:p>1201.598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71" calcext:value-type="float">
            <text:p>71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201.598" calcext:value-type="float">
            <text:p>1201.598</text:p>
          </table:table-cell>
          <table:table-cell table:formula="of:=IFERROR(([.B515]-[.B$619])/([.B$620]-[.B$619])*100;&quot;&quot;)">
            <text:p/>
          </table:table-cell>
          <table:table-cell table:formula="of:=IFERROR(([.C515]-[.C$619])/([.C$620]-[.C$619])*100;&quot;&quot;)">
            <text:p/>
          </table:table-cell>
          <table:table-cell table:formula="of:=IFERROR(([.D515]-[.D$619])/([.D$620]-[.D$619])*100;&quot;&quot;)" office:value-type="float" office:value="71" calcext:value-type="float">
            <text:p>71</text:p>
          </table:table-cell>
          <table:table-cell table:formula="of:=IFERROR(([.E515]-[.E$619])/([.E$620]-[.E$619])*100;&quot;&quot;)">
            <text:p/>
          </table:table-cell>
          <table:table-cell table:formula="of:=IFERROR(([.F515]-[.F$619])/([.F$620]-[.F$619])*100;&quot;&quot;)">
            <text:p/>
          </table:table-cell>
          <table:table-cell table:formula="of:=IFERROR(([.G515]-[.G$619])/([.G$620]-[.G$619])*100;&quot;&quot;)">
            <text:p/>
          </table:table-cell>
          <table:table-cell table:formula="of:=IFERROR(([.H515]-[.H$619])/([.H$620]-[.H$619])*100;&quot;&quot;)">
            <text:p/>
          </table:table-cell>
          <table:table-cell table:formula="of:=IFERROR(([.I515]-[.I$619])/([.I$620]-[.I$619])*100;&quot;&quot;)">
            <text:p/>
          </table:table-cell>
          <table:table-cell table:formula="of:=IFERROR(([.J515]-[.J$619])/([.J$620]-[.J$619])*100;&quot;&quot;)">
            <text:p/>
          </table:table-cell>
          <table:table-cell table:formula="of:=IFERROR(([.K515]-[.K$619])/([.K$620]-[.K$619])*100;&quot;&quot;)">
            <text:p/>
          </table:table-cell>
          <table:table-cell table:formula="of:=IFERROR(([.L515]-[.L$619])/([.L$620]-[.L$619])*100;&quot;&quot;)">
            <text:p/>
          </table:table-cell>
          <table:table-cell table:formula="of:=IFERROR(([.M515]-[.M$619])/([.M$620]-[.M$619])*100;&quot;&quot;)">
            <text:p/>
          </table:table-cell>
          <table:table-cell table:formula="of:=IFERROR(([.N515]-[.N$619])/([.N$620]-[.N$619])*100;&quot;&quot;)">
            <text:p/>
          </table:table-cell>
          <table:table-cell table:formula="of:=IFERROR(([.O515]-[.O$619])/([.O$620]-[.O$619])*100;&quot;&quot;)">
            <text:p/>
          </table:table-cell>
          <table:table-cell table:formula="of:=IFERROR(([.P515]-[.P$619])/([.P$620]-[.P$619])*100;&quot;&quot;)">
            <text:p/>
          </table:table-cell>
          <table:table-cell table:formula="of:=IFERROR(([.Q515]-[.Q$619])/([.Q$620]-[.Q$619])*100;&quot;&quot;)">
            <text:p/>
          </table:table-cell>
        </table:table-row>
        <table:table-row table:style-name="ro1">
          <table:table-cell office:value-type="float" office:value="1202.112" calcext:value-type="float">
            <text:p>1202.11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72" calcext:value-type="float">
            <text:p>72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202.112" calcext:value-type="float">
            <text:p>1202.112</text:p>
          </table:table-cell>
          <table:table-cell table:formula="of:=IFERROR(([.B516]-[.B$619])/([.B$620]-[.B$619])*100;&quot;&quot;)">
            <text:p/>
          </table:table-cell>
          <table:table-cell table:formula="of:=IFERROR(([.C516]-[.C$619])/([.C$620]-[.C$619])*100;&quot;&quot;)">
            <text:p/>
          </table:table-cell>
          <table:table-cell table:formula="of:=IFERROR(([.D516]-[.D$619])/([.D$620]-[.D$619])*100;&quot;&quot;)" office:value-type="float" office:value="72" calcext:value-type="float">
            <text:p>72</text:p>
          </table:table-cell>
          <table:table-cell table:formula="of:=IFERROR(([.E516]-[.E$619])/([.E$620]-[.E$619])*100;&quot;&quot;)">
            <text:p/>
          </table:table-cell>
          <table:table-cell table:formula="of:=IFERROR(([.F516]-[.F$619])/([.F$620]-[.F$619])*100;&quot;&quot;)">
            <text:p/>
          </table:table-cell>
          <table:table-cell table:formula="of:=IFERROR(([.G516]-[.G$619])/([.G$620]-[.G$619])*100;&quot;&quot;)">
            <text:p/>
          </table:table-cell>
          <table:table-cell table:formula="of:=IFERROR(([.H516]-[.H$619])/([.H$620]-[.H$619])*100;&quot;&quot;)">
            <text:p/>
          </table:table-cell>
          <table:table-cell table:formula="of:=IFERROR(([.I516]-[.I$619])/([.I$620]-[.I$619])*100;&quot;&quot;)">
            <text:p/>
          </table:table-cell>
          <table:table-cell table:formula="of:=IFERROR(([.J516]-[.J$619])/([.J$620]-[.J$619])*100;&quot;&quot;)">
            <text:p/>
          </table:table-cell>
          <table:table-cell table:formula="of:=IFERROR(([.K516]-[.K$619])/([.K$620]-[.K$619])*100;&quot;&quot;)">
            <text:p/>
          </table:table-cell>
          <table:table-cell table:formula="of:=IFERROR(([.L516]-[.L$619])/([.L$620]-[.L$619])*100;&quot;&quot;)">
            <text:p/>
          </table:table-cell>
          <table:table-cell table:formula="of:=IFERROR(([.M516]-[.M$619])/([.M$620]-[.M$619])*100;&quot;&quot;)">
            <text:p/>
          </table:table-cell>
          <table:table-cell table:formula="of:=IFERROR(([.N516]-[.N$619])/([.N$620]-[.N$619])*100;&quot;&quot;)">
            <text:p/>
          </table:table-cell>
          <table:table-cell table:formula="of:=IFERROR(([.O516]-[.O$619])/([.O$620]-[.O$619])*100;&quot;&quot;)">
            <text:p/>
          </table:table-cell>
          <table:table-cell table:formula="of:=IFERROR(([.P516]-[.P$619])/([.P$620]-[.P$619])*100;&quot;&quot;)">
            <text:p/>
          </table:table-cell>
          <table:table-cell table:formula="of:=IFERROR(([.Q516]-[.Q$619])/([.Q$620]-[.Q$619])*100;&quot;&quot;)">
            <text:p/>
          </table:table-cell>
        </table:table-row>
        <table:table-row table:style-name="ro1">
          <table:table-cell office:value-type="float" office:value="1203.092" calcext:value-type="float">
            <text:p>1203.09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73" calcext:value-type="float">
            <text:p>73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203.092" calcext:value-type="float">
            <text:p>1203.092</text:p>
          </table:table-cell>
          <table:table-cell table:formula="of:=IFERROR(([.B517]-[.B$619])/([.B$620]-[.B$619])*100;&quot;&quot;)">
            <text:p/>
          </table:table-cell>
          <table:table-cell table:formula="of:=IFERROR(([.C517]-[.C$619])/([.C$620]-[.C$619])*100;&quot;&quot;)">
            <text:p/>
          </table:table-cell>
          <table:table-cell table:formula="of:=IFERROR(([.D517]-[.D$619])/([.D$620]-[.D$619])*100;&quot;&quot;)" office:value-type="float" office:value="73" calcext:value-type="float">
            <text:p>73</text:p>
          </table:table-cell>
          <table:table-cell table:formula="of:=IFERROR(([.E517]-[.E$619])/([.E$620]-[.E$619])*100;&quot;&quot;)">
            <text:p/>
          </table:table-cell>
          <table:table-cell table:formula="of:=IFERROR(([.F517]-[.F$619])/([.F$620]-[.F$619])*100;&quot;&quot;)">
            <text:p/>
          </table:table-cell>
          <table:table-cell table:formula="of:=IFERROR(([.G517]-[.G$619])/([.G$620]-[.G$619])*100;&quot;&quot;)">
            <text:p/>
          </table:table-cell>
          <table:table-cell table:formula="of:=IFERROR(([.H517]-[.H$619])/([.H$620]-[.H$619])*100;&quot;&quot;)">
            <text:p/>
          </table:table-cell>
          <table:table-cell table:formula="of:=IFERROR(([.I517]-[.I$619])/([.I$620]-[.I$619])*100;&quot;&quot;)">
            <text:p/>
          </table:table-cell>
          <table:table-cell table:formula="of:=IFERROR(([.J517]-[.J$619])/([.J$620]-[.J$619])*100;&quot;&quot;)">
            <text:p/>
          </table:table-cell>
          <table:table-cell table:formula="of:=IFERROR(([.K517]-[.K$619])/([.K$620]-[.K$619])*100;&quot;&quot;)">
            <text:p/>
          </table:table-cell>
          <table:table-cell table:formula="of:=IFERROR(([.L517]-[.L$619])/([.L$620]-[.L$619])*100;&quot;&quot;)">
            <text:p/>
          </table:table-cell>
          <table:table-cell table:formula="of:=IFERROR(([.M517]-[.M$619])/([.M$620]-[.M$619])*100;&quot;&quot;)">
            <text:p/>
          </table:table-cell>
          <table:table-cell table:formula="of:=IFERROR(([.N517]-[.N$619])/([.N$620]-[.N$619])*100;&quot;&quot;)">
            <text:p/>
          </table:table-cell>
          <table:table-cell table:formula="of:=IFERROR(([.O517]-[.O$619])/([.O$620]-[.O$619])*100;&quot;&quot;)">
            <text:p/>
          </table:table-cell>
          <table:table-cell table:formula="of:=IFERROR(([.P517]-[.P$619])/([.P$620]-[.P$619])*100;&quot;&quot;)">
            <text:p/>
          </table:table-cell>
          <table:table-cell table:formula="of:=IFERROR(([.Q517]-[.Q$619])/([.Q$620]-[.Q$619])*100;&quot;&quot;)">
            <text:p/>
          </table:table-cell>
        </table:table-row>
        <table:table-row table:style-name="ro1">
          <table:table-cell office:value-type="float" office:value="1203.696" calcext:value-type="float">
            <text:p>1203.69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1203.696" calcext:value-type="float">
            <text:p>1203.696</text:p>
          </table:table-cell>
          <table:table-cell table:formula="of:=IFERROR(([.B518]-[.B$619])/([.B$620]-[.B$619])*100;&quot;&quot;)">
            <text:p/>
          </table:table-cell>
          <table:table-cell table:formula="of:=IFERROR(([.C518]-[.C$619])/([.C$620]-[.C$619])*100;&quot;&quot;)">
            <text:p/>
          </table:table-cell>
          <table:table-cell table:formula="of:=IFERROR(([.D518]-[.D$619])/([.D$620]-[.D$619])*100;&quot;&quot;)" office:value-type="float" office:value="74" calcext:value-type="float">
            <text:p>74</text:p>
          </table:table-cell>
          <table:table-cell table:formula="of:=IFERROR(([.E518]-[.E$619])/([.E$620]-[.E$619])*100;&quot;&quot;)" office:value-type="float" office:value="22.2222222222222" calcext:value-type="float">
            <text:p>22.2222222222</text:p>
          </table:table-cell>
          <table:table-cell table:formula="of:=IFERROR(([.F518]-[.F$619])/([.F$620]-[.F$619])*100;&quot;&quot;)">
            <text:p/>
          </table:table-cell>
          <table:table-cell table:formula="of:=IFERROR(([.G518]-[.G$619])/([.G$620]-[.G$619])*100;&quot;&quot;)">
            <text:p/>
          </table:table-cell>
          <table:table-cell table:formula="of:=IFERROR(([.H518]-[.H$619])/([.H$620]-[.H$619])*100;&quot;&quot;)">
            <text:p/>
          </table:table-cell>
          <table:table-cell table:formula="of:=IFERROR(([.I518]-[.I$619])/([.I$620]-[.I$619])*100;&quot;&quot;)">
            <text:p/>
          </table:table-cell>
          <table:table-cell table:formula="of:=IFERROR(([.J518]-[.J$619])/([.J$620]-[.J$619])*100;&quot;&quot;)">
            <text:p/>
          </table:table-cell>
          <table:table-cell table:formula="of:=IFERROR(([.K518]-[.K$619])/([.K$620]-[.K$619])*100;&quot;&quot;)">
            <text:p/>
          </table:table-cell>
          <table:table-cell table:formula="of:=IFERROR(([.L518]-[.L$619])/([.L$620]-[.L$619])*100;&quot;&quot;)">
            <text:p/>
          </table:table-cell>
          <table:table-cell table:formula="of:=IFERROR(([.M518]-[.M$619])/([.M$620]-[.M$619])*100;&quot;&quot;)">
            <text:p/>
          </table:table-cell>
          <table:table-cell table:formula="of:=IFERROR(([.N518]-[.N$619])/([.N$620]-[.N$619])*100;&quot;&quot;)">
            <text:p/>
          </table:table-cell>
          <table:table-cell table:formula="of:=IFERROR(([.O518]-[.O$619])/([.O$620]-[.O$619])*100;&quot;&quot;)">
            <text:p/>
          </table:table-cell>
          <table:table-cell table:formula="of:=IFERROR(([.P518]-[.P$619])/([.P$620]-[.P$619])*100;&quot;&quot;)">
            <text:p/>
          </table:table-cell>
          <table:table-cell table:formula="of:=IFERROR(([.Q518]-[.Q$619])/([.Q$620]-[.Q$619])*100;&quot;&quot;)">
            <text:p/>
          </table:table-cell>
        </table:table-row>
        <table:table-row table:style-name="ro1">
          <table:table-cell office:value-type="float" office:value="1204.126" calcext:value-type="float">
            <text:p>1204.12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75" calcext:value-type="float">
            <text:p>75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204.126" calcext:value-type="float">
            <text:p>1204.126</text:p>
          </table:table-cell>
          <table:table-cell table:formula="of:=IFERROR(([.B519]-[.B$619])/([.B$620]-[.B$619])*100;&quot;&quot;)">
            <text:p/>
          </table:table-cell>
          <table:table-cell table:formula="of:=IFERROR(([.C519]-[.C$619])/([.C$620]-[.C$619])*100;&quot;&quot;)">
            <text:p/>
          </table:table-cell>
          <table:table-cell table:formula="of:=IFERROR(([.D519]-[.D$619])/([.D$620]-[.D$619])*100;&quot;&quot;)" office:value-type="float" office:value="75" calcext:value-type="float">
            <text:p>75</text:p>
          </table:table-cell>
          <table:table-cell table:formula="of:=IFERROR(([.E519]-[.E$619])/([.E$620]-[.E$619])*100;&quot;&quot;)">
            <text:p/>
          </table:table-cell>
          <table:table-cell table:formula="of:=IFERROR(([.F519]-[.F$619])/([.F$620]-[.F$619])*100;&quot;&quot;)">
            <text:p/>
          </table:table-cell>
          <table:table-cell table:formula="of:=IFERROR(([.G519]-[.G$619])/([.G$620]-[.G$619])*100;&quot;&quot;)">
            <text:p/>
          </table:table-cell>
          <table:table-cell table:formula="of:=IFERROR(([.H519]-[.H$619])/([.H$620]-[.H$619])*100;&quot;&quot;)">
            <text:p/>
          </table:table-cell>
          <table:table-cell table:formula="of:=IFERROR(([.I519]-[.I$619])/([.I$620]-[.I$619])*100;&quot;&quot;)">
            <text:p/>
          </table:table-cell>
          <table:table-cell table:formula="of:=IFERROR(([.J519]-[.J$619])/([.J$620]-[.J$619])*100;&quot;&quot;)">
            <text:p/>
          </table:table-cell>
          <table:table-cell table:formula="of:=IFERROR(([.K519]-[.K$619])/([.K$620]-[.K$619])*100;&quot;&quot;)">
            <text:p/>
          </table:table-cell>
          <table:table-cell table:formula="of:=IFERROR(([.L519]-[.L$619])/([.L$620]-[.L$619])*100;&quot;&quot;)">
            <text:p/>
          </table:table-cell>
          <table:table-cell table:formula="of:=IFERROR(([.M519]-[.M$619])/([.M$620]-[.M$619])*100;&quot;&quot;)">
            <text:p/>
          </table:table-cell>
          <table:table-cell table:formula="of:=IFERROR(([.N519]-[.N$619])/([.N$620]-[.N$619])*100;&quot;&quot;)">
            <text:p/>
          </table:table-cell>
          <table:table-cell table:formula="of:=IFERROR(([.O519]-[.O$619])/([.O$620]-[.O$619])*100;&quot;&quot;)">
            <text:p/>
          </table:table-cell>
          <table:table-cell table:formula="of:=IFERROR(([.P519]-[.P$619])/([.P$620]-[.P$619])*100;&quot;&quot;)">
            <text:p/>
          </table:table-cell>
          <table:table-cell table:formula="of:=IFERROR(([.Q519]-[.Q$619])/([.Q$620]-[.Q$619])*100;&quot;&quot;)">
            <text:p/>
          </table:table-cell>
        </table:table-row>
        <table:table-row table:style-name="ro1">
          <table:table-cell office:value-type="float" office:value="1204.792" calcext:value-type="float">
            <text:p>1204.79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204.792" calcext:value-type="float">
            <text:p>1204.792</text:p>
          </table:table-cell>
          <table:table-cell table:formula="of:=IFERROR(([.B520]-[.B$619])/([.B$620]-[.B$619])*100;&quot;&quot;)">
            <text:p/>
          </table:table-cell>
          <table:table-cell table:formula="of:=IFERROR(([.C520]-[.C$619])/([.C$620]-[.C$619])*100;&quot;&quot;)">
            <text:p/>
          </table:table-cell>
          <table:table-cell table:formula="of:=IFERROR(([.D520]-[.D$619])/([.D$620]-[.D$619])*100;&quot;&quot;)" office:value-type="float" office:value="76" calcext:value-type="float">
            <text:p>76</text:p>
          </table:table-cell>
          <table:table-cell table:formula="of:=IFERROR(([.E520]-[.E$619])/([.E$620]-[.E$619])*100;&quot;&quot;)">
            <text:p/>
          </table:table-cell>
          <table:table-cell table:formula="of:=IFERROR(([.F520]-[.F$619])/([.F$620]-[.F$619])*100;&quot;&quot;)">
            <text:p/>
          </table:table-cell>
          <table:table-cell table:formula="of:=IFERROR(([.G520]-[.G$619])/([.G$620]-[.G$619])*100;&quot;&quot;)">
            <text:p/>
          </table:table-cell>
          <table:table-cell table:formula="of:=IFERROR(([.H520]-[.H$619])/([.H$620]-[.H$619])*100;&quot;&quot;)">
            <text:p/>
          </table:table-cell>
          <table:table-cell table:formula="of:=IFERROR(([.I520]-[.I$619])/([.I$620]-[.I$619])*100;&quot;&quot;)">
            <text:p/>
          </table:table-cell>
          <table:table-cell table:formula="of:=IFERROR(([.J520]-[.J$619])/([.J$620]-[.J$619])*100;&quot;&quot;)">
            <text:p/>
          </table:table-cell>
          <table:table-cell table:formula="of:=IFERROR(([.K520]-[.K$619])/([.K$620]-[.K$619])*100;&quot;&quot;)">
            <text:p/>
          </table:table-cell>
          <table:table-cell table:formula="of:=IFERROR(([.L520]-[.L$619])/([.L$620]-[.L$619])*100;&quot;&quot;)">
            <text:p/>
          </table:table-cell>
          <table:table-cell table:formula="of:=IFERROR(([.M520]-[.M$619])/([.M$620]-[.M$619])*100;&quot;&quot;)">
            <text:p/>
          </table:table-cell>
          <table:table-cell table:formula="of:=IFERROR(([.N520]-[.N$619])/([.N$620]-[.N$619])*100;&quot;&quot;)">
            <text:p/>
          </table:table-cell>
          <table:table-cell table:formula="of:=IFERROR(([.O520]-[.O$619])/([.O$620]-[.O$619])*100;&quot;&quot;)">
            <text:p/>
          </table:table-cell>
          <table:table-cell table:formula="of:=IFERROR(([.P520]-[.P$619])/([.P$620]-[.P$619])*100;&quot;&quot;)">
            <text:p/>
          </table:table-cell>
          <table:table-cell table:formula="of:=IFERROR(([.Q520]-[.Q$619])/([.Q$620]-[.Q$619])*100;&quot;&quot;)">
            <text:p/>
          </table:table-cell>
        </table:table-row>
        <table:table-row table:style-name="ro1">
          <table:table-cell office:value-type="float" office:value="1205.62" calcext:value-type="float">
            <text:p>1205.6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77" calcext:value-type="float">
            <text:p>77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205.62" calcext:value-type="float">
            <text:p>1205.62</text:p>
          </table:table-cell>
          <table:table-cell table:formula="of:=IFERROR(([.B521]-[.B$619])/([.B$620]-[.B$619])*100;&quot;&quot;)">
            <text:p/>
          </table:table-cell>
          <table:table-cell table:formula="of:=IFERROR(([.C521]-[.C$619])/([.C$620]-[.C$619])*100;&quot;&quot;)">
            <text:p/>
          </table:table-cell>
          <table:table-cell table:formula="of:=IFERROR(([.D521]-[.D$619])/([.D$620]-[.D$619])*100;&quot;&quot;)" office:value-type="float" office:value="77" calcext:value-type="float">
            <text:p>77</text:p>
          </table:table-cell>
          <table:table-cell table:formula="of:=IFERROR(([.E521]-[.E$619])/([.E$620]-[.E$619])*100;&quot;&quot;)">
            <text:p/>
          </table:table-cell>
          <table:table-cell table:formula="of:=IFERROR(([.F521]-[.F$619])/([.F$620]-[.F$619])*100;&quot;&quot;)">
            <text:p/>
          </table:table-cell>
          <table:table-cell table:formula="of:=IFERROR(([.G521]-[.G$619])/([.G$620]-[.G$619])*100;&quot;&quot;)">
            <text:p/>
          </table:table-cell>
          <table:table-cell table:formula="of:=IFERROR(([.H521]-[.H$619])/([.H$620]-[.H$619])*100;&quot;&quot;)">
            <text:p/>
          </table:table-cell>
          <table:table-cell table:formula="of:=IFERROR(([.I521]-[.I$619])/([.I$620]-[.I$619])*100;&quot;&quot;)">
            <text:p/>
          </table:table-cell>
          <table:table-cell table:formula="of:=IFERROR(([.J521]-[.J$619])/([.J$620]-[.J$619])*100;&quot;&quot;)">
            <text:p/>
          </table:table-cell>
          <table:table-cell table:formula="of:=IFERROR(([.K521]-[.K$619])/([.K$620]-[.K$619])*100;&quot;&quot;)">
            <text:p/>
          </table:table-cell>
          <table:table-cell table:formula="of:=IFERROR(([.L521]-[.L$619])/([.L$620]-[.L$619])*100;&quot;&quot;)">
            <text:p/>
          </table:table-cell>
          <table:table-cell table:formula="of:=IFERROR(([.M521]-[.M$619])/([.M$620]-[.M$619])*100;&quot;&quot;)">
            <text:p/>
          </table:table-cell>
          <table:table-cell table:formula="of:=IFERROR(([.N521]-[.N$619])/([.N$620]-[.N$619])*100;&quot;&quot;)">
            <text:p/>
          </table:table-cell>
          <table:table-cell table:formula="of:=IFERROR(([.O521]-[.O$619])/([.O$620]-[.O$619])*100;&quot;&quot;)">
            <text:p/>
          </table:table-cell>
          <table:table-cell table:formula="of:=IFERROR(([.P521]-[.P$619])/([.P$620]-[.P$619])*100;&quot;&quot;)">
            <text:p/>
          </table:table-cell>
          <table:table-cell table:formula="of:=IFERROR(([.Q521]-[.Q$619])/([.Q$620]-[.Q$619])*100;&quot;&quot;)">
            <text:p/>
          </table:table-cell>
        </table:table-row>
        <table:table-row table:style-name="ro1">
          <table:table-cell office:value-type="float" office:value="1206.096" calcext:value-type="float">
            <text:p>1206.09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78" calcext:value-type="float">
            <text:p>78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206.096" calcext:value-type="float">
            <text:p>1206.096</text:p>
          </table:table-cell>
          <table:table-cell table:formula="of:=IFERROR(([.B522]-[.B$619])/([.B$620]-[.B$619])*100;&quot;&quot;)">
            <text:p/>
          </table:table-cell>
          <table:table-cell table:formula="of:=IFERROR(([.C522]-[.C$619])/([.C$620]-[.C$619])*100;&quot;&quot;)">
            <text:p/>
          </table:table-cell>
          <table:table-cell table:formula="of:=IFERROR(([.D522]-[.D$619])/([.D$620]-[.D$619])*100;&quot;&quot;)" office:value-type="float" office:value="78" calcext:value-type="float">
            <text:p>78</text:p>
          </table:table-cell>
          <table:table-cell table:formula="of:=IFERROR(([.E522]-[.E$619])/([.E$620]-[.E$619])*100;&quot;&quot;)">
            <text:p/>
          </table:table-cell>
          <table:table-cell table:formula="of:=IFERROR(([.F522]-[.F$619])/([.F$620]-[.F$619])*100;&quot;&quot;)">
            <text:p/>
          </table:table-cell>
          <table:table-cell table:formula="of:=IFERROR(([.G522]-[.G$619])/([.G$620]-[.G$619])*100;&quot;&quot;)">
            <text:p/>
          </table:table-cell>
          <table:table-cell table:formula="of:=IFERROR(([.H522]-[.H$619])/([.H$620]-[.H$619])*100;&quot;&quot;)">
            <text:p/>
          </table:table-cell>
          <table:table-cell table:formula="of:=IFERROR(([.I522]-[.I$619])/([.I$620]-[.I$619])*100;&quot;&quot;)">
            <text:p/>
          </table:table-cell>
          <table:table-cell table:formula="of:=IFERROR(([.J522]-[.J$619])/([.J$620]-[.J$619])*100;&quot;&quot;)">
            <text:p/>
          </table:table-cell>
          <table:table-cell table:formula="of:=IFERROR(([.K522]-[.K$619])/([.K$620]-[.K$619])*100;&quot;&quot;)">
            <text:p/>
          </table:table-cell>
          <table:table-cell table:formula="of:=IFERROR(([.L522]-[.L$619])/([.L$620]-[.L$619])*100;&quot;&quot;)">
            <text:p/>
          </table:table-cell>
          <table:table-cell table:formula="of:=IFERROR(([.M522]-[.M$619])/([.M$620]-[.M$619])*100;&quot;&quot;)">
            <text:p/>
          </table:table-cell>
          <table:table-cell table:formula="of:=IFERROR(([.N522]-[.N$619])/([.N$620]-[.N$619])*100;&quot;&quot;)">
            <text:p/>
          </table:table-cell>
          <table:table-cell table:formula="of:=IFERROR(([.O522]-[.O$619])/([.O$620]-[.O$619])*100;&quot;&quot;)">
            <text:p/>
          </table:table-cell>
          <table:table-cell table:formula="of:=IFERROR(([.P522]-[.P$619])/([.P$620]-[.P$619])*100;&quot;&quot;)">
            <text:p/>
          </table:table-cell>
          <table:table-cell table:formula="of:=IFERROR(([.Q522]-[.Q$619])/([.Q$620]-[.Q$619])*100;&quot;&quot;)">
            <text:p/>
          </table:table-cell>
        </table:table-row>
        <table:table-row table:style-name="ro1">
          <table:table-cell office:value-type="float" office:value="1206.748" calcext:value-type="float">
            <text:p>1206.748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79" calcext:value-type="float">
            <text:p>79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206.748" calcext:value-type="float">
            <text:p>1206.748</text:p>
          </table:table-cell>
          <table:table-cell table:formula="of:=IFERROR(([.B523]-[.B$619])/([.B$620]-[.B$619])*100;&quot;&quot;)">
            <text:p/>
          </table:table-cell>
          <table:table-cell table:formula="of:=IFERROR(([.C523]-[.C$619])/([.C$620]-[.C$619])*100;&quot;&quot;)">
            <text:p/>
          </table:table-cell>
          <table:table-cell table:formula="of:=IFERROR(([.D523]-[.D$619])/([.D$620]-[.D$619])*100;&quot;&quot;)" office:value-type="float" office:value="79" calcext:value-type="float">
            <text:p>79</text:p>
          </table:table-cell>
          <table:table-cell table:formula="of:=IFERROR(([.E523]-[.E$619])/([.E$620]-[.E$619])*100;&quot;&quot;)">
            <text:p/>
          </table:table-cell>
          <table:table-cell table:formula="of:=IFERROR(([.F523]-[.F$619])/([.F$620]-[.F$619])*100;&quot;&quot;)">
            <text:p/>
          </table:table-cell>
          <table:table-cell table:formula="of:=IFERROR(([.G523]-[.G$619])/([.G$620]-[.G$619])*100;&quot;&quot;)">
            <text:p/>
          </table:table-cell>
          <table:table-cell table:formula="of:=IFERROR(([.H523]-[.H$619])/([.H$620]-[.H$619])*100;&quot;&quot;)">
            <text:p/>
          </table:table-cell>
          <table:table-cell table:formula="of:=IFERROR(([.I523]-[.I$619])/([.I$620]-[.I$619])*100;&quot;&quot;)">
            <text:p/>
          </table:table-cell>
          <table:table-cell table:formula="of:=IFERROR(([.J523]-[.J$619])/([.J$620]-[.J$619])*100;&quot;&quot;)">
            <text:p/>
          </table:table-cell>
          <table:table-cell table:formula="of:=IFERROR(([.K523]-[.K$619])/([.K$620]-[.K$619])*100;&quot;&quot;)">
            <text:p/>
          </table:table-cell>
          <table:table-cell table:formula="of:=IFERROR(([.L523]-[.L$619])/([.L$620]-[.L$619])*100;&quot;&quot;)">
            <text:p/>
          </table:table-cell>
          <table:table-cell table:formula="of:=IFERROR(([.M523]-[.M$619])/([.M$620]-[.M$619])*100;&quot;&quot;)">
            <text:p/>
          </table:table-cell>
          <table:table-cell table:formula="of:=IFERROR(([.N523]-[.N$619])/([.N$620]-[.N$619])*100;&quot;&quot;)">
            <text:p/>
          </table:table-cell>
          <table:table-cell table:formula="of:=IFERROR(([.O523]-[.O$619])/([.O$620]-[.O$619])*100;&quot;&quot;)">
            <text:p/>
          </table:table-cell>
          <table:table-cell table:formula="of:=IFERROR(([.P523]-[.P$619])/([.P$620]-[.P$619])*100;&quot;&quot;)">
            <text:p/>
          </table:table-cell>
          <table:table-cell table:formula="of:=IFERROR(([.Q523]-[.Q$619])/([.Q$620]-[.Q$619])*100;&quot;&quot;)">
            <text:p/>
          </table:table-cell>
        </table:table-row>
        <table:table-row table:style-name="ro1">
          <table:table-cell office:value-type="float" office:value="1207.652" calcext:value-type="float">
            <text:p>1207.65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80" calcext:value-type="float">
            <text:p>80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207.652" calcext:value-type="float">
            <text:p>1207.652</text:p>
          </table:table-cell>
          <table:table-cell table:formula="of:=IFERROR(([.B524]-[.B$619])/([.B$620]-[.B$619])*100;&quot;&quot;)">
            <text:p/>
          </table:table-cell>
          <table:table-cell table:formula="of:=IFERROR(([.C524]-[.C$619])/([.C$620]-[.C$619])*100;&quot;&quot;)">
            <text:p/>
          </table:table-cell>
          <table:table-cell table:formula="of:=IFERROR(([.D524]-[.D$619])/([.D$620]-[.D$619])*100;&quot;&quot;)" office:value-type="float" office:value="80" calcext:value-type="float">
            <text:p>80</text:p>
          </table:table-cell>
          <table:table-cell table:formula="of:=IFERROR(([.E524]-[.E$619])/([.E$620]-[.E$619])*100;&quot;&quot;)">
            <text:p/>
          </table:table-cell>
          <table:table-cell table:formula="of:=IFERROR(([.F524]-[.F$619])/([.F$620]-[.F$619])*100;&quot;&quot;)">
            <text:p/>
          </table:table-cell>
          <table:table-cell table:formula="of:=IFERROR(([.G524]-[.G$619])/([.G$620]-[.G$619])*100;&quot;&quot;)">
            <text:p/>
          </table:table-cell>
          <table:table-cell table:formula="of:=IFERROR(([.H524]-[.H$619])/([.H$620]-[.H$619])*100;&quot;&quot;)">
            <text:p/>
          </table:table-cell>
          <table:table-cell table:formula="of:=IFERROR(([.I524]-[.I$619])/([.I$620]-[.I$619])*100;&quot;&quot;)">
            <text:p/>
          </table:table-cell>
          <table:table-cell table:formula="of:=IFERROR(([.J524]-[.J$619])/([.J$620]-[.J$619])*100;&quot;&quot;)">
            <text:p/>
          </table:table-cell>
          <table:table-cell table:formula="of:=IFERROR(([.K524]-[.K$619])/([.K$620]-[.K$619])*100;&quot;&quot;)">
            <text:p/>
          </table:table-cell>
          <table:table-cell table:formula="of:=IFERROR(([.L524]-[.L$619])/([.L$620]-[.L$619])*100;&quot;&quot;)">
            <text:p/>
          </table:table-cell>
          <table:table-cell table:formula="of:=IFERROR(([.M524]-[.M$619])/([.M$620]-[.M$619])*100;&quot;&quot;)">
            <text:p/>
          </table:table-cell>
          <table:table-cell table:formula="of:=IFERROR(([.N524]-[.N$619])/([.N$620]-[.N$619])*100;&quot;&quot;)">
            <text:p/>
          </table:table-cell>
          <table:table-cell table:formula="of:=IFERROR(([.O524]-[.O$619])/([.O$620]-[.O$619])*100;&quot;&quot;)">
            <text:p/>
          </table:table-cell>
          <table:table-cell table:formula="of:=IFERROR(([.P524]-[.P$619])/([.P$620]-[.P$619])*100;&quot;&quot;)">
            <text:p/>
          </table:table-cell>
          <table:table-cell table:formula="of:=IFERROR(([.Q524]-[.Q$619])/([.Q$620]-[.Q$619])*100;&quot;&quot;)">
            <text:p/>
          </table:table-cell>
        </table:table-row>
        <table:table-row table:style-name="ro1">
          <table:table-cell office:value-type="float" office:value="1208.36" calcext:value-type="float">
            <text:p>1208.3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81" calcext:value-type="float">
            <text:p>81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208.36" calcext:value-type="float">
            <text:p>1208.36</text:p>
          </table:table-cell>
          <table:table-cell table:formula="of:=IFERROR(([.B525]-[.B$619])/([.B$620]-[.B$619])*100;&quot;&quot;)">
            <text:p/>
          </table:table-cell>
          <table:table-cell table:formula="of:=IFERROR(([.C525]-[.C$619])/([.C$620]-[.C$619])*100;&quot;&quot;)">
            <text:p/>
          </table:table-cell>
          <table:table-cell table:formula="of:=IFERROR(([.D525]-[.D$619])/([.D$620]-[.D$619])*100;&quot;&quot;)" office:value-type="float" office:value="81" calcext:value-type="float">
            <text:p>81</text:p>
          </table:table-cell>
          <table:table-cell table:formula="of:=IFERROR(([.E525]-[.E$619])/([.E$620]-[.E$619])*100;&quot;&quot;)">
            <text:p/>
          </table:table-cell>
          <table:table-cell table:formula="of:=IFERROR(([.F525]-[.F$619])/([.F$620]-[.F$619])*100;&quot;&quot;)">
            <text:p/>
          </table:table-cell>
          <table:table-cell table:formula="of:=IFERROR(([.G525]-[.G$619])/([.G$620]-[.G$619])*100;&quot;&quot;)">
            <text:p/>
          </table:table-cell>
          <table:table-cell table:formula="of:=IFERROR(([.H525]-[.H$619])/([.H$620]-[.H$619])*100;&quot;&quot;)">
            <text:p/>
          </table:table-cell>
          <table:table-cell table:formula="of:=IFERROR(([.I525]-[.I$619])/([.I$620]-[.I$619])*100;&quot;&quot;)">
            <text:p/>
          </table:table-cell>
          <table:table-cell table:formula="of:=IFERROR(([.J525]-[.J$619])/([.J$620]-[.J$619])*100;&quot;&quot;)">
            <text:p/>
          </table:table-cell>
          <table:table-cell table:formula="of:=IFERROR(([.K525]-[.K$619])/([.K$620]-[.K$619])*100;&quot;&quot;)">
            <text:p/>
          </table:table-cell>
          <table:table-cell table:formula="of:=IFERROR(([.L525]-[.L$619])/([.L$620]-[.L$619])*100;&quot;&quot;)">
            <text:p/>
          </table:table-cell>
          <table:table-cell table:formula="of:=IFERROR(([.M525]-[.M$619])/([.M$620]-[.M$619])*100;&quot;&quot;)">
            <text:p/>
          </table:table-cell>
          <table:table-cell table:formula="of:=IFERROR(([.N525]-[.N$619])/([.N$620]-[.N$619])*100;&quot;&quot;)">
            <text:p/>
          </table:table-cell>
          <table:table-cell table:formula="of:=IFERROR(([.O525]-[.O$619])/([.O$620]-[.O$619])*100;&quot;&quot;)">
            <text:p/>
          </table:table-cell>
          <table:table-cell table:formula="of:=IFERROR(([.P525]-[.P$619])/([.P$620]-[.P$619])*100;&quot;&quot;)">
            <text:p/>
          </table:table-cell>
          <table:table-cell table:formula="of:=IFERROR(([.Q525]-[.Q$619])/([.Q$620]-[.Q$619])*100;&quot;&quot;)">
            <text:p/>
          </table:table-cell>
        </table:table-row>
        <table:table-row table:style-name="ro1">
          <table:table-cell office:value-type="float" office:value="1208.672" calcext:value-type="float">
            <text:p>1208.67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82" calcext:value-type="float">
            <text:p>82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208.672" calcext:value-type="float">
            <text:p>1208.672</text:p>
          </table:table-cell>
          <table:table-cell table:formula="of:=IFERROR(([.B526]-[.B$619])/([.B$620]-[.B$619])*100;&quot;&quot;)">
            <text:p/>
          </table:table-cell>
          <table:table-cell table:formula="of:=IFERROR(([.C526]-[.C$619])/([.C$620]-[.C$619])*100;&quot;&quot;)">
            <text:p/>
          </table:table-cell>
          <table:table-cell table:formula="of:=IFERROR(([.D526]-[.D$619])/([.D$620]-[.D$619])*100;&quot;&quot;)" office:value-type="float" office:value="82" calcext:value-type="float">
            <text:p>82</text:p>
          </table:table-cell>
          <table:table-cell table:formula="of:=IFERROR(([.E526]-[.E$619])/([.E$620]-[.E$619])*100;&quot;&quot;)">
            <text:p/>
          </table:table-cell>
          <table:table-cell table:formula="of:=IFERROR(([.F526]-[.F$619])/([.F$620]-[.F$619])*100;&quot;&quot;)">
            <text:p/>
          </table:table-cell>
          <table:table-cell table:formula="of:=IFERROR(([.G526]-[.G$619])/([.G$620]-[.G$619])*100;&quot;&quot;)">
            <text:p/>
          </table:table-cell>
          <table:table-cell table:formula="of:=IFERROR(([.H526]-[.H$619])/([.H$620]-[.H$619])*100;&quot;&quot;)">
            <text:p/>
          </table:table-cell>
          <table:table-cell table:formula="of:=IFERROR(([.I526]-[.I$619])/([.I$620]-[.I$619])*100;&quot;&quot;)">
            <text:p/>
          </table:table-cell>
          <table:table-cell table:formula="of:=IFERROR(([.J526]-[.J$619])/([.J$620]-[.J$619])*100;&quot;&quot;)">
            <text:p/>
          </table:table-cell>
          <table:table-cell table:formula="of:=IFERROR(([.K526]-[.K$619])/([.K$620]-[.K$619])*100;&quot;&quot;)">
            <text:p/>
          </table:table-cell>
          <table:table-cell table:formula="of:=IFERROR(([.L526]-[.L$619])/([.L$620]-[.L$619])*100;&quot;&quot;)">
            <text:p/>
          </table:table-cell>
          <table:table-cell table:formula="of:=IFERROR(([.M526]-[.M$619])/([.M$620]-[.M$619])*100;&quot;&quot;)">
            <text:p/>
          </table:table-cell>
          <table:table-cell table:formula="of:=IFERROR(([.N526]-[.N$619])/([.N$620]-[.N$619])*100;&quot;&quot;)">
            <text:p/>
          </table:table-cell>
          <table:table-cell table:formula="of:=IFERROR(([.O526]-[.O$619])/([.O$620]-[.O$619])*100;&quot;&quot;)">
            <text:p/>
          </table:table-cell>
          <table:table-cell table:formula="of:=IFERROR(([.P526]-[.P$619])/([.P$620]-[.P$619])*100;&quot;&quot;)">
            <text:p/>
          </table:table-cell>
          <table:table-cell table:formula="of:=IFERROR(([.Q526]-[.Q$619])/([.Q$620]-[.Q$619])*100;&quot;&quot;)">
            <text:p/>
          </table:table-cell>
        </table:table-row>
        <table:table-row table:style-name="ro1">
          <table:table-cell office:value-type="float" office:value="1209.308" calcext:value-type="float">
            <text:p>1209.308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83" calcext:value-type="float">
            <text:p>83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209.308" calcext:value-type="float">
            <text:p>1209.308</text:p>
          </table:table-cell>
          <table:table-cell table:formula="of:=IFERROR(([.B527]-[.B$619])/([.B$620]-[.B$619])*100;&quot;&quot;)">
            <text:p/>
          </table:table-cell>
          <table:table-cell table:formula="of:=IFERROR(([.C527]-[.C$619])/([.C$620]-[.C$619])*100;&quot;&quot;)">
            <text:p/>
          </table:table-cell>
          <table:table-cell table:formula="of:=IFERROR(([.D527]-[.D$619])/([.D$620]-[.D$619])*100;&quot;&quot;)" office:value-type="float" office:value="83" calcext:value-type="float">
            <text:p>83</text:p>
          </table:table-cell>
          <table:table-cell table:formula="of:=IFERROR(([.E527]-[.E$619])/([.E$620]-[.E$619])*100;&quot;&quot;)">
            <text:p/>
          </table:table-cell>
          <table:table-cell table:formula="of:=IFERROR(([.F527]-[.F$619])/([.F$620]-[.F$619])*100;&quot;&quot;)">
            <text:p/>
          </table:table-cell>
          <table:table-cell table:formula="of:=IFERROR(([.G527]-[.G$619])/([.G$620]-[.G$619])*100;&quot;&quot;)">
            <text:p/>
          </table:table-cell>
          <table:table-cell table:formula="of:=IFERROR(([.H527]-[.H$619])/([.H$620]-[.H$619])*100;&quot;&quot;)">
            <text:p/>
          </table:table-cell>
          <table:table-cell table:formula="of:=IFERROR(([.I527]-[.I$619])/([.I$620]-[.I$619])*100;&quot;&quot;)">
            <text:p/>
          </table:table-cell>
          <table:table-cell table:formula="of:=IFERROR(([.J527]-[.J$619])/([.J$620]-[.J$619])*100;&quot;&quot;)">
            <text:p/>
          </table:table-cell>
          <table:table-cell table:formula="of:=IFERROR(([.K527]-[.K$619])/([.K$620]-[.K$619])*100;&quot;&quot;)">
            <text:p/>
          </table:table-cell>
          <table:table-cell table:formula="of:=IFERROR(([.L527]-[.L$619])/([.L$620]-[.L$619])*100;&quot;&quot;)">
            <text:p/>
          </table:table-cell>
          <table:table-cell table:formula="of:=IFERROR(([.M527]-[.M$619])/([.M$620]-[.M$619])*100;&quot;&quot;)">
            <text:p/>
          </table:table-cell>
          <table:table-cell table:formula="of:=IFERROR(([.N527]-[.N$619])/([.N$620]-[.N$619])*100;&quot;&quot;)">
            <text:p/>
          </table:table-cell>
          <table:table-cell table:formula="of:=IFERROR(([.O527]-[.O$619])/([.O$620]-[.O$619])*100;&quot;&quot;)">
            <text:p/>
          </table:table-cell>
          <table:table-cell table:formula="of:=IFERROR(([.P527]-[.P$619])/([.P$620]-[.P$619])*100;&quot;&quot;)">
            <text:p/>
          </table:table-cell>
          <table:table-cell table:formula="of:=IFERROR(([.Q527]-[.Q$619])/([.Q$620]-[.Q$619])*100;&quot;&quot;)">
            <text:p/>
          </table:table-cell>
        </table:table-row>
        <table:table-row table:style-name="ro1">
          <table:table-cell office:value-type="float" office:value="1210.096" calcext:value-type="float">
            <text:p>1210.09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1210.096" calcext:value-type="float">
            <text:p>1210.096</text:p>
          </table:table-cell>
          <table:table-cell table:formula="of:=IFERROR(([.B528]-[.B$619])/([.B$620]-[.B$619])*100;&quot;&quot;)">
            <text:p/>
          </table:table-cell>
          <table:table-cell table:formula="of:=IFERROR(([.C528]-[.C$619])/([.C$620]-[.C$619])*100;&quot;&quot;)">
            <text:p/>
          </table:table-cell>
          <table:table-cell table:formula="of:=IFERROR(([.D528]-[.D$619])/([.D$620]-[.D$619])*100;&quot;&quot;)" office:value-type="float" office:value="84" calcext:value-type="float">
            <text:p>84</text:p>
          </table:table-cell>
          <table:table-cell table:formula="of:=IFERROR(([.E528]-[.E$619])/([.E$620]-[.E$619])*100;&quot;&quot;)" office:value-type="float" office:value="25.9259259259259" calcext:value-type="float">
            <text:p>25.9259259259</text:p>
          </table:table-cell>
          <table:table-cell table:formula="of:=IFERROR(([.F528]-[.F$619])/([.F$620]-[.F$619])*100;&quot;&quot;)">
            <text:p/>
          </table:table-cell>
          <table:table-cell table:formula="of:=IFERROR(([.G528]-[.G$619])/([.G$620]-[.G$619])*100;&quot;&quot;)">
            <text:p/>
          </table:table-cell>
          <table:table-cell table:formula="of:=IFERROR(([.H528]-[.H$619])/([.H$620]-[.H$619])*100;&quot;&quot;)">
            <text:p/>
          </table:table-cell>
          <table:table-cell table:formula="of:=IFERROR(([.I528]-[.I$619])/([.I$620]-[.I$619])*100;&quot;&quot;)">
            <text:p/>
          </table:table-cell>
          <table:table-cell table:formula="of:=IFERROR(([.J528]-[.J$619])/([.J$620]-[.J$619])*100;&quot;&quot;)">
            <text:p/>
          </table:table-cell>
          <table:table-cell table:formula="of:=IFERROR(([.K528]-[.K$619])/([.K$620]-[.K$619])*100;&quot;&quot;)">
            <text:p/>
          </table:table-cell>
          <table:table-cell table:formula="of:=IFERROR(([.L528]-[.L$619])/([.L$620]-[.L$619])*100;&quot;&quot;)">
            <text:p/>
          </table:table-cell>
          <table:table-cell table:formula="of:=IFERROR(([.M528]-[.M$619])/([.M$620]-[.M$619])*100;&quot;&quot;)">
            <text:p/>
          </table:table-cell>
          <table:table-cell table:formula="of:=IFERROR(([.N528]-[.N$619])/([.N$620]-[.N$619])*100;&quot;&quot;)">
            <text:p/>
          </table:table-cell>
          <table:table-cell table:formula="of:=IFERROR(([.O528]-[.O$619])/([.O$620]-[.O$619])*100;&quot;&quot;)">
            <text:p/>
          </table:table-cell>
          <table:table-cell table:formula="of:=IFERROR(([.P528]-[.P$619])/([.P$620]-[.P$619])*100;&quot;&quot;)">
            <text:p/>
          </table:table-cell>
          <table:table-cell table:formula="of:=IFERROR(([.Q528]-[.Q$619])/([.Q$620]-[.Q$619])*100;&quot;&quot;)">
            <text:p/>
          </table:table-cell>
        </table:table-row>
        <table:table-row table:style-name="ro1">
          <table:table-cell office:value-type="float" office:value="1210.554" calcext:value-type="float">
            <text:p>1210.554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85" calcext:value-type="float">
            <text:p>85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210.554" calcext:value-type="float">
            <text:p>1210.554</text:p>
          </table:table-cell>
          <table:table-cell table:formula="of:=IFERROR(([.B529]-[.B$619])/([.B$620]-[.B$619])*100;&quot;&quot;)">
            <text:p/>
          </table:table-cell>
          <table:table-cell table:formula="of:=IFERROR(([.C529]-[.C$619])/([.C$620]-[.C$619])*100;&quot;&quot;)">
            <text:p/>
          </table:table-cell>
          <table:table-cell table:formula="of:=IFERROR(([.D529]-[.D$619])/([.D$620]-[.D$619])*100;&quot;&quot;)" office:value-type="float" office:value="85" calcext:value-type="float">
            <text:p>85</text:p>
          </table:table-cell>
          <table:table-cell table:formula="of:=IFERROR(([.E529]-[.E$619])/([.E$620]-[.E$619])*100;&quot;&quot;)">
            <text:p/>
          </table:table-cell>
          <table:table-cell table:formula="of:=IFERROR(([.F529]-[.F$619])/([.F$620]-[.F$619])*100;&quot;&quot;)">
            <text:p/>
          </table:table-cell>
          <table:table-cell table:formula="of:=IFERROR(([.G529]-[.G$619])/([.G$620]-[.G$619])*100;&quot;&quot;)">
            <text:p/>
          </table:table-cell>
          <table:table-cell table:formula="of:=IFERROR(([.H529]-[.H$619])/([.H$620]-[.H$619])*100;&quot;&quot;)">
            <text:p/>
          </table:table-cell>
          <table:table-cell table:formula="of:=IFERROR(([.I529]-[.I$619])/([.I$620]-[.I$619])*100;&quot;&quot;)">
            <text:p/>
          </table:table-cell>
          <table:table-cell table:formula="of:=IFERROR(([.J529]-[.J$619])/([.J$620]-[.J$619])*100;&quot;&quot;)">
            <text:p/>
          </table:table-cell>
          <table:table-cell table:formula="of:=IFERROR(([.K529]-[.K$619])/([.K$620]-[.K$619])*100;&quot;&quot;)">
            <text:p/>
          </table:table-cell>
          <table:table-cell table:formula="of:=IFERROR(([.L529]-[.L$619])/([.L$620]-[.L$619])*100;&quot;&quot;)">
            <text:p/>
          </table:table-cell>
          <table:table-cell table:formula="of:=IFERROR(([.M529]-[.M$619])/([.M$620]-[.M$619])*100;&quot;&quot;)">
            <text:p/>
          </table:table-cell>
          <table:table-cell table:formula="of:=IFERROR(([.N529]-[.N$619])/([.N$620]-[.N$619])*100;&quot;&quot;)">
            <text:p/>
          </table:table-cell>
          <table:table-cell table:formula="of:=IFERROR(([.O529]-[.O$619])/([.O$620]-[.O$619])*100;&quot;&quot;)">
            <text:p/>
          </table:table-cell>
          <table:table-cell table:formula="of:=IFERROR(([.P529]-[.P$619])/([.P$620]-[.P$619])*100;&quot;&quot;)">
            <text:p/>
          </table:table-cell>
          <table:table-cell table:formula="of:=IFERROR(([.Q529]-[.Q$619])/([.Q$620]-[.Q$619])*100;&quot;&quot;)">
            <text:p/>
          </table:table-cell>
        </table:table-row>
        <table:table-row table:style-name="ro1">
          <table:table-cell office:value-type="float" office:value="1211.176" calcext:value-type="float">
            <text:p>1211.17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86" calcext:value-type="float">
            <text:p>86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211.176" calcext:value-type="float">
            <text:p>1211.176</text:p>
          </table:table-cell>
          <table:table-cell table:formula="of:=IFERROR(([.B530]-[.B$619])/([.B$620]-[.B$619])*100;&quot;&quot;)">
            <text:p/>
          </table:table-cell>
          <table:table-cell table:formula="of:=IFERROR(([.C530]-[.C$619])/([.C$620]-[.C$619])*100;&quot;&quot;)">
            <text:p/>
          </table:table-cell>
          <table:table-cell table:formula="of:=IFERROR(([.D530]-[.D$619])/([.D$620]-[.D$619])*100;&quot;&quot;)" office:value-type="float" office:value="86" calcext:value-type="float">
            <text:p>86</text:p>
          </table:table-cell>
          <table:table-cell table:formula="of:=IFERROR(([.E530]-[.E$619])/([.E$620]-[.E$619])*100;&quot;&quot;)">
            <text:p/>
          </table:table-cell>
          <table:table-cell table:formula="of:=IFERROR(([.F530]-[.F$619])/([.F$620]-[.F$619])*100;&quot;&quot;)">
            <text:p/>
          </table:table-cell>
          <table:table-cell table:formula="of:=IFERROR(([.G530]-[.G$619])/([.G$620]-[.G$619])*100;&quot;&quot;)">
            <text:p/>
          </table:table-cell>
          <table:table-cell table:formula="of:=IFERROR(([.H530]-[.H$619])/([.H$620]-[.H$619])*100;&quot;&quot;)">
            <text:p/>
          </table:table-cell>
          <table:table-cell table:formula="of:=IFERROR(([.I530]-[.I$619])/([.I$620]-[.I$619])*100;&quot;&quot;)">
            <text:p/>
          </table:table-cell>
          <table:table-cell table:formula="of:=IFERROR(([.J530]-[.J$619])/([.J$620]-[.J$619])*100;&quot;&quot;)">
            <text:p/>
          </table:table-cell>
          <table:table-cell table:formula="of:=IFERROR(([.K530]-[.K$619])/([.K$620]-[.K$619])*100;&quot;&quot;)">
            <text:p/>
          </table:table-cell>
          <table:table-cell table:formula="of:=IFERROR(([.L530]-[.L$619])/([.L$620]-[.L$619])*100;&quot;&quot;)">
            <text:p/>
          </table:table-cell>
          <table:table-cell table:formula="of:=IFERROR(([.M530]-[.M$619])/([.M$620]-[.M$619])*100;&quot;&quot;)">
            <text:p/>
          </table:table-cell>
          <table:table-cell table:formula="of:=IFERROR(([.N530]-[.N$619])/([.N$620]-[.N$619])*100;&quot;&quot;)">
            <text:p/>
          </table:table-cell>
          <table:table-cell table:formula="of:=IFERROR(([.O530]-[.O$619])/([.O$620]-[.O$619])*100;&quot;&quot;)">
            <text:p/>
          </table:table-cell>
          <table:table-cell table:formula="of:=IFERROR(([.P530]-[.P$619])/([.P$620]-[.P$619])*100;&quot;&quot;)">
            <text:p/>
          </table:table-cell>
          <table:table-cell table:formula="of:=IFERROR(([.Q530]-[.Q$619])/([.Q$620]-[.Q$619])*100;&quot;&quot;)">
            <text:p/>
          </table:table-cell>
        </table:table-row>
        <table:table-row table:style-name="ro1">
          <table:table-cell office:value-type="float" office:value="1211.798" calcext:value-type="float">
            <text:p>1211.798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87" calcext:value-type="float">
            <text:p>87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float" office:value="1211.798" calcext:value-type="float">
            <text:p>1211.798</text:p>
          </table:table-cell>
          <table:table-cell table:formula="of:=IFERROR(([.B531]-[.B$619])/([.B$620]-[.B$619])*100;&quot;&quot;)">
            <text:p/>
          </table:table-cell>
          <table:table-cell table:formula="of:=IFERROR(([.C531]-[.C$619])/([.C$620]-[.C$619])*100;&quot;&quot;)">
            <text:p/>
          </table:table-cell>
          <table:table-cell table:formula="of:=IFERROR(([.D531]-[.D$619])/([.D$620]-[.D$619])*100;&quot;&quot;)" office:value-type="float" office:value="87" calcext:value-type="float">
            <text:p>87</text:p>
          </table:table-cell>
          <table:table-cell table:formula="of:=IFERROR(([.E531]-[.E$619])/([.E$620]-[.E$619])*100;&quot;&quot;)">
            <text:p/>
          </table:table-cell>
          <table:table-cell table:formula="of:=IFERROR(([.F531]-[.F$619])/([.F$620]-[.F$619])*100;&quot;&quot;)">
            <text:p/>
          </table:table-cell>
          <table:table-cell table:formula="of:=IFERROR(([.G531]-[.G$619])/([.G$620]-[.G$619])*100;&quot;&quot;)">
            <text:p/>
          </table:table-cell>
          <table:table-cell table:formula="of:=IFERROR(([.H531]-[.H$619])/([.H$620]-[.H$619])*100;&quot;&quot;)">
            <text:p/>
          </table:table-cell>
          <table:table-cell table:formula="of:=IFERROR(([.I531]-[.I$619])/([.I$620]-[.I$619])*100;&quot;&quot;)">
            <text:p/>
          </table:table-cell>
          <table:table-cell table:formula="of:=IFERROR(([.J531]-[.J$619])/([.J$620]-[.J$619])*100;&quot;&quot;)">
            <text:p/>
          </table:table-cell>
          <table:table-cell table:formula="of:=IFERROR(([.K531]-[.K$619])/([.K$620]-[.K$619])*100;&quot;&quot;)">
            <text:p/>
          </table:table-cell>
          <table:table-cell table:formula="of:=IFERROR(([.L531]-[.L$619])/([.L$620]-[.L$619])*100;&quot;&quot;)" office:value-type="float" office:value="26.3157894736842" calcext:value-type="float">
            <text:p>26.3157894737</text:p>
          </table:table-cell>
          <table:table-cell table:formula="of:=IFERROR(([.M531]-[.M$619])/([.M$620]-[.M$619])*100;&quot;&quot;)">
            <text:p/>
          </table:table-cell>
          <table:table-cell table:formula="of:=IFERROR(([.N531]-[.N$619])/([.N$620]-[.N$619])*100;&quot;&quot;)">
            <text:p/>
          </table:table-cell>
          <table:table-cell table:formula="of:=IFERROR(([.O531]-[.O$619])/([.O$620]-[.O$619])*100;&quot;&quot;)">
            <text:p/>
          </table:table-cell>
          <table:table-cell table:formula="of:=IFERROR(([.P531]-[.P$619])/([.P$620]-[.P$619])*100;&quot;&quot;)">
            <text:p/>
          </table:table-cell>
          <table:table-cell table:formula="of:=IFERROR(([.Q531]-[.Q$619])/([.Q$620]-[.Q$619])*100;&quot;&quot;)">
            <text:p/>
          </table:table-cell>
        </table:table-row>
        <table:table-row table:style-name="ro1">
          <table:table-cell office:value-type="float" office:value="1212.538" calcext:value-type="float">
            <text:p>1212.538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2"/>
          <table:table-cell office:value-type="float" office:value="1212.538" calcext:value-type="float">
            <text:p>1212.538</text:p>
          </table:table-cell>
          <table:table-cell table:formula="of:=IFERROR(([.B532]-[.B$619])/([.B$620]-[.B$619])*100;&quot;&quot;)">
            <text:p/>
          </table:table-cell>
          <table:table-cell table:formula="of:=IFERROR(([.C532]-[.C$619])/([.C$620]-[.C$619])*100;&quot;&quot;)">
            <text:p/>
          </table:table-cell>
          <table:table-cell table:formula="of:=IFERROR(([.D532]-[.D$619])/([.D$620]-[.D$619])*100;&quot;&quot;)" office:value-type="float" office:value="88" calcext:value-type="float">
            <text:p>88</text:p>
          </table:table-cell>
          <table:table-cell table:formula="of:=IFERROR(([.E532]-[.E$619])/([.E$620]-[.E$619])*100;&quot;&quot;)">
            <text:p/>
          </table:table-cell>
          <table:table-cell table:formula="of:=IFERROR(([.F532]-[.F$619])/([.F$620]-[.F$619])*100;&quot;&quot;)">
            <text:p/>
          </table:table-cell>
          <table:table-cell table:formula="of:=IFERROR(([.G532]-[.G$619])/([.G$620]-[.G$619])*100;&quot;&quot;)">
            <text:p/>
          </table:table-cell>
          <table:table-cell table:formula="of:=IFERROR(([.H532]-[.H$619])/([.H$620]-[.H$619])*100;&quot;&quot;)" office:value-type="float" office:value="41.1764705882353" calcext:value-type="float">
            <text:p>41.1764705882</text:p>
          </table:table-cell>
          <table:table-cell table:formula="of:=IFERROR(([.I532]-[.I$619])/([.I$620]-[.I$619])*100;&quot;&quot;)">
            <text:p/>
          </table:table-cell>
          <table:table-cell table:formula="of:=IFERROR(([.J532]-[.J$619])/([.J$620]-[.J$619])*100;&quot;&quot;)">
            <text:p/>
          </table:table-cell>
          <table:table-cell table:formula="of:=IFERROR(([.K532]-[.K$619])/([.K$620]-[.K$619])*100;&quot;&quot;)">
            <text:p/>
          </table:table-cell>
          <table:table-cell table:formula="of:=IFERROR(([.L532]-[.L$619])/([.L$620]-[.L$619])*100;&quot;&quot;)">
            <text:p/>
          </table:table-cell>
          <table:table-cell table:formula="of:=IFERROR(([.M532]-[.M$619])/([.M$620]-[.M$619])*100;&quot;&quot;)">
            <text:p/>
          </table:table-cell>
          <table:table-cell table:formula="of:=IFERROR(([.N532]-[.N$619])/([.N$620]-[.N$619])*100;&quot;&quot;)">
            <text:p/>
          </table:table-cell>
          <table:table-cell table:formula="of:=IFERROR(([.O532]-[.O$619])/([.O$620]-[.O$619])*100;&quot;&quot;)">
            <text:p/>
          </table:table-cell>
          <table:table-cell table:formula="of:=IFERROR(([.P532]-[.P$619])/([.P$620]-[.P$619])*100;&quot;&quot;)">
            <text:p/>
          </table:table-cell>
          <table:table-cell table:formula="of:=IFERROR(([.Q532]-[.Q$619])/([.Q$620]-[.Q$619])*100;&quot;&quot;)">
            <text:p/>
          </table:table-cell>
        </table:table-row>
        <table:table-row table:style-name="ro1">
          <table:table-cell office:value-type="float" office:value="1213.322" calcext:value-type="float">
            <text:p>1213.32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89" calcext:value-type="float">
            <text:p>89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213.322" calcext:value-type="float">
            <text:p>1213.322</text:p>
          </table:table-cell>
          <table:table-cell table:formula="of:=IFERROR(([.B533]-[.B$619])/([.B$620]-[.B$619])*100;&quot;&quot;)">
            <text:p/>
          </table:table-cell>
          <table:table-cell table:formula="of:=IFERROR(([.C533]-[.C$619])/([.C$620]-[.C$619])*100;&quot;&quot;)">
            <text:p/>
          </table:table-cell>
          <table:table-cell table:formula="of:=IFERROR(([.D533]-[.D$619])/([.D$620]-[.D$619])*100;&quot;&quot;)" office:value-type="float" office:value="89" calcext:value-type="float">
            <text:p>89</text:p>
          </table:table-cell>
          <table:table-cell table:formula="of:=IFERROR(([.E533]-[.E$619])/([.E$620]-[.E$619])*100;&quot;&quot;)">
            <text:p/>
          </table:table-cell>
          <table:table-cell table:formula="of:=IFERROR(([.F533]-[.F$619])/([.F$620]-[.F$619])*100;&quot;&quot;)">
            <text:p/>
          </table:table-cell>
          <table:table-cell table:formula="of:=IFERROR(([.G533]-[.G$619])/([.G$620]-[.G$619])*100;&quot;&quot;)">
            <text:p/>
          </table:table-cell>
          <table:table-cell table:formula="of:=IFERROR(([.H533]-[.H$619])/([.H$620]-[.H$619])*100;&quot;&quot;)">
            <text:p/>
          </table:table-cell>
          <table:table-cell table:formula="of:=IFERROR(([.I533]-[.I$619])/([.I$620]-[.I$619])*100;&quot;&quot;)">
            <text:p/>
          </table:table-cell>
          <table:table-cell table:formula="of:=IFERROR(([.J533]-[.J$619])/([.J$620]-[.J$619])*100;&quot;&quot;)">
            <text:p/>
          </table:table-cell>
          <table:table-cell table:formula="of:=IFERROR(([.K533]-[.K$619])/([.K$620]-[.K$619])*100;&quot;&quot;)">
            <text:p/>
          </table:table-cell>
          <table:table-cell table:formula="of:=IFERROR(([.L533]-[.L$619])/([.L$620]-[.L$619])*100;&quot;&quot;)">
            <text:p/>
          </table:table-cell>
          <table:table-cell table:formula="of:=IFERROR(([.M533]-[.M$619])/([.M$620]-[.M$619])*100;&quot;&quot;)">
            <text:p/>
          </table:table-cell>
          <table:table-cell table:formula="of:=IFERROR(([.N533]-[.N$619])/([.N$620]-[.N$619])*100;&quot;&quot;)">
            <text:p/>
          </table:table-cell>
          <table:table-cell table:formula="of:=IFERROR(([.O533]-[.O$619])/([.O$620]-[.O$619])*100;&quot;&quot;)">
            <text:p/>
          </table:table-cell>
          <table:table-cell table:formula="of:=IFERROR(([.P533]-[.P$619])/([.P$620]-[.P$619])*100;&quot;&quot;)">
            <text:p/>
          </table:table-cell>
          <table:table-cell table:formula="of:=IFERROR(([.Q533]-[.Q$619])/([.Q$620]-[.Q$619])*100;&quot;&quot;)">
            <text:p/>
          </table:table-cell>
        </table:table-row>
        <table:table-row table:style-name="ro1">
          <table:table-cell office:value-type="float" office:value="1213.628" calcext:value-type="float">
            <text:p>1213.628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90" calcext:value-type="float">
            <text:p>90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213.628" calcext:value-type="float">
            <text:p>1213.628</text:p>
          </table:table-cell>
          <table:table-cell table:formula="of:=IFERROR(([.B534]-[.B$619])/([.B$620]-[.B$619])*100;&quot;&quot;)">
            <text:p/>
          </table:table-cell>
          <table:table-cell table:formula="of:=IFERROR(([.C534]-[.C$619])/([.C$620]-[.C$619])*100;&quot;&quot;)">
            <text:p/>
          </table:table-cell>
          <table:table-cell table:formula="of:=IFERROR(([.D534]-[.D$619])/([.D$620]-[.D$619])*100;&quot;&quot;)" office:value-type="float" office:value="90" calcext:value-type="float">
            <text:p>90</text:p>
          </table:table-cell>
          <table:table-cell table:formula="of:=IFERROR(([.E534]-[.E$619])/([.E$620]-[.E$619])*100;&quot;&quot;)">
            <text:p/>
          </table:table-cell>
          <table:table-cell table:formula="of:=IFERROR(([.F534]-[.F$619])/([.F$620]-[.F$619])*100;&quot;&quot;)">
            <text:p/>
          </table:table-cell>
          <table:table-cell table:formula="of:=IFERROR(([.G534]-[.G$619])/([.G$620]-[.G$619])*100;&quot;&quot;)">
            <text:p/>
          </table:table-cell>
          <table:table-cell table:formula="of:=IFERROR(([.H534]-[.H$619])/([.H$620]-[.H$619])*100;&quot;&quot;)">
            <text:p/>
          </table:table-cell>
          <table:table-cell table:formula="of:=IFERROR(([.I534]-[.I$619])/([.I$620]-[.I$619])*100;&quot;&quot;)">
            <text:p/>
          </table:table-cell>
          <table:table-cell table:formula="of:=IFERROR(([.J534]-[.J$619])/([.J$620]-[.J$619])*100;&quot;&quot;)">
            <text:p/>
          </table:table-cell>
          <table:table-cell table:formula="of:=IFERROR(([.K534]-[.K$619])/([.K$620]-[.K$619])*100;&quot;&quot;)">
            <text:p/>
          </table:table-cell>
          <table:table-cell table:formula="of:=IFERROR(([.L534]-[.L$619])/([.L$620]-[.L$619])*100;&quot;&quot;)">
            <text:p/>
          </table:table-cell>
          <table:table-cell table:formula="of:=IFERROR(([.M534]-[.M$619])/([.M$620]-[.M$619])*100;&quot;&quot;)">
            <text:p/>
          </table:table-cell>
          <table:table-cell table:formula="of:=IFERROR(([.N534]-[.N$619])/([.N$620]-[.N$619])*100;&quot;&quot;)">
            <text:p/>
          </table:table-cell>
          <table:table-cell table:formula="of:=IFERROR(([.O534]-[.O$619])/([.O$620]-[.O$619])*100;&quot;&quot;)">
            <text:p/>
          </table:table-cell>
          <table:table-cell table:formula="of:=IFERROR(([.P534]-[.P$619])/([.P$620]-[.P$619])*100;&quot;&quot;)">
            <text:p/>
          </table:table-cell>
          <table:table-cell table:formula="of:=IFERROR(([.Q534]-[.Q$619])/([.Q$620]-[.Q$619])*100;&quot;&quot;)">
            <text:p/>
          </table:table-cell>
        </table:table-row>
        <table:table-row table:style-name="ro1">
          <table:table-cell office:value-type="float" office:value="1214.492" calcext:value-type="float">
            <text:p>1214.49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91" calcext:value-type="float">
            <text:p>91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214.492" calcext:value-type="float">
            <text:p>1214.492</text:p>
          </table:table-cell>
          <table:table-cell table:formula="of:=IFERROR(([.B535]-[.B$619])/([.B$620]-[.B$619])*100;&quot;&quot;)">
            <text:p/>
          </table:table-cell>
          <table:table-cell table:formula="of:=IFERROR(([.C535]-[.C$619])/([.C$620]-[.C$619])*100;&quot;&quot;)">
            <text:p/>
          </table:table-cell>
          <table:table-cell table:formula="of:=IFERROR(([.D535]-[.D$619])/([.D$620]-[.D$619])*100;&quot;&quot;)" office:value-type="float" office:value="91" calcext:value-type="float">
            <text:p>91</text:p>
          </table:table-cell>
          <table:table-cell table:formula="of:=IFERROR(([.E535]-[.E$619])/([.E$620]-[.E$619])*100;&quot;&quot;)">
            <text:p/>
          </table:table-cell>
          <table:table-cell table:formula="of:=IFERROR(([.F535]-[.F$619])/([.F$620]-[.F$619])*100;&quot;&quot;)">
            <text:p/>
          </table:table-cell>
          <table:table-cell table:formula="of:=IFERROR(([.G535]-[.G$619])/([.G$620]-[.G$619])*100;&quot;&quot;)">
            <text:p/>
          </table:table-cell>
          <table:table-cell table:formula="of:=IFERROR(([.H535]-[.H$619])/([.H$620]-[.H$619])*100;&quot;&quot;)">
            <text:p/>
          </table:table-cell>
          <table:table-cell table:formula="of:=IFERROR(([.I535]-[.I$619])/([.I$620]-[.I$619])*100;&quot;&quot;)">
            <text:p/>
          </table:table-cell>
          <table:table-cell table:formula="of:=IFERROR(([.J535]-[.J$619])/([.J$620]-[.J$619])*100;&quot;&quot;)">
            <text:p/>
          </table:table-cell>
          <table:table-cell table:formula="of:=IFERROR(([.K535]-[.K$619])/([.K$620]-[.K$619])*100;&quot;&quot;)">
            <text:p/>
          </table:table-cell>
          <table:table-cell table:formula="of:=IFERROR(([.L535]-[.L$619])/([.L$620]-[.L$619])*100;&quot;&quot;)">
            <text:p/>
          </table:table-cell>
          <table:table-cell table:formula="of:=IFERROR(([.M535]-[.M$619])/([.M$620]-[.M$619])*100;&quot;&quot;)">
            <text:p/>
          </table:table-cell>
          <table:table-cell table:formula="of:=IFERROR(([.N535]-[.N$619])/([.N$620]-[.N$619])*100;&quot;&quot;)">
            <text:p/>
          </table:table-cell>
          <table:table-cell table:formula="of:=IFERROR(([.O535]-[.O$619])/([.O$620]-[.O$619])*100;&quot;&quot;)">
            <text:p/>
          </table:table-cell>
          <table:table-cell table:formula="of:=IFERROR(([.P535]-[.P$619])/([.P$620]-[.P$619])*100;&quot;&quot;)">
            <text:p/>
          </table:table-cell>
          <table:table-cell table:formula="of:=IFERROR(([.Q535]-[.Q$619])/([.Q$620]-[.Q$619])*100;&quot;&quot;)">
            <text:p/>
          </table:table-cell>
        </table:table-row>
        <table:table-row table:style-name="ro1">
          <table:table-cell office:value-type="float" office:value="1214.844" calcext:value-type="float">
            <text:p>1214.844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92" calcext:value-type="float">
            <text:p>92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214.844" calcext:value-type="float">
            <text:p>1214.844</text:p>
          </table:table-cell>
          <table:table-cell table:formula="of:=IFERROR(([.B536]-[.B$619])/([.B$620]-[.B$619])*100;&quot;&quot;)">
            <text:p/>
          </table:table-cell>
          <table:table-cell table:formula="of:=IFERROR(([.C536]-[.C$619])/([.C$620]-[.C$619])*100;&quot;&quot;)">
            <text:p/>
          </table:table-cell>
          <table:table-cell table:formula="of:=IFERROR(([.D536]-[.D$619])/([.D$620]-[.D$619])*100;&quot;&quot;)" office:value-type="float" office:value="92" calcext:value-type="float">
            <text:p>92</text:p>
          </table:table-cell>
          <table:table-cell table:formula="of:=IFERROR(([.E536]-[.E$619])/([.E$620]-[.E$619])*100;&quot;&quot;)">
            <text:p/>
          </table:table-cell>
          <table:table-cell table:formula="of:=IFERROR(([.F536]-[.F$619])/([.F$620]-[.F$619])*100;&quot;&quot;)">
            <text:p/>
          </table:table-cell>
          <table:table-cell table:formula="of:=IFERROR(([.G536]-[.G$619])/([.G$620]-[.G$619])*100;&quot;&quot;)">
            <text:p/>
          </table:table-cell>
          <table:table-cell table:formula="of:=IFERROR(([.H536]-[.H$619])/([.H$620]-[.H$619])*100;&quot;&quot;)">
            <text:p/>
          </table:table-cell>
          <table:table-cell table:formula="of:=IFERROR(([.I536]-[.I$619])/([.I$620]-[.I$619])*100;&quot;&quot;)">
            <text:p/>
          </table:table-cell>
          <table:table-cell table:formula="of:=IFERROR(([.J536]-[.J$619])/([.J$620]-[.J$619])*100;&quot;&quot;)">
            <text:p/>
          </table:table-cell>
          <table:table-cell table:formula="of:=IFERROR(([.K536]-[.K$619])/([.K$620]-[.K$619])*100;&quot;&quot;)">
            <text:p/>
          </table:table-cell>
          <table:table-cell table:formula="of:=IFERROR(([.L536]-[.L$619])/([.L$620]-[.L$619])*100;&quot;&quot;)">
            <text:p/>
          </table:table-cell>
          <table:table-cell table:formula="of:=IFERROR(([.M536]-[.M$619])/([.M$620]-[.M$619])*100;&quot;&quot;)">
            <text:p/>
          </table:table-cell>
          <table:table-cell table:formula="of:=IFERROR(([.N536]-[.N$619])/([.N$620]-[.N$619])*100;&quot;&quot;)">
            <text:p/>
          </table:table-cell>
          <table:table-cell table:formula="of:=IFERROR(([.O536]-[.O$619])/([.O$620]-[.O$619])*100;&quot;&quot;)">
            <text:p/>
          </table:table-cell>
          <table:table-cell table:formula="of:=IFERROR(([.P536]-[.P$619])/([.P$620]-[.P$619])*100;&quot;&quot;)">
            <text:p/>
          </table:table-cell>
          <table:table-cell table:formula="of:=IFERROR(([.Q536]-[.Q$619])/([.Q$620]-[.Q$619])*100;&quot;&quot;)">
            <text:p/>
          </table:table-cell>
        </table:table-row>
        <table:table-row table:style-name="ro1">
          <table:table-cell office:value-type="float" office:value="1215.584" calcext:value-type="float">
            <text:p>1215.584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93" calcext:value-type="float">
            <text:p>93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215.584" calcext:value-type="float">
            <text:p>1215.584</text:p>
          </table:table-cell>
          <table:table-cell table:formula="of:=IFERROR(([.B537]-[.B$619])/([.B$620]-[.B$619])*100;&quot;&quot;)">
            <text:p/>
          </table:table-cell>
          <table:table-cell table:formula="of:=IFERROR(([.C537]-[.C$619])/([.C$620]-[.C$619])*100;&quot;&quot;)">
            <text:p/>
          </table:table-cell>
          <table:table-cell table:formula="of:=IFERROR(([.D537]-[.D$619])/([.D$620]-[.D$619])*100;&quot;&quot;)" office:value-type="float" office:value="93" calcext:value-type="float">
            <text:p>93</text:p>
          </table:table-cell>
          <table:table-cell table:formula="of:=IFERROR(([.E537]-[.E$619])/([.E$620]-[.E$619])*100;&quot;&quot;)">
            <text:p/>
          </table:table-cell>
          <table:table-cell table:formula="of:=IFERROR(([.F537]-[.F$619])/([.F$620]-[.F$619])*100;&quot;&quot;)">
            <text:p/>
          </table:table-cell>
          <table:table-cell table:formula="of:=IFERROR(([.G537]-[.G$619])/([.G$620]-[.G$619])*100;&quot;&quot;)">
            <text:p/>
          </table:table-cell>
          <table:table-cell table:formula="of:=IFERROR(([.H537]-[.H$619])/([.H$620]-[.H$619])*100;&quot;&quot;)">
            <text:p/>
          </table:table-cell>
          <table:table-cell table:formula="of:=IFERROR(([.I537]-[.I$619])/([.I$620]-[.I$619])*100;&quot;&quot;)">
            <text:p/>
          </table:table-cell>
          <table:table-cell table:formula="of:=IFERROR(([.J537]-[.J$619])/([.J$620]-[.J$619])*100;&quot;&quot;)">
            <text:p/>
          </table:table-cell>
          <table:table-cell table:formula="of:=IFERROR(([.K537]-[.K$619])/([.K$620]-[.K$619])*100;&quot;&quot;)">
            <text:p/>
          </table:table-cell>
          <table:table-cell table:formula="of:=IFERROR(([.L537]-[.L$619])/([.L$620]-[.L$619])*100;&quot;&quot;)">
            <text:p/>
          </table:table-cell>
          <table:table-cell table:formula="of:=IFERROR(([.M537]-[.M$619])/([.M$620]-[.M$619])*100;&quot;&quot;)">
            <text:p/>
          </table:table-cell>
          <table:table-cell table:formula="of:=IFERROR(([.N537]-[.N$619])/([.N$620]-[.N$619])*100;&quot;&quot;)">
            <text:p/>
          </table:table-cell>
          <table:table-cell table:formula="of:=IFERROR(([.O537]-[.O$619])/([.O$620]-[.O$619])*100;&quot;&quot;)">
            <text:p/>
          </table:table-cell>
          <table:table-cell table:formula="of:=IFERROR(([.P537]-[.P$619])/([.P$620]-[.P$619])*100;&quot;&quot;)">
            <text:p/>
          </table:table-cell>
          <table:table-cell table:formula="of:=IFERROR(([.Q537]-[.Q$619])/([.Q$620]-[.Q$619])*100;&quot;&quot;)">
            <text:p/>
          </table:table-cell>
        </table:table-row>
        <table:table-row table:style-name="ro1">
          <table:table-cell office:value-type="float" office:value="1216.314" calcext:value-type="float">
            <text:p>1216.314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94" calcext:value-type="float">
            <text:p>94</text:p>
          </table:table-cell>
          <table:table-cell office:value-type="float" office:value="20" calcext:value-type="float">
            <text:p>20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1216.314" calcext:value-type="float">
            <text:p>1216.314</text:p>
          </table:table-cell>
          <table:table-cell table:formula="of:=IFERROR(([.B538]-[.B$619])/([.B$620]-[.B$619])*100;&quot;&quot;)">
            <text:p/>
          </table:table-cell>
          <table:table-cell table:formula="of:=IFERROR(([.C538]-[.C$619])/([.C$620]-[.C$619])*100;&quot;&quot;)">
            <text:p/>
          </table:table-cell>
          <table:table-cell table:formula="of:=IFERROR(([.D538]-[.D$619])/([.D$620]-[.D$619])*100;&quot;&quot;)" office:value-type="float" office:value="94" calcext:value-type="float">
            <text:p>94</text:p>
          </table:table-cell>
          <table:table-cell table:formula="of:=IFERROR(([.E538]-[.E$619])/([.E$620]-[.E$619])*100;&quot;&quot;)" office:value-type="float" office:value="29.6296296296296" calcext:value-type="float">
            <text:p>29.6296296296</text:p>
          </table:table-cell>
          <table:table-cell table:formula="of:=IFERROR(([.F538]-[.F$619])/([.F$620]-[.F$619])*100;&quot;&quot;)">
            <text:p/>
          </table:table-cell>
          <table:table-cell table:formula="of:=IFERROR(([.G538]-[.G$619])/([.G$620]-[.G$619])*100;&quot;&quot;)">
            <text:p/>
          </table:table-cell>
          <table:table-cell table:formula="of:=IFERROR(([.H538]-[.H$619])/([.H$620]-[.H$619])*100;&quot;&quot;)">
            <text:p/>
          </table:table-cell>
          <table:table-cell table:formula="of:=IFERROR(([.I538]-[.I$619])/([.I$620]-[.I$619])*100;&quot;&quot;)">
            <text:p/>
          </table:table-cell>
          <table:table-cell table:formula="of:=IFERROR(([.J538]-[.J$619])/([.J$620]-[.J$619])*100;&quot;&quot;)">
            <text:p/>
          </table:table-cell>
          <table:table-cell table:formula="of:=IFERROR(([.K538]-[.K$619])/([.K$620]-[.K$619])*100;&quot;&quot;)">
            <text:p/>
          </table:table-cell>
          <table:table-cell table:formula="of:=IFERROR(([.L538]-[.L$619])/([.L$620]-[.L$619])*100;&quot;&quot;)">
            <text:p/>
          </table:table-cell>
          <table:table-cell table:formula="of:=IFERROR(([.M538]-[.M$619])/([.M$620]-[.M$619])*100;&quot;&quot;)">
            <text:p/>
          </table:table-cell>
          <table:table-cell table:formula="of:=IFERROR(([.N538]-[.N$619])/([.N$620]-[.N$619])*100;&quot;&quot;)">
            <text:p/>
          </table:table-cell>
          <table:table-cell table:formula="of:=IFERROR(([.O538]-[.O$619])/([.O$620]-[.O$619])*100;&quot;&quot;)">
            <text:p/>
          </table:table-cell>
          <table:table-cell table:formula="of:=IFERROR(([.P538]-[.P$619])/([.P$620]-[.P$619])*100;&quot;&quot;)">
            <text:p/>
          </table:table-cell>
          <table:table-cell table:formula="of:=IFERROR(([.Q538]-[.Q$619])/([.Q$620]-[.Q$619])*100;&quot;&quot;)">
            <text:p/>
          </table:table-cell>
        </table:table-row>
        <table:table-row table:style-name="ro1">
          <table:table-cell office:value-type="float" office:value="1216.622" calcext:value-type="float">
            <text:p>1216.62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95" calcext:value-type="float">
            <text:p>95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216.622" calcext:value-type="float">
            <text:p>1216.622</text:p>
          </table:table-cell>
          <table:table-cell table:formula="of:=IFERROR(([.B539]-[.B$619])/([.B$620]-[.B$619])*100;&quot;&quot;)">
            <text:p/>
          </table:table-cell>
          <table:table-cell table:formula="of:=IFERROR(([.C539]-[.C$619])/([.C$620]-[.C$619])*100;&quot;&quot;)">
            <text:p/>
          </table:table-cell>
          <table:table-cell table:formula="of:=IFERROR(([.D539]-[.D$619])/([.D$620]-[.D$619])*100;&quot;&quot;)" office:value-type="float" office:value="95" calcext:value-type="float">
            <text:p>95</text:p>
          </table:table-cell>
          <table:table-cell table:formula="of:=IFERROR(([.E539]-[.E$619])/([.E$620]-[.E$619])*100;&quot;&quot;)">
            <text:p/>
          </table:table-cell>
          <table:table-cell table:formula="of:=IFERROR(([.F539]-[.F$619])/([.F$620]-[.F$619])*100;&quot;&quot;)">
            <text:p/>
          </table:table-cell>
          <table:table-cell table:formula="of:=IFERROR(([.G539]-[.G$619])/([.G$620]-[.G$619])*100;&quot;&quot;)">
            <text:p/>
          </table:table-cell>
          <table:table-cell table:formula="of:=IFERROR(([.H539]-[.H$619])/([.H$620]-[.H$619])*100;&quot;&quot;)">
            <text:p/>
          </table:table-cell>
          <table:table-cell table:formula="of:=IFERROR(([.I539]-[.I$619])/([.I$620]-[.I$619])*100;&quot;&quot;)">
            <text:p/>
          </table:table-cell>
          <table:table-cell table:formula="of:=IFERROR(([.J539]-[.J$619])/([.J$620]-[.J$619])*100;&quot;&quot;)">
            <text:p/>
          </table:table-cell>
          <table:table-cell table:formula="of:=IFERROR(([.K539]-[.K$619])/([.K$620]-[.K$619])*100;&quot;&quot;)">
            <text:p/>
          </table:table-cell>
          <table:table-cell table:formula="of:=IFERROR(([.L539]-[.L$619])/([.L$620]-[.L$619])*100;&quot;&quot;)">
            <text:p/>
          </table:table-cell>
          <table:table-cell table:formula="of:=IFERROR(([.M539]-[.M$619])/([.M$620]-[.M$619])*100;&quot;&quot;)">
            <text:p/>
          </table:table-cell>
          <table:table-cell table:formula="of:=IFERROR(([.N539]-[.N$619])/([.N$620]-[.N$619])*100;&quot;&quot;)">
            <text:p/>
          </table:table-cell>
          <table:table-cell table:formula="of:=IFERROR(([.O539]-[.O$619])/([.O$620]-[.O$619])*100;&quot;&quot;)">
            <text:p/>
          </table:table-cell>
          <table:table-cell table:formula="of:=IFERROR(([.P539]-[.P$619])/([.P$620]-[.P$619])*100;&quot;&quot;)">
            <text:p/>
          </table:table-cell>
          <table:table-cell table:formula="of:=IFERROR(([.Q539]-[.Q$619])/([.Q$620]-[.Q$619])*100;&quot;&quot;)">
            <text:p/>
          </table:table-cell>
        </table:table-row>
        <table:table-row table:style-name="ro1">
          <table:table-cell office:value-type="float" office:value="1217.206" calcext:value-type="float">
            <text:p>1217.20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96" calcext:value-type="float">
            <text:p>96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217.206" calcext:value-type="float">
            <text:p>1217.206</text:p>
          </table:table-cell>
          <table:table-cell table:formula="of:=IFERROR(([.B540]-[.B$619])/([.B$620]-[.B$619])*100;&quot;&quot;)">
            <text:p/>
          </table:table-cell>
          <table:table-cell table:formula="of:=IFERROR(([.C540]-[.C$619])/([.C$620]-[.C$619])*100;&quot;&quot;)">
            <text:p/>
          </table:table-cell>
          <table:table-cell table:formula="of:=IFERROR(([.D540]-[.D$619])/([.D$620]-[.D$619])*100;&quot;&quot;)" office:value-type="float" office:value="96" calcext:value-type="float">
            <text:p>96</text:p>
          </table:table-cell>
          <table:table-cell table:formula="of:=IFERROR(([.E540]-[.E$619])/([.E$620]-[.E$619])*100;&quot;&quot;)">
            <text:p/>
          </table:table-cell>
          <table:table-cell table:formula="of:=IFERROR(([.F540]-[.F$619])/([.F$620]-[.F$619])*100;&quot;&quot;)">
            <text:p/>
          </table:table-cell>
          <table:table-cell table:formula="of:=IFERROR(([.G540]-[.G$619])/([.G$620]-[.G$619])*100;&quot;&quot;)">
            <text:p/>
          </table:table-cell>
          <table:table-cell table:formula="of:=IFERROR(([.H540]-[.H$619])/([.H$620]-[.H$619])*100;&quot;&quot;)">
            <text:p/>
          </table:table-cell>
          <table:table-cell table:formula="of:=IFERROR(([.I540]-[.I$619])/([.I$620]-[.I$619])*100;&quot;&quot;)">
            <text:p/>
          </table:table-cell>
          <table:table-cell table:formula="of:=IFERROR(([.J540]-[.J$619])/([.J$620]-[.J$619])*100;&quot;&quot;)">
            <text:p/>
          </table:table-cell>
          <table:table-cell table:formula="of:=IFERROR(([.K540]-[.K$619])/([.K$620]-[.K$619])*100;&quot;&quot;)">
            <text:p/>
          </table:table-cell>
          <table:table-cell table:formula="of:=IFERROR(([.L540]-[.L$619])/([.L$620]-[.L$619])*100;&quot;&quot;)">
            <text:p/>
          </table:table-cell>
          <table:table-cell table:formula="of:=IFERROR(([.M540]-[.M$619])/([.M$620]-[.M$619])*100;&quot;&quot;)">
            <text:p/>
          </table:table-cell>
          <table:table-cell table:formula="of:=IFERROR(([.N540]-[.N$619])/([.N$620]-[.N$619])*100;&quot;&quot;)">
            <text:p/>
          </table:table-cell>
          <table:table-cell table:formula="of:=IFERROR(([.O540]-[.O$619])/([.O$620]-[.O$619])*100;&quot;&quot;)">
            <text:p/>
          </table:table-cell>
          <table:table-cell table:formula="of:=IFERROR(([.P540]-[.P$619])/([.P$620]-[.P$619])*100;&quot;&quot;)">
            <text:p/>
          </table:table-cell>
          <table:table-cell table:formula="of:=IFERROR(([.Q540]-[.Q$619])/([.Q$620]-[.Q$619])*100;&quot;&quot;)">
            <text:p/>
          </table:table-cell>
        </table:table-row>
        <table:table-row table:style-name="ro1">
          <table:table-cell office:value-type="float" office:value="1217.79" calcext:value-type="float">
            <text:p>1217.79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97" calcext:value-type="float">
            <text:p>97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217.79" calcext:value-type="float">
            <text:p>1217.79</text:p>
          </table:table-cell>
          <table:table-cell table:formula="of:=IFERROR(([.B541]-[.B$619])/([.B$620]-[.B$619])*100;&quot;&quot;)">
            <text:p/>
          </table:table-cell>
          <table:table-cell table:formula="of:=IFERROR(([.C541]-[.C$619])/([.C$620]-[.C$619])*100;&quot;&quot;)">
            <text:p/>
          </table:table-cell>
          <table:table-cell table:formula="of:=IFERROR(([.D541]-[.D$619])/([.D$620]-[.D$619])*100;&quot;&quot;)" office:value-type="float" office:value="97" calcext:value-type="float">
            <text:p>97</text:p>
          </table:table-cell>
          <table:table-cell table:formula="of:=IFERROR(([.E541]-[.E$619])/([.E$620]-[.E$619])*100;&quot;&quot;)">
            <text:p/>
          </table:table-cell>
          <table:table-cell table:formula="of:=IFERROR(([.F541]-[.F$619])/([.F$620]-[.F$619])*100;&quot;&quot;)">
            <text:p/>
          </table:table-cell>
          <table:table-cell table:formula="of:=IFERROR(([.G541]-[.G$619])/([.G$620]-[.G$619])*100;&quot;&quot;)">
            <text:p/>
          </table:table-cell>
          <table:table-cell table:formula="of:=IFERROR(([.H541]-[.H$619])/([.H$620]-[.H$619])*100;&quot;&quot;)">
            <text:p/>
          </table:table-cell>
          <table:table-cell table:formula="of:=IFERROR(([.I541]-[.I$619])/([.I$620]-[.I$619])*100;&quot;&quot;)">
            <text:p/>
          </table:table-cell>
          <table:table-cell table:formula="of:=IFERROR(([.J541]-[.J$619])/([.J$620]-[.J$619])*100;&quot;&quot;)">
            <text:p/>
          </table:table-cell>
          <table:table-cell table:formula="of:=IFERROR(([.K541]-[.K$619])/([.K$620]-[.K$619])*100;&quot;&quot;)">
            <text:p/>
          </table:table-cell>
          <table:table-cell table:formula="of:=IFERROR(([.L541]-[.L$619])/([.L$620]-[.L$619])*100;&quot;&quot;)">
            <text:p/>
          </table:table-cell>
          <table:table-cell table:formula="of:=IFERROR(([.M541]-[.M$619])/([.M$620]-[.M$619])*100;&quot;&quot;)">
            <text:p/>
          </table:table-cell>
          <table:table-cell table:formula="of:=IFERROR(([.N541]-[.N$619])/([.N$620]-[.N$619])*100;&quot;&quot;)">
            <text:p/>
          </table:table-cell>
          <table:table-cell table:formula="of:=IFERROR(([.O541]-[.O$619])/([.O$620]-[.O$619])*100;&quot;&quot;)">
            <text:p/>
          </table:table-cell>
          <table:table-cell table:formula="of:=IFERROR(([.P541]-[.P$619])/([.P$620]-[.P$619])*100;&quot;&quot;)">
            <text:p/>
          </table:table-cell>
          <table:table-cell table:formula="of:=IFERROR(([.Q541]-[.Q$619])/([.Q$620]-[.Q$619])*100;&quot;&quot;)">
            <text:p/>
          </table:table-cell>
        </table:table-row>
        <table:table-row table:style-name="ro1">
          <table:table-cell office:value-type="float" office:value="1218.434" calcext:value-type="float">
            <text:p>1218.434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98" calcext:value-type="float">
            <text:p>98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218.434" calcext:value-type="float">
            <text:p>1218.434</text:p>
          </table:table-cell>
          <table:table-cell table:formula="of:=IFERROR(([.B542]-[.B$619])/([.B$620]-[.B$619])*100;&quot;&quot;)">
            <text:p/>
          </table:table-cell>
          <table:table-cell table:formula="of:=IFERROR(([.C542]-[.C$619])/([.C$620]-[.C$619])*100;&quot;&quot;)">
            <text:p/>
          </table:table-cell>
          <table:table-cell table:formula="of:=IFERROR(([.D542]-[.D$619])/([.D$620]-[.D$619])*100;&quot;&quot;)" office:value-type="float" office:value="98" calcext:value-type="float">
            <text:p>98</text:p>
          </table:table-cell>
          <table:table-cell table:formula="of:=IFERROR(([.E542]-[.E$619])/([.E$620]-[.E$619])*100;&quot;&quot;)">
            <text:p/>
          </table:table-cell>
          <table:table-cell table:formula="of:=IFERROR(([.F542]-[.F$619])/([.F$620]-[.F$619])*100;&quot;&quot;)">
            <text:p/>
          </table:table-cell>
          <table:table-cell table:formula="of:=IFERROR(([.G542]-[.G$619])/([.G$620]-[.G$619])*100;&quot;&quot;)">
            <text:p/>
          </table:table-cell>
          <table:table-cell table:formula="of:=IFERROR(([.H542]-[.H$619])/([.H$620]-[.H$619])*100;&quot;&quot;)">
            <text:p/>
          </table:table-cell>
          <table:table-cell table:formula="of:=IFERROR(([.I542]-[.I$619])/([.I$620]-[.I$619])*100;&quot;&quot;)">
            <text:p/>
          </table:table-cell>
          <table:table-cell table:formula="of:=IFERROR(([.J542]-[.J$619])/([.J$620]-[.J$619])*100;&quot;&quot;)">
            <text:p/>
          </table:table-cell>
          <table:table-cell table:formula="of:=IFERROR(([.K542]-[.K$619])/([.K$620]-[.K$619])*100;&quot;&quot;)">
            <text:p/>
          </table:table-cell>
          <table:table-cell table:formula="of:=IFERROR(([.L542]-[.L$619])/([.L$620]-[.L$619])*100;&quot;&quot;)">
            <text:p/>
          </table:table-cell>
          <table:table-cell table:formula="of:=IFERROR(([.M542]-[.M$619])/([.M$620]-[.M$619])*100;&quot;&quot;)">
            <text:p/>
          </table:table-cell>
          <table:table-cell table:formula="of:=IFERROR(([.N542]-[.N$619])/([.N$620]-[.N$619])*100;&quot;&quot;)">
            <text:p/>
          </table:table-cell>
          <table:table-cell table:formula="of:=IFERROR(([.O542]-[.O$619])/([.O$620]-[.O$619])*100;&quot;&quot;)">
            <text:p/>
          </table:table-cell>
          <table:table-cell table:formula="of:=IFERROR(([.P542]-[.P$619])/([.P$620]-[.P$619])*100;&quot;&quot;)">
            <text:p/>
          </table:table-cell>
          <table:table-cell table:formula="of:=IFERROR(([.Q542]-[.Q$619])/([.Q$620]-[.Q$619])*100;&quot;&quot;)">
            <text:p/>
          </table:table-cell>
        </table:table-row>
        <table:table-row table:style-name="ro1">
          <table:table-cell office:value-type="float" office:value="1219.116" calcext:value-type="float">
            <text:p>1219.11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99" calcext:value-type="float">
            <text:p>99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219.116" calcext:value-type="float">
            <text:p>1219.116</text:p>
          </table:table-cell>
          <table:table-cell table:formula="of:=IFERROR(([.B543]-[.B$619])/([.B$620]-[.B$619])*100;&quot;&quot;)">
            <text:p/>
          </table:table-cell>
          <table:table-cell table:formula="of:=IFERROR(([.C543]-[.C$619])/([.C$620]-[.C$619])*100;&quot;&quot;)">
            <text:p/>
          </table:table-cell>
          <table:table-cell table:formula="of:=IFERROR(([.D543]-[.D$619])/([.D$620]-[.D$619])*100;&quot;&quot;)" office:value-type="float" office:value="99" calcext:value-type="float">
            <text:p>99</text:p>
          </table:table-cell>
          <table:table-cell table:formula="of:=IFERROR(([.E543]-[.E$619])/([.E$620]-[.E$619])*100;&quot;&quot;)">
            <text:p/>
          </table:table-cell>
          <table:table-cell table:formula="of:=IFERROR(([.F543]-[.F$619])/([.F$620]-[.F$619])*100;&quot;&quot;)">
            <text:p/>
          </table:table-cell>
          <table:table-cell table:formula="of:=IFERROR(([.G543]-[.G$619])/([.G$620]-[.G$619])*100;&quot;&quot;)">
            <text:p/>
          </table:table-cell>
          <table:table-cell table:formula="of:=IFERROR(([.H543]-[.H$619])/([.H$620]-[.H$619])*100;&quot;&quot;)">
            <text:p/>
          </table:table-cell>
          <table:table-cell table:formula="of:=IFERROR(([.I543]-[.I$619])/([.I$620]-[.I$619])*100;&quot;&quot;)">
            <text:p/>
          </table:table-cell>
          <table:table-cell table:formula="of:=IFERROR(([.J543]-[.J$619])/([.J$620]-[.J$619])*100;&quot;&quot;)">
            <text:p/>
          </table:table-cell>
          <table:table-cell table:formula="of:=IFERROR(([.K543]-[.K$619])/([.K$620]-[.K$619])*100;&quot;&quot;)">
            <text:p/>
          </table:table-cell>
          <table:table-cell table:formula="of:=IFERROR(([.L543]-[.L$619])/([.L$620]-[.L$619])*100;&quot;&quot;)">
            <text:p/>
          </table:table-cell>
          <table:table-cell table:formula="of:=IFERROR(([.M543]-[.M$619])/([.M$620]-[.M$619])*100;&quot;&quot;)">
            <text:p/>
          </table:table-cell>
          <table:table-cell table:formula="of:=IFERROR(([.N543]-[.N$619])/([.N$620]-[.N$619])*100;&quot;&quot;)">
            <text:p/>
          </table:table-cell>
          <table:table-cell table:formula="of:=IFERROR(([.O543]-[.O$619])/([.O$620]-[.O$619])*100;&quot;&quot;)">
            <text:p/>
          </table:table-cell>
          <table:table-cell table:formula="of:=IFERROR(([.P543]-[.P$619])/([.P$620]-[.P$619])*100;&quot;&quot;)">
            <text:p/>
          </table:table-cell>
          <table:table-cell table:formula="of:=IFERROR(([.Q543]-[.Q$619])/([.Q$620]-[.Q$619])*100;&quot;&quot;)">
            <text:p/>
          </table:table-cell>
        </table:table-row>
        <table:table-row table:style-name="ro1">
          <table:table-cell office:value-type="float" office:value="1219.788" calcext:value-type="float">
            <text:p>1219.788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string" calcext:value-type="string">
            <text:p><text:s/></text:p>
          </table:table-cell>
          <table:table-cell table:number-columns-repeated="2"/>
          <table:table-cell office:value-type="float" office:value="1219.788" calcext:value-type="float">
            <text:p>1219.788</text:p>
          </table:table-cell>
          <table:table-cell table:formula="of:=IFERROR(([.B544]-[.B$619])/([.B$620]-[.B$619])*100;&quot;&quot;)">
            <text:p/>
          </table:table-cell>
          <table:table-cell table:formula="of:=IFERROR(([.C544]-[.C$619])/([.C$620]-[.C$619])*100;&quot;&quot;)">
            <text:p/>
          </table:table-cell>
          <table:table-cell table:formula="of:=IFERROR(([.D544]-[.D$619])/([.D$620]-[.D$619])*100;&quot;&quot;)" office:value-type="float" office:value="100" calcext:value-type="float">
            <text:p>100</text:p>
          </table:table-cell>
          <table:table-cell table:formula="of:=IFERROR(([.E544]-[.E$619])/([.E$620]-[.E$619])*100;&quot;&quot;)">
            <text:p/>
          </table:table-cell>
          <table:table-cell table:formula="of:=IFERROR(([.F544]-[.F$619])/([.F$620]-[.F$619])*100;&quot;&quot;)">
            <text:p/>
          </table:table-cell>
          <table:table-cell table:formula="of:=IFERROR(([.G544]-[.G$619])/([.G$620]-[.G$619])*100;&quot;&quot;)">
            <text:p/>
          </table:table-cell>
          <table:table-cell table:formula="of:=IFERROR(([.H544]-[.H$619])/([.H$620]-[.H$619])*100;&quot;&quot;)">
            <text:p/>
          </table:table-cell>
          <table:table-cell table:formula="of:=IFERROR(([.I544]-[.I$619])/([.I$620]-[.I$619])*100;&quot;&quot;)">
            <text:p/>
          </table:table-cell>
          <table:table-cell table:formula="of:=IFERROR(([.J544]-[.J$619])/([.J$620]-[.J$619])*100;&quot;&quot;)">
            <text:p/>
          </table:table-cell>
          <table:table-cell table:formula="of:=IFERROR(([.K544]-[.K$619])/([.K$620]-[.K$619])*100;&quot;&quot;)">
            <text:p/>
          </table:table-cell>
          <table:table-cell table:formula="of:=IFERROR(([.L544]-[.L$619])/([.L$620]-[.L$619])*100;&quot;&quot;)">
            <text:p/>
          </table:table-cell>
          <table:table-cell table:formula="of:=IFERROR(([.M544]-[.M$619])/([.M$620]-[.M$619])*100;&quot;&quot;)">
            <text:p/>
          </table:table-cell>
          <table:table-cell table:formula="of:=IFERROR(([.N544]-[.N$619])/([.N$620]-[.N$619])*100;&quot;&quot;)">
            <text:p/>
          </table:table-cell>
          <table:table-cell table:formula="of:=IFERROR(([.O544]-[.O$619])/([.O$620]-[.O$619])*100;&quot;&quot;)">
            <text:p/>
          </table:table-cell>
          <table:table-cell table:formula="of:=IFERROR(([.P544]-[.P$619])/([.P$620]-[.P$619])*100;&quot;&quot;)">
            <text:p/>
          </table:table-cell>
          <table:table-cell table:formula="of:=IFERROR(([.Q544]-[.Q$619])/([.Q$620]-[.Q$619])*100;&quot;&quot;)">
            <text:p/>
          </table:table-cell>
        </table:table-row>
        <table:table-row table:style-name="ro1">
          <table:table-cell office:value-type="float" office:value="1220.66" calcext:value-type="float">
            <text:p>1220.66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220.66" calcext:value-type="float">
            <text:p>1220.66</text:p>
          </table:table-cell>
          <table:table-cell table:formula="of:=IFERROR(([.B545]-[.B$619])/([.B$620]-[.B$619])*100;&quot;&quot;)">
            <text:p/>
          </table:table-cell>
          <table:table-cell table:formula="of:=IFERROR(([.C545]-[.C$619])/([.C$620]-[.C$619])*100;&quot;&quot;)">
            <text:p/>
          </table:table-cell>
          <table:table-cell table:formula="of:=IFERROR(([.D545]-[.D$619])/([.D$620]-[.D$619])*100;&quot;&quot;)">
            <text:p/>
          </table:table-cell>
          <table:table-cell table:formula="of:=IFERROR(([.E545]-[.E$619])/([.E$620]-[.E$619])*100;&quot;&quot;)">
            <text:p/>
          </table:table-cell>
          <table:table-cell table:formula="of:=IFERROR(([.F545]-[.F$619])/([.F$620]-[.F$619])*100;&quot;&quot;)">
            <text:p/>
          </table:table-cell>
          <table:table-cell table:formula="of:=IFERROR(([.G545]-[.G$619])/([.G$620]-[.G$619])*100;&quot;&quot;)">
            <text:p/>
          </table:table-cell>
          <table:table-cell table:formula="of:=IFERROR(([.H545]-[.H$619])/([.H$620]-[.H$619])*100;&quot;&quot;)">
            <text:p/>
          </table:table-cell>
          <table:table-cell table:formula="of:=IFERROR(([.I545]-[.I$619])/([.I$620]-[.I$619])*100;&quot;&quot;)">
            <text:p/>
          </table:table-cell>
          <table:table-cell table:formula="of:=IFERROR(([.J545]-[.J$619])/([.J$620]-[.J$619])*100;&quot;&quot;)">
            <text:p/>
          </table:table-cell>
          <table:table-cell table:formula="of:=IFERROR(([.K545]-[.K$619])/([.K$620]-[.K$619])*100;&quot;&quot;)">
            <text:p/>
          </table:table-cell>
          <table:table-cell table:formula="of:=IFERROR(([.L545]-[.L$619])/([.L$620]-[.L$619])*100;&quot;&quot;)">
            <text:p/>
          </table:table-cell>
          <table:table-cell table:formula="of:=IFERROR(([.M545]-[.M$619])/([.M$620]-[.M$619])*100;&quot;&quot;)">
            <text:p/>
          </table:table-cell>
          <table:table-cell table:formula="of:=IFERROR(([.N545]-[.N$619])/([.N$620]-[.N$619])*100;&quot;&quot;)">
            <text:p/>
          </table:table-cell>
          <table:table-cell table:formula="of:=IFERROR(([.O545]-[.O$619])/([.O$620]-[.O$619])*100;&quot;&quot;)" office:value-type="float" office:value="7.69230769230769" calcext:value-type="float">
            <text:p>7.6923076923</text:p>
          </table:table-cell>
          <table:table-cell table:formula="of:=IFERROR(([.P545]-[.P$619])/([.P$620]-[.P$619])*100;&quot;&quot;)">
            <text:p/>
          </table:table-cell>
          <table:table-cell table:formula="of:=IFERROR(([.Q545]-[.Q$619])/([.Q$620]-[.Q$619])*100;&quot;&quot;)" office:value-type="float" office:value="26.3157894736842" calcext:value-type="float">
            <text:p>26.3157894737</text:p>
          </table:table-cell>
        </table:table-row>
        <table:table-row table:style-name="ro1">
          <table:table-cell office:value-type="float" office:value="1221.804" calcext:value-type="float">
            <text:p>1221.804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1" calcext:value-type="float">
            <text:p>21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1221.804" calcext:value-type="float">
            <text:p>1221.804</text:p>
          </table:table-cell>
          <table:table-cell table:formula="of:=IFERROR(([.B546]-[.B$619])/([.B$620]-[.B$619])*100;&quot;&quot;)">
            <text:p/>
          </table:table-cell>
          <table:table-cell table:formula="of:=IFERROR(([.C546]-[.C$619])/([.C$620]-[.C$619])*100;&quot;&quot;)">
            <text:p/>
          </table:table-cell>
          <table:table-cell table:formula="of:=IFERROR(([.D546]-[.D$619])/([.D$620]-[.D$619])*100;&quot;&quot;)">
            <text:p/>
          </table:table-cell>
          <table:table-cell table:formula="of:=IFERROR(([.E546]-[.E$619])/([.E$620]-[.E$619])*100;&quot;&quot;)" office:value-type="float" office:value="33.3333333333333" calcext:value-type="float">
            <text:p>33.3333333333</text:p>
          </table:table-cell>
          <table:table-cell table:formula="of:=IFERROR(([.F546]-[.F$619])/([.F$620]-[.F$619])*100;&quot;&quot;)">
            <text:p/>
          </table:table-cell>
          <table:table-cell table:formula="of:=IFERROR(([.G546]-[.G$619])/([.G$620]-[.G$619])*100;&quot;&quot;)">
            <text:p/>
          </table:table-cell>
          <table:table-cell table:formula="of:=IFERROR(([.H546]-[.H$619])/([.H$620]-[.H$619])*100;&quot;&quot;)">
            <text:p/>
          </table:table-cell>
          <table:table-cell table:formula="of:=IFERROR(([.I546]-[.I$619])/([.I$620]-[.I$619])*100;&quot;&quot;)">
            <text:p/>
          </table:table-cell>
          <table:table-cell table:formula="of:=IFERROR(([.J546]-[.J$619])/([.J$620]-[.J$619])*100;&quot;&quot;)">
            <text:p/>
          </table:table-cell>
          <table:table-cell table:formula="of:=IFERROR(([.K546]-[.K$619])/([.K$620]-[.K$619])*100;&quot;&quot;)">
            <text:p/>
          </table:table-cell>
          <table:table-cell table:formula="of:=IFERROR(([.L546]-[.L$619])/([.L$620]-[.L$619])*100;&quot;&quot;)">
            <text:p/>
          </table:table-cell>
          <table:table-cell table:formula="of:=IFERROR(([.M546]-[.M$619])/([.M$620]-[.M$619])*100;&quot;&quot;)">
            <text:p/>
          </table:table-cell>
          <table:table-cell table:formula="of:=IFERROR(([.N546]-[.N$619])/([.N$620]-[.N$619])*100;&quot;&quot;)">
            <text:p/>
          </table:table-cell>
          <table:table-cell table:formula="of:=IFERROR(([.O546]-[.O$619])/([.O$620]-[.O$619])*100;&quot;&quot;)">
            <text:p/>
          </table:table-cell>
          <table:table-cell table:formula="of:=IFERROR(([.P546]-[.P$619])/([.P$620]-[.P$619])*100;&quot;&quot;)">
            <text:p/>
          </table:table-cell>
          <table:table-cell table:formula="of:=IFERROR(([.Q546]-[.Q$619])/([.Q$620]-[.Q$619])*100;&quot;&quot;)">
            <text:p/>
          </table:table-cell>
        </table:table-row>
        <table:table-row table:style-name="ro1">
          <table:table-cell office:value-type="float" office:value="1222.66" calcext:value-type="float">
            <text:p>1222.66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1222.66" calcext:value-type="float">
            <text:p>1222.66</text:p>
          </table:table-cell>
          <table:table-cell table:formula="of:=IFERROR(([.B547]-[.B$619])/([.B$620]-[.B$619])*100;&quot;&quot;)" office:value-type="float" office:value="33.3333333333333" calcext:value-type="float">
            <text:p>33.3333333333</text:p>
          </table:table-cell>
          <table:table-cell table:formula="of:=IFERROR(([.C547]-[.C$619])/([.C$620]-[.C$619])*100;&quot;&quot;)">
            <text:p/>
          </table:table-cell>
          <table:table-cell table:formula="of:=IFERROR(([.D547]-[.D$619])/([.D$620]-[.D$619])*100;&quot;&quot;)">
            <text:p/>
          </table:table-cell>
          <table:table-cell table:formula="of:=IFERROR(([.E547]-[.E$619])/([.E$620]-[.E$619])*100;&quot;&quot;)">
            <text:p/>
          </table:table-cell>
          <table:table-cell table:formula="of:=IFERROR(([.F547]-[.F$619])/([.F$620]-[.F$619])*100;&quot;&quot;)">
            <text:p/>
          </table:table-cell>
          <table:table-cell table:formula="of:=IFERROR(([.G547]-[.G$619])/([.G$620]-[.G$619])*100;&quot;&quot;)">
            <text:p/>
          </table:table-cell>
          <table:table-cell table:formula="of:=IFERROR(([.H547]-[.H$619])/([.H$620]-[.H$619])*100;&quot;&quot;)">
            <text:p/>
          </table:table-cell>
          <table:table-cell table:formula="of:=IFERROR(([.I547]-[.I$619])/([.I$620]-[.I$619])*100;&quot;&quot;)" office:value-type="float" office:value="19.047619047619" calcext:value-type="float">
            <text:p>19.0476190476</text:p>
          </table:table-cell>
          <table:table-cell table:formula="of:=IFERROR(([.J547]-[.J$619])/([.J$620]-[.J$619])*100;&quot;&quot;)" office:value-type="float" office:value="19.6078431372549" calcext:value-type="float">
            <text:p>19.6078431373</text:p>
          </table:table-cell>
          <table:table-cell table:formula="of:=IFERROR(([.K547]-[.K$619])/([.K$620]-[.K$619])*100;&quot;&quot;)">
            <text:p/>
          </table:table-cell>
          <table:table-cell table:formula="of:=IFERROR(([.L547]-[.L$619])/([.L$620]-[.L$619])*100;&quot;&quot;)">
            <text:p/>
          </table:table-cell>
          <table:table-cell table:formula="of:=IFERROR(([.M547]-[.M$619])/([.M$620]-[.M$619])*100;&quot;&quot;)">
            <text:p/>
          </table:table-cell>
          <table:table-cell table:formula="of:=IFERROR(([.N547]-[.N$619])/([.N$620]-[.N$619])*100;&quot;&quot;)">
            <text:p/>
          </table:table-cell>
          <table:table-cell table:formula="of:=IFERROR(([.O547]-[.O$619])/([.O$620]-[.O$619])*100;&quot;&quot;)">
            <text:p/>
          </table:table-cell>
          <table:table-cell table:formula="of:=IFERROR(([.P547]-[.P$619])/([.P$620]-[.P$619])*100;&quot;&quot;)">
            <text:p/>
          </table:table-cell>
          <table:table-cell table:formula="of:=IFERROR(([.Q547]-[.Q$619])/([.Q$620]-[.Q$619])*100;&quot;&quot;)">
            <text:p/>
          </table:table-cell>
        </table:table-row>
        <table:table-row table:style-name="ro1">
          <table:table-cell office:value-type="float" office:value="1227.416" calcext:value-type="float">
            <text:p>1227.41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2"/>
          <table:table-cell office:value-type="float" office:value="1227.416" calcext:value-type="float">
            <text:p>1227.416</text:p>
          </table:table-cell>
          <table:table-cell table:formula="of:=IFERROR(([.B548]-[.B$619])/([.B$620]-[.B$619])*100;&quot;&quot;)">
            <text:p/>
          </table:table-cell>
          <table:table-cell table:formula="of:=IFERROR(([.C548]-[.C$619])/([.C$620]-[.C$619])*100;&quot;&quot;)">
            <text:p/>
          </table:table-cell>
          <table:table-cell table:formula="of:=IFERROR(([.D548]-[.D$619])/([.D$620]-[.D$619])*100;&quot;&quot;)">
            <text:p/>
          </table:table-cell>
          <table:table-cell table:formula="of:=IFERROR(([.E548]-[.E$619])/([.E$620]-[.E$619])*100;&quot;&quot;)" office:value-type="float" office:value="37.037037037037" calcext:value-type="float">
            <text:p>37.037037037</text:p>
          </table:table-cell>
          <table:table-cell table:formula="of:=IFERROR(([.F548]-[.F$619])/([.F$620]-[.F$619])*100;&quot;&quot;)">
            <text:p/>
          </table:table-cell>
          <table:table-cell table:formula="of:=IFERROR(([.G548]-[.G$619])/([.G$620]-[.G$619])*100;&quot;&quot;)" office:value-type="float" office:value="37.5" calcext:value-type="float">
            <text:p>37.5</text:p>
          </table:table-cell>
          <table:table-cell table:formula="of:=IFERROR(([.H548]-[.H$619])/([.H$620]-[.H$619])*100;&quot;&quot;)">
            <text:p/>
          </table:table-cell>
          <table:table-cell table:formula="of:=IFERROR(([.I548]-[.I$619])/([.I$620]-[.I$619])*100;&quot;&quot;)">
            <text:p/>
          </table:table-cell>
          <table:table-cell table:formula="of:=IFERROR(([.J548]-[.J$619])/([.J$620]-[.J$619])*100;&quot;&quot;)">
            <text:p/>
          </table:table-cell>
          <table:table-cell table:formula="of:=IFERROR(([.K548]-[.K$619])/([.K$620]-[.K$619])*100;&quot;&quot;)">
            <text:p/>
          </table:table-cell>
          <table:table-cell table:formula="of:=IFERROR(([.L548]-[.L$619])/([.L$620]-[.L$619])*100;&quot;&quot;)">
            <text:p/>
          </table:table-cell>
          <table:table-cell table:formula="of:=IFERROR(([.M548]-[.M$619])/([.M$620]-[.M$619])*100;&quot;&quot;)">
            <text:p/>
          </table:table-cell>
          <table:table-cell table:formula="of:=IFERROR(([.N548]-[.N$619])/([.N$620]-[.N$619])*100;&quot;&quot;)">
            <text:p/>
          </table:table-cell>
          <table:table-cell table:formula="of:=IFERROR(([.O548]-[.O$619])/([.O$620]-[.O$619])*100;&quot;&quot;)">
            <text:p/>
          </table:table-cell>
          <table:table-cell table:formula="of:=IFERROR(([.P548]-[.P$619])/([.P$620]-[.P$619])*100;&quot;&quot;)">
            <text:p/>
          </table:table-cell>
          <table:table-cell table:formula="of:=IFERROR(([.Q548]-[.Q$619])/([.Q$620]-[.Q$619])*100;&quot;&quot;)">
            <text:p/>
          </table:table-cell>
        </table:table-row>
        <table:table-row table:style-name="ro1">
          <table:table-cell office:value-type="float" office:value="1233.516" calcext:value-type="float">
            <text:p>1233.51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3" calcext:value-type="float">
            <text:p>23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1233.516" calcext:value-type="float">
            <text:p>1233.516</text:p>
          </table:table-cell>
          <table:table-cell table:formula="of:=IFERROR(([.B549]-[.B$619])/([.B$620]-[.B$619])*100;&quot;&quot;)">
            <text:p/>
          </table:table-cell>
          <table:table-cell table:formula="of:=IFERROR(([.C549]-[.C$619])/([.C$620]-[.C$619])*100;&quot;&quot;)">
            <text:p/>
          </table:table-cell>
          <table:table-cell table:formula="of:=IFERROR(([.D549]-[.D$619])/([.D$620]-[.D$619])*100;&quot;&quot;)">
            <text:p/>
          </table:table-cell>
          <table:table-cell table:formula="of:=IFERROR(([.E549]-[.E$619])/([.E$620]-[.E$619])*100;&quot;&quot;)" office:value-type="float" office:value="40.7407407407407" calcext:value-type="float">
            <text:p>40.7407407407</text:p>
          </table:table-cell>
          <table:table-cell table:formula="of:=IFERROR(([.F549]-[.F$619])/([.F$620]-[.F$619])*100;&quot;&quot;)">
            <text:p/>
          </table:table-cell>
          <table:table-cell table:formula="of:=IFERROR(([.G549]-[.G$619])/([.G$620]-[.G$619])*100;&quot;&quot;)">
            <text:p/>
          </table:table-cell>
          <table:table-cell table:formula="of:=IFERROR(([.H549]-[.H$619])/([.H$620]-[.H$619])*100;&quot;&quot;)">
            <text:p/>
          </table:table-cell>
          <table:table-cell table:formula="of:=IFERROR(([.I549]-[.I$619])/([.I$620]-[.I$619])*100;&quot;&quot;)">
            <text:p/>
          </table:table-cell>
          <table:table-cell table:formula="of:=IFERROR(([.J549]-[.J$619])/([.J$620]-[.J$619])*100;&quot;&quot;)">
            <text:p/>
          </table:table-cell>
          <table:table-cell table:formula="of:=IFERROR(([.K549]-[.K$619])/([.K$620]-[.K$619])*100;&quot;&quot;)">
            <text:p/>
          </table:table-cell>
          <table:table-cell table:formula="of:=IFERROR(([.L549]-[.L$619])/([.L$620]-[.L$619])*100;&quot;&quot;)">
            <text:p/>
          </table:table-cell>
          <table:table-cell table:formula="of:=IFERROR(([.M549]-[.M$619])/([.M$620]-[.M$619])*100;&quot;&quot;)">
            <text:p/>
          </table:table-cell>
          <table:table-cell table:formula="of:=IFERROR(([.N549]-[.N$619])/([.N$620]-[.N$619])*100;&quot;&quot;)">
            <text:p/>
          </table:table-cell>
          <table:table-cell table:formula="of:=IFERROR(([.O549]-[.O$619])/([.O$620]-[.O$619])*100;&quot;&quot;)">
            <text:p/>
          </table:table-cell>
          <table:table-cell table:formula="of:=IFERROR(([.P549]-[.P$619])/([.P$620]-[.P$619])*100;&quot;&quot;)">
            <text:p/>
          </table:table-cell>
          <table:table-cell table:formula="of:=IFERROR(([.Q549]-[.Q$619])/([.Q$620]-[.Q$619])*100;&quot;&quot;)">
            <text:p/>
          </table:table-cell>
        </table:table-row>
        <table:table-row table:style-name="ro1">
          <table:table-cell office:value-type="float" office:value="1234.26" calcext:value-type="float">
            <text:p>1234.26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2"/>
          <table:table-cell office:value-type="float" office:value="1234.26" calcext:value-type="float">
            <text:p>1234.26</text:p>
          </table:table-cell>
          <table:table-cell table:formula="of:=IFERROR(([.B550]-[.B$619])/([.B$620]-[.B$619])*100;&quot;&quot;)">
            <text:p/>
          </table:table-cell>
          <table:table-cell table:formula="of:=IFERROR(([.C550]-[.C$619])/([.C$620]-[.C$619])*100;&quot;&quot;)">
            <text:p/>
          </table:table-cell>
          <table:table-cell table:formula="of:=IFERROR(([.D550]-[.D$619])/([.D$620]-[.D$619])*100;&quot;&quot;)">
            <text:p/>
          </table:table-cell>
          <table:table-cell table:formula="of:=IFERROR(([.E550]-[.E$619])/([.E$620]-[.E$619])*100;&quot;&quot;)">
            <text:p/>
          </table:table-cell>
          <table:table-cell table:formula="of:=IFERROR(([.F550]-[.F$619])/([.F$620]-[.F$619])*100;&quot;&quot;)">
            <text:p/>
          </table:table-cell>
          <table:table-cell table:formula="of:=IFERROR(([.G550]-[.G$619])/([.G$620]-[.G$619])*100;&quot;&quot;)">
            <text:p/>
          </table:table-cell>
          <table:table-cell table:formula="of:=IFERROR(([.H550]-[.H$619])/([.H$620]-[.H$619])*100;&quot;&quot;)" office:value-type="float" office:value="47.0588235294118" calcext:value-type="float">
            <text:p>47.0588235294</text:p>
          </table:table-cell>
          <table:table-cell table:formula="of:=IFERROR(([.I550]-[.I$619])/([.I$620]-[.I$619])*100;&quot;&quot;)">
            <text:p/>
          </table:table-cell>
          <table:table-cell table:formula="of:=IFERROR(([.J550]-[.J$619])/([.J$620]-[.J$619])*100;&quot;&quot;)">
            <text:p/>
          </table:table-cell>
          <table:table-cell table:formula="of:=IFERROR(([.K550]-[.K$619])/([.K$620]-[.K$619])*100;&quot;&quot;)">
            <text:p/>
          </table:table-cell>
          <table:table-cell table:formula="of:=IFERROR(([.L550]-[.L$619])/([.L$620]-[.L$619])*100;&quot;&quot;)">
            <text:p/>
          </table:table-cell>
          <table:table-cell table:formula="of:=IFERROR(([.M550]-[.M$619])/([.M$620]-[.M$619])*100;&quot;&quot;)">
            <text:p/>
          </table:table-cell>
          <table:table-cell table:formula="of:=IFERROR(([.N550]-[.N$619])/([.N$620]-[.N$619])*100;&quot;&quot;)">
            <text:p/>
          </table:table-cell>
          <table:table-cell table:formula="of:=IFERROR(([.O550]-[.O$619])/([.O$620]-[.O$619])*100;&quot;&quot;)">
            <text:p/>
          </table:table-cell>
          <table:table-cell table:formula="of:=IFERROR(([.P550]-[.P$619])/([.P$620]-[.P$619])*100;&quot;&quot;)">
            <text:p/>
          </table:table-cell>
          <table:table-cell table:formula="of:=IFERROR(([.Q550]-[.Q$619])/([.Q$620]-[.Q$619])*100;&quot;&quot;)">
            <text:p/>
          </table:table-cell>
        </table:table-row>
        <table:table-row table:style-name="ro1">
          <table:table-cell office:value-type="float" office:value="1234.572" calcext:value-type="float">
            <text:p>1234.572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float" office:value="1234.572" calcext:value-type="float">
            <text:p>1234.572</text:p>
          </table:table-cell>
          <table:table-cell table:formula="of:=IFERROR(([.B551]-[.B$619])/([.B$620]-[.B$619])*100;&quot;&quot;)">
            <text:p/>
          </table:table-cell>
          <table:table-cell table:formula="of:=IFERROR(([.C551]-[.C$619])/([.C$620]-[.C$619])*100;&quot;&quot;)">
            <text:p/>
          </table:table-cell>
          <table:table-cell table:formula="of:=IFERROR(([.D551]-[.D$619])/([.D$620]-[.D$619])*100;&quot;&quot;)">
            <text:p/>
          </table:table-cell>
          <table:table-cell table:formula="of:=IFERROR(([.E551]-[.E$619])/([.E$620]-[.E$619])*100;&quot;&quot;)">
            <text:p/>
          </table:table-cell>
          <table:table-cell table:formula="of:=IFERROR(([.F551]-[.F$619])/([.F$620]-[.F$619])*100;&quot;&quot;)">
            <text:p/>
          </table:table-cell>
          <table:table-cell table:formula="of:=IFERROR(([.G551]-[.G$619])/([.G$620]-[.G$619])*100;&quot;&quot;)">
            <text:p/>
          </table:table-cell>
          <table:table-cell table:formula="of:=IFERROR(([.H551]-[.H$619])/([.H$620]-[.H$619])*100;&quot;&quot;)">
            <text:p/>
          </table:table-cell>
          <table:table-cell table:formula="of:=IFERROR(([.I551]-[.I$619])/([.I$620]-[.I$619])*100;&quot;&quot;)">
            <text:p/>
          </table:table-cell>
          <table:table-cell table:formula="of:=IFERROR(([.J551]-[.J$619])/([.J$620]-[.J$619])*100;&quot;&quot;)">
            <text:p/>
          </table:table-cell>
          <table:table-cell table:formula="of:=IFERROR(([.K551]-[.K$619])/([.K$620]-[.K$619])*100;&quot;&quot;)" office:value-type="float" office:value="33.3333333333333" calcext:value-type="float">
            <text:p>33.3333333333</text:p>
          </table:table-cell>
          <table:table-cell table:formula="of:=IFERROR(([.L551]-[.L$619])/([.L$620]-[.L$619])*100;&quot;&quot;)" office:value-type="float" office:value="31.5789473684211" calcext:value-type="float">
            <text:p>31.5789473684</text:p>
          </table:table-cell>
          <table:table-cell table:formula="of:=IFERROR(([.M551]-[.M$619])/([.M$620]-[.M$619])*100;&quot;&quot;)">
            <text:p/>
          </table:table-cell>
          <table:table-cell table:formula="of:=IFERROR(([.N551]-[.N$619])/([.N$620]-[.N$619])*100;&quot;&quot;)">
            <text:p/>
          </table:table-cell>
          <table:table-cell table:formula="of:=IFERROR(([.O551]-[.O$619])/([.O$620]-[.O$619])*100;&quot;&quot;)">
            <text:p/>
          </table:table-cell>
          <table:table-cell table:formula="of:=IFERROR(([.P551]-[.P$619])/([.P$620]-[.P$619])*100;&quot;&quot;)">
            <text:p/>
          </table:table-cell>
          <table:table-cell table:formula="of:=IFERROR(([.Q551]-[.Q$619])/([.Q$620]-[.Q$619])*100;&quot;&quot;)">
            <text:p/>
          </table:table-cell>
        </table:table-row>
        <table:table-row table:style-name="ro1">
          <table:table-cell office:value-type="float" office:value="1239.948" calcext:value-type="float">
            <text:p>1239.94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4" calcext:value-type="float">
            <text:p>24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1239.948" calcext:value-type="float">
            <text:p>1239.948</text:p>
          </table:table-cell>
          <table:table-cell table:formula="of:=IFERROR(([.B552]-[.B$619])/([.B$620]-[.B$619])*100;&quot;&quot;)">
            <text:p/>
          </table:table-cell>
          <table:table-cell table:formula="of:=IFERROR(([.C552]-[.C$619])/([.C$620]-[.C$619])*100;&quot;&quot;)">
            <text:p/>
          </table:table-cell>
          <table:table-cell table:formula="of:=IFERROR(([.D552]-[.D$619])/([.D$620]-[.D$619])*100;&quot;&quot;)">
            <text:p/>
          </table:table-cell>
          <table:table-cell table:formula="of:=IFERROR(([.E552]-[.E$619])/([.E$620]-[.E$619])*100;&quot;&quot;)" office:value-type="float" office:value="44.4444444444444" calcext:value-type="float">
            <text:p>44.4444444444</text:p>
          </table:table-cell>
          <table:table-cell table:formula="of:=IFERROR(([.F552]-[.F$619])/([.F$620]-[.F$619])*100;&quot;&quot;)">
            <text:p/>
          </table:table-cell>
          <table:table-cell table:formula="of:=IFERROR(([.G552]-[.G$619])/([.G$620]-[.G$619])*100;&quot;&quot;)">
            <text:p/>
          </table:table-cell>
          <table:table-cell table:formula="of:=IFERROR(([.H552]-[.H$619])/([.H$620]-[.H$619])*100;&quot;&quot;)">
            <text:p/>
          </table:table-cell>
          <table:table-cell table:formula="of:=IFERROR(([.I552]-[.I$619])/([.I$620]-[.I$619])*100;&quot;&quot;)">
            <text:p/>
          </table:table-cell>
          <table:table-cell table:formula="of:=IFERROR(([.J552]-[.J$619])/([.J$620]-[.J$619])*100;&quot;&quot;)">
            <text:p/>
          </table:table-cell>
          <table:table-cell table:formula="of:=IFERROR(([.K552]-[.K$619])/([.K$620]-[.K$619])*100;&quot;&quot;)">
            <text:p/>
          </table:table-cell>
          <table:table-cell table:formula="of:=IFERROR(([.L552]-[.L$619])/([.L$620]-[.L$619])*100;&quot;&quot;)">
            <text:p/>
          </table:table-cell>
          <table:table-cell table:formula="of:=IFERROR(([.M552]-[.M$619])/([.M$620]-[.M$619])*100;&quot;&quot;)">
            <text:p/>
          </table:table-cell>
          <table:table-cell table:formula="of:=IFERROR(([.N552]-[.N$619])/([.N$620]-[.N$619])*100;&quot;&quot;)">
            <text:p/>
          </table:table-cell>
          <table:table-cell table:formula="of:=IFERROR(([.O552]-[.O$619])/([.O$620]-[.O$619])*100;&quot;&quot;)">
            <text:p/>
          </table:table-cell>
          <table:table-cell table:formula="of:=IFERROR(([.P552]-[.P$619])/([.P$620]-[.P$619])*100;&quot;&quot;)">
            <text:p/>
          </table:table-cell>
          <table:table-cell table:formula="of:=IFERROR(([.Q552]-[.Q$619])/([.Q$620]-[.Q$619])*100;&quot;&quot;)">
            <text:p/>
          </table:table-cell>
        </table:table-row>
        <table:table-row table:style-name="ro1">
          <table:table-cell office:value-type="float" office:value="1240.62" calcext:value-type="float">
            <text:p>1240.62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240.62" calcext:value-type="float">
            <text:p>1240.62</text:p>
          </table:table-cell>
          <table:table-cell table:formula="of:=IFERROR(([.B553]-[.B$619])/([.B$620]-[.B$619])*100;&quot;&quot;)">
            <text:p/>
          </table:table-cell>
          <table:table-cell table:formula="of:=IFERROR(([.C553]-[.C$619])/([.C$620]-[.C$619])*100;&quot;&quot;)">
            <text:p/>
          </table:table-cell>
          <table:table-cell table:formula="of:=IFERROR(([.D553]-[.D$619])/([.D$620]-[.D$619])*100;&quot;&quot;)">
            <text:p/>
          </table:table-cell>
          <table:table-cell table:formula="of:=IFERROR(([.E553]-[.E$619])/([.E$620]-[.E$619])*100;&quot;&quot;)">
            <text:p/>
          </table:table-cell>
          <table:table-cell table:formula="of:=IFERROR(([.F553]-[.F$619])/([.F$620]-[.F$619])*100;&quot;&quot;)">
            <text:p/>
          </table:table-cell>
          <table:table-cell table:formula="of:=IFERROR(([.G553]-[.G$619])/([.G$620]-[.G$619])*100;&quot;&quot;)">
            <text:p/>
          </table:table-cell>
          <table:table-cell table:formula="of:=IFERROR(([.H553]-[.H$619])/([.H$620]-[.H$619])*100;&quot;&quot;)">
            <text:p/>
          </table:table-cell>
          <table:table-cell table:formula="of:=IFERROR(([.I553]-[.I$619])/([.I$620]-[.I$619])*100;&quot;&quot;)">
            <text:p/>
          </table:table-cell>
          <table:table-cell table:formula="of:=IFERROR(([.J553]-[.J$619])/([.J$620]-[.J$619])*100;&quot;&quot;)">
            <text:p/>
          </table:table-cell>
          <table:table-cell table:formula="of:=IFERROR(([.K553]-[.K$619])/([.K$620]-[.K$619])*100;&quot;&quot;)">
            <text:p/>
          </table:table-cell>
          <table:table-cell table:formula="of:=IFERROR(([.L553]-[.L$619])/([.L$620]-[.L$619])*100;&quot;&quot;)">
            <text:p/>
          </table:table-cell>
          <table:table-cell table:formula="of:=IFERROR(([.M553]-[.M$619])/([.M$620]-[.M$619])*100;&quot;&quot;)">
            <text:p/>
          </table:table-cell>
          <table:table-cell table:formula="of:=IFERROR(([.N553]-[.N$619])/([.N$620]-[.N$619])*100;&quot;&quot;)">
            <text:p/>
          </table:table-cell>
          <table:table-cell table:formula="of:=IFERROR(([.O553]-[.O$619])/([.O$620]-[.O$619])*100;&quot;&quot;)">
            <text:p/>
          </table:table-cell>
          <table:table-cell table:formula="of:=IFERROR(([.P553]-[.P$619])/([.P$620]-[.P$619])*100;&quot;&quot;)" office:value-type="float" office:value="22.5" calcext:value-type="float">
            <text:p>22.5</text:p>
          </table:table-cell>
          <table:table-cell table:formula="of:=IFERROR(([.Q553]-[.Q$619])/([.Q$620]-[.Q$619])*100;&quot;&quot;)">
            <text:p/>
          </table:table-cell>
        </table:table-row>
        <table:table-row table:style-name="ro1">
          <table:table-cell office:value-type="float" office:value="1245.996" calcext:value-type="float">
            <text:p>1245.996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45.996" calcext:value-type="float">
            <text:p>1245.996</text:p>
          </table:table-cell>
          <table:table-cell table:formula="of:=IFERROR(([.B554]-[.B$619])/([.B$620]-[.B$619])*100;&quot;&quot;)">
            <text:p/>
          </table:table-cell>
          <table:table-cell table:formula="of:=IFERROR(([.C554]-[.C$619])/([.C$620]-[.C$619])*100;&quot;&quot;)">
            <text:p/>
          </table:table-cell>
          <table:table-cell table:formula="of:=IFERROR(([.D554]-[.D$619])/([.D$620]-[.D$619])*100;&quot;&quot;)">
            <text:p/>
          </table:table-cell>
          <table:table-cell table:formula="of:=IFERROR(([.E554]-[.E$619])/([.E$620]-[.E$619])*100;&quot;&quot;)">
            <text:p/>
          </table:table-cell>
          <table:table-cell table:formula="of:=IFERROR(([.F554]-[.F$619])/([.F$620]-[.F$619])*100;&quot;&quot;)">
            <text:p/>
          </table:table-cell>
          <table:table-cell table:formula="of:=IFERROR(([.G554]-[.G$619])/([.G$620]-[.G$619])*100;&quot;&quot;)">
            <text:p/>
          </table:table-cell>
          <table:table-cell table:formula="of:=IFERROR(([.H554]-[.H$619])/([.H$620]-[.H$619])*100;&quot;&quot;)">
            <text:p/>
          </table:table-cell>
          <table:table-cell table:formula="of:=IFERROR(([.I554]-[.I$619])/([.I$620]-[.I$619])*100;&quot;&quot;)">
            <text:p/>
          </table:table-cell>
          <table:table-cell table:formula="of:=IFERROR(([.J554]-[.J$619])/([.J$620]-[.J$619])*100;&quot;&quot;)">
            <text:p/>
          </table:table-cell>
          <table:table-cell table:formula="of:=IFERROR(([.K554]-[.K$619])/([.K$620]-[.K$619])*100;&quot;&quot;)">
            <text:p/>
          </table:table-cell>
          <table:table-cell table:formula="of:=IFERROR(([.L554]-[.L$619])/([.L$620]-[.L$619])*100;&quot;&quot;)">
            <text:p/>
          </table:table-cell>
          <table:table-cell table:formula="of:=IFERROR(([.M554]-[.M$619])/([.M$620]-[.M$619])*100;&quot;&quot;)">
            <text:p/>
          </table:table-cell>
          <table:table-cell table:formula="of:=IFERROR(([.N554]-[.N$619])/([.N$620]-[.N$619])*100;&quot;&quot;)">
            <text:p/>
          </table:table-cell>
          <table:table-cell table:formula="of:=IFERROR(([.O554]-[.O$619])/([.O$620]-[.O$619])*100;&quot;&quot;)">
            <text:p/>
          </table:table-cell>
          <table:table-cell table:formula="of:=IFERROR(([.P554]-[.P$619])/([.P$620]-[.P$619])*100;&quot;&quot;)">
            <text:p/>
          </table:table-cell>
          <table:table-cell table:formula="of:=IFERROR(([.Q554]-[.Q$619])/([.Q$620]-[.Q$619])*100;&quot;&quot;)" office:value-type="float" office:value="31.5789473684211" calcext:value-type="float">
            <text:p>31.5789473684</text:p>
          </table:table-cell>
        </table:table-row>
        <table:table-row table:style-name="ro1">
          <table:table-cell office:value-type="float" office:value="1246.696" calcext:value-type="float">
            <text:p>1246.69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5" calcext:value-type="float">
            <text:p>25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1246.696" calcext:value-type="float">
            <text:p>1246.696</text:p>
          </table:table-cell>
          <table:table-cell table:formula="of:=IFERROR(([.B555]-[.B$619])/([.B$620]-[.B$619])*100;&quot;&quot;)">
            <text:p/>
          </table:table-cell>
          <table:table-cell table:formula="of:=IFERROR(([.C555]-[.C$619])/([.C$620]-[.C$619])*100;&quot;&quot;)">
            <text:p/>
          </table:table-cell>
          <table:table-cell table:formula="of:=IFERROR(([.D555]-[.D$619])/([.D$620]-[.D$619])*100;&quot;&quot;)">
            <text:p/>
          </table:table-cell>
          <table:table-cell table:formula="of:=IFERROR(([.E555]-[.E$619])/([.E$620]-[.E$619])*100;&quot;&quot;)" office:value-type="float" office:value="48.1481481481482" calcext:value-type="float">
            <text:p>48.1481481481</text:p>
          </table:table-cell>
          <table:table-cell table:formula="of:=IFERROR(([.F555]-[.F$619])/([.F$620]-[.F$619])*100;&quot;&quot;)">
            <text:p/>
          </table:table-cell>
          <table:table-cell table:formula="of:=IFERROR(([.G555]-[.G$619])/([.G$620]-[.G$619])*100;&quot;&quot;)">
            <text:p/>
          </table:table-cell>
          <table:table-cell table:formula="of:=IFERROR(([.H555]-[.H$619])/([.H$620]-[.H$619])*100;&quot;&quot;)">
            <text:p/>
          </table:table-cell>
          <table:table-cell table:formula="of:=IFERROR(([.I555]-[.I$619])/([.I$620]-[.I$619])*100;&quot;&quot;)">
            <text:p/>
          </table:table-cell>
          <table:table-cell table:formula="of:=IFERROR(([.J555]-[.J$619])/([.J$620]-[.J$619])*100;&quot;&quot;)">
            <text:p/>
          </table:table-cell>
          <table:table-cell table:formula="of:=IFERROR(([.K555]-[.K$619])/([.K$620]-[.K$619])*100;&quot;&quot;)">
            <text:p/>
          </table:table-cell>
          <table:table-cell table:formula="of:=IFERROR(([.L555]-[.L$619])/([.L$620]-[.L$619])*100;&quot;&quot;)">
            <text:p/>
          </table:table-cell>
          <table:table-cell table:formula="of:=IFERROR(([.M555]-[.M$619])/([.M$620]-[.M$619])*100;&quot;&quot;)">
            <text:p/>
          </table:table-cell>
          <table:table-cell table:formula="of:=IFERROR(([.N555]-[.N$619])/([.N$620]-[.N$619])*100;&quot;&quot;)">
            <text:p/>
          </table:table-cell>
          <table:table-cell table:formula="of:=IFERROR(([.O555]-[.O$619])/([.O$620]-[.O$619])*100;&quot;&quot;)">
            <text:p/>
          </table:table-cell>
          <table:table-cell table:formula="of:=IFERROR(([.P555]-[.P$619])/([.P$620]-[.P$619])*100;&quot;&quot;)">
            <text:p/>
          </table:table-cell>
          <table:table-cell table:formula="of:=IFERROR(([.Q555]-[.Q$619])/([.Q$620]-[.Q$619])*100;&quot;&quot;)">
            <text:p/>
          </table:table-cell>
        </table:table-row>
        <table:table-row table:style-name="ro1">
          <table:table-cell office:value-type="float" office:value="1252.26" calcext:value-type="float">
            <text:p>1252.26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float" office:value="1252.26" calcext:value-type="float">
            <text:p>1252.26</text:p>
          </table:table-cell>
          <table:table-cell table:formula="of:=IFERROR(([.B556]-[.B$619])/([.B$620]-[.B$619])*100;&quot;&quot;)">
            <text:p/>
          </table:table-cell>
          <table:table-cell table:formula="of:=IFERROR(([.C556]-[.C$619])/([.C$620]-[.C$619])*100;&quot;&quot;)">
            <text:p/>
          </table:table-cell>
          <table:table-cell table:formula="of:=IFERROR(([.D556]-[.D$619])/([.D$620]-[.D$619])*100;&quot;&quot;)">
            <text:p/>
          </table:table-cell>
          <table:table-cell table:formula="of:=IFERROR(([.E556]-[.E$619])/([.E$620]-[.E$619])*100;&quot;&quot;)">
            <text:p/>
          </table:table-cell>
          <table:table-cell table:formula="of:=IFERROR(([.F556]-[.F$619])/([.F$620]-[.F$619])*100;&quot;&quot;)">
            <text:p/>
          </table:table-cell>
          <table:table-cell table:formula="of:=IFERROR(([.G556]-[.G$619])/([.G$620]-[.G$619])*100;&quot;&quot;)">
            <text:p/>
          </table:table-cell>
          <table:table-cell table:formula="of:=IFERROR(([.H556]-[.H$619])/([.H$620]-[.H$619])*100;&quot;&quot;)">
            <text:p/>
          </table:table-cell>
          <table:table-cell table:formula="of:=IFERROR(([.I556]-[.I$619])/([.I$620]-[.I$619])*100;&quot;&quot;)" office:value-type="float" office:value="23.8095238095238" calcext:value-type="float">
            <text:p>23.8095238095</text:p>
          </table:table-cell>
          <table:table-cell table:formula="of:=IFERROR(([.J556]-[.J$619])/([.J$620]-[.J$619])*100;&quot;&quot;)">
            <text:p/>
          </table:table-cell>
          <table:table-cell table:formula="of:=IFERROR(([.K556]-[.K$619])/([.K$620]-[.K$619])*100;&quot;&quot;)">
            <text:p/>
          </table:table-cell>
          <table:table-cell table:formula="of:=IFERROR(([.L556]-[.L$619])/([.L$620]-[.L$619])*100;&quot;&quot;)">
            <text:p/>
          </table:table-cell>
          <table:table-cell table:formula="of:=IFERROR(([.M556]-[.M$619])/([.M$620]-[.M$619])*100;&quot;&quot;)">
            <text:p/>
          </table:table-cell>
          <table:table-cell table:formula="of:=IFERROR(([.N556]-[.N$619])/([.N$620]-[.N$619])*100;&quot;&quot;)" office:value-type="float" office:value="5" calcext:value-type="float">
            <text:p>5</text:p>
          </table:table-cell>
          <table:table-cell table:formula="of:=IFERROR(([.O556]-[.O$619])/([.O$620]-[.O$619])*100;&quot;&quot;)">
            <text:p/>
          </table:table-cell>
          <table:table-cell table:formula="of:=IFERROR(([.P556]-[.P$619])/([.P$620]-[.P$619])*100;&quot;&quot;)">
            <text:p/>
          </table:table-cell>
          <table:table-cell table:formula="of:=IFERROR(([.Q556]-[.Q$619])/([.Q$620]-[.Q$619])*100;&quot;&quot;)">
            <text:p/>
          </table:table-cell>
        </table:table-row>
        <table:table-row table:style-name="ro1">
          <table:table-cell office:value-type="float" office:value="1252.716" calcext:value-type="float">
            <text:p>1252.716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0" calcext:value-type="float">
            <text:p>40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1252.716" calcext:value-type="float">
            <text:p>1252.716</text:p>
          </table:table-cell>
          <table:table-cell table:formula="of:=IFERROR(([.B557]-[.B$619])/([.B$620]-[.B$619])*100;&quot;&quot;)">
            <text:p/>
          </table:table-cell>
          <table:table-cell table:formula="of:=IFERROR(([.C557]-[.C$619])/([.C$620]-[.C$619])*100;&quot;&quot;)">
            <text:p/>
          </table:table-cell>
          <table:table-cell table:formula="of:=IFERROR(([.D557]-[.D$619])/([.D$620]-[.D$619])*100;&quot;&quot;)">
            <text:p/>
          </table:table-cell>
          <table:table-cell table:formula="of:=IFERROR(([.E557]-[.E$619])/([.E$620]-[.E$619])*100;&quot;&quot;)">
            <text:p/>
          </table:table-cell>
          <table:table-cell table:formula="of:=IFERROR(([.F557]-[.F$619])/([.F$620]-[.F$619])*100;&quot;&quot;)">
            <text:p/>
          </table:table-cell>
          <table:table-cell table:formula="of:=IFERROR(([.G557]-[.G$619])/([.G$620]-[.G$619])*100;&quot;&quot;)">
            <text:p/>
          </table:table-cell>
          <table:table-cell table:formula="of:=IFERROR(([.H557]-[.H$619])/([.H$620]-[.H$619])*100;&quot;&quot;)">
            <text:p/>
          </table:table-cell>
          <table:table-cell table:formula="of:=IFERROR(([.I557]-[.I$619])/([.I$620]-[.I$619])*100;&quot;&quot;)">
            <text:p/>
          </table:table-cell>
          <table:table-cell table:formula="of:=IFERROR(([.J557]-[.J$619])/([.J$620]-[.J$619])*100;&quot;&quot;)" office:value-type="float" office:value="21.5686274509804" calcext:value-type="float">
            <text:p>21.568627451</text:p>
          </table:table-cell>
          <table:table-cell table:formula="of:=IFERROR(([.K557]-[.K$619])/([.K$620]-[.K$619])*100;&quot;&quot;)">
            <text:p/>
          </table:table-cell>
          <table:table-cell table:formula="of:=IFERROR(([.L557]-[.L$619])/([.L$620]-[.L$619])*100;&quot;&quot;)">
            <text:p/>
          </table:table-cell>
          <table:table-cell table:formula="of:=IFERROR(([.M557]-[.M$619])/([.M$620]-[.M$619])*100;&quot;&quot;)">
            <text:p/>
          </table:table-cell>
          <table:table-cell table:formula="of:=IFERROR(([.N557]-[.N$619])/([.N$620]-[.N$619])*100;&quot;&quot;)">
            <text:p/>
          </table:table-cell>
          <table:table-cell table:formula="of:=IFERROR(([.O557]-[.O$619])/([.O$620]-[.O$619])*100;&quot;&quot;)">
            <text:p/>
          </table:table-cell>
          <table:table-cell table:formula="of:=IFERROR(([.P557]-[.P$619])/([.P$620]-[.P$619])*100;&quot;&quot;)">
            <text:p/>
          </table:table-cell>
          <table:table-cell table:formula="of:=IFERROR(([.Q557]-[.Q$619])/([.Q$620]-[.Q$619])*100;&quot;&quot;)">
            <text:p/>
          </table:table-cell>
        </table:table-row>
        <table:table-row table:style-name="ro1">
          <table:table-cell office:value-type="float" office:value="1254.06" calcext:value-type="float">
            <text:p>1254.0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6" calcext:value-type="float">
            <text:p>26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1254.06" calcext:value-type="float">
            <text:p>1254.06</text:p>
          </table:table-cell>
          <table:table-cell table:formula="of:=IFERROR(([.B558]-[.B$619])/([.B$620]-[.B$619])*100;&quot;&quot;)">
            <text:p/>
          </table:table-cell>
          <table:table-cell table:formula="of:=IFERROR(([.C558]-[.C$619])/([.C$620]-[.C$619])*100;&quot;&quot;)">
            <text:p/>
          </table:table-cell>
          <table:table-cell table:formula="of:=IFERROR(([.D558]-[.D$619])/([.D$620]-[.D$619])*100;&quot;&quot;)">
            <text:p/>
          </table:table-cell>
          <table:table-cell table:formula="of:=IFERROR(([.E558]-[.E$619])/([.E$620]-[.E$619])*100;&quot;&quot;)" office:value-type="float" office:value="51.8518518518519" calcext:value-type="float">
            <text:p>51.8518518519</text:p>
          </table:table-cell>
          <table:table-cell table:formula="of:=IFERROR(([.F558]-[.F$619])/([.F$620]-[.F$619])*100;&quot;&quot;)">
            <text:p/>
          </table:table-cell>
          <table:table-cell table:formula="of:=IFERROR(([.G558]-[.G$619])/([.G$620]-[.G$619])*100;&quot;&quot;)">
            <text:p/>
          </table:table-cell>
          <table:table-cell table:formula="of:=IFERROR(([.H558]-[.H$619])/([.H$620]-[.H$619])*100;&quot;&quot;)">
            <text:p/>
          </table:table-cell>
          <table:table-cell table:formula="of:=IFERROR(([.I558]-[.I$619])/([.I$620]-[.I$619])*100;&quot;&quot;)">
            <text:p/>
          </table:table-cell>
          <table:table-cell table:formula="of:=IFERROR(([.J558]-[.J$619])/([.J$620]-[.J$619])*100;&quot;&quot;)">
            <text:p/>
          </table:table-cell>
          <table:table-cell table:formula="of:=IFERROR(([.K558]-[.K$619])/([.K$620]-[.K$619])*100;&quot;&quot;)">
            <text:p/>
          </table:table-cell>
          <table:table-cell table:formula="of:=IFERROR(([.L558]-[.L$619])/([.L$620]-[.L$619])*100;&quot;&quot;)">
            <text:p/>
          </table:table-cell>
          <table:table-cell table:formula="of:=IFERROR(([.M558]-[.M$619])/([.M$620]-[.M$619])*100;&quot;&quot;)">
            <text:p/>
          </table:table-cell>
          <table:table-cell table:formula="of:=IFERROR(([.N558]-[.N$619])/([.N$620]-[.N$619])*100;&quot;&quot;)">
            <text:p/>
          </table:table-cell>
          <table:table-cell table:formula="of:=IFERROR(([.O558]-[.O$619])/([.O$620]-[.O$619])*100;&quot;&quot;)">
            <text:p/>
          </table:table-cell>
          <table:table-cell table:formula="of:=IFERROR(([.P558]-[.P$619])/([.P$620]-[.P$619])*100;&quot;&quot;)">
            <text:p/>
          </table:table-cell>
          <table:table-cell table:formula="of:=IFERROR(([.Q558]-[.Q$619])/([.Q$620]-[.Q$619])*100;&quot;&quot;)">
            <text:p/>
          </table:table-cell>
        </table:table-row>
        <table:table-row table:style-name="ro1">
          <table:table-cell office:value-type="float" office:value="1259.66" calcext:value-type="float">
            <text:p>1259.66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float" office:value="1259.66" calcext:value-type="float">
            <text:p>1259.66</text:p>
          </table:table-cell>
          <table:table-cell table:formula="of:=IFERROR(([.B559]-[.B$619])/([.B$620]-[.B$619])*100;&quot;&quot;)">
            <text:p/>
          </table:table-cell>
          <table:table-cell table:formula="of:=IFERROR(([.C559]-[.C$619])/([.C$620]-[.C$619])*100;&quot;&quot;)">
            <text:p/>
          </table:table-cell>
          <table:table-cell table:formula="of:=IFERROR(([.D559]-[.D$619])/([.D$620]-[.D$619])*100;&quot;&quot;)">
            <text:p/>
          </table:table-cell>
          <table:table-cell table:formula="of:=IFERROR(([.E559]-[.E$619])/([.E$620]-[.E$619])*100;&quot;&quot;)">
            <text:p/>
          </table:table-cell>
          <table:table-cell table:formula="of:=IFERROR(([.F559]-[.F$619])/([.F$620]-[.F$619])*100;&quot;&quot;)">
            <text:p/>
          </table:table-cell>
          <table:table-cell table:formula="of:=IFERROR(([.G559]-[.G$619])/([.G$620]-[.G$619])*100;&quot;&quot;)">
            <text:p/>
          </table:table-cell>
          <table:table-cell table:formula="of:=IFERROR(([.H559]-[.H$619])/([.H$620]-[.H$619])*100;&quot;&quot;)">
            <text:p/>
          </table:table-cell>
          <table:table-cell table:formula="of:=IFERROR(([.I559]-[.I$619])/([.I$620]-[.I$619])*100;&quot;&quot;)">
            <text:p/>
          </table:table-cell>
          <table:table-cell table:formula="of:=IFERROR(([.J559]-[.J$619])/([.J$620]-[.J$619])*100;&quot;&quot;)">
            <text:p/>
          </table:table-cell>
          <table:table-cell table:formula="of:=IFERROR(([.K559]-[.K$619])/([.K$620]-[.K$619])*100;&quot;&quot;)">
            <text:p/>
          </table:table-cell>
          <table:table-cell table:formula="of:=IFERROR(([.L559]-[.L$619])/([.L$620]-[.L$619])*100;&quot;&quot;)">
            <text:p/>
          </table:table-cell>
          <table:table-cell table:formula="of:=IFERROR(([.M559]-[.M$619])/([.M$620]-[.M$619])*100;&quot;&quot;)">
            <text:p/>
          </table:table-cell>
          <table:table-cell table:formula="of:=IFERROR(([.N559]-[.N$619])/([.N$620]-[.N$619])*100;&quot;&quot;)">
            <text:p/>
          </table:table-cell>
          <table:table-cell table:formula="of:=IFERROR(([.O559]-[.O$619])/([.O$620]-[.O$619])*100;&quot;&quot;)" office:value-type="float" office:value="15.3846153846154" calcext:value-type="float">
            <text:p>15.3846153846</text:p>
          </table:table-cell>
          <table:table-cell table:formula="of:=IFERROR(([.P559]-[.P$619])/([.P$620]-[.P$619])*100;&quot;&quot;)">
            <text:p/>
          </table:table-cell>
          <table:table-cell table:formula="of:=IFERROR(([.Q559]-[.Q$619])/([.Q$620]-[.Q$619])*100;&quot;&quot;)">
            <text:p/>
          </table:table-cell>
        </table:table-row>
        <table:table-row table:style-name="ro1">
          <table:table-cell office:value-type="float" office:value="1261.06" calcext:value-type="float">
            <text:p>1261.06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float" office:value="1261.06" calcext:value-type="float">
            <text:p>1261.06</text:p>
          </table:table-cell>
          <table:table-cell table:formula="of:=IFERROR(([.B560]-[.B$619])/([.B$620]-[.B$619])*100;&quot;&quot;)">
            <text:p/>
          </table:table-cell>
          <table:table-cell table:formula="of:=IFERROR(([.C560]-[.C$619])/([.C$620]-[.C$619])*100;&quot;&quot;)">
            <text:p/>
          </table:table-cell>
          <table:table-cell table:formula="of:=IFERROR(([.D560]-[.D$619])/([.D$620]-[.D$619])*100;&quot;&quot;)">
            <text:p/>
          </table:table-cell>
          <table:table-cell table:formula="of:=IFERROR(([.E560]-[.E$619])/([.E$620]-[.E$619])*100;&quot;&quot;)">
            <text:p/>
          </table:table-cell>
          <table:table-cell table:formula="of:=IFERROR(([.F560]-[.F$619])/([.F$620]-[.F$619])*100;&quot;&quot;)">
            <text:p/>
          </table:table-cell>
          <table:table-cell table:formula="of:=IFERROR(([.G560]-[.G$619])/([.G$620]-[.G$619])*100;&quot;&quot;)">
            <text:p/>
          </table:table-cell>
          <table:table-cell table:formula="of:=IFERROR(([.H560]-[.H$619])/([.H$620]-[.H$619])*100;&quot;&quot;)">
            <text:p/>
          </table:table-cell>
          <table:table-cell table:formula="of:=IFERROR(([.I560]-[.I$619])/([.I$620]-[.I$619])*100;&quot;&quot;)">
            <text:p/>
          </table:table-cell>
          <table:table-cell table:formula="of:=IFERROR(([.J560]-[.J$619])/([.J$620]-[.J$619])*100;&quot;&quot;)">
            <text:p/>
          </table:table-cell>
          <table:table-cell table:formula="of:=IFERROR(([.K560]-[.K$619])/([.K$620]-[.K$619])*100;&quot;&quot;)">
            <text:p/>
          </table:table-cell>
          <table:table-cell table:formula="of:=IFERROR(([.L560]-[.L$619])/([.L$620]-[.L$619])*100;&quot;&quot;)" office:value-type="float" office:value="36.8421052631579" calcext:value-type="float">
            <text:p>36.8421052632</text:p>
          </table:table-cell>
          <table:table-cell table:formula="of:=IFERROR(([.M560]-[.M$619])/([.M$620]-[.M$619])*100;&quot;&quot;)">
            <text:p/>
          </table:table-cell>
          <table:table-cell table:formula="of:=IFERROR(([.N560]-[.N$619])/([.N$620]-[.N$619])*100;&quot;&quot;)">
            <text:p/>
          </table:table-cell>
          <table:table-cell table:formula="of:=IFERROR(([.O560]-[.O$619])/([.O$620]-[.O$619])*100;&quot;&quot;)">
            <text:p/>
          </table:table-cell>
          <table:table-cell table:formula="of:=IFERROR(([.P560]-[.P$619])/([.P$620]-[.P$619])*100;&quot;&quot;)">
            <text:p/>
          </table:table-cell>
          <table:table-cell table:formula="of:=IFERROR(([.Q560]-[.Q$619])/([.Q$620]-[.Q$619])*100;&quot;&quot;)">
            <text:p/>
          </table:table-cell>
        </table:table-row>
        <table:table-row table:style-name="ro1">
          <table:table-cell office:value-type="float" office:value="1261.496" calcext:value-type="float">
            <text:p>1261.49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7" calcext:value-type="float">
            <text:p>27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1261.496" calcext:value-type="float">
            <text:p>1261.496</text:p>
          </table:table-cell>
          <table:table-cell table:formula="of:=IFERROR(([.B561]-[.B$619])/([.B$620]-[.B$619])*100;&quot;&quot;)">
            <text:p/>
          </table:table-cell>
          <table:table-cell table:formula="of:=IFERROR(([.C561]-[.C$619])/([.C$620]-[.C$619])*100;&quot;&quot;)">
            <text:p/>
          </table:table-cell>
          <table:table-cell table:formula="of:=IFERROR(([.D561]-[.D$619])/([.D$620]-[.D$619])*100;&quot;&quot;)">
            <text:p/>
          </table:table-cell>
          <table:table-cell table:formula="of:=IFERROR(([.E561]-[.E$619])/([.E$620]-[.E$619])*100;&quot;&quot;)" office:value-type="float" office:value="55.5555555555556" calcext:value-type="float">
            <text:p>55.5555555556</text:p>
          </table:table-cell>
          <table:table-cell table:formula="of:=IFERROR(([.F561]-[.F$619])/([.F$620]-[.F$619])*100;&quot;&quot;)">
            <text:p/>
          </table:table-cell>
          <table:table-cell table:formula="of:=IFERROR(([.G561]-[.G$619])/([.G$620]-[.G$619])*100;&quot;&quot;)">
            <text:p/>
          </table:table-cell>
          <table:table-cell table:formula="of:=IFERROR(([.H561]-[.H$619])/([.H$620]-[.H$619])*100;&quot;&quot;)">
            <text:p/>
          </table:table-cell>
          <table:table-cell table:formula="of:=IFERROR(([.I561]-[.I$619])/([.I$620]-[.I$619])*100;&quot;&quot;)">
            <text:p/>
          </table:table-cell>
          <table:table-cell table:formula="of:=IFERROR(([.J561]-[.J$619])/([.J$620]-[.J$619])*100;&quot;&quot;)">
            <text:p/>
          </table:table-cell>
          <table:table-cell table:formula="of:=IFERROR(([.K561]-[.K$619])/([.K$620]-[.K$619])*100;&quot;&quot;)">
            <text:p/>
          </table:table-cell>
          <table:table-cell table:formula="of:=IFERROR(([.L561]-[.L$619])/([.L$620]-[.L$619])*100;&quot;&quot;)">
            <text:p/>
          </table:table-cell>
          <table:table-cell table:formula="of:=IFERROR(([.M561]-[.M$619])/([.M$620]-[.M$619])*100;&quot;&quot;)">
            <text:p/>
          </table:table-cell>
          <table:table-cell table:formula="of:=IFERROR(([.N561]-[.N$619])/([.N$620]-[.N$619])*100;&quot;&quot;)">
            <text:p/>
          </table:table-cell>
          <table:table-cell table:formula="of:=IFERROR(([.O561]-[.O$619])/([.O$620]-[.O$619])*100;&quot;&quot;)">
            <text:p/>
          </table:table-cell>
          <table:table-cell table:formula="of:=IFERROR(([.P561]-[.P$619])/([.P$620]-[.P$619])*100;&quot;&quot;)">
            <text:p/>
          </table:table-cell>
          <table:table-cell table:formula="of:=IFERROR(([.Q561]-[.Q$619])/([.Q$620]-[.Q$619])*100;&quot;&quot;)">
            <text:p/>
          </table:table-cell>
        </table:table-row>
        <table:table-row table:style-name="ro1">
          <table:table-cell office:value-type="float" office:value="1269.676" calcext:value-type="float">
            <text:p>1269.67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8" calcext:value-type="float">
            <text:p>28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1269.676" calcext:value-type="float">
            <text:p>1269.676</text:p>
          </table:table-cell>
          <table:table-cell table:formula="of:=IFERROR(([.B562]-[.B$619])/([.B$620]-[.B$619])*100;&quot;&quot;)">
            <text:p/>
          </table:table-cell>
          <table:table-cell table:formula="of:=IFERROR(([.C562]-[.C$619])/([.C$620]-[.C$619])*100;&quot;&quot;)">
            <text:p/>
          </table:table-cell>
          <table:table-cell table:formula="of:=IFERROR(([.D562]-[.D$619])/([.D$620]-[.D$619])*100;&quot;&quot;)">
            <text:p/>
          </table:table-cell>
          <table:table-cell table:formula="of:=IFERROR(([.E562]-[.E$619])/([.E$620]-[.E$619])*100;&quot;&quot;)" office:value-type="float" office:value="59.2592592592593" calcext:value-type="float">
            <text:p>59.2592592593</text:p>
          </table:table-cell>
          <table:table-cell table:formula="of:=IFERROR(([.F562]-[.F$619])/([.F$620]-[.F$619])*100;&quot;&quot;)">
            <text:p/>
          </table:table-cell>
          <table:table-cell table:formula="of:=IFERROR(([.G562]-[.G$619])/([.G$620]-[.G$619])*100;&quot;&quot;)">
            <text:p/>
          </table:table-cell>
          <table:table-cell table:formula="of:=IFERROR(([.H562]-[.H$619])/([.H$620]-[.H$619])*100;&quot;&quot;)">
            <text:p/>
          </table:table-cell>
          <table:table-cell table:formula="of:=IFERROR(([.I562]-[.I$619])/([.I$620]-[.I$619])*100;&quot;&quot;)">
            <text:p/>
          </table:table-cell>
          <table:table-cell table:formula="of:=IFERROR(([.J562]-[.J$619])/([.J$620]-[.J$619])*100;&quot;&quot;)">
            <text:p/>
          </table:table-cell>
          <table:table-cell table:formula="of:=IFERROR(([.K562]-[.K$619])/([.K$620]-[.K$619])*100;&quot;&quot;)">
            <text:p/>
          </table:table-cell>
          <table:table-cell table:formula="of:=IFERROR(([.L562]-[.L$619])/([.L$620]-[.L$619])*100;&quot;&quot;)">
            <text:p/>
          </table:table-cell>
          <table:table-cell table:formula="of:=IFERROR(([.M562]-[.M$619])/([.M$620]-[.M$619])*100;&quot;&quot;)">
            <text:p/>
          </table:table-cell>
          <table:table-cell table:formula="of:=IFERROR(([.N562]-[.N$619])/([.N$620]-[.N$619])*100;&quot;&quot;)">
            <text:p/>
          </table:table-cell>
          <table:table-cell table:formula="of:=IFERROR(([.O562]-[.O$619])/([.O$620]-[.O$619])*100;&quot;&quot;)">
            <text:p/>
          </table:table-cell>
          <table:table-cell table:formula="of:=IFERROR(([.P562]-[.P$619])/([.P$620]-[.P$619])*100;&quot;&quot;)">
            <text:p/>
          </table:table-cell>
          <table:table-cell table:formula="of:=IFERROR(([.Q562]-[.Q$619])/([.Q$620]-[.Q$619])*100;&quot;&quot;)">
            <text:p/>
          </table:table-cell>
        </table:table-row>
        <table:table-row table:style-name="ro1">
          <table:table-cell office:value-type="float" office:value="1270.72" calcext:value-type="float">
            <text:p>1270.7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70.72" calcext:value-type="float">
            <text:p>1270.72</text:p>
          </table:table-cell>
          <table:table-cell table:formula="of:=IFERROR(([.B563]-[.B$619])/([.B$620]-[.B$619])*100;&quot;&quot;)">
            <text:p/>
          </table:table-cell>
          <table:table-cell table:formula="of:=IFERROR(([.C563]-[.C$619])/([.C$620]-[.C$619])*100;&quot;&quot;)">
            <text:p/>
          </table:table-cell>
          <table:table-cell table:formula="of:=IFERROR(([.D563]-[.D$619])/([.D$620]-[.D$619])*100;&quot;&quot;)">
            <text:p/>
          </table:table-cell>
          <table:table-cell table:formula="of:=IFERROR(([.E563]-[.E$619])/([.E$620]-[.E$619])*100;&quot;&quot;)">
            <text:p/>
          </table:table-cell>
          <table:table-cell table:formula="of:=IFERROR(([.F563]-[.F$619])/([.F$620]-[.F$619])*100;&quot;&quot;)" office:value-type="float" office:value="57.1428571428571" calcext:value-type="float">
            <text:p>57.1428571429</text:p>
          </table:table-cell>
          <table:table-cell table:formula="of:=IFERROR(([.G563]-[.G$619])/([.G$620]-[.G$619])*100;&quot;&quot;)">
            <text:p/>
          </table:table-cell>
          <table:table-cell table:formula="of:=IFERROR(([.H563]-[.H$619])/([.H$620]-[.H$619])*100;&quot;&quot;)" office:value-type="float" office:value="52.9411764705882" calcext:value-type="float">
            <text:p>52.9411764706</text:p>
          </table:table-cell>
          <table:table-cell table:formula="of:=IFERROR(([.I563]-[.I$619])/([.I$620]-[.I$619])*100;&quot;&quot;)">
            <text:p/>
          </table:table-cell>
          <table:table-cell table:formula="of:=IFERROR(([.J563]-[.J$619])/([.J$620]-[.J$619])*100;&quot;&quot;)">
            <text:p/>
          </table:table-cell>
          <table:table-cell table:formula="of:=IFERROR(([.K563]-[.K$619])/([.K$620]-[.K$619])*100;&quot;&quot;)">
            <text:p/>
          </table:table-cell>
          <table:table-cell table:formula="of:=IFERROR(([.L563]-[.L$619])/([.L$620]-[.L$619])*100;&quot;&quot;)">
            <text:p/>
          </table:table-cell>
          <table:table-cell table:formula="of:=IFERROR(([.M563]-[.M$619])/([.M$620]-[.M$619])*100;&quot;&quot;)">
            <text:p/>
          </table:table-cell>
          <table:table-cell table:formula="of:=IFERROR(([.N563]-[.N$619])/([.N$620]-[.N$619])*100;&quot;&quot;)">
            <text:p/>
          </table:table-cell>
          <table:table-cell table:formula="of:=IFERROR(([.O563]-[.O$619])/([.O$620]-[.O$619])*100;&quot;&quot;)">
            <text:p/>
          </table:table-cell>
          <table:table-cell table:formula="of:=IFERROR(([.P563]-[.P$619])/([.P$620]-[.P$619])*100;&quot;&quot;)">
            <text:p/>
          </table:table-cell>
          <table:table-cell table:formula="of:=IFERROR(([.Q563]-[.Q$619])/([.Q$620]-[.Q$619])*100;&quot;&quot;)" office:value-type="float" office:value="36.8421052631579" calcext:value-type="float">
            <text:p>36.8421052632</text:p>
          </table:table-cell>
        </table:table-row>
        <table:table-row table:style-name="ro1">
          <table:table-cell office:value-type="float" office:value="1273.772" calcext:value-type="float">
            <text:p>1273.772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7" calcext:value-type="float">
            <text:p>17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273.772" calcext:value-type="float">
            <text:p>1273.772</text:p>
          </table:table-cell>
          <table:table-cell table:formula="of:=IFERROR(([.B564]-[.B$619])/([.B$620]-[.B$619])*100;&quot;&quot;)">
            <text:p/>
          </table:table-cell>
          <table:table-cell table:formula="of:=IFERROR(([.C564]-[.C$619])/([.C$620]-[.C$619])*100;&quot;&quot;)">
            <text:p/>
          </table:table-cell>
          <table:table-cell table:formula="of:=IFERROR(([.D564]-[.D$619])/([.D$620]-[.D$619])*100;&quot;&quot;)">
            <text:p/>
          </table:table-cell>
          <table:table-cell table:formula="of:=IFERROR(([.E564]-[.E$619])/([.E$620]-[.E$619])*100;&quot;&quot;)">
            <text:p/>
          </table:table-cell>
          <table:table-cell table:formula="of:=IFERROR(([.F564]-[.F$619])/([.F$620]-[.F$619])*100;&quot;&quot;)">
            <text:p/>
          </table:table-cell>
          <table:table-cell table:formula="of:=IFERROR(([.G564]-[.G$619])/([.G$620]-[.G$619])*100;&quot;&quot;)">
            <text:p/>
          </table:table-cell>
          <table:table-cell table:formula="of:=IFERROR(([.H564]-[.H$619])/([.H$620]-[.H$619])*100;&quot;&quot;)">
            <text:p/>
          </table:table-cell>
          <table:table-cell table:formula="of:=IFERROR(([.I564]-[.I$619])/([.I$620]-[.I$619])*100;&quot;&quot;)" office:value-type="float" office:value="28.5714285714286" calcext:value-type="float">
            <text:p>28.5714285714</text:p>
          </table:table-cell>
          <table:table-cell table:formula="of:=IFERROR(([.J564]-[.J$619])/([.J$620]-[.J$619])*100;&quot;&quot;)">
            <text:p/>
          </table:table-cell>
          <table:table-cell table:formula="of:=IFERROR(([.K564]-[.K$619])/([.K$620]-[.K$619])*100;&quot;&quot;)">
            <text:p/>
          </table:table-cell>
          <table:table-cell table:formula="of:=IFERROR(([.L564]-[.L$619])/([.L$620]-[.L$619])*100;&quot;&quot;)">
            <text:p/>
          </table:table-cell>
          <table:table-cell table:formula="of:=IFERROR(([.M564]-[.M$619])/([.M$620]-[.M$619])*100;&quot;&quot;)">
            <text:p/>
          </table:table-cell>
          <table:table-cell table:formula="of:=IFERROR(([.N564]-[.N$619])/([.N$620]-[.N$619])*100;&quot;&quot;)">
            <text:p/>
          </table:table-cell>
          <table:table-cell table:formula="of:=IFERROR(([.O564]-[.O$619])/([.O$620]-[.O$619])*100;&quot;&quot;)">
            <text:p/>
          </table:table-cell>
          <table:table-cell table:formula="of:=IFERROR(([.P564]-[.P$619])/([.P$620]-[.P$619])*100;&quot;&quot;)" office:value-type="float" office:value="25" calcext:value-type="float">
            <text:p>25</text:p>
          </table:table-cell>
          <table:table-cell table:formula="of:=IFERROR(([.Q564]-[.Q$619])/([.Q$620]-[.Q$619])*100;&quot;&quot;)">
            <text:p/>
          </table:table-cell>
        </table:table-row>
        <table:table-row table:style-name="ro1">
          <table:table-cell office:value-type="float" office:value="1275.06" calcext:value-type="float">
            <text:p>1275.06</text:p>
          </table:table-cell>
          <table:table-cell table:number-columns-repeated="5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1" calcext:value-type="float">
            <text:p>4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1275.06" calcext:value-type="float">
            <text:p>1275.06</text:p>
          </table:table-cell>
          <table:table-cell table:formula="of:=IFERROR(([.B565]-[.B$619])/([.B$620]-[.B$619])*100;&quot;&quot;)">
            <text:p/>
          </table:table-cell>
          <table:table-cell table:formula="of:=IFERROR(([.C565]-[.C$619])/([.C$620]-[.C$619])*100;&quot;&quot;)">
            <text:p/>
          </table:table-cell>
          <table:table-cell table:formula="of:=IFERROR(([.D565]-[.D$619])/([.D$620]-[.D$619])*100;&quot;&quot;)">
            <text:p/>
          </table:table-cell>
          <table:table-cell table:formula="of:=IFERROR(([.E565]-[.E$619])/([.E$620]-[.E$619])*100;&quot;&quot;)">
            <text:p/>
          </table:table-cell>
          <table:table-cell table:formula="of:=IFERROR(([.F565]-[.F$619])/([.F$620]-[.F$619])*100;&quot;&quot;)">
            <text:p/>
          </table:table-cell>
          <table:table-cell table:formula="of:=IFERROR(([.G565]-[.G$619])/([.G$620]-[.G$619])*100;&quot;&quot;)" office:value-type="float" office:value="50" calcext:value-type="float">
            <text:p>50</text:p>
          </table:table-cell>
          <table:table-cell table:formula="of:=IFERROR(([.H565]-[.H$619])/([.H$620]-[.H$619])*100;&quot;&quot;)">
            <text:p/>
          </table:table-cell>
          <table:table-cell table:formula="of:=IFERROR(([.I565]-[.I$619])/([.I$620]-[.I$619])*100;&quot;&quot;)">
            <text:p/>
          </table:table-cell>
          <table:table-cell table:formula="of:=IFERROR(([.J565]-[.J$619])/([.J$620]-[.J$619])*100;&quot;&quot;)" office:value-type="float" office:value="23.5294117647059" calcext:value-type="float">
            <text:p>23.5294117647</text:p>
          </table:table-cell>
          <table:table-cell table:formula="of:=IFERROR(([.K565]-[.K$619])/([.K$620]-[.K$619])*100;&quot;&quot;)">
            <text:p/>
          </table:table-cell>
          <table:table-cell table:formula="of:=IFERROR(([.L565]-[.L$619])/([.L$620]-[.L$619])*100;&quot;&quot;)">
            <text:p/>
          </table:table-cell>
          <table:table-cell table:formula="of:=IFERROR(([.M565]-[.M$619])/([.M$620]-[.M$619])*100;&quot;&quot;)">
            <text:p/>
          </table:table-cell>
          <table:table-cell table:formula="of:=IFERROR(([.N565]-[.N$619])/([.N$620]-[.N$619])*100;&quot;&quot;)">
            <text:p/>
          </table:table-cell>
          <table:table-cell table:formula="of:=IFERROR(([.O565]-[.O$619])/([.O$620]-[.O$619])*100;&quot;&quot;)">
            <text:p/>
          </table:table-cell>
          <table:table-cell table:formula="of:=IFERROR(([.P565]-[.P$619])/([.P$620]-[.P$619])*100;&quot;&quot;)">
            <text:p/>
          </table:table-cell>
          <table:table-cell table:formula="of:=IFERROR(([.Q565]-[.Q$619])/([.Q$620]-[.Q$619])*100;&quot;&quot;)">
            <text:p/>
          </table:table-cell>
        </table:table-row>
        <table:table-row table:style-name="ro1">
          <table:table-cell office:value-type="float" office:value="1278.496" calcext:value-type="float">
            <text:p>1278.49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9" calcext:value-type="float">
            <text:p>29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1278.496" calcext:value-type="float">
            <text:p>1278.496</text:p>
          </table:table-cell>
          <table:table-cell table:formula="of:=IFERROR(([.B566]-[.B$619])/([.B$620]-[.B$619])*100;&quot;&quot;)">
            <text:p/>
          </table:table-cell>
          <table:table-cell table:formula="of:=IFERROR(([.C566]-[.C$619])/([.C$620]-[.C$619])*100;&quot;&quot;)">
            <text:p/>
          </table:table-cell>
          <table:table-cell table:formula="of:=IFERROR(([.D566]-[.D$619])/([.D$620]-[.D$619])*100;&quot;&quot;)">
            <text:p/>
          </table:table-cell>
          <table:table-cell table:formula="of:=IFERROR(([.E566]-[.E$619])/([.E$620]-[.E$619])*100;&quot;&quot;)" office:value-type="float" office:value="62.962962962963" calcext:value-type="float">
            <text:p>62.962962963</text:p>
          </table:table-cell>
          <table:table-cell table:formula="of:=IFERROR(([.F566]-[.F$619])/([.F$620]-[.F$619])*100;&quot;&quot;)">
            <text:p/>
          </table:table-cell>
          <table:table-cell table:formula="of:=IFERROR(([.G566]-[.G$619])/([.G$620]-[.G$619])*100;&quot;&quot;)">
            <text:p/>
          </table:table-cell>
          <table:table-cell table:formula="of:=IFERROR(([.H566]-[.H$619])/([.H$620]-[.H$619])*100;&quot;&quot;)">
            <text:p/>
          </table:table-cell>
          <table:table-cell table:formula="of:=IFERROR(([.I566]-[.I$619])/([.I$620]-[.I$619])*100;&quot;&quot;)">
            <text:p/>
          </table:table-cell>
          <table:table-cell table:formula="of:=IFERROR(([.J566]-[.J$619])/([.J$620]-[.J$619])*100;&quot;&quot;)">
            <text:p/>
          </table:table-cell>
          <table:table-cell table:formula="of:=IFERROR(([.K566]-[.K$619])/([.K$620]-[.K$619])*100;&quot;&quot;)">
            <text:p/>
          </table:table-cell>
          <table:table-cell table:formula="of:=IFERROR(([.L566]-[.L$619])/([.L$620]-[.L$619])*100;&quot;&quot;)">
            <text:p/>
          </table:table-cell>
          <table:table-cell table:formula="of:=IFERROR(([.M566]-[.M$619])/([.M$620]-[.M$619])*100;&quot;&quot;)">
            <text:p/>
          </table:table-cell>
          <table:table-cell table:formula="of:=IFERROR(([.N566]-[.N$619])/([.N$620]-[.N$619])*100;&quot;&quot;)">
            <text:p/>
          </table:table-cell>
          <table:table-cell table:formula="of:=IFERROR(([.O566]-[.O$619])/([.O$620]-[.O$619])*100;&quot;&quot;)">
            <text:p/>
          </table:table-cell>
          <table:table-cell table:formula="of:=IFERROR(([.P566]-[.P$619])/([.P$620]-[.P$619])*100;&quot;&quot;)">
            <text:p/>
          </table:table-cell>
          <table:table-cell table:formula="of:=IFERROR(([.Q566]-[.Q$619])/([.Q$620]-[.Q$619])*100;&quot;&quot;)">
            <text:p/>
          </table:table-cell>
        </table:table-row>
        <table:table-row table:style-name="ro1">
          <table:table-cell office:value-type="float" office:value="1288.096" calcext:value-type="float">
            <text:p>1288.09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0" calcext:value-type="float">
            <text:p>30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1288.096" calcext:value-type="float">
            <text:p>1288.096</text:p>
          </table:table-cell>
          <table:table-cell table:formula="of:=IFERROR(([.B567]-[.B$619])/([.B$620]-[.B$619])*100;&quot;&quot;)">
            <text:p/>
          </table:table-cell>
          <table:table-cell table:formula="of:=IFERROR(([.C567]-[.C$619])/([.C$620]-[.C$619])*100;&quot;&quot;)">
            <text:p/>
          </table:table-cell>
          <table:table-cell table:formula="of:=IFERROR(([.D567]-[.D$619])/([.D$620]-[.D$619])*100;&quot;&quot;)">
            <text:p/>
          </table:table-cell>
          <table:table-cell table:formula="of:=IFERROR(([.E567]-[.E$619])/([.E$620]-[.E$619])*100;&quot;&quot;)" office:value-type="float" office:value="66.6666666666667" calcext:value-type="float">
            <text:p>66.6666666667</text:p>
          </table:table-cell>
          <table:table-cell table:formula="of:=IFERROR(([.F567]-[.F$619])/([.F$620]-[.F$619])*100;&quot;&quot;)">
            <text:p/>
          </table:table-cell>
          <table:table-cell table:formula="of:=IFERROR(([.G567]-[.G$619])/([.G$620]-[.G$619])*100;&quot;&quot;)">
            <text:p/>
          </table:table-cell>
          <table:table-cell table:formula="of:=IFERROR(([.H567]-[.H$619])/([.H$620]-[.H$619])*100;&quot;&quot;)">
            <text:p/>
          </table:table-cell>
          <table:table-cell table:formula="of:=IFERROR(([.I567]-[.I$619])/([.I$620]-[.I$619])*100;&quot;&quot;)">
            <text:p/>
          </table:table-cell>
          <table:table-cell table:formula="of:=IFERROR(([.J567]-[.J$619])/([.J$620]-[.J$619])*100;&quot;&quot;)">
            <text:p/>
          </table:table-cell>
          <table:table-cell table:formula="of:=IFERROR(([.K567]-[.K$619])/([.K$620]-[.K$619])*100;&quot;&quot;)">
            <text:p/>
          </table:table-cell>
          <table:table-cell table:formula="of:=IFERROR(([.L567]-[.L$619])/([.L$620]-[.L$619])*100;&quot;&quot;)">
            <text:p/>
          </table:table-cell>
          <table:table-cell table:formula="of:=IFERROR(([.M567]-[.M$619])/([.M$620]-[.M$619])*100;&quot;&quot;)">
            <text:p/>
          </table:table-cell>
          <table:table-cell table:formula="of:=IFERROR(([.N567]-[.N$619])/([.N$620]-[.N$619])*100;&quot;&quot;)">
            <text:p/>
          </table:table-cell>
          <table:table-cell table:formula="of:=IFERROR(([.O567]-[.O$619])/([.O$620]-[.O$619])*100;&quot;&quot;)">
            <text:p/>
          </table:table-cell>
          <table:table-cell table:formula="of:=IFERROR(([.P567]-[.P$619])/([.P$620]-[.P$619])*100;&quot;&quot;)">
            <text:p/>
          </table:table-cell>
          <table:table-cell table:formula="of:=IFERROR(([.Q567]-[.Q$619])/([.Q$620]-[.Q$619])*100;&quot;&quot;)">
            <text:p/>
          </table:table-cell>
        </table:table-row>
        <table:table-row table:style-name="ro1">
          <table:table-cell office:value-type="float" office:value="1291.788" calcext:value-type="float">
            <text:p>1291.788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float" office:value="1291.788" calcext:value-type="float">
            <text:p>1291.788</text:p>
          </table:table-cell>
          <table:table-cell table:formula="of:=IFERROR(([.B568]-[.B$619])/([.B$620]-[.B$619])*100;&quot;&quot;)">
            <text:p/>
          </table:table-cell>
          <table:table-cell table:formula="of:=IFERROR(([.C568]-[.C$619])/([.C$620]-[.C$619])*100;&quot;&quot;)">
            <text:p/>
          </table:table-cell>
          <table:table-cell table:formula="of:=IFERROR(([.D568]-[.D$619])/([.D$620]-[.D$619])*100;&quot;&quot;)">
            <text:p/>
          </table:table-cell>
          <table:table-cell table:formula="of:=IFERROR(([.E568]-[.E$619])/([.E$620]-[.E$619])*100;&quot;&quot;)">
            <text:p/>
          </table:table-cell>
          <table:table-cell table:formula="of:=IFERROR(([.F568]-[.F$619])/([.F$620]-[.F$619])*100;&quot;&quot;)">
            <text:p/>
          </table:table-cell>
          <table:table-cell table:formula="of:=IFERROR(([.G568]-[.G$619])/([.G$620]-[.G$619])*100;&quot;&quot;)">
            <text:p/>
          </table:table-cell>
          <table:table-cell table:formula="of:=IFERROR(([.H568]-[.H$619])/([.H$620]-[.H$619])*100;&quot;&quot;)">
            <text:p/>
          </table:table-cell>
          <table:table-cell table:formula="of:=IFERROR(([.I568]-[.I$619])/([.I$620]-[.I$619])*100;&quot;&quot;)">
            <text:p/>
          </table:table-cell>
          <table:table-cell table:formula="of:=IFERROR(([.J568]-[.J$619])/([.J$620]-[.J$619])*100;&quot;&quot;)">
            <text:p/>
          </table:table-cell>
          <table:table-cell table:formula="of:=IFERROR(([.K568]-[.K$619])/([.K$620]-[.K$619])*100;&quot;&quot;)">
            <text:p/>
          </table:table-cell>
          <table:table-cell table:formula="of:=IFERROR(([.L568]-[.L$619])/([.L$620]-[.L$619])*100;&quot;&quot;)">
            <text:p/>
          </table:table-cell>
          <table:table-cell table:formula="of:=IFERROR(([.M568]-[.M$619])/([.M$620]-[.M$619])*100;&quot;&quot;)" office:value-type="float" office:value="20.8333333333333" calcext:value-type="float">
            <text:p>20.8333333333</text:p>
          </table:table-cell>
          <table:table-cell table:formula="of:=IFERROR(([.N568]-[.N$619])/([.N$620]-[.N$619])*100;&quot;&quot;)" office:value-type="float" office:value="10" calcext:value-type="float">
            <text:p>10</text:p>
          </table:table-cell>
          <table:table-cell table:formula="of:=IFERROR(([.O568]-[.O$619])/([.O$620]-[.O$619])*100;&quot;&quot;)">
            <text:p/>
          </table:table-cell>
          <table:table-cell table:formula="of:=IFERROR(([.P568]-[.P$619])/([.P$620]-[.P$619])*100;&quot;&quot;)">
            <text:p/>
          </table:table-cell>
          <table:table-cell table:formula="of:=IFERROR(([.Q568]-[.Q$619])/([.Q$620]-[.Q$619])*100;&quot;&quot;)">
            <text:p/>
          </table:table-cell>
        </table:table-row>
        <table:table-row table:style-name="ro1">
          <table:table-cell office:value-type="float" office:value="1298.852" calcext:value-type="float">
            <text:p>1298.852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1" calcext:value-type="float">
            <text:p>31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1298.852" calcext:value-type="float">
            <text:p>1298.852</text:p>
          </table:table-cell>
          <table:table-cell table:formula="of:=IFERROR(([.B569]-[.B$619])/([.B$620]-[.B$619])*100;&quot;&quot;)">
            <text:p/>
          </table:table-cell>
          <table:table-cell table:formula="of:=IFERROR(([.C569]-[.C$619])/([.C$620]-[.C$619])*100;&quot;&quot;)">
            <text:p/>
          </table:table-cell>
          <table:table-cell table:formula="of:=IFERROR(([.D569]-[.D$619])/([.D$620]-[.D$619])*100;&quot;&quot;)">
            <text:p/>
          </table:table-cell>
          <table:table-cell table:formula="of:=IFERROR(([.E569]-[.E$619])/([.E$620]-[.E$619])*100;&quot;&quot;)" office:value-type="float" office:value="70.3703703703704" calcext:value-type="float">
            <text:p>70.3703703704</text:p>
          </table:table-cell>
          <table:table-cell table:formula="of:=IFERROR(([.F569]-[.F$619])/([.F$620]-[.F$619])*100;&quot;&quot;)">
            <text:p/>
          </table:table-cell>
          <table:table-cell table:formula="of:=IFERROR(([.G569]-[.G$619])/([.G$620]-[.G$619])*100;&quot;&quot;)">
            <text:p/>
          </table:table-cell>
          <table:table-cell table:formula="of:=IFERROR(([.H569]-[.H$619])/([.H$620]-[.H$619])*100;&quot;&quot;)">
            <text:p/>
          </table:table-cell>
          <table:table-cell table:formula="of:=IFERROR(([.I569]-[.I$619])/([.I$620]-[.I$619])*100;&quot;&quot;)">
            <text:p/>
          </table:table-cell>
          <table:table-cell table:formula="of:=IFERROR(([.J569]-[.J$619])/([.J$620]-[.J$619])*100;&quot;&quot;)">
            <text:p/>
          </table:table-cell>
          <table:table-cell table:formula="of:=IFERROR(([.K569]-[.K$619])/([.K$620]-[.K$619])*100;&quot;&quot;)">
            <text:p/>
          </table:table-cell>
          <table:table-cell table:formula="of:=IFERROR(([.L569]-[.L$619])/([.L$620]-[.L$619])*100;&quot;&quot;)">
            <text:p/>
          </table:table-cell>
          <table:table-cell table:formula="of:=IFERROR(([.M569]-[.M$619])/([.M$620]-[.M$619])*100;&quot;&quot;)">
            <text:p/>
          </table:table-cell>
          <table:table-cell table:formula="of:=IFERROR(([.N569]-[.N$619])/([.N$620]-[.N$619])*100;&quot;&quot;)">
            <text:p/>
          </table:table-cell>
          <table:table-cell table:formula="of:=IFERROR(([.O569]-[.O$619])/([.O$620]-[.O$619])*100;&quot;&quot;)">
            <text:p/>
          </table:table-cell>
          <table:table-cell table:formula="of:=IFERROR(([.P569]-[.P$619])/([.P$620]-[.P$619])*100;&quot;&quot;)">
            <text:p/>
          </table:table-cell>
          <table:table-cell table:formula="of:=IFERROR(([.Q569]-[.Q$619])/([.Q$620]-[.Q$619])*100;&quot;&quot;)">
            <text:p/>
          </table:table-cell>
        </table:table-row>
        <table:table-row table:style-name="ro1">
          <table:table-cell office:value-type="float" office:value="1300.368" calcext:value-type="float">
            <text:p>1300.368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float" office:value="1300.368" calcext:value-type="float">
            <text:p>1300.368</text:p>
          </table:table-cell>
          <table:table-cell table:formula="of:=IFERROR(([.B570]-[.B$619])/([.B$620]-[.B$619])*100;&quot;&quot;)">
            <text:p/>
          </table:table-cell>
          <table:table-cell table:formula="of:=IFERROR(([.C570]-[.C$619])/([.C$620]-[.C$619])*100;&quot;&quot;)">
            <text:p/>
          </table:table-cell>
          <table:table-cell table:formula="of:=IFERROR(([.D570]-[.D$619])/([.D$620]-[.D$619])*100;&quot;&quot;)">
            <text:p/>
          </table:table-cell>
          <table:table-cell table:formula="of:=IFERROR(([.E570]-[.E$619])/([.E$620]-[.E$619])*100;&quot;&quot;)">
            <text:p/>
          </table:table-cell>
          <table:table-cell table:formula="of:=IFERROR(([.F570]-[.F$619])/([.F$620]-[.F$619])*100;&quot;&quot;)">
            <text:p/>
          </table:table-cell>
          <table:table-cell table:formula="of:=IFERROR(([.G570]-[.G$619])/([.G$620]-[.G$619])*100;&quot;&quot;)">
            <text:p/>
          </table:table-cell>
          <table:table-cell table:formula="of:=IFERROR(([.H570]-[.H$619])/([.H$620]-[.H$619])*100;&quot;&quot;)">
            <text:p/>
          </table:table-cell>
          <table:table-cell table:formula="of:=IFERROR(([.I570]-[.I$619])/([.I$620]-[.I$619])*100;&quot;&quot;)">
            <text:p/>
          </table:table-cell>
          <table:table-cell table:formula="of:=IFERROR(([.J570]-[.J$619])/([.J$620]-[.J$619])*100;&quot;&quot;)">
            <text:p/>
          </table:table-cell>
          <table:table-cell table:formula="of:=IFERROR(([.K570]-[.K$619])/([.K$620]-[.K$619])*100;&quot;&quot;)">
            <text:p/>
          </table:table-cell>
          <table:table-cell table:formula="of:=IFERROR(([.L570]-[.L$619])/([.L$620]-[.L$619])*100;&quot;&quot;)" office:value-type="float" office:value="42.1052631578947" calcext:value-type="float">
            <text:p>42.1052631579</text:p>
          </table:table-cell>
          <table:table-cell table:formula="of:=IFERROR(([.M570]-[.M$619])/([.M$620]-[.M$619])*100;&quot;&quot;)">
            <text:p/>
          </table:table-cell>
          <table:table-cell table:formula="of:=IFERROR(([.N570]-[.N$619])/([.N$620]-[.N$619])*100;&quot;&quot;)">
            <text:p/>
          </table:table-cell>
          <table:table-cell table:formula="of:=IFERROR(([.O570]-[.O$619])/([.O$620]-[.O$619])*100;&quot;&quot;)">
            <text:p/>
          </table:table-cell>
          <table:table-cell table:formula="of:=IFERROR(([.P570]-[.P$619])/([.P$620]-[.P$619])*100;&quot;&quot;)">
            <text:p/>
          </table:table-cell>
          <table:table-cell table:formula="of:=IFERROR(([.Q570]-[.Q$619])/([.Q$620]-[.Q$619])*100;&quot;&quot;)">
            <text:p/>
          </table:table-cell>
        </table:table-row>
        <table:table-row table:style-name="ro1">
          <table:table-cell office:value-type="float" office:value="1301.26" calcext:value-type="float">
            <text:p>1301.2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301.26" calcext:value-type="float">
            <text:p>1301.26</text:p>
          </table:table-cell>
          <table:table-cell table:formula="of:=IFERROR(([.B571]-[.B$619])/([.B$620]-[.B$619])*100;&quot;&quot;)" office:value-type="float" office:value="50" calcext:value-type="float">
            <text:p>50</text:p>
          </table:table-cell>
          <table:table-cell table:formula="of:=IFERROR(([.C571]-[.C$619])/([.C$620]-[.C$619])*100;&quot;&quot;)" office:value-type="float" office:value="60" calcext:value-type="float">
            <text:p>60</text:p>
          </table:table-cell>
          <table:table-cell table:formula="of:=IFERROR(([.D571]-[.D$619])/([.D$620]-[.D$619])*100;&quot;&quot;)">
            <text:p/>
          </table:table-cell>
          <table:table-cell table:formula="of:=IFERROR(([.E571]-[.E$619])/([.E$620]-[.E$619])*100;&quot;&quot;)">
            <text:p/>
          </table:table-cell>
          <table:table-cell table:formula="of:=IFERROR(([.F571]-[.F$619])/([.F$620]-[.F$619])*100;&quot;&quot;)">
            <text:p/>
          </table:table-cell>
          <table:table-cell table:formula="of:=IFERROR(([.G571]-[.G$619])/([.G$620]-[.G$619])*100;&quot;&quot;)">
            <text:p/>
          </table:table-cell>
          <table:table-cell table:formula="of:=IFERROR(([.H571]-[.H$619])/([.H$620]-[.H$619])*100;&quot;&quot;)" office:value-type="float" office:value="58.8235294117647" calcext:value-type="float">
            <text:p>58.8235294118</text:p>
          </table:table-cell>
          <table:table-cell table:formula="of:=IFERROR(([.I571]-[.I$619])/([.I$620]-[.I$619])*100;&quot;&quot;)" office:value-type="float" office:value="33.3333333333333" calcext:value-type="float">
            <text:p>33.3333333333</text:p>
          </table:table-cell>
          <table:table-cell table:formula="of:=IFERROR(([.J571]-[.J$619])/([.J$620]-[.J$619])*100;&quot;&quot;)" office:value-type="float" office:value="25.4901960784314" calcext:value-type="float">
            <text:p>25.4901960784</text:p>
          </table:table-cell>
          <table:table-cell table:formula="of:=IFERROR(([.K571]-[.K$619])/([.K$620]-[.K$619])*100;&quot;&quot;)">
            <text:p/>
          </table:table-cell>
          <table:table-cell table:formula="of:=IFERROR(([.L571]-[.L$619])/([.L$620]-[.L$619])*100;&quot;&quot;)">
            <text:p/>
          </table:table-cell>
          <table:table-cell table:formula="of:=IFERROR(([.M571]-[.M$619])/([.M$620]-[.M$619])*100;&quot;&quot;)">
            <text:p/>
          </table:table-cell>
          <table:table-cell table:formula="of:=IFERROR(([.N571]-[.N$619])/([.N$620]-[.N$619])*100;&quot;&quot;)">
            <text:p/>
          </table:table-cell>
          <table:table-cell table:formula="of:=IFERROR(([.O571]-[.O$619])/([.O$620]-[.O$619])*100;&quot;&quot;)" office:value-type="float" office:value="23.0769230769231" calcext:value-type="float">
            <text:p>23.0769230769</text:p>
          </table:table-cell>
          <table:table-cell table:formula="of:=IFERROR(([.P571]-[.P$619])/([.P$620]-[.P$619])*100;&quot;&quot;)" office:value-type="float" office:value="27.5" calcext:value-type="float">
            <text:p>27.5</text:p>
          </table:table-cell>
          <table:table-cell table:formula="of:=IFERROR(([.Q571]-[.Q$619])/([.Q$620]-[.Q$619])*100;&quot;&quot;)" office:value-type="float" office:value="42.1052631578947" calcext:value-type="float">
            <text:p>42.1052631579</text:p>
          </table:table-cell>
        </table:table-row>
        <table:table-row table:style-name="ro1">
          <table:table-cell office:value-type="float" office:value="1310.356" calcext:value-type="float">
            <text:p>1310.35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2" calcext:value-type="float">
            <text:p>32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1310.356" calcext:value-type="float">
            <text:p>1310.356</text:p>
          </table:table-cell>
          <table:table-cell table:formula="of:=IFERROR(([.B572]-[.B$619])/([.B$620]-[.B$619])*100;&quot;&quot;)">
            <text:p/>
          </table:table-cell>
          <table:table-cell table:formula="of:=IFERROR(([.C572]-[.C$619])/([.C$620]-[.C$619])*100;&quot;&quot;)">
            <text:p/>
          </table:table-cell>
          <table:table-cell table:formula="of:=IFERROR(([.D572]-[.D$619])/([.D$620]-[.D$619])*100;&quot;&quot;)">
            <text:p/>
          </table:table-cell>
          <table:table-cell table:formula="of:=IFERROR(([.E572]-[.E$619])/([.E$620]-[.E$619])*100;&quot;&quot;)" office:value-type="float" office:value="74.0740740740741" calcext:value-type="float">
            <text:p>74.0740740741</text:p>
          </table:table-cell>
          <table:table-cell table:formula="of:=IFERROR(([.F572]-[.F$619])/([.F$620]-[.F$619])*100;&quot;&quot;)">
            <text:p/>
          </table:table-cell>
          <table:table-cell table:formula="of:=IFERROR(([.G572]-[.G$619])/([.G$620]-[.G$619])*100;&quot;&quot;)">
            <text:p/>
          </table:table-cell>
          <table:table-cell table:formula="of:=IFERROR(([.H572]-[.H$619])/([.H$620]-[.H$619])*100;&quot;&quot;)">
            <text:p/>
          </table:table-cell>
          <table:table-cell table:formula="of:=IFERROR(([.I572]-[.I$619])/([.I$620]-[.I$619])*100;&quot;&quot;)">
            <text:p/>
          </table:table-cell>
          <table:table-cell table:formula="of:=IFERROR(([.J572]-[.J$619])/([.J$620]-[.J$619])*100;&quot;&quot;)">
            <text:p/>
          </table:table-cell>
          <table:table-cell table:formula="of:=IFERROR(([.K572]-[.K$619])/([.K$620]-[.K$619])*100;&quot;&quot;)">
            <text:p/>
          </table:table-cell>
          <table:table-cell table:formula="of:=IFERROR(([.L572]-[.L$619])/([.L$620]-[.L$619])*100;&quot;&quot;)">
            <text:p/>
          </table:table-cell>
          <table:table-cell table:formula="of:=IFERROR(([.M572]-[.M$619])/([.M$620]-[.M$619])*100;&quot;&quot;)">
            <text:p/>
          </table:table-cell>
          <table:table-cell table:formula="of:=IFERROR(([.N572]-[.N$619])/([.N$620]-[.N$619])*100;&quot;&quot;)">
            <text:p/>
          </table:table-cell>
          <table:table-cell table:formula="of:=IFERROR(([.O572]-[.O$619])/([.O$620]-[.O$619])*100;&quot;&quot;)">
            <text:p/>
          </table:table-cell>
          <table:table-cell table:formula="of:=IFERROR(([.P572]-[.P$619])/([.P$620]-[.P$619])*100;&quot;&quot;)">
            <text:p/>
          </table:table-cell>
          <table:table-cell table:formula="of:=IFERROR(([.Q572]-[.Q$619])/([.Q$620]-[.Q$619])*100;&quot;&quot;)">
            <text:p/>
          </table:table-cell>
        </table:table-row>
        <table:table-row table:style-name="ro1">
          <table:table-cell office:value-type="float" office:value="1317.04" calcext:value-type="float">
            <text:p>1317.04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2"/>
          <table:table-cell office:value-type="float" office:value="1317.04" calcext:value-type="float">
            <text:p>1317.04</text:p>
          </table:table-cell>
          <table:table-cell table:formula="of:=IFERROR(([.B573]-[.B$619])/([.B$620]-[.B$619])*100;&quot;&quot;)">
            <text:p/>
          </table:table-cell>
          <table:table-cell table:formula="of:=IFERROR(([.C573]-[.C$619])/([.C$620]-[.C$619])*100;&quot;&quot;)">
            <text:p/>
          </table:table-cell>
          <table:table-cell table:formula="of:=IFERROR(([.D573]-[.D$619])/([.D$620]-[.D$619])*100;&quot;&quot;)">
            <text:p/>
          </table:table-cell>
          <table:table-cell table:formula="of:=IFERROR(([.E573]-[.E$619])/([.E$620]-[.E$619])*100;&quot;&quot;)">
            <text:p/>
          </table:table-cell>
          <table:table-cell table:formula="of:=IFERROR(([.F573]-[.F$619])/([.F$620]-[.F$619])*100;&quot;&quot;)">
            <text:p/>
          </table:table-cell>
          <table:table-cell table:formula="of:=IFERROR(([.G573]-[.G$619])/([.G$620]-[.G$619])*100;&quot;&quot;)">
            <text:p/>
          </table:table-cell>
          <table:table-cell table:formula="of:=IFERROR(([.H573]-[.H$619])/([.H$620]-[.H$619])*100;&quot;&quot;)" office:value-type="float" office:value="64.7058823529412" calcext:value-type="float">
            <text:p>64.7058823529</text:p>
          </table:table-cell>
          <table:table-cell table:formula="of:=IFERROR(([.I573]-[.I$619])/([.I$620]-[.I$619])*100;&quot;&quot;)">
            <text:p/>
          </table:table-cell>
          <table:table-cell table:formula="of:=IFERROR(([.J573]-[.J$619])/([.J$620]-[.J$619])*100;&quot;&quot;)">
            <text:p/>
          </table:table-cell>
          <table:table-cell table:formula="of:=IFERROR(([.K573]-[.K$619])/([.K$620]-[.K$619])*100;&quot;&quot;)">
            <text:p/>
          </table:table-cell>
          <table:table-cell table:formula="of:=IFERROR(([.L573]-[.L$619])/([.L$620]-[.L$619])*100;&quot;&quot;)">
            <text:p/>
          </table:table-cell>
          <table:table-cell table:formula="of:=IFERROR(([.M573]-[.M$619])/([.M$620]-[.M$619])*100;&quot;&quot;)">
            <text:p/>
          </table:table-cell>
          <table:table-cell table:formula="of:=IFERROR(([.N573]-[.N$619])/([.N$620]-[.N$619])*100;&quot;&quot;)">
            <text:p/>
          </table:table-cell>
          <table:table-cell table:formula="of:=IFERROR(([.O573]-[.O$619])/([.O$620]-[.O$619])*100;&quot;&quot;)">
            <text:p/>
          </table:table-cell>
          <table:table-cell table:formula="of:=IFERROR(([.P573]-[.P$619])/([.P$620]-[.P$619])*100;&quot;&quot;)">
            <text:p/>
          </table:table-cell>
          <table:table-cell table:formula="of:=IFERROR(([.Q573]-[.Q$619])/([.Q$620]-[.Q$619])*100;&quot;&quot;)">
            <text:p/>
          </table:table-cell>
        </table:table-row>
        <table:table-row table:style-name="ro1">
          <table:table-cell office:value-type="float" office:value="1318.26" calcext:value-type="float">
            <text:p>1318.26</text:p>
          </table:table-cell>
          <table:table-cell table:number-columns-repeated="9" office:value-type="string" calcext:value-type="string">
            <text:p><text:s/>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float" office:value="1318.26" calcext:value-type="float">
            <text:p>1318.26</text:p>
          </table:table-cell>
          <table:table-cell table:formula="of:=IFERROR(([.B574]-[.B$619])/([.B$620]-[.B$619])*100;&quot;&quot;)">
            <text:p/>
          </table:table-cell>
          <table:table-cell table:formula="of:=IFERROR(([.C574]-[.C$619])/([.C$620]-[.C$619])*100;&quot;&quot;)">
            <text:p/>
          </table:table-cell>
          <table:table-cell table:formula="of:=IFERROR(([.D574]-[.D$619])/([.D$620]-[.D$619])*100;&quot;&quot;)">
            <text:p/>
          </table:table-cell>
          <table:table-cell table:formula="of:=IFERROR(([.E574]-[.E$619])/([.E$620]-[.E$619])*100;&quot;&quot;)">
            <text:p/>
          </table:table-cell>
          <table:table-cell table:formula="of:=IFERROR(([.F574]-[.F$619])/([.F$620]-[.F$619])*100;&quot;&quot;)">
            <text:p/>
          </table:table-cell>
          <table:table-cell table:formula="of:=IFERROR(([.G574]-[.G$619])/([.G$620]-[.G$619])*100;&quot;&quot;)">
            <text:p/>
          </table:table-cell>
          <table:table-cell table:formula="of:=IFERROR(([.H574]-[.H$619])/([.H$620]-[.H$619])*100;&quot;&quot;)">
            <text:p/>
          </table:table-cell>
          <table:table-cell table:formula="of:=IFERROR(([.I574]-[.I$619])/([.I$620]-[.I$619])*100;&quot;&quot;)">
            <text:p/>
          </table:table-cell>
          <table:table-cell table:formula="of:=IFERROR(([.J574]-[.J$619])/([.J$620]-[.J$619])*100;&quot;&quot;)">
            <text:p/>
          </table:table-cell>
          <table:table-cell table:formula="of:=IFERROR(([.K574]-[.K$619])/([.K$620]-[.K$619])*100;&quot;&quot;)" office:value-type="float" office:value="44.4444444444444" calcext:value-type="float">
            <text:p>44.4444444444</text:p>
          </table:table-cell>
          <table:table-cell table:formula="of:=IFERROR(([.L574]-[.L$619])/([.L$620]-[.L$619])*100;&quot;&quot;)" office:value-type="float" office:value="47.3684210526316" calcext:value-type="float">
            <text:p>47.3684210526</text:p>
          </table:table-cell>
          <table:table-cell table:formula="of:=IFERROR(([.M574]-[.M$619])/([.M$620]-[.M$619])*100;&quot;&quot;)">
            <text:p/>
          </table:table-cell>
          <table:table-cell table:formula="of:=IFERROR(([.N574]-[.N$619])/([.N$620]-[.N$619])*100;&quot;&quot;)">
            <text:p/>
          </table:table-cell>
          <table:table-cell table:formula="of:=IFERROR(([.O574]-[.O$619])/([.O$620]-[.O$619])*100;&quot;&quot;)">
            <text:p/>
          </table:table-cell>
          <table:table-cell table:formula="of:=IFERROR(([.P574]-[.P$619])/([.P$620]-[.P$619])*100;&quot;&quot;)">
            <text:p/>
          </table:table-cell>
          <table:table-cell table:formula="of:=IFERROR(([.Q574]-[.Q$619])/([.Q$620]-[.Q$619])*100;&quot;&quot;)">
            <text:p/>
          </table:table-cell>
        </table:table-row>
        <table:table-row table:style-name="ro1">
          <table:table-cell office:value-type="float" office:value="1319.64" calcext:value-type="float">
            <text:p>1319.64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1319.64" calcext:value-type="float">
            <text:p>1319.64</text:p>
          </table:table-cell>
          <table:table-cell table:formula="of:=IFERROR(([.B575]-[.B$619])/([.B$620]-[.B$619])*100;&quot;&quot;)">
            <text:p/>
          </table:table-cell>
          <table:table-cell table:formula="of:=IFERROR(([.C575]-[.C$619])/([.C$620]-[.C$619])*100;&quot;&quot;)">
            <text:p/>
          </table:table-cell>
          <table:table-cell table:formula="of:=IFERROR(([.D575]-[.D$619])/([.D$620]-[.D$619])*100;&quot;&quot;)">
            <text:p/>
          </table:table-cell>
          <table:table-cell table:formula="of:=IFERROR(([.E575]-[.E$619])/([.E$620]-[.E$619])*100;&quot;&quot;)">
            <text:p/>
          </table:table-cell>
          <table:table-cell table:formula="of:=IFERROR(([.F575]-[.F$619])/([.F$620]-[.F$619])*100;&quot;&quot;)">
            <text:p/>
          </table:table-cell>
          <table:table-cell table:formula="of:=IFERROR(([.G575]-[.G$619])/([.G$620]-[.G$619])*100;&quot;&quot;)">
            <text:p/>
          </table:table-cell>
          <table:table-cell table:formula="of:=IFERROR(([.H575]-[.H$619])/([.H$620]-[.H$619])*100;&quot;&quot;)">
            <text:p/>
          </table:table-cell>
          <table:table-cell table:formula="of:=IFERROR(([.I575]-[.I$619])/([.I$620]-[.I$619])*100;&quot;&quot;)" office:value-type="float" office:value="38.0952380952381" calcext:value-type="float">
            <text:p>38.0952380952</text:p>
          </table:table-cell>
          <table:table-cell table:formula="of:=IFERROR(([.J575]-[.J$619])/([.J$620]-[.J$619])*100;&quot;&quot;)" office:value-type="float" office:value="27.4509803921569" calcext:value-type="float">
            <text:p>27.4509803922</text:p>
          </table:table-cell>
          <table:table-cell table:formula="of:=IFERROR(([.K575]-[.K$619])/([.K$620]-[.K$619])*100;&quot;&quot;)">
            <text:p/>
          </table:table-cell>
          <table:table-cell table:formula="of:=IFERROR(([.L575]-[.L$619])/([.L$620]-[.L$619])*100;&quot;&quot;)">
            <text:p/>
          </table:table-cell>
          <table:table-cell table:formula="of:=IFERROR(([.M575]-[.M$619])/([.M$620]-[.M$619])*100;&quot;&quot;)">
            <text:p/>
          </table:table-cell>
          <table:table-cell table:formula="of:=IFERROR(([.N575]-[.N$619])/([.N$620]-[.N$619])*100;&quot;&quot;)">
            <text:p/>
          </table:table-cell>
          <table:table-cell table:formula="of:=IFERROR(([.O575]-[.O$619])/([.O$620]-[.O$619])*100;&quot;&quot;)">
            <text:p/>
          </table:table-cell>
          <table:table-cell table:formula="of:=IFERROR(([.P575]-[.P$619])/([.P$620]-[.P$619])*100;&quot;&quot;)">
            <text:p/>
          </table:table-cell>
          <table:table-cell table:formula="of:=IFERROR(([.Q575]-[.Q$619])/([.Q$620]-[.Q$619])*100;&quot;&quot;)">
            <text:p/>
          </table:table-cell>
        </table:table-row>
        <table:table-row table:style-name="ro1">
          <table:table-cell office:value-type="float" office:value="1320.388" calcext:value-type="float">
            <text:p>1320.388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320.388" calcext:value-type="float">
            <text:p>1320.388</text:p>
          </table:table-cell>
          <table:table-cell table:formula="of:=IFERROR(([.B576]-[.B$619])/([.B$620]-[.B$619])*100;&quot;&quot;)">
            <text:p/>
          </table:table-cell>
          <table:table-cell table:formula="of:=IFERROR(([.C576]-[.C$619])/([.C$620]-[.C$619])*100;&quot;&quot;)">
            <text:p/>
          </table:table-cell>
          <table:table-cell table:formula="of:=IFERROR(([.D576]-[.D$619])/([.D$620]-[.D$619])*100;&quot;&quot;)">
            <text:p/>
          </table:table-cell>
          <table:table-cell table:formula="of:=IFERROR(([.E576]-[.E$619])/([.E$620]-[.E$619])*100;&quot;&quot;)">
            <text:p/>
          </table:table-cell>
          <table:table-cell table:formula="of:=IFERROR(([.F576]-[.F$619])/([.F$620]-[.F$619])*100;&quot;&quot;)">
            <text:p/>
          </table:table-cell>
          <table:table-cell table:formula="of:=IFERROR(([.G576]-[.G$619])/([.G$620]-[.G$619])*100;&quot;&quot;)">
            <text:p/>
          </table:table-cell>
          <table:table-cell table:formula="of:=IFERROR(([.H576]-[.H$619])/([.H$620]-[.H$619])*100;&quot;&quot;)">
            <text:p/>
          </table:table-cell>
          <table:table-cell table:formula="of:=IFERROR(([.I576]-[.I$619])/([.I$620]-[.I$619])*100;&quot;&quot;)">
            <text:p/>
          </table:table-cell>
          <table:table-cell table:formula="of:=IFERROR(([.J576]-[.J$619])/([.J$620]-[.J$619])*100;&quot;&quot;)">
            <text:p/>
          </table:table-cell>
          <table:table-cell table:formula="of:=IFERROR(([.K576]-[.K$619])/([.K$620]-[.K$619])*100;&quot;&quot;)">
            <text:p/>
          </table:table-cell>
          <table:table-cell table:formula="of:=IFERROR(([.L576]-[.L$619])/([.L$620]-[.L$619])*100;&quot;&quot;)">
            <text:p/>
          </table:table-cell>
          <table:table-cell table:formula="of:=IFERROR(([.M576]-[.M$619])/([.M$620]-[.M$619])*100;&quot;&quot;)">
            <text:p/>
          </table:table-cell>
          <table:table-cell table:formula="of:=IFERROR(([.N576]-[.N$619])/([.N$620]-[.N$619])*100;&quot;&quot;)" office:value-type="float" office:value="15" calcext:value-type="float">
            <text:p>15</text:p>
          </table:table-cell>
          <table:table-cell table:formula="of:=IFERROR(([.O576]-[.O$619])/([.O$620]-[.O$619])*100;&quot;&quot;)">
            <text:p/>
          </table:table-cell>
          <table:table-cell table:formula="of:=IFERROR(([.P576]-[.P$619])/([.P$620]-[.P$619])*100;&quot;&quot;)">
            <text:p/>
          </table:table-cell>
          <table:table-cell table:formula="of:=IFERROR(([.Q576]-[.Q$619])/([.Q$620]-[.Q$619])*100;&quot;&quot;)" office:value-type="float" office:value="47.3684210526316" calcext:value-type="float">
            <text:p>47.3684210526</text:p>
          </table:table-cell>
        </table:table-row>
        <table:table-row table:style-name="ro1">
          <table:table-cell office:value-type="float" office:value="1321.86" calcext:value-type="float">
            <text:p>1321.86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321.86" calcext:value-type="float">
            <text:p>1321.86</text:p>
          </table:table-cell>
          <table:table-cell table:formula="of:=IFERROR(([.B577]-[.B$619])/([.B$620]-[.B$619])*100;&quot;&quot;)">
            <text:p/>
          </table:table-cell>
          <table:table-cell table:formula="of:=IFERROR(([.C577]-[.C$619])/([.C$620]-[.C$619])*100;&quot;&quot;)">
            <text:p/>
          </table:table-cell>
          <table:table-cell table:formula="of:=IFERROR(([.D577]-[.D$619])/([.D$620]-[.D$619])*100;&quot;&quot;)">
            <text:p/>
          </table:table-cell>
          <table:table-cell table:formula="of:=IFERROR(([.E577]-[.E$619])/([.E$620]-[.E$619])*100;&quot;&quot;)">
            <text:p/>
          </table:table-cell>
          <table:table-cell table:formula="of:=IFERROR(([.F577]-[.F$619])/([.F$620]-[.F$619])*100;&quot;&quot;)">
            <text:p/>
          </table:table-cell>
          <table:table-cell table:formula="of:=IFERROR(([.G577]-[.G$619])/([.G$620]-[.G$619])*100;&quot;&quot;)">
            <text:p/>
          </table:table-cell>
          <table:table-cell table:formula="of:=IFERROR(([.H577]-[.H$619])/([.H$620]-[.H$619])*100;&quot;&quot;)">
            <text:p/>
          </table:table-cell>
          <table:table-cell table:formula="of:=IFERROR(([.I577]-[.I$619])/([.I$620]-[.I$619])*100;&quot;&quot;)">
            <text:p/>
          </table:table-cell>
          <table:table-cell table:formula="of:=IFERROR(([.J577]-[.J$619])/([.J$620]-[.J$619])*100;&quot;&quot;)">
            <text:p/>
          </table:table-cell>
          <table:table-cell table:formula="of:=IFERROR(([.K577]-[.K$619])/([.K$620]-[.K$619])*100;&quot;&quot;)">
            <text:p/>
          </table:table-cell>
          <table:table-cell table:formula="of:=IFERROR(([.L577]-[.L$619])/([.L$620]-[.L$619])*100;&quot;&quot;)">
            <text:p/>
          </table:table-cell>
          <table:table-cell table:formula="of:=IFERROR(([.M577]-[.M$619])/([.M$620]-[.M$619])*100;&quot;&quot;)">
            <text:p/>
          </table:table-cell>
          <table:table-cell table:formula="of:=IFERROR(([.N577]-[.N$619])/([.N$620]-[.N$619])*100;&quot;&quot;)">
            <text:p/>
          </table:table-cell>
          <table:table-cell table:formula="of:=IFERROR(([.O577]-[.O$619])/([.O$620]-[.O$619])*100;&quot;&quot;)">
            <text:p/>
          </table:table-cell>
          <table:table-cell table:formula="of:=IFERROR(([.P577]-[.P$619])/([.P$620]-[.P$619])*100;&quot;&quot;)" office:value-type="float" office:value="30" calcext:value-type="float">
            <text:p>30</text:p>
          </table:table-cell>
          <table:table-cell table:formula="of:=IFERROR(([.Q577]-[.Q$619])/([.Q$620]-[.Q$619])*100;&quot;&quot;)">
            <text:p/>
          </table:table-cell>
        </table:table-row>
        <table:table-row table:style-name="ro1">
          <table:table-cell office:value-type="float" office:value="1323.596" calcext:value-type="float">
            <text:p>1323.59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3" calcext:value-type="float">
            <text:p>33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1323.596" calcext:value-type="float">
            <text:p>1323.596</text:p>
          </table:table-cell>
          <table:table-cell table:formula="of:=IFERROR(([.B578]-[.B$619])/([.B$620]-[.B$619])*100;&quot;&quot;)">
            <text:p/>
          </table:table-cell>
          <table:table-cell table:formula="of:=IFERROR(([.C578]-[.C$619])/([.C$620]-[.C$619])*100;&quot;&quot;)">
            <text:p/>
          </table:table-cell>
          <table:table-cell table:formula="of:=IFERROR(([.D578]-[.D$619])/([.D$620]-[.D$619])*100;&quot;&quot;)">
            <text:p/>
          </table:table-cell>
          <table:table-cell table:formula="of:=IFERROR(([.E578]-[.E$619])/([.E$620]-[.E$619])*100;&quot;&quot;)" office:value-type="float" office:value="77.7777777777778" calcext:value-type="float">
            <text:p>77.7777777778</text:p>
          </table:table-cell>
          <table:table-cell table:formula="of:=IFERROR(([.F578]-[.F$619])/([.F$620]-[.F$619])*100;&quot;&quot;)">
            <text:p/>
          </table:table-cell>
          <table:table-cell table:formula="of:=IFERROR(([.G578]-[.G$619])/([.G$620]-[.G$619])*100;&quot;&quot;)">
            <text:p/>
          </table:table-cell>
          <table:table-cell table:formula="of:=IFERROR(([.H578]-[.H$619])/([.H$620]-[.H$619])*100;&quot;&quot;)">
            <text:p/>
          </table:table-cell>
          <table:table-cell table:formula="of:=IFERROR(([.I578]-[.I$619])/([.I$620]-[.I$619])*100;&quot;&quot;)">
            <text:p/>
          </table:table-cell>
          <table:table-cell table:formula="of:=IFERROR(([.J578]-[.J$619])/([.J$620]-[.J$619])*100;&quot;&quot;)">
            <text:p/>
          </table:table-cell>
          <table:table-cell table:formula="of:=IFERROR(([.K578]-[.K$619])/([.K$620]-[.K$619])*100;&quot;&quot;)">
            <text:p/>
          </table:table-cell>
          <table:table-cell table:formula="of:=IFERROR(([.L578]-[.L$619])/([.L$620]-[.L$619])*100;&quot;&quot;)">
            <text:p/>
          </table:table-cell>
          <table:table-cell table:formula="of:=IFERROR(([.M578]-[.M$619])/([.M$620]-[.M$619])*100;&quot;&quot;)">
            <text:p/>
          </table:table-cell>
          <table:table-cell table:formula="of:=IFERROR(([.N578]-[.N$619])/([.N$620]-[.N$619])*100;&quot;&quot;)">
            <text:p/>
          </table:table-cell>
          <table:table-cell table:formula="of:=IFERROR(([.O578]-[.O$619])/([.O$620]-[.O$619])*100;&quot;&quot;)">
            <text:p/>
          </table:table-cell>
          <table:table-cell table:formula="of:=IFERROR(([.P578]-[.P$619])/([.P$620]-[.P$619])*100;&quot;&quot;)">
            <text:p/>
          </table:table-cell>
          <table:table-cell table:formula="of:=IFERROR(([.Q578]-[.Q$619])/([.Q$620]-[.Q$619])*100;&quot;&quot;)">
            <text:p/>
          </table:table-cell>
        </table:table-row>
        <table:table-row table:style-name="ro1">
          <table:table-cell office:value-type="float" office:value="1326.46" calcext:value-type="float">
            <text:p>1326.46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float" office:value="1326.46" calcext:value-type="float">
            <text:p>1326.46</text:p>
          </table:table-cell>
          <table:table-cell table:formula="of:=IFERROR(([.B579]-[.B$619])/([.B$620]-[.B$619])*100;&quot;&quot;)">
            <text:p/>
          </table:table-cell>
          <table:table-cell table:formula="of:=IFERROR(([.C579]-[.C$619])/([.C$620]-[.C$619])*100;&quot;&quot;)">
            <text:p/>
          </table:table-cell>
          <table:table-cell table:formula="of:=IFERROR(([.D579]-[.D$619])/([.D$620]-[.D$619])*100;&quot;&quot;)">
            <text:p/>
          </table:table-cell>
          <table:table-cell table:formula="of:=IFERROR(([.E579]-[.E$619])/([.E$620]-[.E$619])*100;&quot;&quot;)">
            <text:p/>
          </table:table-cell>
          <table:table-cell table:formula="of:=IFERROR(([.F579]-[.F$619])/([.F$620]-[.F$619])*100;&quot;&quot;)">
            <text:p/>
          </table:table-cell>
          <table:table-cell table:formula="of:=IFERROR(([.G579]-[.G$619])/([.G$620]-[.G$619])*100;&quot;&quot;)">
            <text:p/>
          </table:table-cell>
          <table:table-cell table:formula="of:=IFERROR(([.H579]-[.H$619])/([.H$620]-[.H$619])*100;&quot;&quot;)">
            <text:p/>
          </table:table-cell>
          <table:table-cell table:formula="of:=IFERROR(([.I579]-[.I$619])/([.I$620]-[.I$619])*100;&quot;&quot;)">
            <text:p/>
          </table:table-cell>
          <table:table-cell table:formula="of:=IFERROR(([.J579]-[.J$619])/([.J$620]-[.J$619])*100;&quot;&quot;)">
            <text:p/>
          </table:table-cell>
          <table:table-cell table:formula="of:=IFERROR(([.K579]-[.K$619])/([.K$620]-[.K$619])*100;&quot;&quot;)">
            <text:p/>
          </table:table-cell>
          <table:table-cell table:formula="of:=IFERROR(([.L579]-[.L$619])/([.L$620]-[.L$619])*100;&quot;&quot;)">
            <text:p/>
          </table:table-cell>
          <table:table-cell table:formula="of:=IFERROR(([.M579]-[.M$619])/([.M$620]-[.M$619])*100;&quot;&quot;)">
            <text:p/>
          </table:table-cell>
          <table:table-cell table:formula="of:=IFERROR(([.N579]-[.N$619])/([.N$620]-[.N$619])*100;&quot;&quot;)">
            <text:p/>
          </table:table-cell>
          <table:table-cell table:formula="of:=IFERROR(([.O579]-[.O$619])/([.O$620]-[.O$619])*100;&quot;&quot;)" office:value-type="float" office:value="30.7692307692308" calcext:value-type="float">
            <text:p>30.7692307692</text:p>
          </table:table-cell>
          <table:table-cell table:formula="of:=IFERROR(([.P579]-[.P$619])/([.P$620]-[.P$619])*100;&quot;&quot;)">
            <text:p/>
          </table:table-cell>
          <table:table-cell table:formula="of:=IFERROR(([.Q579]-[.Q$619])/([.Q$620]-[.Q$619])*100;&quot;&quot;)">
            <text:p/>
          </table:table-cell>
        </table:table-row>
        <table:table-row table:style-name="ro1">
          <table:table-cell office:value-type="float" office:value="1331.828" calcext:value-type="float">
            <text:p>1331.82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 office:value-type="string" calcext:value-type="string">
            <text:p><text:s/></text:p>
          </table:table-cell>
          <table:table-cell table:number-columns-repeated="2"/>
          <table:table-cell office:value-type="float" office:value="1331.828" calcext:value-type="float">
            <text:p>1331.828</text:p>
          </table:table-cell>
          <table:table-cell table:formula="of:=IFERROR(([.B580]-[.B$619])/([.B$620]-[.B$619])*100;&quot;&quot;)">
            <text:p/>
          </table:table-cell>
          <table:table-cell table:formula="of:=IFERROR(([.C580]-[.C$619])/([.C$620]-[.C$619])*100;&quot;&quot;)">
            <text:p/>
          </table:table-cell>
          <table:table-cell table:formula="of:=IFERROR(([.D580]-[.D$619])/([.D$620]-[.D$619])*100;&quot;&quot;)">
            <text:p/>
          </table:table-cell>
          <table:table-cell table:formula="of:=IFERROR(([.E580]-[.E$619])/([.E$620]-[.E$619])*100;&quot;&quot;)">
            <text:p/>
          </table:table-cell>
          <table:table-cell table:formula="of:=IFERROR(([.F580]-[.F$619])/([.F$620]-[.F$619])*100;&quot;&quot;)" office:value-type="float" office:value="71.4285714285714" calcext:value-type="float">
            <text:p>71.4285714286</text:p>
          </table:table-cell>
          <table:table-cell table:formula="of:=IFERROR(([.G580]-[.G$619])/([.G$620]-[.G$619])*100;&quot;&quot;)" office:value-type="float" office:value="62.5" calcext:value-type="float">
            <text:p>62.5</text:p>
          </table:table-cell>
          <table:table-cell table:formula="of:=IFERROR(([.H580]-[.H$619])/([.H$620]-[.H$619])*100;&quot;&quot;)">
            <text:p/>
          </table:table-cell>
          <table:table-cell table:formula="of:=IFERROR(([.I580]-[.I$619])/([.I$620]-[.I$619])*100;&quot;&quot;)">
            <text:p/>
          </table:table-cell>
          <table:table-cell table:formula="of:=IFERROR(([.J580]-[.J$619])/([.J$620]-[.J$619])*100;&quot;&quot;)">
            <text:p/>
          </table:table-cell>
          <table:table-cell table:formula="of:=IFERROR(([.K580]-[.K$619])/([.K$620]-[.K$619])*100;&quot;&quot;)">
            <text:p/>
          </table:table-cell>
          <table:table-cell table:formula="of:=IFERROR(([.L580]-[.L$619])/([.L$620]-[.L$619])*100;&quot;&quot;)">
            <text:p/>
          </table:table-cell>
          <table:table-cell table:formula="of:=IFERROR(([.M580]-[.M$619])/([.M$620]-[.M$619])*100;&quot;&quot;)">
            <text:p/>
          </table:table-cell>
          <table:table-cell table:formula="of:=IFERROR(([.N580]-[.N$619])/([.N$620]-[.N$619])*100;&quot;&quot;)">
            <text:p/>
          </table:table-cell>
          <table:table-cell table:formula="of:=IFERROR(([.O580]-[.O$619])/([.O$620]-[.O$619])*100;&quot;&quot;)">
            <text:p/>
          </table:table-cell>
          <table:table-cell table:formula="of:=IFERROR(([.P580]-[.P$619])/([.P$620]-[.P$619])*100;&quot;&quot;)">
            <text:p/>
          </table:table-cell>
          <table:table-cell table:formula="of:=IFERROR(([.Q580]-[.Q$619])/([.Q$620]-[.Q$619])*100;&quot;&quot;)">
            <text:p/>
          </table:table-cell>
        </table:table-row>
        <table:table-row table:style-name="ro1">
          <table:table-cell office:value-type="float" office:value="1336.12" calcext:value-type="float">
            <text:p>1336.1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4" calcext:value-type="float">
            <text:p>44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1336.12" calcext:value-type="float">
            <text:p>1336.12</text:p>
          </table:table-cell>
          <table:table-cell table:formula="of:=IFERROR(([.B581]-[.B$619])/([.B$620]-[.B$619])*100;&quot;&quot;)">
            <text:p/>
          </table:table-cell>
          <table:table-cell table:formula="of:=IFERROR(([.C581]-[.C$619])/([.C$620]-[.C$619])*100;&quot;&quot;)">
            <text:p/>
          </table:table-cell>
          <table:table-cell table:formula="of:=IFERROR(([.D581]-[.D$619])/([.D$620]-[.D$619])*100;&quot;&quot;)">
            <text:p/>
          </table:table-cell>
          <table:table-cell table:formula="of:=IFERROR(([.E581]-[.E$619])/([.E$620]-[.E$619])*100;&quot;&quot;)">
            <text:p/>
          </table:table-cell>
          <table:table-cell table:formula="of:=IFERROR(([.F581]-[.F$619])/([.F$620]-[.F$619])*100;&quot;&quot;)">
            <text:p/>
          </table:table-cell>
          <table:table-cell table:formula="of:=IFERROR(([.G581]-[.G$619])/([.G$620]-[.G$619])*100;&quot;&quot;)">
            <text:p/>
          </table:table-cell>
          <table:table-cell table:formula="of:=IFERROR(([.H581]-[.H$619])/([.H$620]-[.H$619])*100;&quot;&quot;)">
            <text:p/>
          </table:table-cell>
          <table:table-cell table:formula="of:=IFERROR(([.I581]-[.I$619])/([.I$620]-[.I$619])*100;&quot;&quot;)">
            <text:p/>
          </table:table-cell>
          <table:table-cell table:formula="of:=IFERROR(([.J581]-[.J$619])/([.J$620]-[.J$619])*100;&quot;&quot;)" office:value-type="float" office:value="29.4117647058824" calcext:value-type="float">
            <text:p>29.4117647059</text:p>
          </table:table-cell>
          <table:table-cell table:formula="of:=IFERROR(([.K581]-[.K$619])/([.K$620]-[.K$619])*100;&quot;&quot;)">
            <text:p/>
          </table:table-cell>
          <table:table-cell table:formula="of:=IFERROR(([.L581]-[.L$619])/([.L$620]-[.L$619])*100;&quot;&quot;)">
            <text:p/>
          </table:table-cell>
          <table:table-cell table:formula="of:=IFERROR(([.M581]-[.M$619])/([.M$620]-[.M$619])*100;&quot;&quot;)">
            <text:p/>
          </table:table-cell>
          <table:table-cell table:formula="of:=IFERROR(([.N581]-[.N$619])/([.N$620]-[.N$619])*100;&quot;&quot;)">
            <text:p/>
          </table:table-cell>
          <table:table-cell table:formula="of:=IFERROR(([.O581]-[.O$619])/([.O$620]-[.O$619])*100;&quot;&quot;)">
            <text:p/>
          </table:table-cell>
          <table:table-cell table:formula="of:=IFERROR(([.P581]-[.P$619])/([.P$620]-[.P$619])*100;&quot;&quot;)">
            <text:p/>
          </table:table-cell>
          <table:table-cell table:formula="of:=IFERROR(([.Q581]-[.Q$619])/([.Q$620]-[.Q$619])*100;&quot;&quot;)">
            <text:p/>
          </table:table-cell>
        </table:table-row>
        <table:table-row table:style-name="ro1">
          <table:table-cell office:value-type="float" office:value="1338.876" calcext:value-type="float">
            <text:p>1338.87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4" calcext:value-type="float">
            <text:p>34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1338.876" calcext:value-type="float">
            <text:p>1338.876</text:p>
          </table:table-cell>
          <table:table-cell table:formula="of:=IFERROR(([.B582]-[.B$619])/([.B$620]-[.B$619])*100;&quot;&quot;)">
            <text:p/>
          </table:table-cell>
          <table:table-cell table:formula="of:=IFERROR(([.C582]-[.C$619])/([.C$620]-[.C$619])*100;&quot;&quot;)">
            <text:p/>
          </table:table-cell>
          <table:table-cell table:formula="of:=IFERROR(([.D582]-[.D$619])/([.D$620]-[.D$619])*100;&quot;&quot;)">
            <text:p/>
          </table:table-cell>
          <table:table-cell table:formula="of:=IFERROR(([.E582]-[.E$619])/([.E$620]-[.E$619])*100;&quot;&quot;)" office:value-type="float" office:value="81.4814814814815" calcext:value-type="float">
            <text:p>81.4814814815</text:p>
          </table:table-cell>
          <table:table-cell table:formula="of:=IFERROR(([.F582]-[.F$619])/([.F$620]-[.F$619])*100;&quot;&quot;)">
            <text:p/>
          </table:table-cell>
          <table:table-cell table:formula="of:=IFERROR(([.G582]-[.G$619])/([.G$620]-[.G$619])*100;&quot;&quot;)">
            <text:p/>
          </table:table-cell>
          <table:table-cell table:formula="of:=IFERROR(([.H582]-[.H$619])/([.H$620]-[.H$619])*100;&quot;&quot;)">
            <text:p/>
          </table:table-cell>
          <table:table-cell table:formula="of:=IFERROR(([.I582]-[.I$619])/([.I$620]-[.I$619])*100;&quot;&quot;)">
            <text:p/>
          </table:table-cell>
          <table:table-cell table:formula="of:=IFERROR(([.J582]-[.J$619])/([.J$620]-[.J$619])*100;&quot;&quot;)">
            <text:p/>
          </table:table-cell>
          <table:table-cell table:formula="of:=IFERROR(([.K582]-[.K$619])/([.K$620]-[.K$619])*100;&quot;&quot;)">
            <text:p/>
          </table:table-cell>
          <table:table-cell table:formula="of:=IFERROR(([.L582]-[.L$619])/([.L$620]-[.L$619])*100;&quot;&quot;)">
            <text:p/>
          </table:table-cell>
          <table:table-cell table:formula="of:=IFERROR(([.M582]-[.M$619])/([.M$620]-[.M$619])*100;&quot;&quot;)">
            <text:p/>
          </table:table-cell>
          <table:table-cell table:formula="of:=IFERROR(([.N582]-[.N$619])/([.N$620]-[.N$619])*100;&quot;&quot;)">
            <text:p/>
          </table:table-cell>
          <table:table-cell table:formula="of:=IFERROR(([.O582]-[.O$619])/([.O$620]-[.O$619])*100;&quot;&quot;)">
            <text:p/>
          </table:table-cell>
          <table:table-cell table:formula="of:=IFERROR(([.P582]-[.P$619])/([.P$620]-[.P$619])*100;&quot;&quot;)">
            <text:p/>
          </table:table-cell>
          <table:table-cell table:formula="of:=IFERROR(([.Q582]-[.Q$619])/([.Q$620]-[.Q$619])*100;&quot;&quot;)">
            <text:p/>
          </table:table-cell>
        </table:table-row>
        <table:table-row table:style-name="ro1">
          <table:table-cell office:value-type="float" office:value="1340.408" calcext:value-type="float">
            <text:p>1340.408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340.408" calcext:value-type="float">
            <text:p>1340.408</text:p>
          </table:table-cell>
          <table:table-cell table:formula="of:=IFERROR(([.B583]-[.B$619])/([.B$620]-[.B$619])*100;&quot;&quot;)">
            <text:p/>
          </table:table-cell>
          <table:table-cell table:formula="of:=IFERROR(([.C583]-[.C$619])/([.C$620]-[.C$619])*100;&quot;&quot;)">
            <text:p/>
          </table:table-cell>
          <table:table-cell table:formula="of:=IFERROR(([.D583]-[.D$619])/([.D$620]-[.D$619])*100;&quot;&quot;)">
            <text:p/>
          </table:table-cell>
          <table:table-cell table:formula="of:=IFERROR(([.E583]-[.E$619])/([.E$620]-[.E$619])*100;&quot;&quot;)">
            <text:p/>
          </table:table-cell>
          <table:table-cell table:formula="of:=IFERROR(([.F583]-[.F$619])/([.F$620]-[.F$619])*100;&quot;&quot;)">
            <text:p/>
          </table:table-cell>
          <table:table-cell table:formula="of:=IFERROR(([.G583]-[.G$619])/([.G$620]-[.G$619])*100;&quot;&quot;)">
            <text:p/>
          </table:table-cell>
          <table:table-cell table:formula="of:=IFERROR(([.H583]-[.H$619])/([.H$620]-[.H$619])*100;&quot;&quot;)" office:value-type="float" office:value="70.5882352941177" calcext:value-type="float">
            <text:p>70.5882352941</text:p>
          </table:table-cell>
          <table:table-cell table:formula="of:=IFERROR(([.I583]-[.I$619])/([.I$620]-[.I$619])*100;&quot;&quot;)" office:value-type="float" office:value="42.8571428571429" calcext:value-type="float">
            <text:p>42.8571428571</text:p>
          </table:table-cell>
          <table:table-cell table:formula="of:=IFERROR(([.J583]-[.J$619])/([.J$620]-[.J$619])*100;&quot;&quot;)">
            <text:p/>
          </table:table-cell>
          <table:table-cell table:formula="of:=IFERROR(([.K583]-[.K$619])/([.K$620]-[.K$619])*100;&quot;&quot;)">
            <text:p/>
          </table:table-cell>
          <table:table-cell table:formula="of:=IFERROR(([.L583]-[.L$619])/([.L$620]-[.L$619])*100;&quot;&quot;)">
            <text:p/>
          </table:table-cell>
          <table:table-cell table:formula="of:=IFERROR(([.M583]-[.M$619])/([.M$620]-[.M$619])*100;&quot;&quot;)">
            <text:p/>
          </table:table-cell>
          <table:table-cell table:formula="of:=IFERROR(([.N583]-[.N$619])/([.N$620]-[.N$619])*100;&quot;&quot;)">
            <text:p/>
          </table:table-cell>
          <table:table-cell table:formula="of:=IFERROR(([.O583]-[.O$619])/([.O$620]-[.O$619])*100;&quot;&quot;)">
            <text:p/>
          </table:table-cell>
          <table:table-cell table:formula="of:=IFERROR(([.P583]-[.P$619])/([.P$620]-[.P$619])*100;&quot;&quot;)" office:value-type="float" office:value="32.5" calcext:value-type="float">
            <text:p>32.5</text:p>
          </table:table-cell>
          <table:table-cell table:formula="of:=IFERROR(([.Q583]-[.Q$619])/([.Q$620]-[.Q$619])*100;&quot;&quot;)" office:value-type="float" office:value="52.6315789473684" calcext:value-type="float">
            <text:p>52.6315789474</text:p>
          </table:table-cell>
        </table:table-row>
        <table:table-row table:style-name="ro1">
          <table:table-cell office:value-type="float" office:value="1340.86" calcext:value-type="float">
            <text:p>1340.86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float" office:value="1340.86" calcext:value-type="float">
            <text:p>1340.86</text:p>
          </table:table-cell>
          <table:table-cell table:formula="of:=IFERROR(([.B584]-[.B$619])/([.B$620]-[.B$619])*100;&quot;&quot;)">
            <text:p/>
          </table:table-cell>
          <table:table-cell table:formula="of:=IFERROR(([.C584]-[.C$619])/([.C$620]-[.C$619])*100;&quot;&quot;)">
            <text:p/>
          </table:table-cell>
          <table:table-cell table:formula="of:=IFERROR(([.D584]-[.D$619])/([.D$620]-[.D$619])*100;&quot;&quot;)">
            <text:p/>
          </table:table-cell>
          <table:table-cell table:formula="of:=IFERROR(([.E584]-[.E$619])/([.E$620]-[.E$619])*100;&quot;&quot;)">
            <text:p/>
          </table:table-cell>
          <table:table-cell table:formula="of:=IFERROR(([.F584]-[.F$619])/([.F$620]-[.F$619])*100;&quot;&quot;)">
            <text:p/>
          </table:table-cell>
          <table:table-cell table:formula="of:=IFERROR(([.G584]-[.G$619])/([.G$620]-[.G$619])*100;&quot;&quot;)">
            <text:p/>
          </table:table-cell>
          <table:table-cell table:formula="of:=IFERROR(([.H584]-[.H$619])/([.H$620]-[.H$619])*100;&quot;&quot;)">
            <text:p/>
          </table:table-cell>
          <table:table-cell table:formula="of:=IFERROR(([.I584]-[.I$619])/([.I$620]-[.I$619])*100;&quot;&quot;)">
            <text:p/>
          </table:table-cell>
          <table:table-cell table:formula="of:=IFERROR(([.J584]-[.J$619])/([.J$620]-[.J$619])*100;&quot;&quot;)">
            <text:p/>
          </table:table-cell>
          <table:table-cell table:formula="of:=IFERROR(([.K584]-[.K$619])/([.K$620]-[.K$619])*100;&quot;&quot;)">
            <text:p/>
          </table:table-cell>
          <table:table-cell table:formula="of:=IFERROR(([.L584]-[.L$619])/([.L$620]-[.L$619])*100;&quot;&quot;)" office:value-type="float" office:value="52.6315789473684" calcext:value-type="float">
            <text:p>52.6315789474</text:p>
          </table:table-cell>
          <table:table-cell table:formula="of:=IFERROR(([.M584]-[.M$619])/([.M$620]-[.M$619])*100;&quot;&quot;)">
            <text:p/>
          </table:table-cell>
          <table:table-cell table:formula="of:=IFERROR(([.N584]-[.N$619])/([.N$620]-[.N$619])*100;&quot;&quot;)">
            <text:p/>
          </table:table-cell>
          <table:table-cell table:formula="of:=IFERROR(([.O584]-[.O$619])/([.O$620]-[.O$619])*100;&quot;&quot;)">
            <text:p/>
          </table:table-cell>
          <table:table-cell table:formula="of:=IFERROR(([.P584]-[.P$619])/([.P$620]-[.P$619])*100;&quot;&quot;)">
            <text:p/>
          </table:table-cell>
          <table:table-cell table:formula="of:=IFERROR(([.Q584]-[.Q$619])/([.Q$620]-[.Q$619])*100;&quot;&quot;)">
            <text:p/>
          </table:table-cell>
        </table:table-row>
        <table:table-row table:style-name="ro1">
          <table:table-cell office:value-type="float" office:value="1343.268" calcext:value-type="float">
            <text:p>1343.268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float" office:value="1343.268" calcext:value-type="float">
            <text:p>1343.268</text:p>
          </table:table-cell>
          <table:table-cell table:formula="of:=IFERROR(([.B585]-[.B$619])/([.B$620]-[.B$619])*100;&quot;&quot;)">
            <text:p/>
          </table:table-cell>
          <table:table-cell table:formula="of:=IFERROR(([.C585]-[.C$619])/([.C$620]-[.C$619])*100;&quot;&quot;)">
            <text:p/>
          </table:table-cell>
          <table:table-cell table:formula="of:=IFERROR(([.D585]-[.D$619])/([.D$620]-[.D$619])*100;&quot;&quot;)">
            <text:p/>
          </table:table-cell>
          <table:table-cell table:formula="of:=IFERROR(([.E585]-[.E$619])/([.E$620]-[.E$619])*100;&quot;&quot;)">
            <text:p/>
          </table:table-cell>
          <table:table-cell table:formula="of:=IFERROR(([.F585]-[.F$619])/([.F$620]-[.F$619])*100;&quot;&quot;)">
            <text:p/>
          </table:table-cell>
          <table:table-cell table:formula="of:=IFERROR(([.G585]-[.G$619])/([.G$620]-[.G$619])*100;&quot;&quot;)">
            <text:p/>
          </table:table-cell>
          <table:table-cell table:formula="of:=IFERROR(([.H585]-[.H$619])/([.H$620]-[.H$619])*100;&quot;&quot;)">
            <text:p/>
          </table:table-cell>
          <table:table-cell table:formula="of:=IFERROR(([.I585]-[.I$619])/([.I$620]-[.I$619])*100;&quot;&quot;)">
            <text:p/>
          </table:table-cell>
          <table:table-cell table:formula="of:=IFERROR(([.J585]-[.J$619])/([.J$620]-[.J$619])*100;&quot;&quot;)">
            <text:p/>
          </table:table-cell>
          <table:table-cell table:formula="of:=IFERROR(([.K585]-[.K$619])/([.K$620]-[.K$619])*100;&quot;&quot;)">
            <text:p/>
          </table:table-cell>
          <table:table-cell table:formula="of:=IFERROR(([.L585]-[.L$619])/([.L$620]-[.L$619])*100;&quot;&quot;)">
            <text:p/>
          </table:table-cell>
          <table:table-cell table:formula="of:=IFERROR(([.M585]-[.M$619])/([.M$620]-[.M$619])*100;&quot;&quot;)" office:value-type="float" office:value="25" calcext:value-type="float">
            <text:p>25</text:p>
          </table:table-cell>
          <table:table-cell table:formula="of:=IFERROR(([.N585]-[.N$619])/([.N$620]-[.N$619])*100;&quot;&quot;)" office:value-type="float" office:value="20" calcext:value-type="float">
            <text:p>20</text:p>
          </table:table-cell>
          <table:table-cell table:formula="of:=IFERROR(([.O585]-[.O$619])/([.O$620]-[.O$619])*100;&quot;&quot;)">
            <text:p/>
          </table:table-cell>
          <table:table-cell table:formula="of:=IFERROR(([.P585]-[.P$619])/([.P$620]-[.P$619])*100;&quot;&quot;)">
            <text:p/>
          </table:table-cell>
          <table:table-cell table:formula="of:=IFERROR(([.Q585]-[.Q$619])/([.Q$620]-[.Q$619])*100;&quot;&quot;)">
            <text:p/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5" calcext:value-type="float">
            <text:p>45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1350" calcext:value-type="float">
            <text:p>1350</text:p>
          </table:table-cell>
          <table:table-cell table:formula="of:=IFERROR(([.B586]-[.B$619])/([.B$620]-[.B$619])*100;&quot;&quot;)">
            <text:p/>
          </table:table-cell>
          <table:table-cell table:formula="of:=IFERROR(([.C586]-[.C$619])/([.C$620]-[.C$619])*100;&quot;&quot;)">
            <text:p/>
          </table:table-cell>
          <table:table-cell table:formula="of:=IFERROR(([.D586]-[.D$619])/([.D$620]-[.D$619])*100;&quot;&quot;)">
            <text:p/>
          </table:table-cell>
          <table:table-cell table:formula="of:=IFERROR(([.E586]-[.E$619])/([.E$620]-[.E$619])*100;&quot;&quot;)">
            <text:p/>
          </table:table-cell>
          <table:table-cell table:formula="of:=IFERROR(([.F586]-[.F$619])/([.F$620]-[.F$619])*100;&quot;&quot;)">
            <text:p/>
          </table:table-cell>
          <table:table-cell table:formula="of:=IFERROR(([.G586]-[.G$619])/([.G$620]-[.G$619])*100;&quot;&quot;)">
            <text:p/>
          </table:table-cell>
          <table:table-cell table:formula="of:=IFERROR(([.H586]-[.H$619])/([.H$620]-[.H$619])*100;&quot;&quot;)">
            <text:p/>
          </table:table-cell>
          <table:table-cell table:formula="of:=IFERROR(([.I586]-[.I$619])/([.I$620]-[.I$619])*100;&quot;&quot;)">
            <text:p/>
          </table:table-cell>
          <table:table-cell table:formula="of:=IFERROR(([.J586]-[.J$619])/([.J$620]-[.J$619])*100;&quot;&quot;)" office:value-type="float" office:value="31.3725490196078" calcext:value-type="float">
            <text:p>31.3725490196</text:p>
          </table:table-cell>
          <table:table-cell table:formula="of:=IFERROR(([.K586]-[.K$619])/([.K$620]-[.K$619])*100;&quot;&quot;)">
            <text:p/>
          </table:table-cell>
          <table:table-cell table:formula="of:=IFERROR(([.L586]-[.L$619])/([.L$620]-[.L$619])*100;&quot;&quot;)">
            <text:p/>
          </table:table-cell>
          <table:table-cell table:formula="of:=IFERROR(([.M586]-[.M$619])/([.M$620]-[.M$619])*100;&quot;&quot;)">
            <text:p/>
          </table:table-cell>
          <table:table-cell table:formula="of:=IFERROR(([.N586]-[.N$619])/([.N$620]-[.N$619])*100;&quot;&quot;)">
            <text:p/>
          </table:table-cell>
          <table:table-cell table:formula="of:=IFERROR(([.O586]-[.O$619])/([.O$620]-[.O$619])*100;&quot;&quot;)">
            <text:p/>
          </table:table-cell>
          <table:table-cell table:formula="of:=IFERROR(([.P586]-[.P$619])/([.P$620]-[.P$619])*100;&quot;&quot;)">
            <text:p/>
          </table:table-cell>
          <table:table-cell table:formula="of:=IFERROR(([.Q586]-[.Q$619])/([.Q$620]-[.Q$619])*100;&quot;&quot;)">
            <text:p/>
          </table:table-cell>
        </table:table-row>
        <table:table-row table:style-name="ro1">
          <table:table-cell office:value-type="float" office:value="1353.26" calcext:value-type="float">
            <text:p>1353.26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float" office:value="1353.26" calcext:value-type="float">
            <text:p>1353.26</text:p>
          </table:table-cell>
          <table:table-cell table:formula="of:=IFERROR(([.B587]-[.B$619])/([.B$620]-[.B$619])*100;&quot;&quot;)">
            <text:p/>
          </table:table-cell>
          <table:table-cell table:formula="of:=IFERROR(([.C587]-[.C$619])/([.C$620]-[.C$619])*100;&quot;&quot;)">
            <text:p/>
          </table:table-cell>
          <table:table-cell table:formula="of:=IFERROR(([.D587]-[.D$619])/([.D$620]-[.D$619])*100;&quot;&quot;)">
            <text:p/>
          </table:table-cell>
          <table:table-cell table:formula="of:=IFERROR(([.E587]-[.E$619])/([.E$620]-[.E$619])*100;&quot;&quot;)">
            <text:p/>
          </table:table-cell>
          <table:table-cell table:formula="of:=IFERROR(([.F587]-[.F$619])/([.F$620]-[.F$619])*100;&quot;&quot;)">
            <text:p/>
          </table:table-cell>
          <table:table-cell table:formula="of:=IFERROR(([.G587]-[.G$619])/([.G$620]-[.G$619])*100;&quot;&quot;)">
            <text:p/>
          </table:table-cell>
          <table:table-cell table:formula="of:=IFERROR(([.H587]-[.H$619])/([.H$620]-[.H$619])*100;&quot;&quot;)">
            <text:p/>
          </table:table-cell>
          <table:table-cell table:formula="of:=IFERROR(([.I587]-[.I$619])/([.I$620]-[.I$619])*100;&quot;&quot;)">
            <text:p/>
          </table:table-cell>
          <table:table-cell table:formula="of:=IFERROR(([.J587]-[.J$619])/([.J$620]-[.J$619])*100;&quot;&quot;)">
            <text:p/>
          </table:table-cell>
          <table:table-cell table:formula="of:=IFERROR(([.K587]-[.K$619])/([.K$620]-[.K$619])*100;&quot;&quot;)">
            <text:p/>
          </table:table-cell>
          <table:table-cell table:formula="of:=IFERROR(([.L587]-[.L$619])/([.L$620]-[.L$619])*100;&quot;&quot;)">
            <text:p/>
          </table:table-cell>
          <table:table-cell table:formula="of:=IFERROR(([.M587]-[.M$619])/([.M$620]-[.M$619])*100;&quot;&quot;)">
            <text:p/>
          </table:table-cell>
          <table:table-cell table:formula="of:=IFERROR(([.N587]-[.N$619])/([.N$620]-[.N$619])*100;&quot;&quot;)">
            <text:p/>
          </table:table-cell>
          <table:table-cell table:formula="of:=IFERROR(([.O587]-[.O$619])/([.O$620]-[.O$619])*100;&quot;&quot;)" office:value-type="float" office:value="38.4615384615385" calcext:value-type="float">
            <text:p>38.4615384615</text:p>
          </table:table-cell>
          <table:table-cell table:formula="of:=IFERROR(([.P587]-[.P$619])/([.P$620]-[.P$619])*100;&quot;&quot;)">
            <text:p/>
          </table:table-cell>
          <table:table-cell table:formula="of:=IFERROR(([.Q587]-[.Q$619])/([.Q$620]-[.Q$619])*100;&quot;&quot;)">
            <text:p/>
          </table:table-cell>
        </table:table-row>
        <table:table-row table:style-name="ro1">
          <table:table-cell office:value-type="float" office:value="1356.976" calcext:value-type="float">
            <text:p>1356.97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5" calcext:value-type="float">
            <text:p>35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1356.976" calcext:value-type="float">
            <text:p>1356.976</text:p>
          </table:table-cell>
          <table:table-cell table:formula="of:=IFERROR(([.B588]-[.B$619])/([.B$620]-[.B$619])*100;&quot;&quot;)">
            <text:p/>
          </table:table-cell>
          <table:table-cell table:formula="of:=IFERROR(([.C588]-[.C$619])/([.C$620]-[.C$619])*100;&quot;&quot;)">
            <text:p/>
          </table:table-cell>
          <table:table-cell table:formula="of:=IFERROR(([.D588]-[.D$619])/([.D$620]-[.D$619])*100;&quot;&quot;)">
            <text:p/>
          </table:table-cell>
          <table:table-cell table:formula="of:=IFERROR(([.E588]-[.E$619])/([.E$620]-[.E$619])*100;&quot;&quot;)" office:value-type="float" office:value="85.1851851851852" calcext:value-type="float">
            <text:p>85.1851851852</text:p>
          </table:table-cell>
          <table:table-cell table:formula="of:=IFERROR(([.F588]-[.F$619])/([.F$620]-[.F$619])*100;&quot;&quot;)">
            <text:p/>
          </table:table-cell>
          <table:table-cell table:formula="of:=IFERROR(([.G588]-[.G$619])/([.G$620]-[.G$619])*100;&quot;&quot;)">
            <text:p/>
          </table:table-cell>
          <table:table-cell table:formula="of:=IFERROR(([.H588]-[.H$619])/([.H$620]-[.H$619])*100;&quot;&quot;)">
            <text:p/>
          </table:table-cell>
          <table:table-cell table:formula="of:=IFERROR(([.I588]-[.I$619])/([.I$620]-[.I$619])*100;&quot;&quot;)">
            <text:p/>
          </table:table-cell>
          <table:table-cell table:formula="of:=IFERROR(([.J588]-[.J$619])/([.J$620]-[.J$619])*100;&quot;&quot;)">
            <text:p/>
          </table:table-cell>
          <table:table-cell table:formula="of:=IFERROR(([.K588]-[.K$619])/([.K$620]-[.K$619])*100;&quot;&quot;)">
            <text:p/>
          </table:table-cell>
          <table:table-cell table:formula="of:=IFERROR(([.L588]-[.L$619])/([.L$620]-[.L$619])*100;&quot;&quot;)">
            <text:p/>
          </table:table-cell>
          <table:table-cell table:formula="of:=IFERROR(([.M588]-[.M$619])/([.M$620]-[.M$619])*100;&quot;&quot;)">
            <text:p/>
          </table:table-cell>
          <table:table-cell table:formula="of:=IFERROR(([.N588]-[.N$619])/([.N$620]-[.N$619])*100;&quot;&quot;)">
            <text:p/>
          </table:table-cell>
          <table:table-cell table:formula="of:=IFERROR(([.O588]-[.O$619])/([.O$620]-[.O$619])*100;&quot;&quot;)">
            <text:p/>
          </table:table-cell>
          <table:table-cell table:formula="of:=IFERROR(([.P588]-[.P$619])/([.P$620]-[.P$619])*100;&quot;&quot;)">
            <text:p/>
          </table:table-cell>
          <table:table-cell table:formula="of:=IFERROR(([.Q588]-[.Q$619])/([.Q$620]-[.Q$619])*100;&quot;&quot;)">
            <text:p/>
          </table:table-cell>
        </table:table-row>
        <table:table-row table:style-name="ro1">
          <table:table-cell office:value-type="float" office:value="1358.62" calcext:value-type="float">
            <text:p>1358.62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358.62" calcext:value-type="float">
            <text:p>1358.62</text:p>
          </table:table-cell>
          <table:table-cell table:formula="of:=IFERROR(([.B589]-[.B$619])/([.B$620]-[.B$619])*100;&quot;&quot;)">
            <text:p/>
          </table:table-cell>
          <table:table-cell table:formula="of:=IFERROR(([.C589]-[.C$619])/([.C$620]-[.C$619])*100;&quot;&quot;)">
            <text:p/>
          </table:table-cell>
          <table:table-cell table:formula="of:=IFERROR(([.D589]-[.D$619])/([.D$620]-[.D$619])*100;&quot;&quot;)">
            <text:p/>
          </table:table-cell>
          <table:table-cell table:formula="of:=IFERROR(([.E589]-[.E$619])/([.E$620]-[.E$619])*100;&quot;&quot;)">
            <text:p/>
          </table:table-cell>
          <table:table-cell table:formula="of:=IFERROR(([.F589]-[.F$619])/([.F$620]-[.F$619])*100;&quot;&quot;)">
            <text:p/>
          </table:table-cell>
          <table:table-cell table:formula="of:=IFERROR(([.G589]-[.G$619])/([.G$620]-[.G$619])*100;&quot;&quot;)">
            <text:p/>
          </table:table-cell>
          <table:table-cell table:formula="of:=IFERROR(([.H589]-[.H$619])/([.H$620]-[.H$619])*100;&quot;&quot;)">
            <text:p/>
          </table:table-cell>
          <table:table-cell table:formula="of:=IFERROR(([.I589]-[.I$619])/([.I$620]-[.I$619])*100;&quot;&quot;)">
            <text:p/>
          </table:table-cell>
          <table:table-cell table:formula="of:=IFERROR(([.J589]-[.J$619])/([.J$620]-[.J$619])*100;&quot;&quot;)">
            <text:p/>
          </table:table-cell>
          <table:table-cell table:formula="of:=IFERROR(([.K589]-[.K$619])/([.K$620]-[.K$619])*100;&quot;&quot;)">
            <text:p/>
          </table:table-cell>
          <table:table-cell table:formula="of:=IFERROR(([.L589]-[.L$619])/([.L$620]-[.L$619])*100;&quot;&quot;)">
            <text:p/>
          </table:table-cell>
          <table:table-cell table:formula="of:=IFERROR(([.M589]-[.M$619])/([.M$620]-[.M$619])*100;&quot;&quot;)">
            <text:p/>
          </table:table-cell>
          <table:table-cell table:formula="of:=IFERROR(([.N589]-[.N$619])/([.N$620]-[.N$619])*100;&quot;&quot;)">
            <text:p/>
          </table:table-cell>
          <table:table-cell table:formula="of:=IFERROR(([.O589]-[.O$619])/([.O$620]-[.O$619])*100;&quot;&quot;)">
            <text:p/>
          </table:table-cell>
          <table:table-cell table:formula="of:=IFERROR(([.P589]-[.P$619])/([.P$620]-[.P$619])*100;&quot;&quot;)" office:value-type="float" office:value="35" calcext:value-type="float">
            <text:p>35</text:p>
          </table:table-cell>
          <table:table-cell table:formula="of:=IFERROR(([.Q589]-[.Q$619])/([.Q$620]-[.Q$619])*100;&quot;&quot;)">
            <text:p/>
          </table:table-cell>
        </table:table-row>
        <table:table-row table:style-name="ro1">
          <table:table-cell office:value-type="float" office:value="1361.656" calcext:value-type="float">
            <text:p>1361.656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2"/>
          <table:table-cell office:value-type="float" office:value="1361.656" calcext:value-type="float">
            <text:p>1361.656</text:p>
          </table:table-cell>
          <table:table-cell table:formula="of:=IFERROR(([.B590]-[.B$619])/([.B$620]-[.B$619])*100;&quot;&quot;)">
            <text:p/>
          </table:table-cell>
          <table:table-cell table:formula="of:=IFERROR(([.C590]-[.C$619])/([.C$620]-[.C$619])*100;&quot;&quot;)">
            <text:p/>
          </table:table-cell>
          <table:table-cell table:formula="of:=IFERROR(([.D590]-[.D$619])/([.D$620]-[.D$619])*100;&quot;&quot;)">
            <text:p/>
          </table:table-cell>
          <table:table-cell table:formula="of:=IFERROR(([.E590]-[.E$619])/([.E$620]-[.E$619])*100;&quot;&quot;)">
            <text:p/>
          </table:table-cell>
          <table:table-cell table:formula="of:=IFERROR(([.F590]-[.F$619])/([.F$620]-[.F$619])*100;&quot;&quot;)">
            <text:p/>
          </table:table-cell>
          <table:table-cell table:formula="of:=IFERROR(([.G590]-[.G$619])/([.G$620]-[.G$619])*100;&quot;&quot;)">
            <text:p/>
          </table:table-cell>
          <table:table-cell table:formula="of:=IFERROR(([.H590]-[.H$619])/([.H$620]-[.H$619])*100;&quot;&quot;)">
            <text:p/>
          </table:table-cell>
          <table:table-cell table:formula="of:=IFERROR(([.I590]-[.I$619])/([.I$620]-[.I$619])*100;&quot;&quot;)" office:value-type="float" office:value="47.6190476190476" calcext:value-type="float">
            <text:p>47.619047619</text:p>
          </table:table-cell>
          <table:table-cell table:formula="of:=IFERROR(([.J590]-[.J$619])/([.J$620]-[.J$619])*100;&quot;&quot;)">
            <text:p/>
          </table:table-cell>
          <table:table-cell table:formula="of:=IFERROR(([.K590]-[.K$619])/([.K$620]-[.K$619])*100;&quot;&quot;)">
            <text:p/>
          </table:table-cell>
          <table:table-cell table:formula="of:=IFERROR(([.L590]-[.L$619])/([.L$620]-[.L$619])*100;&quot;&quot;)">
            <text:p/>
          </table:table-cell>
          <table:table-cell table:formula="of:=IFERROR(([.M590]-[.M$619])/([.M$620]-[.M$619])*100;&quot;&quot;)">
            <text:p/>
          </table:table-cell>
          <table:table-cell table:formula="of:=IFERROR(([.N590]-[.N$619])/([.N$620]-[.N$619])*100;&quot;&quot;)">
            <text:p/>
          </table:table-cell>
          <table:table-cell table:formula="of:=IFERROR(([.O590]-[.O$619])/([.O$620]-[.O$619])*100;&quot;&quot;)">
            <text:p/>
          </table:table-cell>
          <table:table-cell table:formula="of:=IFERROR(([.P590]-[.P$619])/([.P$620]-[.P$619])*100;&quot;&quot;)">
            <text:p/>
          </table:table-cell>
          <table:table-cell table:formula="of:=IFERROR(([.Q590]-[.Q$619])/([.Q$620]-[.Q$619])*100;&quot;&quot;)">
            <text:p/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float" office:value="1362" calcext:value-type="float">
            <text:p>1362</text:p>
          </table:table-cell>
          <table:table-cell table:formula="of:=IFERROR(([.B591]-[.B$619])/([.B$620]-[.B$619])*100;&quot;&quot;)">
            <text:p/>
          </table:table-cell>
          <table:table-cell table:formula="of:=IFERROR(([.C591]-[.C$619])/([.C$620]-[.C$619])*100;&quot;&quot;)">
            <text:p/>
          </table:table-cell>
          <table:table-cell table:formula="of:=IFERROR(([.D591]-[.D$619])/([.D$620]-[.D$619])*100;&quot;&quot;)">
            <text:p/>
          </table:table-cell>
          <table:table-cell table:formula="of:=IFERROR(([.E591]-[.E$619])/([.E$620]-[.E$619])*100;&quot;&quot;)">
            <text:p/>
          </table:table-cell>
          <table:table-cell table:formula="of:=IFERROR(([.F591]-[.F$619])/([.F$620]-[.F$619])*100;&quot;&quot;)">
            <text:p/>
          </table:table-cell>
          <table:table-cell table:formula="of:=IFERROR(([.G591]-[.G$619])/([.G$620]-[.G$619])*100;&quot;&quot;)">
            <text:p/>
          </table:table-cell>
          <table:table-cell table:formula="of:=IFERROR(([.H591]-[.H$619])/([.H$620]-[.H$619])*100;&quot;&quot;)">
            <text:p/>
          </table:table-cell>
          <table:table-cell table:formula="of:=IFERROR(([.I591]-[.I$619])/([.I$620]-[.I$619])*100;&quot;&quot;)">
            <text:p/>
          </table:table-cell>
          <table:table-cell table:formula="of:=IFERROR(([.J591]-[.J$619])/([.J$620]-[.J$619])*100;&quot;&quot;)" office:value-type="float" office:value="33.3333333333333" calcext:value-type="float">
            <text:p>33.3333333333</text:p>
          </table:table-cell>
          <table:table-cell table:formula="of:=IFERROR(([.K591]-[.K$619])/([.K$620]-[.K$619])*100;&quot;&quot;)">
            <text:p/>
          </table:table-cell>
          <table:table-cell table:formula="of:=IFERROR(([.L591]-[.L$619])/([.L$620]-[.L$619])*100;&quot;&quot;)">
            <text:p/>
          </table:table-cell>
          <table:table-cell table:formula="of:=IFERROR(([.M591]-[.M$619])/([.M$620]-[.M$619])*100;&quot;&quot;)">
            <text:p/>
          </table:table-cell>
          <table:table-cell table:formula="of:=IFERROR(([.N591]-[.N$619])/([.N$620]-[.N$619])*100;&quot;&quot;)" office:value-type="float" office:value="25" calcext:value-type="float">
            <text:p>25</text:p>
          </table:table-cell>
          <table:table-cell table:formula="of:=IFERROR(([.O591]-[.O$619])/([.O$620]-[.O$619])*100;&quot;&quot;)">
            <text:p/>
          </table:table-cell>
          <table:table-cell table:formula="of:=IFERROR(([.P591]-[.P$619])/([.P$620]-[.P$619])*100;&quot;&quot;)">
            <text:p/>
          </table:table-cell>
          <table:table-cell table:formula="of:=IFERROR(([.Q591]-[.Q$619])/([.Q$620]-[.Q$619])*100;&quot;&quot;)">
            <text:p/>
          </table:table-cell>
        </table:table-row>
        <table:table-row table:style-name="ro1">
          <table:table-cell office:value-type="float" office:value="1362.64" calcext:value-type="float">
            <text:p>1362.64</text:p>
          </table:table-cell>
          <table:table-cell table:number-columns-repeated="15"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62.64" calcext:value-type="float">
            <text:p>1362.64</text:p>
          </table:table-cell>
          <table:table-cell table:formula="of:=IFERROR(([.B592]-[.B$619])/([.B$620]-[.B$619])*100;&quot;&quot;)">
            <text:p/>
          </table:table-cell>
          <table:table-cell table:formula="of:=IFERROR(([.C592]-[.C$619])/([.C$620]-[.C$619])*100;&quot;&quot;)">
            <text:p/>
          </table:table-cell>
          <table:table-cell table:formula="of:=IFERROR(([.D592]-[.D$619])/([.D$620]-[.D$619])*100;&quot;&quot;)">
            <text:p/>
          </table:table-cell>
          <table:table-cell table:formula="of:=IFERROR(([.E592]-[.E$619])/([.E$620]-[.E$619])*100;&quot;&quot;)">
            <text:p/>
          </table:table-cell>
          <table:table-cell table:formula="of:=IFERROR(([.F592]-[.F$619])/([.F$620]-[.F$619])*100;&quot;&quot;)">
            <text:p/>
          </table:table-cell>
          <table:table-cell table:formula="of:=IFERROR(([.G592]-[.G$619])/([.G$620]-[.G$619])*100;&quot;&quot;)">
            <text:p/>
          </table:table-cell>
          <table:table-cell table:formula="of:=IFERROR(([.H592]-[.H$619])/([.H$620]-[.H$619])*100;&quot;&quot;)">
            <text:p/>
          </table:table-cell>
          <table:table-cell table:formula="of:=IFERROR(([.I592]-[.I$619])/([.I$620]-[.I$619])*100;&quot;&quot;)">
            <text:p/>
          </table:table-cell>
          <table:table-cell table:formula="of:=IFERROR(([.J592]-[.J$619])/([.J$620]-[.J$619])*100;&quot;&quot;)">
            <text:p/>
          </table:table-cell>
          <table:table-cell table:formula="of:=IFERROR(([.K592]-[.K$619])/([.K$620]-[.K$619])*100;&quot;&quot;)">
            <text:p/>
          </table:table-cell>
          <table:table-cell table:formula="of:=IFERROR(([.L592]-[.L$619])/([.L$620]-[.L$619])*100;&quot;&quot;)">
            <text:p/>
          </table:table-cell>
          <table:table-cell table:formula="of:=IFERROR(([.M592]-[.M$619])/([.M$620]-[.M$619])*100;&quot;&quot;)">
            <text:p/>
          </table:table-cell>
          <table:table-cell table:formula="of:=IFERROR(([.N592]-[.N$619])/([.N$620]-[.N$619])*100;&quot;&quot;)">
            <text:p/>
          </table:table-cell>
          <table:table-cell table:formula="of:=IFERROR(([.O592]-[.O$619])/([.O$620]-[.O$619])*100;&quot;&quot;)">
            <text:p/>
          </table:table-cell>
          <table:table-cell table:formula="of:=IFERROR(([.P592]-[.P$619])/([.P$620]-[.P$619])*100;&quot;&quot;)">
            <text:p/>
          </table:table-cell>
          <table:table-cell table:formula="of:=IFERROR(([.Q592]-[.Q$619])/([.Q$620]-[.Q$619])*100;&quot;&quot;)" office:value-type="float" office:value="57.8947368421053" calcext:value-type="float">
            <text:p>57.8947368421</text:p>
          </table:table-cell>
        </table:table-row>
        <table:table-row table:style-name="ro1">
          <table:table-cell office:value-type="float" office:value="1367.86" calcext:value-type="float">
            <text:p>1367.86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float" office:value="1367.86" calcext:value-type="float">
            <text:p>1367.86</text:p>
          </table:table-cell>
          <table:table-cell table:formula="of:=IFERROR(([.B593]-[.B$619])/([.B$620]-[.B$619])*100;&quot;&quot;)">
            <text:p/>
          </table:table-cell>
          <table:table-cell table:formula="of:=IFERROR(([.C593]-[.C$619])/([.C$620]-[.C$619])*100;&quot;&quot;)">
            <text:p/>
          </table:table-cell>
          <table:table-cell table:formula="of:=IFERROR(([.D593]-[.D$619])/([.D$620]-[.D$619])*100;&quot;&quot;)">
            <text:p/>
          </table:table-cell>
          <table:table-cell table:formula="of:=IFERROR(([.E593]-[.E$619])/([.E$620]-[.E$619])*100;&quot;&quot;)">
            <text:p/>
          </table:table-cell>
          <table:table-cell table:formula="of:=IFERROR(([.F593]-[.F$619])/([.F$620]-[.F$619])*100;&quot;&quot;)">
            <text:p/>
          </table:table-cell>
          <table:table-cell table:formula="of:=IFERROR(([.G593]-[.G$619])/([.G$620]-[.G$619])*100;&quot;&quot;)">
            <text:p/>
          </table:table-cell>
          <table:table-cell table:formula="of:=IFERROR(([.H593]-[.H$619])/([.H$620]-[.H$619])*100;&quot;&quot;)">
            <text:p/>
          </table:table-cell>
          <table:table-cell table:formula="of:=IFERROR(([.I593]-[.I$619])/([.I$620]-[.I$619])*100;&quot;&quot;)">
            <text:p/>
          </table:table-cell>
          <table:table-cell table:formula="of:=IFERROR(([.J593]-[.J$619])/([.J$620]-[.J$619])*100;&quot;&quot;)">
            <text:p/>
          </table:table-cell>
          <table:table-cell table:formula="of:=IFERROR(([.K593]-[.K$619])/([.K$620]-[.K$619])*100;&quot;&quot;)">
            <text:p/>
          </table:table-cell>
          <table:table-cell table:formula="of:=IFERROR(([.L593]-[.L$619])/([.L$620]-[.L$619])*100;&quot;&quot;)" office:value-type="float" office:value="57.8947368421053" calcext:value-type="float">
            <text:p>57.8947368421</text:p>
          </table:table-cell>
          <table:table-cell table:formula="of:=IFERROR(([.M593]-[.M$619])/([.M$620]-[.M$619])*100;&quot;&quot;)">
            <text:p/>
          </table:table-cell>
          <table:table-cell table:formula="of:=IFERROR(([.N593]-[.N$619])/([.N$620]-[.N$619])*100;&quot;&quot;)">
            <text:p/>
          </table:table-cell>
          <table:table-cell table:formula="of:=IFERROR(([.O593]-[.O$619])/([.O$620]-[.O$619])*100;&quot;&quot;)">
            <text:p/>
          </table:table-cell>
          <table:table-cell table:formula="of:=IFERROR(([.P593]-[.P$619])/([.P$620]-[.P$619])*100;&quot;&quot;)">
            <text:p/>
          </table:table-cell>
          <table:table-cell table:formula="of:=IFERROR(([.Q593]-[.Q$619])/([.Q$620]-[.Q$619])*100;&quot;&quot;)">
            <text:p/>
          </table:table-cell>
        </table:table-row>
        <table:table-row table:style-name="ro1">
          <table:table-cell office:value-type="float" office:value="1374.728" calcext:value-type="float">
            <text:p>1374.728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374.728" calcext:value-type="float">
            <text:p>1374.728</text:p>
          </table:table-cell>
          <table:table-cell table:formula="of:=IFERROR(([.B594]-[.B$619])/([.B$620]-[.B$619])*100;&quot;&quot;)">
            <text:p/>
          </table:table-cell>
          <table:table-cell table:formula="of:=IFERROR(([.C594]-[.C$619])/([.C$620]-[.C$619])*100;&quot;&quot;)">
            <text:p/>
          </table:table-cell>
          <table:table-cell table:formula="of:=IFERROR(([.D594]-[.D$619])/([.D$620]-[.D$619])*100;&quot;&quot;)">
            <text:p/>
          </table:table-cell>
          <table:table-cell table:formula="of:=IFERROR(([.E594]-[.E$619])/([.E$620]-[.E$619])*100;&quot;&quot;)">
            <text:p/>
          </table:table-cell>
          <table:table-cell table:formula="of:=IFERROR(([.F594]-[.F$619])/([.F$620]-[.F$619])*100;&quot;&quot;)">
            <text:p/>
          </table:table-cell>
          <table:table-cell table:formula="of:=IFERROR(([.G594]-[.G$619])/([.G$620]-[.G$619])*100;&quot;&quot;)">
            <text:p/>
          </table:table-cell>
          <table:table-cell table:formula="of:=IFERROR(([.H594]-[.H$619])/([.H$620]-[.H$619])*100;&quot;&quot;)">
            <text:p/>
          </table:table-cell>
          <table:table-cell table:formula="of:=IFERROR(([.I594]-[.I$619])/([.I$620]-[.I$619])*100;&quot;&quot;)">
            <text:p/>
          </table:table-cell>
          <table:table-cell table:formula="of:=IFERROR(([.J594]-[.J$619])/([.J$620]-[.J$619])*100;&quot;&quot;)">
            <text:p/>
          </table:table-cell>
          <table:table-cell table:formula="of:=IFERROR(([.K594]-[.K$619])/([.K$620]-[.K$619])*100;&quot;&quot;)">
            <text:p/>
          </table:table-cell>
          <table:table-cell table:formula="of:=IFERROR(([.L594]-[.L$619])/([.L$620]-[.L$619])*100;&quot;&quot;)">
            <text:p/>
          </table:table-cell>
          <table:table-cell table:formula="of:=IFERROR(([.M594]-[.M$619])/([.M$620]-[.M$619])*100;&quot;&quot;)">
            <text:p/>
          </table:table-cell>
          <table:table-cell table:formula="of:=IFERROR(([.N594]-[.N$619])/([.N$620]-[.N$619])*100;&quot;&quot;)">
            <text:p/>
          </table:table-cell>
          <table:table-cell table:formula="of:=IFERROR(([.O594]-[.O$619])/([.O$620]-[.O$619])*100;&quot;&quot;)">
            <text:p/>
          </table:table-cell>
          <table:table-cell table:formula="of:=IFERROR(([.P594]-[.P$619])/([.P$620]-[.P$619])*100;&quot;&quot;)" office:value-type="float" office:value="37.5" calcext:value-type="float">
            <text:p>37.5</text:p>
          </table:table-cell>
          <table:table-cell table:formula="of:=IFERROR(([.Q594]-[.Q$619])/([.Q$620]-[.Q$619])*100;&quot;&quot;)">
            <text:p/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7" calcext:value-type="float">
            <text:p>47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1375" calcext:value-type="float">
            <text:p>1375</text:p>
          </table:table-cell>
          <table:table-cell table:formula="of:=IFERROR(([.B595]-[.B$619])/([.B$620]-[.B$619])*100;&quot;&quot;)">
            <text:p/>
          </table:table-cell>
          <table:table-cell table:formula="of:=IFERROR(([.C595]-[.C$619])/([.C$620]-[.C$619])*100;&quot;&quot;)">
            <text:p/>
          </table:table-cell>
          <table:table-cell table:formula="of:=IFERROR(([.D595]-[.D$619])/([.D$620]-[.D$619])*100;&quot;&quot;)">
            <text:p/>
          </table:table-cell>
          <table:table-cell table:formula="of:=IFERROR(([.E595]-[.E$619])/([.E$620]-[.E$619])*100;&quot;&quot;)">
            <text:p/>
          </table:table-cell>
          <table:table-cell table:formula="of:=IFERROR(([.F595]-[.F$619])/([.F$620]-[.F$619])*100;&quot;&quot;)">
            <text:p/>
          </table:table-cell>
          <table:table-cell table:formula="of:=IFERROR(([.G595]-[.G$619])/([.G$620]-[.G$619])*100;&quot;&quot;)">
            <text:p/>
          </table:table-cell>
          <table:table-cell table:formula="of:=IFERROR(([.H595]-[.H$619])/([.H$620]-[.H$619])*100;&quot;&quot;)">
            <text:p/>
          </table:table-cell>
          <table:table-cell table:formula="of:=IFERROR(([.I595]-[.I$619])/([.I$620]-[.I$619])*100;&quot;&quot;)">
            <text:p/>
          </table:table-cell>
          <table:table-cell table:formula="of:=IFERROR(([.J595]-[.J$619])/([.J$620]-[.J$619])*100;&quot;&quot;)" office:value-type="float" office:value="35.2941176470588" calcext:value-type="float">
            <text:p>35.2941176471</text:p>
          </table:table-cell>
          <table:table-cell table:formula="of:=IFERROR(([.K595]-[.K$619])/([.K$620]-[.K$619])*100;&quot;&quot;)">
            <text:p/>
          </table:table-cell>
          <table:table-cell table:formula="of:=IFERROR(([.L595]-[.L$619])/([.L$620]-[.L$619])*100;&quot;&quot;)">
            <text:p/>
          </table:table-cell>
          <table:table-cell table:formula="of:=IFERROR(([.M595]-[.M$619])/([.M$620]-[.M$619])*100;&quot;&quot;)">
            <text:p/>
          </table:table-cell>
          <table:table-cell table:formula="of:=IFERROR(([.N595]-[.N$619])/([.N$620]-[.N$619])*100;&quot;&quot;)">
            <text:p/>
          </table:table-cell>
          <table:table-cell table:formula="of:=IFERROR(([.O595]-[.O$619])/([.O$620]-[.O$619])*100;&quot;&quot;)">
            <text:p/>
          </table:table-cell>
          <table:table-cell table:formula="of:=IFERROR(([.P595]-[.P$619])/([.P$620]-[.P$619])*100;&quot;&quot;)">
            <text:p/>
          </table:table-cell>
          <table:table-cell table:formula="of:=IFERROR(([.Q595]-[.Q$619])/([.Q$620]-[.Q$619])*100;&quot;&quot;)">
            <text:p/>
          </table:table-cell>
        </table:table-row>
        <table:table-row table:style-name="ro1">
          <table:table-cell office:value-type="float" office:value="1375.66" calcext:value-type="float">
            <text:p>1375.66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/>
          <table:table-cell office:value-type="float" office:value="1375.66" calcext:value-type="float">
            <text:p>1375.66</text:p>
          </table:table-cell>
          <table:table-cell table:formula="of:=IFERROR(([.B596]-[.B$619])/([.B$620]-[.B$619])*100;&quot;&quot;)">
            <text:p/>
          </table:table-cell>
          <table:table-cell table:formula="of:=IFERROR(([.C596]-[.C$619])/([.C$620]-[.C$619])*100;&quot;&quot;)">
            <text:p/>
          </table:table-cell>
          <table:table-cell table:formula="of:=IFERROR(([.D596]-[.D$619])/([.D$620]-[.D$619])*100;&quot;&quot;)">
            <text:p/>
          </table:table-cell>
          <table:table-cell table:formula="of:=IFERROR(([.E596]-[.E$619])/([.E$620]-[.E$619])*100;&quot;&quot;)">
            <text:p/>
          </table:table-cell>
          <table:table-cell table:formula="of:=IFERROR(([.F596]-[.F$619])/([.F$620]-[.F$619])*100;&quot;&quot;)">
            <text:p/>
          </table:table-cell>
          <table:table-cell table:formula="of:=IFERROR(([.G596]-[.G$619])/([.G$620]-[.G$619])*100;&quot;&quot;)">
            <text:p/>
          </table:table-cell>
          <table:table-cell table:formula="of:=IFERROR(([.H596]-[.H$619])/([.H$620]-[.H$619])*100;&quot;&quot;)">
            <text:p/>
          </table:table-cell>
          <table:table-cell table:formula="of:=IFERROR(([.I596]-[.I$619])/([.I$620]-[.I$619])*100;&quot;&quot;)">
            <text:p/>
          </table:table-cell>
          <table:table-cell table:formula="of:=IFERROR(([.J596]-[.J$619])/([.J$620]-[.J$619])*100;&quot;&quot;)">
            <text:p/>
          </table:table-cell>
          <table:table-cell table:formula="of:=IFERROR(([.K596]-[.K$619])/([.K$620]-[.K$619])*100;&quot;&quot;)" office:value-type="float" office:value="55.5555555555556" calcext:value-type="float">
            <text:p>55.5555555556</text:p>
          </table:table-cell>
          <table:table-cell table:formula="of:=IFERROR(([.L596]-[.L$619])/([.L$620]-[.L$619])*100;&quot;&quot;)">
            <text:p/>
          </table:table-cell>
          <table:table-cell table:formula="of:=IFERROR(([.M596]-[.M$619])/([.M$620]-[.M$619])*100;&quot;&quot;)">
            <text:p/>
          </table:table-cell>
          <table:table-cell table:formula="of:=IFERROR(([.N596]-[.N$619])/([.N$620]-[.N$619])*100;&quot;&quot;)">
            <text:p/>
          </table:table-cell>
          <table:table-cell table:formula="of:=IFERROR(([.O596]-[.O$619])/([.O$620]-[.O$619])*100;&quot;&quot;)">
            <text:p/>
          </table:table-cell>
          <table:table-cell table:formula="of:=IFERROR(([.P596]-[.P$619])/([.P$620]-[.P$619])*100;&quot;&quot;)">
            <text:p/>
          </table:table-cell>
          <table:table-cell table:formula="of:=IFERROR(([.Q596]-[.Q$619])/([.Q$620]-[.Q$619])*100;&quot;&quot;)">
            <text:p/>
          </table:table-cell>
        </table:table-row>
        <table:table-row table:style-name="ro1">
          <table:table-cell office:value-type="float" office:value="1379.176" calcext:value-type="float">
            <text:p>1379.17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6" calcext:value-type="float">
            <text:p>36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1379.176" calcext:value-type="float">
            <text:p>1379.176</text:p>
          </table:table-cell>
          <table:table-cell table:formula="of:=IFERROR(([.B597]-[.B$619])/([.B$620]-[.B$619])*100;&quot;&quot;)">
            <text:p/>
          </table:table-cell>
          <table:table-cell table:formula="of:=IFERROR(([.C597]-[.C$619])/([.C$620]-[.C$619])*100;&quot;&quot;)">
            <text:p/>
          </table:table-cell>
          <table:table-cell table:formula="of:=IFERROR(([.D597]-[.D$619])/([.D$620]-[.D$619])*100;&quot;&quot;)">
            <text:p/>
          </table:table-cell>
          <table:table-cell table:formula="of:=IFERROR(([.E597]-[.E$619])/([.E$620]-[.E$619])*100;&quot;&quot;)" office:value-type="float" office:value="88.8888888888889" calcext:value-type="float">
            <text:p>88.8888888889</text:p>
          </table:table-cell>
          <table:table-cell table:formula="of:=IFERROR(([.F597]-[.F$619])/([.F$620]-[.F$619])*100;&quot;&quot;)">
            <text:p/>
          </table:table-cell>
          <table:table-cell table:formula="of:=IFERROR(([.G597]-[.G$619])/([.G$620]-[.G$619])*100;&quot;&quot;)">
            <text:p/>
          </table:table-cell>
          <table:table-cell table:formula="of:=IFERROR(([.H597]-[.H$619])/([.H$620]-[.H$619])*100;&quot;&quot;)">
            <text:p/>
          </table:table-cell>
          <table:table-cell table:formula="of:=IFERROR(([.I597]-[.I$619])/([.I$620]-[.I$619])*100;&quot;&quot;)">
            <text:p/>
          </table:table-cell>
          <table:table-cell table:formula="of:=IFERROR(([.J597]-[.J$619])/([.J$620]-[.J$619])*100;&quot;&quot;)">
            <text:p/>
          </table:table-cell>
          <table:table-cell table:formula="of:=IFERROR(([.K597]-[.K$619])/([.K$620]-[.K$619])*100;&quot;&quot;)">
            <text:p/>
          </table:table-cell>
          <table:table-cell table:formula="of:=IFERROR(([.L597]-[.L$619])/([.L$620]-[.L$619])*100;&quot;&quot;)">
            <text:p/>
          </table:table-cell>
          <table:table-cell table:formula="of:=IFERROR(([.M597]-[.M$619])/([.M$620]-[.M$619])*100;&quot;&quot;)">
            <text:p/>
          </table:table-cell>
          <table:table-cell table:formula="of:=IFERROR(([.N597]-[.N$619])/([.N$620]-[.N$619])*100;&quot;&quot;)">
            <text:p/>
          </table:table-cell>
          <table:table-cell table:formula="of:=IFERROR(([.O597]-[.O$619])/([.O$620]-[.O$619])*100;&quot;&quot;)">
            <text:p/>
          </table:table-cell>
          <table:table-cell table:formula="of:=IFERROR(([.P597]-[.P$619])/([.P$620]-[.P$619])*100;&quot;&quot;)">
            <text:p/>
          </table:table-cell>
          <table:table-cell table:formula="of:=IFERROR(([.Q597]-[.Q$619])/([.Q$620]-[.Q$619])*100;&quot;&quot;)">
            <text:p/>
          </table:table-cell>
        </table:table-row>
        <table:table-row table:style-name="ro1">
          <table:table-cell office:value-type="float" office:value="1380.448" calcext:value-type="float">
            <text:p>1380.448</text:p>
          </table:table-cell>
          <table:table-cell table:number-columns-repeated="11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float" office:value="1380.448" calcext:value-type="float">
            <text:p>1380.448</text:p>
          </table:table-cell>
          <table:table-cell table:formula="of:=IFERROR(([.B598]-[.B$619])/([.B$620]-[.B$619])*100;&quot;&quot;)">
            <text:p/>
          </table:table-cell>
          <table:table-cell table:formula="of:=IFERROR(([.C598]-[.C$619])/([.C$620]-[.C$619])*100;&quot;&quot;)">
            <text:p/>
          </table:table-cell>
          <table:table-cell table:formula="of:=IFERROR(([.D598]-[.D$619])/([.D$620]-[.D$619])*100;&quot;&quot;)">
            <text:p/>
          </table:table-cell>
          <table:table-cell table:formula="of:=IFERROR(([.E598]-[.E$619])/([.E$620]-[.E$619])*100;&quot;&quot;)">
            <text:p/>
          </table:table-cell>
          <table:table-cell table:formula="of:=IFERROR(([.F598]-[.F$619])/([.F$620]-[.F$619])*100;&quot;&quot;)">
            <text:p/>
          </table:table-cell>
          <table:table-cell table:formula="of:=IFERROR(([.G598]-[.G$619])/([.G$620]-[.G$619])*100;&quot;&quot;)">
            <text:p/>
          </table:table-cell>
          <table:table-cell table:formula="of:=IFERROR(([.H598]-[.H$619])/([.H$620]-[.H$619])*100;&quot;&quot;)">
            <text:p/>
          </table:table-cell>
          <table:table-cell table:formula="of:=IFERROR(([.I598]-[.I$619])/([.I$620]-[.I$619])*100;&quot;&quot;)">
            <text:p/>
          </table:table-cell>
          <table:table-cell table:formula="of:=IFERROR(([.J598]-[.J$619])/([.J$620]-[.J$619])*100;&quot;&quot;)">
            <text:p/>
          </table:table-cell>
          <table:table-cell table:formula="of:=IFERROR(([.K598]-[.K$619])/([.K$620]-[.K$619])*100;&quot;&quot;)">
            <text:p/>
          </table:table-cell>
          <table:table-cell table:formula="of:=IFERROR(([.L598]-[.L$619])/([.L$620]-[.L$619])*100;&quot;&quot;)">
            <text:p/>
          </table:table-cell>
          <table:table-cell table:formula="of:=IFERROR(([.M598]-[.M$619])/([.M$620]-[.M$619])*100;&quot;&quot;)" office:value-type="float" office:value="29.1666666666667" calcext:value-type="float">
            <text:p>29.1666666667</text:p>
          </table:table-cell>
          <table:table-cell table:formula="of:=IFERROR(([.N598]-[.N$619])/([.N$620]-[.N$619])*100;&quot;&quot;)">
            <text:p/>
          </table:table-cell>
          <table:table-cell table:formula="of:=IFERROR(([.O598]-[.O$619])/([.O$620]-[.O$619])*100;&quot;&quot;)">
            <text:p/>
          </table:table-cell>
          <table:table-cell table:formula="of:=IFERROR(([.P598]-[.P$619])/([.P$620]-[.P$619])*100;&quot;&quot;)">
            <text:p/>
          </table:table-cell>
          <table:table-cell table:formula="of:=IFERROR(([.Q598]-[.Q$619])/([.Q$620]-[.Q$619])*100;&quot;&quot;)">
            <text:p/>
          </table:table-cell>
        </table:table-row>
        <table:table-row table:style-name="ro1">
          <table:table-cell office:value-type="float" office:value="1381.86" calcext:value-type="float">
            <text:p>1381.86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float" office:value="1381.86" calcext:value-type="float">
            <text:p>1381.86</text:p>
          </table:table-cell>
          <table:table-cell table:formula="of:=IFERROR(([.B599]-[.B$619])/([.B$620]-[.B$619])*100;&quot;&quot;)">
            <text:p/>
          </table:table-cell>
          <table:table-cell table:formula="of:=IFERROR(([.C599]-[.C$619])/([.C$620]-[.C$619])*100;&quot;&quot;)">
            <text:p/>
          </table:table-cell>
          <table:table-cell table:formula="of:=IFERROR(([.D599]-[.D$619])/([.D$620]-[.D$619])*100;&quot;&quot;)">
            <text:p/>
          </table:table-cell>
          <table:table-cell table:formula="of:=IFERROR(([.E599]-[.E$619])/([.E$620]-[.E$619])*100;&quot;&quot;)">
            <text:p/>
          </table:table-cell>
          <table:table-cell table:formula="of:=IFERROR(([.F599]-[.F$619])/([.F$620]-[.F$619])*100;&quot;&quot;)">
            <text:p/>
          </table:table-cell>
          <table:table-cell table:formula="of:=IFERROR(([.G599]-[.G$619])/([.G$620]-[.G$619])*100;&quot;&quot;)">
            <text:p/>
          </table:table-cell>
          <table:table-cell table:formula="of:=IFERROR(([.H599]-[.H$619])/([.H$620]-[.H$619])*100;&quot;&quot;)">
            <text:p/>
          </table:table-cell>
          <table:table-cell table:formula="of:=IFERROR(([.I599]-[.I$619])/([.I$620]-[.I$619])*100;&quot;&quot;)">
            <text:p/>
          </table:table-cell>
          <table:table-cell table:formula="of:=IFERROR(([.J599]-[.J$619])/([.J$620]-[.J$619])*100;&quot;&quot;)">
            <text:p/>
          </table:table-cell>
          <table:table-cell table:formula="of:=IFERROR(([.K599]-[.K$619])/([.K$620]-[.K$619])*100;&quot;&quot;)">
            <text:p/>
          </table:table-cell>
          <table:table-cell table:formula="of:=IFERROR(([.L599]-[.L$619])/([.L$620]-[.L$619])*100;&quot;&quot;)">
            <text:p/>
          </table:table-cell>
          <table:table-cell table:formula="of:=IFERROR(([.M599]-[.M$619])/([.M$620]-[.M$619])*100;&quot;&quot;)">
            <text:p/>
          </table:table-cell>
          <table:table-cell table:formula="of:=IFERROR(([.N599]-[.N$619])/([.N$620]-[.N$619])*100;&quot;&quot;)" office:value-type="float" office:value="30" calcext:value-type="float">
            <text:p>30</text:p>
          </table:table-cell>
          <table:table-cell table:formula="of:=IFERROR(([.O599]-[.O$619])/([.O$620]-[.O$619])*100;&quot;&quot;)" office:value-type="float" office:value="46.1538461538462" calcext:value-type="float">
            <text:p>46.1538461538</text:p>
          </table:table-cell>
          <table:table-cell table:formula="of:=IFERROR(([.P599]-[.P$619])/([.P$620]-[.P$619])*100;&quot;&quot;)">
            <text:p/>
          </table:table-cell>
          <table:table-cell table:formula="of:=IFERROR(([.Q599]-[.Q$619])/([.Q$620]-[.Q$619])*100;&quot;&quot;)">
            <text:p/>
          </table:table-cell>
        </table:table-row>
        <table:table-row table:style-name="ro1">
          <table:table-cell office:value-type="float" office:value="1383.64" calcext:value-type="float">
            <text:p>1383.64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2"/>
          <table:table-cell office:value-type="float" office:value="1383.64" calcext:value-type="float">
            <text:p>1383.64</text:p>
          </table:table-cell>
          <table:table-cell table:formula="of:=IFERROR(([.B600]-[.B$619])/([.B$620]-[.B$619])*100;&quot;&quot;)">
            <text:p/>
          </table:table-cell>
          <table:table-cell table:formula="of:=IFERROR(([.C600]-[.C$619])/([.C$620]-[.C$619])*100;&quot;&quot;)">
            <text:p/>
          </table:table-cell>
          <table:table-cell table:formula="of:=IFERROR(([.D600]-[.D$619])/([.D$620]-[.D$619])*100;&quot;&quot;)">
            <text:p/>
          </table:table-cell>
          <table:table-cell table:formula="of:=IFERROR(([.E600]-[.E$619])/([.E$620]-[.E$619])*100;&quot;&quot;)">
            <text:p/>
          </table:table-cell>
          <table:table-cell table:formula="of:=IFERROR(([.F600]-[.F$619])/([.F$620]-[.F$619])*100;&quot;&quot;)">
            <text:p/>
          </table:table-cell>
          <table:table-cell table:formula="of:=IFERROR(([.G600]-[.G$619])/([.G$620]-[.G$619])*100;&quot;&quot;)">
            <text:p/>
          </table:table-cell>
          <table:table-cell table:formula="of:=IFERROR(([.H600]-[.H$619])/([.H$620]-[.H$619])*100;&quot;&quot;)">
            <text:p/>
          </table:table-cell>
          <table:table-cell table:formula="of:=IFERROR(([.I600]-[.I$619])/([.I$620]-[.I$619])*100;&quot;&quot;)" office:value-type="float" office:value="52.3809523809524" calcext:value-type="float">
            <text:p>52.380952381</text:p>
          </table:table-cell>
          <table:table-cell table:formula="of:=IFERROR(([.J600]-[.J$619])/([.J$620]-[.J$619])*100;&quot;&quot;)">
            <text:p/>
          </table:table-cell>
          <table:table-cell table:formula="of:=IFERROR(([.K600]-[.K$619])/([.K$620]-[.K$619])*100;&quot;&quot;)">
            <text:p/>
          </table:table-cell>
          <table:table-cell table:formula="of:=IFERROR(([.L600]-[.L$619])/([.L$620]-[.L$619])*100;&quot;&quot;)">
            <text:p/>
          </table:table-cell>
          <table:table-cell table:formula="of:=IFERROR(([.M600]-[.M$619])/([.M$620]-[.M$619])*100;&quot;&quot;)">
            <text:p/>
          </table:table-cell>
          <table:table-cell table:formula="of:=IFERROR(([.N600]-[.N$619])/([.N$620]-[.N$619])*100;&quot;&quot;)">
            <text:p/>
          </table:table-cell>
          <table:table-cell table:formula="of:=IFERROR(([.O600]-[.O$619])/([.O$620]-[.O$619])*100;&quot;&quot;)">
            <text:p/>
          </table:table-cell>
          <table:table-cell table:formula="of:=IFERROR(([.P600]-[.P$619])/([.P$620]-[.P$619])*100;&quot;&quot;)">
            <text:p/>
          </table:table-cell>
          <table:table-cell table:formula="of:=IFERROR(([.Q600]-[.Q$619])/([.Q$620]-[.Q$619])*100;&quot;&quot;)">
            <text:p/>
          </table:table-cell>
        </table:table-row>
        <table:table-row table:style-name="ro1">
          <table:table-cell office:value-type="float" office:value="1386.34" calcext:value-type="float">
            <text:p>1386.34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8" calcext:value-type="float">
            <text:p>48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1386.34" calcext:value-type="float">
            <text:p>1386.34</text:p>
          </table:table-cell>
          <table:table-cell table:formula="of:=IFERROR(([.B601]-[.B$619])/([.B$620]-[.B$619])*100;&quot;&quot;)">
            <text:p/>
          </table:table-cell>
          <table:table-cell table:formula="of:=IFERROR(([.C601]-[.C$619])/([.C$620]-[.C$619])*100;&quot;&quot;)">
            <text:p/>
          </table:table-cell>
          <table:table-cell table:formula="of:=IFERROR(([.D601]-[.D$619])/([.D$620]-[.D$619])*100;&quot;&quot;)">
            <text:p/>
          </table:table-cell>
          <table:table-cell table:formula="of:=IFERROR(([.E601]-[.E$619])/([.E$620]-[.E$619])*100;&quot;&quot;)">
            <text:p/>
          </table:table-cell>
          <table:table-cell table:formula="of:=IFERROR(([.F601]-[.F$619])/([.F$620]-[.F$619])*100;&quot;&quot;)">
            <text:p/>
          </table:table-cell>
          <table:table-cell table:formula="of:=IFERROR(([.G601]-[.G$619])/([.G$620]-[.G$619])*100;&quot;&quot;)">
            <text:p/>
          </table:table-cell>
          <table:table-cell table:formula="of:=IFERROR(([.H601]-[.H$619])/([.H$620]-[.H$619])*100;&quot;&quot;)">
            <text:p/>
          </table:table-cell>
          <table:table-cell table:formula="of:=IFERROR(([.I601]-[.I$619])/([.I$620]-[.I$619])*100;&quot;&quot;)">
            <text:p/>
          </table:table-cell>
          <table:table-cell table:formula="of:=IFERROR(([.J601]-[.J$619])/([.J$620]-[.J$619])*100;&quot;&quot;)" office:value-type="float" office:value="37.2549019607843" calcext:value-type="float">
            <text:p>37.2549019608</text:p>
          </table:table-cell>
          <table:table-cell table:formula="of:=IFERROR(([.K601]-[.K$619])/([.K$620]-[.K$619])*100;&quot;&quot;)">
            <text:p/>
          </table:table-cell>
          <table:table-cell table:formula="of:=IFERROR(([.L601]-[.L$619])/([.L$620]-[.L$619])*100;&quot;&quot;)">
            <text:p/>
          </table:table-cell>
          <table:table-cell table:formula="of:=IFERROR(([.M601]-[.M$619])/([.M$620]-[.M$619])*100;&quot;&quot;)">
            <text:p/>
          </table:table-cell>
          <table:table-cell table:formula="of:=IFERROR(([.N601]-[.N$619])/([.N$620]-[.N$619])*100;&quot;&quot;)">
            <text:p/>
          </table:table-cell>
          <table:table-cell table:formula="of:=IFERROR(([.O601]-[.O$619])/([.O$620]-[.O$619])*100;&quot;&quot;)">
            <text:p/>
          </table:table-cell>
          <table:table-cell table:formula="of:=IFERROR(([.P601]-[.P$619])/([.P$620]-[.P$619])*100;&quot;&quot;)">
            <text:p/>
          </table:table-cell>
          <table:table-cell table:formula="of:=IFERROR(([.Q601]-[.Q$619])/([.Q$620]-[.Q$619])*100;&quot;&quot;)">
            <text:p/>
          </table:table-cell>
        </table:table-row>
        <table:table-row table:style-name="ro1">
          <table:table-cell office:value-type="float" office:value="1388.64" calcext:value-type="float">
            <text:p>1388.64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388.64" calcext:value-type="float">
            <text:p>1388.64</text:p>
          </table:table-cell>
          <table:table-cell table:formula="of:=IFERROR(([.B602]-[.B$619])/([.B$620]-[.B$619])*100;&quot;&quot;)">
            <text:p/>
          </table:table-cell>
          <table:table-cell table:formula="of:=IFERROR(([.C602]-[.C$619])/([.C$620]-[.C$619])*100;&quot;&quot;)">
            <text:p/>
          </table:table-cell>
          <table:table-cell table:formula="of:=IFERROR(([.D602]-[.D$619])/([.D$620]-[.D$619])*100;&quot;&quot;)">
            <text:p/>
          </table:table-cell>
          <table:table-cell table:formula="of:=IFERROR(([.E602]-[.E$619])/([.E$620]-[.E$619])*100;&quot;&quot;)">
            <text:p/>
          </table:table-cell>
          <table:table-cell table:formula="of:=IFERROR(([.F602]-[.F$619])/([.F$620]-[.F$619])*100;&quot;&quot;)">
            <text:p/>
          </table:table-cell>
          <table:table-cell table:formula="of:=IFERROR(([.G602]-[.G$619])/([.G$620]-[.G$619])*100;&quot;&quot;)">
            <text:p/>
          </table:table-cell>
          <table:table-cell table:formula="of:=IFERROR(([.H602]-[.H$619])/([.H$620]-[.H$619])*100;&quot;&quot;)">
            <text:p/>
          </table:table-cell>
          <table:table-cell table:formula="of:=IFERROR(([.I602]-[.I$619])/([.I$620]-[.I$619])*100;&quot;&quot;)">
            <text:p/>
          </table:table-cell>
          <table:table-cell table:formula="of:=IFERROR(([.J602]-[.J$619])/([.J$620]-[.J$619])*100;&quot;&quot;)">
            <text:p/>
          </table:table-cell>
          <table:table-cell table:formula="of:=IFERROR(([.K602]-[.K$619])/([.K$620]-[.K$619])*100;&quot;&quot;)">
            <text:p/>
          </table:table-cell>
          <table:table-cell table:formula="of:=IFERROR(([.L602]-[.L$619])/([.L$620]-[.L$619])*100;&quot;&quot;)">
            <text:p/>
          </table:table-cell>
          <table:table-cell table:formula="of:=IFERROR(([.M602]-[.M$619])/([.M$620]-[.M$619])*100;&quot;&quot;)">
            <text:p/>
          </table:table-cell>
          <table:table-cell table:formula="of:=IFERROR(([.N602]-[.N$619])/([.N$620]-[.N$619])*100;&quot;&quot;)">
            <text:p/>
          </table:table-cell>
          <table:table-cell table:formula="of:=IFERROR(([.O602]-[.O$619])/([.O$620]-[.O$619])*100;&quot;&quot;)">
            <text:p/>
          </table:table-cell>
          <table:table-cell table:formula="of:=IFERROR(([.P602]-[.P$619])/([.P$620]-[.P$619])*100;&quot;&quot;)" office:value-type="float" office:value="40" calcext:value-type="float">
            <text:p>40</text:p>
          </table:table-cell>
          <table:table-cell table:formula="of:=IFERROR(([.Q602]-[.Q$619])/([.Q$620]-[.Q$619])*100;&quot;&quot;)" office:value-type="float" office:value="63.1578947368421" calcext:value-type="float">
            <text:p>63.1578947368</text:p>
          </table:table-cell>
        </table:table-row>
        <table:table-row table:style-name="ro1">
          <table:table-cell office:value-type="float" office:value="1398.56" calcext:value-type="float">
            <text:p>1398.56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49" calcext:value-type="float">
            <text:p>49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1398.56" calcext:value-type="float">
            <text:p>1398.56</text:p>
          </table:table-cell>
          <table:table-cell table:formula="of:=IFERROR(([.B603]-[.B$619])/([.B$620]-[.B$619])*100;&quot;&quot;)">
            <text:p/>
          </table:table-cell>
          <table:table-cell table:formula="of:=IFERROR(([.C603]-[.C$619])/([.C$620]-[.C$619])*100;&quot;&quot;)">
            <text:p/>
          </table:table-cell>
          <table:table-cell table:formula="of:=IFERROR(([.D603]-[.D$619])/([.D$620]-[.D$619])*100;&quot;&quot;)">
            <text:p/>
          </table:table-cell>
          <table:table-cell table:formula="of:=IFERROR(([.E603]-[.E$619])/([.E$620]-[.E$619])*100;&quot;&quot;)">
            <text:p/>
          </table:table-cell>
          <table:table-cell table:formula="of:=IFERROR(([.F603]-[.F$619])/([.F$620]-[.F$619])*100;&quot;&quot;)">
            <text:p/>
          </table:table-cell>
          <table:table-cell table:formula="of:=IFERROR(([.G603]-[.G$619])/([.G$620]-[.G$619])*100;&quot;&quot;)">
            <text:p/>
          </table:table-cell>
          <table:table-cell table:formula="of:=IFERROR(([.H603]-[.H$619])/([.H$620]-[.H$619])*100;&quot;&quot;)">
            <text:p/>
          </table:table-cell>
          <table:table-cell table:formula="of:=IFERROR(([.I603]-[.I$619])/([.I$620]-[.I$619])*100;&quot;&quot;)">
            <text:p/>
          </table:table-cell>
          <table:table-cell table:formula="of:=IFERROR(([.J603]-[.J$619])/([.J$620]-[.J$619])*100;&quot;&quot;)" office:value-type="float" office:value="39.2156862745098" calcext:value-type="float">
            <text:p>39.2156862745</text:p>
          </table:table-cell>
          <table:table-cell table:formula="of:=IFERROR(([.K603]-[.K$619])/([.K$620]-[.K$619])*100;&quot;&quot;)">
            <text:p/>
          </table:table-cell>
          <table:table-cell table:formula="of:=IFERROR(([.L603]-[.L$619])/([.L$620]-[.L$619])*100;&quot;&quot;)">
            <text:p/>
          </table:table-cell>
          <table:table-cell table:formula="of:=IFERROR(([.M603]-[.M$619])/([.M$620]-[.M$619])*100;&quot;&quot;)">
            <text:p/>
          </table:table-cell>
          <table:table-cell table:formula="of:=IFERROR(([.N603]-[.N$619])/([.N$620]-[.N$619])*100;&quot;&quot;)">
            <text:p/>
          </table:table-cell>
          <table:table-cell table:formula="of:=IFERROR(([.O603]-[.O$619])/([.O$620]-[.O$619])*100;&quot;&quot;)">
            <text:p/>
          </table:table-cell>
          <table:table-cell table:formula="of:=IFERROR(([.P603]-[.P$619])/([.P$620]-[.P$619])*100;&quot;&quot;)">
            <text:p/>
          </table:table-cell>
          <table:table-cell table:formula="of:=IFERROR(([.Q603]-[.Q$619])/([.Q$620]-[.Q$619])*100;&quot;&quot;)">
            <text:p/>
          </table:table-cell>
        </table:table-row>
        <table:table-row table:style-name="ro1">
          <table:table-cell office:value-type="float" office:value="1401.06" calcext:value-type="float">
            <text:p>1401.06</text:p>
          </table:table-cell>
          <table:table-cell table:number-columns-repeated="10" office:value-type="string" calcext:value-type="string">
            <text:p><text:s/>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<text:s/></text:p>
          </table:table-cell>
          <table:table-cell table:number-columns-repeated="2"/>
          <table:table-cell office:value-type="float" office:value="1401.06" calcext:value-type="float">
            <text:p>1401.06</text:p>
          </table:table-cell>
          <table:table-cell table:formula="of:=IFERROR(([.B604]-[.B$619])/([.B$620]-[.B$619])*100;&quot;&quot;)">
            <text:p/>
          </table:table-cell>
          <table:table-cell table:formula="of:=IFERROR(([.C604]-[.C$619])/([.C$620]-[.C$619])*100;&quot;&quot;)">
            <text:p/>
          </table:table-cell>
          <table:table-cell table:formula="of:=IFERROR(([.D604]-[.D$619])/([.D$620]-[.D$619])*100;&quot;&quot;)">
            <text:p/>
          </table:table-cell>
          <table:table-cell table:formula="of:=IFERROR(([.E604]-[.E$619])/([.E$620]-[.E$619])*100;&quot;&quot;)">
            <text:p/>
          </table:table-cell>
          <table:table-cell table:formula="of:=IFERROR(([.F604]-[.F$619])/([.F$620]-[.F$619])*100;&quot;&quot;)">
            <text:p/>
          </table:table-cell>
          <table:table-cell table:formula="of:=IFERROR(([.G604]-[.G$619])/([.G$620]-[.G$619])*100;&quot;&quot;)">
            <text:p/>
          </table:table-cell>
          <table:table-cell table:formula="of:=IFERROR(([.H604]-[.H$619])/([.H$620]-[.H$619])*100;&quot;&quot;)">
            <text:p/>
          </table:table-cell>
          <table:table-cell table:formula="of:=IFERROR(([.I604]-[.I$619])/([.I$620]-[.I$619])*100;&quot;&quot;)">
            <text:p/>
          </table:table-cell>
          <table:table-cell table:formula="of:=IFERROR(([.J604]-[.J$619])/([.J$620]-[.J$619])*100;&quot;&quot;)">
            <text:p/>
          </table:table-cell>
          <table:table-cell table:formula="of:=IFERROR(([.K604]-[.K$619])/([.K$620]-[.K$619])*100;&quot;&quot;)">
            <text:p/>
          </table:table-cell>
          <table:table-cell table:formula="of:=IFERROR(([.L604]-[.L$619])/([.L$620]-[.L$619])*100;&quot;&quot;)" office:value-type="float" office:value="63.1578947368421" calcext:value-type="float">
            <text:p>63.1578947368</text:p>
          </table:table-cell>
          <table:table-cell table:formula="of:=IFERROR(([.M604]-[.M$619])/([.M$620]-[.M$619])*100;&quot;&quot;)">
            <text:p/>
          </table:table-cell>
          <table:table-cell table:formula="of:=IFERROR(([.N604]-[.N$619])/([.N$620]-[.N$619])*100;&quot;&quot;)">
            <text:p/>
          </table:table-cell>
          <table:table-cell table:formula="of:=IFERROR(([.O604]-[.O$619])/([.O$620]-[.O$619])*100;&quot;&quot;)">
            <text:p/>
          </table:table-cell>
          <table:table-cell table:formula="of:=IFERROR(([.P604]-[.P$619])/([.P$620]-[.P$619])*100;&quot;&quot;)">
            <text:p/>
          </table:table-cell>
          <table:table-cell table:formula="of:=IFERROR(([.Q604]-[.Q$619])/([.Q$620]-[.Q$619])*100;&quot;&quot;)">
            <text:p/>
          </table:table-cell>
        </table:table-row>
        <table:table-row table:style-name="ro1">
          <table:table-cell office:value-type="float" office:value="1402.26" calcext:value-type="float">
            <text:p>1402.26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float" office:value="1402.26" calcext:value-type="float">
            <text:p>1402.26</text:p>
          </table:table-cell>
          <table:table-cell table:formula="of:=IFERROR(([.B605]-[.B$619])/([.B$620]-[.B$619])*100;&quot;&quot;)">
            <text:p/>
          </table:table-cell>
          <table:table-cell table:formula="of:=IFERROR(([.C605]-[.C$619])/([.C$620]-[.C$619])*100;&quot;&quot;)">
            <text:p/>
          </table:table-cell>
          <table:table-cell table:formula="of:=IFERROR(([.D605]-[.D$619])/([.D$620]-[.D$619])*100;&quot;&quot;)">
            <text:p/>
          </table:table-cell>
          <table:table-cell table:formula="of:=IFERROR(([.E605]-[.E$619])/([.E$620]-[.E$619])*100;&quot;&quot;)">
            <text:p/>
          </table:table-cell>
          <table:table-cell table:formula="of:=IFERROR(([.F605]-[.F$619])/([.F$620]-[.F$619])*100;&quot;&quot;)">
            <text:p/>
          </table:table-cell>
          <table:table-cell table:formula="of:=IFERROR(([.G605]-[.G$619])/([.G$620]-[.G$619])*100;&quot;&quot;)">
            <text:p/>
          </table:table-cell>
          <table:table-cell table:formula="of:=IFERROR(([.H605]-[.H$619])/([.H$620]-[.H$619])*100;&quot;&quot;)">
            <text:p/>
          </table:table-cell>
          <table:table-cell table:formula="of:=IFERROR(([.I605]-[.I$619])/([.I$620]-[.I$619])*100;&quot;&quot;)">
            <text:p/>
          </table:table-cell>
          <table:table-cell table:formula="of:=IFERROR(([.J605]-[.J$619])/([.J$620]-[.J$619])*100;&quot;&quot;)">
            <text:p/>
          </table:table-cell>
          <table:table-cell table:formula="of:=IFERROR(([.K605]-[.K$619])/([.K$620]-[.K$619])*100;&quot;&quot;)">
            <text:p/>
          </table:table-cell>
          <table:table-cell table:formula="of:=IFERROR(([.L605]-[.L$619])/([.L$620]-[.L$619])*100;&quot;&quot;)">
            <text:p/>
          </table:table-cell>
          <table:table-cell table:formula="of:=IFERROR(([.M605]-[.M$619])/([.M$620]-[.M$619])*100;&quot;&quot;)">
            <text:p/>
          </table:table-cell>
          <table:table-cell table:formula="of:=IFERROR(([.N605]-[.N$619])/([.N$620]-[.N$619])*100;&quot;&quot;)" office:value-type="float" office:value="35" calcext:value-type="float">
            <text:p>35</text:p>
          </table:table-cell>
          <table:table-cell table:formula="of:=IFERROR(([.O605]-[.O$619])/([.O$620]-[.O$619])*100;&quot;&quot;)">
            <text:p/>
          </table:table-cell>
          <table:table-cell table:formula="of:=IFERROR(([.P605]-[.P$619])/([.P$620]-[.P$619])*100;&quot;&quot;)">
            <text:p/>
          </table:table-cell>
          <table:table-cell table:formula="of:=IFERROR(([.Q605]-[.Q$619])/([.Q$620]-[.Q$619])*100;&quot;&quot;)">
            <text:p/>
          </table:table-cell>
        </table:table-row>
        <table:table-row table:style-name="ro1">
          <table:table-cell office:value-type="float" office:value="1403.328" calcext:value-type="float">
            <text:p>1403.328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403.328" calcext:value-type="float">
            <text:p>1403.328</text:p>
          </table:table-cell>
          <table:table-cell table:formula="of:=IFERROR(([.B606]-[.B$619])/([.B$620]-[.B$619])*100;&quot;&quot;)">
            <text:p/>
          </table:table-cell>
          <table:table-cell table:formula="of:=IFERROR(([.C606]-[.C$619])/([.C$620]-[.C$619])*100;&quot;&quot;)">
            <text:p/>
          </table:table-cell>
          <table:table-cell table:formula="of:=IFERROR(([.D606]-[.D$619])/([.D$620]-[.D$619])*100;&quot;&quot;)">
            <text:p/>
          </table:table-cell>
          <table:table-cell table:formula="of:=IFERROR(([.E606]-[.E$619])/([.E$620]-[.E$619])*100;&quot;&quot;)">
            <text:p/>
          </table:table-cell>
          <table:table-cell table:formula="of:=IFERROR(([.F606]-[.F$619])/([.F$620]-[.F$619])*100;&quot;&quot;)">
            <text:p/>
          </table:table-cell>
          <table:table-cell table:formula="of:=IFERROR(([.G606]-[.G$619])/([.G$620]-[.G$619])*100;&quot;&quot;)">
            <text:p/>
          </table:table-cell>
          <table:table-cell table:formula="of:=IFERROR(([.H606]-[.H$619])/([.H$620]-[.H$619])*100;&quot;&quot;)">
            <text:p/>
          </table:table-cell>
          <table:table-cell table:formula="of:=IFERROR(([.I606]-[.I$619])/([.I$620]-[.I$619])*100;&quot;&quot;)">
            <text:p/>
          </table:table-cell>
          <table:table-cell table:formula="of:=IFERROR(([.J606]-[.J$619])/([.J$620]-[.J$619])*100;&quot;&quot;)">
            <text:p/>
          </table:table-cell>
          <table:table-cell table:formula="of:=IFERROR(([.K606]-[.K$619])/([.K$620]-[.K$619])*100;&quot;&quot;)">
            <text:p/>
          </table:table-cell>
          <table:table-cell table:formula="of:=IFERROR(([.L606]-[.L$619])/([.L$620]-[.L$619])*100;&quot;&quot;)">
            <text:p/>
          </table:table-cell>
          <table:table-cell table:formula="of:=IFERROR(([.M606]-[.M$619])/([.M$620]-[.M$619])*100;&quot;&quot;)">
            <text:p/>
          </table:table-cell>
          <table:table-cell table:formula="of:=IFERROR(([.N606]-[.N$619])/([.N$620]-[.N$619])*100;&quot;&quot;)">
            <text:p/>
          </table:table-cell>
          <table:table-cell table:formula="of:=IFERROR(([.O606]-[.O$619])/([.O$620]-[.O$619])*100;&quot;&quot;)">
            <text:p/>
          </table:table-cell>
          <table:table-cell table:formula="of:=IFERROR(([.P606]-[.P$619])/([.P$620]-[.P$619])*100;&quot;&quot;)" office:value-type="float" office:value="42.5" calcext:value-type="float">
            <text:p>42.5</text:p>
          </table:table-cell>
          <table:table-cell table:formula="of:=IFERROR(([.Q606]-[.Q$619])/([.Q$620]-[.Q$619])*100;&quot;&quot;)">
            <text:p/>
          </table:table-cell>
        </table:table-row>
        <table:table-row table:style-name="ro1">
          <table:table-cell office:value-type="float" office:value="1406.84" calcext:value-type="float">
            <text:p>1406.84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string" calcext:value-type="string">
            <text:p><text:s/></text:p>
          </table:table-cell>
          <table:table-cell table:number-columns-repeated="2"/>
          <table:table-cell office:value-type="float" office:value="1406.84" calcext:value-type="float">
            <text:p>1406.84</text:p>
          </table:table-cell>
          <table:table-cell table:formula="of:=IFERROR(([.B607]-[.B$619])/([.B$620]-[.B$619])*100;&quot;&quot;)">
            <text:p/>
          </table:table-cell>
          <table:table-cell table:formula="of:=IFERROR(([.C607]-[.C$619])/([.C$620]-[.C$619])*100;&quot;&quot;)">
            <text:p/>
          </table:table-cell>
          <table:table-cell table:formula="of:=IFERROR(([.D607]-[.D$619])/([.D$620]-[.D$619])*100;&quot;&quot;)">
            <text:p/>
          </table:table-cell>
          <table:table-cell table:formula="of:=IFERROR(([.E607]-[.E$619])/([.E$620]-[.E$619])*100;&quot;&quot;)">
            <text:p/>
          </table:table-cell>
          <table:table-cell table:formula="of:=IFERROR(([.F607]-[.F$619])/([.F$620]-[.F$619])*100;&quot;&quot;)">
            <text:p/>
          </table:table-cell>
          <table:table-cell table:formula="of:=IFERROR(([.G607]-[.G$619])/([.G$620]-[.G$619])*100;&quot;&quot;)">
            <text:p/>
          </table:table-cell>
          <table:table-cell table:formula="of:=IFERROR(([.H607]-[.H$619])/([.H$620]-[.H$619])*100;&quot;&quot;)">
            <text:p/>
          </table:table-cell>
          <table:table-cell table:formula="of:=IFERROR(([.I607]-[.I$619])/([.I$620]-[.I$619])*100;&quot;&quot;)" office:value-type="float" office:value="57.1428571428571" calcext:value-type="float">
            <text:p>57.1428571429</text:p>
          </table:table-cell>
          <table:table-cell table:formula="of:=IFERROR(([.J607]-[.J$619])/([.J$620]-[.J$619])*100;&quot;&quot;)">
            <text:p/>
          </table:table-cell>
          <table:table-cell table:formula="of:=IFERROR(([.K607]-[.K$619])/([.K$620]-[.K$619])*100;&quot;&quot;)">
            <text:p/>
          </table:table-cell>
          <table:table-cell table:formula="of:=IFERROR(([.L607]-[.L$619])/([.L$620]-[.L$619])*100;&quot;&quot;)">
            <text:p/>
          </table:table-cell>
          <table:table-cell table:formula="of:=IFERROR(([.M607]-[.M$619])/([.M$620]-[.M$619])*100;&quot;&quot;)">
            <text:p/>
          </table:table-cell>
          <table:table-cell table:formula="of:=IFERROR(([.N607]-[.N$619])/([.N$620]-[.N$619])*100;&quot;&quot;)">
            <text:p/>
          </table:table-cell>
          <table:table-cell table:formula="of:=IFERROR(([.O607]-[.O$619])/([.O$620]-[.O$619])*100;&quot;&quot;)">
            <text:p/>
          </table:table-cell>
          <table:table-cell table:formula="of:=IFERROR(([.P607]-[.P$619])/([.P$620]-[.P$619])*100;&quot;&quot;)">
            <text:p/>
          </table:table-cell>
          <table:table-cell table:formula="of:=IFERROR(([.Q607]-[.Q$619])/([.Q$620]-[.Q$619])*100;&quot;&quot;)">
            <text:p/>
          </table:table-cell>
        </table:table-row>
        <table:table-row table:style-name="ro1">
          <table:table-cell office:value-type="float" office:value="1408.576" calcext:value-type="float">
            <text:p>1408.57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37" calcext:value-type="float">
            <text:p>37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2"/>
          <table:table-cell office:value-type="float" office:value="1408.576" calcext:value-type="float">
            <text:p>1408.576</text:p>
          </table:table-cell>
          <table:table-cell table:formula="of:=IFERROR(([.B608]-[.B$619])/([.B$620]-[.B$619])*100;&quot;&quot;)">
            <text:p/>
          </table:table-cell>
          <table:table-cell table:formula="of:=IFERROR(([.C608]-[.C$619])/([.C$620]-[.C$619])*100;&quot;&quot;)">
            <text:p/>
          </table:table-cell>
          <table:table-cell table:formula="of:=IFERROR(([.D608]-[.D$619])/([.D$620]-[.D$619])*100;&quot;&quot;)">
            <text:p/>
          </table:table-cell>
          <table:table-cell table:formula="of:=IFERROR(([.E608]-[.E$619])/([.E$620]-[.E$619])*100;&quot;&quot;)" office:value-type="float" office:value="92.5925925925926" calcext:value-type="float">
            <text:p>92.5925925926</text:p>
          </table:table-cell>
          <table:table-cell table:formula="of:=IFERROR(([.F608]-[.F$619])/([.F$620]-[.F$619])*100;&quot;&quot;)">
            <text:p/>
          </table:table-cell>
          <table:table-cell table:formula="of:=IFERROR(([.G608]-[.G$619])/([.G$620]-[.G$619])*100;&quot;&quot;)">
            <text:p/>
          </table:table-cell>
          <table:table-cell table:formula="of:=IFERROR(([.H608]-[.H$619])/([.H$620]-[.H$619])*100;&quot;&quot;)">
            <text:p/>
          </table:table-cell>
          <table:table-cell table:formula="of:=IFERROR(([.I608]-[.I$619])/([.I$620]-[.I$619])*100;&quot;&quot;)">
            <text:p/>
          </table:table-cell>
          <table:table-cell table:formula="of:=IFERROR(([.J608]-[.J$619])/([.J$620]-[.J$619])*100;&quot;&quot;)">
            <text:p/>
          </table:table-cell>
          <table:table-cell table:formula="of:=IFERROR(([.K608]-[.K$619])/([.K$620]-[.K$619])*100;&quot;&quot;)">
            <text:p/>
          </table:table-cell>
          <table:table-cell table:formula="of:=IFERROR(([.L608]-[.L$619])/([.L$620]-[.L$619])*100;&quot;&quot;)">
            <text:p/>
          </table:table-cell>
          <table:table-cell table:formula="of:=IFERROR(([.M608]-[.M$619])/([.M$620]-[.M$619])*100;&quot;&quot;)">
            <text:p/>
          </table:table-cell>
          <table:table-cell table:formula="of:=IFERROR(([.N608]-[.N$619])/([.N$620]-[.N$619])*100;&quot;&quot;)">
            <text:p/>
          </table:table-cell>
          <table:table-cell table:formula="of:=IFERROR(([.O608]-[.O$619])/([.O$620]-[.O$619])*100;&quot;&quot;)">
            <text:p/>
          </table:table-cell>
          <table:table-cell table:formula="of:=IFERROR(([.P608]-[.P$619])/([.P$620]-[.P$619])*100;&quot;&quot;)">
            <text:p/>
          </table:table-cell>
          <table:table-cell table:formula="of:=IFERROR(([.Q608]-[.Q$619])/([.Q$620]-[.Q$619])*100;&quot;&quot;)">
            <text:p/>
          </table:table-cell>
        </table:table-row>
        <table:table-row table:style-name="ro1">
          <table:table-cell office:value-type="float" office:value="1409.3" calcext:value-type="float">
            <text:p>1409.3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0" calcext:value-type="float">
            <text:p>50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1409.3" calcext:value-type="float">
            <text:p>1409.3</text:p>
          </table:table-cell>
          <table:table-cell table:formula="of:=IFERROR(([.B609]-[.B$619])/([.B$620]-[.B$619])*100;&quot;&quot;)">
            <text:p/>
          </table:table-cell>
          <table:table-cell table:formula="of:=IFERROR(([.C609]-[.C$619])/([.C$620]-[.C$619])*100;&quot;&quot;)">
            <text:p/>
          </table:table-cell>
          <table:table-cell table:formula="of:=IFERROR(([.D609]-[.D$619])/([.D$620]-[.D$619])*100;&quot;&quot;)">
            <text:p/>
          </table:table-cell>
          <table:table-cell table:formula="of:=IFERROR(([.E609]-[.E$619])/([.E$620]-[.E$619])*100;&quot;&quot;)">
            <text:p/>
          </table:table-cell>
          <table:table-cell table:formula="of:=IFERROR(([.F609]-[.F$619])/([.F$620]-[.F$619])*100;&quot;&quot;)">
            <text:p/>
          </table:table-cell>
          <table:table-cell table:formula="of:=IFERROR(([.G609]-[.G$619])/([.G$620]-[.G$619])*100;&quot;&quot;)">
            <text:p/>
          </table:table-cell>
          <table:table-cell table:formula="of:=IFERROR(([.H609]-[.H$619])/([.H$620]-[.H$619])*100;&quot;&quot;)">
            <text:p/>
          </table:table-cell>
          <table:table-cell table:formula="of:=IFERROR(([.I609]-[.I$619])/([.I$620]-[.I$619])*100;&quot;&quot;)">
            <text:p/>
          </table:table-cell>
          <table:table-cell table:formula="of:=IFERROR(([.J609]-[.J$619])/([.J$620]-[.J$619])*100;&quot;&quot;)" office:value-type="float" office:value="41.1764705882353" calcext:value-type="float">
            <text:p>41.1764705882</text:p>
          </table:table-cell>
          <table:table-cell table:formula="of:=IFERROR(([.K609]-[.K$619])/([.K$620]-[.K$619])*100;&quot;&quot;)">
            <text:p/>
          </table:table-cell>
          <table:table-cell table:formula="of:=IFERROR(([.L609]-[.L$619])/([.L$620]-[.L$619])*100;&quot;&quot;)">
            <text:p/>
          </table:table-cell>
          <table:table-cell table:formula="of:=IFERROR(([.M609]-[.M$619])/([.M$620]-[.M$619])*100;&quot;&quot;)">
            <text:p/>
          </table:table-cell>
          <table:table-cell table:formula="of:=IFERROR(([.N609]-[.N$619])/([.N$620]-[.N$619])*100;&quot;&quot;)">
            <text:p/>
          </table:table-cell>
          <table:table-cell table:formula="of:=IFERROR(([.O609]-[.O$619])/([.O$620]-[.O$619])*100;&quot;&quot;)">
            <text:p/>
          </table:table-cell>
          <table:table-cell table:formula="of:=IFERROR(([.P609]-[.P$619])/([.P$620]-[.P$619])*100;&quot;&quot;)">
            <text:p/>
          </table:table-cell>
          <table:table-cell table:formula="of:=IFERROR(([.Q609]-[.Q$619])/([.Q$620]-[.Q$619])*100;&quot;&quot;)">
            <text:p/>
          </table:table-cell>
        </table:table-row>
        <table:table-row table:style-name="ro1">
          <table:table-cell office:value-type="float" office:value="1412.46" calcext:value-type="float">
            <text:p>1412.46</text:p>
          </table:table-cell>
          <table:table-cell table:number-columns-repeated="13" office:value-type="string" calcext:value-type="string">
            <text:p><text:s/>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float" office:value="1412.46" calcext:value-type="float">
            <text:p>1412.46</text:p>
          </table:table-cell>
          <table:table-cell table:formula="of:=IFERROR(([.B610]-[.B$619])/([.B$620]-[.B$619])*100;&quot;&quot;)">
            <text:p/>
          </table:table-cell>
          <table:table-cell table:formula="of:=IFERROR(([.C610]-[.C$619])/([.C$620]-[.C$619])*100;&quot;&quot;)">
            <text:p/>
          </table:table-cell>
          <table:table-cell table:formula="of:=IFERROR(([.D610]-[.D$619])/([.D$620]-[.D$619])*100;&quot;&quot;)">
            <text:p/>
          </table:table-cell>
          <table:table-cell table:formula="of:=IFERROR(([.E610]-[.E$619])/([.E$620]-[.E$619])*100;&quot;&quot;)">
            <text:p/>
          </table:table-cell>
          <table:table-cell table:formula="of:=IFERROR(([.F610]-[.F$619])/([.F$620]-[.F$619])*100;&quot;&quot;)">
            <text:p/>
          </table:table-cell>
          <table:table-cell table:formula="of:=IFERROR(([.G610]-[.G$619])/([.G$620]-[.G$619])*100;&quot;&quot;)">
            <text:p/>
          </table:table-cell>
          <table:table-cell table:formula="of:=IFERROR(([.H610]-[.H$619])/([.H$620]-[.H$619])*100;&quot;&quot;)">
            <text:p/>
          </table:table-cell>
          <table:table-cell table:formula="of:=IFERROR(([.I610]-[.I$619])/([.I$620]-[.I$619])*100;&quot;&quot;)">
            <text:p/>
          </table:table-cell>
          <table:table-cell table:formula="of:=IFERROR(([.J610]-[.J$619])/([.J$620]-[.J$619])*100;&quot;&quot;)">
            <text:p/>
          </table:table-cell>
          <table:table-cell table:formula="of:=IFERROR(([.K610]-[.K$619])/([.K$620]-[.K$619])*100;&quot;&quot;)">
            <text:p/>
          </table:table-cell>
          <table:table-cell table:formula="of:=IFERROR(([.L610]-[.L$619])/([.L$620]-[.L$619])*100;&quot;&quot;)">
            <text:p/>
          </table:table-cell>
          <table:table-cell table:formula="of:=IFERROR(([.M610]-[.M$619])/([.M$620]-[.M$619])*100;&quot;&quot;)">
            <text:p/>
          </table:table-cell>
          <table:table-cell table:formula="of:=IFERROR(([.N610]-[.N$619])/([.N$620]-[.N$619])*100;&quot;&quot;)">
            <text:p/>
          </table:table-cell>
          <table:table-cell table:formula="of:=IFERROR(([.O610]-[.O$619])/([.O$620]-[.O$619])*100;&quot;&quot;)" office:value-type="float" office:value="53.8461538461539" calcext:value-type="float">
            <text:p>53.8461538462</text:p>
          </table:table-cell>
          <table:table-cell table:formula="of:=IFERROR(([.P610]-[.P$619])/([.P$620]-[.P$619])*100;&quot;&quot;)">
            <text:p/>
          </table:table-cell>
          <table:table-cell table:formula="of:=IFERROR(([.Q610]-[.Q$619])/([.Q$620]-[.Q$619])*100;&quot;&quot;)">
            <text:p/>
          </table:table-cell>
        </table:table-row>
        <table:table-row table:style-name="ro1">
          <table:table-cell office:value-type="float" office:value="1414.916" calcext:value-type="float">
            <text:p>1414.916</text:p>
          </table:table-cell>
          <table:table-cell table:number-columns-repeated="6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2"/>
          <table:table-cell office:value-type="float" office:value="1414.916" calcext:value-type="float">
            <text:p>1414.916</text:p>
          </table:table-cell>
          <table:table-cell table:formula="of:=IFERROR(([.B611]-[.B$619])/([.B$620]-[.B$619])*100;&quot;&quot;)">
            <text:p/>
          </table:table-cell>
          <table:table-cell table:formula="of:=IFERROR(([.C611]-[.C$619])/([.C$620]-[.C$619])*100;&quot;&quot;)">
            <text:p/>
          </table:table-cell>
          <table:table-cell table:formula="of:=IFERROR(([.D611]-[.D$619])/([.D$620]-[.D$619])*100;&quot;&quot;)">
            <text:p/>
          </table:table-cell>
          <table:table-cell table:formula="of:=IFERROR(([.E611]-[.E$619])/([.E$620]-[.E$619])*100;&quot;&quot;)">
            <text:p/>
          </table:table-cell>
          <table:table-cell table:formula="of:=IFERROR(([.F611]-[.F$619])/([.F$620]-[.F$619])*100;&quot;&quot;)">
            <text:p/>
          </table:table-cell>
          <table:table-cell table:formula="of:=IFERROR(([.G611]-[.G$619])/([.G$620]-[.G$619])*100;&quot;&quot;)">
            <text:p/>
          </table:table-cell>
          <table:table-cell table:formula="of:=IFERROR(([.H611]-[.H$619])/([.H$620]-[.H$619])*100;&quot;&quot;)" office:value-type="float" office:value="64.7058823529412" calcext:value-type="float">
            <text:p>64.7058823529</text:p>
          </table:table-cell>
          <table:table-cell table:formula="of:=IFERROR(([.I611]-[.I$619])/([.I$620]-[.I$619])*100;&quot;&quot;)">
            <text:p/>
          </table:table-cell>
          <table:table-cell table:formula="of:=IFERROR(([.J611]-[.J$619])/([.J$620]-[.J$619])*100;&quot;&quot;)">
            <text:p/>
          </table:table-cell>
          <table:table-cell table:formula="of:=IFERROR(([.K611]-[.K$619])/([.K$620]-[.K$619])*100;&quot;&quot;)">
            <text:p/>
          </table:table-cell>
          <table:table-cell table:formula="of:=IFERROR(([.L611]-[.L$619])/([.L$620]-[.L$619])*100;&quot;&quot;)">
            <text:p/>
          </table:table-cell>
          <table:table-cell table:formula="of:=IFERROR(([.M611]-[.M$619])/([.M$620]-[.M$619])*100;&quot;&quot;)" office:value-type="float" office:value="33.3333333333333" calcext:value-type="float">
            <text:p>33.3333333333</text:p>
          </table:table-cell>
          <table:table-cell table:formula="of:=IFERROR(([.N611]-[.N$619])/([.N$620]-[.N$619])*100;&quot;&quot;)">
            <text:p/>
          </table:table-cell>
          <table:table-cell table:formula="of:=IFERROR(([.O611]-[.O$619])/([.O$620]-[.O$619])*100;&quot;&quot;)">
            <text:p/>
          </table:table-cell>
          <table:table-cell table:formula="of:=IFERROR(([.P611]-[.P$619])/([.P$620]-[.P$619])*100;&quot;&quot;)">
            <text:p/>
          </table:table-cell>
          <table:table-cell table:formula="of:=IFERROR(([.Q611]-[.Q$619])/([.Q$620]-[.Q$619])*100;&quot;&quot;)">
            <text:p/>
          </table:table-cell>
        </table:table-row>
        <table:table-row table:style-name="ro1">
          <table:table-cell office:value-type="float" office:value="1418.02" calcext:value-type="float">
            <text:p>1418.02</text:p>
          </table:table-cell>
          <table:table-cell table:number-columns-repeated="4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418.02" calcext:value-type="float">
            <text:p>1418.02</text:p>
          </table:table-cell>
          <table:table-cell table:formula="of:=IFERROR(([.B612]-[.B$619])/([.B$620]-[.B$619])*100;&quot;&quot;)">
            <text:p/>
          </table:table-cell>
          <table:table-cell table:formula="of:=IFERROR(([.C612]-[.C$619])/([.C$620]-[.C$619])*100;&quot;&quot;)">
            <text:p/>
          </table:table-cell>
          <table:table-cell table:formula="of:=IFERROR(([.D612]-[.D$619])/([.D$620]-[.D$619])*100;&quot;&quot;)">
            <text:p/>
          </table:table-cell>
          <table:table-cell table:formula="of:=IFERROR(([.E612]-[.E$619])/([.E$620]-[.E$619])*100;&quot;&quot;)">
            <text:p/>
          </table:table-cell>
          <table:table-cell table:formula="of:=IFERROR(([.F612]-[.F$619])/([.F$620]-[.F$619])*100;&quot;&quot;)" office:value-type="float" office:value="57.1428571428571" calcext:value-type="float">
            <text:p>57.1428571429</text:p>
          </table:table-cell>
          <table:table-cell table:formula="of:=IFERROR(([.G612]-[.G$619])/([.G$620]-[.G$619])*100;&quot;&quot;)" office:value-type="float" office:value="75" calcext:value-type="float">
            <text:p>75</text:p>
          </table:table-cell>
          <table:table-cell table:formula="of:=IFERROR(([.H612]-[.H$619])/([.H$620]-[.H$619])*100;&quot;&quot;)">
            <text:p/>
          </table:table-cell>
          <table:table-cell table:formula="of:=IFERROR(([.I612]-[.I$619])/([.I$620]-[.I$619])*100;&quot;&quot;)">
            <text:p/>
          </table:table-cell>
          <table:table-cell table:formula="of:=IFERROR(([.J612]-[.J$619])/([.J$620]-[.J$619])*100;&quot;&quot;)">
            <text:p/>
          </table:table-cell>
          <table:table-cell table:formula="of:=IFERROR(([.K612]-[.K$619])/([.K$620]-[.K$619])*100;&quot;&quot;)">
            <text:p/>
          </table:table-cell>
          <table:table-cell table:formula="of:=IFERROR(([.L612]-[.L$619])/([.L$620]-[.L$619])*100;&quot;&quot;)">
            <text:p/>
          </table:table-cell>
          <table:table-cell table:formula="of:=IFERROR(([.M612]-[.M$619])/([.M$620]-[.M$619])*100;&quot;&quot;)">
            <text:p/>
          </table:table-cell>
          <table:table-cell table:formula="of:=IFERROR(([.N612]-[.N$619])/([.N$620]-[.N$619])*100;&quot;&quot;)">
            <text:p/>
          </table:table-cell>
          <table:table-cell table:formula="of:=IFERROR(([.O612]-[.O$619])/([.O$620]-[.O$619])*100;&quot;&quot;)">
            <text:p/>
          </table:table-cell>
          <table:table-cell table:formula="of:=IFERROR(([.P612]-[.P$619])/([.P$620]-[.P$619])*100;&quot;&quot;)" office:value-type="float" office:value="45" calcext:value-type="float">
            <text:p>45</text:p>
          </table:table-cell>
          <table:table-cell table:formula="of:=IFERROR(([.Q612]-[.Q$619])/([.Q$620]-[.Q$619])*100;&quot;&quot;)">
            <text:p/>
          </table:table-cell>
        </table:table-row>
        <table:table-row table:style-name="ro1">
          <table:table-cell office:value-type="float" office:value="1419.32" calcext:value-type="float">
            <text:p>1419.32</text:p>
          </table:table-cell>
          <table:table-cell table:number-columns-repeated="12" office:value-type="string" calcext:value-type="string">
            <text:p><text:s/>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2"/>
          <table:table-cell office:value-type="float" office:value="1419.32" calcext:value-type="float">
            <text:p>1419.32</text:p>
          </table:table-cell>
          <table:table-cell table:formula="of:=IFERROR(([.B613]-[.B$619])/([.B$620]-[.B$619])*100;&quot;&quot;)">
            <text:p/>
          </table:table-cell>
          <table:table-cell table:formula="of:=IFERROR(([.C613]-[.C$619])/([.C$620]-[.C$619])*100;&quot;&quot;)">
            <text:p/>
          </table:table-cell>
          <table:table-cell table:formula="of:=IFERROR(([.D613]-[.D$619])/([.D$620]-[.D$619])*100;&quot;&quot;)">
            <text:p/>
          </table:table-cell>
          <table:table-cell table:formula="of:=IFERROR(([.E613]-[.E$619])/([.E$620]-[.E$619])*100;&quot;&quot;)">
            <text:p/>
          </table:table-cell>
          <table:table-cell table:formula="of:=IFERROR(([.F613]-[.F$619])/([.F$620]-[.F$619])*100;&quot;&quot;)">
            <text:p/>
          </table:table-cell>
          <table:table-cell table:formula="of:=IFERROR(([.G613]-[.G$619])/([.G$620]-[.G$619])*100;&quot;&quot;)">
            <text:p/>
          </table:table-cell>
          <table:table-cell table:formula="of:=IFERROR(([.H613]-[.H$619])/([.H$620]-[.H$619])*100;&quot;&quot;)">
            <text:p/>
          </table:table-cell>
          <table:table-cell table:formula="of:=IFERROR(([.I613]-[.I$619])/([.I$620]-[.I$619])*100;&quot;&quot;)">
            <text:p/>
          </table:table-cell>
          <table:table-cell table:formula="of:=IFERROR(([.J613]-[.J$619])/([.J$620]-[.J$619])*100;&quot;&quot;)">
            <text:p/>
          </table:table-cell>
          <table:table-cell table:formula="of:=IFERROR(([.K613]-[.K$619])/([.K$620]-[.K$619])*100;&quot;&quot;)">
            <text:p/>
          </table:table-cell>
          <table:table-cell table:formula="of:=IFERROR(([.L613]-[.L$619])/([.L$620]-[.L$619])*100;&quot;&quot;)">
            <text:p/>
          </table:table-cell>
          <table:table-cell table:formula="of:=IFERROR(([.M613]-[.M$619])/([.M$620]-[.M$619])*100;&quot;&quot;)">
            <text:p/>
          </table:table-cell>
          <table:table-cell table:formula="of:=IFERROR(([.N613]-[.N$619])/([.N$620]-[.N$619])*100;&quot;&quot;)" office:value-type="float" office:value="40" calcext:value-type="float">
            <text:p>40</text:p>
          </table:table-cell>
          <table:table-cell table:formula="of:=IFERROR(([.O613]-[.O$619])/([.O$620]-[.O$619])*100;&quot;&quot;)">
            <text:p/>
          </table:table-cell>
          <table:table-cell table:formula="of:=IFERROR(([.P613]-[.P$619])/([.P$620]-[.P$619])*100;&quot;&quot;)">
            <text:p/>
          </table:table-cell>
          <table:table-cell table:formula="of:=IFERROR(([.Q613]-[.Q$619])/([.Q$620]-[.Q$619])*100;&quot;&quot;)">
            <text:p/>
          </table:table-cell>
        </table:table-row>
        <table:table-row table:style-name="ro1">
          <table:table-cell office:value-type="float" office:value="1420.84" calcext:value-type="float">
            <text:p>1420.84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1" calcext:value-type="float">
            <text:p>51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1420.84" calcext:value-type="float">
            <text:p>1420.84</text:p>
          </table:table-cell>
          <table:table-cell table:formula="of:=IFERROR(([.B614]-[.B$619])/([.B$620]-[.B$619])*100;&quot;&quot;)">
            <text:p/>
          </table:table-cell>
          <table:table-cell table:formula="of:=IFERROR(([.C614]-[.C$619])/([.C$620]-[.C$619])*100;&quot;&quot;)">
            <text:p/>
          </table:table-cell>
          <table:table-cell table:formula="of:=IFERROR(([.D614]-[.D$619])/([.D$620]-[.D$619])*100;&quot;&quot;)">
            <text:p/>
          </table:table-cell>
          <table:table-cell table:formula="of:=IFERROR(([.E614]-[.E$619])/([.E$620]-[.E$619])*100;&quot;&quot;)">
            <text:p/>
          </table:table-cell>
          <table:table-cell table:formula="of:=IFERROR(([.F614]-[.F$619])/([.F$620]-[.F$619])*100;&quot;&quot;)">
            <text:p/>
          </table:table-cell>
          <table:table-cell table:formula="of:=IFERROR(([.G614]-[.G$619])/([.G$620]-[.G$619])*100;&quot;&quot;)">
            <text:p/>
          </table:table-cell>
          <table:table-cell table:formula="of:=IFERROR(([.H614]-[.H$619])/([.H$620]-[.H$619])*100;&quot;&quot;)">
            <text:p/>
          </table:table-cell>
          <table:table-cell table:formula="of:=IFERROR(([.I614]-[.I$619])/([.I$620]-[.I$619])*100;&quot;&quot;)">
            <text:p/>
          </table:table-cell>
          <table:table-cell table:formula="of:=IFERROR(([.J614]-[.J$619])/([.J$620]-[.J$619])*100;&quot;&quot;)" office:value-type="float" office:value="43.1372549019608" calcext:value-type="float">
            <text:p>43.137254902</text:p>
          </table:table-cell>
          <table:table-cell table:formula="of:=IFERROR(([.K614]-[.K$619])/([.K$620]-[.K$619])*100;&quot;&quot;)">
            <text:p/>
          </table:table-cell>
          <table:table-cell table:formula="of:=IFERROR(([.L614]-[.L$619])/([.L$620]-[.L$619])*100;&quot;&quot;)">
            <text:p/>
          </table:table-cell>
          <table:table-cell table:formula="of:=IFERROR(([.M614]-[.M$619])/([.M$620]-[.M$619])*100;&quot;&quot;)">
            <text:p/>
          </table:table-cell>
          <table:table-cell table:formula="of:=IFERROR(([.N614]-[.N$619])/([.N$620]-[.N$619])*100;&quot;&quot;)">
            <text:p/>
          </table:table-cell>
          <table:table-cell table:formula="of:=IFERROR(([.O614]-[.O$619])/([.O$620]-[.O$619])*100;&quot;&quot;)">
            <text:p/>
          </table:table-cell>
          <table:table-cell table:formula="of:=IFERROR(([.P614]-[.P$619])/([.P$620]-[.P$619])*100;&quot;&quot;)">
            <text:p/>
          </table:table-cell>
          <table:table-cell table:formula="of:=IFERROR(([.Q614]-[.Q$619])/([.Q$620]-[.Q$619])*100;&quot;&quot;)">
            <text:p/>
          </table:table-cell>
        </table:table-row>
        <table:table-row table:style-name="ro1">
          <table:table-cell office:value-type="float" office:value="1429.46" calcext:value-type="float">
            <text:p>1429.46</text:p>
          </table:table-cell>
          <table:table-cell table:number-columns-repeated="9"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2"/>
          <table:table-cell office:value-type="float" office:value="1429.46" calcext:value-type="float">
            <text:p>1429.46</text:p>
          </table:table-cell>
          <table:table-cell table:formula="of:=IFERROR(([.B615]-[.B$619])/([.B$620]-[.B$619])*100;&quot;&quot;)">
            <text:p/>
          </table:table-cell>
          <table:table-cell table:formula="of:=IFERROR(([.C615]-[.C$619])/([.C$620]-[.C$619])*100;&quot;&quot;)">
            <text:p/>
          </table:table-cell>
          <table:table-cell table:formula="of:=IFERROR(([.D615]-[.D$619])/([.D$620]-[.D$619])*100;&quot;&quot;)">
            <text:p/>
          </table:table-cell>
          <table:table-cell table:formula="of:=IFERROR(([.E615]-[.E$619])/([.E$620]-[.E$619])*100;&quot;&quot;)">
            <text:p/>
          </table:table-cell>
          <table:table-cell table:formula="of:=IFERROR(([.F615]-[.F$619])/([.F$620]-[.F$619])*100;&quot;&quot;)">
            <text:p/>
          </table:table-cell>
          <table:table-cell table:formula="of:=IFERROR(([.G615]-[.G$619])/([.G$620]-[.G$619])*100;&quot;&quot;)">
            <text:p/>
          </table:table-cell>
          <table:table-cell table:formula="of:=IFERROR(([.H615]-[.H$619])/([.H$620]-[.H$619])*100;&quot;&quot;)">
            <text:p/>
          </table:table-cell>
          <table:table-cell table:formula="of:=IFERROR(([.I615]-[.I$619])/([.I$620]-[.I$619])*100;&quot;&quot;)">
            <text:p/>
          </table:table-cell>
          <table:table-cell table:formula="of:=IFERROR(([.J615]-[.J$619])/([.J$620]-[.J$619])*100;&quot;&quot;)">
            <text:p/>
          </table:table-cell>
          <table:table-cell table:formula="of:=IFERROR(([.K615]-[.K$619])/([.K$620]-[.K$619])*100;&quot;&quot;)" office:value-type="float" office:value="66.6666666666667" calcext:value-type="float">
            <text:p>66.6666666667</text:p>
          </table:table-cell>
          <table:table-cell table:formula="of:=IFERROR(([.L615]-[.L$619])/([.L$620]-[.L$619])*100;&quot;&quot;)">
            <text:p/>
          </table:table-cell>
          <table:table-cell table:formula="of:=IFERROR(([.M615]-[.M$619])/([.M$620]-[.M$619])*100;&quot;&quot;)">
            <text:p/>
          </table:table-cell>
          <table:table-cell table:formula="of:=IFERROR(([.N615]-[.N$619])/([.N$620]-[.N$619])*100;&quot;&quot;)">
            <text:p/>
          </table:table-cell>
          <table:table-cell table:formula="of:=IFERROR(([.O615]-[.O$619])/([.O$620]-[.O$619])*100;&quot;&quot;)">
            <text:p/>
          </table:table-cell>
          <table:table-cell table:formula="of:=IFERROR(([.P615]-[.P$619])/([.P$620]-[.P$619])*100;&quot;&quot;)">
            <text:p/>
          </table:table-cell>
          <table:table-cell table:formula="of:=IFERROR(([.Q615]-[.Q$619])/([.Q$620]-[.Q$619])*100;&quot;&quot;)">
            <text:p/>
          </table:table-cell>
        </table:table-row>
        <table:table-row table:style-name="ro1">
          <table:table-cell office:value-type="float" office:value="1433.3" calcext:value-type="float">
            <text:p>1433.3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52" calcext:value-type="float">
            <text:p>52</text:p>
          </table:table-cell>
          <table:table-cell table:number-columns-repeated="7" office:value-type="string" calcext:value-type="string">
            <text:p><text:s/></text:p>
          </table:table-cell>
          <table:table-cell table:number-columns-repeated="2"/>
          <table:table-cell office:value-type="float" office:value="1433.3" calcext:value-type="float">
            <text:p>1433.3</text:p>
          </table:table-cell>
          <table:table-cell table:formula="of:=IFERROR(([.B616]-[.B$619])/([.B$620]-[.B$619])*100;&quot;&quot;)">
            <text:p/>
          </table:table-cell>
          <table:table-cell table:formula="of:=IFERROR(([.C616]-[.C$619])/([.C$620]-[.C$619])*100;&quot;&quot;)">
            <text:p/>
          </table:table-cell>
          <table:table-cell table:formula="of:=IFERROR(([.D616]-[.D$619])/([.D$620]-[.D$619])*100;&quot;&quot;)">
            <text:p/>
          </table:table-cell>
          <table:table-cell table:formula="of:=IFERROR(([.E616]-[.E$619])/([.E$620]-[.E$619])*100;&quot;&quot;)">
            <text:p/>
          </table:table-cell>
          <table:table-cell table:formula="of:=IFERROR(([.F616]-[.F$619])/([.F$620]-[.F$619])*100;&quot;&quot;)">
            <text:p/>
          </table:table-cell>
          <table:table-cell table:formula="of:=IFERROR(([.G616]-[.G$619])/([.G$620]-[.G$619])*100;&quot;&quot;)">
            <text:p/>
          </table:table-cell>
          <table:table-cell table:formula="of:=IFERROR(([.H616]-[.H$619])/([.H$620]-[.H$619])*100;&quot;&quot;)">
            <text:p/>
          </table:table-cell>
          <table:table-cell table:formula="of:=IFERROR(([.I616]-[.I$619])/([.I$620]-[.I$619])*100;&quot;&quot;)">
            <text:p/>
          </table:table-cell>
          <table:table-cell table:formula="of:=IFERROR(([.J616]-[.J$619])/([.J$620]-[.J$619])*100;&quot;&quot;)" office:value-type="float" office:value="45.0980392156863" calcext:value-type="float">
            <text:p>45.0980392157</text:p>
          </table:table-cell>
          <table:table-cell table:formula="of:=IFERROR(([.K616]-[.K$619])/([.K$620]-[.K$619])*100;&quot;&quot;)">
            <text:p/>
          </table:table-cell>
          <table:table-cell table:formula="of:=IFERROR(([.L616]-[.L$619])/([.L$620]-[.L$619])*100;&quot;&quot;)">
            <text:p/>
          </table:table-cell>
          <table:table-cell table:formula="of:=IFERROR(([.M616]-[.M$619])/([.M$620]-[.M$619])*100;&quot;&quot;)">
            <text:p/>
          </table:table-cell>
          <table:table-cell table:formula="of:=IFERROR(([.N616]-[.N$619])/([.N$620]-[.N$619])*100;&quot;&quot;)">
            <text:p/>
          </table:table-cell>
          <table:table-cell table:formula="of:=IFERROR(([.O616]-[.O$619])/([.O$620]-[.O$619])*100;&quot;&quot;)">
            <text:p/>
          </table:table-cell>
          <table:table-cell table:formula="of:=IFERROR(([.P616]-[.P$619])/([.P$620]-[.P$619])*100;&quot;&quot;)">
            <text:p/>
          </table:table-cell>
          <table:table-cell table:formula="of:=IFERROR(([.Q616]-[.Q$619])/([.Q$620]-[.Q$619])*100;&quot;&quot;)">
            <text:p/>
          </table:table-cell>
        </table:table-row>
        <table:table-row table:style-name="ro1">
          <table:table-cell office:value-type="float" office:value="1433.76" calcext:value-type="float">
            <text:p>1433.76</text:p>
          </table:table-cell>
          <table:table-cell table:number-columns-repeated="14" office:value-type="string" calcext:value-type="string">
            <text:p><text:s/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433.76" calcext:value-type="float">
            <text:p>1433.76</text:p>
          </table:table-cell>
          <table:table-cell table:formula="of:=IFERROR(([.B617]-[.B$619])/([.B$620]-[.B$619])*100;&quot;&quot;)">
            <text:p/>
          </table:table-cell>
          <table:table-cell table:formula="of:=IFERROR(([.C617]-[.C$619])/([.C$620]-[.C$619])*100;&quot;&quot;)">
            <text:p/>
          </table:table-cell>
          <table:table-cell table:formula="of:=IFERROR(([.D617]-[.D$619])/([.D$620]-[.D$619])*100;&quot;&quot;)">
            <text:p/>
          </table:table-cell>
          <table:table-cell table:formula="of:=IFERROR(([.E617]-[.E$619])/([.E$620]-[.E$619])*100;&quot;&quot;)">
            <text:p/>
          </table:table-cell>
          <table:table-cell table:formula="of:=IFERROR(([.F617]-[.F$619])/([.F$620]-[.F$619])*100;&quot;&quot;)">
            <text:p/>
          </table:table-cell>
          <table:table-cell table:formula="of:=IFERROR(([.G617]-[.G$619])/([.G$620]-[.G$619])*100;&quot;&quot;)">
            <text:p/>
          </table:table-cell>
          <table:table-cell table:formula="of:=IFERROR(([.H617]-[.H$619])/([.H$620]-[.H$619])*100;&quot;&quot;)">
            <text:p/>
          </table:table-cell>
          <table:table-cell table:formula="of:=IFERROR(([.I617]-[.I$619])/([.I$620]-[.I$619])*100;&quot;&quot;)">
            <text:p/>
          </table:table-cell>
          <table:table-cell table:formula="of:=IFERROR(([.J617]-[.J$619])/([.J$620]-[.J$619])*100;&quot;&quot;)">
            <text:p/>
          </table:table-cell>
          <table:table-cell table:formula="of:=IFERROR(([.K617]-[.K$619])/([.K$620]-[.K$619])*100;&quot;&quot;)">
            <text:p/>
          </table:table-cell>
          <table:table-cell table:formula="of:=IFERROR(([.L617]-[.L$619])/([.L$620]-[.L$619])*100;&quot;&quot;)">
            <text:p/>
          </table:table-cell>
          <table:table-cell table:formula="of:=IFERROR(([.M617]-[.M$619])/([.M$620]-[.M$619])*100;&quot;&quot;)">
            <text:p/>
          </table:table-cell>
          <table:table-cell table:formula="of:=IFERROR(([.N617]-[.N$619])/([.N$620]-[.N$619])*100;&quot;&quot;)">
            <text:p/>
          </table:table-cell>
          <table:table-cell table:formula="of:=IFERROR(([.O617]-[.O$619])/([.O$620]-[.O$619])*100;&quot;&quot;)">
            <text:p/>
          </table:table-cell>
          <table:table-cell table:formula="of:=IFERROR(([.P617]-[.P$619])/([.P$620]-[.P$619])*100;&quot;&quot;)" office:value-type="float" office:value="47.5" calcext:value-type="float">
            <text:p>47.5</text:p>
          </table:table-cell>
          <table:table-cell table:formula="of:=IFERROR(([.Q617]-[.Q$619])/([.Q$620]-[.Q$619])*100;&quot;&quot;)">
            <text:p/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40" calcext:value-type="float">
            <text:p>1440</text:p>
          </table:table-cell>
          <table:table-cell table:formula="of:=IFERROR(([.B618]-[.B$619])/([.B$620]-[.B$619])*100;&quot;&quot;)" office:value-type="float" office:value="50" calcext:value-type="float">
            <text:p>50</text:p>
          </table:table-cell>
          <table:table-cell table:formula="of:=IFERROR(([.C618]-[.C$619])/([.C$620]-[.C$619])*100;&quot;&quot;)" office:value-type="float" office:value="60" calcext:value-type="float">
            <text:p>60</text:p>
          </table:table-cell>
          <table:table-cell table:formula="of:=IFERROR(([.D618]-[.D$619])/([.D$620]-[.D$619])*100;&quot;&quot;)" office:value-type="float" office:value="100" calcext:value-type="float">
            <text:p>100</text:p>
          </table:table-cell>
          <table:table-cell table:formula="of:=IFERROR(([.E618]-[.E$619])/([.E$620]-[.E$619])*100;&quot;&quot;)" office:value-type="float" office:value="92.5925925925926" calcext:value-type="float">
            <text:p>92.5925925926</text:p>
          </table:table-cell>
          <table:table-cell table:formula="of:=IFERROR(([.F618]-[.F$619])/([.F$620]-[.F$619])*100;&quot;&quot;)" office:value-type="float" office:value="57.1428571428571" calcext:value-type="float">
            <text:p>57.1428571429</text:p>
          </table:table-cell>
          <table:table-cell table:formula="of:=IFERROR(([.G618]-[.G$619])/([.G$620]-[.G$619])*100;&quot;&quot;)" office:value-type="float" office:value="75" calcext:value-type="float">
            <text:p>75</text:p>
          </table:table-cell>
          <table:table-cell table:formula="of:=IFERROR(([.H618]-[.H$619])/([.H$620]-[.H$619])*100;&quot;&quot;)" office:value-type="float" office:value="64.7058823529412" calcext:value-type="float">
            <text:p>64.7058823529</text:p>
          </table:table-cell>
          <table:table-cell table:formula="of:=IFERROR(([.I618]-[.I$619])/([.I$620]-[.I$619])*100;&quot;&quot;)" office:value-type="float" office:value="57.1428571428571" calcext:value-type="float">
            <text:p>57.1428571429</text:p>
          </table:table-cell>
          <table:table-cell table:formula="of:=IFERROR(([.J618]-[.J$619])/([.J$620]-[.J$619])*100;&quot;&quot;)" office:value-type="float" office:value="45.0980392156863" calcext:value-type="float">
            <text:p>45.0980392157</text:p>
          </table:table-cell>
          <table:table-cell table:formula="of:=IFERROR(([.K618]-[.K$619])/([.K$620]-[.K$619])*100;&quot;&quot;)" office:value-type="float" office:value="66.6666666666667" calcext:value-type="float">
            <text:p>66.6666666667</text:p>
          </table:table-cell>
          <table:table-cell table:formula="of:=IFERROR(([.L618]-[.L$619])/([.L$620]-[.L$619])*100;&quot;&quot;)" office:value-type="float" office:value="63.1578947368421" calcext:value-type="float">
            <text:p>63.1578947368</text:p>
          </table:table-cell>
          <table:table-cell table:formula="of:=IFERROR(([.M618]-[.M$619])/([.M$620]-[.M$619])*100;&quot;&quot;)" office:value-type="float" office:value="33.3333333333333" calcext:value-type="float">
            <text:p>33.3333333333</text:p>
          </table:table-cell>
          <table:table-cell table:formula="of:=IFERROR(([.N618]-[.N$619])/([.N$620]-[.N$619])*100;&quot;&quot;)" office:value-type="float" office:value="40" calcext:value-type="float">
            <text:p>40</text:p>
          </table:table-cell>
          <table:table-cell table:formula="of:=IFERROR(([.O618]-[.O$619])/([.O$620]-[.O$619])*100;&quot;&quot;)" office:value-type="float" office:value="53.8461538461539" calcext:value-type="float">
            <text:p>53.8461538462</text:p>
          </table:table-cell>
          <table:table-cell table:formula="of:=IFERROR(([.P618]-[.P$619])/([.P$620]-[.P$619])*100;&quot;&quot;)" office:value-type="float" office:value="47.5" calcext:value-type="float">
            <text:p>47.5</text:p>
          </table:table-cell>
          <table:table-cell table:formula="of:=IFERROR(([.Q618]-[.Q$619])/([.Q$620]-[.Q$619])*100;&quot;&quot;)" office:value-type="float" office:value="63.1578947368421" calcext:value-type="float">
            <text:p>63.1578947368</text:p>
          </table:table-cell>
        </table:table-row>
        <table:table-row table:style-name="ro1">
          <table:table-cell/>
          <table:table-cell table:formula="of:=MIN([.B2:.B618])" office:value-type="float" office:value="1" calcext:value-type="float">
            <text:p>1</text:p>
          </table:table-cell>
          <table:table-cell table:formula="of:=MIN([.C2:.C618])" office:value-type="float" office:value="0" calcext:value-type="float">
            <text:p>0</text:p>
          </table:table-cell>
          <table:table-cell table:formula="of:=MIN([.D2:.D618])" office:value-type="float" office:value="0" calcext:value-type="float">
            <text:p>0</text:p>
          </table:table-cell>
          <table:table-cell table:formula="of:=MIN([.E2:.E618])" office:value-type="float" office:value="12" calcext:value-type="float">
            <text:p>12</text:p>
          </table:table-cell>
          <table:table-cell table:formula="of:=MIN([.F2:.F618])" office:value-type="float" office:value="0" calcext:value-type="float">
            <text:p>0</text:p>
          </table:table-cell>
          <table:table-cell table:formula="of:=MIN([.G2:.G618])" office:value-type="float" office:value="0" calcext:value-type="float">
            <text:p>0</text:p>
          </table:table-cell>
          <table:table-cell table:formula="of:=MIN([.H2:.H618])" office:value-type="float" office:value="0" calcext:value-type="float">
            <text:p>0</text:p>
          </table:table-cell>
          <table:table-cell table:formula="of:=MIN([.I2:.I618])" office:value-type="float" office:value="11" calcext:value-type="float">
            <text:p>11</text:p>
          </table:table-cell>
          <table:table-cell table:formula="of:=MIN([.J2:.J618])" office:value-type="float" office:value="29" calcext:value-type="float">
            <text:p>29</text:p>
          </table:table-cell>
          <table:table-cell table:formula="of:=MIN([.K2:.K618])" office:value-type="float" office:value="5" calcext:value-type="float">
            <text:p>5</text:p>
          </table:table-cell>
          <table:table-cell table:formula="of:=MIN([.L2:.L618])" office:value-type="float" office:value="0" calcext:value-type="float">
            <text:p>0</text:p>
          </table:table-cell>
          <table:table-cell table:formula="of:=MIN([.M2:.M618])" office:value-type="float" office:value="8" calcext:value-type="float">
            <text:p>8</text:p>
          </table:table-cell>
          <table:table-cell table:formula="of:=MIN([.N2:.N618])" office:value-type="float" office:value="15" calcext:value-type="float">
            <text:p>15</text:p>
          </table:table-cell>
          <table:table-cell table:formula="of:=MIN([.O2:.O618])" office:value-type="float" office:value="8" calcext:value-type="float">
            <text:p>8</text:p>
          </table:table-cell>
          <table:table-cell table:formula="of:=MIN([.P2:.P618])" office:value-type="float" office:value="17" calcext:value-type="float">
            <text:p>17</text:p>
          </table:table-cell>
          <table:table-cell table:formula="of:=MIN([.Q2:.Q618])"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/>
          <table:table-cell table:formula="of:=MAX([.B2:.B618])" office:value-type="float" office:value="7" calcext:value-type="float">
            <text:p>7</text:p>
          </table:table-cell>
          <table:table-cell table:formula="of:=MAX([.C2:.C618])" office:value-type="float" office:value="5" calcext:value-type="float">
            <text:p>5</text:p>
          </table:table-cell>
          <table:table-cell table:formula="of:=MAX([.D2:.D618])" office:value-type="float" office:value="100" calcext:value-type="float">
            <text:p>100</text:p>
          </table:table-cell>
          <table:table-cell table:formula="of:=MAX([.E2:.E618])" office:value-type="float" office:value="39" calcext:value-type="float">
            <text:p>39</text:p>
          </table:table-cell>
          <table:table-cell table:formula="of:=MAX([.F2:.F618])" office:value-type="float" office:value="7" calcext:value-type="float">
            <text:p>7</text:p>
          </table:table-cell>
          <table:table-cell table:formula="of:=MAX([.G2:.G618])" office:value-type="float" office:value="8" calcext:value-type="float">
            <text:p>8</text:p>
          </table:table-cell>
          <table:table-cell table:formula="of:=MAX([.H2:.H618])" office:value-type="float" office:value="17" calcext:value-type="float">
            <text:p>17</text:p>
          </table:table-cell>
          <table:table-cell table:formula="of:=MAX([.I2:.I618])" office:value-type="float" office:value="32" calcext:value-type="float">
            <text:p>32</text:p>
          </table:table-cell>
          <table:table-cell table:formula="of:=MAX([.J2:.J618])" office:value-type="float" office:value="80" calcext:value-type="float">
            <text:p>80</text:p>
          </table:table-cell>
          <table:table-cell table:formula="of:=MAX([.K2:.K618])" office:value-type="float" office:value="14" calcext:value-type="float">
            <text:p>14</text:p>
          </table:table-cell>
          <table:table-cell table:formula="of:=MAX([.L2:.L618])" office:value-type="float" office:value="19" calcext:value-type="float">
            <text:p>19</text:p>
          </table:table-cell>
          <table:table-cell table:formula="of:=MAX([.M2:.M618])" office:value-type="float" office:value="32" calcext:value-type="float">
            <text:p>32</text:p>
          </table:table-cell>
          <table:table-cell table:formula="of:=MAX([.N2:.N618])" office:value-type="float" office:value="35" calcext:value-type="float">
            <text:p>35</text:p>
          </table:table-cell>
          <table:table-cell table:formula="of:=MAX([.O2:.O618])" office:value-type="float" office:value="21" calcext:value-type="float">
            <text:p>21</text:p>
          </table:table-cell>
          <table:table-cell table:formula="of:=MAX([.P2:.P618])" office:value-type="float" office:value="57" calcext:value-type="float">
            <text:p>57</text:p>
          </table:table-cell>
          <table:table-cell table:formula="of:=MAX([.Q2:.Q618])" office:value-type="float" office:value="21" calcext:value-type="float">
            <text:p>21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8T10:54:34.887499190</dc:date>
    <meta:document-statistic meta:table-count="1" meta:cell-count="21044" meta:object-count="0"/>
    <meta:generator>LibreOffice/4.2.7.2$Linux_X86_64 LibreOffice_project/420m0$Build-2</meta:generator>
  </office:meta>
</office:document-meta>
</file>